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Liberation Sans2" svg:font-family="'Liberation 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661in"/>
    </style:style>
    <style:style style:name="co2" style:family="table-column">
      <style:table-column-properties fo:break-before="auto" style:column-width="0.7618in"/>
    </style:style>
    <style:style style:name="ro1" style:family="table-row">
      <style:table-row-properties style:row-height="0.5492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7252in" fo:break-before="auto" style:use-optimal-row-height="true"/>
    </style:style>
    <style:style style:name="ro5" style:family="table-row">
      <style:table-row-properties style:row-height="1.078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1.4299in" fo:break-before="auto" style:use-optimal-row-height="true"/>
    </style:style>
    <style:style style:name="ro8" style:family="table-row">
      <style:table-row-properties style:row-height="0.4146in" fo:break-before="auto" style:use-optimal-row-height="true"/>
    </style:style>
    <style:style style:name="ro9" style:family="table-row">
      <style:table-row-properties style:row-height="1.2535in" fo:break-before="auto" style:use-optimal-row-height="true"/>
    </style:style>
    <style:style style:name="ro10" style:family="table-row">
      <style:table-row-properties style:row-height="1.6063in" fo:break-before="auto" style:use-optimal-row-height="true"/>
    </style:style>
    <style:style style:name="ro11" style:family="table-row">
      <style:table-row-properties style:row-height="2.311in" fo:break-before="auto" style:use-optimal-row-height="true"/>
    </style:style>
    <style:style style:name="ro12" style:family="table-row">
      <style:table-row-properties style:row-height="2.1346in" fo:break-before="auto" style:use-optimal-row-height="true"/>
    </style:style>
    <style:style style:name="ro13" style:family="table-row">
      <style:table-row-properties style:row-height="3.5445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1917in" fo:break-before="auto" style:use-optimal-row-height="true"/>
    </style:style>
    <style:style style:name="ta1" style:family="table" style:master-page-name="PageStyle_5f_3">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table:style-name="ta1">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calcext:value-type="string">
            <text:p>Máy nhận về vẫn nguyên tem. Mở Vinid lên được cảnh báo "máy không an toàn". Mở Zalopay được cảnh báo <text:s/>máy bi root. <text:s/>Dùng ứng dụng root checker được không báo máy không bị root (chữ màu đỏ). <text:s/>Sau khi factory reset bật ứng dụng vẫn bị hiện cảnh báo. <text:s/>Vấn đề giao hàng thì không cần bàn vì tiki giao hàng rất nhanh.</text:p>
          </table:table-cell>
          <table:table-cell table:number-columns-repeated="1023"/>
        </table:table-row>
        <table:table-row table:style-name="ro1">
          <table:table-cell office:value-type="string" calcext:value-type="string">
            <text:p>Có một vài điểm các bạn cần cân nhắc khi mua điện thoại này đó là: 1). màn hình khá là tối và hơi ám vàng; 2). camera trước màu rất nhợt nhạt, gọi voice nhìn nhan sắc khá là chán! Ngoài ra loa điện thoại chỉ ở mức trung bình. Ở mức giá tầm 2tr, nếu được chọn lại mình sẽ chọn mua Xiaomi Redmi 8A.</text:p>
          </table:table-cell>
          <table:table-cell table:number-columns-repeated="1023"/>
        </table:table-row>
        <table:table-row table:style-name="ro2">
          <table:table-cell office:value-type="string" calcext:value-type="string">
            <text:p>Ghi hàng dễ vỡ mà giao hộp nhìn không muốn nhận Nhân viên giao hàng như quăng vào mặt khách xong rồi bỏ đi , không đồng kiểm, tự kí tên nhận giùm khách <text:s/>Tiki xem lại giùm về vấn đề giao hàng</text:p>
          </table:table-cell>
          <table:table-cell table:number-columns-repeated="1023"/>
        </table:table-row>
        <table:table-row table:style-name="ro2">
          <table:table-cell office:value-type="string" calcext:value-type="string">
            <text:p>tiki giao hàng đóng gói kỹ. Điện thoại đẹp, có ốp lưng kèm theo, phụ kiện đầy đủ, nhưng sóng wifi bắt rất kém, thường chập chờn và hay mất sóng. Không biết làm sao fix lỗi này.</text:p>
          </table:table-cell>
          <table:table-cell table:number-columns-repeated="1023"/>
        </table:table-row>
        <table:table-row table:style-name="ro2">
          <table:table-cell office:value-type="string" calcext:value-type="string">
            <text:p>mình mua điện thoại sử dụng 5 ngày đầu thì tốt, hôm qua thì điện thoại bị sập nguồn mặc dù điện thoại còn pin khoảng 30%, mình đã thử sạc lại thì vẫn vậy.</text:p>
          </table:table-cell>
          <table:table-cell table:number-columns-repeated="1023"/>
        </table:table-row>
        <table:table-row table:style-name="ro3">
          <table:table-cell office:value-type="string" calcext:value-type="string">
            <text:p>Sản phẩm tương đối tốt so với tầm giá. Trải nghiệm ok, phù hợp với ai mới dùng smart phone và k dư dả về tài chính...</text:p>
          </table:table-cell>
          <table:table-cell table:number-columns-repeated="1023"/>
        </table:table-row>
        <table:table-row table:style-name="ro2">
          <table:table-cell office:value-type="string" calcext:value-type="string">
            <text:p>đt đẹp, tuy nhiên bắt sóng wf cực kém, gọi zalo thì tiếng ồ ồ k nghe rõ, hình ảnh video sáng trắng không rõ nét, còn lại mọi cái tương đối ổn</text:p>
          </table:table-cell>
          <table:table-cell table:number-columns-repeated="1023"/>
        </table:table-row>
        <table:table-row table:style-name="ro3">
          <table:table-cell office:value-type="string" calcext:value-type="string">
            <text:p>mình mua 2 máy <text:s/>vớimart joy 3 nhưng 1 máy đã bị khích hoạt bảo hành trước 1 tháng</text:p>
          </table:table-cell>
          <table:table-cell table:number-columns-repeated="1023"/>
        </table:table-row>
        <table:table-row table:style-name="ro3">
          <table:table-cell office:value-type="string" calcext:value-type="string">
            <text:p>thế hệ trước thấy khó sử dụng hơn samsung rất nhiều. nên thay ký hiệu (tick/check/v) thành chữ (lưu/ok). <text:s/>rõ ràng rành mạch.</text:p>
          </table:table-cell>
          <table:table-cell table:number-columns-repeated="1023"/>
        </table:table-row>
        <table:table-row table:style-name="ro3">
          <table:table-cell office:value-type="string" calcext:value-type="string">
            <text:p>cũng ok nhưng giao hàng quá lâu</text:p>
          </table:table-cell>
          <table:table-cell table:number-columns-repeated="1023"/>
        </table:table-row>
        <table:table-row table:style-name="ro3">
          <table:table-cell office:value-type="string" calcext:value-type="string">
            <text:p>camera thật sự tệ so với tôi nghĩ.bắt sóng 4g với wifi thì rất yếu còn lại thì cũng khá ok</text:p>
          </table:table-cell>
          <table:table-cell table:number-columns-repeated="1023"/>
        </table:table-row>
        <table:table-row table:style-name="ro3">
          <table:table-cell office:value-type="string" calcext:value-type="string">
            <text:p>màn hình khi chơi 1 vài game thì không ăn cho lắm. cam thì khởi động chậm và lưu hình lâu</text:p>
          </table:table-cell>
          <table:table-cell table:number-columns-repeated="1023"/>
        </table:table-row>
        <table:table-row table:style-name="ro3">
          <table:table-cell office:value-type="string" calcext:value-type="string">
            <text:p>máy hay bị đơ.kết nối mạng rất kém. loa bé... thật sự thất vọng về sản phẩm</text:p>
          </table:table-cell>
          <table:table-cell table:number-columns-repeated="1023"/>
        </table:table-row>
        <table:table-row table:style-name="ro3">
          <table:table-cell office:value-type="string" calcext:value-type="string">
            <text:p>Dùng hay bị đơ.máy bắt sóng rất kém luôn.ae mua hàng lên cân nhắc.</text:p>
          </table:table-cell>
          <table:table-cell table:number-columns-repeated="1023"/>
        </table:table-row>
        <table:table-row table:style-name="ro3">
          <table:table-cell office:value-type="string" calcext:value-type="string">
            <text:p>ốp lưng kèm máy chất lượng quá kém méo mó chỗ cao chỗ thấp</text:p>
          </table:table-cell>
          <table:table-cell table:number-columns-repeated="1023"/>
        </table:table-row>
        <table:table-row table:style-name="ro3">
          <table:table-cell office:value-type="string" calcext:value-type="string">
            <text:p>Giao hàng nhanh, nguyên tem nhà sản xuất. Chất lượng thì chưa biết</text:p>
          </table:table-cell>
          <table:table-cell table:number-columns-repeated="1023"/>
        </table:table-row>
        <table:table-row table:style-name="ro3">
          <table:table-cell office:value-type="string" calcext:value-type="string">
            <text:p>ai cũng khen máy ngon mà dùng thấy chán quá giật lác đơ máy liên tục</text:p>
          </table:table-cell>
          <table:table-cell table:number-columns-repeated="1023"/>
        </table:table-row>
        <table:table-row table:style-name="ro3">
          <table:table-cell office:value-type="string" calcext:value-type="string">
            <text:p>nhân viên giao hàng nhanh. nóng máy khi sạc pin. ko bít lỗi j... <text:s/>...</text:p>
          </table:table-cell>
          <table:table-cell table:number-columns-repeated="1023"/>
        </table:table-row>
        <table:table-row table:style-name="ro3">
          <table:table-cell office:value-type="string" calcext:value-type="string">
            <text:p>đt loa hơi bị rè.mk muốn bảo hành ở đâu</text:p>
          </table:table-cell>
          <table:table-cell table:number-columns-repeated="1023"/>
        </table:table-row>
        <table:table-row table:style-name="ro3">
          <table:table-cell office:value-type="string" calcext:value-type="string">
            <text:p>so với máy khác 2g/32g thì con này đa nhiệm nhứ......</text:p>
          </table:table-cell>
          <table:table-cell table:number-columns-repeated="1023"/>
        </table:table-row>
        <table:table-row table:style-name="ro3">
          <table:table-cell office:value-type="string" calcext:value-type="string">
            <text:p>chưa nhận được hàng, chờ dài mồm ra !</text:p>
          </table:table-cell>
          <table:table-cell table:number-columns-repeated="1023"/>
        </table:table-row>
        <table:table-row table:style-name="ro3">
          <table:table-cell office:value-type="string" calcext:value-type="string">
            <text:p>loa nhỏ rè. màn hình không trong. wifi kém</text:p>
          </table:table-cell>
          <table:table-cell table:number-columns-repeated="1023"/>
        </table:table-row>
        <table:table-row table:style-name="ro3">
          <table:table-cell office:value-type="string" calcext:value-type="string">
            <text:p>Đt Sài tốt nhưng kết nối Wi-Fi hơi kém</text:p>
          </table:table-cell>
          <table:table-cell table:number-columns-repeated="1023"/>
        </table:table-row>
        <table:table-row table:style-name="ro3">
          <table:table-cell office:value-type="string" calcext:value-type="string">
            <text:p>sim lắp ko nhận đc làm mình khó chịu</text:p>
          </table:table-cell>
          <table:table-cell table:number-columns-repeated="1023"/>
        </table:table-row>
        <table:table-row table:style-name="ro3">
          <table:table-cell office:value-type="string" calcext:value-type="string">
            <text:p>ko có cay lay sim vay ban</text:p>
          </table:table-cell>
          <table:table-cell table:number-columns-repeated="1023"/>
        </table:table-row>
        <table:table-row table:style-name="ro3">
          <table:table-cell office:value-type="string" calcext:value-type="string">
            <text:p>Xài ổn giao hàng nhanh chóng</text:p>
          </table:table-cell>
          <table:table-cell table:number-columns-repeated="1023"/>
        </table:table-row>
        <table:table-row table:style-name="ro3">
          <table:table-cell office:value-type="string" calcext:value-type="string">
            <text:p>ram 2GB xài hơi bí</text:p>
          </table:table-cell>
          <table:table-cell table:number-columns-repeated="1023"/>
        </table:table-row>
        <table:table-row table:style-name="ro3">
          <table:table-cell office:value-type="string" calcext:value-type="string">
            <text:p>máy dùng hơi lag</text:p>
          </table:table-cell>
          <table:table-cell table:number-columns-repeated="1023"/>
        </table:table-row>
        <table:table-row table:style-name="ro3">
          <table:table-cell office:value-type="string" calcext:value-type="string">
            <text:p>camera lag quá còn đâu ok</text:p>
          </table:table-cell>
          <table:table-cell table:number-columns-repeated="1023"/>
        </table:table-row>
        <table:table-row table:style-name="ro3">
          <table:table-cell office:value-type="string" calcext:value-type="string">
            <text:p>Sóng hơi yếu</text:p>
          </table:table-cell>
          <table:table-cell table:number-columns-repeated="1023"/>
        </table:table-row>
        <table:table-row table:style-name="ro3">
          <table:table-cell office:value-type="string" calcext:value-type="string">
            <text:p>Dùng tạm</text:p>
          </table:table-cell>
          <table:table-cell table:number-columns-repeated="1023"/>
        </table:table-row>
        <table:table-row table:style-name="ro2">
          <table:table-cell office:value-type="string" calcext:value-type="string">
            <text:p>đặt sáng 7/9 thì 8/9 có hàng. đóng gói theo mình là tệ, lần đầu mua hàng vin nên k biết hộp vậy chuẩn chưa? camera trước dơ bám vân tay, bị bong tem ở góc mình k chụp đc. 5/10 điểm.</text:p>
          </table:table-cell>
          <table:table-cell table:number-columns-repeated="1023"/>
        </table:table-row>
        <table:table-row table:style-name="ro4">
          <table:table-cell office:value-type="string" calcext:value-type="string">
            <text:p>Hộp điện thoại nguyên seal, còn đủ niêm phong. Mua giùm nên k đánh giá về chất lượng, mà chắc ok thôi. Về giao hàng: trước đây đặt hàng thường sau 2 ngày là giao, k hiểu sao dạo này tiki giao rất lâu, dù vẫn trong thời gian dự kiến nhưng toàn fải 4, 5 ngày. Về đóng gói: hàng điện tử mà k chêm k chèn giấy hay bóng khí để cố định, toàn để lắc cộp cộp tự do trong hộp hàng, k như trước đây.</text:p>
          </table:table-cell>
          <table:table-cell table:number-columns-repeated="1023"/>
        </table:table-row>
        <table:table-row table:style-name="ro2">
          <table:table-cell office:value-type="string" calcext:value-type="string">
            <text:p>về máy thì mới mua nên chưa trải nghiệm được nhiều, tạm oke nhưng về tem thì mình k bt sao lại có temp dán chồng lên như hình, tem dưới đã bị cắt, nhờ tiki giải thích giúp</text:p>
          </table:table-cell>
          <table:table-cell table:number-columns-repeated="1023"/>
        </table:table-row>
        <table:table-row table:style-name="ro2">
          <table:table-cell office:value-type="string" calcext:value-type="string">
            <text:p>Mình mua sp này cho bố, với cảm nhận của mình so này mặc dù là camera nhiều chấm nhưng mà ko nét lắm, sp bắt sóng yếu mình ở nđ mà ở trong nhà đc hẳn 1 vạch sóng, bắt wifi cũng kém nữa. Loa ngoài cũng bé he</text:p>
          </table:table-cell>
          <table:table-cell table:number-columns-repeated="1023"/>
        </table:table-row>
        <table:table-row table:style-name="ro2">
          <table:table-cell office:value-type="string" calcext:value-type="string">
            <text:p>Mình có sử dụng dịch vụ TikiNow nhưng đặt hàng từ 11h sáng đến tận 5h chiều mới nhận được Khi gọi lên chăm sóc khách hàng thì được báo là TikiNow giao trong 24h. Tận 24h nhưng vẫn được gọi là NOW ?</text:p>
          </table:table-cell>
          <table:table-cell table:number-columns-repeated="1023"/>
        </table:table-row>
        <table:table-row table:style-name="ro2">
          <table:table-cell office:value-type="string" calcext:value-type="string">
            <text:p>Đơn hàng tiki giao rất nhanh đặt xong 30' có, mà tui cho tự update xong cái nó như hình luôn không mở lên được nữa, là bị như thế nào vậy shop</text:p>
          </table:table-cell>
          <table:table-cell table:number-columns-repeated="1023"/>
        </table:table-row>
        <table:table-row table:style-name="ro2">
          <table:table-cell office:value-type="string" calcext:value-type="string">
            <text:p>không như vẻ bề ngoài. kết nối Wi-Fi kém Cam sấu.cảm ứng không nhạy so với cấu hình. nói trung là thua kém các dòng cùng phân khúc cấu hình. nói trung là còn thua hàng tàu nhiều.</text:p>
          </table:table-cell>
          <table:table-cell table:number-columns-repeated="1023"/>
        </table:table-row>
        <table:table-row table:style-name="ro2">
          <table:table-cell office:value-type="string" calcext:value-type="string">
            <text:p>camera trước không sắc nét, loa ngoài rè kinh khủng, mới dùng được 1 tuần mà muốn vừa máy đi rồi á. cứ nhảy tùm lum cái gì không biết nữa. hối hận lắm luôn.</text:p>
          </table:table-cell>
          <table:table-cell table:number-columns-repeated="1023"/>
        </table:table-row>
        <table:table-row table:style-name="ro3">
          <table:table-cell office:value-type="string" calcext:value-type="string">
            <text:p>Điện thoại mình phím tăng giảm âm lượng lỏng lẻo như sắp rụng ra ngoài. Mình liên hệ đổi máy kiểu gì đây?</text:p>
          </table:table-cell>
          <table:table-cell table:number-columns-repeated="1023"/>
        </table:table-row>
        <table:table-row table:style-name="ro3">
          <table:table-cell office:value-type="string" calcext:value-type="string">
            <text:p>Giao hàng nhanh, máy nguyên hộp nhưng lại kích hoạt bảo hành trước 10 ngày so với ngày đặt hàng. Tiki giải thích giùm</text:p>
          </table:table-cell>
          <table:table-cell table:number-columns-repeated="1023"/>
        </table:table-row>
        <table:table-row table:style-name="ro2">
          <table:table-cell office:value-type="string" calcext:value-type="string">
            <text:p>Sao loa thoại loa ngoài gì nhỏ xíu à mua cho khách mà bị nói miết coi có update khắc phục gì không chứ nản kèo quá hết dám mua tiếp</text:p>
          </table:table-cell>
          <table:table-cell table:number-columns-repeated="1023"/>
        </table:table-row>
        <table:table-row table:style-name="ro2">
          <table:table-cell office:value-type="string" calcext:value-type="string">
            <text:p>mình cần hỗ trợ bảo hành ,máy mình mua về nó cứ bị nhiễu màn hình ,tiki xem thủ tục ảo hành như nào thì hướng dẫn giúp mk nhé</text:p>
          </table:table-cell>
          <table:table-cell table:number-columns-repeated="1023"/>
        </table:table-row>
        <table:table-row table:style-name="ro2">
          <table:table-cell office:value-type="string" calcext:value-type="string">
            <text:p>Mình có mua 1 sp và yêu cầu xuất hoá đơn. Nhưng hàng nhận đc cả tuần rồi mà ko thấy hoá đơn đâu. đề nghị xem lại giúp mình</text:p>
          </table:table-cell>
          <table:table-cell table:number-columns-repeated="1023"/>
        </table:table-row>
        <table:table-row table:style-name="ro3">
          <table:table-cell office:value-type="string" calcext:value-type="string">
            <text:p>Khay sim hơi khít, Màn hình cảm ứng hơi vấp Camera trước chồi lên=&gt; mất thời gian, dễ hỏng hơn camera cố định</text:p>
          </table:table-cell>
          <table:table-cell table:number-columns-repeated="1023"/>
        </table:table-row>
        <table:table-row table:style-name="ro3">
          <table:table-cell office:value-type="string" calcext:value-type="string">
            <text:p>rõ ràng mua 6gb/64gb mà giao 4gb/64gb là sao cần một lời giải thích ???</text:p>
          </table:table-cell>
          <table:table-cell table:number-columns-repeated="1023"/>
        </table:table-row>
        <table:table-row table:style-name="ro3">
          <table:table-cell office:value-type="string" calcext:value-type="string">
            <text:p>Lỗi về mạng wifi bị chập chờn trên vos 3.0 Còn lại thì máy cũng được trong tầm giá</text:p>
          </table:table-cell>
          <table:table-cell table:number-columns-repeated="1023"/>
        </table:table-row>
        <table:table-row table:style-name="ro3">
          <table:table-cell office:value-type="string" calcext:value-type="string">
            <text:p>Máy đẹp, màu đẹp, cực hao pin và cực nóng máy. Máy không dùng ở chế độ chờ cũng rất nóng và hao pin nhanh.</text:p>
          </table:table-cell>
          <table:table-cell table:number-columns-repeated="1023"/>
        </table:table-row>
        <table:table-row table:style-name="ro3">
          <table:table-cell office:value-type="string" calcext:value-type="string">
            <text:p>Mình đăng ký lấy hóa đơn của Đơn hàng này mà không hề nhận được? Cũng không ai liên lạc với mình cả</text:p>
          </table:table-cell>
          <table:table-cell table:number-columns-repeated="1023"/>
        </table:table-row>
        <table:table-row table:style-name="ro3">
          <table:table-cell office:value-type="string" calcext:value-type="string">
            <text:p>Trên vỏ hộp ghi rõ ràng là thành phần có tai nghe và ốp lưng nhưng khi kiểm tra thì ko thấy</text:p>
          </table:table-cell>
          <table:table-cell table:number-columns-repeated="1023"/>
        </table:table-row>
        <table:table-row table:style-name="ro3">
          <table:table-cell office:value-type="string" calcext:value-type="string">
            <text:p>máy bị bóc seal xong dán lại. máy bị active trươc mấy ngày khi nhận máy. cam trước khi gọi video rất tệ.</text:p>
          </table:table-cell>
          <table:table-cell table:number-columns-repeated="1023"/>
        </table:table-row>
        <table:table-row table:style-name="ro3">
          <table:table-cell office:value-type="string" calcext:value-type="string">
            <text:p>máy bị lỗi wifi yêu cầu đổi trả.wifi mất kết nối và k tự kết nối lại đã restart máy 2 lần</text:p>
          </table:table-cell>
          <table:table-cell table:number-columns-repeated="1023"/>
        </table:table-row>
        <table:table-row table:style-name="ro3">
          <table:table-cell office:value-type="string" calcext:value-type="string">
            <text:p>nhận máy hôm 4/6: máy mới, chính hãng, đầy đủ phụ kiện nhưng có cái loa bật max thì bị rè rè.</text:p>
          </table:table-cell>
          <table:table-cell table:number-columns-repeated="1023"/>
        </table:table-row>
        <table:table-row table:style-name="ro3">
          <table:table-cell office:value-type="string" calcext:value-type="string">
            <text:p>Camera chụp hình bao xấu Xấu quá xấu Chụp ban đêm phải giữ máy lâu mới chụp rõ được</text:p>
          </table:table-cell>
          <table:table-cell table:number-columns-repeated="1023"/>
        </table:table-row>
        <table:table-row table:style-name="ro3">
          <table:table-cell office:value-type="string" calcext:value-type="string">
            <text:p>vừa mua hôm qua về đã lỗi mic gọi nc bên kia không nghe rồi chán thật sự</text:p>
          </table:table-cell>
          <table:table-cell table:number-columns-repeated="1023"/>
        </table:table-row>
        <table:table-row table:style-name="ro3">
          <table:table-cell office:value-type="string" calcext:value-type="string">
            <text:p>Dùng tốt trong tầm giá, nhưng mình mới dùng có 2 tháng đã lag tung chảo rồi</text:p>
          </table:table-cell>
          <table:table-cell table:number-columns-repeated="1023"/>
        </table:table-row>
        <table:table-row table:style-name="ro3">
          <table:table-cell office:value-type="string" calcext:value-type="string">
            <text:p>shop oi sao khi khoi dong máy ycau vẽ hình, gửi cho toi hình vẽ đi</text:p>
          </table:table-cell>
          <table:table-cell table:number-columns-repeated="1023"/>
        </table:table-row>
        <table:table-row table:style-name="ro3">
          <table:table-cell office:value-type="string" calcext:value-type="string">
            <text:p>phần mềm chưa tốt. camera trước không tự động thuộc vào khi có va cham</text:p>
          </table:table-cell>
          <table:table-cell table:number-columns-repeated="1023"/>
        </table:table-row>
        <table:table-row table:style-name="ro3">
          <table:table-cell office:value-type="string" calcext:value-type="string">
            <text:p>điện thoại dùng ok nhưng sạch pin 4h mới đầy pin ,dung sạc theo máy</text:p>
          </table:table-cell>
          <table:table-cell table:number-columns-repeated="1023"/>
        </table:table-row>
        <table:table-row table:style-name="ro3">
          <table:table-cell office:value-type="string" calcext:value-type="string">
            <text:p>máy chs liên quân hơi giật chỉ đc đẹp ngoại hình chứ chs game lag bét</text:p>
          </table:table-cell>
          <table:table-cell table:number-columns-repeated="1023"/>
        </table:table-row>
        <table:table-row table:style-name="ro3">
          <table:table-cell office:value-type="string" calcext:value-type="string">
            <text:p>Ngoại quan nhìn ổn , nhưng camera thì ngu ngốc quá</text:p>
          </table:table-cell>
          <table:table-cell table:number-columns-repeated="1023"/>
        </table:table-row>
        <table:table-row table:style-name="ro3">
          <table:table-cell office:value-type="string" calcext:value-type="string">
            <text:p>Sản phẩm tương xứng với tâm giá, đáng để trải nghiệm.</text:p>
          </table:table-cell>
          <table:table-cell table:number-columns-repeated="1023"/>
        </table:table-row>
        <table:table-row table:style-name="ro3">
          <table:table-cell office:value-type="string" calcext:value-type="string">
            <text:p>có đôi chút vấn đề, mong tiki liên lạc giải đáp</text:p>
          </table:table-cell>
          <table:table-cell table:number-columns-repeated="1023"/>
        </table:table-row>
        <table:table-row table:style-name="ro3">
          <table:table-cell office:value-type="string" calcext:value-type="string">
            <text:p>máy không mượt như mình nghĩ</text:p>
          </table:table-cell>
          <table:table-cell table:number-columns-repeated="1023"/>
        </table:table-row>
        <table:table-row table:style-name="ro3">
          <table:table-cell office:value-type="string" calcext:value-type="string">
            <text:p>sao e sạc mà nó nóng vậy shop</text:p>
          </table:table-cell>
          <table:table-cell table:number-columns-repeated="1023"/>
        </table:table-row>
        <table:table-row table:style-name="ro3">
          <table:table-cell office:value-type="string" calcext:value-type="string">
            <text:p>máy dùng nhanh nóng lắm nhé</text:p>
          </table:table-cell>
          <table:table-cell table:number-columns-repeated="1023"/>
        </table:table-row>
        <table:table-row table:style-name="ro3">
          <table:table-cell office:value-type="string" calcext:value-type="string">
            <text:p>cảm ứng đôi khi không nhạy</text:p>
          </table:table-cell>
          <table:table-cell table:number-columns-repeated="1023"/>
        </table:table-row>
        <table:table-row table:style-name="ro3">
          <table:table-cell office:value-type="string" calcext:value-type="string">
            <text:p>loa nhỏ quá</text:p>
          </table:table-cell>
          <table:table-cell table:number-columns-repeated="1023"/>
        </table:table-row>
        <table:table-row table:style-name="ro3">
          <table:table-cell office:value-type="string" calcext:value-type="string">
            <text:p>Máy không nguyên seal, đã active rồi , máy bóc ra đóng lại cẩu thả , bản hàn quốc nên chụp phát tiếng</text:p>
          </table:table-cell>
          <table:table-cell table:number-columns-repeated="1023"/>
        </table:table-row>
        <table:table-row table:style-name="ro1">
          <table:table-cell office:value-type="string" calcext:value-type="string">
            <text:p>-về vấn đề giao hàng thì lần đầu đặt giao bình thường chờ hơn một tuần ko giao đành phải gọi báo hủy để đặt lại giao nhanh. <text:s/>-giao nhanh thì ok đến đúng h ,giao đủ hàng ,còn seal và theo cảm nhận cá nhân mầu xanh ko đc đẹp lắm <text:s/>- cách kích hoạt bảo hành như nào ạ?????</text:p>
          </table:table-cell>
          <table:table-cell table:number-columns-repeated="1023"/>
        </table:table-row>
        <table:table-row table:style-name="ro1">
          <table:table-cell office:value-type="string" calcext:value-type="string">
            <text:p>Mình mua hàng rồi có điện thoại cho bên cskh của tiki nhờ kích hoạt bảo hành dùm, nhân viên có hỏi mã đơn hàng, mình báo rồi mà đến nay kiểm tra máy vẫn chưa thấy được kích hoạt bảo hành. Bộ phận cskh bên tiki làm việc mình không đánh giá cao.</text:p>
          </table:table-cell>
          <table:table-cell table:number-columns-repeated="1023"/>
        </table:table-row>
        <table:table-row table:style-name="ro2">
          <table:table-cell office:value-type="string" calcext:value-type="string">
            <text:p>sản phẩm bị trầy lưng phía sau. đóng hộp rất cẩu thả, sản phẩm này là hàng bị loại từ nhà máy do lỗi trầy sướt, ko nguyên seal.</text:p>
          </table:table-cell>
          <table:table-cell table:number-columns-repeated="1023"/>
        </table:table-row>
        <table:table-row table:style-name="ro2">
          <table:table-cell office:value-type="string" calcext:value-type="string">
            <text:p>tiền nào của đó. mình mua vì dùng quen giao diện của samsung còn lại chất kượng thì ko như mong đơij đc cái pin bền đúng chất hàng tầu</text:p>
          </table:table-cell>
          <table:table-cell table:number-columns-repeated="1023"/>
        </table:table-row>
        <table:table-row table:style-name="ro3">
          <table:table-cell office:value-type="string" calcext:value-type="string">
            <text:p>Sóng hơi bị yếu, nhưng cấu hình đáng mua trong tầm phân khúc giá😂😂😂</text:p>
          </table:table-cell>
          <table:table-cell table:number-columns-repeated="1023"/>
        </table:table-row>
        <table:table-row table:style-name="ro3">
          <table:table-cell office:value-type="string" calcext:value-type="string">
            <text:p>sao gửi tin nhắn đến 6060 để kích hoạt bảo hành mà ko đc? nhờ tiki kích hoạt giúp</text:p>
          </table:table-cell>
          <table:table-cell table:number-columns-repeated="1023"/>
        </table:table-row>
        <table:table-row table:style-name="ro3">
          <table:table-cell office:value-type="string" calcext:value-type="string">
            <text:p>tại sao không kích hoạt bảo hành hay xem thời gian được vậy shop?</text:p>
          </table:table-cell>
          <table:table-cell table:number-columns-repeated="1023"/>
        </table:table-row>
        <table:table-row table:style-name="ro3">
          <table:table-cell office:value-type="string" calcext:value-type="string">
            <text:p>mình gửi mã kích hoạt cho 6060 sao chưa thấy kích hoạt?</text:p>
          </table:table-cell>
          <table:table-cell table:number-columns-repeated="1023"/>
        </table:table-row>
        <table:table-row table:style-name="ro3">
          <table:table-cell office:value-type="string" calcext:value-type="string">
            <text:p>May chay on. Moi sac pin lan dau thay hoi bi nong, hong biet loi gi hong?</text:p>
          </table:table-cell>
          <table:table-cell table:number-columns-repeated="1023"/>
        </table:table-row>
        <table:table-row table:style-name="ro3">
          <table:table-cell office:value-type="string" calcext:value-type="string">
            <text:p>ship như hạch</text:p>
          </table:table-cell>
          <table:table-cell table:number-columns-repeated="1023"/>
        </table:table-row>
        <table:table-row table:style-name="ro3">
          <table:table-cell office:value-type="string" calcext:value-type="string">
            <text:p>máy hơi dày</text:p>
          </table:table-cell>
          <table:table-cell table:number-columns-repeated="1023"/>
        </table:table-row>
        <table:table-row table:style-name="ro3">
          <table:table-cell office:value-type="string" calcext:value-type="string">
            <text:p>Tiki đóng gói quá sơ Sài. <text:s/>Sp nguyên siu có điều pin 6000 mà hao nhanh quá.</text:p>
          </table:table-cell>
          <table:table-cell table:number-columns-repeated="1023"/>
        </table:table-row>
        <table:table-row table:style-name="ro3">
          <table:table-cell office:value-type="string" calcext:value-type="string">
            <text:p>ĐT mới hoàn toàn, xài tốt. Nhưng pin không như kỳ vọng 6000 mAh nhưng chỉ tương với một số đt 4000 mAh thôi</text:p>
          </table:table-cell>
          <table:table-cell table:number-columns-repeated="1023"/>
        </table:table-row>
        <table:table-row table:style-name="ro3">
          <table:table-cell office:value-type="string" calcext:value-type="string">
            <text:p>bật máy ảnh và đèn pin cùng một lúc thì đèn tắt luôn.???</text:p>
          </table:table-cell>
          <table:table-cell table:number-columns-repeated="1023"/>
        </table:table-row>
        <table:table-row table:style-name="ro3">
          <table:table-cell office:value-type="string" calcext:value-type="string">
            <text:p>Tạm dc</text:p>
          </table:table-cell>
          <table:table-cell table:number-columns-repeated="1023"/>
        </table:table-row>
        <table:table-row table:style-name="ro2">
          <table:table-cell office:value-type="string" calcext:value-type="string">
            <text:p>vừa nhận được hàng đập hộp con nguyên vẹn mới tinh. lướt cũng OK mà ko biết trong wa trình xài có vấn đề j phát sinh hk thì HK biết.</text:p>
          </table:table-cell>
          <table:table-cell table:number-columns-repeated="1023"/>
        </table:table-row>
        <table:table-row table:style-name="ro3">
          <table:table-cell office:value-type="string" calcext:value-type="string">
            <text:p>giao hàng nhanh điện thoại ko tỳ vếch tạm thời đang sử dụng do mới nên chưa có kết quả cụ thể</text:p>
          </table:table-cell>
          <table:table-cell table:number-columns-repeated="1023"/>
        </table:table-row>
        <table:table-row table:style-name="ro3">
          <table:table-cell office:value-type="string" calcext:value-type="string">
            <text:p>chưa sài nên chưa nói được <text:s/>bán hàng sau không có hóa đơn đỏ vây <text:s/>tiki</text:p>
          </table:table-cell>
          <table:table-cell table:number-columns-repeated="1023"/>
        </table:table-row>
        <table:table-row table:style-name="ro3">
          <table:table-cell office:value-type="string" calcext:value-type="string">
            <text:p>Màu hình chưa chuẩn</text:p>
          </table:table-cell>
          <table:table-cell table:number-columns-repeated="1023"/>
        </table:table-row>
        <table:table-row table:style-name="ro5">
          <table:table-cell office:value-type="string" calcext:value-type="string">
            <text:p>1. Về máy: Mới khui hộp và dùng chưa biết dài lâu thì như thế nào, có bền không? Nhưng thực sự âm lượng cuộc gọi rất nhỏ. Ngay cả khi bật loa ngoài cũng nhỏ, thanh niên dùng thì tạm, chứ người già dùng thì rất khó nghe được cuộc gọi. Nắp đóng chưa chắc chắn, mới mua mà đã dễ mở dễ đóng như vậy thì chắc là về lâu dài hoặc làm rớt là pin và nắp chắc bay hết. 2. Dịch vụ giao hàng: Phải <text:s/>nói là giao hàng quá lâu, mua nhiều sản phẩm trên tiki rồi, lần này là lần thất vọng nhất về dịch vụ giao hàng. Có lẽ tiki nên dừng hợp tác với GHN, vì giao hàng quá lâu. Nên giao sản phẩm cho đơn vị Ninja Van giao nhanh nhất gấp 10 lần GHN <text:s/>Kết luận: 5 sao cho uy tín của Tiki, 4 sao cho sản phẩm, 3 sao cho DV vận chuyển.</text:p>
          </table:table-cell>
          <table:table-cell table:number-columns-repeated="1023"/>
        </table:table-row>
        <table:table-row table:style-name="ro2">
          <table:table-cell office:value-type="string" calcext:value-type="string">
            <text:p>Máy đóng nắm không khít, mình nhớ điện thoại mới mua ở màn hình có 1 miếng keo nhưng máy này không có. Gắn PIN và sim cũng không có tin nhắn xác nhận bảo hành điện tử từ Nokia</text:p>
          </table:table-cell>
          <table:table-cell table:number-columns-repeated="1023"/>
        </table:table-row>
        <table:table-row table:style-name="ro2">
          <table:table-cell office:value-type="string" calcext:value-type="string">
            <text:p>Phiên bản 2019 này font chữ nhỏ hơn và nút bấm khó thao tác hơn phiên bản cũ. Mình dùng không quen và thấy đây là một bước lùi của dòng sản phẩm này.</text:p>
          </table:table-cell>
          <table:table-cell table:number-columns-repeated="1023"/>
        </table:table-row>
        <table:table-row table:style-name="ro2">
          <table:table-cell office:value-type="string" calcext:value-type="string">
            <text:p>Nhẹ, rẻ, mới còn seal fpt. Nhưng lắp ráp tệ, 2 nắp trên dưới không bằng nhau, lệch tạo cảm giác cầm nắm không thoải mái ở <text:s/>cạnh bên.</text:p>
          </table:table-cell>
          <table:table-cell table:number-columns-repeated="1023"/>
        </table:table-row>
        <table:table-row table:style-name="ro3">
          <table:table-cell office:value-type="string" calcext:value-type="string">
            <text:p>pin dù không nghe gọi vẫn chỉ dùng được 1 ngày. gửi bảo hành gần 3 tuần, trả về vẫn y chang. nãn. đừng mua</text:p>
          </table:table-cell>
          <table:table-cell table:number-columns-repeated="1023"/>
        </table:table-row>
        <table:table-row table:style-name="ro3">
          <table:table-cell office:value-type="string" calcext:value-type="string">
            <text:p>nhỏ gọn, ngoại quan ok.màn hình chữ rất nhỏ, độ phân giải kém, đọc rất khó. Tiki giao hàng chậm.</text:p>
          </table:table-cell>
          <table:table-cell table:number-columns-repeated="1023"/>
        </table:table-row>
        <table:table-row table:style-name="ro3">
          <table:table-cell office:value-type="string" calcext:value-type="string">
            <text:p>Pin xài đc cỡ 1 ngày , cái nokia cũ mình xài để cả tuần còn đc</text:p>
          </table:table-cell>
          <table:table-cell table:number-columns-repeated="1023"/>
        </table:table-row>
        <table:table-row table:style-name="ro3">
          <table:table-cell office:value-type="string" calcext:value-type="string">
            <text:p>Mua vì mẫu đẹp và thíc màu hồng. Nhưng chất lượng loa hơi rè.</text:p>
          </table:table-cell>
          <table:table-cell table:number-columns-repeated="1023"/>
        </table:table-row>
        <table:table-row table:style-name="ro3">
          <table:table-cell office:value-type="string" calcext:value-type="string">
            <text:p>OK sản phẩm OK</text:p>
          </table:table-cell>
          <table:table-cell table:number-columns-repeated="1023"/>
        </table:table-row>
        <table:table-row table:style-name="ro4">
          <table:table-cell office:value-type="string" calcext:value-type="string">
            <text:p>Đặt hàng ngày 5/9. Nhận hàng ngày 12/9 phát hiện lỗi báo tiki trong ngày. 15/9 bên tiki thu hồi lại máy. Và đến giờ mình vẫn chưa nhận được bất kỳ mail hay điện thoại gì từ phía tiki báo ngày giao lại hàng. Không biết khi nào cái mới mới tới tay mình đây và ko biết có bị lỗi ko nữa. Chán Bởi mua hàng online là phải chờ đợi như vậy đó. <text:s/>ps: Lỗi chấm đen xung quanh chấm đen bị vàng vàng, mn mua nhớ kt kĩ nha.</text:p>
          </table:table-cell>
          <table:table-cell table:number-columns-repeated="1023"/>
        </table:table-row>
        <table:table-row table:style-name="ro1">
          <table:table-cell office:value-type="string" calcext:value-type="string">
            <text:p>Máy tính bảng Samsung A8 này sản xuất 2019 nhưng mình thấy kém: tốc độ chậm, khởi động lâu lắc, cảm ứng màn hình không nhạy! Có thể bạn không tin, nhưng sử dụng thấy thua Nokia N1 mình mua 7năm trước và mới bị hư gần đây! Khá thất vọng!</text:p>
          </table:table-cell>
          <table:table-cell table:number-columns-repeated="1023"/>
        </table:table-row>
        <table:table-row table:style-name="ro2">
          <table:table-cell office:value-type="string" calcext:value-type="string">
            <text:p>đưa cái combo gồm máy và bao da.chọn đã đưa cái bao da nhỏ hơn cái máy thiệt hiểu k nổi.mở cái máy ra thấy rất là thích ốp vào cái ốp lưng k vừa cái nó tục hết cả cảm hứng.thất vọng</text:p>
          </table:table-cell>
          <table:table-cell table:number-columns-repeated="1023"/>
        </table:table-row>
        <table:table-row table:style-name="ro2">
          <table:table-cell office:value-type="string" calcext:value-type="string">
            <text:p>Sau 2 tuần sử dụng mình số nhận xét sau: - Máy gọn, vừa tay, cầm khá nặng. - Cảm ứng không được nhạy, thỉnh thoảng bị treo máy. - Xem phim, youtube hay game nhẹ thì ok.</text:p>
          </table:table-cell>
          <table:table-cell table:number-columns-repeated="1023"/>
        </table:table-row>
        <table:table-row table:style-name="ro2">
          <table:table-cell office:value-type="string" calcext:value-type="string">
            <text:p>Máy mới nhưng tốc độ xử lý chậm, hình ảnh hiển thị không mượt, video không xem được HD. Nếu được mua lại tôi sẽ chọn mua ipad air cũ.</text:p>
          </table:table-cell>
          <table:table-cell table:number-columns-repeated="1023"/>
        </table:table-row>
        <table:table-row table:style-name="ro3">
          <table:table-cell office:value-type="string" calcext:value-type="string">
            <text:p>Rất k may là máy mình bị trường hợp chấm sáng như 1 bạn đã cmt, nhờ ad hỗ trợ ạ</text:p>
          </table:table-cell>
          <table:table-cell table:number-columns-repeated="1023"/>
        </table:table-row>
        <table:table-row table:style-name="ro3">
          <table:table-cell office:value-type="string" calcext:value-type="string">
            <text:p>Máy bị lỗi phần cứng Lâu lâu bị đơ mất wi-fi thường xuyên Nói chung là không chuẩn như quảng cáo</text:p>
          </table:table-cell>
          <table:table-cell table:number-columns-repeated="1023"/>
        </table:table-row>
        <table:table-row table:style-name="ro3">
          <table:table-cell office:value-type="string" calcext:value-type="string">
            <text:p>Màn hình rất xấu. Cảm ứng phản hồi chậm. Nói chung là không nên mua</text:p>
          </table:table-cell>
          <table:table-cell table:number-columns-repeated="1023"/>
        </table:table-row>
        <table:table-row table:style-name="ro3">
          <table:table-cell office:value-type="string" calcext:value-type="string">
            <text:p>Nhận hàng được 2 tuần rồi nhưng vẫn chưa thấy shop kích hoạt bảo hành cho mình nhỉ</text:p>
          </table:table-cell>
          <table:table-cell table:number-columns-repeated="1023"/>
        </table:table-row>
        <table:table-row table:style-name="ro3">
          <table:table-cell office:value-type="string" calcext:value-type="string">
            <text:p>giá mắc hơn lazA. bị hớ hàng . laza chỉ có 2797000 nên mới mua thêm 1 cái</text:p>
          </table:table-cell>
          <table:table-cell table:number-columns-repeated="1023"/>
        </table:table-row>
        <table:table-row table:style-name="ro3">
          <table:table-cell office:value-type="string" calcext:value-type="string">
            <text:p>Giao hàng nhanh, máy như mô tả. Chất lượng thì dùng 1 thời gian rồi sẽ viết tiếp</text:p>
          </table:table-cell>
          <table:table-cell table:number-columns-repeated="1023"/>
        </table:table-row>
        <table:table-row table:style-name="ro3">
          <table:table-cell office:value-type="string" calcext:value-type="string">
            <text:p>Đang chờ kích hoạt bảo hành điện <text:s/>tử. Mà chưa thấy thông tin</text:p>
          </table:table-cell>
          <table:table-cell table:number-columns-repeated="1023"/>
        </table:table-row>
        <table:table-row table:style-name="ro3">
          <table:table-cell office:value-type="string" calcext:value-type="string">
            <text:p>giá tiền ít nên cấu hình tạm. <text:s/>gọi chat màn hình mờ.</text:p>
          </table:table-cell>
          <table:table-cell table:number-columns-repeated="1023"/>
        </table:table-row>
        <table:table-row table:style-name="ro3">
          <table:table-cell office:value-type="string" calcext:value-type="string">
            <text:p>xai cung bt <text:s/>pin khong trau lam <text:s/>nhan vien <text:s/>giao <text:s/>hang rat co <text:s/>tam</text:p>
          </table:table-cell>
          <table:table-cell table:number-columns-repeated="1023"/>
        </table:table-row>
        <table:table-row table:style-name="ro3">
          <table:table-cell office:value-type="string" calcext:value-type="string">
            <text:p>đt vào mạng hơi chậm. củ sạc vào đt quá chậm.sac đầy phải mất ít nhất 8h</text:p>
          </table:table-cell>
          <table:table-cell table:number-columns-repeated="1023"/>
        </table:table-row>
        <table:table-row table:style-name="ro1">
          <table:table-cell office:value-type="string" calcext:value-type="string">
            <text:p>Điện thoại giao hàng đúng nhanh, 22h đặt 8h sáng hôm sau đã có +1đ giao hàng hanh -1đ sản phẩm không được đóng siu -5đ ngày 9/9/2020 mua , nhưng đã bị kích bảo hành ngày 03/09/2020 -5đ tương tác chạm bị trễ bị lad nhẹ =&gt; hơi hoang mang sau khi nhận sp, sẻ đánh giá chất lượng sau 30 ngày sử dụng</text:p>
          </table:table-cell>
          <table:table-cell table:number-columns-repeated="1023"/>
        </table:table-row>
        <table:table-row table:style-name="ro2">
          <table:table-cell office:value-type="string" calcext:value-type="string">
            <text:p>máy xuống pin nhanh quá <text:s/>đến giờ thì thấy máy dùng khá ổn ngoại trừ việc pin xuống quá nhanh thôi thêm nữa là mình có gửi số imei đến 6060 mà k thấy có tin nhắn báo về</text:p>
          </table:table-cell>
          <table:table-cell table:number-columns-repeated="1023"/>
        </table:table-row>
        <table:table-row table:style-name="ro2">
          <table:table-cell office:value-type="string" calcext:value-type="string">
            <text:p>Sao mình mua dùng đc tầm chục ngày, pin vẫn còn 70% mà nó hiện chữ pin yếu, shop xem mình cần xử lí như nào, đã 2 lần như vậy r</text:p>
          </table:table-cell>
          <table:table-cell table:number-columns-repeated="1023"/>
        </table:table-row>
        <table:table-row table:style-name="ro3">
          <table:table-cell office:value-type="string" calcext:value-type="string">
            <text:p>Vừa nhận được hàng hôm nay. <text:s/>Hàng giao đúng màu, đầy đủ phụ kiện đi kèm. Không kiểm tra được thời hạn bảo hành 😞</text:p>
          </table:table-cell>
          <table:table-cell table:number-columns-repeated="1023"/>
        </table:table-row>
        <table:table-row table:style-name="ro3">
          <table:table-cell office:value-type="string" calcext:value-type="string">
            <text:p>Màu đẹp <text:s/>, các tính năng khác rất ổn ngoại trừ chơi game , giựt vô cùng . Nói chung ko thích đt này cho lắm.</text:p>
          </table:table-cell>
          <table:table-cell table:number-columns-repeated="1023"/>
        </table:table-row>
        <table:table-row table:style-name="ro3">
          <table:table-cell office:value-type="string" calcext:value-type="string">
            <text:p>Cần hỗ trợ kiểm tra lại, tôi ko dùng được chức năng chụp màn hình của máy này.</text:p>
          </table:table-cell>
          <table:table-cell table:number-columns-repeated="1023"/>
        </table:table-row>
        <table:table-row table:style-name="ro3">
          <table:table-cell office:value-type="string" calcext:value-type="string">
            <text:p>ĐT đẹp, chụp đẹp, hiệu năng thì bình thường, hơi thất vọng một chút.</text:p>
          </table:table-cell>
          <table:table-cell table:number-columns-repeated="1023"/>
        </table:table-row>
        <table:table-row table:style-name="ro3">
          <table:table-cell office:value-type="string" calcext:value-type="string">
            <text:p>mua về dùng được một thời gian thì hỏng sạc!</text:p>
          </table:table-cell>
          <table:table-cell table:number-columns-repeated="1023"/>
        </table:table-row>
        <table:table-row table:style-name="ro3">
          <table:table-cell office:value-type="string" calcext:value-type="string">
            <text:p>Sao điện thoại kết nối với tại nghe bluetooth ko đc ổn</text:p>
          </table:table-cell>
          <table:table-cell table:number-columns-repeated="1023"/>
        </table:table-row>
        <table:table-row table:style-name="ro3">
          <table:table-cell office:value-type="string" calcext:value-type="string">
            <text:p>Wifi yếu. Vân tay cũng ko nhạy</text:p>
          </table:table-cell>
          <table:table-cell table:number-columns-repeated="1023"/>
        </table:table-row>
        <table:table-row table:style-name="ro3">
          <table:table-cell office:value-type="string" calcext:value-type="string">
            <text:p>sử lý chậm, chip còn quá yếu.</text:p>
          </table:table-cell>
          <table:table-cell table:number-columns-repeated="1023"/>
        </table:table-row>
        <table:table-row table:style-name="ro2">
          <table:table-cell office:value-type="string" calcext:value-type="string">
            <text:p>Hiện tại có thể dòng này đang lỗi phần mềm, Mình dùng tắt âm thanh khi chơi game thỉnh thoảng sẽ có 1 số quảng cáo hiện ra, Một số trường hợp vẫn tự động phát âm thanh trong khi đó tiếng của hệt thống đã off. Hi vọng hãng sớm khắc phục</text:p>
          </table:table-cell>
          <table:table-cell table:number-columns-repeated="1023"/>
        </table:table-row>
        <table:table-row table:style-name="ro2">
          <table:table-cell office:value-type="string" calcext:value-type="string">
            <text:p>lỗi wifi chán ko chịu đc....đang dùng cứ bị ngắt, vào lại xong ngắt lại, dùng wifi mà muốn mệt...camera trước chụp chán, bị méo mặt như cam trước ip nên khó selfie, và xấu...cam sau thì nét..máy to nên cầm hơi nặng....còn lại thấy cũng oke...</text:p>
          </table:table-cell>
          <table:table-cell table:number-columns-repeated="1023"/>
        </table:table-row>
        <table:table-row table:style-name="ro2">
          <table:table-cell office:value-type="string" calcext:value-type="string">
            <text:p>Cho em hỏi la máy đang xài tự nhiên màn hình đen thui. Gọi đến thì vẫn có cuộc gọi như thường. <text:s/>Xong e bấm nút tăng âm lượng và nut nguồn khởi động lại thì được như bình thường <text:s/>Lỗi này là sao vậy ạ</text:p>
          </table:table-cell>
          <table:table-cell table:number-columns-repeated="1023"/>
        </table:table-row>
        <table:table-row table:style-name="ro2">
          <table:table-cell office:value-type="string" calcext:value-type="string">
            <text:p>Màn hình đôi khi bị tắt không lên mặc dù vẫn đổ chuông khi gọi đến. Phải reset để sử dụng bình thường, lâu lâu lại bị, rất khó chịu. Mọi người cẩn thận</text:p>
          </table:table-cell>
          <table:table-cell table:number-columns-repeated="1023"/>
        </table:table-row>
        <table:table-row table:style-name="ro2">
          <table:table-cell office:value-type="string" calcext:value-type="string">
            <text:p>sp đúng mô tả. nhưng vẫn không có ai hướng dẫn kích hoạt bảo hành điện tử. dù đã gọi hỗ trợ nhiều lần. có hỗ trợ sẽ cho 5 sao</text:p>
          </table:table-cell>
          <table:table-cell table:number-columns-repeated="1023"/>
        </table:table-row>
        <table:table-row table:style-name="ro2">
          <table:table-cell office:value-type="string" calcext:value-type="string">
            <text:p>giao diện trên ứng dụng YouTube màn quá nhỏ xem phim không sử dụng hết được cả màn hình. màn hình lớn cũng không có tác dụng khá thất vọng</text:p>
          </table:table-cell>
          <table:table-cell table:number-columns-repeated="1023"/>
        </table:table-row>
        <table:table-row table:style-name="ro3">
          <table:table-cell office:value-type="string" calcext:value-type="string">
            <text:p>Điện thoại hay bị tự động tắt nguồn, đã nhiều lần update hệ thống nhưng vẫn bị vậy, đang theo dõi thêm, còn lại đều ok</text:p>
          </table:table-cell>
          <table:table-cell table:number-columns-repeated="1023"/>
        </table:table-row>
        <table:table-row table:style-name="ro3">
          <table:table-cell office:value-type="string" calcext:value-type="string">
            <text:p>E có làm rơi máy vào nước e nhấc vội lên và làm đủ mọi cách nhưng ko lên nguồn giờ có đổi lại đc ko vậy shop.</text:p>
          </table:table-cell>
          <table:table-cell table:number-columns-repeated="1023"/>
        </table:table-row>
        <table:table-row table:style-name="ro3">
          <table:table-cell office:value-type="string" calcext:value-type="string">
            <text:p>sạc pin chậm không nhanh như giới thiệu</text:p>
          </table:table-cell>
          <table:table-cell table:number-columns-repeated="1023"/>
        </table:table-row>
        <table:table-row table:style-name="ro2">
          <table:table-cell office:value-type="string" calcext:value-type="string">
            <text:p>mình mua màu trắng , bên ngoài cũng ghi màu trắng nhưng mở ra lại là màu xanh, mới cài đặt máy xong máy khá là nóng , nhìn khá là đẹp mắt</text:p>
          </table:table-cell>
          <table:table-cell table:number-columns-repeated="1023"/>
        </table:table-row>
        <table:table-row table:style-name="ro3">
          <table:table-cell office:value-type="string" calcext:value-type="string">
            <text:p>đt thì ok nhưng ức cái vưà mua với giá 3.8t thì tầm lát nó giảm còn 3.5t, tiếc 300k</text:p>
          </table:table-cell>
          <table:table-cell table:number-columns-repeated="1023"/>
        </table:table-row>
        <table:table-row table:style-name="ro3">
          <table:table-cell office:value-type="string" calcext:value-type="string">
            <text:p>Dùng tạm được chơi game Sky không nổi bị diss ra liên tục</text:p>
          </table:table-cell>
          <table:table-cell table:number-columns-repeated="1023"/>
        </table:table-row>
        <table:table-row table:style-name="ro2">
          <table:table-cell office:value-type="string" calcext:value-type="string">
            <text:p>Mới nhận máy, máy rất đẹp và mới, check imei mới cứng nhưng 1 loa bên trái nghe nhỏ còn loa bên phải nghe to nhưng rất ché tai</text:p>
          </table:table-cell>
          <table:table-cell table:number-columns-repeated="1023"/>
        </table:table-row>
        <table:table-row table:style-name="ro3">
          <table:table-cell office:value-type="string" calcext:value-type="string">
            <text:p>Sp tốt nhưng giao hàng chậm. Giá tốt so với siêu thị</text:p>
          </table:table-cell>
          <table:table-cell table:number-columns-repeated="1023"/>
        </table:table-row>
        <table:table-row table:style-name="ro3">
          <table:table-cell office:value-type="string" calcext:value-type="string">
            <text:p>San</text:p>
          </table:table-cell>
          <table:table-cell table:number-columns-repeated="1023"/>
        </table:table-row>
        <table:table-row table:style-name="ro2">
          <table:table-cell office:value-type="string" calcext:value-type="string">
            <text:p>Ngày 16/5 tôi có mua 1 điện thoại Nokia này trị giá 340K trên Tiki, nhưng hôm nay xem lâi thông báo của ngân hàng thì thấy Tiki đã charge thẻ tín dụng của tôi 2 lần cho cùng 1 giao dịch này. Vui lòng kiểm tra và hủy bớt 1 lần charge sai vào thẻ của tôi</text:p>
          </table:table-cell>
          <table:table-cell table:number-columns-repeated="1023"/>
        </table:table-row>
        <table:table-row table:style-name="ro2">
          <table:table-cell office:value-type="string" calcext:value-type="string">
            <text:p>hình ảnh trên trang bán để 2 sim, mình đặt gấp không để ý thông tin sản phẩm chỉ có 1 sim <text:s/>nhưng lại không cho đổi trả, <text:s/>để hình ảnh <text:s/>và sản phẩm gây bị nhầm lẫn.</text:p>
          </table:table-cell>
          <table:table-cell table:number-columns-repeated="1023"/>
        </table:table-row>
        <table:table-row table:style-name="ro2">
          <table:table-cell office:value-type="string" calcext:value-type="string">
            <text:p>Phong cách thiết kế vẫn như 10 năm về trước với màn hình có mấy cái độ phân giải xưa có thêm games 😅 nói chung là xứng đáng mang tên cục gạch</text:p>
          </table:table-cell>
          <table:table-cell table:number-columns-repeated="1023"/>
        </table:table-row>
        <table:table-row table:style-name="ro3">
          <table:table-cell office:value-type="string" calcext:value-type="string">
            <text:p>đã nhận Điện Thoại Nokia 105 Single Sim (2019) - Hàng Chính Hãng</text:p>
          </table:table-cell>
          <table:table-cell table:number-columns-repeated="1023"/>
        </table:table-row>
        <table:table-row table:style-name="ro3">
          <table:table-cell office:value-type="string" calcext:value-type="string">
            <text:p>sp phát tín hiệu không xa lắm khoảng 6m</text:p>
          </table:table-cell>
          <table:table-cell table:number-columns-repeated="1023"/>
        </table:table-row>
        <table:table-row table:style-name="ro3">
          <table:table-cell office:value-type="string" calcext:value-type="string">
            <text:p>Sản phẩm vô cùng tốt</text:p>
          </table:table-cell>
          <table:table-cell table:number-columns-repeated="1023"/>
        </table:table-row>
        <table:table-row table:style-name="ro1">
          <table:table-cell office:value-type="string" calcext:value-type="string">
            <text:p>Nhận hàng là mã J/A. Không ưng lắm rồi vì ko tắt được tiếng. Đến lúc mở ra màu vàng cũng ko được đẹp như mong đợi. Là màu da, vàng rất nhạt, viền thì màu xạm như đồng xỉn. Chắc do rẻ hơn mã VN/A nhiều nên chỉ có thế. Máy mình do istore cung cấp, là hàng quốc tế. Lần trước có mua 2 cái ipad của tikitrading thì ưng ý hơn. Sẽ rút kinh nghiệm</text:p>
          </table:table-cell>
          <table:table-cell table:number-columns-repeated="1023"/>
        </table:table-row>
        <table:table-row table:style-name="ro2">
          <table:table-cell office:value-type="string" calcext:value-type="string">
            <text:p>Mình đã nhận đc máy nhưng ko có hoá đơn từ bên nhà cung cấp, cũng như không có phiếu bảo hành gì cả??? Vậy nếu có lỗi gì thì mình đến đâu để bảo hành hay khiếu nại đây ạ?</text:p>
          </table:table-cell>
          <table:table-cell table:number-columns-repeated="1023"/>
        </table:table-row>
        <table:table-row table:style-name="ro2">
          <table:table-cell office:value-type="string" calcext:value-type="string">
            <text:p>Điện thoại ổn không phải phàn nàn gì, Tiki giao hàng nhanh. Có điều khâu gói hàng của Tiki có vẻ không coi trọng khách hàng. 2 lần gần nhất mình mua hàng của Tiki thì nhận được thùng hàng lỏng lẻo, đồ bên trong muốn rớt ra ngoài.</text:p>
          </table:table-cell>
          <table:table-cell table:number-columns-repeated="1023"/>
        </table:table-row>
        <table:table-row table:style-name="ro3">
          <table:table-cell office:value-type="string" calcext:value-type="string">
            <text:p>Tầm giá này không thể đòi hỏi cao hơn được. Máy đơ, lag, mở nhiều tác vụ đơ trông thấy.</text:p>
          </table:table-cell>
          <table:table-cell table:number-columns-repeated="1023"/>
        </table:table-row>
        <table:table-row table:style-name="ro3">
          <table:table-cell office:value-type="string" calcext:value-type="string">
            <text:p>giá cả vậy ko đòi hỏi j dc nữa</text:p>
          </table:table-cell>
          <table:table-cell table:number-columns-repeated="1023"/>
        </table:table-row>
        <table:table-row table:style-name="ro3">
          <table:table-cell office:value-type="string" calcext:value-type="string">
            <text:p>pin tụt hơi nhanh</text:p>
          </table:table-cell>
          <table:table-cell table:number-columns-repeated="1023"/>
        </table:table-row>
        <table:table-row table:style-name="ro3">
          <table:table-cell office:value-type="string" calcext:value-type="string">
            <text:p>Pin tốt , loa rè, cam xấu, không ổn lắm</text:p>
          </table:table-cell>
          <table:table-cell table:number-columns-repeated="1023"/>
        </table:table-row>
        <table:table-row table:style-name="ro3">
          <table:table-cell office:value-type="string" calcext:value-type="string">
            <text:p>màn hình hay bị chớp, bắt wifi yếu</text:p>
          </table:table-cell>
          <table:table-cell table:number-columns-repeated="1023"/>
        </table:table-row>
        <table:table-row table:style-name="ro3">
          <table:table-cell office:value-type="string" calcext:value-type="string">
            <text:p>khá ổn với mức giá bán</text:p>
          </table:table-cell>
          <table:table-cell table:number-columns-repeated="1023"/>
        </table:table-row>
        <table:table-row table:style-name="ro1">
          <table:table-cell office:value-type="string" calcext:value-type="string">
            <text:p>- Điểm trừ: <text:s/>Cảm ứng bảo mật vân tay không được nhạy. Chuyển sang nhận dạng khuôn mặt thì ok. Màn hình bị lỗi, khi thực hiện cuộc gọi có chấm xanh nhấp nháy trên màn hình. <text:s/>Bắt mạng hơi kém và không ổn định. Vỏ nhựa và mặt kính không phải cường lực. <text:s/>- Điểm cộng là máy chạy khá mượt, chụp hình ổn, màn hình to nhưng trọng lượng nhẹ.</text:p>
          </table:table-cell>
          <table:table-cell table:number-columns-repeated="1023"/>
        </table:table-row>
        <table:table-row table:style-name="ro2">
          <table:table-cell office:value-type="string" calcext:value-type="string">
            <text:p>- Hài lòng: màn hình lớn, chạy mượt. chụp hình ổn - Không hài lòng: vân tay ko nhạy, nhận diện khuôn mặt lúc nằm thì 10 lần đc 2 lần, lúc ngồi hoặc đứng ổn hơn.</text:p>
          </table:table-cell>
          <table:table-cell table:number-columns-repeated="1023"/>
        </table:table-row>
        <table:table-row table:style-name="ro3">
          <table:table-cell office:value-type="string" calcext:value-type="string">
            <text:p>Loa nghe gọi nhỏ, rè</text:p>
          </table:table-cell>
          <table:table-cell table:number-columns-repeated="1023"/>
        </table:table-row>
        <table:table-row table:style-name="ro3">
          <table:table-cell office:value-type="string" calcext:value-type="string">
            <text:p>Bỏ thẻ nhớ vào không nhận , email lên tiki thì không thấy được phản hồi.</text:p>
          </table:table-cell>
          <table:table-cell table:number-columns-repeated="1023"/>
        </table:table-row>
        <table:table-row table:style-name="ro6">
          <table:table-cell office:value-type="string" calcext:value-type="string">
            <text:p>Mình nhận hàng full box, nguyên seal, check được Imei trên apple website. Tuy nhiên mình xài thấy máy bị nóng khá nhanh, mặc dù mới cầm để download apps như viber, skype.. các kiểu. Trong khi máy ip6 mình mua 3 năm rồi k hề bị vậy, máy chồng mình ip6Plus mua được 1 năm cũng k bị gì luôn mặc dù cầm coi video liên tục. Nên mình gọi tiki để hỗ trợ đổi trả. Bên tiki có cho thu hồi máy để kiểm tra. Tuy nhiên quá trình kiểm tra khá lâu. Mình đợi từ ngày 23/7 tới giờ là 4/7 vẫn chưa thấy ai liên lạc lại !!. K biết máy móc sao nữa. Bt mua đồ điện tử trên tiki cũng ok, có lần này có vẻ fail <text:s/></text:p>
          </table:table-cell>
          <table:table-cell table:number-columns-repeated="1023"/>
        </table:table-row>
        <table:table-row table:style-name="ro1">
          <table:table-cell office:value-type="string" calcext:value-type="string">
            <text:p>Rất hài lòng về chất lượng máy nhưng không hài lòng về giao hàng, đặt từ ngày 8/3 dự kiến giao hàng ngày 12/03 nhưng tiki ko check đơn, tới khi KH gọi tổng đài mới bắt đầu chuyển đến ngày 15/03 mới nhận được hàng. nên mình đánh giá 3* thôi nhé.</text:p>
          </table:table-cell>
          <table:table-cell table:number-columns-repeated="1023"/>
        </table:table-row>
        <table:table-row table:style-name="ro2">
          <table:table-cell office:value-type="string" calcext:value-type="string">
            <text:p>Hàng chuẩn, đóng gói đẹp - chắc chắn. Mình bán hàng online nên livestream nhiều nhưng thấy chất lượng camera trước ko bằng 6s plus. Không biết có cần dùng app ngoài nào ko ?</text:p>
          </table:table-cell>
          <table:table-cell table:number-columns-repeated="1023"/>
        </table:table-row>
        <table:table-row table:style-name="ro3">
          <table:table-cell office:value-type="string" calcext:value-type="string">
            <text:p>pin mau hết, hơi thất vọng, mới dùng mà đã hết 10%, chưa kể là sạc lâu đầy nữa</text:p>
          </table:table-cell>
          <table:table-cell table:number-columns-repeated="1023"/>
        </table:table-row>
        <table:table-row table:style-name="ro3">
          <table:table-cell office:value-type="string" calcext:value-type="string">
            <text:p>Rất hài lòng về thời gian trả hàng, chất lượng hiện tại dùng cũng rất ổn, hàng đảm bảo đúng hãng.</text:p>
          </table:table-cell>
          <table:table-cell table:number-columns-repeated="1023"/>
        </table:table-row>
        <table:table-row table:style-name="ro3">
          <table:table-cell office:value-type="string" calcext:value-type="string">
            <text:p>Cái này là hàng mới 100% hay hàng cpo vậy???????????</text:p>
          </table:table-cell>
          <table:table-cell table:number-columns-repeated="1023"/>
        </table:table-row>
        <table:table-row table:style-name="ro3">
          <table:table-cell office:value-type="string" calcext:value-type="string">
            <text:p>hàng này là mã VN/A đúng ko AD nhỉ </text:p>
          </table:table-cell>
          <table:table-cell table:number-columns-repeated="1023"/>
        </table:table-row>
        <table:table-row table:style-name="ro1">
          <table:table-cell office:value-type="string" calcext:value-type="string">
            <text:p>Mình đã nhận được điện thoại, thử các chức năng ok, tuy nhiên tai nghe không sử dụng được khi cắm vào điện thoại, cả hai tai nghe đều không nghe được, thử lại nhiều lần cũng không được, thử với tai nghe cũ thì vẫn nghe bình thường, đề nghị tiki bảo hành tai nghe giúp mình</text:p>
          </table:table-cell>
          <table:table-cell table:number-columns-repeated="1023"/>
        </table:table-row>
        <table:table-row table:style-name="ro1">
          <table:table-cell office:value-type="string" calcext:value-type="string">
            <text:p>Mình có đặt iphone 11 promax này, lúc mình đặt thì vẫn là tiki trading nhưng ko có tiki now, nhắm mắt thôi kệ vẫn đặt, sang ngày hôm sau tức 6/11 thì có mark tiki now, mình mới định nhờ shopee đổi lại đơn hàng để đặt tiki now nhưng vẫn ko được hỗ trợ ( dù đã đóng gói tiki now 6 tháng ). Cứ bảo là hàng ko có sẵn ở kho tphcm, trong khi có tag tikinow?</text:p>
          </table:table-cell>
          <table:table-cell table:number-columns-repeated="1023"/>
        </table:table-row>
        <table:table-row table:style-name="ro4">
          <table:table-cell office:value-type="string" calcext:value-type="string">
            <text:p>Các bạn mua hàng trả góp qua thẻ tín dụng nên cẩn thận. Ngày 21/12 mình mua ịhone 11 chọn phương thức thanh toán trả góp qua thẻ tín dụng citibank 6 tháng. Ngày 28/12 nhận sao kê full 100% tiền điện thoại. Gọi lên tổng đài, bạn tiếp nhận nói thông thường mất hơn 5 ngày để chuyển đổi <text:s/>. <text:s/>cho nên nếu sao kê của mình sát ngày thì phải báo trước với Tiki. Lần đầu nghe đến vụ này luôn, quá hoảng. Tiki vui lòng giải quyết sớm giúp mình.</text:p>
          </table:table-cell>
          <table:table-cell table:number-columns-repeated="1023"/>
        </table:table-row>
        <table:table-row table:style-name="ro1">
          <table:table-cell office:value-type="string" calcext:value-type="string">
            <text:p>Giao hàng trễ, kèm thông báo sẽ tặng voucher 500k, nhận hàng từ 8/11 gọi lên tổng đài 3 lần hỏi voucher, lần nào cũng để bên em kiểm tra, giống như đi xin vậy, nếu vậy thì đừng để thông báo chi cho mệt Tiki ơi... về phần đt thì ok, full box, nguyên seal, chính hãng VN/A, quảng cáo thì khá hay nhưng hậu mãi thì phải coi lại.</text:p>
          </table:table-cell>
          <table:table-cell table:number-columns-repeated="1023"/>
        </table:table-row>
        <table:table-row table:style-name="ro2">
          <table:table-cell office:value-type="string" calcext:value-type="string">
            <text:p>Cảm giác chế độ chụp hình không đẹp bằng xs max, hình ảnh hơi tối, nếu nâng cấp thì cũng không có gì đặc sắc hơn xsmax. Hơi thất vọng!</text:p>
          </table:table-cell>
          <table:table-cell table:number-columns-repeated="1023"/>
        </table:table-row>
        <table:table-row table:style-name="ro3">
          <table:table-cell office:value-type="string" calcext:value-type="string">
            <text:p>Vừa mua xong thì giảm giá <text:s text:c="2"/>Quá buồn <text:s/>Vừa mua xong thì giảm giá <text:s text:c="2"/>Quá buồn</text:p>
          </table:table-cell>
          <table:table-cell table:number-columns-repeated="1023"/>
        </table:table-row>
        <table:table-row table:style-name="ro3">
          <table:table-cell office:value-type="string" calcext:value-type="string">
            <text:p>Mới mua hôm trước hôm sau nó giảm ngay 1tr. Chán không buồn nhìn <text:s text:c="2"/>.</text:p>
          </table:table-cell>
          <table:table-cell table:number-columns-repeated="1023"/>
        </table:table-row>
        <table:table-row table:style-name="ro3">
          <table:table-cell office:value-type="string" calcext:value-type="string">
            <text:p>Ok, tuy nhiên pin nhanh hết quá</text:p>
          </table:table-cell>
          <table:table-cell table:number-columns-repeated="1023"/>
        </table:table-row>
        <table:table-row table:style-name="ro2">
          <table:table-cell office:value-type="string" calcext:value-type="string">
            <text:p>Camera trước mang tiếng 32MP mà chụp hình xấu không chịu nổi. Độ phân giải của màn hình cực kém. Số tiền bỏ ra không tương xứng với chất lượng. Thà mua S9+ xài còn đẹp hơn nhiều.</text:p>
          </table:table-cell>
          <table:table-cell table:number-columns-repeated="1023"/>
        </table:table-row>
        <table:table-row table:style-name="ro3">
          <table:table-cell office:value-type="string" calcext:value-type="string">
            <text:p>Máy tụt pin quá nhanh. Sạc đầy để từ tối tới sáng mất 15% pin.</text:p>
          </table:table-cell>
          <table:table-cell table:number-columns-repeated="1023"/>
        </table:table-row>
        <table:table-row table:style-name="ro2">
          <table:table-cell office:value-type="string" calcext:value-type="string">
            <text:p>máy mới nhưng dùng bình thường đã nóng, và pin cũng nhanh hết, k như dòng cũ samsung J7 Prime hay A20, máy dùng k nóng dù vừa sạc vừa chơi, thất vọng quá <text:s/>. <text:s/>k biết do cấu hình máy hay do hệ điều hành mới Android nữa <text:s/>. </text:p>
          </table:table-cell>
          <table:table-cell table:number-columns-repeated="1023"/>
        </table:table-row>
        <table:table-row table:style-name="ro2">
          <table:table-cell office:value-type="string" calcext:value-type="string">
            <text:p>nhận hàng ngày 18-3 giá 6350k ,sau 2 ngày giảm 100k,và đến hôm nay giảm 200k còn 6150k.cảm thấy buồn và thất vọng với tiki quá, mặc dù không đáng bao nhiêu nhưng sao trong lòng vẫn không thể vui với cách làm của tiki trading.</text:p>
          </table:table-cell>
          <table:table-cell table:number-columns-repeated="1023"/>
        </table:table-row>
        <table:table-row table:style-name="ro2">
          <table:table-cell office:value-type="string" calcext:value-type="string">
            <text:p>Máy mình mua về không hề cài đặt gì thêm nhưng khi cài các app ngân hàng đều báo không chấp nhận thiết bị đã root. Không biết thiết bị của mình đã bị root từ khi nào? Shop xem cách khắc phục và phản hồi mình ngay nhé.</text:p>
          </table:table-cell>
          <table:table-cell table:number-columns-repeated="1023"/>
        </table:table-row>
        <table:table-row table:style-name="ro2">
          <table:table-cell office:value-type="string" calcext:value-type="string">
            <text:p>tất cả đều ổn, riêng về phần camera thì cực tệ, đây là lần đầu mình dùng samsung nên k rõ là cam của samsung vậy hay chiếc máy này của mình bị lỗi, và mình k tìm thấy phần liên lạc <text:s/>với shop</text:p>
          </table:table-cell>
          <table:table-cell table:number-columns-repeated="1023"/>
        </table:table-row>
        <table:table-row table:style-name="ro3">
          <table:table-cell office:value-type="string" calcext:value-type="string">
            <text:p>Hiện tại tôi không kích hoạt được bảo hành của điện thoại nên nhờ bộ phận kỹ thuật tiki hỗ trợ kích hoạt giùm. Xin cám ơn</text:p>
          </table:table-cell>
          <table:table-cell table:number-columns-repeated="1023"/>
        </table:table-row>
        <table:table-row table:style-name="ro3">
          <table:table-cell office:value-type="string" calcext:value-type="string">
            <text:p>máy không thực hiện được cuộc gọi đi. cuộc gọi đến vẫn nhận bình thường. ai kiểm tra được tại sao k. máy mới lấy về</text:p>
          </table:table-cell>
          <table:table-cell table:number-columns-repeated="1023"/>
        </table:table-row>
        <table:table-row table:style-name="ro3">
          <table:table-cell office:value-type="string" calcext:value-type="string">
            <text:p>Hàng đã bị bóc trước khi mình nhận hơn nữa hàng còn bị trầy xước đợi một vài hôm nữa mình sẽ nhận xét kĩ hơn</text:p>
          </table:table-cell>
          <table:table-cell table:number-columns-repeated="1023"/>
        </table:table-row>
        <table:table-row table:style-name="ro3">
          <table:table-cell office:value-type="string" calcext:value-type="string">
            <text:p>Nhận diện khuôn mặt lúc được lúc không. Quay video cực xấu, xấu ko tưởng luôn. Chụp hình thì ok, ổn.</text:p>
          </table:table-cell>
          <table:table-cell table:number-columns-repeated="1023"/>
        </table:table-row>
        <table:table-row table:style-name="ro3">
          <table:table-cell office:value-type="string" calcext:value-type="string">
            <text:p>Sản phẩm dùng khá tốt. Tuy nhiên cảm ứng không thấy nhạy cho lắm. Vỏ máy được bọc gọn gàng</text:p>
          </table:table-cell>
          <table:table-cell table:number-columns-repeated="1023"/>
        </table:table-row>
        <table:table-row table:style-name="ro3">
          <table:table-cell office:value-type="string" calcext:value-type="string">
            <text:p>máy đẹp,nhìn chung ổn nhưng cảm biến vân tay k nhạy</text:p>
          </table:table-cell>
          <table:table-cell table:number-columns-repeated="1023"/>
        </table:table-row>
        <table:table-row table:style-name="ro3">
          <table:table-cell office:value-type="string" calcext:value-type="string">
            <text:p>Máy gì k biết luc nap pin máy nóng ran lên ...!</text:p>
          </table:table-cell>
          <table:table-cell table:number-columns-repeated="1023"/>
        </table:table-row>
        <table:table-row table:style-name="ro2">
          <table:table-cell office:value-type="string" calcext:value-type="string">
            <text:p>Máy của mình bị lag giật, mấy phím cảm ứng ở dưới bị chậm, ko nhạy, vào ứng dụng đôi khi tự bị văng ra trong khi kinh chỉ mở 1 ứng dụng, mong tiki xem xét cho mình với</text:p>
          </table:table-cell>
          <table:table-cell table:number-columns-repeated="1023"/>
        </table:table-row>
        <table:table-row table:style-name="ro2">
          <table:table-cell office:value-type="string" calcext:value-type="string">
            <text:p>hình ảnh bị nhòe, xem video k rõ nét, mờ, màn hình tối. chak do mình dùng samsung quen rồi lên thấy vậy! nhưng với giá tiền vậy thì nghĩ dùng tạm được.</text:p>
          </table:table-cell>
          <table:table-cell table:number-columns-repeated="1023"/>
        </table:table-row>
        <table:table-row table:style-name="ro3">
          <table:table-cell office:value-type="string" calcext:value-type="string">
            <text:p>tính đa nhiệm trên điện thoại thật sự kém wifi không ổn chập chờn đôi lúc đứng máy</text:p>
          </table:table-cell>
          <table:table-cell table:number-columns-repeated="1023"/>
        </table:table-row>
        <table:table-row table:style-name="ro3">
          <table:table-cell office:value-type="string" calcext:value-type="string">
            <text:p>Tốt trong tầm giá. <text:s/>Tuy nhiên sản phẩm dễ chạm cảm ứng khi tay cầm trúng viền đt</text:p>
          </table:table-cell>
          <table:table-cell table:number-columns-repeated="1023"/>
        </table:table-row>
        <table:table-row table:style-name="ro3">
          <table:table-cell office:value-type="string" calcext:value-type="string">
            <text:p>gi hàng đặt 6 ngày rồi chưa thấy giao</text:p>
          </table:table-cell>
          <table:table-cell table:number-columns-repeated="1023"/>
        </table:table-row>
        <table:table-row table:style-name="ro3">
          <table:table-cell office:value-type="string" calcext:value-type="string">
            <text:p>giao hàng thì chậm.trải nghiệm thì máy khá mượt xài thấy khá.ok</text:p>
          </table:table-cell>
          <table:table-cell table:number-columns-repeated="1023"/>
        </table:table-row>
        <table:table-row table:style-name="ro3">
          <table:table-cell office:value-type="string" calcext:value-type="string">
            <text:p>Shop cho mình hỏi mình mua 2 cái máy zonobowr shop không nhận sim thì làm thế nào</text:p>
          </table:table-cell>
          <table:table-cell table:number-columns-repeated="1023"/>
        </table:table-row>
        <table:table-row table:style-name="ro3">
          <table:table-cell office:value-type="string" calcext:value-type="string">
            <text:p>loa bé wa bat loa ngoai nghe hoi nho liwu co đoi dc ko vay</text:p>
          </table:table-cell>
          <table:table-cell table:number-columns-repeated="1023"/>
        </table:table-row>
        <table:table-row table:style-name="ro3">
          <table:table-cell office:value-type="string" calcext:value-type="string">
            <text:p>Như Hình......................................................</text:p>
          </table:table-cell>
          <table:table-cell table:number-columns-repeated="1023"/>
        </table:table-row>
        <table:table-row table:style-name="ro3">
          <table:table-cell office:value-type="string" calcext:value-type="string">
            <text:p>toi muon doi dien thoai no bi loi</text:p>
          </table:table-cell>
          <table:table-cell table:number-columns-repeated="1023"/>
        </table:table-row>
        <table:table-row table:style-name="ro3">
          <table:table-cell office:value-type="string" calcext:value-type="string">
            <text:p>Dt còn hở chưa dc xat lam</text:p>
          </table:table-cell>
          <table:table-cell table:number-columns-repeated="1023"/>
        </table:table-row>
        <table:table-row table:style-name="ro3">
          <table:table-cell office:value-type="string" calcext:value-type="string">
            <text:p>Hài lòng nhưng loa hơi nhỏ</text:p>
          </table:table-cell>
          <table:table-cell table:number-columns-repeated="1023"/>
        </table:table-row>
        <table:table-row table:style-name="ro3">
          <table:table-cell office:value-type="string" calcext:value-type="string">
            <text:p>sp dung khong nhu mong doi</text:p>
          </table:table-cell>
          <table:table-cell table:number-columns-repeated="1023"/>
        </table:table-row>
        <table:table-row table:style-name="ro3">
          <table:table-cell office:value-type="string" calcext:value-type="string">
            <text:p>nghe nhỏ quá</text:p>
          </table:table-cell>
          <table:table-cell table:number-columns-repeated="1023"/>
        </table:table-row>
        <table:table-row table:style-name="ro4">
          <table:table-cell office:value-type="string" calcext:value-type="string">
            <text:p>Lột máy ra cứ có cảm giác là hàng đã bị kích hoạt rồi, vì OS sẵn là ipad os 13 chứ không phải ios 12. Đăng nhập các kiểu xong thì ngày bảo hành là 29-11-2020 (trong khi mình kích hoạt ngày 27 tháng 12, tức là mất gần 1 tháng) Vậy đây là hàng trôi bảo hành. Mà hàng trôi bảo hành phải là hàng sản xuất ở đợt đầu sao mà os 13 được không hiểu luôn <text:s/>nhưng vì mình mua giá rẻ ... cộng giảm giá các kiểu lại ra 10tr5 ... nên thôi nghĩ tiền nào của nấy cho rồi</text:p>
          </table:table-cell>
          <table:table-cell table:number-columns-repeated="1023"/>
        </table:table-row>
        <table:table-row table:style-name="ro1">
          <table:table-cell office:value-type="string" calcext:value-type="string">
            <text:p>Máy còn mới nguyên seal, chưa active, hình thức đẹp. Tuy nhiên ko hài lòng tiki ở điểm nên ghi là Hàng nhập khẩu hay xách tay thì đúng hơn. Ghi là hàng chính hãng cứ tưởng là được bảo hành chính hãng Apple Việt Nam, hóa ra là hàng xách tay. Giờ mà có lỗi lầm gì thì tự gửi qua nước ngoài bảo hành à.</text:p>
          </table:table-cell>
          <table:table-cell table:number-columns-repeated="1023"/>
        </table:table-row>
        <table:table-row table:style-name="ro1">
          <table:table-cell office:value-type="string" calcext:value-type="string">
            <text:p>Mất tiền cho TikiNow nhưng phải đợi shipper đến muộn so với tin nhắn Tiki thông báo qua SMS tận 1 tiếng. Mua được 2-3 ngày đã thấy tụt giá thấp hơn 200k. Ko biết phải nhận xét gì, mua hàng điện tử của Tiki vài lần kinh nghiệm thấy rất dễ bị hớ giá.</text:p>
          </table:table-cell>
          <table:table-cell table:number-columns-repeated="1023"/>
        </table:table-row>
        <table:table-row table:style-name="ro2">
          <table:table-cell office:value-type="string" calcext:value-type="string">
            <text:p>Vừa nhận hàng bị điểm chết màn hình. Mã LL/A. Đúng là chán. Đang chờ giải quyết. Check bảo hành thì báo Purchase date not validated không biết là làm sao???? Nguồn gốc hàng hoá như thế nào nữa. Lần đầu tiên nhận xét tiêu cực</text:p>
          </table:table-cell>
          <table:table-cell table:number-columns-repeated="1023"/>
        </table:table-row>
        <table:table-row table:style-name="ro2">
          <table:table-cell office:value-type="string" calcext:value-type="string">
            <text:p>mình mới nhận máy, kích hoạt hôm nay, nhưng check trên web của apple lại chỉ bảo hành đến tháng 3.2020 nhỉ, tiki giải thích giúp mình vde này</text:p>
          </table:table-cell>
          <table:table-cell table:number-columns-repeated="1023"/>
        </table:table-row>
        <table:table-row table:style-name="ro2">
          <table:table-cell office:value-type="string" calcext:value-type="string">
            <text:p>tiki báo 2 ngày giao hàng mà, mất gần 3 ngày mới giao hàng, lần đầu mua vì uy tín hàng chính hãng và giao hàng nhanh nhưng hơi thất vọng.</text:p>
          </table:table-cell>
          <table:table-cell table:number-columns-repeated="1023"/>
        </table:table-row>
        <table:table-row table:style-name="ro3">
          <table:table-cell office:value-type="string" calcext:value-type="string">
            <text:p>Em bị một điểm sáng như trên hình ạ , mong tiki giải quyết giúp em ạ em cảm ơn ạ</text:p>
          </table:table-cell>
          <table:table-cell table:number-columns-repeated="1023"/>
        </table:table-row>
        <table:table-row table:style-name="ro3">
          <table:table-cell office:value-type="string" calcext:value-type="string">
            <text:p>- Nguyên seal mã LL, máy active trước 2 ngày so với ngày nhận được sản phẩm - Giao hàng TIKI NOW chậm (hơi thất vọng)</text:p>
          </table:table-cell>
          <table:table-cell table:number-columns-repeated="1023"/>
        </table:table-row>
        <table:table-row table:style-name="ro3">
          <table:table-cell office:value-type="string" calcext:value-type="string">
            <text:p>Hi shop, sao máy mình đặt mua ngày 29/9/2019 mà vào kiểm tra thì active ngày 27/9/2019 là sao?</text:p>
          </table:table-cell>
          <table:table-cell table:number-columns-repeated="1023"/>
        </table:table-row>
        <table:table-row table:style-name="ro3">
          <table:table-cell office:value-type="string" calcext:value-type="string">
            <text:p>Hàng bình thường như mô tả</text:p>
          </table:table-cell>
          <table:table-cell table:number-columns-repeated="1023"/>
        </table:table-row>
        <table:table-row table:style-name="ro2">
          <table:table-cell office:value-type="string" calcext:value-type="string">
            <text:p>Sản phẩm ok. đúng phiên bản và thông tin đặt hàng. tuy nhiên khi nhận vỏ hộp bị móp 1 cạnh khá lớn. sản phẩm bên trong nguyên vẹn.</text:p>
          </table:table-cell>
          <table:table-cell table:number-columns-repeated="1023"/>
        </table:table-row>
        <table:table-row table:style-name="ro6">
          <table:table-cell office:value-type="string" calcext:value-type="string">
            <text:p>Hình như có lỗi khi thanh toán mà nhập lấy hoá đơn điện tử, mình thử mấy ngày liền, đổi thẻ, đổi đt, đổi từ app qua web vẫn k thể thanh toán, tính đi mua chỗ khác luôn. Gọi hotline lẫn chat online đều k thể giải quyết được, ng thì kêu thử đổi thẻ, ng thì kêu kill app đi tải lại... vậy mà 1 lần thử ko nhập thông tin hoá đơn thì thanh toán được. <text:s/>Thử từ lúc giá 21.990 tới khi giá thành 20.990 🙄 <text:s/>Được cái giao hàng nhanh, chiều 4h đặt thành công thì tối 8h giao luôn. <text:s/>Máy nguyên seal chưa thấy có lỗi gì nên tạm thời đánh giá vậy thôi.</text:p>
          </table:table-cell>
          <table:table-cell table:number-columns-repeated="1023"/>
        </table:table-row>
        <table:table-row table:style-name="ro7">
          <table:table-cell office:value-type="string" calcext:value-type="string">
            <text:p>Hôm nay 12-10-2019 mình mới nhận hàng mình đặc là ngày 10. Mình mua có tiki xu nên còn 6.379.971. Đóng gói cẩn thận nhưng có điều buồn là về kiểm tra thấy cục sạc dự phòng củ bì trầy sướt. Nhưng được cái TIKI hồ trợ đổi cái mới giống A giao hàng khen. Còn điều buồn hơn như các bạn thấy ảnh mình đăng thì nó chỉ có 1/3 là màu Tím còn lại là xanh như kiểu xanh nước biển vậy đó, các cạnh xung quanh nó cũng màu xanh luôn nhé. Gọi lên TIKI mình báo sau màu Tím quá ít còn màu Xanh quá nhiều cho tui đổi được không. Vì tôi cũng chưa bỏ sim hay mở máy gì hết máy hoàn toàn còn nguyên chưa sử dụng mặt dù mọi chuyện diễn ra cùng 1 ngày nhưng họ vẫn không cho đổi trả. Nên các bạn hãy hết sức cẩn thận nhất là các bạn nữ thích màu Tím các bạn chọn máy này sẽ đột phá luôn sự tưởng tượng của các bạn nhé. Còn các A nào muốn tặng bạn Gái tốt nhất là tham khảo thật kỹ. Tránh có sự đáng tiếc như tui nhé.</text:p>
          </table:table-cell>
          <table:table-cell table:number-columns-repeated="1023"/>
        </table:table-row>
        <table:table-row table:style-name="ro1">
          <table:table-cell office:value-type="string" calcext:value-type="string">
            <text:p>Mình vừa nhận máy lúc sáng nay. Mình kiểm tra cấu hình thì thấy dung lượng RAM khả dụng chỉ còn 4,5 GB / 8 GB ? Mặc dù chưa cài một ứng dụng nào cả. Vậy không lẽ độc ứng dụng của hệ thống thôi mà chiếm đến 3,5 GB ? <text:s/>Như vậy thì có bình thường không mọi người ? Và làm sao để kiểm tra máy có chuẩn và chính hãng hay không ạ ?</text:p>
          </table:table-cell>
          <table:table-cell table:number-columns-repeated="1023"/>
        </table:table-row>
        <table:table-row table:style-name="ro3">
          <table:table-cell office:value-type="string" calcext:value-type="string">
            <text:p>Máy 2 GB ram nhưng giật lác nhiều. CHất lượng không bằng những máy Xiaomi hay samsung cùng cấu hình.</text:p>
          </table:table-cell>
          <table:table-cell table:number-columns-repeated="1023"/>
        </table:table-row>
        <table:table-row table:style-name="ro3">
          <table:table-cell office:value-type="string" calcext:value-type="string">
            <text:p>máy bị bị đơ rất nhiều sau khi dùng đc có hơn tháng chắc tiền nào của nấy ....buồn</text:p>
          </table:table-cell>
          <table:table-cell table:number-columns-repeated="1023"/>
        </table:table-row>
        <table:table-row table:style-name="ro3">
          <table:table-cell office:value-type="string" calcext:value-type="string">
            <text:p>được hợp với túi tiền</text:p>
          </table:table-cell>
          <table:table-cell table:number-columns-repeated="1023"/>
        </table:table-row>
        <table:table-row table:style-name="ro2">
          <table:table-cell office:value-type="string" calcext:value-type="string">
            <text:p>Hàng đẹp con mới nguyên. Tuy nhiên mình thấy nó có 1 nhược điểm đó là khi viết chữ thì ko viết nhanh đc. Rất hay bị viết sai. Ko bằng các dòng máy khác. Hơi buồn</text:p>
          </table:table-cell>
          <table:table-cell table:number-columns-repeated="1023"/>
        </table:table-row>
        <table:table-row table:style-name="ro3">
          <table:table-cell office:value-type="string" calcext:value-type="string">
            <text:p>bắt wifi xa mạnh, cảm ứng khi lướt có hiện tượng giật ngược lại, thích hợp xem Youtube vì bin trâu</text:p>
          </table:table-cell>
          <table:table-cell table:number-columns-repeated="1023"/>
        </table:table-row>
        <table:table-row table:style-name="ro4">
          <table:table-cell office:value-type="string" calcext:value-type="string">
            <text:p>Máy tôi mua mini 5 có hiện tượng bị mát, giật tê tê nhẹ, đã thử lấy cục sạc khác sạc <text:s/>mini5 vẫn bị. - thử lấy máy ipad khác sạc với cục sạc mini5 thị k bị - thử lấy cục sạc máy ipad khác sạc vào mini5 vẫn bị tê tê. =&gt;suy ra dó máy có vấn đề, nhờ tiki hổ trợ sớm note: lúc tôi nhận hàng máy đóng gói sụt xịt k chắc chắn, k có mút chống sốc chỉ lót giấy phía dưới hộp(nhờ tiki xem lại bộ phận đóng gói <text:s/>để bảo vệ máy chắc chắn an toàn hơn cho những máy điện tử giá trị cao</text:p>
          </table:table-cell>
          <table:table-cell table:number-columns-repeated="1023"/>
        </table:table-row>
        <table:table-row table:style-name="ro4">
          <table:table-cell office:value-type="string" calcext:value-type="string">
            <text:p>Giao hàng khá nhanh khi sử dụng tiki now. Chắc nhà mình ở gần tiki , <text:s/>còn về chất lượng sản phẩm thì ban đầu pin tụt khá nhanh,. Sau sạc 2 lần thì ổn định hơn. Hy vọng k có lỗi gì. Máy nguyên sales . Bóc ra thấy bị kích hoạt bảo hành trước 1 tháng , sau đó lên tiki bấm kiểm tra theo link của tiki thì bảo hành đổi lại kích trước mua 1 ngày. Trải nghiệm hơi buồn nhưng giá cũng mềm nên tạm chấp nhận. Cho tầm 3.5 sao</text:p>
          </table:table-cell>
          <table:table-cell table:number-columns-repeated="1023"/>
        </table:table-row>
        <table:table-row table:style-name="ro7">
          <table:table-cell office:value-type="string" calcext:value-type="string">
            <text:p>Ipad mã ZP/A của Hồng Kông. Hàng nguyên seal. Nhưng hoàn thiện có vẻ kém. Nút Home bấm cảm giác nó hơi cấn vào tay, khi vuốt qua sẽ cảm nhận được cái vân tay nó bị lồi lên. Không như ipad 9.7 2018 hàng LL, vuốt qua phím Home thấy nó liền lạc. Về giao hàng, mình đặt 2 đơn hàng ipad mini 5, đơn đầu hủy do mua không áp MGG 300k, đơn hàng sau vận chuyển đúng hẹn, nhưng cách đóng gói thì hết sức sơ sài. Nhân viên giao hàng của ninjavan còn không thèm gọi điện báo trước, đến thẳng cơ quan mình và hỏi lớn có đơn hàng của anh ABC... Hộp giấy tiki ngoài và đựng luôn hộp ipad ở trong, không chèn xốp gì cả. Không có luôn cả hoá đơn gì của bên tiki. Mình viết nhận xét này sau 2 ngày nhận hàng. Nhận hàng gấp gáp trong lúc đang làm việc nên mình ko chụp lại được lúc mở sp. Nhưng mà với 1 sp giá trị lớn và dễ gặp rủi ro như ipad mà giao hàng vậy thì không ổn.</text:p>
          </table:table-cell>
          <table:table-cell table:number-columns-repeated="1023"/>
        </table:table-row>
        <table:table-row table:style-name="ro4">
          <table:table-cell office:value-type="string" calcext:value-type="string">
            <text:p>Vừa mới nhận máy xong. Bình như bên Tiki không yêu cầu bên giao hàng cần đóng gói sản phẩm cẩn thận. Với 01 sản phẩm có giá trị cao mà bên trong hộp chỉ có bọc 1 túi ny long khí. Điều nữa là mình check trên https://support.apple.com/my-support thì iPad của mình không có thời hạn bảo hành, cũng như kiểm tra phần setting&gt;&gt;&gt;general&gt;&gt;&gt;about thì không hiện dòng Limited warranty (Ipad mình nhận sử dụng chạc ba chấu).</text:p>
          </table:table-cell>
          <table:table-cell table:number-columns-repeated="1023"/>
        </table:table-row>
        <table:table-row table:style-name="ro2">
          <table:table-cell office:value-type="string" calcext:value-type="string">
            <text:p>Mình mua được 1 tuần thì màn hình bị hỏng, và được tiki đổi máy mới, vừa nhận được xong nên chưa biết chất lượng thế nào. Tuy nhiên cũng đánh giá tốt về việc xử lý đối trả nhanh chóng.</text:p>
          </table:table-cell>
          <table:table-cell table:number-columns-repeated="1023"/>
        </table:table-row>
        <table:table-row table:style-name="ro2">
          <table:table-cell office:value-type="string" calcext:value-type="string">
            <text:p>Tôi mua ipad mini 5 ngày 28/9. Đến nay 12/10 sư dụng thì xạc có vấn đề như xạc không vô. Tiki hỗ trợ liên hệ bảo hành sớm giúp tôi</text:p>
          </table:table-cell>
          <table:table-cell table:number-columns-repeated="1023"/>
        </table:table-row>
        <table:table-row table:style-name="ro3">
          <table:table-cell office:value-type="string" calcext:value-type="string">
            <text:p>sạc như bị hỏng hay sao ớ cắm vô lên đc 30 giây sau tắt, mong tiki hỗ trợ</text:p>
          </table:table-cell>
          <table:table-cell table:number-columns-repeated="1023"/>
        </table:table-row>
        <table:table-row table:style-name="ro3">
          <table:table-cell office:value-type="string" calcext:value-type="string">
            <text:p>nút tăng âm lượng gia công kém, cảm giác như sắp liệt. còn đâu ổn, đóng gói cẩn thận</text:p>
          </table:table-cell>
          <table:table-cell table:number-columns-repeated="1023"/>
        </table:table-row>
        <table:table-row table:style-name="ro3">
          <table:table-cell office:value-type="string" calcext:value-type="string">
            <text:p>Mình đã nhận hàng, hàng của Hong Kong, nhưng k thấy bút, sản phẩm này có bút không tiki</text:p>
          </table:table-cell>
          <table:table-cell table:number-columns-repeated="1023"/>
        </table:table-row>
        <table:table-row table:style-name="ro3">
          <table:table-cell office:value-type="string" calcext:value-type="string">
            <text:p>Tiki nên xem xét lại cách giao hàng đi, máy thì xày ok</text:p>
          </table:table-cell>
          <table:table-cell table:number-columns-repeated="1023"/>
        </table:table-row>
        <table:table-row table:style-name="ro3">
          <table:table-cell office:value-type="string" calcext:value-type="string">
            <text:p>Mọi thứ đều ưng ý trừ loa ngoài. Nghe quá nhỏ!!! FACE time nghe nhỏ lắm ko sướng gì.</text:p>
          </table:table-cell>
          <table:table-cell table:number-columns-repeated="1023"/>
        </table:table-row>
        <table:table-row table:style-name="ro3">
          <table:table-cell office:value-type="string" calcext:value-type="string">
            <text:p>Đã đăng ky trả góp mà ko dc xét vo trả gop tin dung làm j sao ko dc rui</text:p>
          </table:table-cell>
          <table:table-cell table:number-columns-repeated="1023"/>
        </table:table-row>
        <table:table-row table:style-name="ro3">
          <table:table-cell office:value-type="string" calcext:value-type="string">
            <text:p>máy bị chấm đen trong màn hình có được bảo hành k</text:p>
          </table:table-cell>
          <table:table-cell table:number-columns-repeated="1023"/>
        </table:table-row>
        <table:table-row table:style-name="ro3">
          <table:table-cell office:value-type="string" calcext:value-type="string">
            <text:p>Ko thể tin nổi, mới mua đc 1 tuần mà giá giảm mất 300k</text:p>
          </table:table-cell>
          <table:table-cell table:number-columns-repeated="1023"/>
        </table:table-row>
        <table:table-row table:style-name="ro3">
          <table:table-cell office:value-type="string" calcext:value-type="string">
            <text:p>Tốt</text:p>
          </table:table-cell>
          <table:table-cell table:number-columns-repeated="1023"/>
        </table:table-row>
        <table:table-row table:style-name="ro3">
          <table:table-cell office:value-type="string" calcext:value-type="string">
            <text:p>Đt tốt nhưng tiền thuế đến 1tr090k</text:p>
          </table:table-cell>
          <table:table-cell table:number-columns-repeated="1023"/>
        </table:table-row>
        <table:table-row table:style-name="ro3">
          <table:table-cell office:value-type="string" calcext:value-type="string">
            <text:p>nhanh hết pin..</text:p>
          </table:table-cell>
          <table:table-cell table:number-columns-repeated="1023"/>
        </table:table-row>
        <table:table-row table:style-name="ro1">
          <table:table-cell office:value-type="string" calcext:value-type="string">
            <text:p>Mình mua máy 1 tuần rồi, mọi thứ vẫn rất ổn. Trừ việc máy tính không nhận diện được Kindle. Mình đang xài macbook air, khi cắm kindle vào lap thì chỉ chuyển qua chế độ sạc, lap mình không có bất kì tín hiệu nào của Kindle cả. Mình đã thử tắt kindle và kết nối lại nhưng vẫn không được. Nhờ tiki hỗ trợ giúp ạ</text:p>
          </table:table-cell>
          <table:table-cell table:number-columns-repeated="1023"/>
        </table:table-row>
        <table:table-row table:style-name="ro2">
          <table:table-cell office:value-type="string" calcext:value-type="string">
            <text:p>Tôi mua 1 máy từ tháng 9 năm 2019, đã dùng ổn định từ hồi đó. Tự nhiên máy ko thể mở được từ hôm qua. ko biết chế độ sửa chữa và bảo hành như thế nào. Tôi ko tìm thấy thông tin liên lạc với cửa hàng Cửa hàng liên lạc lại với tôi nhé. Cám ơn!</text:p>
          </table:table-cell>
          <table:table-cell table:number-columns-repeated="1023"/>
        </table:table-row>
        <table:table-row table:style-name="ro3">
          <table:table-cell office:value-type="string" calcext:value-type="string">
            <text:p>Thực sự mình cũng không biết máy này 2018 hay 2019 nữa. Chỉ biết nó là Kindle Paperwhite(10th Generation) thôi.</text:p>
          </table:table-cell>
          <table:table-cell table:number-columns-repeated="1023"/>
        </table:table-row>
        <table:table-row table:style-name="ro2">
          <table:table-cell office:value-type="string" calcext:value-type="string">
            <text:p>Mình mua máy này cả 2 tháng nay đến giờ vẫn chưa nhận được hoá đơn là vì sao ạ? Trong khi báo cho mình là khoảng 7 ngày sau khi nhận hàng sẽ nhận được hoá đơn!!</text:p>
          </table:table-cell>
          <table:table-cell table:number-columns-repeated="1023"/>
        </table:table-row>
        <table:table-row table:style-name="ro3">
          <table:table-cell office:value-type="string" calcext:value-type="string">
            <text:p>Thật sự là thấy hơi bé so với hình dung vì ko để ý kích thước, cứ nghĩ giống cái cũ ở nhà.</text:p>
          </table:table-cell>
          <table:table-cell table:number-columns-repeated="1023"/>
        </table:table-row>
        <table:table-row table:style-name="ro3">
          <table:table-cell office:value-type="string" calcext:value-type="string">
            <text:p>Sản phẩm hơi lag, xử lý chậm và phản ứng sai so với thao tác</text:p>
          </table:table-cell>
          <table:table-cell table:number-columns-repeated="1023"/>
        </table:table-row>
        <table:table-row table:style-name="ro2">
          <table:table-cell office:value-type="string" calcext:value-type="string">
            <text:p>Camera không rõ nét, máy thi thoảng giật lag dù mới mua, phản hồi cảm ứng màn hình hơi chậm. Nói chung với 1 chiếc điện thoại giá rẻ thì đây là 1 sản phẩm chấp nhận được.</text:p>
          </table:table-cell>
          <table:table-cell table:number-columns-repeated="1023"/>
        </table:table-row>
        <table:table-row table:style-name="ro2">
          <table:table-cell office:value-type="string" calcext:value-type="string">
            <text:p>hời gian giao hàng lâu hơn dự kiến, gửi mail cho tiki mấy lần mới phản hồi. Nhận hàng đc gần 1 tháng rồi vẫn chưa thấy kích hoạt bảo hành</text:p>
          </table:table-cell>
          <table:table-cell table:number-columns-repeated="1023"/>
        </table:table-row>
        <table:table-row table:style-name="ro3">
          <table:table-cell office:value-type="string" calcext:value-type="string">
            <text:p>xài cũng tạm được, phù hợp với người lớn tuổi</text:p>
          </table:table-cell>
          <table:table-cell table:number-columns-repeated="1023"/>
        </table:table-row>
        <table:table-row table:style-name="ro3">
          <table:table-cell office:value-type="string" calcext:value-type="string">
            <text:p>sao chưa thấy kích hoạt bảo hành vậy</text:p>
          </table:table-cell>
          <table:table-cell table:number-columns-repeated="1023"/>
        </table:table-row>
        <table:table-row table:style-name="ro3">
          <table:table-cell office:value-type="string" calcext:value-type="string">
            <text:p>kich hoat điên thoai lam sao ha ban</text:p>
          </table:table-cell>
          <table:table-cell table:number-columns-repeated="1023"/>
        </table:table-row>
        <table:table-row table:style-name="ro3">
          <table:table-cell office:value-type="string" calcext:value-type="string">
            <text:p>Ko có tai nghe mình ko hiểu</text:p>
          </table:table-cell>
          <table:table-cell table:number-columns-repeated="1023"/>
        </table:table-row>
        <table:table-row table:style-name="ro3">
          <table:table-cell office:value-type="string" calcext:value-type="string">
            <text:p>Sản phẩm ok ..............</text:p>
          </table:table-cell>
          <table:table-cell table:number-columns-repeated="1023"/>
        </table:table-row>
        <table:table-row table:style-name="ro2">
          <table:table-cell office:value-type="string" calcext:value-type="string">
            <text:p>ko biết sao tiki giao hảng đúng time đóng gói chuẩn mà kt máy thông tin cơ bản bấm kt màu mà ko dc nên ko biết phải hàng samsung không nữa</text:p>
          </table:table-cell>
          <table:table-cell table:number-columns-repeated="1023"/>
        </table:table-row>
        <table:table-row table:style-name="ro3">
          <table:table-cell office:value-type="string" calcext:value-type="string">
            <text:p>Nay mình nhận được máy. Nhưng máy đã được đập hộp, cài đặt phần mềm, kích hoạt bảo hành? Vậy là sao shop?</text:p>
          </table:table-cell>
          <table:table-cell table:number-columns-repeated="1023"/>
        </table:table-row>
        <table:table-row table:style-name="ro3">
          <table:table-cell office:value-type="string" calcext:value-type="string">
            <text:p>sản phẩm ko kích hoạt bảo hành điên tử của hãng samsung</text:p>
          </table:table-cell>
          <table:table-cell table:number-columns-repeated="1023"/>
        </table:table-row>
        <table:table-row table:style-name="ro3">
          <table:table-cell office:value-type="string" calcext:value-type="string">
            <text:p>Máy đã bị bóc seal</text:p>
          </table:table-cell>
          <table:table-cell table:number-columns-repeated="1023"/>
        </table:table-row>
        <table:table-row table:style-name="ro3">
          <table:table-cell office:value-type="string" calcext:value-type="string">
            <text:p>k có tai nge ạ mong tiki xem lại còn máy vừa mua xem đã</text:p>
          </table:table-cell>
          <table:table-cell table:number-columns-repeated="1023"/>
        </table:table-row>
        <table:table-row table:style-name="ro3">
          <table:table-cell office:value-type="string" calcext:value-type="string">
            <text:p>Nghe noi tiki giao hang nhạnh mà hóng mấy ngày rồi không tới</text:p>
          </table:table-cell>
          <table:table-cell table:number-columns-repeated="1023"/>
        </table:table-row>
        <table:table-row table:style-name="ro3">
          <table:table-cell office:value-type="string" calcext:value-type="string">
            <text:p>mình k nhận được tai nghe.mong tiki kiểm tra lại</text:p>
          </table:table-cell>
          <table:table-cell table:number-columns-repeated="1023"/>
        </table:table-row>
        <table:table-row table:style-name="ro3">
          <table:table-cell office:value-type="string" calcext:value-type="string">
            <text:p>Mới nhận hàng được 3 ngày, giờ đã bị lỗi sọc màn hình. Tiki xử lý đơn này nhanh giúp mình</text:p>
          </table:table-cell>
          <table:table-cell table:number-columns-repeated="1023"/>
        </table:table-row>
        <table:table-row table:style-name="ro2">
          <table:table-cell office:value-type="string" calcext:value-type="string">
            <text:p>Sản phẩm hoàn thiện tốt. Camera chụp ảnh đẹp. Face ID nhanh, xài tiện hơn Touch ID. Ứng dụng lỗi đôi lúc bị đứng, dù là chip mobile mạnh nhất hiện tại</text:p>
          </table:table-cell>
          <table:table-cell table:number-columns-repeated="1023"/>
        </table:table-row>
        <table:table-row table:style-name="ro3">
          <table:table-cell office:value-type="string" calcext:value-type="string">
            <text:p>Mình vừa mua máy bên bạn và màn hình bị ám xanh bạn có thể hỗ trợ mình đổi máy được không?</text:p>
          </table:table-cell>
          <table:table-cell table:number-columns-repeated="1023"/>
        </table:table-row>
        <table:table-row table:style-name="ro3">
          <table:table-cell office:value-type="string" calcext:value-type="string">
            <text:p>sao chưa thấy máy kích hoạt bảo hành dzay shop</text:p>
          </table:table-cell>
          <table:table-cell table:number-columns-repeated="1023"/>
        </table:table-row>
        <table:table-row table:style-name="ro3">
          <table:table-cell office:value-type="string" calcext:value-type="string">
            <text:p>Điện thoại dùng nhanh chóng bị nóng. Cục sạc cũng nóng. Dùng mựơt. Pin tương đối. A Hài lòng về sản phẩm. Hihi</text:p>
          </table:table-cell>
          <table:table-cell table:number-columns-repeated="1023"/>
        </table:table-row>
        <table:table-row table:style-name="ro3">
          <table:table-cell office:value-type="string" calcext:value-type="string">
            <text:p>giao hàng nhanh. mẫu mã đẹp. pin tốt. chơi nông trại thông thường mà cũng bị thoát ra. có vẻ lac</text:p>
          </table:table-cell>
          <table:table-cell table:number-columns-repeated="1023"/>
        </table:table-row>
        <table:table-row table:style-name="ro3">
          <table:table-cell office:value-type="string" calcext:value-type="string">
            <text:p>có được kiểm tra hàng trước khi nhận hàng ko ?mình đã đạt rồi</text:p>
          </table:table-cell>
          <table:table-cell table:number-columns-repeated="1023"/>
        </table:table-row>
        <table:table-row table:style-name="ro3">
          <table:table-cell office:value-type="string" calcext:value-type="string">
            <text:p>ko cho tét thử biết sản phẩm có dùng đc hay không ???</text:p>
          </table:table-cell>
          <table:table-cell table:number-columns-repeated="1023"/>
        </table:table-row>
        <table:table-row table:style-name="ro3">
          <table:table-cell office:value-type="string" calcext:value-type="string">
            <text:p>hàng nguyên tem niêm phong mà sao vỏ bọc nhựa kèm theo máy lại cũ vậy??? - các linh kiện còn lại nhìn có vẻ ổn</text:p>
          </table:table-cell>
          <table:table-cell table:number-columns-repeated="1023"/>
        </table:table-row>
        <table:table-row table:style-name="ro3">
          <table:table-cell office:value-type="string" calcext:value-type="string">
            <text:p>nhanh hết pin quá</text:p>
          </table:table-cell>
          <table:table-cell table:number-columns-repeated="1023"/>
        </table:table-row>
        <table:table-row table:style-name="ro2">
          <table:table-cell office:value-type="string" calcext:value-type="string">
            <text:p>trên web ghi là Pin Nokia BL-5C 1020 mAh, nhưng khi mở ra thì mình lại thấy cụ pin BL-5CB 800 mAh. Vậy là như nào, các bạn giải thích hộ mình với, thanks.</text:p>
          </table:table-cell>
          <table:table-cell table:number-columns-repeated="1023"/>
        </table:table-row>
        <table:table-row table:style-name="ro3">
          <table:table-cell office:value-type="string" calcext:value-type="string">
            <text:p>Pin không lâu như mô tả, vỏ nhựa nhanh, sóng tốt,</text:p>
          </table:table-cell>
          <table:table-cell table:number-columns-repeated="1023"/>
        </table:table-row>
        <table:table-row table:style-name="ro3">
          <table:table-cell office:value-type="string" calcext:value-type="string">
            <text:p>lúc đặt hàng shop đặt hình con nokia 110 phiên bản cũ</text:p>
          </table:table-cell>
          <table:table-cell table:number-columns-repeated="1023"/>
        </table:table-row>
        <table:table-row table:style-name="ro3">
          <table:table-cell office:value-type="string" calcext:value-type="string">
            <text:p>hàng ok, toc do nhanh, với giá tiền như này thì ổn</text:p>
          </table:table-cell>
          <table:table-cell table:number-columns-repeated="1023"/>
        </table:table-row>
        <table:table-row table:style-name="ro3">
          <table:table-cell office:value-type="string" calcext:value-type="string">
            <text:p>Máy hơi chậm, lâu lâu lag một chút, coi như tiền nào của nấy.</text:p>
          </table:table-cell>
          <table:table-cell table:number-columns-repeated="1023"/>
        </table:table-row>
        <table:table-row table:style-name="ro3">
          <table:table-cell office:value-type="string" calcext:value-type="string">
            <text:p>tuy rẻ nhưng hơi lác</text:p>
          </table:table-cell>
          <table:table-cell table:number-columns-repeated="1023"/>
        </table:table-row>
        <table:table-row table:style-name="ro3">
          <table:table-cell office:value-type="string" calcext:value-type="string">
            <text:p>Lướt kem lam</text:p>
          </table:table-cell>
          <table:table-cell table:number-columns-repeated="1023"/>
        </table:table-row>
        <table:table-row table:style-name="ro1">
          <table:table-cell office:value-type="string" calcext:value-type="string">
            <text:p>mở hộp thì phụ kiện còn nguyên, hộp cũng niêm phong nhưng không hiểu sao điện thoại đã được dán màn hình và bên trong máy còn được cài sẵn app và có tài khoản của người khác nữ. Cảm thấy không hài lòng về cách phục vụ của tiki. Ngoài điểm này ra thì đt dùng ok so với giá.</text:p>
          </table:table-cell>
          <table:table-cell table:number-columns-repeated="1023"/>
        </table:table-row>
        <table:table-row table:style-name="ro3">
          <table:table-cell office:value-type="string" calcext:value-type="string">
            <text:p>hàng nhận lỗi quá shop a.đổi đc ko?màn hình như bị giáp lại và nhìn rất mờ</text:p>
          </table:table-cell>
          <table:table-cell table:number-columns-repeated="1023"/>
        </table:table-row>
        <table:table-row table:style-name="ro1">
          <table:table-cell office:value-type="string" calcext:value-type="string">
            <text:p>Trông nó như đồ nhựa vớ vẩn ấy, phí tiền cực mọi người ạ. Chữ không nét tí nào, đọc mờ mờ đau cả mắt, được mỗi cái pin lâu. Thà mu hẳn cái đắt hoặc không thì 2tr mua mấy cái máy tính bảng trung quốc dùng còn thích hơn. Đấy, mua ko dùng đến để bụi cả ra nhưng pin thì công nhận lâu thật <text:s/>))</text:p>
          </table:table-cell>
          <table:table-cell table:number-columns-repeated="1023"/>
        </table:table-row>
        <table:table-row table:style-name="ro1">
          <table:table-cell office:value-type="string" calcext:value-type="string">
            <text:p>m nghĩ nên bỏ thêm ít tiền mua con paperwhite, mật độ điểm ảnh cao hơn hẳn, nét ngang <text:s/>với màn hình smartphone, còn 167ppi của con basic này thì nó chỉ ngang <text:s/>với màn hình mấy con máy tính đời cũ thôi, đọc chữ nhỏ sẽ thấy rõ răng cưa, nét rỗ, nhất là bn nào đọc manga hay pdf ấy.</text:p>
          </table:table-cell>
          <table:table-cell table:number-columns-repeated="1023"/>
        </table:table-row>
        <table:table-row table:style-name="ro2">
          <table:table-cell office:value-type="string" calcext:value-type="string">
            <text:p>mới mua hôm trc hôm sau giảm thêm 50k thật là không thể tin nổi. máy thì tốt, nhưng không phù hợp đọc manga vì ppi ko cao như paperwhite. mình dùng để đọc tiểu thuyết thôi nên không quan tâm lắm.</text:p>
          </table:table-cell>
          <table:table-cell table:number-columns-repeated="1023"/>
        </table:table-row>
        <table:table-row table:style-name="ro3">
          <table:table-cell office:value-type="string" calcext:value-type="string">
            <text:p>Bị lỗi Micro nhưng không liên hệ đổi trả đc. Shop làm ăn kì cục</text:p>
          </table:table-cell>
          <table:table-cell table:number-columns-repeated="1023"/>
        </table:table-row>
        <table:table-row table:style-name="ro6">
          <table:table-cell office:value-type="string" calcext:value-type="string">
            <text:p>Mình mới nhận được hàng hôm nay. Về chất lượng thì mình chưa feedback được nhưng phần packaging và vận chuyển mong Tiki để ý hơn. Mặc dù mình mua chung cùng 1 lọ muối tiêu khá to nhưng đóng gói chưa chắc chắn, hộp tới nơi méo xẹo, ốp kindle mua riêng bay ra ngoài chỗ miếng gấp. Bình thường Tiki chèn xốp hoặc giấy cứng kể cả khi ko phải hàng điện tử. Nhìn hộp mình ko dám tưởng tượng sự va đập có thể có trong quá trình vận chuyển. Phần máy mình đã bật và cài bình thường, hi vọng không có vấn đề gì.</text:p>
          </table:table-cell>
          <table:table-cell table:number-columns-repeated="1023"/>
        </table:table-row>
        <table:table-row table:style-name="ro1">
          <table:table-cell office:value-type="string" calcext:value-type="string">
            <text:p>Mình đã tắt Page refresh nhưng máy mình vẫn bị tình trạng chớp màn hình mỗi khi chuyển trang. Mình lên mạng và tìm hiểu thì được biết ppw gen 4 đã fix lỗi này rồi nhưng máy mình vẫn bị. Mong shop giải đáp giúp mình, tình trạng này làm mắt mình rất khó chịu. <text:s/>Còn lại mọi thứ đều tốt, Tiki giao hàng nhanh và cẩn thận. Máy có đầy đủ hdsd, sạc, nhẹ và đọc rất dịu mắt.</text:p>
          </table:table-cell>
          <table:table-cell table:number-columns-repeated="1023"/>
        </table:table-row>
        <table:table-row table:style-name="ro7">
          <table:table-cell office:value-type="string" calcext:value-type="string">
            <text:p>1. Về chất lượng sản phẩm <text:s text:c="3"/>Vẫn bị lóa. Đơn giản ở trong phòng có một nguồn sáng nhỏ thôi là đã có một điểm chói sáng hiện lên trên màn hình rồi. Đương nhiên không nhiều như smartphone hay tablet nhưng vẫn khá khó chịu. <text:s text:c="4"/>Không hỗ trợ tiếng việt: ko có giao diện tiếng Việt, ko có từ điển tiếng Việt, ko có hẳn luôn gõ phím tiếng việt. 2. Về cửa hàng Tiki <text:s text:c="3"/>ko trung thực với khác hàng: Đây là phiên bản kindle có kèm theo quảng cáo (with special offers), rẻ hơn bản thường 20 đô. <text:s text:c="3"/>giống như là khi tải một số app miễn phí trên điện thoại mà sau đó nó hiện thông tin quảng cáo lên màn hình chính và màn hình khóa của mình ấy. Quảng cáo trên kindle cũng vậy. <text:s text:c="2"/>Mình ko thể thay đổi, chọn lựa màn hình khóa (screensaver) đc, và ads luôn luôn hiện trên homescreen. Có người thì bảo để cho đẹp nhưng t thì chỉ thấy bực mình. Cảm giác như cái máy mình đg cầm trên tay ko hoàn toàn là của mình vậy.</text:p>
          </table:table-cell>
          <table:table-cell table:number-columns-repeated="1023"/>
        </table:table-row>
        <table:table-row table:style-name="ro1">
          <table:table-cell office:value-type="string" calcext:value-type="string">
            <text:p>Chuyển từ Kindle 3 lên PaperWhite 2018. máy mới thông minh hơn; search, find rất dễ dàng, đọc được trong bóng tối, chỉnh font tốt hơn. Tuy nhiên do bỏ nút bấm chuyển trang bên hông máy nên bất tiện khi đọc lâu và đọc nhiều. mất công di chuyển ngón tay rất nhiều, không thoải mái bang kindle 3</text:p>
          </table:table-cell>
          <table:table-cell table:number-columns-repeated="1023"/>
        </table:table-row>
        <table:table-row table:style-name="ro2">
          <table:table-cell office:value-type="string" calcext:value-type="string">
            <text:p>có coment (""Thanh Bình cho mình hỏi máy bạn có hiện tượng lag khi chuyển trang k? trang trước đè lên trang sau khoảng 0.5s"") đúng là máy mình mới mua cũng có hiện tượng này. không biết đó là hiện tượng bình thường hay lỗi cảm ứng"</text:p>
          </table:table-cell>
          <table:table-cell table:number-columns-repeated="1023"/>
        </table:table-row>
        <table:table-row table:style-name="ro2">
          <table:table-cell office:value-type="string" calcext:value-type="string">
            <text:p>tại sao cùng là kindle paperwhite gen 4 (10th) mà lại có 2 kiểu màn hình hiện thị lúc khởi động lần đầu vậy ạ? của mình là máy có chữ Kindle có mũi tên phía dưới</text:p>
          </table:table-cell>
          <table:table-cell table:number-columns-repeated="1023"/>
        </table:table-row>
        <table:table-row table:style-name="ro2">
          <table:table-cell office:value-type="string" calcext:value-type="string">
            <text:p>Mình có mua hai máy, một máy thì bình thường nhưng máy còn lại hộp bị móp. Nút nguồn mình nhận thấy không chắc chắn như Paperwhite 3 mà bị lỏng, rung khi chạm vào. Còn lại bình thường.</text:p>
          </table:table-cell>
          <table:table-cell table:number-columns-repeated="1023"/>
        </table:table-row>
        <table:table-row table:style-name="ro2">
          <table:table-cell office:value-type="string" calcext:value-type="string">
            <text:p>Tiki đóng gói cẩu thả, bên ngoài cái hộp rộng thùng thình còn bên trong cái máy nhỏ tí mà không có lấy một miếng xốp chống sốc</text:p>
          </table:table-cell>
          <table:table-cell table:number-columns-repeated="1023"/>
        </table:table-row>
        <table:table-row table:style-name="ro3">
          <table:table-cell office:value-type="string" calcext:value-type="string">
            <text:p>Bây giờ phải gửi bảo hành sao vậy ad ơi? trước khi bị lỗi thì máy dùng rất tốt và tiện lợi khi mình di chuyển công tác nhiều nơi.</text:p>
          </table:table-cell>
          <table:table-cell table:number-columns-repeated="1023"/>
        </table:table-row>
        <table:table-row table:style-name="ro3">
          <table:table-cell office:value-type="string" calcext:value-type="string">
            <text:p>Mn có ai cảm nhận giống mình k? Máy khá lag khi chuyển trang. Hình trang trước đè hình trang sau.</text:p>
          </table:table-cell>
          <table:table-cell table:number-columns-repeated="1023"/>
        </table:table-row>
        <table:table-row table:style-name="ro3">
          <table:table-cell office:value-type="string" calcext:value-type="string">
            <text:p>Nếu đc chọn lại sẽ mua phiên bản cao cấp với dung lượng cao hơn, chép truyện tranh thiếu bộ nhớ</text:p>
          </table:table-cell>
          <table:table-cell table:number-columns-repeated="1023"/>
        </table:table-row>
        <table:table-row table:style-name="ro3">
          <table:table-cell office:value-type="string" calcext:value-type="string">
            <text:p>Mình mới mua máy hơn 3 tuần màn hình có hiện tượng mờ. Có thể đổi không ?</text:p>
          </table:table-cell>
          <table:table-cell table:number-columns-repeated="1023"/>
        </table:table-row>
        <table:table-row table:style-name="ro3">
          <table:table-cell office:value-type="string" calcext:value-type="string">
            <text:p>Dao sai màu so với đặt hàng ban đầu. Đặt màu đen nhưng lại giao hàng màu xanh</text:p>
          </table:table-cell>
          <table:table-cell table:number-columns-repeated="1023"/>
        </table:table-row>
        <table:table-row table:style-name="ro2">
          <table:table-cell office:value-type="string" calcext:value-type="string">
            <text:p>Bạn nào mua máy rồi cho đánh giá hộ mình với. Thấy trên amazon nhận xét máy mới này bị màn ám xanh như đt chứ ko đc đẹp như đời cũ. Ko biết do từng lô hàng hay mấy đời mới này nó thế. Màn hình 6 inch có nhỏ quá ko mn nhỉ?</text:p>
          </table:table-cell>
          <table:table-cell table:number-columns-repeated="1023"/>
        </table:table-row>
        <table:table-row table:style-name="ro3">
          <table:table-cell office:value-type="string" calcext:value-type="string">
            <text:p>Sản phẩm không có tai nghe và thẻ nhớ sao bạn ?</text:p>
          </table:table-cell>
          <table:table-cell table:number-columns-repeated="1023"/>
        </table:table-row>
        <table:table-row table:style-name="ro3">
          <table:table-cell office:value-type="string" calcext:value-type="string">
            <text:p>hiệu năng không cao lắm</text:p>
          </table:table-cell>
          <table:table-cell table:number-columns-repeated="1023"/>
        </table:table-row>
        <table:table-row table:style-name="ro1">
          <table:table-cell office:value-type="string" calcext:value-type="string">
            <text:p>Làm điện thoại phụ thì được, máy có cấu hình 3gb ram mà chạy kém quá,pin 4000mah chạy không được 4h liên tục không biết có phải là 4000mAh không nữa.Tuy nhiên tầm giá này thì cũng không đòi hỏi gì nhiều.Chỉ đánh giá được ở mức bình thường.Hy vọng sản phẩm khác sẽ tốt hơn sản phẩm này</text:p>
          </table:table-cell>
          <table:table-cell table:number-columns-repeated="1023"/>
        </table:table-row>
        <table:table-row table:style-name="ro2">
          <table:table-cell office:value-type="string" calcext:value-type="string">
            <text:p>Điện thoại Ram 3g nhưng không được tối ưu, kết hợp với chip yếu nên máy khá tệ,màn hình kém, mua được 1 ngày mà đã có hiện tượng vào mục “cài đặt” là bị thoát ra liền. Nhưng với mức giá này thì tạm chấp nhận.</text:p>
          </table:table-cell>
          <table:table-cell table:number-columns-repeated="1023"/>
        </table:table-row>
        <table:table-row table:style-name="ro2">
          <table:table-cell office:value-type="string" calcext:value-type="string">
            <text:p>ở Tiền Giang giao hàng một ngày rưỡi là đã có sản phẩm rồi, sản phẩm đúng như miêu tả của tiki, đủ phụ kiện, ram 3g mà trải nghiệm có cảm giác bình thường thôi, vừa đủ cho ai có như cầu ko chơi game</text:p>
          </table:table-cell>
          <table:table-cell table:number-columns-repeated="1023"/>
        </table:table-row>
        <table:table-row table:style-name="ro3">
          <table:table-cell office:value-type="string" calcext:value-type="string">
            <text:p>Máy nhìn đẹp chắc chắn, nhưng vẫn chạy chậm dù ram 3G và rom 32GB, tốt so với giá tiền bỏ ra hơn 1tr6</text:p>
          </table:table-cell>
          <table:table-cell table:number-columns-repeated="1023"/>
        </table:table-row>
        <table:table-row table:style-name="ro3">
          <table:table-cell office:value-type="string" calcext:value-type="string">
            <text:p>Lướt web hay xem phim vẫn ổn nhưng chơi game thì chưa tốt lắm</text:p>
          </table:table-cell>
          <table:table-cell table:number-columns-repeated="1023"/>
        </table:table-row>
        <table:table-row table:style-name="ro3">
          <table:table-cell office:value-type="string" calcext:value-type="string">
            <text:p>Máy chạy chậm, lag, giựt.</text:p>
          </table:table-cell>
          <table:table-cell table:number-columns-repeated="1023"/>
        </table:table-row>
        <table:table-row table:style-name="ro1">
          <table:table-cell office:value-type="string" calcext:value-type="string">
            <text:p>Đặt hàng hôm 25/09 thì 30/09 nhận đc hàng. Về hình thức nói chung là ok: Nguyên seal, nguyên hộp, máy chạy ok. Tuy nhiên ko thấy nói gì về bảo hành. Mình gửi số Imei đến 6060 thì đã kích hoạt bảo hành từ 31/08. Không hiểu sao lại kích hoạt sớm thế và mình bị mất 1 tháng bảo hành. Đề nghị Tiki giải thích rõ.</text:p>
          </table:table-cell>
          <table:table-cell table:number-columns-repeated="1023"/>
        </table:table-row>
        <table:table-row table:style-name="ro1">
          <table:table-cell office:value-type="string" calcext:value-type="string">
            <text:p>Hàng fullbox chưa khui chưa active, xài mượt không vấn đề gì nhưng mua cuối tháng 4 mà đã kích hoạt từ đầu tháng 11. Trước khi mua có gọi hỏi tiki đã kích hoạt bao lâu rồi mà tiki không trả lời. Biết là rẻ hơn nhưng nên cho KH biết trước đã kích hoạt bao lâu thì hay hơn</text:p>
          </table:table-cell>
          <table:table-cell table:number-columns-repeated="1023"/>
        </table:table-row>
        <table:table-row table:style-name="ro3">
          <table:table-cell office:value-type="string" calcext:value-type="string">
            <text:p>Mình đã nhận được điện thoại sớm, nguyên kiện. Sản phẩm chạy mượt mà. Song rất nhanh xuống pin.</text:p>
          </table:table-cell>
          <table:table-cell table:number-columns-repeated="1023"/>
        </table:table-row>
        <table:table-row table:style-name="ro3">
          <table:table-cell office:value-type="string" calcext:value-type="string">
            <text:p>mở sản phẩm ra thấy màn có vạch sước và có hiện tượng va chạm bị vỡ ở 1 vài chỗ nhỏ <text:s text:c="2"/></text:p>
          </table:table-cell>
          <table:table-cell table:number-columns-repeated="1023"/>
        </table:table-row>
        <table:table-row table:style-name="ro3">
          <table:table-cell office:value-type="string" calcext:value-type="string">
            <text:p>Sản phẩm ok, nhưng ko xuất được hoá đơn vat</text:p>
          </table:table-cell>
          <table:table-cell table:number-columns-repeated="1023"/>
        </table:table-row>
        <table:table-row table:style-name="ro3">
          <table:table-cell office:value-type="string" calcext:value-type="string">
            <text:p>Dù tôi sử dụng không nhiều nhưng pin vẫn rớt đều đặn, không thực sự trâu như quảng cáo. Hơi thất vọng.</text:p>
          </table:table-cell>
          <table:table-cell table:number-columns-repeated="1023"/>
        </table:table-row>
        <table:table-row table:style-name="ro3">
          <table:table-cell office:value-type="string" calcext:value-type="string">
            <text:p>Sau khi nhận hàng, hộp còn seal, nhưng bị móp méo. Giao hàng trễ hẹn. Bên giao hàng gọi quá nhiều cuộc gọi rất phiền.</text:p>
          </table:table-cell>
          <table:table-cell table:number-columns-repeated="1023"/>
        </table:table-row>
        <table:table-row table:style-name="ro1">
          <table:table-cell office:value-type="string" calcext:value-type="string">
            <text:p>Mình mới mua xong màu xanh rêu cho ông xã, nhưng ko hiểu sao máy nóng quá, ko như máy iphone 11 pro max của mình. Mình đã tắt hết ứng dụng chạy nổi, hạn chế ánh sáng nhưng máy vẫn còn nóng. Mình đang lo lắng ko biét có phải ảnh hưởng do phần cứng của máy ko? Nếu máy bị nóng ko xuyên giảm thì hệ thống bảo hành của Tiki như thế nào ạ?</text:p>
          </table:table-cell>
          <table:table-cell table:number-columns-repeated="1023"/>
        </table:table-row>
        <table:table-row table:style-name="ro3">
          <table:table-cell office:value-type="string" calcext:value-type="string">
            <text:p>Mọi thứ đều ok nhưng phần mềm k ổn định, hay lỗi vặt</text:p>
          </table:table-cell>
          <table:table-cell table:number-columns-repeated="1023"/>
        </table:table-row>
        <table:table-row table:style-name="ro3">
          <table:table-cell office:value-type="string" calcext:value-type="string">
            <text:p>mình thấy k3 có hỗ trợ thẻ nhớ đâu mà shop kêu hỗ trợ 256gb???</text:p>
          </table:table-cell>
          <table:table-cell table:number-columns-repeated="1023"/>
        </table:table-row>
        <table:table-row table:style-name="ro3">
          <table:table-cell office:value-type="string" calcext:value-type="string">
            <text:p>phần mềm có vẻ k tương thích lắm</text:p>
          </table:table-cell>
          <table:table-cell table:number-columns-repeated="1023"/>
        </table:table-row>
        <table:table-row table:style-name="ro3">
          <table:table-cell office:value-type="string" calcext:value-type="string">
            <text:p>Mình k thấy có thẻ bảo hàng và tai nghe nhỉ</text:p>
          </table:table-cell>
          <table:table-cell table:number-columns-repeated="1023"/>
        </table:table-row>
        <table:table-row table:style-name="ro2">
          <table:table-cell office:value-type="string" calcext:value-type="string">
            <text:p>Điện thoại mua bị hư phím, phím số 6 ko thể nhấn dc, nên ko thể gọi cho bất kì số điện thoại nào có số 6 được. Bây giờ mình biết liên hệ giải quyết vấn đề ra sao??</text:p>
          </table:table-cell>
          <table:table-cell table:number-columns-repeated="1023"/>
        </table:table-row>
        <table:table-row table:style-name="ro1">
          <table:table-cell office:value-type="string" calcext:value-type="string">
            <text:p>hàng giá trị cao mà đến đưa 1 hộp đóng gói rồi kêu ký tên rồi chạy liền, hỏi có cho xem hàng k, shiper chỉ trả lời 1 câu, xem xong nếu k hài lòng gọi lên tổng đài, ..., vậy nếu khi nhân viên đi rồi mình mở hộp mà chỉ k có đồ chỉ có cục gạch thì sao, gọi tổng đài là xong hay sao, mình mua hàng mấy lần đều bị như vậy</text:p>
          </table:table-cell>
          <table:table-cell table:number-columns-repeated="1023"/>
        </table:table-row>
        <table:table-row table:style-name="ro2">
          <table:table-cell office:value-type="string" calcext:value-type="string">
            <text:p>Nhận máy hộp còn nguyên seal, nhưng khi bật máy lên máy đã được kích hoạt và thiếu tai nghe, tuy nhiên nhìn qua vẫn OK chưa biết thế nào nữa...</text:p>
          </table:table-cell>
          <table:table-cell table:number-columns-repeated="1023"/>
        </table:table-row>
        <table:table-row table:style-name="ro3">
          <table:table-cell office:value-type="string" calcext:value-type="string">
            <text:p>Thông tin nói là bộ sản phâm gồm có sạc, tai nghe, hdsd... <text:s/>mà khi mở hộp lại k có tai nghe là s v shop</text:p>
          </table:table-cell>
          <table:table-cell table:number-columns-repeated="1023"/>
        </table:table-row>
        <table:table-row table:style-name="ro3">
          <table:table-cell office:value-type="string" calcext:value-type="string">
            <text:p>Dùng ổn máy mới 100% , hàng tốt nhưng việc ship hàng trễ nên chỉ cho 3 sao ....</text:p>
          </table:table-cell>
          <table:table-cell table:number-columns-repeated="1023"/>
        </table:table-row>
        <table:table-row table:style-name="ro1">
          <table:table-cell office:value-type="string" calcext:value-type="string">
            <text:p>điện thoại sử dụng ổn có nhiều chức năng khác <text:s/>với những dòng đt cũ nhưng có thể quen dc nhưng mà tại sao ng ta gọi mik nghe dc tiếng ng ta nhưng ng ta ko nghe là sao ?? đã rất nhìu ng gọi đều ko nghe mik nói gì chứ ko pải 1 ng gọi ko nghe mà mik nói z.</text:p>
          </table:table-cell>
          <table:table-cell table:number-columns-repeated="1023"/>
        </table:table-row>
        <table:table-row table:style-name="ro4">
          <table:table-cell office:value-type="string" calcext:value-type="string">
            <text:p>Tôi đã mua và sử dụng chiếc điện thoại này. Chức năng và giao diện lạ, khó làm quen. Ghét nhất là nút bấm nhanh chụp tự sướng. Người tuổi teen dùng được chứ đưa cho người lớn tuổi sử dụng thì hơi ái ngại. Mới sử dụng được thời gian, chưa thấy lỗi lầm gì. Mà ốp lưng nhôm với thân máy không được khít. Xem cái khác tại cửa hàng điện thoại cũng vậy. Cân nhắc khi mua.</text:p>
          </table:table-cell>
          <table:table-cell table:number-columns-repeated="1023"/>
        </table:table-row>
        <table:table-row table:style-name="ro4">
          <table:table-cell office:value-type="string" calcext:value-type="string">
            <text:p>Ưu điểm: gọn, nhẹ, tính năng sms theard view giúp lưu tin nhắn theo kiểu cuộc hội thoại, pin khoẻ cả tuần.</text:p>
            <text:p>Khuyết điểm: Mặt trước làm bằng chất liệu nhựa nên có cảm giác kém sang, camera chỉ cho có, không đồng bộ danh bạ với google id được.</text:p>
            <text:p>Tóm lại: nếu mua làm máy phụ để nghe gọi không sợ trộm cướp thì rất hợp lý.</text:p>
          </table:table-cell>
          <table:table-cell table:number-columns-repeated="1023"/>
        </table:table-row>
        <table:table-row table:style-name="ro3">
          <table:table-cell office:value-type="string" calcext:value-type="string">
            <text:p>sản phẩm tốt, giao hàng nhanh. đóng gói tốt. như mô tả. giá tốt. khuyến nghị</text:p>
          </table:table-cell>
          <table:table-cell table:number-columns-repeated="1023"/>
        </table:table-row>
        <table:table-row table:style-name="ro3">
          <table:table-cell office:value-type="string" calcext:value-type="string">
            <text:p>sóng ko ôn định. bảo hành ở đâu add ơi. xin chỉ giúp, cám ơn nhiều</text:p>
          </table:table-cell>
          <table:table-cell table:number-columns-repeated="1023"/>
        </table:table-row>
        <table:table-row table:style-name="ro3">
          <table:table-cell office:value-type="string" calcext:value-type="string">
            <text:p>Sản phẩm dùng chữa cháy hoặc sim phụ cũng được. Nói chung là ok</text:p>
          </table:table-cell>
          <table:table-cell table:number-columns-repeated="1023"/>
        </table:table-row>
        <table:table-row table:style-name="ro4">
          <table:table-cell office:value-type="string" calcext:value-type="string">
            <text:p>Nhược điểm</text:p>
            <text:p>Chức năng rối loạn , 1 số chức năng không có , mình tải ứng dụng về thì kêu bộ nhớ đầy ???? cập nhật internet k biết cập nhật ở đâu opera phiên bản quá cũ. không coi video online được biểu cảm không có !</text:p>
            <text:p>Ưu điểm : bề ngoài !!</text:p>
          </table:table-cell>
          <table:table-cell table:number-columns-repeated="1023"/>
        </table:table-row>
        <table:table-row table:style-name="ro2">
          <table:table-cell office:value-type="string" calcext:value-type="string">
            <text:p>Điện thoại này của nokia thiết kế đẹp, dễ sử dụng, nhỏ gọn, màu đen sạch, có 2 camera trước sau, chụp hình cũng không đến nỗi tệ, có đèn flash dùng làm đèn pin được, giá thành rẻ. Mình mua cái này về làm điện thoại dự phòng cho cái smartphone.</text:p>
          </table:table-cell>
          <table:table-cell table:number-columns-repeated="1023"/>
        </table:table-row>
        <table:table-row table:style-name="ro2">
          <table:table-cell office:value-type="string" calcext:value-type="string">
            <text:p>Dùng chức năng bàn phím nhỏ và tiện lợi , chắc tay , không bị trơn tuột khi nghe , gọi điện , nhắn tin cũng thoải mái , các chức năng của máy dùng được , không bị nhiễu sóng khi nghe , bảo quản tốt khi sử dụng bên ngoài trời .</text:p>
          </table:table-cell>
          <table:table-cell table:number-columns-repeated="1023"/>
        </table:table-row>
        <table:table-row table:style-name="ro3">
          <table:table-cell office:value-type="string" calcext:value-type="string">
            <text:p>Hàng ngon . Mỗi tội bản KHA nên k tắt tiếng đc. Chưa biết bảo bành sao</text:p>
          </table:table-cell>
          <table:table-cell table:number-columns-repeated="1023"/>
        </table:table-row>
        <table:table-row table:style-name="ro3">
          <table:table-cell office:value-type="string" calcext:value-type="string">
            <text:p>Hàng ngon nhưng chụp ảnh không tắt được âm thanh mọi thứ đều ok</text:p>
          </table:table-cell>
          <table:table-cell table:number-columns-repeated="1023"/>
        </table:table-row>
        <table:table-row table:style-name="ro1">
          <table:table-cell office:value-type="string" calcext:value-type="string">
            <text:p>Tôi lấy hàng ngày 13/4/2020 check bảo hành thì đã kích hoạt từ 7/2019, còn bảo hành đến 7/2020, tức là máy của tôi còn bảo hành có 3 tháng nữa? Biết là mua máy đã kích hoạt nhưng kích hoạt từ quá lâu. Vậy coi như tôi mua máy cũ với giá của máy mới??!</text:p>
          </table:table-cell>
          <table:table-cell table:number-columns-repeated="1023"/>
        </table:table-row>
        <table:table-row table:style-name="ro2">
          <table:table-cell office:value-type="string" calcext:value-type="string">
            <text:p>A20 có 2 sản phẩm hả shop <text:s/>em thấy có 1 sản phẩm màn hình tận 6.4 inch. và hệ điều hành 9.0 nhưng giá rẻ hơn. shop giúp e so sánh <text:s/>với sản phẩm bên mình với ạ?</text:p>
          </table:table-cell>
          <table:table-cell table:number-columns-repeated="1023"/>
        </table:table-row>
        <table:table-row table:style-name="ro3">
          <table:table-cell office:value-type="string" calcext:value-type="string">
            <text:p>Lỗi loa, cần sự trợ giúp bảo hành cho khách.</text:p>
          </table:table-cell>
          <table:table-cell table:number-columns-repeated="1023"/>
        </table:table-row>
        <table:table-row table:style-name="ro3">
          <table:table-cell office:value-type="string" calcext:value-type="string">
            <text:p>Mình mua nhưng đến hôm nay vẫn chưa mở ra xem</text:p>
          </table:table-cell>
          <table:table-cell table:number-columns-repeated="1023"/>
        </table:table-row>
        <table:table-row table:style-name="ro3">
          <table:table-cell office:value-type="string" calcext:value-type="string">
            <text:p>khóa vân tay lúc đc lúc HK hệ điều hành chạy rất chậm</text:p>
          </table:table-cell>
          <table:table-cell table:number-columns-repeated="1023"/>
        </table:table-row>
        <table:table-row table:style-name="ro3">
          <table:table-cell office:value-type="string" calcext:value-type="string">
            <text:p>Ok</text:p>
          </table:table-cell>
          <table:table-cell table:number-columns-repeated="1023"/>
        </table:table-row>
        <table:table-row table:style-name="ro3">
          <table:table-cell office:value-type="string" calcext:value-type="string">
            <text:p>lí do gì lại kích hoạt bảo hành điện tử sẵn?có còn nguyên seal k?</text:p>
          </table:table-cell>
          <table:table-cell table:number-columns-repeated="1023"/>
        </table:table-row>
        <table:table-row table:style-name="ro2">
          <table:table-cell office:value-type="string" calcext:value-type="string">
            <text:p>Em mới mua máy về thì mới chỉ sử dụng chưa được một tuần mà đã gần hết pin trong khi ở trên trang của tiki bảo 2 tuần mới hết thì tiki có thể giải thích hộ em được không ạ</text:p>
          </table:table-cell>
          <table:table-cell table:number-columns-repeated="1023"/>
        </table:table-row>
        <table:table-row table:style-name="ro2">
          <table:table-cell office:value-type="string" calcext:value-type="string">
            <text:p>Sản phẩm giao đúng thời hạn, nhưng chuông kêu không to lắm. Số lượng chữ cũng giới hạn nếu đặt tên trong danh bạ dài hơn một chút.</text:p>
          </table:table-cell>
          <table:table-cell table:number-columns-repeated="1023"/>
        </table:table-row>
        <table:table-row table:style-name="ro3">
          <table:table-cell office:value-type="string" calcext:value-type="string">
            <text:p>điện thoại dùng hay giật và nhanh hết pin, nhưng dùng cx tốt</text:p>
          </table:table-cell>
          <table:table-cell table:number-columns-repeated="1023"/>
        </table:table-row>
        <table:table-row table:style-name="ro3">
          <table:table-cell office:value-type="string" calcext:value-type="string">
            <text:p>Ms dùng chưa bk ntn nhưng lúc đầu hay bị thoát ra</text:p>
          </table:table-cell>
          <table:table-cell table:number-columns-repeated="1023"/>
        </table:table-row>
        <table:table-row table:style-name="ro2">
          <table:table-cell office:value-type="string" calcext:value-type="string">
            <text:p>sản phẩm tuyệt vời, dùng rất thích <text:s/>nhưng mình cảm thấy không ổn khi mua từ Tiki, giao chậm hơn các nơi khác đến 4 ngày, lần sau các sản phầm cần có hàng đúng ngày <text:s/>tung sản phẩm - đặc biệt các sp "hot" có lẽ mĩnh sẽ không mua từ Tiki nữa</text:p>
          </table:table-cell>
          <table:table-cell table:number-columns-repeated="1023"/>
        </table:table-row>
        <table:table-row table:style-name="ro2">
          <table:table-cell office:value-type="string" calcext:value-type="string">
            <text:p>Đặt màu trắng hôm 18 mãi đến 29 mới được nhận máy. Voucher chưa thấy gửi, bạn bè mình đặt trước và sau ngày của mình đặt đều được voucher 1tr8, còn mình lại là 1tr. Bao da tặng kèm máy trắng phải là màu trắng chứ, sao lại giao màu đen.</text:p>
          </table:table-cell>
          <table:table-cell table:number-columns-repeated="1023"/>
        </table:table-row>
        <table:table-row table:style-name="ro2">
          <table:table-cell office:value-type="string" calcext:value-type="string">
            <text:p>Dt nói chung dùng mượt. Mỗi tội ứng dụng hệ thống chạy ngầm quá nhiều gây tốn pin. Cảm ứng vân tay lúc hiện lúc k. Với giá 1 chiếc dt đắt thế này mà có những lỗi như vậy nên cho 3 sao thôi</text:p>
          </table:table-cell>
          <table:table-cell table:number-columns-repeated="1023"/>
        </table:table-row>
        <table:table-row table:style-name="ro2">
          <table:table-cell office:value-type="string" calcext:value-type="string">
            <text:p>Đã nhận hàng sáng nay, đúng y như lịch hẹn của tiki. <text:s/>Nhiều lần mua hàng trên tiki nhưng lần này mình thấy thất vọng về dịch vụ của tiki.</text:p>
          </table:table-cell>
          <table:table-cell table:number-columns-repeated="1023"/>
        </table:table-row>
        <table:table-row table:style-name="ro2">
          <table:table-cell office:value-type="string" calcext:value-type="string">
            <text:p>điện thoại mới nhưng thường xuyên bắt sóng kém. người gọi đến than phiền k gọi được, báo tắt máy trong khi máy vẫn mở, cột sóng vẫn đầy</text:p>
          </table:table-cell>
          <table:table-cell table:number-columns-repeated="1023"/>
        </table:table-row>
        <table:table-row table:style-name="ro2">
          <table:table-cell office:value-type="string" calcext:value-type="string">
            <text:p>Sản phẩm tốt, giá khá rẻ mà 1 tháng rùi vẫn chưa thấy bộ quà tặng của Samsung trong khi những người mua sau đã có quà rùi</text:p>
          </table:table-cell>
          <table:table-cell table:number-columns-repeated="1023"/>
        </table:table-row>
        <table:table-row table:style-name="ro3">
          <table:table-cell office:value-type="string" calcext:value-type="string">
            <text:p>tạm ổn Hoá Đơn xuất quá chậm trễ</text:p>
          </table:table-cell>
          <table:table-cell table:number-columns-repeated="1023"/>
        </table:table-row>
        <table:table-row table:style-name="ro1">
          <table:table-cell office:value-type="string" calcext:value-type="string">
            <text:p>mình mua lúc đầu được tặng kèm quà tặng, sau 1 thời gian sử dụng tai nghe buds bị mất tín hiệu 1 bên tai gọi cho tiki để bảo hành thì nhận được phản hồi là quà tặng nên không bảo hành khiếu ại nhiều lần thì cũng được kích hoạt bảo hành, máy móc thì dùng ok, duy có vấn đề đó là không hài lòng thôi</text:p>
          </table:table-cell>
          <table:table-cell table:number-columns-repeated="1023"/>
        </table:table-row>
        <table:table-row table:style-name="ro2">
          <table:table-cell office:value-type="string" calcext:value-type="string">
            <text:p>Mình đặt tiki now, giao rất nhanh, hàng nguyên seal, máy đẹp, tuy nhiên khi gửi tin nhắn kích hoạt bảo hành thì được báo lại là số imei chưa được đăng ký bảo hành. Hy vọng tiki kiểm tra lại bảo hành giúp mình.</text:p>
          </table:table-cell>
          <table:table-cell table:number-columns-repeated="1023"/>
        </table:table-row>
        <table:table-row table:style-name="ro3">
          <table:table-cell office:value-type="string" calcext:value-type="string">
            <text:p>Mua giùm thôi chứ không có ý kiến để quánh giá quánh rau gì, vì chưa bao giờ thấy thích Samsung :P</text:p>
          </table:table-cell>
          <table:table-cell table:number-columns-repeated="1023"/>
        </table:table-row>
        <table:table-row table:style-name="ro3">
          <table:table-cell office:value-type="string" calcext:value-type="string">
            <text:p>giao hàng nhanh. Chất lượng pin của galaxy note 10 không như quảng cáo, rất nhanh hết !</text:p>
          </table:table-cell>
          <table:table-cell table:number-columns-repeated="1023"/>
        </table:table-row>
        <table:table-row table:style-name="ro3">
          <table:table-cell office:value-type="string" calcext:value-type="string">
            <text:p>Mình mua có lấy hoá đơn đỏ mà bên Tiki ko thấy gửi nhỉ?</text:p>
          </table:table-cell>
          <table:table-cell table:number-columns-repeated="1023"/>
        </table:table-row>
        <table:table-row table:style-name="ro3">
          <table:table-cell office:value-type="string" calcext:value-type="string">
            <text:p>Màn hình rất tối. Mình muốn đổi trả.</text:p>
          </table:table-cell>
          <table:table-cell table:number-columns-repeated="1023"/>
        </table:table-row>
        <table:table-row table:style-name="ro3">
          <table:table-cell office:value-type="string" calcext:value-type="string">
            <text:p>Khi mình mua về check IMEI thì chỉ còn 10 tháng, trôi hết 2 tháng trời. Khá là thất vọng <text:s/></text:p>
          </table:table-cell>
          <table:table-cell table:number-columns-repeated="1023"/>
        </table:table-row>
        <table:table-row table:style-name="ro1">
          <table:table-cell office:value-type="string" calcext:value-type="string">
            <text:p>Mình mới nhận, sợ chấp nhận được ơi mức giá, chủ yếu là thiết kế đẹp và kiểu nắp gập đẹp, còn độ bềnh và chất lượng thì chưa biết được, nhưng mình nghĩ nếu Sài cẩn thận thì vẫn OK, làm đt phụ thì OK, bó làm cho ta có cảm giác nắp gập thì thật là thích</text:p>
          </table:table-cell>
          <table:table-cell table:number-columns-repeated="1023"/>
        </table:table-row>
        <table:table-row table:style-name="ro3">
          <table:table-cell office:value-type="string" calcext:value-type="string">
            <text:p>sản phẩm cũng được nhưng nhân viên giao hàng thì hơi .....?</text:p>
          </table:table-cell>
          <table:table-cell table:number-columns-repeated="1023"/>
        </table:table-row>
        <table:table-row table:style-name="ro3">
          <table:table-cell office:value-type="string" calcext:value-type="string">
            <text:p>Chuông hơi nhỏ, tiếng hơi nhỏ.</text:p>
          </table:table-cell>
          <table:table-cell table:number-columns-repeated="1023"/>
        </table:table-row>
        <table:table-row table:style-name="ro2">
          <table:table-cell office:value-type="string" calcext:value-type="string">
            <text:p>Máy của tôi vẫn chưa hiển thị số người gọi đến . Chủ cửa hàng đăng kí dùm tôi <text:s/>Máy tôi mua dùng cho máy bàn đường đây 02573.828539</text:p>
          </table:table-cell>
          <table:table-cell table:number-columns-repeated="1023"/>
        </table:table-row>
        <table:table-row table:style-name="ro1">
          <table:table-cell office:value-type="string" calcext:value-type="string">
            <text:p>tai nghe kèm theo sản phẩm vừa mở ra đã chỉ có 1 bên. cắm vào điện thoại thì không sử dụng được. cảm giác cầm nắm thiết bị chưa thực sự tốt, bàn phím là bàn phím cao su mền có kích thước phím nhỏ và bố trí gần nên thao tác hơi khó. mọi người cân nhắc trước khi mua</text:p>
          </table:table-cell>
          <table:table-cell table:number-columns-repeated="1023"/>
        </table:table-row>
        <table:table-row table:style-name="ro2">
          <table:table-cell office:value-type="string" calcext:value-type="string">
            <text:p>Máy nhẹ, giá rẻ, loa thoại ok, chuông nhỏ, rung cực kì yếu (nếu hội họp để chế độ rung thì khó mà biết được) ! Mọi người cần cân nhắc trước khi mua</text:p>
          </table:table-cell>
          <table:table-cell table:number-columns-repeated="1023"/>
        </table:table-row>
        <table:table-row table:style-name="ro3">
          <table:table-cell office:value-type="string" calcext:value-type="string">
            <text:p>Đúng là điện thoại cùi, nhìn kiểu nào cũng thấy nó cùi cùi sao á...</text:p>
          </table:table-cell>
          <table:table-cell table:number-columns-repeated="1023"/>
        </table:table-row>
        <table:table-row table:style-name="ro3">
          <table:table-cell office:value-type="string" calcext:value-type="string">
            <text:p>mới dùng chưa biết chất lượng như thế nào lắp lưng mỏng hơi ọp ẹp</text:p>
          </table:table-cell>
          <table:table-cell table:number-columns-repeated="1023"/>
        </table:table-row>
        <table:table-row table:style-name="ro3">
          <table:table-cell office:value-type="string" calcext:value-type="string">
            <text:p>không như quảng cáo pin chờ chỉ được 3 ngày ( không 3g , wifi).</text:p>
          </table:table-cell>
          <table:table-cell table:number-columns-repeated="1023"/>
        </table:table-row>
        <table:table-row table:style-name="ro3">
          <table:table-cell office:value-type="string" calcext:value-type="string">
            <text:p>giao hàng nhanh, dù đã mở dữ liệu di động nhưng vẫn không lướt web được, chỉ sử dụng được wifi.</text:p>
          </table:table-cell>
          <table:table-cell table:number-columns-repeated="1023"/>
        </table:table-row>
        <table:table-row table:style-name="ro2">
          <table:table-cell office:value-type="string" calcext:value-type="string">
            <text:p>Máy Nguyên seal hộp + seal máy nhưng trong khay sim có sẵn 1 cái sim như trong hình, mình đã tìm hiểu và đc biết sp của apple ko bao giờ có sẵn sim như vậy. mình đã khiếu nại lên tiki và chờ được giải thích.</text:p>
          </table:table-cell>
          <table:table-cell table:number-columns-repeated="1023"/>
        </table:table-row>
        <table:table-row table:style-name="ro2">
          <table:table-cell office:value-type="string" calcext:value-type="string">
            <text:p>Giao hàng nhanh, tuy nhiên đóng gói sơ xài, k chèn kĩ, hộp bị móp cạnh hết, máy bên trong không sao, còn nguyên tem tuy nhiên không có bọc nilong. Cho 3 sao bạn shio dễ thương</text:p>
          </table:table-cell>
          <table:table-cell table:number-columns-repeated="1023"/>
        </table:table-row>
        <table:table-row table:style-name="ro2">
          <table:table-cell office:value-type="string" calcext:value-type="string">
            <text:p>Sản phẩm to và dày hơn mình tưởng tượng. Chất lượng gia công bình thường. Máy mở khóa yêu cầu bấm nút Mở khóa và *, nhưng mình làm theo không được. Mình phải nhấn giữ phím * mới được</text:p>
          </table:table-cell>
          <table:table-cell table:number-columns-repeated="1023"/>
        </table:table-row>
        <table:table-row table:style-name="ro3">
          <table:table-cell office:value-type="string" calcext:value-type="string">
            <text:p>Nghe nhỏ</text:p>
          </table:table-cell>
          <table:table-cell table:number-columns-repeated="1023"/>
        </table:table-row>
        <table:table-row table:style-name="ro3">
          <table:table-cell office:value-type="string" calcext:value-type="string">
            <text:p>chưa pít sao vì moi mua giờ cho 3sao</text:p>
          </table:table-cell>
          <table:table-cell table:number-columns-repeated="1023"/>
        </table:table-row>
        <table:table-row table:style-name="ro3">
          <table:table-cell office:value-type="string" calcext:value-type="string">
            <text:p>không đúng như quảng cáo</text:p>
          </table:table-cell>
          <table:table-cell table:number-columns-repeated="1023"/>
        </table:table-row>
        <table:table-row table:style-name="ro1">
          <table:table-cell office:value-type="string" calcext:value-type="string">
            <text:p>Mình cảm thấy mệt mỏi khi đặt mua hàng trên tiki do lịch hẹn giao lâu và thay đổi liên tục. Mình ở ngay Hà Nội, đặt đơn hàng từ 6/6, tiki hẹn 9/6 giao. Đến 9/6 lại nhận được tin nhắn chuyển thời gian giao từ 13-16/6. Đùng 1 cái sáng 10/6 lại nhận được tin nhắn sẽ giao hàng trong vòng 30 phút nữa. Chờ cả ngày không thấy giao. Gọi hỏi lại thì đến hôm nay mới giao.</text:p>
          </table:table-cell>
          <table:table-cell table:number-columns-repeated="1023"/>
        </table:table-row>
        <table:table-row table:style-name="ro3">
          <table:table-cell office:value-type="string" calcext:value-type="string">
            <text:p>Điện thoại xài ổn ko có gì phàn nàn. NHƯNG mạng viettel thì tệ. Mua chủ yếu định vị con mà web và ứng dụng chẳng xài đc.</text:p>
          </table:table-cell>
          <table:table-cell table:number-columns-repeated="1023"/>
        </table:table-row>
        <table:table-row table:style-name="ro3">
          <table:table-cell office:value-type="string" calcext:value-type="string">
            <text:p>Mẫu mã đẹp. Sp bị lỗi Tiki đổi hàng rất nhiệt tình và chu đáo. Nhanh hết pin</text:p>
          </table:table-cell>
          <table:table-cell table:number-columns-repeated="1023"/>
        </table:table-row>
        <table:table-row table:style-name="ro2">
          <table:table-cell office:value-type="string" calcext:value-type="string">
            <text:p>Ngoại hình đẹp, nhiều phụ kiện, tuy nhiên bàn phím bấm lạch cạch không êm như máy Nokia, loa thoại cực bé. Nói chung là chỉ tạm dùng thôi!</text:p>
          </table:table-cell>
          <table:table-cell table:number-columns-repeated="1023"/>
        </table:table-row>
        <table:table-row table:style-name="ro3">
          <table:table-cell office:value-type="string" calcext:value-type="string">
            <text:p>Điện thoại màn hình không xứng với tầm.. thua xa con A71.</text:p>
          </table:table-cell>
          <table:table-cell table:number-columns-repeated="1023"/>
        </table:table-row>
        <table:table-row table:style-name="ro3">
          <table:table-cell office:value-type="string" calcext:value-type="string">
            <text:p>Ipad ok nhưng bắt wifi yếu hơn đt mình</text:p>
          </table:table-cell>
          <table:table-cell table:number-columns-repeated="1023"/>
        </table:table-row>
        <table:table-row table:style-name="ro1">
          <table:table-cell office:value-type="string" calcext:value-type="string">
            <text:p>máy giao nhanh nhưng không mở lên được, màn hình đen thui mặc dù có thử sạc nhưng vẫn không mở lên được đang chờ kĩ thuật hỗ trợ để đổi máy mới, hy vọng tiki xử lý nhanh vì mình mua khá nhiều hàng điện tử ở tiki và cũng sắp tết rồi mình sẽ update lại đánh giá sau khi nhận được máy mới</text:p>
          </table:table-cell>
          <table:table-cell table:number-columns-repeated="1023"/>
        </table:table-row>
        <table:table-row table:style-name="ro2">
          <table:table-cell office:value-type="string" calcext:value-type="string">
            <text:p>san pham hinh thuc nhin cung duoc.. chup anh ko duoc dep lam. cau hinh toc do vao mang hoi kem.. con pin minh dang su dung chua The danh gia duoc... voi muc tien gia binh dan,, theo Minh nghi cung tam on!</text:p>
          </table:table-cell>
          <table:table-cell table:number-columns-repeated="1023"/>
        </table:table-row>
        <table:table-row table:style-name="ro2">
          <table:table-cell office:value-type="string" calcext:value-type="string">
            <text:p>nhưng... phải đợi sài con này vài ngày <text:s text:c="2"/>ra sao. chứ trước tiên thấy chụp ảnh thì ui thôi... chụp ảnh mà rút lại liền thì ảnh mờ...xấu.. .. còn lại thì cũng tạm ổn thôi... chứ mạng wi-fi ngồi gần khi yếu khi mạnh....</text:p>
          </table:table-cell>
          <table:table-cell table:number-columns-repeated="1023"/>
        </table:table-row>
        <table:table-row table:style-name="ro3">
          <table:table-cell office:value-type="string" calcext:value-type="string">
            <text:p>sản phẩm đẹp . đúng hàng tuy nhiên giao hàng lâu quá và chưa kích hoạt bao hành sản phẩm</text:p>
          </table:table-cell>
          <table:table-cell table:number-columns-repeated="1023"/>
        </table:table-row>
        <table:table-row table:style-name="ro3">
          <table:table-cell office:value-type="string" calcext:value-type="string">
            <text:p>Đặt màu đen mà giao màu xanh mà ko báo.</text:p>
          </table:table-cell>
          <table:table-cell table:number-columns-repeated="1023"/>
        </table:table-row>
        <table:table-row table:style-name="ro3">
          <table:table-cell office:value-type="string" calcext:value-type="string">
            <text:p>vừa với giá tiền, dùng 1 thời gian xem sao.........</text:p>
          </table:table-cell>
          <table:table-cell table:number-columns-repeated="1023"/>
        </table:table-row>
        <table:table-row table:style-name="ro3">
          <table:table-cell office:value-type="string" calcext:value-type="string">
            <text:p>kê</text:p>
          </table:table-cell>
          <table:table-cell table:number-columns-repeated="1023"/>
        </table:table-row>
        <table:table-row table:style-name="ro3">
          <table:table-cell office:value-type="string" calcext:value-type="string">
            <text:p>Khá mỏng, giao hàng nhanh, tạm chấp nhận chứ vẫn mắc so với giá mua</text:p>
          </table:table-cell>
          <table:table-cell table:number-columns-repeated="1023"/>
        </table:table-row>
        <table:table-row table:style-name="ro3">
          <table:table-cell office:value-type="string" calcext:value-type="string">
            <text:p>Giao sai mẫu nhưng tạm chấp nhận</text:p>
          </table:table-cell>
          <table:table-cell table:number-columns-repeated="1023"/>
        </table:table-row>
        <table:table-row table:style-name="ro2">
          <table:table-cell office:value-type="string" calcext:value-type="string">
            <text:p>sp này hồi đầu liên tục tự động tắt nguồn,jờ dùng cũng ổn,ko bị như tzước nữa,và được cài đặt mặc định theo hệ điều hành của Tzung quốc.</text:p>
          </table:table-cell>
          <table:table-cell table:number-columns-repeated="1023"/>
        </table:table-row>
        <table:table-row table:style-name="ro3">
          <table:table-cell office:value-type="string" calcext:value-type="string">
            <text:p>sản phẩm khó sử dụng, ko mượt, app thì toàn của anh amazon như chả biết xài ... đọc báo thôi</text:p>
          </table:table-cell>
          <table:table-cell table:number-columns-repeated="1023"/>
        </table:table-row>
        <table:table-row table:style-name="ro4">
          <table:table-cell office:value-type="string" calcext:value-type="string">
            <text:p>Mình rất mong Tiki nên xem xét lại chất lượng của đơn vị vận chuyển hàng. Hàng được dán nhãn hàng dễ vỡ nhưng nhìn cái hộp thôi là biết bị quăng quật tơi tã đến rách cả box sản phẩm dù qua 1 lớp hộp và giấy chống sốc, tem cảnh báo hàng dễ vỡ rách tơi tã. May mà sản phẩm bên trong không bị gì. Mình rất hài lòng vơi NinjaVan nhưng từ lúc Tiki đổi đơn vị vận chuyển thì mình không nhận được 1 hộp sản phẩm nào còn nguyên vẹn, lại còn giao rất chậm.</text:p>
          </table:table-cell>
          <table:table-cell table:number-columns-repeated="1023"/>
        </table:table-row>
        <table:table-row table:style-name="ro2">
          <table:table-cell office:value-type="string" calcext:value-type="string">
            <text:p>Hàng đóng gói cẩn thận, nguyên seal, tuy nhiên tiki chưa cho tôi thông tin bảo hành sản phẩm như thế nào. Thời giân bảo hành là bao lâu. Thông tin không rõ ràng.</text:p>
          </table:table-cell>
          <table:table-cell table:number-columns-repeated="1023"/>
        </table:table-row>
        <table:table-row table:style-name="ro2">
          <table:table-cell office:value-type="string" calcext:value-type="string">
            <text:p>MÁY MỚI MUA MÁY SẠC PIN XONG, RÚT DÂY SẠC MỞ MÀN HÌNH KHÔNG ĐƯỢC. HIỆN SALES TRAKE MỖI LẦN VÀO GOOGLE HOẶC CHƯƠNG TRÌNH</text:p>
          </table:table-cell>
          <table:table-cell table:number-columns-repeated="1023"/>
        </table:table-row>
        <table:table-row table:style-name="ro3">
          <table:table-cell office:value-type="string" calcext:value-type="string">
            <text:p>Báo thu hoi hom T2 mà nay T5 chưa thay ai lại lấy nua</text:p>
          </table:table-cell>
          <table:table-cell table:number-columns-repeated="1023"/>
        </table:table-row>
        <table:table-row table:style-name="ro3">
          <table:table-cell office:value-type="string" calcext:value-type="string">
            <text:p>Cũng bình thường, dùng ko mượt lắm, pin nhanh hết.</text:p>
          </table:table-cell>
          <table:table-cell table:number-columns-repeated="1023"/>
        </table:table-row>
        <table:table-row table:style-name="ro1">
          <table:table-cell office:value-type="string" calcext:value-type="string">
            <text:p>Đt chọn nhà cung cấp là tiki mới 100%. Khi nhận vẫn còn seal ngoài hộp nhưng khá lỏng lẻo. Sau gọi hỗ trợ tổng đài samsung mới biết đt đã kích hoạt trước 1 tháng. Có sẳn miếng dán màn hình lun. Điện thoại mình xài hơn 2 tháng thấy ổn nên mình ko khiếu nại đổi trả. Nhưng ko phải dt mới 100% như quảng cáo. Ảnh chụp đẹp rõ.</text:p>
          </table:table-cell>
          <table:table-cell table:number-columns-repeated="1023"/>
        </table:table-row>
        <table:table-row table:style-name="ro2">
          <table:table-cell office:value-type="string" calcext:value-type="string">
            <text:p>mua xài đc 10 ngày thì bảo hành thay cả bộ phần cứng của máy, ko tốn tiền nhưng hơi buồn, thấy pin cũng nhanh hết so với cái j7 pro cũ của mình.</text:p>
          </table:table-cell>
          <table:table-cell table:number-columns-repeated="1023"/>
        </table:table-row>
        <table:table-row table:style-name="ro2">
          <table:table-cell office:value-type="string" calcext:value-type="string">
            <text:p>chất lượng ok so với mức giá. Tuy nhiên cảm ứng vân tay dưới màn hình ko dc nhạy, thường phải thử vài lần mới đăng nhập vào máy dc.</text:p>
          </table:table-cell>
          <table:table-cell table:number-columns-repeated="1023"/>
        </table:table-row>
        <table:table-row table:style-name="ro3">
          <table:table-cell office:value-type="string" calcext:value-type="string">
            <text:p>Hàng chính hãng mới 100% mà sao kích hoạt bị trôi bảo hành 11 ngày ??? Còn hỏi nhân viên tổng đài trả lời rất khó chịu.</text:p>
          </table:table-cell>
          <table:table-cell table:number-columns-repeated="1023"/>
        </table:table-row>
        <table:table-row table:style-name="ro3">
          <table:table-cell office:value-type="string" calcext:value-type="string">
            <text:p>Làm sao để kích hoạt bảo hành Samsung A50s này vậy tiki,hic.Mình lên trang chủ samsung tra mà không ra kết quả.</text:p>
          </table:table-cell>
          <table:table-cell table:number-columns-repeated="1023"/>
        </table:table-row>
        <table:table-row table:style-name="ro3">
          <table:table-cell office:value-type="string" calcext:value-type="string">
            <text:p>gửi yêu cầu kích hoạt bảo hành nhưng vẫn chưa có gì xảy ra</text:p>
          </table:table-cell>
          <table:table-cell table:number-columns-repeated="1023"/>
        </table:table-row>
        <table:table-row table:style-name="ro3">
          <table:table-cell office:value-type="string" calcext:value-type="string">
            <text:p>đã nhận dc hàng, rất ok, mong sớm kích hoạt bảo hành</text:p>
          </table:table-cell>
          <table:table-cell table:number-columns-repeated="1023"/>
        </table:table-row>
        <table:table-row table:style-name="ro6">
          <table:table-cell office:value-type="string" calcext:value-type="string">
            <text:p>Người bán không nói rõ là bản này sẽ bị auto hiện quảng cáo ở màn hình chờ. Có lẽ do người ta đã chọn mua kindle giảm giá tầm 15 usd chấp nhận hiển thị màn quảng cáo. Rất annoying khi khách hàng ở VN không biết trước điều này và không tắt được lock screen with ads. Thêm nữa kindle hỗ trợ tối ưu việc đọc sách mà khi vào kindle book, browse một số thư mục để ngó kho sách kindle của Amazon thì nó cứ báo lỗi wifi mặc dù wifi vẫn vào bình thường. Bác nào muốn dùng kindle để truy cập Kindle Unlimited thì chú ý là account địa chỉ Việt Nam không mua được gói này nhé. <text:s/>Đọc file kindle và file pdf khá ổn.</text:p>
          </table:table-cell>
          <table:table-cell table:number-columns-repeated="1023"/>
        </table:table-row>
        <table:table-row table:style-name="ro3">
          <table:table-cell office:value-type="string" calcext:value-type="string">
            <text:p>máy thì tạm ổn.cu sạc thì kém.sac được một tí thì bị nổ.</text:p>
          </table:table-cell>
          <table:table-cell table:number-columns-repeated="1023"/>
        </table:table-row>
        <table:table-row table:style-name="ro3">
          <table:table-cell office:value-type="string" calcext:value-type="string">
            <text:p>sử dụng bình thường, mới dùng nên chưa có sự cố, giao hàng trễ 1 tuần so với lịch.</text:p>
          </table:table-cell>
          <table:table-cell table:number-columns-repeated="1023"/>
        </table:table-row>
        <table:table-row table:style-name="ro3">
          <table:table-cell office:value-type="string" calcext:value-type="string">
            <text:p>Tôi vẫn chưa nhận được hóa đơn VAT mặc dù lúc mua có khai báo</text:p>
          </table:table-cell>
          <table:table-cell table:number-columns-repeated="1023"/>
        </table:table-row>
        <table:table-row table:style-name="ro3">
          <table:table-cell office:value-type="string" calcext:value-type="string">
            <text:p>Ban đầu 2 cái ốc vít sau lưng rất được việc , sài được 1 tháng thì 2 cái ốc bị hư rồi. Coi như ko tháo sim ra đc. So sad.</text:p>
          </table:table-cell>
          <table:table-cell table:number-columns-repeated="1023"/>
        </table:table-row>
        <table:table-row table:style-name="ro1">
          <table:table-cell office:value-type="string" calcext:value-type="string">
            <text:p>Mua rồi mà mình chưa cài đặt được thời gian. <text:s/>Hướng dẫn kèm theo thì nói vào "Menu" =&gt; cài đặt =&gt; câú hình, nhưng nào có thấy menu ở đâu. Điện thoại có "Đến" nhưng vào mục này cũng không thấy cài đặt gì hết? Xin ai mua rồi hay shop hướng dẫn giúp.</text:p>
          </table:table-cell>
          <table:table-cell table:number-columns-repeated="1023"/>
        </table:table-row>
        <table:table-row table:style-name="ro3">
          <table:table-cell office:value-type="string" calcext:value-type="string">
            <text:p>mau het pin lam sop 0i nghe goi ro tot</text:p>
          </table:table-cell>
          <table:table-cell table:number-columns-repeated="1023"/>
        </table:table-row>
        <table:table-row table:style-name="ro2">
          <table:table-cell office:value-type="string" calcext:value-type="string">
            <text:p>Mình mới mua con này mà pin thì ko dùng cũng tụt, đọc được khoảng 6 7 tiếng thì tụt gần hết pin. <text:s/>Mình đã mail cho tiki rồi, mong sớm nhận đc phản hồi từ tiki.</text:p>
          </table:table-cell>
          <table:table-cell table:number-columns-repeated="1023"/>
        </table:table-row>
        <table:table-row table:style-name="ro3">
          <table:table-cell office:value-type="string" calcext:value-type="string">
            <text:p>Có thế nói là "da" khi không phải là da? Tôi muốn trả lại bao "da" và xin lại tiền vì quảng cáo không chân thực!</text:p>
          </table:table-cell>
          <table:table-cell table:number-columns-repeated="1023"/>
        </table:table-row>
        <table:table-row table:style-name="ro2">
          <table:table-cell office:value-type="string" calcext:value-type="string">
            <text:p>Điện thoại được mà mỗi tội e nhận đc cái hơi lỗi bấm phím 5 phải 3.4 lần máy mới nhận số 5 k bít shop mình có đổi cho cái khác đc k các phím khác thì ok hết e sợ dùng lâu nó hỏng phím 5 ac xem hỗ trợ đổi cho e cái khác</text:p>
          </table:table-cell>
          <table:table-cell table:number-columns-repeated="1023"/>
        </table:table-row>
        <table:table-row table:style-name="ro3">
          <table:table-cell office:value-type="string" calcext:value-type="string">
            <text:p>xem ở trên mạng thì ghi là micro sim tuy nhiên thì lại là loại thường to chà bá, với giá 150k như này thì nghe gọi khá ổn</text:p>
          </table:table-cell>
          <table:table-cell table:number-columns-repeated="1023"/>
        </table:table-row>
        <table:table-row table:style-name="ro3">
          <table:table-cell office:value-type="string" calcext:value-type="string">
            <text:p>Máy ổn, pin thì dùng lâu mới đánh giá được. khổ nổi máy em nhận được nó bị lỗi phím xuống. Bấm mãi không được</text:p>
          </table:table-cell>
          <table:table-cell table:number-columns-repeated="1023"/>
        </table:table-row>
        <table:table-row table:style-name="ro3">
          <table:table-cell office:value-type="string" calcext:value-type="string">
            <text:p>nhìn đẹp, phù hợp giá tiền, pin k trâu lắm</text:p>
          </table:table-cell>
          <table:table-cell table:number-columns-repeated="1023"/>
        </table:table-row>
        <table:table-row table:style-name="ro3">
          <table:table-cell office:value-type="string" calcext:value-type="string">
            <text:p>loa to phù hợp với người già</text:p>
          </table:table-cell>
          <table:table-cell table:number-columns-repeated="1023"/>
        </table:table-row>
        <table:table-row table:style-name="ro3">
          <table:table-cell office:value-type="string" calcext:value-type="string">
            <text:p>Hàng giao nhanh chóng, đúng chủng loại theo khách yêu cầu. Đóng gói tốt.</text:p>
          </table:table-cell>
          <table:table-cell table:number-columns-repeated="1023"/>
        </table:table-row>
        <table:table-row table:style-name="ro4">
          <table:table-cell office:value-type="string" calcext:value-type="string">
            <text:p>Nội dung mô tả thì là Kindle 2019 8th gen, nhưng hàng mình nhận được thì là Kindle 2017 7th gen. Dù cùng là Kindle HD8 và cấu hình gần giống nhau nhưng khác nhau ở Front camera (2019 là 2MP còn 2017 chỉ có 0.3MP). Và hơn hết là nó KHÁC VỚI MÔ TẢ SẢN PHẨM. <text:s/>Hiện tại đang test thì không có vấn đề gì nhưng mình thực sự không hài lòng về sai lệch sản phẩm như vậy.</text:p>
          </table:table-cell>
          <table:table-cell table:number-columns-repeated="1023"/>
        </table:table-row>
        <table:table-row table:style-name="ro2">
          <table:table-cell office:value-type="string" calcext:value-type="string">
            <text:p>sau khi mua 3tuan, lúc máy tắt đó hết pin, tôi cắm nguồn vào. màn hình cứ hiện chử Amazon và Fire rồi tắt, cứ như vậy. Giống như kiểu ko vào điện nên restart liên tục. xin hỏi nguyên nhân và xử lý</text:p>
          </table:table-cell>
          <table:table-cell table:number-columns-repeated="1023"/>
        </table:table-row>
        <table:table-row table:style-name="ro2">
          <table:table-cell office:value-type="string" calcext:value-type="string">
            <text:p>Thực ra mình mua chắc cx tầm gần tháng r,vài tiếng trc dùg vẫn ổn vì chỉ dùg giải trí xem phim các thứ thôi.nhưg tự dưg bh máy k có tiếng,dùg loa hay tai nghe cx k có gì luôn.. mog tiki hỗ trợ mình sớm</text:p>
          </table:table-cell>
          <table:table-cell table:number-columns-repeated="1023"/>
        </table:table-row>
        <table:table-row table:style-name="ro2">
          <table:table-cell office:value-type="string" calcext:value-type="string">
            <text:p>Tôi mất kindle fire 7th nên mua lại cái 8th. + xem phim, youtube tỉ lệ hình ảnh bị sai. không thực bằng cái trước. +kho phần mềm đòi hỏi phải đăng ký tiền, nên không cài đặt được.</text:p>
          </table:table-cell>
          <table:table-cell table:number-columns-repeated="1023"/>
        </table:table-row>
        <table:table-row table:style-name="ro2">
          <table:table-cell office:value-type="string" calcext:value-type="string">
            <text:p>Vốn tôi muốn mua máy vì công việc nhưng bây h tôi muốn hoàn trả lại cho shop. Nó ko có giao diện tiếng việt và ko giúp đc cho công việc của tôi.Mong shop giúp tôi. Cảm ơn shop</text:p>
          </table:table-cell>
          <table:table-cell table:number-columns-repeated="1023"/>
        </table:table-row>
        <table:table-row table:style-name="ro2">
          <table:table-cell office:value-type="string" calcext:value-type="string">
            <text:p>mình đã mua sản phẩm này , hiện tại dùng đc 1 tháng nhưng đã sạc không vào ? bây giờ mình muốn bảo hành thì bảo hành như thế nào</text:p>
          </table:table-cell>
          <table:table-cell table:number-columns-repeated="1023"/>
        </table:table-row>
        <table:table-row table:style-name="ro2">
          <table:table-cell office:value-type="string" calcext:value-type="string">
            <text:p>mình mua máy cho cháu học room nhưng khó sử dụng quá. âm thanh nhỏ. Cuối cùng cũng chỉ để đọc báo và xem you tube thôi</text:p>
          </table:table-cell>
          <table:table-cell table:number-columns-repeated="1023"/>
        </table:table-row>
        <table:table-row table:style-name="ro3">
          <table:table-cell office:value-type="string" calcext:value-type="string">
            <text:p>không hài lòng với sp, đa số các ứng dụng đều phải phụ thuộc vào amazon</text:p>
          </table:table-cell>
          <table:table-cell table:number-columns-repeated="1023"/>
        </table:table-row>
        <table:table-row table:style-name="ro3">
          <table:table-cell office:value-type="string" calcext:value-type="string">
            <text:p>Máy dùng tạm được, màn hình chất lượng thấp, mờ nhìn không rõ nét.</text:p>
          </table:table-cell>
          <table:table-cell table:number-columns-repeated="1023"/>
        </table:table-row>
        <table:table-row table:style-name="ro3">
          <table:table-cell office:value-type="string" calcext:value-type="string">
            <text:p>Ko có TIENG Việt hoi kho Su dung</text:p>
          </table:table-cell>
          <table:table-cell table:number-columns-repeated="1023"/>
        </table:table-row>
        <table:table-row table:style-name="ro3">
          <table:table-cell office:value-type="string" calcext:value-type="string">
            <text:p>Mua từ 8 tháng trước cũng bằng giá bây giờ 1.850.000. Deal sock gì kỳ vậy?</text:p>
          </table:table-cell>
          <table:table-cell table:number-columns-repeated="1023"/>
        </table:table-row>
        <table:table-row table:style-name="ro3">
          <table:table-cell office:value-type="string" calcext:value-type="string">
            <text:p>Máy mới mua nhưng k mở được alexa app. Quay tròn như trong ảnh.</text:p>
          </table:table-cell>
          <table:table-cell table:number-columns-repeated="1023"/>
        </table:table-row>
        <table:table-row table:style-name="ro3">
          <table:table-cell office:value-type="string" calcext:value-type="string">
            <text:p>đọc phần mô tả thì ghi nghe đài FM ko cần tai nghe. Về mở thì ngược lại <text:s/>?????????</text:p>
          </table:table-cell>
          <table:table-cell table:number-columns-repeated="1023"/>
        </table:table-row>
        <table:table-row table:style-name="ro3">
          <table:table-cell office:value-type="string" calcext:value-type="string">
            <text:p>hàng giống mẫu chất lượng chưa biếtđợi thời gian!</text:p>
          </table:table-cell>
          <table:table-cell table:number-columns-repeated="1023"/>
        </table:table-row>
        <table:table-row table:style-name="ro3">
          <table:table-cell office:value-type="string" calcext:value-type="string">
            <text:p>Xài đc, lúc mở nắp để gắn sim rất khó</text:p>
          </table:table-cell>
          <table:table-cell table:number-columns-repeated="1023"/>
        </table:table-row>
        <table:table-row table:style-name="ro3">
          <table:table-cell office:value-type="string" calcext:value-type="string">
            <text:p>Chưa thử Ko biết có chạy ko</text:p>
          </table:table-cell>
          <table:table-cell table:number-columns-repeated="1023"/>
        </table:table-row>
        <table:table-row table:style-name="ro3">
          <table:table-cell office:value-type="string" calcext:value-type="string">
            <text:p>Trung bình k nghe gọi nhiều 4 hôm hết pin. Đk cái máy nhẹ</text:p>
          </table:table-cell>
          <table:table-cell table:number-columns-repeated="1023"/>
        </table:table-row>
        <table:table-row table:style-name="ro1">
          <table:table-cell office:value-type="string" calcext:value-type="string">
            <text:p>mới mua được 1 ngày, chưa cài ứng dụng gì hết, k wifi, k 3g mà pin tuột một cách chóng mặt, để qua một đêm mà pin rớt gần 10% trong khi đó trc khi tắt máy đã đóng tất cả các ứng dụng chạy ngầm, mới lấy máy pin chỉ có 8%, vẫn sạc đúng 8 tiếng, trường hợp này mong tiki giải quyết, hàng mới mua nên k thể nào gọi là cần bảo hành được. Mong phản hồi sớm nhất từ tiki.</text:p>
          </table:table-cell>
          <table:table-cell table:number-columns-repeated="1023"/>
        </table:table-row>
        <table:table-row table:style-name="ro2">
          <table:table-cell office:value-type="string" calcext:value-type="string">
            <text:p>Đt đc quảng cáo mạnh về Camera nhưng thật sự camera thật sự chưa tốt, Chất lượng hình ảnh trung bình..... Tiki giao hàng đúng hạn, Nhưng Phiếu quà tặng đến giờ vẫn chưa thấy</text:p>
          </table:table-cell>
          <table:table-cell table:number-columns-repeated="1023"/>
        </table:table-row>
        <table:table-row table:style-name="ro2">
          <table:table-cell office:value-type="string" calcext:value-type="string">
            <text:p>Trong hộp thiếu tai nghe anh em nhé, bọn cmt có tai nghe toàn là ctv của shop đó chứ mình mua nó báo là không có tai nghe trong khi ghi trên là có tai nghe</text:p>
          </table:table-cell>
          <table:table-cell table:number-columns-repeated="1023"/>
        </table:table-row>
        <table:table-row table:style-name="ro3">
          <table:table-cell office:value-type="string" calcext:value-type="string">
            <text:p>cho e hoi e k xai the tin dung mua tra gop co dc hok ad</text:p>
          </table:table-cell>
          <table:table-cell table:number-columns-repeated="1023"/>
        </table:table-row>
        <table:table-row table:style-name="ro3">
          <table:table-cell office:value-type="string" calcext:value-type="string">
            <text:p>giao màu không đúng, chất lượng pin kém. có hiện tượng bị nhiễu, xuất hiện sọc dọc trên màn hình</text:p>
          </table:table-cell>
          <table:table-cell table:number-columns-repeated="1023"/>
        </table:table-row>
        <table:table-row table:style-name="ro2">
          <table:table-cell office:value-type="string" calcext:value-type="string">
            <text:p>Điện thoại xài OK có điều sao cứ hiện quãng cáo suốt tốn pin máy để đó cứ hiện sang liền tức lắm sao ngắt được quãng cáo vậy nêu không có quãng cáo sẽ cho 5 sao</text:p>
          </table:table-cell>
          <table:table-cell table:number-columns-repeated="1023"/>
        </table:table-row>
        <table:table-row table:style-name="ro3">
          <table:table-cell office:value-type="string" calcext:value-type="string">
            <text:p>Không ổn lăm</text:p>
          </table:table-cell>
          <table:table-cell table:number-columns-repeated="1023"/>
        </table:table-row>
        <table:table-row table:style-name="ro3">
          <table:table-cell office:value-type="string" calcext:value-type="string">
            <text:p>Mình bỏ sim vào thì điện thoại hiện Limited service không gọi được, giờ làm thế nào vậy shop ơi?</text:p>
          </table:table-cell>
          <table:table-cell table:number-columns-repeated="1023"/>
        </table:table-row>
        <table:table-row table:style-name="ro3">
          <table:table-cell office:value-type="string" calcext:value-type="string">
            <text:p>cho tôi hỏi điện thoại này có ngôn ngữ tiếng việt không</text:p>
          </table:table-cell>
          <table:table-cell table:number-columns-repeated="1023"/>
        </table:table-row>
        <table:table-row table:style-name="ro2">
          <table:table-cell office:value-type="string" calcext:value-type="string">
            <text:p>Hang dep ok, mong hang phat trien va hoan thien hon ve cac tua de game bug van chua nghieng de ngham duoc, chip su ly van hoi thap!</text:p>
          </table:table-cell>
          <table:table-cell table:number-columns-repeated="1023"/>
        </table:table-row>
        <table:table-row table:style-name="ro2">
          <table:table-cell office:value-type="string" calcext:value-type="string">
            <text:p>Sách hướng dẫn chữ và hình ảnh quá nhỏ , không thể coi được , vui lòng in cỡ chữ lớn hơn và hình ảnh to rõ hơn 🧐🧐🥺🥺🥺</text:p>
          </table:table-cell>
          <table:table-cell table:number-columns-repeated="1023"/>
        </table:table-row>
        <table:table-row table:style-name="ro2">
          <table:table-cell office:value-type="string" calcext:value-type="string">
            <text:p>Sản phẩm đẹp, có mức độ hoàn thiện cao. Thiết kế đặc sắc và lịch lãm. Bản mình nhận được là bản Made in India. Hộp đựng rất tinh tế và sang trọng, đẹp hơn các bạn review ở trên. Tiếc một điều là dịch vụ tư vấn và giao hàng của Tiki quá tệ.</text:p>
          </table:table-cell>
          <table:table-cell table:number-columns-repeated="1023"/>
        </table:table-row>
        <table:table-row table:style-name="ro1">
          <table:table-cell office:value-type="string" calcext:value-type="string">
            <text:p>Tôi đặt mua sản phẩm sau khi sản phẩm màu Silver có hàng.(tôi hài lòng vì giao hàng rất nhanh) <text:s/>Tuy nhiên tại màn hình tìm kiếm sản phẩm key2 có hình hộp quà tặng (tai nghe và ốp lưng). Tôi nghĩ là vẫn còn quà tặng cho đến khi nhận được hàng thì không thấy. <text:s/>Tiki có thể liên lác với tôi.</text:p>
          </table:table-cell>
          <table:table-cell table:number-columns-repeated="1023"/>
        </table:table-row>
        <table:table-row table:style-name="ro2">
          <table:table-cell office:value-type="string" calcext:value-type="string">
            <text:p>Máy nhanh, không nóng như các dòng trước, pin ổn, mẫu mã đẹp, dùng vân tay thuận lợi. Nhược: độ phân giải màn hình không cao, chụp hình không đẹp.</text:p>
          </table:table-cell>
          <table:table-cell table:number-columns-repeated="1023"/>
        </table:table-row>
        <table:table-row table:style-name="ro1">
          <table:table-cell office:value-type="string" calcext:value-type="string">
            <text:p>Nói chung tất cả đều ổn sau khi xài 1 tuần nhưng có 2 vấn đề: <text:s/>1. Không kiểm tra được thời gian bảo hành chính hãng Smartcom tại : bb.smartcom.com.vn 2. Kiểm tra mã BBB1-001 thấy ghi Unlocked USA và kiểm tra *#2886# không có produt code =&gt; đã gởi mail blackberry quốc tế hỗ trợ kiểm tra</text:p>
          </table:table-cell>
          <table:table-cell table:number-columns-repeated="1023"/>
        </table:table-row>
        <table:table-row table:style-name="ro3">
          <table:table-cell office:value-type="string" calcext:value-type="string">
            <text:p>Mới mua được 1 tháng mà vỡ màn hình rồi. Giờ cảm ứng nó cứ loạn xạ, không điều khiển dc</text:p>
          </table:table-cell>
          <table:table-cell table:number-columns-repeated="1023"/>
        </table:table-row>
        <table:table-row table:style-name="ro3">
          <table:table-cell office:value-type="string" calcext:value-type="string">
            <text:p>Đã nhận sản phẩm máy mới nguyên sael ,cảm ứng mượt máy sài ok chưa thấy lỗi lầm gì trong hiện tại....</text:p>
          </table:table-cell>
          <table:table-cell table:number-columns-repeated="1023"/>
        </table:table-row>
        <table:table-row table:style-name="ro3">
          <table:table-cell office:value-type="string" calcext:value-type="string">
            <text:p>Mọi người có thấy nó rung hơi yếu không . Sao của mình nó rung yếu . Xin ý kiến mọi người</text:p>
          </table:table-cell>
          <table:table-cell table:number-columns-repeated="1023"/>
        </table:table-row>
        <table:table-row table:style-name="ro3">
          <table:table-cell office:value-type="string" calcext:value-type="string">
            <text:p>xin hỏi hàng unlock hay sao? chính hãng xài qte hay sao? BH o vn hay o cua hàng nào?</text:p>
          </table:table-cell>
          <table:table-cell table:number-columns-repeated="1023"/>
        </table:table-row>
        <table:table-row table:style-name="ro2">
          <table:table-cell office:value-type="string" calcext:value-type="string">
            <text:p>Đơn hàng của tôi 236592620, cục adapter này ko hoạt động được, gắn adapter khác vào mới sạc được, đề nghị đổi giúp tôi cục adapter khác. Điện thoại dùng tốt bình thường.</text:p>
          </table:table-cell>
          <table:table-cell table:number-columns-repeated="1023"/>
        </table:table-row>
        <table:table-row table:style-name="ro2">
          <table:table-cell office:value-type="string" calcext:value-type="string">
            <text:p>Chấp nhận được so sới giá tiền. Camera tạm ổn. Không có app ghi âm cuộc gọi mặc định (phải cài thêm từ Google Play Store).</text:p>
          </table:table-cell>
          <table:table-cell table:number-columns-repeated="1023"/>
        </table:table-row>
        <table:table-row table:style-name="ro3">
          <table:table-cell office:value-type="string" calcext:value-type="string">
            <text:p>Sản phẩm này chính xác có 1 sim nano nhưng TiKi đưa thông tin 2 khe sim <text:s/>nano, khiến khách hàng cảm thấy bị lừa.</text:p>
          </table:table-cell>
          <table:table-cell table:number-columns-repeated="1023"/>
        </table:table-row>
        <table:table-row table:style-name="ro3">
          <table:table-cell office:value-type="string" calcext:value-type="string">
            <text:p>Shop cho hỏi máy chính hãng nhưng đơn vị nào bảo Hành vậy shop</text:p>
          </table:table-cell>
          <table:table-cell table:number-columns-repeated="1023"/>
        </table:table-row>
        <table:table-row table:style-name="ro2">
          <table:table-cell office:value-type="string" calcext:value-type="string">
            <text:p>Mình sắm cho đứa cháu đem đi lên doanh trại, vậy mà mất sóng, dù ở ngay Biên Hòa <text:s text:c="2"/>Kiểu dáng màu sắc thì được. Mà giờ không xài được <text:s/></text:p>
          </table:table-cell>
          <table:table-cell table:number-columns-repeated="1023"/>
        </table:table-row>
        <table:table-row table:style-name="ro2">
          <table:table-cell office:value-type="string" calcext:value-type="string">
            <text:p>Tiki giao hang rất nhanh. Điện thoại thiết kế đẹp, nghe gọi rõ, pin lâu. Nhưng điểm trừ là đèn nền màn hình không sáng rõ cho lắm, cứ mờ mờ.</text:p>
          </table:table-cell>
          <table:table-cell table:number-columns-repeated="1023"/>
        </table:table-row>
        <table:table-row table:style-name="ro3">
          <table:table-cell office:value-type="string" calcext:value-type="string">
            <text:p>sản phẩm ok nhưng pin tụt nhanh, giống như bị chai pin!</text:p>
          </table:table-cell>
          <table:table-cell table:number-columns-repeated="1023"/>
        </table:table-row>
        <table:table-row table:style-name="ro1">
          <table:table-cell office:value-type="string" calcext:value-type="string">
            <text:p>e có nhận hàng vào hôm 17/3 nhưng khi khởi động và lắp sim homephone thì báo nhập VIETTEL RAND (như hình) nhưng ko hoạt động. Sau khi thoát ra, e thử cài đặt mạng thủ công mạng viettel nhưng vẫn báo thất bại. Shop hướng dẫn giải quyết giúp e với ạ! e xin cảm ơn</text:p>
          </table:table-cell>
          <table:table-cell table:number-columns-repeated="1023"/>
        </table:table-row>
        <table:table-row table:style-name="ro3">
          <table:table-cell office:value-type="string" calcext:value-type="string">
            <text:p>to và nặng, phù hợp cho người già.</text:p>
          </table:table-cell>
          <table:table-cell table:number-columns-repeated="1023"/>
        </table:table-row>
        <table:table-row table:style-name="ro6">
          <table:table-cell office:value-type="string" calcext:value-type="string">
            <text:p>Máy màu goul nhưng giống màu bạc hơn,không giống hình ,mấy dày và nặng tay hơn các dòng cảm ứng mình từng sữ dụng,dễ bám văn tay,con này tương tự con vivo v9 đang dùng,vân tay sau và camara cung thiet két vị trí giống, 2 sim va thẻ nho cug giong, nhưng tay thỏ của con này khi xem video thi hiển thị hết chứ ko như vivo. màu sắc hơi nhạt không sinh động lắm, chụp hình ở mức trung bình, cảm ứng cũng tạm ổn,pin thì rất trâu, loa ko trông lắm, với lại máy mình mặt lưng hơi bị lồi lên <text:s/>cao, nửa bên đt dầy hơn bên còn lại.</text:p>
          </table:table-cell>
          <table:table-cell table:number-columns-repeated="1023"/>
        </table:table-row>
        <table:table-row table:style-name="ro2">
          <table:table-cell office:value-type="string" calcext:value-type="string">
            <text:p>máy đc cái giá rẻ, cấu hình khá , pin trâu, nhưng bắt wifi yếu, chỉ đc tầm 70% con Xiaomi của mình, màu sắc màn hình thì nhạt nhìn lâu hơi nhức mắt, hiện tại mình vẫn chưa biết kích hoạt bảo hành như nào</text:p>
          </table:table-cell>
          <table:table-cell table:number-columns-repeated="1023"/>
        </table:table-row>
        <table:table-row table:style-name="ro2">
          <table:table-cell office:value-type="string" calcext:value-type="string">
            <text:p>ngoại hình ok, có ốp lưng và dán màn hình sẵn rất tiện dụng. nhưng xài thường xuyên bị treo máy ko làm j được. phải nhấn nút tắt màn hình mở lên lại thì mới bình thường, ko biết bị gì nua.</text:p>
          </table:table-cell>
          <table:table-cell table:number-columns-repeated="1023"/>
        </table:table-row>
        <table:table-row table:style-name="ro2">
          <table:table-cell office:value-type="string" calcext:value-type="string">
            <text:p>đặt hàng màu gold những shop lại gửi màu xám. điện thoại dùng tốt. kính cường lực ko có bán trên tiki phải mua trên shoppe mới có.</text:p>
          </table:table-cell>
          <table:table-cell table:number-columns-repeated="1023"/>
        </table:table-row>
        <table:table-row table:style-name="ro1">
          <table:table-cell office:value-type="string" calcext:value-type="string">
            <text:p>phần lưng ọp ẹp,nổi nên không biết là do phần lưng hay pin, thời tiết thì không có trên máy phải tải thêm, mở khóa bằng khuôn mặt thì không đc du mình ko sử dụng, mở khóa vân tay cũng không nhạy nói chung thì với giá tiền 1790 thì được, chú với giá 3599 thì rất nhiều lựa chọn</text:p>
          </table:table-cell>
          <table:table-cell table:number-columns-repeated="1023"/>
        </table:table-row>
        <table:table-row table:style-name="ro3">
          <table:table-cell office:value-type="string" calcext:value-type="string">
            <text:p>chụp ảnh xong không thể xóa ở đâu.muon thay nhạc chuông cũng không thay được</text:p>
          </table:table-cell>
          <table:table-cell table:number-columns-repeated="1023"/>
        </table:table-row>
        <table:table-row table:style-name="ro3">
          <table:table-cell office:value-type="string" calcext:value-type="string">
            <text:p>Xạc không dây đi kèm không hoạt động. Vui lòng hỗ trợ</text:p>
          </table:table-cell>
          <table:table-cell table:number-columns-repeated="1023"/>
        </table:table-row>
        <table:table-row table:style-name="ro3">
          <table:table-cell office:value-type="string" calcext:value-type="string">
            <text:p>pin 4300mah .. có ghi nhầm không vậy ạ............</text:p>
          </table:table-cell>
          <table:table-cell table:number-columns-repeated="1023"/>
        </table:table-row>
        <table:table-row table:style-name="ro2">
          <table:table-cell office:value-type="string" calcext:value-type="string">
            <text:p>Máy mới mua được 2 tuần thì bị lỗi màn hình, tiki không có chính sách đổi máy hoặc hoàn tiền. Thời gian bảo hành thì mất 16 ngày. Hình thức phức tạp vì phải đóng gói hàng gửi trả. Lần sau mình sẽ mua ở FPT hoặc TGDD cho yên tâm.</text:p>
          </table:table-cell>
          <table:table-cell table:number-columns-repeated="1023"/>
        </table:table-row>
        <table:table-row table:style-name="ro2">
          <table:table-cell office:value-type="string" calcext:value-type="string">
            <text:p>Sản phẩm ok hàng LL/A <text:s/>Điểm trừ cực nặng là tiki ship chậm , hẹn ngày nhận sai ,thay đổi liên tục Làm việc với bên ngân hàng trả góp gặp trục trặc .</text:p>
          </table:table-cell>
          <table:table-cell table:number-columns-repeated="1023"/>
        </table:table-row>
        <table:table-row table:style-name="ro1">
          <table:table-cell office:value-type="string" calcext:value-type="string">
            <text:p>máy em mua được 5 tháng rồi, thời gian đầu sử dụng bình thường, sao tự nhiên hôm kia nó báo máy còn 15% pin (em không sài gì nhiều), yêu cầu sạc, em sạc xong 99% pin rồi, rồi em bỏ vào cặp không sài gì cả, không hiểu sao để qua ngày hôm sau em mở máy lên chỉ còn 17% pin ạ, em có thể gửi bảo hành thế nào?</text:p>
          </table:table-cell>
          <table:table-cell table:number-columns-repeated="1023"/>
        </table:table-row>
        <table:table-row table:style-name="ro3">
          <table:table-cell office:value-type="string" calcext:value-type="string">
            <text:p>Phản ứng thao tác hơi chậm so với mong đợi, nhưng nhìn màn hình thì thấy mê. Rất nhẹ và tiện cầm tay đi khắp nơi</text:p>
          </table:table-cell>
          <table:table-cell table:number-columns-repeated="1023"/>
        </table:table-row>
        <table:table-row table:style-name="ro3">
          <table:table-cell office:value-type="string" calcext:value-type="string">
            <text:p>Mình không thấy phiếu bảo hành trong package, liệu có phải Tiki đã thay đổi dạng phiếu bảo hành?</text:p>
          </table:table-cell>
          <table:table-cell table:number-columns-repeated="1023"/>
        </table:table-row>
        <table:table-row table:style-name="ro3">
          <table:table-cell office:value-type="string" calcext:value-type="string">
            <text:p>Khi mua có đề nghị xuất hoá đơn VAT, nhưng quá 14 ngày vẫn không thấy shop gửi. Đã email hỗ trợ qua tiki</text:p>
          </table:table-cell>
          <table:table-cell table:number-columns-repeated="1023"/>
        </table:table-row>
        <table:table-row table:style-name="ro3">
          <table:table-cell office:value-type="string" calcext:value-type="string">
            <text:p>Loa bên trong điện thoại hơi nhỏ, phải bật loa ngoài nghe mới rõ</text:p>
          </table:table-cell>
          <table:table-cell table:number-columns-repeated="1023"/>
        </table:table-row>
        <table:table-row table:style-name="ro2">
          <table:table-cell office:value-type="string" calcext:value-type="string">
            <text:p>Khá nhẹ và phù hợp với mục đích sử dụng là gọi khoảng 1-2 năm, nhắn tin có tiếng Việt nhưng chỉ có một kiểu gõ (ko gõ kiểu telex được) nên ko phù hợp lắm cho nt. Màu sắc như hình. Loa nghe khá rõ.</text:p>
          </table:table-cell>
          <table:table-cell table:number-columns-repeated="1023"/>
        </table:table-row>
        <table:table-row table:style-name="ro3">
          <table:table-cell office:value-type="string" calcext:value-type="string">
            <text:p>Sim 1 không nhận sim shop oi</text:p>
          </table:table-cell>
          <table:table-cell table:number-columns-repeated="1023"/>
        </table:table-row>
        <table:table-row table:style-name="ro1">
          <table:table-cell office:value-type="string" calcext:value-type="string">
            <text:p>Theo TIKI xác nhận, hàng nguyên seal (chưa khui hộp), nhưng khi tôi nhận hàng kiểm tra thì thiếu Que lấy sim (nơi giữ Que này bị rách). <text:s/>Sự đảm bảo nguyên Seal này có đúng không? <text:s/>Rất may, TIKI tiếp nhận phản hồi và hứa sẽ gửi bổ sung que cho tôi. <text:s/>Cám ơn TIKI.</text:p>
          </table:table-cell>
          <table:table-cell table:number-columns-repeated="1023"/>
        </table:table-row>
        <table:table-row table:style-name="ro3">
          <table:table-cell office:value-type="string" calcext:value-type="string">
            <text:p>máy rất mỏng và nhỏ mình ko rành về đt nhưng mình thấy máy này mới sạc nửa tiếng máy nóng phỏng tay luôn.</text:p>
          </table:table-cell>
          <table:table-cell table:number-columns-repeated="1023"/>
        </table:table-row>
        <table:table-row table:style-name="ro3">
          <table:table-cell office:value-type="string" calcext:value-type="string">
            <text:p>chuông nhỏ, màu sơn bong tróc, đế sạc ko nạp được điện, loa nghe hư...chưa đầy 1 năm nâng niu, đành cho em nó nghỉ...hưu</text:p>
          </table:table-cell>
          <table:table-cell table:number-columns-repeated="1023"/>
        </table:table-row>
        <table:table-row table:style-name="ro3">
          <table:table-cell office:value-type="string" calcext:value-type="string">
            <text:p>Âm lượng chuông nhỏ quá, sử dụng cho người lớn tuổi không đủ nghe ...</text:p>
          </table:table-cell>
          <table:table-cell table:number-columns-repeated="1023"/>
        </table:table-row>
        <table:table-row table:style-name="ro3">
          <table:table-cell office:value-type="string" calcext:value-type="string">
            <text:p>Mình mới đặt mua dt, nhưng không cài đặt được, lsao để được hỗ trợ?</text:p>
          </table:table-cell>
          <table:table-cell table:number-columns-repeated="1023"/>
        </table:table-row>
        <table:table-row table:style-name="ro6">
          <table:table-cell office:value-type="string" calcext:value-type="string">
            <text:p>Mới mua về thì thấy mới thật, nhưng lúc đầu sử dụng bạn sẽ thấy khó khăn khi sử dụng một vài ứng dụng như nhắn tin hơi khó( khó tìm chữ có dấu). Lúc đầu có tin nhắn đến ko biết đọc làm sao, sau này mới biết phải nhấn nút giữ lớn nhất á nó mới hiện lên cho mình. Thứ hai là thấy có chỗ để mạng như ko biết dùng làm sao. Tóm lại ba chức năng chính là nghe, gọi , và xem tín nhắn. Lưu ý: Nhắn tin rất khó và hầu như ko gửi tin nhắn được. Loa nghe rất nhỏ, không thích hợp với người già, lãng tai nhé, đặc biệt là khi ở ngoài đường thì xác định khỏi nghe luôn nha.</text:p>
          </table:table-cell>
          <table:table-cell table:number-columns-repeated="1023"/>
        </table:table-row>
        <table:table-row table:style-name="ro3">
          <table:table-cell office:value-type="string" calcext:value-type="string">
            <text:p>chả biết máy các bác mua xài thế nào chứ máy em xài tệ kinh khủng khiếp, cái loa rè như xe tăng đại bác nã đại liên ấy</text:p>
          </table:table-cell>
          <table:table-cell table:number-columns-repeated="1023"/>
        </table:table-row>
        <table:table-row table:style-name="ro3">
          <table:table-cell office:value-type="string" calcext:value-type="string">
            <text:p>Nhìn rõ, thời gian lật trang chấp nhận được. (</text:p>
          </table:table-cell>
          <table:table-cell table:number-columns-repeated="1023"/>
        </table:table-row>
        <table:table-row table:style-name="ro2">
          <table:table-cell office:value-type="string" calcext:value-type="string">
            <text:p>hộp in đúng mã VN/A. tuy nhiên: <text:s/>- không kích hoạt được bảo hành trên trang chủ apple. - bật chế độ khử ồn thì vẫn nghe được tiếng xe nổ, tiếng người nói ở xa, và nghe được tiếng quạt ở gần (mặc dù không to nhưng vẫn cảm nhận được)</text:p>
          </table:table-cell>
          <table:table-cell table:number-columns-repeated="1023"/>
        </table:table-row>
        <table:table-row table:style-name="ro3">
          <table:table-cell office:value-type="string" calcext:value-type="string">
            <text:p>tôi dùng được khoảng 4 ngày thì cảm giác có tiếng rè 1 bên tai trái, cần tiki hỗ trợ đổi hàng xem sao, chắc là bị lỗi</text:p>
          </table:table-cell>
          <table:table-cell table:number-columns-repeated="1023"/>
        </table:table-row>
        <table:table-row table:style-name="ro7">
          <table:table-cell office:value-type="string" calcext:value-type="string">
            <text:p>Giao nhanh, đặt giao hàng tiêu chuẩn - Freeship từ chiều thứ 5, chiều thứ 6 nhận được luôn. Có mã giảm giá nên tiết kiệm được chút. <text:s text:c="2"/>Hàng đóng gói cẩn thận. Mở ra, ấn tượng đầu không tốt lắm, hộp đã có người khui từ trước: bên ngoài vỏ hơi dơ, mút tai kèm theo đã bị bóc sẵn, phiếu bảo hành ghi ngày xuất kho là 30/7, trong khi ngày mình đặt là 27/8, ngày nhận hàng là 28/8. Nói chung hàng đã có người khui từ trước, chưa biết đã sử dụng hay chưa. Nhưng Shop không hề thông tin gì đến người mua. Mặc dù hàng chính hãng còn bảo hành, nhưng như vậy vẫn là lừa dối khách hàng. <text:s text:c="2"/>Về chất âm, <text:s/>ấm, bass đánh sâu, nhưng cảm thấy chưa đủ lực. Tiếng to, đeo chắc chắn, dùng lâu hơi đau tai. Phù hợp nghe EDM. <text:s text:c="2"/>Kết nối nhanh, phím bấm vật lý đơn giản dễ sử dụng. Có thể dừng/phát, chuyển/lùi bài, tăng/giảm âm lượng, <text:s/>gọi trợ lý ảo nhưng không có tua bài. <text:s text:c="2"/>Không hỗ trợ kết nối app.</text:p>
          </table:table-cell>
          <table:table-cell table:number-columns-repeated="1023"/>
        </table:table-row>
        <table:table-row table:style-name="ro4">
          <table:table-cell office:value-type="string" calcext:value-type="string">
            <text:p>Nhận hàng nhưng k rõ là tại sao chuột đã bị khui khỏi hộp đựng? Có ten của DGW nhưng ten lại dán ngoài vỏ hộp đựng. Chuột đã bị bóc khỏi hộp đựng của nhà sản xuất nên k biết có phải chuột chính hãng k? Đề nghị đơn vị bán hàng giải thích để khách hàng có cái nhìn khách quan và tin tưởng hơn Tiki trading! Tôi là khách thường xuyên mua hàng trên Tiki nhưng lần này tôi nhận hàng thấy không yên tâm có phải là sản phẩm chính hãng?</text:p>
          </table:table-cell>
          <table:table-cell table:number-columns-repeated="1023"/>
        </table:table-row>
        <table:table-row table:style-name="ro1">
          <table:table-cell office:value-type="string" calcext:value-type="string">
            <text:p>Đề nghị đơn vị bán (Tiki Trading) trả lời: - Tại sao hộp của sản phẩm đã được cắt/khui? - Tại sao không có tem bảo hành trên sản phẩm? Vậy khi cần bảo hành thì đem đi đâu và bảo hành bằng cái gì? - Chỉ có 1 tem dán bên ngoài vỏ hộp, mục đích để làm gì? Có nhiều vết xước dăm dưới đáy chuột. Giao hàng nhanh, đầy đủ chuột, USB receiver và pin.</text:p>
          </table:table-cell>
          <table:table-cell table:number-columns-repeated="1023"/>
        </table:table-row>
        <table:table-row table:style-name="ro6">
          <table:table-cell office:value-type="string" calcext:value-type="string">
            <text:p>trước giờ mua hàng ở tiki k ít, rất hài lòng về việc đóng gói và giao hàng của Tiki, <text:s/>nhưng khoảng 3 đơn gần nhất thì xuất hiện tình trạng k chấp nhận đc, lần này mình đặt mua chuột logitech này, giao hàng đã trễ hẹn mặc dù <text:s/>m gọi nhắc đến 2 lần. khi giao thì lại gói hàng vào hộp k phù hợp kích thước khiến gói hàng lỏng lẻo, mốp méo nhìn rất kinh khủng, hộp lại còn bị rách, mua thiết bị điện tử đóng gói kiểu này thật sự k chấp nhận đc. k gián tem bảo hành trên chuột. về phần chuột thì cầm đầm tay, chuột k đèn nên khiến mình rất dễ chịu, còn tiết kiệm đc pin</text:p>
          </table:table-cell>
          <table:table-cell table:number-columns-repeated="1023"/>
        </table:table-row>
        <table:table-row table:style-name="ro1">
          <table:table-cell office:value-type="string" calcext:value-type="string">
            <text:p>Mua lần thứ 2 của shop, nhưng cảm thấy thất vọng. Lần 1 chưa bị bóc vỏ, nhưng bên dưới đế con chuột có vết xước (bỏ qua). Đến lần này mua tặng thầy, giờ bị khui hẳn ra, con chuột nhìn không xầy nhiều như con chuột trước. Đề nghị tiki kiểm tra, giờ tặng con chuột như vầy tôi rất ngại!!!</text:p>
          </table:table-cell>
          <table:table-cell table:number-columns-repeated="1023"/>
        </table:table-row>
        <table:table-row table:style-name="ro1">
          <table:table-cell office:value-type="string" calcext:value-type="string">
            <text:p>Giao hàng nhanh, trong 1h đã có hàng. Nhưng khi kiểm hàng thì sản phẩm đã bị mở từ trước, đế chuột có dấu hiệu bị xước và tình trạng thì ko được mới hoàn toàn. Nhưng test sản phẩm dùng vẫn ổn và êm nên mình vẫn nhận hàng. Nói chung là thấy ko thoải mái cho lắm.</text:p>
          </table:table-cell>
          <table:table-cell table:number-columns-repeated="1023"/>
        </table:table-row>
        <table:table-row table:style-name="ro5">
          <table:table-cell office:value-type="string" calcext:value-type="string">
            <text:p>Hàng đóng gới nguyên kiện, ko phát hiện dấu hiệu hàng nhái, hay đã từng tháo lắp Kích thước vừa vặn đối với bàn tay cỡ trung bình của Nam giới. Màu sắc phần trên đen bóng kiểu nhựa, ko thích bằng màu đen của M221 Không hề tìm thấy chữ Silent Plus ở bất cứ nơi đâu trên chuột. Có thể đây chỉ là phiên bản bản M331 bình thường chứ không phải là Silent Plus. <text:s/>Thực tế thì tiếng ồn không hề giảm so với con M221. Nếu so sánh con này với Azzor Eagle (chính hãng) thì chất lượng chỉ tương đương, thậm chí kém hơn. Nhưng Azzor Eagle thì có giá tiền thấp hơn rất nhiều. Nói chung ko quá hài lòng nhưng cũng có thể chấp nhận được.</text:p>
          </table:table-cell>
          <table:table-cell table:number-columns-repeated="1023"/>
        </table:table-row>
        <table:table-row table:style-name="ro2">
          <table:table-cell office:value-type="string" calcext:value-type="string">
            <text:p>Sản phẩm không dán tem , Khi gặp sự cố cần bảo hành thì làm sao đây .Cần sự hỗ trợ từ Tiki (vì trường hợp có thể mình sẽ gửi bảo hành bên Logitech họ không hỗ trợ sp không có tem)</text:p>
          </table:table-cell>
          <table:table-cell table:number-columns-repeated="1023"/>
        </table:table-row>
        <table:table-row table:style-name="ro1">
          <table:table-cell office:value-type="string" calcext:value-type="string">
            <text:p>Em nhận được hàng rất nhanh và check lúc mở hàng thì mọi thứ vẫn okay. Nhưng trong quá trình xài thì chuột không ổn định, lúc nhận lúc không. Em không biết lỗi này do chuột hay do pin (em dùng pin có sẵn trong chuột). Đang xài thì chuột k hoạt động, để mộ hồi thì hoạt động lại, lúc xài thì k có đèn sáng.</text:p>
          </table:table-cell>
          <table:table-cell table:number-columns-repeated="1023"/>
        </table:table-row>
        <table:table-row table:style-name="ro1">
          <table:table-cell office:value-type="string" calcext:value-type="string">
            <text:p>Tổng thể chuột cầm khá thoải mái, phần chuột trái và chuột phải khá êm, không phát ra âm thanh khi ấn. Nhưng phần con lăn chuột khá cộm, tạo cảm giác hơi cộm, không thoải mái khi dùng, kiểu như bị chênh vênh. <text:s/>Với giá tiền 289k bỏ ra để mua chuột thì mính không hài lòng lắm.</text:p>
          </table:table-cell>
          <table:table-cell table:number-columns-repeated="1023"/>
        </table:table-row>
        <table:table-row table:style-name="ro2">
          <table:table-cell office:value-type="string" calcext:value-type="string">
            <text:p>mình gửi đổi hàng vì dùng ko được. Bên Tiki có báo hôm 28/8 là mình sẽ nhận được hàng trả lại vì do cổng usb bên mình chứ ko phải do chuột. nhưng đến hôm nay ngay 2/9 <text:s/>rồi vẫn chưa nhận được hàng. Nhờ Tiki xem lại giúp mình</text:p>
          </table:table-cell>
          <table:table-cell table:number-columns-repeated="1023"/>
        </table:table-row>
        <table:table-row table:style-name="ro1">
          <table:table-cell office:value-type="string" calcext:value-type="string">
            <text:p>Chuột click êm, tiếng rất nhỏ. Tuy nhiên không hiểu sao con lăn của mình cảm giác lỏng lẻo vô cùng, khi để tay lên con lăn hay khi cuộn thường phát ra tiếng tách tách nhỏ nhưng khó chịu. Không rõ mỗi con chuột của mình như vậy hay con nào cũng thế cả.</text:p>
          </table:table-cell>
          <table:table-cell table:number-columns-repeated="1023"/>
        </table:table-row>
        <table:table-row table:style-name="ro2">
          <table:table-cell office:value-type="string" calcext:value-type="string">
            <text:p>Sản phẩm nguyên seal, tuy nhiên trong hộp không có giấy bảo hành hay bất kể giấy tờ gì liên quan đến sản phẩm ngoài 1 cái giấy xi măng rách được bọc chuột. Sản phẩm khá nhẹ, chưa dùng nên chưa có đánh giá xác thực được</text:p>
          </table:table-cell>
          <table:table-cell table:number-columns-repeated="1023"/>
        </table:table-row>
        <table:table-row table:style-name="ro1">
          <table:table-cell office:value-type="string" calcext:value-type="string">
            <text:p>Lúc giao hàng thì mình thấy phím chuột phải bị vênh, phải dùng tay nhấn mạnh xuống kêu cái tạch <text:s/>. Chuột êm chạy tốt trên windows 10, nhưng hơi lag trên macpro 2017. Không biết do dpi thấp hay sao (1000), nên thôi dùng làm chuột trên Cty vậy, kiếm con khác cho macbook.</text:p>
          </table:table-cell>
          <table:table-cell table:number-columns-repeated="1023"/>
        </table:table-row>
        <table:table-row table:style-name="ro2">
          <table:table-cell office:value-type="string" calcext:value-type="string">
            <text:p>sau khi đọc nhiều bài nhận xét khi của các khách hàng trc thì mình cũng đặt 1 em về sử dụng. Và đúng là chuột trầy rất nhiều mặc dù nguyên seal. khá khó hiểu chổ đó thôi chứ mọi chức năng vẫn ổn</text:p>
          </table:table-cell>
          <table:table-cell table:number-columns-repeated="1023"/>
        </table:table-row>
        <table:table-row table:style-name="ro1">
          <table:table-cell office:value-type="string" calcext:value-type="string">
            <text:p>Chuột khá nhạy, không nghe tiếng click. Nhưng khá bực bội vì Tiki giao sản phẩm đã bị khui sẵn (không biết có phải để kiểm tra hay là sản phẩm ai đó trả lại và Tiki giao qua mình) và cục pin có sẵn trong chuột cũng bị cạn rồi nên ban đầu không test chuột được, phải đi kiếm pin khác bỏ vô. Cảm thấy phiền!</text:p>
          </table:table-cell>
          <table:table-cell table:number-columns-repeated="1023"/>
        </table:table-row>
        <table:table-row table:style-name="ro4">
          <table:table-cell office:value-type="string" calcext:value-type="string">
            <text:p>Đã mua sản phẩm này, mới chỉ dùng dc hơn 1 ngày nên có 1 số cảm nhận như sau: <text:s/>Phần bấm chuột (2 bên chuột trái phải) làm bằng nhựa bóng, <text:s/>rất dễ phát hiện bẩn. Hai bên hông phủ cao su, có các rãnh tam giác tạo cảm giác êm ái, nhưng sẽ bám bẩn sau này. Chuột trái và phải hành trình thấp nên lúc đầu bấm nó ko được tự tin, dùng 1 thời gian sẽ quen. Bên cạnh đó 2 phím bấm này khá êm. Tuy nhiên con trỏ cuộn thì không được êm khi lăn!</text:p>
          </table:table-cell>
          <table:table-cell table:number-columns-repeated="1023"/>
        </table:table-row>
        <table:table-row table:style-name="ro1">
          <table:table-cell office:value-type="string" calcext:value-type="string">
            <text:p>Mới dùng thấy cũng ok. Tuy nhiên tiki ghi là tem bảo hành 12 tháng nhưng trên sản phẩm không có cái tem nào, chỉ có duy nhất 1tem của digiworld bên ngoài vỏ. Mình tưởng có tem bên dưới tuy nhiên bóc ra xem thì không có. Không biết nếu hỏng thì bảo hành kiểu gì????</text:p>
          </table:table-cell>
          <table:table-cell table:number-columns-repeated="1023"/>
        </table:table-row>
        <table:table-row table:style-name="ro1">
          <table:table-cell office:value-type="string" calcext:value-type="string">
            <text:p>Mình cũng thấy mã trên chuột với hộp không giống nhau, hộp cũng đã khui nhưng mình nghĩ có thể khui để dán tem bảo hành, phần đệm dưới chuột cũng trầy ít, nhìn kĩ mới thấy, còn lại chuột thấy mới, ko trầy xước gì hết. Xài thì tốt, chuột nhạy, bấm êm, ko nghe tiếng, dí sát tai thì nghe tiếng nhỏ lắm <text:s/>)</text:p>
          </table:table-cell>
          <table:table-cell table:number-columns-repeated="1023"/>
        </table:table-row>
        <table:table-row table:style-name="ro1">
          <table:table-cell office:value-type="string" calcext:value-type="string">
            <text:p>Cảm giác quá bình thường với số tiền đã bỏ ra, không như mình kỳ vọng. Con lăn không được mượt, chuột cũng bình thường nốt, lúc trước mình có mua chuột giá 100k nhưng cảm giác nhạy hơn nhiều. Đóng gói thì cẩn thận, điều này không có gì để nói, nhưng giao hàng trễ</text:p>
          </table:table-cell>
          <table:table-cell table:number-columns-repeated="1023"/>
        </table:table-row>
        <table:table-row table:style-name="ro2">
          <table:table-cell office:value-type="string" calcext:value-type="string">
            <text:p>Mình mới mua 2 con chuột này, một con màu xanh một con màu đỏ. Mới mua được 2 tuần mà hôm nay con màu đỏ chuột trái đã không còn click được nữa; đã thử nhiều máy mà vẫn không được (click lúc được lúc không).</text:p>
          </table:table-cell>
          <table:table-cell table:number-columns-repeated="1023"/>
        </table:table-row>
        <table:table-row table:style-name="ro2">
          <table:table-cell office:value-type="string" calcext:value-type="string">
            <text:p>hnay em mới nhận được hàng, chuột này lúc xài không sáng đèn phía dưới hả shop? hay là bị hỏng phần này? trả lời giúp em với chuột này phải xài miếng lót chuột mới xài êm được hả shop? vì con em mua ko êm lắm</text:p>
          </table:table-cell>
          <table:table-cell table:number-columns-repeated="1023"/>
        </table:table-row>
        <table:table-row table:style-name="ro2">
          <table:table-cell office:value-type="string" calcext:value-type="string">
            <text:p>Mặt hàng mẫu mã đẹp, dùng rất êm ái, không có tiếng click khó chịu. <text:s/>Nhưng để chuột xa đầu kết nối tầm 1m là khi dùng sẽ có hiện tượng thỉnh thoảng mất kết nối và giật giật khá khó chịu. Nên dùng cho laptop thì sẽ tốt hơn là máy để bàn.</text:p>
          </table:table-cell>
          <table:table-cell table:number-columns-repeated="1023"/>
        </table:table-row>
        <table:table-row table:style-name="ro1">
          <table:table-cell office:value-type="string" calcext:value-type="string">
            <text:p>Mình đặc mua chuột màu đen thì nhận được đúng sản phẩm màu đen. Tuy nhiên kiểm tra hộp đựng của chuột thì lại ghi màu đỏ. Chuột thực tế sử dụng thì khá êm, tuy nhiên cảm giác ấn bị giảm nhiều so với chuột bình thường, không được sâu lắm. Nút cuộn khi cuộn lên xuống vẫn còn gây ồn nhưng đỡ hơn chuột bình thường. Còn lại ổn!</text:p>
          </table:table-cell>
          <table:table-cell table:number-columns-repeated="1023"/>
        </table:table-row>
        <table:table-row table:style-name="ro2">
          <table:table-cell office:value-type="string" calcext:value-type="string">
            <text:p>Mình đã mua dùm và sử dụng 4 cái loại này, bấm rất êm nhưng cái mình vừa nhận bấm chuột trái kêu rất to và khó chịu. Chuột phải thi êm hơi thất vọng vì dòng sp này nổi tiếng là phím bấm ít gây tiếng ồn</text:p>
          </table:table-cell>
          <table:table-cell table:number-columns-repeated="1023"/>
        </table:table-row>
        <table:table-row table:style-name="ro2">
          <table:table-cell office:value-type="string" calcext:value-type="string">
            <text:p>Mua mua con màu đen này trên Tiki cách đây 5 tháng, sau bị hỏng phím chấm chuột trái, do ko còn phiếu bảo hành nên mua mới, nhưng chuột lần này con lăn ko mượt như lần đầu, hy vọng là đừng quá nhanh hư như con lần đầu</text:p>
          </table:table-cell>
          <table:table-cell table:number-columns-repeated="1023"/>
        </table:table-row>
        <table:table-row table:style-name="ro2">
          <table:table-cell office:value-type="string" calcext:value-type="string">
            <text:p>Giao hàng nhanh, hàng nguyên seal, tiếc là vỏ hộp do để kho lâu nên cấn vào nút chuột phải làm cho nút chuột phải lún hơn nút trái! Cảm giác bấm ko ngon!</text:p>
          </table:table-cell>
          <table:table-cell table:number-columns-repeated="1023"/>
        </table:table-row>
        <table:table-row table:style-name="ro2">
          <table:table-cell office:value-type="string" calcext:value-type="string">
            <text:p>Dùng được 1 tuần, chuột có hiện tương giật giật. Lúc đc lúc mất, hoặc bị delay. Đã kiểm tra pin (thay thế pin với 1 con chuột khác), đã thay đổi lót chuột nhưng vẫn bị. Không biết lý do tại sao?</text:p>
          </table:table-cell>
          <table:table-cell table:number-columns-repeated="1023"/>
        </table:table-row>
        <table:table-row table:style-name="ro6">
          <table:table-cell office:value-type="string" calcext:value-type="string">
            <text:p>Trước mình xài con B175 tưởng nó cùi nên mua con này. Cuối cùng thì nhìn chung chuột dưới 300k xài MacBook Pro sẽ hay bị chạy qua điểm mình muốn 1 tẹo.</text:p>
            <text:p/>
            <text:p>Đổi lại hài lòng về kiểu dáng, màu sắc, nút bấm đúng silent và nút cuộn chuột ko trơn. Cầm sướng tay. Nên xài bàn di chuột để nhạy hơn.</text:p>
          </table:table-cell>
          <table:table-cell table:number-columns-repeated="1023"/>
        </table:table-row>
        <table:table-row table:style-name="ro2">
          <table:table-cell office:value-type="string" calcext:value-type="string">
            <text:p>chuột ngon, lướt nhạy, bấm êm, trọng lượng vừa phải. con này chắc chỉ hợp với laptop, cắm vào máy cây chỉ kết nối tốt trong khoảng cách 40cm, ra xa chút hay có vật cản thì chịu</text:p>
          </table:table-cell>
          <table:table-cell table:number-columns-repeated="1023"/>
        </table:table-row>
        <table:table-row table:style-name="ro2">
          <table:table-cell office:value-type="string" calcext:value-type="string">
            <text:p>Đơn hàng Logitech M331 Silent Plus, nhưng hàng giao lại là Logitech M331 Silent, như hình đính kèm. Nói chung hàng dùng thì ok, nhưng không ưng bởi lý do giao không đúng khi đặt hàng.</text:p>
          </table:table-cell>
          <table:table-cell table:number-columns-repeated="1023"/>
        </table:table-row>
        <table:table-row table:style-name="ro2">
          <table:table-cell office:value-type="string" calcext:value-type="string">
            <text:p>Sản phẩm mới dùng OK, chuột êm, dùng lâu mới biết bền hay không. Điểm trừ là Tiki giao hàng lâu, báo giao hàng trễ hẹn tới 2 lần. Gần nửa tháng mình mới nhận được hàng. Mong Tiki cải thiện vấn đề này.</text:p>
          </table:table-cell>
          <table:table-cell table:number-columns-repeated="1023"/>
        </table:table-row>
        <table:table-row table:style-name="ro2">
          <table:table-cell office:value-type="string" calcext:value-type="string">
            <text:p>Chuột mới mua thì sài thấy ok. Thấy pin đi theo chuột sài đc tầm 2 3 tuần. Rồi sài đc tầm 2 tháng có dấu hiệu giật lag mặc dù mới đầu tưởng hết pin nhưng sau khi thay pin thì vẫn còn giật lag</text:p>
          </table:table-cell>
          <table:table-cell table:number-columns-repeated="1023"/>
        </table:table-row>
        <table:table-row table:style-name="ro2">
          <table:table-cell office:value-type="string" calcext:value-type="string">
            <text:p>TIKI cho hỏi chuột bị 1 vạch gờ lên do hoàn thiện của chuột như vậy hay do chuột của tôi bị lỗi ? Ảnh trên web của TIKI thì không thấy vạch này.</text:p>
          </table:table-cell>
          <table:table-cell table:number-columns-repeated="1023"/>
        </table:table-row>
        <table:table-row table:style-name="ro2">
          <table:table-cell office:value-type="string" calcext:value-type="string">
            <text:p>Hàng được đóng gói cẩn thận. Chất lượng chuột trung bình vì để đầu usb receiver hơi xa chút là chuột giật giật hơi khó chịu. Khoảng cách được tầm 40cm đổ lại thôi.</text:p>
          </table:table-cell>
          <table:table-cell table:number-columns-repeated="1023"/>
        </table:table-row>
        <table:table-row table:style-name="ro2">
          <table:table-cell office:value-type="string" calcext:value-type="string">
            <text:p>đúng như hình ảnh mô tả. nói giao trước 10h. 4h chiều mới giao. Giao hàng không đt trước. về nhà thấy có ở nhà. k bk nếu k đúng nhà mình thì sao nữa.</text:p>
          </table:table-cell>
          <table:table-cell table:number-columns-repeated="1023"/>
        </table:table-row>
        <table:table-row table:style-name="ro2">
          <table:table-cell office:value-type="string" calcext:value-type="string">
            <text:p>chuột hết pin thì dùng loại pin nào để thay được vậy ad? sao mới mua được 2 tháng mà chuột đã hết pin trong khi giới thiệu dùng được 24 tháng vậy?</text:p>
          </table:table-cell>
          <table:table-cell table:number-columns-repeated="1023"/>
        </table:table-row>
        <table:table-row table:style-name="ro2">
          <table:table-cell office:value-type="string" calcext:value-type="string">
            <text:p>Logitech làm chất lượng ko đồng đều. Con 331 đợt này này mua con lăn xài ồn ghê, ko êm như 2 con trước từng mua. Cái con này chả hiểu sao cứ xài tầm 3-4 tháng là con lăn bị hư.</text:p>
          </table:table-cell>
          <table:table-cell table:number-columns-repeated="1023"/>
        </table:table-row>
        <table:table-row table:style-name="ro2">
          <table:table-cell office:value-type="string" calcext:value-type="string">
            <text:p>Mình mua về dùng được vài ngày mới phát hiện ra là chuột trái bị kênh, nhô cao hơn chuột phải, cũng không khó chịu lắm đây là lỗi nhỏ. Không biết có đổi được không?</text:p>
          </table:table-cell>
          <table:table-cell table:number-columns-repeated="1023"/>
        </table:table-row>
        <table:table-row table:style-name="ro2">
          <table:table-cell office:value-type="string" calcext:value-type="string">
            <text:p>Ưu: Chất liệu tốt, click chống ồn rất tốt Nhược: Hơi nhỏ so với người tay to; hai đầu chỗ tiếp xúc con lăn thiết kế kém, làm nhô đàu nhọn ra nên rất khó chịu</text:p>
          </table:table-cell>
          <table:table-cell table:number-columns-repeated="1023"/>
        </table:table-row>
        <table:table-row table:style-name="ro3">
          <table:table-cell office:value-type="string" calcext:value-type="string">
            <text:p>ad cho hỏi. sao số S/N trên thân chuột và vỏ hộp khác nhau?</text:p>
          </table:table-cell>
          <table:table-cell table:number-columns-repeated="1023"/>
        </table:table-row>
        <table:table-row table:style-name="ro3">
          <table:table-cell office:value-type="string" calcext:value-type="string">
            <text:p>chuột mình khi sử dụng, lúc di chuột nó ko mượt, hay bị dừng giữa chừng. Bây giờ mình muốn bảo hành thì làm ntn ad ơi ????</text:p>
          </table:table-cell>
          <table:table-cell table:number-columns-repeated="1023"/>
        </table:table-row>
        <table:table-row table:style-name="ro2">
          <table:table-cell office:value-type="string" calcext:value-type="string">
            <text:p>Mình mới nhận chuột hôm qua. Chưa thấy vấn đề gì. Nhưng cho mình hỏi là sao đừn phía trên chuột lúc sáng lúc không nhỉ. Có phải lỗi không?</text:p>
          </table:table-cell>
          <table:table-cell table:number-columns-repeated="1023"/>
        </table:table-row>
        <table:table-row table:style-name="ro3">
          <table:table-cell office:value-type="string" calcext:value-type="string">
            <text:p>Sử dụng 1 năm vài tháng thì con lăn sẽ bị ko nhạy, nhấn vào mạnh mới có hành động. Không rõ về thời gian bảo hành</text:p>
          </table:table-cell>
          <table:table-cell table:number-columns-repeated="1023"/>
        </table:table-row>
        <table:table-row table:style-name="ro3">
          <table:table-cell office:value-type="string" calcext:value-type="string">
            <text:p>Mình mua 585 590 h tới con 331 này. Hai con kia bấm k nghe đúng là silent. Con này bấm kêu tạch tạch mặc dù k to</text:p>
          </table:table-cell>
          <table:table-cell table:number-columns-repeated="1023"/>
        </table:table-row>
        <table:table-row table:style-name="ro3">
          <table:table-cell office:value-type="string" calcext:value-type="string">
            <text:p>Xài tạm ổn, cầm êm và chắc tay, độ phân giải 1000 DPI nên không nhạy lắm <text:s text:c="2"/>Hoạt động tốt nhất khi kèm mousepad.</text:p>
          </table:table-cell>
          <table:table-cell table:number-columns-repeated="1023"/>
        </table:table-row>
        <table:table-row table:style-name="ro3">
          <table:table-cell office:value-type="string" calcext:value-type="string">
            <text:p>Chất lượng sản phẩm oke, khâu đóng gói hoặc vận chuyển kém</text:p>
          </table:table-cell>
          <table:table-cell table:number-columns-repeated="1023"/>
        </table:table-row>
        <table:table-row table:style-name="ro3">
          <table:table-cell office:value-type="string" calcext:value-type="string">
            <text:p>dùng chưa đc 1 năm thì chuột trái có dấu hiệu liệt, như vậy có được bảo hành hay ko ? Mình mua nhà cung cấp tikitrading</text:p>
          </table:table-cell>
          <table:table-cell table:number-columns-repeated="1023"/>
        </table:table-row>
        <table:table-row table:style-name="ro3">
          <table:table-cell office:value-type="string" calcext:value-type="string">
            <text:p>Chuột tốt,giao nhanh, nhưng đặt bản plus ko hiểu sao lại giao bản thường</text:p>
          </table:table-cell>
          <table:table-cell table:number-columns-repeated="1023"/>
        </table:table-row>
        <table:table-row table:style-name="ro2">
          <table:table-cell office:value-type="string" calcext:value-type="string">
            <text:p>khi tôi dùng với thao tác nhiều và nhanh thì cảm thấy chuột không được chuẩn xác. ví dụ như chơi game. Tôi muốn hỏi là như vậy có phải là lỗi không hay chuột quang nào cũng vậy</text:p>
          </table:table-cell>
          <table:table-cell table:number-columns-repeated="1023"/>
        </table:table-row>
        <table:table-row table:style-name="ro3">
          <table:table-cell office:value-type="string" calcext:value-type="string">
            <text:p>Thật sự ko tin chuột chính hãng. Xài cảm thấy độ trễ rất rõ. Xài mấy con đời cũ mà vẫn nhanh hơn con này.</text:p>
          </table:table-cell>
          <table:table-cell table:number-columns-repeated="1023"/>
        </table:table-row>
        <table:table-row table:style-name="ro2">
          <table:table-cell office:value-type="string" calcext:value-type="string">
            <text:p>Sản phẩm đã bị mở ra, không còn nguyên tem, được dán lại bằng băng keo trong. Seal dán không đúng vị trí nắp pin. Chất lượng ok nhưng nghi ngờ đã qua sử dụng.</text:p>
          </table:table-cell>
          <table:table-cell table:number-columns-repeated="1023"/>
        </table:table-row>
        <table:table-row table:style-name="ro3">
          <table:table-cell office:value-type="string" calcext:value-type="string">
            <text:p>Chuột vừa hết bảo hành nửa tháng thì bên phải hết nhạy , click mạnh mới ăn. Rất bực, giờ phải mua con khác.</text:p>
          </table:table-cell>
          <table:table-cell table:number-columns-repeated="1023"/>
        </table:table-row>
        <table:table-row table:style-name="ro3">
          <table:table-cell office:value-type="string" calcext:value-type="string">
            <text:p>Mình mới mua nhưng thấy đèn quang dưới và trên không sáng?</text:p>
          </table:table-cell>
          <table:table-cell table:number-columns-repeated="1023"/>
        </table:table-row>
        <table:table-row table:style-name="ro3">
          <table:table-cell office:value-type="string" calcext:value-type="string">
            <text:p>chuột êm ngon . chuột 300k mà con lăn ghẻ quá nên thay loại ngon 1 chúc. thua con chuột 100k fuji.</text:p>
          </table:table-cell>
          <table:table-cell table:number-columns-repeated="1023"/>
        </table:table-row>
        <table:table-row table:style-name="ro3">
          <table:table-cell office:value-type="string" calcext:value-type="string">
            <text:p>Mới mua nhưng thấy hàng đã bị sướt ở đế và 2 miếng nhựa trái phải chuột không cân xứng bị lệch</text:p>
          </table:table-cell>
          <table:table-cell table:number-columns-repeated="1023"/>
        </table:table-row>
        <table:table-row table:style-name="ro3">
          <table:table-cell office:value-type="string" calcext:value-type="string">
            <text:p>mình mua 1 em màu xanh. hàng tốt. bấm êm. <text:s/>mối nối chưa khớp. dán tem bảo hành quá ngu.</text:p>
          </table:table-cell>
          <table:table-cell table:number-columns-repeated="1023"/>
        </table:table-row>
        <table:table-row table:style-name="ro3">
          <table:table-cell office:value-type="string" calcext:value-type="string">
            <text:p>số seri trong chuột khác <text:s/>với tờ vỏ. đang dùng azzor gaming sang con này quá bé</text:p>
          </table:table-cell>
          <table:table-cell table:number-columns-repeated="1023"/>
        </table:table-row>
        <table:table-row table:style-name="ro2">
          <table:table-cell office:value-type="string" calcext:value-type="string">
            <text:p>Mình mua hàng từ 27/12/2017, đến hôm nay bỗng dưng bị liệt nút bấm bên trái, phải bấm mạnh mới được. Vậy mình có được bảo hành không?</text:p>
          </table:table-cell>
          <table:table-cell table:number-columns-repeated="1023"/>
        </table:table-row>
        <table:table-row table:style-name="ro2">
          <table:table-cell office:value-type="string" calcext:value-type="string">
            <text:p>Hàng giao nhanh, chuột nhận tín hiệu tốt, nút ấn êm không có tiếng clicky. Chỉ có điều hàng ghi là silent plus nhưng lại gửi cho mình bản silent. </text:p>
          </table:table-cell>
          <table:table-cell table:number-columns-repeated="1023"/>
        </table:table-row>
        <table:table-row table:style-name="ro3">
          <table:table-cell office:value-type="string" calcext:value-type="string">
            <text:p>phần cao su mặt sau chuột đã bị xước, không biết là hàng mới hay đã qua sử dụng</text:p>
          </table:table-cell>
          <table:table-cell table:number-columns-repeated="1023"/>
        </table:table-row>
        <table:table-row table:style-name="ro3">
          <table:table-cell office:value-type="string" calcext:value-type="string">
            <text:p>pin <text:s/>có vấn đề, dù là loại pin xịn cũng chỉ dùng được 2 tuần khi dùng xong để off</text:p>
          </table:table-cell>
          <table:table-cell table:number-columns-repeated="1023"/>
        </table:table-row>
        <table:table-row table:style-name="ro2">
          <table:table-cell office:value-type="string" calcext:value-type="string">
            <text:p>vừa nhận hàng nhưng bao bì sp không phải mới nguyên mà đã bị mở sẵn. không thích điều này. chất lượng thế nào sẽ cập nhật thêm sau.</text:p>
          </table:table-cell>
          <table:table-cell table:number-columns-repeated="1023"/>
        </table:table-row>
        <table:table-row table:style-name="ro3">
          <table:table-cell office:value-type="string" calcext:value-type="string">
            <text:p>chuột dùng nhạy, nhưng bị lỗi phím trái khi nháy đúp và đèn không sáng</text:p>
          </table:table-cell>
          <table:table-cell table:number-columns-repeated="1023"/>
        </table:table-row>
        <table:table-row table:style-name="ro3">
          <table:table-cell office:value-type="string" calcext:value-type="string">
            <text:p>Vừa mới nhận tức thì mà đế giống như có người dùng rồi. Chán</text:p>
          </table:table-cell>
          <table:table-cell table:number-columns-repeated="1023"/>
        </table:table-row>
        <table:table-row table:style-name="ro3">
          <table:table-cell office:value-type="string" calcext:value-type="string">
            <text:p>Mới dùng 1 tuần mà chuột trái đã kêu to rồi, không silent như lúc mới mua</text:p>
          </table:table-cell>
          <table:table-cell table:number-columns-repeated="1023"/>
        </table:table-row>
        <table:table-row table:style-name="ro3">
          <table:table-cell office:value-type="string" calcext:value-type="string">
            <text:p>Chuột dùng tốt, tuy nhiên hàng nhận được bị trần ở để chuột khá nhiều, nhìn nghiêng kĩ sẽ thấy, có vẻ như hàng trả bảohành</text:p>
          </table:table-cell>
          <table:table-cell table:number-columns-repeated="1023"/>
        </table:table-row>
        <table:table-row table:style-name="ro3">
          <table:table-cell office:value-type="string" calcext:value-type="string">
            <text:p>Mua về đang dùng được mấy ngày thấy okay, nhưng sao trên web là silent plus mà trên hộp không có chữ plus.</text:p>
          </table:table-cell>
          <table:table-cell table:number-columns-repeated="1023"/>
        </table:table-row>
        <table:table-row table:style-name="ro3">
          <table:table-cell office:value-type="string" calcext:value-type="string">
            <text:p>Chuột dùng ok nhưng đèn k hề sáng. Hình như bị đứt dây đèn hay sao đó. Tiki ktra lại giúp mình</text:p>
          </table:table-cell>
          <table:table-cell table:number-columns-repeated="1023"/>
        </table:table-row>
        <table:table-row table:style-name="ro3">
          <table:table-cell office:value-type="string" calcext:value-type="string">
            <text:p>Nút bấm mềm quá. Cảm biến để phía sau nên khó di chuyển con trỏ hơn.</text:p>
          </table:table-cell>
          <table:table-cell table:number-columns-repeated="1023"/>
        </table:table-row>
        <table:table-row table:style-name="ro3">
          <table:table-cell office:value-type="string" calcext:value-type="string">
            <text:p>Chuột cũ, không phải hàng nguyên seal, nhìn hộp và sản phẩm rất lem nhem. Thất vọng với hàng bán bởi Tiki Trading.</text:p>
          </table:table-cell>
          <table:table-cell table:number-columns-repeated="1023"/>
        </table:table-row>
        <table:table-row table:style-name="ro3">
          <table:table-cell office:value-type="string" calcext:value-type="string">
            <text:p>Sau khi xài gần 1 năm thì đã bị lờn chuột trái mọi người à. <text:s/></text:p>
          </table:table-cell>
          <table:table-cell table:number-columns-repeated="1023"/>
        </table:table-row>
        <table:table-row table:style-name="ro3">
          <table:table-cell office:value-type="string" calcext:value-type="string">
            <text:p>Chất lượng vỏ của chuột chưa tốt, sử dụng một thời gian bị bung những miếng đệm cao su hai bên ra.</text:p>
          </table:table-cell>
          <table:table-cell table:number-columns-repeated="1023"/>
        </table:table-row>
        <table:table-row table:style-name="ro3">
          <table:table-cell office:value-type="string" calcext:value-type="string">
            <text:p>Sản phẩm đã bị bóc, không còn nguyên seal. Vì giá trị không quá lớn, vẫn dùng ok nên cho qua</text:p>
          </table:table-cell>
          <table:table-cell table:number-columns-repeated="1023"/>
        </table:table-row>
        <table:table-row table:style-name="ro3">
          <table:table-cell office:value-type="string" calcext:value-type="string">
            <text:p>đặt hàng từ ngày 29/4 ma bây giờ vẫn chưa thấy,. giao hàng quá chậm so với shoope hay lazada</text:p>
          </table:table-cell>
          <table:table-cell table:number-columns-repeated="1023"/>
        </table:table-row>
        <table:table-row table:style-name="ro3">
          <table:table-cell office:value-type="string" calcext:value-type="string">
            <text:p>Xài đc 3 tháng hư bên chuột phải mặc dù giữ gìn rất kỹ</text:p>
          </table:table-cell>
          <table:table-cell table:number-columns-repeated="1023"/>
        </table:table-row>
        <table:table-row table:style-name="ro3">
          <table:table-cell office:value-type="string" calcext:value-type="string">
            <text:p>nhiều lúc chuột không nhậy, di mãi không hoạt động</text:p>
          </table:table-cell>
          <table:table-cell table:number-columns-repeated="1023"/>
        </table:table-row>
        <table:table-row table:style-name="ro3">
          <table:table-cell office:value-type="string" calcext:value-type="string">
            <text:p>Chất lượng tốt nhưng tiki giao hàng quá lâu mới tới Phú Mỹ, Vũng Tàu.</text:p>
          </table:table-cell>
          <table:table-cell table:number-columns-repeated="1023"/>
        </table:table-row>
        <table:table-row table:style-name="ro2">
          <table:table-cell office:value-type="string" calcext:value-type="string">
            <text:p>CHUỘT NHẬN DC ĐÃ XÀI QUA RỒI BAO BÌ THÌ BỊ RÁCH, NHÂN VIÊN GIAO HÀNG THÌ KHÔNG CHO THỬ CHUỘT KHI NHẬN.</text:p>
          </table:table-cell>
          <table:table-cell table:number-columns-repeated="1023"/>
        </table:table-row>
        <table:table-row table:style-name="ro3">
          <table:table-cell office:value-type="string" calcext:value-type="string">
            <text:p>Mình cần hồ trợ bảo hành sản phẩm này.</text:p>
          </table:table-cell>
          <table:table-cell table:number-columns-repeated="1023"/>
        </table:table-row>
        <table:table-row table:style-name="ro3">
          <table:table-cell office:value-type="string" calcext:value-type="string">
            <text:p>mới nhận hàng dùng ok nhưng tại sao bảo hành bằng tem mà không dán tem bảo hành????</text:p>
          </table:table-cell>
          <table:table-cell table:number-columns-repeated="1023"/>
        </table:table-row>
        <table:table-row table:style-name="ro3">
          <table:table-cell office:value-type="string" calcext:value-type="string">
            <text:p>Chuột không được nhạy cho lắm. Anyway ok w it</text:p>
          </table:table-cell>
          <table:table-cell table:number-columns-repeated="1023"/>
        </table:table-row>
        <table:table-row table:style-name="ro3">
          <table:table-cell office:value-type="string" calcext:value-type="string">
            <text:p>nhận hàng vỏ đã bị bóc. <text:s/>kiểm tra thì số seri trên vỏ bao và trên chuột khác nhau.</text:p>
          </table:table-cell>
          <table:table-cell table:number-columns-repeated="1023"/>
        </table:table-row>
        <table:table-row table:style-name="ro3">
          <table:table-cell office:value-type="string" calcext:value-type="string">
            <text:p>không check serial trên trang chủ logitech được!? admin kiểm tra lại thông tin hàng giúp!</text:p>
          </table:table-cell>
          <table:table-cell table:number-columns-repeated="1023"/>
        </table:table-row>
        <table:table-row table:style-name="ro3">
          <table:table-cell office:value-type="string" calcext:value-type="string">
            <text:p>Hai bên click vẫn nghe tiếng và không thật sự trơn <text:s/>tru, con lăn giữa thì chắc thảm họa, cứ kêu kọt kẹt.</text:p>
          </table:table-cell>
          <table:table-cell table:number-columns-repeated="1023"/>
        </table:table-row>
        <table:table-row table:style-name="ro3">
          <table:table-cell office:value-type="string" calcext:value-type="string">
            <text:p>sau một thời gian sử dụng, phím scroll trên chuột tôi thấy không được nhạy và trơn tru cho lắm</text:p>
          </table:table-cell>
          <table:table-cell table:number-columns-repeated="1023"/>
        </table:table-row>
        <table:table-row table:style-name="ro3">
          <table:table-cell office:value-type="string" calcext:value-type="string">
            <text:p>Mặt dưới của chuột không bằng phẳng, khi bấm chuột bị cập kênh nên hơi khó chịu</text:p>
          </table:table-cell>
          <table:table-cell table:number-columns-repeated="1023"/>
        </table:table-row>
        <table:table-row table:style-name="ro3">
          <table:table-cell office:value-type="string" calcext:value-type="string">
            <text:p>Chuột oke, nhưng hơi nặng, nút cuộn không tốt gây cảm giác rất khó chịu.</text:p>
          </table:table-cell>
          <table:table-cell table:number-columns-repeated="1023"/>
        </table:table-row>
        <table:table-row table:style-name="ro3">
          <table:table-cell office:value-type="string" calcext:value-type="string">
            <text:p>click đúng là êm thiệt xài ko biết thơi gian thế nào nhưng khá ổn</text:p>
          </table:table-cell>
          <table:table-cell table:number-columns-repeated="1023"/>
        </table:table-row>
        <table:table-row table:style-name="ro3">
          <table:table-cell office:value-type="string" calcext:value-type="string">
            <text:p>nút bấm mượt nhưng con lăn không êm tay, gây đau tay và có tiềng ồn lớn.</text:p>
          </table:table-cell>
          <table:table-cell table:number-columns-repeated="1023"/>
        </table:table-row>
        <table:table-row table:style-name="ro3">
          <table:table-cell office:value-type="string" calcext:value-type="string">
            <text:p>Bị hỏng rồi, bảo hành ở đâu? <text:s/>Bị hỏng rồi, bảo hành ở đâu?</text:p>
          </table:table-cell>
          <table:table-cell table:number-columns-repeated="1023"/>
        </table:table-row>
        <table:table-row table:style-name="ro3">
          <table:table-cell office:value-type="string" calcext:value-type="string">
            <text:p>đóng gói chắc chắn</text:p>
          </table:table-cell>
          <table:table-cell table:number-columns-repeated="1023"/>
        </table:table-row>
        <table:table-row table:style-name="ro3">
          <table:table-cell office:value-type="string" calcext:value-type="string">
            <text:p>Sản phẩm đã giao lần 2 nhưng màu sắc vẫn ko đúng như hình ảnh mô tả.</text:p>
          </table:table-cell>
          <table:table-cell table:number-columns-repeated="1023"/>
        </table:table-row>
        <table:table-row table:style-name="ro3">
          <table:table-cell office:value-type="string" calcext:value-type="string">
            <text:p>Ok, hàng tốt</text:p>
          </table:table-cell>
          <table:table-cell table:number-columns-repeated="1023"/>
        </table:table-row>
        <table:table-row table:style-name="ro3">
          <table:table-cell office:value-type="string" calcext:value-type="string">
            <text:p>cảm nhận ban đầu là dùng không ngon như quảng cáo sản phẩm</text:p>
          </table:table-cell>
          <table:table-cell table:number-columns-repeated="1023"/>
        </table:table-row>
        <table:table-row table:style-name="ro3">
          <table:table-cell office:value-type="string" calcext:value-type="string">
            <text:p>ổn</text:p>
          </table:table-cell>
          <table:table-cell table:number-columns-repeated="1023"/>
        </table:table-row>
        <table:table-row table:style-name="ro3">
          <table:table-cell office:value-type="string" calcext:value-type="string">
            <text:p>Vẫn có tiếng ồn khá khó chịu khi click, nhất là vào ban đêm yên tĩnh.</text:p>
          </table:table-cell>
          <table:table-cell table:number-columns-repeated="1023"/>
        </table:table-row>
        <table:table-row table:style-name="ro1">
          <table:table-cell office:value-type="string" calcext:value-type="string">
            <text:p>Cảm nhận chuột xài hơi tệ ( chuột lâu lâu bị delay , nút cuộn nhỏ xíu <text:s/>, cuộn lâu dễ mỏi ngón tay , chuột nhỏ , cầm mỏi tay <text:s/>) biết là giá 300k mà không dây thì không thể đòi hỏi nhiều nhưng cá nhân đánh giá thua con chuột B100 giá 60k . Đó là 1 chút lưu ý cho anh em nào muốn trải nghiệm không dây giá rẻ :D</text:p>
          </table:table-cell>
          <table:table-cell table:number-columns-repeated="1023"/>
        </table:table-row>
        <table:table-row table:style-name="ro1">
          <table:table-cell office:value-type="string" calcext:value-type="string">
            <text:p>Bi cuộn của chuột có vẻ không được bền cho lắm. Mình đã dùng được 6 tháng, do vẽ autocad cuộn khá nhiêu nên giờ bánh xe có cảm giác lỏng, không còn chắc như lúc đầu, và đôi khi lăn không nhạy như lúc mới mua mà có trễ hoặc không nhận. Bạn nào xài lăn nhiều nên cân nhắc</text:p>
          </table:table-cell>
          <table:table-cell table:number-columns-repeated="1023"/>
        </table:table-row>
        <table:table-row table:style-name="ro2">
          <table:table-cell office:value-type="string" calcext:value-type="string">
            <text:p>Hôm nay nhận chuột màu xanh. Dù cùng mã M331 nhưng chuột này là silent chứ ko phải silent plus. Chuột có dấu hiệu bị mở trước ở phần đầu.</text:p>
          </table:table-cell>
          <table:table-cell table:number-columns-repeated="1023"/>
        </table:table-row>
        <table:table-row table:style-name="ro4">
          <table:table-cell office:value-type="string" calcext:value-type="string">
            <text:p>Tôi vừa mua sản phẩm, chất lượng âm thanh tốt, không bị các vấn đề rè như các bạn khác phản ánh, vỏ hộp còn tem niêm phong đầy đủ, nói chung hài lòng về hình thức và chất lượng. <text:s/>Tuy nhiên kiểm tra loa chưa được kích hoạt bảo hành nhưng hạn bảo hành chỉ còn đến 08/02/2021 (Tôi mua ngày 1/3/2020), yêu cầu Tiki kiểm tra lại và giải đáp thắc mắc đồng thời kích hoạt bảo hành giúp tôi: <text:s/>Tên sản phẩm: SRS-XB12 -Số seri: 1048871 <text:s/>Tạm thời để 3 sao, sau khi được Tiki hỗ trợ sẽ chấm lại</text:p>
          </table:table-cell>
          <table:table-cell table:number-columns-repeated="1023"/>
        </table:table-row>
        <table:table-row table:style-name="ro1">
          <table:table-cell office:value-type="string" calcext:value-type="string">
            <text:p>chất lượng loa không ổn lắm.vừa mua về đã bị rè rè lạc âm. to bé đều rè rè lạc âm rất khó chịu.ban đầu tưởng do kết nối với máy tính không ổn định nên bị vậy.thử kết nối với nhiều điện thoại khác vẫn vậy.dùng vài hôm xem còn tình trạng này không sẽ nhờ tiki hỗ trợ đổi trả</text:p>
          </table:table-cell>
          <table:table-cell table:number-columns-repeated="1023"/>
        </table:table-row>
        <table:table-row table:style-name="ro1">
          <table:table-cell office:value-type="string" calcext:value-type="string">
            <text:p>- Chất âm quá tốt so với tầm giá. - Tiki giao hàng quá lâu, lần đầu tiên thấy đặt hơn 1 tuần mới giao như vậy. - Bao gói thì đẹp, khá chuẩn. - Bluetooth của loa ko tốt lắm, bắt bluetooth mới thì nhanh, tuy nhiên với thiết bị cũ đã cắt bluetooth thì không được, cần reset loa. Chắc do chiếc loa này. Mình có xài chiếc khác, không hề có tình trạng này.</text:p>
          </table:table-cell>
          <table:table-cell table:number-columns-repeated="1023"/>
        </table:table-row>
        <table:table-row table:style-name="ro3">
          <table:table-cell office:value-type="string" calcext:value-type="string">
            <text:p>Giao hàng nhanh. Âm thanh tốt tuy nhiên kết nối bluetooth rất kém. <text:s/>Nhờ Tiki kích hoạt bảo hành giúp.</text:p>
          </table:table-cell>
          <table:table-cell table:number-columns-repeated="1023"/>
        </table:table-row>
        <table:table-row table:style-name="ro2">
          <table:table-cell office:value-type="string" calcext:value-type="string">
            <text:p>Loa của mình đôi lúc bị rè và hay giật nữa nên nghe không trơn tru rất bực mình. Mình cũng kiểm tra kết nối và pin rồi vẫn bình thường. Mong bên tiki giúp kiểm tra sản phẩm giùm mình ạ.</text:p>
          </table:table-cell>
          <table:table-cell table:number-columns-repeated="1023"/>
        </table:table-row>
        <table:table-row table:style-name="ro2">
          <table:table-cell office:value-type="string" calcext:value-type="string">
            <text:p>Loa ở những âm lượng đầu nghe rất nhỏ, lên tầm trên 80% mới rõ thì lại thành siêu khủng Ps: tiki kích hoạt bảo hành giúp mình nhé</text:p>
          </table:table-cell>
          <table:table-cell table:number-columns-repeated="1023"/>
        </table:table-row>
        <table:table-row table:style-name="ro2">
          <table:table-cell office:value-type="string" calcext:value-type="string">
            <text:p>Xài tốt tiện lợi khi đi xa nhưng khi tắt kết nối trên iphol này lai không cho kết nối trên iphol khác vậy mặc định chỉ dùng cho 11 điện thoại à</text:p>
          </table:table-cell>
          <table:table-cell table:number-columns-repeated="1023"/>
        </table:table-row>
        <table:table-row table:style-name="ro3">
          <table:table-cell office:value-type="string" calcext:value-type="string">
            <text:p>Loa cầm nặng và thấy chắc tay. Chưa nghe thử vì mắc nghe Sony WH 1000MX4</text:p>
          </table:table-cell>
          <table:table-cell table:number-columns-repeated="1023"/>
        </table:table-row>
        <table:table-row table:style-name="ro3">
          <table:table-cell office:value-type="string" calcext:value-type="string">
            <text:p>ở mức 70% rất nhỏ nhưng 98% rất lớn. không điều chỉnh âm lượng phù hợp.</text:p>
          </table:table-cell>
          <table:table-cell table:number-columns-repeated="1023"/>
        </table:table-row>
        <table:table-row table:style-name="ro3">
          <table:table-cell office:value-type="string" calcext:value-type="string">
            <text:p>Giúp mình kích hoạt bảo hành của loa nha.</text:p>
          </table:table-cell>
          <table:table-cell table:number-columns-repeated="1023"/>
        </table:table-row>
        <table:table-row table:style-name="ro3">
          <table:table-cell office:value-type="string" calcext:value-type="string">
            <text:p>lúc lớn lúc nhỏ có ghi sản phẩm nhận kèm nhưng đến lúc nhận chỉ có loa</text:p>
          </table:table-cell>
          <table:table-cell table:number-columns-repeated="1023"/>
        </table:table-row>
        <table:table-row table:style-name="ro3">
          <table:table-cell office:value-type="string" calcext:value-type="string">
            <text:p>Nút nguồn phồng lên như bị bỏng. Còn trải nghiệm OK.</text:p>
          </table:table-cell>
          <table:table-cell table:number-columns-repeated="1023"/>
        </table:table-row>
        <table:table-row table:style-name="ro3">
          <table:table-cell office:value-type="string" calcext:value-type="string">
            <text:p>nhân viên giao hàng không nhiệt tình</text:p>
          </table:table-cell>
          <table:table-cell table:number-columns-repeated="1023"/>
        </table:table-row>
        <table:table-row table:style-name="ro3">
          <table:table-cell office:value-type="string" calcext:value-type="string">
            <text:p>Mua tren tiki dat qua tren Lazada re hon may tram</text:p>
          </table:table-cell>
          <table:table-cell table:number-columns-repeated="1023"/>
        </table:table-row>
        <table:table-row table:style-name="ro3">
          <table:table-cell office:value-type="string" calcext:value-type="string">
            <text:p>Không kết nối đc với Laptop. Why???</text:p>
          </table:table-cell>
          <table:table-cell table:number-columns-repeated="1023"/>
        </table:table-row>
        <table:table-row table:style-name="ro3">
          <table:table-cell office:value-type="string" calcext:value-type="string">
            <text:p>Âm thanh nhỏ</text:p>
          </table:table-cell>
          <table:table-cell table:number-columns-repeated="1023"/>
        </table:table-row>
        <table:table-row table:style-name="ro3">
          <table:table-cell office:value-type="string" calcext:value-type="string">
            <text:p>giao hàng lâu, chơi thì cx mượt nhưng lâu ngày nó bung chỉ ra, cần xem lại</text:p>
          </table:table-cell>
          <table:table-cell table:number-columns-repeated="1023"/>
        </table:table-row>
        <table:table-row table:style-name="ro3">
          <table:table-cell office:value-type="string" calcext:value-type="string">
            <text:p>sản phẩm cũng tạm ổn, ko vấn đề</text:p>
          </table:table-cell>
          <table:table-cell table:number-columns-repeated="1023"/>
        </table:table-row>
        <table:table-row table:style-name="ro3">
          <table:table-cell office:value-type="string" calcext:value-type="string">
            <text:p>Có mồ tay vẫn không bấm được</text:p>
          </table:table-cell>
          <table:table-cell table:number-columns-repeated="1023"/>
        </table:table-row>
        <table:table-row table:style-name="ro3">
          <table:table-cell office:value-type="string" calcext:value-type="string">
            <text:p>Sản phẩm ngắn và hơi nhỏ</text:p>
          </table:table-cell>
          <table:table-cell table:number-columns-repeated="1023"/>
        </table:table-row>
        <table:table-row table:style-name="ro3">
          <table:table-cell office:value-type="string" calcext:value-type="string">
            <text:p>Hang mới mua mà đã bị rach</text:p>
          </table:table-cell>
          <table:table-cell table:number-columns-repeated="1023"/>
        </table:table-row>
        <table:table-row table:style-name="ro3">
          <table:table-cell office:value-type="string" calcext:value-type="string">
            <text:p>sản phẩm rất tốt</text:p>
          </table:table-cell>
          <table:table-cell table:number-columns-repeated="1023"/>
        </table:table-row>
        <table:table-row table:style-name="ro3">
          <table:table-cell office:value-type="string" calcext:value-type="string">
            <text:p>Dùng được</text:p>
          </table:table-cell>
          <table:table-cell table:number-columns-repeated="1023"/>
        </table:table-row>
        <table:table-row table:style-name="ro1">
          <table:table-cell office:value-type="string" calcext:value-type="string">
            <text:p>Loa nghe khá ổn trong tầm giá. Bass vừa đủ, âm thanh chi tiết tốt. Điểm không thích là khi tắt - mở loa, có âm thanh khá to. Ví dụ như khi bạn nghe nhạc nhỏ trước khi ngủ, sau đó tắt loa để ngủ... thì âm thanh phát ra khi tắt loa còn lớn hơn tiếng nhạc nữa.</text:p>
          </table:table-cell>
          <table:table-cell table:number-columns-repeated="1023"/>
        </table:table-row>
        <table:table-row table:style-name="ro3">
          <table:table-cell office:value-type="string" calcext:value-type="string">
            <text:p>Nghe ổn, pin lâu, nhưng ko thể kích hoạt bảo hành pgi bằng sms. Không biết sau này có vấn đề gì thì tính sao?</text:p>
          </table:table-cell>
          <table:table-cell table:number-columns-repeated="1023"/>
        </table:table-row>
        <table:table-row table:style-name="ro2">
          <table:table-cell office:value-type="string" calcext:value-type="string">
            <text:p>Sản phẩm không kết nối được tai phải không tự động nhận kết nối khi tắt wifi nhà cung cấp giao hàng không xạc pin cho sản phẩm Sản phẩm của nhà cung cấp chất lượng không tốt vui lòng đổi trả xin cảm ơn</text:p>
          </table:table-cell>
          <table:table-cell table:number-columns-repeated="1023"/>
        </table:table-row>
        <table:table-row table:style-name="ro2">
          <table:table-cell office:value-type="string" calcext:value-type="string">
            <text:p>khi sắm sạc nó không thấy có tính hiệu đền hiện bên ngoài hộp sạc toi chưa hài lòng va giao hàng không đúng giờ tôi di tới13gơi00 mới thay người của các cô giao tới la sao</text:p>
          </table:table-cell>
          <table:table-cell table:number-columns-repeated="1023"/>
        </table:table-row>
        <table:table-row table:style-name="ro2">
          <table:table-cell office:value-type="string" calcext:value-type="string">
            <text:p>Mình đã nhận được hàng nhưng không ưng ý..sản phẩm chỉ nghe được 1 bên Mong Tiki xem xét và có chính sách bồi thường đổi trả sản phẩm</text:p>
          </table:table-cell>
          <table:table-cell table:number-columns-repeated="1023"/>
        </table:table-row>
        <table:table-row table:style-name="ro2">
          <table:table-cell office:value-type="string" calcext:value-type="string">
            <text:p>trong tầm giá thì ổn nhưng tai nghe bên phải rất khó kết nối bluetooth, phải ấn mạnh và lấy ra vài lần mới được cả 2 tai cùng lên. 1 tai tèo thì phải kết nối lại cả 2 tai</text:p>
          </table:table-cell>
          <table:table-cell table:number-columns-repeated="1023"/>
        </table:table-row>
        <table:table-row table:style-name="ro2">
          <table:table-cell office:value-type="string" calcext:value-type="string">
            <text:p>giao hàng nhanh, <text:s/>màu đúng với yêu cầu. nhưng tai bên trái chỉ chớp đèn mà k nghe được. tôi đã sạc và khởi động lại những vẫn không nghe được? <text:s/>có thể đổi mới không ạ?</text:p>
          </table:table-cell>
          <table:table-cell table:number-columns-repeated="1023"/>
        </table:table-row>
        <table:table-row table:style-name="ro3">
          <table:table-cell office:value-type="string" calcext:value-type="string">
            <text:p>Mới nhận hàng lúc sáng thì kiểm tra phần loa bị rách lỗ nhỏ . Tiki xem lại giúp mình vấn đề này !?</text:p>
          </table:table-cell>
          <table:table-cell table:number-columns-repeated="1023"/>
        </table:table-row>
        <table:table-row table:style-name="ro3">
          <table:table-cell office:value-type="string" calcext:value-type="string">
            <text:p>chỉ sử dụng được 1 bên tai phải còn bên tai trái thì không sử dụng được <text:s/>yêu cầu tiki đổi trả giúp em sp cùng loại</text:p>
          </table:table-cell>
          <table:table-cell table:number-columns-repeated="1023"/>
        </table:table-row>
        <table:table-row table:style-name="ro2">
          <table:table-cell office:value-type="string" calcext:value-type="string">
            <text:p>Giao trễ hơn dự kiến nhưng may mắn là đúng màu. Sản phẩm kết nối ổn với điện thoại nhưng khi kết nối với máy tính chỉ nghe được 1 bên tai</text:p>
          </table:table-cell>
          <table:table-cell table:number-columns-repeated="1023"/>
        </table:table-row>
        <table:table-row table:style-name="ro2">
          <table:table-cell office:value-type="string" calcext:value-type="string">
            <text:p>Âm nghe cũng ổn, mau hết pin, tai trái nghe hay rè rè. Chỉ kết nối được tai phải, tai trái kết nối riêng không được. Nói chung bình thường!</text:p>
          </table:table-cell>
          <table:table-cell table:number-columns-repeated="1023"/>
        </table:table-row>
        <table:table-row table:style-name="ro3">
          <table:table-cell office:value-type="string" calcext:value-type="string">
            <text:p>tiki sao sạc không được vậy sạc không lên nhhngw tai nghe vẫn nghe rất tốt mong tiki đổi lại hộp sạc</text:p>
          </table:table-cell>
          <table:table-cell table:number-columns-repeated="1023"/>
        </table:table-row>
        <table:table-row table:style-name="ro3">
          <table:table-cell office:value-type="string" calcext:value-type="string">
            <text:p>Giao hàng nhanh, về đúng màu Nhưng nhanh hết pin quá....tai nghe gì mà nộp 100% pin chỉ nghe được 1h</text:p>
          </table:table-cell>
          <table:table-cell table:number-columns-repeated="1023"/>
        </table:table-row>
        <table:table-row table:style-name="ro3">
          <table:table-cell office:value-type="string" calcext:value-type="string">
            <text:p>Mẫu mã <text:s/>đẹp, gọn. Âm lượng hơi nhỏ, chỉ có 2 mức âm là Mute hoặc Lớn Nhất. Pin mau hết nhưng sạc nhanh.</text:p>
          </table:table-cell>
          <table:table-cell table:number-columns-repeated="1023"/>
        </table:table-row>
        <table:table-row table:style-name="ro3">
          <table:table-cell office:value-type="string" calcext:value-type="string">
            <text:p>chất lượng âm thanh tạm được, nhận được tai nghe bị sai bên, nghe lâu tý hoặc thỉnh thoảng bị mất kết nối</text:p>
          </table:table-cell>
          <table:table-cell table:number-columns-repeated="1023"/>
        </table:table-row>
        <table:table-row table:style-name="ro3">
          <table:table-cell office:value-type="string" calcext:value-type="string">
            <text:p>Đúng mẫu đúng màu nhìn đẹp mà sao nghe được có 1 bên tai thôi , hơi bùn <text:s/></text:p>
          </table:table-cell>
          <table:table-cell table:number-columns-repeated="1023"/>
        </table:table-row>
        <table:table-row table:style-name="ro3">
          <table:table-cell office:value-type="string" calcext:value-type="string">
            <text:p>shop cho em hỏi là mới lấy về sao em ko thấy nó có đèn gì hết vậy shop. sạc cũng ko có đèn</text:p>
          </table:table-cell>
          <table:table-cell table:number-columns-repeated="1023"/>
        </table:table-row>
        <table:table-row table:style-name="ro3">
          <table:table-cell office:value-type="string" calcext:value-type="string">
            <text:p>Lúc nghe chỉ đc để yên k chạm vào nếu chạm vào nhạc sẽ đừng lại và k nghe đc nữa</text:p>
          </table:table-cell>
          <table:table-cell table:number-columns-repeated="1023"/>
        </table:table-row>
        <table:table-row table:style-name="ro3">
          <table:table-cell office:value-type="string" calcext:value-type="string">
            <text:p>hịc đóng gói cẩn thận màu giao đúng nhưng mà mình sạc không có vào và nhanh hết pin lắm luôn.</text:p>
          </table:table-cell>
          <table:table-cell table:number-columns-repeated="1023"/>
        </table:table-row>
        <table:table-row table:style-name="ro3">
          <table:table-cell office:value-type="string" calcext:value-type="string">
            <text:p>đặc 2 cái 1 cái thì tốt 1 cái thì ko tốt. cho 3 sao</text:p>
          </table:table-cell>
          <table:table-cell table:number-columns-repeated="1023"/>
        </table:table-row>
        <table:table-row table:style-name="ro3">
          <table:table-cell office:value-type="string" calcext:value-type="string">
            <text:p>chiếc i12 của bên shop ko sạc đc 1 bên tai nên chỉ có thể nghe đc 1 bên , mong shop phản hồi</text:p>
          </table:table-cell>
          <table:table-cell table:number-columns-repeated="1023"/>
        </table:table-row>
        <table:table-row table:style-name="ro3">
          <table:table-cell office:value-type="string" calcext:value-type="string">
            <text:p>sp không có những nút bấm chuyển bài và nghe cuộc gọi như quảng cáo.</text:p>
          </table:table-cell>
          <table:table-cell table:number-columns-repeated="1023"/>
        </table:table-row>
        <table:table-row table:style-name="ro3">
          <table:table-cell office:value-type="string" calcext:value-type="string">
            <text:p>sản phẩm quá tệ . bên nge được . bên ko nge dc. mong manh dễ vỡ</text:p>
          </table:table-cell>
          <table:table-cell table:number-columns-repeated="1023"/>
        </table:table-row>
        <table:table-row table:style-name="ro3">
          <table:table-cell office:value-type="string" calcext:value-type="string">
            <text:p>Tai nghe nghe chỉ được 1 bên</text:p>
          </table:table-cell>
          <table:table-cell table:number-columns-repeated="1023"/>
        </table:table-row>
        <table:table-row table:style-name="ro3">
          <table:table-cell office:value-type="string" calcext:value-type="string">
            <text:p>Kết nối kém, bị lỗi 1 tai nghe. Âm thanh tạm tạm.</text:p>
          </table:table-cell>
          <table:table-cell table:number-columns-repeated="1023"/>
        </table:table-row>
        <table:table-row table:style-name="ro3">
          <table:table-cell office:value-type="string" calcext:value-type="string">
            <text:p>Chất lượng khá tệ! Nên thêm tiền mua loại tốt hoen</text:p>
          </table:table-cell>
          <table:table-cell table:number-columns-repeated="1023"/>
        </table:table-row>
        <table:table-row table:style-name="ro3">
          <table:table-cell office:value-type="string" calcext:value-type="string">
            <text:p>Tai nghe nó bị lỗi 1 bên tai giờ phải làm sao vậy???</text:p>
          </table:table-cell>
          <table:table-cell table:number-columns-repeated="1023"/>
        </table:table-row>
        <table:table-row table:style-name="ro3">
          <table:table-cell office:value-type="string" calcext:value-type="string">
            <text:p>tai nghe chỉ nghe đc một bên đối <text:s/>với oppo</text:p>
          </table:table-cell>
          <table:table-cell table:number-columns-repeated="1023"/>
        </table:table-row>
        <table:table-row table:style-name="ro3">
          <table:table-cell office:value-type="string" calcext:value-type="string">
            <text:p>xài được nhưng sạc pin không được🙂</text:p>
          </table:table-cell>
          <table:table-cell table:number-columns-repeated="1023"/>
        </table:table-row>
        <table:table-row table:style-name="ro3">
          <table:table-cell office:value-type="string" calcext:value-type="string">
            <text:p>hàng dùng ổn anh shipp giao hàng thân thiên</text:p>
          </table:table-cell>
          <table:table-cell table:number-columns-repeated="1023"/>
        </table:table-row>
        <table:table-row table:style-name="ro3">
          <table:table-cell office:value-type="string" calcext:value-type="string">
            <text:p>Đúng màu đúng loại nhưng nghe hơi nhỏ</text:p>
          </table:table-cell>
          <table:table-cell table:number-columns-repeated="1023"/>
        </table:table-row>
        <table:table-row table:style-name="ro3">
          <table:table-cell office:value-type="string" calcext:value-type="string">
            <text:p>shipper không nhiệt tình cho lắm</text:p>
          </table:table-cell>
          <table:table-cell table:number-columns-repeated="1023"/>
        </table:table-row>
        <table:table-row table:style-name="ro3">
          <table:table-cell office:value-type="string" calcext:value-type="string">
            <text:p>Hàng đẹp nghe êm tai,mình rất thích</text:p>
          </table:table-cell>
          <table:table-cell table:number-columns-repeated="1023"/>
        </table:table-row>
        <table:table-row table:style-name="ro3">
          <table:table-cell office:value-type="string" calcext:value-type="string">
            <text:p>Dùng chỉ được một bên là phải</text:p>
          </table:table-cell>
          <table:table-cell table:number-columns-repeated="1023"/>
        </table:table-row>
        <table:table-row table:style-name="ro3">
          <table:table-cell office:value-type="string" calcext:value-type="string">
            <text:p>Sản phẩm có thể sự dụng được</text:p>
          </table:table-cell>
          <table:table-cell table:number-columns-repeated="1023"/>
        </table:table-row>
        <table:table-row table:style-name="ro3">
          <table:table-cell office:value-type="string" calcext:value-type="string">
            <text:p>Tay nghe cung duoc duoc ha</text:p>
          </table:table-cell>
          <table:table-cell table:number-columns-repeated="1023"/>
        </table:table-row>
        <table:table-row table:style-name="ro3">
          <table:table-cell office:value-type="string" calcext:value-type="string">
            <text:p>Nhanh hết pin</text:p>
          </table:table-cell>
          <table:table-cell table:number-columns-repeated="1023"/>
        </table:table-row>
        <table:table-row table:style-name="ro3">
          <table:table-cell office:value-type="string" calcext:value-type="string">
            <text:p>khá ok</text:p>
          </table:table-cell>
          <table:table-cell table:number-columns-repeated="1023"/>
        </table:table-row>
        <table:table-row table:style-name="ro2">
          <table:table-cell office:value-type="string" calcext:value-type="string">
            <text:p>nói thật ai muốn mua chơi liên quân thì bỏ ý định đi vì nó vô cùng nhạy đó nha bạn sẽ ko quen đâu tung chiêu sịt ko lướt wed ổn sản phẩm dành cho ai thích sạch sẽ còn chơi game là tương đối thôi nhưng chơi bằng tay trần là tốt nhất nha mọi người</text:p>
          </table:table-cell>
          <table:table-cell table:number-columns-repeated="1023"/>
        </table:table-row>
        <table:table-row table:style-name="ro2">
          <table:table-cell office:value-type="string" calcext:value-type="string">
            <text:p>Xài tương đối là ổn,đóng gói nhanh gọn,lúc xem hình thì tưởng trơn ai dè vẫn có đường chỉ mỏng xung quang mép ngón tay cho cảm giác không thoải mái cho lắm,còn lại thì vẫn ổn</text:p>
          </table:table-cell>
          <table:table-cell table:number-columns-repeated="1023"/>
        </table:table-row>
        <table:table-row table:style-name="ro3">
          <table:table-cell office:value-type="string" calcext:value-type="string">
            <text:p>giao nhanh , đóng gói <text:s/>tốt nhưng của em bị rách và súc chỉ</text:p>
          </table:table-cell>
          <table:table-cell table:number-columns-repeated="1023"/>
        </table:table-row>
        <table:table-row table:style-name="ro3">
          <table:table-cell office:value-type="string" calcext:value-type="string">
            <text:p>Sản phẩm dùng tốt , <text:s/>hàng chỉ cho có mỗi 2 ngón nên hơi đắt quá</text:p>
          </table:table-cell>
          <table:table-cell table:number-columns-repeated="1023"/>
        </table:table-row>
        <table:table-row table:style-name="ro3">
          <table:table-cell office:value-type="string" calcext:value-type="string">
            <text:p>sản phẩm này Sài bị giản ra <text:s/>với cai hình logo bị tróc ra nữa nen cho 3* còn lại ok hết</text:p>
          </table:table-cell>
          <table:table-cell table:number-columns-repeated="1023"/>
        </table:table-row>
        <table:table-row table:style-name="ro3">
          <table:table-cell office:value-type="string" calcext:value-type="string">
            <text:p>chống thấm mồ hôi cũng tạm nhưng mới dùng vài lần đã hơi bai dão rồi,</text:p>
          </table:table-cell>
          <table:table-cell table:number-columns-repeated="1023"/>
        </table:table-row>
        <table:table-row table:style-name="ro3">
          <table:table-cell office:value-type="string" calcext:value-type="string">
            <text:p>Khá nhạy. Khi dùng khó cảm nhận được ngón tay chạm tới màn hình</text:p>
          </table:table-cell>
          <table:table-cell table:number-columns-repeated="1023"/>
        </table:table-row>
        <table:table-row table:style-name="ro3">
          <table:table-cell office:value-type="string" calcext:value-type="string">
            <text:p>tôi bị bên dao hàng làm mất sản phẩm</text:p>
          </table:table-cell>
          <table:table-cell table:number-columns-repeated="1023"/>
        </table:table-row>
        <table:table-row table:style-name="ro3">
          <table:table-cell office:value-type="string" calcext:value-type="string">
            <text:p>ok. tốt thik hợp cho ng tay ra mồ hôi</text:p>
          </table:table-cell>
          <table:table-cell table:number-columns-repeated="1023"/>
        </table:table-row>
        <table:table-row table:style-name="ro3">
          <table:table-cell office:value-type="string" calcext:value-type="string">
            <text:p>chơi dc nhưng k có nhạy</text:p>
          </table:table-cell>
          <table:table-cell table:number-columns-repeated="1023"/>
        </table:table-row>
        <table:table-row table:style-name="ro3">
          <table:table-cell office:value-type="string" calcext:value-type="string">
            <text:p>không được nhạy lắm</text:p>
          </table:table-cell>
          <table:table-cell table:number-columns-repeated="1023"/>
        </table:table-row>
        <table:table-row table:style-name="ro3">
          <table:table-cell office:value-type="string" calcext:value-type="string">
            <text:p>Khônh bền</text:p>
          </table:table-cell>
          <table:table-cell table:number-columns-repeated="1023"/>
        </table:table-row>
        <table:table-row table:style-name="ro2">
          <table:table-cell office:value-type="string" calcext:value-type="string">
            <text:p>Cáp sạc ổn, chưa thử sạc nhanh. Nhưng 1 đầu Lighning để truyền dữ liệu không dùng được, cắm máy tính cứ báo sạc lại ngắt, không nhận điện thoại. Còn để sạc thì ok.</text:p>
          </table:table-cell>
          <table:table-cell table:number-columns-repeated="1023"/>
        </table:table-row>
        <table:table-row table:style-name="ro2">
          <table:table-cell office:value-type="string" calcext:value-type="string">
            <text:p>Đúng là tiền nào của nấy. Dùng ban đầu thì ngon. Sau hai tuần bắt đầu điện không vào hoặc chập chờn, lúc có lúc không. Đang chờ hư hẳn để quăng vào sọt rác.</text:p>
          </table:table-cell>
          <table:table-cell table:number-columns-repeated="1023"/>
        </table:table-row>
        <table:table-row table:style-name="ro2">
          <table:table-cell office:value-type="string" calcext:value-type="string">
            <text:p>Mới nhận hàng hôm thứ 2 ,30/9/3019 Cổng type C cắm vào điện thoại rất cứng, rút ra cũng cứng , khó khăn. <text:s/>Cổng type C không nhận debug lỗi khi lập trình, chỉ nhận sạc.</text:p>
          </table:table-cell>
          <table:table-cell table:number-columns-repeated="1023"/>
        </table:table-row>
        <table:table-row table:style-name="ro2">
          <table:table-cell office:value-type="string" calcext:value-type="string">
            <text:p>Info ghi là sạc đơn đạt 2A, mình thử các ổ 2.4A sạc iphone 7 mà tốc độ chưa tới 1A. <text:s text:c="2"/>Hộp thì như mở ra rồi. Được cái giá hợp lý.</text:p>
          </table:table-cell>
          <table:table-cell table:number-columns-repeated="1023"/>
        </table:table-row>
        <table:table-row table:style-name="ro2">
          <table:table-cell office:value-type="string" calcext:value-type="string">
            <text:p>Sản phẩm không hỗ trợ sạc nhanh, đã thử trên Note 9 lẫn A9 pro đều không sac nhanh được, có thẻ đổi lại sản phẩm khác hay trả lại được không?</text:p>
          </table:table-cell>
          <table:table-cell table:number-columns-repeated="1023"/>
        </table:table-row>
        <table:table-row table:style-name="ro2">
          <table:table-cell office:value-type="string" calcext:value-type="string">
            <text:p>cáp dùng tốt. chưa thấy lỗi gì. <text:s/>Lưu ý là cáp này không sạc nhanh quick charge 3.0 được. Cho 3 sao vì không thể sạc nhanh QC3.0</text:p>
          </table:table-cell>
          <table:table-cell table:number-columns-repeated="1023"/>
        </table:table-row>
        <table:table-row table:style-name="ro2">
          <table:table-cell office:value-type="string" calcext:value-type="string">
            <text:p>Mới mua về được vài ngày là hư 1 day lighning. Nhưng vẫn để dùng tạm. Đến nay đã được 4 tháng. <text:s/>Không biết còn được bảo hành không?</text:p>
          </table:table-cell>
          <table:table-cell table:number-columns-repeated="1023"/>
        </table:table-row>
        <table:table-row table:style-name="ro3">
          <table:table-cell office:value-type="string" calcext:value-type="string">
            <text:p>Dây chắc chắn nhưng đầu sạc nhanh không nhanh như dc giới thiệu, thậm chí còn chậm hơn cả đầu sạc thường</text:p>
          </table:table-cell>
          <table:table-cell table:number-columns-repeated="1023"/>
        </table:table-row>
        <table:table-row table:style-name="ro3">
          <table:table-cell office:value-type="string" calcext:value-type="string">
            <text:p>Chất lượng sản phẩm chỉ ở mức ổn. Nói chun ko nên mua loại sạc nhiều đầu thế này. Tiki giao hàng nhanh.</text:p>
          </table:table-cell>
          <table:table-cell table:number-columns-repeated="1023"/>
        </table:table-row>
        <table:table-row table:style-name="ro3">
          <table:table-cell office:value-type="string" calcext:value-type="string">
            <text:p>Dây bọc da. Đầu kết nối khá chắc chắn. Phần dây chia màu riêng biệt dễ nhận biết khi sử dụng.</text:p>
          </table:table-cell>
          <table:table-cell table:number-columns-repeated="1023"/>
        </table:table-row>
        <table:table-row table:style-name="ro3">
          <table:table-cell office:value-type="string" calcext:value-type="string">
            <text:p>Nhìn be ngoai đẹp va chắc,nhung chi sạc dc 2may một lan sạc ,3may một lan sạc ko dc dt bao lỏi</text:p>
          </table:table-cell>
          <table:table-cell table:number-columns-repeated="1023"/>
        </table:table-row>
        <table:table-row table:style-name="ro3">
          <table:table-cell office:value-type="string" calcext:value-type="string">
            <text:p>Hàng đóng gói cẩn thận, giao hàng nhanh về chất lượng SP sạc chậm . Cảm ơn Tiki!</text:p>
          </table:table-cell>
          <table:table-cell table:number-columns-repeated="1023"/>
        </table:table-row>
        <table:table-row table:style-name="ro3">
          <table:table-cell office:value-type="string" calcext:value-type="string">
            <text:p>giao hàng nhanh, dây chắc chắn nhưng có 1 đầu bị lỗi ko sạc đc</text:p>
          </table:table-cell>
          <table:table-cell table:number-columns-repeated="1023"/>
        </table:table-row>
        <table:table-row table:style-name="ro3">
          <table:table-cell office:value-type="string" calcext:value-type="string">
            <text:p>Sạc chậm hơn sạc zin. Nhưng lại tiện vì 4 in1 .dây chắc chắn có độ hoàn thiện tốt.</text:p>
          </table:table-cell>
          <table:table-cell table:number-columns-repeated="1023"/>
        </table:table-row>
        <table:table-row table:style-name="ro3">
          <table:table-cell office:value-type="string" calcext:value-type="string">
            <text:p>dây hơi cứng so với nhiều loại khác có cùng kích thước, hình thức.</text:p>
          </table:table-cell>
          <table:table-cell table:number-columns-repeated="1023"/>
        </table:table-row>
        <table:table-row table:style-name="ro3">
          <table:table-cell office:value-type="string" calcext:value-type="string">
            <text:p>dùng dc một thời gian ngắn là hk dùng dc nữa. khá thất vọng</text:p>
          </table:table-cell>
          <table:table-cell table:number-columns-repeated="1023"/>
        </table:table-row>
        <table:table-row table:style-name="ro3">
          <table:table-cell office:value-type="string" calcext:value-type="string">
            <text:p>cổng lighning data không sạc được, còn lại ok, sạc hơi chậm</text:p>
          </table:table-cell>
          <table:table-cell table:number-columns-repeated="1023"/>
        </table:table-row>
        <table:table-row table:style-name="ro3">
          <table:table-cell office:value-type="string" calcext:value-type="string">
            <text:p>Ổn Ổn Ổn Ổn Ổn Ổn Ổn Ổn Ổn Ổn Ổn Ổn Ổn Ổn Ổn Ổn</text:p>
          </table:table-cell>
          <table:table-cell table:number-columns-repeated="1023"/>
        </table:table-row>
        <table:table-row table:style-name="ro3">
          <table:table-cell office:value-type="string" calcext:value-type="string">
            <text:p>Hàng dùng được nhưng2 chân sạc iphone thì chỉ xạc 1 máy điện thoại thôi</text:p>
          </table:table-cell>
          <table:table-cell table:number-columns-repeated="1023"/>
        </table:table-row>
        <table:table-row table:style-name="ro3">
          <table:table-cell office:value-type="string" calcext:value-type="string">
            <text:p>Dùng dc 1 tháng thì cổng lightning không nhận nữa, sản phẩm quá kém</text:p>
          </table:table-cell>
          <table:table-cell table:number-columns-repeated="1023"/>
        </table:table-row>
        <table:table-row table:style-name="ro3">
          <table:table-cell office:value-type="string" calcext:value-type="string">
            <text:p>Mua 3 sợi vì tiện dụng . Dùng 1 thời gian là có 1 đầu dây bị lỗi</text:p>
          </table:table-cell>
          <table:table-cell table:number-columns-repeated="1023"/>
        </table:table-row>
        <table:table-row table:style-name="ro3">
          <table:table-cell office:value-type="string" calcext:value-type="string">
            <text:p>San pham chat luong voi tam gia va van su dung tot sau thoi gian su dung 30 ngay</text:p>
          </table:table-cell>
          <table:table-cell table:number-columns-repeated="1023"/>
        </table:table-row>
        <table:table-row table:style-name="ro3">
          <table:table-cell office:value-type="string" calcext:value-type="string">
            <text:p>dùng cho 1 thiết bị mà cũng sạc không nhanh.</text:p>
          </table:table-cell>
          <table:table-cell table:number-columns-repeated="1023"/>
        </table:table-row>
        <table:table-row table:style-name="ro3">
          <table:table-cell office:value-type="string" calcext:value-type="string">
            <text:p>Không hỗ trợ sạc nhanh với notefe, dù dùng với củ xạc chính hãng</text:p>
          </table:table-cell>
          <table:table-cell table:number-columns-repeated="1023"/>
        </table:table-row>
        <table:table-row table:style-name="ro3">
          <table:table-cell office:value-type="string" calcext:value-type="string">
            <text:p>Hàng mua về dùng không được, để làm kỉ niệm luôn.</text:p>
          </table:table-cell>
          <table:table-cell table:number-columns-repeated="1023"/>
        </table:table-row>
        <table:table-row table:style-name="ro3">
          <table:table-cell office:value-type="string" calcext:value-type="string">
            <text:p>Dây hơi cứng, nếu mềm mại sẽ tốt hơn.</text:p>
          </table:table-cell>
          <table:table-cell table:number-columns-repeated="1023"/>
        </table:table-row>
        <table:table-row table:style-name="ro3">
          <table:table-cell office:value-type="string" calcext:value-type="string">
            <text:p>ưu điểm: dây bọc dù chắc chắn Nhược điểm: Ko hỗ trợ sạc nhanh.</text:p>
          </table:table-cell>
          <table:table-cell table:number-columns-repeated="1023"/>
        </table:table-row>
        <table:table-row table:style-name="ro3">
          <table:table-cell office:value-type="string" calcext:value-type="string">
            <text:p>không hỗ trợ sạc nhanh như mô tả</text:p>
          </table:table-cell>
          <table:table-cell table:number-columns-repeated="1023"/>
        </table:table-row>
        <table:table-row table:style-name="ro3">
          <table:table-cell office:value-type="string" calcext:value-type="string">
            <text:p>Tiện dụng, nhưng sạc 3 máy là chậm nóng ran</text:p>
          </table:table-cell>
          <table:table-cell table:number-columns-repeated="1023"/>
        </table:table-row>
        <table:table-row table:style-name="ro3">
          <table:table-cell office:value-type="string" calcext:value-type="string">
            <text:p>Tôi mới nhận hàng,nhưng sạc 1 lúc 2 điện thoại k được!!!</text:p>
          </table:table-cell>
          <table:table-cell table:number-columns-repeated="1023"/>
        </table:table-row>
        <table:table-row table:style-name="ro3">
          <table:table-cell office:value-type="string" calcext:value-type="string">
            <text:p>Tiêu đề có fast charge nhưng cắm vào S9+ không có fast charge nhé.</text:p>
          </table:table-cell>
          <table:table-cell table:number-columns-repeated="1023"/>
        </table:table-row>
        <table:table-row table:style-name="ro3">
          <table:table-cell office:value-type="string" calcext:value-type="string">
            <text:p>SP dùng OK, nhung sạc lúc cùng 4 thiết bị thấy dây khá nóng</text:p>
          </table:table-cell>
          <table:table-cell table:number-columns-repeated="1023"/>
        </table:table-row>
        <table:table-row table:style-name="ro3">
          <table:table-cell office:value-type="string" calcext:value-type="string">
            <text:p>Dùng rất nhanh hỏng. ...............................</text:p>
          </table:table-cell>
          <table:table-cell table:number-columns-repeated="1023"/>
        </table:table-row>
        <table:table-row table:style-name="ro3">
          <table:table-cell office:value-type="string" calcext:value-type="string">
            <text:p>Cáp ko sạc nhanh được như quảng cáo.</text:p>
          </table:table-cell>
          <table:table-cell table:number-columns-repeated="1023"/>
        </table:table-row>
        <table:table-row table:style-name="ro3">
          <table:table-cell office:value-type="string" calcext:value-type="string">
            <text:p>Dây hơi cứng mềm và dai hơn thì ok</text:p>
          </table:table-cell>
          <table:table-cell table:number-columns-repeated="1023"/>
        </table:table-row>
        <table:table-row table:style-name="ro3">
          <table:table-cell office:value-type="string" calcext:value-type="string">
            <text:p>Dùng dùng tạm ổn so với giá</text:p>
          </table:table-cell>
          <table:table-cell table:number-columns-repeated="1023"/>
        </table:table-row>
        <table:table-row table:style-name="ro3">
          <table:table-cell office:value-type="string" calcext:value-type="string">
            <text:p>giuvvtyvochvùvugigigohoh vivuvvkblbjbkhkhohlcgggggg</text:p>
          </table:table-cell>
          <table:table-cell table:number-columns-repeated="1023"/>
        </table:table-row>
        <table:table-row table:style-name="ro3">
          <table:table-cell office:value-type="string" calcext:value-type="string">
            <text:p>Mau hư</text:p>
          </table:table-cell>
          <table:table-cell table:number-columns-repeated="1023"/>
        </table:table-row>
        <table:table-row table:style-name="ro2">
          <table:table-cell office:value-type="string" calcext:value-type="string">
            <text:p>Chào shop, tôi mới nhận hàng, mở ra thì là 2 cổng micro USB chứ ko phải 2 cổng Lighting, mục đích tôi mua chủ yếu để sạc cho các máy iphone mà chỉ có 1 cổng lighting, shop xem lại giúp.</text:p>
          </table:table-cell>
          <table:table-cell table:number-columns-repeated="1023"/>
        </table:table-row>
        <table:table-row table:style-name="ro3">
          <table:table-cell office:value-type="string" calcext:value-type="string">
            <text:p>có sạc được do c9 pao k vậy shop. <text:s/>mình đang dùng di loại nay.</text:p>
          </table:table-cell>
          <table:table-cell table:number-columns-repeated="1023"/>
        </table:table-row>
        <table:table-row table:style-name="ro1">
          <table:table-cell office:value-type="string" calcext:value-type="string">
            <text:p>Tôi cần Tiki thông tin và tư vấn cho tôi. Cục sạc dự phòng này cần bao nhiêu thời gian để nạp đầy từ 0 đến 100% điện? <text:s/>Tôi đã cắm sạc cho nó vào lúc 20 giờ 30 phút, và đúng 8 giờ 30 sáng hôm sau mới đạt được 100% (12 tiếng). tôi cần sự hỗ trợ từ Tiki.</text:p>
          </table:table-cell>
          <table:table-cell table:number-columns-repeated="1023"/>
        </table:table-row>
        <table:table-row table:style-name="ro3">
          <table:table-cell office:value-type="string" calcext:value-type="string">
            <text:p>ko biết xài ra sao nhưng mà hàng giao như quảng cáo</text:p>
          </table:table-cell>
          <table:table-cell table:number-columns-repeated="1023"/>
        </table:table-row>
        <table:table-row table:style-name="ro2">
          <table:table-cell office:value-type="string" calcext:value-type="string">
            <text:p>Mình mới mua nê sài cũng chưa có vấn đề gì. Chỉ có cái là to và nặng, để vô giỏ xách đi đuối. Ngoại hình thì k được lung linh cho lắm. <text:s/>Tiki giao hàng nhanh.</text:p>
          </table:table-cell>
          <table:table-cell table:number-columns-repeated="1023"/>
        </table:table-row>
        <table:table-row table:style-name="ro2">
          <table:table-cell office:value-type="string" calcext:value-type="string">
            <text:p>Mình đặt giao nhanh mà giao trễ sao ko trả tiền ship lại vậy. Bữa trước đã gọi nói bỏ tiền ship mà nay vẫn thu như thường. Bó tay.</text:p>
          </table:table-cell>
          <table:table-cell table:number-columns-repeated="1023"/>
        </table:table-row>
        <table:table-row table:style-name="ro3">
          <table:table-cell office:value-type="string" calcext:value-type="string">
            <text:p>Sạc đầy dt, rút dây sạc ra, cục pin vẫn nhấp nháy đèn, tính ra sạc iPhone 7+ được 2 lần là hết năng lượng</text:p>
          </table:table-cell>
          <table:table-cell table:number-columns-repeated="1023"/>
        </table:table-row>
        <table:table-row table:style-name="ro3">
          <table:table-cell office:value-type="string" calcext:value-type="string">
            <text:p>Ad xem lại giúp, sản phẩm của xiaomi mà không check được QRcode là sao ah?</text:p>
          </table:table-cell>
          <table:table-cell table:number-columns-repeated="1023"/>
        </table:table-row>
        <table:table-row table:style-name="ro3">
          <table:table-cell office:value-type="string" calcext:value-type="string">
            <text:p>Sao mình sạc pin cho cục sạc mà không vào điện? Cứ nháy 1 đèn hoài k lên pin.</text:p>
          </table:table-cell>
          <table:table-cell table:number-columns-repeated="1023"/>
        </table:table-row>
        <table:table-row table:style-name="ro3">
          <table:table-cell office:value-type="string" calcext:value-type="string">
            <text:p>Sạc tốt nhưng hơi nặng. Mang đi xa có chút khó khăn</text:p>
          </table:table-cell>
          <table:table-cell table:number-columns-repeated="1023"/>
        </table:table-row>
        <table:table-row table:style-name="ro3">
          <table:table-cell office:value-type="string" calcext:value-type="string">
            <text:p>tiki cho mình hỏi sao sạc lâu quá. 9 tiếng mới được chỉ 2 đèn.</text:p>
          </table:table-cell>
          <table:table-cell table:number-columns-repeated="1023"/>
        </table:table-row>
        <table:table-row table:style-name="ro3">
          <table:table-cell office:value-type="string" calcext:value-type="string">
            <text:p>Hàng giao nhanh dùng thời gian xem có tốt không</text:p>
          </table:table-cell>
          <table:table-cell table:number-columns-repeated="1023"/>
        </table:table-row>
        <table:table-row table:style-name="ro3">
          <table:table-cell office:value-type="string" calcext:value-type="string">
            <text:p>Mua dùm chưa xài, nhưng vote tặng giao hàng tốt</text:p>
          </table:table-cell>
          <table:table-cell table:number-columns-repeated="1023"/>
        </table:table-row>
        <table:table-row table:style-name="ro3">
          <table:table-cell office:value-type="string" calcext:value-type="string">
            <text:p>Nhìn cung ổn nhưng chưa biêt dung lượng thế nào</text:p>
          </table:table-cell>
          <table:table-cell table:number-columns-repeated="1023"/>
        </table:table-row>
        <table:table-row table:style-name="ro3">
          <table:table-cell office:value-type="string" calcext:value-type="string">
            <text:p>Xạc qua đêm mà vẫn chưa đầy dc là sao shop</text:p>
          </table:table-cell>
          <table:table-cell table:number-columns-repeated="1023"/>
        </table:table-row>
        <table:table-row table:style-name="ro3">
          <table:table-cell office:value-type="string" calcext:value-type="string">
            <text:p>Sạc nhanh, nhưng cũng nhanh chai pin</text:p>
          </table:table-cell>
          <table:table-cell table:number-columns-repeated="1023"/>
        </table:table-row>
        <table:table-row table:style-name="ro3">
          <table:table-cell office:value-type="string" calcext:value-type="string">
            <text:p>Tui muốn trả lại hàng thì làm thế nào</text:p>
          </table:table-cell>
          <table:table-cell table:number-columns-repeated="1023"/>
        </table:table-row>
        <table:table-row table:style-name="ro3">
          <table:table-cell office:value-type="string" calcext:value-type="string">
            <text:p>Hong thấy giao hàng đến.</text:p>
          </table:table-cell>
          <table:table-cell table:number-columns-repeated="1023"/>
        </table:table-row>
        <table:table-row table:style-name="ro3">
          <table:table-cell office:value-type="string" calcext:value-type="string">
            <text:p>Ko tốt lắm nhưng cũng tạm on</text:p>
          </table:table-cell>
          <table:table-cell table:number-columns-repeated="1023"/>
        </table:table-row>
        <table:table-row table:style-name="ro3">
          <table:table-cell office:value-type="string" calcext:value-type="string">
            <text:p>Ko giống như hình ảnh đăng</text:p>
          </table:table-cell>
          <table:table-cell table:number-columns-repeated="1023"/>
        </table:table-row>
        <table:table-row table:style-name="ro3">
          <table:table-cell office:value-type="string" calcext:value-type="string">
            <text:p>ko có cáp sạc</text:p>
          </table:table-cell>
          <table:table-cell table:number-columns-repeated="1023"/>
        </table:table-row>
        <table:table-row table:style-name="ro2">
          <table:table-cell office:value-type="string" calcext:value-type="string">
            <text:p>loa mở đc khá to, nhưng khi max âm lượng thì hơi rè. giao hàng 5-6 ngày mặc dù mình ở trung tâm hà nội. nhưng thôi tiền nào của ấy. tạm chấp nhận dc</text:p>
          </table:table-cell>
          <table:table-cell table:number-columns-repeated="1023"/>
        </table:table-row>
        <table:table-row table:style-name="ro2">
          <table:table-cell office:value-type="string" calcext:value-type="string">
            <text:p>đặt màu đen nhưng giao mầu đỏ -1* loa bật max volume thì bị rè, hết bin là nhẩy qua radio -1* nhìn chung thì tầm giá này mua đc con này là tốt r.</text:p>
          </table:table-cell>
          <table:table-cell table:number-columns-repeated="1023"/>
        </table:table-row>
        <table:table-row table:style-name="ro3">
          <table:table-cell office:value-type="string" calcext:value-type="string">
            <text:p>anh giao hàng thân thiện ❤️ <text:s/>loa hơi rè, dây cắm sạc không vừa chân sạc nha shop</text:p>
          </table:table-cell>
          <table:table-cell table:number-columns-repeated="1023"/>
        </table:table-row>
        <table:table-row table:style-name="ro3">
          <table:table-cell office:value-type="string" calcext:value-type="string">
            <text:p>kh thể kết nối âm thanh. có tiếng rè rè khi chưa kết nối</text:p>
          </table:table-cell>
          <table:table-cell table:number-columns-repeated="1023"/>
        </table:table-row>
        <table:table-row table:style-name="ro6">
          <table:table-cell office:value-type="string" calcext:value-type="string">
            <text:p>Sản phẩm giá tốt, giao hàng nhanh chóng nhưng bản hướng dẫn cài đặt ko sát thực tế nên người dùng không sử dụng để tự cài đặt được. Yêu cầu Bkav hỗ trợ thì mất rất nhiều thời gian vì 3 nhân viên chuyền nhau mới hướng dẫn cài đặt <text:s/>xong cho một sản phẩm. Thật sự thất vọng về cách làm việc của Bkav! Khách hàng ko cần lời cảm ơn suông ghi trên bao bì sản phẩm mà cần thái độ và chất lượng dịch vụ tốt. Có như vậy mới khuyến khích được người dùng sử dụng phầm mềm có bản quyền của Bkav! Rất mong sau đây, chất lượng hỗ trợ kỹ thuật của Bkav sẽ tốt hơn!</text:p>
          </table:table-cell>
          <table:table-cell table:number-columns-repeated="1023"/>
        </table:table-row>
        <table:table-row table:style-name="ro3">
          <table:table-cell office:value-type="string" calcext:value-type="string">
            <text:p>Nghe không được hay,bị rè.không kết nối được với máy tính</text:p>
          </table:table-cell>
          <table:table-cell table:number-columns-repeated="1023"/>
        </table:table-row>
        <table:table-row table:style-name="ro3">
          <table:table-cell office:value-type="string" calcext:value-type="string">
            <text:p>Âm thanh tốt , nhưng sạc ko đc ? Cần bên shop phản hồi ạ</text:p>
          </table:table-cell>
          <table:table-cell table:number-columns-repeated="1023"/>
        </table:table-row>
        <table:table-row table:style-name="ro3">
          <table:table-cell office:value-type="string" calcext:value-type="string">
            <text:p>Về dùng ko được , nhờ ship hướng dẫn thêm</text:p>
          </table:table-cell>
          <table:table-cell table:number-columns-repeated="1023"/>
        </table:table-row>
        <table:table-row table:style-name="ro3">
          <table:table-cell office:value-type="string" calcext:value-type="string">
            <text:p>loa vừa mua phím âm lượng k sử dụng được.</text:p>
          </table:table-cell>
          <table:table-cell table:number-columns-repeated="1023"/>
        </table:table-row>
        <table:table-row table:style-name="ro3">
          <table:table-cell office:value-type="string" calcext:value-type="string">
            <text:p>Chưa tìm dc kết nối Bluetooth và đài fm</text:p>
          </table:table-cell>
          <table:table-cell table:number-columns-repeated="1023"/>
        </table:table-row>
        <table:table-row table:style-name="ro3">
          <table:table-cell office:value-type="string" calcext:value-type="string">
            <text:p>moi trá cung ok</text:p>
          </table:table-cell>
          <table:table-cell table:number-columns-repeated="1023"/>
        </table:table-row>
        <table:table-row table:style-name="ro3">
          <table:table-cell office:value-type="string" calcext:value-type="string">
            <text:p>Giao hàng rất nhanh. Loa nghe thấy OK lắm</text:p>
          </table:table-cell>
          <table:table-cell table:number-columns-repeated="1023"/>
        </table:table-row>
        <table:table-row table:style-name="ro2">
          <table:table-cell office:value-type="string" calcext:value-type="string">
            <text:p>Mình mua 2 sản phẩm nhưng trong đó có 1 sản phẩm bị lỗi như trên hình. Đáng lí là phần mã phải có 12 số nhưng thẻ này chỉ có 11 số.</text:p>
          </table:table-cell>
          <table:table-cell table:number-columns-repeated="1023"/>
        </table:table-row>
        <table:table-row table:style-name="ro2">
          <table:table-cell office:value-type="string" calcext:value-type="string">
            <text:p>Shop nên bán số lượng nhiều thẻ cùng lúc vì một nhà hay 1 cơ quan có nhiều máy tính mà mua 1-2,3 cái lai phải mua nhiều lần cõng thêm phí chuyển không hay mấy.</text:p>
          </table:table-cell>
          <table:table-cell table:number-columns-repeated="1023"/>
        </table:table-row>
        <table:table-row table:style-name="ro2">
          <table:table-cell office:value-type="string" calcext:value-type="string">
            <text:p>Phần Mềm Diệt Virus BKAV Profressional 1 PC 12 Tháng - Hàng Chính Hãng, Hôm nay tôi nhận được sản phẩm, kích hoạt thiếu mất 1 ngày tính từ ngày 17/09/2019 ?</text:p>
          </table:table-cell>
          <table:table-cell table:number-columns-repeated="1023"/>
        </table:table-row>
        <table:table-row table:style-name="ro3">
          <table:table-cell office:value-type="string" calcext:value-type="string">
            <text:p>bị vỡ hơi thất vọng</text:p>
          </table:table-cell>
          <table:table-cell table:number-columns-repeated="1023"/>
        </table:table-row>
        <table:table-row table:style-name="ro3">
          <table:table-cell office:value-type="string" calcext:value-type="string">
            <text:p>tầm giá này rất ok........</text:p>
          </table:table-cell>
          <table:table-cell table:number-columns-repeated="1023"/>
        </table:table-row>
        <table:table-row table:style-name="ro3">
          <table:table-cell office:value-type="string" calcext:value-type="string">
            <text:p>Tạm dc loa k ấm</text:p>
          </table:table-cell>
          <table:table-cell table:number-columns-repeated="1023"/>
        </table:table-row>
        <table:table-row table:style-name="ro3">
          <table:table-cell office:value-type="string" calcext:value-type="string">
            <text:p>thông báo liên tục, mà toàn dạng pop-up, rất phiền, không có chế độ tắt thông báo</text:p>
          </table:table-cell>
          <table:table-cell table:number-columns-repeated="1023"/>
        </table:table-row>
        <table:table-row table:style-name="ro3">
          <table:table-cell office:value-type="string" calcext:value-type="string">
            <text:p>Tốt - Kỹ thuật hỗ trợ tận tình.</text:p>
          </table:table-cell>
          <table:table-cell table:number-columns-repeated="1023"/>
        </table:table-row>
        <table:table-row table:style-name="ro2">
          <table:table-cell office:value-type="string" calcext:value-type="string">
            <text:p>nhận hàng sau 1 tuần (chính xác là 8 ngày), ko trễ hẹn nhưng cũng ko nhanh. Túi tặng kèm tai nghe ko biết để làm gì, cứ tưởng để đựng tai nghe nhưng nhét ko vừa. Chính vì 2 khía cạnh này mình chỉ cho 3 sao. Sản phẩm như mô tả, nghe rất ổn</text:p>
          </table:table-cell>
          <table:table-cell table:number-columns-repeated="1023"/>
        </table:table-row>
        <table:table-row table:style-name="ro4">
          <table:table-cell office:value-type="string" calcext:value-type="string">
            <text:p>Tai nghe này tôi mua trên tiki 869k giá thị trường 1.190k. Lúc nhận hàng Đóng gói sơ sài, ko có hóa đơn từng sản phẩm, ko có quà tặng ( trên đây ghi có tặng quà ) Quan trọng hơn là thùng có dấu hiệu xé ra dán lại. Chỉ có cái phiếu bảo hành những cái tem đổi màu thì dán ngược Tôi ko đủ cơ sở để biết là hàng thật hay giả nữa. Các bạn cẩn thận khi mua hàng onl có thể họ cài người vào để PR sản phẩm.</text:p>
          </table:table-cell>
          <table:table-cell table:number-columns-repeated="1023"/>
        </table:table-row>
        <table:table-row table:style-name="ro4">
          <table:table-cell office:value-type="string" calcext:value-type="string">
            <text:p>minh vua nhan hang ve, mo hop ra thi ve phan san pham thi ok khong gi phai noi them. tuy nhien minh kha khong hai long khi minh mua tai nghe va tren hinh co ghi duoc tang kem tui dung. tuy nhien khi nhan hang thi lai khong co. minh lien goi dien den hotline cua tiki thi nhan vien tra loi rang san pham cua minh da het hang khuyen mai. minh co noi la neu hang het khuyen mai sao khong go di ma van de tren trang la duoc tang kem qua. minh that vong ve don hang lan nay qua.</text:p>
          </table:table-cell>
          <table:table-cell table:number-columns-repeated="1023"/>
        </table:table-row>
        <table:table-row table:style-name="ro3">
          <table:table-cell office:value-type="string" calcext:value-type="string">
            <text:p>Cũng được tạm ổn. <text:s text:c="2"/>Hết hết</text:p>
          </table:table-cell>
          <table:table-cell table:number-columns-repeated="1023"/>
        </table:table-row>
        <table:table-row table:style-name="ro2">
          <table:table-cell office:value-type="string" calcext:value-type="string">
            <text:p>Trang chủ Sony thông báo đến 31/03, tặng bình nước thể thao GC1205 khi mua sản phẩm. Nhưng khi mua Tiki không thấy được tặng kèm sản phẩm bình nước thể thao.</text:p>
          </table:table-cell>
          <table:table-cell table:number-columns-repeated="1023"/>
        </table:table-row>
        <table:table-row table:style-name="ro2">
          <table:table-cell office:value-type="string" calcext:value-type="string">
            <text:p>Tai nghe mình mua ngày 18/09/19. Sử dụng đến hôm nay thì thấy âm thanh bị rè. xin hỏi mình phải mang đến đâu hay bảo hành như thế nào ?</text:p>
          </table:table-cell>
          <table:table-cell table:number-columns-repeated="1023"/>
        </table:table-row>
        <table:table-row table:style-name="ro2">
          <table:table-cell office:value-type="string" calcext:value-type="string">
            <text:p>mình sử dụng được 6 tháng mà nó tu động rách mút đệm tai nghe roi, khong biet shop co bán mut đẹm cho nó không, hay co cách nào k, chỉ mình với</text:p>
          </table:table-cell>
          <table:table-cell table:number-columns-repeated="1023"/>
        </table:table-row>
        <table:table-row table:style-name="ro3">
          <table:table-cell office:value-type="string" calcext:value-type="string">
            <text:p>âm thanh ổn , bas tốt , tuy nhiên <text:s/>khớp chỗ 2 tay nghe dễ gãy và tay nghe xài khoảng 1 năm sẽ bứt chỉ và bung</text:p>
          </table:table-cell>
          <table:table-cell table:number-columns-repeated="1023"/>
        </table:table-row>
        <table:table-row table:style-name="ro3">
          <table:table-cell office:value-type="string" calcext:value-type="string">
            <text:p>Như hình tai nghe mua tiki. Mình dùng được 2 năm rồi.</text:p>
          </table:table-cell>
          <table:table-cell table:number-columns-repeated="1023"/>
        </table:table-row>
        <table:table-row table:style-name="ro3">
          <table:table-cell office:value-type="string" calcext:value-type="string">
            <text:p>Nếu kích cỡ của đầu bạn khá to thì không nên mua tai nghe này vì sẽ rất đau tai. Dành cho người có kích cỡ đầu nhỏ thôi</text:p>
          </table:table-cell>
          <table:table-cell table:number-columns-repeated="1023"/>
        </table:table-row>
        <table:table-row table:style-name="ro3">
          <table:table-cell office:value-type="string" calcext:value-type="string">
            <text:p>Nghe được thời gian thì còn nghe đc 1 bên thì bảo hành sao shop</text:p>
          </table:table-cell>
          <table:table-cell table:number-columns-repeated="1023"/>
        </table:table-row>
        <table:table-row table:style-name="ro3">
          <table:table-cell office:value-type="string" calcext:value-type="string">
            <text:p>chất lượng âm thanh tốt; tuy nhiên, do thiết kế tai nghe chụp vào tai, nghe lâu bị đau tai</text:p>
          </table:table-cell>
          <table:table-cell table:number-columns-repeated="1023"/>
        </table:table-row>
        <table:table-row table:style-name="ro3">
          <table:table-cell office:value-type="string" calcext:value-type="string">
            <text:p>Tai nghe khá nóng và đau tai bù vào đó bass chắc, <text:s/>không lấn các dãi âm còn lại, tai nghe đẹp tiki giao hàng cực kì nhanh .</text:p>
          </table:table-cell>
          <table:table-cell table:number-columns-repeated="1023"/>
        </table:table-row>
        <table:table-row table:style-name="ro3">
          <table:table-cell office:value-type="string" calcext:value-type="string">
            <text:p>Đội ngũ giao hàng được. Tai nghe chất lượng ko ngon so với tầm giá, đeo khoảng 30 phút bị đau vành tai.</text:p>
          </table:table-cell>
          <table:table-cell table:number-columns-repeated="1023"/>
        </table:table-row>
        <table:table-row table:style-name="ro3">
          <table:table-cell office:value-type="string" calcext:value-type="string">
            <text:p>Em nhé em yêu nhau thì phải có ơi chị ơi em nhé e là</text:p>
          </table:table-cell>
          <table:table-cell table:number-columns-repeated="1023"/>
        </table:table-row>
        <table:table-row table:style-name="ro3">
          <table:table-cell office:value-type="string" calcext:value-type="string">
            <text:p>Chất lượng âm thanh tạm ổn. Dây hơi ngắn, thích hợp sử dụng cho điện thoại.</text:p>
          </table:table-cell>
          <table:table-cell table:number-columns-repeated="1023"/>
        </table:table-row>
        <table:table-row table:style-name="ro3">
          <table:table-cell office:value-type="string" calcext:value-type="string">
            <text:p>không biết <text:s/>có phải do mình cận không mà đeo khá đau tai, không thể nghe lâu dc</text:p>
          </table:table-cell>
          <table:table-cell table:number-columns-repeated="1023"/>
        </table:table-row>
        <table:table-row table:style-name="ro3">
          <table:table-cell office:value-type="string" calcext:value-type="string">
            <text:p>Kích cỡ cúp tai hơi nhỏ, miếng đệm khoét lỗ nhỏ, không êm lắm. Đeo lâu cấn tai. Âm thanh tạm ổn.</text:p>
          </table:table-cell>
          <table:table-cell table:number-columns-repeated="1023"/>
        </table:table-row>
        <table:table-row table:style-name="ro3">
          <table:table-cell office:value-type="string" calcext:value-type="string">
            <text:p>phần âm thanh XB450 và xb 550 có gì khác nhau không <text:s/>??</text:p>
          </table:table-cell>
          <table:table-cell table:number-columns-repeated="1023"/>
        </table:table-row>
        <table:table-row table:style-name="ro1">
          <table:table-cell office:value-type="string" calcext:value-type="string">
            <text:p>Tiki nên xem lại <text:s/>Dịch vụ tikinow: hai phường nội thành cách nhau con đường cũng phường áp dụng phường không Địa chỉ KH 5,7 ngõ thông vào được ông nv kêu ngõ anh chị tắc a chị ra đầu ngõ nhận, bảo không có nhà thì bảo sang tuần a c lấy nhé mà đơn thì th rôi chỉ việc vứt vào nhà</text:p>
          </table:table-cell>
          <table:table-cell table:number-columns-repeated="1023"/>
        </table:table-row>
        <table:table-row table:style-name="ro6">
          <table:table-cell office:value-type="string" calcext:value-type="string">
            <text:p>Mình mua SP này vào giữa tháng 3, ban đầu mua về cấu hình dễ dàng và sử dụng khá tốt. Nhưng sau gần 2 tháng thì bây giờ bị lỗi. <text:s/>1. Không thể cấu hình hay kết nối bằng WPS, điện thoại hay máy tính. 2. Không thể vào được đường link 192.168.0.254 mặc dù đã reset rất nhiều lần. Nói chung, mình cũng khá rành việc cấu hình và đã xem rất nhiều hướng dẫn trên mạng và làm đủ mọi cách nhưng cuối cùng vẫn không thể vào được. <text:s text:c="2"/>Về kết nối (nếu hoạt động) thì tương đối tốt, còn về độ bền thì hơi kém. Đề nghị nhà sản xuất sớm khắc phục vì theo mình biết khá nhiều người trên mạng than phiền về vấn đề này.</text:p>
          </table:table-cell>
          <table:table-cell table:number-columns-repeated="1023"/>
        </table:table-row>
        <table:table-row table:style-name="ro1">
          <table:table-cell office:value-type="string" calcext:value-type="string">
            <text:p>Chất lượng về dịch vụ giao hàng không có gì phải bàn cãi. Vấn đề tôi gặp phải khi sử dụng thiết bị này là đường truyền thực thế tại gia đình không đúng với tốc độ mà Bộ Mở Rộng Sóng Wifi Totolink EX200 nhận và khuyếch đại để sử dụng.Độ trễ mạng còn tương đối cao.</text:p>
          </table:table-cell>
          <table:table-cell table:number-columns-repeated="1023"/>
        </table:table-row>
        <table:table-row table:style-name="ro1">
          <table:table-cell office:value-type="string" calcext:value-type="string">
            <text:p>Mình nhận dc hàng totolink ghi là made in Viet Nam, và là V1.0, trên gian hàng ghi là bảo hành chính hãng 24 tháng, tại sao trong tem dán trên máy ghi là bảo hành đến 2018. <text:s/>Bắt sóng chỉ mức khá, lên tầng 2 đèn chuyển màu đỏ, nhưng cắm dây Lan từ tivi vào là mất hết mạng.</text:p>
          </table:table-cell>
          <table:table-cell table:number-columns-repeated="1023"/>
        </table:table-row>
        <table:table-row table:style-name="ro2">
          <table:table-cell office:value-type="string" calcext:value-type="string">
            <text:p>Đã mua và sử dụng sản phẩm. Sản phẩm tốt đúng như mô tả nhưng khi mở ra thì thấy bụi dính ở sản phẩm, dùng thì hay bị vạch đỏ và đang trong quá trình trải nghiệm</text:p>
          </table:table-cell>
          <table:table-cell table:number-columns-repeated="1023"/>
        </table:table-row>
        <table:table-row table:style-name="ro1">
          <table:table-cell office:value-type="string" calcext:value-type="string">
            <text:p>Đã mua và test thử 3 ngày. Sóng tầm mỗi 30ph là hay bị chập chờn, đèn vẫn xanh nhưng internet thì disconnect, mặc dù nằm ở vùng sóng wifi chính ở khoảng 3/4 vạch. Những lúc bình thường thì hoạt động tốt. Nếu dùng bình thường để lướt web, đọc báo, xem phim thì tốt, nhưng không dùng để test data hoặc chơi game được.</text:p>
          </table:table-cell>
          <table:table-cell table:number-columns-repeated="1023"/>
        </table:table-row>
        <table:table-row table:style-name="ro1">
          <table:table-cell office:value-type="string" calcext:value-type="string">
            <text:p>Cấu hình đơn giản, phù hợp với những người dùng bình thường. <text:s/>Độ bảo mật quá kém khi trang login để config không có password, <text:s/>sau khi kết nối vào bộ phát wifi chính thì sẽ không còn hiện tên SSID totolink nữa nhưng nếu ai biết IP của thiết bị có thể vào thẳng trang config của totolink, trong đó hiện cả password của wifi đang kết nối mà không được mã hóa.</text:p>
          </table:table-cell>
          <table:table-cell table:number-columns-repeated="1023"/>
        </table:table-row>
        <table:table-row table:style-name="ro6">
          <table:table-cell office:value-type="string" calcext:value-type="string">
            <text:p>Đầu tiên, hướng dẫn cài đặt của Wifi Repeater Totolink EX200 không chính xác lắm gây khó khăn cho người dùng, phải mất thời gian vật lộn với nó. Khi đã cài đặt qua rồi thì cách làm cũng đơn giản. Nên viết lại cách cài đặt để đỡ mất thời gian của người dùng. <text:s/>Tiếp theo là khi tắt điện đi ( khi không dùng đến ) rồi mở lại thì thiết bị này hay bị mất kết nối phải bấm reset để cài đặt lại từ đầu gây mất thời gian của người dùng. Thiết bị phải lưu lại cài đặt tốt chứ cứ phải cài đặt lại hoài là không ổn. <text:s/>Thiết bị bắt sóng và phát sóng tương đối tốt, có thể chấp nhận được.</text:p>
          </table:table-cell>
          <table:table-cell table:number-columns-repeated="1023"/>
        </table:table-row>
        <table:table-row table:style-name="ro2">
          <table:table-cell office:value-type="string" calcext:value-type="string">
            <text:p>Dễ cài đặt Bắt sóng ổn định Từ modem gốc lên 1 tầng bắt full sóng nhưng tốc độ trung bình thôi, không mạnh, đủ dùng trên điện thoại. Bạn nào muốn dùng cho laptop sóng mạnh thì nên mua loại cao cấp hơn.</text:p>
          </table:table-cell>
          <table:table-cell table:number-columns-repeated="1023"/>
        </table:table-row>
        <table:table-row table:style-name="ro2">
          <table:table-cell office:value-type="string" calcext:value-type="string">
            <text:p>Nếu lấy dây mạng cắm vào cổng khác thì cục wifi nguồn <text:s text:c="2"/>Ko dùng được <text:s/>Chủ dùng được 1 trong 2 , chắc bị trùng ip nên không kết nối chung đc <text:s/>Nên mình chỉ cắm cục thu wifi này vào ổ điện riêng ko cắm dây mạng thì mới dùng dc</text:p>
          </table:table-cell>
          <table:table-cell table:number-columns-repeated="1023"/>
        </table:table-row>
        <table:table-row table:style-name="ro7">
          <table:table-cell office:value-type="string" calcext:value-type="string">
            <text:p>Dễ cài đặt Thường phải restart thì mới kết nối mạng trở lại được, mặc dù sóng khoẻ. Đây là sản phẩm repeater đầu tiên mình mua, chưa dùng loại khác. Đã thử kết hợp với modem Alcatel của Viettel, router TP Link. Vị trí tầng trên tầng dưới, cách nhau 4m nhưng qua 1 sàn bê tông. Khả năng phát sóng của Repeater này rất tốt, mạnh hơn hẳn router. Một vài ngày đầu dùng tạm được, sau đó thì repeater hay bị nóng, kết nối mạng không ổn định, thường phải rút ra khỏi ổ điện, cắm lại thì mạng mới kết nối. Việc dùng repeater có thể làm cho mạng của router không ổn định (kết nối với router khi đang có repeater hoạt động, ngoài vùng phủ sóng của repeater), khi ngắt repeater thì mạng router dùng ổn định bình thường. Mình đã thử các cài đặt, các lựa chọn thông số của repeater rất ít, không có gì để chỉnh sai. Dùng được tầm 1 tháng, mình phải tháo ra để đó, nó cũng không phải hỏng để mang bảo hành.</text:p>
          </table:table-cell>
          <table:table-cell table:number-columns-repeated="1023"/>
        </table:table-row>
        <table:table-row table:style-name="ro2">
          <table:table-cell office:value-type="string" calcext:value-type="string">
            <text:p>Sản phẩm không ổn định. Mình dùng khoảng 3 tháng đầu thì rất ok. Tuy nhiên thời gian gần đây Repeater liên tục bị díconnected, không nhận được địa chỉ IP. Không biết Tiki có chính sách bảo hành như thế nào?</text:p>
          </table:table-cell>
          <table:table-cell table:number-columns-repeated="1023"/>
        </table:table-row>
        <table:table-row table:style-name="ro1">
          <table:table-cell office:value-type="string" calcext:value-type="string">
            <text:p>Cắm liên tục lâu ngày sẽ bị đơ, hay ngắt kết nối, mất mạng. Phải rút ra cắm lại mới được. Sóng lúc mạnh lúc yếu, kết nối wifi chậm. Tuy nhiên có thể mua xài chữa cháy tạm thời vì giá khá rẻ. Tiền nào của nấy, nếu các bạn muốn mua 1 sản phẩm sóng mạnh dùng phát ở nhà lâu dài, mình nghĩ nên mua sản phẩm đắt tiền nhưng xứng đáng, giá tầm một triệu trở lên.</text:p>
          </table:table-cell>
          <table:table-cell table:number-columns-repeated="1023"/>
        </table:table-row>
        <table:table-row table:style-name="ro6">
          <table:table-cell office:value-type="string" calcext:value-type="string">
            <text:p>Mình để modem ở tầng 2, cắm Totolink ở tầng 3, nhưng đèn Totolink thường xuyên nháy đỏ (nhận wifi kém). Tất nhiên là nhà tầng, tường bê tông cản sóng thì sóng wifi sẽ kém đi rồi phải không, thế mới cần mua bộ mở rộng Totolink chứ, nhưng ngay đến bộ mở rộng mà cũng nhận wifi kém thì nó sẽ mở rộng tốt làm sao được. Cắm được 1 tháng rồi vứt xó vì chẳng cải thiện được mấy, chắc do nhà mình kín quá <text:s text:c="2"/>Nhà nào kết cấu thông thoáng, ít tường thì nãy nên sử dụng, chứ nhà tầng bê tông, nhiều phòng nhiều tường thì không ăn thua.</text:p>
          </table:table-cell>
          <table:table-cell table:number-columns-repeated="1023"/>
        </table:table-row>
        <table:table-row table:style-name="ro2">
          <table:table-cell office:value-type="string" calcext:value-type="string">
            <text:p>Xài tầm 2 - 3 giờ là bị mất mạng, phải tháo ra gắn lại. Không biết những sản phẩm tương tự có phải vậy không, chứ vậy phiền phức thật.</text:p>
          </table:table-cell>
          <table:table-cell table:number-columns-repeated="1023"/>
        </table:table-row>
        <table:table-row table:style-name="ro4">
          <table:table-cell office:value-type="string" calcext:value-type="string">
            <text:p>Tôi có trải nghiệm sản phẩm của Totolink và TP link thì thấy sản phẩm của Toto link bắt sóng yếu hơn, đồng thời tốc độ của wifi phát ra yếu, sóng nhiều lúc không ổn định.</text:p>
            <text:p>Tốt: dễ cài đặt trên laptop hoặc điện thoại, máy dùng ít nóng, không cần cài đặt lại nếu mất điện.</text:p>
            <text:p>Không tốt: Bắt sóng yếu, sóng phát ra không ổn định.</text:p>
          </table:table-cell>
          <table:table-cell table:number-columns-repeated="1023"/>
        </table:table-row>
        <table:table-row table:style-name="ro2">
          <table:table-cell office:value-type="string" calcext:value-type="string">
            <text:p>sản phẩm này sản xuất lắp ráp ở việt nam nên sóng yếu, hay mất sóng. không tốt bằng mẫu mã mà trước đó mình sử dụng, nhập khẩu từ trung quốc, dù vẫn là sản phẩm totolink ex200</text:p>
          </table:table-cell>
          <table:table-cell table:number-columns-repeated="1023"/>
        </table:table-row>
        <table:table-row table:style-name="ro1">
          <table:table-cell office:value-type="string" calcext:value-type="string">
            <text:p>Vâng như tiêu đề giao hàng thành công còn nó có tới nơi không? Tôi vẫn chưa nhận được hàng. Kiểm tra "Đơn hàng của tôi" ... <text:s/>( 844212369 13/03/2018 Bộ Kích Sóng Wifi Repeater 300Mbps Totolink EX200 - Hàng Chính Hãng 231.000 ₫ Giao hàng thành công )</text:p>
          </table:table-cell>
          <table:table-cell table:number-columns-repeated="1023"/>
        </table:table-row>
        <table:table-row table:style-name="ro2">
          <table:table-cell office:value-type="string" calcext:value-type="string">
            <text:p>sản phẩm như hình. nhưng tính năng không được như mong muốn. bắt sóng wifi kém. định mua về bắt phát cho con laptop ai dè khoảng cách nó bắt còn thua con laptop nữa. mọi thứ khác đang còn ổn</text:p>
          </table:table-cell>
          <table:table-cell table:number-columns-repeated="1023"/>
        </table:table-row>
        <table:table-row table:style-name="ro6">
          <table:table-cell office:value-type="string" calcext:value-type="string">
            <text:p>Chuột nhạy 2 phím, nhưng bấm tiếng kêu khá to. Đặc biệt con lăn giữa 2 nút bấm lúc lăn có tiếng cọt kẹt gây khó chịu, nhất là khi ngồi trong không gian cần yên tĩnh. <text:s/>Dịch vụ giao hàng Tiki: giao đúng hẹn, nhân viên giao thân thiện <text:s/>Dịch vụ đóng gói Tiki: Đồ điện tử mà Tiki đóng gói không cẩn thận, không dán Đồ dễ vỡ bên ngoài, mở ra thì hộp đựng sản phẩm của mình bị bóc seal, chuột bị rớt ra ngoài hộp. Hộp cũng không được bọc lớp nhựa chống sốc. Lần giao hàng này thất vọng về phương thức đóng gói của Tiki</text:p>
          </table:table-cell>
          <table:table-cell table:number-columns-repeated="1023"/>
        </table:table-row>
        <table:table-row table:style-name="ro2">
          <table:table-cell office:value-type="string" calcext:value-type="string">
            <text:p>mình mới nhận hàng hôm qua. hộp bên trong đã tháo sẵn rồi. mình kết nối vào thấy cháy 2 đèn nhưng sóng wf kết nối ko xa đc. có ai xài rồi ổn cho mình xin ý kiến với ạ..cảm ơn ace!!</text:p>
          </table:table-cell>
          <table:table-cell table:number-columns-repeated="1023"/>
        </table:table-row>
        <table:table-row table:style-name="ro2">
          <table:table-cell office:value-type="string" calcext:value-type="string">
            <text:p>Bộ này chỉ thích hợp cho bạn nào muốn mở rộng sóng để đọc báo cho vui. <text:s/>Khả năng chịu tải cao (số lượng người sử dụng, streaming video) rất kém.</text:p>
          </table:table-cell>
          <table:table-cell table:number-columns-repeated="1023"/>
        </table:table-row>
        <table:table-row table:style-name="ro1">
          <table:table-cell office:value-type="string" calcext:value-type="string">
            <text:p>Tui từng dùng con chuột này 2 lần. Lần 1 được hơn 1 năm thì nút trái bắt đầu bị lờn. Lần 2 thì dùng được 6 tháng nút phải bị lờn mặc dù nút phải ít khi bấm hơn trái. Được bảo hành tới 3 năm tưởng ngon lắm, chứ tiền nào của đó thôi. Chuột có hơn 50k nên cũng chả bỏ bèn gì đi bảo hành cho mất thời gian.</text:p>
          </table:table-cell>
          <table:table-cell table:number-columns-repeated="1023"/>
        </table:table-row>
        <table:table-row table:style-name="ro2">
          <table:table-cell office:value-type="string" calcext:value-type="string">
            <text:p>Bắt sóng kém. Cách ổ gần 10 m + 1 bức tường mà bắt kém. Vạch sóng lúc nào cũng đỏ với vàng. Ít khi xanh. Hình thức đẹp không có bị lỗi lầm gì ở hình thức. ! Dùng phải reset lại =.=.</text:p>
          </table:table-cell>
          <table:table-cell table:number-columns-repeated="1023"/>
        </table:table-row>
        <table:table-row table:style-name="ro2">
          <table:table-cell office:value-type="string" calcext:value-type="string">
            <text:p>Mình có đặt chung 1 chuột với 2 cuốn sách, seal thùng đóng gói chung có dấu hiệu mở từ trước, hộp chuột cũng không còn nguyên seal. Chất lượng chuột chưa biết thế nào nhưng seal bị mở vầy là thấy không vui rồi <text:s/></text:p>
          </table:table-cell>
          <table:table-cell table:number-columns-repeated="1023"/>
        </table:table-row>
        <table:table-row table:style-name="ro4">
          <table:table-cell office:value-type="string" calcext:value-type="string">
            <text:p>Chuột nhạy. chơi game ngon. vì hàng logitech xài rồi nên tin tưởng.</text:p>
            <text:p>Tiki giao hàng nhanh 1 ngày sau khi đặt là nhận được tuy nhiên không biết phải vì giá re không mà hộp đựng của chuột nhóp nhéo móp méo như hàng tồn kho lâu năm.</text:p>
            <text:p>Vì mới mua nên sẽ dùng một thời gian xem còn tốt không</text:p>
          </table:table-cell>
          <table:table-cell table:number-columns-repeated="1023"/>
        </table:table-row>
        <table:table-row table:style-name="ro1">
          <table:table-cell office:value-type="string" calcext:value-type="string">
            <text:p>Ví dụ, Điểm A đặt router gốc, ĐIểm B đặt ex 200, cách tầm 20m.</text:p>
            <text:p>Dùng điện thoại, đứng ở giữa 2 con, full sóng cả 2, Nhưng speed test, thì con gốc được 20M, con EX200 được 10M, Không hiểu nổi bị mất nửa băng thông internet</text:p>
          </table:table-cell>
          <table:table-cell table:number-columns-repeated="1023"/>
        </table:table-row>
        <table:table-row table:style-name="ro2">
          <table:table-cell office:value-type="string" calcext:value-type="string">
            <text:p>Tiki giao hàng nhanh chuẩn giờ. Tuy nhiên thiết bị lỗi firmware không thể kết nối. Tôi đang liên lạc với nhà sản xuất xin hỗ trợ. Trường hợp cần bảo hành, Tiki có hỗ trợ gì không ?</text:p>
          </table:table-cell>
          <table:table-cell table:number-columns-repeated="1023"/>
        </table:table-row>
        <table:table-row table:style-name="ro2">
          <table:table-cell office:value-type="string" calcext:value-type="string">
            <text:p>Nhỏ gọn, cài đặt dễ dàng, sóng còn phụ thuộc nhiều vào router chính chứ k boost thoải mái lên 300 như quảng cáo nhé <text:s text:c="2"/>nói chung là xài cũng tạm chấp nhận dc. 3 sao</text:p>
          </table:table-cell>
          <table:table-cell table:number-columns-repeated="1023"/>
        </table:table-row>
        <table:table-row table:style-name="ro2">
          <table:table-cell office:value-type="string" calcext:value-type="string">
            <text:p>Ban đầu dùng có vẻ được nhưng sau một vài tháng là wifi bắt từ con repeater này bụp xịt lắm, lại phải chuyển sang bắt wifi từ modem gốc.</text:p>
          </table:table-cell>
          <table:table-cell table:number-columns-repeated="1023"/>
        </table:table-row>
        <table:table-row table:style-name="ro2">
          <table:table-cell office:value-type="string" calcext:value-type="string">
            <text:p>chuột hơi to so với bàn tay, dùng tầm 20 - 30 phút sẽ mỏi tay. Con lăn chuột kêu khá to , kêu như kéo dây cót vậy á. So với giá tiền thì cũng không <text:s/>mong đợi yêu cầu nhiều. Tiki giao hàng nhanh.</text:p>
          </table:table-cell>
          <table:table-cell table:number-columns-repeated="1023"/>
        </table:table-row>
        <table:table-row table:style-name="ro2">
          <table:table-cell office:value-type="string" calcext:value-type="string">
            <text:p>Giao hàng nhanh, chất lượng tạm ổn với giá này, con lăn gần như là sẽ hỏng trong 1-2 ngày tới vì khi lăn cảm giác như sắp bị rớt ra, nhueng với giá này cũng ko thể đòi hỏi đồ tốt hơn đc</text:p>
          </table:table-cell>
          <table:table-cell table:number-columns-repeated="1023"/>
        </table:table-row>
        <table:table-row table:style-name="ro3">
          <table:table-cell office:value-type="string" calcext:value-type="string">
            <text:p>Tiki giao hàng nhanh, đóng gói cẩn thận. Về chất lượng thì tệ, bộ kích sóng rất nóng, chập chờn và thường xuyên rớt mạng.</text:p>
          </table:table-cell>
          <table:table-cell table:number-columns-repeated="1023"/>
        </table:table-row>
        <table:table-row table:style-name="ro2">
          <table:table-cell office:value-type="string" calcext:value-type="string">
            <text:p>🔴🔲🔵🔲🔴🔲🔵🔲🔴🔲🔵🔲🔴🔲🔵🔲🔴🔲🔵🔴🔲🔵🔲🔴🔲🔵🔲🔲🔴🔵🔴🔲🔵🔲🔴🔲🔵🔲🔲🔴🔵🔲🔴🔵🔲🔴🔲🔵🕺🏿🔴🕺🏿🔵🕺🏿🔴</text:p>
          </table:table-cell>
          <table:table-cell table:number-columns-repeated="1023"/>
        </table:table-row>
        <table:table-row table:style-name="ro2">
          <table:table-cell office:value-type="string" calcext:value-type="string">
            <text:p>Mình mua sản phẩm ngày 6/7/2020, cũng ít sử dụng, mà Hiện tại Chuột ko sử dụng được, cắm vào máy tính ko hiện đèn, Vậy sản phẩm còn được Bảo hành ko Shop?</text:p>
          </table:table-cell>
          <table:table-cell table:number-columns-repeated="1023"/>
        </table:table-row>
        <table:table-row table:style-name="ro2">
          <table:table-cell office:value-type="string" calcext:value-type="string">
            <text:p>Giao hàng nhanh, hình thức đẹp nhưng cả 2 con chuột mình mua về đều k có tem bảo hành. Dù sao thì <text:s/>với giá này cũng k trông đợi nhiều.</text:p>
          </table:table-cell>
          <table:table-cell table:number-columns-repeated="1023"/>
        </table:table-row>
        <table:table-row table:style-name="ro4">
          <table:table-cell office:value-type="string" calcext:value-type="string">
            <text:p>Chuột giá quá rẻ (lúc mua chỉ 99k, giảm 10% visa nữa còn 89k), thấy review cũng tốt nên mua dùng thử. Chuột rất nhẹ, cầm thoải mái, thiết kế này chắc chắn sẽ không bị tróc sơn như chuột cũ của mình, cũng không sợ bị rích do dính mồ hôi, nhìn rất sạch sẽ. Nhưng mà cảm giác là di chuột không được mượt cho lắm, click cũng không được êm. Nhưng mà nhu cầu xài của mình cũng không cần dùng chuột nhiều cho lắm, với giá tiền này thì chất lượng thế này cũng là chấp nhận được.</text:p>
          </table:table-cell>
          <table:table-cell table:number-columns-repeated="1023"/>
        </table:table-row>
        <table:table-row table:style-name="ro3">
          <table:table-cell office:value-type="string" calcext:value-type="string">
            <text:p>mua thứ 3 ghi thứ 4 ship gọi điện luôn mà t7 mới tới, hơi trầy xước ko có bao nilon như những lần trước</text:p>
          </table:table-cell>
          <table:table-cell table:number-columns-repeated="1023"/>
        </table:table-row>
        <table:table-row table:style-name="ro3">
          <table:table-cell office:value-type="string" calcext:value-type="string">
            <text:p>Ngay bước đầu cài đặt mình đã k bắt đc sóng của repeater rồi. Nó cứ báo k có kết nối internet. Nhớ shop hướng dẫn thêm..</text:p>
          </table:table-cell>
          <table:table-cell table:number-columns-repeated="1023"/>
        </table:table-row>
        <table:table-row table:style-name="ro2">
          <table:table-cell office:value-type="string" calcext:value-type="string">
            <text:p>Mình rất thích cách Tiki gói hàng cho mình. Sản phẩm mình mua về vừa có bọc nilong chống va đập bên ngoài vừa có tem bảo hành nữa. Chuột Logitech thì ok rồi, cầm vừa tay, nhẹ, màu đen đẹp. Vài bữa nữa mà hư chuột chắc cũng ghé Tiki mua.</text:p>
          </table:table-cell>
          <table:table-cell table:number-columns-repeated="1023"/>
        </table:table-row>
        <table:table-row table:style-name="ro2">
          <table:table-cell office:value-type="string" calcext:value-type="string">
            <text:p>Tem của sản phẩm như kiểu bóc ra dán lại, cảm giác sản phẩm như là loại đã dùng rồi ấy. Chất lượng thì chưa biết. Thấy cũng khỏe, phát được xa.</text:p>
          </table:table-cell>
          <table:table-cell table:number-columns-repeated="1023"/>
        </table:table-row>
        <table:table-row table:style-name="ro2">
          <table:table-cell office:value-type="string" calcext:value-type="string">
            <text:p>Đứa e mua cái 227k made in Việt Nam! Còn mình mua cái 229k made in china, kết nối wifi thông thường và cài đặc trên đt lúc đc lúc k phải kết nối bằng wps,còn cái 227k thì k bị gì hết.</text:p>
          </table:table-cell>
          <table:table-cell table:number-columns-repeated="1023"/>
        </table:table-row>
        <table:table-row table:style-name="ro3">
          <table:table-cell office:value-type="string" calcext:value-type="string">
            <text:p>Ai xài Viettel thì không mua cái này nha vì nó không tương thích nên sẽ không bắt sóng gì đc, sẽ là cục nhựa phế liệu.</text:p>
          </table:table-cell>
          <table:table-cell table:number-columns-repeated="1023"/>
        </table:table-row>
        <table:table-row table:style-name="ro2">
          <table:table-cell office:value-type="string" calcext:value-type="string">
            <text:p>mình mua 2 sản phẩm. một sản phẩm thì có giấy hướng dẫn, một sản phẩm thì không có giấy hướng dẫn gì cả. nói chung tạm ổn</text:p>
          </table:table-cell>
          <table:table-cell table:number-columns-repeated="1023"/>
        </table:table-row>
        <table:table-row table:style-name="ro3">
          <table:table-cell office:value-type="string" calcext:value-type="string">
            <text:p>sao lắp vào chỉ mình đt tôi kết nối đc mà đt mẹ tôi ko kết nối đc. tôi đã thử resẹt r nhưng vẫn ko đc</text:p>
          </table:table-cell>
          <table:table-cell table:number-columns-repeated="1023"/>
        </table:table-row>
        <table:table-row table:style-name="ro3">
          <table:table-cell office:value-type="string" calcext:value-type="string">
            <text:p>vào bằng đt. gõ đủ loại mật khẩu ko đc admin/admin, admin/123456</text:p>
          </table:table-cell>
          <table:table-cell table:number-columns-repeated="1023"/>
        </table:table-row>
        <table:table-row table:style-name="ro3">
          <table:table-cell office:value-type="string" calcext:value-type="string">
            <text:p>Sản phẩm mua về sử dụng không được, điện thoại bắt được 2/4 cây sóng nhưng sản phẩm lại bắt không được</text:p>
          </table:table-cell>
          <table:table-cell table:number-columns-repeated="1023"/>
        </table:table-row>
        <table:table-row table:style-name="ro2">
          <table:table-cell office:value-type="string" calcext:value-type="string">
            <text:p>sản phẩm bị lỗi rồi shop. bình thường cài đặt rất nhanh, mà cái này nó chậm lên, cài xong sài được chút nó không vào sóng nữa.</text:p>
          </table:table-cell>
          <table:table-cell table:number-columns-repeated="1023"/>
        </table:table-row>
        <table:table-row table:style-name="ro1">
          <table:table-cell office:value-type="string" calcext:value-type="string">
            <text:p>Bữa chuột hư tình cờ lang thang trên tiki nên mua luôn. Mua 2 con, 1 con xài, 1 con tặng cho đứa em. Nó cũng khen dữ lắm. Chơi plant <text:s/>với zombie sướng cực kỳ. Cầm rất vừa tay, lại dễ lăn. Nói chung là xài rất thích. Còn được bảo hành 2 năm nữa. Cũng khá an tâm</text:p>
          </table:table-cell>
          <table:table-cell table:number-columns-repeated="1023"/>
        </table:table-row>
        <table:table-row table:style-name="ro3">
          <table:table-cell office:value-type="string" calcext:value-type="string">
            <text:p>Sản phẩm tốt, xài hơn 7 tháng vẫn tốt và không vấn đề gì xảy ra. Sẽ ủng hộ lần sau</text:p>
          </table:table-cell>
          <table:table-cell table:number-columns-repeated="1023"/>
        </table:table-row>
        <table:table-row table:style-name="ro3">
          <table:table-cell office:value-type="string" calcext:value-type="string">
            <text:p>Rất dễ bị lỗi ko có mạng, phải reset modem chính thì mới hoạt động bình thường lại, rất bất tiện.</text:p>
          </table:table-cell>
          <table:table-cell table:number-columns-repeated="1023"/>
        </table:table-row>
        <table:table-row table:style-name="ro2">
          <table:table-cell office:value-type="string" calcext:value-type="string">
            <text:p>Chuột hơi to và dài, tay bạn nữ hơi khó thao tác. Dây dài, chuột nhạy tuy nhiên con lăn khi lăn cảm giác như bị rít. Giá km thì xài cũng được</text:p>
          </table:table-cell>
          <table:table-cell table:number-columns-repeated="1023"/>
        </table:table-row>
        <table:table-row table:style-name="ro2">
          <table:table-cell office:value-type="string" calcext:value-type="string">
            <text:p>mình mua vào đợt khuyến mại, chất lượng tương ứng với giá tiền, chuột dùng khá nhạy, con xoay di chuyển phát ra âm thanh rất khó chịu tiki giao hàng đúng hạn</text:p>
          </table:table-cell>
          <table:table-cell table:number-columns-repeated="1023"/>
        </table:table-row>
        <table:table-row table:style-name="ro3">
          <table:table-cell office:value-type="string" calcext:value-type="string">
            <text:p>Hàng đóng an toàn Nhưng con lăn chột của loại này bị lỗi nhịp hay sao ấy, lăn cuộn trang chán cực</text:p>
          </table:table-cell>
          <table:table-cell table:number-columns-repeated="1023"/>
        </table:table-row>
        <table:table-row table:style-name="ro3">
          <table:table-cell office:value-type="string" calcext:value-type="string">
            <text:p>Xài tạm so với giá tiền. K có bất kì thông tin gì về chổ bán, bảo hành,..</text:p>
          </table:table-cell>
          <table:table-cell table:number-columns-repeated="1023"/>
        </table:table-row>
        <table:table-row table:style-name="ro3">
          <table:table-cell office:value-type="string" calcext:value-type="string">
            <text:p>Dễ bị rớt mạng. ;((( Thấy khen là hiếm bị rớt mạng nên mua. Ai dè mình không thấy ổn định tẹo nào.</text:p>
          </table:table-cell>
          <table:table-cell table:number-columns-repeated="1023"/>
        </table:table-row>
        <table:table-row table:style-name="ro3">
          <table:table-cell office:value-type="string" calcext:value-type="string">
            <text:p>k biết phải do wifi gốc k mà thường hay bị tụt sóng, sóng có đầy cũng k mạnh <text:s/>, quay goài..</text:p>
          </table:table-cell>
          <table:table-cell table:number-columns-repeated="1023"/>
        </table:table-row>
        <table:table-row table:style-name="ro3">
          <table:table-cell office:value-type="string" calcext:value-type="string">
            <text:p>sao không lên mạng ad ơi. đèn không báo sáng. ad xem lại giùm mình</text:p>
          </table:table-cell>
          <table:table-cell table:number-columns-repeated="1023"/>
        </table:table-row>
        <table:table-row table:style-name="ro3">
          <table:table-cell office:value-type="string" calcext:value-type="string">
            <text:p>Sản phẩm xài chán lắm, rất chập chờn. Mua thấy hơi phí. Xong ko dùng cho thằng em luôn</text:p>
          </table:table-cell>
          <table:table-cell table:number-columns-repeated="1023"/>
        </table:table-row>
        <table:table-row table:style-name="ro3">
          <table:table-cell office:value-type="string" calcext:value-type="string">
            <text:p>Chuột dùng ổn định, tuy nhiên cảm giác cầm nắm lâu bị mỏi tay do trọng lượng hơi nhẹ</text:p>
          </table:table-cell>
          <table:table-cell table:number-columns-repeated="1023"/>
        </table:table-row>
        <table:table-row table:style-name="ro3">
          <table:table-cell office:value-type="string" calcext:value-type="string">
            <text:p>Chuột dùng bt văn phòng là ok hàng chuyển về thấy hộp đựng chuột bị bóc ra rồi trái chuột ko nẩy lắm 3 *</text:p>
          </table:table-cell>
          <table:table-cell table:number-columns-repeated="1023"/>
        </table:table-row>
        <table:table-row table:style-name="ro2">
          <table:table-cell office:value-type="string" calcext:value-type="string">
            <text:p>Giao hàng nhanh, sản phẩm sử dụng khá ổn. Độ bền do mới dùng nên chưa kiểm chứng được, sẽ đánh giá sau thời gian sử dụng.</text:p>
          </table:table-cell>
          <table:table-cell table:number-columns-repeated="1023"/>
        </table:table-row>
        <table:table-row table:style-name="ro3">
          <table:table-cell office:value-type="string" calcext:value-type="string">
            <text:p>Dùng hai tuần thì bị hư chuột trái và con lăn, thôi thì cũng chịu vì giá khá rẻ</text:p>
          </table:table-cell>
          <table:table-cell table:number-columns-repeated="1023"/>
        </table:table-row>
        <table:table-row table:style-name="ro3">
          <table:table-cell office:value-type="string" calcext:value-type="string">
            <text:p>xài dc 1 tuần thì bị chập chờn, mất câu hình phải đi bảo hành. Hoạt động ok sau khi BH đổi mới TIKI giao hang nhanh</text:p>
          </table:table-cell>
          <table:table-cell table:number-columns-repeated="1023"/>
        </table:table-row>
        <table:table-row table:style-name="ro3">
          <table:table-cell office:value-type="string" calcext:value-type="string">
            <text:p>Lỗi dùng 1 -2 ngày thì ko kết nối được, phải reset lại SP ko ổn định. Nên suy nghĩ tới việc kéo dây dùng thì hơn</text:p>
          </table:table-cell>
          <table:table-cell table:number-columns-repeated="1023"/>
        </table:table-row>
        <table:table-row table:style-name="ro3">
          <table:table-cell office:value-type="string" calcext:value-type="string">
            <text:p>Di chuột khó đi , được cái nhấn nhậy , giao hàng nhanh ... ngoại hình ok , đóng gói an toàn tuyệt đối .</text:p>
          </table:table-cell>
          <table:table-cell table:number-columns-repeated="1023"/>
        </table:table-row>
        <table:table-row table:style-name="ro3">
          <table:table-cell office:value-type="string" calcext:value-type="string">
            <text:p>hàng chuyển nhanh đóng gói bao bì đẹp đúng hàng sóng thu bt hay bị dừng sóng</text:p>
          </table:table-cell>
          <table:table-cell table:number-columns-repeated="1023"/>
        </table:table-row>
        <table:table-row table:style-name="ro3">
          <table:table-cell office:value-type="string" calcext:value-type="string">
            <text:p>Đóng gói cẩn thận. Giao hàng nhanh. Còn sử dụng mới biết chất lượng thế nào?</text:p>
          </table:table-cell>
          <table:table-cell table:number-columns-repeated="1023"/>
        </table:table-row>
        <table:table-row table:style-name="ro3">
          <table:table-cell office:value-type="string" calcext:value-type="string">
            <text:p>Xài hiện giờ bình thường nhưng sóng phát yếu, đôi lúc phải tắt mở lại wifi</text:p>
          </table:table-cell>
          <table:table-cell table:number-columns-repeated="1023"/>
        </table:table-row>
        <table:table-row table:style-name="ro3">
          <table:table-cell office:value-type="string" calcext:value-type="string">
            <text:p>Xài tạm, trung bình 2 ngày phải rút ra, roi 10 phút sau cắm lại mới on định</text:p>
          </table:table-cell>
          <table:table-cell table:number-columns-repeated="1023"/>
        </table:table-row>
        <table:table-row table:style-name="ro3">
          <table:table-cell office:value-type="string" calcext:value-type="string">
            <text:p>mạng thì full cộc, nhưng lúc được lúc k, có dấu chấm than bên cột sống wifi</text:p>
          </table:table-cell>
          <table:table-cell table:number-columns-repeated="1023"/>
        </table:table-row>
        <table:table-row table:style-name="ro3">
          <table:table-cell office:value-type="string" calcext:value-type="string">
            <text:p>Giao hàng rất chậm, thời gian lâu hàng lâu và thái độ nhân viên bưu cục rất tệ.</text:p>
          </table:table-cell>
          <table:table-cell table:number-columns-repeated="1023"/>
        </table:table-row>
        <table:table-row table:style-name="ro3">
          <table:table-cell office:value-type="string" calcext:value-type="string">
            <text:p>Sản phẩm kích sóng hay bị disconnect mạng hoặc mất tín hiệu wifi, đôi khi không thể kết nối đối với nhà ống kiểu Hà Nội</text:p>
          </table:table-cell>
          <table:table-cell table:number-columns-repeated="1023"/>
        </table:table-row>
        <table:table-row table:style-name="ro3">
          <table:table-cell office:value-type="string" calcext:value-type="string">
            <text:p>mình không vào được 192.168.0.254 không biết có lỗi gì không nữa??</text:p>
          </table:table-cell>
          <table:table-cell table:number-columns-repeated="1023"/>
        </table:table-row>
        <table:table-row table:style-name="ro3">
          <table:table-cell office:value-type="string" calcext:value-type="string">
            <text:p>nhận hàng rồi nhưng chưa sử dụng nên chưa biết chất lượng. hy vọng ok</text:p>
          </table:table-cell>
          <table:table-cell table:number-columns-repeated="1023"/>
        </table:table-row>
        <table:table-row table:style-name="ro3">
          <table:table-cell office:value-type="string" calcext:value-type="string">
            <text:p>thỉnh thoảng mất kết nối. đặt ở cùng tầng lầu nhưng sóng đi xuyên tường vào phòng vẫn yếu</text:p>
          </table:table-cell>
          <table:table-cell table:number-columns-repeated="1023"/>
        </table:table-row>
        <table:table-row table:style-name="ro3">
          <table:table-cell office:value-type="string" calcext:value-type="string">
            <text:p>Tín hiệu mạng phát ra yếu, range bắt sóng của bộ phát cũng không xa.</text:p>
          </table:table-cell>
          <table:table-cell table:number-columns-repeated="1023"/>
        </table:table-row>
        <table:table-row table:style-name="ro3">
          <table:table-cell office:value-type="string" calcext:value-type="string">
            <text:p>Sản phẩm tương đối ổn với giá như này, có thể gọi là nên mua</text:p>
          </table:table-cell>
          <table:table-cell table:number-columns-repeated="1023"/>
        </table:table-row>
        <table:table-row table:style-name="ro3">
          <table:table-cell office:value-type="string" calcext:value-type="string">
            <text:p>sản phẩm tốt, tôi hài lòng về chất lượng dịch vụ của bạn</text:p>
          </table:table-cell>
          <table:table-cell table:number-columns-repeated="1023"/>
        </table:table-row>
        <table:table-row table:style-name="ro3">
          <table:table-cell office:value-type="string" calcext:value-type="string">
            <text:p>Tốt xài cá nhân được cũng ổn định, mình đang sử dụng 3 bộ rồi</text:p>
          </table:table-cell>
          <table:table-cell table:number-columns-repeated="1023"/>
        </table:table-row>
        <table:table-row table:style-name="ro3">
          <table:table-cell office:value-type="string" calcext:value-type="string">
            <text:p>Dùng 1 thời gian hư rồi. Dùng cũng được, không đến nổi nào</text:p>
          </table:table-cell>
          <table:table-cell table:number-columns-repeated="1023"/>
        </table:table-row>
        <table:table-row table:style-name="ro3">
          <table:table-cell office:value-type="string" calcext:value-type="string">
            <text:p>Dùng được nhưng chỉ bắt sóng 2.4ghz nên chưa thực sự khoẻ</text:p>
          </table:table-cell>
          <table:table-cell table:number-columns-repeated="1023"/>
        </table:table-row>
        <table:table-row table:style-name="ro3">
          <table:table-cell office:value-type="string" calcext:value-type="string">
            <text:p>Cài đặt không giống trong hướng dẫn của nhà sản xuất, tuy nhiên đóng gói kĩ càng và giao hàng nhanh chóng.</text:p>
          </table:table-cell>
          <table:table-cell table:number-columns-repeated="1023"/>
        </table:table-row>
        <table:table-row table:style-name="ro3">
          <table:table-cell office:value-type="string" calcext:value-type="string">
            <text:p>Lúc mới lấy về xài cũng mượt. Nhưng vài ngày sau thấy bị nhiễu loạn sóng. Nói chung xài cũng OK</text:p>
          </table:table-cell>
          <table:table-cell table:number-columns-repeated="1023"/>
        </table:table-row>
        <table:table-row table:style-name="ro2">
          <table:table-cell office:value-type="string" calcext:value-type="string">
            <text:p>tiki giáo hàng nhanh, đóng gói cẩn thận đẹp đẽ chất lượng sản phẩm hơi kém, wifi nguồn 20mb repeater ex200 còn lại 5mb hơi thất vọng xíu</text:p>
          </table:table-cell>
          <table:table-cell table:number-columns-repeated="1023"/>
        </table:table-row>
        <table:table-row table:style-name="ro3">
          <table:table-cell office:value-type="string" calcext:value-type="string">
            <text:p>mk mua về lên web thì ko khả dụng mong được đổi trả lại hàng</text:p>
          </table:table-cell>
          <table:table-cell table:number-columns-repeated="1023"/>
        </table:table-row>
        <table:table-row table:style-name="ro3">
          <table:table-cell office:value-type="string" calcext:value-type="string">
            <text:p>về lấy số serial check trên trang chủ totolink không ra thời gian bảo hành.</text:p>
          </table:table-cell>
          <table:table-cell table:number-columns-repeated="1023"/>
        </table:table-row>
        <table:table-row table:style-name="ro3">
          <table:table-cell office:value-type="string" calcext:value-type="string">
            <text:p>Giá rẻ sử dụng tạm được kết nói vẫn chưa được ổn định lắm</text:p>
          </table:table-cell>
          <table:table-cell table:number-columns-repeated="1023"/>
        </table:table-row>
        <table:table-row table:style-name="ro3">
          <table:table-cell office:value-type="string" calcext:value-type="string">
            <text:p>bình thường thôi, nhà chuột nhiều mà ko con nào lăn đc.</text:p>
          </table:table-cell>
          <table:table-cell table:number-columns-repeated="1023"/>
        </table:table-row>
        <table:table-row table:style-name="ro3">
          <table:table-cell office:value-type="string" calcext:value-type="string">
            <text:p>Dùng cũng tạm đc mỗi tội phát hơi yếu ko ổn định lắm</text:p>
          </table:table-cell>
          <table:table-cell table:number-columns-repeated="1023"/>
        </table:table-row>
        <table:table-row table:style-name="ro3">
          <table:table-cell office:value-type="string" calcext:value-type="string">
            <text:p>Mình mua về kết nối cài đặt, sau đến bước t6 thì trang bị đứng và không thao tác đc nữa</text:p>
          </table:table-cell>
          <table:table-cell table:number-columns-repeated="1023"/>
        </table:table-row>
        <table:table-row table:style-name="ro3">
          <table:table-cell office:value-type="string" calcext:value-type="string">
            <text:p>Chỉnh hơi phiền. Lâu lâu nóng quá hay rớt mạng. Xài tạm ổn.</text:p>
          </table:table-cell>
          <table:table-cell table:number-columns-repeated="1023"/>
        </table:table-row>
        <table:table-row table:style-name="ro3">
          <table:table-cell office:value-type="string" calcext:value-type="string">
            <text:p>sao mình không vào được 192.168.0.254 như hướng dẫn nhỉ ấn vào wifi cũng không hiện</text:p>
          </table:table-cell>
          <table:table-cell table:number-columns-repeated="1023"/>
        </table:table-row>
        <table:table-row table:style-name="ro3">
          <table:table-cell office:value-type="string" calcext:value-type="string">
            <text:p>Con lăn bị lỗi, ko mượt, trượt xuống bình thường, trượt lên bị vướng gì đó bên trong.</text:p>
          </table:table-cell>
          <table:table-cell table:number-columns-repeated="1023"/>
        </table:table-row>
        <table:table-row table:style-name="ro3">
          <table:table-cell office:value-type="string" calcext:value-type="string">
            <text:p>cũng ổn phát sóng cũng OK gọn nhẹ bỏ giỏ <text:s/>đem đi được</text:p>
          </table:table-cell>
          <table:table-cell table:number-columns-repeated="1023"/>
        </table:table-row>
        <table:table-row table:style-name="ro3">
          <table:table-cell office:value-type="string" calcext:value-type="string">
            <text:p>xài ngon nhưng chưa bao lâu đã bị doubleclick -.- rất bất tiện</text:p>
          </table:table-cell>
          <table:table-cell table:number-columns-repeated="1023"/>
        </table:table-row>
        <table:table-row table:style-name="ro3">
          <table:table-cell office:value-type="string" calcext:value-type="string">
            <text:p>Sản phẩm đặt mua trong 2h nhưng 2 ngày sau mới mang tới. Sẽ ko bao giờ dùng tikiNow lần nào nữa</text:p>
          </table:table-cell>
          <table:table-cell table:number-columns-repeated="1023"/>
        </table:table-row>
        <table:table-row table:style-name="ro3">
          <table:table-cell office:value-type="string" calcext:value-type="string">
            <text:p>Thiết bị gắn vào mạng không hoạt động được bị lỗi dấu chấm than màu vàng. Mình phải update firmware về bản cũ</text:p>
          </table:table-cell>
          <table:table-cell table:number-columns-repeated="1023"/>
        </table:table-row>
        <table:table-row table:style-name="ro3">
          <table:table-cell office:value-type="string" calcext:value-type="string">
            <text:p>Hơn 1 tuần tôi chưa nhận được hóa đơn. Cho tôi hỏi khi nào có được hóa đơn của đơn này.</text:p>
          </table:table-cell>
          <table:table-cell table:number-columns-repeated="1023"/>
        </table:table-row>
        <table:table-row table:style-name="ro3">
          <table:table-cell office:value-type="string" calcext:value-type="string">
            <text:p>Kết nối không ổn định hay phải reset lại. Tầm phủ sóng dưới 10m.</text:p>
          </table:table-cell>
          <table:table-cell table:number-columns-repeated="1023"/>
        </table:table-row>
        <table:table-row table:style-name="ro3">
          <table:table-cell office:value-type="string" calcext:value-type="string">
            <text:p>Con trỏ chuột chạy chậm hơn so với thực tế khi di chuột.</text:p>
          </table:table-cell>
          <table:table-cell table:number-columns-repeated="1023"/>
        </table:table-row>
        <table:table-row table:style-name="ro3">
          <table:table-cell office:value-type="string" calcext:value-type="string">
            <text:p>Tạm được, nhấn nhanh không nhạy lắm</text:p>
          </table:table-cell>
          <table:table-cell table:number-columns-repeated="1023"/>
        </table:table-row>
        <table:table-row table:style-name="ro3">
          <table:table-cell office:value-type="string" calcext:value-type="string">
            <text:p>Mau hư cực kì. Do k giữ lại hoá đơn nên k đổi được</text:p>
          </table:table-cell>
          <table:table-cell table:number-columns-repeated="1023"/>
        </table:table-row>
        <table:table-row table:style-name="ro3">
          <table:table-cell office:value-type="string" calcext:value-type="string">
            <text:p>Nên thay hình minh họa ở cả 2 sản phẩm B100 và M100r, vì trên sảm phẩm không có logo Logitech như hình.</text:p>
          </table:table-cell>
          <table:table-cell table:number-columns-repeated="1023"/>
        </table:table-row>
        <table:table-row table:style-name="ro3">
          <table:table-cell office:value-type="string" calcext:value-type="string">
            <text:p>giá ổn, click nghe ngọt, nhẹ. đèn quang nhận tín hiệu còn hơi ít nhạy</text:p>
          </table:table-cell>
          <table:table-cell table:number-columns-repeated="1023"/>
        </table:table-row>
        <table:table-row table:style-name="ro3">
          <table:table-cell office:value-type="string" calcext:value-type="string">
            <text:p>Anten 4dbi nên kích sóng hơi yếu, dùng không bị nóng, nhưng ổn so với tầm giá.</text:p>
          </table:table-cell>
          <table:table-cell table:number-columns-repeated="1023"/>
        </table:table-row>
        <table:table-row table:style-name="ro3">
          <table:table-cell office:value-type="string" calcext:value-type="string">
            <text:p>sản phẩm dùng tạm ổn, tốc độ và mức phủ sóng trung bình khá chứ chưa được tốt lắm</text:p>
          </table:table-cell>
          <table:table-cell table:number-columns-repeated="1023"/>
        </table:table-row>
        <table:table-row table:style-name="ro3">
          <table:table-cell office:value-type="string" calcext:value-type="string">
            <text:p>sao mình kích hoạt k dk hả shop</text:p>
          </table:table-cell>
          <table:table-cell table:number-columns-repeated="1023"/>
        </table:table-row>
        <table:table-row table:style-name="ro3">
          <table:table-cell office:value-type="string" calcext:value-type="string">
            <text:p>mua về ko còn nguyên seal mới dùng kb sau có hỏng hóc j ko</text:p>
          </table:table-cell>
          <table:table-cell table:number-columns-repeated="1023"/>
        </table:table-row>
        <table:table-row table:style-name="ro3">
          <table:table-cell office:value-type="string" calcext:value-type="string">
            <text:p>Mới xài, chưa thấy lỗi gì !</text:p>
          </table:table-cell>
          <table:table-cell table:number-columns-repeated="1023"/>
        </table:table-row>
        <table:table-row table:style-name="ro3">
          <table:table-cell office:value-type="string" calcext:value-type="string">
            <text:p>Không cải thiện nhiều độ mạnh của sóng như mong đợi.</text:p>
          </table:table-cell>
          <table:table-cell table:number-columns-repeated="1023"/>
        </table:table-row>
        <table:table-row table:style-name="ro3">
          <table:table-cell office:value-type="string" calcext:value-type="string">
            <text:p>Sản phẩm dùng tạm ổn số với giá</text:p>
          </table:table-cell>
          <table:table-cell table:number-columns-repeated="1023"/>
        </table:table-row>
        <table:table-row table:style-name="ro3">
          <table:table-cell office:value-type="string" calcext:value-type="string">
            <text:p>Tạm được, sóng không khỏe lắm</text:p>
          </table:table-cell>
          <table:table-cell table:number-columns-repeated="1023"/>
        </table:table-row>
        <table:table-row table:style-name="ro3">
          <table:table-cell office:value-type="string" calcext:value-type="string">
            <text:p>Sản phảm sử dụng tốt nhé bạn</text:p>
          </table:table-cell>
          <table:table-cell table:number-columns-repeated="1023"/>
        </table:table-row>
        <table:table-row table:style-name="ro3">
          <table:table-cell office:value-type="string" calcext:value-type="string">
            <text:p>Đèn có báo xanh lá cây, tức là đã kết nối ra internet thành công. Nhưng mình thấy tốc độ ko đc nhanh lắm</text:p>
          </table:table-cell>
          <table:table-cell table:number-columns-repeated="1023"/>
        </table:table-row>
        <table:table-row table:style-name="ro3">
          <table:table-cell office:value-type="string" calcext:value-type="string">
            <text:p>chuột hơi giật lag nhưng với mức giá này thì phải rồi</text:p>
          </table:table-cell>
          <table:table-cell table:number-columns-repeated="1023"/>
        </table:table-row>
        <table:table-row table:style-name="ro3">
          <table:table-cell office:value-type="string" calcext:value-type="string">
            <text:p>Đóng gói cẩn thận. Hàng ok</text:p>
          </table:table-cell>
          <table:table-cell table:number-columns-repeated="1023"/>
        </table:table-row>
        <table:table-row table:style-name="ro3">
          <table:table-cell office:value-type="string" calcext:value-type="string">
            <text:p>Sao mình k vào đc wed 192.168.0.254 vậy ad <text:s text:c="2"/>mong ad và mọi người giúp với</text:p>
          </table:table-cell>
          <table:table-cell table:number-columns-repeated="1023"/>
        </table:table-row>
        <table:table-row table:style-name="ro3">
          <table:table-cell office:value-type="string" calcext:value-type="string">
            <text:p>hay mất kết nối. ko ổn chút nào</text:p>
          </table:table-cell>
          <table:table-cell table:number-columns-repeated="1023"/>
        </table:table-row>
        <table:table-row table:style-name="ro3">
          <table:table-cell office:value-type="string" calcext:value-type="string">
            <text:p>Chuột xài tốt, chưa biết khi nào hư nhưng đang dịp khuyến mãi nên mua hẳn 2 con để xài dần.</text:p>
          </table:table-cell>
          <table:table-cell table:number-columns-repeated="1023"/>
        </table:table-row>
        <table:table-row table:style-name="ro3">
          <table:table-cell office:value-type="string" calcext:value-type="string">
            <text:p>Hay bị treoooooooooooooooooooooooooooooooooooooooo</text:p>
          </table:table-cell>
          <table:table-cell table:number-columns-repeated="1023"/>
        </table:table-row>
        <table:table-row table:style-name="ro3">
          <table:table-cell office:value-type="string" calcext:value-type="string">
            <text:p>Dùng ok. Thỉnh thoảng bị mất sóng</text:p>
          </table:table-cell>
          <table:table-cell table:number-columns-repeated="1023"/>
        </table:table-row>
        <table:table-row table:style-name="ro3">
          <table:table-cell office:value-type="string" calcext:value-type="string">
            <text:p>sao m đặt hàng 4 ngày rồi mà vẫn chưa thấy gọi xác nhận vậy ạ</text:p>
          </table:table-cell>
          <table:table-cell table:number-columns-repeated="1023"/>
        </table:table-row>
        <table:table-row table:style-name="ro3">
          <table:table-cell office:value-type="string" calcext:value-type="string">
            <text:p>hàng ok dùng đc nhé mọi người</text:p>
          </table:table-cell>
          <table:table-cell table:number-columns-repeated="1023"/>
        </table:table-row>
        <table:table-row table:style-name="ro3">
          <table:table-cell office:value-type="string" calcext:value-type="string">
            <text:p>Ưu điểm: chuột nhạy Nhược điểm: nút cuộn có vẻ không chắc, có thể mau bị lờn.</text:p>
          </table:table-cell>
          <table:table-cell table:number-columns-repeated="1023"/>
        </table:table-row>
        <table:table-row table:style-name="ro3">
          <table:table-cell office:value-type="string" calcext:value-type="string">
            <text:p>tạm ổn. Bắt sóng ko được xa dù là 2 phòng song song nhau.</text:p>
          </table:table-cell>
          <table:table-cell table:number-columns-repeated="1023"/>
        </table:table-row>
        <table:table-row table:style-name="ro3">
          <table:table-cell office:value-type="string" calcext:value-type="string">
            <text:p>wifi để t1... totolink cắm t2. đèn luôn màu đỏ báo sóng yếu</text:p>
          </table:table-cell>
          <table:table-cell table:number-columns-repeated="1023"/>
        </table:table-row>
        <table:table-row table:style-name="ro3">
          <table:table-cell office:value-type="string" calcext:value-type="string">
            <text:p>bắt sóng hơi kém</text:p>
          </table:table-cell>
          <table:table-cell table:number-columns-repeated="1023"/>
        </table:table-row>
        <table:table-row table:style-name="ro3">
          <table:table-cell office:value-type="string" calcext:value-type="string">
            <text:p>Giao hàng hơi chậm, sóng wifi thỉnh thoảng bị chập chờn không bắt được</text:p>
          </table:table-cell>
          <table:table-cell table:number-columns-repeated="1023"/>
        </table:table-row>
        <table:table-row table:style-name="ro3">
          <table:table-cell office:value-type="string" calcext:value-type="string">
            <text:p>bao hanh nhu the nao vay shop</text:p>
          </table:table-cell>
          <table:table-cell table:number-columns-repeated="1023"/>
        </table:table-row>
        <table:table-row table:style-name="ro3">
          <table:table-cell office:value-type="string" calcext:value-type="string">
            <text:p>modem bị hỏng nút wps. truy câp bằng đt thy ko ra la sao ạk</text:p>
          </table:table-cell>
          <table:table-cell table:number-columns-repeated="1023"/>
        </table:table-row>
        <table:table-row table:style-name="ro3">
          <table:table-cell office:value-type="string" calcext:value-type="string">
            <text:p>Tạm được - Totolink EX200 - Bộ Mở Rộng Sóng Wifi Chuẩn N Tốc Độ 300Mbps - Hàng Chính Hãng</text:p>
          </table:table-cell>
          <table:table-cell table:number-columns-repeated="1023"/>
        </table:table-row>
        <table:table-row table:style-name="ro3">
          <table:table-cell office:value-type="string" calcext:value-type="string">
            <text:p>tạm được</text:p>
          </table:table-cell>
          <table:table-cell table:number-columns-repeated="1023"/>
        </table:table-row>
        <table:table-row table:style-name="ro3">
          <table:table-cell office:value-type="string" calcext:value-type="string">
            <text:p>Mình thấy xài chập chờn quá dù đã thao tác nhiều lần nhưng thường mất kết nối</text:p>
          </table:table-cell>
          <table:table-cell table:number-columns-repeated="1023"/>
        </table:table-row>
        <table:table-row table:style-name="ro3">
          <table:table-cell office:value-type="string" calcext:value-type="string">
            <text:p>nhanh hư</text:p>
          </table:table-cell>
          <table:table-cell table:number-columns-repeated="1023"/>
        </table:table-row>
        <table:table-row table:style-name="ro3">
          <table:table-cell office:value-type="string" calcext:value-type="string">
            <text:p>ai hướng dẫn mk cách cài đặt với .... ko dùng dc <text:s text:c="2"/></text:p>
          </table:table-cell>
          <table:table-cell table:number-columns-repeated="1023"/>
        </table:table-row>
        <table:table-row table:style-name="ro3">
          <table:table-cell office:value-type="string" calcext:value-type="string">
            <text:p>Dc</text:p>
          </table:table-cell>
          <table:table-cell table:number-columns-repeated="1023"/>
        </table:table-row>
        <table:table-row table:style-name="ro3">
          <table:table-cell office:value-type="string" calcext:value-type="string">
            <text:p>Chuột dùng ổn. Bị mỗi con lăn kêu hơi to, không êm.</text:p>
          </table:table-cell>
          <table:table-cell table:number-columns-repeated="1023"/>
        </table:table-row>
        <table:table-row table:style-name="ro3">
          <table:table-cell office:value-type="string" calcext:value-type="string">
            <text:p>Chất lượng tín hiệu không ổn định lắm, hay mất kết nối</text:p>
          </table:table-cell>
          <table:table-cell table:number-columns-repeated="1023"/>
        </table:table-row>
        <table:table-row table:style-name="ro3">
          <table:table-cell office:value-type="string" calcext:value-type="string">
            <text:p>Mình mới dùng được một tháng nhưng cảm thấy thiết bị hơi nóng!</text:p>
          </table:table-cell>
          <table:table-cell table:number-columns-repeated="1023"/>
        </table:table-row>
        <table:table-row table:style-name="ro3">
          <table:table-cell office:value-type="string" calcext:value-type="string">
            <text:p>Đã nhận đc hàng đúng hẹn, tuy nhiên hộp đã bị bóc seal...</text:p>
          </table:table-cell>
          <table:table-cell table:number-columns-repeated="1023"/>
        </table:table-row>
        <table:table-row table:style-name="ro3">
          <table:table-cell office:value-type="string" calcext:value-type="string">
            <text:p>mong tiki giao phụ kiện đi kèm là cáp ethernet sớm cho tôi gần 1 tuần rồi</text:p>
          </table:table-cell>
          <table:table-cell table:number-columns-repeated="1023"/>
        </table:table-row>
        <table:table-row table:style-name="ro2">
          <table:table-cell office:value-type="string" calcext:value-type="string">
            <text:p>Sản phẩm này có phải là chỉ việc cắm điện và nối dây lan với cục modem của nhà mạng là có thể sử dụng không? Tại vì thấy hướng dẫn lằng nhằng phải download firrmware gì đó nên không dám mua xài</text:p>
          </table:table-cell>
          <table:table-cell table:number-columns-repeated="1023"/>
        </table:table-row>
        <table:table-row table:style-name="ro3">
          <table:table-cell office:value-type="string" calcext:value-type="string">
            <text:p>Loại này có cần kết nối dây không mn. Ai biết chỉ mình <text:s/>với. Hay chỉ cắm điện và kết nối thôi</text:p>
          </table:table-cell>
          <table:table-cell table:number-columns-repeated="1023"/>
        </table:table-row>
        <table:table-row table:style-name="ro3">
          <table:table-cell office:value-type="string" calcext:value-type="string">
            <text:p>cho e hỏi là nó cắm trực tiếp vào ổ điện hay phải thông qua trung gian ạ</text:p>
          </table:table-cell>
          <table:table-cell table:number-columns-repeated="1023"/>
        </table:table-row>
        <table:table-row table:style-name="ro3">
          <table:table-cell office:value-type="string" calcext:value-type="string">
            <text:p>Cái này nhận sóng wifi rồi chuyển sang cab để dùng cho đầu thu camera dc vậy</text:p>
          </table:table-cell>
          <table:table-cell table:number-columns-repeated="1023"/>
        </table:table-row>
        <table:table-row table:style-name="ro2">
          <table:table-cell office:value-type="string" calcext:value-type="string">
            <text:p>Nhận được sản phẩm Sản phẩm không có bao bì nhãn mác. Tưởng là phải có bao bì bên ngoài như các sản phẩm khác chứ! Mua làm quà tặng nên thấy không đẹp. Chất lượng vì thế cũng thấy lo lắng!</text:p>
          </table:table-cell>
          <table:table-cell table:number-columns-repeated="1023"/>
        </table:table-row>
        <table:table-row table:style-name="ro2">
          <table:table-cell office:value-type="string" calcext:value-type="string">
            <text:p>Với giá tiền dưới 50k trong những chiếc tai nghe mình mua thì em này ngon nhất, âm hay. Có điều dùng khoảng 6 tháng trở ra bắt đầu nghe được có 1 bên, chỗ bọc jack cắm bị tuột ra. Bạn nào ngân sách còn eo hẹp mua dùng tạm thì được.</text:p>
          </table:table-cell>
          <table:table-cell table:number-columns-repeated="1023"/>
        </table:table-row>
        <table:table-row table:style-name="ro3">
          <table:table-cell office:value-type="string" calcext:value-type="string">
            <text:p>Tạm ổn. Chơi game ko được. Chỉ dùng lướt web đọc báo thôi.</text:p>
          </table:table-cell>
          <table:table-cell table:number-columns-repeated="1023"/>
        </table:table-row>
        <table:table-row table:style-name="ro3">
          <table:table-cell office:value-type="string" calcext:value-type="string">
            <text:p>khoang cach tôi đa tư wifi goc toi bo kich song la bao xa ban</text:p>
          </table:table-cell>
          <table:table-cell table:number-columns-repeated="1023"/>
        </table:table-row>
        <table:table-row table:style-name="ro2">
          <table:table-cell office:value-type="string" calcext:value-type="string">
            <text:p>tai nghe có viết là giảm ồn mà mua về ngồi cách xa cái quạt cả chục mét để chơi game mà tai nghe vẫn hút cả tiếng gió vào game ko có cách nào để ko hút tiếng gió vào game à</text:p>
          </table:table-cell>
          <table:table-cell table:number-columns-repeated="1023"/>
        </table:table-row>
        <table:table-row table:style-name="ro3">
          <table:table-cell office:value-type="string" calcext:value-type="string">
            <text:p>cho mình hỏi có free ship không ạk và có giao ngay trong ngày không ạk</text:p>
          </table:table-cell>
          <table:table-cell table:number-columns-repeated="1023"/>
        </table:table-row>
        <table:table-row table:style-name="ro3">
          <table:table-cell office:value-type="string" calcext:value-type="string">
            <text:p>Xài được đến giờ là 5 tháng rồi, đã hỏng, nhưng thấy thế cũng tạm ổn với giá rồi mặc dù vẫn thấy hỏng sớm quá <text:s/></text:p>
          </table:table-cell>
          <table:table-cell table:number-columns-repeated="1023"/>
        </table:table-row>
        <table:table-row table:style-name="ro3">
          <table:table-cell office:value-type="string" calcext:value-type="string">
            <text:p>Giá so với sản phẩm như vậy là ổn. Nhưng mà nếu đã mua hãy mua loại tai nghe đắt hơn 1 tí nó sẽ không đau tai khi đeo lâu</text:p>
          </table:table-cell>
          <table:table-cell table:number-columns-repeated="1023"/>
        </table:table-row>
        <table:table-row table:style-name="ro3">
          <table:table-cell office:value-type="string" calcext:value-type="string">
            <text:p>mới mua mà 1 bên tai bị rè quá, tai nghe tự động tăng, giảm âm thanh (người dùng ko điều chỉnh). tiền nào của đó</text:p>
          </table:table-cell>
          <table:table-cell table:number-columns-repeated="1023"/>
        </table:table-row>
        <table:table-row table:style-name="ro1">
          <table:table-cell office:value-type="string" calcext:value-type="string">
            <text:p>Thật sự k biết đây có phải hàng mới k. Hàng vừa mở gói ra mà phần trên thân chuộtd đã có dấu hiệu bong tróc hình in, mình lật xem bên dưới thấy cũng có dấu hiệu sờn đế. Rất là giống chuột đã qua sử dụng vài lần. Mình rất khồn vui khi nhận phải món hàng như vầy</text:p>
          </table:table-cell>
          <table:table-cell table:number-columns-repeated="1023"/>
        </table:table-row>
        <table:table-row table:style-name="ro2">
          <table:table-cell office:value-type="string" calcext:value-type="string">
            <text:p>Em này đắt hơn em M331 của Logitech nhưng lại click &amp; cầm không êm bằng. Bản thân mình cảm nhận em chuột này click hơi ồn, cầm không đã. Chỉ được cái có hình Iron Man thôi. Hình in cũng tạm ổn. Giá vẫn hơi cao so với chất lượng.</text:p>
          </table:table-cell>
          <table:table-cell table:number-columns-repeated="1023"/>
        </table:table-row>
        <table:table-row table:style-name="ro4">
          <table:table-cell office:value-type="string" calcext:value-type="string">
            <text:p>Đó giờ mình toàn xài Logitech nên nói chung chất lượng ko có gì đáng nói, bình thường như các dòng chuột Logitech khác mà thậm chí ko êm bằng! Mua chỉ vì quá thích hình Captain Mảrvel nhưng cuối cùng bên ngoài nhìn ko đẹp như trong hình! Ko bóng, ko sáng, ko lung linh! Hộp thì mặt sau đã bị kéo xuống sẵn 1/2 (tức là bị xé rách sẵn 1/2). Nói chung là thất vọng! Biết vậy ko mua!</text:p>
          </table:table-cell>
          <table:table-cell table:number-columns-repeated="1023"/>
        </table:table-row>
        <table:table-row table:style-name="ro3">
          <table:table-cell office:value-type="string" calcext:value-type="string">
            <text:p>Xài có ngày bị đứt ngay dây âm lượng. Haizz giá rẻ chịu thôi</text:p>
          </table:table-cell>
          <table:table-cell table:number-columns-repeated="1023"/>
        </table:table-row>
        <table:table-row table:style-name="ro3">
          <table:table-cell office:value-type="string" calcext:value-type="string">
            <text:p>Giá rẻ, gói cẩn thận, tuy nhiên mình mới xài được 1 tháng đã bị rè.</text:p>
          </table:table-cell>
          <table:table-cell table:number-columns-repeated="1023"/>
        </table:table-row>
        <table:table-row table:style-name="ro3">
          <table:table-cell office:value-type="string" calcext:value-type="string">
            <text:p>hàng dùng tốt. spam gửi về mẫu mã rất dẹp rất đẹp.</text:p>
          </table:table-cell>
          <table:table-cell table:number-columns-repeated="1023"/>
        </table:table-row>
        <table:table-row table:style-name="ro2">
          <table:table-cell office:value-type="string" calcext:value-type="string">
            <text:p>chuột Logitech thì tốt khỏi bàn. Tuy nhiên thứ nhất là hơi nhỏ so với tay, mua 2 cái thì Captain America đẹp còn Black Panther thì in hoạ tiết ko đều</text:p>
          </table:table-cell>
          <table:table-cell table:number-columns-repeated="1023"/>
        </table:table-row>
        <table:table-row table:style-name="ro2">
          <table:table-cell office:value-type="string" calcext:value-type="string">
            <text:p>Đã nhận được hàng vào ngày 28/11. nhìn bên ngoài thì thấy hộp chưa bóc, nhưng lấy ra thì bề mặt chuột đã bị xước và các hình vẽ trên chuột bị mờ và tróc ra.</text:p>
          </table:table-cell>
          <table:table-cell table:number-columns-repeated="1023"/>
        </table:table-row>
        <table:table-row table:style-name="ro3">
          <table:table-cell office:value-type="string" calcext:value-type="string">
            <text:p>Mình đã mua 2 chiếc nhưng dùng 2 tháng đã hỏng cả 2</text:p>
          </table:table-cell>
          <table:table-cell table:number-columns-repeated="1023"/>
        </table:table-row>
        <table:table-row table:style-name="ro3">
          <table:table-cell office:value-type="string" calcext:value-type="string">
            <text:p>nó cứ bị loạn sang ấn giữ để nói là sao</text:p>
          </table:table-cell>
          <table:table-cell table:number-columns-repeated="1023"/>
        </table:table-row>
        <table:table-row table:style-name="ro3">
          <table:table-cell office:value-type="string" calcext:value-type="string">
            <text:p>Tiền nào của đó xài đc tháng hư rè hết xài</text:p>
          </table:table-cell>
          <table:table-cell table:number-columns-repeated="1023"/>
        </table:table-row>
        <table:table-row table:style-name="ro3">
          <table:table-cell office:value-type="string" calcext:value-type="string">
            <text:p>Tiền nào của đó quý bạn và các vị ạ</text:p>
          </table:table-cell>
          <table:table-cell table:number-columns-repeated="1023"/>
        </table:table-row>
        <table:table-row table:style-name="ro2">
          <table:table-cell office:value-type="string" calcext:value-type="string">
            <text:p>Chuột hơi nhỏ so với tay mình, cầm chơi game khá bất tiện Chuột khá mướt, nhìn chung ko khác gì mấy con dòng khác chỉ được cái mặt spiderman <text:s/></text:p>
          </table:table-cell>
          <table:table-cell table:number-columns-repeated="1023"/>
        </table:table-row>
        <table:table-row table:style-name="ro3">
          <table:table-cell office:value-type="string" calcext:value-type="string">
            <text:p>Hàng mới ship đến nhưng mà hộp đã có dấu hiệu bị bóc ra, bụi bặm bám đầy vỏ hộp. Mong tiki lần sau kiểm tra đồ kĩ hơn.</text:p>
          </table:table-cell>
          <table:table-cell table:number-columns-repeated="1023"/>
        </table:table-row>
        <table:table-row table:style-name="ro3">
          <table:table-cell office:value-type="string" calcext:value-type="string">
            <text:p>Tai nghe chỉ nghe tạm được, chất âm mình không thích lắm.</text:p>
          </table:table-cell>
          <table:table-cell table:number-columns-repeated="1023"/>
        </table:table-row>
        <table:table-row table:style-name="ro3">
          <table:table-cell office:value-type="string" calcext:value-type="string">
            <text:p>Chuột phù hợp cho các bạn nữ Cũng ko nhạy lắm, lâu lâu bị đơ Noi chung nam 100% ko nên mua, nữ thì nên cân nhắc kỹ</text:p>
          </table:table-cell>
          <table:table-cell table:number-columns-repeated="1023"/>
        </table:table-row>
        <table:table-row table:style-name="ro3">
          <table:table-cell office:value-type="string" calcext:value-type="string">
            <text:p>Xấu :V xài được vài bữa thì hư :V</text:p>
          </table:table-cell>
          <table:table-cell table:number-columns-repeated="1023"/>
        </table:table-row>
        <table:table-row table:style-name="ro3">
          <table:table-cell office:value-type="string" calcext:value-type="string">
            <text:p>Sản phẩm mua dùng được 7 tháng thì tự nhiên bị hư, không dùng được nữa mặc dù không bị va chạm, rơi rớt.</text:p>
          </table:table-cell>
          <table:table-cell table:number-columns-repeated="1023"/>
        </table:table-row>
        <table:table-row table:style-name="ro3">
          <table:table-cell office:value-type="string" calcext:value-type="string">
            <text:p>Không biết sp sẽ được bảo hành bao lâu ? bảo hành như thế nào ? bao nhiều năm ? thiếu thông tin cho người mua quá.</text:p>
          </table:table-cell>
          <table:table-cell table:number-columns-repeated="1023"/>
        </table:table-row>
        <table:table-row table:style-name="ro3">
          <table:table-cell office:value-type="string" calcext:value-type="string">
            <text:p>Được thực sự tai nghe cò chuyển từ iphone qua samsung</text:p>
          </table:table-cell>
          <table:table-cell table:number-columns-repeated="1023"/>
        </table:table-row>
        <table:table-row table:style-name="ro3">
          <table:table-cell office:value-type="string" calcext:value-type="string">
            <text:p>Tôi mua sản phẩm Captain America nhưng lại giao sản phẩm Captain Marvel.</text:p>
          </table:table-cell>
          <table:table-cell table:number-columns-repeated="1023"/>
        </table:table-row>
        <table:table-row table:style-name="ro3">
          <table:table-cell office:value-type="string" calcext:value-type="string">
            <text:p>giao hàng nhanh nhưng màu in trên chuột xấu (mờ) ko đc đẹp cho lắm (so với các phiên bản khác như spider man)</text:p>
          </table:table-cell>
          <table:table-cell table:number-columns-repeated="1023"/>
        </table:table-row>
        <table:table-row table:style-name="ro3">
          <table:table-cell office:value-type="string" calcext:value-type="string">
            <text:p>Sau hơn 1 tháng sử dụng đã bị hỏng 1 bên tai nghe, chát lượng bình thường</text:p>
          </table:table-cell>
          <table:table-cell table:number-columns-repeated="1023"/>
        </table:table-row>
        <table:table-row table:style-name="ro3">
          <table:table-cell office:value-type="string" calcext:value-type="string">
            <text:p>Vỏ đóng gói bị dơ, sản phẩm tốt. Giao chậm nhưng xử lý tốt, nhanh chóng</text:p>
          </table:table-cell>
          <table:table-cell table:number-columns-repeated="1023"/>
        </table:table-row>
        <table:table-row table:style-name="ro3">
          <table:table-cell office:value-type="string" calcext:value-type="string">
            <text:p>Mới nhận hàng, con lăn cảm giác hơi lỏng lèo, ko biết là do lỗi hay do sản phẩm như vậy rồi?</text:p>
          </table:table-cell>
          <table:table-cell table:number-columns-repeated="1023"/>
        </table:table-row>
        <table:table-row table:style-name="ro3">
          <table:table-cell office:value-type="string" calcext:value-type="string">
            <text:p>hài lòng với sản phẩm của bạn</text:p>
          </table:table-cell>
          <table:table-cell table:number-columns-repeated="1023"/>
        </table:table-row>
        <table:table-row table:style-name="ro3">
          <table:table-cell office:value-type="string" calcext:value-type="string">
            <text:p>Phiếu quà tặng 50k đâu rồi tiki ơi Chuột hơi bé so với tay mình, dùng lâu hơi mỏi</text:p>
          </table:table-cell>
          <table:table-cell table:number-columns-repeated="1023"/>
        </table:table-row>
        <table:table-row table:style-name="ro3">
          <table:table-cell office:value-type="string" calcext:value-type="string">
            <text:p>Chuột hay chạy loạn cả Lê , cảm thấy không hài lòng lắm</text:p>
          </table:table-cell>
          <table:table-cell table:number-columns-repeated="1023"/>
        </table:table-row>
        <table:table-row table:style-name="ro3">
          <table:table-cell office:value-type="string" calcext:value-type="string">
            <text:p>Chuột hình như bị tách mất vỏ ngoài. Không có cổng kết nối usb với chuột</text:p>
          </table:table-cell>
          <table:table-cell table:number-columns-repeated="1023"/>
        </table:table-row>
        <table:table-row table:style-name="ro3">
          <table:table-cell office:value-type="string" calcext:value-type="string">
            <text:p>Am thanh Nghe củn được <text:s/>pas qua kem shop can chỉnh sửa am pas manh lenh nửa</text:p>
          </table:table-cell>
          <table:table-cell table:number-columns-repeated="1023"/>
        </table:table-row>
        <table:table-row table:style-name="ro3">
          <table:table-cell office:value-type="string" calcext:value-type="string">
            <text:p>Âm không được trong</text:p>
          </table:table-cell>
          <table:table-cell table:number-columns-repeated="1023"/>
        </table:table-row>
        <table:table-row table:style-name="ro3">
          <table:table-cell office:value-type="string" calcext:value-type="string">
            <text:p>Hơi nhỏ so với tay dù mình là nữ.</text:p>
          </table:table-cell>
          <table:table-cell table:number-columns-repeated="1023"/>
        </table:table-row>
        <table:table-row table:style-name="ro3">
          <table:table-cell office:value-type="string" calcext:value-type="string">
            <text:p>Chuột dùng không thuận tiện</text:p>
          </table:table-cell>
          <table:table-cell table:number-columns-repeated="1023"/>
        </table:table-row>
        <table:table-row table:style-name="ro1">
          <table:table-cell office:value-type="string" calcext:value-type="string">
            <text:p>về phiên bản fw v14 thì tương đối mới, tuy nhiên về phần cứng thì tem ghi sx năm 2018, nay đầu năm 2020, tồn hơi lâu đó nha :v đã vậy bên trên sp ko có lấy 1 con tem bảo hành ghi thời gian bảo hành của npp tại VN ? mình thấy thiết bị IT mà thiếu xót thế này thì hơi vô lý :?</text:p>
          </table:table-cell>
          <table:table-cell table:number-columns-repeated="1023"/>
        </table:table-row>
        <table:table-row table:style-name="ro6">
          <table:table-cell office:value-type="string" calcext:value-type="string">
            <text:p>Sau một thời gian sử dụng có vài dòng nhận xét: 1. Phạm vi phủ sóng nhỏ, bán kính tầm 5-6m thì ok, xa hơn là sóng yếu dần theo cấp số nhân, 9m là chỉ còn 1 vạch, nhưng không vào mạng được, dù là internet hay nội bộ, mà còn mất luôn sóng. Vài phút sau lại kết nối được, nhưng vào mạng là sẽ lại mất sóng. Bất kể dùng cấu hình gì. 2. Dùng để phát sóng cho ngoài sân sử dụng, nhưng mà vô nhà là không bắt được sóng luôn dù chỉ cách 1 bức tường, bạn nào mua xài trong nhà thì lưu ý. 3. Được cái giá tốt. 4. Cấu hình dễ và nhanh</text:p>
          </table:table-cell>
          <table:table-cell table:number-columns-repeated="1023"/>
        </table:table-row>
        <table:table-row table:style-name="ro1">
          <table:table-cell office:value-type="string" calcext:value-type="string">
            <text:p>mới mua đc mấy ngày, sóng và độ ổn định ngang ngửa với cái cục mi gen3 mua gần <text:s/>triệu, có điều là cắm dây internet của 3 phòng, thì chỉ 1 phòng duy nhất nhận dây (sáng đèn internet), kể cả phòng đang cắm cục mi rút ra cắm cục này cũng ko nhận =&gt; ko phải do dây</text:p>
          </table:table-cell>
          <table:table-cell table:number-columns-repeated="1023"/>
        </table:table-row>
        <table:table-row table:style-name="ro1">
          <table:table-cell office:value-type="string" calcext:value-type="string">
            <text:p>Dùng được hơn 1 tuần rồi, mọi thứ đều ổn. Hàng chính hãng của tp link nên cũng k có j lo lắng cả vì có bảo hành. Nhưng khó chịu ở chỗ là giao hàng muộn 4 ngày so <text:s/>với dự kiến và đang lúc cần mạng ổn định nên 5* chất lượng và 1* vận chuyển=&gt; TB 3*</text:p>
          </table:table-cell>
          <table:table-cell table:number-columns-repeated="1023"/>
        </table:table-row>
        <table:table-row table:style-name="ro1">
          <table:table-cell office:value-type="string" calcext:value-type="string">
            <text:p>Hàng giao nhanh, đóng gói cẩn thận. Nhân viên giao hành tận tình, thái độ tốt. Chỉ có điều thông tin bảo hành theo tem là 01 năm, trong khi phần mô tả là 02 năm. Liệu đây có phải là hình thức giảm bảo hành để giảm giá hay nguy hiểm hơn là nguồn gốc hàng hoá ko rõ ràng. Đề nghị Người bán hàng nên rõ ràng trong vấn đề này.</text:p>
          </table:table-cell>
          <table:table-cell table:number-columns-repeated="1023"/>
        </table:table-row>
        <table:table-row table:style-name="ro5">
          <table:table-cell office:value-type="string" calcext:value-type="string">
            <text:p>Tiki giao nhanh khỏi chê</text:p>
            <text:p>Thấy bạn bè cùng sớm mua cũng nhào vô mua thử , so sánh giá ở các trang bán hàng online thấy tiki rẻ nhất</text:p>
            <text:p>Thất vọng ở chỗ khi mua xong thì mới phát hiện chưa mua cục modem tốt nên tính đổi trả khi chưa khuy để mua modem ở tiki</text:p>
            <text:p>Xong nhân viên tiki nói đổi trả do lỗi nhà sản xuất hay cá nhân ...rồi kêu mình sử dụng xong sau đó thì mình nói muốn đổi trả theo yêu cầu , nhân viên tiki lại nói nếu kiểm tra sản phẩm đã sử dụng thì trả hàng lại không hoàn tiền</text:p>
            <text:p>Mong tiki xem xét</text:p>
          </table:table-cell>
          <table:table-cell table:number-columns-repeated="1023"/>
        </table:table-row>
        <table:table-row table:style-name="ro2">
          <table:table-cell office:value-type="string" calcext:value-type="string">
            <text:p>Mình thấy trên hộp ghi năm sx 2018, bảo hành 2 năm nhưng không có phiếu bảo hành. Vậy rốt cuộc là bảo hành tính thời gian nào vậy tiki? Mình mới mua hôm qua.</text:p>
          </table:table-cell>
          <table:table-cell table:number-columns-repeated="1023"/>
        </table:table-row>
        <table:table-row table:style-name="ro1">
          <table:table-cell office:value-type="string" calcext:value-type="string">
            <text:p>Sản phẩm lắp đặt khá dễ dàng. Dùng phát wifi khá ổn. Mình tất thích sử dụng sản phẩm của tp link. Tiki giao hàng hơi lâu nhưng gói hàng rất cẩn thận. Về điều này mình rất ưng ý khi mua hàng tại tiki. Nhà hàng xóm bên cạnh cũng nhờ mình mua cho 1 bộ.</text:p>
          </table:table-cell>
          <table:table-cell table:number-columns-repeated="1023"/>
        </table:table-row>
        <table:table-row table:style-name="ro2">
          <table:table-cell office:value-type="string" calcext:value-type="string">
            <text:p>Mình sử dụng mới đầu rất ổn định . Nhưng lúc sau mạng chập chờn . Có lúc không sử dụng internet được dù đt, ipad vẫn kết nối được với wifi ( không phải vì ở khoảng cách xa đâu nha)</text:p>
          </table:table-cell>
          <table:table-cell table:number-columns-repeated="1023"/>
        </table:table-row>
        <table:table-row table:style-name="ro3">
          <table:table-cell office:value-type="string" calcext:value-type="string">
            <text:p>đã mua năm sx 2018 ko thấy phiếu bh ko thấy tem bảo hành trên sản phẩm</text:p>
          </table:table-cell>
          <table:table-cell table:number-columns-repeated="1023"/>
        </table:table-row>
        <table:table-row table:style-name="ro6">
          <table:table-cell office:value-type="string" calcext:value-type="string">
            <text:p>1. Kết nối: nhiều bạn cũng nói vấn đề này rồi, kết nối tốt, tiện dụng. <text:s text:c="2"/>2. Mối nối: <text:s text:c="4"/>- Có 1 bạn cũng gặp trường hợp giống mình, mối nối không khớp với nhau ở một số điểm. Đeo vào là thấy hơi hơi khó chịu, đeo lâu gây đau tai cực. <text:s text:c="5"/>- Ban đầu mình không nghĩ đây là vấn đề lớn nên không liên hệ đổi trả. Bây giờ có cơ hội so với tai của bạn mình thì mới vỡ ra nó khác nhau một trời một vực. Của bạn mình mối nối rất liền lạc, đeo rất thoải mái. Mình vừa gửi hình nhờ Tiki support. Mình đã mua được 2 tuần. Không biết tiki sẽ support đổi trả hay như thế nào không.</text:p>
          </table:table-cell>
          <table:table-cell table:number-columns-repeated="1023"/>
        </table:table-row>
        <table:table-row table:style-name="ro1">
          <table:table-cell office:value-type="string" calcext:value-type="string">
            <text:p>+ check serial hộp sạc chuẩn apple chưa active + serial trên hộp sạc, serial trên tai trái, serial trên tai phải mỗi cái một kiểu, chả cái nào giống cái nào + khớp nối trên tai nghe trái thấy ok, tai phải gồ ghề, rất kém so với tai nghe bên trái và tai nghe dây đi kèm điện thoại của mình mua + chất lượng âm thanh được, giao hàng rất nhanh Cảm thấy nghi ngờ quá.</text:p>
          </table:table-cell>
          <table:table-cell table:number-columns-repeated="1023"/>
        </table:table-row>
        <table:table-row table:style-name="ro3">
          <table:table-cell office:value-type="string" calcext:value-type="string">
            <text:p>san pham kha tot, nhung do mình không sử dụng đúng theo như mục đích mua ban đầu nên thấy hơi tiếc.</text:p>
          </table:table-cell>
          <table:table-cell table:number-columns-repeated="1023"/>
        </table:table-row>
        <table:table-row table:style-name="ro3">
          <table:table-cell office:value-type="string" calcext:value-type="string">
            <text:p>Chào Tiki, <text:s/>Xin các bạn giải thích vì sao sản phẩm để bỏ TP-Link nhưng <text:s/>trang điều khiển lại báo là ruột Tenda?</text:p>
          </table:table-cell>
          <table:table-cell table:number-columns-repeated="1023"/>
        </table:table-row>
        <table:table-row table:style-name="ro2">
          <table:table-cell office:value-type="string" calcext:value-type="string">
            <text:p>Internet sau khi mở rộng sóng không ổn định, có thể do xung đột IP khi sử dụng 2 router cùng loại. Chất lượng phù hợp với giá tiền.</text:p>
          </table:table-cell>
          <table:table-cell table:number-columns-repeated="1023"/>
        </table:table-row>
        <table:table-row table:style-name="ro3">
          <table:table-cell office:value-type="string" calcext:value-type="string">
            <text:p>sản phẩm không được như ý muốn kết nối một thời gian thường ngắt tín hiệu phải reset lại mới dùng tiếp đc</text:p>
          </table:table-cell>
          <table:table-cell table:number-columns-repeated="1023"/>
        </table:table-row>
        <table:table-row table:style-name="ro1">
          <table:table-cell office:value-type="string" calcext:value-type="string">
            <text:p>Tôi đã mua và dùng 1 thời gian chất lượng khá tốt. Tai nghe mua từ 19-9-2019. <text:s/>Đên nay ngày 07-8-2020. Khi lấy tai bên phải ra để dùng thì phát hiện tai nóng ran. T đã đặt tai ra ngoài và theo dõi. Hiện tại tai vẫn chưa giám lắp lại vào kén và chưa giám sử dụng. <text:s/>Mong đc bên shop hỗ trợ kĩ thuật, t lên làm gì để sử lí lỗi này.</text:p>
          </table:table-cell>
          <table:table-cell table:number-columns-repeated="1023"/>
        </table:table-row>
        <table:table-row table:style-name="ro1">
          <table:table-cell office:value-type="string" calcext:value-type="string">
            <text:p>Nhận được tai nghe thì đập hộp ngay, và nhận được sản phẩm tệ. Về chất lượng âm thanh thì không nói đến. Về cảm quang bên ngoài thì trông sản phẩm rất tệ, như 1 tai nghe cũ. Phần mối nối dính nhiều keo và hở. Đã complain cho tiki nhưng chưa nhận được phản hồi.</text:p>
          </table:table-cell>
          <table:table-cell table:number-columns-repeated="1023"/>
        </table:table-row>
        <table:table-row table:style-name="ro1">
          <table:table-cell office:value-type="string" calcext:value-type="string">
            <text:p>Mình mua cách đây hai ngày và phát hiện ra lỗi bị hở khớp nối như nhiều người nhưng nghỉ là do lỗi chung. Nhưng sau 2 ngày sử dụng thì cảm thấy rất bị đau tai dù mình chỉ mang khi ngồi làm việc chứ chưa nói đến việc nằm sử dụng. <text:s/>Mong Tiki giải quyết giúp mình.</text:p>
          </table:table-cell>
          <table:table-cell table:number-columns-repeated="1023"/>
        </table:table-row>
        <table:table-row table:style-name="ro3">
          <table:table-cell office:value-type="string" calcext:value-type="string">
            <text:p>Sóng yếu chỉ dùng trong 1 phòng, tín hiệu yếu khi có vật cản như tường nhà</text:p>
          </table:table-cell>
          <table:table-cell table:number-columns-repeated="1023"/>
        </table:table-row>
        <table:table-row table:style-name="ro6">
          <table:table-cell office:value-type="string" calcext:value-type="string">
            <text:p>Mình mua Airpods gen 2 bản sạc thường của nhà cung cấp Fantasy cách đây 1 tháng. Bỏ qua những ưu điểm của Airpods mang lại thì sau một thời gian sử dụng mình phát hiện ra là Airpods tự động ngắt kết nối rất nhiều và có thông báo như trên hình, ngoài ra lúc tai nghe có lượng pin &gt;20% không có thông báo hết pin. Nó không giống như Airpods 1 mà mình dùng trước kia. Mình đang đặt mua thêm 1 cái nữa ở Fantasy cho một người bạn nhưng sau khi bị những lỗi bất tiện trên mình không biết phải làm thế nào!</text:p>
          </table:table-cell>
          <table:table-cell table:number-columns-repeated="1023"/>
        </table:table-row>
        <table:table-row table:style-name="ro1">
          <table:table-cell office:value-type="string" calcext:value-type="string">
            <text:p>Mình cũng giống nhiều bạn gặp vấn đề thỉnh thoảng tai trái ko có kết nối, mối nối ko liền lạc khiến tai bị bắt bụi rất khó chịu , serial trên hộp đựng và trên tai nghe ko trùng nhau mặc dù mình bóc seal hộp. Các bạn có mua nên cân nhắc những vấn đề mình nêu , mặc dì check serial trên trang chủ apple ok nhưng cảm giác ko đc hài lòng như mua hàng sách tay.</text:p>
          </table:table-cell>
          <table:table-cell table:number-columns-repeated="1023"/>
        </table:table-row>
        <table:table-row table:style-name="ro3">
          <table:table-cell office:value-type="string" calcext:value-type="string">
            <text:p>Sau nữa năm sài thì speed còn 1/5 . May là còn bảo hành nhưng không biết ra sao dây</text:p>
          </table:table-cell>
          <table:table-cell table:number-columns-repeated="1023"/>
        </table:table-row>
        <table:table-row table:style-name="ro1">
          <table:table-cell office:value-type="string" calcext:value-type="string">
            <text:p>Giao hàng quá chậm. Mất 8 ngày để nhận hàng. Được cái có khuyến mại nên giá quá hợp lý. Mình dùng thấy không được thông minh như kì vọng. Chuyển đổi giữa các thiết bị đôi khi không được thông suốt. Khi ngắt bt giữa các thiết bị đôi khi airpod ko nhận ra mà mình phải tự thiết lập</text:p>
          </table:table-cell>
          <table:table-cell table:number-columns-repeated="1023"/>
        </table:table-row>
        <table:table-row table:style-name="ro3">
          <table:table-cell office:value-type="string" calcext:value-type="string">
            <text:p>Shop oi moi mua cai modem tp link nay no bi mat nguon gio lam sao gui bao hanh .</text:p>
          </table:table-cell>
          <table:table-cell table:number-columns-repeated="1023"/>
        </table:table-row>
        <table:table-row table:style-name="ro1">
          <table:table-cell office:value-type="string" calcext:value-type="string">
            <text:p>Mình mua từ tháng 11/2019 và rất ưng ý với sản phẩm, tuy nhiên gần đây có tình trạng tai trái không tự động kết nối với thiết bị nữa, kết nối thủ công thì chức năng double tab không hoạt động, đã tiến hành reset và thử trên các máy IOS khác đều gặp tình trạng tương tự. Sản phẩm bị lỗi phần mềm nên mình không upload hình ảnh nhé.</text:p>
          </table:table-cell>
          <table:table-cell table:number-columns-repeated="1023"/>
        </table:table-row>
        <table:table-row table:style-name="ro1">
          <table:table-cell office:value-type="string" calcext:value-type="string">
            <text:p>Sau 1 tuần mua sản phẩm tưởng rằng đã là một người may mắn khi mua Airpods 2 (sản phẩm nhiều tai tiếng) của Tiki Trading. Mọi việc đã diễn ra rất tốt - giao hàng nhanh - hộp còn nguyên seal - chưa active - mọi chức năng ổn định ***Bất ổn diễn ra sau đấy 1 tuần, cũng là lần thứ 2 cắm sạc, khi cắm sạc thì chỉ sạc được cho tai nghe, hộp sạc thì không lên % nào.</text:p>
          </table:table-cell>
          <table:table-cell table:number-columns-repeated="1023"/>
        </table:table-row>
        <table:table-row table:style-name="ro3">
          <table:table-cell office:value-type="string" calcext:value-type="string">
            <text:p>Sao sản phẩm giao cho mình không giống hình , không có nút tắt bật, nút thiết lập wps???</text:p>
          </table:table-cell>
          <table:table-cell table:number-columns-repeated="1023"/>
        </table:table-row>
        <table:table-row table:style-name="ro3">
          <table:table-cell office:value-type="string" calcext:value-type="string">
            <text:p>Dùng cũng tạm được , giao hàng nhanh. Dùng cũng k chập chờn nhiều quá</text:p>
          </table:table-cell>
          <table:table-cell table:number-columns-repeated="1023"/>
        </table:table-row>
        <table:table-row table:style-name="ro1">
          <table:table-cell office:value-type="string" calcext:value-type="string">
            <text:p>Giao hàng quá lâu. Mất tới 1 tuần mới nhận được hàng. Hàng thì ổn, dùng chưa có vấn đề gì. Nghe gọi rất to và rõ ràng. Rất ưng về khoản này. Nghe nhạc thì bình thường, chẳng khác gì tai nghe airpod đi kèm hộp iphone. Nói chung là được cái sang chảnh, chứ giá vẫn hơi chát so với giá trị.</text:p>
          </table:table-cell>
          <table:table-cell table:number-columns-repeated="1023"/>
        </table:table-row>
        <table:table-row table:style-name="ro3">
          <table:table-cell office:value-type="string" calcext:value-type="string">
            <text:p>Xài tạm ổn với mức giá . Nhưng con này có 1 nhược điểm là lâu lâu bị mất internet phải reset lại mới có, khá là khó chịu.</text:p>
          </table:table-cell>
          <table:table-cell table:number-columns-repeated="1023"/>
        </table:table-row>
        <table:table-row table:style-name="ro1">
          <table:table-cell office:value-type="string" calcext:value-type="string">
            <text:p>Tiki nên thêm chức năng theo dõi chi tiết đơn hàng, cho KH có thể xem đơn hàng hiện tại của mình đang ở đâu, vận chuyển đến đâu rồi. Chứ kiểu cập nhật trạng thái đơn hàng hiện tại rất khó để KH theo dõi. Đối với những sản phẩm không có tikinow thì giao rất chậm lại còn không có thông tin cho KH check để yên tâm. Xin phép đánh giá dịch vụ này ít sao <text:s/></text:p>
          </table:table-cell>
          <table:table-cell table:number-columns-repeated="1023"/>
        </table:table-row>
        <table:table-row table:style-name="ro1">
          <table:table-cell office:value-type="string" calcext:value-type="string">
            <text:p>- Mình có đặt mua 1 cái của tiki cũng đc gần 10 ngày rồi -Thứ nhất : Hàng đc đóng gói không chắc chắn lắm, có 1 miếng xốp to băng 3 ngón tay như bị bẻ nhìn rất kì và không biết để làm gì <text:s text:c="2"/>-Thứ hai : Thấy hoạt động không ổn định, đôi lúc tháo 1 tai ra nó k tự dừng nhạc, hoặc đôi lúc k tự kết nối dù đã reset nhiều lần</text:p>
          </table:table-cell>
          <table:table-cell table:number-columns-repeated="1023"/>
        </table:table-row>
        <table:table-row table:style-name="ro2">
          <table:table-cell office:value-type="string" calcext:value-type="string">
            <text:p>Nắp Airpods có vấn đề khi mình đụng nhẹ thì có cảm giác bị ọp ẹp, lỏng lẻo, có tiếng lạch cạch do bản lề bị lệch. Mong Tiki có thể kiểm tra sản phẩm giúp mình.</text:p>
          </table:table-cell>
          <table:table-cell table:number-columns-repeated="1023"/>
        </table:table-row>
        <table:table-row table:style-name="ro3">
          <table:table-cell office:value-type="string" calcext:value-type="string">
            <text:p>Sản phẩm hoạt động không ổn định, mất kết nối liên tục. Phải restart thiết bị nhiều lần</text:p>
          </table:table-cell>
          <table:table-cell table:number-columns-repeated="1023"/>
        </table:table-row>
        <table:table-row table:style-name="ro2">
          <table:table-cell office:value-type="string" calcext:value-type="string">
            <text:p>Sản phẩm giao nhanh, đóng gói cẩn thận, phần này Tiki làm rất kĩ, nhưng về phần sản phẩm sau 1 tháng mình sử dụng thì phần tai nghe bên trái thường xuyên không nhận sạc và cả hai tai đôi khi mất kết nối rồi sau đó kết nối lại rất khó chịu.</text:p>
          </table:table-cell>
          <table:table-cell table:number-columns-repeated="1023"/>
        </table:table-row>
        <table:table-row table:style-name="ro3">
          <table:table-cell office:value-type="string" calcext:value-type="string">
            <text:p>cứ bảo lào mạng k có sẳn cứ để dấu chấm than, thế này là sao v</text:p>
          </table:table-cell>
          <table:table-cell table:number-columns-repeated="1023"/>
        </table:table-row>
        <table:table-row table:style-name="ro2">
          <table:table-cell office:value-type="string" calcext:value-type="string">
            <text:p>Mình vừa nhận được hàng hôm nay xong! Rất thích nhưng nhấn 2 lần trên tai trái hoặc phải đều ko thấy cảm ứng nhạy, lúc được lúc ko, giờ thì hết được luôn rồi. Nhờ tiki hỗ trợ giúp mình với ạ. Thanks tiki nhiều</text:p>
          </table:table-cell>
          <table:table-cell table:number-columns-repeated="1023"/>
        </table:table-row>
        <table:table-row table:style-name="ro2">
          <table:table-cell office:value-type="string" calcext:value-type="string">
            <text:p>Không biết phải lỗi hay không. Mà cái hộp k xài cũng bị giảm dung lương nhanh chóng. Mặt dù tai nghe đã 100% nhưng hộp vẫn giảm. K biết giảm vì lí do gì. <text:s/>2 cái full 100% thì 4h chiều. Mà tới 9h cái hộp giảm 50% k biết tại sao. K xài luôn</text:p>
          </table:table-cell>
          <table:table-cell table:number-columns-repeated="1023"/>
        </table:table-row>
        <table:table-row table:style-name="ro3">
          <table:table-cell office:value-type="string" calcext:value-type="string">
            <text:p>Sóng yếu, chỉ nên dùng nếu phát sóng 1 tầng ~ 30m2</text:p>
          </table:table-cell>
          <table:table-cell table:number-columns-repeated="1023"/>
        </table:table-row>
        <table:table-row table:style-name="ro3">
          <table:table-cell office:value-type="string" calcext:value-type="string">
            <text:p>Độ ổn định và phủ sóng kém.</text:p>
          </table:table-cell>
          <table:table-cell table:number-columns-repeated="1023"/>
        </table:table-row>
        <table:table-row table:style-name="ro3">
          <table:table-cell office:value-type="string" calcext:value-type="string">
            <text:p>- Dùng tạm ổn nhưng thi thoảng bị rớt mạng, 1 tháng khoảng vài lần</text:p>
          </table:table-cell>
          <table:table-cell table:number-columns-repeated="1023"/>
        </table:table-row>
        <table:table-row table:style-name="ro3">
          <table:table-cell office:value-type="string" calcext:value-type="string">
            <text:p>Hộp nhìn cũ nhưng vẫn xài tốt</text:p>
          </table:table-cell>
          <table:table-cell table:number-columns-repeated="1023"/>
        </table:table-row>
        <table:table-row table:style-name="ro3">
          <table:table-cell office:value-type="string" calcext:value-type="string">
            <text:p>Chất lượng sản phẩm OK...</text:p>
          </table:table-cell>
          <table:table-cell table:number-columns-repeated="1023"/>
        </table:table-row>
        <table:table-row table:style-name="ro3">
          <table:table-cell office:value-type="string" calcext:value-type="string">
            <text:p>cho e hoi minh phai mua them gi nua moi su dung duoc wifi z</text:p>
          </table:table-cell>
          <table:table-cell table:number-columns-repeated="1023"/>
        </table:table-row>
        <table:table-row table:style-name="ro3">
          <table:table-cell office:value-type="string" calcext:value-type="string">
            <text:p>lâu lâu bị mất sóng, phải tắt nguồn khoảng 5 phút rồi mở lại mới ok</text:p>
          </table:table-cell>
          <table:table-cell table:number-columns-repeated="1023"/>
        </table:table-row>
        <table:table-row table:style-name="ro2">
          <table:table-cell office:value-type="string" calcext:value-type="string">
            <text:p>Cho em hỏi xí !!! Sao airpods âm thanh không bằng earpods í với lại em có cài chế độ chạm 2 lần vào bên phải để tắt nhạc chạm 2 lần kế tiếp sẽ mở nhạc vậy mà chạm 2 lần kế tiếp không phát nhạc luôn !!!</text:p>
          </table:table-cell>
          <table:table-cell table:number-columns-repeated="1023"/>
        </table:table-row>
        <table:table-row table:style-name="ro2">
          <table:table-cell office:value-type="string" calcext:value-type="string">
            <text:p>Hi, Tôi nhận được sản phẩm nhưng khi check serial trên Website thì không nhận được ngày mua tương ứng nên không biết đây phải là hàng thật hay hàng trôi nổi?</text:p>
          </table:table-cell>
          <table:table-cell table:number-columns-repeated="1023"/>
        </table:table-row>
        <table:table-row table:style-name="ro2">
          <table:table-cell office:value-type="string" calcext:value-type="string">
            <text:p>Mình mua về tặng vk nhưng xài đc 7 ngày(ít xài) nhưng đến tối hôm kia thì 1 bên tai nghe ko nghe được( không thể kết nối với tai nghe đc) Mong tiki đổi lại hàng mới cho mình!</text:p>
          </table:table-cell>
          <table:table-cell table:number-columns-repeated="1023"/>
        </table:table-row>
        <table:table-row table:style-name="ro2">
          <table:table-cell office:value-type="string" calcext:value-type="string">
            <text:p>Hàng Tiki trading. Sau 9 tháng sử dụng tạm ổn, giờ 1 tai chết. Check bảo hành báo "Purchase Date not Validated" Tiki cho mình hỏi làm sao để bảo hành sản phẩm?</text:p>
          </table:table-cell>
          <table:table-cell table:number-columns-repeated="1023"/>
        </table:table-row>
        <table:table-row table:style-name="ro3">
          <table:table-cell office:value-type="string" calcext:value-type="string">
            <text:p>Sao kiểm tra sp trên web của apple ghi là không thẻ xác định ngày bảo hành sản phẩm, mình chọn hàng của TILI tradding</text:p>
          </table:table-cell>
          <table:table-cell table:number-columns-repeated="1023"/>
        </table:table-row>
        <table:table-row table:style-name="ro2">
          <table:table-cell office:value-type="string" calcext:value-type="string">
            <text:p>chất lượng hoàn thiện kém. vừa khuy hộp đã thấy viền chỗ dán keo đen đen bẩn bẩn. check imei đúng hàng hãng. tự kích bảo hành. dùng thấy ổn chưa gặp lỗi gì.</text:p>
          </table:table-cell>
          <table:table-cell table:number-columns-repeated="1023"/>
        </table:table-row>
        <table:table-row table:style-name="ro3">
          <table:table-cell office:value-type="string" calcext:value-type="string">
            <text:p>sản phẩm phát ra wifi yếu. chơi LQ giật hoài.......</text:p>
          </table:table-cell>
          <table:table-cell table:number-columns-repeated="1023"/>
        </table:table-row>
        <table:table-row table:style-name="ro3">
          <table:table-cell office:value-type="string" calcext:value-type="string">
            <text:p>Sp dùng khá ổn, chỉ có dây sạc kém chất lượng, bị đứt sau gần 2 tuần sử dụng và ko thuộc tr/hợp đc bảo hành.</text:p>
          </table:table-cell>
          <table:table-cell table:number-columns-repeated="1023"/>
        </table:table-row>
        <table:table-row table:style-name="ro3">
          <table:table-cell office:value-type="string" calcext:value-type="string">
            <text:p>Mối nối nhìn rất rõ và ko đều. Có dính 1 ít keo. Dùng từ iphone ipad mac nhưng tới em này hơi thất vọng về độ hoàn thiện.</text:p>
          </table:table-cell>
          <table:table-cell table:number-columns-repeated="1023"/>
        </table:table-row>
        <table:table-row table:style-name="ro3">
          <table:table-cell office:value-type="string" calcext:value-type="string">
            <text:p>Mình đã mua bên nhà cung cấp Tiki trading, mà chưa active thành công shop giúp mình có thể giúp mình active được không ạ</text:p>
          </table:table-cell>
          <table:table-cell table:number-columns-repeated="1023"/>
        </table:table-row>
        <table:table-row table:style-name="ro2">
          <table:table-cell office:value-type="string" calcext:value-type="string">
            <text:p>Sản phẩm nhận được nguyên sale, chưa active, chưa kích hoạt bảo hành, tai nghe êm. Mới dùng nên để thời gian nữa xem sao.</text:p>
          </table:table-cell>
          <table:table-cell table:number-columns-repeated="1023"/>
        </table:table-row>
        <table:table-row table:style-name="ro8">
          <table:table-cell office:value-type="string" calcext:value-type="string">
            <text:p>Tai nghe có dấu hiệu được sửa chữa, có vết keo, lắp viền tai không kín. 😢， Tuy nhiên vẫn đang dùng ổn định sau 2 tháng mua.</text:p>
          </table:table-cell>
          <table:table-cell table:number-columns-repeated="1023"/>
        </table:table-row>
        <table:table-row table:style-name="ro2">
          <table:table-cell office:value-type="string" calcext:value-type="string">
            <text:p>Tiki giao hàng rất nhanh, nhưng khi mở Airpod bóc steal thì đã bị trầy. Về Airpod chất âm ổn, Bluetooth kết nối càng ngày càng nhanh hơn.</text:p>
          </table:table-cell>
          <table:table-cell table:number-columns-repeated="1023"/>
        </table:table-row>
        <table:table-row table:style-name="ro6">
          <table:table-cell office:value-type="string" calcext:value-type="string">
            <text:p>Đặt hàng trên Tiki chắc cũng hơn 60 đơn rồi, cứ nghĩ là mình sẽ không bao giờ thất vọng với chất lượng của Tiki. Nhưng đến đơn hàng mùa sale 12.12, thì mình lại nghĩ khác. Tiki cứ chạy theo số lượng đơn mà quên không đảm bảo chất lượng sản phẩm. Đây là cái usb mình vừa nhận về. Không bọc chống sốc, có vẻ sản phẩm đã bị bóc ra trước. Trong 3 hình, hình cắt ngay chỗ để usb là mình khui ra đã thấy(?). Còn vết cắt ở phần trên bao bì là mình cắt. Mình hoàn toàn tin đây là hàng chính hãng. Nhưng cách đóng gói hàng và bao bì sản phẩm làm mình thất vọng.</text:p>
          </table:table-cell>
          <table:table-cell table:number-columns-repeated="1023"/>
        </table:table-row>
        <table:table-row table:style-name="ro7">
          <table:table-cell office:value-type="string" calcext:value-type="string">
            <text:p>Mình đặt mua 2 cái vào 2 đợt giảm giá, đợt 1 giá 140k, đợt 2 giá 134k, đều cung cấp bởi Tin Học - Viễn Thông. Tuy nhiên khi nhận hàng thì đợt 1 sản phẩm không đúng như mô tả, đáng lẽ phải là nhập khẩu và dán tem (trên USB) của FPT như hình ảnh trên Tiki đã thông tin, nhưng đây lại là nhập khẩu bởi Cty CP Tin học Viết Sơn, tem thì có tên viết tắt là PT và dán đè lên 1 tem khác. Còn đợt 2 thì Tiki giao hàng đúng như mô tả, không vấn đề. <text:s/>Không biết có phải do mình khó tính quá không, nhưng tại sao sản phẩm rẻ hơn là của FPT còn sản phẩm đắt hơn lại là của 1 công ty khác nhập khẩu? Trên Tiki cũng không có thông tin về việc sản phẩm khi nhận có thể khác về nhà nhập khẩu (hoặc nhà phân phối). Thiết nghĩ Tiki nên rõ ràng về vấn đề này, đừng lấy hình ảnh USB có tem của FPT để khách hàng nghĩ đây là sản phẩm được nhập khẩu bởi công ty lớn, mọi người sẽ yên tâm hơn về chất lượng sản phẩm, bảo hành sản phẩm.</text:p>
          </table:table-cell>
          <table:table-cell table:number-columns-repeated="1023"/>
        </table:table-row>
        <table:table-row table:style-name="ro3">
          <table:table-cell office:value-type="string" calcext:value-type="string">
            <text:p>Hàng giao nhanh tuy nhiên không gửi lời nhắn. Không chọn được đóng gói hộp quà. Tiki cần cải thiện giao hàng quà tặng</text:p>
          </table:table-cell>
          <table:table-cell table:number-columns-repeated="1023"/>
        </table:table-row>
        <table:table-row table:style-name="ro3">
          <table:table-cell office:value-type="string" calcext:value-type="string">
            <text:p>Tai nghe của mình bị 1 bên không nghe được và bị chập chờn. Tiki hướng dẫn bảo hành giúp mình nhé.</text:p>
          </table:table-cell>
          <table:table-cell table:number-columns-repeated="1023"/>
        </table:table-row>
        <table:table-row table:style-name="ro4">
          <table:table-cell office:value-type="string" calcext:value-type="string">
            <text:p>Tôi đặt hàng từ 19/10, Tiki hẹn giao hàng ngày 22/10 nhưng phải đến 27/10 mới nhận được mà không có 1 thông báo giao chậm gì. Đây là lần thứ 2 mua hàng của Tiki gặp trường hợp này rồi. Về sản phẩm thì dung lượng thực tế 28,8GB; tốc độ 10-20MB/s tùy file (chấp nhận được), nhưng thao tác file dung lượng lớn (khoảng hơn 6GB) thì báo lỗi Không đủ chỗ trống (dù USB trắng tinh). Để chấm điểm thì trừ 1/2 Sao cho chất lượng sản phẩm và 1+1/2 Sao cho dịch vụ giao hàng!</text:p>
          </table:table-cell>
          <table:table-cell table:number-columns-repeated="1023"/>
        </table:table-row>
        <table:table-row table:style-name="ro1">
          <table:table-cell office:value-type="string" calcext:value-type="string">
            <text:p>Mình dùng ko thường xuyên lắm vì nhu cầu ko nhiều, lúc đầu mới mua thì dùng ổn, tuy ko nhanh bằng tiêu chuẩn usb 3.0 nhưng nói chung dùng khá dc. Nhưng khoảng tầm 4 tháng sau thì cắm vào máy tính ko nhận, thử hết các "lỗ" rồi, chẹp có thể ngoài tai nghe ra hàng kingston ko ngon :&gt;</text:p>
          </table:table-cell>
          <table:table-cell table:number-columns-repeated="1023"/>
        </table:table-row>
        <table:table-row table:style-name="ro5">
          <table:table-cell office:value-type="string" calcext:value-type="string">
            <text:p>Mình đặt hàng lúc 16h chiều và tikinow xác nhận giao trước 10h. Mình đi làm về tầm 11h. Thế là không có chỗ thông báo cụ thể giờ giao hàng được. Khi bạn giao hàng đến nhà mình không báo trước, bạn ấy giao lúc gần 9h mình còn ở cơ quan cách nhà 1km. Mình nêu ra 2 lựa chọn 1 là bạn giao cho mình ở cơ quan, 2 là bạn đoi 11h mình về giao nhé. Nv giao rất thái độ, nói qua điện thoại rằng thế là tốn tiền xăng e r, càu nhàu thêm 2-3 câu, tỏ thái độ với mình khi giao tại cơ quan. Mình nghĩ lỗi cung k phải do bạn ấy nhưng tikinow cần thêm mục khoãng giờ giao hoặc gọi điện thoại cho khách hàng trước nữa tiếng khi giao hàng.</text:p>
          </table:table-cell>
          <table:table-cell table:number-columns-repeated="1023"/>
        </table:table-row>
        <table:table-row table:style-name="ro2">
          <table:table-cell office:value-type="string" calcext:value-type="string">
            <text:p>Tốc độ đọc và ghi ổn so với giá, nhưng cái của mình đã chết sao khi cài Linux cho máy tính, nó không thể format mặc dù mình đã thử mọi cách, bất kì trò gì nhưng nó không thể nào <text:s/>dùng được nữa, vì giá rẻ nên lười bảo hành</text:p>
          </table:table-cell>
          <table:table-cell table:number-columns-repeated="1023"/>
        </table:table-row>
        <table:table-row table:style-name="ro2">
          <table:table-cell office:value-type="string" calcext:value-type="string">
            <text:p>tiki giao hàng tốt, đóng gói sp tốt. nhưng có điều mình ko hiểu sao lần nào mua thẻ nhớ, usb đều bị cắt sp ra ntn, ko hiểu tiki lấy sp ra để làm gì.</text:p>
          </table:table-cell>
          <table:table-cell table:number-columns-repeated="1023"/>
        </table:table-row>
        <table:table-row table:style-name="ro2">
          <table:table-cell office:value-type="string" calcext:value-type="string">
            <text:p>Sản phẩm hỏng nhanh, mới xài được một tháng mà đã ra đi rồi. Sản phẩm hỏng nhanh, mới xài được một tháng mà đã ra đi rồi. Sản phẩm hỏng nhanh, mới xài được một tháng mà đã ra đi rồi.</text:p>
          </table:table-cell>
          <table:table-cell table:number-columns-repeated="1023"/>
        </table:table-row>
        <table:table-row table:style-name="ro2">
          <table:table-cell office:value-type="string" calcext:value-type="string">
            <text:p>mình vừa nhận hàng xong ,đóng gói rất cẩn thận , giao hàng đúng giờ. Nhưng mình test thì dung lượng chỉ có gần 28.8 GB không đúng với <text:s/>quảng cáo.</text:p>
          </table:table-cell>
          <table:table-cell table:number-columns-repeated="1023"/>
        </table:table-row>
        <table:table-row table:style-name="ro3">
          <table:table-cell office:value-type="string" calcext:value-type="string">
            <text:p>Sài một thời gian thì bị lỗi bluetooh kết nối nhưng không nghe được âm thanh.</text:p>
          </table:table-cell>
          <table:table-cell table:number-columns-repeated="1023"/>
        </table:table-row>
        <table:table-row table:style-name="ro5">
          <table:table-cell office:value-type="string" calcext:value-type="string">
            <text:p>Không biết có phải do dung lượng mình lưu vào usb quá lớn nên việc lưu lại bị chậm hay không ( mình lưu 1 phát 23GB luôn , dung lượng usb là 28.8GB ) nhưng mình đọc thấy cái speed ghi có 8.6MB ( tức là mất khoảng 1h để lưu vào usb ) <text:s text:c="2"/>mình cũng không phải dân công nghệ nên việc lưu lâu 1 chút cũng không quá ảnh hưởng nhưng chất lượng không được 1 phần như quảng cáo làm mình có chút mất lòng tin vào sản phẩm . Không biết hàng mọi người thế nào hay mình nói có gì chưa đúng ko mong mọi người cho ý kiến =.= Còn nữa là vỏ đựng usb của mình có vết cắt/rạch quanh miếng nhựa trong suốt thì ko biết đây là rạch ra để tráo hàng hay bên sản xuất rạch ra trước cho mình dễ lấy với cất usb ?</text:p>
          </table:table-cell>
          <table:table-cell table:number-columns-repeated="1023"/>
        </table:table-row>
        <table:table-row table:style-name="ro2">
          <table:table-cell office:value-type="string" calcext:value-type="string">
            <text:p>Ban đầu giá bổng nhiên nhảy lên 280k, rồi đặt xong thì hôm sau giảm lại 150k. Do dùng coupon nên ko hủy được, bực mình thật. Cổng usb 3.0 thì ko nhận, nhưng cắm lại 2.0 thì nhận wtf, đã test 2 máy pc và laptop</text:p>
          </table:table-cell>
          <table:table-cell table:number-columns-repeated="1023"/>
        </table:table-row>
        <table:table-row table:style-name="ro2">
          <table:table-cell office:value-type="string" calcext:value-type="string">
            <text:p>Chạy đc mấy giây lại dừng rồi lại chạy mấy giây lại dừng video 2gb chuyển gần nữa tiếng, đánh giá 3 sao vì được cái mẫu mã đẹp, chứ tốc độ thua usb thường mình mua ngoài chợ luôn.</text:p>
          </table:table-cell>
          <table:table-cell table:number-columns-repeated="1023"/>
        </table:table-row>
        <table:table-row table:style-name="ro3">
          <table:table-cell office:value-type="string" calcext:value-type="string">
            <text:p>Giao hàng nhanh nhưng năng double siêu kém. Mong cái gì đó chuẩn hơn ở apple</text:p>
          </table:table-cell>
          <table:table-cell table:number-columns-repeated="1023"/>
        </table:table-row>
        <table:table-row table:style-name="ro2">
          <table:table-cell office:value-type="string" calcext:value-type="string">
            <text:p>Mua về tặng anh bạn, nhưng chưa được lâu anh nhờ bảo hàng vì ko kết nối đc với máy tính. Được cái tiki bảo hành 1 đổi 1 nên ok, viết mail là có người đến đem bảo hành.</text:p>
          </table:table-cell>
          <table:table-cell table:number-columns-repeated="1023"/>
        </table:table-row>
        <table:table-row table:style-name="ro3">
          <table:table-cell office:value-type="string" calcext:value-type="string">
            <text:p>Nó hơi bị lỗi về mặt kết nối nhiều khi còn bị những lỗi thuông thường khác</text:p>
          </table:table-cell>
          <table:table-cell table:number-columns-repeated="1023"/>
        </table:table-row>
        <table:table-row table:style-name="ro3">
          <table:table-cell office:value-type="string" calcext:value-type="string">
            <text:p>Có khi kết nối rất tốt khi thì k kết nối. Được cái Pin cầm lâu tốt.</text:p>
          </table:table-cell>
          <table:table-cell table:number-columns-repeated="1023"/>
        </table:table-row>
        <table:table-row table:style-name="ro3">
          <table:table-cell office:value-type="string" calcext:value-type="string">
            <text:p>Cho mình hỏi nếu sản phẩm bị trục trặc thì đến store có chế độ bảo hành không ạ?</text:p>
          </table:table-cell>
          <table:table-cell table:number-columns-repeated="1023"/>
        </table:table-row>
        <table:table-row table:style-name="ro2">
          <table:table-cell office:value-type="string" calcext:value-type="string">
            <text:p>Cắm vào cổng USB 3.0 Đọc : 100MB/s ổn định Ghi: chập chờn lên xuống 25MB --&gt; 0 --&gt; 25MB <text:s text:c="2"/>Mua 1 cái 32GB và 2 cái 16GB , <text:s/>tốc độ cái nào cũng vậy đọc ổn định, ghi chập chờn</text:p>
          </table:table-cell>
          <table:table-cell table:number-columns-repeated="1023"/>
        </table:table-row>
        <table:table-row table:style-name="ro3">
          <table:table-cell office:value-type="string" calcext:value-type="string">
            <text:p>Giao hàng trễ gần 1 tuần, chất lượng thì ok, tiki nên xem xét lại vấn đề giao hàng</text:p>
          </table:table-cell>
          <table:table-cell table:number-columns-repeated="1023"/>
        </table:table-row>
        <table:table-row table:style-name="ro3">
          <table:table-cell office:value-type="string" calcext:value-type="string">
            <text:p>Cai tai nghe airpop mình bên phải bị hư. Shop bảo hành hộ mình <text:s/>với</text:p>
          </table:table-cell>
          <table:table-cell table:number-columns-repeated="1023"/>
        </table:table-row>
        <table:table-row table:style-name="ro3">
          <table:table-cell office:value-type="string" calcext:value-type="string">
            <text:p>Hình như có 1 bên bị nhỏ hơn thì có đc hỗ trợ đổi không ạ</text:p>
          </table:table-cell>
          <table:table-cell table:number-columns-repeated="1023"/>
        </table:table-row>
        <table:table-row table:style-name="ro2">
          <table:table-cell office:value-type="string" calcext:value-type="string">
            <text:p>2 usb của 2 nhà cung cấp khác nhau. Khi đo tốc độ đọc ghi cũng cho ra 2 kết quả khác nhau. Vậy cái nào là hàng chuẩn chính hãng hay cả 2 đều là hàng fake?</text:p>
          </table:table-cell>
          <table:table-cell table:number-columns-repeated="1023"/>
        </table:table-row>
        <table:table-row table:style-name="ro2">
          <table:table-cell office:value-type="string" calcext:value-type="string">
            <text:p>usb từng đc bảo hành cắm vào vẫn nhận nhưng k cho cppy file vào phải thiết lập lại cho dù forrmat vẫn k đc phaie chuyển đổi trạng thái của usb</text:p>
          </table:table-cell>
          <table:table-cell table:number-columns-repeated="1023"/>
        </table:table-row>
        <table:table-row table:style-name="ro2">
          <table:table-cell office:value-type="string" calcext:value-type="string">
            <text:p>Sản phẩm dùng được nên mình không đổi lại tiki, nhưng bao bì bị rạch như mình chụp ở dưới, nên thực sự k được hài lòng lắm. Tks!</text:p>
          </table:table-cell>
          <table:table-cell table:number-columns-repeated="1023"/>
        </table:table-row>
        <table:table-row table:style-name="ro3">
          <table:table-cell office:value-type="string" calcext:value-type="string">
            <text:p>Chỉ mình cách active bảo hành nha Tiki. Mình mới mua hôm qua.</text:p>
          </table:table-cell>
          <table:table-cell table:number-columns-repeated="1023"/>
        </table:table-row>
        <table:table-row table:style-name="ro3">
          <table:table-cell office:value-type="string" calcext:value-type="string">
            <text:p>Tai của mình bị lỗi bên trái giờ k nghe đc tai trái, nhờ tiki hỗ trợ</text:p>
          </table:table-cell>
          <table:table-cell table:number-columns-repeated="1023"/>
        </table:table-row>
        <table:table-row table:style-name="ro2">
          <table:table-cell office:value-type="string" calcext:value-type="string">
            <text:p>Vỏ nhựa đựng usb đã bị bốc, mình nghĩ là hàng đã qua sử dụng hoặc đã đổi vỏ. Nhưng sử dụng đồ giảm giá mà nên xài ko ý kiến cho mấy</text:p>
          </table:table-cell>
          <table:table-cell table:number-columns-repeated="1023"/>
        </table:table-row>
        <table:table-row table:style-name="ro1">
          <table:table-cell office:value-type="string" calcext:value-type="string">
            <text:p>Điểm cộng: kiểu dáng đẹp, gọn tay, rất thích, giá lại khá rẻ và còn được bảo hành tận đến 2 năm. Các bạn mình sau khi thấy sản phẩm thì hỏi thăm mua ở đâu mà có lên tiki đặt thêm mấy cái.</text:p>
            <text:p>Điểm trừ: Format rồi mà có 29,2 GB thôi à</text:p>
          </table:table-cell>
          <table:table-cell table:number-columns-repeated="1023"/>
        </table:table-row>
        <table:table-row table:style-name="ro3">
          <table:table-cell office:value-type="string" calcext:value-type="string">
            <text:p>mình dùng liên tục mà lâu lâu nó cứ tự ngắt kết nối là sao ạ</text:p>
          </table:table-cell>
          <table:table-cell table:number-columns-repeated="1023"/>
        </table:table-row>
        <table:table-row table:style-name="ro2">
          <table:table-cell office:value-type="string" calcext:value-type="string">
            <text:p>cái này trong hình thấy chữ taiwan vậy mà nhận hàng xong chiều gắn vào máy chạy mới phát hiện ra chữ china thật buồn tiki quá . ko uy tín lắm</text:p>
          </table:table-cell>
          <table:table-cell table:number-columns-repeated="1023"/>
        </table:table-row>
        <table:table-row table:style-name="ro3">
          <table:table-cell office:value-type="string" calcext:value-type="string">
            <text:p>sao mình mua về mà thấy cái vỏ nó bị cắt trước rồi nhỉ. <text:s/>cả 2 cái đều bị cắt. <text:s/>cái khung đựng usb ý. <text:s/>bạn giải thích hộ mình với</text:p>
          </table:table-cell>
          <table:table-cell table:number-columns-repeated="1023"/>
        </table:table-row>
        <table:table-row table:style-name="ro3">
          <table:table-cell office:value-type="string" calcext:value-type="string">
            <text:p>Tai nghe tạm ổn check đc mã id mà ncl kết nối vẫn hơi kém</text:p>
          </table:table-cell>
          <table:table-cell table:number-columns-repeated="1023"/>
        </table:table-row>
        <table:table-row table:style-name="ro2">
          <table:table-cell office:value-type="string" calcext:value-type="string">
            <text:p>Dịch vụ giao hàng nhanh, sản phẩm được gói kỹ càng. Mẫu mã gọn đẹp, tinh tế. Dung lượng usb còn 28GB, tuy là usb 3.1 nhưng cho tốc độ không như mong muốn. Giá cả vừa phải nhưng tiki đừng tính ship nữa thì ok</text:p>
          </table:table-cell>
          <table:table-cell table:number-columns-repeated="1023"/>
        </table:table-row>
        <table:table-row table:style-name="ro3">
          <table:table-cell office:value-type="string" calcext:value-type="string">
            <text:p>Sản phẩm như hình tuy nhiên bóc ra thấy phần bao bị cắt mở. K rõ hàng còn zin hay k.</text:p>
          </table:table-cell>
          <table:table-cell table:number-columns-repeated="1023"/>
        </table:table-row>
        <table:table-row table:style-name="ro3">
          <table:table-cell office:value-type="string" calcext:value-type="string">
            <text:p>Sao bình thường mua hàng fpt là tem có chữ fpt trên 3 ô màu, sao usb này lại là 3 ô màu k có chữ nhỉ?</text:p>
          </table:table-cell>
          <table:table-cell table:number-columns-repeated="1023"/>
        </table:table-row>
        <table:table-row table:style-name="ro3">
          <table:table-cell office:value-type="string" calcext:value-type="string">
            <text:p>Đúng như mọi người nói, hộp của e cũng bị rạch trước và không có chữ fpt</text:p>
          </table:table-cell>
          <table:table-cell table:number-columns-repeated="1023"/>
        </table:table-row>
        <table:table-row table:style-name="ro3">
          <table:table-cell office:value-type="string" calcext:value-type="string">
            <text:p>Tem này không phải của fpt và chấm mực hạn bảo hành trên tem rất dễ phai</text:p>
          </table:table-cell>
          <table:table-cell table:number-columns-repeated="1023"/>
        </table:table-row>
        <table:table-row table:style-name="ro3">
          <table:table-cell office:value-type="string" calcext:value-type="string">
            <text:p>Xài cũng tạm được không khác mấy những thương hiệu khác. Cũng vào máy giặt vài lần rồi mà cũng OK</text:p>
          </table:table-cell>
          <table:table-cell table:number-columns-repeated="1023"/>
        </table:table-row>
        <table:table-row table:style-name="ro3">
          <table:table-cell office:value-type="string" calcext:value-type="string">
            <text:p>Chất lượng không phải vấn đề, vấn đề là 18/2 đặt và 1/3 mới nhận được tức hơn 10 ngày sau mới nhận được hàng.</text:p>
          </table:table-cell>
          <table:table-cell table:number-columns-repeated="1023"/>
        </table:table-row>
        <table:table-row table:style-name="ro3">
          <table:table-cell office:value-type="string" calcext:value-type="string">
            <text:p>mình không kiểm tra đc ngày còn lại bh, mong tiki kiểm tra hộ mình</text:p>
          </table:table-cell>
          <table:table-cell table:number-columns-repeated="1023"/>
        </table:table-row>
        <table:table-row table:style-name="ro2">
          <table:table-cell office:value-type="string" calcext:value-type="string">
            <text:p>san pham khong dat khi ghi du lieu, <text:s/>chat luong tam thoi, <text:s/>tiki de nghi thu hoi kiem tra nhung vi phien ha nen toi da khong doi san pham,</text:p>
          </table:table-cell>
          <table:table-cell table:number-columns-repeated="1023"/>
        </table:table-row>
        <table:table-row table:style-name="ro3">
          <table:table-cell office:value-type="string" calcext:value-type="string">
            <text:p>Bị hư 1 bên tai giờ sao sửa đc đây</text:p>
          </table:table-cell>
          <table:table-cell table:number-columns-repeated="1023"/>
        </table:table-row>
        <table:table-row table:style-name="ro3">
          <table:table-cell office:value-type="string" calcext:value-type="string">
            <text:p>Tiki giao hàng nhanh. Tuy nhiên sản phẩm đã bị khui hàng.</text:p>
          </table:table-cell>
          <table:table-cell table:number-columns-repeated="1023"/>
        </table:table-row>
        <table:table-row table:style-name="ro3">
          <table:table-cell office:value-type="string" calcext:value-type="string">
            <text:p>Tốc độ truyền tải khá thấp, tiền nào của đó thôi. dùng lưu trữ những thứ nhỏ nhặt thì cũng tạm ổn.</text:p>
          </table:table-cell>
          <table:table-cell table:number-columns-repeated="1023"/>
        </table:table-row>
        <table:table-row table:style-name="ro3">
          <table:table-cell office:value-type="string" calcext:value-type="string">
            <text:p>Sao sản phẩm của tôi gắn trong máy chỉ có 28,8G mà trên TIKI lại ghi tới 32BG</text:p>
          </table:table-cell>
          <table:table-cell table:number-columns-repeated="1023"/>
        </table:table-row>
        <table:table-row table:style-name="ro3">
          <table:table-cell office:value-type="string" calcext:value-type="string">
            <text:p>Mua 2 USB kingston 32G mà giao 1 cái 16G 1 cái 32G Shop h Gửi đổi giúp lại 1 cái 32G nhé</text:p>
          </table:table-cell>
          <table:table-cell table:number-columns-repeated="1023"/>
        </table:table-row>
        <table:table-row table:style-name="ro3">
          <table:table-cell office:value-type="string" calcext:value-type="string">
            <text:p>usb tải chậm, dung lượng thật 28 gb usb tải chậm, dung lượng thật 28 gb</text:p>
          </table:table-cell>
          <table:table-cell table:number-columns-repeated="1023"/>
        </table:table-row>
        <table:table-row table:style-name="ro3">
          <table:table-cell office:value-type="string" calcext:value-type="string">
            <text:p>Cho hỏi sp ko phải tem bảo hành như trong ảnh, liệu usb có vấn đề gì ko vậy</text:p>
          </table:table-cell>
          <table:table-cell table:number-columns-repeated="1023"/>
        </table:table-row>
        <table:table-row table:style-name="ro3">
          <table:table-cell office:value-type="string" calcext:value-type="string">
            <text:p>nhìn qua thấy tem k gióng trong hình là k ưng rồi k nhẽ lại trả lại hàng</text:p>
          </table:table-cell>
          <table:table-cell table:number-columns-repeated="1023"/>
        </table:table-row>
        <table:table-row table:style-name="ro3">
          <table:table-cell office:value-type="string" calcext:value-type="string">
            <text:p>Sài tạm được với mức giá đó, nhưng càng mua. thêm càng tăng giá,vậy là sao?</text:p>
          </table:table-cell>
          <table:table-cell table:number-columns-repeated="1023"/>
        </table:table-row>
        <table:table-row table:style-name="ro3">
          <table:table-cell office:value-type="string" calcext:value-type="string">
            <text:p>Đã sử dụng, thấy dùng tốt. Độ bền thì chưa biết như thế nào . . .</text:p>
          </table:table-cell>
          <table:table-cell table:number-columns-repeated="1023"/>
        </table:table-row>
        <table:table-row table:style-name="ro3">
          <table:table-cell office:value-type="string" calcext:value-type="string">
            <text:p>Vỏ nhựa bên ngoài đựng USB bị rạch, dung lượng sấp sỉ 29GB, không phải 32GB như quảng cáo.</text:p>
          </table:table-cell>
          <table:table-cell table:number-columns-repeated="1023"/>
        </table:table-row>
        <table:table-row table:style-name="ro3">
          <table:table-cell office:value-type="string" calcext:value-type="string">
            <text:p>sản phẩm Như hình <text:s/>dung lượng chỉ có 28.8 gb <text:s/>32 29.8 gb. hơi thất vọng tuy 1gb thôi</text:p>
          </table:table-cell>
          <table:table-cell table:number-columns-repeated="1023"/>
        </table:table-row>
        <table:table-row table:style-name="ro3">
          <table:table-cell office:value-type="string" calcext:value-type="string">
            <text:p>giao hàng nhanh, giá tốt. Tốc độ k cao bằng Sandisk cũng tầm giá</text:p>
          </table:table-cell>
          <table:table-cell table:number-columns-repeated="1023"/>
        </table:table-row>
        <table:table-row table:style-name="ro3">
          <table:table-cell office:value-type="string" calcext:value-type="string">
            <text:p>usb thông số 3.0 nhưng đạt tốc độ 2.0 tốc độ copy không ổn định</text:p>
          </table:table-cell>
          <table:table-cell table:number-columns-repeated="1023"/>
        </table:table-row>
        <table:table-row table:style-name="ro3">
          <table:table-cell office:value-type="string" calcext:value-type="string">
            <text:p>tốc độ copy có lúc cao nhất chỉ được 17 Mb/s, trung bình toàn nhỏ hơn 10 Mb/s</text:p>
          </table:table-cell>
          <table:table-cell table:number-columns-repeated="1023"/>
        </table:table-row>
        <table:table-row table:style-name="ro3">
          <table:table-cell office:value-type="string" calcext:value-type="string">
            <text:p>Tôi đã gửi bảo hành sản phẩm 2 tuần rồi ko thấy bên tiki liên lạc lại</text:p>
          </table:table-cell>
          <table:table-cell table:number-columns-repeated="1023"/>
        </table:table-row>
        <table:table-row table:style-name="ro3">
          <table:table-cell office:value-type="string" calcext:value-type="string">
            <text:p>Sản phẩm khá tốt. Hy vọng những sản phẩm khác cũng tốt</text:p>
          </table:table-cell>
          <table:table-cell table:number-columns-repeated="1023"/>
        </table:table-row>
        <table:table-row table:style-name="ro3">
          <table:table-cell office:value-type="string" calcext:value-type="string">
            <text:p>Mình mới mua đã hư thì bảo hành ở đâu nhỉ, đang xài tự nhiên gắn vào không nhận nữa</text:p>
          </table:table-cell>
          <table:table-cell table:number-columns-repeated="1023"/>
        </table:table-row>
        <table:table-row table:style-name="ro3">
          <table:table-cell office:value-type="string" calcext:value-type="string">
            <text:p>Dung lượng cao. USB 3.0 mà tốc độ ghi dữ liệu chậm quá.</text:p>
          </table:table-cell>
          <table:table-cell table:number-columns-repeated="1023"/>
        </table:table-row>
        <table:table-row table:style-name="ro1">
          <table:table-cell office:value-type="string" calcext:value-type="string">
            <text:p>Theo mình thấy thì nếu bạn đã có để bỏ ra số tiền 3tr4k ra để mua thì tốt hơn hết nên vào FPT shop hay TGDĐ cho yên tâm. Lại không lo về vấn đề bảo hành. Tất nhiên giá sẽ cao hơn cả triệu. Những cái gì cũng có cái giá của nó mọi người ạ.....! Thân..!</text:p>
          </table:table-cell>
          <table:table-cell table:number-columns-repeated="1023"/>
        </table:table-row>
        <table:table-row table:style-name="ro2">
          <table:table-cell office:value-type="string" calcext:value-type="string">
            <text:p>Airpods đeo những ngày đầu rất oki nhưng tầm vài ngày trở lại đây đeo để nghe nhạc hay bị giật giật. <text:s/>Mình mua bằng acc tiki của bạn nên nếu hỗ trợ thì gọi số này giúp mình: 0812999975. Mình sẽ cung cấp mã đơn hàng ạ.</text:p>
          </table:table-cell>
          <table:table-cell table:number-columns-repeated="1023"/>
        </table:table-row>
        <table:table-row table:style-name="ro2">
          <table:table-cell office:value-type="string" calcext:value-type="string">
            <text:p>Kk hôm trước thấy là tiki trading nhưng giờ thành fantasy rồi, thấy các bạn phản ánh thì đúng là không phải tự nhiên nó rẻ như vậy. Thôi ra fpt đắt hơn 1 tý mà mua cho lành mn à</text:p>
          </table:table-cell>
          <table:table-cell table:number-columns-repeated="1023"/>
        </table:table-row>
        <table:table-row table:style-name="ro3">
          <table:table-cell office:value-type="string" calcext:value-type="string">
            <text:p>Tai nghe này có kết nối đc đt SAMSUNG k vậy các bác ?Nghe muốn mua quá mà k biết ss có xài đc k nữa.</text:p>
          </table:table-cell>
          <table:table-cell table:number-columns-repeated="1023"/>
        </table:table-row>
        <table:table-row table:style-name="ro3">
          <table:table-cell office:value-type="string" calcext:value-type="string">
            <text:p>Dùng thấy ok, vấn đề còn lại là độ bền của SP thôi giao hàng hơi chậm.</text:p>
          </table:table-cell>
          <table:table-cell table:number-columns-repeated="1023"/>
        </table:table-row>
        <table:table-row table:style-name="ro3">
          <table:table-cell office:value-type="string" calcext:value-type="string">
            <text:p>chắc đeo hơi đau tai hả shop, vì tai nghe kg có miếng nhựa mềm bao bọc</text:p>
          </table:table-cell>
          <table:table-cell table:number-columns-repeated="1023"/>
        </table:table-row>
        <table:table-row table:style-name="ro3">
          <table:table-cell office:value-type="string" calcext:value-type="string">
            <text:p>Đây là hàng chính hãng việt nam hay hàng quốc tế vậy shop</text:p>
          </table:table-cell>
          <table:table-cell table:number-columns-repeated="1023"/>
        </table:table-row>
        <table:table-row table:style-name="ro3">
          <table:table-cell office:value-type="string" calcext:value-type="string">
            <text:p>nói 32gb mà có 28gb àh... kì cục</text:p>
          </table:table-cell>
          <table:table-cell table:number-columns-repeated="1023"/>
        </table:table-row>
        <table:table-row table:style-name="ro3">
          <table:table-cell office:value-type="string" calcext:value-type="string">
            <text:p>Giá rẻ, giao hàng nhanh, nhưng tiền nào của đấy thật, tốc độ ngang USB 2.0</text:p>
          </table:table-cell>
          <table:table-cell table:number-columns-repeated="1023"/>
        </table:table-row>
        <table:table-row table:style-name="ro3">
          <table:table-cell office:value-type="string" calcext:value-type="string">
            <text:p>Sản phẩm đã bị khui ra, tốc độ chỉ như usb 2.0, khá chậm.</text:p>
          </table:table-cell>
          <table:table-cell table:number-columns-repeated="1023"/>
        </table:table-row>
        <table:table-row table:style-name="ro3">
          <table:table-cell office:value-type="string" calcext:value-type="string">
            <text:p>Giao hàng nhanh, tuy nhiên mở ra thì USB đã bị mở 1 nửa, không nguyên vẹn.</text:p>
          </table:table-cell>
          <table:table-cell table:number-columns-repeated="1023"/>
        </table:table-row>
        <table:table-row table:style-name="ro3">
          <table:table-cell office:value-type="string" calcext:value-type="string">
            <text:p>Dung lượng có 28 thôi ko được 32g đâu, nhỏ gọn dễ dùng</text:p>
          </table:table-cell>
          <table:table-cell table:number-columns-repeated="1023"/>
        </table:table-row>
        <table:table-row table:style-name="ro3">
          <table:table-cell office:value-type="string" calcext:value-type="string">
            <text:p>Tốc độ truy cập ko nhanh như mong muốn</text:p>
          </table:table-cell>
          <table:table-cell table:number-columns-repeated="1023"/>
        </table:table-row>
        <table:table-row table:style-name="ro1">
          <table:table-cell office:value-type="string" calcext:value-type="string">
            <text:p>Ưu điểm: <text:s/>Ngoại hình hiện đại, hoàn thiện kỹ lưỡng ít thấy chi tiết thừa. Âm thanh tốt trong tầm giá, gắn vào tai chắc chắn do có nhiều lựa chọn cho kích cỡ nút nhét tai <text:s/>Điểm trừ: khớp nắp hộp lỏng lẻo ngay từ lúc mới khui hộp. Dùng được một tuần thì hai tai trở nên độc lập, một lần chỉ nghe được 1 tai trái hoặc phải dù pair cả hai vào điện thoại.</text:p>
          </table:table-cell>
          <table:table-cell table:number-columns-repeated="1023"/>
        </table:table-row>
        <table:table-row table:style-name="ro2">
          <table:table-cell office:value-type="string" calcext:value-type="string">
            <text:p>Sản phẩm sử dụng tốt, pin lâu và âm thanh rất ổn. Nhưng mình gặp một vấn đề là sử dụng không lâu thì bị hư mất một bên tai. Mong được TIKI hướng dẫn bảo hành!</text:p>
          </table:table-cell>
          <table:table-cell table:number-columns-repeated="1023"/>
        </table:table-row>
        <table:table-row table:style-name="ro3">
          <table:table-cell office:value-type="string" calcext:value-type="string">
            <text:p>nghe nhạc ổn . bass tốt , treble hơi thiếu . mặc dù là bluetooth 5.0 nhưng vẫn có độ trễ khoảng 0.3 giây khi choi game COD .</text:p>
          </table:table-cell>
          <table:table-cell table:number-columns-repeated="1023"/>
        </table:table-row>
        <table:table-row table:style-name="ro3">
          <table:table-cell office:value-type="string" calcext:value-type="string">
            <text:p>Giao hàng nhanh, đóng gói cẩn thận. Tai nghe chất lượng cũng tạm ổn, nhưng bắt tiếng ồn nhiều nên đeo hơi khó chịu.</text:p>
          </table:table-cell>
          <table:table-cell table:number-columns-repeated="1023"/>
        </table:table-row>
        <table:table-row table:style-name="ro3">
          <table:table-cell office:value-type="string" calcext:value-type="string">
            <text:p>sao mình kiểm tra trên máy có 28,8gb vậy ??? không biết tại máy hay tại usb</text:p>
          </table:table-cell>
          <table:table-cell table:number-columns-repeated="1023"/>
        </table:table-row>
        <table:table-row table:style-name="ro3">
          <table:table-cell office:value-type="string" calcext:value-type="string">
            <text:p>Âm thanh ổn. Nhưng phần nắp hộp hơi lỏng lẻo. Tiếc là hông có cảm ứng trên tai nghe, chuyển bài bấm mạnh hơi đau tai</text:p>
          </table:table-cell>
          <table:table-cell table:number-columns-repeated="1023"/>
        </table:table-row>
        <table:table-row table:style-name="ro3">
          <table:table-cell office:value-type="string" calcext:value-type="string">
            <text:p>xài được, nhưng khá chậm.</text:p>
          </table:table-cell>
          <table:table-cell table:number-columns-repeated="1023"/>
        </table:table-row>
        <table:table-row table:style-name="ro3">
          <table:table-cell office:value-type="string" calcext:value-type="string">
            <text:p>Có ai giống mình không,tai phải nghe nhỏ hơn bên trái.có phải lỗi của nhà sx hay thiết kế là như vậy?</text:p>
          </table:table-cell>
          <table:table-cell table:number-columns-repeated="1023"/>
        </table:table-row>
        <table:table-row table:style-name="ro3">
          <table:table-cell office:value-type="string" calcext:value-type="string">
            <text:p>mình mua 1 bộ nhưng hiện tại chỉ nghe đc 1 tai. gởi đâu bảo hành ad. tks</text:p>
          </table:table-cell>
          <table:table-cell table:number-columns-repeated="1023"/>
        </table:table-row>
        <table:table-row table:style-name="ro3">
          <table:table-cell office:value-type="string" calcext:value-type="string">
            <text:p>Phần nắp không thực sự chắc chắn. Âm thanh nghe ổn trong tầm giá. Nhưng nghe lâu hơi đau tai</text:p>
          </table:table-cell>
          <table:table-cell table:number-columns-repeated="1023"/>
        </table:table-row>
        <table:table-row table:style-name="ro3">
          <table:table-cell office:value-type="string" calcext:value-type="string">
            <text:p>Tai nghe dễ rơi nếu di chuyển hoặc tập thể thao. Khuyến cáo nên ngồi 1 chỗ mà nghe.</text:p>
          </table:table-cell>
          <table:table-cell table:number-columns-repeated="1023"/>
        </table:table-row>
        <table:table-row table:style-name="ro3">
          <table:table-cell office:value-type="string" calcext:value-type="string">
            <text:p>DÙNG BÌNH THƯỜNG, TỐC ĐỘ GHI KHÔNG NHANH DÙ LÀ USB 3.0</text:p>
          </table:table-cell>
          <table:table-cell table:number-columns-repeated="1023"/>
        </table:table-row>
        <table:table-row table:style-name="ro3">
          <table:table-cell office:value-type="string" calcext:value-type="string">
            <text:p>cảm giác dùng chưa nhanh như usb 3.0 của các hãng khác</text:p>
          </table:table-cell>
          <table:table-cell table:number-columns-repeated="1023"/>
        </table:table-row>
        <table:table-row table:style-name="ro3">
          <table:table-cell office:value-type="string" calcext:value-type="string">
            <text:p>Nghe lâu hơi đau tai, dễ rơi, mic chưa ổn lắm</text:p>
          </table:table-cell>
          <table:table-cell table:number-columns-repeated="1023"/>
        </table:table-row>
        <table:table-row table:style-name="ro3">
          <table:table-cell office:value-type="string" calcext:value-type="string">
            <text:p>Giao hàng nhanh, có điều mở usb thì dung lượng chỉ có 28.8GB :v</text:p>
          </table:table-cell>
          <table:table-cell table:number-columns-repeated="1023"/>
        </table:table-row>
        <table:table-row table:style-name="ro3">
          <table:table-cell office:value-type="string" calcext:value-type="string">
            <text:p>Cần hóa đơn VAT gấp!!!</text:p>
          </table:table-cell>
          <table:table-cell table:number-columns-repeated="1023"/>
        </table:table-row>
        <table:table-row table:style-name="ro3">
          <table:table-cell office:value-type="string" calcext:value-type="string">
            <text:p>đàm thoại ở mức trung bình</text:p>
          </table:table-cell>
          <table:table-cell table:number-columns-repeated="1023"/>
        </table:table-row>
        <table:table-row table:style-name="ro3">
          <table:table-cell office:value-type="string" calcext:value-type="string">
            <text:p>3.0 mà tốc độ chậm, chỉ khoảng 3-8MB/s, hơi thất vọng</text:p>
          </table:table-cell>
          <table:table-cell table:number-columns-repeated="1023"/>
        </table:table-row>
        <table:table-row table:style-name="ro3">
          <table:table-cell office:value-type="string" calcext:value-type="string">
            <text:p>Dùng thì ổn mà cái usb của mình vỏ hơi lỏng lẻo !!!</text:p>
          </table:table-cell>
          <table:table-cell table:number-columns-repeated="1023"/>
        </table:table-row>
        <table:table-row table:style-name="ro3">
          <table:table-cell office:value-type="string" calcext:value-type="string">
            <text:p>tốc độ hơi chậm</text:p>
          </table:table-cell>
          <table:table-cell table:number-columns-repeated="1023"/>
        </table:table-row>
        <table:table-row table:style-name="ro3">
          <table:table-cell office:value-type="string" calcext:value-type="string">
            <text:p>giao hàng muộn 5 ngày....</text:p>
          </table:table-cell>
          <table:table-cell table:number-columns-repeated="1023"/>
        </table:table-row>
        <table:table-row table:style-name="ro3">
          <table:table-cell office:value-type="string" calcext:value-type="string">
            <text:p>Không đúng hàng chính hãng</text:p>
          </table:table-cell>
          <table:table-cell table:number-columns-repeated="1023"/>
        </table:table-row>
        <table:table-row table:style-name="ro3">
          <table:table-cell office:value-type="string" calcext:value-type="string">
            <text:p>Tốc độ copy file khá chậm, chỉ nhỉnh hơn USB 2.0 một chút.</text:p>
          </table:table-cell>
          <table:table-cell table:number-columns-repeated="1023"/>
        </table:table-row>
        <table:table-row table:style-name="ro3">
          <table:table-cell office:value-type="string" calcext:value-type="string">
            <text:p>Ghi 32GB mà mua về 28.8 GB</text:p>
          </table:table-cell>
          <table:table-cell table:number-columns-repeated="1023"/>
        </table:table-row>
        <table:table-row table:style-name="ro3">
          <table:table-cell office:value-type="string" calcext:value-type="string">
            <text:p>dùng ổn</text:p>
          </table:table-cell>
          <table:table-cell table:number-columns-repeated="1023"/>
        </table:table-row>
        <table:table-row table:style-name="ro1">
          <table:table-cell office:value-type="string" calcext:value-type="string">
            <text:p>Loại này chỉ xài ở mức bình thường thôi ! không mấy mướt và mượt lắm đâu. Mình có biết Logitech, và đã dùng qua cái trước rất êm, click chuột nhẹ nhàng, và kéo cũng k có tiếng động.... Đánh giá loại này chỉ ở mức bình thường. Các bạn nào muốn mua những loại nào oki hơn thì nên đến trực tiếp tại cửa hàng !</text:p>
          </table:table-cell>
          <table:table-cell table:number-columns-repeated="1023"/>
        </table:table-row>
        <table:table-row table:style-name="ro1">
          <table:table-cell office:value-type="string" calcext:value-type="string">
            <text:p>- Ưu điểm: Chất liệu khá ứng cáp, ko ọp ẹp, cầm gọn vừa tay. Các nút và con lăn hoạt động tốt, nhạy. - Nhược điểm: Cảm giác di chuột ko đc chính xác cho lắm, chỉ ở mức chống cháy. Nắp pin lỏng. Công tắc on/off cũng lì và khó gạt, gạt xong cũng ko biết đã đc hay chưa</text:p>
          </table:table-cell>
          <table:table-cell table:number-columns-repeated="1023"/>
        </table:table-row>
        <table:table-row table:style-name="ro1">
          <table:table-cell office:value-type="string" calcext:value-type="string">
            <text:p>Híc! đọc review của mọi người thấy Ok! nên cũng mua 1 chiếc! ai dè quá thất vọng! cà giật, di chuyển khó khăn. <text:s/>muốn di chuyển chổ khác là phải nhấc lên và hạ xuống một cái! Ai dà rất bất tiện cho các đc hay làm số liệu, phải thao tác trên chuột nhiều. Giờ muốn trả hàng được không ??? Hu Hu</text:p>
          </table:table-cell>
          <table:table-cell table:number-columns-repeated="1023"/>
        </table:table-row>
        <table:table-row table:style-name="ro9">
          <table:table-cell office:value-type="string" calcext:value-type="string">
            <text:p>Khi mình đặt hàng về thì có vẻ bao bì đã bị ai đó bóc ra trước nhưng chắc là vẫn ok. Sau trải nghiệm dùng chuột có vấn cảm giác sai sai nhưng mình cho là không quen việc chuyển khi từ bàn di laptop sang chuốt. Dùng sau hơn 2 tuần mình nhận ra là không phải là không quen mà do chuột có lỗi phần mềm. Cụ thể là khi di lên xuống thì vẫn bình thường nhưng di sang 2 bên (trái-phải) thì chuột di chuyển bị lệch (thay vì đi ngang thì chuột đi chéo). Đây là lỗi do sản phẩm vì mình đã thử kết nối trên nhiều thiết bị khác nhau nhưng vẫn gặp tình trạng như thế này. Hiện tại mình vẫn giữ lại tem trên chuột và bao bì của sản phẩm. Mong phía tiki có thể liên hệ với bên cửa để đổi trả cho mình sản phẩm khác... <text:s/>Mình mong nhận được phản hồi sớm từ bất cứ phía liên quan nào</text:p>
          </table:table-cell>
          <table:table-cell table:number-columns-repeated="1023"/>
        </table:table-row>
        <table:table-row table:style-name="ro3">
          <table:table-cell office:value-type="string" calcext:value-type="string">
            <text:p>được</text:p>
          </table:table-cell>
          <table:table-cell table:number-columns-repeated="1023"/>
        </table:table-row>
        <table:table-row table:style-name="ro3">
          <table:table-cell office:value-type="string" calcext:value-type="string">
            <text:p>Dùng ok</text:p>
          </table:table-cell>
          <table:table-cell table:number-columns-repeated="1023"/>
        </table:table-row>
        <table:table-row table:style-name="ro1">
          <table:table-cell office:value-type="string" calcext:value-type="string">
            <text:p>Receiver không phải là loại Unifying nên sẽ không dùng chung 1 receiver với bàn phím được, tốn thêm 1 cổng USB. Pin nhanh hết, dù chỉ dùng khoảng 1 tiếng mỗi tối nhưng 1 viên pin chỉ trụ được 5 6 tuần, <text:s/>kém xa so với em M590 dùng ở VP gần 9 tiếng 1 ngày còn trụ được lâu hơn. Thêm nữa ai tay to và ngón tay dài thì xác định là mỏi</text:p>
          </table:table-cell>
          <table:table-cell table:number-columns-repeated="1023"/>
        </table:table-row>
        <table:table-row table:style-name="ro1">
          <table:table-cell office:value-type="string" calcext:value-type="string">
            <text:p>Mua hàng tikinow giao nhanh. Lịch giao là trước 10h sáng 28/4, đến tận 13h30 ngày 2/5 hàng mới tới tay. Con chuột mới dùng thử thấy tạm ổn. Cùng một mã hàng với con chuột cũ nhưng ở nút bật on off không có phân biệt màu xanh - đỏ như con cũ nên khó nhìn. <text:s/>Không quá hài lòng vì giao chậm và thiếu chi tiết nhỏ trên sản phẩm.</text:p>
          </table:table-cell>
          <table:table-cell table:number-columns-repeated="1023"/>
        </table:table-row>
        <table:table-row table:style-name="ro1">
          <table:table-cell office:value-type="string" calcext:value-type="string">
            <text:p>Cảm quan: có thể cho 5 sao về <text:s/>chất lượng, chuột mới, click nhậy, mới dùng chưa thể đưa ra thêm nhận xét. <text:s text:c="2"/>Dịch vụ ship: Hàng mua ghi TikiNow Giao hàng vào ngày hôm sau (02/05), nhưng mua từ 01/05 đến 04/05 mới nhận đc, check <text:s/>trạng thái đơn hàng: luôn trong tình trạng đã <text:s/>giao vận chuyển.</text:p>
          </table:table-cell>
          <table:table-cell table:number-columns-repeated="1023"/>
        </table:table-row>
        <table:table-row table:style-name="ro2">
          <table:table-cell office:value-type="string" calcext:value-type="string">
            <text:p>Chuột khá ổn hơi nhỏ so với bàn tay mình, nhưng mà có 1 điều là đèn ở dưới chuột không sáng. Mình bật công tắc on rồi gắn pin rồi, dùng được nhưng đèn ở dưới chuột không sáng</text:p>
          </table:table-cell>
          <table:table-cell table:number-columns-repeated="1023"/>
        </table:table-row>
        <table:table-row table:style-name="ro2">
          <table:table-cell office:value-type="string" calcext:value-type="string">
            <text:p>- Đầu tiên là việc tiki giao hàng quá lâu - Sản phẩm dùng OK nhưng nắp đậy pin quá lỏng, chạm nhẹ cái là đã tọt ra rồi - Số P/N và S/N dán trên chuột và trên hộp không khớp nhau (chính hãng mình nghĩ không có chuyện như vậy).</text:p>
          </table:table-cell>
          <table:table-cell table:number-columns-repeated="1023"/>
        </table:table-row>
        <table:table-row table:style-name="ro1">
          <table:table-cell office:value-type="string" calcext:value-type="string">
            <text:p>Tiki luôn giao hàng đúng hẹn, thường sớm hơn dự kiến.?</text:p>
            <text:p>Sản phẩm không như kỳ vọng lắm! Vì đang dùng một con tương tự mua ở trang khác, và thấy con này không bằng con trước, chắc nguồn hàng khác nhau: cảm giác nhẹ hơn, không chắc tay, con lăn thì thô và chạy lung tung?</text:p>
          </table:table-cell>
          <table:table-cell table:number-columns-repeated="1023"/>
        </table:table-row>
        <table:table-row table:style-name="ro2">
          <table:table-cell office:value-type="string" calcext:value-type="string">
            <text:p>TRước có mua 1 con chuột như này tại Phong Vũ về xài ok nên mới lên tiki mua 1 con tương tự cho con em xài. KO hiểu sao mua về con mới xài không nhạy, không ngon bằng con cũ. Vẫn xài đến giờ ko hư hỏng gì nhưng nó không được như con kia</text:p>
          </table:table-cell>
          <table:table-cell table:number-columns-repeated="1023"/>
        </table:table-row>
        <table:table-row table:style-name="ro3">
          <table:table-cell office:value-type="string" calcext:value-type="string">
            <text:p>giao hàng nhanh nhưng có 28.8 GB thôi(lệch quá)</text:p>
          </table:table-cell>
          <table:table-cell table:number-columns-repeated="1023"/>
        </table:table-row>
        <table:table-row table:style-name="ro1">
          <table:table-cell office:value-type="string" calcext:value-type="string">
            <text:p>Chuột Logitech luôn chất lượng. Nhạy và đẹp và cầm cũng rất gọn trong lòng bàn tay dù ngón tay có dài hay ngắn. Dễ sử dụng nhưng có điều tiếng click chuột khá lớn. Mình sử dụng hơn 1 tháng rồi và thấy vẫn ổn trừ tiếng click chuột làm mình khá khó chịu vì mình làm việc vào ban đêm.</text:p>
          </table:table-cell>
          <table:table-cell table:number-columns-repeated="1023"/>
        </table:table-row>
        <table:table-row table:style-name="ro2">
          <table:table-cell office:value-type="string" calcext:value-type="string">
            <text:p>Tôi đọc nx của mn thfi thấy hầu hết đều có tem bảo hành. còn chuột của t không có. vậy nhỡ khi chuột của t có vấn đề gì thì t bảo hành kiểu gì? Ngoài ra cái nắp chỗ pin rất lỏng lẻo.</text:p>
          </table:table-cell>
          <table:table-cell table:number-columns-repeated="1023"/>
        </table:table-row>
        <table:table-row table:style-name="ro1">
          <table:table-cell office:value-type="string" calcext:value-type="string">
            <text:p>Tiki giao hàng đúng hẹn, bọc cẩn thận, kèm pin để sử dụng. Ban đầu đang sử dụng tốt, mượt, nhạy. Chuột quang nên ko có thấy đèn làm tưởng ko vào pin. Mua con này thay thế cho con fuhlen 02G cùi bắp (xài mới mấy tháng đax hư nút cuộn, giờ thì hư cả 3 nút sau 1 năm sử dụng)</text:p>
          </table:table-cell>
          <table:table-cell table:number-columns-repeated="1023"/>
        </table:table-row>
        <table:table-row table:style-name="ro2">
          <table:table-cell office:value-type="string" calcext:value-type="string">
            <text:p>Cảm giác lăn của nút cuộn cực kỳ khó chịu, không biết có phải lỗi sản phẩm hay không. Mấy con chuột 70k lăn còn êm hơn. Kích thước hơi nhỏ cầm hơi hụt tay. có thể do gang tay của mình to. Còn lại xài tốt.</text:p>
          </table:table-cell>
          <table:table-cell table:number-columns-repeated="1023"/>
        </table:table-row>
        <table:table-row table:style-name="ro2">
          <table:table-cell office:value-type="string" calcext:value-type="string">
            <text:p>Mình nhấn con lăn rất khó khăn. Mỗi lần muốn nhấn con lăn để kéo hay đóng các tab là phải nhấn cực mạnh mới có thể sử dụng. Mình muốn bảo hành sản phẩm này thì làm thế nào</text:p>
          </table:table-cell>
          <table:table-cell table:number-columns-repeated="1023"/>
        </table:table-row>
        <table:table-row table:style-name="ro2">
          <table:table-cell office:value-type="string" calcext:value-type="string">
            <text:p>Lần đầu tiên mua. Cảm nhận là hình thức nhỏ gon, đẹp và rất tiện dụng. Còn chất lượng thì phải sử dụng mới cho nhận xét được. Giá bán sản phẩm hơi đắt hơn so với những nơi khác, tuy nhiên cũng hi vọng sản phẩm bền vì là của hãng Logitech.</text:p>
          </table:table-cell>
          <table:table-cell table:number-columns-repeated="1023"/>
        </table:table-row>
        <table:table-row table:style-name="ro2">
          <table:table-cell office:value-type="string" calcext:value-type="string">
            <text:p>Vì sản phẩm không đắt nên chất lượng cũng phù hợp. Đối với những ai yêu cầu không cao về chuột như mình thì đây là sản phẩm có thể lựa chọn.</text:p>
          </table:table-cell>
          <table:table-cell table:number-columns-repeated="1023"/>
        </table:table-row>
        <table:table-row table:style-name="ro2">
          <table:table-cell office:value-type="string" calcext:value-type="string">
            <text:p>Tôi đặt mua 02 con chuột loại B175 trên chuột và bên trong cục pin không có dán trm bảo hành, cho hỏi vậy bảo hành bằng cách nào</text:p>
          </table:table-cell>
          <table:table-cell table:number-columns-repeated="1023"/>
        </table:table-row>
        <table:table-row table:style-name="ro3">
          <table:table-cell office:value-type="string" calcext:value-type="string">
            <text:p>Nhạy, đầm mà bị cái lỗi đèn báo hiệu pin và bật tắt không hoạt động nên thường quên tắt khi dùng xong, khá tốn pin.</text:p>
          </table:table-cell>
          <table:table-cell table:number-columns-repeated="1023"/>
        </table:table-row>
        <table:table-row table:style-name="ro3">
          <table:table-cell office:value-type="string" calcext:value-type="string">
            <text:p>Sản phẩm thì quá ok, còn tiki now thì chậm quá. Đặt từ sáng mà tới chiều mới giao không như lời giới thiệu giao trong 2h</text:p>
          </table:table-cell>
          <table:table-cell table:number-columns-repeated="1023"/>
        </table:table-row>
        <table:table-row table:style-name="ro3">
          <table:table-cell office:value-type="string" calcext:value-type="string">
            <text:p>mua chuột đk 3 ngày rồi giờ mới xài, chuột xài ok nhưng đèn chuột k sáng. k biết có bị gì k?</text:p>
          </table:table-cell>
          <table:table-cell table:number-columns-repeated="1023"/>
        </table:table-row>
        <table:table-row table:style-name="ro2">
          <table:table-cell office:value-type="string" calcext:value-type="string">
            <text:p>Mình dùng được tháng mà bị chập chờn 4 lần rồi, đã thay 3 cục pin energize rồi. Mình muốn bảo hành thì thủ tục thế nào vậy Tiki?</text:p>
          </table:table-cell>
          <table:table-cell table:number-columns-repeated="1023"/>
        </table:table-row>
        <table:table-row table:style-name="ro3">
          <table:table-cell office:value-type="string" calcext:value-type="string">
            <text:p>Mua hộ chưa bóc ra xem nhìn gói hàng đóng gói cẩn thận, hy vọng tiki luôn giữ chữ TÍN, thanks tiki!</text:p>
          </table:table-cell>
          <table:table-cell table:number-columns-repeated="1023"/>
        </table:table-row>
        <table:table-row table:style-name="ro3">
          <table:table-cell office:value-type="string" calcext:value-type="string">
            <text:p>Ngon</text:p>
          </table:table-cell>
          <table:table-cell table:number-columns-repeated="1023"/>
        </table:table-row>
        <table:table-row table:style-name="ro3">
          <table:table-cell office:value-type="string" calcext:value-type="string">
            <text:p>Chuột tôi mua 8/2019 đến nay tự nhiên đèn ko lên, và ko sử dụng xin tiki khắc phục giúp tôi</text:p>
          </table:table-cell>
          <table:table-cell table:number-columns-repeated="1023"/>
        </table:table-row>
        <table:table-row table:style-name="ro3">
          <table:table-cell office:value-type="string" calcext:value-type="string">
            <text:p>Chất lượng bình thường, bánh xe hơi ồn so với chuột dây mình đang dùng. Kích thước nhỏ nên cầm không thoải mái lắm.</text:p>
          </table:table-cell>
          <table:table-cell table:number-columns-repeated="1023"/>
        </table:table-row>
        <table:table-row table:style-name="ro2">
          <table:table-cell office:value-type="string" calcext:value-type="string">
            <text:p>ngoại hình: màu thật ko giống hình. hình màu xám đen mà thật đen thui chất lượng: mới xài mấy phút chưa thấy gì. ko biết có bền ko</text:p>
          </table:table-cell>
          <table:table-cell table:number-columns-repeated="1023"/>
        </table:table-row>
        <table:table-row table:style-name="ro3">
          <table:table-cell office:value-type="string" calcext:value-type="string">
            <text:p>Chuột không phát sáng dù đã on.nhưng vẫn chạy êm. Không biết dùng lâu sẽ thế nào</text:p>
          </table:table-cell>
          <table:table-cell table:number-columns-repeated="1023"/>
        </table:table-row>
        <table:table-row table:style-name="ro3">
          <table:table-cell office:value-type="string" calcext:value-type="string">
            <text:p>Tôi lắp pin vào, đèn chuột không sáng, chuột vẫn hoạt động bình thường, đề nghị liên lạc đổi sản phẩm.</text:p>
          </table:table-cell>
          <table:table-cell table:number-columns-repeated="1023"/>
        </table:table-row>
        <table:table-row table:style-name="ro3">
          <table:table-cell office:value-type="string" calcext:value-type="string">
            <text:p>Giao hàng nhanh, đóng gói cẩn thận. Tuy nhiên chất lượng sản phẩm không cao, chuột trái có lúc chưa click mà nhận rồi.</text:p>
          </table:table-cell>
          <table:table-cell table:number-columns-repeated="1023"/>
        </table:table-row>
        <table:table-row table:style-name="ro3">
          <table:table-cell office:value-type="string" calcext:value-type="string">
            <text:p>chuột size nhỏ so với kích thước tay nam giới, tín hiệu ko thật sự tốt, thao tác kéo, rê cũng ko so bì được với chuột có dây</text:p>
          </table:table-cell>
          <table:table-cell table:number-columns-repeated="1023"/>
        </table:table-row>
        <table:table-row table:style-name="ro3">
          <table:table-cell office:value-type="string" calcext:value-type="string">
            <text:p>dùng tạm được thôi, cảm giác không mượt, hơi sượng tay, nói chung, <text:s/>tạm ổn trong tầm giá</text:p>
          </table:table-cell>
          <table:table-cell table:number-columns-repeated="1023"/>
        </table:table-row>
        <table:table-row table:style-name="ro3">
          <table:table-cell office:value-type="string" calcext:value-type="string">
            <text:p>Chuột đẹp, nhưng lắp pin không lên đèn, tháo ráp 2-3 lần mới sử dụng được, đèn chuột bị hư</text:p>
          </table:table-cell>
          <table:table-cell table:number-columns-repeated="1023"/>
        </table:table-row>
        <table:table-row table:style-name="ro3">
          <table:table-cell office:value-type="string" calcext:value-type="string">
            <text:p>Sử dụng 2 tháng thì hơi bị lag. Tiếng kêu k êm cho lắm. Tiki giao hàng nhanh, nhân viên lịch sự</text:p>
          </table:table-cell>
          <table:table-cell table:number-columns-repeated="1023"/>
        </table:table-row>
        <table:table-row table:style-name="ro2">
          <table:table-cell office:value-type="string" calcext:value-type="string">
            <text:p>sản phẩm này bảo hành trong bao lâu vậy tiki, thấy tiki ghi là 36 tháng mà đọc vài câu trả lời thì lại thấy ghi là 12 tháng ? Thanks.</text:p>
          </table:table-cell>
          <table:table-cell table:number-columns-repeated="1023"/>
        </table:table-row>
        <table:table-row table:style-name="ro2">
          <table:table-cell office:value-type="string" calcext:value-type="string">
            <text:p>Hộp bị mở niêm phong trước khi mình mở. Dù cắt rất cẩn thận nhưng mình vẫn ko thích. Chuột cầm vừa tay, tuy nhiên ko chắc chắn lắm. <text:s/>Giá hợp lý.</text:p>
          </table:table-cell>
          <table:table-cell table:number-columns-repeated="1023"/>
        </table:table-row>
        <table:table-row table:style-name="ro2">
          <table:table-cell office:value-type="string" calcext:value-type="string">
            <text:p>Chuột kích cỡ trung bình (bàn tay to, thích cầm chuột bự nên suy nghĩ lại). Xài tốt, lướt êm. Điểm trừ là tiếng click. Tuy ko lớn nhưng vẫn có.</text:p>
          </table:table-cell>
          <table:table-cell table:number-columns-repeated="1023"/>
        </table:table-row>
        <table:table-row table:style-name="ro3">
          <table:table-cell office:value-type="string" calcext:value-type="string">
            <text:p>Usb sài cũng tạm được. So với giá thì như vậy là ok</text:p>
          </table:table-cell>
          <table:table-cell table:number-columns-repeated="1023"/>
        </table:table-row>
        <table:table-row table:style-name="ro3">
          <table:table-cell office:value-type="string" calcext:value-type="string">
            <text:p>ko nhạy lắm và ko có đèn quang. ko hiểu vì sao? xài tạm thôi</text:p>
          </table:table-cell>
          <table:table-cell table:number-columns-repeated="1023"/>
        </table:table-row>
        <table:table-row table:style-name="ro3">
          <table:table-cell office:value-type="string" calcext:value-type="string">
            <text:p>sản phẩm mới nhận vừa bóc ra đã có vết rạch rồi, hàng kém chất lượng ,tiki nên xem lại trc khi đóng gói</text:p>
          </table:table-cell>
          <table:table-cell table:number-columns-repeated="1023"/>
        </table:table-row>
        <table:table-row table:style-name="ro3">
          <table:table-cell office:value-type="string" calcext:value-type="string">
            <text:p>Mới mở hộp thì thấy hàng đã bị mở ra, yêu cầu đổi lại hàng mới giúp.</text:p>
          </table:table-cell>
          <table:table-cell table:number-columns-repeated="1023"/>
        </table:table-row>
        <table:table-row table:style-name="ro3">
          <table:table-cell office:value-type="string" calcext:value-type="string">
            <text:p>shop ơi: sp này ship về rạch giá nhiêu v ạ??? shop ơi: sp boot cho windows 10 đc lunz fk ạ???</text:p>
          </table:table-cell>
          <table:table-cell table:number-columns-repeated="1023"/>
        </table:table-row>
        <table:table-row table:style-name="ro3">
          <table:table-cell office:value-type="string" calcext:value-type="string">
            <text:p>Giao sai hàng. Mua logitech giao Genius. Vì nhờ nhận hộ nên người nhận ko biết.</text:p>
          </table:table-cell>
          <table:table-cell table:number-columns-repeated="1023"/>
        </table:table-row>
        <table:table-row table:style-name="ro3">
          <table:table-cell office:value-type="string" calcext:value-type="string">
            <text:p>usb có tạo boot không shop? mình cần dùng để tạo file cài win.</text:p>
          </table:table-cell>
          <table:table-cell table:number-columns-repeated="1023"/>
        </table:table-row>
        <table:table-row table:style-name="ro3">
          <table:table-cell office:value-type="string" calcext:value-type="string">
            <text:p>Chuột dùng nhạy, serial trên chuột và hộp ko trùng nhau. Vỏ hộp khá cũ.</text:p>
          </table:table-cell>
          <table:table-cell table:number-columns-repeated="1023"/>
        </table:table-row>
        <table:table-row table:style-name="ro3">
          <table:table-cell office:value-type="string" calcext:value-type="string">
            <text:p>Chất lượng không tốt, dùng ít hôm mà phản quang đã không nhạy</text:p>
          </table:table-cell>
          <table:table-cell table:number-columns-repeated="1023"/>
        </table:table-row>
        <table:table-row table:style-name="ro3">
          <table:table-cell office:value-type="string" calcext:value-type="string">
            <text:p>Tiki giao hàng nhanh. Chất lượng chuột tầm trung, click chuột thì ok nhưng lăn chuột ko được thoải mái . Mình cho 3 sao</text:p>
          </table:table-cell>
          <table:table-cell table:number-columns-repeated="1023"/>
        </table:table-row>
        <table:table-row table:style-name="ro3">
          <table:table-cell office:value-type="string" calcext:value-type="string">
            <text:p>khi nhận chuột, mình ko thấy đèn dưới chuột, mà vẫn sử dụng được. vậy có bình thường ko?</text:p>
          </table:table-cell>
          <table:table-cell table:number-columns-repeated="1023"/>
        </table:table-row>
        <table:table-row table:style-name="ro3">
          <table:table-cell office:value-type="string" calcext:value-type="string">
            <text:p>Sản phẩm bình thường, độ nhạy không cao Giá này nên không mong nhiều hơn</text:p>
          </table:table-cell>
          <table:table-cell table:number-columns-repeated="1023"/>
        </table:table-row>
        <table:table-row table:style-name="ro3">
          <table:table-cell office:value-type="string" calcext:value-type="string">
            <text:p>chuột khá nặng, di chuyển ko mượt, đèn báo ko sáng</text:p>
          </table:table-cell>
          <table:table-cell table:number-columns-repeated="1023"/>
        </table:table-row>
        <table:table-row table:style-name="ro3">
          <table:table-cell office:value-type="string" calcext:value-type="string">
            <text:p>Giao hàng nhanh hơn dự kiến. Chuột có vẻ không chắc chắn cho lắm</text:p>
          </table:table-cell>
          <table:table-cell table:number-columns-repeated="1023"/>
        </table:table-row>
        <table:table-row table:style-name="ro3">
          <table:table-cell office:value-type="string" calcext:value-type="string">
            <text:p>sản phẩm ưng ý, giao hàng nhanh, mong tiki là niềm tin cho khách hàng</text:p>
          </table:table-cell>
          <table:table-cell table:number-columns-repeated="1023"/>
        </table:table-row>
        <table:table-row table:style-name="ro3">
          <table:table-cell office:value-type="string" calcext:value-type="string">
            <text:p>Sản phẩm bình thường, ko xuất sắc cũng ko tệ chấp nhận được</text:p>
          </table:table-cell>
          <table:table-cell table:number-columns-repeated="1023"/>
        </table:table-row>
        <table:table-row table:style-name="ro3">
          <table:table-cell office:value-type="string" calcext:value-type="string">
            <text:p>dùng 1 thời gian ngắn tự nhiên hư. không biết phải làm sao.</text:p>
          </table:table-cell>
          <table:table-cell table:number-columns-repeated="1023"/>
        </table:table-row>
        <table:table-row table:style-name="ro3">
          <table:table-cell office:value-type="string" calcext:value-type="string">
            <text:p>Đèn báo vào pin bị hư. Chuột nhạy hầu như trên mọi bề mặt.</text:p>
          </table:table-cell>
          <table:table-cell table:number-columns-repeated="1023"/>
        </table:table-row>
        <table:table-row table:style-name="ro3">
          <table:table-cell office:value-type="string" calcext:value-type="string">
            <text:p>Cảm giác di chuột cực thiếu chính xác, rất thất vọng</text:p>
          </table:table-cell>
          <table:table-cell table:number-columns-repeated="1023"/>
        </table:table-row>
        <table:table-row table:style-name="ro3">
          <table:table-cell office:value-type="string" calcext:value-type="string">
            <text:p>Nút scroll nhiều lúc không hoạt động. Tạm ổn.</text:p>
          </table:table-cell>
          <table:table-cell table:number-columns-repeated="1023"/>
        </table:table-row>
        <table:table-row table:style-name="ro3">
          <table:table-cell office:value-type="string" calcext:value-type="string">
            <text:p>chuột ổn so với giá.nhỏ gọn tiện lợi mang theo khi ra ngoài</text:p>
          </table:table-cell>
          <table:table-cell table:number-columns-repeated="1023"/>
        </table:table-row>
        <table:table-row table:style-name="ro3">
          <table:table-cell office:value-type="string" calcext:value-type="string">
            <text:p>bên mình không nhận được hóa đơn điện tử mặc dù đã gọi cho Tiki nhờ hỗ trợ</text:p>
          </table:table-cell>
          <table:table-cell table:number-columns-repeated="1023"/>
        </table:table-row>
        <table:table-row table:style-name="ro3">
          <table:table-cell office:value-type="string" calcext:value-type="string">
            <text:p>Tiền nào của đấy, dùng tạm ổn 6/10. Nếu bạn nào có tiền nên mua con giá cao hơn cỡ 300k 1 con ấy thì sẽ 8/10</text:p>
          </table:table-cell>
          <table:table-cell table:number-columns-repeated="1023"/>
        </table:table-row>
        <table:table-row table:style-name="ro3">
          <table:table-cell office:value-type="string" calcext:value-type="string">
            <text:p>Cảm ơn bắt hơi kém. Hay delay Được cái nhỏ và nhẹ.</text:p>
          </table:table-cell>
          <table:table-cell table:number-columns-repeated="1023"/>
        </table:table-row>
        <table:table-row table:style-name="ro3">
          <table:table-cell office:value-type="string" calcext:value-type="string">
            <text:p>Chuột nhỏ quá rê chuột khó khăn, DPI thấp nên phải rê chuột nhiều</text:p>
          </table:table-cell>
          <table:table-cell table:number-columns-repeated="1023"/>
        </table:table-row>
        <table:table-row table:style-name="ro3">
          <table:table-cell office:value-type="string" calcext:value-type="string">
            <text:p>giao chuột đèn led bị hỏng </text:p>
          </table:table-cell>
          <table:table-cell table:number-columns-repeated="1023"/>
        </table:table-row>
        <table:table-row table:style-name="ro3">
          <table:table-cell office:value-type="string" calcext:value-type="string">
            <text:p>Chuột mình nhận đã bị mở hộp trước và cũng không có giấy bảo hành. Please check again and improve.</text:p>
          </table:table-cell>
          <table:table-cell table:number-columns-repeated="1023"/>
        </table:table-row>
        <table:table-row table:style-name="ro3">
          <table:table-cell office:value-type="string" calcext:value-type="string">
            <text:p>Đèn chuột không sáng, còn lại ổn</text:p>
          </table:table-cell>
          <table:table-cell table:number-columns-repeated="1023"/>
        </table:table-row>
        <table:table-row table:style-name="ro3">
          <table:table-cell office:value-type="string" calcext:value-type="string">
            <text:p>Giá tốt cạnh tranh, bọc hàng cẩn thận, ship nhanh.</text:p>
          </table:table-cell>
          <table:table-cell table:number-columns-repeated="1023"/>
        </table:table-row>
        <table:table-row table:style-name="ro3">
          <table:table-cell office:value-type="string" calcext:value-type="string">
            <text:p>chuột cầm nhẹ tay</text:p>
          </table:table-cell>
          <table:table-cell table:number-columns-repeated="1023"/>
        </table:table-row>
        <table:table-row table:style-name="ro3">
          <table:table-cell office:value-type="string" calcext:value-type="string">
            <text:p>Sản phẩm dùng ổn trong tầm giá. Nếu được chọn sang còn M221, giảm độ ồn click chuột</text:p>
          </table:table-cell>
          <table:table-cell table:number-columns-repeated="1023"/>
        </table:table-row>
        <table:table-row table:style-name="ro3">
          <table:table-cell office:value-type="string" calcext:value-type="string">
            <text:p>Mẫu mã đẹp, tiếng click chuột khá to, chuột trái không nhạy.</text:p>
          </table:table-cell>
          <table:table-cell table:number-columns-repeated="1023"/>
        </table:table-row>
        <table:table-row table:style-name="ro3">
          <table:table-cell office:value-type="string" calcext:value-type="string">
            <text:p>Giao hàng chậm.</text:p>
          </table:table-cell>
          <table:table-cell table:number-columns-repeated="1023"/>
        </table:table-row>
        <table:table-row table:style-name="ro3">
          <table:table-cell office:value-type="string" calcext:value-type="string">
            <text:p>Xài êm, giá tốt nhưng cần có tấm lót chuột khi sử dụng nên hơi bất tiện</text:p>
          </table:table-cell>
          <table:table-cell table:number-columns-repeated="1023"/>
        </table:table-row>
        <table:table-row table:style-name="ro3">
          <table:table-cell office:value-type="string" calcext:value-type="string">
            <text:p>Mua về đèn không sáng, chuột hơi nhạy lắm. Dùng tạm</text:p>
          </table:table-cell>
          <table:table-cell table:number-columns-repeated="1023"/>
        </table:table-row>
        <table:table-row table:style-name="ro3">
          <table:table-cell office:value-type="string" calcext:value-type="string">
            <text:p>Giao hàng đúng h, đúng sản phẩm...................</text:p>
          </table:table-cell>
          <table:table-cell table:number-columns-repeated="1023"/>
        </table:table-row>
        <table:table-row table:style-name="ro1">
          <table:table-cell office:value-type="string" calcext:value-type="string">
            <text:p>Nhìn bên ngoài thì không được bắt mắt lắm,nhưng sử dụng rất tốt.Gọn nhẹ vừa tay,và chuột cũng rất nhạy nữa.So với giá đã được giảm trên tiki thì rất hợp lý để sử dụng.Tuy nhiên không hiểu sao mình xài được 1 thời gian thì bị đơ luôn,không dùng được nữa.Mình dùng chưa tới 1 năm đã hư rồi..</text:p>
          </table:table-cell>
          <table:table-cell table:number-columns-repeated="1023"/>
        </table:table-row>
        <table:table-row table:style-name="ro2">
          <table:table-cell office:value-type="string" calcext:value-type="string">
            <text:p>Chuột có giây dùng rất chi là bất tiện lại tranh thủ tiki có đợi giảm giá nên mình đã sắm cho mình con chuột không giây này. Chú chuột này dùng rất tốt giá thành lại rẻ lại có tiki với độ chuyên nghiệp rất cao nên tôi rất hài lòng.</text:p>
          </table:table-cell>
          <table:table-cell table:number-columns-repeated="1023"/>
        </table:table-row>
        <table:table-row table:style-name="ro2">
          <table:table-cell office:value-type="string" calcext:value-type="string">
            <text:p>Mình đặt chuột không dây logitech B175 này vào hôm 16/11, thời gian dự kiến là vào ngày 21/11 nhưng đến giờ vẫn chưa nhận được hàng là sao ah? Mong bên bạn check lại đồ giúp mình nhé!</text:p>
          </table:table-cell>
          <table:table-cell table:number-columns-repeated="1023"/>
        </table:table-row>
        <table:table-row table:style-name="ro2">
          <table:table-cell office:value-type="string" calcext:value-type="string">
            <text:p>Cắm sạc vào ip 7+ vân tay kém nhạy,2-3 giây mới nhận vân tay. Rút sạc ra hoặc dùng sạc apple thì vân tay xài bình thường rất nhạy. Ko biết có bạn nào bị lỗi giống mình ko, mua xong giờ không dám sạc cho iphone.</text:p>
          </table:table-cell>
          <table:table-cell table:number-columns-repeated="1023"/>
        </table:table-row>
        <table:table-row table:style-name="ro3">
          <table:table-cell office:value-type="string" calcext:value-type="string">
            <text:p>Xạc của mình có hiện tượng vào điện không ổn định. Bị loạn nhẹ cảm ứng. Tiki cho hỏi cách bảo hành thế nào ạ. Tks!</text:p>
          </table:table-cell>
          <table:table-cell table:number-columns-repeated="1023"/>
        </table:table-row>
        <table:table-row table:style-name="ro3">
          <table:table-cell office:value-type="string" calcext:value-type="string">
            <text:p>Tiki giao hàng nhanh hàng, sp đẹp y hàng đặt, sp mới còn trong hộp còn dán tem. Không biết có bị lỗi gì ko vì chưa sử dụng...</text:p>
          </table:table-cell>
          <table:table-cell table:number-columns-repeated="1023"/>
        </table:table-row>
        <table:table-row table:style-name="ro3">
          <table:table-cell office:value-type="string" calcext:value-type="string">
            <text:p>Tưởng sạc nhanh ai dè không phải. 24w÷2=12w thì ra sạc bình thường.</text:p>
          </table:table-cell>
          <table:table-cell table:number-columns-repeated="1023"/>
        </table:table-row>
        <table:table-row table:style-name="ro3">
          <table:table-cell office:value-type="string" calcext:value-type="string">
            <text:p>Đèn LED báo hiệu không hoạt động như tiki mô tả, không chuyển màu khi đã sạc đầy</text:p>
          </table:table-cell>
          <table:table-cell table:number-columns-repeated="1023"/>
        </table:table-row>
        <table:table-row table:style-name="ro3">
          <table:table-cell office:value-type="string" calcext:value-type="string">
            <text:p>Đèn báo ko đổi màu nhu mô tả.giao hàng nhanh chóng</text:p>
          </table:table-cell>
          <table:table-cell table:number-columns-repeated="1023"/>
        </table:table-row>
        <table:table-row table:style-name="ro2">
          <table:table-cell office:value-type="string" calcext:value-type="string">
            <text:p>Mọi thứ bên ngoài rất ok nhưg e k hiểu sao bốn cái đèn nó chỉ hiện lên có hai cái và ấn công tắc xong là lại tắt hết đèn lun. Như vậy mình k thể biết được khi nào sạc đầy và khi nào hết đieejn trong sạc. Cho e hỏi như thế có phải lỗi sản phẩm k ạ?</text:p>
          </table:table-cell>
          <table:table-cell table:number-columns-repeated="1023"/>
        </table:table-row>
        <table:table-row table:style-name="ro1">
          <table:table-cell office:value-type="string" calcext:value-type="string">
            <text:p>Nhìn chung sạc Sam sung cũng tốt, sạc cũng nhanh. <text:s/>Có 1 điều mình ko thấy ghi trong mô tả là dây sạc đi kèm pin sạc này không dùng được cho cho điện thoại có chuôi nhỏ, nên chỉ dùng được cho sạc cục pin thôi, còn phải đem theo dây sạc điện thoải khi sạc với pin sạc dự phòng này.</text:p>
          </table:table-cell>
          <table:table-cell table:number-columns-repeated="1023"/>
        </table:table-row>
        <table:table-row table:style-name="ro1">
          <table:table-cell office:value-type="string" calcext:value-type="string">
            <text:p>Mình đã sử dụng sản phẩm, <text:s/>1/Về mẫu mã, và màu sắc, mình rất ưng ý. 2/Về dung lượng sạc pin thì chỉ sạc được 2 lần cho IP6 thì không sạc thêm được nữa dù dung lượng của pin là 10.000mAh. Mình không biết là sản phẩm có bị lỗi gì không, có tăng được lần sạc nữa không. Cảm ơn Tiki đã ghi nhận</text:p>
          </table:table-cell>
          <table:table-cell table:number-columns-repeated="1023"/>
        </table:table-row>
        <table:table-row table:style-name="ro1">
          <table:table-cell office:value-type="string" calcext:value-type="string">
            <text:p>Tôi mua sản phẩm và được giao rất nhanh, trong vòng 2 tiếng. Cám ơn Tiki. Tuy nhiên, tôi sử dụng và thấy sản phẩm không thể sạc nhanh cho điện thoại, cũng như không thể sạc nhanh cho thiết bị được, thậm chí là sạc cho thiết bị rất chậm. Nhờ Tiki xem giúp thế nào nhé. Cám ơn nhiều.</text:p>
          </table:table-cell>
          <table:table-cell table:number-columns-repeated="1023"/>
        </table:table-row>
        <table:table-row table:style-name="ro2">
          <table:table-cell office:value-type="string" calcext:value-type="string">
            <text:p>sản phẩm dung lượng 10000mah. sạc 1 lần cho s8+ hết luôn. pin s8+ có 3500mah. ko hiểu là cục sạc có vấn đề hay là máy mình nó ăn hết cả cục pin 10000mah trong 1 lần sạc nữa</text:p>
          </table:table-cell>
          <table:table-cell table:number-columns-repeated="1023"/>
        </table:table-row>
        <table:table-row table:style-name="ro2">
          <table:table-cell office:value-type="string" calcext:value-type="string">
            <text:p>ủa sao mình dùng 2 ngày đầu sạc OK nhưng được 3,4 ngày là cắm vô k sạc được, khi cắm 4 đèn trên cục sạc nhấp nháy đi nhấp nháy lại <text:s/>như hình mình up, tiki xem sạc của mình bị sao với</text:p>
          </table:table-cell>
          <table:table-cell table:number-columns-repeated="1023"/>
        </table:table-row>
        <table:table-row table:style-name="ro2">
          <table:table-cell office:value-type="string" calcext:value-type="string">
            <text:p>Mình đã thử ở cả 2 lỗ cắm trên sạc dự phòng rồi nhưng pin vào điện thoại khá là chậm luôn. Mang tiếng sạc nhanh 2A nhưng sạc 1 tiếng mới lên được 20-30% pin cho đt. <text:s/>Chẳng hiểu do mình mua nhầm cục bị lỗi hay sao.</text:p>
          </table:table-cell>
          <table:table-cell table:number-columns-repeated="1023"/>
        </table:table-row>
        <table:table-row table:style-name="ro2">
          <table:table-cell office:value-type="string" calcext:value-type="string">
            <text:p>10000mah mà sao chưa sạc được 2 lần note fe pin 3200mah (lần 2 được 55%). có nghĩa hiệu suất chỉ đạt 50- 60%, samsung mà vậy có vẻ ko ổn? Được cái có sạc nhanh</text:p>
          </table:table-cell>
          <table:table-cell table:number-columns-repeated="1023"/>
        </table:table-row>
        <table:table-row table:style-name="ro2">
          <table:table-cell office:value-type="string" calcext:value-type="string">
            <text:p>Đóng gói nguyên seal, kĩ càng. Nhưng sản phẩm có thể bị lỗi vì tôi mới sạc 2 lần đã hết cạn pin dù trước đó tôi sẽ sạc đầy cho pin dự phòng. Dù hết pin nhưng pin vẫn báo 3 vạch</text:p>
          </table:table-cell>
          <table:table-cell table:number-columns-repeated="1023"/>
        </table:table-row>
        <table:table-row table:style-name="ro3">
          <table:table-cell office:value-type="string" calcext:value-type="string">
            <text:p>Hàng đóng gói ko đạt mẫu mã ok nhưng mới sạc lần đầu mà sao nóng máy và pin cũng nóng quá <text:s/>thử vài ngày xem sau......</text:p>
          </table:table-cell>
          <table:table-cell table:number-columns-repeated="1023"/>
        </table:table-row>
        <table:table-row table:style-name="ro2">
          <table:table-cell office:value-type="string" calcext:value-type="string">
            <text:p>PIN sạc lâu đầy. Sạc cho điện thoại thì chỉ được 1 lần đầy pin điện thoại. Mình có xài của Xiaomi nên so sánh thấy sạc dự phòng samsung không tốt bằng.</text:p>
          </table:table-cell>
          <table:table-cell table:number-columns-repeated="1023"/>
        </table:table-row>
        <table:table-row table:style-name="ro3">
          <table:table-cell office:value-type="string" calcext:value-type="string">
            <text:p>hộp sản phẩmđen đúa cũ kỹ, đóng gói bên ngoài nhàu nát, mở sạc ra thì thấy móp 1 chổ</text:p>
          </table:table-cell>
          <table:table-cell table:number-columns-repeated="1023"/>
        </table:table-row>
        <table:table-row table:style-name="ro2">
          <table:table-cell office:value-type="string" calcext:value-type="string">
            <text:p>Mình mua 2 cục nhưng 1 cục xài khá ok. Sạc đc 2 lần IPX còn đc 1 đèn pin! 1 cục còn lại sạc hơn 8 tiếng vào cục sạc nó vqanx 1 đèn pin. Nhờ bảo hành đổi trả d ơi!</text:p>
          </table:table-cell>
          <table:table-cell table:number-columns-repeated="1023"/>
        </table:table-row>
        <table:table-row table:style-name="ro1">
          <table:table-cell office:value-type="string" calcext:value-type="string">
            <text:p>Mua hàng tiki trading minh ngỡ sẽ như ảnh của mấy bạn feedback trước. Nhận hàng khá nhanh không có gì bàn cãi, nhưng đóng gói đồ chỉ là nilong cuốn ko chống sốc, sao lại bất cẩn như vậy, mình chưa thấy vấn đề gì vừa mới nhận cách đây vài chục phút. Chưa có vấn đề gì. <text:s/>Mong rằng về sau các bạn đóng gói tốt hơn!</text:p>
          </table:table-cell>
          <table:table-cell table:number-columns-repeated="1023"/>
        </table:table-row>
        <table:table-row table:style-name="ro2">
          <table:table-cell office:value-type="string" calcext:value-type="string">
            <text:p>Cáp đi theo máy có vấn đề. Rất khó cắm và khi dùng cáp để sử dụng sạc dp thì nguồn điện đo được rất yếu, hoàn toàn không bình thường</text:p>
          </table:table-cell>
          <table:table-cell table:number-columns-repeated="1023"/>
        </table:table-row>
        <table:table-row table:style-name="ro3">
          <table:table-cell office:value-type="string" calcext:value-type="string">
            <text:p>sản phẩm chính hãng nguyên seal nhưng đóng gói khâu vận chuyển làm móp méo gói hàng.chưa hài lòng</text:p>
          </table:table-cell>
          <table:table-cell table:number-columns-repeated="1023"/>
        </table:table-row>
        <table:table-row table:style-name="ro2">
          <table:table-cell office:value-type="string" calcext:value-type="string">
            <text:p>sạc đt thì rất nhanh, mà sạc vào sạc dự phòng thì rất lâu vào, mình sạc hơn 1 tiếng mà k được 1 vạch pin của sạc dự phòng nữa, có ai bị giống mình k ạ? hoang mang quá huhu</text:p>
          </table:table-cell>
          <table:table-cell table:number-columns-repeated="1023"/>
        </table:table-row>
        <table:table-row table:style-name="ro3">
          <table:table-cell office:value-type="string" calcext:value-type="string">
            <text:p>mói nhận được hàng tuy nhiên cáp sạc không khớp với điện thoại (cấm sạc không được) còn lại thì tạm ổn.</text:p>
          </table:table-cell>
          <table:table-cell table:number-columns-repeated="1023"/>
        </table:table-row>
        <table:table-row table:style-name="ro2">
          <table:table-cell office:value-type="string" calcext:value-type="string">
            <text:p>dây sạc kèm theo không dùng được <text:s/>Sạc thì kiểu dáng đẹp sạc nhanh rất ổn nhưng bữa sạc đầy hôm sau chỉ còn 3 cục chưa hiểu nguyên nhân và đang kiểm tra lại</text:p>
          </table:table-cell>
          <table:table-cell table:number-columns-repeated="1023"/>
        </table:table-row>
        <table:table-row table:style-name="ro2">
          <table:table-cell office:value-type="string" calcext:value-type="string">
            <text:p>Vừa nhận hàng và kiểm tra thì thấy cable sạc lõng lẽo, sạc không vô điện cho galaxy A7. <text:s/>Đã báo Tiki,mong Tiki đổi giúp. <text:s/>Cám ơn Tiki</text:p>
          </table:table-cell>
          <table:table-cell table:number-columns-repeated="1023"/>
        </table:table-row>
        <table:table-row table:style-name="ro2">
          <table:table-cell office:value-type="string" calcext:value-type="string">
            <text:p>bàn phím ban đầu sài rất ổn tuy nhiên sài khoảng 1 thời gian thì một số phím không sử dụng được. hiện tại mình không thể bấm được capslock và tổ hợp phím ctrl, mình muốn hỏi cụ thể hơn về chính sách đổi trả hoặc bảo hành cho thiết bị này</text:p>
          </table:table-cell>
          <table:table-cell table:number-columns-repeated="1023"/>
        </table:table-row>
        <table:table-row table:style-name="ro3">
          <table:table-cell office:value-type="string" calcext:value-type="string">
            <text:p>Tôi mua từ 13/7 bây giờ lỗi không sạc được vào điện thoại giờ đổi được không</text:p>
          </table:table-cell>
          <table:table-cell table:number-columns-repeated="1023"/>
        </table:table-row>
        <table:table-row table:style-name="ro3">
          <table:table-cell office:value-type="string" calcext:value-type="string">
            <text:p>shop kích hoạt bảo hành samsung giúp mình với, sao máy mình mua nhưng chưa dc kích hoạt bảo hành điện tử samsung.</text:p>
          </table:table-cell>
          <table:table-cell table:number-columns-repeated="1023"/>
        </table:table-row>
        <table:table-row table:style-name="ro2">
          <table:table-cell office:value-type="string" calcext:value-type="string">
            <text:p>Đã nhận được hàng nhưng không thấy dán tem bảo hành hay hóa đơn kèm theo. Cho hỏi mình kiểm tra sản phẩm bảo hành bằng cách nào?</text:p>
          </table:table-cell>
          <table:table-cell table:number-columns-repeated="1023"/>
        </table:table-row>
        <table:table-row table:style-name="ro1">
          <table:table-cell office:value-type="string" calcext:value-type="string">
            <text:p>Rẻ. Tuy nhiên bàn phím chất lượng kém. Chữ trên bàn phím là in nổi rất lộ nên xấu và dễ mờ. Nếu gõ văn bản thì không sao nhưng nếu chơi game thì không được vì khi bấm cùng lúc từ 4 phím trở lên thì bàn phím không nhận được nữa. Tuy rẻ nhưng không đáng mua.</text:p>
          </table:table-cell>
          <table:table-cell table:number-columns-repeated="1023"/>
        </table:table-row>
        <table:table-row table:style-name="ro2">
          <table:table-cell office:value-type="string" calcext:value-type="string">
            <text:p>Không những bị mua với giá cao hơn là 176k, lúc ghi cmt này còn 154k mà tiki giao hàng quá chậm. Đến cả 9, 10 ngày mới giao trong khi trong đơn hàng thì ghi thời gian giao tiêu chuẩn là một tuần. Thật ko hài lòng. Còn bàn phím dùng thì rất thích.</text:p>
          </table:table-cell>
          <table:table-cell table:number-columns-repeated="1023"/>
        </table:table-row>
        <table:table-row table:style-name="ro3">
          <table:table-cell office:value-type="string" calcext:value-type="string">
            <text:p>Sạc vào khá chậm, 7 tiếng mới gần đầy pin, <text:s/>trước đây do có dùng 1 cái y vậy mà sạc vào nhanh nên mình mới mua</text:p>
          </table:table-cell>
          <table:table-cell table:number-columns-repeated="1023"/>
        </table:table-row>
        <table:table-row table:style-name="ro3">
          <table:table-cell office:value-type="string" calcext:value-type="string">
            <text:p>5 sao cho tiki vì giao hàng nhanh, đóng gói tốt. <text:s/>3 sao cho sản phẩm, cảm giác bấm bàn phím không êm, cứng đầu</text:p>
          </table:table-cell>
          <table:table-cell table:number-columns-repeated="1023"/>
        </table:table-row>
        <table:table-row table:style-name="ro3">
          <table:table-cell office:value-type="string" calcext:value-type="string">
            <text:p>Đóng gói cẩn thận. Sản phẩm đúng với thông tin đã đưa</text:p>
          </table:table-cell>
          <table:table-cell table:number-columns-repeated="1023"/>
        </table:table-row>
        <table:table-row table:style-name="ro3">
          <table:table-cell office:value-type="string" calcext:value-type="string">
            <text:p>Xài chưa dc 1 tháng mà xạc pin dự phòng vào hơi lâu. Để cả đêm mà vẫn có 3 vạch pin chứ chưa đầy</text:p>
          </table:table-cell>
          <table:table-cell table:number-columns-repeated="1023"/>
        </table:table-row>
        <table:table-row table:style-name="ro2">
          <table:table-cell office:value-type="string" calcext:value-type="string">
            <text:p>Sau gần 1 tuần sử dụng thấy bàn phím chạy không ổn đinh: thỉnh thoảng chết độ caps lock và num lock tự động bật <text:s/>=&gt; chất lượng sản phẩm không ổn lắm</text:p>
          </table:table-cell>
          <table:table-cell table:number-columns-repeated="1023"/>
        </table:table-row>
        <table:table-row table:style-name="ro3">
          <table:table-cell office:value-type="string" calcext:value-type="string">
            <text:p>Sạc chậm hơn loại chính hãng . Nhah hết điện hơn 1/3 so <text:s/>với loại y hệt chính hãng khi mua đt đi kèm</text:p>
          </table:table-cell>
          <table:table-cell table:number-columns-repeated="1023"/>
        </table:table-row>
        <table:table-row table:style-name="ro2">
          <table:table-cell office:value-type="string" calcext:value-type="string">
            <text:p>bàn phím bấm khá nhẹ, độ nẩy thấp, tay to không nên mua...tổng thể khá ổn.. <text:s/>Nhưng không để chơi game được vì không bấm được 4 phím cùng 1 lúc.. <text:s/>tóm lại dùng văn phòng khá hợp lí.</text:p>
          </table:table-cell>
          <table:table-cell table:number-columns-repeated="1023"/>
        </table:table-row>
        <table:table-row table:style-name="ro3">
          <table:table-cell office:value-type="string" calcext:value-type="string">
            <text:p>Làm cách nào để nhận biết pin sạc dự phòng samsung là hàng chính hãng khi mà pin được bán tràn lang trên thị trường....</text:p>
          </table:table-cell>
          <table:table-cell table:number-columns-repeated="1023"/>
        </table:table-row>
        <table:table-row table:style-name="ro3">
          <table:table-cell office:value-type="string" calcext:value-type="string">
            <text:p>Tiki giao hàng nhanh. Hàng như hình. Tuy nhiên sạc rất chậm, máy mình muốn sạc đầy phải mất đến hơn 3 tiếng.</text:p>
          </table:table-cell>
          <table:table-cell table:number-columns-repeated="1023"/>
        </table:table-row>
        <table:table-row table:style-name="ro3">
          <table:table-cell office:value-type="string" calcext:value-type="string">
            <text:p>Đề Nghị các anh/chị bên Tiki giải thích giúp tôi tại sao tem niêm phong đã bị xé <text:s/>ngay khi tôi nhận hàng</text:p>
          </table:table-cell>
          <table:table-cell table:number-columns-repeated="1023"/>
        </table:table-row>
        <table:table-row table:style-name="ro3">
          <table:table-cell office:value-type="string" calcext:value-type="string">
            <text:p>Hộp không móp mới cho 5 sao. Dùng thấy ổn, đèn không hiện khi sạc.</text:p>
          </table:table-cell>
          <table:table-cell table:number-columns-repeated="1023"/>
        </table:table-row>
        <table:table-row table:style-name="ro3">
          <table:table-cell office:value-type="string" calcext:value-type="string">
            <text:p>Bàn phím mình nhận đc sao lại có thêm cả tiếng Trung Quốc ở các phím chức năng nhỉ</text:p>
          </table:table-cell>
          <table:table-cell table:number-columns-repeated="1023"/>
        </table:table-row>
        <table:table-row table:style-name="ro2">
          <table:table-cell office:value-type="string" calcext:value-type="string">
            <text:p>Layout bàn phím khá, xài chẳng quen nổi, tự nhưng thêm 1 <text:s/>nút fn là gì ko biết làm bấm nhầm hoài. phím nhỏ nhỏ, dễ bấm nhầm, tiếng gõ cũng chán.</text:p>
          </table:table-cell>
          <table:table-cell table:number-columns-repeated="1023"/>
        </table:table-row>
        <table:table-row table:style-name="ro3">
          <table:table-cell office:value-type="string" calcext:value-type="string">
            <text:p>Nhận được cục sạc mà không có dây cáp thù sao dùng. Hơi thất vọng về giới thiệu 1 kiểu nhưng bán 1 kiểu</text:p>
          </table:table-cell>
          <table:table-cell table:number-columns-repeated="1023"/>
        </table:table-row>
        <table:table-row table:style-name="ro3">
          <table:table-cell office:value-type="string" calcext:value-type="string">
            <text:p>Hàng fpt chính hãng tuy nhiên tôi có đăng ký hoá đơn điện tử nhưng không nhận được <text:s/>Đề nghị kiểm tra và gửi lại <text:s/>Cảm ơn</text:p>
          </table:table-cell>
          <table:table-cell table:number-columns-repeated="1023"/>
        </table:table-row>
        <table:table-row table:style-name="ro3">
          <table:table-cell office:value-type="string" calcext:value-type="string">
            <text:p>dây sạc dỡ quá, mẫu mã đẹp, sạc nhanh ok, hàng này kh biết có chính hãng kh ??</text:p>
          </table:table-cell>
          <table:table-cell table:number-columns-repeated="1023"/>
        </table:table-row>
        <table:table-row table:style-name="ro3">
          <table:table-cell office:value-type="string" calcext:value-type="string">
            <text:p>không có chức năng sạc dòng thấp để sạc tai nghe bluetooth, đồng hồ thông minh</text:p>
          </table:table-cell>
          <table:table-cell table:number-columns-repeated="1023"/>
        </table:table-row>
        <table:table-row table:style-name="ro2">
          <table:table-cell office:value-type="string" calcext:value-type="string">
            <text:p>Phím bấm nông bấm không êm tay . Dễ bị trượt phím. Nói chung thua xa logitech và mitsumi <text:s text:c="2"/>. Khuyên cả nhà không nên mua .</text:p>
          </table:table-cell>
          <table:table-cell table:number-columns-repeated="1023"/>
        </table:table-row>
        <table:table-row table:style-name="ro3">
          <table:table-cell office:value-type="string" calcext:value-type="string">
            <text:p>sao ảnh mẫu có kèm dây sạc mà ship về không có</text:p>
          </table:table-cell>
          <table:table-cell table:number-columns-repeated="1023"/>
        </table:table-row>
        <table:table-row table:style-name="ro3">
          <table:table-cell office:value-type="string" calcext:value-type="string">
            <text:p>Sản phẩm đẹp, nhưng sao của em xài sạc điện thoại đc 5p thì tự ngắt ko sạc nữa dù pin chưa đầy</text:p>
          </table:table-cell>
          <table:table-cell table:number-columns-repeated="1023"/>
        </table:table-row>
        <table:table-row table:style-name="ro3">
          <table:table-cell office:value-type="string" calcext:value-type="string">
            <text:p>Sản phẩm đúng, nhưng chất lượng ko tốt xạc đầy xài đc 1 lần ah</text:p>
          </table:table-cell>
          <table:table-cell table:number-columns-repeated="1023"/>
        </table:table-row>
        <table:table-row table:style-name="ro3">
          <table:table-cell office:value-type="string" calcext:value-type="string">
            <text:p>Cho mình hỏi trên cục sạc có ghi sạc nhanh nhưng mình sạc rất chậm vô pin Mn ơi??</text:p>
          </table:table-cell>
          <table:table-cell table:number-columns-repeated="1023"/>
        </table:table-row>
        <table:table-row table:style-name="ro3">
          <table:table-cell office:value-type="string" calcext:value-type="string">
            <text:p>Kích thước hơi lớn, khg phù hợp với con gái tuổi tin.</text:p>
          </table:table-cell>
          <table:table-cell table:number-columns-repeated="1023"/>
        </table:table-row>
        <table:table-row table:style-name="ro2">
          <table:table-cell office:value-type="string" calcext:value-type="string">
            <text:p>Lúc đầu thấy của dell nên mua luôn không để ý, ban phím thich hợp công việc văn phòng, phím thấp , khá êm, nhẹ, đẹp, tiếc là không chiến đc game.</text:p>
          </table:table-cell>
          <table:table-cell table:number-columns-repeated="1023"/>
        </table:table-row>
        <table:table-row table:style-name="ro3">
          <table:table-cell office:value-type="string" calcext:value-type="string">
            <text:p>Đã 3 tuần cũng hơi nhanh hết pin. Chờ thêm chút thời gian nữa xem sao</text:p>
          </table:table-cell>
          <table:table-cell table:number-columns-repeated="1023"/>
        </table:table-row>
        <table:table-row table:style-name="ro3">
          <table:table-cell office:value-type="string" calcext:value-type="string">
            <text:p>Gõ phím êm nhưng không có độ đàn hồi khiến tốc độ gõ chữ không được nhanh cho lắm.</text:p>
          </table:table-cell>
          <table:table-cell table:number-columns-repeated="1023"/>
        </table:table-row>
        <table:table-row table:style-name="ro3">
          <table:table-cell office:value-type="string" calcext:value-type="string">
            <text:p>sử dụng khá tốt, có thể gọi là mua cũng được, bàn phím dùng nhiều cũng quen.</text:p>
          </table:table-cell>
          <table:table-cell table:number-columns-repeated="1023"/>
        </table:table-row>
        <table:table-row table:style-name="ro3">
          <table:table-cell office:value-type="string" calcext:value-type="string">
            <text:p>Hình dáng đẹp gọn, có điều mới sạc một lúc pin đã nóng</text:p>
          </table:table-cell>
          <table:table-cell table:number-columns-repeated="1023"/>
        </table:table-row>
        <table:table-row table:style-name="ro3">
          <table:table-cell office:value-type="string" calcext:value-type="string">
            <text:p>sac Lâu vào. không Như sac trực típ. K hiu tai sao</text:p>
          </table:table-cell>
          <table:table-cell table:number-columns-repeated="1023"/>
        </table:table-row>
        <table:table-row table:style-name="ro3">
          <table:table-cell office:value-type="string" calcext:value-type="string">
            <text:p>Mẫu mã đẹp, sang trọng nhưng chất lượng kém, đã bảo hành 3 lần</text:p>
          </table:table-cell>
          <table:table-cell table:number-columns-repeated="1023"/>
        </table:table-row>
        <table:table-row table:style-name="ro3">
          <table:table-cell office:value-type="string" calcext:value-type="string">
            <text:p>chất lượng bình thường, hơi thất vọng vì là chữ dán chứ ko phải in</text:p>
          </table:table-cell>
          <table:table-cell table:number-columns-repeated="1023"/>
        </table:table-row>
        <table:table-row table:style-name="ro3">
          <table:table-cell office:value-type="string" calcext:value-type="string">
            <text:p>Tiền nào của ấy, chất lượng như giá tiền, ae đừng ham rẻ</text:p>
          </table:table-cell>
          <table:table-cell table:number-columns-repeated="1023"/>
        </table:table-row>
        <table:table-row table:style-name="ro3">
          <table:table-cell office:value-type="string" calcext:value-type="string">
            <text:p>Khá ổn trong tầm giá. Giao hàng nhanh . Ok</text:p>
          </table:table-cell>
          <table:table-cell table:number-columns-repeated="1023"/>
        </table:table-row>
        <table:table-row table:style-name="ro3">
          <table:table-cell office:value-type="string" calcext:value-type="string">
            <text:p>giao hàng bị thiếu đồ , k có dây sạc</text:p>
          </table:table-cell>
          <table:table-cell table:number-columns-repeated="1023"/>
        </table:table-row>
        <table:table-row table:style-name="ro3">
          <table:table-cell office:value-type="string" calcext:value-type="string">
            <text:p>................... ok oiooooooooooooooooooooooooooo</text:p>
          </table:table-cell>
          <table:table-cell table:number-columns-repeated="1023"/>
        </table:table-row>
        <table:table-row table:style-name="ro3">
          <table:table-cell office:value-type="string" calcext:value-type="string">
            <text:p>Bán phím khá cứng, không thích hợp cho người đánh máy nhiều</text:p>
          </table:table-cell>
          <table:table-cell table:number-columns-repeated="1023"/>
        </table:table-row>
        <table:table-row table:style-name="ro3">
          <table:table-cell office:value-type="string" calcext:value-type="string">
            <text:p>Sạc nhanh ok. Dùng dx 3 cái điện thoại</text:p>
          </table:table-cell>
          <table:table-cell table:number-columns-repeated="1023"/>
        </table:table-row>
        <table:table-row table:style-name="ro3">
          <table:table-cell office:value-type="string" calcext:value-type="string">
            <text:p>Sao k nhận cáp sạc của ip 11??</text:p>
          </table:table-cell>
          <table:table-cell table:number-columns-repeated="1023"/>
        </table:table-row>
        <table:table-row table:style-name="ro3">
          <table:table-cell office:value-type="string" calcext:value-type="string">
            <text:p>Dùng tạm thì được . Nhưng xài khá không ok nên chỉ cho 3s</text:p>
          </table:table-cell>
          <table:table-cell table:number-columns-repeated="1023"/>
        </table:table-row>
        <table:table-row table:style-name="ro3">
          <table:table-cell office:value-type="string" calcext:value-type="string">
            <text:p>Dùng được. Không cần cài đặt. Các phím bấm hơi cứng.</text:p>
          </table:table-cell>
          <table:table-cell table:number-columns-repeated="1023"/>
        </table:table-row>
        <table:table-row table:style-name="ro3">
          <table:table-cell office:value-type="string" calcext:value-type="string">
            <text:p>Bàn phím cơ bản, dành cho dân văn phòng hiệu quả</text:p>
          </table:table-cell>
          <table:table-cell table:number-columns-repeated="1023"/>
        </table:table-row>
        <table:table-row table:style-name="ro3">
          <table:table-cell office:value-type="string" calcext:value-type="string">
            <text:p>O ok ok o k ko k o kj o k o m k k ko m o n k kk k n k n</text:p>
          </table:table-cell>
          <table:table-cell table:number-columns-repeated="1023"/>
        </table:table-row>
        <table:table-row table:style-name="ro3">
          <table:table-cell office:value-type="string" calcext:value-type="string">
            <text:p>Pin ok nhưng cái dây sạc cắm muốn banh cái ĐT mới vô</text:p>
          </table:table-cell>
          <table:table-cell table:number-columns-repeated="1023"/>
        </table:table-row>
        <table:table-row table:style-name="ro3">
          <table:table-cell office:value-type="string" calcext:value-type="string">
            <text:p>nhưng khi gõ vẫn có tiếng kêu hơn bàn phím laptop bìn thường <text:s/></text:p>
          </table:table-cell>
          <table:table-cell table:number-columns-repeated="1023"/>
        </table:table-row>
        <table:table-row table:style-name="ro3">
          <table:table-cell office:value-type="string" calcext:value-type="string">
            <text:p>tạm</text:p>
          </table:table-cell>
          <table:table-cell table:number-columns-repeated="1023"/>
        </table:table-row>
        <table:table-row table:style-name="ro3">
          <table:table-cell office:value-type="string" calcext:value-type="string">
            <text:p>Xài đc, tạm, hơi mỏi ngón</text:p>
          </table:table-cell>
          <table:table-cell table:number-columns-repeated="1023"/>
        </table:table-row>
        <table:table-row table:style-name="ro3">
          <table:table-cell office:value-type="string" calcext:value-type="string">
            <text:p>Sản phẩm bình thường......</text:p>
          </table:table-cell>
          <table:table-cell table:number-columns-repeated="1023"/>
        </table:table-row>
        <table:table-row table:style-name="ro3">
          <table:table-cell office:value-type="string" calcext:value-type="string">
            <text:p>bình thường</text:p>
          </table:table-cell>
          <table:table-cell table:number-columns-repeated="1023"/>
        </table:table-row>
        <table:table-row table:style-name="ro3">
          <table:table-cell office:value-type="string" calcext:value-type="string">
            <text:p>Phím cách hơi sâu nên khi nhấn xuống kêu to, giao hàng k đúng hẹn nên 3* thôi</text:p>
          </table:table-cell>
          <table:table-cell table:number-columns-repeated="1023"/>
        </table:table-row>
        <table:table-row table:style-name="ro3">
          <table:table-cell office:value-type="string" calcext:value-type="string">
            <text:p>có bạn nào đã sạc thử 2 cổng 1 lần chưa, có sạc nhanh đc 2 cổng hay là chỉ đc 1 cổng sạc nhanh thôi ạ</text:p>
          </table:table-cell>
          <table:table-cell table:number-columns-repeated="1023"/>
        </table:table-row>
        <table:table-row table:style-name="ro2">
          <table:table-cell office:value-type="string" calcext:value-type="string">
            <text:p>Dung lượng thẻ thực tế có thể sử dụng là 29GB, và tốc độ thì như hình (đọc 21MBps, ghi 16MBps) với tốc độ này ae dùng cho cam 4K, flycam,.... vẫn ok nhé (128Mbps) Mong các shop sửa tốc độ lại cho đúng. Để 80MB/s nghe chuối quá <text:s text:c="2"/></text:p>
          </table:table-cell>
          <table:table-cell table:number-columns-repeated="1023"/>
        </table:table-row>
        <table:table-row table:style-name="ro3">
          <table:table-cell office:value-type="string" calcext:value-type="string">
            <text:p>như này là đồ thật không mọi người. nếu đúng thì sao máy nó bảo quá chậm vậy :"&lt; không phải đây là ush1 class 10 ạ ?</text:p>
          </table:table-cell>
          <table:table-cell table:number-columns-repeated="1023"/>
        </table:table-row>
        <table:table-row table:style-name="ro2">
          <table:table-cell office:value-type="string" calcext:value-type="string">
            <text:p>không biết có phải hàng thật không chứ mình mua có 121k cá ship. hi vọng dùng lâu dài khống sao chứ mình lưu hết ảnh <text:s/>với video quan trọng vào đó mà đùng cái bị hư là khóc luôn à 😭😭</text:p>
          </table:table-cell>
          <table:table-cell table:number-columns-repeated="1023"/>
        </table:table-row>
        <table:table-row table:style-name="ro2">
          <table:table-cell office:value-type="string" calcext:value-type="string">
            <text:p>hình như đã bị thay sản phẩm bên trong. chưa dùng nên chưa biết chất lượng sao. nhưng thấy hoang mang khi cắt dán tùm lum</text:p>
          </table:table-cell>
          <table:table-cell table:number-columns-repeated="1023"/>
        </table:table-row>
        <table:table-row table:style-name="ro2">
          <table:table-cell office:value-type="string" calcext:value-type="string">
            <text:p>CHờ Tiki báo việc xuất hóa đơn VAT đến nay chưa thấy báo lại (thấy tin nhắn SMS nhắn là ko liên hệ được nhưng thực tế ko có liên hệ gì, vì đang rất cần thông tin này).</text:p>
          </table:table-cell>
          <table:table-cell table:number-columns-repeated="1023"/>
        </table:table-row>
        <table:table-row table:style-name="ro2">
          <table:table-cell office:value-type="string" calcext:value-type="string">
            <text:p>Sản phẩm tốt chỉ có shipper thái độ hơi khó chịu 1 tí, vì mình không có ở nhà nên định hẹn hôm sau nên shipper toả thái độ khá gắt🤨</text:p>
          </table:table-cell>
          <table:table-cell table:number-columns-repeated="1023"/>
        </table:table-row>
        <table:table-row table:style-name="ro3">
          <table:table-cell office:value-type="string" calcext:value-type="string">
            <text:p>hàng nhận được đã bọ rạch/bóc rồi, cứ như có ai xài hộ trước ấy, ko nguyên lành gì cả</text:p>
          </table:table-cell>
          <table:table-cell table:number-columns-repeated="1023"/>
        </table:table-row>
        <table:table-row table:style-name="ro3">
          <table:table-cell office:value-type="string" calcext:value-type="string">
            <text:p>Sản phẩm mua đã xé ra dán tem bảo hành, thực tế chỉ có 27gb, mọi người đã mua thẻ này bộ nhớ trống là bao nhiêu vậy ạ?</text:p>
          </table:table-cell>
          <table:table-cell table:number-columns-repeated="1023"/>
        </table:table-row>
        <table:table-row table:style-name="ro3">
          <table:table-cell office:value-type="string" calcext:value-type="string">
            <text:p>tốc độ bình thường, giá rẻ nên không yêu cầu hơn</text:p>
          </table:table-cell>
          <table:table-cell table:number-columns-repeated="1023"/>
        </table:table-row>
        <table:table-row table:style-name="ro3">
          <table:table-cell office:value-type="string" calcext:value-type="string">
            <text:p>https://tiki.vn/the-nho-micro-sdhc-sandisk-uhs-1-32gb-class-10-80mb-s-hang-chinh-hang-p1517005.html</text:p>
          </table:table-cell>
          <table:table-cell table:number-columns-repeated="1023"/>
        </table:table-row>
        <table:table-row table:style-name="ro3">
          <table:table-cell office:value-type="string" calcext:value-type="string">
            <text:p>Tốc độ đọc 59mb/s-65mb/s, tốc độ ghi 20mb/s, chờ thời gian rồi xem bền không</text:p>
          </table:table-cell>
          <table:table-cell table:number-columns-repeated="1023"/>
        </table:table-row>
        <table:table-row table:style-name="ro3">
          <table:table-cell office:value-type="string" calcext:value-type="string">
            <text:p>Tốc độ ổn định <text:s/>tuy nhiên giá cao so với 1 số <text:s/>thẻ nhớ khác cùng hiệu năng</text:p>
          </table:table-cell>
          <table:table-cell table:number-columns-repeated="1023"/>
        </table:table-row>
        <table:table-row table:style-name="ro3">
          <table:table-cell office:value-type="string" calcext:value-type="string">
            <text:p>thẻ nhớ tốt,tải dử liệu nhanh</text:p>
          </table:table-cell>
          <table:table-cell table:number-columns-repeated="1023"/>
        </table:table-row>
        <table:table-row table:style-name="ro4">
          <table:table-cell office:value-type="string" calcext:value-type="string">
            <text:p>Mình có đặt ngày 12/7 ổ SSD 240GB với dịch vụ TikiNow và nhận được vào ngày hôm sau tức 13/7 ổ SSD 120GB. <text:s/>Thứ nhất mình khá hài lòng với dịch vụ TikiNow rất nhanh và đúng giờ. Thứ hai mình không hài lòng với Tiki vì giao nhầm sản phẩm cho mình mặc dù hai mục sản phẩm ổ SSD 120gb và ổ SSD 240gb của hãng Kingston hoàn toàn riêng biệt. Mong bên Tiki khắc phục những lỗi như này về sau. Còn đâu Hàng chính hãng nên luôn yên tâm Tiki.</text:p>
          </table:table-cell>
          <table:table-cell table:number-columns-repeated="1023"/>
        </table:table-row>
        <table:table-row table:style-name="ro3">
          <table:table-cell office:value-type="string" calcext:value-type="string">
            <text:p>Bỏ vào điện thoại Sony z3 xong điện thoại chụp hình không lưu được</text:p>
          </table:table-cell>
          <table:table-cell table:number-columns-repeated="1023"/>
        </table:table-row>
        <table:table-row table:style-name="ro2">
          <table:table-cell office:value-type="string" calcext:value-type="string">
            <text:p>TikiNow nhưng giao khá lâu, đặt từ đêm mà sắp đi làm về vẫn chưa giao. Gọi tổng đài thì không tiếp nhận. Hàng thì dán tem dễ vỡ nhưng không bọc lót gì cả có mỗi cái ổ cứng quăng trong cái hộp. Tin tưởng Tiki mà thế đấy <text:s/></text:p>
          </table:table-cell>
          <table:table-cell table:number-columns-repeated="1023"/>
        </table:table-row>
        <table:table-row table:style-name="ro2">
          <table:table-cell office:value-type="string" calcext:value-type="string">
            <text:p>Sau khi mình lắp vào laptop thì xuất hiện tình trạng không mở máy được khi không cắm sạc, máy chỉ mở được khi cắm sạc. Mở máy lên rồi nếu rút sạc ra thì sẽ tắt máy. Không khác gì máy bàn.</text:p>
          </table:table-cell>
          <table:table-cell table:number-columns-repeated="1023"/>
        </table:table-row>
        <table:table-row table:style-name="ro2">
          <table:table-cell office:value-type="string" calcext:value-type="string">
            <text:p>Đóng gói rất tệ, sp vứt chỏng lỏn trong 1 cái hộp to <text:s/>đùng ko có lót hay chèn gì cả. Check ổ ssd thấy ok. Ko biết độ bền có bị ảnh hưởng gì do đóng gói và vận chuyển ko.</text:p>
          </table:table-cell>
          <table:table-cell table:number-columns-repeated="1023"/>
        </table:table-row>
        <table:table-row table:style-name="ro2">
          <table:table-cell office:value-type="string" calcext:value-type="string">
            <text:p>Lúc đầu dùng thì cảm thấy rất ok. Sau khoảng 3 tháng dùng thì gần đây cảm thấy có vấn đề về tốc độ đọc/ghi dữ liệu. Khi không sử dụng mà monitor thấy disk vọt lên 100%</text:p>
          </table:table-cell>
          <table:table-cell table:number-columns-repeated="1023"/>
        </table:table-row>
        <table:table-row table:style-name="ro3">
          <table:table-cell office:value-type="string" calcext:value-type="string">
            <text:p>tốc độ ghi đạt 1 nửa so với quảng cáo. ổ cứng nhỏ, hộp tiki to mà ko có chống sốc chèn vào. chưa thực sự hài lònh</text:p>
          </table:table-cell>
          <table:table-cell table:number-columns-repeated="1023"/>
        </table:table-row>
        <table:table-row table:style-name="ro3">
          <table:table-cell office:value-type="string" calcext:value-type="string">
            <text:p>tốc độ không như giới thiệu, quảng cáo, giao hàng nhanh, có tem bảo hành. ko hiểu sao tốc độ như vậy</text:p>
          </table:table-cell>
          <table:table-cell table:number-columns-repeated="1023"/>
        </table:table-row>
        <table:table-row table:style-name="ro2">
          <table:table-cell office:value-type="string" calcext:value-type="string">
            <text:p>hộp bị bóc, chắc do dán tem, check thì đúng hàng chính hãng, nhưng không biết có phải hàng mới không, tốc độ thì không như quảng cáo</text:p>
          </table:table-cell>
          <table:table-cell table:number-columns-repeated="1023"/>
        </table:table-row>
        <table:table-row table:style-name="ro2">
          <table:table-cell office:value-type="string" calcext:value-type="string">
            <text:p>Giao hàng nhanh, sản phẩm còn mới nhưng chất lượng sản phẩm không tốt, tốc độ đọc và ghi kém, không được như mô tả, cho 3 sao</text:p>
          </table:table-cell>
          <table:table-cell table:number-columns-repeated="1023"/>
        </table:table-row>
        <table:table-row table:style-name="ro3">
          <table:table-cell office:value-type="string" calcext:value-type="string">
            <text:p>yêu cầu đóng gói tốt hơn. sản phẩm điện tử không có bọc chống sốc, rất dễ hỏng trong quá trình vận chuyển.</text:p>
          </table:table-cell>
          <table:table-cell table:number-columns-repeated="1023"/>
        </table:table-row>
        <table:table-row table:style-name="ro3">
          <table:table-cell office:value-type="string" calcext:value-type="string">
            <text:p>Không thấy giấy bảo hành đâu, mở hộp thì thấy đã bị bóc như hình. Tuy nhiên hình thức ko xướt xát</text:p>
          </table:table-cell>
          <table:table-cell table:number-columns-repeated="1023"/>
        </table:table-row>
        <table:table-row table:style-name="ro3">
          <table:table-cell office:value-type="string" calcext:value-type="string">
            <text:p>Tốc độ phập phồng, lúc 500MB/s, lúc 280MB/s. Support chậm, báo cáo 7/9 mà 15/9 mới gọi lại</text:p>
          </table:table-cell>
          <table:table-cell table:number-columns-repeated="1023"/>
        </table:table-row>
        <table:table-row table:style-name="ro3">
          <table:table-cell office:value-type="string" calcext:value-type="string">
            <text:p>Sao mình lap vào hop dung ở cung Ỏico2189u3 nó k nhận vậy?</text:p>
          </table:table-cell>
          <table:table-cell table:number-columns-repeated="1023"/>
        </table:table-row>
        <table:table-row table:style-name="ro3">
          <table:table-cell office:value-type="string" calcext:value-type="string">
            <text:p>Hoá đơn xuất không có thông tin công ty. không có giá trị...</text:p>
          </table:table-cell>
          <table:table-cell table:number-columns-repeated="1023"/>
        </table:table-row>
        <table:table-row table:style-name="ro3">
          <table:table-cell office:value-type="string" calcext:value-type="string">
            <text:p>k biết có do ổ SSD hay k, máy tính mình rất hay bị treo <text:s/></text:p>
          </table:table-cell>
          <table:table-cell table:number-columns-repeated="1023"/>
        </table:table-row>
        <table:table-row table:style-name="ro3">
          <table:table-cell office:value-type="string" calcext:value-type="string">
            <text:p>Chỉ mở web đã chạy khá ồn rồi, tốc độ không nhanh như quảng cáo!</text:p>
          </table:table-cell>
          <table:table-cell table:number-columns-repeated="1023"/>
        </table:table-row>
        <table:table-row table:style-name="ro6">
          <table:table-cell office:value-type="string" calcext:value-type="string">
            <text:p>khi mới nhận hàng, thấy mất seal, chỉ dán 2 miếng băng keo. Trao đổi với nhân viên giao hàng thì được bảo đó là seal nhà sản xuất (bao biện) unbox thì hộp khá cheap và xấu, tưởng đâu thêm một lần thất vọng ( sau 2 lần mua rồi đổi trả con sanag) <text:s/>đến khi kết nối thì thấy rất đơn giản, kết nối nhanh, nghe edm bass phê. Tổng hoà thì không sắc lắm, mà bass dày nghe tập thể thao okay. tai nghe không có nắp nhưng chấu nam châm giữ rất là chắc. mình về mở edm cho nghe liên tục để train màn loa (vì thể loại này mình nghe nhiều nhất) nghe được gần 3 tiếng thì hết pin từ lúc mua về báo pin 90%.</text:p>
          </table:table-cell>
          <table:table-cell table:number-columns-repeated="1023"/>
        </table:table-row>
        <table:table-row table:style-name="ro5">
          <table:table-cell office:value-type="string" calcext:value-type="string">
            <text:p>Mình mua tai nghe và sử dụng hôm nay đến ngày thứ 3. Tai nghe có ưu điểm là kết nối nhanh, sau lần ghép đôi đầu tiên thì những lần sau chỉ cần bật bluetooth lên tai nghe sẽ tự động kết nối, pin dùng khá lâu. <text:s text:c="3"/>Về điểm trừ, <text:s/>tiki quảng cáo phạm vi hoạt động của tai nghe là 10m nhưng thực tế mình chỉ đứng quá 5m một chút là tai nghe hoạt động không ổn định rồi, có khi ngừng hẳn luôn. Thậm chí cả khi mình để điện thoại ngay bên cạnh thì tiếng vẫn hay bị chập chờn, rất khó nghe. Đặc biệt là khi kết nối tai nghe xong wifi hầu như không hoạt động được, muốn dùng wifi phải tắt bluetooth đi. Mình để ý lúc nhận sản phẩm thì hộp không có seal của nhà sản xuất mà chỉ được gói trong bao bóng khác. Mong tiki phản hồi sớm.</text:p>
          </table:table-cell>
          <table:table-cell table:number-columns-repeated="1023"/>
        </table:table-row>
        <table:table-row table:style-name="ro4">
          <table:table-cell office:value-type="string" calcext:value-type="string">
            <text:p>Tôi chi nói về chất lượng tai nghe đã sử dụng và test thử trong vong 2h. Không nói về phương thức đóng gói <text:s/>Về thời lượng pin tôi cảm nhận ổn Về chất lượng âm thanh: Tai nghe bên trái có phần to hơn 10/9 Tai nghe bên phải có phần nhỏ hơn chut 9/10 tạm chấp nhận <text:s/>Nhưng tai nghe bên phải của sản phẩm tôi đang dùng QC test chưa kĩ. Nó vẫn có âm thanh bị rè. Đó là khuyết điểm làm tôi không hài lòng</text:p>
          </table:table-cell>
          <table:table-cell table:number-columns-repeated="1023"/>
        </table:table-row>
        <table:table-row table:style-name="ro1">
          <table:table-cell office:value-type="string" calcext:value-type="string">
            <text:p>Mình mua hồi tháng 10, nghe bình thường xài đến tầm tháng 12 thì bỗng dưng bị lỗi nghe được 1 bên R, ko nghe đc bên L. Sau đó mình có làm theo shop hướng dẫn, thì nghe được L và R. Nhưng chỉ đc chọn nghe 1 bên, ko nghe đc 2 bên 1 lúc. hy vọng shop và tiki sẽ hỗ trợ mình khắc phục</text:p>
          </table:table-cell>
          <table:table-cell table:number-columns-repeated="1023"/>
        </table:table-row>
        <table:table-row table:style-name="ro1">
          <table:table-cell office:value-type="string" calcext:value-type="string">
            <text:p>Mình mua tai nghe này cách đây tầm 2 tháng. bình thường chỉ cần nhấc tai nghe ra khỏi cốc xạc thì tự động kết nối luôn với đt mà bjo k kết nối được. Mình vào tự kết nối thì báo đảm bảo tai nghe dc bật và trong vòng phủ sóng (k kết nối được) mặc dù tai nghe đang ở bên cạnh điện thoại và đèn vẫn đang nháy? Mình fai xử lý thế nào?</text:p>
          </table:table-cell>
          <table:table-cell table:number-columns-repeated="1023"/>
        </table:table-row>
        <table:table-row table:style-name="ro3">
          <table:table-cell office:value-type="string" calcext:value-type="string">
            <text:p>Giao hàng quá chậm, sản phâm ok dùng rất tốt .............................</text:p>
          </table:table-cell>
          <table:table-cell table:number-columns-repeated="1023"/>
        </table:table-row>
        <table:table-row table:style-name="ro1">
          <table:table-cell office:value-type="string" calcext:value-type="string">
            <text:p>Ngon được mấy ngày đầu, nghĩ mình mua phải món hời. Ai dè vài ngày sau là bắt đầu có nhiều triệu chứng như hay mất kết nối bluetooth, và gần đây nhất là không thể kết nối tai nghe <text:s/>với bất kỳ thiết bị nào. Chỉ được nghe 1 bên trong 1 lần kết nối, không thể nghe 2 con cùng 1 lúc vì 2 con có 2 phần kết nối riêng. Chất lượng sao thì tùy cảm nhận mỗi người</text:p>
          </table:table-cell>
          <table:table-cell table:number-columns-repeated="1023"/>
        </table:table-row>
        <table:table-row table:style-name="ro4">
          <table:table-cell office:value-type="string" calcext:value-type="string">
            <text:p>Tai nghe sử dụng khá ổn, nhưng nguyên cục hơi lớn so với lỗ tai, nhét vô k kỹ dễ rớt. Khi đeo tai nghe vào thì không còn nghe dc âm thanh khác bên ngoài, ở nhà ng nhà nói k nghe, ra đường không nghe tiếng xe cộ luôn. Được quảng cáo là tai nghe thể thao nhưng nằm 1 chỗ nghe thì được, chứ đeo đi bộ hay chạy thì khá dễ rớt và nghe tiếng ồn "ực ực" tùe nhịp tim và bước chân của chính mình rất lớn.</text:p>
          </table:table-cell>
          <table:table-cell table:number-columns-repeated="1023"/>
        </table:table-row>
        <table:table-row table:style-name="ro4">
          <table:table-cell office:value-type="string" calcext:value-type="string">
            <text:p>Hàng giao nhanh, tình trạng tai nghe tốt, được bao bọc cẩn thận. Tai nghe liên kết tốt với ipad và iphone, dùng rất tiện lợi. Nhưng mà mình không liên kết được tai nghe với laptopn, không biết là do lỗi sản phẩm hay là chức năng liên kết với laptop không có. Nếu như tai nghe không thể liên kết với laptop thì phải ghi lên giới thiệu sản phẩm để khách hàng còn biết chứ. Vì khi mình dùng không được cảm giác như bị lừa.</text:p>
          </table:table-cell>
          <table:table-cell table:number-columns-repeated="1023"/>
        </table:table-row>
        <table:table-row table:style-name="ro1">
          <table:table-cell office:value-type="string" calcext:value-type="string">
            <text:p>Mình mua tai nghe được 10 hôm. đến hiện tại bây giờ tai nghe ko kết nối đc bluetooth. mình đã thử reset theo link youtube nhưng đèn chỉ nháy 1 lần và cứ mãi thế ko chuyển lần 2 để reset. cho mình hỏi làm thế nào đây ạ. và néu như phải bảo hành thì bảo hanh như thế nào? mình ở hà nội!</text:p>
          </table:table-cell>
          <table:table-cell table:number-columns-repeated="1023"/>
        </table:table-row>
        <table:table-row table:style-name="ro1">
          <table:table-cell office:value-type="string" calcext:value-type="string">
            <text:p>Tự nhiên hôm qua đang nghe bình thường, đột nhiên bị điếc tai bên Phải. Xong mình bỏ vào hộp đựng để sạc vì nghĩ hết pin. Nhưng sau đó vẫn bị lỗi kết nối ko thể kết nối với Điện thoại. Mãi tới sáng nay mình cứ tắt bật lại thì kết nối với điện thoại đc, nhưng tai nghe Phải vẫn ko thể phát tiếng. Có thể đổi gấp cho e trong tuần đc ko ạ?</text:p>
          </table:table-cell>
          <table:table-cell table:number-columns-repeated="1023"/>
        </table:table-row>
        <table:table-row table:style-name="ro1">
          <table:table-cell office:value-type="string" calcext:value-type="string">
            <text:p>ko biết phải riêng sp mình bị lỗi ko? nhưng sản phẩm ko tự kết nối bluetooth với máy nên mỗi lần lấy tai nghe ra lại phải reset lại, rất bất tiện. Ngoài ra, đeo tai nghe rất đau, nên khuyên các bạn nên mua tai nghe ko phải nhét vào sâu bên trong tai, để bảo vệ tai mình. Mình nghe gần 1 tiếng mà đau buốt hết tai.</text:p>
          </table:table-cell>
          <table:table-cell table:number-columns-repeated="1023"/>
        </table:table-row>
        <table:table-row table:style-name="ro2">
          <table:table-cell office:value-type="string" calcext:value-type="string">
            <text:p>đã nhận hàng rồi <text:s/>nhưng cho mk hỏi là có mỗi Cap sạc thôi à củ sạc thì dùng củ sạc điện thoại bất kì à Đáng ra phải có thêm cái củ sạc nứa mới gọi là đầy đủ được <text:s/>bây h nhiều lúc sạc điện thoại rồi thì sao sạc được tai nghe đây</text:p>
          </table:table-cell>
          <table:table-cell table:number-columns-repeated="1023"/>
        </table:table-row>
        <table:table-row table:style-name="ro2">
          <table:table-cell office:value-type="string" calcext:value-type="string">
            <text:p>Tai nghe ổn, được tặng thêm túi đựng tai nghe khá đẹp mắt. Điểm trừ là tai nghe đã kết nối với điện thoại và đang nghe nhạc nhưng khi có cuộc gọi đến vẫn phải đưa điện thoại lên tai <text:s text:c="8"/>Để nghe vì tai nghe không kết nối đc</text:p>
          </table:table-cell>
          <table:table-cell table:number-columns-repeated="1023"/>
        </table:table-row>
        <table:table-row table:style-name="ro2">
          <table:table-cell office:value-type="string" calcext:value-type="string">
            <text:p>Sản phẩm mình mới nhận đc hôm nay đã dùng thử ban đầu thì thấy ok ,nhưng sau khi dùng đc 2h đồng hồ thì có hiện tượng mất âm thanh lúc có lúc không , cảm giác rất khó chịu , có bạn nào bị vậy k ạ</text:p>
          </table:table-cell>
          <table:table-cell table:number-columns-repeated="1023"/>
        </table:table-row>
        <table:table-row table:style-name="ro2">
          <table:table-cell office:value-type="string" calcext:value-type="string">
            <text:p>Tai nghe này mình mới mua và dùng thử 1 ngày, chất lượng âm thanh thì ổn nhưng bị chập chờn rất nhiều. <text:s/>Lúc nào dùng cũng bị chập chờn một vài lần. Mong tiki xem xét đổi cho mình sản phẩm này.</text:p>
          </table:table-cell>
          <table:table-cell table:number-columns-repeated="1023"/>
        </table:table-row>
        <table:table-row table:style-name="ro3">
          <table:table-cell office:value-type="string" calcext:value-type="string">
            <text:p>dùng ok.</text:p>
          </table:table-cell>
          <table:table-cell table:number-columns-repeated="1023"/>
        </table:table-row>
        <table:table-row table:style-name="ro2">
          <table:table-cell office:value-type="string" calcext:value-type="string">
            <text:p>Mình mua được 2 tuần, lúc đầu nghe ổn, nhưng giờ tai bên phải bị tắt, mình nhấn giữ nút cũng ko lên, cho vào sạc cũng ko lên đèn đỏ, kết nối cũng ko được, không biết sản phẩm bị sao vậy?</text:p>
          </table:table-cell>
          <table:table-cell table:number-columns-repeated="1023"/>
        </table:table-row>
        <table:table-row table:style-name="ro2">
          <table:table-cell office:value-type="string" calcext:value-type="string">
            <text:p>Mình vừa nhận hàng 12/8, hàng ok, nghe rõ, nhưng người khác gọi vào nói chuyện, người ta lại không nghe rõ. Mình muốn bù tiền để đổi sang Haylou GT1 của Xiaomi không biết có được không?</text:p>
          </table:table-cell>
          <table:table-cell table:number-columns-repeated="1023"/>
        </table:table-row>
        <table:table-row table:style-name="ro2">
          <table:table-cell office:value-type="string" calcext:value-type="string">
            <text:p>Mình sử dụng được 1 tuần thì tai nghe bên trái bị toi, sạc cũng kg lên tín hiệu lun. Muốn liên hệ trực tiếp shop bán nhưng tìm kg thấy thông tin liên hệ 😔</text:p>
          </table:table-cell>
          <table:table-cell table:number-columns-repeated="1023"/>
        </table:table-row>
        <table:table-row table:style-name="ro2">
          <table:table-cell office:value-type="string" calcext:value-type="string">
            <text:p>Mình bị trường hợp không nghe được cả hai tai nghe. Chỉ nghe được tai trái hoặc tai phải. Dù reset lại như hướng dẫn rồi vẫn bị vậy!</text:p>
          </table:table-cell>
          <table:table-cell table:number-columns-repeated="1023"/>
        </table:table-row>
        <table:table-row table:style-name="ro2">
          <table:table-cell office:value-type="string" calcext:value-type="string">
            <text:p>tai nghe này để nghe nhạc thì kém quá hơn 300k mà bass yếu gần như ko có chất lượng âm thanh loa kém bù lại kết nối nhanh tiện lợi.ae mua nghe nhac thi nên ngiên cứu kỹ.</text:p>
          </table:table-cell>
          <table:table-cell table:number-columns-repeated="1023"/>
        </table:table-row>
        <table:table-row table:style-name="ro2">
          <table:table-cell office:value-type="string" calcext:value-type="string">
            <text:p>mình mua tai nghe QCY - T1 , sản phẩm nghe tốt nhưng sau 1 tháng 1 tai nghe bị hỏng ko có tín hiệu nhận pin Tiki cho mình hỏi hàng đc đổi trả hay hỗ trợ gì không</text:p>
          </table:table-cell>
          <table:table-cell table:number-columns-repeated="1023"/>
        </table:table-row>
        <table:table-row table:style-name="ro3">
          <table:table-cell office:value-type="string" calcext:value-type="string">
            <text:p>Shop ơi tại bây giờ kết nối k đx hai cái mà chỉ kết nối được 1 bên thôi vậy shop nhờ shop hỗ trợ</text:p>
          </table:table-cell>
          <table:table-cell table:number-columns-repeated="1023"/>
        </table:table-row>
        <table:table-row table:style-name="ro2">
          <table:table-cell office:value-type="string" calcext:value-type="string">
            <text:p>Tai nghe kết nối bluetooth nhanh xa pin dùng đc khá lâu nhưng có nhược điểm khá nghiêm trọng là khi nghe tai ko giữ đc tai nghe và nghe cũng ko có đc</text:p>
          </table:table-cell>
          <table:table-cell table:number-columns-repeated="1023"/>
        </table:table-row>
        <table:table-row table:style-name="ro3">
          <table:table-cell office:value-type="string" calcext:value-type="string">
            <text:p>Phải nhét mạnh vào tai nếu không muốn rơi mất, nghe lâu sẽ bị đau tai. Xài không thoải mái và thuận tiện cho lắm</text:p>
          </table:table-cell>
          <table:table-cell table:number-columns-repeated="1023"/>
        </table:table-row>
        <table:table-row table:style-name="ro3">
          <table:table-cell office:value-type="string" calcext:value-type="string">
            <text:p>như tiêu đề, cùng mở 1 mức âm thanh nhưng tai bên trái nghe nhỏ hơn bên phải. Tiki xem hỗ trợ giải quyết giúp nhé</text:p>
          </table:table-cell>
          <table:table-cell table:number-columns-repeated="1023"/>
        </table:table-row>
        <table:table-row table:style-name="ro3">
          <table:table-cell office:value-type="string" calcext:value-type="string">
            <text:p>Một bên không thể kết nối hoạt động. Tôi mua 3 lần nhưng lần cuối này lại như vậy. <text:s/>Hy vọng được giúp đỡ.</text:p>
          </table:table-cell>
          <table:table-cell table:number-columns-repeated="1023"/>
        </table:table-row>
        <table:table-row table:style-name="ro3">
          <table:table-cell office:value-type="string" calcext:value-type="string">
            <text:p>mình chỉ có thể bật bên trái hoặc bên phải, mở bên này thì phải tắt bên kia, không mở hai bên cùng một lúc được</text:p>
          </table:table-cell>
          <table:table-cell table:number-columns-repeated="1023"/>
        </table:table-row>
        <table:table-row table:style-name="ro3">
          <table:table-cell office:value-type="string" calcext:value-type="string">
            <text:p>lấy về nghe đc 1 lần r lần sau 2 bên tai đều bị nhỏ mặc dù tăng hết âm lượng rồi vẫn nhỏ</text:p>
          </table:table-cell>
          <table:table-cell table:number-columns-repeated="1023"/>
        </table:table-row>
        <table:table-row table:style-name="ro3">
          <table:table-cell office:value-type="string" calcext:value-type="string">
            <text:p>Tai nghe chất lượng âm thanh đc trong tầm giá tuy nhiên đang dùng hơn 1 tháng 1 tai tự dung tịt âm thanh bé tý</text:p>
          </table:table-cell>
          <table:table-cell table:number-columns-repeated="1023"/>
        </table:table-row>
        <table:table-row table:style-name="ro3">
          <table:table-cell office:value-type="string" calcext:value-type="string">
            <text:p>Sau 1 tháng thì không sừ dụng được nữa, sạc không vào Shop có thể hỗ trợ bảo hành không?</text:p>
          </table:table-cell>
          <table:table-cell table:number-columns-repeated="1023"/>
        </table:table-row>
        <table:table-row table:style-name="ro3">
          <table:table-cell office:value-type="string" calcext:value-type="string">
            <text:p>Không được ưng cho lắm...đôi khi có lẫn tạp âm Âm lượng ở mức vừa phải Trong tầm giá 400k thì có lẽ hơi cao</text:p>
          </table:table-cell>
          <table:table-cell table:number-columns-repeated="1023"/>
        </table:table-row>
        <table:table-row table:style-name="ro3">
          <table:table-cell office:value-type="string" calcext:value-type="string">
            <text:p>Mẫu này có lắp được cho macbook pro 13 inch 2011 không vậy shop</text:p>
          </table:table-cell>
          <table:table-cell table:number-columns-repeated="1023"/>
        </table:table-row>
        <table:table-row table:style-name="ro3">
          <table:table-cell office:value-type="string" calcext:value-type="string">
            <text:p>Thổi giá rồi khuyến mại, giá thị trường cũng xêm xêm</text:p>
          </table:table-cell>
          <table:table-cell table:number-columns-repeated="1023"/>
        </table:table-row>
        <table:table-row table:style-name="ro3">
          <table:table-cell office:value-type="string" calcext:value-type="string">
            <text:p>Không thể đeo tai nghe được.toàn bị rơi ra.nhét sâu vào thì ù tai không chịu nổiiiiiiiiiiiiiiiiiiiiiiiiiiiiiiiii</text:p>
          </table:table-cell>
          <table:table-cell table:number-columns-repeated="1023"/>
        </table:table-row>
        <table:table-row table:style-name="ro3">
          <table:table-cell office:value-type="string" calcext:value-type="string">
            <text:p>giao <text:s/>nhanh <text:s/>nhưng <text:s/>hay <text:s/>bị <text:s/>giặc kết nối <text:s/>HUY vọng ti ki phản hồi lại nha</text:p>
          </table:table-cell>
          <table:table-cell table:number-columns-repeated="1023"/>
        </table:table-row>
        <table:table-row table:style-name="ro3">
          <table:table-cell office:value-type="string" calcext:value-type="string">
            <text:p>Tai nghe ko tự kết nối, bị to hơn so với tai nên khi đi lại vận động hay bị rớt ra</text:p>
          </table:table-cell>
          <table:table-cell table:number-columns-repeated="1023"/>
        </table:table-row>
        <table:table-row table:style-name="ro3">
          <table:table-cell office:value-type="string" calcext:value-type="string">
            <text:p>Ko hài lòng lắm! Vì tai đeo ko chặt tai, vừa đeo vừa vận động sẽ rơi.</text:p>
          </table:table-cell>
          <table:table-cell table:number-columns-repeated="1023"/>
        </table:table-row>
        <table:table-row table:style-name="ro3">
          <table:table-cell office:value-type="string" calcext:value-type="string">
            <text:p>Tai nghe này nghe cũng tạm ổn giải bát cũng tạm ổn trong tầm trung để nghe nhạc tạp</text:p>
          </table:table-cell>
          <table:table-cell table:number-columns-repeated="1023"/>
        </table:table-row>
        <table:table-row table:style-name="ro3">
          <table:table-cell office:value-type="string" calcext:value-type="string">
            <text:p>Mang lâu bị đau tai. Phía bên phải dễ bị rơi. Không tự động kết nối với điện thoại</text:p>
          </table:table-cell>
          <table:table-cell table:number-columns-repeated="1023"/>
        </table:table-row>
        <table:table-row table:style-name="ro3">
          <table:table-cell office:value-type="string" calcext:value-type="string">
            <text:p>tai nghe này chỉ có thể nghe nhạc , nói chuyện bên kia không nghe rõ .</text:p>
          </table:table-cell>
          <table:table-cell table:number-columns-repeated="1023"/>
        </table:table-row>
        <table:table-row table:style-name="ro3">
          <table:table-cell office:value-type="string" calcext:value-type="string">
            <text:p>Sp hơi lớn so với mình nghĩ.đeo vào nhìn lộ quá.nhỏ hơn chút sẽ tốt hơn</text:p>
          </table:table-cell>
          <table:table-cell table:number-columns-repeated="1023"/>
        </table:table-row>
        <table:table-row table:style-name="ro3">
          <table:table-cell office:value-type="string" calcext:value-type="string">
            <text:p>tai nghe on nhung ma boc hang kem qua op ep moi cai hop cat tong</text:p>
          </table:table-cell>
          <table:table-cell table:number-columns-repeated="1023"/>
        </table:table-row>
        <table:table-row table:style-name="ro2">
          <table:table-cell office:value-type="string" calcext:value-type="string">
            <text:p>Hàng mới 100%, xuất xứ malay, check s/n chính hãng wd bảo hành hơn 3 năm. Nhưng tốc độ k được như mong muốn, đọc gần như thông số ~500mb/s nhưg ghi chỉ đc phân nửa 200~300mb/s, chắc tùy sp, có cái này cái kia.</text:p>
          </table:table-cell>
          <table:table-cell table:number-columns-repeated="1023"/>
        </table:table-row>
        <table:table-row table:style-name="ro3">
          <table:table-cell office:value-type="string" calcext:value-type="string">
            <text:p>dễ rơi mất. mình đã mất 01 bên rồi. k thích mẫu như vầy.</text:p>
          </table:table-cell>
          <table:table-cell table:number-columns-repeated="1023"/>
        </table:table-row>
        <table:table-row table:style-name="ro3">
          <table:table-cell office:value-type="string" calcext:value-type="string">
            <text:p>Vẫn nghe bt mà k kết nối đc với nhau thử mọi cách mà không đc</text:p>
          </table:table-cell>
          <table:table-cell table:number-columns-repeated="1023"/>
        </table:table-row>
        <table:table-row table:style-name="ro3">
          <table:table-cell office:value-type="string" calcext:value-type="string">
            <text:p>mình chưa kết nối đc cả 2 bên tai nghe. shop hướng dẫn lại nhé</text:p>
          </table:table-cell>
          <table:table-cell table:number-columns-repeated="1023"/>
        </table:table-row>
        <table:table-row table:style-name="ro3">
          <table:table-cell office:value-type="string" calcext:value-type="string">
            <text:p>míc bị rè khi nói chuyện. có ai biết cách khắc phục không ạ.</text:p>
          </table:table-cell>
          <table:table-cell table:number-columns-repeated="1023"/>
        </table:table-row>
        <table:table-row table:style-name="ro2">
          <table:table-cell office:value-type="string" calcext:value-type="string">
            <text:p>ko phai fpt phân phối. kiểm tra hàng chúng hãng sao vậy shop? phải hàng chóng hãng ko? sao cái hình của hộp khác tem quá vậy.</text:p>
          </table:table-cell>
          <table:table-cell table:number-columns-repeated="1023"/>
        </table:table-row>
        <table:table-row table:style-name="ro3">
          <table:table-cell office:value-type="string" calcext:value-type="string">
            <text:p>đang nghe rất hay bị ngưng nhạc rồi lại chạy nghe rất khó chịu</text:p>
          </table:table-cell>
          <table:table-cell table:number-columns-repeated="1023"/>
        </table:table-row>
        <table:table-row table:style-name="ro3">
          <table:table-cell office:value-type="string" calcext:value-type="string">
            <text:p>Tai nghe chỉnh âm lượng hơi hơi rè tí</text:p>
          </table:table-cell>
          <table:table-cell table:number-columns-repeated="1023"/>
        </table:table-row>
        <table:table-row table:style-name="ro3">
          <table:table-cell office:value-type="string" calcext:value-type="string">
            <text:p>Cũng tạm thôi. Thiết kế khá khó lấy ra khỏi hộp pin.</text:p>
          </table:table-cell>
          <table:table-cell table:number-columns-repeated="1023"/>
        </table:table-row>
        <table:table-row table:style-name="ro3">
          <table:table-cell office:value-type="string" calcext:value-type="string">
            <text:p>Tiki giờ gói hàng kém quá . Hành điện tử mà ko có chống sốc j hết</text:p>
          </table:table-cell>
          <table:table-cell table:number-columns-repeated="1023"/>
        </table:table-row>
        <table:table-row table:style-name="ro3">
          <table:table-cell office:value-type="string" calcext:value-type="string">
            <text:p>Hộp đã bị bóc, team bảo hành thì ghi từ tháng 8, dù rất ủng hộ tiki của shark dũng</text:p>
          </table:table-cell>
          <table:table-cell table:number-columns-repeated="1023"/>
        </table:table-row>
        <table:table-row table:style-name="ro3">
          <table:table-cell office:value-type="string" calcext:value-type="string">
            <text:p>trong mô tả ghi có 1 túi đựng mà sao mở ra không thấy v ad</text:p>
          </table:table-cell>
          <table:table-cell table:number-columns-repeated="1023"/>
        </table:table-row>
        <table:table-row table:style-name="ro3">
          <table:table-cell office:value-type="string" calcext:value-type="string">
            <text:p>Mới xài được 2 tháng thì tai nghe bị hư một bên <text:s/></text:p>
          </table:table-cell>
          <table:table-cell table:number-columns-repeated="1023"/>
        </table:table-row>
        <table:table-row table:style-name="ro3">
          <table:table-cell office:value-type="string" calcext:value-type="string">
            <text:p>tai nghe ok nhưng có cảm giác 1 tai nhạc to 1 tai nhạc nhỏ hơn</text:p>
          </table:table-cell>
          <table:table-cell table:number-columns-repeated="1023"/>
        </table:table-row>
        <table:table-row table:style-name="ro3">
          <table:table-cell office:value-type="string" calcext:value-type="string">
            <text:p>Kiểm tra hàng chính hãng, test tốc độ bên máy mình thì thấy hơi chậm</text:p>
          </table:table-cell>
          <table:table-cell table:number-columns-repeated="1023"/>
        </table:table-row>
        <table:table-row table:style-name="ro3">
          <table:table-cell office:value-type="string" calcext:value-type="string">
            <text:p>Giao hàng nhanh nhưng tốc độ hơi thấp không rõ tại sao</text:p>
          </table:table-cell>
          <table:table-cell table:number-columns-repeated="1023"/>
        </table:table-row>
        <table:table-row table:style-name="ro3">
          <table:table-cell office:value-type="string" calcext:value-type="string">
            <text:p>sao mình cắm 2 lần nó mới nhận, cứ tưởng hỏng. đợi dùng 1 thời gian xem bền ko, hy vọng dùng ok</text:p>
          </table:table-cell>
          <table:table-cell table:number-columns-repeated="1023"/>
        </table:table-row>
        <table:table-row table:style-name="ro3">
          <table:table-cell office:value-type="string" calcext:value-type="string">
            <text:p>Đang làm ổ cứng rời, không biết có bền hay không. Nhưng nhìn cái seal trên ổ cứng không được tin tưởng cho lắm.</text:p>
          </table:table-cell>
          <table:table-cell table:number-columns-repeated="1023"/>
        </table:table-row>
        <table:table-row table:style-name="ro3">
          <table:table-cell office:value-type="string" calcext:value-type="string">
            <text:p>Mình nhận hàng tháng 4 mà tem bảo hành từ tháng 12/2019</text:p>
          </table:table-cell>
          <table:table-cell table:number-columns-repeated="1023"/>
        </table:table-row>
        <table:table-row table:style-name="ro3">
          <table:table-cell office:value-type="string" calcext:value-type="string">
            <text:p>bên bạn giao hàng cực lâu. đặt hôm 31 tháng 12 mà tới nay ko có hàng. hẹn tận 14/1</text:p>
          </table:table-cell>
          <table:table-cell table:number-columns-repeated="1023"/>
        </table:table-row>
        <table:table-row table:style-name="ro3">
          <table:table-cell office:value-type="string" calcext:value-type="string">
            <text:p>Hàng không seal! Không biết độ bền như thế nào! Đánh giá tạm 3 sao</text:p>
          </table:table-cell>
          <table:table-cell table:number-columns-repeated="1023"/>
        </table:table-row>
        <table:table-row table:style-name="ro3">
          <table:table-cell office:value-type="string" calcext:value-type="string">
            <text:p>Thiết kế tai nghe cực kì dễ rớt ko thích hợp cho người di chuyển nhiều hay đi tập gym. Ngoài ra thì chất lượng ok..</text:p>
          </table:table-cell>
          <table:table-cell table:number-columns-repeated="1023"/>
        </table:table-row>
        <table:table-row table:style-name="ro3">
          <table:table-cell office:value-type="string" calcext:value-type="string">
            <text:p>hay bị lỗi và rớt kết nối <text:s/>- không được như mong muốn</text:p>
          </table:table-cell>
          <table:table-cell table:number-columns-repeated="1023"/>
        </table:table-row>
        <table:table-row table:style-name="ro4">
          <table:table-cell office:value-type="string" calcext:value-type="string">
            <text:p>Mình luôn tin tưởng các dòng sản phẩm âm thanh của Sony nhưng mà sản phẩm này thì không như kỳ vọng. Bass thật sự rất chán. Mình đã điều chỉnh âm thanh điện thoại lên 80% mà tiếng vẫn không đủ lớn, trong khi với tai nghe kèm theo của samsung thì chỉ cần trên 50%. Về hình thức thì không có gì để bàn, mang cũng khá êm, đây là loại in ear duy nhất mình mang không bị đau tai. Mình mua từ tháng tư đến nay mới quen được với âm thanh của loại này</text:p>
          </table:table-cell>
          <table:table-cell table:number-columns-repeated="1023"/>
        </table:table-row>
        <table:table-row table:style-name="ro1">
          <table:table-cell office:value-type="string" calcext:value-type="string">
            <text:p>So với mức giá thật (mua) sản phẩm chất lượng chấp nhận được. Tuy nhiên Tiki nên niêm yết giá chính xác. Giá trang web của hãng sản phẩm <text:s/>chỉ là 390 k chứ không phải 690 k (tăng 300 k). Lưu ý thêm dây hơi mảng nên dùng không cẩn thận có thể đứt gãy</text:p>
          </table:table-cell>
          <table:table-cell table:number-columns-repeated="1023"/>
        </table:table-row>
        <table:table-row table:style-name="ro7">
          <table:table-cell office:value-type="string" calcext:value-type="string">
            <text:p>Về giao hàng: Tiki giao hàng nhanh. Về đóng gói: Tiki đóng gói không an toàn, hộp sản phẩm nhỏ mà đóng vô cái hộp Tiki to đùng, bên trong lại không chèn lót gì hết, mình không hài lòng. Về chất lượng: tai nghe nhỏ bằng 1/2 so với ảnh sản phẩm Tiki công bố, không ngờ nó nhỏ vậy luôn. Chất âm nghe cũng được, nếu mở lớn sẽ bị chói tai. Dây với mic mỏng manh nên nếu không cẩn thận đứt như chơi ấy. Vì dây quá mỏng nên rất dễ rối, hơi mất thời gian để gỡ ra, mình không thích điểm này. Sản phẩm có kèm móc cuộn dây lại cho đỡ dài, thêm 3 mút tai nghe kích cỡ khác nhau để lựa chọn. À còn hộp sản phẩm nữa, nhìn cũ, tem mác bị mờ hoặc tróc, thấy ghi trên hộp Made in Thailand mà Tiki lại ghi xuất xứ Trung Quốc làm lúc đặt hàng mình cũng hồi hộp lắm. <text:s/>Nói chung tai nghe dùng được, mình mới dùng ngày thứ 2 thôi nên không biết bền không, với chất âm thế này thì mức giá 420k mình bỏ ra lúc mua vẫn không xứng.</text:p>
          </table:table-cell>
          <table:table-cell table:number-columns-repeated="1023"/>
        </table:table-row>
        <table:table-row table:style-name="ro2">
          <table:table-cell office:value-type="string" calcext:value-type="string">
            <text:p>sao shop này bị dính phốt giao sai màu xanh dương với xanh ngọc bao nhiêu lần mà tiki vẫn ko khắc phục được vậy, <text:s/>đọc bình luận thấy rất nhiều nhưng ko ngờ tới ngày mình cũng bị !!!</text:p>
          </table:table-cell>
          <table:table-cell table:number-columns-repeated="1023"/>
        </table:table-row>
        <table:table-row table:style-name="ro2">
          <table:table-cell office:value-type="string" calcext:value-type="string">
            <text:p>Đây không phải mình đánh giá về chất lượng sản phẩm , sản phẩm nghe rất tốt , nhưng thời gian giao hàng của tiki quá lâu , cảm thấy rất chán phong cách giao hàng rất nghiệp dư</text:p>
          </table:table-cell>
          <table:table-cell table:number-columns-repeated="1023"/>
        </table:table-row>
        <table:table-row table:style-name="ro2">
          <table:table-cell office:value-type="string" calcext:value-type="string">
            <text:p>Tai nghe bass tạm ổn trong tầm giá, tuy nhiên dây hơi dễ rối, hàng giao không đúng như lịch giao hàng dự kiến, lần đầu tiên bị trễ hàng tới 2 ngày , mong Tiki không bao giờ tái diễn tình trạng này nữa</text:p>
          </table:table-cell>
          <table:table-cell table:number-columns-repeated="1023"/>
        </table:table-row>
        <table:table-row table:style-name="ro2">
          <table:table-cell office:value-type="string" calcext:value-type="string">
            <text:p>Chất lượng âm thanh so với mức giá ok. <text:s/>Tuy nhiên dây mỏng quá mỏng. Dễ đứt. Các bạn nào kỹ lắm thì dùng bền. Riêng mình tính cũng kĩ nhưng dùng đc có 2 tháng là đứt.</text:p>
          </table:table-cell>
          <table:table-cell table:number-columns-repeated="1023"/>
        </table:table-row>
        <table:table-row table:style-name="ro2">
          <table:table-cell office:value-type="string" calcext:value-type="string">
            <text:p>Hàng đã bị bốc seal, chân cắm có dấu hiệu đã qua sử dụng. Không chuẩn. Hy vọng vẫn sử dụng bình thường, không phải đổi trả rườm rà.</text:p>
          </table:table-cell>
          <table:table-cell table:number-columns-repeated="1023"/>
        </table:table-row>
        <table:table-row table:style-name="ro2">
          <table:table-cell office:value-type="string" calcext:value-type="string">
            <text:p>Tôi đặt mua ngày 31/82018 <text:s/>giá 450 .000đ đến ngày 6/9/2018 giá giảm xuống 399.000đ vậy nếu tôi muốn mua món hàng phải theo giỏi đến khi nào giảm giá thấp nhất thì mới mua sao ??????????????????</text:p>
          </table:table-cell>
          <table:table-cell table:number-columns-repeated="1023"/>
        </table:table-row>
        <table:table-row table:style-name="ro3">
          <table:table-cell office:value-type="string" calcext:value-type="string">
            <text:p>Giao hàng không đúng màu, đặt xanh dương nhưng lại giao xanh ngọc</text:p>
          </table:table-cell>
          <table:table-cell table:number-columns-repeated="1023"/>
        </table:table-row>
        <table:table-row table:style-name="ro3">
          <table:table-cell office:value-type="string" calcext:value-type="string">
            <text:p>Mình thấy sản phẩm bị thiếu miếng su sony cuộn dây rồi. Shop có cách nào gửi cho mình cái đấy không?</text:p>
          </table:table-cell>
          <table:table-cell table:number-columns-repeated="1023"/>
        </table:table-row>
        <table:table-row table:style-name="ro2">
          <table:table-cell office:value-type="string" calcext:value-type="string">
            <text:p>Mình mua tai nghe được 1.5 tháng rồi, hôm nay tai nghe bị rè, không được chất lượng như lúc mới mua. mình bảo hành như thế nào nhỉ Tiki?</text:p>
          </table:table-cell>
          <table:table-cell table:number-columns-repeated="1023"/>
        </table:table-row>
        <table:table-row table:style-name="ro2">
          <table:table-cell office:value-type="string" calcext:value-type="string">
            <text:p>hi Tiki; minh moi nhan hang ngay hom qua; nhung chi nghe dc 1 tai ben phai; tai ben trai khong co tin hieu am thanh; nho kiem tra lai va doi hang giup minh nhe. Thanks.</text:p>
          </table:table-cell>
          <table:table-cell table:number-columns-repeated="1023"/>
        </table:table-row>
        <table:table-row table:style-name="ro3">
          <table:table-cell office:value-type="string" calcext:value-type="string">
            <text:p>Hàng mới mua mà nút bấm đã k dùng được, mình đã thử nhấn đủ kiểu theo hướng dẫn mà k hoạt động</text:p>
          </table:table-cell>
          <table:table-cell table:number-columns-repeated="1023"/>
        </table:table-row>
        <table:table-row table:style-name="ro2">
          <table:table-cell office:value-type="string" calcext:value-type="string">
            <text:p>đặt màu xanh dương.. tiki giao xanh lá...âm thanh thì bình thường...bass bình thường... nói chung chẳng khác gì cái tai nghe sony kèm máy experia X của mình</text:p>
          </table:table-cell>
          <table:table-cell table:number-columns-repeated="1023"/>
        </table:table-row>
        <table:table-row table:style-name="ro3">
          <table:table-cell office:value-type="string" calcext:value-type="string">
            <text:p>Hộp gửi đến méo mó Bên ngoài ghi hàng dễ vỡ mà nhét toàn giấy bìa, ko bọc nilong chống sốc</text:p>
          </table:table-cell>
          <table:table-cell table:number-columns-repeated="1023"/>
        </table:table-row>
        <table:table-row table:style-name="ro3">
          <table:table-cell office:value-type="string" calcext:value-type="string">
            <text:p>nghe cũng ok. brand sony. giá này có thể mua dc loại khác nghe cũng ổn</text:p>
          </table:table-cell>
          <table:table-cell table:number-columns-repeated="1023"/>
        </table:table-row>
        <table:table-row table:style-name="ro3">
          <table:table-cell office:value-type="string" calcext:value-type="string">
            <text:p>Tạm đc nhưng so với giá tiền thỳ hơi chát...bass ko hay...dây mõng dễ rối và đứt... đệm tai êm</text:p>
          </table:table-cell>
          <table:table-cell table:number-columns-repeated="1023"/>
        </table:table-row>
        <table:table-row table:style-name="ro1">
          <table:table-cell office:value-type="string" calcext:value-type="string">
            <text:p>Bàn phím gõ mượt. Hơi ồn 1 chút vào ban đêm. Tốt trong tầm giá. Về lâu dài gặp vấn đề gì không thì cần thêm thời gian sử dụng. Khó hiểu nhất là muốn sử dụng thì phải mua 2 chiếc 1 lúc, bởi người bán giải thích là không bán cái 1. Giờ dùng 1 cái, 1 cái cất gầm giường.</text:p>
          </table:table-cell>
          <table:table-cell table:number-columns-repeated="1023"/>
        </table:table-row>
        <table:table-row table:style-name="ro2">
          <table:table-cell office:value-type="string" calcext:value-type="string">
            <text:p>bàn phím cao su này rất cơ bản để gõ văn bản và... miễn cưỡng chơi game được. Tuy nhiên, không thể nào đòi hỏi như với bàn phím cơ được. Đóng gói gọn gàng, hoàn thiện tốt. Mua chỉ vì dàn phím F của laptop phải nhấn Fn T_T</text:p>
          </table:table-cell>
          <table:table-cell table:number-columns-repeated="1023"/>
        </table:table-row>
        <table:table-row table:style-name="ro3">
          <table:table-cell office:value-type="string" calcext:value-type="string">
            <text:p>Phần mic tiếng bé và dễ hỏng</text:p>
          </table:table-cell>
          <table:table-cell table:number-columns-repeated="1023"/>
        </table:table-row>
        <table:table-row table:style-name="ro3">
          <table:table-cell office:value-type="string" calcext:value-type="string">
            <text:p>nge ok nhưng bị rối</text:p>
          </table:table-cell>
          <table:table-cell table:number-columns-repeated="1023"/>
        </table:table-row>
        <table:table-row table:style-name="ro2">
          <table:table-cell office:value-type="string" calcext:value-type="string">
            <text:p>Bàn phím đóng gói chắc chắn, bao bì đẹp. Tuy nhiên đánh phím khá cứng, còn ồn. Nói chung là tạm được trong tầm giá. Điểm cộng là tiki giao hàng rất nhanh, rất ưng tiki trong việc giao hàng nhanh!</text:p>
          </table:table-cell>
          <table:table-cell table:number-columns-repeated="1023"/>
        </table:table-row>
        <table:table-row table:style-name="ro2">
          <table:table-cell office:value-type="string" calcext:value-type="string">
            <text:p>Bàn phím chất lượng. Nhưng phù hợp cho tác vụ văn phòng, các bạn có nhu cầu chơi game ko nên mua. Vì chỉ có thể ấn cùng lúc 4 phím.</text:p>
          </table:table-cell>
          <table:table-cell table:number-columns-repeated="1023"/>
        </table:table-row>
        <table:table-row table:style-name="ro3">
          <table:table-cell office:value-type="string" calcext:value-type="string">
            <text:p>Sao mình để lại thông tin mà gần 1 tháng rồi không thấy bên mình xuất hóa đơn vậy ạ?</text:p>
          </table:table-cell>
          <table:table-cell table:number-columns-repeated="1023"/>
        </table:table-row>
        <table:table-row table:style-name="ro2">
          <table:table-cell office:value-type="string" calcext:value-type="string">
            <text:p>Bàn phím hay bị mất kết nối với laptop (mình dùng win 8.1) <text:s/>Điều này khá là khó chịu. Chắc do vốn dĩ kết nối USB đã là không ổn định rồi.</text:p>
          </table:table-cell>
          <table:table-cell table:number-columns-repeated="1023"/>
        </table:table-row>
        <table:table-row table:style-name="ro3">
          <table:table-cell office:value-type="string" calcext:value-type="string">
            <text:p>tất cả đều ok ngoại trừ phím "L" không nhận mong shop <text:s/>đổi cho mh bàn phím khác</text:p>
          </table:table-cell>
          <table:table-cell table:number-columns-repeated="1023"/>
        </table:table-row>
        <table:table-row table:style-name="ro3">
          <table:table-cell office:value-type="string" calcext:value-type="string">
            <text:p>Mới mua về chưa dùng đã gãy 1 bên chân đế bằng nhựa</text:p>
          </table:table-cell>
          <table:table-cell table:number-columns-repeated="1023"/>
        </table:table-row>
        <table:table-row table:style-name="ro3">
          <table:table-cell office:value-type="string" calcext:value-type="string">
            <text:p>chất lượng phím chỉ tạm sử dụng, hợp giá tiền. Các kí tự in trên phím có vẻ dễ bong khi sử dụng lâu dài</text:p>
          </table:table-cell>
          <table:table-cell table:number-columns-repeated="1023"/>
        </table:table-row>
        <table:table-row table:style-name="ro3">
          <table:table-cell office:value-type="string" calcext:value-type="string">
            <text:p>e xài đc 1 tuần thì bị liệt có bảo hành ko ạ ??</text:p>
          </table:table-cell>
          <table:table-cell table:number-columns-repeated="1023"/>
        </table:table-row>
        <table:table-row table:style-name="ro3">
          <table:table-cell office:value-type="string" calcext:value-type="string">
            <text:p>Tiki giao hàng lâu quá đã 3 hôm rồi không hiểu luôn. Mk ktr tình trạng giao hàng vẫn là đi lấy hàng</text:p>
          </table:table-cell>
          <table:table-cell table:number-columns-repeated="1023"/>
        </table:table-row>
        <table:table-row table:style-name="ro4">
          <table:table-cell office:value-type="string" calcext:value-type="string">
            <text:p>- Pin xài trâu rất tốt - Tính năng giống gần hầu hết như giới thiệu của hãng - Nhược điểm khiến mình khá thất vọng về chiếc Mi Band 4 mình đang đeo: + Không thể đo nhịp tim được bất kỳ lúc nào, bất kỳ vị trí nào ở cổ tay của mình, nên tính năng đánh giá vận động coi như không xài được. + Không thể hiển thị thông báo từ app tin nhắn, app Zalo nên không thể cập nhật được thông tin từ bạn bè. <text:s/>- Hi vọng bên bảo hành có thể hỗ trợ giúp mình. Cám ơn nhiều</text:p>
          </table:table-cell>
          <table:table-cell table:number-columns-repeated="1023"/>
        </table:table-row>
        <table:table-row table:style-name="ro4">
          <table:table-cell office:value-type="string" calcext:value-type="string">
            <text:p>Tôi gặp khó khăn trong việc tắt chức năng bơi trong work out. Đối với các hoạt động khác như chạy, đạp xe thì chỉ cần bấm và giữ phím home vài giây là hoạt động đó sẽ kết thúc. Riêng đ?ối với hoạt động bơi, Tôi phải lặp di lặp lại thao tác hang chục lần mới tắt được hoạt động đó. Không biết có phải là sản phẩm lỗi. TÔI MUỐN ĐỔI SẢN PHẨM Nhìn chung thì mọi chức năng hoạt động ổn.</text:p>
          </table:table-cell>
          <table:table-cell table:number-columns-repeated="1023"/>
        </table:table-row>
        <table:table-row table:style-name="ro3">
          <table:table-cell office:value-type="string" calcext:value-type="string">
            <text:p>chất lượng tốt, dễ sử dụng, lỗi được trả lại hoàn toàn miễn phí...dịch vụ tốt</text:p>
          </table:table-cell>
          <table:table-cell table:number-columns-repeated="1023"/>
        </table:table-row>
        <table:table-row table:style-name="ro1">
          <table:table-cell office:value-type="string" calcext:value-type="string">
            <text:p>Nhìn thực tế xấu lắm bạn à , cũng chả xe giờ mấy, được mỗi chức năng đếm bước chân và báo thức và xem thông báo từ điện thoại nó tiện, dùng có chục hôm mà sắp vứt bì mình dùng ko giữ, cái đếm bước chân thì cũng ko tin cậy, vi có hôm đi xe khách nó nhẩy lên 9000 bước . Giá sp này ở tiki thì hợp lý , tiki an toàn nên mình mua</text:p>
          </table:table-cell>
          <table:table-cell table:number-columns-repeated="1023"/>
        </table:table-row>
        <table:table-row table:style-name="ro4">
          <table:table-cell office:value-type="string" calcext:value-type="string">
            <text:p>Dùng 1 tuần rồi mới viết nhận xét. Đồng hồ rẻ, đẹp, nhẹ, pin trâu giống quảng cáo. Nhưng các chỉ số đo sức khỏe (bước chân, nhịp tim, giấc ngủ) mình thấy không hề chính xác tí nào, sai số rất lớn, lâu lâu hên thì đúng đc nhịp tim hihi. Điểm sáng về tính năng là dự báo thời tiết chuẩn, tính khoảng cách đi bộ bằng gps chính xác, nhận thông báo từ các ứng dụng khác nhanh, thể hiện màn hình khi giơ tay lên xem đồng hồ nhanh nhạy</text:p>
          </table:table-cell>
          <table:table-cell table:number-columns-repeated="1023"/>
        </table:table-row>
        <table:table-row table:style-name="ro3">
          <table:table-cell office:value-type="string" calcext:value-type="string">
            <text:p>hơi cứng vừa giá tiền</text:p>
          </table:table-cell>
          <table:table-cell table:number-columns-repeated="1023"/>
        </table:table-row>
        <table:table-row table:style-name="ro4">
          <table:table-cell office:value-type="string" calcext:value-type="string">
            <text:p>Điểm đầu tiên và duy nhất khiến mình không hài lòng với sản phẩm này đó là phần mô tả sản phẩm không có HDSD trên tiki vì đây là sp nhập khẩu, tiếng Trung. Nhận hàng xong loay hoay mãi không biết kết nối như thế nào, trên tiki cũng k có thông tin Cho những bạn nào sắp mua sp này, đầu tiên sạc đầy pin đồng hồ sau đó tải app Mi fit. Click vào nút + để thêm chọn thiết bị để kết nối, chọn vòng đeo tay và tiến hành đồng bộ. Màn hình sẽ hiển thị đồng hồ và vào app Mi fit để tiến hành cài đặt</text:p>
          </table:table-cell>
          <table:table-cell table:number-columns-repeated="1023"/>
        </table:table-row>
        <table:table-row table:style-name="ro10">
          <table:table-cell office:value-type="string" calcext:value-type="string">
            <text:p>Tôi luôn đánh giá cao tiki hơn các site mua bán trực tuyến khác nhưng đối với sản phẩm này có phần thất vọng. Tôi vẫn đặt tại tiki mặc dù giá cao hơn do tin tưởng hơn. Giao nhanh, đóng gói cẩn thận luôn được tiki đảm bảo tuy nhiên sản phẩm khi mở hộp mặc dù hộp Miband 4 còn seal, sau khi bóc seal vòng đeo tay còn trong túi nilong nhưng khi xem qua, sản phẩm như đã qua sử dụng: dây đeo tại nút khóa nhựa có hiện tượng xây sát nhẹ, cạnh bên trái của sản phẩm có vết xước dọc theo đường viền khoảng 5mm, lớp sơn mờ mặt dưới của sản phẩm cũng có hai vết trầy nhẹ (cảm giác trầy do tháo lắp vào dây đeo), tại vị trí của đèn đo nhịp tim cũng bị xước. Tất cả những vấn đề trên dù không quá quan trọng, trong quá trình sử dụng sản phẩm rồi cũng sẽ bị các tình trạng trên nhưng ai cũng vậy, dù đắt rẻ nhưng đối với một sản phẩm mới luôn mong muốn không nó hoàn hảo không tỳ vết, hơn nữa nó lại là một sản phẩm công nghệ chưa qua sử dụng. Một vài ý kiến với Tiki và WinhotechVN Store.</text:p>
          </table:table-cell>
          <table:table-cell table:number-columns-repeated="1023"/>
        </table:table-row>
        <table:table-row table:style-name="ro6">
          <table:table-cell office:value-type="string" calcext:value-type="string">
            <text:p>Mình mua sản phẩm của WinhotechVN, giá chỉ 520 cho bản nội địa, từ lúc đặt tới lúc nhận chưa tròn 1 ngày, giao hàng rất nhanh, hộp cũng ko móp méo, mình đã kết nối thành công và đang theo dõi, tạm thời mọi thứ ổn, nhưng chỉ có vài thứ làm mình ko hài lòng, đó là hộp <text:s/>ko nguyên seal, còn 1 đường nhỏ keo cũ, sản phẩm đã được mở nguồn sẳn, trong hộp không có quyển sách hướng dẫn, dây hơi có dấu, dù còn tiếng trung nhưng khi kết nối với MiFit thì app thông báo sẽ hủy các kết nối với app trước đó để kết nối mới lại,( sản phẩm đã được kết nối với app khác trước đó) sau đó thì cập nhật lên tiếng Việt ok.</text:p>
          </table:table-cell>
          <table:table-cell table:number-columns-repeated="1023"/>
        </table:table-row>
        <table:table-row table:style-name="ro3">
          <table:table-cell office:value-type="string" calcext:value-type="string">
            <text:p>Nó ko tiện cho chơi game lắm <text:s/></text:p>
          </table:table-cell>
          <table:table-cell table:number-columns-repeated="1023"/>
        </table:table-row>
        <table:table-row table:style-name="ro1">
          <table:table-cell office:value-type="string" calcext:value-type="string">
            <text:p>Vừa nhận sản phẩm sáng nay, kết nối moi thứ thành công. Tuy nhiên: -không rung thông báo khi có cuộc gọi đến -không hiện thông báo các ứng dụng như Fb, Mess, WeChat,... Mình sử dụng Ip7+ đã update firmware mới nhất. Mong shop bán hàng hoặc Tiki liên hệ mình để hỗ trợ.</text:p>
          </table:table-cell>
          <table:table-cell table:number-columns-repeated="1023"/>
        </table:table-row>
        <table:table-row table:style-name="ro2">
          <table:table-cell office:value-type="string" calcext:value-type="string">
            <text:p>Mình đã ghép nối thành công Miband 4 với IP7 qua app Mifit (thay được ảnh nền, bật báo thức). Đã bật chức năng nhận thông báo, cuộc gọi trên Mifit, nhưng Miband lại không hề có thông báo nào. (IP mình đang dùng IOS 13.2.2) Tiki vui lòng hỗ trợ gấp!</text:p>
          </table:table-cell>
          <table:table-cell table:number-columns-repeated="1023"/>
        </table:table-row>
        <table:table-row table:style-name="ro2">
          <table:table-cell office:value-type="string" calcext:value-type="string">
            <text:p>Mình nhận được hàng ngày 30/08. Vòng tay của mình lúc không kết nối được bluetooth lúc lại tụt pin, tận 44% trong vài phút kết nối với điện thoại. Mình mong Tiki và shop hỗ trợ để mình có thể đổi sản phẩm này!</text:p>
          </table:table-cell>
          <table:table-cell table:number-columns-repeated="1023"/>
        </table:table-row>
        <table:table-row table:style-name="ro2">
          <table:table-cell office:value-type="string" calcext:value-type="string">
            <text:p>Mình vừa nhận dc hàng. Nhưng ko coachs hướng dẫn sử dụng. Không biết khởi động bằng cách nào luôn. Không biết sài làm sao luôn. <text:s/>Trong hộp chỉ có cái đồng hồ và dây sạc. Nhờ Tiki xem lại quy cách đóng hàng của mình.</text:p>
          </table:table-cell>
          <table:table-cell table:number-columns-repeated="1023"/>
        </table:table-row>
        <table:table-row table:style-name="ro2">
          <table:table-cell office:value-type="string" calcext:value-type="string">
            <text:p>Tiki giao hàng sớm nên cho sao này là khuyến khích. Sp mình mới nhận không có seal ngoài, cả màn hình cũng không có miếng dán ==. Mở ra thì không có %pin luôn. May mà sạc tí nó lên, máy kết nối đc rồi.</text:p>
          </table:table-cell>
          <table:table-cell table:number-columns-repeated="1023"/>
        </table:table-row>
        <table:table-row table:style-name="ro2">
          <table:table-cell office:value-type="string" calcext:value-type="string">
            <text:p>Dùng thì tốt, nhưng dùng lâu thì cái dây đeo sẽ bị biến dạng. Ko còn thẳng như lúc ban đầu. Đồng hồ thì ko hiểu sao chỉ nhận dc thông báo về cuộc gọi. Các thông báo khác thì không nhận dc</text:p>
          </table:table-cell>
          <table:table-cell table:number-columns-repeated="1023"/>
        </table:table-row>
        <table:table-row table:style-name="ro2">
          <table:table-cell office:value-type="string" calcext:value-type="string">
            <text:p>4/11 tôi nhận hàng xong, thực hiện được kết nối với vòng đeo tay, tuy nhiên sáng 5/11 ghép nối lại ko đc. đã thử khởi động máy và Bluetooth nhiều lần mà vẫn ko đc. nhờ shop hỗ trợ giúp. thanks</text:p>
          </table:table-cell>
          <table:table-cell table:number-columns-repeated="1023"/>
        </table:table-row>
        <table:table-row table:style-name="ro3">
          <table:table-cell office:value-type="string" calcext:value-type="string">
            <text:p>Đặt thứ ba tuần này đến thứ hai tuần sau mới giao.</text:p>
          </table:table-cell>
          <table:table-cell table:number-columns-repeated="1023"/>
        </table:table-row>
        <table:table-row table:style-name="ro3">
          <table:table-cell office:value-type="string" calcext:value-type="string">
            <text:p>Mua sau hơn 1 tháng thì màn hình tắt dù pin còn 40%, đã thử cắm sạc nhưng vẫn không hoạt động. Mình cần bảo hành gấp.</text:p>
          </table:table-cell>
          <table:table-cell table:number-columns-repeated="1023"/>
        </table:table-row>
        <table:table-row table:style-name="ro2">
          <table:table-cell office:value-type="string" calcext:value-type="string">
            <text:p>Cách đây 2 hôm mình có đặt mua thì không cho mua số lượng 2 cái . Nên hôm nay mình tính đặt thêm thì thấy tăng giá . Có thể cho mình biết lý do là gì không ạ ?</text:p>
          </table:table-cell>
          <table:table-cell table:number-columns-repeated="1023"/>
        </table:table-row>
        <table:table-row table:style-name="ro2">
          <table:table-cell office:value-type="string" calcext:value-type="string">
            <text:p>nhìn chung là không phù hợp với mình. <text:s/>đến hôm nay thì chức năng bơi ko hoạt động ( ko đếm được m và thời gian) <text:s/>được nữa.</text:p>
          </table:table-cell>
          <table:table-cell table:number-columns-repeated="1023"/>
        </table:table-row>
        <table:table-row table:style-name="ro2">
          <table:table-cell office:value-type="string" calcext:value-type="string">
            <text:p>Chỉ vài ba ngày là hết pin <text:s/>cho dù là không bật chức năng đo nhịp tim thường xuyên. <text:s/>Không biết là bảo hành như thế nào, mong shop chỉ giúp.</text:p>
          </table:table-cell>
          <table:table-cell table:number-columns-repeated="1023"/>
        </table:table-row>
        <table:table-row table:style-name="ro2">
          <table:table-cell office:value-type="string" calcext:value-type="string">
            <text:p>Của mình hiện tại không hiện lên màn hình nên mình không biết như thế nào vì chữ tiếng Trung (máy không hết pin)! Mong tiki hỗ trợ</text:p>
          </table:table-cell>
          <table:table-cell table:number-columns-repeated="1023"/>
        </table:table-row>
        <table:table-row table:style-name="ro2">
          <table:table-cell office:value-type="string" calcext:value-type="string">
            <text:p>sản phẩm lỗi không rung thông báo. Đã chỉnh mọi cài đặt nhưng không có thay đổi. Hơi thất vọng vì rất háo hức khi mua và nhận sản phẩm.</text:p>
          </table:table-cell>
          <table:table-cell table:number-columns-repeated="1023"/>
        </table:table-row>
        <table:table-row table:style-name="ro3">
          <table:table-cell office:value-type="string" calcext:value-type="string">
            <text:p>Mình mới mua mấy ngày, giờ không mở máy lên được thì bảo hành như thế nào?</text:p>
          </table:table-cell>
          <table:table-cell table:number-columns-repeated="1023"/>
        </table:table-row>
        <table:table-row table:style-name="ro3">
          <table:table-cell office:value-type="string" calcext:value-type="string">
            <text:p>Giao sớm, đóng gói ok Sản phẩm thì hình thức ok, kết nối được bình thường nhưng pin sạc đầy chỉ dùng đc khoảng 4 ngày</text:p>
          </table:table-cell>
          <table:table-cell table:number-columns-repeated="1023"/>
        </table:table-row>
        <table:table-row table:style-name="ro3">
          <table:table-cell office:value-type="string" calcext:value-type="string">
            <text:p>Giao hàng hơi lâu. Chất lượng tốt. Khi chuyển kết nối từ điện thoại này sang điện thoại khác hơi khó. Pin lâu. Sạc lâu đầy</text:p>
          </table:table-cell>
          <table:table-cell table:number-columns-repeated="1023"/>
        </table:table-row>
        <table:table-row table:style-name="ro3">
          <table:table-cell office:value-type="string" calcext:value-type="string">
            <text:p>sao ko kết nối với tivi LG 49UJ652T được vậy ?????</text:p>
          </table:table-cell>
          <table:table-cell table:number-columns-repeated="1023"/>
        </table:table-row>
        <table:table-row table:style-name="ro3">
          <table:table-cell office:value-type="string" calcext:value-type="string">
            <text:p>Mua 5 cái để dùng cho văn phòng. Gõ không êm. Nhanh hỏng.</text:p>
          </table:table-cell>
          <table:table-cell table:number-columns-repeated="1023"/>
        </table:table-row>
        <table:table-row table:style-name="ro3">
          <table:table-cell office:value-type="string" calcext:value-type="string">
            <text:p>Hàng như hình . Nhưng kết nối với điện thoại dc một lần xong mất kết nối mình thử lại mấy lần đều ko dc</text:p>
          </table:table-cell>
          <table:table-cell table:number-columns-repeated="1023"/>
        </table:table-row>
        <table:table-row table:style-name="ro3">
          <table:table-cell office:value-type="string" calcext:value-type="string">
            <text:p>Hài lòng với sản phẩm, mình thấy có đo huyết áp tuy nhiên chỉ có đo nhịp tim. Tạm chấp nhận sp</text:p>
          </table:table-cell>
          <table:table-cell table:number-columns-repeated="1023"/>
        </table:table-row>
        <table:table-row table:style-name="ro3">
          <table:table-cell office:value-type="string" calcext:value-type="string">
            <text:p>về không còn pin, <text:s/>màng hình bị mờ.. <text:s/>Chắc do mua hàng online nên chấp nhận. <text:s/>không sao cả. <text:s/>cám ơn</text:p>
          </table:table-cell>
          <table:table-cell table:number-columns-repeated="1023"/>
        </table:table-row>
        <table:table-row table:style-name="ro3">
          <table:table-cell office:value-type="string" calcext:value-type="string">
            <text:p>Giao hàng thiếu dây sạc, shop có thể gửi cho mình dây sạc không .............................................</text:p>
          </table:table-cell>
          <table:table-cell table:number-columns-repeated="1023"/>
        </table:table-row>
        <table:table-row table:style-name="ro3">
          <table:table-cell office:value-type="string" calcext:value-type="string">
            <text:p>sao mi band4 của mình ko nhận đc thông báo ứng dụng vậy ạ, chỉ rung khi có cuộc gọi, còn ứng dụng ko thông báo gì</text:p>
          </table:table-cell>
          <table:table-cell table:number-columns-repeated="1023"/>
        </table:table-row>
        <table:table-row table:style-name="ro3">
          <table:table-cell office:value-type="string" calcext:value-type="string">
            <text:p>mới mua sạc pin2 lần dùng được , nhưng đến lần thứ 3 ko sạc pin được nữa, shop liên hệ bỏa hành giúp nhé</text:p>
          </table:table-cell>
          <table:table-cell table:number-columns-repeated="1023"/>
        </table:table-row>
        <table:table-row table:style-name="ro3">
          <table:table-cell office:value-type="string" calcext:value-type="string">
            <text:p>hàng về nhưng bật không lên nguồn mình có tra thử mã trên web của mi thì đúng hàng nội địa rồi</text:p>
          </table:table-cell>
          <table:table-cell table:number-columns-repeated="1023"/>
        </table:table-row>
        <table:table-row table:style-name="ro3">
          <table:table-cell office:value-type="string" calcext:value-type="string">
            <text:p>mình đã bật hết nhưng vẫn không có thông báo cuộc gọi, tin nhắn hay ứng dụng</text:p>
          </table:table-cell>
          <table:table-cell table:number-columns-repeated="1023"/>
        </table:table-row>
        <table:table-row table:style-name="ro3">
          <table:table-cell office:value-type="string" calcext:value-type="string">
            <text:p>Giao hàng sớm hơn 1 ngày, hàng nguyên seal, trùng imei, nhưng mà tụt pin quá nhanh dù đã reset</text:p>
          </table:table-cell>
          <table:table-cell table:number-columns-repeated="1023"/>
        </table:table-row>
        <table:table-row table:style-name="ro3">
          <table:table-cell office:value-type="string" calcext:value-type="string">
            <text:p>sản phẩm tốt, tuy nhiên bị lỗi do nhà sản xuất nên đang đợi đổi cho sản phẩm khác</text:p>
          </table:table-cell>
          <table:table-cell table:number-columns-repeated="1023"/>
        </table:table-row>
        <table:table-row table:style-name="ro2">
          <table:table-cell office:value-type="string" calcext:value-type="string">
            <text:p>số là mình copy game dung lượng hơn 40gb. có 1 file hơn 4gb ko copy qua đc. mới đổi định dạng nó lại thành ntfs... xong thì cứ copy giữa chừng là usb tự động ngắt kết nối... giờ mình có đc đổi hay bảo hành không?</text:p>
          </table:table-cell>
          <table:table-cell table:number-columns-repeated="1023"/>
        </table:table-row>
        <table:table-row table:style-name="ro3">
          <table:table-cell office:value-type="string" calcext:value-type="string">
            <text:p>Giao hàng nhanh ,sản phẩm tốt ,tùy nhiên sản phẩm toàn tiếng Trung không hiểu gì hết</text:p>
          </table:table-cell>
          <table:table-cell table:number-columns-repeated="1023"/>
        </table:table-row>
        <table:table-row table:style-name="ro3">
          <table:table-cell office:value-type="string" calcext:value-type="string">
            <text:p>Hàng không có tiếng việt nên rất khó để tìm hiểu về các hoạt động của máy</text:p>
          </table:table-cell>
          <table:table-cell table:number-columns-repeated="1023"/>
        </table:table-row>
        <table:table-row table:style-name="ro2">
          <table:table-cell office:value-type="string" calcext:value-type="string">
            <text:p>USB đóng gói cẩn thận, giao hàng chậm hơn dự kiến nhưng không thông báo trước. USB dung lượng trống được gần 58G, tuy nhiên tốc độ ghi khá chậm, chỉ ngang 2.0</text:p>
          </table:table-cell>
          <table:table-cell table:number-columns-repeated="1023"/>
        </table:table-row>
        <table:table-row table:style-name="ro2">
          <table:table-cell office:value-type="string" calcext:value-type="string">
            <text:p>chưa sử dụng, hàng mới nhưng đã bị cắt bao bì bên trong, mặc dù vỏ hộp của tiki thì vẫn nguyên niêm phong, như vậy có vẻ ko phù hợp, cần giao hàng mới nguyên</text:p>
          </table:table-cell>
          <table:table-cell table:number-columns-repeated="1023"/>
        </table:table-row>
        <table:table-row table:style-name="ro3">
          <table:table-cell office:value-type="string" calcext:value-type="string">
            <text:p>Sạc điện bất tiện, chức năng bình thường. Mẫu mã hiện đại</text:p>
          </table:table-cell>
          <table:table-cell table:number-columns-repeated="1023"/>
        </table:table-row>
        <table:table-row table:style-name="ro2">
          <table:table-cell office:value-type="string" calcext:value-type="string">
            <text:p>3.0 mà chậm hơn cả cái usb Tosiba 2.0 mình mua cách đây 7,8 năm. lỡ đặt rồi chả nhẽ lại ko lấy. chắc dùng vài bữa đổi sang cái Tosiba 3.0 64g</text:p>
          </table:table-cell>
          <table:table-cell table:number-columns-repeated="1023"/>
        </table:table-row>
        <table:table-row table:style-name="ro2">
          <table:table-cell office:value-type="string" calcext:value-type="string">
            <text:p>Hình ảnh giống như quảng cáo nhưng tốc độ sao chép không như mong đợi. Vỏ nhựa, khá là mỏng manh. So với giá tiên thì như vậy là hợp lý.</text:p>
          </table:table-cell>
          <table:table-cell table:number-columns-repeated="1023"/>
        </table:table-row>
        <table:table-row table:style-name="ro2">
          <table:table-cell office:value-type="string" calcext:value-type="string">
            <text:p>Tốc độ nhanh nhưng mà nóng đấy. Có tem của FPT. Copy 300mb qua công usb 3.0 thì biểu đò lúc đầu là thẳng, sau đó lên xuống lên xuống. haivl</text:p>
          </table:table-cell>
          <table:table-cell table:number-columns-repeated="1023"/>
        </table:table-row>
        <table:table-row table:style-name="ro3">
          <table:table-cell office:value-type="string" calcext:value-type="string">
            <text:p>cho 3 sao vì usb 3.0 mà tốc độ tệ quá.tốc độ cứ nhảy lên rồi tụt về 0 lặp lại nhử vậy liên tục</text:p>
          </table:table-cell>
          <table:table-cell table:number-columns-repeated="1023"/>
        </table:table-row>
        <table:table-row table:style-name="ro3">
          <table:table-cell office:value-type="string" calcext:value-type="string">
            <text:p>Sản phẩm ok. Nhưng hàng giao quá chậm. K hài lòng về tiến độ giao hàng</text:p>
          </table:table-cell>
          <table:table-cell table:number-columns-repeated="1023"/>
        </table:table-row>
        <table:table-row table:style-name="ro3">
          <table:table-cell office:value-type="string" calcext:value-type="string">
            <text:p>Tao hận mầy Kingston .USB 3.0 quảng cáo tốc độ write 10mb/s <text:s/>mà chạy có 5mbs .</text:p>
          </table:table-cell>
          <table:table-cell table:number-columns-repeated="1023"/>
        </table:table-row>
        <table:table-row table:style-name="ro3">
          <table:table-cell office:value-type="string" calcext:value-type="string">
            <text:p>usp 64gb, mà xem lại có gần 58 gb. thiếu mất 6gb. buồn thật</text:p>
          </table:table-cell>
          <table:table-cell table:number-columns-repeated="1023"/>
        </table:table-row>
        <table:table-row table:style-name="ro3">
          <table:table-cell office:value-type="string" calcext:value-type="string">
            <text:p>Sản phẩm bị gỡ ra không còn nguyên vẹn hộp. <text:s/>Không rõ bên tiki gỡ ra kiểm tra sản phẩm trên máy tính chăng?</text:p>
          </table:table-cell>
          <table:table-cell table:number-columns-repeated="1023"/>
        </table:table-row>
        <table:table-row table:style-name="ro3">
          <table:table-cell office:value-type="string" calcext:value-type="string">
            <text:p>tốc độ chậm quá <text:s/>mong shop xem lại nha.</text:p>
          </table:table-cell>
          <table:table-cell table:number-columns-repeated="1023"/>
        </table:table-row>
        <table:table-row table:style-name="ro3">
          <table:table-cell office:value-type="string" calcext:value-type="string">
            <text:p>sao mau hết pin quá dùng 1 ngày phải sạc còn mọi thứ đều ổn</text:p>
          </table:table-cell>
          <table:table-cell table:number-columns-repeated="1023"/>
        </table:table-row>
        <table:table-row table:style-name="ro3">
          <table:table-cell office:value-type="string" calcext:value-type="string">
            <text:p>Nhưng chất lượng máy ok nên tạm ổn, đã mua cái thứ 2 cho bạn xài</text:p>
          </table:table-cell>
          <table:table-cell table:number-columns-repeated="1023"/>
        </table:table-row>
        <table:table-row table:style-name="ro3">
          <table:table-cell office:value-type="string" calcext:value-type="string">
            <text:p>Quảng cáo 64GB nhưng thực chất chỉ có 57.6GB. Giao đúng giờ khi có phí 29k!</text:p>
          </table:table-cell>
          <table:table-cell table:number-columns-repeated="1023"/>
        </table:table-row>
        <table:table-row table:style-name="ro3">
          <table:table-cell office:value-type="string" calcext:value-type="string">
            <text:p>khi copy vào usb thì hay bị đứng giữa chừng, rất khó chịu</text:p>
          </table:table-cell>
          <table:table-cell table:number-columns-repeated="1023"/>
        </table:table-row>
        <table:table-row table:style-name="ro3">
          <table:table-cell office:value-type="string" calcext:value-type="string">
            <text:p>Xài ít nên chưa biết sp như thế nào ??? Khi nào xài thấy ổn sẽ đánh giá lại</text:p>
          </table:table-cell>
          <table:table-cell table:number-columns-repeated="1023"/>
        </table:table-row>
        <table:table-row table:style-name="ro3">
          <table:table-cell office:value-type="string" calcext:value-type="string">
            <text:p>Tốc đồ truyền dữ liệu khá chậm</text:p>
          </table:table-cell>
          <table:table-cell table:number-columns-repeated="1023"/>
        </table:table-row>
        <table:table-row table:style-name="ro3">
          <table:table-cell office:value-type="string" calcext:value-type="string">
            <text:p>tốc độ chép khá chậm</text:p>
          </table:table-cell>
          <table:table-cell table:number-columns-repeated="1023"/>
        </table:table-row>
        <table:table-row table:style-name="ro3">
          <table:table-cell office:value-type="string" calcext:value-type="string">
            <text:p>Tốc độ ghi chậm như USB 2.0. Chỉ bằng 1/10 so với ổ cứng di động</text:p>
          </table:table-cell>
          <table:table-cell table:number-columns-repeated="1023"/>
        </table:table-row>
        <table:table-row table:style-name="ro3">
          <table:table-cell office:value-type="string" calcext:value-type="string">
            <text:p>sao nói dung lượng 64 gb mà kiểm tra còn có 57gb nhỉ</text:p>
          </table:table-cell>
          <table:table-cell table:number-columns-repeated="1023"/>
        </table:table-row>
        <table:table-row table:style-name="ro3">
          <table:table-cell office:value-type="string" calcext:value-type="string">
            <text:p>3.0 mà speed như 2.0. Tốc độ trung bình chỉ 23 Mb/s</text:p>
          </table:table-cell>
          <table:table-cell table:number-columns-repeated="1023"/>
        </table:table-row>
        <table:table-row table:style-name="ro3">
          <table:table-cell office:value-type="string" calcext:value-type="string">
            <text:p>Độ chính xác ko cao khi dem van dong.Tạm chấp nhận được</text:p>
          </table:table-cell>
          <table:table-cell table:number-columns-repeated="1023"/>
        </table:table-row>
        <table:table-row table:style-name="ro1">
          <table:table-cell office:value-type="string" calcext:value-type="string">
            <text:p>Cắm vào máy thì thông tin bộ nhớ khoảng 28G, k được 32G. <text:s/>Tốc độ copy hơi chậm: mình copy 4G dữ liệu ra USB mất khoảng 5p. <text:s/>Hàng nhận đã bị bóc (chắc để dán tem hay gì đó). K vui lắm nhưng giá rẻ. Làm USB lưu trữ dữ liệu backup chắc cũng ổn :D</text:p>
          </table:table-cell>
          <table:table-cell table:number-columns-repeated="1023"/>
        </table:table-row>
        <table:table-row table:style-name="ro2">
          <table:table-cell office:value-type="string" calcext:value-type="string">
            <text:p>Xin hỏi nếu mua sản phẩm USB trên Tiki mà sản phẩm đó bị lỗi hoặc không sử dụng được thì Tiki sẽ giải quyết như thế nào? <text:s/>Và khi nhận hàng thì có được mở ra và xem có đúng sản phẩm của mình đặc mua hay không?</text:p>
          </table:table-cell>
          <table:table-cell table:number-columns-repeated="1023"/>
        </table:table-row>
        <table:table-row table:style-name="ro3">
          <table:table-cell office:value-type="string" calcext:value-type="string">
            <text:p>Vòng màu tím khó bấm <text:s/>(</text:p>
          </table:table-cell>
          <table:table-cell table:number-columns-repeated="1023"/>
        </table:table-row>
        <table:table-row table:style-name="ro3">
          <table:table-cell office:value-type="string" calcext:value-type="string">
            <text:p>giao hàng còn thiếu giay sạ</text:p>
          </table:table-cell>
          <table:table-cell table:number-columns-repeated="1023"/>
        </table:table-row>
        <table:table-row table:style-name="ro3">
          <table:table-cell office:value-type="string" calcext:value-type="string">
            <text:p>Hàng như mô tả.</text:p>
          </table:table-cell>
          <table:table-cell table:number-columns-repeated="1023"/>
        </table:table-row>
        <table:table-row table:style-name="ro3">
          <table:table-cell office:value-type="string" calcext:value-type="string">
            <text:p>Cỡ cữ nhỏ</text:p>
          </table:table-cell>
          <table:table-cell table:number-columns-repeated="1023"/>
        </table:table-row>
        <table:table-row table:style-name="ro3">
          <table:table-cell office:value-type="string" calcext:value-type="string">
            <text:p>Không chính xác</text:p>
          </table:table-cell>
          <table:table-cell table:number-columns-repeated="1023"/>
        </table:table-row>
        <table:table-row table:style-name="ro3">
          <table:table-cell office:value-type="string" calcext:value-type="string">
            <text:p>Ổn áp</text:p>
          </table:table-cell>
          <table:table-cell table:number-columns-repeated="1023"/>
        </table:table-row>
        <table:table-row table:style-name="ro6">
          <table:table-cell office:value-type="string" calcext:value-type="string">
            <text:p>Đã nhận được sản phẩm, tuy rất ok nhưng mình có ý kiến sau :đơn hàng từ 9/09/2019 mà mãi đến 19/09/2019 mới nhận được hàng. mình ở vinh nghệ an mà cứ nghĩ là mình vừa oder hàng nước ngoài về ấy. cực lâu. đặt lần 1 thì bảo lưu kho, tìm ko thấy, chuyển sang kho sài gòn từ ngày 13/09 rồi cũng mãi đến hôm nay mới nhận. ngày xưa mình mua mấy món hàng kia giao rất nhanh, chỉ 1,2 ngày gì đó. ko hiểu giờ sao lại lâu thế này được. tính trả hàng ko mua nữa nhưng lần này vẫn ủng hộ. lần sau kiên quyết từ chôi. vì mình đặt được hàng bên ứng dụng khác rồi. ko lẽ 1 laptop dùng 2 ổ ssd?</text:p>
          </table:table-cell>
          <table:table-cell table:number-columns-repeated="1023"/>
        </table:table-row>
        <table:table-row table:style-name="ro4">
          <table:table-cell office:value-type="string" calcext:value-type="string">
            <text:p>Lần đầu đặt thì đặt chung với caddy bay, đợi mất mấy ngày nhận thông báo caddy bay bị lưu khọ gì đó nên hủy đơn hàng rồi tiki tự đặt lại đơn hàng ssd, thôi thì tiki cũng nhắn tin xin lỗi nên thôi cũng cho qua, lần đặt hàng thứ 2 do tiki tự đặt lại đơn hàng ssd, ship cũng khá nhanh, mà lần này đóng gói quá tệ, không có bọc chống sốc chi lun, có mỗi cái hộp, trong cái hộp có bì ssd như hình, không có bọc xốp nổ chi hết, haiz, đặt khá nhiều lần trên tiki, lần này là tệ hại nhất.</text:p>
          </table:table-cell>
          <table:table-cell table:number-columns-repeated="1023"/>
        </table:table-row>
        <table:table-row table:style-name="ro1">
          <table:table-cell office:value-type="string" calcext:value-type="string">
            <text:p>Tốc độ ko như quảng cáo. Hàng đóng gói ko bọc gì cả. đặt giao nhanh từ sáng giờ giao trước 10 giờ sáng. gần 10h mới có người gọi bảo 1 tiếng nữa mới giao đc. gọi tổng đài thì tổng đài hẹn 10 rưỡi. Gần 11h ko thấy ai gọi nên gọi lại cho bạn ship thì bạn đấy bảo 30 phút nữa mới giao cho đc. Cuối cùng thì hơn 11h30 phút mới nhận được hàng</text:p>
          </table:table-cell>
          <table:table-cell table:number-columns-repeated="1023"/>
        </table:table-row>
        <table:table-row table:style-name="ro2">
          <table:table-cell office:value-type="string" calcext:value-type="string">
            <text:p>không hài lòng cho lắm ổ cứng là SSD mà mua về lắp chạy chậm như HDD lắp mãi thì mới ăn vào máy mà không hiểu tại sao sau khi cài Win xong thì ổ cứng SSD lại chỉ còn 6G mặc dù cài win thì dùng rất ít không đáng tiền</text:p>
          </table:table-cell>
          <table:table-cell table:number-columns-repeated="1023"/>
        </table:table-row>
        <table:table-row table:style-name="ro2">
          <table:table-cell office:value-type="string" calcext:value-type="string">
            <text:p>Hàng giao ko có đóng gói chống sốc, lỏng lẻo Đề nghị đơn hàng tiếp theo đóng gói bảo quản tốt hơn, <text:s/>Vui lòng gửi phản hồi chính sách bảo hành sản phẩm</text:p>
          </table:table-cell>
          <table:table-cell table:number-columns-repeated="1023"/>
        </table:table-row>
        <table:table-row table:style-name="ro2">
          <table:table-cell office:value-type="string" calcext:value-type="string">
            <text:p>Giao hàng nhanh trước thời gian dự kiến chỉ có điều trên shop báo hàng chính hãng nhưng check bằng kingston ssd manager không nhận. Dù sao cũng dùng khá tốt !</text:p>
          </table:table-cell>
          <table:table-cell table:number-columns-repeated="1023"/>
        </table:table-row>
        <table:table-row table:style-name="ro2">
          <table:table-cell office:value-type="string" calcext:value-type="string">
            <text:p>giao hàng nhanh. chất lượng sp phải sử dụng mới biết được. nhưng khi nhận hàng tem của sp còn dính lại 1 xíu. có dấu hiệu bị bóc.</text:p>
          </table:table-cell>
          <table:table-cell table:number-columns-repeated="1023"/>
        </table:table-row>
        <table:table-row table:style-name="ro3">
          <table:table-cell office:value-type="string" calcext:value-type="string">
            <text:p>giao hàng nhanh. sản phẩm bị bóc ra trước. chất lượng chưa thử mong là ổn định</text:p>
          </table:table-cell>
          <table:table-cell table:number-columns-repeated="1023"/>
        </table:table-row>
        <table:table-row table:style-name="ro3">
          <table:table-cell office:value-type="string" calcext:value-type="string">
            <text:p>Ổ mới nhận mà đã bị cắt vỏ là sao hả shop, không có tem dán bảo hành là thế nào,</text:p>
          </table:table-cell>
          <table:table-cell table:number-columns-repeated="1023"/>
        </table:table-row>
        <table:table-row table:style-name="ro3">
          <table:table-cell office:value-type="string" calcext:value-type="string">
            <text:p>giao hàng nhanh nhưng tiki nhận hàng hoie lâu chất lượng thì chưa thử nên hên xui</text:p>
          </table:table-cell>
          <table:table-cell table:number-columns-repeated="1023"/>
        </table:table-row>
        <table:table-row table:style-name="ro3">
          <table:table-cell office:value-type="string" calcext:value-type="string">
            <text:p>Không cài được win lắp vào máy cứ báo lỗi no bootable device</text:p>
          </table:table-cell>
          <table:table-cell table:number-columns-repeated="1023"/>
        </table:table-row>
        <table:table-row table:style-name="ro1">
          <table:table-cell office:value-type="string" calcext:value-type="string">
            <text:p>Đã ở mua ở Tiki rất nhiều lần và cực kỳ hài lòng về dịch vụ, nhưng lần này tôi thực sự thất vọng. Hàng tôi đặt màu cam mà lại gửi màu đen. Thế này thì để chọn màu làm cái gì. Nếu không có màu khác thì cứ ghi rõ là màu đen có phải khách hàng đỡ nhầm lẫn khi mua không</text:p>
          </table:table-cell>
          <table:table-cell table:number-columns-repeated="1023"/>
        </table:table-row>
        <table:table-row table:style-name="ro11">
          <table:table-cell office:value-type="string" calcext:value-type="string">
            <text:p>Đợi được cỡ 1 tuần thì mình cũng đã nhận được chiếc đồng hồ mi band 4 mình háo hức chờ đợi hết tuần nay. Tình trạng nhận hàng, gói hàng được tiki dán kỹ, đẹp, tháo ra thì chiếc hộp đựng đồng hồ được shop seal kỹ càng, bóc ra bên trong có mi band 4, một dây sạc, và sách hướng dẫn bằng tiếng Trung. <text:s/>Tình trạng đồng hồ phải nói đẹp, không xước xát gì, mình dùng được vài ngày rồi, chức năng ổn định, không thấy có lỗi phải gì hết. Hàng của shop rất tốt. <text:s/>Tuy nhiên có một điểm duy nhất mình khá thắc mắc là về pin của sản phẩm. Mình nghe là mi band pin sử dụng được lâu lắm, ít nhất cũng hơn 20 <text:s/>ngày đến lâu nhất là 1 tháng sạc một lần tùy theo sử dụng nhiều chức năng hay không, nhưng sản phẩm của mình thì tụt pin khá nhanh, lúc mình mở lên kết nối điện thoại pin là 43%, khi mình kết nối để thiết lập cho mi band cỡ 2-3 phút pin tụt đi 3%, mình vẫn sử dụng tiếp, đến nay khoảng 3 ngày, pin còn 20%, quá trình mình sử dụng xem giờ là chính (nên màn hình rất ít khi sáng, mỗi lần xem giờ chỉ mất 3-4s là cùng), với để báo thức mỗi sáng, ngoài ra mình không dùng thêm các chứng năng khác, nhưng tốc độ tụt pin như thế theo mình là nhanh cảm nhận được rất rõ, với tốc độ này khoảng 10 ngày là mình phải sạc lại rồi. Mình từng sử dụng mi band 2, tốc độ tụt pin rất lâu, một ngày cũng chưa tụt có khi chỉ tụt 1% nên mình không nghĩ về vấn đề sạc pin trong 1 tuần nhiều như sản phẩm này. Mình thấy rất tiếc về vấn đề khoản pin này của sản phẩm, pin tụt nhanh như vậy có phải tuổi thọ pin sẽ thấp, sẽ rất nhanh chai pin và phải thay pin khác trong thời gian ngắn không?</text:p>
          </table:table-cell>
          <table:table-cell table:number-columns-repeated="1023"/>
        </table:table-row>
        <table:table-row table:style-name="ro3">
          <table:table-cell office:value-type="string" calcext:value-type="string">
            <text:p>Sp sử dụng tốt, giao hàng cũng nhanh, nhưng nhận hàng thấy có dấu hiệu đã khui hàng qua rồi</text:p>
          </table:table-cell>
          <table:table-cell table:number-columns-repeated="1023"/>
        </table:table-row>
        <table:table-row table:style-name="ro3">
          <table:table-cell office:value-type="string" calcext:value-type="string">
            <text:p>Hàng đã bị bóc tem, chất lượng sẽ đc đánh giá sau khi dùng</text:p>
          </table:table-cell>
          <table:table-cell table:number-columns-repeated="1023"/>
        </table:table-row>
        <table:table-row table:style-name="ro3">
          <table:table-cell office:value-type="string" calcext:value-type="string">
            <text:p>giao hàng nhanh. sản phẩm hình thức ổn. nhưng chưa gì đã thấy bị khui vỏ rồi.</text:p>
          </table:table-cell>
          <table:table-cell table:number-columns-repeated="1023"/>
        </table:table-row>
        <table:table-row table:style-name="ro3">
          <table:table-cell office:value-type="string" calcext:value-type="string">
            <text:p>ok nhé nhưng chạy youtube dừng hình khi không xem</text:p>
          </table:table-cell>
          <table:table-cell table:number-columns-repeated="1023"/>
        </table:table-row>
        <table:table-row table:style-name="ro4">
          <table:table-cell office:value-type="string" calcext:value-type="string">
            <text:p>Hình thức bên ngoài khá ổn, khi sạc thì nóng đầu dây usb phía củ sạc (dây hoco x14 màu đen dài 1 m), trong khi cũng là iphone đó nhưng nếu sạc dây hoco x14 màu đen dài 2 m thì đầu dây usb chỉ ấm <text:s/>Thông tin tham khảo thêm: Củ sạc: ~44.4 độ C (khi không sạc) Dây zin: ~37.1 độ C (khi không sạc) <text:s/>Củ sạc: ~47.9 độ C (khi sạc) Dây zin: ~41.8 độ C (khi sạc) <text:s text:c="2"/>Củ sạc: ~50.3 độ C (khi sạc) Dây hoco x14 (1m): ~48.5 độ C (khi sạc)</text:p>
          </table:table-cell>
          <table:table-cell table:number-columns-repeated="1023"/>
        </table:table-row>
        <table:table-row table:style-name="ro3">
          <table:table-cell office:value-type="string" calcext:value-type="string">
            <text:p>Dây dù. Bao bì khá bắt mắt. Độ hoàn thiện chưa cao, có thể thấy rõ bằng mắt thường. Đang sài thử để kiểm tra chất lượng.</text:p>
          </table:table-cell>
          <table:table-cell table:number-columns-repeated="1023"/>
        </table:table-row>
        <table:table-row table:style-name="ro3">
          <table:table-cell office:value-type="string" calcext:value-type="string">
            <text:p>sao mình test tốc độ chưa bằng 1 nửa của mấy bạn kia nhỉ</text:p>
          </table:table-cell>
          <table:table-cell table:number-columns-repeated="1023"/>
        </table:table-row>
        <table:table-row table:style-name="ro2">
          <table:table-cell office:value-type="string" calcext:value-type="string">
            <text:p>Sản phẩm ok.Nhưng thay đổi thời gian giao hành ko thông báo cho khách hàng.Tiki now nhưng không giao đúng hẹn ngày hôm sau.</text:p>
          </table:table-cell>
          <table:table-cell table:number-columns-repeated="1023"/>
        </table:table-row>
        <table:table-row table:style-name="ro3">
          <table:table-cell office:value-type="string" calcext:value-type="string">
            <text:p>Hàng ok, tuy nhiên thời gian bảo hành chỉ có 24 tháng</text:p>
          </table:table-cell>
          <table:table-cell table:number-columns-repeated="1023"/>
        </table:table-row>
        <table:table-row table:style-name="ro3">
          <table:table-cell office:value-type="string" calcext:value-type="string">
            <text:p>Mua 2 dây mà bị hư 1 dây, sạc ko vô điện, h làm sao đổi lại tiki?</text:p>
          </table:table-cell>
          <table:table-cell table:number-columns-repeated="1023"/>
        </table:table-row>
        <table:table-row table:style-name="ro3">
          <table:table-cell office:value-type="string" calcext:value-type="string">
            <text:p>Dây mới ok dẹp tạm ổn còn độ bền phải chờ thời gian</text:p>
          </table:table-cell>
          <table:table-cell table:number-columns-repeated="1023"/>
        </table:table-row>
        <table:table-row table:style-name="ro3">
          <table:table-cell office:value-type="string" calcext:value-type="string">
            <text:p>Sao e đặt dây sạc màu đỏ lại nhận sạc màu đen vậy ạ</text:p>
          </table:table-cell>
          <table:table-cell table:number-columns-repeated="1023"/>
        </table:table-row>
        <table:table-row table:style-name="ro3">
          <table:table-cell office:value-type="string" calcext:value-type="string">
            <text:p>Nói chung là dùng ok sản phẩm chất lượng so với giá</text:p>
          </table:table-cell>
          <table:table-cell table:number-columns-repeated="1023"/>
        </table:table-row>
        <table:table-row table:style-name="ro3">
          <table:table-cell office:value-type="string" calcext:value-type="string">
            <text:p>Dây xạc cũng tạm được, xạc không được nhanh lắm như quãng cáo.</text:p>
          </table:table-cell>
          <table:table-cell table:number-columns-repeated="1023"/>
        </table:table-row>
        <table:table-row table:style-name="ro3">
          <table:table-cell office:value-type="string" calcext:value-type="string">
            <text:p>Thic mau đỏ ma giao 3 sợi điều mau đen chán</text:p>
          </table:table-cell>
          <table:table-cell table:number-columns-repeated="1023"/>
        </table:table-row>
        <table:table-row table:style-name="ro2">
          <table:table-cell office:value-type="string" calcext:value-type="string">
            <text:p>Tiki trading mà ghi giá gốc cao hơn thực tế quá nhiều (giá thị trường chỉ cỡ 500k) làm người dùng không biết cứ tưởng khuyến mãi nhiều</text:p>
          </table:table-cell>
          <table:table-cell table:number-columns-repeated="1023"/>
        </table:table-row>
        <table:table-row table:style-name="ro2">
          <table:table-cell office:value-type="string" calcext:value-type="string">
            <text:p>sử dụng SSD chơi game có nhanh hơn k?? cấu hình game có cho cao hơn được k? khởi động game có nhanh hơn k?? vậy chế</text:p>
          </table:table-cell>
          <table:table-cell table:number-columns-repeated="1023"/>
        </table:table-row>
        <table:table-row table:style-name="ro3">
          <table:table-cell office:value-type="string" calcext:value-type="string">
            <text:p>Dây sạc không chuẩn. Sạc lúc vô lúc không</text:p>
          </table:table-cell>
          <table:table-cell table:number-columns-repeated="1023"/>
        </table:table-row>
        <table:table-row table:style-name="ro3">
          <table:table-cell office:value-type="string" calcext:value-type="string">
            <text:p>.........................</text:p>
          </table:table-cell>
          <table:table-cell table:number-columns-repeated="1023"/>
        </table:table-row>
        <table:table-row table:style-name="ro3">
          <table:table-cell office:value-type="string" calcext:value-type="string">
            <text:p>Tạm tạm</text:p>
          </table:table-cell>
          <table:table-cell table:number-columns-repeated="1023"/>
        </table:table-row>
        <table:table-row table:style-name="ro3">
          <table:table-cell office:value-type="string" calcext:value-type="string">
            <text:p>Mới dùng 2 ngày nhưng cục sạc sạc k vào. đề nghị bảo hàgnh</text:p>
          </table:table-cell>
          <table:table-cell table:number-columns-repeated="1023"/>
        </table:table-row>
        <table:table-row table:style-name="ro1">
          <table:table-cell office:value-type="string" calcext:value-type="string">
            <text:p>Chuột đẹp, xài khá ngon, tuy nhiên mình xài được 1 tuần thì bị tình trạng khi mình giữ chuột để kéo thả thì hay bị nhả ra giữa chừng nên không kéo thả được, giữ chuột để bôi đen chữ cũng bị tình trạng như vậy, bôi được 1 đoạn thì chuột nhả ra và không bôi được nữa. Khá ức chế.</text:p>
          </table:table-cell>
          <table:table-cell table:number-columns-repeated="1023"/>
        </table:table-row>
        <table:table-row table:style-name="ro2">
          <table:table-cell office:value-type="string" calcext:value-type="string">
            <text:p>Khi mua hàng mình đã yêu cầu xuất hóa đơn đỏ, tuy nhiên vẫn chưa nhận được hóa đơn đỏ từ phía cửa hàng. Hy vọng sớm nhận được hóa đơn đỏ bên bạn. Hàng dùng khá tốt, tuy nhiên k nhận được hóa đơn đỏ nên cho 3*</text:p>
          </table:table-cell>
          <table:table-cell table:number-columns-repeated="1023"/>
        </table:table-row>
        <table:table-row table:style-name="ro2">
          <table:table-cell office:value-type="string" calcext:value-type="string">
            <text:p>Tiki giao hàng nhanh nhưng con chuột mình dùng không hài lòng vì cảm giác khó bấm lăm. Không đòi hỏi hơn với số tiền này. Phù hợp với các bạn làm văn phòng thôi chứ chơi game với làm đồ họa thì khó lắm</text:p>
          </table:table-cell>
          <table:table-cell table:number-columns-repeated="1023"/>
        </table:table-row>
        <table:table-row table:style-name="ro2">
          <table:table-cell office:value-type="string" calcext:value-type="string">
            <text:p>Chuột giống mô tả, lúc mình mở ra thì thấy bịch nilong ở trong hộp đã bị rách, cá nhân mình mới dùng thì thấy khá cứng, bấm hơi mỏi tay.</text:p>
          </table:table-cell>
          <table:table-cell table:number-columns-repeated="1023"/>
        </table:table-row>
        <table:table-row table:style-name="ro2">
          <table:table-cell office:value-type="string" calcext:value-type="string">
            <text:p>Mình mơi mua mấy tháng nhưng lâu lâu lại bị sao ah, không ổn định gì hết, bi douple click tùm lum trong khi máy mình ko hề change setting gì, nói chung với giá tiền này thì cũng như thế thôi :D</text:p>
          </table:table-cell>
          <table:table-cell table:number-columns-repeated="1023"/>
        </table:table-row>
        <table:table-row table:style-name="ro2">
          <table:table-cell office:value-type="string" calcext:value-type="string">
            <text:p>Chuột Dell sử dụng tốt trong khoảng thời gian đầu cỡ 3 4 tháng, sau đó nút trỏ chuột bị lờn, phải đè hoặc đổi vị trí ấn mới ăn chuột</text:p>
          </table:table-cell>
          <table:table-cell table:number-columns-repeated="1023"/>
        </table:table-row>
        <table:table-row table:style-name="ro2">
          <table:table-cell office:value-type="string" calcext:value-type="string">
            <text:p>Quảng cáo công nghệ ... khiến chuột ko phát tiếng ồn. Mình đặt 2 cái vì nếu thế hời quá! Vỡ mộng. Kl: Như con chuột 50k. Ai có thích ở HN mình tặng.</text:p>
          </table:table-cell>
          <table:table-cell table:number-columns-repeated="1023"/>
        </table:table-row>
        <table:table-row table:style-name="ro3">
          <table:table-cell office:value-type="string" calcext:value-type="string">
            <text:p>chuột chất lượng trung bình, ồn, lõng lẻo. phần dây nằm sát mặt đáy nên khiến chuột không bám sát mà bị kê lên.</text:p>
          </table:table-cell>
          <table:table-cell table:number-columns-repeated="1023"/>
        </table:table-row>
        <table:table-row table:style-name="ro1">
          <table:table-cell office:value-type="string" calcext:value-type="string">
            <text:p>cái mình nhận nó đã bị mở sẵn ra như này.. vỏ thì bị nhăn nheo cong vẹo... tem mác thì in mờ.. tem việt ghi sx ở philipin mà vỏ thì toàn chữ trung quốc..lắp lần đầu vô không nhận thẻ.. tháo ra lắp lại 1 2 lần thì mới nhận.. chưa sử dụng lâu nên không đánb giá chất lượng</text:p>
          </table:table-cell>
          <table:table-cell table:number-columns-repeated="1023"/>
        </table:table-row>
        <table:table-row table:style-name="ro3">
          <table:table-cell office:value-type="string" calcext:value-type="string">
            <text:p>Chuột dùng ok nhưng phần mô tả có ghi là giúp giảm tiếng click chuột nhưng mình dùng thì thấy tiếng click vẫn rất to gây ồn</text:p>
          </table:table-cell>
          <table:table-cell table:number-columns-repeated="1023"/>
        </table:table-row>
        <table:table-row table:style-name="ro3">
          <table:table-cell office:value-type="string" calcext:value-type="string">
            <text:p>Chuột hình thức được nhưng mới nhận hàng mà thấy chuột phải của mình hơi bị lỗi</text:p>
          </table:table-cell>
          <table:table-cell table:number-columns-repeated="1023"/>
        </table:table-row>
        <table:table-row table:style-name="ro2">
          <table:table-cell office:value-type="string" calcext:value-type="string">
            <text:p>Hàng chính hãng dell - nhưng giao hàng thì quá chậm <text:s/>(dự kiến giao hàng vào Thứ tư, 29/08/2018) nhưng tới 6.9.2018 mới nhận được</text:p>
          </table:table-cell>
          <table:table-cell table:number-columns-repeated="1023"/>
        </table:table-row>
        <table:table-row table:style-name="ro4">
          <table:table-cell office:value-type="string" calcext:value-type="string">
            <text:p>Tốc độ đọc ghi không đuợc như quảng cáo. Tốc độ đọc trung bình: 21MB/s Tốc độ ghi trung bình: 13MB/s (Xem hình ảnh đính kèm) Hơn nữa, Lần 1 mình nhận hàng bị thiếu một cái thẻ nhớ. Mình không thể đòi hỏi gì hơn vì mình đã chủ quan không xem hàng truớc khi nhận, là lỗi của mình. Mình đặt lại lần nữa, coi như mua 1 thẻ nhớ với giá không khuyến mãi. Mình cho 3 sao bởi vì chất luợng không đựoc như quảng cáo thôi.</text:p>
          </table:table-cell>
          <table:table-cell table:number-columns-repeated="1023"/>
        </table:table-row>
        <table:table-row table:style-name="ro2">
          <table:table-cell office:value-type="string" calcext:value-type="string">
            <text:p>dung lượng thẻ nhớ sd thì có tăng lên 29,80 GB <text:s/>thật nhưng t cứ tưởng là có thể thoải mái tải app về đt chứ nhỉ, hay thẻ nhớ này chỉ giúp máy chạy mượt, tải ứng dụng thì liên quan đến bộ nhớ của thiết bị, nếu vậy thì thất vọng wa</text:p>
          </table:table-cell>
          <table:table-cell table:number-columns-repeated="1023"/>
        </table:table-row>
        <table:table-row table:style-name="ro3">
          <table:table-cell office:value-type="string" calcext:value-type="string">
            <text:p>Quảng cáo là không gây tiếng ồn, mua về bấm tách tách thất vọng nhưng tầm giá khá ok.. Chuột chính hãng..</text:p>
          </table:table-cell>
          <table:table-cell table:number-columns-repeated="1023"/>
        </table:table-row>
        <table:table-row table:style-name="ro3">
          <table:table-cell office:value-type="string" calcext:value-type="string">
            <text:p>Chuột bấm cứng tay,tiếng to, bao đã bị xé nặng nữa định đổi chuột mới mà lại phải dùng lại chuột cũ rồi </text:p>
          </table:table-cell>
          <table:table-cell table:number-columns-repeated="1023"/>
        </table:table-row>
        <table:table-row table:style-name="ro1">
          <table:table-cell office:value-type="string" calcext:value-type="string">
            <text:p>mình đặt hàng tối 18/11 sáng 20/11 đã nhận đc hàng nhưng thẻ ko có dán tem Bảo Hành cũng ko có phiếu BH chỉ có thẻ và hóa đơn, mình sử dụng thấy tốc độ ko nhanh như quảng cáo, khi di chuyển ứng dụng từ bộ nhớ trong sang thẻ tốn nhiều time, FB dung lượng lớn (500mb) ko chuyển sang thẻ đc luôn. Chụp ảnh chậm hơn khi ko gắn thẻ. Tóm lại là mình hơi thất vọng.</text:p>
          </table:table-cell>
          <table:table-cell table:number-columns-repeated="1023"/>
        </table:table-row>
        <table:table-row table:style-name="ro5">
          <table:table-cell office:value-type="string" calcext:value-type="string">
            <text:p>hàng Tiki đúng chính hãng của samsung thời gian bảo hành dài hơn các đại lý khác nên bỏ thêm khoảng vài chục để được 10 năm bảo hành thì mình thấy rất đáng, giao hàng nhanh, chưa có gì đề phàn nàn tiki.Ngoài việc muốn liên hệ chat tư vấn với tiki thi thiệt rườm ra mình kiếm không ra, bên góc phải màn hình tiki nên để tư vấn như một số đại lý khác vì mua hàng ol cần được tư vấn nhiều, như mình thích chat không thích nc qua điện thoại thì sao, mà thông tin bên tiki toàn tl sẵn để người ta nghiên cứu mà nhiều lúc ko rõ, tiki để rõ nơi tư vấn chat nhiệt tình những gì ma khách hàng chưa hiểuthì thay vì thời gian tìm hiểu rắc rối về tiki thì người ta dùng thời gian đó để tìm mặt hàng ưng ý thì tốt hơn</text:p>
          </table:table-cell>
          <table:table-cell table:number-columns-repeated="1023"/>
        </table:table-row>
        <table:table-row table:style-name="ro3">
          <table:table-cell office:value-type="string" calcext:value-type="string">
            <text:p>Con lăn dùng tệ kinh khủng. <text:s/>Click chuột kêu to.</text:p>
          </table:table-cell>
          <table:table-cell table:number-columns-repeated="1023"/>
        </table:table-row>
        <table:table-row table:style-name="ro2">
          <table:table-cell office:value-type="string" calcext:value-type="string">
            <text:p>Đúng số GB , giao đúng ngày chất lượng chưa biết chỉ thấy hoang mang trước nên là cho 3sao . Mấy cái app kiểm tra rởm trên CH Play cung thua . <text:s/>Hy vọng là hàng chính hãng .</text:p>
          </table:table-cell>
          <table:table-cell table:number-columns-repeated="1023"/>
        </table:table-row>
        <table:table-row table:style-name="ro3">
          <table:table-cell office:value-type="string" calcext:value-type="string">
            <text:p>sp chỉ dùng đc thêm 29,8 GB, tải đcj 3 ứng dụng là hết, chán thật sự, mong sau này ko bị z nữa</text:p>
          </table:table-cell>
          <table:table-cell table:number-columns-repeated="1023"/>
        </table:table-row>
        <table:table-row table:style-name="ro3">
          <table:table-cell office:value-type="string" calcext:value-type="string">
            <text:p>độ nhạy và cảm giác cầm tay quá bình thường.</text:p>
          </table:table-cell>
          <table:table-cell table:number-columns-repeated="1023"/>
        </table:table-row>
        <table:table-row table:style-name="ro2">
          <table:table-cell office:value-type="string" calcext:value-type="string">
            <text:p>Tôi chưa dùng thử nhưng shipper của Tiki vứt hàng dưới đất để khách tự nhặt lên, trong khi tiền khách đưa thì cầm bằng tay. Tôi trả tiền để mua hàng chứ ko phải xin của ai đâu nhé</text:p>
          </table:table-cell>
          <table:table-cell table:number-columns-repeated="1023"/>
        </table:table-row>
        <table:table-row table:style-name="ro3">
          <table:table-cell office:value-type="string" calcext:value-type="string">
            <text:p>Mọi thứ đều ok, chỉ bị nút bấm không bền, giờ click 1 cái thành x2 click.</text:p>
          </table:table-cell>
          <table:table-cell table:number-columns-repeated="1023"/>
        </table:table-row>
        <table:table-row table:style-name="ro3">
          <table:table-cell office:value-type="string" calcext:value-type="string">
            <text:p>về giao hàng thì đặt phát hôm sau hàng về <text:s/>Nhưng ko thấy tem bảo hành đâu <text:s/>Đề nghị shop cho 1 câu trả lời</text:p>
          </table:table-cell>
          <table:table-cell table:number-columns-repeated="1023"/>
        </table:table-row>
        <table:table-row table:style-name="ro3">
          <table:table-cell office:value-type="string" calcext:value-type="string">
            <text:p>Mình mua 2 cái thẻ nhớ cùng loại mà quy cách đóng gói khác nhau và có 1 cái đã bị bóc hộp.</text:p>
          </table:table-cell>
          <table:table-cell table:number-columns-repeated="1023"/>
        </table:table-row>
        <table:table-row table:style-name="ro3">
          <table:table-cell office:value-type="string" calcext:value-type="string">
            <text:p>bạn nào dùng rồi cho mình hỏi con cuộn của các bạn có chắc chắn, không bị lung lay khi ấn không?</text:p>
          </table:table-cell>
          <table:table-cell table:number-columns-repeated="1023"/>
        </table:table-row>
        <table:table-row table:style-name="ro3">
          <table:table-cell office:value-type="string" calcext:value-type="string">
            <text:p>tem nhà bán hang ghi sản xuất ở Philippin trong the ghi sản xuất china. có gì sai sai ở đây</text:p>
          </table:table-cell>
          <table:table-cell table:number-columns-repeated="1023"/>
        </table:table-row>
        <table:table-row table:style-name="ro3">
          <table:table-cell office:value-type="string" calcext:value-type="string">
            <text:p>Qãcvbnmlkjgfsawryuiourdvjbvcgvcfvcfjzaryknkvjuhu</text:p>
          </table:table-cell>
          <table:table-cell table:number-columns-repeated="1023"/>
        </table:table-row>
        <table:table-row table:style-name="ro3">
          <table:table-cell office:value-type="string" calcext:value-type="string">
            <text:p>sản phẩm bình thường k có gì nổi bật</text:p>
          </table:table-cell>
          <table:table-cell table:number-columns-repeated="1023"/>
        </table:table-row>
        <table:table-row table:style-name="ro3">
          <table:table-cell office:value-type="string" calcext:value-type="string">
            <text:p>Giao hàng nhanh Hàng tốt, đúng mẫu mã trong đơn hàng</text:p>
          </table:table-cell>
          <table:table-cell table:number-columns-repeated="1023"/>
        </table:table-row>
        <table:table-row table:style-name="ro2">
          <table:table-cell office:value-type="string" calcext:value-type="string">
            <text:p>Tiki nên cắt bớt 1 số khâu để giảm thời gian giao hàng cho khách, nếu khắc phục được điều này sẽ đạt được đánh giá cao của KH</text:p>
          </table:table-cell>
          <table:table-cell table:number-columns-repeated="1023"/>
        </table:table-row>
        <table:table-row table:style-name="ro3">
          <table:table-cell office:value-type="string" calcext:value-type="string">
            <text:p>Nhẹ không đầm tay</text:p>
          </table:table-cell>
          <table:table-cell table:number-columns-repeated="1023"/>
        </table:table-row>
        <table:table-row table:style-name="ro3">
          <table:table-cell office:value-type="string" calcext:value-type="string">
            <text:p>Giá rẻ, tốc độ ghi trên máy tính dùng adapter đính kèm chậm, 6mb/s Copy file 3gb trên ổ SSD sang. Chưa thử trên android.</text:p>
          </table:table-cell>
          <table:table-cell table:number-columns-repeated="1023"/>
        </table:table-row>
        <table:table-row table:style-name="ro3">
          <table:table-cell office:value-type="string" calcext:value-type="string">
            <text:p>32G ko chuẩn, so với 8G ko hơn bao nhiêu, với cái 32G đang dùng, thì 32G này ko phải sp tạo sự tin tưởng cho kh</text:p>
          </table:table-cell>
          <table:table-cell table:number-columns-repeated="1023"/>
        </table:table-row>
        <table:table-row table:style-name="ro2">
          <table:table-cell office:value-type="string" calcext:value-type="string">
            <text:p>Giao hàng đúng hẹn,sp như mô tả,tốc độ thẻ tương đối ổn,thẻ 32gb thích hợp gắn vô cái iphone 7plus 32gb của tui là đc tới 64gb <text:s/></text:p>
          </table:table-cell>
          <table:table-cell table:number-columns-repeated="1023"/>
        </table:table-row>
        <table:table-row table:style-name="ro2">
          <table:table-cell office:value-type="string" calcext:value-type="string">
            <text:p>Mới dùng nên chưa check dc chất lượng copy thay toc độ hiển thị trên máy k dc như quảng cáo.nhg thay oke vì nhu cầu chỉ đẻ lưu trữ nên nhanh chậm 1ti k qtrong</text:p>
          </table:table-cell>
          <table:table-cell table:number-columns-repeated="1023"/>
        </table:table-row>
        <table:table-row table:style-name="ro3">
          <table:table-cell office:value-type="string" calcext:value-type="string">
            <text:p>Nhận hàng thì đã bị rạch 1 đường trên <text:s/>hộp, nếu rạch để dán tem bảo hành thì sao ko thấy em bảo hành vậy ad?</text:p>
          </table:table-cell>
          <table:table-cell table:number-columns-repeated="1023"/>
        </table:table-row>
        <table:table-row table:style-name="ro3">
          <table:table-cell office:value-type="string" calcext:value-type="string">
            <text:p>Sản phẩm như shop, chất lượng thì sau thời gian sử dụng mới biết được</text:p>
          </table:table-cell>
          <table:table-cell table:number-columns-repeated="1023"/>
        </table:table-row>
        <table:table-row table:style-name="ro3">
          <table:table-cell office:value-type="string" calcext:value-type="string">
            <text:p>Hàng gắn vào máy ok nhung chưa sử dụng nên <text:s/>chưa bít chất lượng. Hàng đóng bao bì khá sang.</text:p>
          </table:table-cell>
          <table:table-cell table:number-columns-repeated="1023"/>
        </table:table-row>
        <table:table-row table:style-name="ro3">
          <table:table-cell office:value-type="string" calcext:value-type="string">
            <text:p>Ok shop Tạm thời dùng không vấn đề gì chờ thêm thời gian nữa xem thế nào</text:p>
          </table:table-cell>
          <table:table-cell table:number-columns-repeated="1023"/>
        </table:table-row>
        <table:table-row table:style-name="ro3">
          <table:table-cell office:value-type="string" calcext:value-type="string">
            <text:p>Hàng bình thường ok nhưng nghe bảo hành 10 năm niên xem xet lại 2 năm còn nghe tạm 10 nằm thi khó tin vào sản phẩm !</text:p>
          </table:table-cell>
          <table:table-cell table:number-columns-repeated="1023"/>
        </table:table-row>
        <table:table-row table:style-name="ro3">
          <table:table-cell office:value-type="string" calcext:value-type="string">
            <text:p>tốc độ ghi đúng. còn tốc độ đọc không chính xác nên 3 sao</text:p>
          </table:table-cell>
          <table:table-cell table:number-columns-repeated="1023"/>
        </table:table-row>
        <table:table-row table:style-name="ro3">
          <table:table-cell office:value-type="string" calcext:value-type="string">
            <text:p>tốc độc đọc test qua nhiều phần mềm đạt mức trung bình chưa đúng miêu tả...</text:p>
          </table:table-cell>
          <table:table-cell table:number-columns-repeated="1023"/>
        </table:table-row>
        <table:table-row table:style-name="ro2">
          <table:table-cell office:value-type="string" calcext:value-type="string">
            <text:p>Do bất cẩn nên nhân viên giao hàng làm mất hàng đã đặt của mình. Giờ đặt hàng lại đã tăng từ 279k lên 299k. <text:s/>Đang chờ nhận hàng mới</text:p>
          </table:table-cell>
          <table:table-cell table:number-columns-repeated="1023"/>
        </table:table-row>
        <table:table-row table:style-name="ro3">
          <table:table-cell office:value-type="string" calcext:value-type="string">
            <text:p>Bao bì đã bị bóc trước. Lúc trước mình mua cái USB cũng bị vậy. K hiểu nguyên nhân là gì</text:p>
          </table:table-cell>
          <table:table-cell table:number-columns-repeated="1023"/>
        </table:table-row>
        <table:table-row table:style-name="ro3">
          <table:table-cell office:value-type="string" calcext:value-type="string">
            <text:p>Không hiểu mua hàng mới mà lại bị cắt sẵn như thế này</text:p>
          </table:table-cell>
          <table:table-cell table:number-columns-repeated="1023"/>
        </table:table-row>
        <table:table-row table:style-name="ro3">
          <table:table-cell office:value-type="string" calcext:value-type="string">
            <text:p>đóng gói cẩn thận.. dùng chưa nhiều nên chưa đánh giá chất lương dc</text:p>
          </table:table-cell>
          <table:table-cell table:number-columns-repeated="1023"/>
        </table:table-row>
        <table:table-row table:style-name="ro3">
          <table:table-cell office:value-type="string" calcext:value-type="string">
            <text:p>Vừa nhận hàng nhưng có đã mỡ sẵn, vui lòng ktra và hồi đáp</text:p>
          </table:table-cell>
          <table:table-cell table:number-columns-repeated="1023"/>
        </table:table-row>
        <table:table-row table:style-name="ro2">
          <table:table-cell office:value-type="string" calcext:value-type="string">
            <text:p>USB thiết kế đẹp, tốt, dùng lâu hơi bị nóng Tuy nhiên đây chỉ là hàng giả thôi, kiểm tra với phần mềm thì chỉ là USB 2.1 chứ không phải 3.0 Đánh giá 3 sao</text:p>
          </table:table-cell>
          <table:table-cell table:number-columns-repeated="1023"/>
        </table:table-row>
        <table:table-row table:style-name="ro2">
          <table:table-cell office:value-type="string" calcext:value-type="string">
            <text:p>Thẻ tốt, bền, đọc ghi ổn định nhưng không đạt được tốc độ đọc 80mb/s như cam kết của sámung, chỉ được 30mb/s. Ghi khoảng 22-24mb/s</text:p>
          </table:table-cell>
          <table:table-cell table:number-columns-repeated="1023"/>
        </table:table-row>
        <table:table-row table:style-name="ro3">
          <table:table-cell office:value-type="string" calcext:value-type="string">
            <text:p>Sản phẩm hay bị lỗi, không biết chế độ bảo hành có tốt không</text:p>
          </table:table-cell>
          <table:table-cell table:number-columns-repeated="1023"/>
        </table:table-row>
        <table:table-row table:style-name="ro3">
          <table:table-cell office:value-type="string" calcext:value-type="string">
            <text:p>Không như kì vọng ban đầu của mình. kiểm tra dung lượng chỉ đạt 28.6 GB</text:p>
          </table:table-cell>
          <table:table-cell table:number-columns-repeated="1023"/>
        </table:table-row>
        <table:table-row table:style-name="ro3">
          <table:table-cell office:value-type="string" calcext:value-type="string">
            <text:p>Hàng dao nhanh. Đóng gói cẩn thận <text:s/>Dùng chất lượng ổn</text:p>
          </table:table-cell>
          <table:table-cell table:number-columns-repeated="1023"/>
        </table:table-row>
        <table:table-row table:style-name="ro3">
          <table:table-cell office:value-type="string" calcext:value-type="string">
            <text:p>HÀNG DÙNG TỐT. NHƯNG SỬ DỤNG BỊ RẤT NÓNG</text:p>
          </table:table-cell>
          <table:table-cell table:number-columns-repeated="1023"/>
        </table:table-row>
        <table:table-row table:style-name="ro3">
          <table:table-cell office:value-type="string" calcext:value-type="string">
            <text:p>chất lượng bình thường, dùng tạm thì ổn. Hiện tôi vẫn đang dùng</text:p>
          </table:table-cell>
          <table:table-cell table:number-columns-repeated="1023"/>
        </table:table-row>
        <table:table-row table:style-name="ro3">
          <table:table-cell office:value-type="string" calcext:value-type="string">
            <text:p>Tạm ổn, xài một thời gian ngắm đã nóng</text:p>
          </table:table-cell>
          <table:table-cell table:number-columns-repeated="1023"/>
        </table:table-row>
        <table:table-row table:style-name="ro3">
          <table:table-cell office:value-type="string" calcext:value-type="string">
            <text:p>Mất 11 ngày hàng mới tới tay..............................................</text:p>
          </table:table-cell>
          <table:table-cell table:number-columns-repeated="1023"/>
        </table:table-row>
        <table:table-row table:style-name="ro3">
          <table:table-cell office:value-type="string" calcext:value-type="string">
            <text:p>Ko biết thẻ nhớ này bỏ vào camera chỗ nào,</text:p>
          </table:table-cell>
          <table:table-cell table:number-columns-repeated="1023"/>
        </table:table-row>
        <table:table-row table:style-name="ro3">
          <table:table-cell office:value-type="string" calcext:value-type="string">
            <text:p>Sản phẩm đúng như mô tả, giao hàng nhanh, đang sử dụng rất ổn</text:p>
          </table:table-cell>
          <table:table-cell table:number-columns-repeated="1023"/>
        </table:table-row>
        <table:table-row table:style-name="ro3">
          <table:table-cell office:value-type="string" calcext:value-type="string">
            <text:p>Không biết như thế nào nhưng mà thấy bị khui sẵn rồi nên hơi lạ?</text:p>
          </table:table-cell>
          <table:table-cell table:number-columns-repeated="1023"/>
        </table:table-row>
        <table:table-row table:style-name="ro3">
          <table:table-cell office:value-type="string" calcext:value-type="string">
            <text:p>Hàng giao nhanh, thẻ nhớ hoạt động ok, chất lượng chưa nhận xét được</text:p>
          </table:table-cell>
          <table:table-cell table:number-columns-repeated="1023"/>
        </table:table-row>
        <table:table-row table:style-name="ro3">
          <table:table-cell office:value-type="string" calcext:value-type="string">
            <text:p>giao hàng chậm hơn dự kiến 3 ngày <text:s text:c="2"/>lúc cần k có để dùng</text:p>
          </table:table-cell>
          <table:table-cell table:number-columns-repeated="1023"/>
        </table:table-row>
        <table:table-row table:style-name="ro3">
          <table:table-cell office:value-type="string" calcext:value-type="string">
            <text:p>thẻ 32G lắp kiểm tra chỉ 30G vãi</text:p>
          </table:table-cell>
          <table:table-cell table:number-columns-repeated="1023"/>
        </table:table-row>
        <table:table-row table:style-name="ro1">
          <table:table-cell office:value-type="string" calcext:value-type="string">
            <text:p>Mẫu mã đẹp, chuẩn 3.0 nên khá hài lòng về tốc độ. Tuy nhiên box này không hề chống sốc, khi gắn HDD vào sau đó đậy nắm thì vẫn dư một khoảng trống. Do đó lắc mạnh HDD chắc sẽ rụng sớm mất. Mình phải gài thêm 1 miếng thép để cố định. 3 sao vì không chống sốc</text:p>
          </table:table-cell>
          <table:table-cell table:number-columns-repeated="1023"/>
        </table:table-row>
        <table:table-row table:style-name="ro2">
          <table:table-cell office:value-type="string" calcext:value-type="string">
            <text:p>Nhận được giao nhanh 2h. Giao hàng đúng hẹn tuy nhiên vỏ hộp bên ngoài bị nhàu nát vì nước mưa, bên trong không có bọc bóng chống sốc. Sản phẩm thì hộp đẹp, dùng thử thấy chất lượng khá oke.</text:p>
          </table:table-cell>
          <table:table-cell table:number-columns-repeated="1023"/>
        </table:table-row>
        <table:table-row table:style-name="ro2">
          <table:table-cell office:value-type="string" calcext:value-type="string">
            <text:p>Sản phẩm vận chuyển móp méo hết cả hộp. May mà vẫn còn dùng tốt không bị sao. Đề nghị nhà bán hàng chèn xốp vào hộp với những sản phẩm là hàng điện tử.</text:p>
          </table:table-cell>
          <table:table-cell table:number-columns-repeated="1023"/>
        </table:table-row>
        <table:table-row table:style-name="ro2">
          <table:table-cell office:value-type="string" calcext:value-type="string">
            <text:p>hàng giao nhanh , nhưng mà có lỗi trong khâu kiểm hàng thì phải , tại vì khui hộp ra là cái box HDD rớt 2 cái tụ luôn , mà cái này cũng đơn giản nên mình cũng tự hàn tụ lại nên cũng ko đòi BH.... Tiki sau chú ý mấy hàng hóa điện tử hơn</text:p>
          </table:table-cell>
          <table:table-cell table:number-columns-repeated="1023"/>
        </table:table-row>
        <table:table-row table:style-name="ro3">
          <table:table-cell office:value-type="string" calcext:value-type="string">
            <text:p>Chất lượng sản phẩm bình thường. Không có đánh giá gì thêm.</text:p>
          </table:table-cell>
          <table:table-cell table:number-columns-repeated="1023"/>
        </table:table-row>
        <table:table-row table:style-name="ro3">
          <table:table-cell office:value-type="string" calcext:value-type="string">
            <text:p>Mình nhận được hàng. chỉ không biết sao thấy có dấu bị rạch ra, ko còn niêm phong</text:p>
          </table:table-cell>
          <table:table-cell table:number-columns-repeated="1023"/>
        </table:table-row>
        <table:table-row table:style-name="ro3">
          <table:table-cell office:value-type="string" calcext:value-type="string">
            <text:p>adapter ko dùng được. <text:s/>thẻ nhớ ok</text:p>
          </table:table-cell>
          <table:table-cell table:number-columns-repeated="1023"/>
        </table:table-row>
        <table:table-row table:style-name="ro2">
          <table:table-cell office:value-type="string" calcext:value-type="string">
            <text:p>Mình copy vào ổ hdd 5400 rpm ghi 1 file nén 2GB mất 39s với usb 3.0. 78s với usb 2.0. Như vậy tốc độ ghi 3.0 khoảng 50MB/s. Ghi 2.0 khoảng 26MB/s</text:p>
          </table:table-cell>
          <table:table-cell table:number-columns-repeated="1023"/>
        </table:table-row>
        <table:table-row table:style-name="ro2">
          <table:table-cell office:value-type="string" calcext:value-type="string">
            <text:p>Mình lắp ổ cứng Hitachi vào HDD box Orico thì PC và macbook đều nhận, nhưng cắm vào vào TV Samsung JS7200 thì ổ chạy, sáng 2 đèn nhưng không nhận nội dung. Bình thường TV vẫn đọc được file từ USB.</text:p>
          </table:table-cell>
          <table:table-cell table:number-columns-repeated="1023"/>
        </table:table-row>
        <table:table-row table:style-name="ro3">
          <table:table-cell office:value-type="string" calcext:value-type="string">
            <text:p>Gắn mà sao nhận đc ổ cứng vậy hả shop?được cái giao nhanh mới đặt hwa nay có rồi?</text:p>
          </table:table-cell>
          <table:table-cell table:number-columns-repeated="1023"/>
        </table:table-row>
        <table:table-row table:style-name="ro3">
          <table:table-cell office:value-type="string" calcext:value-type="string">
            <text:p>Như bao sản phẩm thẻ nhớ khác</text:p>
          </table:table-cell>
          <table:table-cell table:number-columns-repeated="1023"/>
        </table:table-row>
        <table:table-row table:style-name="ro2">
          <table:table-cell office:value-type="string" calcext:value-type="string">
            <text:p>Hộp này vừa đủ xài. Điểm tốt là nhựa cứng, led sáng còn điểm chưa tốt là cơ trượt ko chắc lắm. Có thể dùng 1 chút keo 502 để chấm một vài điểm sẽ êm hơn.</text:p>
          </table:table-cell>
          <table:table-cell table:number-columns-repeated="1023"/>
        </table:table-row>
        <table:table-row table:style-name="ro3">
          <table:table-cell office:value-type="string" calcext:value-type="string">
            <text:p>Cũng bình thường. Tạm ổn.</text:p>
          </table:table-cell>
          <table:table-cell table:number-columns-repeated="1023"/>
        </table:table-row>
        <table:table-row table:style-name="ro3">
          <table:table-cell office:value-type="string" calcext:value-type="string">
            <text:p>Không hiểu sao tốc độ đọc chậm quá, không biết do ổ cứng hay do box này nữa</text:p>
          </table:table-cell>
          <table:table-cell table:number-columns-repeated="1023"/>
        </table:table-row>
        <table:table-row table:style-name="ro3">
          <table:table-cell office:value-type="string" calcext:value-type="string">
            <text:p>Như trên, ngoài ra sản phẩm có kèm Cáp kết nối chuẩn SATA qua USB3.0 Giá ổn, giao nhanh</text:p>
          </table:table-cell>
          <table:table-cell table:number-columns-repeated="1023"/>
        </table:table-row>
        <table:table-row table:style-name="ro3">
          <table:table-cell office:value-type="string" calcext:value-type="string">
            <text:p>Vừa nhận hàng mà tem dán thế này thách thức người dùng quá <text:s/></text:p>
          </table:table-cell>
          <table:table-cell table:number-columns-repeated="1023"/>
        </table:table-row>
        <table:table-row table:style-name="ro3">
          <table:table-cell office:value-type="string" calcext:value-type="string">
            <text:p>Không hiểu sao mình test tốc độ đọc chỉ có 37Mb/s</text:p>
          </table:table-cell>
          <table:table-cell table:number-columns-repeated="1023"/>
        </table:table-row>
        <table:table-row table:style-name="ro3">
          <table:table-cell office:value-type="string" calcext:value-type="string">
            <text:p>Không biết tiki sẽ giải quyết như thế nào nếu lỡ có sự cố</text:p>
          </table:table-cell>
          <table:table-cell table:number-columns-repeated="1023"/>
        </table:table-row>
        <table:table-row table:style-name="ro3">
          <table:table-cell office:value-type="string" calcext:value-type="string">
            <text:p>Hình thức đượv, vỏ nhựa không yên tâm để bảo vệ HDD cho lắm</text:p>
          </table:table-cell>
          <table:table-cell table:number-columns-repeated="1023"/>
        </table:table-row>
        <table:table-row table:style-name="ro3">
          <table:table-cell office:value-type="string" calcext:value-type="string">
            <text:p>Ghi không rõ tiêu đề làm mua nhầm hộp đựng cho ổ cứng laptop. Hic</text:p>
          </table:table-cell>
          <table:table-cell table:number-columns-repeated="1023"/>
        </table:table-row>
        <table:table-row table:style-name="ro3">
          <table:table-cell office:value-type="string" calcext:value-type="string">
            <text:p>Sản phẩm được đóng gói rất tốt, giao hàng nhanh gọn. Sử súng khá ok</text:p>
          </table:table-cell>
          <table:table-cell table:number-columns-repeated="1023"/>
        </table:table-row>
        <table:table-row table:style-name="ro3">
          <table:table-cell office:value-type="string" calcext:value-type="string">
            <text:p>đúng hàng , sản phẩm đóng gói đẹp. Giao đúng hẹn. Phục vụ tốt</text:p>
          </table:table-cell>
          <table:table-cell table:number-columns-repeated="1023"/>
        </table:table-row>
        <table:table-row table:style-name="ro3">
          <table:table-cell office:value-type="string" calcext:value-type="string">
            <text:p>Sản phẩm ok. Riêng bộ phận giao hàng phải training lại.</text:p>
          </table:table-cell>
          <table:table-cell table:number-columns-repeated="1023"/>
        </table:table-row>
        <table:table-row table:style-name="ro3">
          <table:table-cell office:value-type="string" calcext:value-type="string">
            <text:p>tốc độ truyền dữ liệu chậm, tối đa 26Mb/s</text:p>
          </table:table-cell>
          <table:table-cell table:number-columns-repeated="1023"/>
        </table:table-row>
        <table:table-row table:style-name="ro3">
          <table:table-cell office:value-type="string" calcext:value-type="string">
            <text:p>Sản phẩm bằng nhựa trong, nhìn đẹp nhưng không cứng cáp lắm, nhưng chấp nhận được so với giá bán.</text:p>
          </table:table-cell>
          <table:table-cell table:number-columns-repeated="1023"/>
        </table:table-row>
        <table:table-row table:style-name="ro3">
          <table:table-cell office:value-type="string" calcext:value-type="string">
            <text:p>Dùng tạm ổn</text:p>
          </table:table-cell>
          <table:table-cell table:number-columns-repeated="1023"/>
        </table:table-row>
        <table:table-row table:style-name="ro3">
          <table:table-cell office:value-type="string" calcext:value-type="string">
            <text:p>phải xem đã vỏ hộp đã bị khui trước nhưng thẻ thì còn mới.</text:p>
          </table:table-cell>
          <table:table-cell table:number-columns-repeated="1023"/>
        </table:table-row>
        <table:table-row table:style-name="ro3">
          <table:table-cell office:value-type="string" calcext:value-type="string">
            <text:p>xài tốt, tuy nhiên trước mua 259k mà h còn có 199k :'(</text:p>
          </table:table-cell>
          <table:table-cell table:number-columns-repeated="1023"/>
        </table:table-row>
        <table:table-row table:style-name="ro3">
          <table:table-cell office:value-type="string" calcext:value-type="string">
            <text:p>nhân viên giao nhận rất tồi.sdt nv 0364285282.sản phẩm thì tốt.</text:p>
          </table:table-cell>
          <table:table-cell table:number-columns-repeated="1023"/>
        </table:table-row>
        <table:table-row table:style-name="ro2">
          <table:table-cell office:value-type="string" calcext:value-type="string">
            <text:p>mình có cái ổ 160gb của Hitachi tháo trong máy macbookpro đời 2010 ra, có gắn được hay ko?sp có kèm theo cáp kết nối ko!?</text:p>
          </table:table-cell>
          <table:table-cell table:number-columns-repeated="1023"/>
        </table:table-row>
        <table:table-row table:style-name="ro3">
          <table:table-cell office:value-type="string" calcext:value-type="string">
            <text:p>hộp này dùng được cho ở cứng pc và ổ laptop luôn k shop</text:p>
          </table:table-cell>
          <table:table-cell table:number-columns-repeated="1023"/>
        </table:table-row>
        <table:table-row table:style-name="ro1">
          <table:table-cell office:value-type="string" calcext:value-type="string">
            <text:p>sao mình không nhận được thẻ bảo hành gì nhỉ. mình đặt hành ngày 17/4/2020 đến 23/4 nhận được, gọi tổng đài hỏi ngày kích hoạt tổng đài bảo sim này đã kích hoạt ngày 29/11/2019. cần 1 lời rõ ràng. mạng khá mạng nhưng không biết lúc chạy tóc độ bình thường ra sao. nên mình tạm cho 3 sao</text:p>
          </table:table-cell>
          <table:table-cell table:number-columns-repeated="1023"/>
        </table:table-row>
        <table:table-row table:style-name="ro1">
          <table:table-cell office:value-type="string" calcext:value-type="string">
            <text:p>1. Ngày nhận hàng: 25/7; ngày kích hoạt sim: 23/6 =&gt; kích hoạt trước 1 tháng, không biết có phải dùng 11 tháng sẽ hết hạn. Nếu như vậy thì đánh giá 3* 2. Chất lượng tạm thời chưa vấn đề gì, ok, =&gt; cho 5* 3. Ở thị trấn long thành, đồng nai mà mất tới 5 ngày mới nhận hàng (order ok: 20/7), như vậy là chậm, cần cải thiện =&gt; đánh giá 3* <text:s/>Tổng 4*</text:p>
          </table:table-cell>
          <table:table-cell table:number-columns-repeated="1023"/>
        </table:table-row>
        <table:table-row table:style-name="ro1">
          <table:table-cell office:value-type="string" calcext:value-type="string">
            <text:p>Mình đặt sim 04/03/2020 thì 05/03/2020, rất nhanh, hài lòng. Sim vào mạng ok, mình vào kTTk thì báo kich hoạt 12/03/2020 (kích hoạt hơn 20 ngày rồi) nên mình thắc mắc xíu. Shop cũng giải thích theo đợt hàng thì ok. Nhung chốt thêm một câu giọng rất mai mỉa, muốn mua sim ko thiếu ngày nào thì ra Viettel mua. haizzzz</text:p>
          </table:table-cell>
          <table:table-cell table:number-columns-repeated="1023"/>
        </table:table-row>
        <table:table-row table:style-name="ro2">
          <table:table-cell office:value-type="string" calcext:value-type="string">
            <text:p>giao thẻ sim ngày 3/5/2020, tra cứu cho thấy lưu lượng sử dụng còn lại 6144 mb, sử dụng đến 0h ngày 23/5/2020. Vậy mỗi tháng thẻ tự cập nhật dung lượng mới hả shop. và sao biết sử dụng đến tháng mấy hết hạn?</text:p>
          </table:table-cell>
          <table:table-cell table:number-columns-repeated="1023"/>
        </table:table-row>
        <table:table-row table:style-name="ro2">
          <table:table-cell office:value-type="string" calcext:value-type="string">
            <text:p>Đã nhận hàng đúng như mô tả, sử dụng tốt. Giao hàng chậm so với cam kết, đặt hàng thứ 6 và trả phí để sử dụng dịch vụ giao hàng nhanh nhưng chiều thứ 2 mới nhận được hàng. (Hệ thống báo là giao hàng thứ 7 nhưng thứ 2 mới giao)</text:p>
          </table:table-cell>
          <table:table-cell table:number-columns-repeated="1023"/>
        </table:table-row>
        <table:table-row table:style-name="ro2">
          <table:table-cell office:value-type="string" calcext:value-type="string">
            <text:p>Hi shop, mình nhận Sim hôm thứ 4 này, hôm nay lắp vô xài, mọi thứ ok tuy nhiên, theo thông tin trên tiki bán hàng thì sim này thì dung lượng 4gb/tháng, tuy nhiên mình chỉ thấy báo trên điện thoại 2Gb? file đính kèm.</text:p>
          </table:table-cell>
          <table:table-cell table:number-columns-repeated="1023"/>
        </table:table-row>
        <table:table-row table:style-name="ro2">
          <table:table-cell office:value-type="string" calcext:value-type="string">
            <text:p>Mình nhận sim ngày 22/09/2020. Lúc nhận sim mình có kiểm tra thông tin thuê bao thấy đã kích hoạt ngày 22/02/2020 bởi một người khác. Cho hỏi mình có bị thu hồi sim giữa chừng và không đủ thồi gian sử dụng 1 năm không.</text:p>
          </table:table-cell>
          <table:table-cell table:number-columns-repeated="1023"/>
        </table:table-row>
        <table:table-row table:style-name="ro3">
          <table:table-cell office:value-type="string" calcext:value-type="string">
            <text:p>Shop chỉ cách kiểm tra thời hạn cho sim này giúp mình. Mình mua gói 1 năm, nhưng hạn chỉ đến tháng 3/2020.</text:p>
          </table:table-cell>
          <table:table-cell table:number-columns-repeated="1023"/>
        </table:table-row>
        <table:table-row table:style-name="ro2">
          <table:table-cell office:value-type="string" calcext:value-type="string">
            <text:p>sản phẩm đã nhận ok nhưng mình có yêu cầu xuất hóa đơn tuy nhiên đến hiện tại vẫn chưa thấy có email thông báo về hóa đơn điện tử</text:p>
          </table:table-cell>
          <table:table-cell table:number-columns-repeated="1023"/>
        </table:table-row>
        <table:table-row table:style-name="ro3">
          <table:table-cell office:value-type="string" calcext:value-type="string">
            <text:p>Kết nối không ổn định, nhiều lúc không xem tin tức được luôn, cho dù hầu như hạn mức dung lượng trong ngày còn nguyên!</text:p>
          </table:table-cell>
          <table:table-cell table:number-columns-repeated="1023"/>
        </table:table-row>
        <table:table-row table:style-name="ro3">
          <table:table-cell office:value-type="string" calcext:value-type="string">
            <text:p>mình nhận sim ngày 24/8 kiểm tra tài khoản thì hạn dùng là 23/10/2020 thì chỉ dùng dc 2 tháng hả shop</text:p>
          </table:table-cell>
          <table:table-cell table:number-columns-repeated="1023"/>
        </table:table-row>
        <table:table-row table:style-name="ro3">
          <table:table-cell office:value-type="string" calcext:value-type="string">
            <text:p>Sim đã kích hoạt gần 2 tháng, giá 297,000₫. Tôi có thể đk để chuyển eSIM được không?</text:p>
          </table:table-cell>
          <table:table-cell table:number-columns-repeated="1023"/>
        </table:table-row>
        <table:table-row table:style-name="ro3">
          <table:table-cell office:value-type="string" calcext:value-type="string">
            <text:p>Giao hàng nhanh, nhưng mất đúng 1 tháng data 4G, hơi nhiều</text:p>
          </table:table-cell>
          <table:table-cell table:number-columns-repeated="1023"/>
        </table:table-row>
        <table:table-row table:style-name="ro3">
          <table:table-cell office:value-type="string" calcext:value-type="string">
            <text:p>Tưởng 4gb/ngày ngon ăn ai ngờ /tháng <text:s text:c="2"/>đúng là k đọc hướng dẫn sử dụng là andauboiancut mà <text:s/></text:p>
          </table:table-cell>
          <table:table-cell table:number-columns-repeated="1023"/>
        </table:table-row>
        <table:table-row table:style-name="ro3">
          <table:table-cell office:value-type="string" calcext:value-type="string">
            <text:p>Hi Shop - mình gắn sim vô thì thấy thông báo HSD: 21/01/2020. Làm sao KT đủ 12 tháng vậy?</text:p>
          </table:table-cell>
          <table:table-cell table:number-columns-repeated="1023"/>
        </table:table-row>
        <table:table-row table:style-name="ro3">
          <table:table-cell office:value-type="string" calcext:value-type="string">
            <text:p>Cài sim vô bị báo thế này thì làm sao shop? Tưởng đăng ký rồi.</text:p>
          </table:table-cell>
          <table:table-cell table:number-columns-repeated="1023"/>
        </table:table-row>
        <table:table-row table:style-name="ro3">
          <table:table-cell office:value-type="string" calcext:value-type="string">
            <text:p>tưởng 4gb 1 ngày. ko đọc kỹ trước khi mua r.</text:p>
          </table:table-cell>
          <table:table-cell table:number-columns-repeated="1023"/>
        </table:table-row>
        <table:table-row table:style-name="ro3">
          <table:table-cell office:value-type="string" calcext:value-type="string">
            <text:p>sim gì sài có 11 tháng là k sài được vậy nói 1 năm</text:p>
          </table:table-cell>
          <table:table-cell table:number-columns-repeated="1023"/>
        </table:table-row>
        <table:table-row table:style-name="ro2">
          <table:table-cell office:value-type="string" calcext:value-type="string">
            <text:p>mới dùng thì nhanh, dùng khoản 5-15 phút họp skype thì rớt mạng liên tục, ping tới router thử thì chập chờn .vào thử google search hay <text:s/>các thiết bị khác vào lúc đó cũng vậy luôn. không bằng router wifi có sẵn của nhà mạng nữa.</text:p>
          </table:table-cell>
          <table:table-cell table:number-columns-repeated="1023"/>
        </table:table-row>
        <table:table-row table:style-name="ro1">
          <table:table-cell office:value-type="string" calcext:value-type="string">
            <text:p>Có nhiều cấu hình phát wifi, giới hạn băng thông, rules các kiểu, hơi dễ mất kết nối với modem, nhiều thiết bị trên 10 cùng kết nối thì dễ bị văng hoặc mết kết nối giữa router với modem. Trong tầm này nếu chỉ xài trong phòng mua con linksys 1200 ngon hơn!</text:p>
          </table:table-cell>
          <table:table-cell table:number-columns-repeated="1023"/>
        </table:table-row>
        <table:table-row table:style-name="ro1">
          <table:table-cell office:value-type="string" calcext:value-type="string">
            <text:p>Đã test thử với phòng 25 máy + các thể loại điện thoại của người nhà và mình xài. Nhìn có vẻ hầm hố thế thôi chứ tầm phát sóng + tốc độ tương đương con 2 râu nhà mạng cho free. Thậm chí nhiều lúc vào nhà trong con 2 râu nhà mạng còn thấy, chứ con này mất tiêu. Được cái mẫu mã nhìn ngầu :D</text:p>
          </table:table-cell>
          <table:table-cell table:number-columns-repeated="1023"/>
        </table:table-row>
        <table:table-row table:style-name="ro3">
          <table:table-cell office:value-type="string" calcext:value-type="string">
            <text:p>Chưa có yếu kiến gì vì mới lắp sim</text:p>
          </table:table-cell>
          <table:table-cell table:number-columns-repeated="1023"/>
        </table:table-row>
        <table:table-row table:style-name="ro3">
          <table:table-cell office:value-type="string" calcext:value-type="string">
            <text:p>chỉ dk 4gb 1 tháng thôi nhé các bạn</text:p>
          </table:table-cell>
          <table:table-cell table:number-columns-repeated="1023"/>
        </table:table-row>
        <table:table-row table:style-name="ro2">
          <table:table-cell office:value-type="string" calcext:value-type="string">
            <text:p>nhiều chức năng nhưng sóng sánh chỉ ngang con Tenda <text:s/>200k. mua để dùng băng tần 5ghz cho đỡ nhiễu sóng. bán kính 10 m dùng tốt. 15 m thì yếu. 20 m thì toàn rớt. <text:s text:c="2"/>tạm hài lòng.</text:p>
          </table:table-cell>
          <table:table-cell table:number-columns-repeated="1023"/>
        </table:table-row>
        <table:table-row table:style-name="ro3">
          <table:table-cell office:value-type="string" calcext:value-type="string">
            <text:p>sóng yếu</text:p>
          </table:table-cell>
          <table:table-cell table:number-columns-repeated="1023"/>
        </table:table-row>
        <table:table-row table:style-name="ro2">
          <table:table-cell office:value-type="string" calcext:value-type="string">
            <text:p>Mình dùng cứ 5 phút là lại disconnect mạng 1 lần, lại chờ 2-3p mới vào lại được, kể cả 5ghz lẫn 2.4 đều gặp tình trạng này, chuyển thử qua dùng modem khác thì lại bình thường</text:p>
          </table:table-cell>
          <table:table-cell table:number-columns-repeated="1023"/>
        </table:table-row>
        <table:table-row table:style-name="ro2">
          <table:table-cell office:value-type="string" calcext:value-type="string">
            <text:p>Mẫu mã đẹp, cài đặt nhanh. Nhưng sóng yếu quá. Thua luôn con Repeater giá 200k. Độ ổn định k cao. Xài 3 ngày liêb tục là đứng luôn wifi. Phải khởi động lại mới bt</text:p>
          </table:table-cell>
          <table:table-cell table:number-columns-repeated="1023"/>
        </table:table-row>
        <table:table-row table:style-name="ro3">
          <table:table-cell office:value-type="string" calcext:value-type="string">
            <text:p>sản phẩm bị lỗi khg vào mạng được. đã gọi nhân viên bưu điện lại cài đặt dùm nhưng không đc.</text:p>
          </table:table-cell>
          <table:table-cell table:number-columns-repeated="1023"/>
        </table:table-row>
        <table:table-row table:style-name="ro3">
          <table:table-cell office:value-type="string" calcext:value-type="string">
            <text:p>sao cáp đi kèm ko phải là cáp đúc. Tp link 200k còn có cáp đúc đi kèm theo. và Hộp ko còn nguyên seal</text:p>
          </table:table-cell>
          <table:table-cell table:number-columns-repeated="1023"/>
        </table:table-row>
        <table:table-row table:style-name="ro3">
          <table:table-cell office:value-type="string" calcext:value-type="string">
            <text:p>Tuy là 4 râu nhưng mà cắm từ tầng 2 xuống tầng 1 bắt vẫn chỉ được 1 vạch. Đã vậy còn chập chờn. Nói chung là hơi bị chán <text:s/></text:p>
          </table:table-cell>
          <table:table-cell table:number-columns-repeated="1023"/>
        </table:table-row>
        <table:table-row table:style-name="ro3">
          <table:table-cell office:value-type="string" calcext:value-type="string">
            <text:p>Mình mới đặt mua sp này, cho mình hỏi sao không thấy có phiếu bảo hành hay tem bảo hành dán lên sp vậy ?!</text:p>
          </table:table-cell>
          <table:table-cell table:number-columns-repeated="1023"/>
        </table:table-row>
        <table:table-row table:style-name="ro3">
          <table:table-cell office:value-type="string" calcext:value-type="string">
            <text:p>Được 2 tuần đầu dùng ổn. Giờ thấy bị chậm, đặc biết khi máy tính kết nối để nhận email.</text:p>
          </table:table-cell>
          <table:table-cell table:number-columns-repeated="1023"/>
        </table:table-row>
        <table:table-row table:style-name="ro3">
          <table:table-cell office:value-type="string" calcext:value-type="string">
            <text:p>Phải cần co thời gian sử dụng sản phẩm mới có thể đánh giá được</text:p>
          </table:table-cell>
          <table:table-cell table:number-columns-repeated="1023"/>
        </table:table-row>
        <table:table-row table:style-name="ro2">
          <table:table-cell office:value-type="string" calcext:value-type="string">
            <text:p>Mình ở nhà tầng, mua AC1200 về để phát khỏe hơn tình trạng vẫn yếu như khi dùng cục 300, về cảm nhận thì ko hơn là bao nhiêu cả.</text:p>
          </table:table-cell>
          <table:table-cell table:number-columns-repeated="1023"/>
        </table:table-row>
        <table:table-row table:style-name="ro3">
          <table:table-cell office:value-type="string" calcext:value-type="string">
            <text:p>Bình thường, sóng vẫn như cái TP link củ 2 anten, có những thay đổi nhỏ.</text:p>
          </table:table-cell>
          <table:table-cell table:number-columns-repeated="1023"/>
        </table:table-row>
        <table:table-row table:style-name="ro3">
          <table:table-cell office:value-type="string" calcext:value-type="string">
            <text:p>Không biết bảo hành ở đâu, xài đc vài tháng chơi game mạng bị chập chờn ping tăng giảm liên tục</text:p>
          </table:table-cell>
          <table:table-cell table:number-columns-repeated="1023"/>
        </table:table-row>
        <table:table-row table:style-name="ro3">
          <table:table-cell office:value-type="string" calcext:value-type="string">
            <text:p>Sóng 2.4Ghz không quá mạnh ( Phải nói ngang ngang hoặc hơn 5Ghz 1 tí) Chạy thiết bị khá ấm</text:p>
          </table:table-cell>
          <table:table-cell table:number-columns-repeated="1023"/>
        </table:table-row>
        <table:table-row table:style-name="ro3">
          <table:table-cell office:value-type="string" calcext:value-type="string">
            <text:p>Sóng kém. Không phát bằng con wifi đi kèm của nhà mạng</text:p>
          </table:table-cell>
          <table:table-cell table:number-columns-repeated="1023"/>
        </table:table-row>
        <table:table-row table:style-name="ro3">
          <table:table-cell office:value-type="string" calcext:value-type="string">
            <text:p>2.4 hoạy động tốt 5.0 hoạt động lúc có lúc không</text:p>
          </table:table-cell>
          <table:table-cell table:number-columns-repeated="1023"/>
        </table:table-row>
        <table:table-row table:style-name="ro1">
          <table:table-cell office:value-type="string" calcext:value-type="string">
            <text:p>Tiki oi minh nhan dc hang roi, dong goi dep, sp thấy mới, nghe ok, nhung minh tai sao moi lan cất tai nghe vao hop la no lai sac pin vay? Lam the nao de biet no sac bao tai nghe đầy pin. Cu lay ra nghe xong cat vao hop thi lai sac, lỡ chai pin tai nghe thi sao? Vui long huong dan cho minh voi nhe</text:p>
          </table:table-cell>
          <table:table-cell table:number-columns-repeated="1023"/>
        </table:table-row>
        <table:table-row table:style-name="ro2">
          <table:table-cell office:value-type="string" calcext:value-type="string">
            <text:p>Tai nghe thì đúng như quảng cáo, dùng dc 4 tiếng nhưng nghe hơi nhỏ. Doc sạc thì sài được 6 lần rồi sau đó sạc đầy 100% mà đến trưa là tự hết trong khi ko sạc gì? shop cho giải thích cái.</text:p>
          </table:table-cell>
          <table:table-cell table:number-columns-repeated="1023"/>
        </table:table-row>
        <table:table-row table:style-name="ro2">
          <table:table-cell office:value-type="string" calcext:value-type="string">
            <text:p>Mình vừa nhận hàng sáng nay nhưng dock sạc đã bị chai pin. Dock hiển thị 65 như thực ra đã hết pin và không thể sạc tai nghe hay đt đc. Shop xem và đổi hàng giùm mình.</text:p>
          </table:table-cell>
          <table:table-cell table:number-columns-repeated="1023"/>
        </table:table-row>
        <table:table-row table:style-name="ro2">
          <table:table-cell office:value-type="string" calcext:value-type="string">
            <text:p>hàng như đã được sử dụng, vỏ bị trầy xước, không mới như quảng cáo. còn dùng thử thấy ok, âm thanh với mức giá 250k là tốt</text:p>
          </table:table-cell>
          <table:table-cell table:number-columns-repeated="1023"/>
        </table:table-row>
        <table:table-row table:style-name="ro2">
          <table:table-cell office:value-type="string" calcext:value-type="string">
            <text:p>Tiki giao hàng nhanh, đóng gói đẹp nhưng khi khui hộp lấy sp thì thấy có nhiều vết trầy. Sp dùng tốt, cảm ứng nhạy, chỉ bị 1 lỗi là ko sử dụng đc với app nhaccuatui</text:p>
          </table:table-cell>
          <table:table-cell table:number-columns-repeated="1023"/>
        </table:table-row>
        <table:table-row table:style-name="ro2">
          <table:table-cell office:value-type="string" calcext:value-type="string">
            <text:p>Tai nghe khi nghe nhạc chỉ nhận 1 bên, hàng không có logo trên doc sạc như hình quảng cáo. Nghe vẫn ổn, bên tai phải khó kết nối hơn bên tai trái.</text:p>
          </table:table-cell>
          <table:table-cell table:number-columns-repeated="1023"/>
        </table:table-row>
        <table:table-row table:style-name="ro2">
          <table:table-cell office:value-type="string" calcext:value-type="string">
            <text:p>Nghe êm mà sp của mình làm như bị lỗi. Bên trái nghe to hơn bên phải. Giọng nói từ tai nghe phát ra thì bên trái nói trước bên phải nói sau.....</text:p>
          </table:table-cell>
          <table:table-cell table:number-columns-repeated="1023"/>
        </table:table-row>
        <table:table-row table:style-name="ro3">
          <table:table-cell office:value-type="string" calcext:value-type="string">
            <text:p>Lúc chiều này tôi có nhận cái tai nghe này sao sạc được 1 bên pin còn 1 bên k sạc được vậy shop có đổi cho tôi được k ?</text:p>
          </table:table-cell>
          <table:table-cell table:number-columns-repeated="1023"/>
        </table:table-row>
        <table:table-row table:style-name="ro3">
          <table:table-cell office:value-type="string" calcext:value-type="string">
            <text:p>wifi dùng tạm được, ổn định</text:p>
          </table:table-cell>
          <table:table-cell table:number-columns-repeated="1023"/>
        </table:table-row>
        <table:table-row table:style-name="ro3">
          <table:table-cell office:value-type="string" calcext:value-type="string">
            <text:p>Tại sao khi sạc thì Dock sạc chỉ hiện đèn Led trong 15s rồi tắt? Như vậy thì tai nghe có là đang sạc hay không?</text:p>
          </table:table-cell>
          <table:table-cell table:number-columns-repeated="1023"/>
        </table:table-row>
        <table:table-row table:style-name="ro3">
          <table:table-cell office:value-type="string" calcext:value-type="string">
            <text:p>tiki ơi e vừa mới mua sản phẩm tai nghe bluetoolk xong e về tét thử thì nghe đươc một bên</text:p>
          </table:table-cell>
          <table:table-cell table:number-columns-repeated="1023"/>
        </table:table-row>
        <table:table-row table:style-name="ro3">
          <table:table-cell office:value-type="string" calcext:value-type="string">
            <text:p>Tin hieu blutooth thi on. Minh la mot dua "dan gay tai trau" nhung ro rang la am thanh cua tai nghe duoi muc on.</text:p>
          </table:table-cell>
          <table:table-cell table:number-columns-repeated="1023"/>
        </table:table-row>
        <table:table-row table:style-name="ro3">
          <table:table-cell office:value-type="string" calcext:value-type="string">
            <text:p>Tạm ổn, nhưng tự nhiên 2 tai nghe không tự kết nối được!? Chỉ còn nghe 1 tai</text:p>
          </table:table-cell>
          <table:table-cell table:number-columns-repeated="1023"/>
        </table:table-row>
        <table:table-row table:style-name="ro3">
          <table:table-cell office:value-type="string" calcext:value-type="string">
            <text:p>đã nhận sản phầm nhung ko rõ sản phẩm <text:s/>sử dụng liên tục đc bao lâu nữa ạ</text:p>
          </table:table-cell>
          <table:table-cell table:number-columns-repeated="1023"/>
        </table:table-row>
        <table:table-row table:style-name="ro3">
          <table:table-cell office:value-type="string" calcext:value-type="string">
            <text:p>Sao cục của mình cứ bị hiện phần trăm pin mà không tắt vậy ???? Mong tư vấn</text:p>
          </table:table-cell>
          <table:table-cell table:number-columns-repeated="1023"/>
        </table:table-row>
        <table:table-row table:style-name="ro3">
          <table:table-cell office:value-type="string" calcext:value-type="string">
            <text:p>nghe nhạc thỉnh thoảng bị chập chờn, hơi rè mặc dù ngồi gần</text:p>
          </table:table-cell>
          <table:table-cell table:number-columns-repeated="1023"/>
        </table:table-row>
        <table:table-row table:style-name="ro3">
          <table:table-cell office:value-type="string" calcext:value-type="string">
            <text:p>tai nghe chập chờn lúc đc lúc k.đag nghe lại mất kết nối</text:p>
          </table:table-cell>
          <table:table-cell table:number-columns-repeated="1023"/>
        </table:table-row>
        <table:table-row table:style-name="ro3">
          <table:table-cell office:value-type="string" calcext:value-type="string">
            <text:p>Khả năng xuyên tường kém, băng tần 5ghz có hiện tường brick bank</text:p>
          </table:table-cell>
          <table:table-cell table:number-columns-repeated="1023"/>
        </table:table-row>
        <table:table-row table:style-name="ro3">
          <table:table-cell office:value-type="string" calcext:value-type="string">
            <text:p>chơi game tiếng bị chậm rất khó chịu</text:p>
          </table:table-cell>
          <table:table-cell table:number-columns-repeated="1023"/>
        </table:table-row>
        <table:table-row table:style-name="ro3">
          <table:table-cell office:value-type="string" calcext:value-type="string">
            <text:p>H nó chuyển sang tiếng Trung rồi. Ko hiểu gì cả</text:p>
          </table:table-cell>
          <table:table-cell table:number-columns-repeated="1023"/>
        </table:table-row>
        <table:table-row table:style-name="ro3">
          <table:table-cell office:value-type="string" calcext:value-type="string">
            <text:p>Tạm gọi là ok. Giao hàng thứ 2 thứ 6 mới có</text:p>
          </table:table-cell>
          <table:table-cell table:number-columns-repeated="1023"/>
        </table:table-row>
        <table:table-row table:style-name="ro3">
          <table:table-cell office:value-type="string" calcext:value-type="string">
            <text:p>Bi lọi mat song co doi loi duoc ko anh chị</text:p>
          </table:table-cell>
          <table:table-cell table:number-columns-repeated="1023"/>
        </table:table-row>
        <table:table-row table:style-name="ro3">
          <table:table-cell office:value-type="string" calcext:value-type="string">
            <text:p>Shop ơi, không có dây cáp sạc ah</text:p>
          </table:table-cell>
          <table:table-cell table:number-columns-repeated="1023"/>
        </table:table-row>
        <table:table-row table:style-name="ro3">
          <table:table-cell office:value-type="string" calcext:value-type="string">
            <text:p>cho trả lại được khong</text:p>
          </table:table-cell>
          <table:table-cell table:number-columns-repeated="1023"/>
        </table:table-row>
        <table:table-row table:style-name="ro3">
          <table:table-cell office:value-type="string" calcext:value-type="string">
            <text:p>Không kết nối 2 tai nghe được</text:p>
          </table:table-cell>
          <table:table-cell table:number-columns-repeated="1023"/>
        </table:table-row>
        <table:table-row table:style-name="ro3">
          <table:table-cell office:value-type="string" calcext:value-type="string">
            <text:p>Nghe bt cam bien nhap vo la may ve siri</text:p>
          </table:table-cell>
          <table:table-cell table:number-columns-repeated="1023"/>
        </table:table-row>
        <table:table-row table:style-name="ro3">
          <table:table-cell office:value-type="string" calcext:value-type="string">
            <text:p>am thanh ko hay</text:p>
          </table:table-cell>
          <table:table-cell table:number-columns-repeated="1023"/>
        </table:table-row>
        <table:table-row table:style-name="ro2">
          <table:table-cell office:value-type="string" calcext:value-type="string">
            <text:p>tự tìm luôn ko cần cài driver win 10 , nhỏ gọn tốt bắt sóng cũng ko xa lắm , nói chung tiền nào của nấy , xài wpa 172 của tp link ổn hơn .</text:p>
          </table:table-cell>
          <table:table-cell table:number-columns-repeated="1023"/>
        </table:table-row>
        <table:table-row table:style-name="ro1">
          <table:table-cell office:value-type="string" calcext:value-type="string">
            <text:p>Mình mua để đỡ phải mua card PCI Bluetooth hackintosh, tuy nhiên nếu có hai card để so sánh với nhau thì card PCI tốc độ nhanh hơn, lại không mất 1 cổng USB. Chi phí vừa phải, nếu ai hackintosh mà không muốn mất thời gian nghịch sâu thì nên dùng!</text:p>
          </table:table-cell>
          <table:table-cell table:number-columns-repeated="1023"/>
        </table:table-row>
        <table:table-row table:style-name="ro2">
          <table:table-cell office:value-type="string" calcext:value-type="string">
            <text:p>laptop mình hư card wifi nên mua cái này dùng tạm. ở nhà thì dùng tốt ko có vấn đề gì. cho đến lúc mình mang laptop ra ngoài thì wifi ko bắt đc. cho dù là wifi 2.4Ghz. USB wifi này rất kén wifi. mn nên cân nhắc</text:p>
          </table:table-cell>
          <table:table-cell table:number-columns-repeated="1023"/>
        </table:table-row>
        <table:table-row table:style-name="ro2">
          <table:table-cell office:value-type="string" calcext:value-type="string">
            <text:p>Tiki cho hỏi mình mua sản phẩm này hôm nay nhưng ko thu được wifi - quá yếu- ko sử dụng được, dù đầu phát wifi để gần đó. Tiki cho mình đổi lại loại tốt hơn để sử dụng được</text:p>
          </table:table-cell>
          <table:table-cell table:number-columns-repeated="1023"/>
        </table:table-row>
        <table:table-row table:style-name="ro1">
          <table:table-cell office:value-type="string" calcext:value-type="string">
            <text:p>Mới mua sản phẩm này để dùng wifi cho máy tính bàn, tháy dùng rất tốt, đường truyền mạng ổn định, giá cả phải chăng. Đã định mua ở nơi khác rẻ hơn nhưng mà thấy quyết định mua ở tiki không sai. Với lại thiết kế cũng rất nhỏ gọn không mất nhiều diện tích. Rất thích</text:p>
          </table:table-cell>
          <table:table-cell table:number-columns-repeated="1023"/>
        </table:table-row>
        <table:table-row table:style-name="ro3">
          <table:table-cell office:value-type="string" calcext:value-type="string">
            <text:p>Hơi tệ</text:p>
          </table:table-cell>
          <table:table-cell table:number-columns-repeated="1023"/>
        </table:table-row>
        <table:table-row table:style-name="ro2">
          <table:table-cell office:value-type="string" calcext:value-type="string">
            <text:p>Bắt sóng không mạnh lắm, tính hiệu truyền không nhanh lắm. Tạm ổn khi dùng văn phòng, cần kết nối tốc độ hay để chơi game thì nên dùng sản phẩm cao cấp hơn.</text:p>
          </table:table-cell>
          <table:table-cell table:number-columns-repeated="1023"/>
        </table:table-row>
        <table:table-row table:style-name="ro3">
          <table:table-cell office:value-type="string" calcext:value-type="string">
            <text:p>chưa dùng nên chưa biết thế nào.phải chờ thời gian tới dùng mới biết được</text:p>
          </table:table-cell>
          <table:table-cell table:number-columns-repeated="1023"/>
        </table:table-row>
        <table:table-row table:style-name="ro3">
          <table:table-cell office:value-type="string" calcext:value-type="string">
            <text:p>Mình nghĩ mua bộ kochs sóng cho ngon lành. Chứ con này nhìu lúc truy cập vẫn lag các bạng ạ!</text:p>
          </table:table-cell>
          <table:table-cell table:number-columns-repeated="1023"/>
        </table:table-row>
        <table:table-row table:style-name="ro3">
          <table:table-cell office:value-type="string" calcext:value-type="string">
            <text:p>Dùng tạm được trên windows. Thì thoảng lỗi. Trên macOS lỗi nhiều hơn</text:p>
          </table:table-cell>
          <table:table-cell table:number-columns-repeated="1023"/>
        </table:table-row>
        <table:table-row table:style-name="ro3">
          <table:table-cell office:value-type="string" calcext:value-type="string">
            <text:p>Cho hỏi có kết nối với điện thoại đc không Có thì chỉ mình cách sử dụng với</text:p>
          </table:table-cell>
          <table:table-cell table:number-columns-repeated="1023"/>
        </table:table-row>
        <table:table-row table:style-name="ro3">
          <table:table-cell office:value-type="string" calcext:value-type="string">
            <text:p>Cái này bắt sóng wifi không được ổn định lắm</text:p>
          </table:table-cell>
          <table:table-cell table:number-columns-repeated="1023"/>
        </table:table-row>
        <table:table-row table:style-name="ro1">
          <table:table-cell office:value-type="string" calcext:value-type="string">
            <text:p>Lần trước tôi đã mua tai nghe BYZ S389 và thấy dùng tốt. Hôm nay mua lại tai nghe BYZ S389 thì khi nhận được lại khác hẳn hôm trước: chỉ đựng trong hộp carton (không phải hộp có nhãn mác) <text:s/>và bên trong có tờ giấy nhỏ ghi là BS-S720 (Xem hình chụp). Vậy là sao? Tuy dùng nghe vẫn được nhưng tôi thấy bực vì hàng giao không đúng chất lượng. Tiki cần phải xem lại</text:p>
          </table:table-cell>
          <table:table-cell table:number-columns-repeated="1023"/>
        </table:table-row>
        <table:table-row table:style-name="ro3">
          <table:table-cell office:value-type="string" calcext:value-type="string">
            <text:p>tốc độ không như mô tả nên không hài lòng cho lắm</text:p>
          </table:table-cell>
          <table:table-cell table:number-columns-repeated="1023"/>
        </table:table-row>
        <table:table-row table:style-name="ro3">
          <table:table-cell office:value-type="string" calcext:value-type="string">
            <text:p>Tốc độ hơi yếu, mạng k ổn định lắm</text:p>
          </table:table-cell>
          <table:table-cell table:number-columns-repeated="1023"/>
        </table:table-row>
        <table:table-row table:style-name="ro1">
          <table:table-cell office:value-type="string" calcext:value-type="string">
            <text:p>tai nghe ban đầu dùng tốt, nhưng được một thời gian thì nó lại hư, thú thật mình mua cũng 5 dây rồi, nhưng được 1 thời gian lại phải mua lại, vì là loại dây mình thích, mình cũng không phá gì, giữ kỹ bởi vì nghĩ tai nghe dễ hư, nhưng cứ được 1 thời gian cũng v, hết hỏng mic, rồi hư 1 bên, có khi không nghe được lun...</text:p>
          </table:table-cell>
          <table:table-cell table:number-columns-repeated="1023"/>
        </table:table-row>
        <table:table-row table:style-name="ro1">
          <table:table-cell office:value-type="string" calcext:value-type="string">
            <text:p>em mua 2 lần cùng 1 loại thì sp đầu tiên rất ổn tuy nhiên em xài chỉ trong 1 năm thì tai nghe có vấn đề, lần thứ 2 em vẫn tin tưởng mua dùng sp này thì chỉ sau thời gian khoảng 1 tuần sp này xảy ra vấn đề làm 1 bên không hoạt động được. Mong tiki và bên cung cấp sp xem xét vấn đề này lại giúp em ạ</text:p>
          </table:table-cell>
          <table:table-cell table:number-columns-repeated="1023"/>
        </table:table-row>
        <table:table-row table:style-name="ro6">
          <table:table-cell office:value-type="string" calcext:value-type="string">
            <text:p>CÁI TAI NGHE BỊ LỖI " 1 TAI NGHE THẤY BASS, 1 TAI CHỈ CHỈ CÓ TIẾNG TREBLE MÀ KHÔNG CÓ ÂM BASS (CỰC KÌ KHÓ CHỊU KHI NGHE). VÌ VẬY ĐỀ NGHỊ TIKI VÀ SHOP NHANH CHÓNG CHO NGƯỜI QUA SỚM ĐỂ THU HỒI ĐƠN HÀNG VÀ ĐỔI CHO MÌNH 1 CHIẾC TAI NGHE KHÁC ĐỂ MÌNH CÓ CÁI MÀ DÙNG NHÉ.MẤT TIỀN MÀ LẤY PHẢI CÁI TAI LỖI, LẠI MẤT THÊM THỜI GIAN ĐỔI TRẢ - LẦN SAU SHOP ĐỂ Ý KIỂM TRA SẢN PHẨM TRƯỚC KHI GIAO CHO KHÁCH DÙM PHÁT ĐI NHÉ, PHIỀN QUÁ ĐI MẤT . THANKS MÃ ĐƠN CỦA MÌNH LÀ : 942197041</text:p>
          </table:table-cell>
          <table:table-cell table:number-columns-repeated="1023"/>
        </table:table-row>
        <table:table-row table:style-name="ro3">
          <table:table-cell office:value-type="string" calcext:value-type="string">
            <text:p>Không dc 150Mbps. Chỉ dc 72 thôi. Có 100k cũng k đòi hỏi hơn dc</text:p>
          </table:table-cell>
          <table:table-cell table:number-columns-repeated="1023"/>
        </table:table-row>
        <table:table-row table:style-name="ro6">
          <table:table-cell office:value-type="string" calcext:value-type="string">
            <text:p>tôi đã mua hàng TiKi rất nhiều lần rồi về sản phẩm thì không có gì để nói và phía giao hàng mí lần trước cũng rất nhiệt tình vui vẻ còn riêng về lần này phía giao hàng khi tôi đã ghi rất rõ địa chỉ số nhà phường quận nào rồi mà anh ta lại đi lòng vòng cả buổi nơi khác gọi điện thoại cho tôi thì lại tỏ vẻ khó nghe mặc dù tôi đã nói rõ nơi giao rồi nhưng anh lại khó chịu đến khi giao đc hàng thì lại thái độ nạt nộ khách hàng tôi mong phía TiKi coi lại cách phục vụ khách hàng về anh ta.. Và nếu như vậy rồi thì làm sao tôi có thể tin tưởng và ủng hộ sản phẩm của TiKi nữa đây</text:p>
          </table:table-cell>
          <table:table-cell table:number-columns-repeated="1023"/>
        </table:table-row>
        <table:table-row table:style-name="ro4">
          <table:table-cell office:value-type="string" calcext:value-type="string">
            <text:p>Mình không dùng tai nghe được cho máy tính hay latop, chỉ dùng được trên điện thoại thôi. <text:s/>Mình muốn đổi trả cho Tiki nhưng thấy hơi phiền, với lại mình chỉ đặt cho đủ đơn chứ thực ra rất ít khi nghe gì, mặc dù mình dùng laptop cả ngày. Chất lượng tai nghe hơi rè một chút, micro dùng khá ổn, dạng dây cao cu dẹt và dài hơi bất tiện khi cuộc lại. Nhưng thôi, tiền nào của nấy, mình không đòi hỏi gì quá nhiều cho một sản phẩm như này.</text:p>
          </table:table-cell>
          <table:table-cell table:number-columns-repeated="1023"/>
        </table:table-row>
        <table:table-row table:style-name="ro3">
          <table:table-cell office:value-type="string" calcext:value-type="string">
            <text:p>Yếu hơn wifi zin của laptop <text:s/></text:p>
          </table:table-cell>
          <table:table-cell table:number-columns-repeated="1023"/>
        </table:table-row>
        <table:table-row table:style-name="ro1">
          <table:table-cell office:value-type="string" calcext:value-type="string">
            <text:p>Tai nghe của hãng này xài khá ổn, điều chỉnh được nhiều thứ nhưng cái vấn đề duy nhất là mình mua 3 cái ở ngoài thêm cái trên tiki là 4, không hư 1 tai thì cũng hư luôn cả 2, nói chung là rất nhanh hư, dùng được chừng 10 tháng là hư, không biết là do tai nghe hay do mình</text:p>
          </table:table-cell>
          <table:table-cell table:number-columns-repeated="1023"/>
        </table:table-row>
        <table:table-row table:style-name="ro6">
          <table:table-cell office:value-type="string" calcext:value-type="string">
            <text:p>Sản phẩm không hẳn như hình minh họa. Lỗ loa nhỏ chi tiết làm cẩu thả, hãy mường tượng đến chiếc giẻ rửa bát làm bằng kim loại ấy cho dễ hình dung. Lỗ loa to phần màng loa được dán một cách qua loa khi mình vệ sinh bằng bông ngoáy tai chỉ mới chạm nhẹ vào mà nó đã rơi ra rồi. Âm thanh nghe dưới mức ổn, khi điều chỉnh âm thanh về mức nhỏ thì có hiện tượng chỉ có một bên tai nghe ra tiếng. Điểm cộng là thiết kế dây dẹt nhìn đẹp, có nút tăng giảm âm lượng thôi. Dù sao thì với giá như này cũng không mong đợi quá nhiều</text:p>
          </table:table-cell>
          <table:table-cell table:number-columns-repeated="1023"/>
        </table:table-row>
        <table:table-row table:style-name="ro1">
          <table:table-cell office:value-type="string" calcext:value-type="string">
            <text:p>Tai nghe cho âm thanh rất tệ, nghe rất ồ, và nhất là không bền. Mình xài được 1 tuần là bị tạch hết 1 bên tai dù mình là đứa dùng rất kĩ. Nhưng mà mình ko đổi vì cái này mình mua để nghe tạm trước khi mua tai nghe mới thôi. Bạn nào đang kẹt cần có tai nghe "chữa cháy" thì ok, chứ còn mua nghe lâu dài thì đừng mua nhé, tốn mấy chục ngàn!</text:p>
          </table:table-cell>
          <table:table-cell table:number-columns-repeated="1023"/>
        </table:table-row>
        <table:table-row table:style-name="ro3">
          <table:table-cell office:value-type="string" calcext:value-type="string">
            <text:p>Trong thực tế <text:s/>bắt sóng khá yếu so với các thiết bị như smartphone và laptop.</text:p>
          </table:table-cell>
          <table:table-cell table:number-columns-repeated="1023"/>
        </table:table-row>
        <table:table-row table:style-name="ro2">
          <table:table-cell office:value-type="string" calcext:value-type="string">
            <text:p>Tiki giao hàng nhanh, sản phẩm đóng gói cẩn thận, mẫu mã khá đẹp. Chất lượng tai nghe thì ở mức trung bình, âm nghe hơi rè và nhỏ, nếu bạn chỉ cần tai nghe và không yêu cầu quá khắt khe về chất lượng thì nên mua, giá sản phẩm phải nói là rất rẻ.</text:p>
          </table:table-cell>
          <table:table-cell table:number-columns-repeated="1023"/>
        </table:table-row>
        <table:table-row table:style-name="ro1">
          <table:table-cell office:value-type="string" calcext:value-type="string">
            <text:p>Mình dùng mấy tháng rồi, muốn xem nghe được đến bao giờ. Tai nghe tốt so với giá này, bác nào nghe tai xịn nhiều ban đầu chắc hơi đau đầu nhưng lâu nó quen đi thôi. Mình quăng quật đè nén nó cũng ác, được 2 tháng thì hỏng mất 1 bên rồi. Nếu các bác biết giữ gìn chắc dùng bền hơn.</text:p>
          </table:table-cell>
          <table:table-cell table:number-columns-repeated="1023"/>
        </table:table-row>
        <table:table-row table:style-name="ro2">
          <table:table-cell office:value-type="string" calcext:value-type="string">
            <text:p>Sản phẩm ghi bảo hành 12 tháng bằng tem bảo hành. tuy nhiên trên sản phẩm không hề dán tem. Vậy khi cần bảo hành thì như thế nào? có chính sách bảo hành thay thế hay không? <text:s/>Sản phẩm hiện tại sử dụng ok nhưng nghe tầm 30 phút bị đau tai</text:p>
          </table:table-cell>
          <table:table-cell table:number-columns-repeated="1023"/>
        </table:table-row>
        <table:table-row table:style-name="ro3">
          <table:table-cell office:value-type="string" calcext:value-type="string">
            <text:p>Ok thôi, không thể chấm 5*</text:p>
          </table:table-cell>
          <table:table-cell table:number-columns-repeated="1023"/>
        </table:table-row>
        <table:table-row table:style-name="ro2">
          <table:table-cell office:value-type="string" calcext:value-type="string">
            <text:p>Từng mua 2 cái. Âm thanh nghe cũng ok, đeo lâu hơi đau tai, phần nối giữa dây và jack cắm có hơi kém, sử dụng một thời gian đã bị gãy đành phải vứt, cái còn lại thì chỉ nghe được một bên. Tầm giá cỡ này chỉ mua để dùng tạm thôi.</text:p>
          </table:table-cell>
          <table:table-cell table:number-columns-repeated="1023"/>
        </table:table-row>
        <table:table-row table:style-name="ro2">
          <table:table-cell office:value-type="string" calcext:value-type="string">
            <text:p>Mình mới nhận hàng vào ngày 9/8, sử dụng được khoảng 4 ngày thì jack tai nghe bị lỗi, âm thanh nghe được lúc to lúc nhỏ, kiểm tra thì thấy vấn đề từ dây kết nối với jack cắm tai nghe, liệu mình có được bảo hành không?</text:p>
          </table:table-cell>
          <table:table-cell table:number-columns-repeated="1023"/>
        </table:table-row>
        <table:table-row table:style-name="ro3">
          <table:table-cell office:value-type="string" calcext:value-type="string">
            <text:p>cũng k hữu ích cho tôi mấy</text:p>
          </table:table-cell>
          <table:table-cell table:number-columns-repeated="1023"/>
        </table:table-row>
        <table:table-row table:style-name="ro3">
          <table:table-cell office:value-type="string" calcext:value-type="string">
            <text:p>Speed ko đc như mong đợi...</text:p>
          </table:table-cell>
          <table:table-cell table:number-columns-repeated="1023"/>
        </table:table-row>
        <table:table-row table:style-name="ro2">
          <table:table-cell office:value-type="string" calcext:value-type="string">
            <text:p>Đúng là người ta có câu ''Tiền nào của ấy'' không sai. Lúc mới mua về tai nghe dùng ổn, có nút để điều chỉnh âm lượng, nhưng sau 1 thời gian dây gắn với tai nghe bị đứt ra. Khá thất vọng!!!</text:p>
          </table:table-cell>
          <table:table-cell table:number-columns-repeated="1023"/>
        </table:table-row>
        <table:table-row table:style-name="ro2">
          <table:table-cell office:value-type="string" calcext:value-type="string">
            <text:p>mua sản phẩm này lần 3 r lần đầu mua sản phẩm về dùng tốt lần hai dù tai nghe chưa được <text:s/>tháng đã hỏng vì còn tin tưởng lần đầu <text:s/>nên mua thêm <text:s text:c="2"/>lần 3 về dùng giống lần 2..... mất niềm tin</text:p>
          </table:table-cell>
          <table:table-cell table:number-columns-repeated="1023"/>
        </table:table-row>
        <table:table-row table:style-name="ro2">
          <table:table-cell office:value-type="string" calcext:value-type="string">
            <text:p>dây dẹt nên không bị rối, ngoại hình được, đeo vào tai chắc chắn, các nút đều sử dụng được. Âm thanh không được hay, nếu so với HOCO M1 thì chất lượng âm thanh không thể bằng được. Âm thanh không được trong , gây cảm giác khó chịu.</text:p>
          </table:table-cell>
          <table:table-cell table:number-columns-repeated="1023"/>
        </table:table-row>
        <table:table-row table:style-name="ro2">
          <table:table-cell office:value-type="string" calcext:value-type="string">
            <text:p>giờ em mới review nè tai nghe ổn, rất ổn nhưng chỉ ổn được 1 tháng là tự động hỏng <text:s/>) giữ kĩ hay không cũng cứ 1 tháng là hỏng, không đỡ được :v nên em sắp mua thêm 1 cái mới <text:s/></text:p>
          </table:table-cell>
          <table:table-cell table:number-columns-repeated="1023"/>
        </table:table-row>
        <table:table-row table:style-name="ro2">
          <table:table-cell office:value-type="string" calcext:value-type="string">
            <text:p>Âm thanh ổn trong tầm giá , phù hợp với bạn nào với chi phí thấp mà vẫn có sản phẩm dùng ổn sau 1 năm sử dụng với sự hết sức thì nó mới hư được. Nên mua ạ</text:p>
          </table:table-cell>
          <table:table-cell table:number-columns-repeated="1023"/>
        </table:table-row>
        <table:table-row table:style-name="ro2">
          <table:table-cell office:value-type="string" calcext:value-type="string">
            <text:p>Mới nhận được hàng, cắm vào điện thoại thì có tiếng rè rè. Âm thanh bình thường. Tai nghe bên trái lúc to lúc nhỏ. Nói chung nghe tạm thôi chứ với mức giá này không kì vọng gì cao.</text:p>
          </table:table-cell>
          <table:table-cell table:number-columns-repeated="1023"/>
        </table:table-row>
        <table:table-row table:style-name="ro3">
          <table:table-cell office:value-type="string" calcext:value-type="string">
            <text:p>sản phẩm nhìn đẹp đóng gói cẩn thận nhưng tai bị hư một bên rồi khá buồn lần đầu đặt bên tiki luôn đấy 😑</text:p>
          </table:table-cell>
          <table:table-cell table:number-columns-repeated="1023"/>
        </table:table-row>
        <table:table-row table:style-name="ro2">
          <table:table-cell office:value-type="string" calcext:value-type="string">
            <text:p>Âm thanh khá ổn định so với giá cả, nghe nhạc hay xem phim thì chất lượng âm thanh xử lý khá tốt, không bị rè. <text:s/>Đeo lâu thì bị đau tai do phần nhựa của tai nghe không được êm vì không có lớp mút đệm.</text:p>
          </table:table-cell>
          <table:table-cell table:number-columns-repeated="1023"/>
        </table:table-row>
        <table:table-row table:style-name="ro2">
          <table:table-cell office:value-type="string" calcext:value-type="string">
            <text:p>Mẫu mã đẹp <text:s/>Thời gian đầu dùng khá thích Xuống cấp rất nhanh với một người thường sử dụng tai nghe như mình thì cũng khá là đáng đồng tiền bỏ ra</text:p>
          </table:table-cell>
          <table:table-cell table:number-columns-repeated="1023"/>
        </table:table-row>
        <table:table-row table:style-name="ro2">
          <table:table-cell office:value-type="string" calcext:value-type="string">
            <text:p>Mình đặt tai nghe này nhiều lần rồi, nghe được, hay. Nhưng lần này âm thanh nghe không rót tai như những lần trước nữa, hơi đau tai🤔🤔</text:p>
          </table:table-cell>
          <table:table-cell table:number-columns-repeated="1023"/>
        </table:table-row>
        <table:table-row table:style-name="ro3">
          <table:table-cell office:value-type="string" calcext:value-type="string">
            <text:p>1-2 ngày đầu dùng rất tốt và êm nhưng đến ngày thứ 3 thì không nghe thấy gì nữa, mình cũng không biết làm thế nào <text:s/>(</text:p>
          </table:table-cell>
          <table:table-cell table:number-columns-repeated="1023"/>
        </table:table-row>
        <table:table-row table:style-name="ro2">
          <table:table-cell office:value-type="string" calcext:value-type="string">
            <text:p>tai nghe đúng là nghe tốt và âm cũng ok nhưng mỗi tội là k đc bền lắm tầm cứ gần 1 đến 2 tháng là có hiện tượng chỉ nghe đc 1 tai hay hỏng hóc j đó</text:p>
          </table:table-cell>
          <table:table-cell table:number-columns-repeated="1023"/>
        </table:table-row>
        <table:table-row table:style-name="ro2">
          <table:table-cell office:value-type="string" calcext:value-type="string">
            <text:p>Với giá này thì không thể mong đợi gì nhiều Mình dùng đc khoảng 4 tháng là đứt dây trong mặc dù bảo quản cẩn thận <text:s/>Chất âm k vào loại xuất sắc nhưng cũng đủ để nghe tạm :v</text:p>
          </table:table-cell>
          <table:table-cell table:number-columns-repeated="1023"/>
        </table:table-row>
        <table:table-row table:style-name="ro2">
          <table:table-cell office:value-type="string" calcext:value-type="string">
            <text:p>Mình muốn đổi tai nghe khác. Tai nghe của mình không nghe rõ được bên trái, bên phải nghe khá tốt. Mong tiki nhanh chóng giải quyết giúp mình</text:p>
          </table:table-cell>
          <table:table-cell table:number-columns-repeated="1023"/>
        </table:table-row>
        <table:table-row table:style-name="ro2">
          <table:table-cell office:value-type="string" calcext:value-type="string">
            <text:p>xài giá này thì phải chấp nhận , không đeo lâu được vì sẽ gây đau tai, khuyên các bạn mua hàng khác, còn chấp nhận giá này thì mua xài cũng được.</text:p>
          </table:table-cell>
          <table:table-cell table:number-columns-repeated="1023"/>
        </table:table-row>
        <table:table-row table:style-name="ro2">
          <table:table-cell office:value-type="string" calcext:value-type="string">
            <text:p>Tai trước m dùng ok nhưng hỏng rồi . H đặt 1 tai nữa m vừa nhận đc nhưng chỉ nghe chỉ nhạc hơi rè nhưng k có lời thì sửa sao hả shop</text:p>
          </table:table-cell>
          <table:table-cell table:number-columns-repeated="1023"/>
        </table:table-row>
        <table:table-row table:style-name="ro2">
          <table:table-cell office:value-type="string" calcext:value-type="string">
            <text:p>em vừa nhận sản phẩm hôm qua nhưng ko hiểu sao âm lượng khá nhỏ phải vặn gần max volume mới nghe tiếng, kể cả dùng cho đt hay laptop </text:p>
          </table:table-cell>
          <table:table-cell table:number-columns-repeated="1023"/>
        </table:table-row>
        <table:table-row table:style-name="ro3">
          <table:table-cell office:value-type="string" calcext:value-type="string">
            <text:p>khi sử dụng usb wifi này bắt sóng kém hơn khi không sử dụng.</text:p>
          </table:table-cell>
          <table:table-cell table:number-columns-repeated="1023"/>
        </table:table-row>
        <table:table-row table:style-name="ro3">
          <table:table-cell office:value-type="string" calcext:value-type="string">
            <text:p>so với giá thì không đòi hỏi nhiều nhưng tai bên trái nghe to hơn bên phải nên tao cảm giác hơi khó chịu, còn lại thì khá ổn</text:p>
          </table:table-cell>
          <table:table-cell table:number-columns-repeated="1023"/>
        </table:table-row>
        <table:table-row table:style-name="ro3">
          <table:table-cell office:value-type="string" calcext:value-type="string">
            <text:p>Lỗi chỉ nghe đc một bên...gói hàng đẹp chắc chắn.Bass nghe rất tốt(1 nửa ),âm thanh mượt mà êm ái,mai sẽ đưa đi đổi</text:p>
          </table:table-cell>
          <table:table-cell table:number-columns-repeated="1023"/>
        </table:table-row>
        <table:table-row table:style-name="ro2">
          <table:table-cell office:value-type="string" calcext:value-type="string">
            <text:p>tốt vừa vừa, tiền nao của ấy. nên cho giới hạn nhận xét tối thiểu là 10 ký tự <text:s/>thôi, lần sau nếu còn bắt buộc 50 ký tự nữa thì mình ko nhận xét nữa. mình ko thích viết dài dòng.</text:p>
          </table:table-cell>
          <table:table-cell table:number-columns-repeated="1023"/>
        </table:table-row>
        <table:table-row table:style-name="ro3">
          <table:table-cell office:value-type="string" calcext:value-type="string">
            <text:p>Sản phẩm ban đầu dùng tốt, vài tháng sau nút bấm dùng kh được, rồi lại bị liệc 1 bên, rồi kh nghe đc cả 2 bên.</text:p>
          </table:table-cell>
          <table:table-cell table:number-columns-repeated="1023"/>
        </table:table-row>
        <table:table-row table:style-name="ro3">
          <table:table-cell office:value-type="string" calcext:value-type="string">
            <text:p>Tai nghe khá tốt nhưng không hiểu sao ghi âm xong thì lúc nghe lại bị rè. Mình cũng đã kiểm tra thì lỗi ở mic</text:p>
          </table:table-cell>
          <table:table-cell table:number-columns-repeated="1023"/>
        </table:table-row>
        <table:table-row table:style-name="ro3">
          <table:table-cell office:value-type="string" calcext:value-type="string">
            <text:p>cái anh giao hàng cứ bị gắt lên. k hài lòng <text:s/>với anh giao hàng cho lắm. gọi điện cứ như chửi vào mặt khách vậy á</text:p>
          </table:table-cell>
          <table:table-cell table:number-columns-repeated="1023"/>
        </table:table-row>
        <table:table-row table:style-name="ro3">
          <table:table-cell office:value-type="string" calcext:value-type="string">
            <text:p>tai nghe ko nhận mic . Nói nhưng đt ko nhận, nhờ support giúp, đang cần mic.</text:p>
          </table:table-cell>
          <table:table-cell table:number-columns-repeated="1023"/>
        </table:table-row>
        <table:table-row table:style-name="ro3">
          <table:table-cell office:value-type="string" calcext:value-type="string">
            <text:p>khá ổn chắc chắn nhưng mk dùng đc 3 tháng thì hư luôn mk đã sử dụng rất kĩ vì mk bị hư rất nhiều tai nghe rồi</text:p>
          </table:table-cell>
          <table:table-cell table:number-columns-repeated="1023"/>
        </table:table-row>
        <table:table-row table:style-name="ro3">
          <table:table-cell office:value-type="string" calcext:value-type="string">
            <text:p>Tay nghe không vấn đề, đợt trước mình mua có Mic, đợt này mua không có, mong tiki xem xét lại</text:p>
          </table:table-cell>
          <table:table-cell table:number-columns-repeated="1023"/>
        </table:table-row>
        <table:table-row table:style-name="ro3">
          <table:table-cell office:value-type="string" calcext:value-type="string">
            <text:p>đến bây giờ tui vẫn chưa nhận được,hẹn thứ 2 nay đã khuya thứ 3 rồi</text:p>
          </table:table-cell>
          <table:table-cell table:number-columns-repeated="1023"/>
        </table:table-row>
        <table:table-row table:style-name="ro3">
          <table:table-cell office:value-type="string" calcext:value-type="string">
            <text:p>Có 1 cái bị hỏng đã báo lên nhưng chưa phản hổi</text:p>
          </table:table-cell>
          <table:table-cell table:number-columns-repeated="1023"/>
        </table:table-row>
        <table:table-row table:style-name="ro3">
          <table:table-cell office:value-type="string" calcext:value-type="string">
            <text:p>Mới nhận hàng hôm nay, thấy nghe cũng đc. Tiếng hơi chói. Lâu2 bị ré, chắc kiểu k tương thích với Ip</text:p>
          </table:table-cell>
          <table:table-cell table:number-columns-repeated="1023"/>
        </table:table-row>
        <table:table-row table:style-name="ro3">
          <table:table-cell office:value-type="string" calcext:value-type="string">
            <text:p>dây tai nghe là loại dẹt khá to. nhìn khá cùi. nghe cũng ổn. <text:s/>nhưng k hay lắm khi thích nghe nhạc <text:s/></text:p>
          </table:table-cell>
          <table:table-cell table:number-columns-repeated="1023"/>
        </table:table-row>
        <table:table-row table:style-name="ro3">
          <table:table-cell office:value-type="string" calcext:value-type="string">
            <text:p>Tai nghe được trong tầm giá 40k. Chất lượng cao thì nên mua tai nghe xịn hơn.</text:p>
          </table:table-cell>
          <table:table-cell table:number-columns-repeated="1023"/>
        </table:table-row>
        <table:table-row table:style-name="ro3">
          <table:table-cell office:value-type="string" calcext:value-type="string">
            <text:p>Tại nghe dùng cũng tạm được, tuy nhiên đôi lúc dùng thấy âm lượng ở hai bên không đều.....Giá hợp túi</text:p>
          </table:table-cell>
          <table:table-cell table:number-columns-repeated="1023"/>
        </table:table-row>
        <table:table-row table:style-name="ro3">
          <table:table-cell office:value-type="string" calcext:value-type="string">
            <text:p>Mình mua của công nghệ Việt, nghe thấy âm thanh nhỏ cực, nhỏ hơn cả tay nghe cũ của mình. Khá thất vọng</text:p>
          </table:table-cell>
          <table:table-cell table:number-columns-repeated="1023"/>
        </table:table-row>
        <table:table-row table:style-name="ro3">
          <table:table-cell office:value-type="string" calcext:value-type="string">
            <text:p>sp tốt nhưng bề ngoài thấy hơi cũ kĩ , ố vàng nhẹ , như hàng đã wa sử dụng vậy</text:p>
          </table:table-cell>
          <table:table-cell table:number-columns-repeated="1023"/>
        </table:table-row>
        <table:table-row table:style-name="ro3">
          <table:table-cell office:value-type="string" calcext:value-type="string">
            <text:p>Mới mua ngày đầu về đã thấy có vấn đề chỗ jack cắm. Chắc sẽ không dùng được lâu.</text:p>
          </table:table-cell>
          <table:table-cell table:number-columns-repeated="1023"/>
        </table:table-row>
        <table:table-row table:style-name="ro3">
          <table:table-cell office:value-type="string" calcext:value-type="string">
            <text:p>Tai nghe mới mua được 3 ngày mà nó bị rè 1 bên như đài fm là sao ,đổi được k v ad</text:p>
          </table:table-cell>
          <table:table-cell table:number-columns-repeated="1023"/>
        </table:table-row>
        <table:table-row table:style-name="ro3">
          <table:table-cell office:value-type="string" calcext:value-type="string">
            <text:p>Sản phẩm sd oi chung cũng được nhưng sd càng về sau thì âm thanh càng nhỏ và hai tai bắt đầu không đều.</text:p>
          </table:table-cell>
          <table:table-cell table:number-columns-repeated="1023"/>
        </table:table-row>
        <table:table-row table:style-name="ro3">
          <table:table-cell office:value-type="string" calcext:value-type="string">
            <text:p>sao tại nghe em nhận được lại không có mic ạ em mùa chủ yếu để xài mic ấy</text:p>
          </table:table-cell>
          <table:table-cell table:number-columns-repeated="1023"/>
        </table:table-row>
        <table:table-row table:style-name="ro1">
          <table:table-cell office:value-type="string" calcext:value-type="string">
            <text:p>Trưa nay mới nhận hàng, tui chưa có sử dụng nhưng khi mở hộp thì thấy đóng gói không lót giấy chống sốc hay gì hết. Vì hộp ngoài so với hộp ổ cứng rất lớn. Hộp ổ cứng đã mở sẵn từ trước. Mua hàng tiki đã nhiều, lần này là lần thứ mình ko hài lòng về sản phẩm tiki giao</text:p>
          </table:table-cell>
          <table:table-cell table:number-columns-repeated="1023"/>
        </table:table-row>
        <table:table-row table:style-name="ro4">
          <table:table-cell office:value-type="string" calcext:value-type="string">
            <text:p>Mình vừa nhận được hàng từ tiki vào ngày hôm nay, vẫn chưa test thử như thế nào, nhưng cũng cảm thấy khó hiểu làm hình mình gửi rõ ràng có quà tặng kèm (là túi chống sốc), và khi mình đặt hàng sơ suất là không kiểm tra lại đơn hàng xem có dòng chữ quà tặng kèm hay <text:s/>không (trong đơn là không có), túi thì không bao nhiêu, nhưng nếu không có đợt tặng thì cũng đừng ghi vậy để người tiêu dùng họ hiểu nhầm Tiki nhé! Thân!</text:p>
          </table:table-cell>
          <table:table-cell table:number-columns-repeated="1023"/>
        </table:table-row>
        <table:table-row table:style-name="ro3">
          <table:table-cell office:value-type="string" calcext:value-type="string">
            <text:p>ship hàng nhanh. <text:s/>giá tạm ổn. <text:s/>chất lượng thì chưa biết</text:p>
          </table:table-cell>
          <table:table-cell table:number-columns-repeated="1023"/>
        </table:table-row>
        <table:table-row table:style-name="ro3">
          <table:table-cell office:value-type="string" calcext:value-type="string">
            <text:p>Xài đc tháng đầu xong cắm thì cứ rè rè nhưng tiền nào của đó</text:p>
          </table:table-cell>
          <table:table-cell table:number-columns-repeated="1023"/>
        </table:table-row>
        <table:table-row table:style-name="ro1">
          <table:table-cell office:value-type="string" calcext:value-type="string">
            <text:p>Hàng mới đúng như hình, Tiki Trading giao hàng nhanh đóng gói cẩn thận có điều hơi thất vọng tí là đặt mua Tiki giá 1450k ( Tặng túi chống sốc) nhìn lướt sang Shopee ( Nghe nói sát nhập cùng công ty) cũng y chang giá down còn có 1020k đúng là giá chênh ko ít nên lần sau mua sẽ tham khảo kỹ hơn</text:p>
          </table:table-cell>
          <table:table-cell table:number-columns-repeated="1023"/>
        </table:table-row>
        <table:table-row table:style-name="ro2">
          <table:table-cell office:value-type="string" calcext:value-type="string">
            <text:p>mình mua về, mở hộp ra thì thấy băng dính đã bị rạch ra rồi. phần ổ cứng và dây nối bên trong và túi bóng đựng ổ cứng nhìn vẫn mới, nhưng tem bảo hành ổ cứng đã bị đục 4 lỗ rồi? tạm thời sử dụng được, nhưng thấy không yên tâm lắm.</text:p>
          </table:table-cell>
          <table:table-cell table:number-columns-repeated="1023"/>
        </table:table-row>
        <table:table-row table:style-name="ro2">
          <table:table-cell office:value-type="string" calcext:value-type="string">
            <text:p>ổ cứng thì nhận được rồi còn túi chống sốc thì chẳng thấy đâu. <text:s/>Trong quản lý đơn hàng dự kiến là 19.3 giao mà không thấy giao, <text:s/>cũng không thấy shop nói năng gì. Ít nhất cũng nói cho khách hàng biết chứ đằng này 27.3 rồi k thấy là sao</text:p>
          </table:table-cell>
          <table:table-cell table:number-columns-repeated="1023"/>
        </table:table-row>
        <table:table-row table:style-name="ro3">
          <table:table-cell office:value-type="string" calcext:value-type="string">
            <text:p>chất âm tạm ổn, hình thức hơi thô xấu, đeo 1 lúc đau tai</text:p>
          </table:table-cell>
          <table:table-cell table:number-columns-repeated="1023"/>
        </table:table-row>
        <table:table-row table:style-name="ro3">
          <table:table-cell office:value-type="string" calcext:value-type="string">
            <text:p>hàng đẹp giá ổn but ms 2 day là hư bà mất mic <text:s/></text:p>
          </table:table-cell>
          <table:table-cell table:number-columns-repeated="1023"/>
        </table:table-row>
        <table:table-row table:style-name="ro2">
          <table:table-cell office:value-type="string" calcext:value-type="string">
            <text:p>Xài ổ cứng việc kinh khủng nhất là không may đánh rơi. Nhà phân phối nên bonus thêm case chống va đập. Tôi nghĩ đã có case đi kèm nên không mua thêm. Nhận được hàng xong tức tốc phải mua ngay case chống sốc.</text:p>
          </table:table-cell>
          <table:table-cell table:number-columns-repeated="1023"/>
        </table:table-row>
        <table:table-row table:style-name="ro1">
          <table:table-cell office:value-type="string" calcext:value-type="string">
            <text:p>Ổ cứng khá nhẹ, tốc độ đọc ghi chấp nhận được. Không có tính năng mã hóa password để bảo vệ ổ cứng, Các tính năng như: WD Backup, WD Security... không hỗ trợ cho loại ổ cứng này. Bù lại thì đc tặng thêm túi chống sốc và USB Adata 16GB khá tốt.</text:p>
          </table:table-cell>
          <table:table-cell table:number-columns-repeated="1023"/>
        </table:table-row>
        <table:table-row table:style-name="ro3">
          <table:table-cell office:value-type="string" calcext:value-type="string">
            <text:p>Nếu sp dùng bền thì ok. âm thanh nghe ổn. giao hàng nhanh</text:p>
          </table:table-cell>
          <table:table-cell table:number-columns-repeated="1023"/>
        </table:table-row>
        <table:table-row table:style-name="ro3">
          <table:table-cell office:value-type="string" calcext:value-type="string">
            <text:p>Vừa tiền trong tầm giá thôi chứ khuyên mn nên mua đồ chất lượng hơn</text:p>
          </table:table-cell>
          <table:table-cell table:number-columns-repeated="1023"/>
        </table:table-row>
        <table:table-row table:style-name="ro2">
          <table:table-cell office:value-type="string" calcext:value-type="string">
            <text:p>Mình đặt mua trên tiki. Mình cảm thấy rất hài lòng về cách gói sản phẩm rất là cẩn thận. Khui hộp ra thì sp hoàn toàn giống như khi đặt hàng. Khi dùng sản phẩm mình thấy rất là thích, đúng như mô rả trê sảp phẩm. Rata ưng ý, lần sau sẽ mua thêm</text:p>
          </table:table-cell>
          <table:table-cell table:number-columns-repeated="1023"/>
        </table:table-row>
        <table:table-row table:style-name="ro3">
          <table:table-cell office:value-type="string" calcext:value-type="string">
            <text:p>Tai nghe mua được 1 ngày về . Hôm sau nghe cứ rè rè. Nghe rất khó chịu</text:p>
          </table:table-cell>
          <table:table-cell table:number-columns-repeated="1023"/>
        </table:table-row>
        <table:table-row table:style-name="ro2">
          <table:table-cell office:value-type="string" calcext:value-type="string">
            <text:p>Cho mình hỏi có thể cắm ổ cứng kết nối với laptop khi máy ở chế độ ngủ ko? Và khi dùng xong, sau khi ngắt kết nối giữa ổ cứng và laptop rồi thì có thể rút dây ổ cứng ra khi laptop còn mở ko?</text:p>
          </table:table-cell>
          <table:table-cell table:number-columns-repeated="1023"/>
        </table:table-row>
        <table:table-row table:style-name="ro3">
          <table:table-cell office:value-type="string" calcext:value-type="string">
            <text:p>tai nghe bên phải thì to rõ còn bên trái thì nhỏ quá. lần đầu gặp trường hợp chất lượng <text:s/>kém ntn khi đặt hàng trên tiki.</text:p>
          </table:table-cell>
          <table:table-cell table:number-columns-repeated="1023"/>
        </table:table-row>
        <table:table-row table:style-name="ro3">
          <table:table-cell office:value-type="string" calcext:value-type="string">
            <text:p>Hàng tốt . Mình cũng không nghĩ là với mực tiền như vậy có hàng thế</text:p>
          </table:table-cell>
          <table:table-cell table:number-columns-repeated="1023"/>
        </table:table-row>
        <table:table-row table:style-name="ro3">
          <table:table-cell office:value-type="string" calcext:value-type="string">
            <text:p>đóng gói chắc chắn, âm thanh nghe được, nhưng 1 bên tai bass bị rè.</text:p>
          </table:table-cell>
          <table:table-cell table:number-columns-repeated="1023"/>
        </table:table-row>
        <table:table-row table:style-name="ro3">
          <table:table-cell office:value-type="string" calcext:value-type="string">
            <text:p>Bass yếu á, nghe âm to, không sống động lắm nhưng tiền lào của ló</text:p>
          </table:table-cell>
          <table:table-cell table:number-columns-repeated="1023"/>
        </table:table-row>
        <table:table-row table:style-name="ro3">
          <table:table-cell office:value-type="string" calcext:value-type="string">
            <text:p>Giao hàng nhanh, sản phẩm phù hợp với giá. Tuy nhiên âm thanh bị rè.</text:p>
          </table:table-cell>
          <table:table-cell table:number-columns-repeated="1023"/>
        </table:table-row>
        <table:table-row table:style-name="ro3">
          <table:table-cell office:value-type="string" calcext:value-type="string">
            <text:p>giá này k đòi cao hơn được, sài chữa cháy.</text:p>
          </table:table-cell>
          <table:table-cell table:number-columns-repeated="1023"/>
        </table:table-row>
        <table:table-row table:style-name="ro3">
          <table:table-cell office:value-type="string" calcext:value-type="string">
            <text:p>Dc, xài tốt. Giá quá ổn, thích kiểu nhét tay như sản phẩm này.</text:p>
          </table:table-cell>
          <table:table-cell table:number-columns-repeated="1023"/>
        </table:table-row>
        <table:table-row table:style-name="ro3">
          <table:table-cell office:value-type="string" calcext:value-type="string">
            <text:p>tem bi rach nhu the nay thi co anh huong gi toi che do bao hanh sau nay khong</text:p>
          </table:table-cell>
          <table:table-cell table:number-columns-repeated="1023"/>
        </table:table-row>
        <table:table-row table:style-name="ro3">
          <table:table-cell office:value-type="string" calcext:value-type="string">
            <text:p>sản phẩm bt,tạm ổn,nghe hơi to nhói tai xíu</text:p>
          </table:table-cell>
          <table:table-cell table:number-columns-repeated="1023"/>
        </table:table-row>
        <table:table-row table:style-name="ro3">
          <table:table-cell office:value-type="string" calcext:value-type="string">
            <text:p>nhìn chunq tai nghe sài khá ổn, âm thanh tốt nhưng sử dụng 2 ngày là cắm vô điện thoại ko được nhận dạnq nữa</text:p>
          </table:table-cell>
          <table:table-cell table:number-columns-repeated="1023"/>
        </table:table-row>
        <table:table-row table:style-name="ro3">
          <table:table-cell office:value-type="string" calcext:value-type="string">
            <text:p>Tai nghe đẹp,như hình nhưng tiếng to và rè nên rất khó chịu về điều đó</text:p>
          </table:table-cell>
          <table:table-cell table:number-columns-repeated="1023"/>
        </table:table-row>
        <table:table-row table:style-name="ro3">
          <table:table-cell office:value-type="string" calcext:value-type="string">
            <text:p>tạm dc! nói chung tsi nghe bền chất âm trung bình! mic ổn</text:p>
          </table:table-cell>
          <table:table-cell table:number-columns-repeated="1023"/>
        </table:table-row>
        <table:table-row table:style-name="ro3">
          <table:table-cell office:value-type="string" calcext:value-type="string">
            <text:p>tôi chưa nhận được hóa đơn giá trị gia tăng</text:p>
          </table:table-cell>
          <table:table-cell table:number-columns-repeated="1023"/>
        </table:table-row>
        <table:table-row table:style-name="ro3">
          <table:table-cell office:value-type="string" calcext:value-type="string">
            <text:p>khi sử dụng tai nghe lâu sẽ bị đau tai, nhưng do mua rẻ nên cx đáng đồng tiền</text:p>
          </table:table-cell>
          <table:table-cell table:number-columns-repeated="1023"/>
        </table:table-row>
        <table:table-row table:style-name="ro3">
          <table:table-cell office:value-type="string" calcext:value-type="string">
            <text:p>Với giá tiền này thì khá là ok mỗi tội mic hơi rè</text:p>
          </table:table-cell>
          <table:table-cell table:number-columns-repeated="1023"/>
        </table:table-row>
        <table:table-row table:style-name="ro3">
          <table:table-cell office:value-type="string" calcext:value-type="string">
            <text:p>Không thích lắm âm thanh ko hay <text:s text:c="2"/>Tiki giao hàng rất nhanh</text:p>
          </table:table-cell>
          <table:table-cell table:number-columns-repeated="1023"/>
        </table:table-row>
        <table:table-row table:style-name="ro3">
          <table:table-cell office:value-type="string" calcext:value-type="string">
            <text:p>Sản phẩm dùng khá tốt!...</text:p>
          </table:table-cell>
          <table:table-cell table:number-columns-repeated="1023"/>
        </table:table-row>
        <table:table-row table:style-name="ro3">
          <table:table-cell office:value-type="string" calcext:value-type="string">
            <text:p>Nhìn tai nghe đẹp, mới, tùy nhiên tai nghe bên trái lúc nghe được lúc không.</text:p>
          </table:table-cell>
          <table:table-cell table:number-columns-repeated="1023"/>
        </table:table-row>
        <table:table-row table:style-name="ro3">
          <table:table-cell office:value-type="string" calcext:value-type="string">
            <text:p>Chất lượng âm thanh tương đối ổn. Dây khá chắc chắn.</text:p>
          </table:table-cell>
          <table:table-cell table:number-columns-repeated="1023"/>
        </table:table-row>
        <table:table-row table:style-name="ro3">
          <table:table-cell office:value-type="string" calcext:value-type="string">
            <text:p>tạm được, nút bấm khá là não cá vàng.</text:p>
          </table:table-cell>
          <table:table-cell table:number-columns-repeated="1023"/>
        </table:table-row>
        <table:table-row table:style-name="ro3">
          <table:table-cell office:value-type="string" calcext:value-type="string">
            <text:p>Âm thanh nhỏ hơn so với tai nghe tặng kèm khi mua điện thoại.</text:p>
          </table:table-cell>
          <table:table-cell table:number-columns-repeated="1023"/>
        </table:table-row>
        <table:table-row table:style-name="ro3">
          <table:table-cell office:value-type="string" calcext:value-type="string">
            <text:p>tai nghe không được hay bằng tai nghe gốc của máy mình</text:p>
          </table:table-cell>
          <table:table-cell table:number-columns-repeated="1023"/>
        </table:table-row>
        <table:table-row table:style-name="ro3">
          <table:table-cell office:value-type="string" calcext:value-type="string">
            <text:p>Tai nghe khá tốt, nhưng giây khá mỏng và dễ bị đứt ở chỗ tăng giảm âm lượng....</text:p>
          </table:table-cell>
          <table:table-cell table:number-columns-repeated="1023"/>
        </table:table-row>
        <table:table-row table:style-name="ro3">
          <table:table-cell office:value-type="string" calcext:value-type="string">
            <text:p>tai nghe 2 bên ko đều, âm khá nhỏ. chất lượng bình thường</text:p>
          </table:table-cell>
          <table:table-cell table:number-columns-repeated="1023"/>
        </table:table-row>
        <table:table-row table:style-name="ro3">
          <table:table-cell office:value-type="string" calcext:value-type="string">
            <text:p>tai nghe cũng ổn, về <text:s/>chất lượng âm thanh tạm được , và giao sai màu sp.</text:p>
          </table:table-cell>
          <table:table-cell table:number-columns-repeated="1023"/>
        </table:table-row>
        <table:table-row table:style-name="ro3">
          <table:table-cell office:value-type="string" calcext:value-type="string">
            <text:p>được khoảng 2 tuần sau chỉ dùng cho máy tính đc điện thoại phải ấn nút <text:s/>mới nghe rõ</text:p>
          </table:table-cell>
          <table:table-cell table:number-columns-repeated="1023"/>
        </table:table-row>
        <table:table-row table:style-name="ro3">
          <table:table-cell office:value-type="string" calcext:value-type="string">
            <text:p>âm thanh tam nghe được giá tiền đó, nghe hơi nhỏ w</text:p>
          </table:table-cell>
          <table:table-cell table:number-columns-repeated="1023"/>
        </table:table-row>
        <table:table-row table:style-name="ro3">
          <table:table-cell office:value-type="string" calcext:value-type="string">
            <text:p>Mh mua nghe được 3 tháng .giờ ko nghe được nữa rồi</text:p>
          </table:table-cell>
          <table:table-cell table:number-columns-repeated="1023"/>
        </table:table-row>
        <table:table-row table:style-name="ro3">
          <table:table-cell office:value-type="string" calcext:value-type="string">
            <text:p>Trong tầm giá, chất lượng tương đối ổn, thấy nhanh hỏng</text:p>
          </table:table-cell>
          <table:table-cell table:number-columns-repeated="1023"/>
        </table:table-row>
        <table:table-row table:style-name="ro3">
          <table:table-cell office:value-type="string" calcext:value-type="string">
            <text:p>Hàng giống y mô tả, chất lượng âm thanh bình thường, nói chung tiền nào của nấy. Nghe lâu bị đau tai.</text:p>
          </table:table-cell>
          <table:table-cell table:number-columns-repeated="1023"/>
        </table:table-row>
        <table:table-row table:style-name="ro1">
          <table:table-cell office:value-type="string" calcext:value-type="string">
            <text:p>Dây cắm USB của máy kèm theo bị rò rỉ điện. Khi sử dụng dây cắm USB của máy, tôi bị giật điện nhẹ. Và do laptop của mình vỏ bằng kim loại nên nó cũng truyền điện, nên khi tì vào để gõ phím thì cũng bị giật. Bên hãng và TIKI không hỗ trợ được triệt để vấn đề này cho mình!</text:p>
          </table:table-cell>
          <table:table-cell table:number-columns-repeated="1023"/>
        </table:table-row>
        <table:table-row table:style-name="ro3">
          <table:table-cell office:value-type="string" calcext:value-type="string">
            <text:p>Bình thường nhanh hỏng.</text:p>
          </table:table-cell>
          <table:table-cell table:number-columns-repeated="1023"/>
        </table:table-row>
        <table:table-row table:style-name="ro1">
          <table:table-cell office:value-type="string" calcext:value-type="string">
            <text:p>Thông tin ít, hình ảnh lại lấy hình ảnh của máy in khác. Mình mua máy in Brother HL-L2321D, trên hình ảnh tiki cung cấp thì có sử dụng wifi, mua về thì chỉ in qua cáp. Mặc dù hàng rẻ hơn so với các siêu thị điện máy nhưng lượng thông tin quá ít, dẫn đến chọn nhầm hàng.</text:p>
          </table:table-cell>
          <table:table-cell table:number-columns-repeated="1023"/>
        </table:table-row>
        <table:table-row table:style-name="ro2">
          <table:table-cell office:value-type="string" calcext:value-type="string">
            <text:p>Chậm nhận lệnh in và tiếng phát ra ồn. Đang xài Canon 3300 chuyển qua dùng cái này thấy không bằng và hơi thất vọng. Mực in rõ nét hơn, chắc do máy mới nên mực in còn chính hãng</text:p>
          </table:table-cell>
          <table:table-cell table:number-columns-repeated="1023"/>
        </table:table-row>
        <table:table-row table:style-name="ro2">
          <table:table-cell office:value-type="string" calcext:value-type="string">
            <text:p>Máy in thì ok nhưng Tiki làm ăn hơi bị cùi bắp. Lúc đặt hàng thì free ship nhưng khi nhận thì có thêm tiền ship. Tiền ko nhiều nhưng cảm thấy bị lừa. Bực !</text:p>
          </table:table-cell>
          <table:table-cell table:number-columns-repeated="1023"/>
        </table:table-row>
        <table:table-row table:style-name="ro3">
          <table:table-cell office:value-type="string" calcext:value-type="string">
            <text:p>Dung ok nha.mau trắng yếu thích</text:p>
          </table:table-cell>
          <table:table-cell table:number-columns-repeated="1023"/>
        </table:table-row>
        <table:table-row table:style-name="ro3">
          <table:table-cell office:value-type="string" calcext:value-type="string">
            <text:p>Mới nhận hàng, máy ok, in ok Model máy in là HL- 2321D nhưng trong máy tính lại hiển thị 2320D.Mong giải đáp sớm nhất.</text:p>
          </table:table-cell>
          <table:table-cell table:number-columns-repeated="1023"/>
        </table:table-row>
        <table:table-row table:style-name="ro3">
          <table:table-cell office:value-type="string" calcext:value-type="string">
            <text:p>chất lượng kém lắm</text:p>
          </table:table-cell>
          <table:table-cell table:number-columns-repeated="1023"/>
        </table:table-row>
        <table:table-row table:style-name="ro3">
          <table:table-cell office:value-type="string" calcext:value-type="string">
            <text:p>Âm thanh hơi bé.</text:p>
          </table:table-cell>
          <table:table-cell table:number-columns-repeated="1023"/>
        </table:table-row>
        <table:table-row table:style-name="ro2">
          <table:table-cell office:value-type="string" calcext:value-type="string">
            <text:p>Đặt hàng cần gấp, trạng thái đã đóng gói nhưng 4-5 ngày ko chịu giao! Gọi điện tới hôm sau nữa mới giao. Sản phẩm tốt, dịch vụ tệ. 3*</text:p>
          </table:table-cell>
          <table:table-cell table:number-columns-repeated="1023"/>
        </table:table-row>
        <table:table-row table:style-name="ro3">
          <table:table-cell office:value-type="string" calcext:value-type="string">
            <text:p>Xài được 2 tháng tai bên phải nghe nhỏ hơn tai bên trái</text:p>
          </table:table-cell>
          <table:table-cell table:number-columns-repeated="1023"/>
        </table:table-row>
        <table:table-row table:style-name="ro3">
          <table:table-cell office:value-type="string" calcext:value-type="string">
            <text:p>Âm thanh bình thường, âm lượng nhỏ nghe không mượt.</text:p>
          </table:table-cell>
          <table:table-cell table:number-columns-repeated="1023"/>
        </table:table-row>
        <table:table-row table:style-name="ro3">
          <table:table-cell office:value-type="string" calcext:value-type="string">
            <text:p>tai khi đụng vào dây hơi rè, mong tiki chỉnh sửa lại</text:p>
          </table:table-cell>
          <table:table-cell table:number-columns-repeated="1023"/>
        </table:table-row>
        <table:table-row table:style-name="ro3">
          <table:table-cell office:value-type="string" calcext:value-type="string">
            <text:p>Dễ hư loa bị rè</text:p>
          </table:table-cell>
          <table:table-cell table:number-columns-repeated="1023"/>
        </table:table-row>
        <table:table-row table:style-name="ro3">
          <table:table-cell office:value-type="string" calcext:value-type="string">
            <text:p>máy in của mình in bị sọc trắng làm sao để bảo hành ạ</text:p>
          </table:table-cell>
          <table:table-cell table:number-columns-repeated="1023"/>
        </table:table-row>
        <table:table-row table:style-name="ro3">
          <table:table-cell office:value-type="string" calcext:value-type="string">
            <text:p>bền, âm thanh tạm ổn trong tầm giá, đeo lâu dễ đau tai.</text:p>
          </table:table-cell>
          <table:table-cell table:number-columns-repeated="1023"/>
        </table:table-row>
        <table:table-row table:style-name="ro3">
          <table:table-cell office:value-type="string" calcext:value-type="string">
            <text:p>khá lf tốt</text:p>
          </table:table-cell>
          <table:table-cell table:number-columns-repeated="1023"/>
        </table:table-row>
        <table:table-row table:style-name="ro3">
          <table:table-cell office:value-type="string" calcext:value-type="string">
            <text:p>tôi ko nhận đc hàng đúng thời hạn,shop giao quá lâu</text:p>
          </table:table-cell>
          <table:table-cell table:number-columns-repeated="1023"/>
        </table:table-row>
        <table:table-row table:style-name="ro3">
          <table:table-cell office:value-type="string" calcext:value-type="string">
            <text:p>sản phẩm ok, giao khá lâu, nhân viên hẹn tới lui.</text:p>
          </table:table-cell>
          <table:table-cell table:number-columns-repeated="1023"/>
        </table:table-row>
        <table:table-row table:style-name="ro3">
          <table:table-cell office:value-type="string" calcext:value-type="string">
            <text:p>Tai nghe đẹp như trong hình ảnh, sài tầm 4 tháng là hư r</text:p>
          </table:table-cell>
          <table:table-cell table:number-columns-repeated="1023"/>
        </table:table-row>
        <table:table-row table:style-name="ro3">
          <table:table-cell office:value-type="string" calcext:value-type="string">
            <text:p>hàng đúng như giá, tgời gian đầu xài ok, qua 2 tháng bắt đàu dở chứng <text:s/>)</text:p>
          </table:table-cell>
          <table:table-cell table:number-columns-repeated="1023"/>
        </table:table-row>
        <table:table-row table:style-name="ro3">
          <table:table-cell office:value-type="string" calcext:value-type="string">
            <text:p>May in brother Hl 2321d su tot nhung do ben thi theo thoi gian moi kiem chung duc. Danh gia ban dau la tot</text:p>
          </table:table-cell>
          <table:table-cell table:number-columns-repeated="1023"/>
        </table:table-row>
        <table:table-row table:style-name="ro3">
          <table:table-cell office:value-type="string" calcext:value-type="string">
            <text:p>Sản phẩm xài chấp nhận được với giá tiền Ttiki giao hàng nhanh, đóng gói cẩn thận.</text:p>
          </table:table-cell>
          <table:table-cell table:number-columns-repeated="1023"/>
        </table:table-row>
        <table:table-row table:style-name="ro3">
          <table:table-cell office:value-type="string" calcext:value-type="string">
            <text:p>Sao máy in hay kẹt giấy quá.</text:p>
          </table:table-cell>
          <table:table-cell table:number-columns-repeated="1023"/>
        </table:table-row>
        <table:table-row table:style-name="ro3">
          <table:table-cell office:value-type="string" calcext:value-type="string">
            <text:p>Thời gian giao hàng khá lâu và tai nghe mình nhận chỉ nghe được 1 bên.</text:p>
          </table:table-cell>
          <table:table-cell table:number-columns-repeated="1023"/>
        </table:table-row>
        <table:table-row table:style-name="ro3">
          <table:table-cell office:value-type="string" calcext:value-type="string">
            <text:p>sao mình mua máy mà không có quà tặng kèm vậy ad</text:p>
          </table:table-cell>
          <table:table-cell table:number-columns-repeated="1023"/>
        </table:table-row>
        <table:table-row table:style-name="ro2">
          <table:table-cell office:value-type="string" calcext:value-type="string">
            <text:p>Mình chưa thử hết nhưng cảm nhận ban đầu là máy in hoạt động rất ồn, ngay cả khi in rất ít (2 tờ giấy 1 mặt). <text:s/>Tốc độ in bình thường, không nhanh không chậm. Chất lượng in ổn, chưa bị lem mực hay đọng mực gì.</text:p>
          </table:table-cell>
          <table:table-cell table:number-columns-repeated="1023"/>
        </table:table-row>
        <table:table-row table:style-name="ro3">
          <table:table-cell office:value-type="string" calcext:value-type="string">
            <text:p>máy in tốt, nhưng khi hết mực thì mới thấy rất phiền,</text:p>
          </table:table-cell>
          <table:table-cell table:number-columns-repeated="1023"/>
        </table:table-row>
        <table:table-row table:style-name="ro3">
          <table:table-cell office:value-type="string" calcext:value-type="string">
            <text:p>nghe tốt, nhưng đầu jack cắm khi dùng với đt samsung dễ bị tuột</text:p>
          </table:table-cell>
          <table:table-cell table:number-columns-repeated="1023"/>
        </table:table-row>
        <table:table-row table:style-name="ro3">
          <table:table-cell office:value-type="string" calcext:value-type="string">
            <text:p>app tiki nhắn: quay lại hoàn tất DH ngay. nhắn câu thấy ghét nên khỏi đặt luôn</text:p>
          </table:table-cell>
          <table:table-cell table:number-columns-repeated="1023"/>
        </table:table-row>
        <table:table-row table:style-name="ro3">
          <table:table-cell office:value-type="string" calcext:value-type="string">
            <text:p>loại này dây tròn hay dây bẹp vậy ak có bảo hành ko ak</text:p>
          </table:table-cell>
          <table:table-cell table:number-columns-repeated="1023"/>
        </table:table-row>
        <table:table-row table:style-name="ro3">
          <table:table-cell office:value-type="string" calcext:value-type="string">
            <text:p>dùng đc 3 bữa thì 1 bên không nghe được, chân cắm tiếp xúc kém</text:p>
          </table:table-cell>
          <table:table-cell table:number-columns-repeated="1023"/>
        </table:table-row>
        <table:table-row table:style-name="ro3">
          <table:table-cell office:value-type="string" calcext:value-type="string">
            <text:p>điện thoại Oppo neo 5 có sử dụng được không vậy ??</text:p>
          </table:table-cell>
          <table:table-cell table:number-columns-repeated="1023"/>
        </table:table-row>
        <table:table-row table:style-name="ro3">
          <table:table-cell office:value-type="string" calcext:value-type="string">
            <text:p>sao ổ cứng không có ruột vậy ?.</text:p>
          </table:table-cell>
          <table:table-cell table:number-columns-repeated="1023"/>
        </table:table-row>
        <table:table-row table:style-name="ro3">
          <table:table-cell office:value-type="string" calcext:value-type="string">
            <text:p>Dùng một thời gian gặp hiện tượng lỏng, cắm vài lần mới được</text:p>
          </table:table-cell>
          <table:table-cell table:number-columns-repeated="1023"/>
        </table:table-row>
        <table:table-row table:style-name="ro3">
          <table:table-cell office:value-type="string" calcext:value-type="string">
            <text:p>Mua 2 ổ cứng , 1 ổ hiện tại có vấn đề, shop đổi trả giúp</text:p>
          </table:table-cell>
          <table:table-cell table:number-columns-repeated="1023"/>
        </table:table-row>
        <table:table-row table:style-name="ro3">
          <table:table-cell office:value-type="string" calcext:value-type="string">
            <text:p>sản phẩm chưa hỗ trợ tiếng Việt, màn hình khá rễ bị trầy.</text:p>
          </table:table-cell>
          <table:table-cell table:number-columns-repeated="1023"/>
        </table:table-row>
        <table:table-row table:style-name="ro3">
          <table:table-cell office:value-type="string" calcext:value-type="string">
            <text:p>sản phẩm dễ sử dụng, chất liệu nhựa thay thế bởi nhôm thì tuyệt vời.</text:p>
          </table:table-cell>
          <table:table-cell table:number-columns-repeated="1023"/>
        </table:table-row>
        <table:table-row table:style-name="ro4">
          <table:table-cell office:value-type="string" calcext:value-type="string">
            <text:p>Nhận hàng ok. Sản phẩm chất lượng &amp; đúng hàng chưa activ. Chỉ có 1 lỗi là khi mua bất kỳ sản phẩm nào của Tiki mà thanh toán trước bằng thẻ Visa platinum đều bị giao chậm so với thanh toán khi nhận hàng, Tôi đã đc kích hoạt Tiki now mà thời gian đặt mua đến lúc giao hàng đến 5 ngày, vậy là quá chậm. Chưa nói những sản phẩm khác còn lâu hơn vậy gấp mấy lần. Đề nghị Tiki xem lại để những khách hàng thanh toán qua thẻ ngân hàng ko mấy lòng tin khi mua hàng......</text:p>
          </table:table-cell>
          <table:table-cell table:number-columns-repeated="1023"/>
        </table:table-row>
        <table:table-row table:style-name="ro9">
          <table:table-cell office:value-type="string" calcext:value-type="string">
            <text:p>Lần thứ n mua hàng giá trị lớn ở Tiki, vẫn như mọi khi rất hài lòng về chất lượng sản phẩm lẫn Tiki Now. Tuy nhiên với lần đầu tiẻn sử dụng dịch vụ gói quà lại mang lại trải nghiệm quá khác. <text:s/>Mình mua tặng sinh nhật nên chọn dịch vụ gói quà, thùng quà rất to (ok điểm này vì lí do vận chuyển) nhưng dán quà khá chán (dây nơ cực kì xấu). Đặc biệt mình có chọn thêm thiệp, theo hướng dẫn là nhận random tấm thiệp (có 3 mẫu nhìn khá ổn) và được ghi chữ tuỳ thích. Đến khi mở ra mới tá hoả, tệ hơn chữ TỆ. Không thể tin được Tiki lại đi in ngay trên chính mẫu giấy thông tin đơn hàng. Được hôm sến rện thì ăn ngay quả QUÊ không biết trốn đi đâu luôn Khuyến cáo ai đang có dự định sử dụng thiệp của Tiki Now thì cân nhắc kĩ vào. Mất hẳn 2 sao cho sự tắc trách này, may là bạn mình thích quà nên không nói nhiều đến tấm thiệp thảm hoạ!!!</text:p>
          </table:table-cell>
          <table:table-cell table:number-columns-repeated="1023"/>
        </table:table-row>
        <table:table-row table:style-name="ro6">
          <table:table-cell office:value-type="string" calcext:value-type="string">
            <text:p>Mình dùng 1 khoảng thời gian đủ dài, thích xài tốt ổn định chỉ là với series 3 thì thật sự không quá nhiều tính năng, đa số chủ yếu xem calories tiêu thụ và thời gian. Ngoài ra mình rất không ưng thái độ nhân viên giao hàng, khi gọi mình ngay lập tức ra nhưng bất ngờ nhận cuộc gọi quan trọng, mình xin đợi chút 2-3 phút thôi nhưng nhân viên la lớn giọng "nhận hàng anh ơi". Mình biết các anh mệt mỏi nhưng mà nhiều khi cũng thông cảm ai cũng có việc không riêng ai. Chỉ 2-3 phút nói chuyện mà hằng học.</text:p>
          </table:table-cell>
          <table:table-cell table:number-columns-repeated="1023"/>
        </table:table-row>
        <table:table-row table:style-name="ro2">
          <table:table-cell office:value-type="string" calcext:value-type="string">
            <text:p>Kiem tra dùm mình sao mới mua về mà trên apple watch lúc bật buetooth cứ quay vòng vòng không tìm được thiết bị, mình đã tắt bluetooth trên đồng hồ, rùi ghép đôi lại với ip nhưng vẫn ko khắc phục được. Help me...!!</text:p>
          </table:table-cell>
          <table:table-cell table:number-columns-repeated="1023"/>
        </table:table-row>
        <table:table-row table:style-name="ro2">
          <table:table-cell office:value-type="string" calcext:value-type="string">
            <text:p>Mình mua máy 27/12/2019 dùng cung hơn 1 tháng thì sạc không vô nữa. Minh thử dung dây khác sạc thi vô pin. Vậy thi sạc minh co vấn đề. Tiki có hỗ trợ bảo hành dây sạc không</text:p>
          </table:table-cell>
          <table:table-cell table:number-columns-repeated="1023"/>
        </table:table-row>
        <table:table-row table:style-name="ro2">
          <table:table-cell office:value-type="string" calcext:value-type="string">
            <text:p>Nút crown mới về có hiện tượng kẹt, xoay núm lúc đầu khá khó, sau đó mới xoay mới nhẹ lại được, check internet thì lỗi này khá phổ biến.</text:p>
          </table:table-cell>
          <table:table-cell table:number-columns-repeated="1023"/>
        </table:table-row>
        <table:table-row table:style-name="ro2">
          <table:table-cell office:value-type="string" calcext:value-type="string">
            <text:p>Giao hàng nhanh, đặt hôm 10/9,chiều 11/9 đã nhận đc nhưng KO THẤY CÓ QUÀ TẶNG KÈM LÀ CỤC SẠC ADAPTER, sao kỳ vậy TIKI?</text:p>
          </table:table-cell>
          <table:table-cell table:number-columns-repeated="1023"/>
        </table:table-row>
        <table:table-row table:style-name="ro3">
          <table:table-cell office:value-type="string" calcext:value-type="string">
            <text:p>Mình dùng 1 thời gian thì cảm ứng bị loạn . Vậy bảo hành ở đâu vậy shop. Tiki làm việc với shop giúp mình nhé.</text:p>
          </table:table-cell>
          <table:table-cell table:number-columns-repeated="1023"/>
        </table:table-row>
        <table:table-row table:style-name="ro2">
          <table:table-cell office:value-type="string" calcext:value-type="string">
            <text:p>Sản phẩm bình thường. Dưới kì vọng của mình một tí. Quạt chạy yếu đến mức không nghe tiếng, cứ sợ là nó k chạy nên ghé tai sát vào thì có tiếng ro ro nhỏ. Trên hộp bảo là có thể chỉnh được công suất chạy của quạt nhưng sản phẩm lại không có.</text:p>
          </table:table-cell>
          <table:table-cell table:number-columns-repeated="1023"/>
        </table:table-row>
        <table:table-row table:style-name="ro2">
          <table:table-cell office:value-type="string" calcext:value-type="string">
            <text:p>hàng như trong ảnh, khá thẩm mĩ, làm chân đế quá hợp mới máy, quạt không gây ồn có điều, tốc độ quạt thì không nhanh lắm và đặt biệt mình cảm thấy laptop của mình sinh ra nhiệt nhanh hơn bình thường khi kết nối với bộ tản nhiệt này</text:p>
          </table:table-cell>
          <table:table-cell table:number-columns-repeated="1023"/>
        </table:table-row>
        <table:table-row table:style-name="ro2">
          <table:table-cell office:value-type="string" calcext:value-type="string">
            <text:p>Shop không ghi rõ thông tin dùng cho laptop bao nhiêu inch. Khi nhận thì thấy 17” nên không vừa. Mẫu này dày nên cấn tay, dùng nhiều sẽ mõi tay, quạt êm và mát</text:p>
          </table:table-cell>
          <table:table-cell table:number-columns-repeated="1023"/>
        </table:table-row>
        <table:table-row table:style-name="ro2">
          <table:table-cell office:value-type="string" calcext:value-type="string">
            <text:p>Quạt yếu hơn mình nghĩ. Với tầm giá này thì xem như có một cái kê laptop cũng ok. Mặt lưới cũng góp phần làm thoáng hơn mặt dưới lap. Nói chung hiệu năng làm mát thì không có nhưng có về mặt thẩm mỹ ^^</text:p>
          </table:table-cell>
          <table:table-cell table:number-columns-repeated="1023"/>
        </table:table-row>
        <table:table-row table:style-name="ro2">
          <table:table-cell office:value-type="string" calcext:value-type="string">
            <text:p>2 quạt quay êm, không có tiếng ồn, bằng nhựa nên cũng khá ổn không đến nổi yếu ớt. Nhưng mà quạt quay yếu, thổi không được bao nhiêu nhiệt cả, chạy một lúc lật lên thì quạt cũng nóng không mát</text:p>
          </table:table-cell>
          <table:table-cell table:number-columns-repeated="1023"/>
        </table:table-row>
        <table:table-row table:style-name="ro3">
          <table:table-cell office:value-type="string" calcext:value-type="string">
            <text:p>Mình mua bản 38mm không thấy trong hộp có kèm sạc, vậy là sao a?</text:p>
          </table:table-cell>
          <table:table-cell table:number-columns-repeated="1023"/>
        </table:table-row>
        <table:table-row table:style-name="ro2">
          <table:table-cell office:value-type="string" calcext:value-type="string">
            <text:p>quạt + đèn led thì ổn, cơ mà cái nấc để kê thì tệ quá, cái thanh gác trượt quài khiến sập liên tục <text:s text:c="2"/>. Thành ra để đc độ dốc thấp nhất không.</text:p>
          </table:table-cell>
          <table:table-cell table:number-columns-repeated="1023"/>
        </table:table-row>
        <table:table-row table:style-name="ro3">
          <table:table-cell office:value-type="string" calcext:value-type="string">
            <text:p>Tiki giao hàng nhanh, tuy nhiên quạt chạy khá yếu, ồn và rung lắc mạnh. Không hiệu quả mấy. Tầm giá này thì tạm chấp nhận</text:p>
          </table:table-cell>
          <table:table-cell table:number-columns-repeated="1023"/>
        </table:table-row>
        <table:table-row table:style-name="ro3">
          <table:table-cell office:value-type="string" calcext:value-type="string">
            <text:p>đang dịch nên giao hơi lâu, quạt quá yếu không có tác dụng coi như mua thêm cái chân đế</text:p>
          </table:table-cell>
          <table:table-cell table:number-columns-repeated="1023"/>
        </table:table-row>
        <table:table-row table:style-name="ro3">
          <table:table-cell office:value-type="string" calcext:value-type="string">
            <text:p>quạt yếu,cảm giác như không tản nhiệt được bao nhiêu hết. lúc sử dụng rung lắc nhìu,gây cảm giác khó chịu</text:p>
          </table:table-cell>
          <table:table-cell table:number-columns-repeated="1023"/>
        </table:table-row>
        <table:table-row table:style-name="ro3">
          <table:table-cell office:value-type="string" calcext:value-type="string">
            <text:p>sản phẩm có mùi nhựa hơi nặng, bị vỡ</text:p>
          </table:table-cell>
          <table:table-cell table:number-columns-repeated="1023"/>
        </table:table-row>
        <table:table-row table:style-name="ro3">
          <table:table-cell office:value-type="string" calcext:value-type="string">
            <text:p>Mới xài 1 ngày mà đã có tiếng kêu nhỏ rồi, ngoại hình thì như mô tả</text:p>
          </table:table-cell>
          <table:table-cell table:number-columns-repeated="1023"/>
        </table:table-row>
        <table:table-row table:style-name="ro3">
          <table:table-cell office:value-type="string" calcext:value-type="string">
            <text:p>sp có esim ko zay shop, đồng bộ hóa và gọi điện độc lập đc ko shop</text:p>
          </table:table-cell>
          <table:table-cell table:number-columns-repeated="1023"/>
        </table:table-row>
        <table:table-row table:style-name="ro3">
          <table:table-cell office:value-type="string" calcext:value-type="string">
            <text:p>Xài OK. Nhưng đặt màu đen lại giao màu xanh</text:p>
          </table:table-cell>
          <table:table-cell table:number-columns-repeated="1023"/>
        </table:table-row>
        <table:table-row table:style-name="ro3">
          <table:table-cell office:value-type="string" calcext:value-type="string">
            <text:p>quạt yếu quá. không đủ mạnh mà đủ đễ sài</text:p>
          </table:table-cell>
          <table:table-cell table:number-columns-repeated="1023"/>
        </table:table-row>
        <table:table-row table:style-name="ro3">
          <table:table-cell office:value-type="string" calcext:value-type="string">
            <text:p>Sản phầm dùng ổn nhưng giao sai màu</text:p>
          </table:table-cell>
          <table:table-cell table:number-columns-repeated="1023"/>
        </table:table-row>
        <table:table-row table:style-name="ro3">
          <table:table-cell office:value-type="string" calcext:value-type="string">
            <text:p>Tạm ổn với sản phẩm tầm giá</text:p>
          </table:table-cell>
          <table:table-cell table:number-columns-repeated="1023"/>
        </table:table-row>
        <table:table-row table:style-name="ro3">
          <table:table-cell office:value-type="string" calcext:value-type="string">
            <text:p>quạt tản nhiệt hơi yếu</text:p>
          </table:table-cell>
          <table:table-cell table:number-columns-repeated="1023"/>
        </table:table-row>
        <table:table-row table:style-name="ro3">
          <table:table-cell office:value-type="string" calcext:value-type="string">
            <text:p>tầm 500k thì tạm được ưu điểm: gọn, pin tốt nhược điểm: chất âm hơi kém, delay khá rõ 500k thì mua, trên thì không</text:p>
          </table:table-cell>
          <table:table-cell table:number-columns-repeated="1023"/>
        </table:table-row>
        <table:table-row table:style-name="ro3">
          <table:table-cell office:value-type="string" calcext:value-type="string">
            <text:p>tai nghe bình thường trong tầm giá ,không nghe hay bằng con xiaomi airdots 200k</text:p>
          </table:table-cell>
          <table:table-cell table:number-columns-repeated="1023"/>
        </table:table-row>
        <table:table-row table:style-name="ro3">
          <table:table-cell office:value-type="string" calcext:value-type="string">
            <text:p>bình thường với mức giá 500k</text:p>
          </table:table-cell>
          <table:table-cell table:number-columns-repeated="1023"/>
        </table:table-row>
        <table:table-row table:style-name="ro1">
          <table:table-cell office:value-type="string" calcext:value-type="string">
            <text:p>Lắp vừa, sủ dụng bình thường nhưng không lắp vừa cái lắp nhựa ở đầu Caddy Bay ( miếng nhựa bịt đầu tháo từ DVD trong máy ra). Hơi dở phải chế tác miếng nhựa khác bịt lại ( không mĩ quan). Nhà sản xuất nên chế miếng nhựa này thì hay hơn, hoặc phải chế sao cho có thể lắp được các miếng nhựa từ mọi ổ DVD trong máy tháo ra.</text:p>
          </table:table-cell>
          <table:table-cell table:number-columns-repeated="1023"/>
        </table:table-row>
        <table:table-row table:style-name="ro2">
          <table:table-cell office:value-type="string" calcext:value-type="string">
            <text:p>Nhận hàng đúng sau 2h. Chưa test nên chưa biết chất lượng Sản phẩm. Tuy nhiên dây HDMI to VGA cùng lô chuyển test bị lỗi</text:p>
          </table:table-cell>
          <table:table-cell table:number-columns-repeated="1023"/>
        </table:table-row>
        <table:table-row table:style-name="ro3">
          <table:table-cell office:value-type="string" calcext:value-type="string">
            <text:p>Hàng của mình không có tem bảo hành, thấy có chữ nào đó đã ghi vào?</text:p>
          </table:table-cell>
          <table:table-cell table:number-columns-repeated="1023"/>
        </table:table-row>
        <table:table-row table:style-name="ro3">
          <table:table-cell office:value-type="string" calcext:value-type="string">
            <text:p>giao hàng nhanh . nhận hàng hơi chậm thôi. còn chất lượng thì chưa thử</text:p>
          </table:table-cell>
          <table:table-cell table:number-columns-repeated="1023"/>
        </table:table-row>
        <table:table-row table:style-name="ro2">
          <table:table-cell office:value-type="string" calcext:value-type="string">
            <text:p>Mình đã nhận sản phẩm lỗi và đã được Tiki cho nhân viên thu hồi sản phẩm lại, nhưng 5 ngày rồi mình vẫn chưa có bất cứ phản hồi nào.Mong Tiki giải quyết sớm vấn đề này giúp mình ạ^^.</text:p>
          </table:table-cell>
          <table:table-cell table:number-columns-repeated="1023"/>
        </table:table-row>
        <table:table-row table:style-name="ro3">
          <table:table-cell office:value-type="string" calcext:value-type="string">
            <text:p>Khai ổ cứng tốt , giá rẻ tuy nhiên quảng cáo có nắp đậy, lúc giao hàng không có</text:p>
          </table:table-cell>
          <table:table-cell table:number-columns-repeated="1023"/>
        </table:table-row>
        <table:table-row table:style-name="ro3">
          <table:table-cell office:value-type="string" calcext:value-type="string">
            <text:p>mình mới nhận được tiki giao hàng trưa nay. tai tai dùng ok. 1 tai ko dùng được. cho mình đổi lại cặp khác. cảm ơn shop nhiều</text:p>
          </table:table-cell>
          <table:table-cell table:number-columns-repeated="1023"/>
        </table:table-row>
        <table:table-row table:style-name="ro3">
          <table:table-cell office:value-type="string" calcext:value-type="string">
            <text:p>Cho em hỏi, em mới mua về lắp vô sao laptop k nhận???</text:p>
          </table:table-cell>
          <table:table-cell table:number-columns-repeated="1023"/>
        </table:table-row>
        <table:table-row table:style-name="ro3">
          <table:table-cell office:value-type="string" calcext:value-type="string">
            <text:p>K gắn được nắp của khay dvd cũ khớp với card</text:p>
          </table:table-cell>
          <table:table-cell table:number-columns-repeated="1023"/>
        </table:table-row>
        <table:table-row table:style-name="ro3">
          <table:table-cell office:value-type="string" calcext:value-type="string">
            <text:p>không biết sài ko có hướng dẫn lắp vô khởi động lại hư win lun (ssd đã cÀI WIN)</text:p>
          </table:table-cell>
          <table:table-cell table:number-columns-repeated="1023"/>
        </table:table-row>
        <table:table-row table:style-name="ro2">
          <table:table-cell office:value-type="string" calcext:value-type="string">
            <text:p>Tiki giao hàng rất nhanh, sản phẩm mẫu mã đúng nhưng một bên tai nghe không kết nối được bluetooth. Có thể đổi hoạc bảo hành được không. Mình vừa mua xong</text:p>
          </table:table-cell>
          <table:table-cell table:number-columns-repeated="1023"/>
        </table:table-row>
        <table:table-row table:style-name="ro3">
          <table:table-cell office:value-type="string" calcext:value-type="string">
            <text:p>mình vừa nhận hàng xong.chỉ kết nối được một bên thôi ạ..mong shop hổ trợ giúp mình Xin cảm ơn ạ!!!</text:p>
          </table:table-cell>
          <table:table-cell table:number-columns-repeated="1023"/>
        </table:table-row>
        <table:table-row table:style-name="ro3">
          <table:table-cell office:value-type="string" calcext:value-type="string">
            <text:p>sản phẩm không tốt lắm mới sử dụng một lần không sạc pin vào được và nghe không được</text:p>
          </table:table-cell>
          <table:table-cell table:number-columns-repeated="1023"/>
        </table:table-row>
        <table:table-row table:style-name="ro3">
          <table:table-cell office:value-type="string" calcext:value-type="string">
            <text:p>mong ad hướng dẫn <text:s/>mình khong ket noi 2 tai duọc ! <text:s/>mình thì sài thấy không trông lắm củng tạm</text:p>
          </table:table-cell>
          <table:table-cell table:number-columns-repeated="1023"/>
        </table:table-row>
        <table:table-row table:style-name="ro3">
          <table:table-cell office:value-type="string" calcext:value-type="string">
            <text:p>Dùng ổn định, chất lượng âm thanh trung bình. Pin khi sạc đầy dùng chỉ được 50 phút.</text:p>
          </table:table-cell>
          <table:table-cell table:number-columns-repeated="1023"/>
        </table:table-row>
        <table:table-row table:style-name="ro3">
          <table:table-cell office:value-type="string" calcext:value-type="string">
            <text:p>mình nhận hàng từ chiều hôm qua lúc đầu thì ổn định bây giờ dùng thì 1 tai không nghe được dù sạc rất lâu</text:p>
          </table:table-cell>
          <table:table-cell table:number-columns-repeated="1023"/>
        </table:table-row>
        <table:table-row table:style-name="ro3">
          <table:table-cell office:value-type="string" calcext:value-type="string">
            <text:p>em mới mua hàng bên mình chỉ sài được 1 bên. bên kia thì bật không lên. vậy đổi làm sao ạ. em cám ơn.</text:p>
          </table:table-cell>
          <table:table-cell table:number-columns-repeated="1023"/>
        </table:table-row>
        <table:table-row table:style-name="ro3">
          <table:table-cell office:value-type="string" calcext:value-type="string">
            <text:p>khong thể không mua sản phẩm</text:p>
          </table:table-cell>
          <table:table-cell table:number-columns-repeated="1023"/>
        </table:table-row>
        <table:table-row table:style-name="ro3">
          <table:table-cell office:value-type="string" calcext:value-type="string">
            <text:p>Em mới mua 2 cái nhưng chỉ một cái xài được thôi.đổi trả thế nào vậy ăn</text:p>
          </table:table-cell>
          <table:table-cell table:number-columns-repeated="1023"/>
        </table:table-row>
        <table:table-row table:style-name="ro3">
          <table:table-cell office:value-type="string" calcext:value-type="string">
            <text:p>giao hàng mất 10 ngày, phải lùi lịch dự kiến, gói hàng kỹ</text:p>
          </table:table-cell>
          <table:table-cell table:number-columns-repeated="1023"/>
        </table:table-row>
        <table:table-row table:style-name="ro3">
          <table:table-cell office:value-type="string" calcext:value-type="string">
            <text:p>Dùng được. Ốc với vít cũng tạm ổn</text:p>
          </table:table-cell>
          <table:table-cell table:number-columns-repeated="1023"/>
        </table:table-row>
        <table:table-row table:style-name="ro3">
          <table:table-cell office:value-type="string" calcext:value-type="string">
            <text:p>Tai nghe chỉ sử dụng được một bên, không biết bên shop hay tiki có chính sách đổi trả ko ạ?</text:p>
          </table:table-cell>
          <table:table-cell table:number-columns-repeated="1023"/>
        </table:table-row>
        <table:table-row table:style-name="ro3">
          <table:table-cell office:value-type="string" calcext:value-type="string">
            <text:p>K hài lòng lắm vì nó toàn tự đòi kết nối trong khi khong bật</text:p>
          </table:table-cell>
          <table:table-cell table:number-columns-repeated="1023"/>
        </table:table-row>
        <table:table-row table:style-name="ro3">
          <table:table-cell office:value-type="string" calcext:value-type="string">
            <text:p>Chất lượng trung bình, khó lắp</text:p>
          </table:table-cell>
          <table:table-cell table:number-columns-repeated="1023"/>
        </table:table-row>
        <table:table-row table:style-name="ro3">
          <table:table-cell office:value-type="string" calcext:value-type="string">
            <text:p>Bình thường thôi, tạm tạm</text:p>
          </table:table-cell>
          <table:table-cell table:number-columns-repeated="1023"/>
        </table:table-row>
        <table:table-row table:style-name="ro3">
          <table:table-cell office:value-type="string" calcext:value-type="string">
            <text:p>Tạm tạm tạm, dùng cho quà trẻ con ngày 1.6, chất lượng bình thường</text:p>
          </table:table-cell>
          <table:table-cell table:number-columns-repeated="1023"/>
        </table:table-row>
        <table:table-row table:style-name="ro3">
          <table:table-cell office:value-type="string" calcext:value-type="string">
            <text:p>dùng được nhưng không giống hình trong ảnh <text:s/>chụp</text:p>
          </table:table-cell>
          <table:table-cell table:number-columns-repeated="1023"/>
        </table:table-row>
        <table:table-row table:style-name="ro3">
          <table:table-cell office:value-type="string" calcext:value-type="string">
            <text:p>2 bên nghe ko đều tí nào cả ,nhìn hình bé bé mà sản phẩm to đùng cách mạng ???</text:p>
          </table:table-cell>
          <table:table-cell table:number-columns-repeated="1023"/>
        </table:table-row>
        <table:table-row table:style-name="ro3">
          <table:table-cell office:value-type="string" calcext:value-type="string">
            <text:p>hàng đẹp sài cũng tốt</text:p>
          </table:table-cell>
          <table:table-cell table:number-columns-repeated="1023"/>
        </table:table-row>
        <table:table-row table:style-name="ro3">
          <table:table-cell office:value-type="string" calcext:value-type="string">
            <text:p>nó khá to hơn <text:s/>với lỗ tai</text:p>
          </table:table-cell>
          <table:table-cell table:number-columns-repeated="1023"/>
        </table:table-row>
        <table:table-row table:style-name="ro3">
          <table:table-cell office:value-type="string" calcext:value-type="string">
            <text:p>Tai nghe ko to nhét ko vừa tai</text:p>
          </table:table-cell>
          <table:table-cell table:number-columns-repeated="1023"/>
        </table:table-row>
        <table:table-row table:style-name="ro3">
          <table:table-cell office:value-type="string" calcext:value-type="string">
            <text:p>Dùng rất oke</text:p>
          </table:table-cell>
          <table:table-cell table:number-columns-repeated="1023"/>
        </table:table-row>
        <table:table-row table:style-name="ro3">
          <table:table-cell office:value-type="string" calcext:value-type="string">
            <text:p>Sản phẩm này hình như không bảo hành phải không ạ?</text:p>
          </table:table-cell>
          <table:table-cell table:number-columns-repeated="1023"/>
        </table:table-row>
        <table:table-row table:style-name="ro3">
          <table:table-cell office:value-type="string" calcext:value-type="string">
            <text:p>Lỗi tai</text:p>
          </table:table-cell>
          <table:table-cell table:number-columns-repeated="1023"/>
        </table:table-row>
        <table:table-row table:style-name="ro6">
          <table:table-cell office:value-type="string" calcext:value-type="string">
            <text:p>Hàng nhận về được đóng gói bao bọc kĩ, mở ra vẫn mới ít trầy xước như các bạn khác nhận xét nên mình thấy hài lòng. Có app hướng dẫn cài đặt nên dễ sử dụng, đi kèm có dây cắm sạc nhưng ko có đầu sạc nhé, có bộ kit sim converter do thiết bị sử dụng sim normal. Tuy nhiên chắc do xui, mới mở sử dụng lần 2 thì bị tai nạn kỹ thuật (pin sạc ko vào, cứ mãi 9% ko tăng thêm, tự động power off) và đang được Tiki hỗ trợ bảo hành. Thấy các bạn khác nhận xét rằng hơi hao pin, sau khi sữa chữa xong sẽ sử dụng và đánh giá thử mặt này xem sao.</text:p>
          </table:table-cell>
          <table:table-cell table:number-columns-repeated="1023"/>
        </table:table-row>
        <table:table-row table:style-name="ro1">
          <table:table-cell office:value-type="string" calcext:value-type="string">
            <text:p>v4.1 là version của tiki trading thời điểm nhận xét này. Trong box có cáp micro usb 0.3m, 2 khay sim chuyển nano và micro sim thành sim thường để gắn vào máy, giấy hương dẫn sử dụng bằng tiếng Việt. Khuyến mãi đi kèm là 1 củ sạc ghi là hàng vn nhưng mang cái tên nhật tàu lẫn lộn, tôi không dám sử dụng.</text:p>
          </table:table-cell>
          <table:table-cell table:number-columns-repeated="1023"/>
        </table:table-row>
        <table:table-row table:style-name="ro4">
          <table:table-cell office:value-type="string" calcext:value-type="string">
            <text:p>Tại sao tem trên máy và pin khác nhau trong khi đó tôi mua tháng 6-2018 Trên máy thì tick tháng 4-2020 và pin là tháng 10-2018 Trên hoá đơn tôi đc thêm 1 củ sạc và khi tôi nhận không có. Tôi xem review mọi người có tem niêm phong tiki ở hộp tại sao tôi nhận thì hộp không có tem đã bị mở và lòi cả túi bóng đựng máy ra ngoài Vui lòng giải đáp thắc mắc của tôi Tks Mới nhận máy nên chưa review được sản phẩm thế nào</text:p>
          </table:table-cell>
          <table:table-cell table:number-columns-repeated="1023"/>
        </table:table-row>
        <table:table-row table:style-name="ro2">
          <table:table-cell office:value-type="string" calcext:value-type="string">
            <text:p>Mình sử dụng được khoảng 1 tuần thì thấy có một số điểm không hài lòng lắm. Sản phẩm bắt sóng có thể nói là khá kém khi điện thoại mình có thể bắt được sóng 4g full trong khi bộ phát chỉ có 1 vạch. Pin nếu dùng liên tục sẽ rất mau hết.</text:p>
          </table:table-cell>
          <table:table-cell table:number-columns-repeated="1023"/>
        </table:table-row>
        <table:table-row table:style-name="ro6">
          <table:table-cell office:value-type="string" calcext:value-type="string">
            <text:p>Mình mua sản phẩm ngày 26/1 cận tết, đến nay sử dụng hết pin và sạc được 3 lần, lần đầu sạc rất nhanh đầy, lần 2 sạc 4% đến 53% thì cực nhanh nhưng tới đó mức pin đó chậm lại rõ rệt, phải sạc qua đêm mới đầy, lần 3 thì cũng như lần 2, sạc đến 63% thì bị đứng đến 3 tiếng đồng hồ mà vẫn k lên % pin nào, mặc dù màn hình vẫn hiển thị là đang sạc pin. Mong tiki hoặc cửa hàng vi tính Lê Huy xem trường hợp của mình có được đổi pin khác không, pin và máy của mình vẫn còn tem bảo hành nguyên vẹn.</text:p>
          </table:table-cell>
          <table:table-cell table:number-columns-repeated="1023"/>
        </table:table-row>
        <table:table-row table:style-name="ro1">
          <table:table-cell office:value-type="string" calcext:value-type="string">
            <text:p>1. Tiki giao sản phẩm bề ngoài có nhiều vết xước, nhất là mặt sau. Cảm giác không phải sản phẩm mới nguyên hộp. 2. Sản phẩm dùng nhanh hết pin, phải cắm sạc dự phòng mới dùng được lâu. <text:s/>Tóm lại hơi thất vọng với Tiki trong lần mua hàng lần này.</text:p>
          </table:table-cell>
          <table:table-cell table:number-columns-repeated="1023"/>
        </table:table-row>
        <table:table-row table:style-name="ro2">
          <table:table-cell office:value-type="string" calcext:value-type="string">
            <text:p>cho mình hỏi lắp sim vào kết nối thành công mà sao cột sóng bên trái thiết bị ko thể hiện và ko tải được vậy?thiết bị cứ báo connecting!mình đã thử sim trên máy đt sóng 4g xài ok ak!trả lời gấp giùm mình với</text:p>
          </table:table-cell>
          <table:table-cell table:number-columns-repeated="1023"/>
        </table:table-row>
        <table:table-row table:style-name="ro2">
          <table:table-cell office:value-type="string" calcext:value-type="string">
            <text:p>Chào Tiki, mình cần hỗ trợ, mình mới mua M7350 nhưng thiết bị có hiện tượng tụt pin, Pịn sử dụng còn 50-60% mình cúp nguồn nhưng lúc mở lại sử dụng thì bị báo hết pịn k lên. Bị 3 lần rồi, có phải bị lỗi thiết bị?</text:p>
          </table:table-cell>
          <table:table-cell table:number-columns-repeated="1023"/>
        </table:table-row>
        <table:table-row table:style-name="ro2">
          <table:table-cell office:value-type="string" calcext:value-type="string">
            <text:p>Máy dùng tốt, pin lâu. Nhưng TikiNow đóng gói rất ẩu. Hộp wifi để không trong hộp giấy carton ko có chèn đệm. Xóc lên xóc xuống. Mật khẩu wifi lúc mở lên ko còn là mật khẩu mặc định của máy như trong giấy hướng dẫn.</text:p>
          </table:table-cell>
          <table:table-cell table:number-columns-repeated="1023"/>
        </table:table-row>
        <table:table-row table:style-name="ro2">
          <table:table-cell office:value-type="string" calcext:value-type="string">
            <text:p>Tốc độ và giao diện sử dụng tốt. Nếu app có mục băng thông theo ngày sẽ tuyệt hơn nữa. Xài liên tục sẽ nóng nhẹ do pin, nếu để trong túi sẽ nóng nhiều (ko bỏng tay hay dữ dội vậy) nhưng khi nóng thì thời lượng pin giảm khoảng 1/3.</text:p>
          </table:table-cell>
          <table:table-cell table:number-columns-repeated="1023"/>
        </table:table-row>
        <table:table-row table:style-name="ro3">
          <table:table-cell office:value-type="string" calcext:value-type="string">
            <text:p>Tai nghe này có mic k vậy mọi người tính mua một cái. Ai mua rồi cho mình biết với</text:p>
          </table:table-cell>
          <table:table-cell table:number-columns-repeated="1023"/>
        </table:table-row>
        <table:table-row table:style-name="ro3">
          <table:table-cell office:value-type="string" calcext:value-type="string">
            <text:p>mình thấy nhiều bạn nhận xét k tốt lắm. nên k biết sản phẩm có thật sự tốt k?</text:p>
          </table:table-cell>
          <table:table-cell table:number-columns-repeated="1023"/>
        </table:table-row>
        <table:table-row table:style-name="ro1">
          <table:table-cell office:value-type="string" calcext:value-type="string">
            <text:p>Về phía bản thân mình sử dụng, thứ nhất mình cảm thấy sóng gió yếu.. (mình sử dụng sim data vinaphone), pin hụt ngay khi không sử dụng, 1 ngày là hết sạch pin. Không kết nối wifi với TP-Link thì mất sóng 3G. Nếu không để máy vô túi vải sẽ bám bẩn rất nhiều. Nói chung tạm ổn so với mình. Vẫn chưa được hài lòng lắm khi bỏ ra số tiền trên.</text:p>
          </table:table-cell>
          <table:table-cell table:number-columns-repeated="1023"/>
        </table:table-row>
        <table:table-row table:style-name="ro3">
          <table:table-cell office:value-type="string" calcext:value-type="string">
            <text:p>Mấy Huawei NMO-L31 có dùng được cả 2 tai ko ad ?.....</text:p>
          </table:table-cell>
          <table:table-cell table:number-columns-repeated="1023"/>
        </table:table-row>
        <table:table-row table:style-name="ro3">
          <table:table-cell office:value-type="string" calcext:value-type="string">
            <text:p>vừa tải app mà nhìn toàn phốt, hốt chả dám đặt hàng</text:p>
          </table:table-cell>
          <table:table-cell table:number-columns-repeated="1023"/>
        </table:table-row>
        <table:table-row table:style-name="ro2">
          <table:table-cell office:value-type="string" calcext:value-type="string">
            <text:p>Tốc độ 4g nhanh, ở trong nhà sóng yếu thì auto swich sang 3g, ko thấy mà Password dán ở nắp, hộp đã mở nhưng chắc là để nv tiki dán tem??? Mua lần đầu Tiki không hiểu sao huỷ đơn, mua hôm sau bắt ngay được quả CONGPHUONG -62000 <text:s/></text:p>
          </table:table-cell>
          <table:table-cell table:number-columns-repeated="1023"/>
        </table:table-row>
        <table:table-row table:style-name="ro1">
          <table:table-cell office:value-type="string" calcext:value-type="string">
            <text:p>Vừa mới nhận được thiết bị xong. Nói chung thiết bị nhỏ gọn, thiết kế đẹp nhưng vừa mới nhận thiết bị mà viền máy đã bị xước, sử dụng hay bị ngắt kết nối. Đang dùng thì hết sạch pin. Mình sẽ tiếp tục sư dụng hy vọng là không phải đổi hoặc trả thiết bị.</text:p>
          </table:table-cell>
          <table:table-cell table:number-columns-repeated="1023"/>
        </table:table-row>
        <table:table-row table:style-name="ro2">
          <table:table-cell office:value-type="string" calcext:value-type="string">
            <text:p>Mình đã nhận được sản phẩm này trước 1 ngày. Cảm thấy rất ok. Nhưng chỉ thắc mắc là không thấy hoá đơn hay phiêu bảo hành liên quan đến sản phẩm. Mình nhận hàng ngày 17-10-2018</text:p>
          </table:table-cell>
          <table:table-cell table:number-columns-repeated="1023"/>
        </table:table-row>
        <table:table-row table:style-name="ro2">
          <table:table-cell office:value-type="string" calcext:value-type="string">
            <text:p>Đã nhận được hàng và cảm giác ko đc thoải mái lắm. Mặt sau sản phẩm nhiều vết xước, nilon màn hình và các bo viền đã bị bóc hết. Tốc độ sử dụng với sim mobi ở mức độ chấp nhận được, khoảng 7/10</text:p>
          </table:table-cell>
          <table:table-cell table:number-columns-repeated="1023"/>
        </table:table-row>
        <table:table-row table:style-name="ro2">
          <table:table-cell office:value-type="string" calcext:value-type="string">
            <text:p>Mình mới mua hôm nay nhưng ko biết vào wifi kiểu gì. Làm như hướng dẫn mà mặt sau ko thấy in mật khẩu wifi mặc định. Ai biết chỉ mình với</text:p>
          </table:table-cell>
          <table:table-cell table:number-columns-repeated="1023"/>
        </table:table-row>
        <table:table-row table:style-name="ro2">
          <table:table-cell office:value-type="string" calcext:value-type="string">
            <text:p>phát sóng ok. nhưng vấn đề ở pin, không có đèn báo sắp hết pin nên thấy mất sóng mới biết hết pin. và nếu vừa sạc vừa xài thì sạc tới 67℅ là ngưng</text:p>
          </table:table-cell>
          <table:table-cell table:number-columns-repeated="1023"/>
        </table:table-row>
        <table:table-row table:style-name="ro2">
          <table:table-cell office:value-type="string" calcext:value-type="string">
            <text:p>Kì em mua cục phát wifi nhưng sử dụng được mấy ngày thì cảm thấy nhanh hết pin , giờ có đổi sản phẩm khác tốt pin hơn ko ạ ?</text:p>
          </table:table-cell>
          <table:table-cell table:number-columns-repeated="1023"/>
        </table:table-row>
        <table:table-row table:style-name="ro3">
          <table:table-cell office:value-type="string" calcext:value-type="string">
            <text:p>Mua ngày đầu dùng ổn ngày thứ 2 tắt nguồn sạc thì pin k vào sạc lên dk 21% xong khởi động lại pin còn 15% k hiểu tại sao</text:p>
          </table:table-cell>
          <table:table-cell table:number-columns-repeated="1023"/>
        </table:table-row>
        <table:table-row table:style-name="ro3">
          <table:table-cell office:value-type="string" calcext:value-type="string">
            <text:p>Xài 15 ngày mới được 10gb data mà chai pin hơn nửa. Sạc quoài không thấy đầy sạc nguyên đêm dậy thấy 49% <text:s text:c="2"/></text:p>
          </table:table-cell>
          <table:table-cell table:number-columns-repeated="1023"/>
        </table:table-row>
        <table:table-row table:style-name="ro2">
          <table:table-cell office:value-type="string" calcext:value-type="string">
            <text:p>Mình gim thử sạc dự phòng vào xạc trong tình trạng có pin hoặc không có pin để xài trực tiếp. Có bạn nào xài chung với xạc dự phòng được không? Trả lời mình giúp với.</text:p>
          </table:table-cell>
          <table:table-cell table:number-columns-repeated="1023"/>
        </table:table-row>
        <table:table-row table:style-name="ro2">
          <table:table-cell office:value-type="string" calcext:value-type="string">
            <text:p>Hàng đóng gói quá tệ (chính xác là không hề đóng gói trước khi giao). Hộp móp méo, cấn gây trầy tai nghe. Định trả hàng k nhận nhưng thấy tội A shipper nên nhận luôn. Âm thanh chưa test. Hy vọng k bị lỗi gì</text:p>
          </table:table-cell>
          <table:table-cell table:number-columns-repeated="1023"/>
        </table:table-row>
        <table:table-row table:style-name="ro1">
          <table:table-cell office:value-type="string" calcext:value-type="string">
            <text:p>Đánh giá bên ngoài thì tai nghe rất đẹp, cứng cáp <text:s/>Về chất âm thì chỉ đạt trung bình, chất bass mạnh nhưng không sâu, micro thu âm kém, cần để sát miệng. <text:s/>Tai nghe hơi chói tai so với tai nghe xiaomi duo, xài lâu đau tai <text:s/>giá 700k thì không nên trông chờ gì hơn về chất lượng âm... chỉ đủ xài</text:p>
          </table:table-cell>
          <table:table-cell table:number-columns-repeated="1023"/>
        </table:table-row>
        <table:table-row table:style-name="ro3">
          <table:table-cell office:value-type="string" calcext:value-type="string">
            <text:p>Nhanh hết pin lắm. Mỗi ngà đều phải sạc. Để k, qua đêm là hết pin. Dùng cũng tạm được. Với giá này thì ko xứng tầm.</text:p>
          </table:table-cell>
          <table:table-cell table:number-columns-repeated="1023"/>
        </table:table-row>
        <table:table-row table:style-name="ro1">
          <table:table-cell office:value-type="string" calcext:value-type="string">
            <text:p>Hàng giao nhanh mặc dù ở tỉnh, đặt giao sau 1 ngày tuy nhiên tai nghe hơi đối nghịch với cái tên, nghe không tí bass nào cả. Thất vọng quá. Mình sẽ test lại vì hiện tại đang cắm thông qua USB không biết có làm giảm chất lượng âm không chứ chất lượng ntn thì nó ko hơn gì con JBL Grip mình mua 250k nữa. Nếu mình test lại nghe đc bass thì mình sẽ sửa review lại.</text:p>
          </table:table-cell>
          <table:table-cell table:number-columns-repeated="1023"/>
        </table:table-row>
        <table:table-row table:style-name="ro3">
          <table:table-cell office:value-type="string" calcext:value-type="string">
            <text:p>E đã mua và dùng được 4 ngày trưa nat e cắm sạc mà máy không hiện lên đang sạc ! mong shop hỗ trợ e với ạ</text:p>
          </table:table-cell>
          <table:table-cell table:number-columns-repeated="1023"/>
        </table:table-row>
        <table:table-row table:style-name="ro12">
          <table:table-cell office:value-type="string" calcext:value-type="string">
            <text:p>Là một fan của Sony và thích nghe bass, tôi đã rất kỳ vọng khi đặt hàng. Tiki giao hàng sớm hơn dự kiến 2 ngày, sản phẩm chính hãng còn nguyên hộp. Lúc mở ra thì tôi rất hài lòng vì kiểu dáng và màu sắc xanh dương rất đẹp. Có thêm cả bộ nút tai tổng cộng 4 kích cỡ giúp phù hợp mọi cỡ tai và túi rút dây đựng tai nghe rất tiện lợi. Trong ngày đầu tiên thì tôi chủ yếu chơi game, xem video và thấy không vấn đề gì. Nói chung là tôi cảm thấy đã đúng đắn khi mua. <text:s text:c="2"/>Đến ngày hôm sau, tôi mở 1 trong những bài tủ của tôi là sunflower trong phim spiderman lên nghe thì thấy nó hơi khác khác, chính xác hơn là không hay như mọi khi. Để cho chắc tôi liền lấy chiếc tai nghe cũ của mình ra, chiếc này tôi mua tầm 1 năm trước giá hơn 200k của hãng gì đó tôi cũng chả nhớ và dùng suốt 1 năm qua. Sau khi nghe kỹ lại sunflower và thêm vài bài tủ khác nữa, tôi đành phải chấp nhận một điều #khachackeo là âm bass của chiếc Sony này nó không hay bằng chiếc cũ của tôi, mấy âm khác tôi không chắc chứ âm bass thì tôi ko thể lầm dc. 700k cũng không phải là số tiền nhỏ với tôi cho nên dựa trên sự so sánh thì có vẻ chiếc này hơi đắt thật khi mà extra bass nó lại không dc extra cho lắm và tôi cảm thấy hơi thất vọng về Sony một chút <text:s text:c="4"/>Cuối cùng, vì tiếc tiền nên tôi tự nhủ rằng có thể do tôi nghe chiếc kia quen rồi nên mới thấy thế thôi, hoặc do nó tốt quá chứ không phải do chiếc này kém. <text:s text:c="2"/>TLDR: Tóm lại lỗi là do chiếc tai nghe cũ của tôi mà sản phẩm không dc như mong đợi <text:s/></text:p>
          </table:table-cell>
          <table:table-cell table:number-columns-repeated="1023"/>
        </table:table-row>
        <table:table-row table:style-name="ro3">
          <table:table-cell office:value-type="string" calcext:value-type="string">
            <text:p>Tại sao tôi thay đổi mật khẩu lại ko được? Nhập admin rồi mà báo lỗi</text:p>
          </table:table-cell>
          <table:table-cell table:number-columns-repeated="1023"/>
        </table:table-row>
        <table:table-row table:style-name="ro3">
          <table:table-cell office:value-type="string" calcext:value-type="string">
            <text:p>Thiết kế đẹp. Tín hiệu phát khoẻ. Tuổi thọ pin sạc thì hơi kém. Gần như lúc nào cũng phải cắm nguồn.</text:p>
          </table:table-cell>
          <table:table-cell table:number-columns-repeated="1023"/>
        </table:table-row>
        <table:table-row table:style-name="ro3">
          <table:table-cell office:value-type="string" calcext:value-type="string">
            <text:p>A ship rất nhiệt tình.. chỉ tiếc là tikinow không áp dụng toàn tp hcm nên đôi lúc đặt hàng hơi bất tiện. Thiết bị xài tốt.</text:p>
          </table:table-cell>
          <table:table-cell table:number-columns-repeated="1023"/>
        </table:table-row>
        <table:table-row table:style-name="ro2">
          <table:table-cell office:value-type="string" calcext:value-type="string">
            <text:p>Hiện tại hóa đơn cho đơn hàng 353408785 xuất không đúng, tuy nhiên tôi không biết contact ở đây nên đưa vào đây. Phiền công ty kiểm tra giúp</text:p>
          </table:table-cell>
          <table:table-cell table:number-columns-repeated="1023"/>
        </table:table-row>
        <table:table-row table:style-name="ro3">
          <table:table-cell office:value-type="string" calcext:value-type="string">
            <text:p>máy phát wifi khỏe sóng tốt mỗi , còn pin quá tệ sạc dc 70% thì ko lên nữa còn hết rất nhanh nữa . ko biết hàng lởm hay tn???</text:p>
          </table:table-cell>
          <table:table-cell table:number-columns-repeated="1023"/>
        </table:table-row>
        <table:table-row table:style-name="ro13">
          <table:table-cell office:value-type="string" calcext:value-type="string">
            <text:p>Nhận xét sau 8h nghe: <text:s/>Cấu tạo: Điểm bất ngờ đầu tiên đó là chất liệu sản xuất. Thực sự trông khá rẻ tiền nhìn giống một chiếc tai nghe trôi nổi hơn là một chiếc tai nghe từ một thương hiệu đình đám như Sony. <text:s/>Chất âm: Về tổng thể, âm của tai nghe thiên về âm trầm và siêu trầm, âm cao réo rắt nhưng cảm giác không được "sáng", âm trung hơi mờ nhạt vì bị âm trầm lấn lướt. - Âm siêu trầm: Đây là điểm mạnh nhất của tai nghe. Lần đầu tiên mình cảm nhận được âm siêu trầm mạnh mẽ đến vậy từ một chiếc tai nghe nhét tai. Bạn thực sự cảm nhận được độ "rùng" mãnh liệt khi nghe khúc dạo đầu của bài The Awakening (Ivan Torrent) hay Twisted Transistor (Korn). - Âm trầm: Vẫn là điểm mạnh của loa. Nốt nào ra nốt đó, mạnh mẽ, chắc chắn. Tai nghe thể hiện tiếng Guitar Bass đặc biệt tốt. Thử nghiệm với hai bài Automatica và Cymatics (Nigel Stanford) thì phê không tả. - Âm trung: Đây là điểm yếu của tai nghe. Do âm trầm quá mạnh nên lấn lướt mất phần của âm trung. Nghe khá tối và bị mất nét. Tiếng dàn trống hợp xướng trong phần điệp khúc của bài The Awakening không nghe rõ. Nghe như tiếng gì đó rầm rập, rầm rập chứ khó phân biệt được đó là tiếng trống. Tiếp với bài Original Flame (Audioslave) ở đoạn điệp khúc tiếng guitar điện cũng không rõ ràng lắm, rất dễ nhận thấy phần âm trầm lấn lên phần âm trung ở bài này. - Âm cao: Với dải tần đáp ứng tối đa lên đến 24000 Hz nên không lạ khi âm cao của tai rất réo rắt. Trong bài War (Poets of The Fall) tiếng đàn có nhiều âm cao, nhưng nghe rất tách bạch và không bị đuối hay rè hay mất hẳn âm cao như những tai nghe khác. <text:s/>Tạm kết: So với các tai nghe cùng tầm giá và cùng quảng cáo là "Extra Bass" thì tai nghe này mới "Extra" thực sự. Những tai nghe khác đa phần là "Boosted bass" là cùng chứ chưa Extra đúng nghĩa. Do thiên về bass nên phần âm trung của tai nghe có phần bị lấn lướt, tuy nhiên tai lại lấy điểm trở lại ở phần âm cao và siêu cao. Đối với các bạn thường nghe nhạc thiên về âm cao và trầm (EDM, Industrial metal, một số dòng alternative rock) thì tai nghe này hoàn toàn phù hợp. Chơi game hay xem phim đều tốt. Còn những ai đang tìm kiếm một sự hài hòa giữa các tầng âm thì không nên chọn tai nghe này. <text:s/>Cá nhân mình thì không thích mic kèm theo tai nghe vì mình chẳng bao giờ dùng. Giá bỏ bớt đi cái mic mà chăm chút thêm cho chất âm thì tốt hơn. <text:s/>Sau một năm sẽ trở lại review độ bền của tai nghe ???</text:p>
          </table:table-cell>
          <table:table-cell table:number-columns-repeated="1023"/>
        </table:table-row>
        <table:table-row table:style-name="ro2">
          <table:table-cell office:value-type="string" calcext:value-type="string">
            <text:p>tai nghe bình thường. cách âm tạm. ở mức giá này thì không thể đòi hỏi hơn. chắc do mình kì vọng ở tai nghe này vì nó là dạng nhét trong nhưng thực sự thì nó vẫn thua tai nghe Bluetooth Xiaomi neck band mình mua ở tiki năm ngoái</text:p>
          </table:table-cell>
          <table:table-cell table:number-columns-repeated="1023"/>
        </table:table-row>
        <table:table-row table:style-name="ro3">
          <table:table-cell office:value-type="string" calcext:value-type="string">
            <text:p>Mình ngồi ở trung tâm mà sao sóng có vẻ yếu aaaaaaaaa</text:p>
          </table:table-cell>
          <table:table-cell table:number-columns-repeated="1023"/>
        </table:table-row>
        <table:table-row table:style-name="ro3">
          <table:table-cell office:value-type="string" calcext:value-type="string">
            <text:p>Thấy ghi sản phẩm bảo hành 2 năm mà không thấy có tem hay phiếu bảo hành gì cả. Seal đã bị bóc không còn nguyên?</text:p>
          </table:table-cell>
          <table:table-cell table:number-columns-repeated="1023"/>
        </table:table-row>
        <table:table-row table:style-name="ro3">
          <table:table-cell office:value-type="string" calcext:value-type="string">
            <text:p>Sản phẩm mình sao nóng liên tục dù không dùng nhiều. Pin thì tụt rất nhanh. Mong tiki có phản hồi giải quyết giúp mình</text:p>
          </table:table-cell>
          <table:table-cell table:number-columns-repeated="1023"/>
        </table:table-row>
        <table:table-row table:style-name="ro2">
          <table:table-cell office:value-type="string" calcext:value-type="string">
            <text:p>Mình được bạn giới thiệu mua mẫu tai nghe này (bạn mình mua ở cửa hàng của sony). Âm bass nghe rất hay nhưng khi mua tai nghe này về bass không hay như tai nghe chính hãng. Âm bass không được nổi bật hẳn so với tai nghe bạn mình</text:p>
          </table:table-cell>
          <table:table-cell table:number-columns-repeated="1023"/>
        </table:table-row>
        <table:table-row table:style-name="ro1">
          <table:table-cell office:value-type="string" calcext:value-type="string">
            <text:p>không hiểu sao tiki lại để bên thứ 3 giao hàng. xuống nhận hàng tìm nhân viên tiki không thấy mà lại là 1 anh bên giao hàng nhanh. cầm hộp lên thấy bị rách 1 lỗ móp. may còn có cái balo bảo vệ cái tai nghe chứ không là không nhận hàng rồi. lần sau tôi sẽ không nhận hàng.</text:p>
          </table:table-cell>
          <table:table-cell table:number-columns-repeated="1023"/>
        </table:table-row>
        <table:table-row table:style-name="ro2">
          <table:table-cell office:value-type="string" calcext:value-type="string">
            <text:p>Mình khá hài lòng về chất lượng sản phẩm cũng như dịch vụ giao hàng của tiki nhưng không hề hài lòng về màu sắc 1 tí nào. Nếu ai có ý định mua màu trắng thì ko nên vì nó là màu xám bạc chứ ko phải màu trắng. Thân</text:p>
          </table:table-cell>
          <table:table-cell table:number-columns-repeated="1023"/>
        </table:table-row>
        <table:table-row table:style-name="ro3">
          <table:table-cell office:value-type="string" calcext:value-type="string">
            <text:p>Sản phẩm được. Mỗi tội pin hơi yếu. Dùng liên tục ko sạc tầm 2h- 3h là hết</text:p>
          </table:table-cell>
          <table:table-cell table:number-columns-repeated="1023"/>
        </table:table-row>
        <table:table-row table:style-name="ro2">
          <table:table-cell office:value-type="string" calcext:value-type="string">
            <text:p>đã mua về và sử dụng, pin thực sự ko được 8h chứ đừng nói là 10h. nhìn chung phát không rộng lắm, để cục phát nhà trên, nhà dươi bắt được nửa cột sóng</text:p>
          </table:table-cell>
          <table:table-cell table:number-columns-repeated="1023"/>
        </table:table-row>
        <table:table-row table:style-name="ro3">
          <table:table-cell office:value-type="string" calcext:value-type="string">
            <text:p>Phát wifi tốt nhưng pin khá yếu và ko đúng, có lúc nhìn 54%, 5p quay ra đã tắt ngúm.</text:p>
          </table:table-cell>
          <table:table-cell table:number-columns-repeated="1023"/>
        </table:table-row>
        <table:table-row table:style-name="ro3">
          <table:table-cell office:value-type="string" calcext:value-type="string">
            <text:p>Giao hàng nhanh Xài 2d thấy ok mỗi tội lâu lâu cắm sạc báo đang sạc nhưg khôg lên pin k biết phải lỗi k</text:p>
          </table:table-cell>
          <table:table-cell table:number-columns-repeated="1023"/>
        </table:table-row>
        <table:table-row table:style-name="ro3">
          <table:table-cell office:value-type="string" calcext:value-type="string">
            <text:p>Pin yếu, nhanh hết pin, ai thường xuyên đi chuyển trên đường thì nên cân nhắc</text:p>
          </table:table-cell>
          <table:table-cell table:number-columns-repeated="1023"/>
        </table:table-row>
        <table:table-row table:style-name="ro3">
          <table:table-cell office:value-type="string" calcext:value-type="string">
            <text:p>Pin 2000 hay 2550 vậy b Tôi thấy các web khác để 2550 Tôi đã đặt hàng nhưng thấy pin 2000 nên tôi đang thắc mắc</text:p>
          </table:table-cell>
          <table:table-cell table:number-columns-repeated="1023"/>
        </table:table-row>
        <table:table-row table:style-name="ro3">
          <table:table-cell office:value-type="string" calcext:value-type="string">
            <text:p>Sản phẩm chấp nhận được. Nhưng pin rất tệ. sử dụng khoảng 1h sẽ bị nóng.</text:p>
          </table:table-cell>
          <table:table-cell table:number-columns-repeated="1023"/>
        </table:table-row>
        <table:table-row table:style-name="ro3">
          <table:table-cell office:value-type="string" calcext:value-type="string">
            <text:p>bạn ơi, cục pin máy của mình bị lỗi hay sao ấy, nó tụt pin nhanh kinh khủng, bạn giải quyết hộ mình với.</text:p>
          </table:table-cell>
          <table:table-cell table:number-columns-repeated="1023"/>
        </table:table-row>
        <table:table-row table:style-name="ro2">
          <table:table-cell office:value-type="string" calcext:value-type="string">
            <text:p>Nghe nhạc mạnh, bass thì bao ngon; Nhưng nếu nghe nhạc nhẹ nhẹ một tý (1 số bài ) sẽ nghe tiếng rè rè; Nghe lâu sẽ bị đau tai;</text:p>
          </table:table-cell>
          <table:table-cell table:number-columns-repeated="1023"/>
        </table:table-row>
        <table:table-row table:style-name="ro3">
          <table:table-cell office:value-type="string" calcext:value-type="string">
            <text:p>Sản phẩm nghe hay chất lượng. Nhưng giao hàng lâu, thách thức sự kiên nhẫn của khách hàng. Vì vậy chỉ có 3 sao thôi. <text:s/></text:p>
          </table:table-cell>
          <table:table-cell table:number-columns-repeated="1023"/>
        </table:table-row>
        <table:table-row table:style-name="ro2">
          <table:table-cell office:value-type="string" calcext:value-type="string">
            <text:p>Chất âm không tương xứng với giá tiền, extra bass nhưng cảm giác thiếu bass, dãy âm cao bị hụt, hơi chát. ( cảm nhận riêng )</text:p>
          </table:table-cell>
          <table:table-cell table:number-columns-repeated="1023"/>
        </table:table-row>
        <table:table-row table:style-name="ro3">
          <table:table-cell office:value-type="string" calcext:value-type="string">
            <text:p>tôi đã nhận được máy, giao hàng nhanh. máy ok. nhưng tại sao không có sim 3g khuyến mãi như thông tin ở trên?</text:p>
          </table:table-cell>
          <table:table-cell table:number-columns-repeated="1023"/>
        </table:table-row>
        <table:table-row table:style-name="ro3">
          <table:table-cell office:value-type="string" calcext:value-type="string">
            <text:p>Pin nhanh hết không như nhà mạng quảng cáo, dù kết nối chỉ 2 hoặc 3 thiết bị không thường xuyên.</text:p>
          </table:table-cell>
          <table:table-cell table:number-columns-repeated="1023"/>
        </table:table-row>
        <table:table-row table:style-name="ro3">
          <table:table-cell office:value-type="string" calcext:value-type="string">
            <text:p>Giao hàng trễ, bass tốt, chống ồn và đeo vào hơi đau tai, sản phẩm chất lượng nên mua. Luôn ủng hộ tiki</text:p>
          </table:table-cell>
          <table:table-cell table:number-columns-repeated="1023"/>
        </table:table-row>
        <table:table-row table:style-name="ro3">
          <table:table-cell office:value-type="string" calcext:value-type="string">
            <text:p>Nghe hay, dễ đau tai, mà ko biết tại sao dây hay bị cạ vào áo nó lại ra tiếng ở tai rõ mồn một khá khó chịu.</text:p>
          </table:table-cell>
          <table:table-cell table:number-columns-repeated="1023"/>
        </table:table-row>
        <table:table-row table:style-name="ro2">
          <table:table-cell office:value-type="string" calcext:value-type="string">
            <text:p>Đặt tai nghe màu đen thì giao màu xám. Cũng do sơ ý tin tưởng nên k kiểm tra hàng kĩ. chất lượng âm thanh bình thường, chấp nhận được.</text:p>
          </table:table-cell>
          <table:table-cell table:number-columns-repeated="1023"/>
        </table:table-row>
        <table:table-row table:style-name="ro2">
          <table:table-cell office:value-type="string" calcext:value-type="string">
            <text:p>Tiki giao hàng nhanh. Sản phẩm nhỏ gọn, hình thức đẹp, dễ dùng. Tuy nhiên dung lượng pin không dùng được lâu như quảng cáo.</text:p>
          </table:table-cell>
          <table:table-cell table:number-columns-repeated="1023"/>
        </table:table-row>
        <table:table-row table:style-name="ro2">
          <table:table-cell office:value-type="string" calcext:value-type="string">
            <text:p>Tai nghe hay. Tuy nhiên tiki mất tới 14 ngày để giao hàng, quá lâu. 5 sao cho chất lượng tai nghe của shop. 1 sao cho thời gian giao hàng.</text:p>
          </table:table-cell>
          <table:table-cell table:number-columns-repeated="1023"/>
        </table:table-row>
        <table:table-row table:style-name="ro3">
          <table:table-cell office:value-type="string" calcext:value-type="string">
            <text:p>Đã mua sản phẩm và đang dùng sạc đầy pin dùng đc 3h pin quá kém</text:p>
          </table:table-cell>
          <table:table-cell table:number-columns-repeated="1023"/>
        </table:table-row>
        <table:table-row table:style-name="ro3">
          <table:table-cell office:value-type="string" calcext:value-type="string">
            <text:p>Chưa nhận được hóa đơn đỏ của sản phẩm. Yêu cầu liên lạc gửi hóa đơn sớm.</text:p>
          </table:table-cell>
          <table:table-cell table:number-columns-repeated="1023"/>
        </table:table-row>
        <table:table-row table:style-name="ro2">
          <table:table-cell office:value-type="string" calcext:value-type="string">
            <text:p>Bass chỉ ở mức khá, nếu đeo đúng cách sẽ nghe trọn vẹn nhưng rất nhanh gây đau tai, cá nhân đánh giá đây là 1 thiết kế không hợp lý của Sony</text:p>
          </table:table-cell>
          <table:table-cell table:number-columns-repeated="1023"/>
        </table:table-row>
        <table:table-row table:style-name="ro3">
          <table:table-cell office:value-type="string" calcext:value-type="string">
            <text:p>Thiết bị phát yếu. Pin sạc cả ngày không đầy, hết pin nhanh</text:p>
          </table:table-cell>
          <table:table-cell table:number-columns-repeated="1023"/>
        </table:table-row>
        <table:table-row table:style-name="ro3">
          <table:table-cell office:value-type="string" calcext:value-type="string">
            <text:p>mạng không được ổn định lắm</text:p>
          </table:table-cell>
          <table:table-cell table:number-columns-repeated="1023"/>
        </table:table-row>
        <table:table-row table:style-name="ro2">
          <table:table-cell office:value-type="string" calcext:value-type="string">
            <text:p>Mua tai nghe màu đen mà nhận được tai nghe màu xám. Tiki nên để là màu xám để người mua không bị hiểu nhầm. Có đổi qua màu khác được không?</text:p>
          </table:table-cell>
          <table:table-cell table:number-columns-repeated="1023"/>
        </table:table-row>
        <table:table-row table:style-name="ro3">
          <table:table-cell office:value-type="string" calcext:value-type="string">
            <text:p>Bộ phát này dùng đc khá tốt</text:p>
          </table:table-cell>
          <table:table-cell table:number-columns-repeated="1023"/>
        </table:table-row>
        <table:table-row table:style-name="ro3">
          <table:table-cell office:value-type="string" calcext:value-type="string">
            <text:p>Sóng mạnh nhưng mau hết pin</text:p>
          </table:table-cell>
          <table:table-cell table:number-columns-repeated="1023"/>
        </table:table-row>
        <table:table-row table:style-name="ro3">
          <table:table-cell office:value-type="string" calcext:value-type="string">
            <text:p>Hàng đúng, sử dụng ởin định.</text:p>
          </table:table-cell>
          <table:table-cell table:number-columns-repeated="1023"/>
        </table:table-row>
        <table:table-row table:style-name="ro3">
          <table:table-cell office:value-type="string" calcext:value-type="string">
            <text:p>It's quite good! but this device's battery has used so much.</text:p>
          </table:table-cell>
          <table:table-cell table:number-columns-repeated="1023"/>
        </table:table-row>
        <table:table-row table:style-name="ro3">
          <table:table-cell office:value-type="string" calcext:value-type="string">
            <text:p>Tai nghe ổn. Nhưng màu màu sắc k đẹp lắm. Mình đặt màu đen nhưng nó xám xám.</text:p>
          </table:table-cell>
          <table:table-cell table:number-columns-repeated="1023"/>
        </table:table-row>
        <table:table-row table:style-name="ro3">
          <table:table-cell office:value-type="string" calcext:value-type="string">
            <text:p>mua về nghe dc 1 lúc thì mới nhận ra cái nút chuyển bài bị hỏng, ấn ko dc</text:p>
          </table:table-cell>
          <table:table-cell table:number-columns-repeated="1023"/>
        </table:table-row>
        <table:table-row table:style-name="ro3">
          <table:table-cell office:value-type="string" calcext:value-type="string">
            <text:p>Mình mới lấy tai nghe. Cảm thấy âm hơi lệch trái. Khôngbiết là do vậy hay bị lỗi</text:p>
          </table:table-cell>
          <table:table-cell table:number-columns-repeated="1023"/>
        </table:table-row>
        <table:table-row table:style-name="ro3">
          <table:table-cell office:value-type="string" calcext:value-type="string">
            <text:p>Nghe cũng OK. Nhưng nhét tai lâu là đau tai. <text:s/>Nói chung không chê trách chỉ tội là mình không biết cách chọn thôi</text:p>
          </table:table-cell>
          <table:table-cell table:number-columns-repeated="1023"/>
        </table:table-row>
        <table:table-row table:style-name="ro3">
          <table:table-cell office:value-type="string" calcext:value-type="string">
            <text:p>phát wifi ok, nhưng <text:s/>pin yếu quá, cần pin mạnh thêm, hoặc có bán pin rời càng tốt</text:p>
          </table:table-cell>
          <table:table-cell table:number-columns-repeated="1023"/>
        </table:table-row>
        <table:table-row table:style-name="ro3">
          <table:table-cell office:value-type="string" calcext:value-type="string">
            <text:p>ko có tờ giấy đằng sau mặt lưng để biết password rồi sao mình sử dụng</text:p>
          </table:table-cell>
          <table:table-cell table:number-columns-repeated="1023"/>
        </table:table-row>
        <table:table-row table:style-name="ro3">
          <table:table-cell office:value-type="string" calcext:value-type="string">
            <text:p>mình vừa nhận được nhưng tai bên phải nhỏ hơn tai bên trái dù âm thanh hay</text:p>
          </table:table-cell>
          <table:table-cell table:number-columns-repeated="1023"/>
        </table:table-row>
        <table:table-row table:style-name="ro3">
          <table:table-cell office:value-type="string" calcext:value-type="string">
            <text:p>Sóng 4G hơi kém, nhưng không chắc là do thiết bi hay do nhà mạng</text:p>
          </table:table-cell>
          <table:table-cell table:number-columns-repeated="1023"/>
        </table:table-row>
        <table:table-row table:style-name="ro3">
          <table:table-cell office:value-type="string" calcext:value-type="string">
            <text:p>đặt ngày 2/8 bao giờ thì nhận đc hàng vậy shop ơi, cũng ko nhanh như mong đợi?</text:p>
          </table:table-cell>
          <table:table-cell table:number-columns-repeated="1023"/>
        </table:table-row>
        <table:table-row table:style-name="ro3">
          <table:table-cell office:value-type="string" calcext:value-type="string">
            <text:p>Thấy lịch trình là hôm nay đưa mà cuối ngày rồi vẫn chưa thấy ai gọi???</text:p>
          </table:table-cell>
          <table:table-cell table:number-columns-repeated="1023"/>
        </table:table-row>
        <table:table-row table:style-name="ro3">
          <table:table-cell office:value-type="string" calcext:value-type="string">
            <text:p>Sản phẩm được chuyển tới khá nhanh, sản phẩm dùng khá ổn!</text:p>
          </table:table-cell>
          <table:table-cell table:number-columns-repeated="1023"/>
        </table:table-row>
        <table:table-row table:style-name="ro3">
          <table:table-cell office:value-type="string" calcext:value-type="string">
            <text:p>Lắp sim Dcom4g không nhận sóng 4g. sim di động 4g thì vẫn nhận sóng 4g bình thường mạng viettel.</text:p>
          </table:table-cell>
          <table:table-cell table:number-columns-repeated="1023"/>
        </table:table-row>
        <table:table-row table:style-name="ro3">
          <table:table-cell office:value-type="string" calcext:value-type="string">
            <text:p>Tôi mới nhận đc sp. rất nhanh hết pin. Lúc đi xa phải kè kè sạc dự phòng</text:p>
          </table:table-cell>
          <table:table-cell table:number-columns-repeated="1023"/>
        </table:table-row>
        <table:table-row table:style-name="ro3">
          <table:table-cell office:value-type="string" calcext:value-type="string">
            <text:p>Mình đặt hàng màu đen, nhưng giao hàng lại là màu xám! Vì vậy chỉ có 3 sao thôi! :-)</text:p>
          </table:table-cell>
          <table:table-cell table:number-columns-repeated="1023"/>
        </table:table-row>
        <table:table-row table:style-name="ro3">
          <table:table-cell office:value-type="string" calcext:value-type="string">
            <text:p>- khi bắt bằng wifi bằng điện thoại làm điện thoại hao pin rất nhanh?</text:p>
          </table:table-cell>
          <table:table-cell table:number-columns-repeated="1023"/>
        </table:table-row>
        <table:table-row table:style-name="ro3">
          <table:table-cell office:value-type="string" calcext:value-type="string">
            <text:p>không như mong đợi, mầu không đẹp</text:p>
          </table:table-cell>
          <table:table-cell table:number-columns-repeated="1023"/>
        </table:table-row>
        <table:table-row table:style-name="ro3">
          <table:table-cell office:value-type="string" calcext:value-type="string">
            <text:p>Tại sao tôi để sim viettel thì nhậnmaf sim vina thì không nhậm vậy toki</text:p>
          </table:table-cell>
          <table:table-cell table:number-columns-repeated="1023"/>
        </table:table-row>
        <table:table-row table:style-name="ro3">
          <table:table-cell office:value-type="string" calcext:value-type="string">
            <text:p>Pin chỉ đủ dùng tạm bợ, ko giúp đc gì nhiều cho 1 ngày sử dụng</text:p>
          </table:table-cell>
          <table:table-cell table:number-columns-repeated="1023"/>
        </table:table-row>
        <table:table-row table:style-name="ro3">
          <table:table-cell office:value-type="string" calcext:value-type="string">
            <text:p>mình mua sp để nghe tiếng Anh trên xe buýt. Cách ly được tạp âm bên ngoài, bass khá.</text:p>
          </table:table-cell>
          <table:table-cell table:number-columns-repeated="1023"/>
        </table:table-row>
        <table:table-row table:style-name="ro3">
          <table:table-cell office:value-type="string" calcext:value-type="string">
            <text:p>chua xu nen chua biet nhu the nao? khi nao xu dung se co nhan xet sau!</text:p>
          </table:table-cell>
          <table:table-cell table:number-columns-repeated="1023"/>
        </table:table-row>
        <table:table-row table:style-name="ro3">
          <table:table-cell office:value-type="string" calcext:value-type="string">
            <text:p>Dịch vụ giao hàng của Tiki lần này hơi kém, hạn giao hàng 10/03 mà 13/03 mới giao.</text:p>
          </table:table-cell>
          <table:table-cell table:number-columns-repeated="1023"/>
        </table:table-row>
        <table:table-row table:style-name="ro3">
          <table:table-cell office:value-type="string" calcext:value-type="string">
            <text:p>Bao giờ tôi mới nhận được hàng đặt hàng từ chủ nhật rồi mà thứ 6 vẫn chưa thấy j</text:p>
          </table:table-cell>
          <table:table-cell table:number-columns-repeated="1023"/>
        </table:table-row>
        <table:table-row table:style-name="ro3">
          <table:table-cell office:value-type="string" calcext:value-type="string">
            <text:p>sản phẩm giao nhanh, đống gói kỷ, nhưng loại này mau hết pin</text:p>
          </table:table-cell>
          <table:table-cell table:number-columns-repeated="1023"/>
        </table:table-row>
        <table:table-row table:style-name="ro3">
          <table:table-cell office:value-type="string" calcext:value-type="string">
            <text:p>Xài mau hết pin wa.tầm 3 4 tiếng là hết sạch pin.haizz</text:p>
          </table:table-cell>
          <table:table-cell table:number-columns-repeated="1023"/>
        </table:table-row>
        <table:table-row table:style-name="ro3">
          <table:table-cell office:value-type="string" calcext:value-type="string">
            <text:p>Có dùng đc thánh sim ko ad? cắm điện trực tiếp thì có nhanh phồng pin hay cắm trực tiếp tháo pin đc ko ad?</text:p>
          </table:table-cell>
          <table:table-cell table:number-columns-repeated="1023"/>
        </table:table-row>
        <table:table-row table:style-name="ro3">
          <table:table-cell office:value-type="string" calcext:value-type="string">
            <text:p>có sử dụng sim Vietnamobile đc ko shop, đc thì có phải cài đặt j ko</text:p>
          </table:table-cell>
          <table:table-cell table:number-columns-repeated="1023"/>
        </table:table-row>
        <table:table-row table:style-name="ro3">
          <table:table-cell office:value-type="string" calcext:value-type="string">
            <text:p>Tai nghe chất lượng Ok. Hàng Khuyến mãi bị hư khóa.</text:p>
          </table:table-cell>
          <table:table-cell table:number-columns-repeated="1023"/>
        </table:table-row>
        <table:table-row table:style-name="ro3">
          <table:table-cell office:value-type="string" calcext:value-type="string">
            <text:p>Đặt hôm 14/8 hôm nay 19/8 rồi ma chưa nhận đc hàng nhỉ</text:p>
          </table:table-cell>
          <table:table-cell table:number-columns-repeated="1023"/>
        </table:table-row>
        <table:table-row table:style-name="ro2">
          <table:table-cell office:value-type="string" calcext:value-type="string">
            <text:p>Vỏ sản phẩm đã bị cắt và dán lại bằng băng dán. Đề nghị bên phía bán hàng làm rõ lí do vì sao? Vứa mới nhận hàng mở ra đã thấy tình trạng vỏ như vậy nên tôi chưa kiểm tra chất lượng sản phẩm. Hi vọng sẽ có được giải đáp thoả đáng từ Tiki</text:p>
          </table:table-cell>
          <table:table-cell table:number-columns-repeated="1023"/>
        </table:table-row>
        <table:table-row table:style-name="ro4">
          <table:table-cell office:value-type="string" calcext:value-type="string">
            <text:p>Tốc độ ghi chỉ đạt Maximum 19MB/s so tới mức công bố 30MB/s <text:s/>Thử nghiệm trên cổng USB 3.0 với ổ cứng SSD Kingston R/W &gt;500MB/s <text:s/>Tốc độ ghi không ổn định, luôn giao động chênh lệch 1 -&gt; 1,3MB/s (Nếu dùng lưu trữ thì tạm thời ổn, nếu dùng cho các công việc cần độ chính xác, chất lượng... không hợp) <text:s text:c="2"/>Với mức giá ~100K thì khá phù hợp cho nhu cầu phổ thông, nếu nhu cầu cao cấp nên tìm và mua dòng Extreme Go hoặc cao cấp hơn nữa có dòng Extreme Pro.</text:p>
          </table:table-cell>
          <table:table-cell table:number-columns-repeated="1023"/>
        </table:table-row>
        <table:table-row table:style-name="ro3">
          <table:table-cell office:value-type="string" calcext:value-type="string">
            <text:p>đầu cắm bị méo, mình phải tự chỉnh lại mới cắm đc vào máy. dùng để làm usb cài win nên tạm chấp nhận đc.</text:p>
          </table:table-cell>
          <table:table-cell table:number-columns-repeated="1023"/>
        </table:table-row>
        <table:table-row table:style-name="ro3">
          <table:table-cell office:value-type="string" calcext:value-type="string">
            <text:p>hàng tôi nhận đã bị xé rách &amp; dán lại bằng băng keo trong.</text:p>
          </table:table-cell>
          <table:table-cell table:number-columns-repeated="1023"/>
        </table:table-row>
        <table:table-row table:style-name="ro3">
          <table:table-cell office:value-type="string" calcext:value-type="string">
            <text:p>Tốc độ copy quá thấp, như 1 usb 2.0, trong khi cổng kết nối của máy tính cũng là 3.0</text:p>
          </table:table-cell>
          <table:table-cell table:number-columns-repeated="1023"/>
        </table:table-row>
        <table:table-row table:style-name="ro3">
          <table:table-cell office:value-type="string" calcext:value-type="string">
            <text:p>Sản phẩm ít dùng nên không đánh giá được chất lượng</text:p>
          </table:table-cell>
          <table:table-cell table:number-columns-repeated="1023"/>
        </table:table-row>
        <table:table-row table:style-name="ro1">
          <table:table-cell office:value-type="string" calcext:value-type="string">
            <text:p>không biết tại sao lại tồn tại 2 dạng dữ liệu vào cả bộ nhớ máy lẫn thẻ nhớ. <text:s/>khi Dowm dữ liệu chiếm ở máy. khiến cho máy lag khủng khiếp. <text:s/>tôi không phải dân chuyên về cái này nhưng nó thật sự rất tệ khi mà dữ liệu không thể hoàn toàn chuyển qua thẻ nhớ. <text:s/>cứ như cái thẻ chẳng giúp ích được gì cả.</text:p>
          </table:table-cell>
          <table:table-cell table:number-columns-repeated="1023"/>
        </table:table-row>
        <table:table-row table:style-name="ro2">
          <table:table-cell office:value-type="string" calcext:value-type="string">
            <text:p>tốt đọ ghi đọc khá ok. tuy nhiên thẻ không có tem mác nhập khẩu. mực trên thẻ không sắc như thẻ chính hãng FPT của mình mà nhìn dại hơn. xuất sứ trên bao bì là trung quốc.</text:p>
          </table:table-cell>
          <table:table-cell table:number-columns-repeated="1023"/>
        </table:table-row>
        <table:table-row table:style-name="ro2">
          <table:table-cell office:value-type="string" calcext:value-type="string">
            <text:p>Hàng nguyên si. Thẻ 64gb nhưng thực tế chỉ dc 59.4gb. Tốc độ viết 200mb tốc độ đọc 640mb. Mới dùng dc một ngày. Nói chung tạm ổn. Sau độ bền chưa biết thế nào. Sẽ đánh giá sau.</text:p>
          </table:table-cell>
          <table:table-cell table:number-columns-repeated="1023"/>
        </table:table-row>
        <table:table-row table:style-name="ro3">
          <table:table-cell office:value-type="string" calcext:value-type="string">
            <text:p>tốc độ chỉ tầm xấp xỉ 30mb/s, chênh quá nhiều so với quảng cáo</text:p>
          </table:table-cell>
          <table:table-cell table:number-columns-repeated="1023"/>
        </table:table-row>
        <table:table-row table:style-name="ro2">
          <table:table-cell office:value-type="string" calcext:value-type="string">
            <text:p>Đọc ghi ổn định khoảng 30-35MB/s không như mô tả 80MB/s. Mô tả để bảo hành 5 năm dán tem, nhưng k có tem bảo hành, không biết sau này bảo hành như thế nào. Nói chung cũng tạm ổn.</text:p>
          </table:table-cell>
          <table:table-cell table:number-columns-repeated="1023"/>
        </table:table-row>
        <table:table-row table:style-name="ro9">
          <table:table-cell office:value-type="string" calcext:value-type="string">
            <text:p>Thiết kế đẹp, màn tràn viền nhìn khá thích, chân đế mỏng nhưng chắc chắn. Tem ngoài thùng đã bị cắt (có thể do bên tiki bóc để lấy service tag kích hoạt bảo hành, mình mua từ tháng 11, nhưng thấy đã kích hoạt bảo hành từ tháng 9, hoặc vì lý do nào đó mình không biết được). Bị HỞ SÁNG (theo mình tham khảo thì hầu như con ultra nào của dell cũng bị tương tự), nhìn bằng mắt thường rất khó phát hiện ra, trừ trường hợp màn hở sáng quá nặng. Lúc mới nhận về mình bật thử trình built-in seft test của DELL thì kết quả như các ảnh, bị hở sáng 4 góc thấy rõ khi chụp qua camera điện thoại, nhưng nhìn ngoài thì thấy bình thường. Mình có liên hệ bên hỗ trợ thì họ chấp nhận đổi trả, nhưng suy nghĩ lại thì <text:s/>gửi bảo hành mất khá nhiều tgian nên thôi không gửi nữa, sau này có vấn đề gì liên hệ trực tiếp bên DELL cũng được. Các bạn nhân viên hỗ trợ cũng khá nhiệt tình.</text:p>
          </table:table-cell>
          <table:table-cell table:number-columns-repeated="1023"/>
        </table:table-row>
        <table:table-row table:style-name="ro5">
          <table:table-cell office:value-type="string" calcext:value-type="string">
            <text:p>- Màn hình hở sáng nhẹ nhưng ko sao. Nhưng k hiểu sao màn hình nó cứ ám vàng vàng cộng thêm xanh lá. Nói chung màu nó ko được trong cho lắm. Không biết lỗi hay là đặc trưng màn dell là vậy. Mình check bảo hành thì thấy đã kích từ tháng 10. Vậy là trôi bảo hành tận 1 tháng rồi. <text:s/>- Đơn vị phân phối là petro gì gì đó nhập hàng về. Keo thì 1 lớp đã cắt ra. Rồi dán lại bằng keo của nhà phân phối. <text:s/>- Đóng hàng tiki kì này khá tệ. Chỉ chi 1 lớp mút ép 1 bên màn hình. Vận chuyển tới mình hộp bị móp sơ hết rồi - Điều cuối cùng mong mọi người giải đáp là màn hình dell có bị ám vàng ko. Cần phải cân chỉnh lại hay là nguyên thuỷ màn đã đẹp sẵn ko cần tinh chỉnh. Cám ơn mọi người đọc bài đánh giá của em.</text:p>
          </table:table-cell>
          <table:table-cell table:number-columns-repeated="1023"/>
        </table:table-row>
        <table:table-row table:style-name="ro4">
          <table:table-cell office:value-type="string" calcext:value-type="string">
            <text:p>Mình ít thời gian ngày thứ, tin tưởng đặt hàng bên Tiki Trading xong háo hức chờ đợi hàng về mà có đôi chút thất vọng. Không tin vào mắt mình, hở sáng hơi quá, chắc vì vậy nên hiển thị màu đen rất kém, <text:s/>màu sắc rất nhợt nhạt. Dòng màn hình cao cấp của Dell mà màu nhợt nhạt hơn màn cũ của mình rất nhiều, sáng chói đau mắt. Góc dưới bên phải có 1 đốm (mưng) mờ, nhìn kỹ rất khó chịu. Vẫn vote 3 sao vì Tiki hỗ trợ nhiệt tình. Mong Tiki tư vấn đổi trả giúp mình sớm nhất có thể. Cảm ơn Tiki.</text:p>
          </table:table-cell>
          <table:table-cell table:number-columns-repeated="1023"/>
        </table:table-row>
        <table:table-row table:style-name="ro5">
          <table:table-cell office:value-type="string" calcext:value-type="string">
            <text:p>Đóng gói ok, tiki now giao hàng nhanh gọn. Nhưng mở lên xài thì thấy hở sáng, dọc 2 mép màn hình có bóng đen mờ ko đều màu (thấy rõ với nền trắng), ở ngoài nhìn thấy rõ hơn trong hình. Gọi phản ánh <text:s/>--&gt; thu hồi kiểm tra--&gt; bác kỹ thuật gọi điện nói ko có lỗi, hướng dẫn bác ấy để ý thì ghi nhận 2 cái bóng mờ đó, rồi bảo để gửi mail phản hồi. Cuối cùng gửi cái mail bảo ko có lỗi và gửi hàng lại !!!??? Nản nên thôi lấy lại sống chung với lũ, tốn phí ship 2h rồi chờ thêm khoản tgian thu hồi, phí phạm tổng cộng 1 tuần. <text:s/>Về nhà kiểm tra tiếp thì phát hiện hở sáng chỗ khác nữa. Tóm lại là lần sau mua điện máy có giá trị thì ra cửa hàng mua test cho nhanh.</text:p>
          </table:table-cell>
          <table:table-cell table:number-columns-repeated="1023"/>
        </table:table-row>
        <table:table-row table:style-name="ro3">
          <table:table-cell office:value-type="string" calcext:value-type="string">
            <text:p>Mới dùng nên chưa có thể biết tốt hay không thẻ nhớ phải sử dụng 1 thời gian mới có thể đánh giá sản phẩm</text:p>
          </table:table-cell>
          <table:table-cell table:number-columns-repeated="1023"/>
        </table:table-row>
        <table:table-row table:style-name="ro4">
          <table:table-cell office:value-type="string" calcext:value-type="string">
            <text:p>Mình mua ngày 10/2/2020 nhưng tem dán ghi bảo hành đến 18/10/2022, nhưng kiểm tra trên web thì được bảo hành tới 18/1/2023, nghĩa là cũng đã trôi 3 tuần bảo hành, gọi điện tiki phí khá cao mà vẫn chưa nghe phản hồi. Màn hình hở sáng nhưng không ảnh hưởng gì tới trải nghiệm nên thôi cũng lười đổi. Giao hàng đúng hẹn nhưng bọc chỉ 1 lớp nilon và vỏ hộp bị ướt. Nói chung sản phẩm ổn, dịch vụ thì để coi phản hồi của tiki.</text:p>
          </table:table-cell>
          <table:table-cell table:number-columns-repeated="1023"/>
        </table:table-row>
        <table:table-row table:style-name="ro2">
          <table:table-cell office:value-type="string" calcext:value-type="string">
            <text:p>Tiki giao hàng đúng hẹn, đóng gói chắc chắn. Nhưng sau khi test máy thì bị lỗi hở sáng cả 4 góc màn hình, ám vàng cả 2 góc dưới Hiện tại, đã gửi cho Tiki đổi trả và đang đợi nhận được sản phẩm khác</text:p>
          </table:table-cell>
          <table:table-cell table:number-columns-repeated="1023"/>
        </table:table-row>
        <table:table-row table:style-name="ro2">
          <table:table-cell office:value-type="string" calcext:value-type="string">
            <text:p>Tôi cần gấp màn hình. Vì chế độ bảo hành tốt nên tôi chọn tiki. Tuy nhiên hạn giao hàng trong ngày thứ 2, mà đến bây giờ tôi vẫn chưa nhận được hàng để có thể làm việc. Biết trước trễ hạn ntn tôi sẽ lựa chọn mua tại Mediamart cho khỏi bị lỡ việc.</text:p>
          </table:table-cell>
          <table:table-cell table:number-columns-repeated="1023"/>
        </table:table-row>
        <table:table-row table:style-name="ro10">
          <table:table-cell office:value-type="string" calcext:value-type="string">
            <text:p>+) Sản phẩm mình mới nhận hôm nay tức ngày 16/08/2019. Màn hình ok. Nói chung vẫn bị hở sáng nhưng ít. Nếu trong 7 ngày phát sinh lỗi thì sẽ đổi. +) Nói về chất lượng dịch vụ của Tiki, cụ thể là dịch vụ giao hàng. Mình nói thẳng là tệ. Hình thức giao hàng chỉ có Tiki Now với giao hàng tiêu chuẩn. Tiki Now chỉ áp dụng ở 1 số thành phố lớn. Trong khi mình lại ở khu vực thị xã, thị trấn nên ko sử dụng được, chỉ còn cách dùng giao hàng tiêu chuẩn. Mà giao hàng tiêu chuẩn lại quá chậm. Đặt 1 đơn hàng mà phải mất 6 - 7 ngày thậm chí có đơn mình mua mất tận 8 - 10 ngày. Tại sao Tiki lại ko cho khách hàng thêm tùy chọn hình thức giao hàng nhanh của nhà vận chuyển. Điều mà các trang thương mại điện tử khác họ đang làm rất tốt. Giao hàng chỉ 2 - 3 ngày cho những khu vực nông thôn. +) 1 số lưu ý cho mấy bạn mua màn hình này sau mình nhé : loại màn hình này bị tình trạng chung là hở sáng. Ko bị nhiều thì bị ít. nếu bạn mua mà nó hở nhiều quá thì tốt nhất nên đổi bảo hành con khác. mà đổi con khác thì nó vẫn bị hở sáng nhưng hở ít hơn thôi.</text:p>
          </table:table-cell>
          <table:table-cell table:number-columns-repeated="1023"/>
        </table:table-row>
        <table:table-row table:style-name="ro1">
          <table:table-cell office:value-type="string" calcext:value-type="string">
            <text:p>Trước tiên, mình rất hài lòng về tốc độ giao hàng của Tiki. Do ko có thời gian nên ko test kỹ, đem hàng về nhà test lại thấy rất thất vọng, màn hình hở sáng 4 góc rất rộng, rất khó chịu. Mình rất ủng hộ Tiki nên mua luôn hàng Tiki Trading. Rất mong Tiki phản hồi để được đổi lại sản phẩm không bị hở sáng như thế nữa. Cảm ơn Tiki 😄</text:p>
          </table:table-cell>
          <table:table-cell table:number-columns-repeated="1023"/>
        </table:table-row>
        <table:table-row table:style-name="ro3">
          <table:table-cell office:value-type="string" calcext:value-type="string">
            <text:p>có thể gửi giao hàng cho tôi vào chủ nhật 08/09 hay thứ hai 09/09 được không, vì thứ bảy tôi bận rồi.</text:p>
          </table:table-cell>
          <table:table-cell table:number-columns-repeated="1023"/>
        </table:table-row>
        <table:table-row table:style-name="ro2">
          <table:table-cell office:value-type="string" calcext:value-type="string">
            <text:p>Màn hình bị hở sáng, các cạnh màn hình bị loem màu đen,không có dây HDMI để kết nối với CPU, nhìn chung ko được ổn lắm, mong tịi cho mình đổi lại màn với nhé</text:p>
          </table:table-cell>
          <table:table-cell table:number-columns-repeated="1023"/>
        </table:table-row>
        <table:table-row table:style-name="ro3">
          <table:table-cell office:value-type="string" calcext:value-type="string">
            <text:p>Chưa mở hộp Chưa mở hộp Chưa mở hộp Chưa mở hộp Chưa mở hộp Chưa mở hộp</text:p>
          </table:table-cell>
          <table:table-cell table:number-columns-repeated="1023"/>
        </table:table-row>
        <table:table-row table:style-name="ro2">
          <table:table-cell office:value-type="string" calcext:value-type="string">
            <text:p>Sản phẩm tốt ko bàn nhưng đặt hàng đến lúc nhận sản phẩm tới 11 ngày. Ngoài ra đi kèm màn hình không có dây HDMI nên nhận xong phải chạy ra ngoài mua, rất bất tiện. 2 cáp kèm theo ko biết để làm gì.</text:p>
          </table:table-cell>
          <table:table-cell table:number-columns-repeated="1023"/>
        </table:table-row>
        <table:table-row table:style-name="ro3">
          <table:table-cell office:value-type="string" calcext:value-type="string">
            <text:p>Dùng ổn, chép dữ liệu nhanh, Nhưng nếu <text:s/>lỡ cần bảo hành thì làm sao khi không có hóa đơn diện tử /temdán sp.</text:p>
          </table:table-cell>
          <table:table-cell table:number-columns-repeated="1023"/>
        </table:table-row>
        <table:table-row table:style-name="ro2">
          <table:table-cell office:value-type="string" calcext:value-type="string">
            <text:p>Sản phẩm đóng gói cẩn thận, mở dùng ok. Nhân viên giao hàng thời gian hơi khó (12h30). Chỉ thắc mắc tại sao không có dây HDMI như trong giấy tờ đi kèm có ghi?</text:p>
          </table:table-cell>
          <table:table-cell table:number-columns-repeated="1023"/>
        </table:table-row>
        <table:table-row table:style-name="ro2">
          <table:table-cell office:value-type="string" calcext:value-type="string">
            <text:p>Đơn hàng mình mới nhận #783163282, sau khi mở hết và kiểm tra, mình thấy thiếu Cáp Displayport.Nhờ Tiki kiểm tra giúp mình nhé.</text:p>
          </table:table-cell>
          <table:table-cell table:number-columns-repeated="1023"/>
        </table:table-row>
        <table:table-row table:style-name="ro3">
          <table:table-cell office:value-type="string" calcext:value-type="string">
            <text:p>sản phẩm khi nhận đã bung mở thẻ nhớ, không còn nguyên kiện, nhìn cảm quan thẻ vẫn giống hình</text:p>
          </table:table-cell>
          <table:table-cell table:number-columns-repeated="1023"/>
        </table:table-row>
        <table:table-row table:style-name="ro3">
          <table:table-cell office:value-type="string" calcext:value-type="string">
            <text:p>Sản phẩm ko có thẻ bảo hành. Mới dùng thử 1 lần, chưa thấy sai sót. Tốc độ truyền dữ liệu ổn.</text:p>
          </table:table-cell>
          <table:table-cell table:number-columns-repeated="1023"/>
        </table:table-row>
        <table:table-row table:style-name="ro3">
          <table:table-cell office:value-type="string" calcext:value-type="string">
            <text:p>Shipper giao hàng muộn 1 ngày so với thông báo tiki</text:p>
          </table:table-cell>
          <table:table-cell table:number-columns-repeated="1023"/>
        </table:table-row>
        <table:table-row table:style-name="ro3">
          <table:table-cell office:value-type="string" calcext:value-type="string">
            <text:p>Giao hàng đúng hẹn. Vẫn là đặc sản IPS - hở sáng.</text:p>
          </table:table-cell>
          <table:table-cell table:number-columns-repeated="1023"/>
        </table:table-row>
        <table:table-row table:style-name="ro3">
          <table:table-cell office:value-type="string" calcext:value-type="string">
            <text:p>Tôi mua nhận hàng về thì thiếu cổng HDMI, làm phải chạy đi mua cái khác.</text:p>
          </table:table-cell>
          <table:table-cell table:number-columns-repeated="1023"/>
        </table:table-row>
        <table:table-row table:style-name="ro3">
          <table:table-cell office:value-type="string" calcext:value-type="string">
            <text:p>Thẻ tốt nhưng tiki chưa trả hoá đơn cho khách</text:p>
          </table:table-cell>
          <table:table-cell table:number-columns-repeated="1023"/>
        </table:table-row>
        <table:table-row table:style-name="ro3">
          <table:table-cell office:value-type="string" calcext:value-type="string">
            <text:p>màn dùng ổn nhưng màu nhức mắt quá, k thể dùng lâu đc, dù đã cân chỉnh hết mức thì màn vẫn mỏi mắt nếu dùng lâu</text:p>
          </table:table-cell>
          <table:table-cell table:number-columns-repeated="1023"/>
        </table:table-row>
        <table:table-row table:style-name="ro2">
          <table:table-cell office:value-type="string" calcext:value-type="string">
            <text:p>e mua đc gần 2 tuần nhưng do đi ctac nay về mở ra ko thấy có chân đứng shop ạ, chỉ có màn và chân sắt còn chân đứng ko có, shop hổ trợ m với.</text:p>
          </table:table-cell>
          <table:table-cell table:number-columns-repeated="1023"/>
        </table:table-row>
        <table:table-row table:style-name="ro2">
          <table:table-cell office:value-type="string" calcext:value-type="string">
            <text:p>màn hình ko cong lắm, còn lại thì ổn màn hình ko cong lắm, còn lại thì ổn màn hình ko cong lắm, còn lại thì ổn màn hình ko cong lắm, còn lại thì ổn</text:p>
          </table:table-cell>
          <table:table-cell table:number-columns-repeated="1023"/>
        </table:table-row>
        <table:table-row table:style-name="ro3">
          <table:table-cell office:value-type="string" calcext:value-type="string">
            <text:p>shop ơi em lỡ gắn cái này vào trước thì làm sao tháo ra được shop. mong phản hồi sớm. hic</text:p>
          </table:table-cell>
          <table:table-cell table:number-columns-repeated="1023"/>
        </table:table-row>
        <table:table-row table:style-name="ro2">
          <table:table-cell office:value-type="string" calcext:value-type="string">
            <text:p>Mình nhận hàng rồi kiểm tra tốc độ ghi là 16.7MB/s, tốc độ đọc 32.5MB/s. Dung lượng thật 59359MB. còn chất lượng sử dụng rồi mới đánh giá được.</text:p>
          </table:table-cell>
          <table:table-cell table:number-columns-repeated="1023"/>
        </table:table-row>
        <table:table-row table:style-name="ro3">
          <table:table-cell office:value-type="string" calcext:value-type="string">
            <text:p>Dản phẩm dùng tốt nhưng cửa hàng chưa xuất hoá đơn cho bên mình dù mua đã lâu rồi.</text:p>
          </table:table-cell>
          <table:table-cell table:number-columns-repeated="1023"/>
        </table:table-row>
        <table:table-row table:style-name="ro3">
          <table:table-cell office:value-type="string" calcext:value-type="string">
            <text:p>Giao hàng khá nhanh. Màn hình cúp hơi thấp. không ngẩng lên được.</text:p>
          </table:table-cell>
          <table:table-cell table:number-columns-repeated="1023"/>
        </table:table-row>
        <table:table-row table:style-name="ro3">
          <table:table-cell office:value-type="string" calcext:value-type="string">
            <text:p>Không hiểu sao chơi game vào góc tối màu lại bị như này</text:p>
          </table:table-cell>
          <table:table-cell table:number-columns-repeated="1023"/>
        </table:table-row>
        <table:table-row table:style-name="ro3">
          <table:table-cell office:value-type="string" calcext:value-type="string">
            <text:p>Đầy đủ nhưng ko có ốc lắp</text:p>
          </table:table-cell>
          <table:table-cell table:number-columns-repeated="1023"/>
        </table:table-row>
        <table:table-row table:style-name="ro3">
          <table:table-cell office:value-type="string" calcext:value-type="string">
            <text:p>Ngoai hinh san pham dep, khong co loa nen mat tieng khi su dung Hdmi</text:p>
          </table:table-cell>
          <table:table-cell table:number-columns-repeated="1023"/>
        </table:table-row>
        <table:table-row table:style-name="ro3">
          <table:table-cell office:value-type="string" calcext:value-type="string">
            <text:p>Thiếu cổng 3.5 audio, màn mới đẹp, màu hơi nhạt</text:p>
          </table:table-cell>
          <table:table-cell table:number-columns-repeated="1023"/>
        </table:table-row>
        <table:table-row table:style-name="ro1">
          <table:table-cell office:value-type="string" calcext:value-type="string">
            <text:p>sản phẩm nhìn chung ok. Chính hãng, xài mượt. TiKi giao hàng nhanh. Nhưng có 1 vấn đề mình gặp phải là vỏ hộp của chuột giống như bị tháo ra và check số S/N trên vỏ và chuột thì không trùng nhau. Mong TiKi giải thích rõ để không hiểu lầm. Thanks!</text:p>
          </table:table-cell>
          <table:table-cell table:number-columns-repeated="1023"/>
        </table:table-row>
        <table:table-row table:style-name="ro3">
          <table:table-cell office:value-type="string" calcext:value-type="string">
            <text:p>Chưa hỏng</text:p>
          </table:table-cell>
          <table:table-cell table:number-columns-repeated="1023"/>
        </table:table-row>
        <table:table-row table:style-name="ro1">
          <table:table-cell office:value-type="string" calcext:value-type="string">
            <text:p>Hàng đẹp bắt mắt nhưng cái quan trọng nhất của con chuột là click thì lại không nhạy, đèn led không nằm ở giữa mà nằm bên hông nên di chuyển khá khó khi rê ngang thì chuột sẽ đi xuống chứ không theo đường thẳng. Điểm trừ lớn nhất vẫn là chuột trái click kho nhạy lúc được lúc không</text:p>
          </table:table-cell>
          <table:table-cell table:number-columns-repeated="1023"/>
        </table:table-row>
        <table:table-row table:style-name="ro2">
          <table:table-cell office:value-type="string" calcext:value-type="string">
            <text:p>Đã nhận được hàng. giao hàng nhanh đặt tối qua mà chiều nay đã nhận đươc hàng. cảm nhận về 2 nút bấm thì êm, di chuột cảm thấy chưa nhậy, nút cuộn kêu to không êm. không thấy ten dán trên chuột mà chỉ có tem DIGIWORL dán trên vỏ hộp. vỏ</text:p>
          </table:table-cell>
          <table:table-cell table:number-columns-repeated="1023"/>
        </table:table-row>
        <table:table-row table:style-name="ro1">
          <table:table-cell office:value-type="string" calcext:value-type="string">
            <text:p>Hàng còn nguyên seal, mới tinh, mới dùng thì tạm ổn nhưng lâu dài thì chưa biết ra sao vì một số chi tiết hoàn thiện chưa được tốt, cảm giác hơi lỏng lẻo như nắp đậy ở dưới và 2 tấm kích chuột, ngoài ra phần lăn cũng bị nghẹt nghẹt nên cũng hơi khó chịu.</text:p>
          </table:table-cell>
          <table:table-cell table:number-columns-repeated="1023"/>
        </table:table-row>
        <table:table-row table:style-name="ro1">
          <table:table-cell office:value-type="string" calcext:value-type="string">
            <text:p>Mình đã xài qua dòng này nên rất hài lòng về mẫu chuột này của Logitech. Tuy nhiên mình mới đặt mua 1 con màu đỏ, chuột xài vẫn êm nhưng con lăn nghe tiếng lạo xạo, rột rọt khi lăn nghe khá khó chịu, không êm như con cũ của mình. Mình muốn đổi có được ko?</text:p>
          </table:table-cell>
          <table:table-cell table:number-columns-repeated="1023"/>
        </table:table-row>
        <table:table-row table:style-name="ro2">
          <table:table-cell office:value-type="string" calcext:value-type="string">
            <text:p>Số S/N của chuột không trùng với hộp. Hộp đã được bóc. Có vẻ shop tháo để dán bảo hành hàng loạt. Shop cần rút kinh nghiệm. Sản phẩm nhìn còn mới nhưng đế có trầy. Nút ơn, off có vẻ lỏng lẻo.</text:p>
          </table:table-cell>
          <table:table-cell table:number-columns-repeated="1023"/>
        </table:table-row>
        <table:table-row table:style-name="ro2">
          <table:table-cell office:value-type="string" calcext:value-type="string">
            <text:p>Chuột dùng ổn, nút bấm kiểu silent nên bấm không có tiếng động, rất thích điểm này.Tuy nhiên chuột này bị lỗi nút chuột giữa, dùng 1 thời gian bấm nút chuột giữa nhiều là khi lăn kêu rít rít khó chịu, mình mua cả 2 con đều bị.</text:p>
          </table:table-cell>
          <table:table-cell table:number-columns-repeated="1023"/>
        </table:table-row>
        <table:table-row table:style-name="ro2">
          <table:table-cell office:value-type="string" calcext:value-type="string">
            <text:p>Chuột mới nguyên seal (có vạch ra 1 ít để dán tem bảo hành. Tuy nhiên, mình mua <text:s/>ngày 22/5 nhưng tem bảo hành lại check tháng 4/2020. <text:s/>Tiếng click chưa êm (silent) lắm, tạm chấp nhận được.</text:p>
          </table:table-cell>
          <table:table-cell table:number-columns-repeated="1023"/>
        </table:table-row>
        <table:table-row table:style-name="ro1">
          <table:table-cell office:value-type="string" calcext:value-type="string">
            <text:p>Vừa mới nhận hàng, vì mua Tiki nhiều rồi nên cũng không cần kiểm tra trước khi thanh toán nữa. Nhưng bộ Sản phẩm này bao nhựa cứng bị vỡ, rách, chỉ đc dán mép lại bằng băng dính, trông rất cẩu thả. Biết rằng đợt này đơn hàng nhiều nhưng thiết nghĩ <text:s/>Tiki cần cẩn trọng giữ vững uy uy tín doanh, tạo niềm tin cho khách hàng. Trân trọng!</text:p>
          </table:table-cell>
          <table:table-cell table:number-columns-repeated="1023"/>
        </table:table-row>
        <table:table-row table:style-name="ro2">
          <table:table-cell office:value-type="string" calcext:value-type="string">
            <text:p>Cảm giác cầm nắm tốt, nút bấm silent không ồn bấm rất ok, tín hiệu ổn Điểm trừ là chuột có độ chính xác không tốt, kiểu di chuột đến 1 điểm nhưng lại bị lệch sang điểm khác khá khó chịu</text:p>
          </table:table-cell>
          <table:table-cell table:number-columns-repeated="1023"/>
        </table:table-row>
        <table:table-row table:style-name="ro1">
          <table:table-cell office:value-type="string" calcext:value-type="string">
            <text:p>Xài được hơn 1 tuần, vào cấu hình các kiểu trên win 10 mà có vẻ trên bàn làm việc không nhạy lắm.</text:p>
            <text:p>Tiki giao hàng nhanh, +5k tiền anh ship thu thêm khi giao hàng cái này không rõ lắm vì trong biên nhận thấy có 250k thôi. Túm lại: là các bạn nên bỏ ra mua con chuột hơn 500k xem biết đâu ưng hơn con này.</text:p>
          </table:table-cell>
          <table:table-cell table:number-columns-repeated="1023"/>
        </table:table-row>
        <table:table-row table:style-name="ro2">
          <table:table-cell office:value-type="string" calcext:value-type="string">
            <text:p>Tôi từng mua 1 con mã này và sử dụng rất tốt trong 3 năm. Nhưng con chuột này không biết phải do lỗi không mà hiện giờ phần lớn thời gian không điều khiển được. Tôi cần hỗ trợ. Cảm ơn Tiki.</text:p>
          </table:table-cell>
          <table:table-cell table:number-columns-repeated="1023"/>
        </table:table-row>
        <table:table-row table:style-name="ro9">
          <table:table-cell office:value-type="string" calcext:value-type="string">
            <text:p>Khi nhận sản phẩm, mình thử dùng ngay và đây là cảm nhận của mình:</text:p>
            <text:p>- Chuột nhận ngay khi cắm đầu thu tín hiệu vào cổng usb laptop.</text:p>
            <text:p>- Phím bấm êm, nhạy.</text:p>
            <text:p>- Nhỏ, gọn.</text:p>
            <text:p>Và có nhược điểm:</text:p>
            <text:p>- Màu sắc ít quá, mua cho em gái mà e ấy chê là màu ko được tươi trẻ, mặc dù mình đã chọn màu xanh dương.</text:p>
            <text:p>- Nút cuộn chuột có vẻ không được trơn tru lắm, cảm giác cà giật, tuy nhiên dùng vẫn ổn.</text:p>
          </table:table-cell>
          <table:table-cell table:number-columns-repeated="1023"/>
        </table:table-row>
        <table:table-row table:style-name="ro2">
          <table:table-cell office:value-type="string" calcext:value-type="string">
            <text:p>Mình đọc mô tả thấy nói dùng chuột êm, ko phát ra tiếng động. Cơ mà chuột trái, phải thì êm, còn con lăn thì ôi thôi, ồn dã man. Lẽ nào chuột silent là chỉ có bấm silent còn cuộn phải kêu??</text:p>
          </table:table-cell>
          <table:table-cell table:number-columns-repeated="1023"/>
        </table:table-row>
        <table:table-row table:style-name="ro2">
          <table:table-cell office:value-type="string" calcext:value-type="string">
            <text:p>Chuột hơi bé, cầm bị lỏng tay không ôm như chuột thường có dây, ngoài ra hay bị cập kênh nữa nên cảm giác di chuột không chắc và chính xác</text:p>
          </table:table-cell>
          <table:table-cell table:number-columns-repeated="1023"/>
        </table:table-row>
        <table:table-row table:style-name="ro2">
          <table:table-cell office:value-type="string" calcext:value-type="string">
            <text:p>Chuột kêu rất nhỏ và êm, <text:s/>chuột giữa thì âm thanh cũng nhỏ hơn chuột thông thường 1 xíu. Nếu dùng để làm việc thì phù hợp, nếu sử dụng cho nhu cầu chơi game thì không nên, vì khi click với tốc độ nhanh chuột không được nhạy lắm</text:p>
          </table:table-cell>
          <table:table-cell table:number-columns-repeated="1023"/>
        </table:table-row>
        <table:table-row table:style-name="ro2">
          <table:table-cell office:value-type="string" calcext:value-type="string">
            <text:p>Đây là con thứ 2 mình mua. Loại giảm tiếng ồn nhưng đợt này con lăn giữa vẫn quá ồn. Báo đổi mới nhưng vẫn nhận về chuột cũ. Tiếng ồn con lăn giữa giảm đc chút.</text:p>
          </table:table-cell>
          <table:table-cell table:number-columns-repeated="1023"/>
        </table:table-row>
        <table:table-row table:style-name="ro3">
          <table:table-cell office:value-type="string" calcext:value-type="string">
            <text:p>Chưa xài thì chưa biết chuột chất lượng thế nào nhưng thấy hộp đã mở từ trước nên không hài lòng lắm.</text:p>
          </table:table-cell>
          <table:table-cell table:number-columns-repeated="1023"/>
        </table:table-row>
        <table:table-row table:style-name="ro2">
          <table:table-cell office:value-type="string" calcext:value-type="string">
            <text:p>Dùng hơn 03 tháng thì có vấn đề: muốn click chuột trái thì ấn lực mạnh hoặc click hai lần. Lúc mới mua không bị như thế này? Không biết nguyên nhân gì?</text:p>
          </table:table-cell>
          <table:table-cell table:number-columns-repeated="1023"/>
        </table:table-row>
        <table:table-row table:style-name="ro2">
          <table:table-cell office:value-type="string" calcext:value-type="string">
            <text:p>Giao hàng chậm hơn dự kiến 1N dù trả tiki now Hàng chuột mới nhg đã mở hộp dán bảo hành Và sai seri Trải nghiệm dùng bình thường đúng như mô tả</text:p>
          </table:table-cell>
          <table:table-cell table:number-columns-repeated="1023"/>
        </table:table-row>
        <table:table-row table:style-name="ro2">
          <table:table-cell office:value-type="string" calcext:value-type="string">
            <text:p>Chuột dùng rất chi là thích. Bản thân sản phẩm thì rất tốt. Tuy nhiên khâu gửi hàng thì mình chưa hài lòng lắm vì mình đặt 2 cái màu xám mà lại giao hàng 2 cái màu xanh. Do chỉ là thiết bị sử dụng nhỏ nên mình cũng ko muốn hoàn đổi hàng nữa mất công.</text:p>
          </table:table-cell>
          <table:table-cell table:number-columns-repeated="1023"/>
        </table:table-row>
        <table:table-row table:style-name="ro1">
          <table:table-cell office:value-type="string" calcext:value-type="string">
            <text:p>Tôi đã sử dụng sản phẩm chuột này trước đây, phải nói là dòng sản phẩm này dùng rất thích lại tiết kiệm điện So với sản phẩm cũ tôi từng sử dụng thì sản phẩm của nhà cung cấp này chất lượng kém hơn hẳn, đặc biệt là chuột giữa sử dụng bị kêu và không trơn</text:p>
          </table:table-cell>
          <table:table-cell table:number-columns-repeated="1023"/>
        </table:table-row>
        <table:table-row table:style-name="ro2">
          <table:table-cell office:value-type="string" calcext:value-type="string">
            <text:p>2 phím trái phải bấm tốt. con lăn thì bị kêu to và cảm giác lăn rất khó chịu, rẻ tiền. Số S/N và Pin trên chuột không khớp với vỏ sản phẩm ?</text:p>
          </table:table-cell>
          <table:table-cell table:number-columns-repeated="1023"/>
        </table:table-row>
        <table:table-row table:style-name="ro4">
          <table:table-cell office:value-type="string" calcext:value-type="string">
            <text:p>Trước mình cũng hay dùng chuột của Logitech, tuy nhiên đây là lần đầu tiên mình dùng chuột loại không dây, cảm giác nặng tay và không đc linh hoạt lém so với mấy loại trước đây (có lẽ là do pin làm nặng chuột), kiểu dáng đc thiết kế nhô lên trên phần lưng chuột hơi nhìu nên cầm ko thích bằng những loại chuột có đường cong nhẹ, nút trượt ở giữa cảm giác không được chắn chắc lắm. Hàng được đóng chắc chắn, nhân viên hỗ trợ nhiệt tình.</text:p>
          </table:table-cell>
          <table:table-cell table:number-columns-repeated="1023"/>
        </table:table-row>
        <table:table-row table:style-name="ro2">
          <table:table-cell office:value-type="string" calcext:value-type="string">
            <text:p>Mình đã nhận được hàng sau 3 ngày đặt hàng. Chuột đẹp nhưng không nhạy. So với chuột Genius NX-7000 mình đã sử dụng thì không cảm thấy không hài lòng, đường rê chuột dài nhưng chuột di chuyển được một khoảng cách khá ngắn.</text:p>
          </table:table-cell>
          <table:table-cell table:number-columns-repeated="1023"/>
        </table:table-row>
        <table:table-row table:style-name="ro6">
          <table:table-cell office:value-type="string" calcext:value-type="string">
            <text:p>mình mua cũng lâu rồi, dùng được một thời gian (khoảng gần 1 năm) thì nút giữa bị hư, mình gửi lại Tiki bảo hành, lúc nhận lại thì.... vẫn y chang, bấm nút cuốn ở giữa lúc được lúc không, không khác gì lúc chưa bảo hành cả TT^TT.</text:p>
            <text:p>.</text:p>
            <text:p>tóm lại: thấy sản phẩm cầm khá nhẹ, cầm cũng vừa tay, cảm ứng được trên nhiều bề mặt khác nhau (mình thích điểm này), nhưng khi bấm kêu tiếng hơi to, khá nhanh hết pin (có lẽ vì chỉ dùng 1 cục pin với lại mình dùng cũng nhiều).</text:p>
          </table:table-cell>
          <table:table-cell table:number-columns-repeated="1023"/>
        </table:table-row>
        <table:table-row table:style-name="ro3">
          <table:table-cell office:value-type="string" calcext:value-type="string">
            <text:p>chuột xài thấy ok, 2 nốt nhựa thấy xước như đã sử dụng, imei trên chuột và trên đầu thu không trùng nhau</text:p>
          </table:table-cell>
          <table:table-cell table:number-columns-repeated="1023"/>
        </table:table-row>
        <table:table-row table:style-name="ro3">
          <table:table-cell office:value-type="string" calcext:value-type="string">
            <text:p>chạy tốt, nhưng độ chính xác không cao. có vẻ hơi nhanh so với tốc độ bình thường, còn độ bên chưa xác định</text:p>
          </table:table-cell>
          <table:table-cell table:number-columns-repeated="1023"/>
        </table:table-row>
        <table:table-row table:style-name="ro2">
          <table:table-cell office:value-type="string" calcext:value-type="string">
            <text:p>Đang dùng nên chưa đánh giá nhiều, cảm nhận chuột mới dùng sướng, thấy độ hoàn thiện tốt. Không thấy tem bảo hành trên chuột đâu cả.</text:p>
          </table:table-cell>
          <table:table-cell table:number-columns-repeated="1023"/>
        </table:table-row>
        <table:table-row table:style-name="ro2">
          <table:table-cell office:value-type="string" calcext:value-type="string">
            <text:p>Khi nhận hàng bao bì chuột bị chắp vá dán như kiểu không phải hàng mới. Dùng thì mới dùng nên không biết hỏng hóc nhanh <text:s/>không, <text:s/>nhưng nhỏ gọn và nhanh nhạy.</text:p>
          </table:table-cell>
          <table:table-cell table:number-columns-repeated="1023"/>
        </table:table-row>
        <table:table-row table:style-name="ro2">
          <table:table-cell office:value-type="string" calcext:value-type="string">
            <text:p>Tiki giao hàng không kiểm tra sản phẩm. Giao chuột mà không có con chíp làm sao mà sử dụng. Đề nghị bộ phận đóng gói cẩn thận hơn.</text:p>
          </table:table-cell>
          <table:table-cell table:number-columns-repeated="1023"/>
        </table:table-row>
        <table:table-row table:style-name="ro3">
          <table:table-cell office:value-type="string" calcext:value-type="string">
            <text:p>Chuột êm, cầm gọn, nhưng bánh xe lăn thì cảm giác hơi khô, lăn không mượt như những chuột khác mình đã dùng.</text:p>
          </table:table-cell>
          <table:table-cell table:number-columns-repeated="1023"/>
        </table:table-row>
        <table:table-row table:style-name="ro3">
          <table:table-cell office:value-type="string" calcext:value-type="string">
            <text:p>Sản phẩm nhìn rất bẩn và cũ. Giống như hàng trưng bày hoặc tồn kho lâu ngày.</text:p>
          </table:table-cell>
          <table:table-cell table:number-columns-repeated="1023"/>
        </table:table-row>
        <table:table-row table:style-name="ro2">
          <table:table-cell office:value-type="string" calcext:value-type="string">
            <text:p>Mình vừa nhận hàng nhưng mở ra thì hộp đựng đã đã được mở ra trước, và không thấy dán thời gian bảo hành. Con lăn giữa không được êm như bài viết đã nói</text:p>
          </table:table-cell>
          <table:table-cell table:number-columns-repeated="1023"/>
        </table:table-row>
        <table:table-row table:style-name="ro3">
          <table:table-cell office:value-type="string" calcext:value-type="string">
            <text:p>Mới nhận được hàng. Sử dụng tốt. Lâu dài thì chưa biết như thế nào.</text:p>
          </table:table-cell>
          <table:table-cell table:number-columns-repeated="1023"/>
        </table:table-row>
        <table:table-row table:style-name="ro2">
          <table:table-cell office:value-type="string" calcext:value-type="string">
            <text:p>nói chung tiền nào của nấy, đang xài dòng M325 xài thử M185 thấy nó thế nào ấy, rê chuột nó cứ lạng lạng sao ấy, sorry không biết diễn tả thế nào</text:p>
          </table:table-cell>
          <table:table-cell table:number-columns-repeated="1023"/>
        </table:table-row>
        <table:table-row table:style-name="ro3">
          <table:table-cell office:value-type="string" calcext:value-type="string">
            <text:p>Chuột có 2 nút phải trái click rất ổn, nghe êm. Nhưng cuộn kêu to quá. Thêm ít tiền mua con M331 có vẻ OK hơn hẳn.</text:p>
          </table:table-cell>
          <table:table-cell table:number-columns-repeated="1023"/>
        </table:table-row>
        <table:table-row table:style-name="ro3">
          <table:table-cell office:value-type="string" calcext:value-type="string">
            <text:p>Tất cả đều nhạy có điều con lăn chuột mượt mà quá <text:s text:c="2"/>chơi game bunny ko đc tại vì chuột quá mượt</text:p>
          </table:table-cell>
          <table:table-cell table:number-columns-repeated="1023"/>
        </table:table-row>
        <table:table-row table:style-name="ro3">
          <table:table-cell office:value-type="string" calcext:value-type="string">
            <text:p>Chuột form nhỏ, dễ cầm, nút cũng rất êm, độ trễ thấp . Tuy nhiên sensor di chuyển không chính xác, rất khó chịu.</text:p>
          </table:table-cell>
          <table:table-cell table:number-columns-repeated="1023"/>
        </table:table-row>
        <table:table-row table:style-name="ro3">
          <table:table-cell office:value-type="string" calcext:value-type="string">
            <text:p>Chuột tạm ổn, xài vẫn okay nhưng mới mua về thì đèn led đã bị hư không sáng </text:p>
          </table:table-cell>
          <table:table-cell table:number-columns-repeated="1023"/>
        </table:table-row>
        <table:table-row table:style-name="ro3">
          <table:table-cell office:value-type="string" calcext:value-type="string">
            <text:p>Có được đổi cái khác không shop , mình mới mua chưa tới 3 tháng mà chuột đã nhảy loạn xạ <text:s/></text:p>
          </table:table-cell>
          <table:table-cell table:number-columns-repeated="1023"/>
        </table:table-row>
        <table:table-row table:style-name="ro3">
          <table:table-cell office:value-type="string" calcext:value-type="string">
            <text:p>Sử dụng tạm ổn nhưng giá hơi cao</text:p>
          </table:table-cell>
          <table:table-cell table:number-columns-repeated="1023"/>
        </table:table-row>
        <table:table-row table:style-name="ro3">
          <table:table-cell office:value-type="string" calcext:value-type="string">
            <text:p>mình mới mua chuột mà sao mình bật lên hoài mà nó vẫn không sáng đèn lên được?</text:p>
          </table:table-cell>
          <table:table-cell table:number-columns-repeated="1023"/>
        </table:table-row>
        <table:table-row table:style-name="ro3">
          <table:table-cell office:value-type="string" calcext:value-type="string">
            <text:p>Chân chuột xước như dùng rồi</text:p>
          </table:table-cell>
          <table:table-cell table:number-columns-repeated="1023"/>
        </table:table-row>
        <table:table-row table:style-name="ro3">
          <table:table-cell office:value-type="string" calcext:value-type="string">
            <text:p>bình thường. muốn xịn hơn nữa thì bỏ thêm tiền. còn 200k thì này đúng rồi.</text:p>
          </table:table-cell>
          <table:table-cell table:number-columns-repeated="1023"/>
        </table:table-row>
        <table:table-row table:style-name="ro3">
          <table:table-cell office:value-type="string" calcext:value-type="string">
            <text:p>Màu sắc và hình dạng ok nhưng nút nhấn và kéo lên xuống không mượt. Cứ rè rè khó chịu</text:p>
          </table:table-cell>
          <table:table-cell table:number-columns-repeated="1023"/>
        </table:table-row>
        <table:table-row table:style-name="ro3">
          <table:table-cell office:value-type="string" calcext:value-type="string">
            <text:p>Chuột chạy tạm ổn nhưng nhiều lúc bị kẹt nút, màu xanh không giống hình.</text:p>
          </table:table-cell>
          <table:table-cell table:number-columns-repeated="1023"/>
        </table:table-row>
        <table:table-row table:style-name="ro3">
          <table:table-cell office:value-type="string" calcext:value-type="string">
            <text:p>Đạt yêu cầu</text:p>
          </table:table-cell>
          <table:table-cell table:number-columns-repeated="1023"/>
        </table:table-row>
        <table:table-row table:style-name="ro3">
          <table:table-cell office:value-type="string" calcext:value-type="string">
            <text:p>chuột sử dụng cổng hồng ngoại có đèn phát sáng nhẹ nhưng giao chuột mình đèn bị hư.</text:p>
          </table:table-cell>
          <table:table-cell table:number-columns-repeated="1023"/>
        </table:table-row>
        <table:table-row table:style-name="ro3">
          <table:table-cell office:value-type="string" calcext:value-type="string">
            <text:p>Chuột click êm nhưng con lăn thì không ưng, tiếng kêu con lăn như xe khô dầu.</text:p>
          </table:table-cell>
          <table:table-cell table:number-columns-repeated="1023"/>
        </table:table-row>
        <table:table-row table:style-name="ro3">
          <table:table-cell office:value-type="string" calcext:value-type="string">
            <text:p>thỉnh <text:s/>thoảng chuột bị lag tự chạy lên góc màn hình, chuột khá là bé nên cầm khá khó chịu, chất liệu nhựa hơi ọp ẹp</text:p>
          </table:table-cell>
          <table:table-cell table:number-columns-repeated="1023"/>
        </table:table-row>
        <table:table-row table:style-name="ro3">
          <table:table-cell office:value-type="string" calcext:value-type="string">
            <text:p>xài cũng ổn mỗi tội trượt chưa đc mượt lắm</text:p>
          </table:table-cell>
          <table:table-cell table:number-columns-repeated="1023"/>
        </table:table-row>
        <table:table-row table:style-name="ro7">
          <table:table-cell office:value-type="string" calcext:value-type="string">
            <text:p>Một mức giá khá rẻ cho chuột không dây có khả năng cơ động cao.</text:p>
            <text:p>_Thiết kế đơn giản, dễ quen dùng, có điểm nhấn bo viền giữa thân hơi nhám tạo cảm giác dễ chịu. Phần dưới thiết kế không thực sự khả quan, nếu không dùng trên mặt phẳng dễ bị vướng và lớp đệm không thực sự chất lượng, cảm giác rê chuột vẫn còn khá thô với lực ma sát hơi cao.</text:p>
            <text:p>_Trọng lượng nhẹ, có tính cơ động, tổng quan khá nhỏ, cầm vừa tay người có tay nhỏ nhưng người có tay lớn thì khá khó.</text:p>
            <text:p>_Nút bấm êm nhưng tạo tiếng click vang khá rõ. Nút cuộn 2 chiều ở giữa không quá tốt, chuột nhỏ nhưng ôm tròn khá dốc khiến việc cuộn không dễ trơn tru bình thường, tuy nhiên vẫn khá nhạy và có cảm giác cuộn theo nấc khá rõ.</text:p>
            <text:p>_Pin cầm khá ổn, dùng được thời gian dài trừ phi bạn dùng xong không tắt liên tục.</text:p>
          </table:table-cell>
          <table:table-cell table:number-columns-repeated="1023"/>
        </table:table-row>
        <table:table-row table:style-name="ro3">
          <table:table-cell office:value-type="string" calcext:value-type="string">
            <text:p>chuột trái , phải êm nhưng con lăn ồn, ko thích lắm</text:p>
          </table:table-cell>
          <table:table-cell table:number-columns-repeated="1023"/>
        </table:table-row>
        <table:table-row table:style-name="ro3">
          <table:table-cell office:value-type="string" calcext:value-type="string">
            <text:p>Cảm giác cầm tốt,nhưng tín hiệu usb yếu.nhiều lúc bấm rồi phải 1s đến 2s mới nhận lệnh.</text:p>
          </table:table-cell>
          <table:table-cell table:number-columns-repeated="1023"/>
        </table:table-row>
        <table:table-row table:style-name="ro3">
          <table:table-cell office:value-type="string" calcext:value-type="string">
            <text:p>chuột mua được 3 tháng đã hỏng con lăn. chất lượng phù hợp với giá tiền. giao hàng đóng gói tốt</text:p>
          </table:table-cell>
          <table:table-cell table:number-columns-repeated="1023"/>
        </table:table-row>
        <table:table-row table:style-name="ro3">
          <table:table-cell office:value-type="string" calcext:value-type="string">
            <text:p>Không di được trên bàn kính. Chỉ di được trên bàn gỗ sáng hoặc tối màu.</text:p>
          </table:table-cell>
          <table:table-cell table:number-columns-repeated="1023"/>
        </table:table-row>
        <table:table-row table:style-name="ro3">
          <table:table-cell office:value-type="string" calcext:value-type="string">
            <text:p>Nắp pin rất ọp ẹp bạn ạ. Lỏng lẻo.</text:p>
          </table:table-cell>
          <table:table-cell table:number-columns-repeated="1023"/>
        </table:table-row>
        <table:table-row table:style-name="ro2">
          <table:table-cell office:value-type="string" calcext:value-type="string">
            <text:p>Về dùng đc vài tiếng sau thấy mất mạng hết cả mạng chính lun. Rồi làm cho mạng chính chập chời lúc có lúc ko. Mệt mỏi khi cứ kết nối tới lui. Cứ nghĩ mua về để cải thiện mạng yếu chớ. Ai có thể giúp tôi đc ko.</text:p>
          </table:table-cell>
          <table:table-cell table:number-columns-repeated="1023"/>
        </table:table-row>
        <table:table-row table:style-name="ro3">
          <table:table-cell office:value-type="string" calcext:value-type="string">
            <text:p>Con lăn kêu quá to, chuột không nhạy lắm, cho 3 sao</text:p>
          </table:table-cell>
          <table:table-cell table:number-columns-repeated="1023"/>
        </table:table-row>
        <table:table-row table:style-name="ro3">
          <table:table-cell office:value-type="string" calcext:value-type="string">
            <text:p>chuột nhỏ so với tay người lớn</text:p>
          </table:table-cell>
          <table:table-cell table:number-columns-repeated="1023"/>
        </table:table-row>
        <table:table-row table:style-name="ro1">
          <table:table-cell office:value-type="string" calcext:value-type="string">
            <text:p>Nhỏ gọn và rẻ nhưng thậm chí không có lỗ để treo như những con access point thường dùng nên khá bất tiện. Để bàn thì Ok.</text:p>
            <text:p/>
            <text:p>Vào menu để cấu hình thì quá sơ sài. Phù hợp với gia đình nhỏ cắm và xài chớ muốn cấu hình cài đặt theo ý thì rất bất tiện</text:p>
          </table:table-cell>
          <table:table-cell table:number-columns-repeated="1023"/>
        </table:table-row>
        <table:table-row table:style-name="ro2">
          <table:table-cell office:value-type="string" calcext:value-type="string">
            <text:p>Tiki giao hàng nhanh, đóng gói tốt. Hình thức được. Dễ cài đặt. <text:s/>Nhưng sóng thu từ wifi phát ra Lan rất chậm. Mình thu wifi để ra Lan cho FPT PlayTivi giật không thể xem được.</text:p>
          </table:table-cell>
          <table:table-cell table:number-columns-repeated="1023"/>
        </table:table-row>
        <table:table-row table:style-name="ro3">
          <table:table-cell office:value-type="string" calcext:value-type="string">
            <text:p>Chất lượng gia công chưa tương xứng giá tiền, cảm giác cầm không mượt mà.</text:p>
          </table:table-cell>
          <table:table-cell table:number-columns-repeated="1023"/>
        </table:table-row>
        <table:table-row table:style-name="ro3">
          <table:table-cell office:value-type="string" calcext:value-type="string">
            <text:p>Sản phẩm đúng như mô tả. Nhưng tôi không nhận được phiếu bảo hành?</text:p>
          </table:table-cell>
          <table:table-cell table:number-columns-repeated="1023"/>
        </table:table-row>
        <table:table-row table:style-name="ro2">
          <table:table-cell office:value-type="string" calcext:value-type="string">
            <text:p>Dùng hơn 10 này chưa thấy hỏng...tiki sau khi đặt hàng không gọi xác nhận thông tin..nhỡ ai đó đặt chơi người khác thì tiki sẽ tốn công gửi vì hàng sẽ quay về...</text:p>
          </table:table-cell>
          <table:table-cell table:number-columns-repeated="1023"/>
        </table:table-row>
        <table:table-row table:style-name="ro3">
          <table:table-cell office:value-type="string" calcext:value-type="string">
            <text:p>Sản phẩm mua về mạng phát ra chập chờn không ổn định được một lúc lại mất mạng.</text:p>
          </table:table-cell>
          <table:table-cell table:number-columns-repeated="1023"/>
        </table:table-row>
        <table:table-row table:style-name="ro3">
          <table:table-cell office:value-type="string" calcext:value-type="string">
            <text:p>nắp pin bị lỏng khi di chuyển kêu cọc cọc , vỏ niêm phong đã bị cắt</text:p>
          </table:table-cell>
          <table:table-cell table:number-columns-repeated="1023"/>
        </table:table-row>
        <table:table-row table:style-name="ro2">
          <table:table-cell office:value-type="string" calcext:value-type="string">
            <text:p>Tốc độ ko được ổn định, tốc độ LAN là 27m, nhưng tốc độ Wifi thì có lúc 27m nhưng có lúc 13m, khả năng xuyên tường ko tốt mặc dù anten 5db</text:p>
          </table:table-cell>
          <table:table-cell table:number-columns-repeated="1023"/>
        </table:table-row>
        <table:table-row table:style-name="ro3">
          <table:table-cell office:value-type="string" calcext:value-type="string">
            <text:p>màu đẹp. sao logictis mà nhẹ quá</text:p>
          </table:table-cell>
          <table:table-cell table:number-columns-repeated="1023"/>
        </table:table-row>
        <table:table-row table:style-name="ro3">
          <table:table-cell office:value-type="string" calcext:value-type="string">
            <text:p>hơi nhỏ cầm bị mỏi tay, rê chuột ngang bị lệch lên trên 1 tí, click êm, ít hao pin</text:p>
          </table:table-cell>
          <table:table-cell table:number-columns-repeated="1023"/>
        </table:table-row>
        <table:table-row table:style-name="ro3">
          <table:table-cell office:value-type="string" calcext:value-type="string">
            <text:p>Bọ totolink này cài đặt có cần cắm dậy mạng wan vào không ạ</text:p>
          </table:table-cell>
          <table:table-cell table:number-columns-repeated="1023"/>
        </table:table-row>
        <table:table-row table:style-name="ro3">
          <table:table-cell office:value-type="string" calcext:value-type="string">
            <text:p>nhận hàng về sài ok đc 1 tháng đầu. sao đó bị cháy mạch trong ko sài đc nữa!.</text:p>
          </table:table-cell>
          <table:table-cell table:number-columns-repeated="1023"/>
        </table:table-row>
        <table:table-row table:style-name="ro3">
          <table:table-cell office:value-type="string" calcext:value-type="string">
            <text:p>Xài sóng tạm ổn,tuỳ theo nhà mạng mà tốc độ nhanh hay chậm</text:p>
          </table:table-cell>
          <table:table-cell table:number-columns-repeated="1023"/>
        </table:table-row>
        <table:table-row table:style-name="ro3">
          <table:table-cell office:value-type="string" calcext:value-type="string">
            <text:p>Khoảng cách từ bộ phát vào phòng ngủ chưa đầy 10m, mà đóng cửa phòng là wifi chỉ còn 1~2 vạch</text:p>
          </table:table-cell>
          <table:table-cell table:number-columns-repeated="1023"/>
        </table:table-row>
        <table:table-row table:style-name="ro3">
          <table:table-cell office:value-type="string" calcext:value-type="string">
            <text:p>Hài lòng. Chuột chất lượng tốt, mẫu mã đẹp, giao hàng sau 1 ngày order</text:p>
          </table:table-cell>
          <table:table-cell table:number-columns-repeated="1023"/>
        </table:table-row>
        <table:table-row table:style-name="ro3">
          <table:table-cell office:value-type="string" calcext:value-type="string">
            <text:p>bình thườngg, sóng yếu chỉ dùng đc không gian nhỏ</text:p>
          </table:table-cell>
          <table:table-cell table:number-columns-repeated="1023"/>
        </table:table-row>
        <table:table-row table:style-name="ro3">
          <table:table-cell office:value-type="string" calcext:value-type="string">
            <text:p>hàng cũ, date 2017, tuy nhiên hiện chạy tốt chưa thấy lỗi.</text:p>
          </table:table-cell>
          <table:table-cell table:number-columns-repeated="1023"/>
        </table:table-row>
        <table:table-row table:style-name="ro3">
          <table:table-cell office:value-type="string" calcext:value-type="string">
            <text:p>Hoạt động không ổn định, mạng chập chờn và tốc độ khá chậm.</text:p>
          </table:table-cell>
          <table:table-cell table:number-columns-repeated="1023"/>
        </table:table-row>
        <table:table-row table:style-name="ro3">
          <table:table-cell office:value-type="string" calcext:value-type="string">
            <text:p>mới sử dụng thì rất tốt nhưng sau đó 1 tháng thì bắt đầu có hiện tượng chập chờn dù có reset</text:p>
          </table:table-cell>
          <table:table-cell table:number-columns-repeated="1023"/>
        </table:table-row>
        <table:table-row table:style-name="ro3">
          <table:table-cell office:value-type="string" calcext:value-type="string">
            <text:p>Hang binh on . Giao nhanh ok</text:p>
          </table:table-cell>
          <table:table-cell table:number-columns-repeated="1023"/>
        </table:table-row>
        <table:table-row table:style-name="ro3">
          <table:table-cell office:value-type="string" calcext:value-type="string">
            <text:p>Ok dùng dk</text:p>
          </table:table-cell>
          <table:table-cell table:number-columns-repeated="1023"/>
        </table:table-row>
        <table:table-row table:style-name="ro3">
          <table:table-cell office:value-type="string" calcext:value-type="string">
            <text:p>Ko ổn định, Tính năng repeater chạy lúc <text:s/>dc , lúc ko</text:p>
          </table:table-cell>
          <table:table-cell table:number-columns-repeated="1023"/>
        </table:table-row>
        <table:table-row table:style-name="ro3">
          <table:table-cell office:value-type="string" calcext:value-type="string">
            <text:p>Em sử dụng được rồi cảm ơn tiki nhiều mạng dùng tốt</text:p>
          </table:table-cell>
          <table:table-cell table:number-columns-repeated="1023"/>
        </table:table-row>
        <table:table-row table:style-name="ro4">
          <table:table-cell office:value-type="string" calcext:value-type="string">
            <text:p>Phòng mình 15 m2, có 1 gác. Để cục phát này ở bàn làm việc ngồi bên cạnh sử dụng thì full sóng, nhg vẫn đơ, rớt mạng khi chơi game online, . Lên gác xem youtobe , xem phim thì sóng còn 1- 2 vạch Đứt mạng gần như toàn tập ( khuyên các bạn- ko nên tham của rẻ như mình 174 k) Hiện nay đã gửi lại cho Tiki kiểm tra. Hi vọng được trả lại sản phẩm này để chọn mua 1 sản phẩm khác tốt hơn, giá cao hơn, chắc chất lượng cũng tốt hơn. Đang nghĩ tới cục wifi Chuẩn AC.</text:p>
          </table:table-cell>
          <table:table-cell table:number-columns-repeated="1023"/>
        </table:table-row>
        <table:table-row table:style-name="ro2">
          <table:table-cell office:value-type="string" calcext:value-type="string">
            <text:p>Chuột bấm êm, không tiếng ồn.</text:p>
            <text:p>Nhược điểm nút cuộn gây đau tay, không dễ cuộn</text:p>
          </table:table-cell>
          <table:table-cell table:number-columns-repeated="1023"/>
        </table:table-row>
        <table:table-row table:style-name="ro3">
          <table:table-cell office:value-type="string" calcext:value-type="string">
            <text:p>Đẹp, tiếng kêu nhỏ. PIN có vẻ hơi lỏng. Tương đối hài lòng.</text:p>
          </table:table-cell>
          <table:table-cell table:number-columns-repeated="1023"/>
        </table:table-row>
        <table:table-row table:style-name="ro6">
          <table:table-cell office:value-type="string" calcext:value-type="string">
            <text:p>Tai nghe mua của Tiki trading nên yên tâm 100%. Chất lượng tai nghe ổn trong tầm giá. Tuy nhiên nhân viên giao hàng không thân thiện, mặc dù hàng đã thanh toán, giao hàng tiki now, anh giao hàng gọi thì mình nhấc máy nhanh gọn lẹ, mình dạ-vâng-cảm ơn khi nhận hàng, nhưng nhân viên giao hàng hành xử, ăn nói cộc lốc mình cảm thấy không hài lòng về chất lượng dịch vụ. Bình thường được anh shipper Tiki kia giao hàng rất vui vẻ, nay đổi qua anh này thì... Sản phẩm 5 sao, trừ 2 sao chất lượng dịch vụ để Tiki xem xét cải thiện.</text:p>
          </table:table-cell>
          <table:table-cell table:number-columns-repeated="1023"/>
        </table:table-row>
        <table:table-row table:style-name="ro4">
          <table:table-cell office:value-type="string" calcext:value-type="string">
            <text:p>- Hàng được gói cẩn thận, cám ơn các bạn nhiều. - Nếu kết nối bằng điện thoại thì âm thanh rõ. - Nhưng kết nối từ labtop cùng bật 1 bài hát thì âm thanh bị rè (Mình nghĩ micro bị nhiễu âm thanh khi nằmg cũng phía với loa bên phải..vì gõ tay vào tai nghe bên phải nghe âm thanh vọng lại). Khả năng ở vấn đề này ở headphone vì máy tính mình chạy tốt (Lenovo P50) với nhiều loại headphone khác. Bên bán đổi headphone khác để mình kiểm tra được không?</text:p>
          </table:table-cell>
          <table:table-cell table:number-columns-repeated="1023"/>
        </table:table-row>
        <table:table-row table:style-name="ro3">
          <table:table-cell office:value-type="string" calcext:value-type="string">
            <text:p>Phím command bên trái bị kênh, không chuẩn.</text:p>
          </table:table-cell>
          <table:table-cell table:number-columns-repeated="1023"/>
        </table:table-row>
        <table:table-row table:style-name="ro2">
          <table:table-cell office:value-type="string" calcext:value-type="string">
            <text:p>Nghe không phê mấy ae ạ,vẫn hối hận vì tiếc tiền không mua cái đắt hơn. <text:s/>Nó không tương thích với con ipX của tôi hay sao ý mà nghe chán lắm</text:p>
          </table:table-cell>
          <table:table-cell table:number-columns-repeated="1023"/>
        </table:table-row>
        <table:table-row table:style-name="ro2">
          <table:table-cell office:value-type="string" calcext:value-type="string">
            <text:p>tai nghe mình dùng khá ổn. tuy nhiên đôi khi hay bị chập chờn, kiểu như giật giật, có cách nào khắc phục k ạ, khá khó chịu về vấn đề này</text:p>
          </table:table-cell>
          <table:table-cell table:number-columns-repeated="1023"/>
        </table:table-row>
        <table:table-row table:style-name="ro3">
          <table:table-cell office:value-type="string" calcext:value-type="string">
            <text:p>Sản phẩm đẹp giao hàng nhanh. Mua hàng tiki nhiều nhưng không thấy chương trình khách hàng thân thiết</text:p>
          </table:table-cell>
          <table:table-cell table:number-columns-repeated="1023"/>
        </table:table-row>
        <table:table-row table:style-name="ro2">
          <table:table-cell office:value-type="string" calcext:value-type="string">
            <text:p>dây sạc quá ngắn. chưa tới 20 cm . sạc cắm vào tai nghe không chặt. lỏng lẽo, dẽ bị sút ra. tai nghe ok, nhung day sac thi qua chán</text:p>
          </table:table-cell>
          <table:table-cell table:number-columns-repeated="1023"/>
        </table:table-row>
        <table:table-row table:style-name="ro3">
          <table:table-cell office:value-type="string" calcext:value-type="string">
            <text:p>Tai nghe pin rất tốt, kết nối cũng rộng, tuy nhiên chất âm chưa thực sự hay, và đeo cũng khá đau tai</text:p>
          </table:table-cell>
          <table:table-cell table:number-columns-repeated="1023"/>
        </table:table-row>
        <table:table-row table:style-name="ro3">
          <table:table-cell office:value-type="string" calcext:value-type="string">
            <text:p>có được bảo hành khi mang ra nước ngoài k e ? ( mua cho con đi học? )</text:p>
          </table:table-cell>
          <table:table-cell table:number-columns-repeated="1023"/>
        </table:table-row>
        <table:table-row table:style-name="ro3">
          <table:table-cell office:value-type="string" calcext:value-type="string">
            <text:p>Có bao gồm vat chưa shop? Nếu mua xuất hoá đơn gtgt dc ko?</text:p>
          </table:table-cell>
          <table:table-cell table:number-columns-repeated="1023"/>
        </table:table-row>
        <table:table-row table:style-name="ro3">
          <table:table-cell office:value-type="string" calcext:value-type="string">
            <text:p>Tai bé, chất lượng âm bình thường</text:p>
          </table:table-cell>
          <table:table-cell table:number-columns-repeated="1023"/>
        </table:table-row>
        <table:table-row table:style-name="ro1">
          <table:table-cell office:value-type="string" calcext:value-type="string">
            <text:p>Nhìn chung thì không thể yêu cầu cao cho một thiết bị giá quá dễ chịu. Sản phẩm được Tiki đóng gói cẩn thận. Về chất lượng thì mới dùng nên tạm nhận xét như sau: Sóng khỏe cắm ngay vào usb laptop mà thấy ngay độ mạnh của wifi, phần thân + driver thì ổn còn phần nắp usb thì hơi lỏng lẻo dễ tuột nắp.</text:p>
          </table:table-cell>
          <table:table-cell table:number-columns-repeated="1023"/>
        </table:table-row>
        <table:table-row table:style-name="ro2">
          <table:table-cell office:value-type="string" calcext:value-type="string">
            <text:p>Bạn nào ý định mua tai nghe này chỉ để nghe nhạc thì không nên mua, tai nghe thiết kế rất to dễ đau tai nhất là khi muốn nằm nghe nhạc thư giãn, cái này chỉ phú hợp cho mấy bạn chơi game ngồi thẳng thôi.</text:p>
          </table:table-cell>
          <table:table-cell table:number-columns-repeated="1023"/>
        </table:table-row>
        <table:table-row table:style-name="ro3">
          <table:table-cell office:value-type="string" calcext:value-type="string">
            <text:p>Đóng gói kỹ càng. Giao hàng nhanh. Phụ kiện đầy đủ Chất lượng nghe tạm ổn, tuy nhiên tai bên phải thường xuyên bị rè.</text:p>
          </table:table-cell>
          <table:table-cell table:number-columns-repeated="1023"/>
        </table:table-row>
        <table:table-row table:style-name="ro3">
          <table:table-cell office:value-type="string" calcext:value-type="string">
            <text:p>tai ghe rất tốt ko bị hư nhưng âm bass trầm không tốt , nghe nhạc ko thực sự đã tai đánh giá 5/10</text:p>
          </table:table-cell>
          <table:table-cell table:number-columns-repeated="1023"/>
        </table:table-row>
        <table:table-row table:style-name="ro3">
          <table:table-cell office:value-type="string" calcext:value-type="string">
            <text:p>Sau 1 năm sử dụng, bắt k còn mạnh. Nhưn giá rẻ nên k quan trọng lắm.</text:p>
          </table:table-cell>
          <table:table-cell table:number-columns-repeated="1023"/>
        </table:table-row>
        <table:table-row table:style-name="ro3">
          <table:table-cell office:value-type="string" calcext:value-type="string">
            <text:p>mìn mua về xài tốt nhưng mới được 2 tháng là cháy không biết shop bảo hành sao vậy</text:p>
          </table:table-cell>
          <table:table-cell table:number-columns-repeated="1023"/>
        </table:table-row>
        <table:table-row table:style-name="ro3">
          <table:table-cell office:value-type="string" calcext:value-type="string">
            <text:p>Bác nào muốn mua để lướt web xem phim thì được. Chứ để chơi game thì không nên nhé. Nó bị ping rất cao. Lag lắm</text:p>
          </table:table-cell>
          <table:table-cell table:number-columns-repeated="1023"/>
        </table:table-row>
        <table:table-row table:style-name="ro3">
          <table:table-cell office:value-type="string" calcext:value-type="string">
            <text:p>mình đã nhận được tai nghe. chưa biết dùng được lâu ko, nhưng shop giao thiếu đế điện thoại</text:p>
          </table:table-cell>
          <table:table-cell table:number-columns-repeated="1023"/>
        </table:table-row>
        <table:table-row table:style-name="ro3">
          <table:table-cell office:value-type="string" calcext:value-type="string">
            <text:p>Nút tròn k có tác dụng gì tưởng nút tắc mở âm thanh nhưng bấm r k có tác dụng</text:p>
          </table:table-cell>
          <table:table-cell table:number-columns-repeated="1023"/>
        </table:table-row>
        <table:table-row table:style-name="ro3">
          <table:table-cell office:value-type="string" calcext:value-type="string">
            <text:p>hàng về lâu, hộp đựng móp méo, quà tặng kèm xấu tệ</text:p>
          </table:table-cell>
          <table:table-cell table:number-columns-repeated="1023"/>
        </table:table-row>
        <table:table-row table:style-name="ro3">
          <table:table-cell office:value-type="string" calcext:value-type="string">
            <text:p>Mẫu mã đẹp , âm thanh tốt , nhưng khi quay video thì nghe tiếng mình nói chứ ko nghe tiếng game</text:p>
          </table:table-cell>
          <table:table-cell table:number-columns-repeated="1023"/>
        </table:table-row>
        <table:table-row table:style-name="ro3">
          <table:table-cell office:value-type="string" calcext:value-type="string">
            <text:p>Ai có thể hướng dẫn mình cách sử dụng được không ạ ?</text:p>
          </table:table-cell>
          <table:table-cell table:number-columns-repeated="1023"/>
        </table:table-row>
        <table:table-row table:style-name="ro3">
          <table:table-cell office:value-type="string" calcext:value-type="string">
            <text:p>sản phẩn khá ok nhưng trong hình là dây màu đỏ sao tai nghe của mình màu đen ?</text:p>
          </table:table-cell>
          <table:table-cell table:number-columns-repeated="1023"/>
        </table:table-row>
        <table:table-row table:style-name="ro3">
          <table:table-cell office:value-type="string" calcext:value-type="string">
            <text:p>sản phẩm tốt nhưng shop giao thiếu chân kê điện thoại tặng kèm</text:p>
          </table:table-cell>
          <table:table-cell table:number-columns-repeated="1023"/>
        </table:table-row>
        <table:table-row table:style-name="ro3">
          <table:table-cell office:value-type="string" calcext:value-type="string">
            <text:p>Đã bán cho thợ rã linh kiệnĐã bán cho thợ rã linh kiệnĐã bán cho thợ rã linh kiện</text:p>
          </table:table-cell>
          <table:table-cell table:number-columns-repeated="1023"/>
        </table:table-row>
        <table:table-row table:style-name="ro3">
          <table:table-cell office:value-type="string" calcext:value-type="string">
            <text:p>Tai nghe nghe tốt nhưng míc nói có tiếng vang làm cho người gọi khó nghe</text:p>
          </table:table-cell>
          <table:table-cell table:number-columns-repeated="1023"/>
        </table:table-row>
        <table:table-row table:style-name="ro3">
          <table:table-cell office:value-type="string" calcext:value-type="string">
            <text:p>ban đầu dùng ổn nhưng 1 thời gian thì hỏng 1 bên</text:p>
          </table:table-cell>
          <table:table-cell table:number-columns-repeated="1023"/>
        </table:table-row>
        <table:table-row table:style-name="ro3">
          <table:table-cell office:value-type="string" calcext:value-type="string">
            <text:p>sao nghe được mà mic k hoạt động vậy ạ</text:p>
          </table:table-cell>
          <table:table-cell table:number-columns-repeated="1023"/>
        </table:table-row>
        <table:table-row table:style-name="ro3">
          <table:table-cell office:value-type="string" calcext:value-type="string">
            <text:p>Mình chả thấy nó có tác dụng gì cả, không như mong đợi</text:p>
          </table:table-cell>
          <table:table-cell table:number-columns-repeated="1023"/>
        </table:table-row>
        <table:table-row table:style-name="ro3">
          <table:table-cell office:value-type="string" calcext:value-type="string">
            <text:p>đc như ko biết xài <text:s/>có ai chỉ mik ko</text:p>
          </table:table-cell>
          <table:table-cell table:number-columns-repeated="1023"/>
        </table:table-row>
        <table:table-row table:style-name="ro3">
          <table:table-cell office:value-type="string" calcext:value-type="string">
            <text:p>sao mình k có cái đế</text:p>
          </table:table-cell>
          <table:table-cell table:number-columns-repeated="1023"/>
        </table:table-row>
        <table:table-row table:style-name="ro1">
          <table:table-cell office:value-type="string" calcext:value-type="string">
            <text:p>Mình vừa mua 1 con chuột Logitect MX Anywhere 2S trên TIKI, sản phẩm nhận được trông đẹp mắt, chạy tốt. Nhưng mình chỉ đang thắc mắc là tại sao số serial trên hộp và trên sản phẩm không giống nhau. Điều này có ảnh hưởng gì đến việc bảo hành hay đổi trả nếu sản phẩm gặp lỗi trong thời gian sử dụng ko?</text:p>
          </table:table-cell>
          <table:table-cell table:number-columns-repeated="1023"/>
        </table:table-row>
        <table:table-row table:style-name="ro1">
          <table:table-cell office:value-type="string" calcext:value-type="string">
            <text:p>Mình mua chuột quên không kiểm tra kỹ, hôm nay mới lấy ra dùng và kiểm tra kỹ lại thấy có vết lõm dưới đệm của chuột và trầy xước nhẹ. TIKI có giải quyết giúp mình vấn đề này không? Về giao hàng TIKI giao hàng nhanh. Do chưa hài lòng về sản phẩm nên mình tạm cho 3 sao.</text:p>
          </table:table-cell>
          <table:table-cell table:number-columns-repeated="1023"/>
        </table:table-row>
        <table:table-row table:style-name="ro2">
          <table:table-cell office:value-type="string" calcext:value-type="string">
            <text:p>+ mình xem hình thì thấy có túi vải kèm theo, nhưng hàng nhận thì không có. Đề nghị Tiki xác minh. + chuột ổn, nhưng con lăn quá nhẹ và nhạy nên dùng bất tiện, khó điều khiển, trình phần mềm để cài đặt thì không có chỗ cài đặt cho tốc độ con lăn.</text:p>
          </table:table-cell>
          <table:table-cell table:number-columns-repeated="1023"/>
        </table:table-row>
        <table:table-row table:style-name="ro1">
          <table:table-cell office:value-type="string" calcext:value-type="string">
            <text:p>1: Serial number trên vỏ hộp và trên chuột ko giống nhau. 2: ko hiểu ký do gì feed của chuột như có vẻ đã qua sử dụng. Nhưng khi bóc hộp thì vẫn có mùi nhựa và cao su đặc trưng của hàng mới chưa sử dụng (tầm 1 tuần thit nhưng mùi này sẽ mất)</text:p>
          </table:table-cell>
          <table:table-cell table:number-columns-repeated="1023"/>
        </table:table-row>
        <table:table-row table:style-name="ro4">
          <table:table-cell office:value-type="string" calcext:value-type="string">
            <text:p>Ưu điểm: <text:s/>sài sướng <text:s/>Nhước điểm: <text:s/>Tiki lại giao hàng cũ, nếu đây là lí do để khuyến mãi giá rẻ thì cũng nên nói rỏ là "hàng cũ" Tại sao mình biét hàng cũ, vì 4 chân con chuột mòn trầy nát bét, mình mua về sài cả tuần chưa chắc đã trầy mòn đén như vậy Đây là lần thứ 3 mình mua phải hàng tiki Trading nhưng dính hàng đã sử dụng rồi ... Mấy lần trước còn đổi trả chứ lần này ngán luôn tiki Trading rồi</text:p>
          </table:table-cell>
          <table:table-cell table:number-columns-repeated="1023"/>
        </table:table-row>
        <table:table-row table:style-name="ro4">
          <table:table-cell office:value-type="string" calcext:value-type="string">
            <text:p>Chuột mới nguyên, kết nối bluetooth ổn. Có một cái rất tệ ở con chuột này là nó không có middle click. Bạn sẽ phải download Logitech options về và config để khi ấn cái nút con lăn sang trái hoặc phải thì nó sẽ là nút middle click. Thêm cái nữa là không hiểu sao mình thấy con lăn chuột của mình cực kì trơn, đẩy mạnh một cái là nó phải quay một lúc mới dừng. Không biết đấy có phải là lỗi hay không?</text:p>
          </table:table-cell>
          <table:table-cell table:number-columns-repeated="1023"/>
        </table:table-row>
        <table:table-row table:style-name="ro2">
          <table:table-cell office:value-type="string" calcext:value-type="string">
            <text:p>Hàng mình mua từ 20/12/2019 tới giờ đã bị bung trốc thế này. Trước xài con logitech MX Anywhere 2 mấy năm cũng không sao. Chất lượng sản phẩm quá tệ</text:p>
          </table:table-cell>
          <table:table-cell table:number-columns-repeated="1023"/>
        </table:table-row>
        <table:table-row table:style-name="ro2">
          <table:table-cell office:value-type="string" calcext:value-type="string">
            <text:p>Mình mua chuột do Tiki Trading cung cấp nhưng số S/N trên vỏ hộp và chuột không khớp nhau, đế chuột hơi trầy kiểu như đã bị xài qua. Tiki có thể cho mình 1 câu trả lời cho trường hợp này không?</text:p>
          </table:table-cell>
          <table:table-cell table:number-columns-repeated="1023"/>
        </table:table-row>
        <table:table-row table:style-name="ro2">
          <table:table-cell office:value-type="string" calcext:value-type="string">
            <text:p>mình không khẳng định điều này nhưng mình nghĩ shop đã gửi hàng qua sử dụng cho mình. 4 chân đế chuột có dấu hiệu xước chứng tỏ đã dùng. nhiều chỗ khe có bụi. hàng mới không bao giờ như thế này được</text:p>
          </table:table-cell>
          <table:table-cell table:number-columns-repeated="1023"/>
        </table:table-row>
        <table:table-row table:style-name="ro2">
          <table:table-cell office:value-type="string" calcext:value-type="string">
            <text:p>Phím giữa nên đưa về chức năng phổ thông để dễ sử dụng: Bỏ chức năng thay đổi chế độ lăn phím giữa bằng chức năng phổ thông là phím Middle Button !</text:p>
          </table:table-cell>
          <table:table-cell table:number-columns-repeated="1023"/>
        </table:table-row>
        <table:table-row table:style-name="ro3">
          <table:table-cell office:value-type="string" calcext:value-type="string">
            <text:p>Chuột hơi nặng, nhỏ gọn, chạy được trên kính. Nhưng nút cuộn quá nhanh, đôi lúc cuộn k nhạy.</text:p>
          </table:table-cell>
          <table:table-cell table:number-columns-repeated="1023"/>
        </table:table-row>
        <table:table-row table:style-name="ro2">
          <table:table-cell office:value-type="string" calcext:value-type="string">
            <text:p>Giao hàng nhanh Chuột có nhiều chức năng, vừa tay <text:s/>Nhưng con lăn chuột không ổn định, khi lướt gặp tính trạng giật không theo ý muốn, gây khó chịu</text:p>
          </table:table-cell>
          <table:table-cell table:number-columns-repeated="1023"/>
        </table:table-row>
        <table:table-row table:style-name="ro3">
          <table:table-cell office:value-type="string" calcext:value-type="string">
            <text:p>Sản phẩm đầu tiên bị lỗi và rất tốn thời gian để được đổi lại sản phẩm mới.</text:p>
          </table:table-cell>
          <table:table-cell table:number-columns-repeated="1023"/>
        </table:table-row>
        <table:table-row table:style-name="ro3">
          <table:table-cell office:value-type="string" calcext:value-type="string">
            <text:p>Chuột bé, con lăn không chính xác nên dùng excel không thoải mái cho lắm.</text:p>
          </table:table-cell>
          <table:table-cell table:number-columns-repeated="1023"/>
        </table:table-row>
        <table:table-row table:style-name="ro3">
          <table:table-cell office:value-type="string" calcext:value-type="string">
            <text:p>mới vừa nhận hàng mở ra nhưng pad chuột ở dưới đã trầy và có dấu hiệu đã dùng rồi</text:p>
          </table:table-cell>
          <table:table-cell table:number-columns-repeated="1023"/>
        </table:table-row>
        <table:table-row table:style-name="ro3">
          <table:table-cell office:value-type="string" calcext:value-type="string">
            <text:p>Phần đế nhìn cũ, có nhiều vết xước. Tiki đóng góp hàng cẩn thận, giao hàng nhanh.</text:p>
          </table:table-cell>
          <table:table-cell table:number-columns-repeated="1023"/>
        </table:table-row>
        <table:table-row table:style-name="ro3">
          <table:table-cell office:value-type="string" calcext:value-type="string">
            <text:p>Số seri chuột ko trùng hộp và chuột có dấu hiệu đã sử dụng vài lần</text:p>
          </table:table-cell>
          <table:table-cell table:number-columns-repeated="1023"/>
        </table:table-row>
        <table:table-row table:style-name="ro3">
          <table:table-cell office:value-type="string" calcext:value-type="string">
            <text:p>Chuột này hơi nhỏ con. nên những bạn nào tay to. xài chuột to quen rồi thì cầm sẽ hơi hụt một chút.</text:p>
          </table:table-cell>
          <table:table-cell table:number-columns-repeated="1023"/>
        </table:table-row>
        <table:table-row table:style-name="ro3">
          <table:table-cell office:value-type="string" calcext:value-type="string">
            <text:p>hàng logi thì rất tốt, chỉ là cảm giác không thích cái con lăn tùy biến của nó</text:p>
          </table:table-cell>
          <table:table-cell table:number-columns-repeated="1023"/>
        </table:table-row>
        <table:table-row table:style-name="ro2">
          <table:table-cell office:value-type="string" calcext:value-type="string">
            <text:p>Thi thoảng nói nghe không hiểu, mình kiu nó mở nhạc vietnam nó mở nhạc UsUK, mình kiu nó mở nhạc Taylor Swift nó chơi Đen Vâu. thi thoảng có dấu hịu chậm mạch</text:p>
          </table:table-cell>
          <table:table-cell table:number-columns-repeated="1023"/>
        </table:table-row>
        <table:table-row table:style-name="ro2">
          <table:table-cell office:value-type="string" calcext:value-type="string">
            <text:p>mình mới mua loa google home mini nhưng mình về mình cài nó nói tiếng việt mà ko thể nào cài đc .nghĩa là sao ?hay sp ko hỗ trợ điện thoại xiaomi</text:p>
          </table:table-cell>
          <table:table-cell table:number-columns-repeated="1023"/>
        </table:table-row>
        <table:table-row table:style-name="ro3">
          <table:table-cell office:value-type="string" calcext:value-type="string">
            <text:p>đóng gói tạm ổn bị mốp ở góc. Sử dụng tốt nhưng tiếc là ko cài được tiếng việt.</text:p>
          </table:table-cell>
          <table:table-cell table:number-columns-repeated="1023"/>
        </table:table-row>
        <table:table-row table:style-name="ro3">
          <table:table-cell office:value-type="string" calcext:value-type="string">
            <text:p>Loa xài OK trong thời gian đầu, nhưng từ đầu năm đến giờ thì mất Tiếng Việt, chỉ biết chờ Google update thôi, hazi</text:p>
          </table:table-cell>
          <table:table-cell table:number-columns-repeated="1023"/>
        </table:table-row>
        <table:table-row table:style-name="ro3">
          <table:table-cell office:value-type="string" calcext:value-type="string">
            <text:p>giao hàng nhanh. nhưng sản phẩm không cài được tiếng việt, dù đã cài rất nhiều lần .</text:p>
          </table:table-cell>
          <table:table-cell table:number-columns-repeated="1023"/>
        </table:table-row>
        <table:table-row table:style-name="ro3">
          <table:table-cell office:value-type="string" calcext:value-type="string">
            <text:p>chưa cài đặt được bằng tiếng việt, hay bị lỗi ngôn ngữ. vì hàng sản xuất từ tq nên cập nhật hơi chậm. tạm ổn</text:p>
          </table:table-cell>
          <table:table-cell table:number-columns-repeated="1023"/>
        </table:table-row>
        <table:table-row table:style-name="ro3">
          <table:table-cell office:value-type="string" calcext:value-type="string">
            <text:p>loa đẹp, chất lượng âm tốt, nhưng không hỗ trợ tiếng việt hơi buồn chờ Google cập nhật ✔</text:p>
          </table:table-cell>
          <table:table-cell table:number-columns-repeated="1023"/>
        </table:table-row>
        <table:table-row table:style-name="ro3">
          <table:table-cell office:value-type="string" calcext:value-type="string">
            <text:p>Mình đã nhận dc hàng, nhờ shop hướng dẫn mình cài đặt tiếng Việt, số đt mình là 0983381085</text:p>
          </table:table-cell>
          <table:table-cell table:number-columns-repeated="1023"/>
        </table:table-row>
        <table:table-row table:style-name="ro3">
          <table:table-cell office:value-type="string" calcext:value-type="string">
            <text:p>Không cài đặt được tiếng Việt, với lại bảo hành chỉ được 3 tháng. Haizz..</text:p>
          </table:table-cell>
          <table:table-cell table:number-columns-repeated="1023"/>
        </table:table-row>
        <table:table-row table:style-name="ro3">
          <table:table-cell office:value-type="string" calcext:value-type="string">
            <text:p>đã cố gắng làm theo hướng nhưng ko đc. mong shop giúp đỡ</text:p>
          </table:table-cell>
          <table:table-cell table:number-columns-repeated="1023"/>
        </table:table-row>
        <table:table-row table:style-name="ro2">
          <table:table-cell office:value-type="string" calcext:value-type="string">
            <text:p>Dù đã cảnh giác yêu cầu xem hàng, nhưng xem không kĩ và đã bị dính chưởng như các bạn bên dưới... <text:s/>Mình sẽ sử dụng thử một thời gian xem có "lầm lỗi" gì không...hiện tại thì kết nối mượt và nhanh (chắc do ko cài logitech option vào).</text:p>
          </table:table-cell>
          <table:table-cell table:number-columns-repeated="1023"/>
        </table:table-row>
        <table:table-row table:style-name="ro3">
          <table:table-cell office:value-type="string" calcext:value-type="string">
            <text:p>Tìm hiểu trên mạng k thể nào cài dc tiếng việt cho loa, buồn ghê gớm</text:p>
          </table:table-cell>
          <table:table-cell table:number-columns-repeated="1023"/>
        </table:table-row>
        <table:table-row table:style-name="ro3">
          <table:table-cell office:value-type="string" calcext:value-type="string">
            <text:p>Đặt hàng màu đen mà tới lúc giao lại là màu xám trắng, thiệt tình!</text:p>
          </table:table-cell>
          <table:table-cell table:number-columns-repeated="1023"/>
        </table:table-row>
        <table:table-row table:style-name="ro3">
          <table:table-cell office:value-type="string" calcext:value-type="string">
            <text:p>Sản phẩm ko hỗ trợ tiếng việt</text:p>
          </table:table-cell>
          <table:table-cell table:number-columns-repeated="1023"/>
        </table:table-row>
        <table:table-row table:style-name="ro3">
          <table:table-cell office:value-type="string" calcext:value-type="string">
            <text:p>Chưa có tiếng việt. Khi nào có vậy shop</text:p>
          </table:table-cell>
          <table:table-cell table:number-columns-repeated="1023"/>
        </table:table-row>
        <table:table-row table:style-name="ro3">
          <table:table-cell office:value-type="string" calcext:value-type="string">
            <text:p>Ko cai đặt đc tiếng việt. Hơi chán</text:p>
          </table:table-cell>
          <table:table-cell table:number-columns-repeated="1023"/>
        </table:table-row>
        <table:table-row table:style-name="ro3">
          <table:table-cell office:value-type="string" calcext:value-type="string">
            <text:p>Sản phẩm kết nối <text:s/>bị lỗi.</text:p>
          </table:table-cell>
          <table:table-cell table:number-columns-repeated="1023"/>
        </table:table-row>
        <table:table-row table:style-name="ro1">
          <table:table-cell office:value-type="string" calcext:value-type="string">
            <text:p>Nghe khá ổn, nhưng chất lượng thì vẫn không tốt bằng tai nghe có dây của apple, và mình khuyên là các bạn chỉ dùng để nghe nhạc xem phim giải trí thôi vì chất lượng không ảnh hưởng nhiều. Để chơi game thì bị lag, khá chậm, và nghe cũng không tốt. Tai nghe cũng khá dễ rớt đối với mình, dù mình đã thử nút tai nhỏ nhất rồi ~~</text:p>
          </table:table-cell>
          <table:table-cell table:number-columns-repeated="1023"/>
        </table:table-row>
        <table:table-row table:style-name="ro2">
          <table:table-cell office:value-type="string" calcext:value-type="string">
            <text:p>Chuột nhỏ gọn, ngoại hình đẹp, di trơn, con lăn cuộn cũng trơn nên cảm giác ban đầu nó không phê, xài dần cũng quen. Tiếng click hơi to gây khó chịu khi dùng ban đêm. <text:s/>Nhu cầu mình cũng ít xài chuột, chủ yếu dùng trackpoint nên cũng không sao.</text:p>
          </table:table-cell>
          <table:table-cell table:number-columns-repeated="1023"/>
        </table:table-row>
        <table:table-row table:style-name="ro2">
          <table:table-cell office:value-type="string" calcext:value-type="string">
            <text:p>Mình mới nhận máy sáng nay, và đã sạc đầy. Nhưng sau khi nghe gần 1h nghe, thì bên trái báo pin yếu, và sạc tai nghe bên trái cũng lâu hơn hên phải. Không biết như vậy là bị sao ạ ?</text:p>
          </table:table-cell>
          <table:table-cell table:number-columns-repeated="1023"/>
        </table:table-row>
        <table:table-row table:style-name="ro2">
          <table:table-cell office:value-type="string" calcext:value-type="string">
            <text:p>Sp tầm trung nên chất lượng gọi là tạm ổn. Mình thuộc group ưa bass nên loại này treble át quá. Đổi miếng đệm to nhất thì tăng bass, níu lại được 1 chút, nhưng lại hơi đau tai</text:p>
          </table:table-cell>
          <table:table-cell table:number-columns-repeated="1023"/>
        </table:table-row>
        <table:table-row table:style-name="ro2">
          <table:table-cell office:value-type="string" calcext:value-type="string">
            <text:p>Chất lượng âm thanh ổn trong tầm giá dưới 1tr. Kích thước nhỏ gọn, đeo thoải mái trong thời gian dài. Sử dụng phù hợp đeo khi tập thể thao hoặc học ngoại ngữ.</text:p>
          </table:table-cell>
          <table:table-cell table:number-columns-repeated="1023"/>
        </table:table-row>
        <table:table-row table:style-name="ro2">
          <table:table-cell office:value-type="string" calcext:value-type="string">
            <text:p>Mình dùng cũng thấy ổn chất lượng âm thanh cũng đc. Nhưng tai nghe to nên khi đeo bị cộm và không chắc chắn. Tai nghe không kết nổi đc từng tai như hướng dẫn.</text:p>
          </table:table-cell>
          <table:table-cell table:number-columns-repeated="1023"/>
        </table:table-row>
        <table:table-row table:style-name="ro2">
          <table:table-cell office:value-type="string" calcext:value-type="string">
            <text:p>- Nhạc qua headphone nghe rất hay nhưng ghi âm thì lại hơi nhỏ - nhận hàng ngày 12 tháng 6 , nay 24 tháng 7 thì tai bên trái đã hỏng, có lẽ do bảo quản k đúng cách</text:p>
          </table:table-cell>
          <table:table-cell table:number-columns-repeated="1023"/>
        </table:table-row>
        <table:table-row table:style-name="ro2">
          <table:table-cell office:value-type="string" calcext:value-type="string">
            <text:p>Chuột có trọng lượng nhẹ Tốc độ di chuyển ở mức trung bình Con lăn trượt không có cảm giác thích tay. Độ bền: chưa đánh giá được.</text:p>
          </table:table-cell>
          <table:table-cell table:number-columns-repeated="1023"/>
        </table:table-row>
        <table:table-row table:style-name="ro2">
          <table:table-cell office:value-type="string" calcext:value-type="string">
            <text:p>Âm thanh tạm ổn, tuy nhiên khi đi bộ hay vận động thì có tiếng ù. Đeo lâu có cảm giác nhức đầu. Cá nhân mình thấy k phù hợp.</text:p>
          </table:table-cell>
          <table:table-cell table:number-columns-repeated="1023"/>
        </table:table-row>
        <table:table-row table:style-name="ro2">
          <table:table-cell office:value-type="string" calcext:value-type="string">
            <text:p>Nge cũng tạm thôi. Bass kém. K có khử tiếng ồn và rất lỗi mic đàm thoại. Để so sánh thì vẫn thua hàng rep 1:1 của airpot nhiều</text:p>
          </table:table-cell>
          <table:table-cell table:number-columns-repeated="1023"/>
        </table:table-row>
        <table:table-row table:style-name="ro3">
          <table:table-cell office:value-type="string" calcext:value-type="string">
            <text:p>Chuột nhỏ, chỉ phù hợp cho ai tay nhỏ, mình tay to nên thao tác hơi khó khăn. Dùng k đc thích lắm</text:p>
          </table:table-cell>
          <table:table-cell table:number-columns-repeated="1023"/>
        </table:table-row>
        <table:table-row table:style-name="ro3">
          <table:table-cell office:value-type="string" calcext:value-type="string">
            <text:p>Âm thanh ấm nhưng lâu lâu tự nhiên không liên tục, khi được khi mất trong mấy giây, rất khó chịu.</text:p>
          </table:table-cell>
          <table:table-cell table:number-columns-repeated="1023"/>
        </table:table-row>
        <table:table-row table:style-name="ro3">
          <table:table-cell office:value-type="string" calcext:value-type="string">
            <text:p>Chất âm chói không bằng chất âm tai nghe iphone có dây nữa</text:p>
          </table:table-cell>
          <table:table-cell table:number-columns-repeated="1023"/>
        </table:table-row>
        <table:table-row table:style-name="ro3">
          <table:table-cell office:value-type="string" calcext:value-type="string">
            <text:p>Đpang sử dụng, chất lượng, hình dáng ổn trong tầm giá</text:p>
          </table:table-cell>
          <table:table-cell table:number-columns-repeated="1023"/>
        </table:table-row>
        <table:table-row table:style-name="ro3">
          <table:table-cell office:value-type="string" calcext:value-type="string">
            <text:p>Đàm thoại mic hơi kém Còn lại thì cũng OK</text:p>
          </table:table-cell>
          <table:table-cell table:number-columns-repeated="1023"/>
        </table:table-row>
        <table:table-row table:style-name="ro3">
          <table:table-cell office:value-type="string" calcext:value-type="string">
            <text:p>phần con lăn của chuột sử dụng không được tiện dụng lắm</text:p>
          </table:table-cell>
          <table:table-cell table:number-columns-repeated="1023"/>
        </table:table-row>
        <table:table-row table:style-name="ro1">
          <table:table-cell office:value-type="string" calcext:value-type="string">
            <text:p>Trước là mẫu mã của sản phẩm đẹp, màu sắc và đường nét trên chuột cũng hiện đại và trẻ trung. Nhưng điều ấn tượng nhất ở đây là sản phẩm giảm giá khá mạnh trong khi đó giá gốc khá cao, <text:s/>không những vậy mà còn được bảo hành 36 tháng. Vì chưa dùng sản phẩm nên chưa biết chất lượng thế nào nên chỉ bình chọn ở mức trung bình thôi ^^</text:p>
          </table:table-cell>
          <table:table-cell table:number-columns-repeated="1023"/>
        </table:table-row>
        <table:table-row table:style-name="ro2">
          <table:table-cell office:value-type="string" calcext:value-type="string">
            <text:p>Mình đã mua và dùng thì thấy chuột tốt, dùng êm, nhỏ gọn vừa tay mình ( mình là con gái ), màu sắc đẹp, có điều bóng nên hơi dễ bẩn thôi, tiki giao hàng rất tốt, đóng gói cẩn thận. Tóm lại là tốt cơ mà mới mua ko biết có bền ko</text:p>
          </table:table-cell>
          <table:table-cell table:number-columns-repeated="1023"/>
        </table:table-row>
        <table:table-row table:style-name="ro1">
          <table:table-cell office:value-type="string" calcext:value-type="string">
            <text:p>Mình mua 2 dây, cả 2 đều nhãn hiệu mijoas, nhận xét chung 1 dây đeo đồng hồ vô thì dây có hiện tượng lệch méo sẹo hẳn thành hình chữ s trông rất khó coi, 1 dây <text:s/>còn lại độ dày nhỏ hơn dây zin (chất lượng ở mức 80%) đeo vô cũng tương đối thẳng. Biết là tiền nào của đó nhưng mong là độ bền sẽ chịu được 6 tháng...</text:p>
          </table:table-cell>
          <table:table-cell table:number-columns-repeated="1023"/>
        </table:table-row>
        <table:table-row table:style-name="ro1">
          <table:table-cell office:value-type="string" calcext:value-type="string">
            <text:p>Dây đeo không tệ dù ban đầu nhìn có vẻ hơi mỏng manh. Tuy nhiên mình muốn mua màu xanh lá, nhưng trên ảnh thì màu xanh lá ko giống xanh lá, trong khi màu vàng chanh có hình minh họa giống xanh hơn. Nên mình đã đặt với tên màu vàng chanh để được vòng như ảnh minh họa. Tuy nhiên hàng ra màu vàng khè luôn rồi shop ko có màu nào xanh lá hả shop</text:p>
          </table:table-cell>
          <table:table-cell table:number-columns-repeated="1023"/>
        </table:table-row>
        <table:table-row table:style-name="ro2">
          <table:table-cell office:value-type="string" calcext:value-type="string">
            <text:p>Dây khá đẹp, màu sắc cũng giống ảnh chụp nhưng nút cài lỏng quá, lỡ quẹt nhẹ vô đâu là bung luôn, khả năng rớt mất dây là rất cao. Mình nghĩ dùng thay đổi cũng ok nhưng phải thật cẩn thận khi đeo.</text:p>
          </table:table-cell>
          <table:table-cell table:number-columns-repeated="1023"/>
        </table:table-row>
        <table:table-row table:style-name="ro2">
          <table:table-cell office:value-type="string" calcext:value-type="string">
            <text:p>Về hình thức mình rất là ưng ý. Nhưng không biết sao khi thay vào dây mua của shop thì mình lại không nhận được thông báo tin nhắn. Có ai bị giống mình không ạ.</text:p>
          </table:table-cell>
          <table:table-cell table:number-columns-repeated="1023"/>
        </table:table-row>
        <table:table-row table:style-name="ro2">
          <table:table-cell office:value-type="string" calcext:value-type="string">
            <text:p>đẹp mắt, thời trang, giá mềm nhưng lúc mua không để ý đến thương hiệu sử dụng dây đeo thay thế này.... không sử dụng cho vòng đeo tay Huwei band3 được</text:p>
          </table:table-cell>
          <table:table-cell table:number-columns-repeated="1023"/>
        </table:table-row>
        <table:table-row table:style-name="ro1">
          <table:table-cell office:value-type="string" calcext:value-type="string">
            <text:p>đặt hàng từ 02/06, thông báo giao vào 04/06 nhưng chờ mòn mỏi đến 05/06 không thấy động tĩnh gì mới gửi mail khiếu nại đến 07/06 mới nhận được hàng. nếu không gửi mail khiếu nại thì không biết đến bao giờ? truyền thông hơi bị kém. Nếu giao không được cũng nên báo với khách hàng 1 tiếng, không nên để khách hàng đợi vậy làm lỡ việc của khách hàng.</text:p>
          </table:table-cell>
          <table:table-cell table:number-columns-repeated="1023"/>
        </table:table-row>
        <table:table-row table:style-name="ro2">
          <table:table-cell office:value-type="string" calcext:value-type="string">
            <text:p>Mình đeo tay thấy bình thường. Cơ mà mình thấy chất lượng không tốt bằng dây của Xiaomi. Thôi thì vòng đeo của hạng khác thì phải chấp nhận vậy.</text:p>
          </table:table-cell>
          <table:table-cell table:number-columns-repeated="1023"/>
        </table:table-row>
        <table:table-row table:style-name="ro3">
          <table:table-cell office:value-type="string" calcext:value-type="string">
            <text:p>Giao hàng khá chậm, dù đã chọn giao 2h. Chất lượng dây chỉ đạt 50% dây zin. So với giá tiền thì chấp nhận được.</text:p>
          </table:table-cell>
          <table:table-cell table:number-columns-repeated="1023"/>
        </table:table-row>
        <table:table-row table:style-name="ro3">
          <table:table-cell office:value-type="string" calcext:value-type="string">
            <text:p>sao không thấy tặng túi bao tử như trong giới thiệu ???</text:p>
          </table:table-cell>
          <table:table-cell table:number-columns-repeated="1023"/>
        </table:table-row>
        <table:table-row table:style-name="ro3">
          <table:table-cell office:value-type="string" calcext:value-type="string">
            <text:p>Sp khá mềm. Có hơi nhỏ so <text:s/>với mi4 nhưng vừa ý vì <text:s/>với gía so như v là ok r</text:p>
          </table:table-cell>
          <table:table-cell table:number-columns-repeated="1023"/>
        </table:table-row>
        <table:table-row table:style-name="ro3">
          <table:table-cell office:value-type="string" calcext:value-type="string">
            <text:p>Giao hàng quá chậm. K hài lòng về thời gian giao hàng. Nhưng sản phẩm thì được</text:p>
          </table:table-cell>
          <table:table-cell table:number-columns-repeated="1023"/>
        </table:table-row>
        <table:table-row table:style-name="ro3">
          <table:table-cell office:value-type="string" calcext:value-type="string">
            <text:p>Mình mua dây miband 3 mà giao dây miband 2 đeo không được.</text:p>
          </table:table-cell>
          <table:table-cell table:number-columns-repeated="1023"/>
        </table:table-row>
        <table:table-row table:style-name="ro3">
          <table:table-cell office:value-type="string" calcext:value-type="string">
            <text:p>dây hơi cứng và không ôm mặt đồng hồ chặt được như dây theo máy</text:p>
          </table:table-cell>
          <table:table-cell table:number-columns-repeated="1023"/>
        </table:table-row>
        <table:table-row table:style-name="ro3">
          <table:table-cell office:value-type="string" calcext:value-type="string">
            <text:p>dây này tất nhiên ko mềm bằng dây chính hãng.như xài tạm ổn</text:p>
          </table:table-cell>
          <table:table-cell table:number-columns-repeated="1023"/>
        </table:table-row>
        <table:table-row table:style-name="ro3">
          <table:table-cell office:value-type="string" calcext:value-type="string">
            <text:p>giao hàng tiki now trước 10h nhưng 11h mới giao</text:p>
          </table:table-cell>
          <table:table-cell table:number-columns-repeated="1023"/>
        </table:table-row>
        <table:table-row table:style-name="ro3">
          <table:table-cell office:value-type="string" calcext:value-type="string">
            <text:p>Vòng lỏng, dễ tuột ra hoặc rơi mặt đồng hồ khi vận động mạnh</text:p>
          </table:table-cell>
          <table:table-cell table:number-columns-repeated="1023"/>
        </table:table-row>
        <table:table-row table:style-name="ro3">
          <table:table-cell office:value-type="string" calcext:value-type="string">
            <text:p>Dây Đeo Thay Thế Cho Vòng Đeo Tay Thông Minh Xiaomi Mi Band 3 / Mi Band 4 Dẻo TPU</text:p>
          </table:table-cell>
          <table:table-cell table:number-columns-repeated="1023"/>
        </table:table-row>
        <table:table-row table:style-name="ro3">
          <table:table-cell office:value-type="string" calcext:value-type="string">
            <text:p>dây đeo bình thường, thua xa dây zin theo đông hồ.</text:p>
          </table:table-cell>
          <table:table-cell table:number-columns-repeated="1023"/>
        </table:table-row>
        <table:table-row table:style-name="ro3">
          <table:table-cell office:value-type="string" calcext:value-type="string">
            <text:p>Màu xanh của sản phẩm ko giống trong hình</text:p>
          </table:table-cell>
          <table:table-cell table:number-columns-repeated="1023"/>
        </table:table-row>
        <table:table-row table:style-name="ro3">
          <table:table-cell office:value-type="string" calcext:value-type="string">
            <text:p>hơi cứng và dễ xỉn màu quá dù rất chăm rửa</text:p>
          </table:table-cell>
          <table:table-cell table:number-columns-repeated="1023"/>
        </table:table-row>
        <table:table-row table:style-name="ro3">
          <table:table-cell office:value-type="string" calcext:value-type="string">
            <text:p>Nhựa ko chất lượng lắm so với kỳ vọng</text:p>
          </table:table-cell>
          <table:table-cell table:number-columns-repeated="1023"/>
        </table:table-row>
        <table:table-row table:style-name="ro3">
          <table:table-cell office:value-type="string" calcext:value-type="string">
            <text:p>hộp mực bỏ vào máy kêu quá. chưa rõ nguyên nhân. bỏ họp cũ vào thì bt</text:p>
          </table:table-cell>
          <table:table-cell table:number-columns-repeated="1023"/>
        </table:table-row>
        <table:table-row table:style-name="ro1">
          <table:table-cell office:value-type="string" calcext:value-type="string">
            <text:p>Hàng chính hãng, âm thanh nghe tốt. <text:s/>Cảm ứng tai nghe bên trái không work, đã tap rất nhiều lần nhưng không phản ứng gì, tai nghe bên phải thì hơi khó tap để work. <text:s/>In ear detect không nhạy, khi tháo tai nghe ra thì nhạc dừng nhưng đeo lại thì k phát tiếp. Detect bên trái hầu như không work, không dừng nhạc =&gt; cần bảo hành để được fix các issues trên</text:p>
          </table:table-cell>
          <table:table-cell table:number-columns-repeated="1023"/>
        </table:table-row>
        <table:table-row table:style-name="ro3">
          <table:table-cell office:value-type="string" calcext:value-type="string">
            <text:p>Trên shop nói là chưa qua sử dụng , nhưng thực tế là đã qua sử dụng <text:s/>, nắp hơi lỏng lẻo vỏ có nhiều vết xước ...</text:p>
          </table:table-cell>
          <table:table-cell table:number-columns-repeated="1023"/>
        </table:table-row>
        <table:table-row table:style-name="ro2">
          <table:table-cell office:value-type="string" calcext:value-type="string">
            <text:p>Sau khi mình dùng đc vài ngày thì nhận xét là ngày nào cũng bị lag, đang dùng chuột mà đôi lúc chuột nó đứng yên nên rất khó chịu. Không biết là bluetooth của máy mình hay ko nhưng trải nghiệmc</text:p>
          </table:table-cell>
          <table:table-cell table:number-columns-repeated="1023"/>
        </table:table-row>
        <table:table-row table:style-name="ro3">
          <table:table-cell office:value-type="string" calcext:value-type="string">
            <text:p>Sản phẩm nguyên seal. Hình thức đẹp. <text:s/>Nhưng chức năng double tap thì lúc được lúc không, cảm biến không nhạy.</text:p>
          </table:table-cell>
          <table:table-cell table:number-columns-repeated="1023"/>
        </table:table-row>
        <table:table-row table:style-name="ro3">
          <table:table-cell office:value-type="string" calcext:value-type="string">
            <text:p>Nói chung về hình thể cũng như chất lượng cũng ok thường thôi Và so với giá nầy thì quá chát</text:p>
          </table:table-cell>
          <table:table-cell table:number-columns-repeated="1023"/>
        </table:table-row>
        <table:table-row table:style-name="ro3">
          <table:table-cell office:value-type="string" calcext:value-type="string">
            <text:p>Cho mình hỏi xíu là tai nghe bên trái, hình như sạc lâu vô pin hơn tay phải?</text:p>
          </table:table-cell>
          <table:table-cell table:number-columns-repeated="1023"/>
        </table:table-row>
        <table:table-row table:style-name="ro2">
          <table:table-cell office:value-type="string" calcext:value-type="string">
            <text:p>Tiki nên ghi rõ thông tin này để những người dùng PC không bị bỡ ngỡ. Tôi vừa nhận hàng xong má tá hỏa, tôi có thể đổi trả hàng không? Vì nhà toàn PC.</text:p>
          </table:table-cell>
          <table:table-cell table:number-columns-repeated="1023"/>
        </table:table-row>
        <table:table-row table:style-name="ro3">
          <table:table-cell office:value-type="string" calcext:value-type="string">
            <text:p>Kết nối tốt với Macbook, tuy nhiên bề ngoài chuột hơi trầy, miếng đệm có vết xước. Chắc là hàng lỗi kỹ thuật được dựng lai</text:p>
          </table:table-cell>
          <table:table-cell table:number-columns-repeated="1023"/>
        </table:table-row>
        <table:table-row table:style-name="ro3">
          <table:table-cell office:value-type="string" calcext:value-type="string">
            <text:p>Shop chuẩn bị hàng quá lâu. Giao hàng chậm hơn dự kiến</text:p>
          </table:table-cell>
          <table:table-cell table:number-columns-repeated="1023"/>
        </table:table-row>
        <table:table-row table:style-name="ro3">
          <table:table-cell office:value-type="string" calcext:value-type="string">
            <text:p>thật sự buồn vì chất lượng sản phẩm . kết nối với laptop mà lag tung chảo luôn .</text:p>
          </table:table-cell>
          <table:table-cell table:number-columns-repeated="1023"/>
        </table:table-row>
        <table:table-row table:style-name="ro3">
          <table:table-cell office:value-type="string" calcext:value-type="string">
            <text:p>Sản phẩm dùng ổn, nhưng tiếng click chuột kêu to... gây cảm giác khó chịu..</text:p>
          </table:table-cell>
          <table:table-cell table:number-columns-repeated="1023"/>
        </table:table-row>
        <table:table-row table:style-name="ro3">
          <table:table-cell office:value-type="string" calcext:value-type="string">
            <text:p>vẻ ngoài đẹp nhưng nút điều khiển bánh lăn thì ko hoạt động</text:p>
          </table:table-cell>
          <table:table-cell table:number-columns-repeated="1023"/>
        </table:table-row>
        <table:table-row table:style-name="ro3">
          <table:table-cell office:value-type="string" calcext:value-type="string">
            <text:p>Chuột sài hơi lag</text:p>
          </table:table-cell>
          <table:table-cell table:number-columns-repeated="1023"/>
        </table:table-row>
        <table:table-row table:style-name="ro3">
          <table:table-cell office:value-type="string" calcext:value-type="string">
            <text:p>keo dán dễ rớt</text:p>
          </table:table-cell>
          <table:table-cell table:number-columns-repeated="1023"/>
        </table:table-row>
        <table:table-row table:style-name="ro1">
          <table:table-cell office:value-type="string" calcext:value-type="string">
            <text:p>Giao hàng nhanh, mình ở tỉnh mà ngày hôm sau là hàng về, tuy nhiên khi mở hàng thì tem của hãng đã bị cắt, nhưng không bị hở sáng hay điểm chết nào, mình vẫn chưa kiểm tra số series bảo hành của Dell nhưng hàng tiki trading nên cũng có chút tin tưởng</text:p>
          </table:table-cell>
          <table:table-cell table:number-columns-repeated="1023"/>
        </table:table-row>
        <table:table-row table:style-name="ro2">
          <table:table-cell office:value-type="string" calcext:value-type="string">
            <text:p>Thùng hàng đóng gói cẩn thận giao nhanh chóng, nhưng hiện tại lúc màn hình tối lại có hiện tượng sáng ko đều mong cửa hàng nhanh chóng có phản hồi . 0982803645</text:p>
          </table:table-cell>
          <table:table-cell table:number-columns-repeated="1023"/>
        </table:table-row>
        <table:table-row table:style-name="ro2">
          <table:table-cell office:value-type="string" calcext:value-type="string">
            <text:p>Sản phẩm mua từ tháng 10, dùng được 3 tháng thì đang bị lỗi như hình, ảnh hưởng đến dự án mình đang làm, nhờ tiki support bảo hành giúp.</text:p>
          </table:table-cell>
          <table:table-cell table:number-columns-repeated="1023"/>
        </table:table-row>
        <table:table-row table:style-name="ro2">
          <table:table-cell office:value-type="string" calcext:value-type="string">
            <text:p>Màn hình cũng khá được, có một điểm pixel bị chết, thôi tạm chấp nhận được. Check trạng thái đơn hàng là đã đóng <text:s/>gói sau và sẵn sàng giao nhưng đợi mãi với giao, 1 tuần.</text:p>
          </table:table-cell>
          <table:table-cell table:number-columns-repeated="1023"/>
        </table:table-row>
        <table:table-row table:style-name="ro3">
          <table:table-cell office:value-type="string" calcext:value-type="string">
            <text:p>Đặt hàng sau năm ngày có hàng. Kiểm tra thì thấy hở sáng khá nhiều. Bị hở sáng như vậy có đc đổi hàng không vây tiki?</text:p>
          </table:table-cell>
          <table:table-cell table:number-columns-repeated="1023"/>
        </table:table-row>
        <table:table-row table:style-name="ro3">
          <table:table-cell office:value-type="string" calcext:value-type="string">
            <text:p>dùng khá tốt nhưng chỉ có điều lày đeo đc 2 hôm mà bị bung chỉ</text:p>
          </table:table-cell>
          <table:table-cell table:number-columns-repeated="1023"/>
        </table:table-row>
        <table:table-row table:style-name="ro3">
          <table:table-cell office:value-type="string" calcext:value-type="string">
            <text:p>giảm giá 22k nhưng khi nhận hàng lại là 68k...quá đắt</text:p>
          </table:table-cell>
          <table:table-cell table:number-columns-repeated="1023"/>
        </table:table-row>
        <table:table-row table:style-name="ro3">
          <table:table-cell office:value-type="string" calcext:value-type="string">
            <text:p>củng đc</text:p>
          </table:table-cell>
          <table:table-cell table:number-columns-repeated="1023"/>
        </table:table-row>
        <table:table-row table:style-name="ro3">
          <table:table-cell office:value-type="string" calcext:value-type="string">
            <text:p>tam ổn</text:p>
          </table:table-cell>
          <table:table-cell table:number-columns-repeated="1023"/>
        </table:table-row>
        <table:table-row table:style-name="ro3">
          <table:table-cell office:value-type="string" calcext:value-type="string">
            <text:p>Giao hàng trễ quá bị sếp la, huhu</text:p>
          </table:table-cell>
          <table:table-cell table:number-columns-repeated="1023"/>
        </table:table-row>
        <table:table-row table:style-name="ro2">
          <table:table-cell office:value-type="string" calcext:value-type="string">
            <text:p>Nhận được màn check thì nhận màn ngày 17/12/2019 nhưng check màn đã kích bảo hành từ ngày 3/11/2019 hi vọng dell trả lời rõ về vấn đề trên</text:p>
          </table:table-cell>
          <table:table-cell table:number-columns-repeated="1023"/>
        </table:table-row>
        <table:table-row table:style-name="ro3">
          <table:table-cell office:value-type="string" calcext:value-type="string">
            <text:p>Hàng giao sai màu, chỉ sử dụng được 1 bên. Tiki có thể hỗ trợ đổi hàng không ạ?</text:p>
          </table:table-cell>
          <table:table-cell table:number-columns-repeated="1023"/>
        </table:table-row>
        <table:table-row table:style-name="ro3">
          <table:table-cell office:value-type="string" calcext:value-type="string">
            <text:p>sản phẩm bọc kĩ càng chất lượng tốt nhưng dây sạc bị hư ko sạc đc tôi mong đc đổi day sạc khác</text:p>
          </table:table-cell>
          <table:table-cell table:number-columns-repeated="1023"/>
        </table:table-row>
        <table:table-row table:style-name="ro3">
          <table:table-cell office:value-type="string" calcext:value-type="string">
            <text:p>tai nghe có hiện tượng trễ âm 0,3s âm thanh nghe còn chưa rõ ràng</text:p>
          </table:table-cell>
          <table:table-cell table:number-columns-repeated="1023"/>
        </table:table-row>
        <table:table-row table:style-name="ro2">
          <table:table-cell office:value-type="string" calcext:value-type="string">
            <text:p>Mình nhận được hàng, mình thấy chính sách hàng chính hãng bảo hành 3 năm nhưng tem trên modem ghi có 24 tháng, vậy cho mình hỏi thời gian bảo hành chính xác là bao lâu???</text:p>
          </table:table-cell>
          <table:table-cell table:number-columns-repeated="1023"/>
        </table:table-row>
        <table:table-row table:style-name="ro3">
          <table:table-cell office:value-type="string" calcext:value-type="string">
            <text:p>Nghe được 1 tai thôi , còn 1 tai hk nghe được</text:p>
          </table:table-cell>
          <table:table-cell table:number-columns-repeated="1023"/>
        </table:table-row>
        <table:table-row table:style-name="ro3">
          <table:table-cell office:value-type="string" calcext:value-type="string">
            <text:p>mua cái này gửi cái khác là sao ??</text:p>
          </table:table-cell>
          <table:table-cell table:number-columns-repeated="1023"/>
        </table:table-row>
        <table:table-row table:style-name="ro3">
          <table:table-cell office:value-type="string" calcext:value-type="string">
            <text:p>em mua về sao tai nghe k sáng</text:p>
          </table:table-cell>
          <table:table-cell table:number-columns-repeated="1023"/>
        </table:table-row>
        <table:table-row table:style-name="ro3">
          <table:table-cell office:value-type="string" calcext:value-type="string">
            <text:p>phát sóng tốt, độ trễ thấp tuy nhiên k phát xuyên tường được xa</text:p>
          </table:table-cell>
          <table:table-cell table:number-columns-repeated="1023"/>
        </table:table-row>
        <table:table-row table:style-name="ro4">
          <table:table-cell office:value-type="string" calcext:value-type="string">
            <text:p>Chuột xài không gây tiếng kêu, thích hợp làm việc buổi tối, không gian chật hẹp, rất <text:s/>tốt. Dùng phần mềm Logitech để điều chỉnh các nút bấm có chức năng khác nhau giúp thao tác tiện hơn. <text:s/>Tuy nhiên kiểm tra Tiki giao hàng thì chuột mới, không phải đã qua sử dụng, chỉ có serial number trên thân chuột và vỏ hộp khác nhau nên không biết rõ nguồn gốc hàng này ở đâu. Tem dán của Digiword</text:p>
          </table:table-cell>
          <table:table-cell table:number-columns-repeated="1023"/>
        </table:table-row>
        <table:table-row table:style-name="ro4">
          <table:table-cell office:value-type="string" calcext:value-type="string">
            <text:p>Có 2 vấn đề mình gặp phải, mà đọc nhận xét của các bạn thì đa số cũng rơi vào các vấn đề sau: <text:s/>1. Các miếng lót mặt dưới thiết bị trầy xước, nghi ngờ là thiết bị đã qua sử dụng. 2. Số serial number bên trong thiết bị và trên vỏ hộp không trùng nhau, nghi ngờ là thiết bị đã đóng gói nhầm vào vỏ hộp của thiết bị khác. <text:s/>Mình đã tiến hành đổi trả thiết bị khác, nhưng vẫn gặp 2 vấn đề này. Phải chăng toàn bộ thiết bị này khi bán ra đều như vậy?</text:p>
          </table:table-cell>
          <table:table-cell table:number-columns-repeated="1023"/>
        </table:table-row>
        <table:table-row table:style-name="ro3">
          <table:table-cell office:value-type="string" calcext:value-type="string">
            <text:p>Màn hình mình vừa nhận về thì sài chưa được 1 ngày đã có mấy lần kẻ ngang này rồi, mong tiki có phản hồi sớm cho mình</text:p>
          </table:table-cell>
          <table:table-cell table:number-columns-repeated="1023"/>
        </table:table-row>
        <table:table-row table:style-name="ro2">
          <table:table-cell office:value-type="string" calcext:value-type="string">
            <text:p>Giao hàng nhanh, đóng gói cẩn thận Sau khi mua 1 tháng xài khá ổn thì mình có nhượng lại cho một người quen, vài tháng sau thì màn hình đang sử dụng thì xuất hiện kẻ sọc (trong khung đỏ)...</text:p>
          </table:table-cell>
          <table:table-cell table:number-columns-repeated="1023"/>
        </table:table-row>
        <table:table-row table:style-name="ro2">
          <table:table-cell office:value-type="string" calcext:value-type="string">
            <text:p>con lăn của mình bị lờn, <text:s/>lăn ko chắc chắn, <text:s/>lướt rất nhanh và đôi khi bất tiện. <text:s text:c="2"/>Không biết phải thông số kỹ thuật của chuột như vậy hay do hàng bị lỗi con lăn. <text:s text:c="3"/>Dùng chung bàn phím có cục thu Unifying thì bàn làm việc gọn hơn nhiều. Nên mua.</text:p>
          </table:table-cell>
          <table:table-cell table:number-columns-repeated="1023"/>
        </table:table-row>
        <table:table-row table:style-name="ro1">
          <table:table-cell office:value-type="string" calcext:value-type="string">
            <text:p>Tôi vừa được nhận sản phẩm từ Tiki nhưng tôi thấy sản phẩm có lẽ được sử dụng trước đó không rõ vì lý do gì. Tôi cảm thấy không hài lòng về điều này khi tôi bỏ tiền ra để mua sản phẩm mới chứ không phải sản phẩm qua sử dụng, có dấu hiệu tem bảo hành dán đè nhau không rõ là hàng đổi trả của khách cũ hay thế nào. Đề nghị Tiki trả lời thoả đáng.</text:p>
          </table:table-cell>
          <table:table-cell table:number-columns-repeated="1023"/>
        </table:table-row>
        <table:table-row table:style-name="ro1">
          <table:table-cell office:value-type="string" calcext:value-type="string">
            <text:p>Tôi đã nhận đươc <text:s/>hàng từ Tiki, nhưng khi khui hàng ra thì sản phẩm dường như đã được sử dụng vì những miếng đệm ở dới đáy bị trầy xước, và tem cũng bị xước luôn. Cần câu trả lời thích đáng từ Tiki. Mã đơn hàng 376795565- Cao Văn Thắng. Sản phẩm vẫn sử dụng bình thường. Tôi chỉ thắc mắc tại sao nó lại bì trầy xước mấy miếng mút đen đó.</text:p>
          </table:table-cell>
          <table:table-cell table:number-columns-repeated="1023"/>
        </table:table-row>
        <table:table-row table:style-name="ro6">
          <table:table-cell office:value-type="string" calcext:value-type="string">
            <text:p>Chuột của Logitech chất lượng rất tốt trong tầm giá phổ thông. Tuy nhiên trừ một sao vì kết nối với macbook tương đối khó, tuy nhiên với win 10 thì trải nghiệm tốt. <text:s/>Các phím chức năng được tuỳ biến rất tiện. Tuy vậy phím chức nẳng thứ nhất ở ngón cái hơi khó bấm nên mình phải gán cho một nhiệm vụ ít sử dụng ví dụ như "Task view". Trừ thêm một sao vì đầu receiver của con chuột bị lỗi không nhận thiết bị nên mình phải kết nối qua cổng bluethoot, chất lượng hoàn thiện của đầu receiver gắn trong con chuột này "dỏm" hơn nhiều một số đầu thu của chuột và bàn phím mình đã mua trước đây.</text:p>
          </table:table-cell>
          <table:table-cell table:number-columns-repeated="1023"/>
        </table:table-row>
        <table:table-row table:style-name="ro3">
          <table:table-cell office:value-type="string" calcext:value-type="string">
            <text:p>màn hình có bị lỗi hở sáng bên góc trái</text:p>
          </table:table-cell>
          <table:table-cell table:number-columns-repeated="1023"/>
        </table:table-row>
        <table:table-row table:style-name="ro3">
          <table:table-cell office:value-type="string" calcext:value-type="string">
            <text:p>Mầu sắc ko đẹp. Hoàn thiện kém nhìn rất hàng mã ko chắc chắn</text:p>
          </table:table-cell>
          <table:table-cell table:number-columns-repeated="1023"/>
        </table:table-row>
        <table:table-row table:style-name="ro2">
          <table:table-cell office:value-type="string" calcext:value-type="string">
            <text:p>tôi đa mua 01 con rồi mà cứ bị quảng cáo làm phiền hoài. cần thêm nút mua rồi trong giao diện để đỡ phiền sản phẩm cũng ok tuy hơi nặng và to quá, mang đi hơi bất tiện. phải chi dùng pin nhỏ hơn và kích thước nhỏ hơn. độ nhạy của Bluetooth hơi kém</text:p>
          </table:table-cell>
          <table:table-cell table:number-columns-repeated="1023"/>
        </table:table-row>
        <table:table-row table:style-name="ro2">
          <table:table-cell office:value-type="string" calcext:value-type="string">
            <text:p>Chất lượng của con chuột cũng được. Cơ mà chưa thực sự là yên lặng cho lắm. Nhất là khi mình cuộn con lăn thì vẫn có tiếng. Ngoài ta, khi dùng một thời gian thì tại những vị trí tiếp xúc với tay xuất hiện vết bẩn rất khó lau</text:p>
          </table:table-cell>
          <table:table-cell table:number-columns-repeated="1023"/>
        </table:table-row>
        <table:table-row table:style-name="ro3">
          <table:table-cell office:value-type="string" calcext:value-type="string">
            <text:p>Các bạn mua chú ý điều khoản bảo hành điểm chết của LG vì hãng không bảo hành nếu</text:p>
          </table:table-cell>
          <table:table-cell table:number-columns-repeated="1023"/>
        </table:table-row>
        <table:table-row table:style-name="ro1">
          <table:table-cell office:value-type="string" calcext:value-type="string">
            <text:p>Sau gần 1 tháng dùng chuột, đến hôm nay chuột không còn kết nối bluetooth được nữa. Mình nghĩ là do lỗi của Laptop, nhưng đổi sang dùng Laptop khác thì laptop cũng không nhận được Bluetooth của chuột. Mình thật sự không hài lòng về lần này của Tiki. (Receiver của chuột dùng vẫn tốt, nhưng mình thích dùng Bluetooth hơn)</text:p>
          </table:table-cell>
          <table:table-cell table:number-columns-repeated="1023"/>
        </table:table-row>
        <table:table-row table:style-name="ro2">
          <table:table-cell office:value-type="string" calcext:value-type="string">
            <text:p>Không biết có phải lỗi không, đang xài thử. Cảm giác như nút chuột trái to hơn nút chuột phải. chuột phải khá im lặng tring khi chuột trái khá ồn. Mình rất muốn trả như thấy phiền hà, chỉ đợi chừng nào có vấn đề thì bảo hành luôn</text:p>
          </table:table-cell>
          <table:table-cell table:number-columns-repeated="1023"/>
        </table:table-row>
        <table:table-row table:style-name="ro2">
          <table:table-cell office:value-type="string" calcext:value-type="string">
            <text:p>Chuột sau 4 tháng sử dụng: - Click êm, cầm vào mịn và vừa tay <text:s/>- Hiện tại bị bong lớp da bọc chuột như hình đính kèm không biết có đổi bảo hành được ko nữa.</text:p>
          </table:table-cell>
          <table:table-cell table:number-columns-repeated="1023"/>
        </table:table-row>
        <table:table-row table:style-name="ro2">
          <table:table-cell office:value-type="string" calcext:value-type="string">
            <text:p>Chuột bấm khá êm, không ồn khi click. Nhưng kích thước chuột bé, không thích hợp cho ai tay lớn hoặc có nhu cầu cầm chuột nhiều. Vì chuột nhỏ như vậy nên cầm lâu rất là mỏi tay và khó chịu.</text:p>
          </table:table-cell>
          <table:table-cell table:number-columns-repeated="1023"/>
        </table:table-row>
        <table:table-row table:style-name="ro2">
          <table:table-cell office:value-type="string" calcext:value-type="string">
            <text:p>Sài vừa đúng 1 năm là đơ con lăn. Sài bao nhiêu đời Mxxx của Logitech vẫn chưa hài lòng được con nào ra hồn vì chưa bao giờ dùng được 2 năm mà mới 1 năm là die rồi lấy đâu ra kiểm chứng pin sài 2 năm.</text:p>
          </table:table-cell>
          <table:table-cell table:number-columns-repeated="1023"/>
        </table:table-row>
        <table:table-row table:style-name="ro3">
          <table:table-cell office:value-type="string" calcext:value-type="string">
            <text:p>Màn hình này kết nối với FPT Hub Tivi dc hk ? Nhà mình có cái hub</text:p>
          </table:table-cell>
          <table:table-cell table:number-columns-repeated="1023"/>
        </table:table-row>
        <table:table-row table:style-name="ro2">
          <table:table-cell office:value-type="string" calcext:value-type="string">
            <text:p>Kết nối của sản phẩm không ổn định, thi thoảng đang làm việc mất kết nối rất khó chịu. Mình dùng để kết nối vào tablet làm việc, cảm thấy chất lượng k tương xứng với giá tiền</text:p>
          </table:table-cell>
          <table:table-cell table:number-columns-repeated="1023"/>
        </table:table-row>
        <table:table-row table:style-name="ro2">
          <table:table-cell office:value-type="string" calcext:value-type="string">
            <text:p>Khi nhận được chuột thì chuột của mình đã được khui rồi. Không biết là sản phẩm còn mới 100% hay không. Còn về chuột thì dùng êm, chế độ bluetooth dùng mượt. Thi thoảng mất tín hiểu phải tháo pin ra lắp lại.</text:p>
          </table:table-cell>
          <table:table-cell table:number-columns-repeated="1023"/>
        </table:table-row>
        <table:table-row table:style-name="ro2">
          <table:table-cell office:value-type="string" calcext:value-type="string">
            <text:p>Serial trên chuột và trên vỏ hộp không trùng nhau. Feed chuột có dấu hiệu trầy xước, dường như đã qua sử dụng. Lần đầu mua hàng ở tiki mà gặp trường hợp thế này. Lần sau sẽ ra cửa hàng mua cho đảm bảo.</text:p>
          </table:table-cell>
          <table:table-cell table:number-columns-repeated="1023"/>
        </table:table-row>
        <table:table-row table:style-name="ro2">
          <table:table-cell office:value-type="string" calcext:value-type="string">
            <text:p>khi kết nối bluetooth với máy tính, thỉnh thoảng nó bị mất kết nối, khoảng 3s sau thì kết nối lại bình thường, vấn đề này xảy ra liên tục trong quá trình sử dụng</text:p>
          </table:table-cell>
          <table:table-cell table:number-columns-repeated="1023"/>
        </table:table-row>
        <table:table-row table:style-name="ro2">
          <table:table-cell office:value-type="string" calcext:value-type="string">
            <text:p>Chuột hơi nhẹ, nút giữa khá nhỏ hơi khó bấm, do mình dùng lệnh pan bặng nút giữa khá nhiều nên sẽ đau tay đối ai dùng nút giữa nhiều như mình</text:p>
          </table:table-cell>
          <table:table-cell table:number-columns-repeated="1023"/>
        </table:table-row>
        <table:table-row table:style-name="ro2">
          <table:table-cell office:value-type="string" calcext:value-type="string">
            <text:p>em mua tổng là 3 con M590 rồi, 2 con xài ổn, có 1 con hôm nay có vấn đề <text:s/>mua từ tháng tư (đến nay được hơn 1 tháng) thì không xài đươc nữa. (đã thay pin, đèn vẫn sáng)</text:p>
          </table:table-cell>
          <table:table-cell table:number-columns-repeated="1023"/>
        </table:table-row>
        <table:table-row table:style-name="ro2">
          <table:table-cell office:value-type="string" calcext:value-type="string">
            <text:p>Nhận sản phẩm kiểm tra thì số seri trên võ hộp và sản phẩm ko trùng nhau, mọi chức năng đều ok và kết nối đc với phần mềm của hãng</text:p>
          </table:table-cell>
          <table:table-cell table:number-columns-repeated="1023"/>
        </table:table-row>
        <table:table-row table:style-name="ro3">
          <table:table-cell office:value-type="string" calcext:value-type="string">
            <text:p>Mới nhận hàng hôm qua, nhưng chỉ nhận kết nối qua bluetooth, không kết nối đc với USB bluetooth, nhờ tiki hỗ trợ!!!!!!</text:p>
          </table:table-cell>
          <table:table-cell table:number-columns-repeated="1023"/>
        </table:table-row>
        <table:table-row table:style-name="ro3">
          <table:table-cell office:value-type="string" calcext:value-type="string">
            <text:p>Hàng chất lượng, nguyên seal, nhưng không có thẻ cào trúng thưởng kèm theo mà Nam Trường Sơn đang tổ chức...</text:p>
          </table:table-cell>
          <table:table-cell table:number-columns-repeated="1023"/>
        </table:table-row>
        <table:table-row table:style-name="ro3">
          <table:table-cell office:value-type="string" calcext:value-type="string">
            <text:p>Nhiều lúc mất kết nối khoảng 5s mới sử dụng lại được. Tình trạng này xảy ra thường xuyên 1ngày vài lần.</text:p>
          </table:table-cell>
          <table:table-cell table:number-columns-repeated="1023"/>
        </table:table-row>
        <table:table-row table:style-name="ro3">
          <table:table-cell office:value-type="string" calcext:value-type="string">
            <text:p>Chỉ kết nối được với 1 máy tính qua Bluetooth. Còn cái USB Bluetooth theo chuột ko nhận dc?</text:p>
          </table:table-cell>
          <table:table-cell table:number-columns-repeated="1023"/>
        </table:table-row>
        <table:table-row table:style-name="ro2">
          <table:table-cell office:value-type="string" calcext:value-type="string">
            <text:p>Giao hàng đóng gói vừa ý. Tuy nhiên dùng với MacBook bị chập chờn, mất kết nối, mình phải nhấn nút giữa để reset lại đèn xanh.</text:p>
          </table:table-cell>
          <table:table-cell table:number-columns-repeated="1023"/>
        </table:table-row>
        <table:table-row table:style-name="ro3">
          <table:table-cell office:value-type="string" calcext:value-type="string">
            <text:p>Cài xong quét toàn bộ máy, mà có một số virus phần mềm vẫn không loại bỏ được, haizz</text:p>
          </table:table-cell>
          <table:table-cell table:number-columns-repeated="1023"/>
        </table:table-row>
        <table:table-row table:style-name="ro3">
          <table:table-cell office:value-type="string" calcext:value-type="string">
            <text:p>Sản phẩm ok, bánh xe lăn trên chuột ko có được như mong đợi khi lướt web trên Mac.</text:p>
          </table:table-cell>
          <table:table-cell table:number-columns-repeated="1023"/>
        </table:table-row>
        <table:table-row table:style-name="ro3">
          <table:table-cell office:value-type="string" calcext:value-type="string">
            <text:p>Mình dùng được hơn 1 năm (1 năm 2 tháng) nhưng lớp cao su bọc đã bị oxi hóa</text:p>
          </table:table-cell>
          <table:table-cell table:number-columns-repeated="1023"/>
        </table:table-row>
        <table:table-row table:style-name="ro2">
          <table:table-cell office:value-type="string" calcext:value-type="string">
            <text:p>Dùng Buletooth một số máy tính không dùng được, Buletooth vào Suface lúc nhận lúc không, không hiểu sao. Nói chung là kém.</text:p>
          </table:table-cell>
          <table:table-cell table:number-columns-repeated="1023"/>
        </table:table-row>
        <table:table-row table:style-name="ro3">
          <table:table-cell office:value-type="string" calcext:value-type="string">
            <text:p>Sản phẩm tốt nhưng giá bán còn cao hơn so với thị trường.</text:p>
          </table:table-cell>
          <table:table-cell table:number-columns-repeated="1023"/>
        </table:table-row>
        <table:table-row table:style-name="ro2">
          <table:table-cell office:value-type="string" calcext:value-type="string">
            <text:p>Mới mua gần 1 tháng thì thấy ổn, tuy nhiên, lúc giao thì bao bì đã bị khui ra, chưa biết là do chỗ bán khui để gắn pin hay k nữa???</text:p>
          </table:table-cell>
          <table:table-cell table:number-columns-repeated="1023"/>
        </table:table-row>
        <table:table-row table:style-name="ro3">
          <table:table-cell office:value-type="string" calcext:value-type="string">
            <text:p>Chuột cầm ko vừa tay lắm. Thỉnh thoảng bị đứt kết nối với macpro2018</text:p>
          </table:table-cell>
          <table:table-cell table:number-columns-repeated="1023"/>
        </table:table-row>
        <table:table-row table:style-name="ro3">
          <table:table-cell office:value-type="string" calcext:value-type="string">
            <text:p>đang dùng có hiện tượng giât lag không rõ nguyên nhân</text:p>
          </table:table-cell>
          <table:table-cell table:number-columns-repeated="1023"/>
        </table:table-row>
        <table:table-row table:style-name="ro3">
          <table:table-cell office:value-type="string" calcext:value-type="string">
            <text:p>Rất là êm. Thoải mái. Nhươc điểm là màu đỏ mau dơ xuống màu</text:p>
          </table:table-cell>
          <table:table-cell table:number-columns-repeated="1023"/>
        </table:table-row>
        <table:table-row table:style-name="ro3">
          <table:table-cell office:value-type="string" calcext:value-type="string">
            <text:p>Đáng đồng tiền bát gạo bỏ ra mua. Chỉ một lỗi nhỏ là seri chuột và hộp không khớp. Không có tem bảo hành.</text:p>
          </table:table-cell>
          <table:table-cell table:number-columns-repeated="1023"/>
        </table:table-row>
        <table:table-row table:style-name="ro3">
          <table:table-cell office:value-type="string" calcext:value-type="string">
            <text:p>Chuột nhìn mặt dưới có vẻ cũ, chuột và vỏ hộp không trùng series</text:p>
          </table:table-cell>
          <table:table-cell table:number-columns-repeated="1023"/>
        </table:table-row>
        <table:table-row table:style-name="ro3">
          <table:table-cell office:value-type="string" calcext:value-type="string">
            <text:p>Hài lòng. Đóng gói cẩn thận. Giao hàng nhanh</text:p>
          </table:table-cell>
          <table:table-cell table:number-columns-repeated="1023"/>
        </table:table-row>
        <table:table-row table:style-name="ro1">
          <table:table-cell office:value-type="string" calcext:value-type="string">
            <text:p>Tôi chọn mua SSD Samsung hàng nhập khẩu với bao bì sản phẩm bằng tiếng Anh nhưng khi giao hàng đến thì bao bì sản phẩm ghi toàn bộ bằng tiếng Tàu và cả hướng dẫn sử dụng bên trong cũng vậy. Tôi thật sự không hài lòng về cách làm việc này. Tôi đã chủ ý đặt hàng của Tiki Trading cung cấp chứ không phải của đơn vị khác.</text:p>
          </table:table-cell>
          <table:table-cell table:number-columns-repeated="1023"/>
        </table:table-row>
        <table:table-row table:style-name="ro2">
          <table:table-cell office:value-type="string" calcext:value-type="string">
            <text:p>Đặt hàng có Tiki now hẹn giao trước 18h nhưng tới 19h30 nhân viên giao hàng mới gọi nói do lỗi hệ thống, mặc dù trước đó đã 2 lần gọi lên tổng đài của Tiki để hỏi khi nào nhận được hàng. Sáng hôm sau thì nv đã giao hàng đến, sản phẩm sử dụng tốt.</text:p>
          </table:table-cell>
          <table:table-cell table:number-columns-repeated="1023"/>
        </table:table-row>
        <table:table-row table:style-name="ro3">
          <table:table-cell office:value-type="string" calcext:value-type="string">
            <text:p>Nhà cung cấp gửi hóa đơn VAT quá lâu. <text:s/>Đến thời điểm này vẫn chưa nhận được.</text:p>
          </table:table-cell>
          <table:table-cell table:number-columns-repeated="1023"/>
        </table:table-row>
        <table:table-row table:style-name="ro3">
          <table:table-cell office:value-type="string" calcext:value-type="string">
            <text:p>Dùng chuột rất êm, nhưng lâu lâu bị lag, không biết lý do vì sao</text:p>
          </table:table-cell>
          <table:table-cell table:number-columns-repeated="1023"/>
        </table:table-row>
        <table:table-row table:style-name="ro3">
          <table:table-cell office:value-type="string" calcext:value-type="string">
            <text:p>Xài chế độ <text:s/>bluetooth hay bị delay, giật giật, đã mua con khác.</text:p>
          </table:table-cell>
          <table:table-cell table:number-columns-repeated="1023"/>
        </table:table-row>
        <table:table-row table:style-name="ro3">
          <table:table-cell office:value-type="string" calcext:value-type="string">
            <text:p>Bit delayed but work fine most the time. Maybe just mine has issue</text:p>
          </table:table-cell>
          <table:table-cell table:number-columns-repeated="1023"/>
        </table:table-row>
        <table:table-row table:style-name="ro1">
          <table:table-cell office:value-type="string" calcext:value-type="string">
            <text:p>Sản phẩm tiến thịnh ghi chính hãng lê bảo minh mình mới mua, nhưng thực tế sản phẩm do tiến thịnh nhập và phân phối không phải lê bảo minh canon việt nam. Sản phẩm ổn nhưng chỉ không thích là do sản phẩm không ghi đúng miêu tả. Khuyên cả nhà nên chọn lại chỗ nhà cung cấp, thay đổi thành tiki trading cung cấp nha.</text:p>
          </table:table-cell>
          <table:table-cell table:number-columns-repeated="1023"/>
        </table:table-row>
        <table:table-row table:style-name="ro3">
          <table:table-cell office:value-type="string" calcext:value-type="string">
            <text:p>Tôi mua máy nhưng tưởng là máy có thể copy, scan. Bây giờ tôi muốn đổi sản phẩm khác thì phải làm thế nào ah</text:p>
          </table:table-cell>
          <table:table-cell table:number-columns-repeated="1023"/>
        </table:table-row>
        <table:table-row table:style-name="ro3">
          <table:table-cell office:value-type="string" calcext:value-type="string">
            <text:p>Máy to cồng kềnh, đã vậy kết nối với Mac khó khắn vô cùng, dùng thì in mực tàm tạm mà in cứ lỗi khi muốn in trang kế tiếp</text:p>
          </table:table-cell>
          <table:table-cell table:number-columns-repeated="1023"/>
        </table:table-row>
        <table:table-row table:style-name="ro3">
          <table:table-cell office:value-type="string" calcext:value-type="string">
            <text:p>Máy in đẹp, màu trung thực. Nhưng in những dòng chữ màu đen bị phai màu. Chỉ cần quẹt nhẹ tay đã lem. Màu khác thì tốt</text:p>
          </table:table-cell>
          <table:table-cell table:number-columns-repeated="1023"/>
        </table:table-row>
        <table:table-row table:style-name="ro3">
          <table:table-cell office:value-type="string" calcext:value-type="string">
            <text:p>Máy in rất đẹp, giá rẻ và tiện. Nhưng không hỗ trợ driver cho MACOS. Chỉ xài được với WINDOW</text:p>
          </table:table-cell>
          <table:table-cell table:number-columns-repeated="1023"/>
        </table:table-row>
        <table:table-row table:style-name="ro3">
          <table:table-cell office:value-type="string" calcext:value-type="string">
            <text:p>Lắp hộp mực đúng cách nhưng máy cứ bao sai. Cần tiki trả lời</text:p>
          </table:table-cell>
          <table:table-cell table:number-columns-repeated="1023"/>
        </table:table-row>
        <table:table-row table:style-name="ro3">
          <table:table-cell office:value-type="string" calcext:value-type="string">
            <text:p>Tiki kỳ này giao hàng lâu quá, nói ngày 21 mà tới giờ chưa tới nữa :/</text:p>
          </table:table-cell>
          <table:table-cell table:number-columns-repeated="1023"/>
        </table:table-row>
        <table:table-row table:style-name="ro3">
          <table:table-cell office:value-type="string" calcext:value-type="string">
            <text:p>Lúc nhận hàng có nhiều vết bẩn và trầy. Ngoài ra chuột dùng bình thường.</text:p>
          </table:table-cell>
          <table:table-cell table:number-columns-repeated="1023"/>
        </table:table-row>
        <table:table-row table:style-name="ro2">
          <table:table-cell office:value-type="string" calcext:value-type="string">
            <text:p>Sản phẩm nhận được khá tốt. Tuy nhiên khi nhận khách hàng phát hiện shop giao chưa chính xác sản phẩm khách hàng đã đặt (mặc dù đúng giá, đúng loại). <text:s/>Shop lưu ý nếu có sự thay đổi cần trao đổi trước với khách hàng.</text:p>
          </table:table-cell>
          <table:table-cell table:number-columns-repeated="1023"/>
        </table:table-row>
        <table:table-row table:style-name="ro3">
          <table:table-cell office:value-type="string" calcext:value-type="string">
            <text:p>Mới nhận hàng mà bị rách rồi, rách phía sau, phía trước vẫn nguyên vẹn. Màu sắc k tươi như trên hình.</text:p>
          </table:table-cell>
          <table:table-cell table:number-columns-repeated="1023"/>
        </table:table-row>
        <table:table-row table:style-name="ro3">
          <table:table-cell office:value-type="string" calcext:value-type="string">
            <text:p>Miếng lót đẹp, to, mềm, chuột lướt tốt. Nhưng mới dùng một tháng mà bị tróc bề mặt rồi</text:p>
          </table:table-cell>
          <table:table-cell table:number-columns-repeated="1023"/>
        </table:table-row>
        <table:table-row table:style-name="ro3">
          <table:table-cell office:value-type="string" calcext:value-type="string">
            <text:p>có 2 vết bẩn khá dài , xài tạm ổn nên cho 3 * thôi</text:p>
          </table:table-cell>
          <table:table-cell table:number-columns-repeated="1023"/>
        </table:table-row>
        <table:table-row table:style-name="ro3">
          <table:table-cell office:value-type="string" calcext:value-type="string">
            <text:p>màu sản phẩm không như hình nhưng với giá tiền như vậy thì ok</text:p>
          </table:table-cell>
          <table:table-cell table:number-columns-repeated="1023"/>
        </table:table-row>
        <table:table-row table:style-name="ro3">
          <table:table-cell office:value-type="string" calcext:value-type="string">
            <text:p>Màu sắc k đc tươi như hình. Viền xquanh nhìn hơi xấu</text:p>
          </table:table-cell>
          <table:table-cell table:number-columns-repeated="1023"/>
        </table:table-row>
        <table:table-row table:style-name="ro3">
          <table:table-cell office:value-type="string" calcext:value-type="string">
            <text:p>Miếng lót chuột dễ thương, mềm, dễ sử dụng, giá tốt</text:p>
          </table:table-cell>
          <table:table-cell table:number-columns-repeated="1023"/>
        </table:table-row>
        <table:table-row table:style-name="ro1">
          <table:table-cell office:value-type="string" calcext:value-type="string">
            <text:p>tốc độ thì khá ok, chỉ tội nhiệt độ nóng quá hay sao ấy, mình đang dùng 1 ổ của sam sung, với 1 ổ lexar, cùng 1 máy đo nhiệt độ bằng phần mềm thì ổ lexar cảm giác báo ảo, mới khởi động 48 độ, mà làm việc lâu cũng 48 độ. máy đã chạy 2 ngày mà kiểm tra báo mới chạy được 2 giờ. ảo quá ko biết độ bền như thế nào.</text:p>
          </table:table-cell>
          <table:table-cell table:number-columns-repeated="1023"/>
        </table:table-row>
        <table:table-row table:style-name="ro2">
          <table:table-cell office:value-type="string" calcext:value-type="string">
            <text:p>Bực 1 cái là khi chia ổ thì Ổ chứa win nó không thể nhỏ hơn 120G mất 1 nửa dung lượng vào ổ C. cài đi cài lại, chia đi chia lại mà không thể nào làm đc. ổ cài win thì chỉ cần 60-80G là đủ. Cần shop giải thích điều này.</text:p>
          </table:table-cell>
          <table:table-cell table:number-columns-repeated="1023"/>
        </table:table-row>
        <table:table-row table:style-name="ro3">
          <table:table-cell office:value-type="string" calcext:value-type="string">
            <text:p>Giá đắt so với chất lượng Tiki giao hàng nhanh</text:p>
          </table:table-cell>
          <table:table-cell table:number-columns-repeated="1023"/>
        </table:table-row>
        <table:table-row table:style-name="ro3">
          <table:table-cell office:value-type="string" calcext:value-type="string">
            <text:p>Lót dầy tầm 3mm nhưng giao hàng lâu nên 3sao</text:p>
          </table:table-cell>
          <table:table-cell table:number-columns-repeated="1023"/>
        </table:table-row>
        <table:table-row table:style-name="ro3">
          <table:table-cell office:value-type="string" calcext:value-type="string">
            <text:p>Ban đầu sản phẩm sẽ đạt tốc độ đúng với mô tả nhưng sau dần tốc độ ghi lại giảm đi một nửa.</text:p>
          </table:table-cell>
          <table:table-cell table:number-columns-repeated="1023"/>
        </table:table-row>
        <table:table-row table:style-name="ro3">
          <table:table-cell office:value-type="string" calcext:value-type="string">
            <text:p>Đẹp, hơi to và hơi mắc. To chà bá luôn á.</text:p>
          </table:table-cell>
          <table:table-cell table:number-columns-repeated="1023"/>
        </table:table-row>
        <table:table-row table:style-name="ro3">
          <table:table-cell office:value-type="string" calcext:value-type="string">
            <text:p>Tiki giao rất nhanh tối đặt nhận trước 12g. Tuy nhiên tốc độ không như giới thiệu chỉ</text:p>
          </table:table-cell>
          <table:table-cell table:number-columns-repeated="1023"/>
        </table:table-row>
        <table:table-row table:style-name="ro3">
          <table:table-cell office:value-type="string" calcext:value-type="string">
            <text:p>Rê tốt nhưng dễ bẩn</text:p>
          </table:table-cell>
          <table:table-cell table:number-columns-repeated="1023"/>
        </table:table-row>
        <table:table-row table:style-name="ro3">
          <table:table-cell office:value-type="string" calcext:value-type="string">
            <text:p>tốc độ đọc thì ok nhưng ghi khá chậm</text:p>
          </table:table-cell>
          <table:table-cell table:number-columns-repeated="1023"/>
        </table:table-row>
        <table:table-row table:style-name="ro3">
          <table:table-cell office:value-type="string" calcext:value-type="string">
            <text:p>Ổ cứng dùng ổn trong tầm giá</text:p>
          </table:table-cell>
          <table:table-cell table:number-columns-repeated="1023"/>
        </table:table-row>
        <table:table-row table:style-name="ro3">
          <table:table-cell office:value-type="string" calcext:value-type="string">
            <text:p>cũng oke lắm nhưng không lên được 75Hz như tiêu đề</text:p>
          </table:table-cell>
          <table:table-cell table:number-columns-repeated="1023"/>
        </table:table-row>
        <table:table-row table:style-name="ro3">
          <table:table-cell office:value-type="string" calcext:value-type="string">
            <text:p>Cắm điện vào máy k lên!!! Chờ phản hồi!</text:p>
          </table:table-cell>
          <table:table-cell table:number-columns-repeated="1023"/>
        </table:table-row>
        <table:table-row table:style-name="ro3">
          <table:table-cell office:value-type="string" calcext:value-type="string">
            <text:p>Góc trên không đẹp lắm</text:p>
          </table:table-cell>
          <table:table-cell table:number-columns-repeated="1023"/>
        </table:table-row>
        <table:table-row table:style-name="ro4">
          <table:table-cell office:value-type="string" calcext:value-type="string">
            <text:p>Cảm ơn Tiki đã giao hàng nhanh và gói hàng cẩn thận. Nhưng về chất lượng âm thanh thì làm mình khá thất vọng. Dẫu biết là tai nghe giá rẻ, rẻ nhất của JBL nhưng bass thì yếu mà nghe quá trời chua, rất chói tai. Điểm cộng duy nhất là cách âm tốt, đeo vào ở ngoài bấm kèn, hú hét cũng không nghe gì cả. Khuyên các bạn có ý định mua về nghe nhạc EDM hoặc Pop hoặc Dance gì đấy thì không nên chọn dòng này, thêm tiền mua các dòng cao hơn, tiền nào của đó.</text:p>
          </table:table-cell>
          <table:table-cell table:number-columns-repeated="1023"/>
        </table:table-row>
        <table:table-row table:style-name="ro1">
          <table:table-cell office:value-type="string" calcext:value-type="string">
            <text:p>Dây khá mỏng và ngắn, cảm giác không chắc chắn. Nghe thử trên điện thoại và laptop thì âm bass rất yếu. Vào equalizer chỉnh boost bass vẫn không cải thiện được nhiều. Nói chung không được như kỳ vọng nhưng tạm được, với giá 250k thì hơi đắt, tầm 200k đổ lại sẽ tương xứng với chất lượng hơn.</text:p>
          </table:table-cell>
          <table:table-cell table:number-columns-repeated="1023"/>
        </table:table-row>
        <table:table-row table:style-name="ro1">
          <table:table-cell office:value-type="string" calcext:value-type="string">
            <text:p>Chất lượng không như mình mong đợi. Ngoại hình bình thường như mấy tai nghe rẻ tiền. Chất lượng âm thanh nghe như tai nghe samsung theo máy J7 của mình, tiếng bass thì không nghe thấy gì luôn, cách âm cũng không tốt, người ngồi kế bên nói chuyện cũng nghe thấy. Nói chung là bình thường.</text:p>
          </table:table-cell>
          <table:table-cell table:number-columns-repeated="1023"/>
        </table:table-row>
        <table:table-row table:style-name="ro1">
          <table:table-cell office:value-type="string" calcext:value-type="string">
            <text:p>tai nghe ổn trong tầm giá, âm bass được, cách âm khá tốt, dây k bị rối. Mình đặt kèm với một cuốn sách nữa mà nửa tháng tiki mới giao tới, lần đầu thấy giao hàng trễ vậy, nhưng giờ cũng sắp lần 2 rồi, nhiều cái tiki giao hàng nhanh hơn hẹn, nhưng k ổn định kiểu này chắc mấy thứ giá trị cao như laptop mình đặt mua chỗ khác.</text:p>
          </table:table-cell>
          <table:table-cell table:number-columns-repeated="1023"/>
        </table:table-row>
        <table:table-row table:style-name="ro1">
          <table:table-cell office:value-type="string" calcext:value-type="string">
            <text:p>Chưa nhận được tai nghe nên chưa đánh giá được chất lượng nhưng mình không hiểu sao gọi lên tổng đài không bao giờ kết nối được với giao dịch viên, lúc nào cũng bị báo là hiện các bạn giao dịch viên đang bận, bất kể khung giờ nào, nên cũng hơi khó chịu vì có những lúc cần hỏi thông tin</text:p>
          </table:table-cell>
          <table:table-cell table:number-columns-repeated="1023"/>
        </table:table-row>
        <table:table-row table:style-name="ro1">
          <table:table-cell office:value-type="string" calcext:value-type="string">
            <text:p>giao hàng nhanh nhưng đóng gói thật sự tệ hộp để gói to còn hộp tai nghe thì nhỏ mong tiki sẽ cải thiện để k lãng phí không gian và vật liệu như vậy. còn về tai nghe thì tạm ổn thôi so với akg thì độ hoàn thiện còn kém khá nhiều. Tai nghe akg mình so sánh là của ss s9 nhé</text:p>
          </table:table-cell>
          <table:table-cell table:number-columns-repeated="1023"/>
        </table:table-row>
        <table:table-row table:style-name="ro2">
          <table:table-cell office:value-type="string" calcext:value-type="string">
            <text:p>tiki giao hàng nhanh, đóng gói kĩ . về tai nghe thì còn nguyên si nhưng chất lượng âm thanh thì chỉ hợp với những bản nhạc nhẹ được, chứ âm bass thì tệ phải nói là cực tệ. còn những nốt cao thì headphone bắt đầu bị rè,tiền nào của đó thôi .</text:p>
          </table:table-cell>
          <table:table-cell table:number-columns-repeated="1023"/>
        </table:table-row>
        <table:table-row table:style-name="ro2">
          <table:table-cell office:value-type="string" calcext:value-type="string">
            <text:p>Tai nghe tốt, xài rất thích. Nhưng đã bị đứt ngầm sau 1 năm sử dụng, mua tháng 5/2019, đứt tháng 6/2020, đứt được gần 2 tháng rồi. Có ý định mua lại vì thật sự rất thích chất âm của tai nghe này nhưng việc đứt ngầm vẫn là rào cản khá lớn</text:p>
          </table:table-cell>
          <table:table-cell table:number-columns-repeated="1023"/>
        </table:table-row>
        <table:table-row table:style-name="ro2">
          <table:table-cell office:value-type="string" calcext:value-type="string">
            <text:p>tai nghe mua được 1 năm, sử dụng tốt, nhưng không hiểu tại sao, mình đang nghe bình thương, rút ra, lúc sau cắm vào nghe tiếp thì không nghe được nữa, trong lúc đó k cấn gì cả, nút play/pause trên dây vẫn sử dụng được, cà 2 tai đều ko nghe được.</text:p>
          </table:table-cell>
          <table:table-cell table:number-columns-repeated="1023"/>
        </table:table-row>
        <table:table-row table:style-name="ro2">
          <table:table-cell office:value-type="string" calcext:value-type="string">
            <text:p>Tiki giao hàng nhanh,Sản phẩm đúng là chính hãng (nhưng là chính hãng Trung Quốc thật.hi).Dây dễ rối - gập dẫn đến việc dễ bị đứt.Nút ấn không chuyển đổi bài hát dc.Chất lượng âm thanh nghe bình thường.Nói chung sản phẩm dùng tạm thì được.</text:p>
          </table:table-cell>
          <table:table-cell table:number-columns-repeated="1023"/>
        </table:table-row>
        <table:table-row table:style-name="ro2">
          <table:table-cell office:value-type="string" calcext:value-type="string">
            <text:p>chỉ có 1 nút điều khiển trên tai nghe, và không thể tăng giảm âm bằng tai nghe. Còn next/pre bài hát mình vẫn chưa biết cách dùng bằng nút này mong tiki có mô tả đúng hơn, tránh sai lệch cho người mua</text:p>
          </table:table-cell>
          <table:table-cell table:number-columns-repeated="1023"/>
        </table:table-row>
        <table:table-row table:style-name="ro2">
          <table:table-cell office:value-type="string" calcext:value-type="string">
            <text:p>Mua khi Tiki sale còn 185k. Giá này thì chấp nhận được so với chất lượng, chứ nếu giá gốc <text:s/>(400k) thì quá đắt. Chất âm không tốt lắm. Dây đơn, không chống rỗi và dễ bị gấp nếp, mình sợ một thời gian có thể hỏng.</text:p>
          </table:table-cell>
          <table:table-cell table:number-columns-repeated="1023"/>
        </table:table-row>
        <table:table-row table:style-name="ro2">
          <table:table-cell office:value-type="string" calcext:value-type="string">
            <text:p>Sản phẩm không có kèm theo ốc cố định vào máy, còn lại thì oo, xài lâu dài mới biết. Mua 2 loại cùng lúc, xem cái nào hư trước <text:s/></text:p>
          </table:table-cell>
          <table:table-cell table:number-columns-repeated="1023"/>
        </table:table-row>
        <table:table-row table:style-name="ro2">
          <table:table-cell office:value-type="string" calcext:value-type="string">
            <text:p>Mình đang xài main Asrock B365M với driver mới nhất. Mình đã thử cắm nhiều lần nhưng trong bios 2 cổng m2 vẫn báo "not detected"</text:p>
          </table:table-cell>
          <table:table-cell table:number-columns-repeated="1023"/>
        </table:table-row>
        <table:table-row table:style-name="ro2">
          <table:table-cell office:value-type="string" calcext:value-type="string">
            <text:p>Cảm ơn Tiki đã giao hàng nhanh và gói hàng cẩn thận. Nhưng về phần âm lượng, không thể tùy chỉnh âm lượng lên xuống giống như trên mô tả sản phẩm</text:p>
          </table:table-cell>
          <table:table-cell table:number-columns-repeated="1023"/>
        </table:table-row>
        <table:table-row table:style-name="ro3">
          <table:table-cell office:value-type="string" calcext:value-type="string">
            <text:p>bảo hành thế nào nhỉ shop ơi mình cắm mãi nó chẳng nhận, dùng cả cổng chuyển đổi sang sata3 rồi vẫn k ăn thua</text:p>
          </table:table-cell>
          <table:table-cell table:number-columns-repeated="1023"/>
        </table:table-row>
        <table:table-row table:style-name="ro3">
          <table:table-cell office:value-type="string" calcext:value-type="string">
            <text:p>Mình mua ổ cứng này để lắp vào máy lenovo của mình mà máy không hỗ trợ. Giờ thừa không biết thế nào</text:p>
          </table:table-cell>
          <table:table-cell table:number-columns-repeated="1023"/>
        </table:table-row>
        <table:table-row table:style-name="ro2">
          <table:table-cell office:value-type="string" calcext:value-type="string">
            <text:p>Trước đây mình có dùng tai nghe JBL mua tiki thấy rất hay bass đánh nghe rất đã tai đợt này mua về nghe như tai nghe mua 79k vậy</text:p>
          </table:table-cell>
          <table:table-cell table:number-columns-repeated="1023"/>
        </table:table-row>
        <table:table-row table:style-name="ro2">
          <table:table-cell office:value-type="string" calcext:value-type="string">
            <text:p>Nút silicon đệm tai có 1 gờ rất sắc, đeo vào rất khó chịu. Chắc phải mua riêng bộ núm cho em nó. Chất âm bình thường trong tầm giá 149k.</text:p>
          </table:table-cell>
          <table:table-cell table:number-columns-repeated="1023"/>
        </table:table-row>
        <table:table-row table:style-name="ro3">
          <table:table-cell office:value-type="string" calcext:value-type="string">
            <text:p>sao tiki Không giao hoá đơn qua email cho tôi?</text:p>
          </table:table-cell>
          <table:table-cell table:number-columns-repeated="1023"/>
        </table:table-row>
        <table:table-row table:style-name="ro2">
          <table:table-cell office:value-type="string" calcext:value-type="string">
            <text:p>Nếu người dùng phổ thông thì cứ mua khi có giảm giá 50%. Còn nếu bạn nào hiểu biết về tai nghe và sành sỏi một chút thì ko nên.</text:p>
          </table:table-cell>
          <table:table-cell table:number-columns-repeated="1023"/>
        </table:table-row>
        <table:table-row table:style-name="ro3">
          <table:table-cell office:value-type="string" calcext:value-type="string">
            <text:p>Tai nghe nhét vào hơi đau, âm thanh ổn, nhưng ko tương thích máy để bàn, chỉ dùng đc cho laptop, đt và iPad</text:p>
          </table:table-cell>
          <table:table-cell table:number-columns-repeated="1023"/>
        </table:table-row>
        <table:table-row table:style-name="ro3">
          <table:table-cell office:value-type="string" calcext:value-type="string">
            <text:p>Tai nghe tạm ổn, nhưng phần mic không được hài lòng cho lắm, nói chuyện qua mic tạp âm rất nhiều Phù hợp với giá tiền</text:p>
          </table:table-cell>
          <table:table-cell table:number-columns-repeated="1023"/>
        </table:table-row>
        <table:table-row table:style-name="ro3">
          <table:table-cell office:value-type="string" calcext:value-type="string">
            <text:p>sản phẩm chú ý đến âm mà quên mất đi sự thoải mái của người dùng, dễ gây đau vành tai, ống tai</text:p>
          </table:table-cell>
          <table:table-cell table:number-columns-repeated="1023"/>
        </table:table-row>
        <table:table-row table:style-name="ro3">
          <table:table-cell office:value-type="string" calcext:value-type="string">
            <text:p>Nhận hàng mở ra thì hộp bị ướt như hình! Cần trợ giúp kích hoạt bảo hành điện tử</text:p>
          </table:table-cell>
          <table:table-cell table:number-columns-repeated="1023"/>
        </table:table-row>
        <table:table-row table:style-name="ro3">
          <table:table-cell office:value-type="string" calcext:value-type="string">
            <text:p>199k lúc mình mua. Quả thật bảo hành 6 tháng. Mình dùng 8 tháng đã hỏng 1 bên. ChẮc do mình không may mắn. ??</text:p>
          </table:table-cell>
          <table:table-cell table:number-columns-repeated="1023"/>
        </table:table-row>
        <table:table-row table:style-name="ro3">
          <table:table-cell office:value-type="string" calcext:value-type="string">
            <text:p>Chất âm hơi chói tai. Tương thích tốt với iPhone 8, X... Không tặng kèm túi vải để đựng như nhiều loại khác.</text:p>
          </table:table-cell>
          <table:table-cell table:number-columns-repeated="1023"/>
        </table:table-row>
        <table:table-row table:style-name="ro3">
          <table:table-cell office:value-type="string" calcext:value-type="string">
            <text:p>Tai nghe này hình như không phải chính hãng nhé! Âm thanh không có trong như JBL và thỉnh thoảng hơi rè.</text:p>
          </table:table-cell>
          <table:table-cell table:number-columns-repeated="1023"/>
        </table:table-row>
        <table:table-row table:style-name="ro3">
          <table:table-cell office:value-type="string" calcext:value-type="string">
            <text:p>với giá 170 cả ship thì chỉ được thương hiệu thôi chứ so với các tai nghe của Xiaomi thì vẫn ko bằng</text:p>
          </table:table-cell>
          <table:table-cell table:number-columns-repeated="1023"/>
        </table:table-row>
        <table:table-row table:style-name="ro3">
          <table:table-cell office:value-type="string" calcext:value-type="string">
            <text:p>cũng tạm được , nghe khá chói tai , nghe không thích bằng tai sony ngang tầm giá</text:p>
          </table:table-cell>
          <table:table-cell table:number-columns-repeated="1023"/>
        </table:table-row>
        <table:table-row table:style-name="ro3">
          <table:table-cell office:value-type="string" calcext:value-type="string">
            <text:p>Chất lượng thua cả những sản phẩm trong tầm giá Thua cả những chiếc tai nghe xiaomi</text:p>
          </table:table-cell>
          <table:table-cell table:number-columns-repeated="1023"/>
        </table:table-row>
        <table:table-row table:style-name="ro3">
          <table:table-cell office:value-type="string" calcext:value-type="string">
            <text:p>Nếu chọ thương hiệu thì nên chọn, chứ âm thanh k hay, nghe không có chiều sâu.</text:p>
          </table:table-cell>
          <table:table-cell table:number-columns-repeated="1023"/>
        </table:table-row>
        <table:table-row table:style-name="ro3">
          <table:table-cell office:value-type="string" calcext:value-type="string">
            <text:p>Chả có âm bass gì cả ấy. Minh mua mấy cái tai nghe giá rẻ mà vẫn có bass. Tai phone này đeo đỡ đau tai</text:p>
          </table:table-cell>
          <table:table-cell table:number-columns-repeated="1023"/>
        </table:table-row>
        <table:table-row table:style-name="ro2">
          <table:table-cell office:value-type="string" calcext:value-type="string">
            <text:p>Tiki nên liên kết với 1 chuỗi cửa hàng tiện lợi nào đó để nhận hàng giúp khách hàng (nếu có nhu cầu) để thuận tiện cho khách hàng và shipper hơn, việc hẹn đi hẹn lại shipper tạo cảm giác không thoải mái cho cả 2 bên.</text:p>
          </table:table-cell>
          <table:table-cell table:number-columns-repeated="1023"/>
        </table:table-row>
        <table:table-row table:style-name="ro3">
          <table:table-cell office:value-type="string" calcext:value-type="string">
            <text:p>Giá hợp lý, chất lượng tương xứng với giá thành. <text:s/>Bấm kêu hơi to, xài tạm ổn.</text:p>
          </table:table-cell>
          <table:table-cell table:number-columns-repeated="1023"/>
        </table:table-row>
        <table:table-row table:style-name="ro3">
          <table:table-cell office:value-type="string" calcext:value-type="string">
            <text:p>mình đã gửi tin nhắn kích hoạt bh 6 lần mà vẫn ko đc !!</text:p>
          </table:table-cell>
          <table:table-cell table:number-columns-repeated="1023"/>
        </table:table-row>
        <table:table-row table:style-name="ro3">
          <table:table-cell office:value-type="string" calcext:value-type="string">
            <text:p>âm thạnh tạm được. chất lượng bình thường. dây hơi lởm</text:p>
          </table:table-cell>
          <table:table-cell table:number-columns-repeated="1023"/>
        </table:table-row>
        <table:table-row table:style-name="ro3">
          <table:table-cell office:value-type="string" calcext:value-type="string">
            <text:p>Sau khi xào đc vài tháng thì xuất hiện hiện tượng bên to bên to. Quá tệ</text:p>
          </table:table-cell>
          <table:table-cell table:number-columns-repeated="1023"/>
        </table:table-row>
        <table:table-row table:style-name="ro3">
          <table:table-cell office:value-type="string" calcext:value-type="string">
            <text:p>gởi hàng hoi au</text:p>
          </table:table-cell>
          <table:table-cell table:number-columns-repeated="1023"/>
        </table:table-row>
        <table:table-row table:style-name="ro3">
          <table:table-cell office:value-type="string" calcext:value-type="string">
            <text:p>Chưa thật sự tốt trong tầm giá! Tiếng pass còn khác yếu! Chơi game nghe không hay</text:p>
          </table:table-cell>
          <table:table-cell table:number-columns-repeated="1023"/>
        </table:table-row>
        <table:table-row table:style-name="ro3">
          <table:table-cell office:value-type="string" calcext:value-type="string">
            <text:p>sao kì vậy ta ko thấy chỗ chỉnh âm đươc dù thấy trên mô tả</text:p>
          </table:table-cell>
          <table:table-cell table:number-columns-repeated="1023"/>
        </table:table-row>
        <table:table-row table:style-name="ro3">
          <table:table-cell office:value-type="string" calcext:value-type="string">
            <text:p>Tai nghe này đeo lâu sẽ đau tai, nên cân nhắc mua nhé</text:p>
          </table:table-cell>
          <table:table-cell table:number-columns-repeated="1023"/>
        </table:table-row>
        <table:table-row table:style-name="ro3">
          <table:table-cell office:value-type="string" calcext:value-type="string">
            <text:p>Tai nghe chính hãng . Bao bì hơi cũ . Đệm mút cứng ko êm</text:p>
          </table:table-cell>
          <table:table-cell table:number-columns-repeated="1023"/>
        </table:table-row>
        <table:table-row table:style-name="ro3">
          <table:table-cell office:value-type="string" calcext:value-type="string">
            <text:p>nắp hộp có vết cắt, ko rõ như nào. mong xài ổn định</text:p>
          </table:table-cell>
          <table:table-cell table:number-columns-repeated="1023"/>
        </table:table-row>
        <table:table-row table:style-name="ro3">
          <table:table-cell office:value-type="string" calcext:value-type="string">
            <text:p>đeo hơi vướng, chất lượng âm thanh bình thường.....</text:p>
          </table:table-cell>
          <table:table-cell table:number-columns-repeated="1023"/>
        </table:table-row>
        <table:table-row table:style-name="ro3">
          <table:table-cell office:value-type="string" calcext:value-type="string">
            <text:p>Cũng ổn giá cả hợp lý tui được 2 sợi rồi</text:p>
          </table:table-cell>
          <table:table-cell table:number-columns-repeated="1023"/>
        </table:table-row>
        <table:table-row table:style-name="ro3">
          <table:table-cell office:value-type="string" calcext:value-type="string">
            <text:p>Nghe chói tai lắm, tạm ổn trong tầm giá 200k <text:s/>đổ xuống</text:p>
          </table:table-cell>
          <table:table-cell table:number-columns-repeated="1023"/>
        </table:table-row>
        <table:table-row table:style-name="ro3">
          <table:table-cell office:value-type="string" calcext:value-type="string">
            <text:p>Quen thì mua thôi. Chưa có sự so sánh với sản phẩm khác cùng phân khúc. Tiki giao hàng nhanh, đóng gói cẩn thận</text:p>
          </table:table-cell>
          <table:table-cell table:number-columns-repeated="1023"/>
        </table:table-row>
        <table:table-row table:style-name="ro2">
          <table:table-cell office:value-type="string" calcext:value-type="string">
            <text:p>Mới sử dụng được vài ngày, ghi đọc vẫn ok. Rất nóng khi sử dụng trên usb-c adapter Xiaomi. Không biết có bền không nếu nóng mức độ này.</text:p>
          </table:table-cell>
          <table:table-cell table:number-columns-repeated="1023"/>
        </table:table-row>
        <table:table-row table:style-name="ro2">
          <table:table-cell office:value-type="string" calcext:value-type="string">
            <text:p>Rất hài lòng về dịch vụ của tiki và shop, bán và đổi trả nhanh gọn Nhưng hàng ko phải là sản phẩm do chính sandisk VN phân phối, và không biết dòng sản phẩm làm sao mà tốc độ thua thiệt nhiều so với review trước đây.</text:p>
          </table:table-cell>
          <table:table-cell table:number-columns-repeated="1023"/>
        </table:table-row>
        <table:table-row table:style-name="ro3">
          <table:table-cell office:value-type="string" calcext:value-type="string">
            <text:p>sao usb mình mua 64 gb mà dung lượng của nó chỉ dk 57 gb là thế nào,mà mình mua k thấy phiếu bảo hành hoặc cái j khác</text:p>
          </table:table-cell>
          <table:table-cell table:number-columns-repeated="1023"/>
        </table:table-row>
        <table:table-row table:style-name="ro2">
          <table:table-cell office:value-type="string" calcext:value-type="string">
            <text:p>Giao hàng nguyên hộp, cẩn thận. Test ghi file 6gb mất gần 20p, dù đã dùng cổng 3.0, chuyển cổng 2.0 cũng vậy. Usb bị nóng hơn các loại khác. Độ bền chưa biết.</text:p>
          </table:table-cell>
          <table:table-cell table:number-columns-repeated="1023"/>
        </table:table-row>
        <table:table-row table:style-name="ro3">
          <table:table-cell office:value-type="string" calcext:value-type="string">
            <text:p>hộp móp nặng quá, không biết có phải tại bên vận chuyển hay không. hy vọng không ảnh hưởng đến usb.</text:p>
          </table:table-cell>
          <table:table-cell table:number-columns-repeated="1023"/>
        </table:table-row>
        <table:table-row table:style-name="ro3">
          <table:table-cell office:value-type="string" calcext:value-type="string">
            <text:p>Cũng được nhưng usb dễ bị virus máy tính tấn công dễ làm mất dữ liệu trong đấy</text:p>
          </table:table-cell>
          <table:table-cell table:number-columns-repeated="1023"/>
        </table:table-row>
        <table:table-row table:style-name="ro3">
          <table:table-cell office:value-type="string" calcext:value-type="string">
            <text:p>đã copy file lớn hơn 4gb vào usb. tốc độ không thể lết lên trên 20mb/s. cắm vào cổng 3.0 rồi đấy. chậm quá</text:p>
          </table:table-cell>
          <table:table-cell table:number-columns-repeated="1023"/>
        </table:table-row>
        <table:table-row table:style-name="ro2">
          <table:table-cell office:value-type="string" calcext:value-type="string">
            <text:p>Huhu đọc review chán chê rồi mình mới chọn mua con này nhưng cuối cùng về thì bị hư led. Giờ phải gửi đi đợi Tiki bảo hành. Tạm cho 3 sao, đến khi bảo hành xong sẽ đánh giá lại.</text:p>
          </table:table-cell>
          <table:table-cell table:number-columns-repeated="1023"/>
        </table:table-row>
        <table:table-row table:style-name="ro3">
          <table:table-cell office:value-type="string" calcext:value-type="string">
            <text:p>cho mình hỏi sao mình sử dụng dây sạc kết nối chuột với laptop sao chuột báo không nhận là sao</text:p>
          </table:table-cell>
          <table:table-cell table:number-columns-repeated="1023"/>
        </table:table-row>
        <table:table-row table:style-name="ro3">
          <table:table-cell office:value-type="string" calcext:value-type="string">
            <text:p>Tốc độ write chậm chỉ được 15-20mb/s Vỏ kim loại nóng bỏng tay</text:p>
          </table:table-cell>
          <table:table-cell table:number-columns-repeated="1023"/>
        </table:table-row>
        <table:table-row table:style-name="ro3">
          <table:table-cell office:value-type="string" calcext:value-type="string">
            <text:p>thấy Tạm ổn, xài cũng được,</text:p>
          </table:table-cell>
          <table:table-cell table:number-columns-repeated="1023"/>
        </table:table-row>
        <table:table-row table:style-name="ro3">
          <table:table-cell office:value-type="string" calcext:value-type="string">
            <text:p>Sử dụng tốt</text:p>
          </table:table-cell>
          <table:table-cell table:number-columns-repeated="1023"/>
        </table:table-row>
        <table:table-row table:style-name="ro1">
          <table:table-cell office:value-type="string" calcext:value-type="string">
            <text:p>cảm ứng Ok, nhưng cũng chỉ thay ngón tay thôi. Viết khó. Không hơn loại bút 9000đ là bao! nếu mua để khai thác chức năng viết thì hơi thất vọng vì đầu bút to, viết chữ nhỏ rất khó, còn nếu chỉ để thay ngón tay thì nên mua loại 9000 đ đỡ tốn tiền. bút không có gài nên dễ rơi khi bỏ túi. nắp mở ra cũng không nắp lên đầu còn lại dc nên dễ thất lạc.</text:p>
          </table:table-cell>
          <table:table-cell table:number-columns-repeated="1023"/>
        </table:table-row>
        <table:table-row table:style-name="ro1">
          <table:table-cell office:value-type="string" calcext:value-type="string">
            <text:p>Đầu cảm ứng thô, xấu, thao tác vuốt thì ok nhưng thao tác nhấn thì không nhận được. Bút phải vặn để mở nên rất tốn thời gian, không tiện, nắp bút ko có chỗ cài nên rất dễ rơi mất. Đầu bút để viết thì ổn nhưng mình chưa tìm thấy ruột bút như thế để thay luôn.</text:p>
          </table:table-cell>
          <table:table-cell table:number-columns-repeated="1023"/>
        </table:table-row>
        <table:table-row table:style-name="ro2">
          <table:table-cell office:value-type="string" calcext:value-type="string">
            <text:p>Không ưng ý với sản phẩm. viết hay vẽ liên tục bị đứt đoạn, có lúc viết hay vẽ hoài mà không ăn. còn ngòi để viết trên giấy thì viết khá rít, mực ra không đều.</text:p>
          </table:table-cell>
          <table:table-cell table:number-columns-repeated="1023"/>
        </table:table-row>
        <table:table-row table:style-name="ro2">
          <table:table-cell office:value-type="string" calcext:value-type="string">
            <text:p>Dùng viết note, luyện viết tiếng Hoa cơ bản, cho trẻ con vẽ chơi thì được. Cảm ứng ko quá nhạy. Riêng nắp bút thì khá bất tiện vì ko gài lên bút được mà lại dễ lăn, rơi rớt. Đầu bút thường màu đen cũng viết tạm được, không quá êm.</text:p>
          </table:table-cell>
          <table:table-cell table:number-columns-repeated="1023"/>
        </table:table-row>
        <table:table-row table:style-name="ro2">
          <table:table-cell office:value-type="string" calcext:value-type="string">
            <text:p>Thất vọng 1 tí vì ko viết được( viết bị đứt nét và k ăn lắm). Chắc phải đầu tư con khác. Chưa bao giờ đánh giá thất vọng vì 1 sản phẩm nào như thế này <text:s/></text:p>
          </table:table-cell>
          <table:table-cell table:number-columns-repeated="1023"/>
        </table:table-row>
        <table:table-row table:style-name="ro2">
          <table:table-cell office:value-type="string" calcext:value-type="string">
            <text:p>Giao hàng nhanh chóng, bút viết rất mượt, tương thích với ipad gen 6. Xài ngon lành ngày đầu, hôm sau phát hiện nó bị sứt hết một miếng, nhưng mà vẫn xài được, không sao hết</text:p>
          </table:table-cell>
          <table:table-cell table:number-columns-repeated="1023"/>
        </table:table-row>
        <table:table-row table:style-name="ro2">
          <table:table-cell office:value-type="string" calcext:value-type="string">
            <text:p>mình mới mua nhưng thấy cảm ứng ở mức bình thường nên ko phù hợp nhu cầu mình lắm, mình muốn thanh lý lại 130k bạn nào muốn lấy nhắn mình nhé.</text:p>
          </table:table-cell>
          <table:table-cell table:number-columns-repeated="1023"/>
        </table:table-row>
        <table:table-row table:style-name="ro2">
          <table:table-cell office:value-type="string" calcext:value-type="string">
            <text:p>Bút này dùng chơi chơi thì được, ai mua về dùng để vẽ thì tốt nhất ko nên mua. Vì bút ko có lực nhấn, độ nhạy tầm trung, hơi trễ.</text:p>
          </table:table-cell>
          <table:table-cell table:number-columns-repeated="1023"/>
        </table:table-row>
        <table:table-row table:style-name="ro2">
          <table:table-cell office:value-type="string" calcext:value-type="string">
            <text:p>bút đẹp, dễ dùng, nhựg không nhạy lắm với oppo, các hãng khác thì dùng rất mượt. đầu bít cảm ứng miếng silicon hơi to, cảm giác khi viết không thoải mái lắm</text:p>
          </table:table-cell>
          <table:table-cell table:number-columns-repeated="1023"/>
        </table:table-row>
        <table:table-row table:style-name="ro2">
          <table:table-cell office:value-type="string" calcext:value-type="string">
            <text:p>Repeater sóng tốt, xài tốt cho điện thoại, máy tính bảng...nhưng không hiểu sao laptop bắt sóng không ổn định, có lúc khoảng 5min mới kết nối được, chập chờn, khởi động lại sẽ hoạt động tốt nhưng sau đó sẽ quay trở lại hiện tượng này</text:p>
          </table:table-cell>
          <table:table-cell table:number-columns-repeated="1023"/>
        </table:table-row>
        <table:table-row table:style-name="ro2">
          <table:table-cell office:value-type="string" calcext:value-type="string">
            <text:p>Mình mua lần thứ 2 cho sản phẩm này, tuy nhiên nó không được tốt như lần đầu. Không biết có phải do lô hàng sản xuất không. Trải nghiệm của mình là tốt, có hơi nóng và bị lỗi mạng, rút ra cắm lại sẽ như bình thường</text:p>
          </table:table-cell>
          <table:table-cell table:number-columns-repeated="1023"/>
        </table:table-row>
        <table:table-row table:style-name="ro3">
          <table:table-cell office:value-type="string" calcext:value-type="string">
            <text:p>viết hơi khó, hơi lệch so với điểm cần viết. chấp nhận được so với tầm giá</text:p>
          </table:table-cell>
          <table:table-cell table:number-columns-repeated="1023"/>
        </table:table-row>
        <table:table-row table:style-name="ro3">
          <table:table-cell office:value-type="string" calcext:value-type="string">
            <text:p>Viết chữ khó, cũng nhạy với màn hình ipad. Dù chỉnh ngòi nhỏ nhất nhưng khi viết vẫn to.</text:p>
          </table:table-cell>
          <table:table-cell table:number-columns-repeated="1023"/>
        </table:table-row>
        <table:table-row table:style-name="ro2">
          <table:table-cell office:value-type="string" calcext:value-type="string">
            <text:p>Hàng giao nhanh, cài đặt cũng không quá khó. Đã dùng thử một thời gian thấy cũng tạm được nhưng hay bị mất tín hiệu và bị dấu hiệu wifi ảo <text:s/></text:p>
          </table:table-cell>
          <table:table-cell table:number-columns-repeated="1023"/>
        </table:table-row>
        <table:table-row table:style-name="ro2">
          <table:table-cell office:value-type="string" calcext:value-type="string">
            <text:p>Không ổn định và nóng. 1 ngày phải rút ra cho bớt nóng với kết nối được. Lúc nóng là mất kết nối internet dù cục wifi tổng vẫn phát bình thường</text:p>
          </table:table-cell>
          <table:table-cell table:number-columns-repeated="1023"/>
        </table:table-row>
        <table:table-row table:style-name="ro3">
          <table:table-cell office:value-type="string" calcext:value-type="string">
            <text:p>Bút gì viết xước hết màn hình chống xước , chất lượng kém</text:p>
          </table:table-cell>
          <table:table-cell table:number-columns-repeated="1023"/>
        </table:table-row>
        <table:table-row table:style-name="ro3">
          <table:table-cell office:value-type="string" calcext:value-type="string">
            <text:p>Sản phẩm rất dễ cài đặt nhưng bắt sóng chưa mạnh ạ. Mình mua để trong phòng chỉ cần đóng cửa thì sóng cũng đi mất ạ TT</text:p>
          </table:table-cell>
          <table:table-cell table:number-columns-repeated="1023"/>
        </table:table-row>
        <table:table-row table:style-name="ro3">
          <table:table-cell office:value-type="string" calcext:value-type="string">
            <text:p>viết không được tiện dụng lắm.</text:p>
          </table:table-cell>
          <table:table-cell table:number-columns-repeated="1023"/>
        </table:table-row>
        <table:table-row table:style-name="ro3">
          <table:table-cell office:value-type="string" calcext:value-type="string">
            <text:p>xài được. ok. t extend từ ngoài rìa của sóng wifi gốc, tốc độ giảm còn 1/3</text:p>
          </table:table-cell>
          <table:table-cell table:number-columns-repeated="1023"/>
        </table:table-row>
        <table:table-row table:style-name="ro3">
          <table:table-cell office:value-type="string" calcext:value-type="string">
            <text:p>Tạm được, vì mình dùng ở nhà chung cư, thấy tín hiệu cũng lúc mạnh lúc yếu</text:p>
          </table:table-cell>
          <table:table-cell table:number-columns-repeated="1023"/>
        </table:table-row>
        <table:table-row table:style-name="ro3">
          <table:table-cell office:value-type="string" calcext:value-type="string">
            <text:p>xài cũng tạm đc mặc dù k ổn định sóng khá chập chờn. lúc 4 vạch lúc 2 vạch</text:p>
          </table:table-cell>
          <table:table-cell table:number-columns-repeated="1023"/>
        </table:table-row>
        <table:table-row table:style-name="ro3">
          <table:table-cell office:value-type="string" calcext:value-type="string">
            <text:p>tìm không thấy tên wifi mong dc hổ trợ.. cắm nguồn nhưng mãi hk hiện tên của wifi</text:p>
          </table:table-cell>
          <table:table-cell table:number-columns-repeated="1023"/>
        </table:table-row>
        <table:table-row table:style-name="ro3">
          <table:table-cell office:value-type="string" calcext:value-type="string">
            <text:p>sao nhân viên chưa giao hàng mà đã có trong mục giao hàng thành công vậy</text:p>
          </table:table-cell>
          <table:table-cell table:number-columns-repeated="1023"/>
        </table:table-row>
        <table:table-row table:style-name="ro3">
          <table:table-cell office:value-type="string" calcext:value-type="string">
            <text:p>Lâu lâu rớt mạng. Hay chập chờn. Độ bền không biết đc bao lâu</text:p>
          </table:table-cell>
          <table:table-cell table:number-columns-repeated="1023"/>
        </table:table-row>
        <table:table-row table:style-name="ro3">
          <table:table-cell office:value-type="string" calcext:value-type="string">
            <text:p>đã lên mạng học cách kết nối nhưng k dc.. rất buồn...</text:p>
          </table:table-cell>
          <table:table-cell table:number-columns-repeated="1023"/>
        </table:table-row>
        <table:table-row table:style-name="ro3">
          <table:table-cell office:value-type="string" calcext:value-type="string">
            <text:p>Nhờ shop chỉ cách kết nối</text:p>
          </table:table-cell>
          <table:table-cell table:number-columns-repeated="1023"/>
        </table:table-row>
        <table:table-row table:style-name="ro1">
          <table:table-cell office:value-type="string" calcext:value-type="string">
            <text:p>Mình đặt hàng ngày 26/08/2020 và 27/08/2020 nhận đc hàng, sản phẩm đc bảo hảnh 1 năm nhưng phiếu xuất kho là 17/10/2019. Trên phiếu bảo hành có ghi k bảo hành quá 18 tháng kể từ ngày xuất kho ghi trên phiếu, như vậy tai nghe mình mua k đc bảo hành 1 năm nhỉ. Tiki giải quyết cho mình trường hợp này.</text:p>
          </table:table-cell>
          <table:table-cell table:number-columns-repeated="1023"/>
        </table:table-row>
        <table:table-row table:style-name="ro4">
          <table:table-cell office:value-type="string" calcext:value-type="string">
            <text:p>Chất lượng tai nghe chỉ đáp ứng nghe tiếng anh. Nghe nhạc khá chán vì không có bass và nghe âm thanh lâu sẽ đau tai. Khá thất vọng với sản phẩm trong tầm giá này. Ngoài ra sản phẩm có hỗ trợ đổi trả khi sản phẩm không lỗi nhưng với điều kiện chưa được mở ra sử dụng =&gt; Điều khoản không phù hợp vì người dùng phải mở ra sử dụng và cảm nhận chất lượng thì mới có nhu cầu đổi trả.</text:p>
          </table:table-cell>
          <table:table-cell table:number-columns-repeated="1023"/>
        </table:table-row>
        <table:table-row table:style-name="ro1">
          <table:table-cell office:value-type="string" calcext:value-type="string">
            <text:p>sp này mua của tiki trading nhưng ko dùng đc tiki now nên giao hơi lâu, đóng gói ổn, hộp đẹp kết nối với bộ nova10 ở tầng 1+2 thì tầng 3 full sóng, có điều tốc độ cực thấp (80mb còn 3~4mb). chưa thử leo lên tiếp t4, 5 phù hợp <text:s/>với nhu cầu giải trí đọc báo các kiểu</text:p>
          </table:table-cell>
          <table:table-cell table:number-columns-repeated="1023"/>
        </table:table-row>
        <table:table-row table:style-name="ro2">
          <table:table-cell office:value-type="string" calcext:value-type="string">
            <text:p>Mới mua được 2 tuần. Đặt bộ kích sóng cạnh modem wifi nhưng đo tốc độ từ wifi của modem phát ra thì được 35 Mbps, còn bắt wifi từ bộ kích sóng thì chỉ còn 20 Mbps. Nói chung là dùng để chữa cháy chứ không hài lòng.</text:p>
          </table:table-cell>
          <table:table-cell table:number-columns-repeated="1023"/>
        </table:table-row>
        <table:table-row table:style-name="ro2">
          <table:table-cell office:value-type="string" calcext:value-type="string">
            <text:p>Nhận đúng màu đã đặt - nghe nhạc ok. Nhưng khi nói chuyện thì chỗ thu âm nằm ở đầu tai nghe khiến bên kia nghe giật giật, phải đeo 1 tai và nói chuyện vào 1 tai mới nghe rõ đc. Tóm lại chỉ thích hợp nghe, chứ nghe - nói thì k ổn</text:p>
          </table:table-cell>
          <table:table-cell table:number-columns-repeated="1023"/>
        </table:table-row>
        <table:table-row table:style-name="ro1">
          <table:table-cell office:value-type="string" calcext:value-type="string">
            <text:p>mid ngọt nhưng mỏng, bass + treb có như ko. dc cái chi tiết cũng tàm tạm so với phân khúc earbud 500k. tai này dùng để nghe mấy bài pop nhẹ nhàng như nhạc của min st319 thì ổn nhất. cùng tầm giá các bạn có thể thử qua ve monk plus đang dc nâng bi rất cao, tuy nhiên nó vẫn chỉ là cái earbud 200k thôi nên cũng đừng hy vọng quá</text:p>
          </table:table-cell>
          <table:table-cell table:number-columns-repeated="1023"/>
        </table:table-row>
        <table:table-row table:style-name="ro1">
          <table:table-cell office:value-type="string" calcext:value-type="string">
            <text:p>Tiki giao hàng nhanh, tuy nhiên nhân viên khi đến nơi mới gọi điện khiến người dùng hơi bị động trong công việc, được cái nhân viên khá thân thiện nên bỏ qua được. Về sản phẩm, trên vỏ hộp có bám bụi!!! Tai nghe tốt, hợp lý trong tầm tiền, mong là dùng được lâu dài.</text:p>
          </table:table-cell>
          <table:table-cell table:number-columns-repeated="1023"/>
        </table:table-row>
        <table:table-row table:style-name="ro6">
          <table:table-cell office:value-type="string" calcext:value-type="string">
            <text:p>So sánh chất âm của tai 3tr với tai nghe này thì tâm lý đứa so sánh cũng không được bình thường. Tuy nhiên với giá tiền này thì sản phẩm dùng khá ổn, gọn gàng dễ mang đi, âm thanh to, dùng để nghe nhạc phổ thông chứ những cái tai yêu cầu chi tiết bass treble thì chi thêm mấy chai đến vài chục chai mua cái khác nghe. Miếng đệm mút dễ rơi cho nên khỏi gắn vào làm gì, nút tai nhét này khá vừa vặn rồi. Loại tai nghe mua trăm ngàn xài trên 1 năm là đã đẹp lắm rồi. Trước xài một cái màu hồng, năm rưỡi sau nó bắt đầu rè và vì dây màu trắng nên quá bẩn, vừa mua lại một cái màu xanh.</text:p>
          </table:table-cell>
          <table:table-cell table:number-columns-repeated="1023"/>
        </table:table-row>
        <table:table-row table:style-name="ro2">
          <table:table-cell office:value-type="string" calcext:value-type="string">
            <text:p>Lần trước mình có đặt sản phẩm này màu trắng, âm thanh êm, nói chung là khá ổn. Sau đó mình bỏ quên nên có mua lại cùng 1 chỗ với sp màu đen. Tuy nhiên loa nghe lại khá chát và nghe lâu rất mệt.</text:p>
          </table:table-cell>
          <table:table-cell table:number-columns-repeated="1023"/>
        </table:table-row>
        <table:table-row table:style-name="ro6">
          <table:table-cell office:value-type="string" calcext:value-type="string">
            <text:p>Sản phẩm có một chất lượng tương đối tốt và có một mức giá hợp lý. Âm thanhh to, rõ ràng phù hợp với những nhu cầu sử dụng của đa số mọi người. Cũng vì giá thành rẻ nên tai nghe này không kèm mic hay nút tăng giảm volume. Mua sản phẩm này trên tiki tuy rất tiện và an tâm về chất lượng, nhưng lại không được chọn màu tai nghe nên có thất vọng tí xíu. Mong tiki sớm có thêm chức năng này nhé!</text:p>
            <text:p/>
          </table:table-cell>
          <table:table-cell table:number-columns-repeated="1023"/>
        </table:table-row>
        <table:table-row table:style-name="ro4">
          <table:table-cell office:value-type="string" calcext:value-type="string">
            <text:p>Tiki giao hàng rất nhanh, chỉ có 2 ngày sau khi đặt thì mình đã nhận được hàng. Rất thích phong cách làm việc của tiki.</text:p>
            <text:p>Tai nghe này hình thức bên ngoài đẹp, gọn nhẹ, nhưng dây tai nghe có vẻ hơi mỏng manh, chất lượng âm thanh ở mức chấp nhận được, chỉ đủ để nghe thấy tiếng. Quà tặng kèm theo là 1 hộp đựng tai nghe rất đẹp tùy theo màu sắc mà bạn chọn cho tai nghe. hộp cứng cáp, thiết kế tinh tế. Đó là điều mình hài lòng nhất khi mua sản phẩm này.</text:p>
          </table:table-cell>
          <table:table-cell table:number-columns-repeated="1023"/>
        </table:table-row>
        <table:table-row table:style-name="ro2">
          <table:table-cell office:value-type="string" calcext:value-type="string">
            <text:p>Nói chung với tai nghe Sony thì giá như vậy khá mềm rồi. Mình dùng thấy chất lượng âm thanh khá ổn, kiểu dáng cũng đẹp. Chỉ có hạn chế so với các tai nghe khác là không có mic, không có nút chuyển bài khi nghe nhạc nên khá bất tiện khi gọi thoại.</text:p>
          </table:table-cell>
          <table:table-cell table:number-columns-repeated="1023"/>
        </table:table-row>
        <table:table-row table:style-name="ro2">
          <table:table-cell office:value-type="string" calcext:value-type="string">
            <text:p>Đầu cắm vào điện thoại nhiều khi hơi khó gỡ ra và xoay nhiều lần mới khớp âm thanh vô hai đầu head nghe. Âm thanh, không biết chuẩn hay không nhưng so với mình thì không hợp lắm, hơi trầm và đục. Tiki chuyển nhanh gọn lẹ.</text:p>
          </table:table-cell>
          <table:table-cell table:number-columns-repeated="1023"/>
        </table:table-row>
        <table:table-row table:style-name="ro3">
          <table:table-cell office:value-type="string" calcext:value-type="string">
            <text:p>Âm thanh không được ấm và hay như mong đợi, giao hàng nhanh chóng, sản phẩm chính hãng sony.</text:p>
          </table:table-cell>
          <table:table-cell table:number-columns-repeated="1023"/>
        </table:table-row>
        <table:table-row table:style-name="ro2">
          <table:table-cell office:value-type="string" calcext:value-type="string">
            <text:p>Mới đầu nghe máy tính ổn nhưng tối về nhà nghe điện thoại bị 1 bên có tiếng 1 bên ko, sau khi xoay giắc cắm thì lại dc. Shop cho em đổi cái khác dc ko ạ??</text:p>
          </table:table-cell>
          <table:table-cell table:number-columns-repeated="1023"/>
        </table:table-row>
        <table:table-row table:style-name="ro2">
          <table:table-cell office:value-type="string" calcext:value-type="string">
            <text:p>Tai nghe chất lượng bình thường. Ko có mic , tăng giảm âm lượng , nghe tiếng a thì dc chứ nghe nhạc 30 phút là chói tai rồi. Dây tròn khá là mảnh, dễ bị rối, cách âm ko dc tốt lắm</text:p>
          </table:table-cell>
          <table:table-cell table:number-columns-repeated="1023"/>
        </table:table-row>
        <table:table-row table:style-name="ro2">
          <table:table-cell office:value-type="string" calcext:value-type="string">
            <text:p>hình thức tạm được dây mỏng manh tiếng trép sáng nhưng bass thì yếu quá nghe nhạc ko hay, so với tầm tiền này thì ko bằng nhiều tai nghe cùng giá khác</text:p>
          </table:table-cell>
          <table:table-cell table:number-columns-repeated="1023"/>
        </table:table-row>
        <table:table-row table:style-name="ro1">
          <table:table-cell office:value-type="string" calcext:value-type="string">
            <text:p>Con cruzer này hơn con mình có đặt cho bạn mình lần trước, chắc chắn hơn. nói chung là ở thiết kế thôi, chất lượng thì ko vấn đề gì, hàng tiki có lẽ là ổn nhất trong các trang tmdt hiện nay rôi. Mong công ti sẽ tiếp tục làm ăn tốt, bán hàng chất lượng, tạo uy tín.</text:p>
          </table:table-cell>
          <table:table-cell table:number-columns-repeated="1023"/>
        </table:table-row>
        <table:table-row table:style-name="ro1">
          <table:table-cell office:value-type="string" calcext:value-type="string">
            <text:p>Mình mới mua chiếc usb này của tiki. Nhận được sản phầm mình khá bất ngờ về thiết kế nhỏ gọn hơn so với mình nghĩ và đẹp mắt nữa. Mình đã test thử. Mình thấy khá ổn và hài lòng. Tuy nhiên mình nghĩ tiki nên tặng kèm theo 1 chiếc móc xinh xinh hoặc dây treo cùng sản phẩm thì sẽ tuyệt vời hơn. Cảm ơn tiki nhé!</text:p>
          </table:table-cell>
          <table:table-cell table:number-columns-repeated="1023"/>
        </table:table-row>
        <table:table-row table:style-name="ro1">
          <table:table-cell office:value-type="string" calcext:value-type="string">
            <text:p>tương đối nhỏ gọn, tuy nhiên tốc độ ghi chưa thực sự tốt, mình nghĩ tương ứng với mức giá thôi. ban đầu tốc độ ghi khá nhanh nhưng giảm ngay sau đó!</text:p>
            <text:p>Do là vỏ kim loại nên khi mình gắn vào TV thì có vẻ như nó bị nhiễm điện, phải đi dép vào gắn thì mới đỡ bị nhiễm điện</text:p>
          </table:table-cell>
          <table:table-cell table:number-columns-repeated="1023"/>
        </table:table-row>
        <table:table-row table:style-name="ro3">
          <table:table-cell office:value-type="string" calcext:value-type="string">
            <text:p>Âm thanh nghe bt như loa thông thường theo máy trung quốc và ko có micro call phone.</text:p>
          </table:table-cell>
          <table:table-cell table:number-columns-repeated="1023"/>
        </table:table-row>
        <table:table-row table:style-name="ro1">
          <table:table-cell office:value-type="string" calcext:value-type="string">
            <text:p>Với giá 99k thì rất tốt với sản phẩm 16G, chống thấm nước, kiểu dáng sang trọng. Nếu bạn nào dân IT thì không hài lòng với tốc độ nhưng với tôi chủ yếu copy nhạc và hoạt hình về cho con coi thì thấy được rồi. Đừng đòi hỏi quá cao với giá này. Mình tin tưởng về chất lượng của sản phẩm do tiki bán nên mua trên này còn hơi ra tiệm.</text:p>
          </table:table-cell>
          <table:table-cell table:number-columns-repeated="1023"/>
        </table:table-row>
        <table:table-row table:style-name="ro4">
          <table:table-cell office:value-type="string" calcext:value-type="string">
            <text:p>Tốc độ ghi dữ liệu là 2.0, hơi chậm nhưng được cái vỏ ngoài chất liệu inox sáng choang,bóng đẹp, chống nước mà giá chưa đến 100k thì cũng rất ưng ý rồi. Thêm cái là mình gắn vào móc khóa cũng rất tiện lợi, tránh rơi rớt mà nhìn cũng rất dễ thương nữa.</text:p>
            <text:p>Về cách đóng gói và giao hàng của Tiki thì quá tuyệt vời.</text:p>
          </table:table-cell>
          <table:table-cell table:number-columns-repeated="1023"/>
        </table:table-row>
        <table:table-row table:style-name="ro3">
          <table:table-cell office:value-type="string" calcext:value-type="string">
            <text:p>Nghe tạm coi là rõ tiếng thôi. Nghe nhạc thì không nên mua cái này</text:p>
          </table:table-cell>
          <table:table-cell table:number-columns-repeated="1023"/>
        </table:table-row>
        <table:table-row table:style-name="ro10">
          <table:table-cell office:value-type="string" calcext:value-type="string">
            <text:p>Ưu điểm:</text:p>
            <text:p>1.Sản phẩm được giao khá nhanh, chỉ cần mất 1 ngày mặc dù tôi ở huyện xa trung tâm Cần Thơ.</text:p>
            <text:p>2.Sản phẩm nhỏ gọn, có lỗ gắn móc khóa khá tiện lợi.</text:p>
            <text:p>3.Sản phẩm có hỗ trợ phần mềm bảo mật để bảo về một số tài liệu quan trọng.</text:p>
            <text:p>Nhược điểm:</text:p>
            <text:p>1. Tốc độ ghi hơi chậm ( cảm nhận cá nhân và chưa đo cụ thể)</text:p>
            <text:p>2. Không có tem hay phiếu bảo hành, mặc dù thấy bảo là được bảo hành 5 năm.</text:p>
            <text:p>3. Vỏ kim loại đẹp nhưng dễ bám vân tay nếu tay ra nhiều mồ hôi và bị giật khi máy tính bị rò điện ( đã bị ).</text:p>
            <text:p/>
          </table:table-cell>
          <table:table-cell table:number-columns-repeated="1023"/>
        </table:table-row>
        <table:table-row table:style-name="ro3">
          <table:table-cell office:value-type="string" calcext:value-type="string">
            <text:p>Khó nhét vào tai, miếng nhựa cứng nhét tai toàn tuột ra, âm thanh thì được. Không hài lòng lắm, được cái rẻ.</text:p>
          </table:table-cell>
          <table:table-cell table:number-columns-repeated="1023"/>
        </table:table-row>
        <table:table-row table:style-name="ro3">
          <table:table-cell office:value-type="string" calcext:value-type="string">
            <text:p>Chất lượng âm thanh thua cả cái 49k trước của mình, nghe lâu nhức tai,</text:p>
          </table:table-cell>
          <table:table-cell table:number-columns-repeated="1023"/>
        </table:table-row>
        <table:table-row table:style-name="ro4">
          <table:table-cell office:value-type="string" calcext:value-type="string">
            <text:p>Hình thức: Màu bạc khá đẹp, hơi nhỏ, dễ rơi nhưng thuận tiện khi móc vào chìa khoá.</text:p>
            <text:p>Chất lượng: dùng ổn, không thấy nóng như một số bạn nhận xét, sao chép hơi chậm</text:p>
            <text:p>Với giá 99000 đ thì dùng sản phẩm này rất ổn, nhất là đối với các bạn chỉ dùng với mục đích sao lưu dữ liệu</text:p>
            <text:p/>
          </table:table-cell>
          <table:table-cell table:number-columns-repeated="1023"/>
        </table:table-row>
        <table:table-row table:style-name="ro1">
          <table:table-cell office:value-type="string" calcext:value-type="string">
            <text:p>Tiki giao hàng nhanh, đóng gói cẩn thận. Thiết kế nhỏ, gọn, đẹp. Tuy nhiên tốc độ ghi chậm. Nhưng cũng không có gì phàn nàn với mức giá này. Mặc dù bỏ thêm mấy chục có thể mua một cái usb tốc độ nhanh hơn. Lần sau không hám rẻ mua mà không suy nghĩ thế này nữa.</text:p>
          </table:table-cell>
          <table:table-cell table:number-columns-repeated="1023"/>
        </table:table-row>
        <table:table-row table:style-name="ro1">
          <table:table-cell office:value-type="string" calcext:value-type="string">
            <text:p>Thật sự lúc đầu mình Hơi nghi ngờ bởi vì mình không tin được là một chiếc USB 16G lại có một cái giá thành rẻ như vậy nhưng đến khi nhận được USB thì mình thấy rằng chiếc USB này có chất lượng rất tốt và đảm bảo một chiếc USB như thế này mà lại có mức giá anh như vậy thật sự là quá hợp lý</text:p>
          </table:table-cell>
          <table:table-cell table:number-columns-repeated="1023"/>
        </table:table-row>
        <table:table-row table:style-name="ro3">
          <table:table-cell office:value-type="string" calcext:value-type="string">
            <text:p>với giá này thì âm thanh ko được đòi hỏi hay, hơi tệ, ko nên phí tiền nếu muốn có âm thanh hay thì thêm tiền mua cái đắt hơn</text:p>
          </table:table-cell>
          <table:table-cell table:number-columns-repeated="1023"/>
        </table:table-row>
        <table:table-row table:style-name="ro3">
          <table:table-cell office:value-type="string" calcext:value-type="string">
            <text:p>Dùng được. Dây khác dài và mảnh. Đeo 1 thời gian thì có lủng lẳng lọc xọc bên trong 1 tai nghe.</text:p>
          </table:table-cell>
          <table:table-cell table:number-columns-repeated="1023"/>
        </table:table-row>
        <table:table-row table:style-name="ro2">
          <table:table-cell office:value-type="string" calcext:value-type="string">
            <text:p>Giao hàng nhanh chóng, chuyên nghiệp, đó là điều mình đánh giá tốt, sản phẩm nhỏ gọn, vỏ sáng bóng nhìn rất cao cấp, tầm tiền này mà nhận được vậy là quá tốt. mình sẽ tiếp tục mua hàng ở Tiki vì giá rẻ hơn so với thị trường,mà chất lượng cũng ổn.</text:p>
          </table:table-cell>
          <table:table-cell table:number-columns-repeated="1023"/>
        </table:table-row>
        <table:table-row table:style-name="ro3">
          <table:table-cell office:value-type="string" calcext:value-type="string">
            <text:p>Đúng hàng và mẫu đăng trên hình</text:p>
          </table:table-cell>
          <table:table-cell table:number-columns-repeated="1023"/>
        </table:table-row>
        <table:table-row table:style-name="ro3">
          <table:table-cell office:value-type="string" calcext:value-type="string">
            <text:p>Sản phẩm không có mic đàm thoại</text:p>
          </table:table-cell>
          <table:table-cell table:number-columns-repeated="1023"/>
        </table:table-row>
        <table:table-row table:style-name="ro3">
          <table:table-cell office:value-type="string" calcext:value-type="string">
            <text:p>tiki nói thứ 5 gửi hàng mà sao thứ 6 tôi nhận được là sao</text:p>
          </table:table-cell>
          <table:table-cell table:number-columns-repeated="1023"/>
        </table:table-row>
        <table:table-row table:style-name="ro3">
          <table:table-cell office:value-type="string" calcext:value-type="string">
            <text:p>Tai nghe rõ. Nhưng không có nút thu âm nên sài máy tính hơi bất tiên</text:p>
          </table:table-cell>
          <table:table-cell table:number-columns-repeated="1023"/>
        </table:table-row>
        <table:table-row table:style-name="ro2">
          <table:table-cell office:value-type="string" calcext:value-type="string">
            <text:p>Hơi thất vọng vì kiểu dáng usb, nhỏ xíu dễ trượt tay, điểm cộng là có phần mềm bảo mật bảo vệ dữ liệu. Không tìm thấy tem hay giấy bảo hành kèm hàng. Tin là khả năng chống nước nên mình không có nâng niu gì cả.hi vọng vẫn ok.</text:p>
          </table:table-cell>
          <table:table-cell table:number-columns-repeated="1023"/>
        </table:table-row>
        <table:table-row table:style-name="ro3">
          <table:table-cell office:value-type="string" calcext:value-type="string">
            <text:p>Tai nghe không hay, nghe rất ồn</text:p>
          </table:table-cell>
          <table:table-cell table:number-columns-repeated="1023"/>
        </table:table-row>
        <table:table-row table:style-name="ro2">
          <table:table-cell office:value-type="string" calcext:value-type="string">
            <text:p>SẢN PHẨM NHẬN ĐƯỢC NHỎ 3 CM, TỐC ĐỘ DOWLOAD VỀ usb CHẬM, CÒN TỐC ĐỘ TẢI RA THÌ RẤT NHANH, SẢN PHẨM CHƯA THỬ CHỐNG NƯỚC BAO GIỜ, VÀ KHÔNG CÓ BỊ GIẬT ĐIỆN KHI CẮM VÀO, THIẾT KẾ NHỎ GỌN ĐẸP</text:p>
          </table:table-cell>
          <table:table-cell table:number-columns-repeated="1023"/>
        </table:table-row>
        <table:table-row table:style-name="ro2">
          <table:table-cell office:value-type="string" calcext:value-type="string">
            <text:p>Sản phẩm usb nhỏ gọ, nhìn rất xinh xắn, tuy nhiên vỏ kim loại dễ gây giật và mình đã bị giật nhiều lần, có lẽ nên dùng sản phẩm vỏ nhựa sẽ tốt hơn, tiki giao hàng nhanh và nhiệt tình.</text:p>
          </table:table-cell>
          <table:table-cell table:number-columns-repeated="1023"/>
        </table:table-row>
        <table:table-row table:style-name="ro2">
          <table:table-cell office:value-type="string" calcext:value-type="string">
            <text:p>Chất liệu vỏ kim loại, đẹp, gọn gàng. Tốc độ ghi khoảng 9MB/s với file dung lượng lớn. Thời điểm này mua USB 3.0 thì hợp lý hơn.</text:p>
          </table:table-cell>
          <table:table-cell table:number-columns-repeated="1023"/>
        </table:table-row>
        <table:table-row table:style-name="ro3">
          <table:table-cell office:value-type="string" calcext:value-type="string">
            <text:p>Mẫu mã đẹp, tốc độ đọc ghi siêu chậm tầm 5mb/s <text:s/>Hợp lý so với giá. Để chép văn bản đi in bài thì ok</text:p>
          </table:table-cell>
          <table:table-cell table:number-columns-repeated="1023"/>
        </table:table-row>
        <table:table-row table:style-name="ro2">
          <table:table-cell office:value-type="string" calcext:value-type="string">
            <text:p>Mình mua lúc giảm giá 99k,thiết kế đẹp, nhìn nhỏ gọn xinh xắn, mà nhiều khi mình xài, mình cắm vào jack lâu lâu bị tê tê y như giật điện,thấy hơi sợ sợ</text:p>
          </table:table-cell>
          <table:table-cell table:number-columns-repeated="1023"/>
        </table:table-row>
        <table:table-row table:style-name="ro3">
          <table:table-cell office:value-type="string" calcext:value-type="string">
            <text:p>giao nhanh</text:p>
          </table:table-cell>
          <table:table-cell table:number-columns-repeated="1023"/>
        </table:table-row>
        <table:table-row table:style-name="ro3">
          <table:table-cell office:value-type="string" calcext:value-type="string">
            <text:p>mình xài đc hơn 1 năm nhưng miếng thép ở ngoài rất yếu nên móp và giờ thì nó rớt ra khỏi miếng nhựa đỏ</text:p>
          </table:table-cell>
          <table:table-cell table:number-columns-repeated="1023"/>
        </table:table-row>
        <table:table-row table:style-name="ro3">
          <table:table-cell office:value-type="string" calcext:value-type="string">
            <text:p>GIao hàng nhanh, usb cắm vào tê tê, ghi 16GB nhưng chỉ có 14GB1</text:p>
          </table:table-cell>
          <table:table-cell table:number-columns-repeated="1023"/>
        </table:table-row>
        <table:table-row table:style-name="ro3">
          <table:table-cell office:value-type="string" calcext:value-type="string">
            <text:p>Sản phẩm tương tốt. Dùng ổn. Giao hàng ok. Tạm được</text:p>
          </table:table-cell>
          <table:table-cell table:number-columns-repeated="1023"/>
        </table:table-row>
        <table:table-row table:style-name="ro3">
          <table:table-cell office:value-type="string" calcext:value-type="string">
            <text:p>Tai nghe ổn, âm lượng rõ ràng, nhưng đeo rất đau tai</text:p>
          </table:table-cell>
          <table:table-cell table:number-columns-repeated="1023"/>
        </table:table-row>
        <table:table-row table:style-name="ro3">
          <table:table-cell office:value-type="string" calcext:value-type="string">
            <text:p>tốt , hàng đẹp ,chất lượng cao</text:p>
          </table:table-cell>
          <table:table-cell table:number-columns-repeated="1023"/>
        </table:table-row>
        <table:table-row table:style-name="ro2">
          <table:table-cell office:value-type="string" calcext:value-type="string">
            <text:p>USB này dùng khá được. Chuyển những file hơn 2gb thì có hơi lâu. Nhưng nếu chuyển file dạng nhỏ thì tốc độ khá là nhanh. Khuyên dùng cho những bạn thích tải phim, nhạc vì nó có dung lượng khá cao nêǹ có thể chứa khá nhiều phim và nhạc</text:p>
          </table:table-cell>
          <table:table-cell table:number-columns-repeated="1023"/>
        </table:table-row>
        <table:table-row table:style-name="ro1">
          <table:table-cell office:value-type="string" calcext:value-type="string">
            <text:p>Mình nhận được hàng,tiki đóng gói rất cẩn thận,nhưng mà thực tế dung lượng của USB là 14,5G chứ k phải 16G,chưa sử dụng nhưng thấy mẫu mã là đã ưng rùi,vỏ kim loại sáng bóng,tiện lợi là có móc treo để treo chìa khoá,sẽ ủng hộ tiki dài dài</text:p>
            <text:p/>
          </table:table-cell>
          <table:table-cell table:number-columns-repeated="1023"/>
        </table:table-row>
        <table:table-row table:style-name="ro6">
          <table:table-cell office:value-type="string" calcext:value-type="string">
            <text:p>Mình vừa mới mua sản phẩm này được 1-2 ngày thôi. Nghe ổn, âm rõ ràng (đúng nghía "crystal clear" ^^) Tai nghe ko có nút chuyển bài hát nên phù hợp xài lap hay máy tính thường thôi. Có một điểm mình ko thích ở tai nghe này là âm bass gần như ko nghe được (gặp mình là người cực thích nghe âm bass dày nữa <text:s text:c="2"/>), vậy nên các bạn nếu muốn nghe âm thanh full với âm bass rõ ràng thì đây ko phải là sự lựa chọn của bạn đâu. Nhìn chung, với mức giá dưới 200k và ko có sự đòi hỏi nhiều về chất lượng âm thanh thì đây là một chiếc tai nghe khá đáng tiền với chất lượng của nó :D</text:p>
          </table:table-cell>
          <table:table-cell table:number-columns-repeated="1023"/>
        </table:table-row>
        <table:table-row table:style-name="ro2">
          <table:table-cell office:value-type="string" calcext:value-type="string">
            <text:p>tai nghe dùng khá ổn, âm thanh rõ và êm, tiếc là không có nút chuyển bài và thay đổi âm lượng trên dây, mình thấy khá thích sản phẩm này, bạn mình cũng thích và đang chờ có hàng về mua thêm mà lâu quá không thấy tiki có hàng về. hi vọng sớm có</text:p>
          </table:table-cell>
          <table:table-cell table:number-columns-repeated="1023"/>
        </table:table-row>
        <table:table-row table:style-name="ro2">
          <table:table-cell office:value-type="string" calcext:value-type="string">
            <text:p>giao nhanh, hộp đã bị mở nhưng sn khớp và hoạt động chưa phát sinh vấn đề. tốc độ test gần khớp tốc độ công bố. không thể đánh giá chất lượng vì tuổi thọ ssd phải vài năm mới biết.</text:p>
          </table:table-cell>
          <table:table-cell table:number-columns-repeated="1023"/>
        </table:table-row>
        <table:table-row table:style-name="ro3">
          <table:table-cell office:value-type="string" calcext:value-type="string">
            <text:p>không check đc SN lẫn PN và tại sao SN trên vỏ hộp và SN trên sản phẩm lại khác nhau ?</text:p>
          </table:table-cell>
          <table:table-cell table:number-columns-repeated="1023"/>
        </table:table-row>
        <table:table-row table:style-name="ro3">
          <table:table-cell office:value-type="string" calcext:value-type="string">
            <text:p>Shop cho hỏi sao check S/N bảo hành trên trang của samsung là seagate nó ko có check được vậy</text:p>
          </table:table-cell>
          <table:table-cell table:number-columns-repeated="1023"/>
        </table:table-row>
        <table:table-row table:style-name="ro3">
          <table:table-cell office:value-type="string" calcext:value-type="string">
            <text:p>Bên ngoài đang bán 1tr3z tiki bán 2tr3 :D :D phải xem lại</text:p>
          </table:table-cell>
          <table:table-cell table:number-columns-repeated="1023"/>
        </table:table-row>
        <table:table-row table:style-name="ro9">
          <table:table-cell office:value-type="string" calcext:value-type="string">
            <text:p>Vì đã từng dùng 1 số sản phẩm của Anker, nên lần này tin tưởng mua adapter sạc. Giá thành cao nên cũng hi vọng vào chất lượng. <text:s text:c="2"/>Mình sạc với khá nhiều thiết bị khác nhau, có dùng thiết bị kiểm tra dòng &amp; áp sạc, cho kết quả tốt. <text:s text:c="2"/>Tuy nhiên, có một vấn đề không nhỏ với chân cắm. 2 chân này đi đôi với nhau nhờ 1 thanh liên kết nằm bên trong. Mình sử dụng được khoảng vài tháng thì nó bị gãy ngầm, dẫn đến rất khó cắm vào ổ điện. Đã gửi bảo hành nhờ hỗ trợ, vì việc gãy này là tự nhiên, mình không cố ý bẻ hay làm rơi. Bên Anker đã xem và từ chối bảo hành vấn đề này. Mình khá thất vọng, khó lòng ủng hộ tiếp tục. Với giá tiền này mình có thể mua 2 cái của Xiaomi hoặc 1 số hãng TQ có thương hiệu để sử dụng (hiện tại mình đang có vài adapter đó rồi, chân cắm cứng cáp, giá tốt, sạc ổn định)</text:p>
          </table:table-cell>
          <table:table-cell table:number-columns-repeated="1023"/>
        </table:table-row>
        <table:table-row table:style-name="ro1">
          <table:table-cell office:value-type="string" calcext:value-type="string">
            <text:p>- Tôi mới nhận được hàng hôm nay, tiến hành xạc thử điện thoại không thấy có hỗ trợ xạc nhanh. (điện thoại có hỗ trợ xạc nhanh), xạc thử cục pin dự phòng 10000mah của Xiaomi sau 4 tiếng không đầy. - Không biết có phải cục xạc bị lỗi hay không hay là tôi dùng chưa đúng cách. Nhờ tiki hỗ trợ giúp.</text:p>
          </table:table-cell>
          <table:table-cell table:number-columns-repeated="1023"/>
        </table:table-row>
        <table:table-row table:style-name="ro1">
          <table:table-cell office:value-type="string" calcext:value-type="string">
            <text:p>Hi Tiki,hiện sản phẩm tôi vừa mua vào ngày 28/6 nhưng đến hôm nay thì khi cắm vào ổ điện thì không sạc được..Kiểm tra các ổ điện khác trong nhà thì cũng đều như thế (trong khi test adapter khác thì được. <text:s/>Do đó,tôi muốn Tiki hỗ trợ kiểm tra lại sản phẩm này giúp.</text:p>
          </table:table-cell>
          <table:table-cell table:number-columns-repeated="1023"/>
        </table:table-row>
        <table:table-row table:style-name="ro2">
          <table:table-cell office:value-type="string" calcext:value-type="string">
            <text:p>adapter nhanh nóng.. nói là đầu ra 2.4A nhưng sạc ipad max chậm luôn.. sạc hơn 2 tiếng mới đc 45%..nóng củ nóng cả máy.. <text:s/>đc cái check hàng thì chính hãng rồi, tem vỡ vẫn còn nguyên.. led báo sạc thì ko sáng.. 200k cơ mà dùng tạm thôi</text:p>
          </table:table-cell>
          <table:table-cell table:number-columns-repeated="1023"/>
        </table:table-row>
        <table:table-row table:style-name="ro2">
          <table:table-cell office:value-type="string" calcext:value-type="string">
            <text:p>Thiết kế còn khá dầy, nếu mỏng lại ~60% thì sẽ dễ dàng nhét túi áo, quần hoặc để trong ngăn kéo balo, túi xách. Nhưng nhìn chung là Tuyệt vời ☀️🌞</text:p>
          </table:table-cell>
          <table:table-cell table:number-columns-repeated="1023"/>
        </table:table-row>
        <table:table-row table:style-name="ro2">
          <table:table-cell office:value-type="string" calcext:value-type="string">
            <text:p>Hài lòng: Ưu: <text:s/>- Sạc rất tiện lợi vì có 2 ổ usb <text:s/>- Mẫu mã đẹp, nhỏ gọn - Sạc khá nhanh Nhược: - Có cảm giác bị tê khi vừa sạc vừa dùng đt - 2 chân sạc nối liền với nhau bằng 1 thanh nhựa - lo lắng về độ bên</text:p>
          </table:table-cell>
          <table:table-cell table:number-columns-repeated="1023"/>
        </table:table-row>
        <table:table-row table:style-name="ro2">
          <table:table-cell office:value-type="string" calcext:value-type="string">
            <text:p>Mình xài được vài ngày thì thấy sạc lâu vô hơn những Adapter khác, và khi sạc được 1 khoảng thời gian thì điện thoại bị nóng. Mong Tiki xem xét và hỗ trợ giùm mình về mặt hàng này ạ.</text:p>
          </table:table-cell>
          <table:table-cell table:number-columns-repeated="1023"/>
        </table:table-row>
        <table:table-row table:style-name="ro2">
          <table:table-cell office:value-type="string" calcext:value-type="string">
            <text:p>Chất lượng ổn sau một thời gian dùng mẫu mã chất liệu đẹp. Tuy nhiên hơi không ưng ý về cái chân cắm khi mở ra để cắm vào ổ hơi lỏng tạo cảm giác hơi khó khi cắm vào ổ điện</text:p>
          </table:table-cell>
          <table:table-cell table:number-columns-repeated="1023"/>
        </table:table-row>
        <table:table-row table:style-name="ro2">
          <table:table-cell office:value-type="string" calcext:value-type="string">
            <text:p>sản phẩm mau hư chỗ gắn cáp, có khi cắm cả buổi nó chỉ hiển thị 80% và ko sạc nữa, cái đồ cắm rất dễ bật lại. Mới xài chưa được lâu mà đã muốn hư rồi, hơi buồn.</text:p>
          </table:table-cell>
          <table:table-cell table:number-columns-repeated="1023"/>
        </table:table-row>
        <table:table-row table:style-name="ro2">
          <table:table-cell office:value-type="string" calcext:value-type="string">
            <text:p>Mình mua về cắm 1 ổ thì k sao. Cắm 2 ổ sạc cùng lúc 1 ổ vào 1 ổ có nhận tín hiêu sạc vào nhưng k thấy pin trên đt tăng. K biết có vđề gì về chân sạc hay k.</text:p>
          </table:table-cell>
          <table:table-cell table:number-columns-repeated="1023"/>
        </table:table-row>
        <table:table-row table:style-name="ro2">
          <table:table-cell office:value-type="string" calcext:value-type="string">
            <text:p>Đã dùng đc gần 1 tuần, sạc nhanh nhưng <text:s/>Chân sạc lỏng lẻo ko chắc chắn, chân sạc cũng nhìn khá lệch so với chân còn lại, đôi lúc cũng không nhận điện.</text:p>
          </table:table-cell>
          <table:table-cell table:number-columns-repeated="1023"/>
        </table:table-row>
        <table:table-row table:style-name="ro2">
          <table:table-cell office:value-type="string" calcext:value-type="string">
            <text:p>Mình mua về sử dụng thấy khá ổn, tốc độ sạc tốt nhưng hiện tại đã bị lỗi một chân sạc k vào nữa. Tiki liên hệ bảo hành giúp mình số đt 0931.100.150</text:p>
          </table:table-cell>
          <table:table-cell table:number-columns-repeated="1023"/>
        </table:table-row>
        <table:table-row table:style-name="ro3">
          <table:table-cell office:value-type="string" calcext:value-type="string">
            <text:p>Kiểm tra và check <text:s/>thì bị lổi trên trang chủ của anker thì nó vậy</text:p>
          </table:table-cell>
          <table:table-cell table:number-columns-repeated="1023"/>
        </table:table-row>
        <table:table-row table:style-name="ro3">
          <table:table-cell office:value-type="string" calcext:value-type="string">
            <text:p>Wifi không ổn định bằng kết nối trực tiếp với modem</text:p>
          </table:table-cell>
          <table:table-cell table:number-columns-repeated="1023"/>
        </table:table-row>
        <table:table-row table:style-name="ro3">
          <table:table-cell office:value-type="string" calcext:value-type="string">
            <text:p>vừa nhận hàng .. tess sạc 2 máy củ sạc nóng . không hài lòng chút nào.. lần đầu mua hàng trên tiki cảm thất vọng</text:p>
          </table:table-cell>
          <table:table-cell table:number-columns-repeated="1023"/>
        </table:table-row>
        <table:table-row table:style-name="ro3">
          <table:table-cell office:value-type="string" calcext:value-type="string">
            <text:p>Mình không tìm thấy tem để check code của sản phẩm ở trên hộp, mong Tiki giải đáp</text:p>
          </table:table-cell>
          <table:table-cell table:number-columns-repeated="1023"/>
        </table:table-row>
        <table:table-row table:style-name="ro3">
          <table:table-cell office:value-type="string" calcext:value-type="string">
            <text:p>Tại sao củ sạc mua về trong lúc sạc thì nó lại phát ra tiếng nhỉ? Như kiểu sắp nổ đến nơi <text:s/></text:p>
          </table:table-cell>
          <table:table-cell table:number-columns-repeated="1023"/>
        </table:table-row>
        <table:table-row table:style-name="ro3">
          <table:table-cell office:value-type="string" calcext:value-type="string">
            <text:p>Xạc ok nhưng chân xạc thiết kế vát cắm rất lỏng hay bị rời khỏi ổ điện.</text:p>
          </table:table-cell>
          <table:table-cell table:number-columns-repeated="1023"/>
        </table:table-row>
        <table:table-row table:style-name="ro3">
          <table:table-cell office:value-type="string" calcext:value-type="string">
            <text:p>Chân sạc hay bị gập không chắc chắn lắm. Sử dụng nhiều không biết có vấn đề gì không</text:p>
          </table:table-cell>
          <table:table-cell table:number-columns-repeated="1023"/>
        </table:table-row>
        <table:table-row table:style-name="ro3">
          <table:table-cell office:value-type="string" calcext:value-type="string">
            <text:p>sài ok nhưng mà chưa gì hết đã vầy đây. rất dễ gãy.</text:p>
          </table:table-cell>
          <table:table-cell table:number-columns-repeated="1023"/>
        </table:table-row>
        <table:table-row table:style-name="ro1">
          <table:table-cell office:value-type="string" calcext:value-type="string">
            <text:p>Hàng sản xuất tại china, serial number trên ổ cứng là : S4G2NF0M91073 trùng với trên vỏ hộp. Nhưng khi cắm vào box ổ cứng và kiểm tra bằng phần mềm samsung magician thì lại khác, tôi cũng không hiểu sao, không biết có phải chính hãng không.</text:p>
          </table:table-cell>
          <table:table-cell table:number-columns-repeated="1023"/>
        </table:table-row>
        <table:table-row table:style-name="ro3">
          <table:table-cell office:value-type="string" calcext:value-type="string">
            <text:p>Đẹp và gọn. cầm thấy" rần rần" nếu cắm cho thiết bị võ nhôm. xạc ko nhanh.</text:p>
          </table:table-cell>
          <table:table-cell table:number-columns-repeated="1023"/>
        </table:table-row>
        <table:table-row table:style-name="ro3">
          <table:table-cell office:value-type="string" calcext:value-type="string">
            <text:p>Sạc nhanh, mà sao nóng quá nóng . Ko biết có ổn không.</text:p>
          </table:table-cell>
          <table:table-cell table:number-columns-repeated="1023"/>
        </table:table-row>
        <table:table-row table:style-name="ro3">
          <table:table-cell office:value-type="string" calcext:value-type="string">
            <text:p>Lúc mới thì nhanh về sau thì bị chậm dần</text:p>
          </table:table-cell>
          <table:table-cell table:number-columns-repeated="1023"/>
        </table:table-row>
        <table:table-row table:style-name="ro3">
          <table:table-cell office:value-type="string" calcext:value-type="string">
            <text:p>Mới thấy 150k.. Lúc mua hết km lên 200k.. Giao hàng xong thấy <text:s/>giá còn 150k. Đắng lòng.</text:p>
          </table:table-cell>
          <table:table-cell table:number-columns-repeated="1023"/>
        </table:table-row>
        <table:table-row table:style-name="ro3">
          <table:table-cell office:value-type="string" calcext:value-type="string">
            <text:p>Nhận được hàng nhưng đã bị bóc seal. Hơi thất vọng</text:p>
          </table:table-cell>
          <table:table-cell table:number-columns-repeated="1023"/>
        </table:table-row>
        <table:table-row table:style-name="ro2">
          <table:table-cell office:value-type="string" calcext:value-type="string">
            <text:p>Mở ra thì thấy hộp đựng chuột đã bóc, tem niêm phong đã cắt như thế này. lấy chuột dùng thử tạm thời ok nhưng ko thể chấp nhận tem niêm phong bị bóc như thế kia. cần 1 lời giải thích thoả đáng</text:p>
          </table:table-cell>
          <table:table-cell table:number-columns-repeated="1023"/>
        </table:table-row>
        <table:table-row table:style-name="ro3">
          <table:table-cell office:value-type="string" calcext:value-type="string">
            <text:p>Khi cắm sạc thì bị nóng. Cần đổi hàng thì làm sao vậy?</text:p>
          </table:table-cell>
          <table:table-cell table:number-columns-repeated="1023"/>
        </table:table-row>
        <table:table-row table:style-name="ro1">
          <table:table-cell office:value-type="string" calcext:value-type="string">
            <text:p>- Chuột hơi nhỏ nên không thật vừa tay, cảm giác cầm khá lỏng lẻo - Chuột chạy khá mượt nhưng khi bấm kêu rất to - Phù hợp sử dụng thông thường chứ xài chơi game thì không được vì đôi khi bị lag, chắc do lỗi truyền kết nối chăng - Ưu điểm duy nhất là có nút On/Off để tắt chuôt khi không sử dụng</text:p>
          </table:table-cell>
          <table:table-cell table:number-columns-repeated="1023"/>
        </table:table-row>
        <table:table-row table:style-name="ro4">
          <table:table-cell office:value-type="string" calcext:value-type="string">
            <text:p>chuột xài chưa được 2 tháng thì ko xài được. Mình gọi bảo hành thì tiki có tiếp nhận, sau đó trả lại và trả lời là bên nhà cung cấp ko hỗ trợ bảo hành vì tem của mình bị bong. chuột có 2 tem, 1 tem dán mặt dưới chuột ở giữa nên còn nguyên, 1 ten dán đuôi chuột nên khi di chuyển có bị bong ra, rớt mất. bên hãng ko đồng ý bảo hành. các bạn mua chú ý bọc tem lại cho cẩn thận nếu hỏng còn đổi được.</text:p>
          </table:table-cell>
          <table:table-cell table:number-columns-repeated="1023"/>
        </table:table-row>
        <table:table-row table:style-name="ro2">
          <table:table-cell office:value-type="string" calcext:value-type="string">
            <text:p>Hôm vừa rồi có thu hồi sản phẩm chuột để bảo hành nhưng đã 1 tuần và em không thấy có thông tin từ việc hẹn trả ạ . cho em hỏi là chế. độ bảo hành mình bao nhiêu ngày sẽ trả lại ạ . E có chụp hóa đơn thu hồi để xác minh ạ</text:p>
          </table:table-cell>
          <table:table-cell table:number-columns-repeated="1023"/>
        </table:table-row>
        <table:table-row table:style-name="ro1">
          <table:table-cell office:value-type="string" calcext:value-type="string">
            <text:p>dat hang NX7005 nhan duoc NX7000, dung thu OK nen khong khieu nai, khong biet co duoc bao hanh khong vi SP khong dung voi don hang ??!! ... TIKI thay doi nha cung cap va model SP sao khong bao cho khach hang biet ??!! anh huong long tin cua khach hang</text:p>
          </table:table-cell>
          <table:table-cell table:number-columns-repeated="1023"/>
        </table:table-row>
        <table:table-row table:style-name="ro2">
          <table:table-cell office:value-type="string" calcext:value-type="string">
            <text:p>Sản phẩm này dùng tương đối ổn thôi. Khi lăn bánh xe trên chuột các dữ liệu trên màn hình trượt quá nhanh và vượt qua cả trang, không dừng được ở chỗ cần dừng . Tks</text:p>
          </table:table-cell>
          <table:table-cell table:number-columns-repeated="1023"/>
        </table:table-row>
        <table:table-row table:style-name="ro2">
          <table:table-cell office:value-type="string" calcext:value-type="string">
            <text:p>Mình muốn hỏi về quy định bảo hành. Mình đã mua và dùng được 9 tháng. Bây giờ không thể chạy bình thường nữa. Liệu mình có được Tiki hỗ trợ bảo hành như thế nào không ?</text:p>
          </table:table-cell>
          <table:table-cell table:number-columns-repeated="1023"/>
        </table:table-row>
        <table:table-row table:style-name="ro2">
          <table:table-cell office:value-type="string" calcext:value-type="string">
            <text:p>mình xài em này được 3 tháng rồi, khá êm nhưng kích thước hơi nhỏ ( dù mình cũng có xem qua ích cỡ và ướt lượng trước) Điểm trừ của em này là lúc hết xài phải tự nhớ đẻ tắt vì khống thấy ánh sáng của đền led khi xài</text:p>
          </table:table-cell>
          <table:table-cell table:number-columns-repeated="1023"/>
        </table:table-row>
        <table:table-row table:style-name="ro2">
          <table:table-cell office:value-type="string" calcext:value-type="string">
            <text:p>Mới xài được 2 ngày thì chuột bị đơ đơ rồi. Đèn thì chớp liên tục nhưng di chuyển thì lúc được lúc không. Các nút khác thì click bình thường</text:p>
          </table:table-cell>
          <table:table-cell table:number-columns-repeated="1023"/>
        </table:table-row>
        <table:table-row table:style-name="ro2">
          <table:table-cell office:value-type="string" calcext:value-type="string">
            <text:p>Chuột tạm ổn, di chuột cảm giác hơi giật giật, chưa được mượt mà lắm nhưng có lẽ là tương ứng với tầm giá này. Ai yêu thích sự mượt mà khi di chuột này thì ko nên chọn. ^^</text:p>
          </table:table-cell>
          <table:table-cell table:number-columns-repeated="1023"/>
        </table:table-row>
        <table:table-row table:style-name="ro3">
          <table:table-cell office:value-type="string" calcext:value-type="string">
            <text:p>Xài ok tuy nhiên tiếng kêu có hơi to. Cần thêm thời gian trải nghiệm về độ bền</text:p>
          </table:table-cell>
          <table:table-cell table:number-columns-repeated="1023"/>
        </table:table-row>
        <table:table-row table:style-name="ro3">
          <table:table-cell office:value-type="string" calcext:value-type="string">
            <text:p>Chuột mới về xài khá tốt nhưng dùng được 2 tháng thì bị đơ không dùng được nữa. Chắc tại giá rẻ..</text:p>
          </table:table-cell>
          <table:table-cell table:number-columns-repeated="1023"/>
        </table:table-row>
        <table:table-row table:style-name="ro3">
          <table:table-cell office:value-type="string" calcext:value-type="string">
            <text:p>Cầm vừa tay, chuột nhạy, mình chỉ dùng vp, chưa hề rơi rớt nhưng mới được 4 tháng nay hư mất rồi</text:p>
          </table:table-cell>
          <table:table-cell table:number-columns-repeated="1023"/>
        </table:table-row>
        <table:table-row table:style-name="ro3">
          <table:table-cell office:value-type="string" calcext:value-type="string">
            <text:p>Chuột Không Dây Genius NX7005 bình thường dùng lướt web thì chấp nhận được</text:p>
          </table:table-cell>
          <table:table-cell table:number-columns-repeated="1023"/>
        </table:table-row>
        <table:table-row table:style-name="ro3">
          <table:table-cell office:value-type="string" calcext:value-type="string">
            <text:p>đẹp , cầm vừa tay , nhưng không nhạy , nhiều lúc di chuyển mà biết mũi tên ở đâu</text:p>
          </table:table-cell>
          <table:table-cell table:number-columns-repeated="1023"/>
        </table:table-row>
        <table:table-row table:style-name="ro3">
          <table:table-cell office:value-type="string" calcext:value-type="string">
            <text:p>chuột hơi nhỏ so với tay cầm và nút click vừa kêu to vừa cứng, click không nhạy như sản phẩm thông thường</text:p>
          </table:table-cell>
          <table:table-cell table:number-columns-repeated="1023"/>
        </table:table-row>
        <table:table-row table:style-name="ro3">
          <table:table-cell office:value-type="string" calcext:value-type="string">
            <text:p>Có lúc kết nối được có luac không</text:p>
          </table:table-cell>
          <table:table-cell table:number-columns-repeated="1023"/>
        </table:table-row>
        <table:table-row table:style-name="ro3">
          <table:table-cell office:value-type="string" calcext:value-type="string">
            <text:p>chuột xài hơi giựt</text:p>
          </table:table-cell>
          <table:table-cell table:number-columns-repeated="1023"/>
        </table:table-row>
        <table:table-row table:style-name="ro3">
          <table:table-cell office:value-type="string" calcext:value-type="string">
            <text:p>dùng tạm với giá tiền</text:p>
          </table:table-cell>
          <table:table-cell table:number-columns-repeated="1023"/>
        </table:table-row>
        <table:table-row table:style-name="ro3">
          <table:table-cell office:value-type="string" calcext:value-type="string">
            <text:p>Chuột dùng khá thích, nhưng mà mình làm rơi có 1 lần và r e đã đi sau khoảng 1 tháng</text:p>
          </table:table-cell>
          <table:table-cell table:number-columns-repeated="1023"/>
        </table:table-row>
        <table:table-row table:style-name="ro1">
          <table:table-cell office:value-type="string" calcext:value-type="string">
            <text:p>1. Tôi vừa nhận được loa sau khi chờ thêm 02 ngày (dự kiến giao T7 16/11) - Nếu hết hoặc chậm hàng nên cập nhật rõ thông tin! 2. Phiếu bảo hành không có thông tin bảo hành! Cũng không có hướng dẫn kích hoạt online??? - Chất lượng thì ok trong tầm giá và thương hiệu tốt! - Mong là Tiki làm việc với nhà cung cấp chặt chẽ hơn.</text:p>
          </table:table-cell>
          <table:table-cell table:number-columns-repeated="1023"/>
        </table:table-row>
        <table:table-row table:style-name="ro6">
          <table:table-cell office:value-type="string" calcext:value-type="string">
            <text:p>Bass rất rất yếu dù có bấm nút tăng bass trên loa. Bass thiếu chiều sâu. Trên loa có chữ Meridian nhưng thiếu chữ Technology (hơi hoang mang không biết phải đồ thật không). Nhưng nhìn tổng thể thì âm thanh cũng rõ ràng không rè. ngoại hình ok. Độ bền do mới mua cũng chưa biết. <text:s/>Mà thật ra với mức giá 500K thì cũng ko thể đòi hỏi bass hoành tráng như các thương hiệu danh tiếng được. Nói chung xứng tầm giá 500K. Còn nếu mức giá thật như hãng đăng là 1tr3 thì mua các thương hiệu khác sẽ ok hơn.</text:p>
          </table:table-cell>
          <table:table-cell table:number-columns-repeated="1023"/>
        </table:table-row>
        <table:table-row table:style-name="ro4">
          <table:table-cell office:value-type="string" calcext:value-type="string">
            <text:p>Lúc đầu lăn tăn giữa sony xb 10 và jbl go 2, nhưng sau cùng lại đi chọn 1 em không liên quan: lg pk3 ;) Nhận xét: dải mid ổn, treb không quá cao và không bị chói như jbl go 2. Bass ổn, tuy không sâu như xb 10 nhưng cũng không tệ. Nếu nghe nhạc pop, ballad, bolero hay acoustic thì ổn, nhưng nếu edm, dance thì hơi hụt ở âm bass =&gt; sony vô đối. Thiết kế đẹp, chắc tay và chất ngầu. Nút bấm êm. NV giao hàng có thái độ rất tệ!</text:p>
          </table:table-cell>
          <table:table-cell table:number-columns-repeated="1023"/>
        </table:table-row>
        <table:table-row table:style-name="ro2">
          <table:table-cell office:value-type="string" calcext:value-type="string">
            <text:p>Shop ơi Tiki ơi mình vừa mua cho nhà xài thì âm thanh ok ổn có cái thời lượng pin ko hiểu sao chỉ được có 2-3 tiếng là đã hết cho dù mình đã sạc đầy đủ theo hướng dẫn. Shop hỗ trợ giúp vấn đề bảo hành được không ạ?</text:p>
          </table:table-cell>
          <table:table-cell table:number-columns-repeated="1023"/>
        </table:table-row>
        <table:table-row table:style-name="ro3">
          <table:table-cell office:value-type="string" calcext:value-type="string">
            <text:p>Sản phẩm mẫu mã đẹp, sử dụng tốt, nhưng rất tốn pin.</text:p>
          </table:table-cell>
          <table:table-cell table:number-columns-repeated="1023"/>
        </table:table-row>
        <table:table-row table:style-name="ro3">
          <table:table-cell office:value-type="string" calcext:value-type="string">
            <text:p>Giao hàng chậm, email spam về đơn hàng quá nhiều. <text:s/></text:p>
          </table:table-cell>
          <table:table-cell table:number-columns-repeated="1023"/>
        </table:table-row>
        <table:table-row table:style-name="ro2">
          <table:table-cell office:value-type="string" calcext:value-type="string">
            <text:p>Loa đẹp, hộp chính hãng đẹp và chất lượng. Tuy nhiên loa nghe không sướng như mong đợi vì tiếng bass cực yếu. Nghe pop thì vẫn khá ổn, kết nối dễ dàng, chống nước. Có thể nói là deal tốt trong tầm giá.</text:p>
          </table:table-cell>
          <table:table-cell table:number-columns-repeated="1023"/>
        </table:table-row>
        <table:table-row table:style-name="ro2">
          <table:table-cell office:value-type="string" calcext:value-type="string">
            <text:p>Loa nghe ok . Giao hàng nhanh . Nhưng để công suất 16W nhưng thật sự chỉ có 8W . Thất vọng ở điểm này . Đề nghị ghi giới thiệu sản phẩm trung thực hơn ạ</text:p>
          </table:table-cell>
          <table:table-cell table:number-columns-repeated="1023"/>
        </table:table-row>
        <table:table-row table:style-name="ro2">
          <table:table-cell office:value-type="string" calcext:value-type="string">
            <text:p>chất âm tạm. không quá rõ ràng tách bạch. nghe coi phim , xem youtube thì ok. tiện lợi. kết nối xa. pin tốt. và chắc chắn là sp chính hãng. tốt nhất nhì trong tầm giá.</text:p>
          </table:table-cell>
          <table:table-cell table:number-columns-repeated="1023"/>
        </table:table-row>
        <table:table-row table:style-name="ro2">
          <table:table-cell office:value-type="string" calcext:value-type="string">
            <text:p>Âm thanh tốt. Tuy nhiên nút tắt ko tắt đc. Mong tiki cho đổi sp. Ko hiểu sao nút nguồn bật đc mà nhấn vào ko tắt đc. Rất khó tắt luôn. Mong đc đổi sp</text:p>
          </table:table-cell>
          <table:table-cell table:number-columns-repeated="1023"/>
        </table:table-row>
        <table:table-row table:style-name="ro3">
          <table:table-cell office:value-type="string" calcext:value-type="string">
            <text:p>Loa xài được, giá rẻ nói chung tạm tạm so với tầm giá. Âm thanh được cái lớn, nhưng Bluetooth hay bị rớt</text:p>
          </table:table-cell>
          <table:table-cell table:number-columns-repeated="1023"/>
        </table:table-row>
        <table:table-row table:style-name="ro4">
          <table:table-cell office:value-type="string" calcext:value-type="string">
            <text:p>1 - Giao hàng không thật sự vui vẻ, nhân viên giao hành tiki chất lượng ngày càng xuống. 2 - Giá thành ổn so với bên FPT, tuy nhiên hộp không hoàn chỉnh, các chi tiết của hộp lệch và bẩn. 3 - Nút bấm cuộn của chuột không chắc chắn, lúc cuộc sẽ ộp ẹp, và rời khời đường lăn. 4 - Khen: Cảm giá di chuột rất ổn, cùng tầm giá có những con chuột chỉ sử dụng ở bề mặt vân gỗ. Chuột này có thể sử dụng ở nhiều bề mặt khác nhau.</text:p>
          </table:table-cell>
          <table:table-cell table:number-columns-repeated="1023"/>
        </table:table-row>
        <table:table-row table:style-name="ro2">
          <table:table-cell office:value-type="string" calcext:value-type="string">
            <text:p>Giao hàng nhanh, đóng gói hộp còn nguyên vẹn. Nhưng ko kèm hóa đơn mua hàng để biết đường bảo hành, vì nó ko được bảo hành điện tử từ nhà sản xuất.</text:p>
          </table:table-cell>
          <table:table-cell table:number-columns-repeated="1023"/>
        </table:table-row>
        <table:table-row table:style-name="ro3">
          <table:table-cell office:value-type="string" calcext:value-type="string">
            <text:p>loa nghe bình thường, Jack 3.5 hoạt động không tốt lắm, cắm hết cỡ thì không thấy tiếng, phải hơi rút ra một chút mới có tiếng.</text:p>
          </table:table-cell>
          <table:table-cell table:number-columns-repeated="1023"/>
        </table:table-row>
        <table:table-row table:style-name="ro2">
          <table:table-cell office:value-type="string" calcext:value-type="string">
            <text:p>mình mới mua cách đây 2 ngày , vừa mới mở nắp ra để nhét pin zo thì 1 chân nắp đã gãy như vậy thì xử lý sao shop , shop hỗ trợ giúp</text:p>
          </table:table-cell>
          <table:table-cell table:number-columns-repeated="1023"/>
        </table:table-row>
        <table:table-row table:style-name="ro2">
          <table:table-cell office:value-type="string" calcext:value-type="string">
            <text:p>Có vẻ là Bluetooth nên độc truyền dẫn chậm riêng cho thiết bị này. Thật sự khó dùng vì cà giựt nên tiếp tục dùng tiếp chuột có dây hiện tại.</text:p>
          </table:table-cell>
          <table:table-cell table:number-columns-repeated="1023"/>
        </table:table-row>
        <table:table-row table:style-name="ro3">
          <table:table-cell office:value-type="string" calcext:value-type="string">
            <text:p>mình có sử dụng lót chuột và vẫn thấy xảy ra hiện tượng giật lag. Thất vọng với đơn hàng lần này</text:p>
          </table:table-cell>
          <table:table-cell table:number-columns-repeated="1023"/>
        </table:table-row>
        <table:table-row table:style-name="ro3">
          <table:table-cell office:value-type="string" calcext:value-type="string">
            <text:p>chuột bấm cảm giác không tốt, đặc biệt là chuột trái.</text:p>
          </table:table-cell>
          <table:table-cell table:number-columns-repeated="1023"/>
        </table:table-row>
        <table:table-row table:style-name="ro2">
          <table:table-cell office:value-type="string" calcext:value-type="string">
            <text:p>Loa chỉ thích hợp cho các dòng nhạc acoustic, nếu các bạn hay nghe nhạc dance hay nhạc sàn thì không phù hợp lắm vì bass đánh khá yếu.</text:p>
          </table:table-cell>
          <table:table-cell table:number-columns-repeated="1023"/>
        </table:table-row>
        <table:table-row table:style-name="ro3">
          <table:table-cell office:value-type="string" calcext:value-type="string">
            <text:p>sản phẩm đẹp, giao hàng nhanh nhưng dễ bám bẩn, nếu sơn bóng có lẽ tốt hơn.</text:p>
          </table:table-cell>
          <table:table-cell table:number-columns-repeated="1023"/>
        </table:table-row>
        <table:table-row table:style-name="ro3">
          <table:table-cell office:value-type="string" calcext:value-type="string">
            <text:p>Kết nối Bluetooth chậm, ấn kết nối xong toàn phải chờ cả phút, nhiều khi phải ấn kết nối đi kết nối lại. Loa nghe to, không bị rè.</text:p>
          </table:table-cell>
          <table:table-cell table:number-columns-repeated="1023"/>
        </table:table-row>
        <table:table-row table:style-name="ro3">
          <table:table-cell office:value-type="string" calcext:value-type="string">
            <text:p>Chỉ được thương hiệu, chất lượng và giá cả không tốt hơn rapoo</text:p>
          </table:table-cell>
          <table:table-cell table:number-columns-repeated="1023"/>
        </table:table-row>
        <table:table-row table:style-name="ro3">
          <table:table-cell office:value-type="string" calcext:value-type="string">
            <text:p>Sản phẩm không nên mua. Dùng logitech tốt hơn nhiều</text:p>
          </table:table-cell>
          <table:table-cell table:number-columns-repeated="1023"/>
        </table:table-row>
        <table:table-row table:style-name="ro3">
          <table:table-cell office:value-type="string" calcext:value-type="string">
            <text:p>không biết của mình có bị lỗi không, nhưng thi thoảng bị dè hơi khó chịu. 😦Tiki giao hàng nhanh, bao gói kĩ.</text:p>
          </table:table-cell>
          <table:table-cell table:number-columns-repeated="1023"/>
        </table:table-row>
        <table:table-row table:style-name="ro3">
          <table:table-cell office:value-type="string" calcext:value-type="string">
            <text:p>Mới đầu ok, được vài ngày thấy hơi kẹt phím</text:p>
          </table:table-cell>
          <table:table-cell table:number-columns-repeated="1023"/>
        </table:table-row>
        <table:table-row table:style-name="ro3">
          <table:table-cell office:value-type="string" calcext:value-type="string">
            <text:p>Nói chung là cũng được, nghe ấm nhưng hơi bị đe một chút không biết do sp hay sao nữa</text:p>
          </table:table-cell>
          <table:table-cell table:number-columns-repeated="1023"/>
        </table:table-row>
        <table:table-row table:style-name="ro2">
          <table:table-cell office:value-type="string" calcext:value-type="string">
            <text:p>Chất lượng tốt, nhưng dùng dc 1 tháng thì ko sạc vào được nữa. Thử các kiểu ko ăn thua. <text:s/>Shop cho địa chỉ gửi <text:s/>bảo hành nhé?</text:p>
          </table:table-cell>
          <table:table-cell table:number-columns-repeated="1023"/>
        </table:table-row>
        <table:table-row table:style-name="ro3">
          <table:table-cell office:value-type="string" calcext:value-type="string">
            <text:p>Ưu điểm: Chất lượng âm thanh tốt Nhược điểm: Pin mau hết, công suất thực tế ghi có 5-8W, không giống với quảng cáo 16W.</text:p>
          </table:table-cell>
          <table:table-cell table:number-columns-repeated="1023"/>
        </table:table-row>
        <table:table-row table:style-name="ro3">
          <table:table-cell office:value-type="string" calcext:value-type="string">
            <text:p>Nghe ổn so, bas bình thường và nốt cao vẫn còn rè. Loa phát lớn hay nhỏ tuỳ vào thiết bị kết nối</text:p>
          </table:table-cell>
          <table:table-cell table:number-columns-repeated="1023"/>
        </table:table-row>
        <table:table-row table:style-name="ro3">
          <table:table-cell office:value-type="string" calcext:value-type="string">
            <text:p>mình mua tầm 2 tuần thì giờ bị lỗi không kết nối bluetooth , giờ bảo hành sao đây shop</text:p>
          </table:table-cell>
          <table:table-cell table:number-columns-repeated="1023"/>
        </table:table-row>
        <table:table-row table:style-name="ro3">
          <table:table-cell office:value-type="string" calcext:value-type="string">
            <text:p>Nếu bạn nào có dụ định xem phim thì loa nghe rất hay <text:s/>Còn nghe nhạc thì âm bass nhiều nghe ko hay lắm</text:p>
          </table:table-cell>
          <table:table-cell table:number-columns-repeated="1023"/>
        </table:table-row>
        <table:table-row table:style-name="ro3">
          <table:table-cell office:value-type="string" calcext:value-type="string">
            <text:p>Sản phẩm tốt trong tầm giá,đóng gói sản phẩm cẩn thận chắc chắn.</text:p>
          </table:table-cell>
          <table:table-cell table:number-columns-repeated="1023"/>
        </table:table-row>
        <table:table-row table:style-name="ro1">
          <table:table-cell office:value-type="string" calcext:value-type="string">
            <text:p>Sản phẩm tương đối tốt, nhỏ gọn, mẫu mã đẹp, kết nối tương đối ổn, thiết lập dễ dàng. Nhưng thấy thời lượng pin hơi ít, mình xài kết nối 1 thiết bị nhưng chỉ khoảng 5,6 tiếng chứ không được 8 tiếng như trong mô tả, còn nữa là sạc pin báo 90% là không lên nữa.</text:p>
          </table:table-cell>
          <table:table-cell table:number-columns-repeated="1023"/>
        </table:table-row>
        <table:table-row table:style-name="ro1">
          <table:table-cell office:value-type="string" calcext:value-type="string">
            <text:p>Sản phẩm mới, phụ kiện đầy đủ, sóng khoẻ. Tuy nhiên có một vấn đề rất không hài lòng đó là dù pin nhìn như mới nhưng dùng rất kém, khoảng 3h liên tục là hết pin, sạc rất lâu lên, có lần sạc 4 tiếng mới lên được đến 62%. Mong Tiki sớm có phản hồi về pin của máy!</text:p>
          </table:table-cell>
          <table:table-cell table:number-columns-repeated="1023"/>
        </table:table-row>
        <table:table-row table:style-name="ro5">
          <table:table-cell office:value-type="string" calcext:value-type="string">
            <text:p>Mình kiểm tra và muốn mua M7350, nhưng lại không có Tiki NOW. Mình vừa nhận M7200 chưa kịp mở hộp thì 5 phút sau M7350 lại ship Tiki NOW. Mình có gọi hỗ trợ nhờ đổi hàng để đặt lại con mình muốn thì Tiki bảo con này không được đổi trả. <text:s text:c="2"/>1. Tại sao chỉ trong 15-20 phút lại có sự thay đổi hàng ship Tiki NOW? 2. Khách yêu cầu trả hàng để mua lại sản phẩm mong muốn lại không được hỗ trợ? <text:s text:c="2"/>Trên trang sản phẩm không có chỗ nào nói là không được đổi trả cả, phải gọi điện hỏi mới biết. Sản phẩm mình từng mua con tương tự trước đó rồi nên mình cũng khá hài lòng với sản phẩm, nhưng dịch vụ của Tiki thì phải xem lại.</text:p>
          </table:table-cell>
          <table:table-cell table:number-columns-repeated="1023"/>
        </table:table-row>
        <table:table-row table:style-name="ro1">
          <table:table-cell office:value-type="string" calcext:value-type="string">
            <text:p>Nhìn chung thì với tầm giá này mình không kỳ vọng nhiều. Sóng tương đối ổn nhưng pin ko hiển thị mức giảm từng vạch nên khó theo dõi tình trạng pin, chỉ có thể theo dõi qua app. Pin dùng chắc tầm được 5 tiếng trên dưới. Thao tao bật tắt hơi không thuận lắm.</text:p>
          </table:table-cell>
          <table:table-cell table:number-columns-repeated="1023"/>
        </table:table-row>
        <table:table-row table:style-name="ro2">
          <table:table-cell office:value-type="string" calcext:value-type="string">
            <text:p>Sản phẩm phát sóng mạnh. Hơi nóng và sạc không đều, lúc tắt nguồn để sạc thì không vô pin, phải bật nguồn lúc sạc. Sạc đầy khi không sử dụng lại tuột pin khá nhanh. Không biết sản phẩm có lỗi gì không?</text:p>
          </table:table-cell>
          <table:table-cell table:number-columns-repeated="1023"/>
        </table:table-row>
        <table:table-row table:style-name="ro3">
          <table:table-cell office:value-type="string" calcext:value-type="string">
            <text:p>nó chỉ dùng được sim lắp đầu thôi à.lắp sim khác vào nó k được mạng là sao nhỉ shop</text:p>
          </table:table-cell>
          <table:table-cell table:number-columns-repeated="1023"/>
        </table:table-row>
        <table:table-row table:style-name="ro3">
          <table:table-cell office:value-type="string" calcext:value-type="string">
            <text:p>Có các vấn đề sau nên mình cho 3 sao : 1. Đèn báo pin đầy chưa có, chỉ có báo pin yếu</text:p>
          </table:table-cell>
          <table:table-cell table:number-columns-repeated="1023"/>
        </table:table-row>
        <table:table-row table:style-name="ro3">
          <table:table-cell office:value-type="string" calcext:value-type="string">
            <text:p>Sản phẩm tốt, đóng gói chắc chắn , dùng khá ok Nhược điểm : phát sóng yếu khi ra xa &gt;10m</text:p>
          </table:table-cell>
          <table:table-cell table:number-columns-repeated="1023"/>
        </table:table-row>
        <table:table-row table:style-name="ro3">
          <table:table-cell office:value-type="string" calcext:value-type="string">
            <text:p>Nghe được vài lần thì ko nghe được nữa, Tiki xem bảo hành giup mình nhé</text:p>
          </table:table-cell>
          <table:table-cell table:number-columns-repeated="1023"/>
        </table:table-row>
        <table:table-row table:style-name="ro3">
          <table:table-cell office:value-type="string" calcext:value-type="string">
            <text:p>pin yếu. nhanh hết. xài gọn nhẹ. nên mang theo cục pin nữa!</text:p>
          </table:table-cell>
          <table:table-cell table:number-columns-repeated="1023"/>
        </table:table-row>
        <table:table-row table:style-name="ro3">
          <table:table-cell office:value-type="string" calcext:value-type="string">
            <text:p>Muốn mua mà đọc nhận xét thấy mỗi người nói mỗi kiểu nên bối rối quá ?</text:p>
          </table:table-cell>
          <table:table-cell table:number-columns-repeated="1023"/>
        </table:table-row>
        <table:table-row table:style-name="ro3">
          <table:table-cell office:value-type="string" calcext:value-type="string">
            <text:p>Spec ghi công suất là 16w nhưng khi nhận hàng thì tem trên loa ghi 8w. Vậy cái nào đúng nè</text:p>
          </table:table-cell>
          <table:table-cell table:number-columns-repeated="1023"/>
        </table:table-row>
        <table:table-row table:style-name="ro3">
          <table:table-cell office:value-type="string" calcext:value-type="string">
            <text:p>Loa nghe chắc mở to ko dè,âm bass nghe chưa đã cho lắm. đóng gói cẩn thận.</text:p>
          </table:table-cell>
          <table:table-cell table:number-columns-repeated="1023"/>
        </table:table-row>
        <table:table-row table:style-name="ro2">
          <table:table-cell office:value-type="string" calcext:value-type="string">
            <text:p>băng thông rất nhỏ , cắm thì sài đc nhưng mà bắt tệ hơn cả dtdd , thêm nữa là cho cái đĩa driver bị bể ( dù là k sài đến) nhưng vẫn đánh giá 3 sao cho sự thiếu chuyên nghiệp của nhà bán hàng</text:p>
          </table:table-cell>
          <table:table-cell table:number-columns-repeated="1023"/>
        </table:table-row>
        <table:table-row table:style-name="ro2">
          <table:table-cell office:value-type="string" calcext:value-type="string">
            <text:p>Chào shop! Mình có order mua 1 usb wifi này. Gắn vào máy để bàn chạy win 7 không nhận được thiết bị, đã thử gắn qua máy khác vẫn không thấy gì. Mong shop / tiki cho đổi lại thiết bị khác. Thanks nhiều</text:p>
          </table:table-cell>
          <table:table-cell table:number-columns-repeated="1023"/>
        </table:table-row>
        <table:table-row table:style-name="ro2">
          <table:table-cell office:value-type="string" calcext:value-type="string">
            <text:p>Mình có mua 4 sản phẩm 1 sản phẩm ko có sóng Không biết bên bán hàng có hỗ trợ đổi trả không nữa Nếu đổi trả trong thời gian bao lâu thì có hàng ạ</text:p>
          </table:table-cell>
          <table:table-cell table:number-columns-repeated="1023"/>
        </table:table-row>
        <table:table-row table:style-name="ro3">
          <table:table-cell office:value-type="string" calcext:value-type="string">
            <text:p>Loa bass khá yếu, có lẽ trong tầm giá chỉ được vậy</text:p>
          </table:table-cell>
          <table:table-cell table:number-columns-repeated="1023"/>
        </table:table-row>
        <table:table-row table:style-name="ro3">
          <table:table-cell office:value-type="string" calcext:value-type="string">
            <text:p>vui lòng cho biết chế độ bảo hành thế nào</text:p>
          </table:table-cell>
          <table:table-cell table:number-columns-repeated="1023"/>
        </table:table-row>
        <table:table-row table:style-name="ro3">
          <table:table-cell office:value-type="string" calcext:value-type="string">
            <text:p>Ai biết bảo mình vơis chứ h không biết bị làm sao.</text:p>
          </table:table-cell>
          <table:table-cell table:number-columns-repeated="1023"/>
        </table:table-row>
        <table:table-row table:style-name="ro3">
          <table:table-cell office:value-type="string" calcext:value-type="string">
            <text:p>Âm thanh ở mức trung bình về chất âm. Pin tốt</text:p>
          </table:table-cell>
          <table:table-cell table:number-columns-repeated="1023"/>
        </table:table-row>
        <table:table-row table:style-name="ro3">
          <table:table-cell office:value-type="string" calcext:value-type="string">
            <text:p>đĩa driver không nhận. Liệu shop có chia sẻ driver để có thể cài đặt được không?</text:p>
          </table:table-cell>
          <table:table-cell table:number-columns-repeated="1023"/>
        </table:table-row>
        <table:table-row table:style-name="ro3">
          <table:table-cell office:value-type="string" calcext:value-type="string">
            <text:p>mua 5 cái (1cái không dùng được). sản phẩm vừa túi tiền, sử dụng tạm ổn</text:p>
          </table:table-cell>
          <table:table-cell table:number-columns-repeated="1023"/>
        </table:table-row>
        <table:table-row table:style-name="ro3">
          <table:table-cell office:value-type="string" calcext:value-type="string">
            <text:p>Tiền nào của đó, dùng tạm được mỗi tội nóng lên là tự disconnect</text:p>
          </table:table-cell>
          <table:table-cell table:number-columns-repeated="1023"/>
        </table:table-row>
        <table:table-row table:style-name="ro3">
          <table:table-cell office:value-type="string" calcext:value-type="string">
            <text:p>Pin trâu nhưng chất âm chưa tốt. Âm lượng to nhưng ko gõ.</text:p>
          </table:table-cell>
          <table:table-cell table:number-columns-repeated="1023"/>
        </table:table-row>
        <table:table-row table:style-name="ro3">
          <table:table-cell office:value-type="string" calcext:value-type="string">
            <text:p>mới mua 1 ngày mà hư r, mong manh quá, buồn <text:s/></text:p>
          </table:table-cell>
          <table:table-cell table:number-columns-repeated="1023"/>
        </table:table-row>
        <table:table-row table:style-name="ro3">
          <table:table-cell office:value-type="string" calcext:value-type="string">
            <text:p>Lúc thu được lúc không. Khá lỏng lẻo. Tiền nào của đó</text:p>
          </table:table-cell>
          <table:table-cell table:number-columns-repeated="1023"/>
        </table:table-row>
        <table:table-row table:style-name="ro3">
          <table:table-cell office:value-type="string" calcext:value-type="string">
            <text:p>đã mua đang dùng. nhựng sao cứ mua xong là giảm giá hơn là sao ?</text:p>
          </table:table-cell>
          <table:table-cell table:number-columns-repeated="1023"/>
        </table:table-row>
        <table:table-row table:style-name="ro3">
          <table:table-cell office:value-type="string" calcext:value-type="string">
            <text:p>Mua 3 cái, 1 cái xài không đước, muốn đổi hàng gấp! Cảm ơn!</text:p>
          </table:table-cell>
          <table:table-cell table:number-columns-repeated="1023"/>
        </table:table-row>
        <table:table-row table:style-name="ro3">
          <table:table-cell office:value-type="string" calcext:value-type="string">
            <text:p>Sản phẩm xài ok lắm ko bị lỗi gì</text:p>
          </table:table-cell>
          <table:table-cell table:number-columns-repeated="1023"/>
        </table:table-row>
        <table:table-row table:style-name="ro3">
          <table:table-cell office:value-type="string" calcext:value-type="string">
            <text:p>hang chinh hang chat luong ok</text:p>
          </table:table-cell>
          <table:table-cell table:number-columns-repeated="1023"/>
        </table:table-row>
        <table:table-row table:style-name="ro3">
          <table:table-cell office:value-type="string" calcext:value-type="string">
            <text:p>loa âm bass trung bình.. ko ấn tượng.</text:p>
          </table:table-cell>
          <table:table-cell table:number-columns-repeated="1023"/>
        </table:table-row>
        <table:table-row table:style-name="ro3">
          <table:table-cell office:value-type="string" calcext:value-type="string">
            <text:p>âm thanh to, êm, nói chung là xài ok</text:p>
          </table:table-cell>
          <table:table-cell table:number-columns-repeated="1023"/>
        </table:table-row>
        <table:table-row table:style-name="ro3">
          <table:table-cell office:value-type="string" calcext:value-type="string">
            <text:p>mình đặt hàng lâu rồi. dự tính hôm nay. mà ko thấy</text:p>
          </table:table-cell>
          <table:table-cell table:number-columns-repeated="1023"/>
        </table:table-row>
        <table:table-row table:style-name="ro5">
          <table:table-cell office:value-type="string" calcext:value-type="string">
            <text:p>Sản phẩm được gói cẩn thận nên có cảm giác yên tâm khi nhận hàng. Tuy nhiên nếu có thêm hướng dẫn sử dụng bằng tiếng Việt thì tốt hơn cho người sử dụng thông thường hoặc khả năng tiếng Anh kém 1 chút. Thêm một chi tiết nữa là đóng gói của Tp-link không thấy ghi có phụ kiện đi kèm nào không.</text:p>
            <text:p>Sản phẩm khá là tiện dụng tuy nhiên lại phụ thuộc vào vị trí ổ điện. Vì vậy nếu muốn lắp đặt ở những vị trí như cầu thang thì lại khá nan giải.</text:p>
            <text:p>Nhìn chung là tốt.</text:p>
          </table:table-cell>
          <table:table-cell table:number-columns-repeated="1023"/>
        </table:table-row>
        <table:table-row table:style-name="ro3">
          <table:table-cell office:value-type="string" calcext:value-type="string">
            <text:p>không hay, nghe nhạc ko sâu.</text:p>
          </table:table-cell>
          <table:table-cell table:number-columns-repeated="1023"/>
        </table:table-row>
        <table:table-row table:style-name="ro3">
          <table:table-cell office:value-type="string" calcext:value-type="string">
            <text:p>tiếng bass hơi khô</text:p>
          </table:table-cell>
          <table:table-cell table:number-columns-repeated="1023"/>
        </table:table-row>
        <table:table-row table:style-name="ro2">
          <table:table-cell office:value-type="string" calcext:value-type="string">
            <text:p>1. Sản phẩm bán cho tất cả mọi người mà ko có hướng dẫn bằng tiếng việt. 2. Tín hiệu phát sóng tạm ổn chưa ok lắm so <text:s/>với tầm giá</text:p>
          </table:table-cell>
          <table:table-cell table:number-columns-repeated="1023"/>
        </table:table-row>
        <table:table-row table:style-name="ro3">
          <table:table-cell office:value-type="string" calcext:value-type="string">
            <text:p>Chất lượng tạm được , đôi lúc cũng bị chập chờn sóng chút , nhưng giá cả và chất lượng như vậy là hợp lý rồi !</text:p>
          </table:table-cell>
          <table:table-cell table:number-columns-repeated="1023"/>
        </table:table-row>
        <table:table-row table:style-name="ro3">
          <table:table-cell office:value-type="string" calcext:value-type="string">
            <text:p>loa nghe ấm</text:p>
          </table:table-cell>
          <table:table-cell table:number-columns-repeated="1023"/>
        </table:table-row>
        <table:table-row table:style-name="ro3">
          <table:table-cell office:value-type="string" calcext:value-type="string">
            <text:p>Sản phẩm tốt chuyển tiếp sóng luôn báo 5 vạch nhưng tiếp sóng bình thường</text:p>
          </table:table-cell>
          <table:table-cell table:number-columns-repeated="1023"/>
        </table:table-row>
        <table:table-row table:style-name="ro3">
          <table:table-cell office:value-type="string" calcext:value-type="string">
            <text:p>Tiếp sóng khá yếu, xài thất vọng. Cách nhau có 1 tầng mà không thu sóng nổi</text:p>
          </table:table-cell>
          <table:table-cell table:number-columns-repeated="1023"/>
        </table:table-row>
        <table:table-row table:style-name="ro3">
          <table:table-cell office:value-type="string" calcext:value-type="string">
            <text:p>Tạm được, so với quảng cáo thì chất lượng vừa tầm gia</text:p>
          </table:table-cell>
          <table:table-cell table:number-columns-repeated="1023"/>
        </table:table-row>
        <table:table-row table:style-name="ro3">
          <table:table-cell office:value-type="string" calcext:value-type="string">
            <text:p>Đi qua hai lớp tường thì ko ổn định. Tầng trên tâng dưới thì được 3 vạch</text:p>
          </table:table-cell>
          <table:table-cell table:number-columns-repeated="1023"/>
        </table:table-row>
        <table:table-row table:style-name="ro3">
          <table:table-cell office:value-type="string" calcext:value-type="string">
            <text:p>tạm ổn</text:p>
          </table:table-cell>
          <table:table-cell table:number-columns-repeated="1023"/>
        </table:table-row>
        <table:table-row table:style-name="ro3">
          <table:table-cell office:value-type="string" calcext:value-type="string">
            <text:p>sản phẩm này là thiết bị điện tử hay pk điện tử vậy ad ?</text:p>
          </table:table-cell>
          <table:table-cell table:number-columns-repeated="1023"/>
        </table:table-row>
        <table:table-row table:style-name="ro2">
          <table:table-cell office:value-type="string" calcext:value-type="string">
            <text:p>Hàng rất tốt nhưng không tặng ốc vít đi kèm theo sản phẩm để gắn vào main máy tính. <text:s/>Thường những Main mới <text:s/>giờ không có ốc vít sẵn nên không mua về không biết gắn vào bằng cách nào.</text:p>
          </table:table-cell>
          <table:table-cell table:number-columns-repeated="1023"/>
        </table:table-row>
        <table:table-row table:style-name="ro7">
          <table:table-cell office:value-type="string" calcext:value-type="string">
            <text:p>Dùng cũng tạm được, âm thanh hay vừa phải, không tới mức như mọi người khen lắm (chắc tại mình đang có 1 cái khác nghe hay hơn nên thấy cái này nghe ko hay bằng). Mình mua cái này chỉ để ở văn phòng khi cần dùng thôi, nên ko muốn mua dòng đắt quá. Đeo bình thường ngồi 1 chỗ thì ok, đi lại di chuyển hay tập thể thao thì dễ rớt lắm ( kể cả đổi cái miếng bọc tai nhỏ nhất vẫn rớt, vì cấu tạo nó không có cái ngoắc vào tai nên dễ rớt). Hộp đựng nhỏ xinh. Cách dùng hướng dẫn hơi phức tạp: bấm nhẹ 1 cái thì thế này, bấm 2 cái, 3 cái thì thế kia, bấm giữ thì như này, bấm tai trái, tai phải thì như kia v.v... thấy nhớ được hết mấy thứ đó cũng hơi mệt. Chỉ mong tiết giản bớt cho dễ dùng dễ nhớ. Kiểu đang nghe nhạc xong muốn chuyển qua dùng mic để nói chuyện điện thoại thì phải nghĩ coi bấm nhẹ hay giữ, bấm 1 hay mấy cái, bấm bên tai trái hay tai phải thì có khi người gọi tới đợi không nổi gác máy luôn rồi <text:s text:c="2"/>Mua chỉ để dùng chức năng nghe thôi thì ok :D</text:p>
          </table:table-cell>
          <table:table-cell table:number-columns-repeated="1023"/>
        </table:table-row>
        <table:table-row table:style-name="ro4">
          <table:table-cell office:value-type="string" calcext:value-type="string">
            <text:p>Cảm nhận ban đầu thì hình thức tệ, rất tệ. Hộp đậy cảm giác lỏng lẻo, không chắc chắc, đậy lại lắc nghe sụt sịt. Trước có Sài con tws hộp cứng cáp và sang hơn nhiều, giá cũng tầm này. Bù lại nội dung là chức năng nhiêu và tương thích với iPhone khoảng 70% lâu lâu vẫn lỗi. Âm thanh nghe được, không dân chuyên nên vậy là OK. Hướng dẫn kèm theo OK, chu đáo, sản phẩm thì vẫn chưa hài lòng lắm</text:p>
          </table:table-cell>
          <table:table-cell table:number-columns-repeated="1023"/>
        </table:table-row>
        <table:table-row table:style-name="ro4">
          <table:table-cell office:value-type="string" calcext:value-type="string">
            <text:p>Đặt hàng tối T7, dự kiến T4 giao. Nhưng sáng T2 đã có hàng. Lần đầu tiên thấy Tiki giao nhanh vậy. Khỏi phải hóng lâu ngày Mở hộp ra thì thấy không có lớp seal chỗ chân sạc. Cảm giác như mua nhầm đồ cũ Theo cảm nhận của mình thì âm thanh nghe ổn, thích hợp nghe mấy bài nhạc sôi động, gọi thoại độ trễ thấp, cảm ứng không nhạy lắm. Sử dụng lâu dài mới biết mức độ giữ pin. Sử dụng thêm 1 thời gian xem có lỗi gì không.</text:p>
          </table:table-cell>
          <table:table-cell table:number-columns-repeated="1023"/>
        </table:table-row>
        <table:table-row table:style-name="ro1">
          <table:table-cell office:value-type="string" calcext:value-type="string">
            <text:p>cho mình hỏi tại sao mình sài tai nghe này chỉ nghe được 1 ứng dụng vậy ạ . vd : nghe nhạc trên youtobe là chơi game không nghe được <text:s/>âm thanh game . mình không biết đây là lỗi hay là đây là thiết kế từ nhà sản xuất ạ mong ad giải đáp thắc mắc sớm ạ !!!</text:p>
          </table:table-cell>
          <table:table-cell table:number-columns-repeated="1023"/>
        </table:table-row>
        <table:table-row table:style-name="ro2">
          <table:table-cell office:value-type="string" calcext:value-type="string">
            <text:p>Chưa bàn đến chất âm nhưng không hiểu vì sao mà tai nghe của mình khi lấy ra khỏi hộp thì tự kết nối với điện thoại nhưng 2 bên tai lại không tự kết nối với nhau, chỉ phát âm thanh qua 1 tai, reset lại nhiều lần nhưng vẫn gặp lỗi này. Mình dùng iOS nha</text:p>
          </table:table-cell>
          <table:table-cell table:number-columns-repeated="1023"/>
        </table:table-row>
        <table:table-row table:style-name="ro2">
          <table:table-cell office:value-type="string" calcext:value-type="string">
            <text:p>Mình xem trên mạng thì phụ kiện gồm 3 nút cao su và dây sạc. Lúc nhận hàng thì chỉ có tai nghe và hộp được đựng trong hộp. Ko có dây sạc và nút cao su. Không biết lý do nhưng hơi bực mình dây sạc. Mình dùng ip nên không có cọng dây này.</text:p>
          </table:table-cell>
          <table:table-cell table:number-columns-repeated="1023"/>
        </table:table-row>
        <table:table-row table:style-name="ro2">
          <table:table-cell office:value-type="string" calcext:value-type="string">
            <text:p>- bass là dải yếu nhất, tầm tiền này <text:s/>nghe vẻ con nào cũng bị. - chất lượng build ko hơn qcy, chất lượng âm thanh tương tự ko đột phá - kết nối có vài lần nó bị ko ổn định nên nghe bị chậm lại ngày bị 2-3 lần</text:p>
          </table:table-cell>
          <table:table-cell table:number-columns-repeated="1023"/>
        </table:table-row>
        <table:table-row table:style-name="ro2">
          <table:table-cell office:value-type="string" calcext:value-type="string">
            <text:p>Tôi có mua 1 bộ ngày 17/1, xài ổn định nhưng khoảng 3 ngày nay bị mất micro. Khi nghe nhạc hay máy khác gọi vào thì nghe tốt, nhưng mình trả lời thì bên kia ko nghe được. Đề nghị Tiki hổ trợ gấp. Mobi 0909909446, Mr Trí</text:p>
          </table:table-cell>
          <table:table-cell table:number-columns-repeated="1023"/>
        </table:table-row>
        <table:table-row table:style-name="ro2">
          <table:table-cell office:value-type="string" calcext:value-type="string">
            <text:p>Không biết cái của mình có bị gì không mà thấy cảm ứng không nhạy với không chính xác gì cả. Chạm 1 cái không thấy dừng phát nhạc, chạm lâu thì nó lại tự nhảy sang bài khác</text:p>
          </table:table-cell>
          <table:table-cell table:number-columns-repeated="1023"/>
        </table:table-row>
        <table:table-row table:style-name="ro2">
          <table:table-cell office:value-type="string" calcext:value-type="string">
            <text:p>mới nhận hàng mình thử đc, sài khoảng 2 tiếng hết pin, mìnhcắm ổ sạc thì thấy nhấp nháy đèn <text:s/>nhưng đưa 2 tai vào sạc thì ko ăn điện. tư vấn mình nhé bỏ thì phí lắm</text:p>
          </table:table-cell>
          <table:table-cell table:number-columns-repeated="1023"/>
        </table:table-row>
        <table:table-row table:style-name="ro3">
          <table:table-cell office:value-type="string" calcext:value-type="string">
            <text:p>tai nghe của tôi có vấn đề về kết nối , thường hay bị mất kết nối , mong được đổi sp tai nghe <text:s/>khác hoạt động tốt ạ</text:p>
          </table:table-cell>
          <table:table-cell table:number-columns-repeated="1023"/>
        </table:table-row>
        <table:table-row table:style-name="ro3">
          <table:table-cell office:value-type="string" calcext:value-type="string">
            <text:p>sản phẩm.phù hợp với giá tiền tuy nhiên khá kín âm . kết nối với máy tính có độ trễ khá lớn nên cân nhắc khi mua sp</text:p>
          </table:table-cell>
          <table:table-cell table:number-columns-repeated="1023"/>
        </table:table-row>
        <table:table-row table:style-name="ro3">
          <table:table-cell office:value-type="string" calcext:value-type="string">
            <text:p>Tôi tích vào là hàng tặng, có gói quà nhưng khi bạn tôi nhận hành thì chỉ có hộp giấy mà không có gói quà</text:p>
          </table:table-cell>
          <table:table-cell table:number-columns-repeated="1023"/>
        </table:table-row>
        <table:table-row table:style-name="ro3">
          <table:table-cell office:value-type="string" calcext:value-type="string">
            <text:p>Dùng ổn tuy nhiên nếu nằm xem thì dễ bị chạm nút cảm ứng dẫn đến thao tác ngoài ý muốn</text:p>
          </table:table-cell>
          <table:table-cell table:number-columns-repeated="1023"/>
        </table:table-row>
        <table:table-row table:style-name="ro3">
          <table:table-cell office:value-type="string" calcext:value-type="string">
            <text:p>cài đặt xong hiển thị nút đỏ chuyển sang xanh nhưng không thấy tên wifi để vào là sao shop.</text:p>
          </table:table-cell>
          <table:table-cell table:number-columns-repeated="1023"/>
        </table:table-row>
        <table:table-row table:style-name="ro3">
          <table:table-cell office:value-type="string" calcext:value-type="string">
            <text:p>kích sóng đc 1 lần và giờ thì ko có kết nối internet để lên mạng đc, chỉ còn wifi của bộ kích ko mạng, ad giúp với</text:p>
          </table:table-cell>
          <table:table-cell table:number-columns-repeated="1023"/>
        </table:table-row>
        <table:table-row table:style-name="ro3">
          <table:table-cell office:value-type="string" calcext:value-type="string">
            <text:p>mỗi lần đi lại di chuyển thì tính hiệu lại bị nhiễu rất khó chịu. ngồi yên 1 chổ thì tốt</text:p>
          </table:table-cell>
          <table:table-cell table:number-columns-repeated="1023"/>
        </table:table-row>
        <table:table-row table:style-name="ro3">
          <table:table-cell office:value-type="string" calcext:value-type="string">
            <text:p>sản phẩm xài không ổn định, dù bắt sóng tốt, kết nối wifi rất chậm,</text:p>
          </table:table-cell>
          <table:table-cell table:number-columns-repeated="1023"/>
        </table:table-row>
        <table:table-row table:style-name="ro3">
          <table:table-cell office:value-type="string" calcext:value-type="string">
            <text:p>Setup cách nguồn chính 2m, 1 lớp tường, tốc độ bằng 70-80% nguồn chính.</text:p>
          </table:table-cell>
          <table:table-cell table:number-columns-repeated="1023"/>
        </table:table-row>
        <table:table-row table:style-name="ro3">
          <table:table-cell office:value-type="string" calcext:value-type="string">
            <text:p>Tai nghe ổn tầm xa tốt,chỉ có điều 3 nút đệm tai là ko thjk thôi..</text:p>
          </table:table-cell>
          <table:table-cell table:number-columns-repeated="1023"/>
        </table:table-row>
        <table:table-row table:style-name="ro3">
          <table:table-cell office:value-type="string" calcext:value-type="string">
            <text:p>Nói chung là dùng dc nhưng đăng 3 dâu gửi 2 dâu</text:p>
          </table:table-cell>
          <table:table-cell table:number-columns-repeated="1023"/>
        </table:table-row>
        <table:table-row table:style-name="ro3">
          <table:table-cell office:value-type="string" calcext:value-type="string">
            <text:p>Nhờ anh chị hướng dẫn sử dụng</text:p>
          </table:table-cell>
          <table:table-cell table:number-columns-repeated="1023"/>
        </table:table-row>
        <table:table-row table:style-name="ro3">
          <table:table-cell office:value-type="string" calcext:value-type="string">
            <text:p>Tai nghe inear nên hơi đau tai. Thỉnh thoảng bị ngắt kết nối.</text:p>
          </table:table-cell>
          <table:table-cell table:number-columns-repeated="1023"/>
        </table:table-row>
        <table:table-row table:style-name="ro3">
          <table:table-cell office:value-type="string" calcext:value-type="string">
            <text:p>thường xuyên mất kết nối 1 trong 2 tai</text:p>
          </table:table-cell>
          <table:table-cell table:number-columns-repeated="1023"/>
        </table:table-row>
        <table:table-row table:style-name="ro3">
          <table:table-cell office:value-type="string" calcext:value-type="string">
            <text:p>Chất lượng âm bt, nghe ko trong</text:p>
          </table:table-cell>
          <table:table-cell table:number-columns-repeated="1023"/>
        </table:table-row>
        <table:table-row table:style-name="ro3">
          <table:table-cell office:value-type="string" calcext:value-type="string">
            <text:p>Kết nối đơn giản. sóng kéo về mạnh. Chất lượng mạng rất thấp</text:p>
          </table:table-cell>
          <table:table-cell table:number-columns-repeated="1023"/>
        </table:table-row>
        <table:table-row table:style-name="ro3">
          <table:table-cell office:value-type="string" calcext:value-type="string">
            <text:p>Âm thanh hoi nhỏ và khi kết nối khó</text:p>
          </table:table-cell>
          <table:table-cell table:number-columns-repeated="1023"/>
        </table:table-row>
        <table:table-row table:style-name="ro3">
          <table:table-cell office:value-type="string" calcext:value-type="string">
            <text:p>Thiết kế tai đeo bị lỏng.</text:p>
          </table:table-cell>
          <table:table-cell table:number-columns-repeated="1023"/>
        </table:table-row>
        <table:table-row table:style-name="ro3">
          <table:table-cell office:value-type="string" calcext:value-type="string">
            <text:p>khô đôi mat khau đươc lam ơn chỉ dum nen cầu chi dum đc ko ah</text:p>
          </table:table-cell>
          <table:table-cell table:number-columns-repeated="1023"/>
        </table:table-row>
        <table:table-row table:style-name="ro3">
          <table:table-cell office:value-type="string" calcext:value-type="string">
            <text:p>cũng binh thuong</text:p>
          </table:table-cell>
          <table:table-cell table:number-columns-repeated="1023"/>
        </table:table-row>
        <table:table-row table:style-name="ro2">
          <table:table-cell office:value-type="string" calcext:value-type="string">
            <text:p>Dù tiki hỗ trợ nhận hàng về xử lý rất nhanh (bên vận chuyển báo là tới lấy ngay). Nhưng vẫn thấy buồn vì đơn hàng lần này không thuận lợi! Hy vọng Tiki hỗ trợ xử lý sự cố thật nhanh chóng, sớm phản hồi thỏa đáng cho đơn hàng lần này!</text:p>
          </table:table-cell>
          <table:table-cell table:number-columns-repeated="1023"/>
        </table:table-row>
        <table:table-row table:style-name="ro2">
          <table:table-cell office:value-type="string" calcext:value-type="string">
            <text:p>Thân máy thì còn băng keo nhưng mà cái bọc đựng thân máy bị rách 1 đường dài và có dấu hiệu bị người ta cầm rất mạnh nên bọc bị biến dạng là sao nhỉ? tôi muốn nghe câu trả lời từ TIKI</text:p>
          </table:table-cell>
          <table:table-cell table:number-columns-repeated="1023"/>
        </table:table-row>
        <table:table-row table:style-name="ro2">
          <table:table-cell office:value-type="string" calcext:value-type="string">
            <text:p>HỘP MỰC KHÔNG CHÍNH HÃNG, TRƯỚC MÌNH MUA 1 CON Ở NHÀ HỘP MỰC CHẮC CHẮN CÓ TEM CỦA LBM ĐẦY ĐỦ, NẶNG HƠN HỘP MỰC NÀY. HƠI TẤT VỌNG. HỘP MỤC KHÔNG CÓ TEM CỦA LBM</text:p>
          </table:table-cell>
          <table:table-cell table:number-columns-repeated="1023"/>
        </table:table-row>
        <table:table-row table:style-name="ro3">
          <table:table-cell office:value-type="string" calcext:value-type="string">
            <text:p>mấy mình còn thời gian bảo hành nhưng không còn giấy bảo hành không biết shop có cho bảo hành không</text:p>
          </table:table-cell>
          <table:table-cell table:number-columns-repeated="1023"/>
        </table:table-row>
        <table:table-row table:style-name="ro3">
          <table:table-cell office:value-type="string" calcext:value-type="string">
            <text:p>Máy in xài chưa được 1 tháng mà quá nhiều lỗi, gio muốn hổ trợ bảo hành không biết liên hệ đâu.</text:p>
          </table:table-cell>
          <table:table-cell table:number-columns-repeated="1023"/>
        </table:table-row>
        <table:table-row table:style-name="ro2">
          <table:table-cell office:value-type="string" calcext:value-type="string">
            <text:p>sp máy in chính hãng.co 2 phiếu bảo hành cho thân máy và cartridge ko ah. va tem bao hanh cua nha phan phoi le bao minh ko shop</text:p>
          </table:table-cell>
          <table:table-cell table:number-columns-repeated="1023"/>
        </table:table-row>
        <table:table-row table:style-name="ro2">
          <table:table-cell office:value-type="string" calcext:value-type="string">
            <text:p>Lúc nhận hàng thì sản phẩm k còn pin. Phải cắm sạc 1 lúc đèn báo tín hiệu mới sáng. <text:s/>Không biết sp có bị lỗi không nhưng chỉ sạc đc cho điện thoại khi đèn báo trên 50%. Khi đèn báo dưới 50% thì chỉ sạc khoảng 10 phút nữa là hết pin</text:p>
          </table:table-cell>
          <table:table-cell table:number-columns-repeated="1023"/>
        </table:table-row>
        <table:table-row table:style-name="ro3">
          <table:table-cell office:value-type="string" calcext:value-type="string">
            <text:p>chất lượng trung bình. giá còn cao. giao hàng tiêu chuẩn nên k được nhanh</text:p>
          </table:table-cell>
          <table:table-cell table:number-columns-repeated="1023"/>
        </table:table-row>
        <table:table-row table:style-name="ro2">
          <table:table-cell office:value-type="string" calcext:value-type="string">
            <text:p>Mình không biết sao chứ cục sạc mình mua không chắc chắn. Lắc nhẹ thôi mà nó kêu lọc cọc ở trong, lúc thì kêu lúc thì không. Mình muốn đổi hoặc bảo hành, mình vừa mua vài hôm nhưng hôm nay mới đem ra dùng</text:p>
          </table:table-cell>
          <table:table-cell table:number-columns-repeated="1023"/>
        </table:table-row>
        <table:table-row table:style-name="ro3">
          <table:table-cell office:value-type="string" calcext:value-type="string">
            <text:p>Sản phẩm nhận bị móp, có seal nhưng hình như đã được gỡ và dán lại. Màu sắc sản phẩm đẹp.</text:p>
          </table:table-cell>
          <table:table-cell table:number-columns-repeated="1023"/>
        </table:table-row>
        <table:table-row table:style-name="ro3">
          <table:table-cell office:value-type="string" calcext:value-type="string">
            <text:p>Hàng đóng gói sơ xài, đến nơi thùng không còn đẹp! Tuy nhiên xài thì ok. Tạm chấp nhận!</text:p>
          </table:table-cell>
          <table:table-cell table:number-columns-repeated="1023"/>
        </table:table-row>
        <table:table-row table:style-name="ro3">
          <table:table-cell office:value-type="string" calcext:value-type="string">
            <text:p>hộp mực đã bị đổi</text:p>
          </table:table-cell>
          <table:table-cell table:number-columns-repeated="1023"/>
        </table:table-row>
        <table:table-row table:style-name="ro3">
          <table:table-cell office:value-type="string" calcext:value-type="string">
            <text:p>Sản phẩm đúng như mo tả ! Nhưng em dạc thấy sản phẩm k vào điện</text:p>
          </table:table-cell>
          <table:table-cell table:number-columns-repeated="1023"/>
        </table:table-row>
        <table:table-row table:style-name="ro3">
          <table:table-cell office:value-type="string" calcext:value-type="string">
            <text:p>Giao sai sp</text:p>
          </table:table-cell>
          <table:table-cell table:number-columns-repeated="1023"/>
        </table:table-row>
        <table:table-row table:style-name="ro4">
          <table:table-cell office:value-type="string" calcext:value-type="string">
            <text:p>không giống mong đợi máy nhận ram, tạm ổn mà bực cái ông giao hàng làm như nợ ông ta ko bằng giao hàng mình có chuyện ko thể đợi ổng được ra trễ 2p ổng làm như mình thiếu nợ ko bằng còn dọ ko giao hàng lỡ đặt nên mua ko déo cần thái độ khinh người thế mình xem youtu ngày nào cũng quãng cáo nên mua thử nhưng thái độ thế này chịu haizzz mua r mới hỉu phu vụ thế bỏ tiền quảng cáo sao cũng thừa thôi tính bán lần1 .........</text:p>
          </table:table-cell>
          <table:table-cell table:number-columns-repeated="1023"/>
        </table:table-row>
        <table:table-row table:style-name="ro3">
          <table:table-cell office:value-type="string" calcext:value-type="string">
            <text:p>OK hàng chấp nhận được với giá này</text:p>
          </table:table-cell>
          <table:table-cell table:number-columns-repeated="1023"/>
        </table:table-row>
        <table:table-row table:style-name="ro3">
          <table:table-cell office:value-type="string" calcext:value-type="string">
            <text:p>Trong thông tin mô tả là RAM sản xuất tại Trung Quốc, nhưng khi nhận thì lại là sản xuất ở Philipine.</text:p>
          </table:table-cell>
          <table:table-cell table:number-columns-repeated="1023"/>
        </table:table-row>
        <table:table-row table:style-name="ro3">
          <table:table-cell office:value-type="string" calcext:value-type="string">
            <text:p>Shop ơi. RAM mình mua về gắn vào thì không khởi động được laptop. Hỗ trợ mình với. Tks Shop.</text:p>
          </table:table-cell>
          <table:table-cell table:number-columns-repeated="1023"/>
        </table:table-row>
        <table:table-row table:style-name="ro3">
          <table:table-cell office:value-type="string" calcext:value-type="string">
            <text:p>mình mua nhầm. giờ về không lắp được mình muốn đổi loại khác được không?</text:p>
          </table:table-cell>
          <table:table-cell table:number-columns-repeated="1023"/>
        </table:table-row>
        <table:table-row table:style-name="ro3">
          <table:table-cell office:value-type="string" calcext:value-type="string">
            <text:p>mình <text:s/>mua nhầm <text:s/>ram ko dùng dc cho mình đổi sản phẩm khác dc ko</text:p>
          </table:table-cell>
          <table:table-cell table:number-columns-repeated="1023"/>
        </table:table-row>
        <table:table-row table:style-name="ro3">
          <table:table-cell office:value-type="string" calcext:value-type="string">
            <text:p>Về lắp vào không thấy nhận được mặc dù không biết do ram hay do máy. Tuy vậy cho 3* vì gói hàng đẹp</text:p>
          </table:table-cell>
          <table:table-cell table:number-columns-repeated="1023"/>
        </table:table-row>
        <table:table-row table:style-name="ro4">
          <table:table-cell office:value-type="string" calcext:value-type="string">
            <text:p>Giá thành đi kèm với chất lượng, Máy in ảnh nước ảnh vừa phải, ko tươi sắc lắm (in ảnh gia đình lưu niệm) không nên mua về làm thương mại. Tiếng ồn lớn, nên hạn chế in vào ban tối. In một vài lần sẽ thấy ảnh bị sọc sọc, vài người có cùng comment y chang về việc này. Và là vì máy in màu, in ảnh, nên tốc độ chậm là đúng nha, anh chị nào không biết không nên so sánh với các máy in giấy thường trắng đen, tội cái máy!</text:p>
          </table:table-cell>
          <table:table-cell table:number-columns-repeated="1023"/>
        </table:table-row>
        <table:table-row table:style-name="ro2">
          <table:table-cell office:value-type="string" calcext:value-type="string">
            <text:p>Mới mua về, tìm hiểu cách lắp và cài driver bình thường. In ảnh thì sọc toàn bộ ảnh. <text:s/>Không biết do giá thành máy hay là do máy bị lỗi để kết quả ảnh như thế này? Xin được phản hồi từ phía cũng cấp ạ</text:p>
          </table:table-cell>
          <table:table-cell table:number-columns-repeated="1023"/>
        </table:table-row>
        <table:table-row table:style-name="ro2">
          <table:table-cell office:value-type="string" calcext:value-type="string">
            <text:p>tôi đã mua nhiều sản phẩm của tiki, nhưng lần nầy thất vọng vì tiki chọn nhà vận chuyển quá kém, và tôi đã từ chối nhận hàng từ nhà vận chuyển nầy vì quá chậm......</text:p>
          </table:table-cell>
          <table:table-cell table:number-columns-repeated="1023"/>
        </table:table-row>
        <table:table-row table:style-name="ro3">
          <table:table-cell office:value-type="string" calcext:value-type="string">
            <text:p>Mình mua về in được vài tờ là máy đã báo hết mực rồi phải nạp mực mới</text:p>
          </table:table-cell>
          <table:table-cell table:number-columns-repeated="1023"/>
        </table:table-row>
        <table:table-row table:style-name="ro3">
          <table:table-cell office:value-type="string" calcext:value-type="string">
            <text:p>Không biết Tiki giao hàng từ đâu mà lâu quá. Mình ở HCM mà dự kiến 1 tuần sau mới giao</text:p>
          </table:table-cell>
          <table:table-cell table:number-columns-repeated="1023"/>
        </table:table-row>
        <table:table-row table:style-name="ro1">
          <table:table-cell office:value-type="string" calcext:value-type="string">
            <text:p>Mua cách đây gần 3 năm , 1 năm gần đây ko dùng tới , mới lấy ra dùng lại sau vài lần reset thì dùng bình thường như lúc mua, phải nói canon bền dù là phân khúc giá rẽ , về chất lượng bản in tương đối sắc nét còn về màu thì con tùy các yếu tố khác bao gồm giấy in , mực in và chất lượng file ảnh củng như các bạn set màu bằng ps</text:p>
          </table:table-cell>
          <table:table-cell table:number-columns-repeated="1023"/>
        </table:table-row>
        <table:table-row table:style-name="ro3">
          <table:table-cell office:value-type="string" calcext:value-type="string">
            <text:p>Máy này in ảnh là chủ đạo hả tiki? Hay là máy in màu bình thường, kiểu in A4 á, và kết hợp in được ảnh?</text:p>
          </table:table-cell>
          <table:table-cell table:number-columns-repeated="1023"/>
        </table:table-row>
        <table:table-row table:style-name="ro3">
          <table:table-cell office:value-type="string" calcext:value-type="string">
            <text:p>Bạn ơi.. mua mực nữa là bao nhiêu bao lâu mới thay mực 1l.. <text:s/>mắc tiền mực k bạn..</text:p>
          </table:table-cell>
          <table:table-cell table:number-columns-repeated="1023"/>
        </table:table-row>
        <table:table-row table:style-name="ro1">
          <table:table-cell office:value-type="string" calcext:value-type="string">
            <text:p>Trước khi mua mình có đọc cmt. Rất nhiều người bảo tiki đóng gói ẩu. Mình hy vọng nhiều người cmt như thế tiki sẽ gói hàng cẩn thận hơn. Nhưng không (các bạn có thể xem ảnh của mình). Tiki k lắng nghe người dùng sau này các bạn sẽ phải trả giá! Góc nhìn thiện cảm cho một trang tmdt của Việt Nam sẽ k kéo dài đc lâu nếu mãi giữ thái độ này.</text:p>
          </table:table-cell>
          <table:table-cell table:number-columns-repeated="1023"/>
        </table:table-row>
        <table:table-row table:style-name="ro1">
          <table:table-cell office:value-type="string" calcext:value-type="string">
            <text:p>+3 sao cho việc Tiki giao hàng nhanh. +0 sao cho việc Tiki đóng gói ổ HDD không bọc chống xóc mặc dù nhà sản xuất "yêu cầu nhẹ tay". Nay lễ 2/9 Tiki vẫn giao hàng bình thường nhưng mình chưa rảnh để test. Ai đọc được dòng nhận xét này thì chúc mình may mắn đi =((</text:p>
          </table:table-cell>
          <table:table-cell table:number-columns-repeated="1023"/>
        </table:table-row>
        <table:table-row table:style-name="ro1">
          <table:table-cell office:value-type="string" calcext:value-type="string">
            <text:p>Tiki bây giờ đóng gói hàng hoá rất tệ. Ổ cứng HDD mà làm như đồ chơi. Nhìn hàng là không muốn nhận luôn. Thấy a shiper dễ thương và lành tính nên nhận. Ít ra củng bọc trong xốp bóng bóng cho ăn toàn. Tại vì bảo hành gửi tới gửi lùi rất mất thời gian của nhau.</text:p>
          </table:table-cell>
          <table:table-cell table:number-columns-repeated="1023"/>
        </table:table-row>
        <table:table-row table:style-name="ro6">
          <table:table-cell office:value-type="string" calcext:value-type="string">
            <text:p>Sau khi mua ổ cứng WD mình có mấy đánh giá sau: - Thời gian giao hàng nhanh gọn. - Cách đóng gói thì không thể chấp nhận được, mình đã thấy nhiều bạn than phiền về cách đóng gói cẩu thả nhưng khi nhận một hộp giấy bên trong là một túi bóng bọc ổ cứng trỏng trơ không có giấy lót chèn hay mút xốp mặc dù trước khi mua mình đã điện đến bên bán hàng đề nghị đóng gói cẩn thận cho mình nhưng vẫn không làm. May mà ổ cứng vẫn hoạt động tốt khi mình cài đặt, về lâu dài thì không biết. Đề nghị bên bán hàng cải tiến lại ngay, đóng gói chèn thêm tý mút xốp cũng mất thêm chút thời gian mà thôi.</text:p>
          </table:table-cell>
          <table:table-cell table:number-columns-repeated="1023"/>
        </table:table-row>
        <table:table-row table:style-name="ro2">
          <table:table-cell office:value-type="string" calcext:value-type="string">
            <text:p>HDD mới đẹp nhưng đóng hộp khá thất vọng, ko hề có xốp bảo vệ, nguyên cái HDD nằm lăn lóc trong cái hộp to, trong khi HDD khá dễ hư nếu va chạm mạnh. Tiki xem lại cách đóng gói hàng hoá, nhất là linh kiện điện tử</text:p>
          </table:table-cell>
          <table:table-cell table:number-columns-repeated="1023"/>
        </table:table-row>
        <table:table-row table:style-name="ro2">
          <table:table-cell office:value-type="string" calcext:value-type="string">
            <text:p>Đồ điện tử mà đóng gói sơ sài quá, 1 cái hộp không có lót chống sốc gì cả. Thấy có rất nhiều nhận xét về cách gói hàng của tiki nhưng dường như các bạn không quan tâm đến khách hàng.</text:p>
          </table:table-cell>
          <table:table-cell table:number-columns-repeated="1023"/>
        </table:table-row>
        <table:table-row table:style-name="ro1">
          <table:table-cell office:value-type="string" calcext:value-type="string">
            <text:p>Đặt hàng 30/11 đến 1/12 có hàng. Tuy nhiên đóng gói ổ cứng máy tính không tốt lăn vì chỉ cho vào hộp giấy đơn thuần không có gì chống shock. Ổ cứng máy tính dễ hư hỏng khi bị rớt, nhân viên giao hàng mang theo rất nhiều đồ nên dễ bị rớt khi lục ra giao cho khách. <text:s/>Mong Tiki cải thiện khâu này</text:p>
          </table:table-cell>
          <table:table-cell table:number-columns-repeated="1023"/>
        </table:table-row>
        <table:table-row table:style-name="ro2">
          <table:table-cell office:value-type="string" calcext:value-type="string">
            <text:p>Ổ cứng HDD rất nhạy cảm với va đập nhưng chỉ được bọc 1 túi chống sốc mỏng và đựng trong hộp lớn, không có xốp, nên chống va đập kém. Khi nhận hàng thì hộp còn bị méo nên rất lo. Rất may là ổ cứng không bị lỗi.</text:p>
          </table:table-cell>
          <table:table-cell table:number-columns-repeated="1023"/>
        </table:table-row>
        <table:table-row table:style-name="ro4">
          <table:table-cell office:value-type="string" calcext:value-type="string">
            <text:p>Hàng được giao đúng hẹn (mình đặt sáng chủ nhật thì tối 6 rưỡi tối thứ 2 giao).Hàng nguyên seal có dán tem bảo hành. Chất lượng thì dùng một thời gian mới biết được...</text:p>
            <text:p>Nhưng ổ cứng mình bị trôi bảo hành hết 1 tháng ( tem từ 4/5/2016 , mình nhận được 6/6/2016).</text:p>
            <text:p>Nói chung hài lòng.</text:p>
          </table:table-cell>
          <table:table-cell table:number-columns-repeated="1023"/>
        </table:table-row>
        <table:table-row table:style-name="ro5">
          <table:table-cell office:value-type="string" calcext:value-type="string">
            <text:p>Mình ở Bình Định gửi đơn hàng ngày 22/02/2016 thì đến ngày 24/02/2016 đã nhận được hàng. Tiki giao hàng tuyệt vời.</text:p>
            <text:p>Sản phẩm chính hãng Western và có cả tem bảo hành của đơn vị bán, nhưng thời hạn bảo hành trên tem đã trôi qua 1 tháng (tem ghi ngày bắt đầu bảo hành 29/01/2016, BH 24 tháng), khi kiểm tra trên trang chủ Western thì ngày hết hạn bảo hành là 29/12/2017, tính sơ sơ mình đã mất hết 2 tháng bảo hành.</text:p>
            <text:p>Nhìn chung cũng tạm hài lòng về sản phẩm. Để test 1 thời gian thực tế xem sao.</text:p>
            <text:p>Cảm ơn Tiki.</text:p>
          </table:table-cell>
          <table:table-cell table:number-columns-repeated="1023"/>
        </table:table-row>
        <table:table-row table:style-name="ro2">
          <table:table-cell office:value-type="string" calcext:value-type="string">
            <text:p>Sau khi lắp đặt vào máy tính thì không thể fomart, tạo phân vùng được, mặc dù đã nhận ổ và hiện dung lượng nhưng không thể tạo phần vùng mới để sử dụng được.</text:p>
          </table:table-cell>
          <table:table-cell table:number-columns-repeated="1023"/>
        </table:table-row>
        <table:table-row table:style-name="ro2">
          <table:table-cell office:value-type="string" calcext:value-type="string">
            <text:p>sản phẩm nguyên serial xong cắm vào máy tính không nhận ổ. Đã được đổi trả sản phẩm mất thời gian khá lâu 11 ngày. vậy nên vote cho 3 sao</text:p>
          </table:table-cell>
          <table:table-cell table:number-columns-repeated="1023"/>
        </table:table-row>
        <table:table-row table:style-name="ro3">
          <table:table-cell office:value-type="string" calcext:value-type="string">
            <text:p>Sản phẩm dùng tốt, giao hàng chậm, đặt TikiNow giao lúc 3h chiều, gần tới giờ thì hẹn lại 4h chiều, mà tới 5h chiều mới giao</text:p>
          </table:table-cell>
          <table:table-cell table:number-columns-repeated="1023"/>
        </table:table-row>
        <table:table-row table:style-name="ro3">
          <table:table-cell office:value-type="string" calcext:value-type="string">
            <text:p>Đóng gói hàng hoá không ổn</text:p>
          </table:table-cell>
          <table:table-cell table:number-columns-repeated="1023"/>
        </table:table-row>
        <table:table-row table:style-name="ro3">
          <table:table-cell office:value-type="string" calcext:value-type="string">
            <text:p>Xài tạm ổn, nhưng lúc mình xem trên tiki là xuất xứ Mỹ nhưng thực tế nhận là xx trung quốc . Mình có hơi thất vọng </text:p>
          </table:table-cell>
          <table:table-cell table:number-columns-repeated="1023"/>
        </table:table-row>
        <table:table-row table:style-name="ro2">
          <table:table-cell office:value-type="string" calcext:value-type="string">
            <text:p>Màn hình mình mua về đến nay là đã khoảng 3 tháng, máy thường hay bị tắt màn hình khoảng từ 1 đến 2 giây sau đó sáng lại. Cho hỏi màn hình bị gì có thể bảo hành giúp mình được không?</text:p>
          </table:table-cell>
          <table:table-cell table:number-columns-repeated="1023"/>
        </table:table-row>
        <table:table-row table:style-name="ro3">
          <table:table-cell office:value-type="string" calcext:value-type="string">
            <text:p>Sao ko có cáp HDMI đi kèm nhỉ, trong thông tin có bao gồm cáp mà nhỉ</text:p>
          </table:table-cell>
          <table:table-cell table:number-columns-repeated="1023"/>
        </table:table-row>
        <table:table-row table:style-name="ro1">
          <table:table-cell office:value-type="string" calcext:value-type="string">
            <text:p>Sản phẩm mình mua được đóng gói chắc chắn, đẹp nhưng không biết có phải sản phẩm bị lỗi không nhưng rất hay bị rớt mạng, tự nhiên ko thấy wifi đâu, khoảng cách từ wifi đến vị trí sử dụng chỉ khoảng 10m, chơi game rất khó chịu, xem phim, lướt web thì chấp nhận được.</text:p>
          </table:table-cell>
          <table:table-cell table:number-columns-repeated="1023"/>
        </table:table-row>
        <table:table-row table:style-name="ro3">
          <table:table-cell office:value-type="string" calcext:value-type="string">
            <text:p>Đóng gói cẩn thận’ hàng nguyên hộp. Chất lượng loa nghe được với giá tầm này, pin khoẻ . Âm lượng loa còn hơi bé.</text:p>
          </table:table-cell>
          <table:table-cell table:number-columns-repeated="1023"/>
        </table:table-row>
        <table:table-row table:style-name="ro3">
          <table:table-cell office:value-type="string" calcext:value-type="string">
            <text:p>Sản phẩm tốt , nhưng màu sắc thực tế ko giông như hình miêu tả đề nghị xem lại.</text:p>
          </table:table-cell>
          <table:table-cell table:number-columns-repeated="1023"/>
        </table:table-row>
        <table:table-row table:style-name="ro2">
          <table:table-cell office:value-type="string" calcext:value-type="string">
            <text:p>Hàng vận chuyển rất đẹp,bao bì nguyên vẹn không móp méo hay trầy xước gì. Nhưng mà giao hàng quá lâu, giao hàng tiêu chuẩn mà đúng 1 tuần mới giao tới?.</text:p>
          </table:table-cell>
          <table:table-cell table:number-columns-repeated="1023"/>
        </table:table-row>
        <table:table-row table:style-name="ro3">
          <table:table-cell office:value-type="string" calcext:value-type="string">
            <text:p>Âm thanh chưa hay lắm nhưng chung quy với giá này thì chất lượng vậy là tốt rồi</text:p>
          </table:table-cell>
          <table:table-cell table:number-columns-repeated="1023"/>
        </table:table-row>
        <table:table-row table:style-name="ro3">
          <table:table-cell office:value-type="string" calcext:value-type="string">
            <text:p>Âm thanh ổn, nhưng mặc định mở lên là âm lượng lớn nên hơi bất tiện.</text:p>
          </table:table-cell>
          <table:table-cell table:number-columns-repeated="1023"/>
        </table:table-row>
        <table:table-row table:style-name="ro3">
          <table:table-cell office:value-type="string" calcext:value-type="string">
            <text:p>Xài cũng được phát tầm ngắn, giới hạn tầm 5 kết nối thì ok nhiều hơn hay bị rớt. Mau nóng.</text:p>
          </table:table-cell>
          <table:table-cell table:number-columns-repeated="1023"/>
        </table:table-row>
        <table:table-row table:style-name="ro3">
          <table:table-cell office:value-type="string" calcext:value-type="string">
            <text:p>hàng đẹp nhưng chất lượng âm thanh không ổn , mở to bị rè .</text:p>
          </table:table-cell>
          <table:table-cell table:number-columns-repeated="1023"/>
        </table:table-row>
        <table:table-row table:style-name="ro3">
          <table:table-cell office:value-type="string" calcext:value-type="string">
            <text:p>sp đẹp, nhưng âm thanh quá nhỏ</text:p>
          </table:table-cell>
          <table:table-cell table:number-columns-repeated="1023"/>
        </table:table-row>
        <table:table-row table:style-name="ro3">
          <table:table-cell office:value-type="string" calcext:value-type="string">
            <text:p>không có cổng Quang, chỉ có cổng RJ45.</text:p>
          </table:table-cell>
          <table:table-cell table:number-columns-repeated="1023"/>
        </table:table-row>
        <table:table-row table:style-name="ro3">
          <table:table-cell office:value-type="string" calcext:value-type="string">
            <text:p>tôi mua sản phẩm đc 6 tháng thì bị lỗi không lên nguồn. giờ tôi muốn bảo hành thì phải làm sao?</text:p>
          </table:table-cell>
          <table:table-cell table:number-columns-repeated="1023"/>
        </table:table-row>
        <table:table-row table:style-name="ro3">
          <table:table-cell office:value-type="string" calcext:value-type="string">
            <text:p>Hài lòng với cách giao hàng của Tiki nhưng sóng wifi phát từ tầng 1 lên tầng 2 kém</text:p>
          </table:table-cell>
          <table:table-cell table:number-columns-repeated="1023"/>
        </table:table-row>
        <table:table-row table:style-name="ro2">
          <table:table-cell office:value-type="string" calcext:value-type="string">
            <text:p>Em tìm mọi cách nhưng ko thể cài cho giọng nói ngận diện được tiếng việt, lên mạng search thì hdan vào iphone cài đặt -&gt; bàn phím. Mà chẳng pt cái bàn phím nó nằm chỗ nào. Nhờ tiki ktra giúp có phải bị lỗi ko ạ</text:p>
          </table:table-cell>
          <table:table-cell table:number-columns-repeated="1023"/>
        </table:table-row>
        <table:table-row table:style-name="ro3">
          <table:table-cell office:value-type="string" calcext:value-type="string">
            <text:p>Không phải VN/A mà là ZA nên hơi thất vọng. Còn lại bình thường nguyên seal không vấn đề gì</text:p>
          </table:table-cell>
          <table:table-cell table:number-columns-repeated="1023"/>
        </table:table-row>
        <table:table-row table:style-name="ro3">
          <table:table-cell office:value-type="string" calcext:value-type="string">
            <text:p>Dong ho ca ngay khong nghe goi nhan tin.chi deo xem gio nhung pin rat mau tuot.de nghi ho tro</text:p>
          </table:table-cell>
          <table:table-cell table:number-columns-repeated="1023"/>
        </table:table-row>
        <table:table-row table:style-name="ro6">
          <table:table-cell office:value-type="string" calcext:value-type="string">
            <text:p>Mình đang dùng anker powerline i và ii đặt mua ở amz jp, mình thấy cáp của TMT phân phối này khác với cáp Nhật. Thứ nhất là hộp đã rạch, cáp hoàn thiện còn có nhựa thừa. Thứ 2 có serial trên cáp nhưng k tìm đc trên hộp để so (dù check mã anker trên hộp thì ok). Thứ 3 hoàn thiện các khớp nối đầu Usb khác với cáp Nhật, chất liệu cũng cứng hơn (ảnh 3 là cáp tmt có tem <text:s/>với cáp Nhật, ảnh 4 là 2 cáp Nhật ko tem đầu nối giống nhau). Thứ 4 là cáp Nhật số serial cũng in mờ chứ ko rõ như cáp TMT. Mình muốn tiki kiểm tra lại với TMT xem làm sao để check hàng thật hay giả. Thanks</text:p>
          </table:table-cell>
          <table:table-cell table:number-columns-repeated="1023"/>
        </table:table-row>
        <table:table-row table:style-name="ro2">
          <table:table-cell office:value-type="string" calcext:value-type="string">
            <text:p>đã xài gần hơn 3 tháng, thấy cũng ok, tốc độ cop chậm (2.0 nên k đòi hỏi hơn) có điều copy file lâu usb rất nóng, cái này k biết phải lỗi k, nhưng hiện tại vẫn dùng tốt</text:p>
          </table:table-cell>
          <table:table-cell table:number-columns-repeated="1023"/>
        </table:table-row>
        <table:table-row table:style-name="ro1">
          <table:table-cell office:value-type="string" calcext:value-type="string">
            <text:p>Cáp này không dùng được cho iphone 5s với củ sạc 1A (củ chính hãng và củ Anker đều không được). Phải dùng củ 2.4A thì iphone 5s mới nhận. Dùng tốt cho iphone 6,6s. Không biết sản phẩm có lỗi không, vì hãng Anker mô tả sản phẩm dùng được cho iphone 5,5s.</text:p>
          </table:table-cell>
          <table:table-cell table:number-columns-repeated="1023"/>
        </table:table-row>
        <table:table-row table:style-name="ro2">
          <table:table-cell office:value-type="string" calcext:value-type="string">
            <text:p>Giao hàng nhanh. Hộp có mã check chuẩn nhưng đã cắt tem ở nắp dưới vỏ hộp trước. Mới dùng thỉnh thoảng cắm kết nối máy tính báo "mở khóa iphone để sử dụng phụ kiện USB" (cái này sẽ tìm hiểu thêm)</text:p>
          </table:table-cell>
          <table:table-cell table:number-columns-repeated="1023"/>
        </table:table-row>
        <table:table-row table:style-name="ro2">
          <table:table-cell office:value-type="string" calcext:value-type="string">
            <text:p>Dây này mình mua xài được 1năm thì sạc không vào nữa. Trong khi đó sản phẩm được bảo hành 18 tháng. Giờ không biết làm sao bảo hành???</text:p>
          </table:table-cell>
          <table:table-cell table:number-columns-repeated="1023"/>
        </table:table-row>
        <table:table-row table:style-name="ro2">
          <table:table-cell office:value-type="string" calcext:value-type="string">
            <text:p>Giao hàng nhanh, chất lượng sản phẩm tốt. <text:s/>Cáp này kết hợp với sạc IQ 12W của Anker sac không nhanh hơn là bao so với sạc cáp zin.</text:p>
          </table:table-cell>
          <table:table-cell table:number-columns-repeated="1023"/>
        </table:table-row>
        <table:table-row table:style-name="ro2">
          <table:table-cell office:value-type="string" calcext:value-type="string">
            <text:p>Router có hình thức đẹp, gọn, tuy nhiên quan trọn là chức năng hoạt động chưa phù hợp với nhu cầu của tôi. Vị trí bao phủ độ phát sóng chỉ cải thiện được chút đỉnh. Cho điểm dựa trên yêu cầu hoạt động: 6/10.</text:p>
          </table:table-cell>
          <table:table-cell table:number-columns-repeated="1023"/>
        </table:table-row>
        <table:table-row table:style-name="ro1">
          <table:table-cell office:value-type="string" calcext:value-type="string">
            <text:p>Giao hàng nhanh, đóng gói cẩn thận. Giao diện dễ cài đặt. Tuy nhiên băng tần 5.0 có vấn đề, khoảng cách 2m nhưng cột sóng trên điện thoại chỉ có 1 cục. Tốc độ thì chưa kiểm tra. Nhìn chung tạm ổn. Tiếc là không tham khảo kỹ băng tần 5.0 theo chuẩn AC nên một số thiết bị không xài đc.</text:p>
          </table:table-cell>
          <table:table-cell table:number-columns-repeated="1023"/>
        </table:table-row>
        <table:table-row table:style-name="ro2">
          <table:table-cell office:value-type="string" calcext:value-type="string">
            <text:p>Không hiểu do nhân viên giao hàng làm bẹp hộp hay là nó bị bẹp từ trước. Chắc là bị bẹp từ trước, mở ra thấy vết trầy do mấy cái ăng ten đè vào nhau. Hàng cũng mới, tem bảo hành thì cách đây 3 tháng</text:p>
          </table:table-cell>
          <table:table-cell table:number-columns-repeated="1023"/>
        </table:table-row>
        <table:table-row table:style-name="ro2">
          <table:table-cell office:value-type="string" calcext:value-type="string">
            <text:p>Sản phẩm đã dùng một thời gian thấy bền tốt. Tuy là sóng wifi không xa như mong muốn nhưng với tầm giá này thì chấp nhận được!</text:p>
          </table:table-cell>
          <table:table-cell table:number-columns-repeated="1023"/>
        </table:table-row>
        <table:table-row table:style-name="ro3">
          <table:table-cell office:value-type="string" calcext:value-type="string">
            <text:p>ko mạnh lắm. minh phải ra phing vũ mua loại khác tốt hơn .</text:p>
          </table:table-cell>
          <table:table-cell table:number-columns-repeated="1023"/>
        </table:table-row>
        <table:table-row table:style-name="ro3">
          <table:table-cell office:value-type="string" calcext:value-type="string">
            <text:p>Sản phẩm đúng mô tả, thời gian sẽ biết được độ bền</text:p>
          </table:table-cell>
          <table:table-cell table:number-columns-repeated="1023"/>
        </table:table-row>
        <table:table-row table:style-name="ro3">
          <table:table-cell office:value-type="string" calcext:value-type="string">
            <text:p>Mình mua dùng từ tháng 6. Nay đc 4 tháng và giờ đã hỏng <text:s/>. Mình muốn bảo hành thì làm thế nào nhỉ? <text:s/></text:p>
          </table:table-cell>
          <table:table-cell table:number-columns-repeated="1023"/>
        </table:table-row>
        <table:table-row table:style-name="ro3">
          <table:table-cell office:value-type="string" calcext:value-type="string">
            <text:p>cầm chắc chắn cứng hơn dây zin của máy</text:p>
          </table:table-cell>
          <table:table-cell table:number-columns-repeated="1023"/>
        </table:table-row>
        <table:table-row table:style-name="ro3">
          <table:table-cell office:value-type="string" calcext:value-type="string">
            <text:p>Đầu sạc bị lỏng so với những sản phẩm anker mình mua ở cửa hàng khác. khá thất vọng</text:p>
          </table:table-cell>
          <table:table-cell table:number-columns-repeated="1023"/>
        </table:table-row>
        <table:table-row table:style-name="ro3">
          <table:table-cell office:value-type="string" calcext:value-type="string">
            <text:p>Hàng chính hảng mà sạc có vẻ ko ok. Lúc vô lúc ko.</text:p>
          </table:table-cell>
          <table:table-cell table:number-columns-repeated="1023"/>
        </table:table-row>
        <table:table-row table:style-name="ro2">
          <table:table-cell office:value-type="string" calcext:value-type="string">
            <text:p>đóng gói hàng qua tệ <text:s/>mình mua ổ cứng nhưng k hề bọc túi chống sốc hay j cả chỉ có 1 hộp carton <text:s/>với ổ cứng hộp thì móp méo hết vì vận chuyển may mak ổ cứng k s.Hy vọng lần sau tiki sẽ đóng gói kĩ hơn</text:p>
          </table:table-cell>
          <table:table-cell table:number-columns-repeated="1023"/>
        </table:table-row>
        <table:table-row table:style-name="ro2">
          <table:table-cell office:value-type="string" calcext:value-type="string">
            <text:p>Sản phẩm giao đúng mẫu, nhưng mình chọn TIKINOW để nhận hàng ngay trong ngày, có thu phí TIKINOW nhưng đến 2 ngày sau mình mới nhận được hàng..Thất vọng về TIKINOW</text:p>
          </table:table-cell>
          <table:table-cell table:number-columns-repeated="1023"/>
        </table:table-row>
        <table:table-row table:style-name="ro3">
          <table:table-cell office:value-type="string" calcext:value-type="string">
            <text:p>cảm thấy khởi động win còn chậm mặc dù mình đang xài win 10 pro giao hàng nhanh</text:p>
          </table:table-cell>
          <table:table-cell table:number-columns-repeated="1023"/>
        </table:table-row>
        <table:table-row table:style-name="ro3">
          <table:table-cell office:value-type="string" calcext:value-type="string">
            <text:p>háo hức vừa nhận hàng gắn vào máy cài win luôn, cảm nhận cài win vẫn chậm, để dùng thời gian xem sao.</text:p>
          </table:table-cell>
          <table:table-cell table:number-columns-repeated="1023"/>
        </table:table-row>
        <table:table-row table:style-name="ro3">
          <table:table-cell office:value-type="string" calcext:value-type="string">
            <text:p>Tiki nói bảo hành 3 năm mà mở hàng ra không thấy dán tem bảo hành. Mới dùng chưa đánh giá độ bền</text:p>
          </table:table-cell>
          <table:table-cell table:number-columns-repeated="1023"/>
        </table:table-row>
        <table:table-row table:style-name="ro3">
          <table:table-cell office:value-type="string" calcext:value-type="string">
            <text:p>Giao hàng chậm quá, mấy hôm rồi. Giao sớm đi rồi mình đổi review. Đơn hàng số:497616481</text:p>
          </table:table-cell>
          <table:table-cell table:number-columns-repeated="1023"/>
        </table:table-row>
        <table:table-row table:style-name="ro3">
          <table:table-cell office:value-type="string" calcext:value-type="string">
            <text:p>Chuột dùng tốt, khá nhạy. Dáng mỏng xuôi tay. <text:s/>Điểm trừ là kêu khá to chứ không hề chống ồn như trong giới thiệu sp.</text:p>
          </table:table-cell>
          <table:table-cell table:number-columns-repeated="1023"/>
        </table:table-row>
        <table:table-row table:style-name="ro3">
          <table:table-cell office:value-type="string" calcext:value-type="string">
            <text:p>sao bốc hàng không thấy hóa đơn như những lần đặt mua tiki, chỉ có mỗi hộp đựng con chuột thôi, thấy hơi kì kì</text:p>
          </table:table-cell>
          <table:table-cell table:number-columns-repeated="1023"/>
        </table:table-row>
        <table:table-row table:style-name="ro3">
          <table:table-cell office:value-type="string" calcext:value-type="string">
            <text:p>Cài cho em win10 bản 64bit ạ đơn hàng em tên là sky rolling</text:p>
          </table:table-cell>
          <table:table-cell table:number-columns-repeated="1023"/>
        </table:table-row>
        <table:table-row table:style-name="ro3">
          <table:table-cell office:value-type="string" calcext:value-type="string">
            <text:p>Nhận hàng ùi chưa test</text:p>
          </table:table-cell>
          <table:table-cell table:number-columns-repeated="1023"/>
        </table:table-row>
        <table:table-row table:style-name="ro3">
          <table:table-cell office:value-type="string" calcext:value-type="string">
            <text:p>Quảng cáo là không gây tiếng ồn, mua về bấm tách tách <text:s text:c="2"/>, hơi thất vọng nhưng tầm giá khá ok.. Chuột chính hãng..</text:p>
          </table:table-cell>
          <table:table-cell table:number-columns-repeated="1023"/>
        </table:table-row>
        <table:table-row table:style-name="ro3">
          <table:table-cell office:value-type="string" calcext:value-type="string">
            <text:p>hàng dùng tạm được so với giá! Tuy nhiên test nhiệt độ hơi cao 48°. tốc độ copy khoảng 140mb/s</text:p>
          </table:table-cell>
          <table:table-cell table:number-columns-repeated="1023"/>
        </table:table-row>
        <table:table-row table:style-name="ro3">
          <table:table-cell office:value-type="string" calcext:value-type="string">
            <text:p>Em có mua hàng về nhưng về gắn vô lap thì nó không nhận, vậy em có thể đổi hoặc trả hàng được không ạ.</text:p>
          </table:table-cell>
          <table:table-cell table:number-columns-repeated="1023"/>
        </table:table-row>
        <table:table-row table:style-name="ro3">
          <table:table-cell office:value-type="string" calcext:value-type="string">
            <text:p>Hàng ok nhưng không cho thêm ốc gắn với cái miếng sắt để cố định ssd</text:p>
          </table:table-cell>
          <table:table-cell table:number-columns-repeated="1023"/>
        </table:table-row>
        <table:table-row table:style-name="ro2">
          <table:table-cell office:value-type="string" calcext:value-type="string">
            <text:p>Tương Thích Súng Smg Awp Pubg Súng Trường Bắn Tỉa Súng Ngắn AK47 Đại Bàng Sa Mạc Swat Vũ Khí Ww2 Mp5 P90 Xây Dựng Mô Hình Khối Đồ Chơi</text:p>
          </table:table-cell>
          <table:table-cell table:number-columns-repeated="1023"/>
        </table:table-row>
        <table:table-row table:style-name="ro2">
          <table:table-cell office:value-type="string" calcext:value-type="string">
            <text:p>Giao hàng thời gian vận chuyển hơi lâu Hàng tới tay thì hộp méo móp quá nhiều Bên trong hàng đã được rạch khả năng để gắn tem bảo hành.</text:p>
          </table:table-cell>
          <table:table-cell table:number-columns-repeated="1023"/>
        </table:table-row>
        <table:table-row table:style-name="ro3">
          <table:table-cell office:value-type="string" calcext:value-type="string">
            <text:p>Ở trên ghi là công nghệ 3D Nand nhưng trên thông in ổ cứng lại không ghi gì cả. Mong tiki làm rõ thông tin</text:p>
          </table:table-cell>
          <table:table-cell table:number-columns-repeated="1023"/>
        </table:table-row>
        <table:table-row table:style-name="ro3">
          <table:table-cell office:value-type="string" calcext:value-type="string">
            <text:p>tốc độ không đúng tiêu chuẩn của ổ, tốc độ write quá thấp</text:p>
          </table:table-cell>
          <table:table-cell table:number-columns-repeated="1023"/>
        </table:table-row>
        <table:table-row table:style-name="ro3">
          <table:table-cell office:value-type="string" calcext:value-type="string">
            <text:p>Hàng đúng như miêu tả. Giao hàng khá chậm mất hơn tuần mới nhận đc hàng</text:p>
          </table:table-cell>
          <table:table-cell table:number-columns-repeated="1023"/>
        </table:table-row>
        <table:table-row table:style-name="ro3">
          <table:table-cell office:value-type="string" calcext:value-type="string">
            <text:p>Muốn mua nhiều hơn mà thấy phiền quá. Cần gấp nên chữa cháy 2 cái rồi gọi điện ra cửa hàng cho nhanh.</text:p>
          </table:table-cell>
          <table:table-cell table:number-columns-repeated="1023"/>
        </table:table-row>
        <table:table-row table:style-name="ro3">
          <table:table-cell office:value-type="string" calcext:value-type="string">
            <text:p>Hay bị lỗi màn hình xanh dù mới sử dụng 2 tháng. <text:s text:c="2"/>Rẻ thì nguy hiểm.</text:p>
          </table:table-cell>
          <table:table-cell table:number-columns-repeated="1023"/>
        </table:table-row>
        <table:table-row table:style-name="ro2">
          <table:table-cell office:value-type="string" calcext:value-type="string">
            <text:p>Mong TiKi đọc được nhận xét này: Là em muốn đổi đơn hàng và màu của tai nghe ạ mà ko biết cách nào đổi màu hồng thành màu đen. . Mong shop giúp đỡ.</text:p>
          </table:table-cell>
          <table:table-cell table:number-columns-repeated="1023"/>
        </table:table-row>
        <table:table-row table:style-name="ro3">
          <table:table-cell office:value-type="string" calcext:value-type="string">
            <text:p>Với giá thành 31k thì không kì vọng nhiều nên khi nhận hàng ko vừa với airpods cũng ko thất vọng lắm</text:p>
          </table:table-cell>
          <table:table-cell table:number-columns-repeated="1023"/>
        </table:table-row>
        <table:table-row table:style-name="ro3">
          <table:table-cell office:value-type="string" calcext:value-type="string">
            <text:p>Tiki giao hàng nhanh, sản phẩm dùng tạm ổn, còn hơi lỗi một chút nhưng với mức giá này thì mình thấy vậy là được.</text:p>
          </table:table-cell>
          <table:table-cell table:number-columns-repeated="1023"/>
        </table:table-row>
        <table:table-row table:style-name="ro3">
          <table:table-cell office:value-type="string" calcext:value-type="string">
            <text:p>Màu sắc nhìn được, nhưng không fit với Airpods 2, có chỗ hở nhìn khá vô duyên.</text:p>
          </table:table-cell>
          <table:table-cell table:number-columns-repeated="1023"/>
        </table:table-row>
        <table:table-row table:style-name="ro3">
          <table:table-cell office:value-type="string" calcext:value-type="string">
            <text:p>Test speed đọc chậm chỉ được 150MB/s, nhưng nhỉnh hơn HDD</text:p>
          </table:table-cell>
          <table:table-cell table:number-columns-repeated="1023"/>
        </table:table-row>
        <table:table-row table:style-name="ro3">
          <table:table-cell office:value-type="string" calcext:value-type="string">
            <text:p>nói hôm nay giao hàng mà k thấy gì. gọi điện tổng đài 3 lần k gặp dc nv</text:p>
          </table:table-cell>
          <table:table-cell table:number-columns-repeated="1023"/>
        </table:table-row>
        <table:table-row table:style-name="ro3">
          <table:table-cell office:value-type="string" calcext:value-type="string">
            <text:p>Lắp vào đằng sau nó lồi ra 1 cục nhìn tệ quá. Mùi hơi hắc</text:p>
          </table:table-cell>
          <table:table-cell table:number-columns-repeated="1023"/>
        </table:table-row>
        <table:table-row table:style-name="ro3">
          <table:table-cell office:value-type="string" calcext:value-type="string">
            <text:p>Không thể mong chờ nhiều hơn với số tiền khoảng 40K!</text:p>
          </table:table-cell>
          <table:table-cell table:number-columns-repeated="1023"/>
        </table:table-row>
        <table:table-row table:style-name="ro3">
          <table:table-cell office:value-type="string" calcext:value-type="string">
            <text:p>Giao hàng chất lượng <text:s/>Đúng ý như hình <text:s/>Mk cho 3 sao</text:p>
          </table:table-cell>
          <table:table-cell table:number-columns-repeated="1023"/>
        </table:table-row>
        <table:table-row table:style-name="ro3">
          <table:table-cell office:value-type="string" calcext:value-type="string">
            <text:p>Không có dây đeo, hơi bất tiện</text:p>
          </table:table-cell>
          <table:table-cell table:number-columns-repeated="1023"/>
        </table:table-row>
        <table:table-row table:style-name="ro3">
          <table:table-cell office:value-type="string" calcext:value-type="string">
            <text:p>Tôi rất hài lòng với sản phẩm này ạ</text:p>
          </table:table-cell>
          <table:table-cell table:number-columns-repeated="1023"/>
        </table:table-row>
        <table:table-row table:style-name="ro3">
          <table:table-cell office:value-type="string" calcext:value-type="string">
            <text:p>sản phẩm ổn, tuy nhiên giao hàng chậm trễ hơn nhiều so với dự kiến</text:p>
          </table:table-cell>
          <table:table-cell table:number-columns-repeated="1023"/>
        </table:table-row>
        <table:table-row table:style-name="ro3">
          <table:table-cell office:value-type="string" calcext:value-type="string">
            <text:p>Tốc độ đọc khá nhanh, khởi động windows khoảng 12s.</text:p>
          </table:table-cell>
          <table:table-cell table:number-columns-repeated="1023"/>
        </table:table-row>
        <table:table-row table:style-name="ro3">
          <table:table-cell office:value-type="string" calcext:value-type="string">
            <text:p>Tạm ổn vì nó quá đơn giản</text:p>
          </table:table-cell>
          <table:table-cell table:number-columns-repeated="1023"/>
        </table:table-row>
        <table:table-row table:style-name="ro3">
          <table:table-cell office:value-type="string" calcext:value-type="string">
            <text:p>chất lượng okie so với giá!</text:p>
          </table:table-cell>
          <table:table-cell table:number-columns-repeated="1023"/>
        </table:table-row>
        <table:table-row table:style-name="ro2">
          <table:table-cell office:value-type="string" calcext:value-type="string">
            <text:p>Mặc dù chưa mua. Nhưng Tiki đã lâu đời đc mang tiếng là chỉ bán hàng chính hãng. Vậy mà ổ SSD này do cty nào phân phối mà ghi chữ hàng chính hãng vậy</text:p>
          </table:table-cell>
          <table:table-cell table:number-columns-repeated="1023"/>
        </table:table-row>
        <table:table-row table:style-name="ro3">
          <table:table-cell office:value-type="string" calcext:value-type="string">
            <text:p>giá phù hợp để lưu trữ. để cài Win thì ko nên. tốc độ không như mong muốn</text:p>
          </table:table-cell>
          <table:table-cell table:number-columns-repeated="1023"/>
        </table:table-row>
        <table:table-row table:style-name="ro4">
          <table:table-cell office:value-type="string" calcext:value-type="string">
            <text:p>Tiki giao hàng nhanh, mình rất ưng ý. Có điều khi mở hộp hàng ra thì mình thấy sản phẩm bên trong bao gồm hộp đựng chuột đã bị khui ra. Tem niêm phong trên hộp đựng chuột đã được xé ra như hình (có hình kèm theo). Không biết lý do xé có phải để dán tem bảo hành trên chuột hay không? Mặt dưới của chuột có nhiều vết trầy. Hiện tại chuộc đang sử dụng tốt. Chỉ thắc mắc là hàng mới hay đã qua sử dụng thôi!</text:p>
          </table:table-cell>
          <table:table-cell table:number-columns-repeated="1023"/>
        </table:table-row>
        <table:table-row table:style-name="ro1">
          <table:table-cell office:value-type="string" calcext:value-type="string">
            <text:p>Hàng giao chuẩn, tem bảo hành đầy đủ, hàng còn nguyên nilong seal, buồn mỗi cái con chuột của mình bị lỗi nút cuộn, cứ dùng cuộn một lúc lại không được, phải ấn on/off lại mới được nhưng chỉ được một lúc lại bị. Hjx mình đang tìm nút đổi trả hàng mà chưa thấy!</text:p>
          </table:table-cell>
          <table:table-cell table:number-columns-repeated="1023"/>
        </table:table-row>
        <table:table-row table:style-name="ro2">
          <table:table-cell office:value-type="string" calcext:value-type="string">
            <text:p>Sản phẩm được mô tả là có viền bằng cao su, nhưng thực tế không có. Chuột khá lớn, cầm hơi nặng tay nếu nhấc qua nhấc lại nhiều, bù lại cảm giác cầm chắc tay. Có chế độ tự động ngủ và đèn báo khởi động.</text:p>
          </table:table-cell>
          <table:table-cell table:number-columns-repeated="1023"/>
        </table:table-row>
        <table:table-row table:style-name="ro1">
          <table:table-cell office:value-type="string" calcext:value-type="string">
            <text:p>Sp giống mô tả. Phím nhạy, bấm phím nhẹ. <text:s/>Nếu chưa dùng m331 thì có lẽ thấy ko vấn đề gì. Nhưng so với chuột m331 thì mặc dù mẫu mã, kích thước giống nhau nhưng m331 cảm giác thời trang hơn, cầm bám tay hơn, kích chuột êm và chắc hơn m330</text:p>
          </table:table-cell>
          <table:table-cell table:number-columns-repeated="1023"/>
        </table:table-row>
        <table:table-row table:style-name="ro2">
          <table:table-cell office:value-type="string" calcext:value-type="string">
            <text:p>Tôi đặt mua sản phẩm trên tiki. Về mở ra để dùng nhưng con led ở dưới chuột không sáng đèn, vấn đề này làm tôi không hài lòng về chất lượt sản phẩm. Thấy vẫn xài được nên không muốn đổi trả gì hết . 😡</text:p>
          </table:table-cell>
          <table:table-cell table:number-columns-repeated="1023"/>
        </table:table-row>
        <table:table-row table:style-name="ro2">
          <table:table-cell office:value-type="string" calcext:value-type="string">
            <text:p>Chuột mới mua về thì dùng OK , sau 2 tuần thì bị lag, ko dùng ở tấm lót chuột được, bên TIKI bảo hành như thế nào vậy để mình gửi lại ?</text:p>
          </table:table-cell>
          <table:table-cell table:number-columns-repeated="1023"/>
        </table:table-row>
        <table:table-row table:style-name="ro2">
          <table:table-cell office:value-type="string" calcext:value-type="string">
            <text:p>với tầm giá này thì bạn phải đánh đổi : màn hình độ sáng thấp - màu chữ trên phím gần với màu xám của máy nên khó nhìn. Bỏ qua 2 việc trên thì 5 sao cho giá sp rẻ .</text:p>
          </table:table-cell>
          <table:table-cell table:number-columns-repeated="1023"/>
        </table:table-row>
        <table:table-row table:style-name="ro3">
          <table:table-cell office:value-type="string" calcext:value-type="string">
            <text:p>Click thì êm nhưng bánh quay phát ra âm thanh rất lớn! Sản phẩm tạm được!</text:p>
          </table:table-cell>
          <table:table-cell table:number-columns-repeated="1023"/>
        </table:table-row>
        <table:table-row table:style-name="ro3">
          <table:table-cell office:value-type="string" calcext:value-type="string">
            <text:p>Con chuột khá nhỏ so với tay của mình nên sử dụng hay bị mỏi tay <text:s/></text:p>
          </table:table-cell>
          <table:table-cell table:number-columns-repeated="1023"/>
        </table:table-row>
        <table:table-row table:style-name="ro3">
          <table:table-cell office:value-type="string" calcext:value-type="string">
            <text:p>phần đế chuột bị xước như kiểu chuột đã dùng rồi</text:p>
          </table:table-cell>
          <table:table-cell table:number-columns-repeated="1023"/>
        </table:table-row>
        <table:table-row table:style-name="ro2">
          <table:table-cell office:value-type="string" calcext:value-type="string">
            <text:p>Mình đặt mua 2 thanh RAM, giao vào ngày 22.5.2020, đến ngày 01.6.2020 mới lắp thì 1 thanh không nhận, gặp lỗi kỹ thuật. Mong Tiki hỗ trợ trường hợp này. <text:s/>Thanh còn lại sử dụng tốt, các thông số đúng như mô tả. Đóng gói tốt, giao hàng nhanh.</text:p>
          </table:table-cell>
          <table:table-cell table:number-columns-repeated="1023"/>
        </table:table-row>
        <table:table-row table:style-name="ro2">
          <table:table-cell office:value-type="string" calcext:value-type="string">
            <text:p>Mình đã lắp vào main có 2 khe ram hỗ dual <text:s/>nhưng thấy đc bus ram là 2133 mhz đã đổi vị trí cho nhau nhưng vẫn vậy cho hỏi do ram bị lỗi ko đã kích xmp rồi</text:p>
          </table:table-cell>
          <table:table-cell table:number-columns-repeated="1023"/>
        </table:table-row>
        <table:table-row table:style-name="ro3">
          <table:table-cell office:value-type="string" calcext:value-type="string">
            <text:p>Ram nhận không đủ bus trên thực tế chỉ nhận 2133 chứ không phải 2666 như trong mô tả</text:p>
          </table:table-cell>
          <table:table-cell table:number-columns-repeated="1023"/>
        </table:table-row>
        <table:table-row table:style-name="ro3">
          <table:table-cell office:value-type="string" calcext:value-type="string">
            <text:p>Sảm phẩm tot vẫn mới ok nhin đẹp</text:p>
          </table:table-cell>
          <table:table-cell table:number-columns-repeated="1023"/>
        </table:table-row>
        <table:table-row table:style-name="ro3">
          <table:table-cell office:value-type="string" calcext:value-type="string">
            <text:p>Case đẹp. Nhưng bị hỏng 1 cổng usb. Mà mình thì dùng nhiều đến 2 cổng trước. Bất tiện quá</text:p>
          </table:table-cell>
          <table:table-cell table:number-columns-repeated="1023"/>
        </table:table-row>
        <table:table-row table:style-name="ro2">
          <table:table-cell office:value-type="string" calcext:value-type="string">
            <text:p>Hàng đóng hộp kỹ lưỡng, có đầy đủ cáp chuyển, dây usb và dây âm thanh. Nhưng không thể sử dụng được cho đầu ghi camera (cổng VGA) xuất ra tivi (cổng HDMI). Tivi báo không có tín hiệu! Chịu thua! Mong cửa hàng có phản hồi hợp lý!</text:p>
          </table:table-cell>
          <table:table-cell table:number-columns-repeated="1023"/>
        </table:table-row>
        <table:table-row table:style-name="ro2">
          <table:table-cell office:value-type="string" calcext:value-type="string">
            <text:p>Tôi đã mua nhầm cáp chuyển đổi từ VGA sang HDMI nên không sử dụng được. Tôi rất tiếc về sự nhầm lẫn của mình nên hôm nay phải đặt hàng lại</text:p>
          </table:table-cell>
          <table:table-cell table:number-columns-repeated="1023"/>
        </table:table-row>
        <table:table-row table:style-name="ro3">
          <table:table-cell office:value-type="string" calcext:value-type="string">
            <text:p>Mình cắm nhiều cổng thì kết luận đầu cắm HDMI khá lởm, phải loay hoay rút ra cắm vào liên tục một lúc mới nhận</text:p>
          </table:table-cell>
          <table:table-cell table:number-columns-repeated="1023"/>
        </table:table-row>
        <table:table-row table:style-name="ro3">
          <table:table-cell office:value-type="string" calcext:value-type="string">
            <text:p>Chưa dùng đã bị bung rồi, chất lượng dùng tạm được. Không ro. Có sử dụng được lâu không thôi</text:p>
          </table:table-cell>
          <table:table-cell table:number-columns-repeated="1023"/>
        </table:table-row>
        <table:table-row table:style-name="ro3">
          <table:table-cell office:value-type="string" calcext:value-type="string">
            <text:p>Sản phẩm dùng thì mình thấy cũng tạm ổn nhưng mình dùng TIKINow mà tốc độ ship ko đc như cam kết là 24h.</text:p>
          </table:table-cell>
          <table:table-cell table:number-columns-repeated="1023"/>
        </table:table-row>
        <table:table-row table:style-name="ro3">
          <table:table-cell office:value-type="string" calcext:value-type="string">
            <text:p>Sản phẩm có vẻ mới nhưng túi đựng bị rách to, ko rõ có vấn đề gì. Tuy giá rẻ nhưng cũng nên chú ý đến bao bì.</text:p>
          </table:table-cell>
          <table:table-cell table:number-columns-repeated="1023"/>
        </table:table-row>
        <table:table-row table:style-name="ro3">
          <table:table-cell office:value-type="string" calcext:value-type="string">
            <text:p>Dùng cho máy chạy Windows ra màn thì được, nhưng không dùng cho Mac Mini ra màn hình được <text:s/></text:p>
          </table:table-cell>
          <table:table-cell table:number-columns-repeated="1023"/>
        </table:table-row>
        <table:table-row table:style-name="ro3">
          <table:table-cell office:value-type="string" calcext:value-type="string">
            <text:p>Ko sd dc, có ai giúp giải quyết sao ko. Mua online ngại nhất bị như vậy</text:p>
          </table:table-cell>
          <table:table-cell table:number-columns-repeated="1023"/>
        </table:table-row>
        <table:table-row table:style-name="ro3">
          <table:table-cell office:value-type="string" calcext:value-type="string">
            <text:p>Chưa dùng nhưng Tiki Now giao hàng trễ gần 1 tiếng</text:p>
          </table:table-cell>
          <table:table-cell table:number-columns-repeated="1023"/>
        </table:table-row>
        <table:table-row table:style-name="ro1">
          <table:table-cell office:value-type="string" calcext:value-type="string">
            <text:p>Ổ đẹp, chất lượng tốt. Dùng lâu thì chưa biết thế nào. Ko biết có ăn đc mấy thương hiệu lớn không. Phê bình đơn vị đóng gói là những đồ điện tử kiểu ổ cứng thế này không chèn bông xốp trong hộp gì cả. Cỡ như ổ HDD mà vận chuyển kiểu này thì kiểu gì cũng chết cơ, bad ổ</text:p>
          </table:table-cell>
          <table:table-cell table:number-columns-repeated="1023"/>
        </table:table-row>
        <table:table-row table:style-name="ro3">
          <table:table-cell office:value-type="string" calcext:value-type="string">
            <text:p>kết nối đc 1 đến 2 lần là ko kết nối đv</text:p>
          </table:table-cell>
          <table:table-cell table:number-columns-repeated="1023"/>
        </table:table-row>
        <table:table-row table:style-name="ro3">
          <table:table-cell office:value-type="string" calcext:value-type="string">
            <text:p>Đồ quá rẻ nên chỉ xài được 2 tuần là tự hư. Huhuhuuuu</text:p>
          </table:table-cell>
          <table:table-cell table:number-columns-repeated="1023"/>
        </table:table-row>
        <table:table-row table:style-name="ro3">
          <table:table-cell office:value-type="string" calcext:value-type="string">
            <text:p>Mua 3 cái nhưng chỉ dùng được 2, hư 1 cái không xài được!</text:p>
          </table:table-cell>
          <table:table-cell table:number-columns-repeated="1023"/>
        </table:table-row>
        <table:table-row table:style-name="ro3">
          <table:table-cell office:value-type="string" calcext:value-type="string">
            <text:p>SẢn phẩm tinh gọn dễ sử dụng. Nhưng vật liệu sản xuất hơi yếu</text:p>
          </table:table-cell>
          <table:table-cell table:number-columns-repeated="1023"/>
        </table:table-row>
        <table:table-row table:style-name="ro3">
          <table:table-cell office:value-type="string" calcext:value-type="string">
            <text:p>Chất lượng tín hiệu trung bình, giắc cắm ko được trơn tru</text:p>
          </table:table-cell>
          <table:table-cell table:number-columns-repeated="1023"/>
        </table:table-row>
        <table:table-row table:style-name="ro3">
          <table:table-cell office:value-type="string" calcext:value-type="string">
            <text:p>giao hàng chậm và lâu...sản phẩm dùng tốt..cho 3 sao dịch vụ giao hàng kém</text:p>
          </table:table-cell>
          <table:table-cell table:number-columns-repeated="1023"/>
        </table:table-row>
        <table:table-row table:style-name="ro3">
          <table:table-cell office:value-type="string" calcext:value-type="string">
            <text:p>cho hỏi sao mình cắm vào không nhận tín hiệu vậy ạ???</text:p>
          </table:table-cell>
          <table:table-cell table:number-columns-repeated="1023"/>
        </table:table-row>
        <table:table-row table:style-name="ro3">
          <table:table-cell office:value-type="string" calcext:value-type="string">
            <text:p>Sp này chuyển đc từ macbook sang máy chiếu ko nhỉ?</text:p>
          </table:table-cell>
          <table:table-cell table:number-columns-repeated="1023"/>
        </table:table-row>
        <table:table-row table:style-name="ro2">
          <table:table-cell office:value-type="string" calcext:value-type="string">
            <text:p>Dây dùng được, Cat6e, nhưng cảm giác hơi lỏng lẻo. Và ko đúng với hình quang cáo, ko phảu đầu đúc sẵn mà là tự bấm, đề nghị Tiki kiềm duyệt chuẩn hơn.</text:p>
          </table:table-cell>
          <table:table-cell table:number-columns-repeated="1023"/>
        </table:table-row>
        <table:table-row table:style-name="ro3">
          <table:table-cell office:value-type="string" calcext:value-type="string">
            <text:p>Ghi là cat 6 nhưng giao là cat 5 cũng k muốn rắc rối nên nhận luôn, còn lại thì chưa biết</text:p>
          </table:table-cell>
          <table:table-cell table:number-columns-repeated="1023"/>
        </table:table-row>
        <table:table-row table:style-name="ro3">
          <table:table-cell office:value-type="string" calcext:value-type="string">
            <text:p>mua <text:s text:c="3"/>Cat 6 mà giao Cat 5 e . <text:s/>Ai mua thì <text:s/>nên cân nhắc lại.</text:p>
          </table:table-cell>
          <table:table-cell table:number-columns-repeated="1023"/>
        </table:table-row>
        <table:table-row table:style-name="ro3">
          <table:table-cell office:value-type="string" calcext:value-type="string">
            <text:p>Dây đẹp nhưng quá mong manh, sau không dùng dây cứng tốt hơn.</text:p>
          </table:table-cell>
          <table:table-cell table:number-columns-repeated="1023"/>
        </table:table-row>
        <table:table-row table:style-name="ro3">
          <table:table-cell office:value-type="string" calcext:value-type="string">
            <text:p>Xài thì cũng ok , nhưng có điều hơi mỏng , màu kh đậm như hình</text:p>
          </table:table-cell>
          <table:table-cell table:number-columns-repeated="1023"/>
        </table:table-row>
        <table:table-row table:style-name="ro3">
          <table:table-cell office:value-type="string" calcext:value-type="string">
            <text:p>tot</text:p>
          </table:table-cell>
          <table:table-cell table:number-columns-repeated="1023"/>
        </table:table-row>
        <table:table-row table:style-name="ro2">
          <table:table-cell office:value-type="string" calcext:value-type="string">
            <text:p>Mình mua 2 cuộn dây cáp 20m, mà đã quá lịch hẹn giao hàng vẫn không thấy hàng về đến hay phản hồi gì từ phía tiki. Những lần trước mua sản phẩm khác, Tiki đều giao hàng nhanh chóng. Không biết do lỗi từ phía shop bán hàng hay Tiki</text:p>
          </table:table-cell>
          <table:table-cell table:number-columns-repeated="1023"/>
        </table:table-row>
        <table:table-row table:style-name="ro3">
          <table:table-cell office:value-type="string" calcext:value-type="string">
            <text:p>hàng sài tạm ổn, giá rẻ .... tuy nhiên 1 item có vẻ là hàng cũ, mấy seal, hộp nứt</text:p>
          </table:table-cell>
          <table:table-cell table:number-columns-repeated="1023"/>
        </table:table-row>
        <table:table-row table:style-name="ro3">
          <table:table-cell office:value-type="string" calcext:value-type="string">
            <text:p>Tai nghe này mình mua sử dụng cũng được 3-4 tháng,so với cái giá cũng gọi phù hợp, bền nhất trong số tai nghe mua trên tiki</text:p>
          </table:table-cell>
          <table:table-cell table:number-columns-repeated="1023"/>
        </table:table-row>
        <table:table-row table:style-name="ro2">
          <table:table-cell office:value-type="string" calcext:value-type="string">
            <text:p>Hôm trước mua, hôm sau thấy trên mạng bán y vậy 25k Mà đồ mình mua trên tiki thỉnh thoảng nghe đau tai, nút chỉnh âm không được Tóm gọn như hàng fake</text:p>
          </table:table-cell>
          <table:table-cell table:number-columns-repeated="1023"/>
        </table:table-row>
        <table:table-row table:style-name="ro3">
          <table:table-cell office:value-type="string" calcext:value-type="string">
            <text:p>mua 3 cái 2 hôm đầu 1 cái ko nghe đc, vài hôm tiếp theo 1 tai chỉ nghe đc 1 bên, còn cái cuối</text:p>
          </table:table-cell>
          <table:table-cell table:number-columns-repeated="1023"/>
        </table:table-row>
        <table:table-row table:style-name="ro3">
          <table:table-cell office:value-type="string" calcext:value-type="string">
            <text:p>dạ cho e hỏi thời gian giao hàng chuẩn là sao ạ. sao thời gian giao hàng chuẩn của e ghi là 30/3 mà nay <text:s/>31/3 r mà chưa có ạ.</text:p>
          </table:table-cell>
          <table:table-cell table:number-columns-repeated="1023"/>
        </table:table-row>
        <table:table-row table:style-name="ro3">
          <table:table-cell office:value-type="string" calcext:value-type="string">
            <text:p>giao hàng nhanh nhưng bị gãy mất miếng chốt . cũng tàm tạm</text:p>
          </table:table-cell>
          <table:table-cell table:number-columns-repeated="1023"/>
        </table:table-row>
        <table:table-row table:style-name="ro2">
          <table:table-cell office:value-type="string" calcext:value-type="string">
            <text:p>Tiki giao hàng nhanh. Tai nghe khá tốt mỗi nút tăng giảm âm lượng ko dùng đc. Hình như nút này chỉ dùng để ngắm thôi hay sao ấy</text:p>
          </table:table-cell>
          <table:table-cell table:number-columns-repeated="1023"/>
        </table:table-row>
        <table:table-row table:style-name="ro2">
          <table:table-cell office:value-type="string" calcext:value-type="string">
            <text:p>tai nghe có mic không dùng được mic. âm không được tốt lắm chỉ kết nối được khoảng 3 đến 4 mét cơ bản chỉ dùng vớ loa, tai nghe thì dùng được. chấp nhận dược với mức giá này</text:p>
          </table:table-cell>
          <table:table-cell table:number-columns-repeated="1023"/>
        </table:table-row>
        <table:table-row table:style-name="ro3">
          <table:table-cell office:value-type="string" calcext:value-type="string">
            <text:p>Dùng đôi lúc hay bị chập chờn, phải rút ra cắm lại nhiều. K ổn định bằng bản 4.0</text:p>
          </table:table-cell>
          <table:table-cell table:number-columns-repeated="1023"/>
        </table:table-row>
        <table:table-row table:style-name="ro3">
          <table:table-cell office:value-type="string" calcext:value-type="string">
            <text:p>Tiền nào của đó. Nên nếu ko đòi hỏi quá nhiều thì cái này xài tạm</text:p>
          </table:table-cell>
          <table:table-cell table:number-columns-repeated="1023"/>
        </table:table-row>
        <table:table-row table:style-name="ro3">
          <table:table-cell office:value-type="string" calcext:value-type="string">
            <text:p>nút chỉnh âm lượng trên tai nghe bị hư rồi huhuhuhu <text:s/>( Mới mua về chưa xài mà đã hư</text:p>
          </table:table-cell>
          <table:table-cell table:number-columns-repeated="1023"/>
        </table:table-row>
        <table:table-row table:style-name="ro3">
          <table:table-cell office:value-type="string" calcext:value-type="string">
            <text:p>phím tăng giảm âm lượng bị lỗi không sử dụng đc =(( âm thanh thì ổn</text:p>
          </table:table-cell>
          <table:table-cell table:number-columns-repeated="1023"/>
        </table:table-row>
        <table:table-row table:style-name="ro3">
          <table:table-cell office:value-type="string" calcext:value-type="string">
            <text:p>âm lượng ko ổn định</text:p>
          </table:table-cell>
          <table:table-cell table:number-columns-repeated="1023"/>
        </table:table-row>
        <table:table-row table:style-name="ro3">
          <table:table-cell office:value-type="string" calcext:value-type="string">
            <text:p>nghe nó không hay lắm</text:p>
          </table:table-cell>
          <table:table-cell table:number-columns-repeated="1023"/>
        </table:table-row>
        <table:table-row table:style-name="ro3">
          <table:table-cell office:value-type="string" calcext:value-type="string">
            <text:p>Nghe ổn tuy nhiên không bền chỉ dùng được 1 thời gian ngắn</text:p>
          </table:table-cell>
          <table:table-cell table:number-columns-repeated="1023"/>
        </table:table-row>
        <table:table-row table:style-name="ro2">
          <table:table-cell office:value-type="string" calcext:value-type="string">
            <text:p>Tai nghe giao nhanh so với dự kiến. Mở ra thì hộp bị bể móp là thấy nghi ngờ rồi. Cắm vào thì tai nghe nhỏ phải vặn max volume, một bên lớn bên nhỏ rõ rệt mới xài vài ngày nên chưa biết có bền không nhưng với chất lượng vậy 3* là cùng</text:p>
          </table:table-cell>
          <table:table-cell table:number-columns-repeated="1023"/>
        </table:table-row>
        <table:table-row table:style-name="ro3">
          <table:table-cell office:value-type="string" calcext:value-type="string">
            <text:p>cái này bao hành 12t thê hư thì bh thê nào vậy? tui mua mấy cái rùi hư trong 1 tuần ko à</text:p>
          </table:table-cell>
          <table:table-cell table:number-columns-repeated="1023"/>
        </table:table-row>
        <table:table-row table:style-name="ro3">
          <table:table-cell office:value-type="string" calcext:value-type="string">
            <text:p>Bắt sóng yếu sản phẩm ko giống hình ..............</text:p>
          </table:table-cell>
          <table:table-cell table:number-columns-repeated="1023"/>
        </table:table-row>
        <table:table-row table:style-name="ro3">
          <table:table-cell office:value-type="string" calcext:value-type="string">
            <text:p>Cục phát để tầng 2, pc cắm cái này để tầng 1 cơ mà ko bắt được</text:p>
          </table:table-cell>
          <table:table-cell table:number-columns-repeated="1023"/>
        </table:table-row>
        <table:table-row table:style-name="ro3">
          <table:table-cell office:value-type="string" calcext:value-type="string">
            <text:p>Không ổn định lắm. Mua về xài thời gian dể bị lỗi</text:p>
          </table:table-cell>
          <table:table-cell table:number-columns-repeated="1023"/>
        </table:table-row>
        <table:table-row table:style-name="ro2">
          <table:table-cell office:value-type="string" calcext:value-type="string">
            <text:p>Mình mới nhận được hàng sáng nay nhưng sử dụng hay bị mất kết nối ,ngắt kết nối với tắt đột ngột,lúc nghe được lúc không, âm thanh không cân bằng với lại nhấp không nhạy .Mong tiki sớm sửa chữa bảo hành lại dùm mình</text:p>
          </table:table-cell>
          <table:table-cell table:number-columns-repeated="1023"/>
        </table:table-row>
        <table:table-row table:style-name="ro1">
          <table:table-cell office:value-type="string" calcext:value-type="string">
            <text:p>Ưu: Kết nối nhanh, chuyển đổi thiết bị nhanh, dùng được cho tất cả các thiết bị có bluetooth, hey siri không cần chạm, sạc nhanh đầy, 15-20p là nghe được ~ 3 tiếng <text:s/>Nhược: Chống ồn không tốt, âm nghe không hay hơn loại có dây nhiều, đeo nhiều đau tai, hey siri trong điều kiện ồn không được, case dễ bị xước nhiều vết li ti.</text:p>
          </table:table-cell>
          <table:table-cell table:number-columns-repeated="1023"/>
        </table:table-row>
        <table:table-row table:style-name="ro4">
          <table:table-cell office:value-type="string" calcext:value-type="string">
            <text:p>Nhỏ gọn và rất nhẹ. Thiết kế đẹp. Nghe nhạc thì bình thường không khác gì tay nghe kèm máy hết. Nhưng mà được cái không có dây vướng víu và quan trọng là cọng dây nó sẽ bị dơ hoặc đứt sau nửa năm. Pin tầm trung chứ không tầm trâu như quảng cáo. Khả năng kết nối nhanh và tương thích nhiều dòng máy. Vỏ màu trắng nên dễ bẩn, chịu khó lau thường xuyên sẽ thấy cho ra một sản phẩm bóng nhẵn mịn. Nói chung mấy bạn mê Hightech nên mua một em về trải nghiệm.</text:p>
          </table:table-cell>
          <table:table-cell table:number-columns-repeated="1023"/>
        </table:table-row>
        <table:table-row table:style-name="ro2">
          <table:table-cell office:value-type="string" calcext:value-type="string">
            <text:p>Giao hàng nhanh, mới sd nên chưa đánh giá dc, không có hóa đơn đi kèm, và chỉ giúp cách xem hàng Chính hãng (VN/A), và kích hoạt bảo hành ?</text:p>
          </table:table-cell>
          <table:table-cell table:number-columns-repeated="1023"/>
        </table:table-row>
        <table:table-row table:style-name="ro2">
          <table:table-cell office:value-type="string" calcext:value-type="string">
            <text:p>Hàng chính hãng VN/Anh nhưng không thể tự active được trên trang chủ của Apple mà phải liên hệ với nhân viên của Apple are khá tốn thời gian và phiền phức.</text:p>
          </table:table-cell>
          <table:table-cell table:number-columns-repeated="1023"/>
        </table:table-row>
        <table:table-row table:style-name="ro2">
          <table:table-cell office:value-type="string" calcext:value-type="string">
            <text:p>Ban đầu sử dụng ổn nhưng khoảng 2 tuần sau thì chỉ có thể active tai trái, tai phải không còn phát âm thanh mặc dù báo đã connect</text:p>
          </table:table-cell>
          <table:table-cell table:number-columns-repeated="1023"/>
        </table:table-row>
        <table:table-row table:style-name="ro1">
          <table:table-cell office:value-type="string" calcext:value-type="string">
            <text:p>Về tốc độ giao hàng của tiki: rất nhanh, như tên lửa vậy, không kịp phòng bị luôn. <text:s/>Về sản phẩm: trên hộp ghi rõ là sản xuất 2020, version 3, nhưng mở thiết bị thì chỉ là version 2, rất là thắc mắc luôn nha shop. <text:s/>Chất lượng thì để mình dùng rồi feedback, chứ thấy hộp V3 mà sản phẩm V2 là thấy hơi ghê ghê rồi đó.</text:p>
          </table:table-cell>
          <table:table-cell table:number-columns-repeated="1023"/>
        </table:table-row>
        <table:table-row table:style-name="ro2">
          <table:table-cell office:value-type="string" calcext:value-type="string">
            <text:p>Ngoài hộp thì ghi v3 nhưng thực tế khi mở usb lên nhìn thì cuối SN ghi là v2; tốc độ trên hộp ghi 300Mbps nhưng thực tế là 150Mbps. Mình mua sản phẩm đã cố tình chọn tiki trading rồi mà nhận được thì lại vậy. Khá là thất vọng</text:p>
          </table:table-cell>
          <table:table-cell table:number-columns-repeated="1023"/>
        </table:table-row>
        <table:table-row table:style-name="ro4">
          <table:table-cell office:value-type="string" calcext:value-type="string">
            <text:p>Sản phẩm của tôi là "TP-Link TL-WN823N - USB Wifi chuẩn N tốc độ 300Mbps". Mua hàng ngày 04/12/2018. tại link https://tiki.vn/cua-hang/vi-tinh-le-huy . Tình trạng khi dùng: Cắm vào cổng USB trên PC của tôi thì sản phẩm USB này không nhận kết nối. Đèn tín hiệu từ sản phẩm này cũng không sáng. Hãy đổi giúp tôi sản phẩm khác. Liên hệ với tôi qua số điện thoại: 0989.295.296 (Đỗ Thành Trung)</text:p>
          </table:table-cell>
          <table:table-cell table:number-columns-repeated="1023"/>
        </table:table-row>
        <table:table-row table:style-name="ro3">
          <table:table-cell office:value-type="string" calcext:value-type="string">
            <text:p>Cho mình hỏi kích hoạt bảo hành như thế nào ạ, khi mua mình cũng không thấy có phiếu giao hàng gửi kèm</text:p>
          </table:table-cell>
          <table:table-cell table:number-columns-repeated="1023"/>
        </table:table-row>
        <table:table-row table:style-name="ro3">
          <table:table-cell office:value-type="string" calcext:value-type="string">
            <text:p>Pin khá yếu . Nhanh hết pin cả pin lẫn hộp sạc ;( <text:s/>mới bóc may mà pin dưới 4 tiếng r chán</text:p>
          </table:table-cell>
          <table:table-cell table:number-columns-repeated="1023"/>
        </table:table-row>
        <table:table-row table:style-name="ro2">
          <table:table-cell office:value-type="string" calcext:value-type="string">
            <text:p>Lúc mua về cắm vô máy dễ xài, tốc độ nhanh nhưng mình mới mua xài được mấy tháng đã hư rồi, đèn kg còn cháy và kg bắt wifi được nữa</text:p>
          </table:table-cell>
          <table:table-cell table:number-columns-repeated="1023"/>
        </table:table-row>
        <table:table-row table:style-name="ro3">
          <table:table-cell office:value-type="string" calcext:value-type="string">
            <text:p>Sao của minh mua ngay 23/11/2019 <text:s text:c="2"/>Lai bi kich hoạt bao hanh ngay 21/10/2019 ,minh ko đồng ý</text:p>
          </table:table-cell>
          <table:table-cell table:number-columns-repeated="1023"/>
        </table:table-row>
        <table:table-row table:style-name="ro3">
          <table:table-cell office:value-type="string" calcext:value-type="string">
            <text:p>Sp đôi lúc tai phải không nghe được, sp funbox, giá hợp lý</text:p>
          </table:table-cell>
          <table:table-cell table:number-columns-repeated="1023"/>
        </table:table-row>
        <table:table-row table:style-name="ro3">
          <table:table-cell office:value-type="string" calcext:value-type="string">
            <text:p>Sản phẩm tốt đáp ứng yêu cầu sử dụng, đóng gói đơn giản và giao hàng nhanh 👍🏻</text:p>
          </table:table-cell>
          <table:table-cell table:number-columns-repeated="1023"/>
        </table:table-row>
        <table:table-row table:style-name="ro3">
          <table:table-cell office:value-type="string" calcext:value-type="string">
            <text:p>nhận mạng hơi chậm, kết nối yếu, bắt sóng không khỏe. nói chung không ngon lắm.</text:p>
          </table:table-cell>
          <table:table-cell table:number-columns-repeated="1023"/>
        </table:table-row>
        <table:table-row table:style-name="ro3">
          <table:table-cell office:value-type="string" calcext:value-type="string">
            <text:p>Ghi là về nhưng thực thế là v2</text:p>
          </table:table-cell>
          <table:table-cell table:number-columns-repeated="1023"/>
        </table:table-row>
        <table:table-row table:style-name="ro3">
          <table:table-cell office:value-type="string" calcext:value-type="string">
            <text:p>Í thú vị quá mọi người nhầm người được gửi ap1 nhầm người được gửi ap2 <text:s/>) ahihi</text:p>
          </table:table-cell>
          <table:table-cell table:number-columns-repeated="1023"/>
        </table:table-row>
        <table:table-row table:style-name="ro3">
          <table:table-cell office:value-type="string" calcext:value-type="string">
            <text:p>có tính phí giao hàng k sản phẩm có có cảm đc vào sạc dự phòng k</text:p>
          </table:table-cell>
          <table:table-cell table:number-columns-repeated="1023"/>
        </table:table-row>
        <table:table-row table:style-name="ro4">
          <table:table-cell office:value-type="string" calcext:value-type="string">
            <text:p>Mình mua từ tháng 7, vừa hỏng sáng nay (8/11), lên xem lại thì không thấy thời gian bảo hành, chắc là không bảo hành. Hình thức bề ngoài của cáp vẫn rất ngon lành, không khác gì khi mới mua, chỉ đơn giản là sạc không vào nữa thôi. <text:s/>Không biết phải đánh giá thế nào về loại này, đúng là hình thức cực ngon, bền đẹp, còn bên trong chả hiểu sao lại hỏng. Mình chỉ cắm sạc xong rút ra để đó, chẳng làm gì khác cả.</text:p>
          </table:table-cell>
          <table:table-cell table:number-columns-repeated="1023"/>
        </table:table-row>
        <table:table-row table:style-name="ro2">
          <table:table-cell office:value-type="string" calcext:value-type="string">
            <text:p>Sản phẩm xài ok mà nhân viên giao hàng tiki không rõ ràng tiền bạc. Sản phẩm 65k khách đưa 505,000đ thay vì thối lại 440k cho kh thì nhân viên đòi thối 400k đòi bo lun 40k. Mong tiki xem lại thái độ nhân viên này khi đi giao hàng và tiền bạc!</text:p>
          </table:table-cell>
          <table:table-cell table:number-columns-repeated="1023"/>
        </table:table-row>
        <table:table-row table:style-name="ro2">
          <table:table-cell office:value-type="string" calcext:value-type="string">
            <text:p>Mở ra nhìn bề ngoài cũng được, chưa sử dụng không biết có in được nhiều không. Giá cả cũng không phải rẻ lắm vì trên thị trường loại này có nơi bán 90k thôi. Được cái giao hàng nhanh nhờ tiki lao <text:s text:c="2"/>😂😂😂</text:p>
          </table:table-cell>
          <table:table-cell table:number-columns-repeated="1023"/>
        </table:table-row>
        <table:table-row table:style-name="ro2">
          <table:table-cell office:value-type="string" calcext:value-type="string">
            <text:p>mình đặt mua 2 cáp Iphone màu đỏ , vậy mà shop lại gửi 1 cáp iphone, 1 cáp type C , chẳng hiểu chuyện gì đang xảy ra luôn, chẳng lẽ lại đổi trả thì quá tội</text:p>
          </table:table-cell>
          <table:table-cell table:number-columns-repeated="1023"/>
        </table:table-row>
        <table:table-row table:style-name="ro2">
          <table:table-cell office:value-type="string" calcext:value-type="string">
            <text:p>giao hàng nhanh, đóng gói cẩn thận, dây như hình, kh biết ng khác thế nào nhưng mk sạc được hơn 3 tháng thì kh dùng được nữa. Kh đứt hay gì, vẫn như vậy nhưng sạc không vào.</text:p>
          </table:table-cell>
          <table:table-cell table:number-columns-repeated="1023"/>
        </table:table-row>
        <table:table-row table:style-name="ro3">
          <table:table-cell office:value-type="string" calcext:value-type="string">
            <text:p>sao mình thấy ảnh hộp mực và mực thực tế khác nhau vậy ah</text:p>
          </table:table-cell>
          <table:table-cell table:number-columns-repeated="1023"/>
        </table:table-row>
        <table:table-row table:style-name="ro2">
          <table:table-cell office:value-type="string" calcext:value-type="string">
            <text:p>Tôi đã mua sản này vào ngày 13/11/2019. Đến hôm nay thì không sạc được nữa. <text:s text:c="6"/>Không biết sản phẩm có được bảo hành không? (đã dùng được 6 tháng)</text:p>
          </table:table-cell>
          <table:table-cell table:number-columns-repeated="1023"/>
        </table:table-row>
        <table:table-row table:style-name="ro2">
          <table:table-cell office:value-type="string" calcext:value-type="string">
            <text:p>Hiện tại em mới nhận được đơn hàng và biết mình đặt nhầm usb type C nên muốn đổi lại thì như thế nào ạ? hàn còn nguyen ko thay đổi gì. mong sớm đươc hỗ trợ</text:p>
          </table:table-cell>
          <table:table-cell table:number-columns-repeated="1023"/>
        </table:table-row>
        <table:table-row table:style-name="ro3">
          <table:table-cell office:value-type="string" calcext:value-type="string">
            <text:p>Sạc vào điện, cáp nhìn bền đẹp. Tuy nhiên vừa xạc vừa sử dụng đt thì đầu cắm dễ tuột, sạc chập chờn nên khá khó chịu</text:p>
          </table:table-cell>
          <table:table-cell table:number-columns-repeated="1023"/>
        </table:table-row>
        <table:table-row table:style-name="ro3">
          <table:table-cell office:value-type="string" calcext:value-type="string">
            <text:p>Tiki góp hàng cẩn thận và rất đẹp, chỉ có sản phẩm hơi cũ và hơi bụi. 65k là đúng giá.</text:p>
          </table:table-cell>
          <table:table-cell table:number-columns-repeated="1023"/>
        </table:table-row>
        <table:table-row table:style-name="ro2">
          <table:table-cell office:value-type="string" calcext:value-type="string">
            <text:p>Đặt hàng thứ 5 tuần trước đến 24 giờ của thư5 tuần này vẫn chưa thấy hàng. Cũng không thấy ai liên hệ. Giống giỡn chơi quá vậy</text:p>
          </table:table-cell>
          <table:table-cell table:number-columns-repeated="1023"/>
        </table:table-row>
        <table:table-row table:style-name="ro3">
          <table:table-cell office:value-type="string" calcext:value-type="string">
            <text:p>được chất lượng gia công tốt nhưng điện áp vào không ổn định thôi thì cáp ko có chuẩn MFI cũng đành chịu</text:p>
          </table:table-cell>
          <table:table-cell table:number-columns-repeated="1023"/>
        </table:table-row>
        <table:table-row table:style-name="ro3">
          <table:table-cell office:value-type="string" calcext:value-type="string">
            <text:p>tiki oi sao mình xạc mà thỉnh thoảng nó cứ báo là sạc ko tương thích vậy. xong nó ko vào pin. mình xai ipx</text:p>
          </table:table-cell>
          <table:table-cell table:number-columns-repeated="1023"/>
        </table:table-row>
        <table:table-row table:style-name="ro3">
          <table:table-cell office:value-type="string" calcext:value-type="string">
            <text:p>Đánh giá chung thì chất lượng tương đối xứng với giá tiền. Cho điểm bình thường.</text:p>
          </table:table-cell>
          <table:table-cell table:number-columns-repeated="1023"/>
        </table:table-row>
        <table:table-row table:style-name="ro3">
          <table:table-cell office:value-type="string" calcext:value-type="string">
            <text:p>Dã nhận được hàng <text:s/>đóng gói cẩn thận đang dùng thử chưa biết chất lượng ra sao</text:p>
          </table:table-cell>
          <table:table-cell table:number-columns-repeated="1023"/>
        </table:table-row>
        <table:table-row table:style-name="ro3">
          <table:table-cell office:value-type="string" calcext:value-type="string">
            <text:p>Mẫu mã chất liệu đẹp dùng một thời gian thấy chất lượng tương đối ổn</text:p>
          </table:table-cell>
          <table:table-cell table:number-columns-repeated="1023"/>
        </table:table-row>
        <table:table-row table:style-name="ro3">
          <table:table-cell office:value-type="string" calcext:value-type="string">
            <text:p>đầu sạc lỏng, không khít với cổng sạc, chạm nhẹ vào là không nhận sạc</text:p>
          </table:table-cell>
          <table:table-cell table:number-columns-repeated="1023"/>
        </table:table-row>
        <table:table-row table:style-name="ro3">
          <table:table-cell office:value-type="string" calcext:value-type="string">
            <text:p>Nhanh gãy đầu sạc. Mới mua xài mấy bữ rơi gãy lun. Hic</text:p>
          </table:table-cell>
          <table:table-cell table:number-columns-repeated="1023"/>
        </table:table-row>
        <table:table-row table:style-name="ro3">
          <table:table-cell office:value-type="string" calcext:value-type="string">
            <text:p>Dây sạc quá lỏng lẻo. Cắm vào sạc rất dễ bị tuột ra ngoài.</text:p>
          </table:table-cell>
          <table:table-cell table:number-columns-repeated="1023"/>
        </table:table-row>
        <table:table-row table:style-name="ro3">
          <table:table-cell office:value-type="string" calcext:value-type="string">
            <text:p>đã hư, sau 1 năm sử dụng nha các bạn</text:p>
          </table:table-cell>
          <table:table-cell table:number-columns-repeated="1023"/>
        </table:table-row>
        <table:table-row table:style-name="ro3">
          <table:table-cell office:value-type="string" calcext:value-type="string">
            <text:p>Dot nay sai moi dc thoi gian da hu</text:p>
          </table:table-cell>
          <table:table-cell table:number-columns-repeated="1023"/>
        </table:table-row>
        <table:table-row table:style-name="ro3">
          <table:table-cell office:value-type="string" calcext:value-type="string">
            <text:p>Chat luong ok trong tam gia</text:p>
          </table:table-cell>
          <table:table-cell table:number-columns-repeated="1023"/>
        </table:table-row>
        <table:table-row table:style-name="ro1">
          <table:table-cell office:value-type="string" calcext:value-type="string">
            <text:p>mình mua 1 lần 4 con, giá chuột mua không phải là rẻ nhưng sp có chất lượng không dc như mong đợi: cần shop mention rõ cho ae. <text:s text:c="2"/>- viền chuột là nhựa giả cao su , khong phải là cao su nên cầm nắm không dc ok lắm <text:s text:c="2"/>- chuột không phải là silent click nên có âm thanh khi kích chuột khá to</text:p>
          </table:table-cell>
          <table:table-cell table:number-columns-repeated="1023"/>
        </table:table-row>
        <table:table-row table:style-name="ro2">
          <table:table-cell office:value-type="string" calcext:value-type="string">
            <text:p>ko thực sự hài lòng mua cuối tháng 3 mà xem tem bảo hành để tháng 1 có phải chăng hàng đã mở hộp từ tháng 1 rồi giờ bán cho mình</text:p>
          </table:table-cell>
          <table:table-cell table:number-columns-repeated="1023"/>
        </table:table-row>
        <table:table-row table:style-name="ro3">
          <table:table-cell office:value-type="string" calcext:value-type="string">
            <text:p>Đóng gói giúp mình cái shop,đặt từ hôm qua r chưa chốt được đơn</text:p>
          </table:table-cell>
          <table:table-cell table:number-columns-repeated="1023"/>
        </table:table-row>
        <table:table-row table:style-name="ro3">
          <table:table-cell office:value-type="string" calcext:value-type="string">
            <text:p>mình mua được tầm 1 tháng. Bây giờ bị rung lắc còn có tiếng kêu nữa <text:s/>( Không biết có được đổi gì không</text:p>
          </table:table-cell>
          <table:table-cell table:number-columns-repeated="1023"/>
        </table:table-row>
        <table:table-row table:style-name="ro3">
          <table:table-cell office:value-type="string" calcext:value-type="string">
            <text:p>Quạt kêu quá to, tôi không thể xài quạt, chỉ xài làm đế kê laptop cho cao lên thôi.</text:p>
          </table:table-cell>
          <table:table-cell table:number-columns-repeated="1023"/>
        </table:table-row>
        <table:table-row table:style-name="ro2">
          <table:table-cell office:value-type="string" calcext:value-type="string">
            <text:p>Mình dùng kỹ ko hề rơi móp mà sạc xong rút dây loa nó vẫn đỏ như này đây, và một ngày một đêm trôi qua rồi nó cứ đơ như thế, không thể dùng được</text:p>
          </table:table-cell>
          <table:table-cell table:number-columns-repeated="1023"/>
        </table:table-row>
        <table:table-row table:style-name="ro2">
          <table:table-cell office:value-type="string" calcext:value-type="string">
            <text:p>Cho e hỏi loa e mới mua dc hai ngày mà nó lên đèn đỏ <text:s/>E đi sạc rồi mà giờ bấm thì ko có tính hiệu gì củng ko kết nối được <text:s/>Shop check giùm e nha</text:p>
          </table:table-cell>
          <table:table-cell table:number-columns-repeated="1023"/>
        </table:table-row>
        <table:table-row table:style-name="ro3">
          <table:table-cell office:value-type="string" calcext:value-type="string">
            <text:p>Hôm đầu nghe ổn. Ngày hôm sau bắt đầu lỗi. Bật lên rẹt rẹt hoài mới chạy. Lại chán.</text:p>
          </table:table-cell>
          <table:table-cell table:number-columns-repeated="1023"/>
        </table:table-row>
        <table:table-row table:style-name="ro3">
          <table:table-cell office:value-type="string" calcext:value-type="string">
            <text:p>Âm thanh cũng tạm, giao nhanh. Sản phẩm không bao gồm dây sạc hả shop?</text:p>
          </table:table-cell>
          <table:table-cell table:number-columns-repeated="1023"/>
        </table:table-row>
        <table:table-row table:style-name="ro3">
          <table:table-cell office:value-type="string" calcext:value-type="string">
            <text:p>ô cứng chất lượng tốt hơn mong đợi</text:p>
          </table:table-cell>
          <table:table-cell table:number-columns-repeated="1023"/>
        </table:table-row>
        <table:table-row table:style-name="ro3">
          <table:table-cell office:value-type="string" calcext:value-type="string">
            <text:p>Tiki trading đặt hàng đúng 1 tuần sau mới giao tới</text:p>
          </table:table-cell>
          <table:table-cell table:number-columns-repeated="1023"/>
        </table:table-row>
        <table:table-row table:style-name="ro3">
          <table:table-cell office:value-type="string" calcext:value-type="string">
            <text:p>Giao hàng không đúng màu</text:p>
          </table:table-cell>
          <table:table-cell table:number-columns-repeated="1023"/>
        </table:table-row>
        <table:table-row table:style-name="ro3">
          <table:table-cell office:value-type="string" calcext:value-type="string">
            <text:p>nói chung là chất lượng tốt,giao hàng nhanh hơn dự kiến</text:p>
          </table:table-cell>
          <table:table-cell table:number-columns-repeated="1023"/>
        </table:table-row>
        <table:table-row table:style-name="ro2">
          <table:table-cell office:value-type="string" calcext:value-type="string">
            <text:p>Đã nhận được hàng, gắn vào xài được. Nhưng có vẻ đây không phải là hàng mới. Vì nhìn vào chân ram thấy vết đã cắm vào máy rồi. Cho tôi hỏi làm sao để kiểm tra trên hệ thống của Samsung được</text:p>
          </table:table-cell>
          <table:table-cell table:number-columns-repeated="1023"/>
        </table:table-row>
        <table:table-row table:style-name="ro3">
          <table:table-cell office:value-type="string" calcext:value-type="string">
            <text:p>Sản phẩm là DDR3L, mà sao kiểm tra trên hệ thống lại là DDR3 vậy hả shop?</text:p>
          </table:table-cell>
          <table:table-cell table:number-columns-repeated="1023"/>
        </table:table-row>
        <table:table-row table:style-name="ro9">
          <table:table-cell office:value-type="string" calcext:value-type="string">
            <text:p>Hàng Logitech lại do Tiki bán thì bao chuẩn. Hộp nguyên seal, chuột nhạy, không có gì phải chê. Dịch vụ thì không cần phải bàn vì Tiki giao đúng giờ. 19h hôm trước đặt thì 8h sáng hôm sau đã có hàng. <text:s/>Nhưng có điều số sêri trên hộp và trên chuột hoàn toàn khác. Thấy tem của Digiworld nên check thử thì thấy hết hạn bảo hành ngày 10-4-2022 dù mua ngày 25-6-2020. Trên hộp để bảo hành phần cứng 2 năm nhưng xem lại trang bán hành của Tiki thì thấy không để thời hạn bảo hành. Trước đó đã xem thông tin bảo hành rất kĩ mới bấm nút mua. Mua chuột này để dự phòng khi chuột chính bị hư nên cũng không mong phải bảo hành. Nhưng Tiki cần trả lời hợp lý về trường hợp này. Vì sao bảo hành 2 năm, mua tháng 6-2020 nhưng lại hết hạn bảo hành tháng 4-2022?</text:p>
          </table:table-cell>
          <table:table-cell table:number-columns-repeated="1023"/>
        </table:table-row>
        <table:table-row table:style-name="ro2">
          <table:table-cell office:value-type="string" calcext:value-type="string">
            <text:p>mình dùng dc 3 tháng thì nút bấm bên tay trái bị hỏng, nên phải mang đi bảo hành. Mình dùng chuột logitech nhiều rồi chưa cái nào hỏng nhanh như vậy</text:p>
          </table:table-cell>
          <table:table-cell table:number-columns-repeated="1023"/>
        </table:table-row>
        <table:table-row table:style-name="ro3">
          <table:table-cell office:value-type="string" calcext:value-type="string">
            <text:p>chuột ko nhận gaming softwear. ko biết có phải chính hãng ko</text:p>
          </table:table-cell>
          <table:table-cell table:number-columns-repeated="1023"/>
        </table:table-row>
        <table:table-row table:style-name="ro3">
          <table:table-cell office:value-type="string" calcext:value-type="string">
            <text:p>dùng được 1 tuần thì con lăn bị lỗi, cảm giác dùng không tốt phải gọi tiki bảo hành</text:p>
          </table:table-cell>
          <table:table-cell table:number-columns-repeated="1023"/>
        </table:table-row>
        <table:table-row table:style-name="ro3">
          <table:table-cell office:value-type="string" calcext:value-type="string">
            <text:p>e xài gần 2 tháng thôi mà chuột bị lõi xài rất khó chịu ạ, mong shop xem lại giúp e</text:p>
          </table:table-cell>
          <table:table-cell table:number-columns-repeated="1023"/>
        </table:table-row>
        <table:table-row table:style-name="ro3">
          <table:table-cell office:value-type="string" calcext:value-type="string">
            <text:p>Ok,nhưng nút bấm kêu khá lớn,mà hoan thiện ko dc tốt cho lắm.</text:p>
          </table:table-cell>
          <table:table-cell table:number-columns-repeated="1023"/>
        </table:table-row>
        <table:table-row table:style-name="ro3">
          <table:table-cell office:value-type="string" calcext:value-type="string">
            <text:p>mình nhận được hàng, nhưng k có giấy bảo hành</text:p>
          </table:table-cell>
          <table:table-cell table:number-columns-repeated="1023"/>
        </table:table-row>
        <table:table-row table:style-name="ro1">
          <table:table-cell office:value-type="string" calcext:value-type="string">
            <text:p>Nhân dịp Tiki khuyến mãi nên mình mua chiếc usb này mặc dù đã có ở nhà 3 chiếc. Thiết kế của usb khá đẹp và hiện đại, khác hẳn trong hình. Có sẵn app để mã hoá và khoá các tài liệu quan trọng trong usb. Do usb được format ở định dạng FAT32 nên tốc ghi không cao. Các bạn nên format lại theo định dạng NTFS.</text:p>
          </table:table-cell>
          <table:table-cell table:number-columns-repeated="1023"/>
        </table:table-row>
        <table:table-row table:style-name="ro6">
          <table:table-cell office:value-type="string" calcext:value-type="string">
            <text:p>Thấy Tiki giá khá tốt cho dung lượng 16GB mà mình cũng đang cần nên mua thử xem thế nào.</text:p>
            <text:p>Hình thức đẹp, nhỏ gọn.</text:p>
            <text:p>Tốc độ đọc nhanh</text:p>
            <text:p>Tốc độ ghi bình thường khoảng 10-12MB/s.</text:p>
            <text:p>Nếu bạn nào cần tốc độ ghi nhanh hơn thì có thể xem tới phiên bản 32GB.</text:p>
          </table:table-cell>
          <table:table-cell table:number-columns-repeated="1023"/>
        </table:table-row>
        <table:table-row table:style-name="ro3">
          <table:table-cell office:value-type="string" calcext:value-type="string">
            <text:p>Vỏ nhựa nên tản nhiệt kém, cóp file 1 lúc thì rất nóng và giảm tốc độ</text:p>
          </table:table-cell>
          <table:table-cell table:number-columns-repeated="1023"/>
        </table:table-row>
        <table:table-row table:style-name="ro3">
          <table:table-cell office:value-type="string" calcext:value-type="string">
            <text:p>Mình dùng được mấy tháng thấy tốc độ nhanh,vỏ bằng nhựa nhưng khá chắc chắn,chất lượng tốt.</text:p>
          </table:table-cell>
          <table:table-cell table:number-columns-repeated="1023"/>
        </table:table-row>
        <table:table-row table:style-name="ro3">
          <table:table-cell office:value-type="string" calcext:value-type="string">
            <text:p>Giá tiki ko phải là tốt hơn bên ngoài bán, nhưng lười đi lại nên đặt. Hàng sandisk thì yên tâm, tốc độ bình thường.</text:p>
          </table:table-cell>
          <table:table-cell table:number-columns-repeated="1023"/>
        </table:table-row>
        <table:table-row table:style-name="ro3">
          <table:table-cell office:value-type="string" calcext:value-type="string">
            <text:p>Tốc độ không được như trên trang chủ của sandisk nói</text:p>
          </table:table-cell>
          <table:table-cell table:number-columns-repeated="1023"/>
        </table:table-row>
        <table:table-row table:style-name="ro3">
          <table:table-cell office:value-type="string" calcext:value-type="string">
            <text:p>Tuy dung lượng thực chỉ có 14,5GB nhưng sử dụng rất tốt.</text:p>
          </table:table-cell>
          <table:table-cell table:number-columns-repeated="1023"/>
        </table:table-row>
        <table:table-row table:style-name="ro3">
          <table:table-cell office:value-type="string" calcext:value-type="string">
            <text:p>khá là dễ bung chỉ trong 1 đến 2 ngày sử dụng.Mọi ng ai dùng phải để ý nếu ko ko thì sẽ vứt ngay!</text:p>
          </table:table-cell>
          <table:table-cell table:number-columns-repeated="1023"/>
        </table:table-row>
        <table:table-row table:style-name="ro3">
          <table:table-cell office:value-type="string" calcext:value-type="string">
            <text:p>Dùng 1 2 tuần đã rão rồi</text:p>
          </table:table-cell>
          <table:table-cell table:number-columns-repeated="1023"/>
        </table:table-row>
        <table:table-row table:style-name="ro6">
          <table:table-cell office:value-type="string" calcext:value-type="string">
            <text:p>Bàn phím giao khá nhanh vì có sẵn hàng trong kho rồi. nhưng khi nhận hàng thì thấy mặt trên rất dơ và có nhiều vết trầy xước ở cả mặt trước và sau. <text:s/>Cảm thấy khá không hài lòng về vấn đề này nhưng do phải đi công tác gấp nên ko có thời gian đổi trả. thủ tục đổi trả cũng phiền phức và tốn thời gian nên thôi để dùng luôn. <text:s/>Mẹo cho các bạn nếu muốn dùng thoải mái bàn phím này trên android thì cài dùng kèm với laban key do bộ cài của Logitech ko có bộ tiếng Việt. giải quyết luôn vấn đề nhấn enter ko gửi được tin nhắn ở Zalo.</text:p>
          </table:table-cell>
          <table:table-cell table:number-columns-repeated="1023"/>
        </table:table-row>
        <table:table-row table:style-name="ro3">
          <table:table-cell office:value-type="string" calcext:value-type="string">
            <text:p>Thời gian đặt hàng quá lâu. Hơn 2 tuần mới tới nơi. Bù lại về sản phẩm đúng như ảnh. Chất lượng tốt</text:p>
          </table:table-cell>
          <table:table-cell table:number-columns-repeated="1023"/>
        </table:table-row>
        <table:table-row table:style-name="ro3">
          <table:table-cell office:value-type="string" calcext:value-type="string">
            <text:p>Thỉnh thoảng tín hiệu bluetooth tự ngắt kết nối mất thời gian kết nối lại</text:p>
          </table:table-cell>
          <table:table-cell table:number-columns-repeated="1023"/>
        </table:table-row>
        <table:table-row table:style-name="ro3">
          <table:table-cell office:value-type="string" calcext:value-type="string">
            <text:p>Bàn phím dùng ổn. Nhưng Tiki giao hàng cực lâu. 2 lần bị Tiki huỷ đơn hàng xong đặt lại để dời ngày giao.</text:p>
          </table:table-cell>
          <table:table-cell table:number-columns-repeated="1023"/>
        </table:table-row>
        <table:table-row table:style-name="ro3">
          <table:table-cell office:value-type="string" calcext:value-type="string">
            <text:p>K tiện lợi lắm nên suy nghĩ kỹ. Bao bì ok. Ship ok</text:p>
          </table:table-cell>
          <table:table-cell table:number-columns-repeated="1023"/>
        </table:table-row>
        <table:table-row table:style-name="ro3">
          <table:table-cell office:value-type="string" calcext:value-type="string">
            <text:p>Bàn phím rất cứng,gõ khó chịu. Kết nối Bluetooth nhanh</text:p>
          </table:table-cell>
          <table:table-cell table:number-columns-repeated="1023"/>
        </table:table-row>
        <table:table-row table:style-name="ro3">
          <table:table-cell office:value-type="string" calcext:value-type="string">
            <text:p>Bàn phím cứng, bấm không mượt mà Quá nặng</text:p>
          </table:table-cell>
          <table:table-cell table:number-columns-repeated="1023"/>
        </table:table-row>
        <table:table-row table:style-name="ro4">
          <table:table-cell office:value-type="string" calcext:value-type="string">
            <text:p>Khui hộp ra thì phát hiện phần đế dưới của cắm bút bị tách rời kẹt vô phần chỗ khe tiếp giáp của bảng vẽ, mình kéo ra luôn mà quên chụp lại. Giờ phần đế bị gãy, còn chỗ kia thành nguyên khoảng hở luôn rồi, không gắn khít lại được. Lúc giao hàng mình chỉ kiểm sơ nên không phát hiện, về việc này Tiki có định bảo hành gì không? Thử cắm vô laptop thì dùng được, nhưng bị gãy thế này thì không vui chút nào.</text:p>
          </table:table-cell>
          <table:table-cell table:number-columns-repeated="1023"/>
        </table:table-row>
        <table:table-row table:style-name="ro3">
          <table:table-cell office:value-type="string" calcext:value-type="string">
            <text:p>To quá, hơi ộp ẹp, nắp pin thì phế hay rơi ra ngoài. Được cái gõ tốt hơn nhiều so với k380</text:p>
          </table:table-cell>
          <table:table-cell table:number-columns-repeated="1023"/>
        </table:table-row>
        <table:table-row table:style-name="ro1">
          <table:table-cell office:value-type="string" calcext:value-type="string">
            <text:p>hi mọi người, sau khi tui cài driver và thiết lập mapping cho 2 màn hình và tắt phần mềm gaomon đi thì bút vẽ ko hoạt động, sau đó tui tắt phần mềm đi thì bút hoạt động nhưng không thể tác động với thêm 1 màn hình khác. tôi muốn vừa sd đc but vừa dùng bút được với nhiều màn hình, có ai giup ko ạ?</text:p>
          </table:table-cell>
          <table:table-cell table:number-columns-repeated="1023"/>
        </table:table-row>
        <table:table-row table:style-name="ro3">
          <table:table-cell office:value-type="string" calcext:value-type="string">
            <text:p>gõ tốt,xong hơi nặng, khó mang vác ai có nhu cầu mua lại lh mình</text:p>
          </table:table-cell>
          <table:table-cell table:number-columns-repeated="1023"/>
        </table:table-row>
        <table:table-row table:style-name="ro4">
          <table:table-cell office:value-type="string" calcext:value-type="string">
            <text:p>bảng vẽ to, đẹp nhưng lại thiếu ngòi bút thay thế, khăn lau bảng và miếng dán bảo vệ. Mở ra mà check phụ kiện thấy thiếu là mình hết vui rồi, liên hệ Tiki giải quyết thì hơi lâu và tặng mình coupon mua hàng điện tử, thời gian lại ngắn. Mình không có nhu cầu mua thêm nên cho cũng như không, giải quyết ko đâu vào đâu, xem như mình xui. Sau này mình cũng mất hứng mua hàng Tiki rồi, dù biết là lỗi do nhà sản xuất nhưng mình cũng đâu liên hệ được nhà sản xuất hay gì, đành bye Tiki vậy</text:p>
          </table:table-cell>
          <table:table-cell table:number-columns-repeated="1023"/>
        </table:table-row>
        <table:table-row table:style-name="ro2">
          <table:table-cell office:value-type="string" calcext:value-type="string">
            <text:p>Mình đặt hàng từ đầu tháng 8, dời sang đến tận 26.08 mình mới nhận hàng trên tay. Mở ra thì thấy cây bút đã kì kì rồi. lại k có ngòi dự phòng kèm theo nữa <text:s text:c="3"/>với bút loại này là có sạc hay k? huhu</text:p>
          </table:table-cell>
          <table:table-cell table:number-columns-repeated="1023"/>
        </table:table-row>
        <table:table-row table:style-name="ro3">
          <table:table-cell office:value-type="string" calcext:value-type="string">
            <text:p>ai muon ban mua lai ko minh ban. bàn phím khá nặng và cồng kềnh.</text:p>
          </table:table-cell>
          <table:table-cell table:number-columns-repeated="1023"/>
        </table:table-row>
        <table:table-row table:style-name="ro2">
          <table:table-cell office:value-type="string" calcext:value-type="string">
            <text:p>Mình mới nhân hàng hôm nay và cảm thấy hơi không hài lòng cho lắm. Máy bị lỗi chạm bút không đúng vị trí khi chạm bút nhiều. như hình bên dưới.</text:p>
          </table:table-cell>
          <table:table-cell table:number-columns-repeated="1023"/>
        </table:table-row>
        <table:table-row table:style-name="ro3">
          <table:table-cell office:value-type="string" calcext:value-type="string">
            <text:p>Sản phẩm mới, giao hàng lâu, mất 27 ngày từ lúc đặt hàng. Kiện hàng bị rơi và rách 1 góc</text:p>
          </table:table-cell>
          <table:table-cell table:number-columns-repeated="1023"/>
        </table:table-row>
        <table:table-row table:style-name="ro2">
          <table:table-cell office:value-type="string" calcext:value-type="string">
            <text:p>Có ai biết vì sao bị giật khi di chuyển đầu bút ko ? <text:s text:c="2"/>Chỉ giúp mình với. Ước gì có thêm hướng dẫn sử dụng mà công dụng của từng nút trên tab và bút nhỉ <text:s/></text:p>
          </table:table-cell>
          <table:table-cell table:number-columns-repeated="1023"/>
        </table:table-row>
        <table:table-row table:style-name="ro2">
          <table:table-cell office:value-type="string" calcext:value-type="string">
            <text:p>Ai chỉ mình cách cài với ;A; mua về rồi mà toàn tiếng trung mình , tải về rồi mà nó ghi không kết nối thiết bị... khong chắc là cài đúng bản chưa nữa</text:p>
          </table:table-cell>
          <table:table-cell table:number-columns-repeated="1023"/>
        </table:table-row>
        <table:table-row table:style-name="ro3">
          <table:table-cell office:value-type="string" calcext:value-type="string">
            <text:p>E cần hỗ trợ hướng dẫn cài mấy cái nút trên bảng vẽ ah bảng vẽ Ok nhưng ko có hướng dẫn cài đặt phím trên bảng</text:p>
          </table:table-cell>
          <table:table-cell table:number-columns-repeated="1023"/>
        </table:table-row>
        <table:table-row table:style-name="ro3">
          <table:table-cell office:value-type="string" calcext:value-type="string">
            <text:p>Sản phẩm đóng gói cẩn thận, nhưng tiki nên có clip hướng dẫn sử dụng trên win or mac thì tuyệt vời hơn.</text:p>
          </table:table-cell>
          <table:table-cell table:number-columns-repeated="1023"/>
        </table:table-row>
        <table:table-row table:style-name="ro3">
          <table:table-cell office:value-type="string" calcext:value-type="string">
            <text:p>Tớ cài driver cả chục bản rồi mà chẳng có bản nào dùng được hết. Help Me, Please....</text:p>
          </table:table-cell>
          <table:table-cell table:number-columns-repeated="1023"/>
        </table:table-row>
        <table:table-row table:style-name="ro3">
          <table:table-cell office:value-type="string" calcext:value-type="string">
            <text:p>Bảng vẽ tô. vẽ sứong.thỉnh thoảng có LAG nặng. Giao hàng 2 tuần. Không xài cho ảutocad và Lumion duoc</text:p>
          </table:table-cell>
          <table:table-cell table:number-columns-repeated="1023"/>
        </table:table-row>
        <table:table-row table:style-name="ro3">
          <table:table-cell office:value-type="string" calcext:value-type="string">
            <text:p>Sao khi mình cắm vô thì nó chập chờn và ko sử dụng được cả chuột lun. Có ai giống mình ko :"(</text:p>
          </table:table-cell>
          <table:table-cell table:number-columns-repeated="1023"/>
        </table:table-row>
        <table:table-row table:style-name="ro3">
          <table:table-cell office:value-type="string" calcext:value-type="string">
            <text:p>Dùng khá tốt. Tuy nhiên khi vẽ làm mặt bảng bị xước rất nhiều.</text:p>
          </table:table-cell>
          <table:table-cell table:number-columns-repeated="1023"/>
        </table:table-row>
        <table:table-row table:style-name="ro3">
          <table:table-cell office:value-type="string" calcext:value-type="string">
            <text:p>mình tải dirver về và install rồi sao vẫn k dùng được nhỉ?</text:p>
          </table:table-cell>
          <table:table-cell table:number-columns-repeated="1023"/>
        </table:table-row>
        <table:table-row table:style-name="ro3">
          <table:table-cell office:value-type="string" calcext:value-type="string">
            <text:p>ngòi bút mau hư, bản vẽ ok</text:p>
          </table:table-cell>
          <table:table-cell table:number-columns-repeated="1023"/>
        </table:table-row>
        <table:table-row table:style-name="ro4">
          <table:table-cell office:value-type="string" calcext:value-type="string">
            <text:p>đặt hàng từ ngày 17/8 đến 28/8 hẹn lại ngày hôm nay là 12/9 giao. không biết hôm nay dc giao ko nữa đây.tổng số ngày từ lúc đặt đến hôm nay là 25 ngày rồi.biết vậy lúc đầy mình mua hàng từ tiki phân phối vừa được bảo hành và giao liền còn hơn đặt từ mấy cha ở nước ngoài ship về đac ko dc bảo hành còn giao lâu như gì. chán thiệt.ko biết hôm nay dc giao ko hay hẹn lại nữa đây.haizzz</text:p>
          </table:table-cell>
          <table:table-cell table:number-columns-repeated="1023"/>
        </table:table-row>
        <table:table-row table:style-name="ro3">
          <table:table-cell office:value-type="string" calcext:value-type="string">
            <text:p>Sản phẩm hay bị trục trặc. Hay rớt tín hiệu. Phải rút ổ điện ra cắm lại</text:p>
          </table:table-cell>
          <table:table-cell table:number-columns-repeated="1023"/>
        </table:table-row>
        <table:table-row table:style-name="ro3">
          <table:table-cell office:value-type="string" calcext:value-type="string">
            <text:p>Mình có comment là phải có VAT, trong khi giá là đã có VAT rồi. Yc xuất lại hóa đơn giúp mình. <text:s/>Xin cảm ơn</text:p>
          </table:table-cell>
          <table:table-cell table:number-columns-repeated="1023"/>
        </table:table-row>
        <table:table-row table:style-name="ro3">
          <table:table-cell office:value-type="string" calcext:value-type="string">
            <text:p>sản phẩm chính hãng ! giao hàng nhanh</text:p>
          </table:table-cell>
          <table:table-cell table:number-columns-repeated="1023"/>
        </table:table-row>
        <table:table-row table:style-name="ro3">
          <table:table-cell office:value-type="string" calcext:value-type="string">
            <text:p>Sản phẩm tốt, đống gói kỹ càng. Nhưng giao hàng trễ hẹn.</text:p>
          </table:table-cell>
          <table:table-cell table:number-columns-repeated="1023"/>
        </table:table-row>
        <table:table-row table:style-name="ro2">
          <table:table-cell office:value-type="string" calcext:value-type="string">
            <text:p>Đã đặt hàng 2 lần, lần 1 mua 1 cái màu đen giao đúng màu xài rất ổn. Lần 2 đặt 2 cái màu đen thì giao 2 cái màu đỏ ngay màu mình rất ghét. Không biết có thể đổi lại được không?</text:p>
          </table:table-cell>
          <table:table-cell table:number-columns-repeated="1023"/>
        </table:table-row>
        <table:table-row table:style-name="ro2">
          <table:table-cell office:value-type="string" calcext:value-type="string">
            <text:p>mình có mua dây sạc này,dùng đúng 1tuần thì có hiện tượng k nhận pin,tưởng đâu,do củ sạc,pin dự phòng,nhưng khi đổi dây sạc khác thì bị. dây bị lỗi. thất vọng</text:p>
          </table:table-cell>
          <table:table-cell table:number-columns-repeated="1023"/>
        </table:table-row>
        <table:table-row table:style-name="ro2">
          <table:table-cell office:value-type="string" calcext:value-type="string">
            <text:p>sạc làm đơ máy, có thể do không tương thích. không thể vừa sạc vừa dùng. phù hợp cho những bạn muốn để yên đt sạc nhưng không có nghị lực. </text:p>
          </table:table-cell>
          <table:table-cell table:number-columns-repeated="1023"/>
        </table:table-row>
        <table:table-row table:style-name="ro3">
          <table:table-cell office:value-type="string" calcext:value-type="string">
            <text:p>Mình dùng SS A7, sạc đc chắc gần 10 lần là dây lỗi, sạc chậm. Ở mức giá này thì chất lượng tạm thôi</text:p>
          </table:table-cell>
          <table:table-cell table:number-columns-repeated="1023"/>
        </table:table-row>
        <table:table-row table:style-name="ro3">
          <table:table-cell office:value-type="string" calcext:value-type="string">
            <text:p>giao hàng k đúng. đặt màu đen mà giao màu đỏ.. k hài lòng tuy chưa xài</text:p>
          </table:table-cell>
          <table:table-cell table:number-columns-repeated="1023"/>
        </table:table-row>
        <table:table-row table:style-name="ro3">
          <table:table-cell office:value-type="string" calcext:value-type="string">
            <text:p>sạc k nhanh như quảng cáo,hàng như hình</text:p>
          </table:table-cell>
          <table:table-cell table:number-columns-repeated="1023"/>
        </table:table-row>
        <table:table-row table:style-name="ro4">
          <table:table-cell office:value-type="string" calcext:value-type="string">
            <text:p>Mình nhận hàng thì ok. Kết nối chuột qua bluetooth trên win 10 thì dùng được nhưng kết nối bluetooth với macbook macOs 10.13.6 thì mãi không được. Cứ báo not connected, khi chọn để bấm connect thì có khi nó ghi connected nhưng cứ xoay xoay chỗ kết nối và vẫn không kết nối dc. Đang chờ Tiki gọi lại để hỗ trợ. Có bạn nào gặp trường hợp này đã xử lý dc vui lòng chỉ mình cách khắc phục với.</text:p>
          </table:table-cell>
          <table:table-cell table:number-columns-repeated="1023"/>
        </table:table-row>
        <table:table-row table:style-name="ro2">
          <table:table-cell office:value-type="string" calcext:value-type="string">
            <text:p>Chuột này mình sử dụng hay bị mất kết nối, cứ nhấc lên khỏi mặt bàn đặt xuống là bị mất kết nối. Kiểu như bị lỏng pin vậy. Nhiều khi rất ức chế. Không biết bảo hành có được đổi lại hay sửa <text:s/></text:p>
          </table:table-cell>
          <table:table-cell table:number-columns-repeated="1023"/>
        </table:table-row>
        <table:table-row table:style-name="ro2">
          <table:table-cell office:value-type="string" calcext:value-type="string">
            <text:p>mình mới mua đc 1,2 tháng gì đó từ lúc dịch mới dùng thì rất ngon mượt không tì vết mà giờ tín hiệu cứ chập chờn, dùng 1 tí lại đơ, để 1 lúc mới bắt được tín hiệu. xin hỏi Tiki mình bảo hành thế nào ạ?</text:p>
          </table:table-cell>
          <table:table-cell table:number-columns-repeated="1023"/>
        </table:table-row>
        <table:table-row table:style-name="ro3">
          <table:table-cell office:value-type="string" calcext:value-type="string">
            <text:p>Cho mình hỏi thăm là sau khi kết nối sử dụng mình k thấy cái đèn sáng, nó nhá rất mờ r tắt, v có phải là lỗi sản phẩm k ạ</text:p>
          </table:table-cell>
          <table:table-cell table:number-columns-repeated="1023"/>
        </table:table-row>
        <table:table-row table:style-name="ro3">
          <table:table-cell office:value-type="string" calcext:value-type="string">
            <text:p>Chuột sau 1 tuần sử dụng thấy khá ok nhưng lúc nhận hàng thì mặt dưới nó trầy kinh khủng, như kiểu đã sử dụng lâu ngày ấy</text:p>
          </table:table-cell>
          <table:table-cell table:number-columns-repeated="1023"/>
        </table:table-row>
        <table:table-row table:style-name="ro3">
          <table:table-cell office:value-type="string" calcext:value-type="string">
            <text:p>Phù hợp với tầm tiền, tuy nhiên nhựa cho cảm giác hoàn thiện chưa tốt</text:p>
          </table:table-cell>
          <table:table-cell table:number-columns-repeated="1023"/>
        </table:table-row>
        <table:table-row table:style-name="ro3">
          <table:table-cell office:value-type="string" calcext:value-type="string">
            <text:p>Con lăn hay bị trượt khi ấn chuột giữa, thỉnh thoảng bị đơ 3-5 giây rồi tự nhận lại.</text:p>
          </table:table-cell>
          <table:table-cell table:number-columns-repeated="1023"/>
        </table:table-row>
        <table:table-row table:style-name="ro3">
          <table:table-cell office:value-type="string" calcext:value-type="string">
            <text:p>đối với máy chạy window : NGON. đối với macbook : không thể connect được.</text:p>
          </table:table-cell>
          <table:table-cell table:number-columns-repeated="1023"/>
        </table:table-row>
        <table:table-row table:style-name="ro3">
          <table:table-cell office:value-type="string" calcext:value-type="string">
            <text:p>Kết nối với macbook không tốt.</text:p>
          </table:table-cell>
          <table:table-cell table:number-columns-repeated="1023"/>
        </table:table-row>
        <table:table-row table:style-name="ro3">
          <table:table-cell office:value-type="string" calcext:value-type="string">
            <text:p>Vừa nhận được 10' có cảm nhận như sau: phần đế trầy và mòn, con ốc ở chỗ để receiver bị trầy có dấu hiệu đã bị tháo.</text:p>
          </table:table-cell>
          <table:table-cell table:number-columns-repeated="1023"/>
        </table:table-row>
        <table:table-row table:style-name="ro3">
          <table:table-cell office:value-type="string" calcext:value-type="string">
            <text:p>lót khá nhỏ, mỏng dính, chất lượng tương xứng với giá tiền</text:p>
          </table:table-cell>
          <table:table-cell table:number-columns-repeated="1023"/>
        </table:table-row>
        <table:table-row table:style-name="ro3">
          <table:table-cell office:value-type="string" calcext:value-type="string">
            <text:p>Bình thường, Bình thường Bình thường Bình thường Bình thường</text:p>
          </table:table-cell>
          <table:table-cell table:number-columns-repeated="1023"/>
        </table:table-row>
        <table:table-row table:style-name="ro3">
          <table:table-cell office:value-type="string" calcext:value-type="string">
            <text:p>giá cả vừa phải, nói chung là cx đc <text:s/>), giao nhanh</text:p>
          </table:table-cell>
          <table:table-cell table:number-columns-repeated="1023"/>
        </table:table-row>
        <table:table-row table:style-name="ro14">
          <table:table-cell office:value-type="string" calcext:value-type="string">
            <text:p>+ Hàng phiên bản nội địa của trung quốc, cục adapter cố định ở điện áp vào 220v/50Hz chứ không auto volt từ 100-240vac/50-60Hz như bản quốc tế. Hướng dẫn toàn tiếng tàu. + Tenda Việt Nam từ chối hỗ trợ và bảo hành. Còn nói là hàng bất hợp pháp thật khó nghe. Bó tay với Tiki và Tenda + Đánh giá về chất lượng: - Mỗi con đặt 1 tầng cách nhau sàn bê tông, chất lượng link nhau rất tốt. Khả năng phát thẳng, không vách với khoảng cách tầm 15m rất tốt. Khả năng xuyên tường dường như khá kém. Độ ping trễ so với cắm trực tiếp Lan khoảng 2-3ms. Tốc độ wifi 57Mbps bằng so với cổng Ethernet Lan trên modem chủ. - Không biết do điện thoại hay do cục này mà khả năng tự chuyển vùng không tốt. Nhiều khi di chuyển xa cục phát đang kết nối đến nỗi sóng chỉ còn 1 vạch nhưng vẫn không chịu chuyển sang cục phát gần bên. Có lẽ do hàng ở tầm bình dân nên vậy - Không có giao diện cấu hình qua địa chỉ ip mà chỉ có thể cấu hình qua app trên điện thoại. Vì Tenda VN nó không chịu hỗ trợ nên không biết có cách cấu hình qua ip không! <text:s/>Tóm lại: thích công nghệ mesh và giá phù hợp, nhưng hoàn toàn không thích cách bán hàng không trung thực của shop và sự hỗ trợ kiểu vô can với vai trò trung gian của Tiki. Hơi ức chế với 1 số điểm trừ của sản phẩm</text:p>
          </table:table-cell>
          <table:table-cell table:number-columns-repeated="1023"/>
        </table:table-row>
        <table:table-row table:style-name="ro1">
          <table:table-cell office:value-type="string" calcext:value-type="string">
            <text:p>mẫu mã đẹp, tinh tế; <text:s/>treo tường hay để bàn đều được. Cài đặt không quá khó qua app Tenda, tuy nhiên app xấu, giao diện và chức năng bình thường. Đóng gói <text:s/>tệ ko chuyên nghiệp, không dán và chèn chắc chắn, mấy cục nova rơi lung tung bên trong thùng.</text:p>
          </table:table-cell>
          <table:table-cell table:number-columns-repeated="1023"/>
        </table:table-row>
        <table:table-row table:style-name="ro9">
          <table:table-cell office:value-type="string" calcext:value-type="string">
            <text:p>** Ko hài lòng lắm, khi thấy sản phẩm không phải là hàng chính hãng, mà là sp xách tay về, tem nhãn hộp hoàn toàn bằng tiếng Trung Quốc. Check thông tin để active sp từ hãng Tenda thì bị từ chối, vì không phải hàng chính hãng. Sau này nếu sp này bị lỗi thì bh kiểu gì? ** Lúc mua thì từ "Cong nghe store", khi vào nhận xét sản phẩm thì chuyển về link của "Vi tính Lê Huy"...vậy khi bảo hành thì ai chịu trách nhiệm bảo hành về sp nhỉ? ** Về sp thì hiện tại vẫn chạy tốt sau 1th dùng, thi thoảng vẫn có hiện tượng không nhận mạng từ modem chính (modem chính bridge mode), rút dây lan cắm vào thì chạy bình thường (nhà mình mạng VT 35mb giờ thì đã 70mb). Nhìn chung chất lượng ok trong tầm tiền, nhưng về sau độ ổn định chưa nói trước được, và vẵn băn khoăn vấn đề bảo hành với sp xách tay này <text:s text:c="2"/></text:p>
          </table:table-cell>
          <table:table-cell table:number-columns-repeated="1023"/>
        </table:table-row>
        <table:table-row table:style-name="ro2">
          <table:table-cell office:value-type="string" calcext:value-type="string">
            <text:p>mới nhận hàng thấy sản phẩm đóng gói ổn nhưng mạng nhà mình là ip tĩnh thì trên ứng dụng phát hiện là ip động. không biết cài thủ công theo ip tĩnh nên mình cứ mặc kệkhông biết dùng có gì bất tiện không nữa?.</text:p>
          </table:table-cell>
          <table:table-cell table:number-columns-repeated="1023"/>
        </table:table-row>
        <table:table-row table:style-name="ro2">
          <table:table-cell office:value-type="string" calcext:value-type="string">
            <text:p>Tiền nào của đó, âm thanh nghe được, nhưng thiết kế đeo không được thoải mái, mình đeo hay bị rớt ra với cái cạnh thiế kế lõm 3 cạnh phía sao tai nghe cạ vào vành tai cảm giác đeo bị đau vành tai</text:p>
          </table:table-cell>
          <table:table-cell table:number-columns-repeated="1023"/>
        </table:table-row>
        <table:table-row table:style-name="ro3">
          <table:table-cell office:value-type="string" calcext:value-type="string">
            <text:p>giao hàng lâu tận 6 ngày mới có hàng nhưng dùng tốt thích ứng với các dòng Oppo âm thanh cực phóng đại to rõ dễ nghe</text:p>
          </table:table-cell>
          <table:table-cell table:number-columns-repeated="1023"/>
        </table:table-row>
        <table:table-row table:style-name="ro3">
          <table:table-cell office:value-type="string" calcext:value-type="string">
            <text:p>Tiền nào của đó, ko lệch đi đâu đc </text:p>
          </table:table-cell>
          <table:table-cell table:number-columns-repeated="1023"/>
        </table:table-row>
        <table:table-row table:style-name="ro3">
          <table:table-cell office:value-type="string" calcext:value-type="string">
            <text:p>mình mua bộ 3 cái rồi, nếu muốn lắp thêm 1 cái nữa có kết nối đồng bộ cả 4 đc ko?</text:p>
          </table:table-cell>
          <table:table-cell table:number-columns-repeated="1023"/>
        </table:table-row>
        <table:table-row table:style-name="ro3">
          <table:table-cell office:value-type="string" calcext:value-type="string">
            <text:p>Dùng ko ổn định đâu, tốc độ không khác biệt. Vẫn bị mất mạng du có sóng wifi vẫn đầy</text:p>
          </table:table-cell>
          <table:table-cell table:number-columns-repeated="1023"/>
        </table:table-row>
        <table:table-row table:style-name="ro3">
          <table:table-cell office:value-type="string" calcext:value-type="string">
            <text:p>Chất lượng tốt 5* Giao hàng quá lâu 2* Mất gần nửa tháng kể từ lúc đặt</text:p>
          </table:table-cell>
          <table:table-cell table:number-columns-repeated="1023"/>
        </table:table-row>
        <table:table-row table:style-name="ro3">
          <table:table-cell office:value-type="string" calcext:value-type="string">
            <text:p>Nhin cung đuoc nhung cai num nhet tai hơi to mot it</text:p>
          </table:table-cell>
          <table:table-cell table:number-columns-repeated="1023"/>
        </table:table-row>
        <table:table-row table:style-name="ro3">
          <table:table-cell office:value-type="string" calcext:value-type="string">
            <text:p>Dùng <text:s/>có cảm giác đau tai</text:p>
          </table:table-cell>
          <table:table-cell table:number-columns-repeated="1023"/>
        </table:table-row>
        <table:table-row table:style-name="ro1">
          <table:table-cell office:value-type="string" calcext:value-type="string">
            <text:p>máy in giao trong 6 ngày đến nơi, <text:s/>nhân viên mưa gió giao đến tận nhà nhiệt tình. <text:s/>nhưng sách hướng dẫn như để cho có k giúp đk gì m mày mò cài driver hiện lên dấu tích xanh trên máy tính rồi mà k sao in nổi. <text:s/>hơn nữa nút wifi k sáng. <text:s/>đến h máy in của m cũng k hoạt động. mong tiki có thể trợ giúp mình.</text:p>
          </table:table-cell>
          <table:table-cell table:number-columns-repeated="1023"/>
        </table:table-row>
        <table:table-row table:style-name="ro2">
          <table:table-cell office:value-type="string" calcext:value-type="string">
            <text:p>Tốt Nhưng gọi hướng dẫn mãi k ai bắt máy. <text:s/>K có tờ hưỡng dẫn sử dụng. Lên web canon mò. <text:s/>Kết bối macbook thì muốn điên Mất gần 1 ngày mới kết nối đc Nếu có thêm hương dẫn, có số zalo gì đó gọi thì tốt hơn</text:p>
          </table:table-cell>
          <table:table-cell table:number-columns-repeated="1023"/>
        </table:table-row>
        <table:table-row table:style-name="ro3">
          <table:table-cell office:value-type="string" calcext:value-type="string">
            <text:p>Giao hàng cẩn thận. Máy OK. Tôi có yêu cầu xuất hoá đơn nhưng tại sao gần 10 ngày vẫn chưa nhận được?</text:p>
          </table:table-cell>
          <table:table-cell table:number-columns-repeated="1023"/>
        </table:table-row>
        <table:table-row table:style-name="ro4">
          <table:table-cell office:value-type="string" calcext:value-type="string">
            <text:p>Thiết kế: xinh xắn, đáng yêu, dễ thương. Đây là điểm đáng tiền nhất của sản phẩm. Chất lượng: có 3 phím chức năng khá hay nhưng tớ chẳng bao giờ nhớ để sử dụng cả. Con lăn chuột sau 1 năm dùng đã chính thức die. Coi như bỏ luôn, mua chuột mới. Chuột khá đằm tay, này thì tùy mỗi người, riêng tớ lại thích loại nhẹ. <text:s/>=&gt; Chốt lại, tạm ổn với giá sale. Giá chưa sale tính ra hơi đắt.</text:p>
          </table:table-cell>
          <table:table-cell table:number-columns-repeated="1023"/>
        </table:table-row>
        <table:table-row table:style-name="ro1">
          <table:table-cell office:value-type="string" calcext:value-type="string">
            <text:p>Mua giá 182k, ưu điểm là màu sắc đẹp, chuột nhỏ dễ cầm. Tuy nhiên không biết phải con mình mua có vấn đề gì không mà khả năng di chuột thì lại kém, thỉnh thoảng delay như pin yếu, nhưng thay pin mới, dùng lót vẫn vậy. Chắc chỉ phù hợp lướt web ko cần click nhiều với chính xác</text:p>
          </table:table-cell>
          <table:table-cell table:number-columns-repeated="1023"/>
        </table:table-row>
        <table:table-row table:style-name="ro6">
          <table:table-cell office:value-type="string" calcext:value-type="string">
            <text:p>Mình có đặt mua 2 con chuột DareU LM115G. 1 từ Công nghệ chính hãng - Sản phẩm hơi dơ nhưng nhìn chung vẫn đẹp, chưa tháo hộp, đóng gói cẩn thận. chuột khá sạch. Bạn mình xài được vài hôm nay khá nhạy và ok. <text:s text:c="2"/>1 sp còn lại mình mới nhận hôm qua mua từ Minh Châu computer thì bao bì rất dơ, đã bị thao vỏ và dán bằng băng keo 1 cách cẩu thả. bao bì hộp thì cực kì dơ. Sp ko có để thời gian sản xuất. Mình nghĩ TIki nên làm việc thêm với đối tác. Về chất lượng thì chưa biết ntn. <text:s text:c="2"/>Còn về Tiki, hàng đặt giao sớm hơn dự kiến, đóng gói cẩn thận. Khả ok.</text:p>
          </table:table-cell>
          <table:table-cell table:number-columns-repeated="1023"/>
        </table:table-row>
        <table:table-row table:style-name="ro1">
          <table:table-cell office:value-type="string" calcext:value-type="string">
            <text:p>Mẫu mã đẹp, mẫu chó ở ngoài còn xinh hơn hình, nhỏ gọn vừa tay, nút bấm tương đối chắc chắn. Tuy nhiên lần đầu cắm vào nhận tín hiệu rất chậm, mãi sau on/off vài lần + thay pin các kiểu mới dùng được. Lúc đang dùng mà reset máy thì khi máy đã lên hình chuột cũng chưa chịu chạy. Lúc đã chạy rồi thì dùng ok.</text:p>
          </table:table-cell>
          <table:table-cell table:number-columns-repeated="1023"/>
        </table:table-row>
        <table:table-row table:style-name="ro2">
          <table:table-cell office:value-type="string" calcext:value-type="string">
            <text:p>mình thật sự có nhu cầu muốn mua máy này. Nhưng anh shiper bị tai nạn và hư hàng. Giờ mình không đặt được máy này nữa vì Tiki đã hết hàng. Haizzz</text:p>
          </table:table-cell>
          <table:table-cell table:number-columns-repeated="1023"/>
        </table:table-row>
        <table:table-row table:style-name="ro2">
          <table:table-cell office:value-type="string" calcext:value-type="string">
            <text:p>Mình đặt mua mẫu như hình. Vừa nhận hàng hôm qua nhưng sáng nay mình mới mở ra dùng. Thì thấy hàng đã bị tháo seal rồi. Nhờ nhà cung cấp cho mình câu trả lời hợp lý nha</text:p>
          </table:table-cell>
          <table:table-cell table:number-columns-repeated="1023"/>
        </table:table-row>
        <table:table-row table:style-name="ro2">
          <table:table-cell office:value-type="string" calcext:value-type="string">
            <text:p>chào tiki, mình mua sản phẩm hồi tháng 10/2018, sử dụng được 3 tháng thì bật lên k có tín hiệu nữa, mình đã thay pin mới vẫn k có tín hiệu. Bây giờ mình muốn gửi bảo hành thì phải làm sao ạ</text:p>
          </table:table-cell>
          <table:table-cell table:number-columns-repeated="1023"/>
        </table:table-row>
        <table:table-row table:style-name="ro2">
          <table:table-cell office:value-type="string" calcext:value-type="string">
            <text:p>Mình nhận hàng mà chưa có nano receiver hôm nay dùng mới lấy ra xem quên cả chụp hình. Hy vọng shop và tiki phản hồi lại giúp mình chứ mình dò bluetooth vẫn k tìm dc nên k thể dùng.</text:p>
          </table:table-cell>
          <table:table-cell table:number-columns-repeated="1023"/>
        </table:table-row>
        <table:table-row table:style-name="ro2">
          <table:table-cell office:value-type="string" calcext:value-type="string">
            <text:p>mình mới lấy từ chiều hqua. dùng đến giờ thì chuột lại ko lên đèn. pin mình đã test thử và vẫn còn. Mình muốn bảo hành thì giờ như thế nào ạ?</text:p>
          </table:table-cell>
          <table:table-cell table:number-columns-repeated="1023"/>
        </table:table-row>
        <table:table-row table:style-name="ro2">
          <table:table-cell office:value-type="string" calcext:value-type="string">
            <text:p>MẪU ĐẸP, <text:s/>GIÁ VỪA TẦM , ẢNH GIỐNG VỚI SẢN PHẨM THỰC, CHỈ CÓ ĐIỀU, NÚT USB CỦA CHUỘT MỖI LẦN MUỐN LẤY RA THÌ PHẢI THÁO CỤC PIN RA . NGOÀI VIỆC ĐÓ RA THÌ CHẤT LƯỢNG RẤT OK.</text:p>
          </table:table-cell>
          <table:table-cell table:number-columns-repeated="1023"/>
        </table:table-row>
        <table:table-row table:style-name="ro2">
          <table:table-cell office:value-type="string" calcext:value-type="string">
            <text:p>Mình mua từ tháng 10, dùng được tầm gần nửa năm thì bị lỗi nút cuộn. Giờ cuộn xuống rất hay bị nhảy (random lên hoặc xuống) khá khó chịu.</text:p>
          </table:table-cell>
          <table:table-cell table:number-columns-repeated="1023"/>
        </table:table-row>
        <table:table-row table:style-name="ro2">
          <table:table-cell office:value-type="string" calcext:value-type="string">
            <text:p>mình mua chuột không dây dareu , khi cấm usb vào tivi sony thì không có kết nối , mình muốn hỏi xem làm cách nào kết nối đc , hoặc đổi lại lấy sẩn phẩm khác</text:p>
          </table:table-cell>
          <table:table-cell table:number-columns-repeated="1023"/>
        </table:table-row>
        <table:table-row table:style-name="ro2">
          <table:table-cell office:value-type="string" calcext:value-type="string">
            <text:p>Mẫu mã đẹp, chất lượng tạm ổn vì mới dùng vài ngày. Tuy nhiên, để qua một ngày thì hôm sau phải tắt mở on/off chuột mới nhận lại tín hiệu</text:p>
          </table:table-cell>
          <table:table-cell table:number-columns-repeated="1023"/>
        </table:table-row>
        <table:table-row table:style-name="ro3">
          <table:table-cell office:value-type="string" calcext:value-type="string">
            <text:p>chuột bề ngoài đẹp, nhưng không nhạy, rê chuột hay bị ngắt quãng khó chịu</text:p>
          </table:table-cell>
          <table:table-cell table:number-columns-repeated="1023"/>
        </table:table-row>
        <table:table-row table:style-name="ro3">
          <table:table-cell office:value-type="string" calcext:value-type="string">
            <text:p>Mình mua về xài được tháng mấy rui. Hổm kia thì nó không kết nối được với laptop nữa. Hơi chán vì mới tháng mấy mà đã hư</text:p>
          </table:table-cell>
          <table:table-cell table:number-columns-repeated="1023"/>
        </table:table-row>
        <table:table-row table:style-name="ro3">
          <table:table-cell office:value-type="string" calcext:value-type="string">
            <text:p>Chuột nhìn ngộ nghĩnh, thú vị, cầm khá chắc tay, chỉ có điều là kêu hơi to, cả phòng họp im lặng, mỗi chuột mình kêu. </text:p>
          </table:table-cell>
          <table:table-cell table:number-columns-repeated="1023"/>
        </table:table-row>
        <table:table-row table:style-name="ro2">
          <table:table-cell office:value-type="string" calcext:value-type="string">
            <text:p>Mẫu mã đẹp, cũng khó tróc sơn. Nhưng pin chỉ xài dc gần 2 tháng thì hết, phải thay liên tục. Nhưng mình mua là vì độ tiết kiệm pin, nên mình đánh giá chỉ 3 sao.</text:p>
          </table:table-cell>
          <table:table-cell table:number-columns-repeated="1023"/>
        </table:table-row>
        <table:table-row table:style-name="ro3">
          <table:table-cell office:value-type="string" calcext:value-type="string">
            <text:p>hàng chính hãng thì bảo hành sao ad?? chuột 3? sài tầm được 6 thág giờ cuộn nó bị nhảy rồi</text:p>
          </table:table-cell>
          <table:table-cell table:number-columns-repeated="1023"/>
        </table:table-row>
        <table:table-row table:style-name="ro3">
          <table:table-cell office:value-type="string" calcext:value-type="string">
            <text:p>Chuột hơi nặng, khi cất chuột đầu cắm blutooth vào pc phải tháo nắp pin ra mới nhét vào được rất bất tiện.</text:p>
          </table:table-cell>
          <table:table-cell table:number-columns-repeated="1023"/>
        </table:table-row>
        <table:table-row table:style-name="ro3">
          <table:table-cell office:value-type="string" calcext:value-type="string">
            <text:p>Bề ngoài đẹp, phím êm, DPI 3 mức chuẩn. Nhưng đôi khi di nhưng chuột không di chuyển và có xu hướng đứng yên.</text:p>
          </table:table-cell>
          <table:table-cell table:number-columns-repeated="1023"/>
        </table:table-row>
        <table:table-row table:style-name="ro2">
          <table:table-cell office:value-type="string" calcext:value-type="string">
            <text:p>Tạm được, tốc độ không quá cao. Có thể đặt ở nơi thoáng sẽ cho tốc độ tốt hơn, tại nhà mình nhiều phòng nên phải đặt ở trong phòng có nhiều tường ngăn cản trở sóng</text:p>
          </table:table-cell>
          <table:table-cell table:number-columns-repeated="1023"/>
        </table:table-row>
        <table:table-row table:style-name="ro3">
          <table:table-cell office:value-type="string" calcext:value-type="string">
            <text:p>sản phẩm tốt , xài mượt mà , ko có lỗi lầm , sẽ ủng hộ tiếp</text:p>
          </table:table-cell>
          <table:table-cell table:number-columns-repeated="1023"/>
        </table:table-row>
        <table:table-row table:style-name="ro2">
          <table:table-cell office:value-type="string" calcext:value-type="string">
            <text:p>Sóng bắt được tầm trung đúng với giá tiền, không thể so sánh với các thiết bị có giá trên 1tr. Cách nhau 1 lầu mà bắt chỉ đc có 2 vạch. Cùng lầu thì sóng full. Được cái sản phẩm có repeater nên có thể thu và phát wifi lại, đỡ dây nhợ lằng nhằng.</text:p>
          </table:table-cell>
          <table:table-cell table:number-columns-repeated="1023"/>
        </table:table-row>
        <table:table-row table:style-name="ro2">
          <table:table-cell office:value-type="string" calcext:value-type="string">
            <text:p>Sóng kém, qua một phòng ngủ + vệ sinh tới phòng thứ 3 thì không xuyên qua được, làm phải mua thêm một cái router nữa để phát riêng cho phòng đó. <text:s/>Không đáng tiền.</text:p>
          </table:table-cell>
          <table:table-cell table:number-columns-repeated="1023"/>
        </table:table-row>
        <table:table-row table:style-name="ro1">
          <table:table-cell office:value-type="string" calcext:value-type="string">
            <text:p>Xài ổn định, hỗ trợ nhiều user truy cập cùng lúc. Tuy nhiên sóng còn hơi yếu. Nếu sóng xuyên tường tốt hơn chút thì ngon. Nhân viên giao hàng nhanh.</text:p>
            <text:p>Nhiệt tình . xài đc hơn 1 tháng . ko lỗi lầm gì. Nói chung là hài lòng. Good.</text:p>
          </table:table-cell>
          <table:table-cell table:number-columns-repeated="1023"/>
        </table:table-row>
        <table:table-row table:style-name="ro3">
          <table:table-cell office:value-type="string" calcext:value-type="string">
            <text:p>Router 3 râu nhưng phát sóng chỉ bằng cái cũ 1 râu, đành phải chuyển làm bộ kích sóng. Nên thấy hơi phí với giá tiền.</text:p>
          </table:table-cell>
          <table:table-cell table:number-columns-repeated="1023"/>
        </table:table-row>
        <table:table-row table:style-name="ro3">
          <table:table-cell office:value-type="string" calcext:value-type="string">
            <text:p>Khả năng phát sóng vượt vật cản kém, không hài lòng</text:p>
          </table:table-cell>
          <table:table-cell table:number-columns-repeated="1023"/>
        </table:table-row>
        <table:table-row table:style-name="ro3">
          <table:table-cell office:value-type="string" calcext:value-type="string">
            <text:p>Hình trang trí đẹp mắt, độ nhạy cũng tốt nhưng dùng rất mỏi ngón tay cái</text:p>
          </table:table-cell>
          <table:table-cell table:number-columns-repeated="1023"/>
        </table:table-row>
        <table:table-row table:style-name="ro3">
          <table:table-cell office:value-type="string" calcext:value-type="string">
            <text:p>không thấy dán tem bảo hành hay giấy bảo hành nào hết</text:p>
          </table:table-cell>
          <table:table-cell table:number-columns-repeated="1023"/>
        </table:table-row>
        <table:table-row table:style-name="ro3">
          <table:table-cell office:value-type="string" calcext:value-type="string">
            <text:p>Không xuất hoá đơn VAT mà vẫn thu VAT</text:p>
          </table:table-cell>
          <table:table-cell table:number-columns-repeated="1023"/>
        </table:table-row>
        <table:table-row table:style-name="ro3">
          <table:table-cell office:value-type="string" calcext:value-type="string">
            <text:p>tại sao lúc bật chuột lúc được lúc không đuọc vậy tiki ????</text:p>
          </table:table-cell>
          <table:table-cell table:number-columns-repeated="1023"/>
        </table:table-row>
        <table:table-row table:style-name="ro3">
          <table:table-cell office:value-type="string" calcext:value-type="string">
            <text:p>con lăn hơi cứng. không thích hợp với người vẽ cad như mình</text:p>
          </table:table-cell>
          <table:table-cell table:number-columns-repeated="1023"/>
        </table:table-row>
        <table:table-row table:style-name="ro2">
          <table:table-cell office:value-type="string" calcext:value-type="string">
            <text:p>tuy 3 râu nhưng sóng vẫn yếu.</text:p>
            <text:p>qua cửa gỗ còn đúng 1 vạch</text:p>
          </table:table-cell>
          <table:table-cell table:number-columns-repeated="1023"/>
        </table:table-row>
        <table:table-row table:style-name="ro3">
          <table:table-cell office:value-type="string" calcext:value-type="string">
            <text:p>xài 1 tg thì con lăn bị lỗi k tốt</text:p>
          </table:table-cell>
          <table:table-cell table:number-columns-repeated="1023"/>
        </table:table-row>
        <table:table-row table:style-name="ro3">
          <table:table-cell office:value-type="string" calcext:value-type="string">
            <text:p>Nói chung tạm được,xài thời gian đã</text:p>
          </table:table-cell>
          <table:table-cell table:number-columns-repeated="1023"/>
        </table:table-row>
        <table:table-row table:style-name="ro3">
          <table:table-cell office:value-type="string" calcext:value-type="string">
            <text:p>thỉnh thoảng hay không di chuột được</text:p>
          </table:table-cell>
          <table:table-cell table:number-columns-repeated="1023"/>
        </table:table-row>
        <table:table-row table:style-name="ro3">
          <table:table-cell office:value-type="string" calcext:value-type="string">
            <text:p>kute, thao tác thoải mái, chỉ tiếc là nơi nặng mùi nhựa</text:p>
          </table:table-cell>
          <table:table-cell table:number-columns-repeated="1023"/>
        </table:table-row>
        <table:table-row table:style-name="ro2">
          <table:table-cell office:value-type="string" calcext:value-type="string">
            <text:p>Tôi chọn mua sản phẩm theo hình ảnh vì có vỏ đậy chống bụi. Sản phẩm giao không có vỏ đậy này. Tôi muốn trả lại sản phẩm vì không đúng với giới thiệu.</text:p>
          </table:table-cell>
          <table:table-cell table:number-columns-repeated="1023"/>
        </table:table-row>
        <table:table-row table:style-name="ro2">
          <table:table-cell office:value-type="string" calcext:value-type="string">
            <text:p>Theo như quảng cáo thì có cái nắp nhưng nhận hàng thì không có. Và USB mình đưa vào máy tính thì đã có sẵn tài liệu trong đó rồi.</text:p>
          </table:table-cell>
          <table:table-cell table:number-columns-repeated="1023"/>
        </table:table-row>
        <table:table-row table:style-name="ro2">
          <table:table-cell office:value-type="string" calcext:value-type="string">
            <text:p>Ưu điểm lớn nhất là nhỏ gọn, đẹp, còn tốc độ chép thì hơi chậm, và khá nóng so với các nhãn hiệu USB khác nên không biết có ảnh hưởng đến độ bền hay không.</text:p>
          </table:table-cell>
          <table:table-cell table:number-columns-repeated="1023"/>
        </table:table-row>
        <table:table-row table:style-name="ro3">
          <table:table-cell office:value-type="string" calcext:value-type="string">
            <text:p>Hàng nhận rồi , sao không có nắp đậy à shop ?</text:p>
          </table:table-cell>
          <table:table-cell table:number-columns-repeated="1023"/>
        </table:table-row>
        <table:table-row table:style-name="ro3">
          <table:table-cell office:value-type="string" calcext:value-type="string">
            <text:p>Mình không biết tại sao cả hai cái mình mia chỉ có 14,4Gb.</text:p>
          </table:table-cell>
          <table:table-cell table:number-columns-repeated="1023"/>
        </table:table-row>
        <table:table-row table:style-name="ro3">
          <table:table-cell office:value-type="string" calcext:value-type="string">
            <text:p>thời gian giao hàng chậm, đã đặt giao hàng 2h nhưng vẫn không giao đúng hẹn</text:p>
          </table:table-cell>
          <table:table-cell table:number-columns-repeated="1023"/>
        </table:table-row>
        <table:table-row table:style-name="ro2">
          <table:table-cell office:value-type="string" calcext:value-type="string">
            <text:p>Mong shop hay tiki xem lại đơn hàng giúp e. Hiện tại e vẫn chưa nhận được hàng mặc dù e đặt Tikinow (Giao hàng trong 2h). E cảm ơn</text:p>
          </table:table-cell>
          <table:table-cell table:number-columns-repeated="1023"/>
        </table:table-row>
        <table:table-row table:style-name="ro3">
          <table:table-cell office:value-type="string" calcext:value-type="string">
            <text:p>chuột này kết nối bằng Bluetooth hay có usb gắn vào pc vậy ạ</text:p>
          </table:table-cell>
          <table:table-cell table:number-columns-repeated="1023"/>
        </table:table-row>
        <table:table-row table:style-name="ro1">
          <table:table-cell office:value-type="string" calcext:value-type="string">
            <text:p>màn hình bị loang màu sáng không dều chỗ thì tối quá chỗ thì sáng quá không biết có phải là màn lỗi không hay là lỗi chung của dòng này thua con màn hình cũ viewsonic của mình mặc dù tấm nền tft độ tương phản không bằng <text:s/>nhưng đen đều và ko bị tình trạng này.</text:p>
          </table:table-cell>
          <table:table-cell table:number-columns-repeated="1023"/>
        </table:table-row>
        <table:table-row table:style-name="ro2">
          <table:table-cell office:value-type="string" calcext:value-type="string">
            <text:p>Xài cũng ok, phải chỉnh màu lại bằng tay. <text:s/>Chân cố định nên ko nâng lên hạ xuống được. Ko sử dụng đc các bộ treo màn hình. Độ nét màn hình chấp nhận được vì full hd nên ko mịn.</text:p>
          </table:table-cell>
          <table:table-cell table:number-columns-repeated="1023"/>
        </table:table-row>
        <table:table-row table:style-name="ro6">
          <table:table-cell office:value-type="string" calcext:value-type="string">
            <text:p>Đặt 6h tối 12h trưa hôm sau nhận được, hàng của Tiki trading nhưng không bọc nilon chống sốc hay có xốp gì, vứt trỏng chơ trong cái hộp to vc ra. <text:s text:c="2"/>Lại còn vào đúng ngày mưa nên cái hộp bị ẩm chứ, may là lắp vào không thấy lỗi gì nên cũng thôi. <text:s/>Về thẻ: - Tốc độ đọc ghi bình thường thôi chứ không nhanh thần thánh gì đâu, như Lexar thôi. - Đóng gói thì thua Lexar, chỉ có một cái khung giấy nhựa cứng bao ngoài là bìa giấy. Bên Lexar thì một bao giấy bìa cứng, một khung giấy nhựa cứng, trong cùng là 1 cái hộp nhựa nhỏ đựng thẻ lẫn adapter để tiện mình cất giữ nữa.</text:p>
          </table:table-cell>
          <table:table-cell table:number-columns-repeated="1023"/>
        </table:table-row>
        <table:table-row table:style-name="ro1">
          <table:table-cell office:value-type="string" calcext:value-type="string">
            <text:p>Tốc độ đọc/ghi quá chậm so với quảng cáo, mình copy thực tế từ máy tính bằng adapter kèm theo thì tốc độ dao động từ khoảng 5M/s-13.9M/s, ban đầu copy thì chỉ vài M/s. Còn chậm hơn nhiều so với cái thẻ Kingston đã mua cách đây 3 năm (class 10 U1), buồn cười</text:p>
          </table:table-cell>
          <table:table-cell table:number-columns-repeated="1023"/>
        </table:table-row>
        <table:table-row table:style-name="ro2">
          <table:table-cell office:value-type="string" calcext:value-type="string">
            <text:p>Mình có tick tikinow để giao hàng sớm nhưng phải tận chiều muộn hàng mới về. Mà tiện cho mình hỏi là ghi mô tả là 64GB mà thực tế có 59.97GB thôi vậy?</text:p>
          </table:table-cell>
          <table:table-cell table:number-columns-repeated="1023"/>
        </table:table-row>
        <table:table-row table:style-name="ro3">
          <table:table-cell office:value-type="string" calcext:value-type="string">
            <text:p>Tốc độ đo được trực tiếp (bằng f3 - Fight Flash Fraud trên Linux) là 19.50 MB/s, trong khi trên vỏ hộp ghi là 60 MB/s</text:p>
          </table:table-cell>
          <table:table-cell table:number-columns-repeated="1023"/>
        </table:table-row>
        <table:table-row table:style-name="ro3">
          <table:table-cell office:value-type="string" calcext:value-type="string">
            <text:p>Tạm chấp nhân luac mở hộng ra thì thấy bị bóc ra để dán team cửa hàng. K còn full box</text:p>
          </table:table-cell>
          <table:table-cell table:number-columns-repeated="1023"/>
        </table:table-row>
        <table:table-row table:style-name="ro3">
          <table:table-cell office:value-type="string" calcext:value-type="string">
            <text:p>hàng giao hơi chậm, sản phẩm bị mở chắc do dán bảo hành. tạm thời sài ổn, tốc độ nhanh. còn độ bền thì chưa biết</text:p>
          </table:table-cell>
          <table:table-cell table:number-columns-repeated="1023"/>
        </table:table-row>
        <table:table-row table:style-name="ro2">
          <table:table-cell office:value-type="string" calcext:value-type="string">
            <text:p>Giao nhanh 2h, mua giá 850.000, đủ tem seal nhưng 1 tem bị rạch chắc dán bảo hành, gắn vào khá dễ, lên đủ ram và bus, thương hiệu Kingston nhưng của hãng Nanya Đài Loan sx, không phải Micron của Mỹ.</text:p>
          </table:table-cell>
          <table:table-cell table:number-columns-repeated="1023"/>
        </table:table-row>
        <table:table-row table:style-name="ro2">
          <table:table-cell office:value-type="string" calcext:value-type="string">
            <text:p>Shop bán hàng k có tâm. Mua lap kèm ram. Lap ram on máy 8G DDR4 BUS 2666 mà giới thiệu ram kèm theo 8G DDR4 BUS 2400. Lúc đặt hàng k để ý kỹ giao hàng Ram check lại chán. Không hài lòng</text:p>
          </table:table-cell>
          <table:table-cell table:number-columns-repeated="1023"/>
        </table:table-row>
        <table:table-row table:style-name="ro2">
          <table:table-cell office:value-type="string" calcext:value-type="string">
            <text:p>Giao hàng nhanh. Dùng được. Thẻ nhớ không đồng bộ với điện thoại như những dòng khác đã mua phải chỉnh cấu hình lại nữa.</text:p>
          </table:table-cell>
          <table:table-cell table:number-columns-repeated="1023"/>
        </table:table-row>
        <table:table-row table:style-name="ro2">
          <table:table-cell office:value-type="string" calcext:value-type="string">
            <text:p>ĐỒ ĐIỆN TỬ NHƯNG TIKI ĐÓNG GÓI RẤT KÉM, THỨ NHẤT KHÔNG CÓ MÚT CHỐNG SỐC, THỨ 2 THANH RAM MỎNG MANH BÉ MÀ ĐỰNG CÁI HỘP RÕ LÀ TO.</text:p>
          </table:table-cell>
          <table:table-cell table:number-columns-repeated="1023"/>
        </table:table-row>
        <table:table-row table:style-name="ro2">
          <table:table-cell office:value-type="string" calcext:value-type="string">
            <text:p>sản phẩm theo mình thì là hàng thật nhưng hộp của ram đã bị bóc từ trước, khi soi kĩ thì thấy ram có vết bẩn nên đây có thể là ram cũ</text:p>
          </table:table-cell>
          <table:table-cell table:number-columns-repeated="1023"/>
        </table:table-row>
        <table:table-row table:style-name="ro3">
          <table:table-cell office:value-type="string" calcext:value-type="string">
            <text:p>hàng điện tử mà không bọc chống sốc. tem bh dán trước 1 tháng, giao nhanh đúng 2h</text:p>
          </table:table-cell>
          <table:table-cell table:number-columns-repeated="1023"/>
        </table:table-row>
        <table:table-row table:style-name="ro3">
          <table:table-cell office:value-type="string" calcext:value-type="string">
            <text:p>chính hãng. sp giao chậm. cần mất 1 tuần mới nhận đc hàng.</text:p>
          </table:table-cell>
          <table:table-cell table:number-columns-repeated="1023"/>
        </table:table-row>
        <table:table-row table:style-name="ro3">
          <table:table-cell office:value-type="string" calcext:value-type="string">
            <text:p>Mình đã mua và sử dụng 2 cái, thấy khá hài lòng bề sản phẩm.</text:p>
          </table:table-cell>
          <table:table-cell table:number-columns-repeated="1023"/>
        </table:table-row>
        <table:table-row table:style-name="ro3">
          <table:table-cell office:value-type="string" calcext:value-type="string">
            <text:p>Trên thẻ đặt là tốc độ chuẩn U3 nhưng thực tế lại là U1</text:p>
          </table:table-cell>
          <table:table-cell table:number-columns-repeated="1023"/>
        </table:table-row>
        <table:table-row table:style-name="ro3">
          <table:table-cell office:value-type="string" calcext:value-type="string">
            <text:p>dây hơi nhỏ, đã gắn thử, xài tạm thời ổn để theo dõi thêm</text:p>
          </table:table-cell>
          <table:table-cell table:number-columns-repeated="1023"/>
        </table:table-row>
        <table:table-row table:style-name="ro3">
          <table:table-cell office:value-type="string" calcext:value-type="string">
            <text:p>Dây mạng nhỏ có kết nối nhưng mong manh dễ đứt</text:p>
          </table:table-cell>
          <table:table-cell table:number-columns-repeated="1023"/>
        </table:table-row>
        <table:table-row table:style-name="ro3">
          <table:table-cell office:value-type="string" calcext:value-type="string">
            <text:p>Chất lượng kém</text:p>
          </table:table-cell>
          <table:table-cell table:number-columns-repeated="1023"/>
        </table:table-row>
        <table:table-row table:style-name="ro3">
          <table:table-cell office:value-type="string" calcext:value-type="string">
            <text:p>Dây hơi nhỏ , ổn so <text:s/>với giá</text:p>
          </table:table-cell>
          <table:table-cell table:number-columns-repeated="1023"/>
        </table:table-row>
        <table:table-row table:style-name="ro3">
          <table:table-cell office:value-type="string" calcext:value-type="string">
            <text:p>Hàng khá tốt giao hàng đúng hẹn, hàng còn mới sản phẩm vừa ý</text:p>
          </table:table-cell>
          <table:table-cell table:number-columns-repeated="1023"/>
        </table:table-row>
        <table:table-row table:style-name="ro2">
          <table:table-cell office:value-type="string" calcext:value-type="string">
            <text:p>Mới đặt hàng ngày 25/5 mà trên hộp bảo hành tới ngày 7/5/2023. Tem seal dính bụi nhiều cho thấy hộp đã mở ra nhiều lần. Cứ như hàng đã bán bị trả lại. tiki có cho đỗi lại hàng ko v</text:p>
          </table:table-cell>
          <table:table-cell table:number-columns-repeated="1023"/>
        </table:table-row>
        <table:table-row table:style-name="ro2">
          <table:table-cell office:value-type="string" calcext:value-type="string">
            <text:p>đã nhận dc hàng..tem chính hãng đầy đủ mà ko có phiếu bảo hành ko biết bh kiểu gì...ko hài lòng lắm vì mua phải mã 6N...cứ tưởng mã 7w</text:p>
          </table:table-cell>
          <table:table-cell table:number-columns-repeated="1023"/>
        </table:table-row>
        <table:table-row table:style-name="ro2">
          <table:table-cell office:value-type="string" calcext:value-type="string">
            <text:p>đồng hồ chức năng đầy đủ nhưng để chơi cho vui chứ ko hiệu quả xử dụng pin kém mấy tiếng là hết..... mẩu mả đẹp trong sang chảnh</text:p>
          </table:table-cell>
          <table:table-cell table:number-columns-repeated="1023"/>
        </table:table-row>
        <table:table-row table:style-name="ro3">
          <table:table-cell office:value-type="string" calcext:value-type="string">
            <text:p>đong hồ mới mua dây đã đứt</text:p>
          </table:table-cell>
          <table:table-cell table:number-columns-repeated="1023"/>
        </table:table-row>
        <table:table-row table:style-name="ro6">
          <table:table-cell office:value-type="string" calcext:value-type="string">
            <text:p>Giao hàng rất nhanh, mở ra thì hướng dẫn đầy đủ, mẫu mã đẹp, layout phím phù hợp Tuy nhiên thì ngoài layout đúng kích thước chuẩn thì phím fn nó không nằm ở vị trí trí thường thấy mà nằm đúng vị trí phím control nên mất nhiều thời gian làm quen. Hành trình phím sâu, độ nẩy tốt nhưng lực nhấn hơn mạnh nên dùng lâu mỏi tay. Điều dở nhất là phím bluetooth không khắc phục được là bị dính phím, nên tốc độ gõ không thể nhanh mà theo kịp ý tưởng được, gõ nhanh cái là lặp phím lại phải mất công xóa, rất gây ức chế. So với giá tiền cũng được rồi.</text:p>
          </table:table-cell>
          <table:table-cell table:number-columns-repeated="1023"/>
        </table:table-row>
        <table:table-row table:style-name="ro1">
          <table:table-cell office:value-type="string" calcext:value-type="string">
            <text:p>với giá hơn 100 nghìn là phù hợp. sản phẩm rất nhựa. bấm cảm giác rất ức chế luôn. chất làm phím như đồ chơi. cái này cầm ra đường hơi buồn cười đấy. mn ai có nhu cầu mua bàn phím thì nên cân nhắc thà bỏ thêm 100-200 hay cao hơn khoảng 500 nghìn thì mình đc sản phẩm nhìn ok hơn bấm cx sướng hơn.</text:p>
          </table:table-cell>
          <table:table-cell table:number-columns-repeated="1023"/>
        </table:table-row>
        <table:table-row table:style-name="ro6">
          <table:table-cell office:value-type="string" calcext:value-type="string">
            <text:p>+ Chất lượng đóng gói: bình thường + Mẩu mã: như ảnh giới thiệu, không có tem bảo hành, khung võ bằng nhựa bị hở và lòi cả dây điện ra ngoài. mặt lưng có bắt một số ốc nên tự gắng lại được. Nói chung về bề ngoài 6 điểm cho mức giá trên - Không thể kết nối tới Ipad Air 2 - iOS 13 (đã cập nhật version mới nhất). - Pair thành công nhưng bị out ngay sau đó, bluetooth của ipad bị reset lại. Nhờ tiki contact với shop hoặc shop thấy tin này thì test lại thiết bị với Device như nêu trên để tránh trường hợp mua về ko dùng được ko rõ nguyên nhân như mình.</text:p>
          </table:table-cell>
          <table:table-cell table:number-columns-repeated="1023"/>
        </table:table-row>
        <table:table-row table:style-name="ro2">
          <table:table-cell office:value-type="string" calcext:value-type="string">
            <text:p>Lúc lấy hàng chỉ để ý kết nối ipad mini 5 có đk hay không thôi. Lúc lấy hàng là 11h trưa. Ăn cơm xong ngủ nghỉ dậy làm việc để ý mới thấy dán tem bảo hành bá đạo quá.</text:p>
          </table:table-cell>
          <table:table-cell table:number-columns-repeated="1023"/>
        </table:table-row>
        <table:table-row table:style-name="ro2">
          <table:table-cell office:value-type="string" calcext:value-type="string">
            <text:p>Không có pin sẵn, nhưng giấy hướng dẫn có ghi chỗ cắm sạc mà bàn phím lại không có chỗ cắm đó? Không rõ là lí do gì! Còn lại phím bấm và kết nối khá nhanh, dùng rất ok.</text:p>
          </table:table-cell>
          <table:table-cell table:number-columns-repeated="1023"/>
        </table:table-row>
        <table:table-row table:style-name="ro2">
          <table:table-cell office:value-type="string" calcext:value-type="string">
            <text:p>Bàn phím tạm ổn so với giá. Nhỏ gọn. Tuy nhiên bàn phím nhẹ nên khi gõ hay chệch cả bàn phím. phím fn va ctrl bên trái xếp không như các bàn phím khác nên khó làm quen</text:p>
          </table:table-cell>
          <table:table-cell table:number-columns-repeated="1023"/>
        </table:table-row>
        <table:table-row table:style-name="ro2">
          <table:table-cell office:value-type="string" calcext:value-type="string">
            <text:p>Dùng rất thích, rất ok. nhưng mua hôm 25/9. tới hôm nay 4/11 đã liệt phím mất rồi. haizzz. mà giá thành vậy chấp nhận, chắc tại mình cũng đen.</text:p>
          </table:table-cell>
          <table:table-cell table:number-columns-repeated="1023"/>
        </table:table-row>
        <table:table-row table:style-name="ro3">
          <table:table-cell office:value-type="string" calcext:value-type="string">
            <text:p>bán không để cục bin vào người ta sài kiểu gì hả mấy ba..rồi bin đó mua đâu ai bán</text:p>
          </table:table-cell>
          <table:table-cell table:number-columns-repeated="1023"/>
        </table:table-row>
        <table:table-row table:style-name="ro3">
          <table:table-cell office:value-type="string" calcext:value-type="string">
            <text:p>bàn phím thì ok mà không cho cục usb để cắm vào máy tính sao xài trên máy đây ??? mong tiki có cách giải quyết</text:p>
          </table:table-cell>
          <table:table-cell table:number-columns-repeated="1023"/>
        </table:table-row>
        <table:table-row table:style-name="ro3">
          <table:table-cell office:value-type="string" calcext:value-type="string">
            <text:p>Bàn phím phù hợp với giá tiền, chất lươngj cũng thế và phải xài <text:s/>pin thường ko có sạc!</text:p>
          </table:table-cell>
          <table:table-cell table:number-columns-repeated="1023"/>
        </table:table-row>
        <table:table-row table:style-name="ro3">
          <table:table-cell office:value-type="string" calcext:value-type="string">
            <text:p>Dùng ok nhưng mà lúc đánh phím thấy pin hiện màu đỏ, có cách nào giúp em với ạ</text:p>
          </table:table-cell>
          <table:table-cell table:number-columns-repeated="1023"/>
        </table:table-row>
        <table:table-row table:style-name="ro3">
          <table:table-cell office:value-type="string" calcext:value-type="string">
            <text:p>Bàn phím cứng bù lại ưu điểm kết nối khá ổn định.</text:p>
          </table:table-cell>
          <table:table-cell table:number-columns-repeated="1023"/>
        </table:table-row>
        <table:table-row table:style-name="ro3">
          <table:table-cell office:value-type="string" calcext:value-type="string">
            <text:p>Xài tạm được. Lâu lâu cũng bị chập chờn lúc nhận lúc không</text:p>
          </table:table-cell>
          <table:table-cell table:number-columns-repeated="1023"/>
        </table:table-row>
        <table:table-row table:style-name="ro3">
          <table:table-cell office:value-type="string" calcext:value-type="string">
            <text:p>cho em hỏi là phía sau chỗ để pin kế bên nó còn khoảng trống là để gắn gì vô ạ</text:p>
          </table:table-cell>
          <table:table-cell table:number-columns-repeated="1023"/>
        </table:table-row>
        <table:table-row table:style-name="ro3">
          <table:table-cell office:value-type="string" calcext:value-type="string">
            <text:p>Hỗ trợ mình với ạ</text:p>
          </table:table-cell>
          <table:table-cell table:number-columns-repeated="1023"/>
        </table:table-row>
        <table:table-row table:style-name="ro3">
          <table:table-cell office:value-type="string" calcext:value-type="string">
            <text:p>Giao hàng, đóng gói ok, phù hợp giá cả. Thanks shop</text:p>
          </table:table-cell>
          <table:table-cell table:number-columns-repeated="1023"/>
        </table:table-row>
        <table:table-row table:style-name="ro3">
          <table:table-cell office:value-type="string" calcext:value-type="string">
            <text:p>phím bấm không nhạy, nhiều phím bị hỏng</text:p>
          </table:table-cell>
          <table:table-cell table:number-columns-repeated="1023"/>
        </table:table-row>
        <table:table-row table:style-name="ro3">
          <table:table-cell office:value-type="string" calcext:value-type="string">
            <text:p>Tiền nào của nấy, chắc tầm tiền này thì như vậy là hợp lý rồi</text:p>
          </table:table-cell>
          <table:table-cell table:number-columns-repeated="1023"/>
        </table:table-row>
        <table:table-row table:style-name="ro3">
          <table:table-cell office:value-type="string" calcext:value-type="string">
            <text:p>hàng ok ,gíao hàng đúng nhiệt tình</text:p>
          </table:table-cell>
          <table:table-cell table:number-columns-repeated="1023"/>
        </table:table-row>
        <table:table-row table:style-name="ro3">
          <table:table-cell office:value-type="string" calcext:value-type="string">
            <text:p>Không điều khiển được ti vi</text:p>
          </table:table-cell>
          <table:table-cell table:number-columns-repeated="1023"/>
        </table:table-row>
        <table:table-row table:style-name="ro2">
          <table:table-cell office:value-type="string" calcext:value-type="string">
            <text:p>Bluetooth khỏe, nge to rõ. Pin không đúng như quảng cáo. Xạc đầy 100% dùng tụt xuống 80% rồi 60% rồi xuống hẳn 10% là tắt ngúm. Đã xạc dùng 3 lần đều như vậy. Không biết trường hợp này tiki có hỗ trợ đổi trả không?</text:p>
          </table:table-cell>
          <table:table-cell table:number-columns-repeated="1023"/>
        </table:table-row>
        <table:table-row table:style-name="ro2">
          <table:table-cell office:value-type="string" calcext:value-type="string">
            <text:p>Sp sử dụng theo đánh giá thì 7/10 nhưng có điều cứ mỗi khi tắt đèn thì tai nghe lại chớp sáng liên tục mặc dù đã sặc đầy đủ không biết đây là lỗi hay sao ạ.</text:p>
          </table:table-cell>
          <table:table-cell table:number-columns-repeated="1023"/>
        </table:table-row>
        <table:table-row table:style-name="ro2">
          <table:table-cell office:value-type="string" calcext:value-type="string">
            <text:p>Đọc thông tin bảo hành thì tiki viết ở trong hộp tai blt nhưng khi giao hàng mình ko thấy có tờ giấy bảo hành nào cả..... vậy sp này có thức sự đc bảo hành không</text:p>
          </table:table-cell>
          <table:table-cell table:number-columns-repeated="1023"/>
        </table:table-row>
        <table:table-row table:style-name="ro3">
          <table:table-cell office:value-type="string" calcext:value-type="string">
            <text:p>có lỗi nghe được 1 bên tai lúc bin ở 80% xạc lên 100% nghe được cả 2 tai h thì nghe được 2 tai rồi</text:p>
          </table:table-cell>
          <table:table-cell table:number-columns-repeated="1023"/>
        </table:table-row>
        <table:table-row table:style-name="ro3">
          <table:table-cell office:value-type="string" calcext:value-type="string">
            <text:p>Âm thanh hơi nhỏ, cảm giác đeo ở cổ hơi khó chịu, dây nối tai nghe mỏng manh dễ đứt.</text:p>
          </table:table-cell>
          <table:table-cell table:number-columns-repeated="1023"/>
        </table:table-row>
        <table:table-row table:style-name="ro3">
          <table:table-cell office:value-type="string" calcext:value-type="string">
            <text:p>sản phẩm giao nhanh hơn dự kiến. công năng sử dụng ổn, phù hợp với mức giá khuyến mã</text:p>
          </table:table-cell>
          <table:table-cell table:number-columns-repeated="1023"/>
        </table:table-row>
        <table:table-row table:style-name="ro3">
          <table:table-cell office:value-type="string" calcext:value-type="string">
            <text:p>Tai nghe của mình sao 1 bên tai trái bị nhỏ hơn, hai tai nghe không có đều nhau gì cả</text:p>
          </table:table-cell>
          <table:table-cell table:number-columns-repeated="1023"/>
        </table:table-row>
        <table:table-row table:style-name="ro3">
          <table:table-cell office:value-type="string" calcext:value-type="string">
            <text:p>tại sao phụ kiện lại không có sạc pin mà chỉ có dây sạc thôi nhỉ</text:p>
          </table:table-cell>
          <table:table-cell table:number-columns-repeated="1023"/>
        </table:table-row>
        <table:table-row table:style-name="ro3">
          <table:table-cell office:value-type="string" calcext:value-type="string">
            <text:p>mình dùng chất lượng âm thanh khá ổn, tuy nhiên mic hơi nhỏ</text:p>
          </table:table-cell>
          <table:table-cell table:number-columns-repeated="1023"/>
        </table:table-row>
        <table:table-row table:style-name="ro3">
          <table:table-cell office:value-type="string" calcext:value-type="string">
            <text:p>Tai nghe bass không tốt lắm, nhìn chung thì tạm được</text:p>
          </table:table-cell>
          <table:table-cell table:number-columns-repeated="1023"/>
        </table:table-row>
        <table:table-row table:style-name="ro3">
          <table:table-cell office:value-type="string" calcext:value-type="string">
            <text:p>Dây dùng có vẻ ổn. nhưng khi mở hộp túi đựng rất bẩn. shop cần xem lại</text:p>
          </table:table-cell>
          <table:table-cell table:number-columns-repeated="1023"/>
        </table:table-row>
        <table:table-row table:style-name="ro3">
          <table:table-cell office:value-type="string" calcext:value-type="string">
            <text:p>kết nối 2 thiết bị xong bị chập chờn.</text:p>
          </table:table-cell>
          <table:table-cell table:number-columns-repeated="1023"/>
        </table:table-row>
        <table:table-row table:style-name="ro3">
          <table:table-cell office:value-type="string" calcext:value-type="string">
            <text:p>nghe nhiều lúc bị rè</text:p>
          </table:table-cell>
          <table:table-cell table:number-columns-repeated="1023"/>
        </table:table-row>
        <table:table-row table:style-name="ro4">
          <table:table-cell office:value-type="string" calcext:value-type="string">
            <text:p>Thiết kế avant-garde, thu hút cái nhìn của mọi geek (dù các nerd sẽ không thích vì còn bận la liếm cổng Thunderbolt). Nhỏ, gọn, phù hợp để cài những mã độc vào máy tính của crush. Chỉ tiếc là khi sử dụng thì USB sẽ nóng lên nhanh chóng (có thể đạt đến 451 độ F) nóng rát cả tay, do thiết kế vỏ liền và bằng kim loại sáng loáng. Dù vậy nhưng USB có khả năng chịu nhiệt cao, USB chưa chảy nhưng vỏ máy tính nhựa đã bị thêm một lỗ to bự chảng</text:p>
          </table:table-cell>
          <table:table-cell table:number-columns-repeated="1023"/>
        </table:table-row>
        <table:table-row table:style-name="ro2">
          <table:table-cell office:value-type="string" calcext:value-type="string">
            <text:p>Mới nhận hàng là bóc seal rồi format liền (NTFS). Kết quả thử nghiệm với CrystalDiskMark 6 cho kết quả đọc/ghi chỉ đạt 40/20 MB/s. Không hiểu sao các trang review trên mạng có thể đạt được con số lên tới 130 MB/s của nhà sản xuất.</text:p>
          </table:table-cell>
          <table:table-cell table:number-columns-repeated="1023"/>
        </table:table-row>
        <table:table-row table:style-name="ro2">
          <table:table-cell office:value-type="string" calcext:value-type="string">
            <text:p>USB nhỏ xíu xiu, gọn lắm luôn, bỏ giỏ rất tiện. Tuy nhiên chỉ xài được ở laptop, không dùng đc trên TV, chạy một chút là thấy nóng hổi. Dù vậy vẫn sẽ tiếp tục mua hàng hoá khác của TIKI.</text:p>
          </table:table-cell>
          <table:table-cell table:number-columns-repeated="1023"/>
        </table:table-row>
        <table:table-row table:style-name="ro3">
          <table:table-cell office:value-type="string" calcext:value-type="string">
            <text:p>bao bì khác với hình ảnh 1 số khách hàng trước cung cấp, nên mình thấy lạ. chắc Made in Malaysia nên có bao bì khác ?</text:p>
          </table:table-cell>
          <table:table-cell table:number-columns-repeated="1023"/>
        </table:table-row>
        <table:table-row table:style-name="ro2">
          <table:table-cell office:value-type="string" calcext:value-type="string">
            <text:p>Mới dùng thì chưa biết chất lượng ntn. Thấy copy cũng nhanh nhưng ko hiểu sao hàng lại bị rạch ra ở đằng sau, đại loại là ko còn nguyên đai nguyên kiện.</text:p>
          </table:table-cell>
          <table:table-cell table:number-columns-repeated="1023"/>
        </table:table-row>
        <table:table-row table:style-name="ro3">
          <table:table-cell office:value-type="string" calcext:value-type="string">
            <text:p>Sp quá tệ................</text:p>
          </table:table-cell>
          <table:table-cell table:number-columns-repeated="1023"/>
        </table:table-row>
        <table:table-row table:style-name="ro3">
          <table:table-cell office:value-type="string" calcext:value-type="string">
            <text:p>Dung lượng chỉ được 14 <text:s/>ghi không bằng ghi trên quảng cáo</text:p>
          </table:table-cell>
          <table:table-cell table:number-columns-repeated="1023"/>
        </table:table-row>
        <table:table-row table:style-name="ro5">
          <table:table-cell office:value-type="string" calcext:value-type="string">
            <text:p>Mình rất tin tưởng hàng của tiki sau nhiều lần sử dụng, ấy thế mà lần này về gặp đúng phốt hàng lỗi của tiki, tôi không hiểu tiki trading bán hàng trực tiếp mà lại không test hàng trước khi sử dụng, một đằng nếu để nhân viên giao hàng cho KH kiểm tra rồi hẵng nhận thì không nói, đây là nhận hàng xong check nếu lỗi thì báo để nhân viên đi nhận lại hàng. Tôi mất nguyên từ thứ 6 đến t3 (theo hữa hẹn của nv hỗ trợ) mà không thể sử dụng máy để làm việc, rõ ràng bên tiki có thể yêu cầu nv kĩ thuật xác nhận máy có lỗi của nhà sản xuất và mang máy khác ngay cho KH, chưa kể việc back tiền không biết bao giờ mới xong. Vậy cũng chả thấy nhân viên đề nghị đền bù gì, thiết nghĩ tiki không xem trọng KH lắm thì phải.</text:p>
          </table:table-cell>
          <table:table-cell table:number-columns-repeated="1023"/>
        </table:table-row>
        <table:table-row table:style-name="ro2">
          <table:table-cell office:value-type="string" calcext:value-type="string">
            <text:p>Hàng đã được gói mà tới tận tuần sau mới lấy dc, mong tiki khắc phục lỗi này để ae mua đồ đỡ hóng, <text:s text:c="2"/>cũng mong rằng tg mình chờ đợi ko bị gây thất vọng vì lỗi sản phẩm. Cám ơn tiki vì đã xem qua góp ý của mình ^^</text:p>
          </table:table-cell>
          <table:table-cell table:number-columns-repeated="1023"/>
        </table:table-row>
        <table:table-row table:style-name="ro9">
          <table:table-cell office:value-type="string" calcext:value-type="string">
            <text:p>Chất lượng đóng gói và giao hàng: Cực tốt. Cực kỳ hài lòng. Đóng gói cẩn thận và an toàn. <text:s/>Chất lượng khi mở hộp: Mọi chi tiết mới 100%, số serie là sản phẩm cho thị trường VN (không lo hàng tái chế từ Trung Quốc). Tuy nhiên phiếu bảo hành ko có ghi số serial của màn hình như mình hay mua ngoài cửa hàng. Tiki giải thích là do bảo hành điện tử trên Order number nên ko cần. OK fine Build của màn hình: Màn hình đẹp, viền mỏng. Chỉ có điều chân đế yếu và hay lung lay nên màn hình hay rung khi đánh máy. Chèn thêm gì đó nặng nặng vào chân thì chắc ok hơn Chất lượng ảnh: <text:s/>Màu bệt, text chữ bị bể từ ngoài Desktop đến chạy ứng dụng, xem hình full mà nản. Chắc do máy bị lỗi nên đã gửi trả tiki. Thu hồi nhanh nhưng xử lý chậm. Từ lúc thu hồi đến lúc có thông tin về màn hình mất hơn 1 tuần.</text:p>
          </table:table-cell>
          <table:table-cell table:number-columns-repeated="1023"/>
        </table:table-row>
        <table:table-row table:style-name="ro1">
          <table:table-cell office:value-type="string" calcext:value-type="string">
            <text:p>Mình đặt hàng từ 04/02 mà mãi đến 22/2 mới nhận được hàng, mà mình phải ra tận kho để lấy hàng, mình không hủy được đơn hàng do đã thanh toán bằng zalo pay, nếu không ra luôn cửa hàng mua cho nhanh. về sản phẩm thì đóng gói cẩn thận, mới 100%.</text:p>
          </table:table-cell>
          <table:table-cell table:number-columns-repeated="1023"/>
        </table:table-row>
        <table:table-row table:style-name="ro3">
          <table:table-cell office:value-type="string" calcext:value-type="string">
            <text:p>nhận hàng về k kết nối bluetooth được và cho hỏi kết nối k dây được k</text:p>
          </table:table-cell>
          <table:table-cell table:number-columns-repeated="1023"/>
        </table:table-row>
        <table:table-row table:style-name="ro2">
          <table:table-cell office:value-type="string" calcext:value-type="string">
            <text:p>- Có thấy hở sáng ở các gốc màn hình: chọn background màu đen vào lúc tối, và tắt đèn sẽ thấy rõ - Không thấy hóa đơn mua hàng - Giao hàng nhanh + đóng gói cẩn thận</text:p>
          </table:table-cell>
          <table:table-cell table:number-columns-repeated="1023"/>
        </table:table-row>
        <table:table-row table:style-name="ro3">
          <table:table-cell office:value-type="string" calcext:value-type="string">
            <text:p>Mik thấy cái này dùng đc, nhỏ gọn nhưng mà ghi trong HDSD là có chỗ cắm tai nghe mà ko có, pin sạc dùng hơi ít thời gian</text:p>
          </table:table-cell>
          <table:table-cell table:number-columns-repeated="1023"/>
        </table:table-row>
        <table:table-row table:style-name="ro3">
          <table:table-cell office:value-type="string" calcext:value-type="string">
            <text:p>Hàng cũng giống trong hình với mức giá thế này là OK rồi</text:p>
          </table:table-cell>
          <table:table-cell table:number-columns-repeated="1023"/>
        </table:table-row>
        <table:table-row table:style-name="ro3">
          <table:table-cell office:value-type="string" calcext:value-type="string">
            <text:p>mình vừa đặt 1 đơn hàng loa mà không biết chọn màu bằng cách nào b k rep thì mình hũy đơn b nhé</text:p>
          </table:table-cell>
          <table:table-cell table:number-columns-repeated="1023"/>
        </table:table-row>
        <table:table-row table:style-name="ro3">
          <table:table-cell office:value-type="string" calcext:value-type="string">
            <text:p>cho mình hỏi thử loa này có kết nối trực tiếp qua bluetooth điện thoại được k ạ</text:p>
          </table:table-cell>
          <table:table-cell table:number-columns-repeated="1023"/>
        </table:table-row>
        <table:table-row table:style-name="ro3">
          <table:table-cell office:value-type="string" calcext:value-type="string">
            <text:p>mình muốn hỏi giao hàng trong bao nhiêu lâu trông cậy vào anh sipper shop ơi cho giao nhanh giúp mình nhé</text:p>
          </table:table-cell>
          <table:table-cell table:number-columns-repeated="1023"/>
        </table:table-row>
        <table:table-row table:style-name="ro3">
          <table:table-cell office:value-type="string" calcext:value-type="string">
            <text:p>loa hơi kém mong shop ghi đầy đủ về sản phẩm mình có để tránh người mua hiểu nhầm</text:p>
          </table:table-cell>
          <table:table-cell table:number-columns-repeated="1023"/>
        </table:table-row>
        <table:table-row table:style-name="ro3">
          <table:table-cell office:value-type="string" calcext:value-type="string">
            <text:p>Sau khi mình mua về được 1 tuần thì giờ màn hình không hiển thị được nữa. Mặc dù máy vẫn nhận được màn hình.</text:p>
          </table:table-cell>
          <table:table-cell table:number-columns-repeated="1023"/>
        </table:table-row>
        <table:table-row table:style-name="ro3">
          <table:table-cell office:value-type="string" calcext:value-type="string">
            <text:p>Chất lượng tốt nhưng giao hàng còn chậm trễ, đánh giá cao nỗ lực giao của nhân viên nhưng cần cải thiện hơn</text:p>
          </table:table-cell>
          <table:table-cell table:number-columns-repeated="1023"/>
        </table:table-row>
        <table:table-row table:style-name="ro3">
          <table:table-cell office:value-type="string" calcext:value-type="string">
            <text:p>Sạc từ tối tới sáng . Mở được cỡ 30p hết pin . Sao nhanh vậy ad</text:p>
          </table:table-cell>
          <table:table-cell table:number-columns-repeated="1023"/>
        </table:table-row>
        <table:table-row table:style-name="ro3">
          <table:table-cell office:value-type="string" calcext:value-type="string">
            <text:p>có điều dung lượng pin <text:s/>thấp quá, ngoại hình loa ok, đáng giá tiền</text:p>
          </table:table-cell>
          <table:table-cell table:number-columns-repeated="1023"/>
        </table:table-row>
        <table:table-row table:style-name="ro3">
          <table:table-cell office:value-type="string" calcext:value-type="string">
            <text:p>thời gian giao hàng chậm hơn dự kiến, màn hình bị xước 1 số chỗ. Chất lượng hiển thị tốt. không được hài lòng lắm</text:p>
          </table:table-cell>
          <table:table-cell table:number-columns-repeated="1023"/>
        </table:table-row>
        <table:table-row table:style-name="ro3">
          <table:table-cell office:value-type="string" calcext:value-type="string">
            <text:p>shop ơi cái này về sao e sạc ko đc ạ...</text:p>
          </table:table-cell>
          <table:table-cell table:number-columns-repeated="1023"/>
        </table:table-row>
        <table:table-row table:style-name="ro3">
          <table:table-cell office:value-type="string" calcext:value-type="string">
            <text:p>nghe khá ổn, màu hơi quê nhưng <text:s/>với giá này thì okay</text:p>
          </table:table-cell>
          <table:table-cell table:number-columns-repeated="1023"/>
        </table:table-row>
        <table:table-row table:style-name="ro3">
          <table:table-cell office:value-type="string" calcext:value-type="string">
            <text:p>âm lượng hơi nhỏ nhưng đẹp ok loa nghe vừa đủ</text:p>
          </table:table-cell>
          <table:table-cell table:number-columns-repeated="1023"/>
        </table:table-row>
        <table:table-row table:style-name="ro3">
          <table:table-cell office:value-type="string" calcext:value-type="string">
            <text:p>rất ổn lun chỉ bị cái cái loa cx ko lớn hơn loa đt nhiêu đâu hihi</text:p>
          </table:table-cell>
          <table:table-cell table:number-columns-repeated="1023"/>
        </table:table-row>
        <table:table-row table:style-name="ro3">
          <table:table-cell office:value-type="string" calcext:value-type="string">
            <text:p>Hàng tạm ổn ok đó. Giao hàng thân thiện</text:p>
          </table:table-cell>
          <table:table-cell table:number-columns-repeated="1023"/>
        </table:table-row>
        <table:table-row table:style-name="ro3">
          <table:table-cell office:value-type="string" calcext:value-type="string">
            <text:p>công suất loa quá nhỏ</text:p>
          </table:table-cell>
          <table:table-cell table:number-columns-repeated="1023"/>
        </table:table-row>
        <table:table-row table:style-name="ro3">
          <table:table-cell office:value-type="string" calcext:value-type="string">
            <text:p>Chất lượng hiển thị tốt, nhưng chân đế yếu, khó chỉnhdc chiều cao, loa nghe hơi rè</text:p>
          </table:table-cell>
          <table:table-cell table:number-columns-repeated="1023"/>
        </table:table-row>
        <table:table-row table:style-name="ro3">
          <table:table-cell office:value-type="string" calcext:value-type="string">
            <text:p>Chính sao bảo hành sao vậy tiki? Bị điểm chết hay hở sáng có được 1 đổi 1 không?</text:p>
          </table:table-cell>
          <table:table-cell table:number-columns-repeated="1023"/>
        </table:table-row>
        <table:table-row table:style-name="ro3">
          <table:table-cell office:value-type="string" calcext:value-type="string">
            <text:p>Cx đc sài chs thì đc. Hơi rè</text:p>
          </table:table-cell>
          <table:table-cell table:number-columns-repeated="1023"/>
        </table:table-row>
        <table:table-row table:style-name="ro3">
          <table:table-cell office:value-type="string" calcext:value-type="string">
            <text:p>Xài tạm</text:p>
          </table:table-cell>
          <table:table-cell table:number-columns-repeated="1023"/>
        </table:table-row>
        <table:table-row table:style-name="ro3">
          <table:table-cell office:value-type="string" calcext:value-type="string">
            <text:p>ship về long khánh đồng nai thì phí bnhiu ạ . khoản chưng nào ts . tổng cộng hết bh v</text:p>
          </table:table-cell>
          <table:table-cell table:number-columns-repeated="1023"/>
        </table:table-row>
        <table:table-row table:style-name="ro3">
          <table:table-cell office:value-type="string" calcext:value-type="string">
            <text:p>Loa hơi rè Giá rẻ nên chất lượng chắc được vậy thôi</text:p>
          </table:table-cell>
          <table:table-cell table:number-columns-repeated="1023"/>
        </table:table-row>
        <table:table-row table:style-name="ro4">
          <table:table-cell office:value-type="string" calcext:value-type="string">
            <text:p>Nhận được miếng dán mà thất vọng, bị nhăn gãy hết cả, thực sự k hài lòng với cách bảo quản hàng luôn vì lúc nhận được là sp nằm trong hộp cac-tong nên k thể có khả năng xếp gãy khi vận chuyển dc, mình nghĩ là lúc gói hàng đã bị rồi mà ng đóng gói vẫn để đại luôn. <text:s/>Miếng dán bàn phím bản thân nó k có vấn đề gì cả, dày và cứng cáp nên mình nghĩ sẽ sd dc dài lâu khi typing nhiều.</text:p>
          </table:table-cell>
          <table:table-cell table:number-columns-repeated="1023"/>
        </table:table-row>
        <table:table-row table:style-name="ro2">
          <table:table-cell office:value-type="string" calcext:value-type="string">
            <text:p>Miếng dán giống như ảnh mẫu, nhưng cảm thấy hơi bé so với suy nghĩ của mình. mong là dùng được bền. Giao hàng nhanh hơn dự kiến. Cảm ơn shop ạ</text:p>
          </table:table-cell>
          <table:table-cell table:number-columns-repeated="1023"/>
        </table:table-row>
        <table:table-row table:style-name="ro3">
          <table:table-cell office:value-type="string" calcext:value-type="string">
            <text:p>mới tháo ra đã mất chữ lại mất cái phần quan trọng lun chứ kiểu này mua cũng như ko</text:p>
          </table:table-cell>
          <table:table-cell table:number-columns-repeated="1023"/>
        </table:table-row>
        <table:table-row table:style-name="ro3">
          <table:table-cell office:value-type="string" calcext:value-type="string">
            <text:p>Một số chữ in bị mờ nên khi đánh phải nhìn kỹ, nói chung tàm tạm không hài lòng lắm</text:p>
          </table:table-cell>
          <table:table-cell table:number-columns-repeated="1023"/>
        </table:table-row>
        <table:table-row table:style-name="ro3">
          <table:table-cell office:value-type="string" calcext:value-type="string">
            <text:p>Tiki giao hàng lâu quá <text:s/>( chất lượng tạm ổn, dính chắc chắn</text:p>
          </table:table-cell>
          <table:table-cell table:number-columns-repeated="1023"/>
        </table:table-row>
        <table:table-row table:style-name="ro1">
          <table:table-cell office:value-type="string" calcext:value-type="string">
            <text:p>Bàn phím bay chữ sau 10 ngày sử dụng (như trên hình). Kết nối bluetooth không ổn định khi chuyển đổi giữa các thiết bị, thường xuyên không nhận đủ phím nếu gõ nhanh. <text:s/>Mặc dù trước đây rất tin tưởng chất lượng các sản phẩm của Logitech nhưng lần này thật sự thất vọng.</text:p>
          </table:table-cell>
          <table:table-cell table:number-columns-repeated="1023"/>
        </table:table-row>
        <table:table-row table:style-name="ro5">
          <table:table-cell office:value-type="string" calcext:value-type="string">
            <text:p>Tôi có 2 thắc mắc muốn hỏi các bạn Tiki: 1. Tại sao serial number in trên hộp và trên sản phẩm không giống nhau? (xem hình đính kèm) 2. Kiểm tra serial number (cả trên hộp và trên sản phẩm) trên trang web của logitech tại địa chỉ https://support.logitech.com/vi_vn/register không cho ra kết quả nào (No Product found with the given serial number)? Cũng chia sẻ thêm là tôi cũng có mua chuột bluetooth Logitech M337 sau đó không lâu và cũng gặp tình trạng tương tự. Tôi đã mua khá nhiều sản phẩm trên Tiki nhưng 2 sản phẩm của Logitech vừa rồi thì không cho tôi sự an tâm về xuất xứ sản phẩm. Đề nghị Tiki sớm có trả lời để tôi được rõ.</text:p>
          </table:table-cell>
          <table:table-cell table:number-columns-repeated="1023"/>
        </table:table-row>
        <table:table-row table:style-name="ro1">
          <table:table-cell office:value-type="string" calcext:value-type="string">
            <text:p>Ưu điểm: - Đẹp - Gõ êm <text:s/>Nhược điểm: - GÕ LÂU SẼ ĐAU TAY - Khi khởi động Windows lên, đôi khi bàn phím và laptop sẽ không tự kết nối được, phải unpair rồi pair lại. - MÌnh còn xài trên Ubuntu nữa. Phải lên Github tải code của người ta về, rồi build code để map lại mấy cái phím F1-F12. Logitech không hỗ trợ cho Ubuntu gì hết.</text:p>
          </table:table-cell>
          <table:table-cell table:number-columns-repeated="1023"/>
        </table:table-row>
        <table:table-row table:style-name="ro1">
          <table:table-cell office:value-type="string" calcext:value-type="string">
            <text:p>Bàn phím đẹp, chắc chắn. Nhưng phím không phải quá nhạy và hơi ồn (đối với mình). Ai quen sử dụng bàn phím cơ thì chắc ko thấy vấn đề gì. Nghe nói kích thước như vậy là chuẩn nhưng mình vẫn thấy chiều dài hơi ngắn nên gõ lâu có vẻ cứng tay. <text:s/>Kết nối nhanh, đơn giản.</text:p>
          </table:table-cell>
          <table:table-cell table:number-columns-repeated="1023"/>
        </table:table-row>
        <table:table-row table:style-name="ro1">
          <table:table-cell office:value-type="string" calcext:value-type="string">
            <text:p>phím caps của mình bị lung lay và long ra khỏi bàn phím, đã gắn lại đúng móc nhưng rất dễ bị tuột ra. Không biết vấn đề là do đâu? Bên tiki có thể hỗ trợ không? <text:s/>về tổng thể thì bàn phím nhỏ gọn, độ trễ không đáng kể, dùng tốt cả trên laptop, điện thoại, tablet. nếu mua để gõ văn bản nhiều thì đáng mua</text:p>
          </table:table-cell>
          <table:table-cell table:number-columns-repeated="1023"/>
        </table:table-row>
        <table:table-row table:style-name="ro6">
          <table:table-cell office:value-type="string" calcext:value-type="string">
            <text:p>Cái bàn phím này với giá 579k thì mình đánh giá 5 sao. Phím gõ khá đã tay, độ nhạy lúc mua về hơi cứng, xài sau 1 tháng (tần suất gõ với lực ngón mình gõ quen phím cơ) thì ko nhạy như trước nhưng vẫn khá ok. Diện tích phím gõ cũng vừa đẹp, cầm đi theo ra ngoài cũng tiện mà cũng lại không quá nhỏ. Kết nối 3 thiết bị cùng lúc, switch giữa iPad và Macbook cũng chỉ trong vài nốt nhạc, kết nối được cho cả PS4. Nói chung là ko có gì để chê. <text:s text:c="2"/>Còn cái tui ghét là tui mới đặt ngày hôm trước giá 600k, tui cần gấp nên tui cũng chọn giao nhanh 2h là tổng cũng ~630k. Qua hôm sau, lên dạo chơi thì để giá giảm 579k. Quá buồn.</text:p>
          </table:table-cell>
          <table:table-cell table:number-columns-repeated="1023"/>
        </table:table-row>
        <table:table-row table:style-name="ro4">
          <table:table-cell office:value-type="string" calcext:value-type="string">
            <text:p>Bàn phím khá nhẹ, sử dụng thuận tiện và gõ rất êm tai, độ trễ phím thấp. Có chân nhựa chống trượt nên khi sử dụng cực kì ổn định. Mình xin pass lại 400k (mới mua được 1 tuần và test 3 ngày). Mình xài win 10 và do máy mình bị lỗi nên thường xuyên bị mất sóng bluetooth của bàn phím (mình đã test máy của bạn mình 4 tiếng và rất ổn trong khi của mình khoảng 10 phút lại mất) Số điện thoại liên hệ: 0169 585 0841</text:p>
          </table:table-cell>
          <table:table-cell table:number-columns-repeated="1023"/>
        </table:table-row>
        <table:table-row table:style-name="ro2">
          <table:table-cell office:value-type="string" calcext:value-type="string">
            <text:p>Việc chuyển đổi giữa các thiết bị chưa nhạy, vẫn tốn thời gian delay và đôi khi không thể. Bạn cần mua thêm USB bluetooth cho PC hoặc cả laptop. Phím xuống bị delay (hơi liệt) - cần ấn thật mạnh, dí mới di chuyển được.</text:p>
          </table:table-cell>
          <table:table-cell table:number-columns-repeated="1023"/>
        </table:table-row>
        <table:table-row table:style-name="ro5">
          <table:table-cell office:value-type="string" calcext:value-type="string">
            <text:p>Bàn phím xài khá ổn với những người tốc độ tay trung bình. Vị trí của bàn phím khá cố định khi được đặt ở trên mặt bàn. Ngoài ra việc kết nối đa thiết bị khá ổn. Lúc mình đánh chat messenger trên điện thoại và nhấn phím Enter thì vẫn gửi tin nhắn đi bình thường chứ không chỉ đơn giản là xuống hàng. <text:s/>Tiếc là tốc độ tay trung bình của mình là khoảng 100 WPM nên khi đánh nhiều lúc không nhận diện được hết các phím làm sót phím. Ngoài ra bản thân thiết kế của bàn phím cũng không tiện khi mình nâng cao tốc độ tay. Phím gõ hơi cứng so với bàn phím laptop. Thời gian chuyển thiết bị là 3 giây, khá chậm cho người có nhu cầu chuyển tiếp thường xuyên giữa các thiết bị.</text:p>
          </table:table-cell>
          <table:table-cell table:number-columns-repeated="1023"/>
        </table:table-row>
        <table:table-row table:style-name="ro1">
          <table:table-cell office:value-type="string" calcext:value-type="string">
            <text:p>bàn phím ổn, nặng hơn magic keyboard của apple xíu. kết nối bluetooth khá nhanh (thiết bị của mình laptop win10 và android 6.2) type ổn, độ nảy ko tệ. <text:s/>Sản phẩm chạy bằng pin (2 cục pin AAA nhỏ) hàng made in China Trên tem ghi là bảo hành chính hãng, tuy vậy không thấy có giấy/ phiếu <text:s/>bảo hành hay thông tin liên hệ khi cần bảo hành (!?)</text:p>
          </table:table-cell>
          <table:table-cell table:number-columns-repeated="1023"/>
        </table:table-row>
        <table:table-row table:style-name="ro2">
          <table:table-cell office:value-type="string" calcext:value-type="string">
            <text:p>Bàn phím sử dụng rất tốt và êm, nhưng thường hay bị lag, giống như bị mất kết nối.đặt biệt là khi dùng các tổ hợp phím Ctrl+ C, hoặc Alt+Tab, không biết Tiki có hỗ trợ đổi lại hoặc bảo hành không?</text:p>
          </table:table-cell>
          <table:table-cell table:number-columns-repeated="1023"/>
        </table:table-row>
        <table:table-row table:style-name="ro2">
          <table:table-cell office:value-type="string" calcext:value-type="string">
            <text:p>Phím hình tròn bấm rất hay trượt. Không có đèn backlit và đèn báo nút Caplock. Thiết kế thì đẹp, nhưng hơi nhỏ nên khó bấm. Kết nối nhanh. Tương thích nhiều nền tảng, giá tốt. Mình chỉ cho 3 sao vì nó hình tròn bấm không sướng.</text:p>
          </table:table-cell>
          <table:table-cell table:number-columns-repeated="1023"/>
        </table:table-row>
        <table:table-row table:style-name="ro2">
          <table:table-cell office:value-type="string" calcext:value-type="string">
            <text:p>bàn phím của logitech thì khỏi bàn về cảm giác khi typing cũng như độ hoàn thiện, chỉ có điều đóng gói k đc tốt hộp móp méo tem bảo hành của digiworld bị bong(k biết do tiki hay do đơn vị vận chuyển). 3 sao để cải thiện điều này.</text:p>
          </table:table-cell>
          <table:table-cell table:number-columns-repeated="1023"/>
        </table:table-row>
        <table:table-row table:style-name="ro2">
          <table:table-cell office:value-type="string" calcext:value-type="string">
            <text:p>Màn bị đen một số góc cạnh y như các bình luận khác trong này, có lẽ lỗi chung của dòng này. Mà anh em chú ý nhé, 27” mà chỉ fullhd nên nhìn rỗ cực kỳ, đặc biệt là chữ, xem film thì được. Không recommend!</text:p>
          </table:table-cell>
          <table:table-cell table:number-columns-repeated="1023"/>
        </table:table-row>
        <table:table-row table:style-name="ro2">
          <table:table-cell office:value-type="string" calcext:value-type="string">
            <text:p>mình mới mua bàn phím, nhưng mở ra là thấy ten niêm phong bị đã bị bóc ra rồi. có bạn nào bị như vậy không? mình đang gửi mail để hỏi xem có dc bảo hành khi bị lỗi hay không.</text:p>
          </table:table-cell>
          <table:table-cell table:number-columns-repeated="1023"/>
        </table:table-row>
        <table:table-row table:style-name="ro2">
          <table:table-cell office:value-type="string" calcext:value-type="string">
            <text:p>màn hình mã BZQHH4ZM900429 gần 2 tháng từ khi mua trên hóa đơn mà chưa kích hoạt bảo hành điện tử, mong tiki kiểm tra lại</text:p>
          </table:table-cell>
          <table:table-cell table:number-columns-repeated="1023"/>
        </table:table-row>
        <table:table-row table:style-name="ro2">
          <table:table-cell office:value-type="string" calcext:value-type="string">
            <text:p>Mới mua bằng tikinow được 3 ngày, thì vô tình phát hiện màn hình bị hở sáng. Không biết chính sách đổi hàng như thế nào, thật thất vọng.</text:p>
          </table:table-cell>
          <table:table-cell table:number-columns-repeated="1023"/>
        </table:table-row>
        <table:table-row table:style-name="ro3">
          <table:table-cell office:value-type="string" calcext:value-type="string">
            <text:p>Yêu cầu màu xanh, gửi màu đen. Hộp sản phẩm có hiện tượng bị bóc ra xem, không phải hàng brandnew</text:p>
          </table:table-cell>
          <table:table-cell table:number-columns-repeated="1023"/>
        </table:table-row>
        <table:table-row table:style-name="ro3">
          <table:table-cell office:value-type="string" calcext:value-type="string">
            <text:p>Mình mới mua bàn phím đang thử kết nối với iphone của mình nhưng kh kết nối được ạ? Mọi người giúp mình với</text:p>
          </table:table-cell>
          <table:table-cell table:number-columns-repeated="1023"/>
        </table:table-row>
        <table:table-row table:style-name="ro2">
          <table:table-cell office:value-type="string" calcext:value-type="string">
            <text:p>Bàn phím hơi nhỏ. Gõ k quen tay lắm. Do tối giản nên mình nghĩ ai cần làm việc nên mua bàn phím khác full size. <text:s/>Giá cao, có kết nối bluetooth ổn định.</text:p>
          </table:table-cell>
          <table:table-cell table:number-columns-repeated="1023"/>
        </table:table-row>
        <table:table-row table:style-name="ro3">
          <table:table-cell office:value-type="string" calcext:value-type="string">
            <text:p>vote cách Đóng gói và vận chuyển còn sản phẩm phải trải nghiệm thêm,</text:p>
          </table:table-cell>
          <table:table-cell table:number-columns-repeated="1023"/>
        </table:table-row>
        <table:table-row table:style-name="ro3">
          <table:table-cell office:value-type="string" calcext:value-type="string">
            <text:p>màn hình có hiện tượng hở sáng, mình chưa nhận đc tt bảo hành.</text:p>
          </table:table-cell>
          <table:table-cell table:number-columns-repeated="1023"/>
        </table:table-row>
        <table:table-row table:style-name="ro2">
          <table:table-cell office:value-type="string" calcext:value-type="string">
            <text:p>bàn phím ko tương thích với laptop cùi của mình ... dùng bàn phím thì wifi đứt ... mình đã phải thanh lý cho bạn xài máy xịn hơn</text:p>
          </table:table-cell>
          <table:table-cell table:number-columns-repeated="1023"/>
        </table:table-row>
        <table:table-row table:style-name="ro3">
          <table:table-cell office:value-type="string" calcext:value-type="string">
            <text:p>mình đã mua hàng, muốn đổi sp khác. chấp nhận mất phí thì có dc ko shop</text:p>
          </table:table-cell>
          <table:table-cell table:number-columns-repeated="1023"/>
        </table:table-row>
        <table:table-row table:style-name="ro3">
          <table:table-cell office:value-type="string" calcext:value-type="string">
            <text:p>Không treo được bằng giá treo!</text:p>
          </table:table-cell>
          <table:table-cell table:number-columns-repeated="1023"/>
        </table:table-row>
        <table:table-row table:style-name="ro3">
          <table:table-cell office:value-type="string" calcext:value-type="string">
            <text:p>tiki giao hàng nhanh, sản phẩm bề ngoài tốt nhưng không hiểu sao không kết nối với máy tính xà điện thoại Android được</text:p>
          </table:table-cell>
          <table:table-cell table:number-columns-repeated="1023"/>
        </table:table-row>
        <table:table-row table:style-name="ro2">
          <table:table-cell office:value-type="string" calcext:value-type="string">
            <text:p>Tem bị xé một nửa nhưng dùng vẫn tốt nên mình cũng không phải hồi Tốc độ kết nối bluetooth ổn nhưng đôi khi vẫn bị delay. Ổn trong tầm giá.</text:p>
          </table:table-cell>
          <table:table-cell table:number-columns-repeated="1023"/>
        </table:table-row>
        <table:table-row table:style-name="ro2">
          <table:table-cell office:value-type="string" calcext:value-type="string">
            <text:p>bàn phím kết nối nhanh, chuyển đổi nhiều thiết bị cùng lúc. Nhưng với mình nó không phù hợp, vì phím bấm nhỏ, cảm giác giống như gõ bàn phím của laptop.</text:p>
          </table:table-cell>
          <table:table-cell table:number-columns-repeated="1023"/>
        </table:table-row>
        <table:table-row table:style-name="ro2">
          <table:table-cell office:value-type="string" calcext:value-type="string">
            <text:p>Sản phẩm ổn phù hợp với giá kết nối nhanh tiện Nhưng bị bóc seal để dán phiếu bảo hành thấy hơi bụi bẩn ở dưới đáy bốn nút cao su và xước ở cạnh.</text:p>
          </table:table-cell>
          <table:table-cell table:number-columns-repeated="1023"/>
        </table:table-row>
        <table:table-row table:style-name="ro3">
          <table:table-cell office:value-type="string" calcext:value-type="string">
            <text:p>Thiết kế thực sự rất đẹp, nhưng điểm trừ kết nối với macbook cực tế. di chuyen ra xa chưa dc 30 CM đã báo mất kết nối.</text:p>
          </table:table-cell>
          <table:table-cell table:number-columns-repeated="1023"/>
        </table:table-row>
        <table:table-row table:style-name="ro3">
          <table:table-cell office:value-type="string" calcext:value-type="string">
            <text:p>Sản phẩm sử dụng thì tốt, nhưng đến giờ vẫn chưa có hoá đơn GTGT cho công ty để báo cáo.</text:p>
          </table:table-cell>
          <table:table-cell table:number-columns-repeated="1023"/>
        </table:table-row>
        <table:table-row table:style-name="ro3">
          <table:table-cell office:value-type="string" calcext:value-type="string">
            <text:p>bên mình mua đơn hàng từ 05/03 đến 20/03 vẫn chưa nhận được hóa đơn tài chính như yêu cầu?</text:p>
          </table:table-cell>
          <table:table-cell table:number-columns-repeated="1023"/>
        </table:table-row>
        <table:table-row table:style-name="ro3">
          <table:table-cell office:value-type="string" calcext:value-type="string">
            <text:p>xài với điện thoại được, mà sao mình vẫn chưa xài được với máy tính</text:p>
          </table:table-cell>
          <table:table-cell table:number-columns-repeated="1023"/>
        </table:table-row>
        <table:table-row table:style-name="ro3">
          <table:table-cell office:value-type="string" calcext:value-type="string">
            <text:p>Hình thức ổn, phím bấm thoải mái, nhưng vấn đề connect thật sự chưa tốt, thi thoảng bị disconnect khi dùng window 10.</text:p>
          </table:table-cell>
          <table:table-cell table:number-columns-repeated="1023"/>
        </table:table-row>
        <table:table-row table:style-name="ro3">
          <table:table-cell office:value-type="string" calcext:value-type="string">
            <text:p>Nhận sản phẩm k hiểu sao bàn phím lại có 4,5 chỗ ntn Khá phiền lòng</text:p>
          </table:table-cell>
          <table:table-cell table:number-columns-repeated="1023"/>
        </table:table-row>
        <table:table-row table:style-name="ro3">
          <table:table-cell office:value-type="string" calcext:value-type="string">
            <text:p>Gõ êm. Đầm tay. Nhỏ gọn. Chất lượng build vừa phải. Phù hợp với giá.</text:p>
          </table:table-cell>
          <table:table-cell table:number-columns-repeated="1023"/>
        </table:table-row>
        <table:table-row table:style-name="ro3">
          <table:table-cell office:value-type="string" calcext:value-type="string">
            <text:p>Kết nối nhanh,nhưng thỉnh thoảng bị ngắt kết nối giữa chừng</text:p>
          </table:table-cell>
          <table:table-cell table:number-columns-repeated="1023"/>
        </table:table-row>
        <table:table-row table:style-name="ro3">
          <table:table-cell office:value-type="string" calcext:value-type="string">
            <text:p>Toi thay tem bao hanh bi rach nen lay bang keo dan lai.</text:p>
          </table:table-cell>
          <table:table-cell table:number-columns-repeated="1023"/>
        </table:table-row>
        <table:table-row table:style-name="ro3">
          <table:table-cell office:value-type="string" calcext:value-type="string">
            <text:p>Sản phẩm xứng đáng với số tiền bỏ ra</text:p>
          </table:table-cell>
          <table:table-cell table:number-columns-repeated="1023"/>
        </table:table-row>
        <table:table-row table:style-name="ro3">
          <table:table-cell office:value-type="string" calcext:value-type="string">
            <text:p>Bàn phím đánh k nhạy cho lắm 😢</text:p>
          </table:table-cell>
          <table:table-cell table:number-columns-repeated="1023"/>
        </table:table-row>
        <table:table-row table:style-name="ro3">
          <table:table-cell office:value-type="string" calcext:value-type="string">
            <text:p>Sao ipad mini 5 ios12.3 ko tìm thấy thiết bị vậy shop????</text:p>
          </table:table-cell>
          <table:table-cell table:number-columns-repeated="1023"/>
        </table:table-row>
        <table:table-row table:style-name="ro2">
          <table:table-cell office:value-type="string" calcext:value-type="string">
            <text:p>Giao đúng hàng. Nhưng hàng hình như bị bóc trước. Không biết lý do bị bóc trc là gì. Đã cài đặt thành công. Chờ thời gian trải nghiệm.</text:p>
          </table:table-cell>
          <table:table-cell table:number-columns-repeated="1023"/>
        </table:table-row>
        <table:table-row table:style-name="ro3">
          <table:table-cell office:value-type="string" calcext:value-type="string">
            <text:p>Tạm. Độ bắt sóng ko mạnh như mong đợi. Xuyên qua 2 lớp tường là thấy máy hết bắt đc sóng từ wifi gốc rồi.</text:p>
          </table:table-cell>
          <table:table-cell table:number-columns-repeated="1023"/>
        </table:table-row>
        <table:table-row table:style-name="ro3">
          <table:table-cell office:value-type="string" calcext:value-type="string">
            <text:p>Hay bị rớt kết nối</text:p>
          </table:table-cell>
          <table:table-cell table:number-columns-repeated="1023"/>
        </table:table-row>
        <table:table-row table:style-name="ro3">
          <table:table-cell office:value-type="string" calcext:value-type="string">
            <text:p>Tự reset lại mặc định ban đầu nên phải mất thời gian cài lại</text:p>
          </table:table-cell>
          <table:table-cell table:number-columns-repeated="1023"/>
        </table:table-row>
        <table:table-row table:style-name="ro3">
          <table:table-cell office:value-type="string" calcext:value-type="string">
            <text:p>ok, nhưng phải lưu ý khách hàng cài phần mềm mihome chọn quốc gia Trung quốc</text:p>
          </table:table-cell>
          <table:table-cell table:number-columns-repeated="1023"/>
        </table:table-row>
        <table:table-row table:style-name="ro2">
          <table:table-cell office:value-type="string" calcext:value-type="string">
            <text:p>SAO KHI LẮP ĐẶT VÀO THÌ Ổ C CÓ DUNG LƯỢNG NHƯ TRÊN ẢNH, KHÔNG ĐÚNG NHƯ SHOP ĐÃ QUẢNG CÁO Ạ! MONG SHOP PHẢN HỒI SỚM . CẢM ƠN!</text:p>
          </table:table-cell>
          <table:table-cell table:number-columns-repeated="1023"/>
        </table:table-row>
        <table:table-row table:style-name="ro3">
          <table:table-cell office:value-type="string" calcext:value-type="string">
            <text:p>Không có con ốc nhỏ làm sao bắt vào main được tiki, đề nghị bán để vào 1 con ốc vít.</text:p>
          </table:table-cell>
          <table:table-cell table:number-columns-repeated="1023"/>
        </table:table-row>
        <table:table-row table:style-name="ro3">
          <table:table-cell office:value-type="string" calcext:value-type="string">
            <text:p>Mua nhầm cổng rồi giờ có đổi trả lại được hông ad?</text:p>
          </table:table-cell>
          <table:table-cell table:number-columns-repeated="1023"/>
        </table:table-row>
        <table:table-row table:style-name="ro2">
          <table:table-cell office:value-type="string" calcext:value-type="string">
            <text:p>Giao hàng vao sp như hình,, Có đều tay hơi to, k hợp lắm. đen ra ngoài chống chế tí thì ok. Mà mình thắc mắc sao hộp có dấu băng keo đen linh tinh nhiều thế, <text:s/>như dồ đã tháo ra, rồi bỏ vào lại, hộp cũ và dơ, như đồ xài rồi.</text:p>
          </table:table-cell>
          <table:table-cell table:number-columns-repeated="1023"/>
        </table:table-row>
        <table:table-row table:style-name="ro1">
          <table:table-cell office:value-type="string" calcext:value-type="string">
            <text:p>Tiền nào của đó, nên chấp nhận. Vẫn cho 3 sao vì shop bán hàng đúng theo mô tả. Đánh giá: 1. Âm thanh: thô cứng, không mềm mượt như tai nghe theo máy 2. Miếng cao su: thô cứng, đeo lâu là đau tai. 3. Các chi tiết hoàn thiện của dây: không trau chuốt bằng tai nghe theo máy. <text:s/>Chấp nhận với mức giá tiền này.</text:p>
          </table:table-cell>
          <table:table-cell table:number-columns-repeated="1023"/>
        </table:table-row>
        <table:table-row table:style-name="ro3">
          <table:table-cell office:value-type="string" calcext:value-type="string">
            <text:p>hàng chất lượng kém dây phần trên không được bền <text:s/>hàng made in china</text:p>
          </table:table-cell>
          <table:table-cell table:number-columns-repeated="1023"/>
        </table:table-row>
        <table:table-row table:style-name="ro3">
          <table:table-cell office:value-type="string" calcext:value-type="string">
            <text:p>Hàng giao nhanh. Đóng gói cẩn thận. Đúng sản phẩm. Nút chỉnh to nhỏ âm lượng bấm ko đc.</text:p>
          </table:table-cell>
          <table:table-cell table:number-columns-repeated="1023"/>
        </table:table-row>
        <table:table-row table:style-name="ro1">
          <table:table-cell office:value-type="string" calcext:value-type="string">
            <text:p>Mình nhận từ chiều hôm 12/12/2019 ( TIKI giao hàng rất nhanh), nhưng đến tối 13/12/2019 mới có thể lấy ra sử dụng. Mình phát hiện màn hình bị hở sáng ngay chỗ logo của màn hình, mình cảm thấy cực kì khó chịu về vấn đề này, mình mong muốn đổi một màn hình khác!</text:p>
          </table:table-cell>
          <table:table-cell table:number-columns-repeated="1023"/>
        </table:table-row>
        <table:table-row table:style-name="ro1">
          <table:table-cell office:value-type="string" calcext:value-type="string">
            <text:p>Màn hình xài được, tạm ổn cho nhu cầu của mình nhưng vẫn làm mình không được hài lòng vì vẫn còn lỗi hở sáng hai bên. Nói chung cũng không ưng ý lắm vì món hàng mình mua không được hoàn hảo. <text:s/>Tiki giao hàng khá nhanh, mình ở tỉnh miền Trung <text:s/>mà nhận được chỉ trong vòng 3-4 ngày sau khi đặt hàng</text:p>
          </table:table-cell>
          <table:table-cell table:number-columns-repeated="1023"/>
        </table:table-row>
        <table:table-row table:style-name="ro3">
          <table:table-cell office:value-type="string" calcext:value-type="string">
            <text:p>không có tem dán trên jack cắm như hình, chất lượng tạm ổn, dùng khoảng 1 tiếng sẽ bị đau tai</text:p>
          </table:table-cell>
          <table:table-cell table:number-columns-repeated="1023"/>
        </table:table-row>
        <table:table-row table:style-name="ro3">
          <table:table-cell office:value-type="string" calcext:value-type="string">
            <text:p>Sản phẩm chất lượng ok, nhưng phần chỉnh âm lượng bị mất.</text:p>
          </table:table-cell>
          <table:table-cell table:number-columns-repeated="1023"/>
        </table:table-row>
        <table:table-row table:style-name="ro2">
          <table:table-cell office:value-type="string" calcext:value-type="string">
            <text:p>Giao hàng nhanh, mọi thứ oke trừ cái bị sứt mất một chút điểm chết tại góc màn hình nhìn hơi khó chịu. Không biết có được đổi mới không.</text:p>
          </table:table-cell>
          <table:table-cell table:number-columns-repeated="1023"/>
        </table:table-row>
        <table:table-row table:style-name="ro3">
          <table:table-cell office:value-type="string" calcext:value-type="string">
            <text:p>tai phone một bên không nghe rõ <text:s/>sản phẩm giống hình</text:p>
          </table:table-cell>
          <table:table-cell table:number-columns-repeated="1023"/>
        </table:table-row>
        <table:table-row table:style-name="ro3">
          <table:table-cell office:value-type="string" calcext:value-type="string">
            <text:p>màn 75hz mà bật lên có 60hz, đây là lỗi hay cần phải setup,cần hỗ trợ</text:p>
          </table:table-cell>
          <table:table-cell table:number-columns-repeated="1023"/>
        </table:table-row>
        <table:table-row table:style-name="ro3">
          <table:table-cell office:value-type="string" calcext:value-type="string">
            <text:p>Giao hàng ok, chất lượng thì để thời gian chứng minh</text:p>
          </table:table-cell>
          <table:table-cell table:number-columns-repeated="1023"/>
        </table:table-row>
        <table:table-row table:style-name="ro3">
          <table:table-cell office:value-type="string" calcext:value-type="string">
            <text:p>Cho e hỏi sao tai nghe e mua mic không được ạ</text:p>
          </table:table-cell>
          <table:table-cell table:number-columns-repeated="1023"/>
        </table:table-row>
        <table:table-row table:style-name="ro3">
          <table:table-cell office:value-type="string" calcext:value-type="string">
            <text:p>sản phẩm k có team, dây thì bị xù</text:p>
          </table:table-cell>
          <table:table-cell table:number-columns-repeated="1023"/>
        </table:table-row>
        <table:table-row table:style-name="ro3">
          <table:table-cell office:value-type="string" calcext:value-type="string">
            <text:p>chất lượng như giá</text:p>
          </table:table-cell>
          <table:table-cell table:number-columns-repeated="1023"/>
        </table:table-row>
        <table:table-row table:style-name="ro3">
          <table:table-cell office:value-type="string" calcext:value-type="string">
            <text:p>phù hợp giá tiền</text:p>
          </table:table-cell>
          <table:table-cell table:number-columns-repeated="1023"/>
        </table:table-row>
        <table:table-row table:style-name="ro3">
          <table:table-cell office:value-type="string" calcext:value-type="string">
            <text:p>Nếu k có máy nào kết nối thì phải rút ra cắm lại thì mới dùng đc. Hơi bất tiện. So với giá thành thì chấp nhận được.</text:p>
          </table:table-cell>
          <table:table-cell table:number-columns-repeated="1023"/>
        </table:table-row>
        <table:table-row table:style-name="ro2">
          <table:table-cell office:value-type="string" calcext:value-type="string">
            <text:p>Sản phẩm đẹp, gọn, sóng mạnh nhưng hay mất kết nối do lỗi mất ip. tắt nguồn bật lại thì ok lại nhưng được khoảng vài tiếng lai bi lại</text:p>
          </table:table-cell>
          <table:table-cell table:number-columns-repeated="1023"/>
        </table:table-row>
        <table:table-row table:style-name="ro3">
          <table:table-cell office:value-type="string" calcext:value-type="string">
            <text:p>Lúc đầu thấy sử dụng rất tốt nhưng sao giờ nó nhận ip hoài k đc ạ</text:p>
          </table:table-cell>
          <table:table-cell table:number-columns-repeated="1023"/>
        </table:table-row>
        <table:table-row table:style-name="ro3">
          <table:table-cell office:value-type="string" calcext:value-type="string">
            <text:p>đã mua nhưng chưa biết kết nối có thể hướng dẫn <text:s/>không</text:p>
          </table:table-cell>
          <table:table-cell table:number-columns-repeated="1023"/>
        </table:table-row>
        <table:table-row table:style-name="ro3">
          <table:table-cell office:value-type="string" calcext:value-type="string">
            <text:p>Mua cái khác đi. Cái này yếu. Bao bì hình dạng thì đẹp.</text:p>
          </table:table-cell>
          <table:table-cell table:number-columns-repeated="1023"/>
        </table:table-row>
        <table:table-row table:style-name="ro3">
          <table:table-cell office:value-type="string" calcext:value-type="string">
            <text:p>hay mất kết nối chập chờn lúc có lúc không rất bực mình</text:p>
          </table:table-cell>
          <table:table-cell table:number-columns-repeated="1023"/>
        </table:table-row>
        <table:table-row table:style-name="ro4">
          <table:table-cell office:value-type="string" calcext:value-type="string">
            <text:p>Tiki giao hàng giữa trưa lúc 12h 30 đúng lúc đang ngủ. Không hài lòng lắm về giờ giao hàng này. Gói hàng cẩn thận không có hóa đơn giấy, chỉ có hóa đơn điện tử. Sản phẩm đã bị cắt rạch ra để dán tem bảo hành. Kiểm tra tốc độ đọc ghi khá chậm không được như mong đợi. Nhưng nói chung ổn với tầm tiền này, không đòi hỏi gì hơn. Tốc độ ghi khoảng từ 4-6Mb/s. thấp hơn các thẻ nhớ trước mình mua khoảng 9-10Mb/s với cùng một file dữ liệu. Có thể xem ảnh để thấy tốc độ.</text:p>
          </table:table-cell>
          <table:table-cell table:number-columns-repeated="1023"/>
        </table:table-row>
        <table:table-row table:style-name="ro2">
          <table:table-cell office:value-type="string" calcext:value-type="string">
            <text:p>Tôi đã đặt mua Thẻ Nhớ Micro SDXC SanDisk UHS1-64Gb Class 10 - 80Mb/s này vào ngày 02 tháng 05 năm 2020. Khi nhận được sản phẩm thì lại được dán tem từ hồi tháng 03/2020 (như hình). Phải chăng đã gửi cho tôi thẻ nhớ đã qua sử dụng????</text:p>
          </table:table-cell>
          <table:table-cell table:number-columns-repeated="1023"/>
        </table:table-row>
        <table:table-row table:style-name="ro2">
          <table:table-cell office:value-type="string" calcext:value-type="string">
            <text:p>Hiện tại tốc độ đọc được bằng phần mềm là 36mb/s và 69mb/s. Tuy nhiên thì mình sử dụng Honor Play lại không thể cài đặt được ứng dụng dù đã chuyển bộ nhớ sang thẻ. Chưa thể khắc phục tình trạng này, nên tạm để 3 sao thôi.</text:p>
          </table:table-cell>
          <table:table-cell table:number-columns-repeated="1023"/>
        </table:table-row>
        <table:table-row table:style-name="ro3">
          <table:table-cell office:value-type="string" calcext:value-type="string">
            <text:p>hút hết wifi</text:p>
          </table:table-cell>
          <table:table-cell table:number-columns-repeated="1023"/>
        </table:table-row>
        <table:table-row table:style-name="ro2">
          <table:table-cell office:value-type="string" calcext:value-type="string">
            <text:p>Khá ổn. Chưa dùng lâu nên cũng chưa biết chất lượng thế nào. Có điều thẻ nhớ bị rạch ra, cả vỏ ngoài và nilon bọc thẻ bên trong. Không biết để làm gì. Tem bảo hành thì dán đè lên nhau</text:p>
          </table:table-cell>
          <table:table-cell table:number-columns-repeated="1023"/>
        </table:table-row>
        <table:table-row table:style-name="ro3">
          <table:table-cell office:value-type="string" calcext:value-type="string">
            <text:p>thường xuyên bị mất kết nối, mạng yếu ............</text:p>
          </table:table-cell>
          <table:table-cell table:number-columns-repeated="1023"/>
        </table:table-row>
        <table:table-row table:style-name="ro2">
          <table:table-cell office:value-type="string" calcext:value-type="string">
            <text:p>Quá thất vọng vì TIKI giao hàng điện tử mà không chèn xốp hay bao chống sốc. Cả đơn hàng mua 3 món điện tử mà chỉ bỏ vào hộp, trong hộp cũng không có hoá đơn.</text:p>
          </table:table-cell>
          <table:table-cell table:number-columns-repeated="1023"/>
        </table:table-row>
        <table:table-row table:style-name="ro2">
          <table:table-cell office:value-type="string" calcext:value-type="string">
            <text:p>Thẻ lắp vào camera thì oke, nhưng nhận hàng thì vỏ đã bị rạch từ trước, hơi thất vọng về cách bán hàng. Nên thay đổi thì tốt hơn.</text:p>
          </table:table-cell>
          <table:table-cell table:number-columns-repeated="1023"/>
        </table:table-row>
        <table:table-row table:style-name="ro3">
          <table:table-cell office:value-type="string" calcext:value-type="string">
            <text:p>Cũng hơi chậm nhưng nhìn chung ổn lắm. Dung lượng nhiều nên tha hồ tải app rồi lưu video trên Douyin đã luôn.</text:p>
          </table:table-cell>
          <table:table-cell table:number-columns-repeated="1023"/>
        </table:table-row>
        <table:table-row table:style-name="ro3">
          <table:table-cell office:value-type="string" calcext:value-type="string">
            <text:p>Trc kia mua 1 cái tưởng dùng tốt nên mua cái thứ 2. Ai ngờ mới mua đc cái thứ 2 vài ngày thì cái thứ 1 hỏng <text:s/>)))))</text:p>
          </table:table-cell>
          <table:table-cell table:number-columns-repeated="1023"/>
        </table:table-row>
        <table:table-row table:style-name="ro3">
          <table:table-cell office:value-type="string" calcext:value-type="string">
            <text:p>giao hàng không đúng mẫu hàng nhưng cũng đúng 64 tôi cho 3 sao còn sài mới biết.... thời gian trả</text:p>
          </table:table-cell>
          <table:table-cell table:number-columns-repeated="1023"/>
        </table:table-row>
        <table:table-row table:style-name="ro3">
          <table:table-cell office:value-type="string" calcext:value-type="string">
            <text:p>Hàng chuyển nhanh chóng,đóng hộp cẩn thận,chất lượng chờ kiểm chứng.nói chung hàng đúng như quảng cáo.</text:p>
          </table:table-cell>
          <table:table-cell table:number-columns-repeated="1023"/>
        </table:table-row>
        <table:table-row table:style-name="ro3">
          <table:table-cell office:value-type="string" calcext:value-type="string">
            <text:p>nghĩ gì lại dán chồng lên cái thẻ nhớ tận 2 con tem. lúc lắp thẻ vào bị vồng lên lại phải tốn công gỡ hết tem ra</text:p>
          </table:table-cell>
          <table:table-cell table:number-columns-repeated="1023"/>
        </table:table-row>
        <table:table-row table:style-name="ro3">
          <table:table-cell office:value-type="string" calcext:value-type="string">
            <text:p>Giá tiền phù hợp, đang lúc khuyến mãi nên khá rẻ, giao hàng nhanh..........</text:p>
          </table:table-cell>
          <table:table-cell table:number-columns-repeated="1023"/>
        </table:table-row>
        <table:table-row table:style-name="ro3">
          <table:table-cell office:value-type="string" calcext:value-type="string">
            <text:p>hôm nay mình nhận đc thẻ nhớ mà gắn vào máy ko ăn thẻ nhớ,mong hỗ trợ</text:p>
          </table:table-cell>
          <table:table-cell table:number-columns-repeated="1023"/>
        </table:table-row>
        <table:table-row table:style-name="ro3">
          <table:table-cell office:value-type="string" calcext:value-type="string">
            <text:p>tam dc.moi mua ve dung thay cung on.giao hang nhanh dung voi mota</text:p>
          </table:table-cell>
          <table:table-cell table:number-columns-repeated="1023"/>
        </table:table-row>
        <table:table-row table:style-name="ro3">
          <table:table-cell office:value-type="string" calcext:value-type="string">
            <text:p>dùng cho camera không tốt khi vừa read/write cùng lúc rất Lag</text:p>
          </table:table-cell>
          <table:table-cell table:number-columns-repeated="1023"/>
        </table:table-row>
        <table:table-row table:style-name="ro3">
          <table:table-cell office:value-type="string" calcext:value-type="string">
            <text:p>dùng thử thấy cũng được.tốc độ cũng bình thường.</text:p>
          </table:table-cell>
          <table:table-cell table:number-columns-repeated="1023"/>
        </table:table-row>
        <table:table-row table:style-name="ro3">
          <table:table-cell office:value-type="string" calcext:value-type="string">
            <text:p>Tôi rất thích sản phẩm này và rất hài lòng về chất lượng</text:p>
          </table:table-cell>
          <table:table-cell table:number-columns-repeated="1023"/>
        </table:table-row>
        <table:table-row table:style-name="ro3">
          <table:table-cell office:value-type="string" calcext:value-type="string">
            <text:p>Tạm được nhưng độ bền thì chưa biết được</text:p>
          </table:table-cell>
          <table:table-cell table:number-columns-repeated="1023"/>
        </table:table-row>
        <table:table-row table:style-name="ro3">
          <table:table-cell office:value-type="string" calcext:value-type="string">
            <text:p>dung lượng còn lại chỉ là 59,5 gb</text:p>
          </table:table-cell>
          <table:table-cell table:number-columns-repeated="1023"/>
        </table:table-row>
        <table:table-row table:style-name="ro2">
          <table:table-cell office:value-type="string" calcext:value-type="string">
            <text:p>Chất lượng sản phẩm tốt so với giá. Mỗi cái là dịch vụ tiki càng ngày càng chán, mình bận nên hẹn ngày giờ khác lấy hàng mà shipper cứ kì kèo đòi mình về lấy hàng. Đang bận mà vương vào, bực cả mình.</text:p>
          </table:table-cell>
          <table:table-cell table:number-columns-repeated="1023"/>
        </table:table-row>
        <table:table-row table:style-name="ro2">
          <table:table-cell office:value-type="string" calcext:value-type="string">
            <text:p>Màn hình Ok. Chỉ tiếc là thái độ vùng vằng của người giao hàng, khi tôi yêu cầu mở thùng kiểm tra gãy vỡ ko. Ko hỗ trợ khách. Nhận hàng, cảm thấy ko vui vẻ gì,.</text:p>
          </table:table-cell>
          <table:table-cell table:number-columns-repeated="1023"/>
        </table:table-row>
        <table:table-row table:style-name="ro3">
          <table:table-cell office:value-type="string" calcext:value-type="string">
            <text:p>Màn hình đẹp, giá tốt, hộp chắc chắn. Đen là bị chết cái 4 pixel k đủ bảo hành.</text:p>
          </table:table-cell>
          <table:table-cell table:number-columns-repeated="1023"/>
        </table:table-row>
        <table:table-row table:style-name="ro4">
          <table:table-cell office:value-type="string" calcext:value-type="string">
            <text:p>Thứ nhất : không có NFC như miêu tả ( tiki đã sửa lại <text:s/>NON-NFC ) <text:s/>Thứ hai : việc đặt trước sản phẩm không có ý nghĩa gì cả vì khi có hàng, người đặt trước lại nhận sản phẩm sau những người mua dùng tiki now ! nó giống như bạn đứng xếp hàng cả vài ngày tự dưng có người nhảy vào mua trước cả bạn mà không cần xếp hàng vậy đó. Còn về sản phẩm thì dùng khá ổn, tuy nhiên đo nhịp tim cũng như bước chân không chuẩn như mong đợi. chỉ dùng để tham khảo thôi.</text:p>
          </table:table-cell>
          <table:table-cell table:number-columns-repeated="1023"/>
        </table:table-row>
        <table:table-row table:style-name="ro2">
          <table:table-cell office:value-type="string" calcext:value-type="string">
            <text:p>Nhà 21 m dài luôn lộ giới, 1 lầu, ở nhà mùa dịch, ăn nằm, vệ sinh các kiểu, có wifi, data mạnh mẽ và bộ đếm bước có khi ghi nhận 6–7 trăm bước chân. Tôi đã làm gì mà tôi không biết? Hay tôi chưa đọc hướng dẫn sử dụng? Pin như lời đồn: cả tuần</text:p>
          </table:table-cell>
          <table:table-cell table:number-columns-repeated="1023"/>
        </table:table-row>
        <table:table-row table:style-name="ro2">
          <table:table-cell office:value-type="string" calcext:value-type="string">
            <text:p>Không đồng ý với chính sách ưu đãi với khách hàng đặt hàng trước. - Đặt hàng trước mà phải nhận hàng sau người đặt sau (không đặt tikinow) - Các chính sách ưu đãi không khác nhau gì.</text:p>
          </table:table-cell>
          <table:table-cell table:number-columns-repeated="1023"/>
        </table:table-row>
        <table:table-row table:style-name="ro2">
          <table:table-cell office:value-type="string" calcext:value-type="string">
            <text:p>tôi mới nhận hàng vào 11h trưa nay. dùng thử Pin từ 43% <text:s/>đến 15h chiều còn có 35% <text:s/>không biết có phải Pin bị lỗi không nữa. Tạm thời cho 3 sao. chờ thêm 2 hôm xem thế nào.</text:p>
          </table:table-cell>
          <table:table-cell table:number-columns-repeated="1023"/>
        </table:table-row>
        <table:table-row table:style-name="ro3">
          <table:table-cell office:value-type="string" calcext:value-type="string">
            <text:p>đặt bản có NFC, mà shop giao bản thường. đang cần xài nên không đổi.</text:p>
          </table:table-cell>
          <table:table-cell table:number-columns-repeated="1023"/>
        </table:table-row>
        <table:table-row table:style-name="ro3">
          <table:table-cell office:value-type="string" calcext:value-type="string">
            <text:p>- pin khỏe - đếm số bước ok Tuy nhiên máy t lỗi không nhận được thông báo cuộc gọi. Mong được sự hỗ trợ từ phía shop</text:p>
          </table:table-cell>
          <table:table-cell table:number-columns-repeated="1023"/>
        </table:table-row>
        <table:table-row table:style-name="ro3">
          <table:table-cell office:value-type="string" calcext:value-type="string">
            <text:p>Mua làm quà tặng nhưng hộp bị bẩn, không hài lòng điểm này.</text:p>
          </table:table-cell>
          <table:table-cell table:number-columns-repeated="1023"/>
        </table:table-row>
        <table:table-row table:style-name="ro2">
          <table:table-cell office:value-type="string" calcext:value-type="string">
            <text:p>Nhận được hàng hôm qua. Đây là bản thường chứ ko phải bản NFC như Tiki miêu tả và trả lời. Thất vọng vì ko có NFC như miêu tả</text:p>
          </table:table-cell>
          <table:table-cell table:number-columns-repeated="1023"/>
        </table:table-row>
        <table:table-row table:style-name="ro3">
          <table:table-cell office:value-type="string" calcext:value-type="string">
            <text:p>Model mình nhận được là XMSH07HM, model này ko có NFC. Hiện tại thì thấy mọi thứ OK, chỉ có thất vọng ko kèm NFC</text:p>
          </table:table-cell>
          <table:table-cell table:number-columns-repeated="1023"/>
        </table:table-row>
        <table:table-row table:style-name="ro3">
          <table:table-cell office:value-type="string" calcext:value-type="string">
            <text:p>Nhưng pin quá yếu 21h sạc 100% ngủ sáng 6h pin còn 80% nhận định ko trụ nổi tới 1 tuần chứ nói 20 ngày.</text:p>
          </table:table-cell>
          <table:table-cell table:number-columns-repeated="1023"/>
        </table:table-row>
        <table:table-row table:style-name="ro3">
          <table:table-cell office:value-type="string" calcext:value-type="string">
            <text:p>mk đã mua sp và cứ bị ngắt kết nối <text:s/>với điện thoại, cần giúp đỡ ạ</text:p>
          </table:table-cell>
          <table:table-cell table:number-columns-repeated="1023"/>
        </table:table-row>
        <table:table-row table:style-name="ro5">
          <table:table-cell office:value-type="string" calcext:value-type="string">
            <text:p>Phân vân con này với của orion vì orion rẻ hơn nhiều, mà đọc bài giới thiệu thấy bảo hỗ trợ mac os nên đam đầu mua, kết quả móc ra trong tài liệu đi kèm bảo chỉ hỗ trợ window thôi nha. Chất lượng sóng cũng ổn, ngồi hơi xa tầm 2-3m thì thỉnh thoảng bị mất sóng. Nhà mình chỉ có mấy con tay cầm xbox one s, ps3 dualshock3, loa jbl, chuột mx anywhere2s, mic karaoke k biết hiệu gì. Kết quả kết nối là con xbox one s, loa jbl, mic karaoke kết nối dc còn tay ps3 với chuột mx thì chịu chết. Có thể kết nối nhiều thiết bị cùng lúc, tối đa dc bao nhiêu cái thì k rõ, mình kết nối đồng thời tay xbox với loa jbl ok. Tuy nhiên cũng hên xui, mình phải kết nối loa trước tay cầm sau thì nhận dc mà ngược lại nó lại chỉ nhận dc 1 cái. Nói chung cũng tạm chấp nhận dc.</text:p>
          </table:table-cell>
          <table:table-cell table:number-columns-repeated="1023"/>
        </table:table-row>
        <table:table-row table:style-name="ro9">
          <table:table-cell office:value-type="string" calcext:value-type="string">
            <text:p>1. giao hàng của TIKI luôn chậm 2. sau mấy ngày sử dụng thì có nhận xét sau: - Sản phẩm khó kết nối. (đang dùng win 7) nếu ai không rành máy tính thì một hạn chế lớn. (cài đặt theo drive trên đĩa kèm theo sản phẩm thì vẫn nhận thiết bị nhưng không sử dụng được, cho nên phải nhận drive theo win, dù đã thử nhiều cách). - Chất lượng âm thanh kêt nối không ổn định: mình dùng loa bluetooth JBL nhưng âm thanh đầu ra kém, kết nối từ điện thoại âm thanh 10 điểm thì ở đây được tầm 7 điểm. - Cực kì dễ mất kết nối với bàn phím: mình dùng bàn phím bluetooth Logitech , khi kết nối xong tầm 6 đến 7 giây nếu không gõ trên bàn phím thì tự động ngắt kết nối. muốn dùng bàn phím thì phải vừa kết nối và phát nhạc qua loa bluetooth vừa dùng bàn phím. - Còn những sản phẩm khác thì chư thử Nói tóm lại không hài lòng với sản phẩm. một số lưu ý cho cán bạn sắp mua....</text:p>
          </table:table-cell>
          <table:table-cell table:number-columns-repeated="1023"/>
        </table:table-row>
        <table:table-row table:style-name="ro2">
          <table:table-cell office:value-type="string" calcext:value-type="string">
            <text:p>hàng đẹp, dễ cài đặt nhưng chỉ kết nối tốt <text:s/>với chuột và bàn phím bluetooth. Kết nối với tai nghe rất tậm tịt, hay bị out. Cả tai bluetooth thông thường lẫn Airpods.</text:p>
          </table:table-cell>
          <table:table-cell table:number-columns-repeated="1023"/>
        </table:table-row>
        <table:table-row table:style-name="ro3">
          <table:table-cell office:value-type="string" calcext:value-type="string">
            <text:p>Kết nối hay chập chờn, phải rút ra gắm lại mới kết nối lại đc. Đóng gói thì tạm đc 3 sao nhe</text:p>
          </table:table-cell>
          <table:table-cell table:number-columns-repeated="1023"/>
        </table:table-row>
        <table:table-row table:style-name="ro3">
          <table:table-cell office:value-type="string" calcext:value-type="string">
            <text:p>Tiki tôi mua vòng đeo tay đợt có vé xem phim tặng cùng mà sao đến giờ vẫn ko có vé ạ .</text:p>
          </table:table-cell>
          <table:table-cell table:number-columns-repeated="1023"/>
        </table:table-row>
        <table:table-row table:style-name="ro3">
          <table:table-cell office:value-type="string" calcext:value-type="string">
            <text:p>Tôi chưa nhận được 2 E-Voucher Vé Xem Phim CGV, tôi phải làm cách nào để nhận được nó</text:p>
          </table:table-cell>
          <table:table-cell table:number-columns-repeated="1023"/>
        </table:table-row>
        <table:table-row table:style-name="ro3">
          <table:table-cell office:value-type="string" calcext:value-type="string">
            <text:p>Đóng gói hoàn thiện sản phẩm tốt. Tuy nhiên không có hướng dẫn kết nối. Thường xuyên xảy ra lỗi không kết nối được.</text:p>
          </table:table-cell>
          <table:table-cell table:number-columns-repeated="1023"/>
        </table:table-row>
        <table:table-row table:style-name="ro3">
          <table:table-cell office:value-type="string" calcext:value-type="string">
            <text:p>chỗ đo nhịp tim không chính xác lắm còn lại mọi thứ khá là ok</text:p>
          </table:table-cell>
          <table:table-cell table:number-columns-repeated="1023"/>
        </table:table-row>
        <table:table-row table:style-name="ro3">
          <table:table-cell office:value-type="string" calcext:value-type="string">
            <text:p>doi luc se bi nhieu song</text:p>
          </table:table-cell>
          <table:table-cell table:number-columns-repeated="1023"/>
        </table:table-row>
        <table:table-row table:style-name="ro3">
          <table:table-cell office:value-type="string" calcext:value-type="string">
            <text:p>bản này ko có nfc như khi đặt, và 2 voucher xem film cũng ko thấy đâu</text:p>
          </table:table-cell>
          <table:table-cell table:number-columns-repeated="1023"/>
        </table:table-row>
        <table:table-row table:style-name="ro3">
          <table:table-cell office:value-type="string" calcext:value-type="string">
            <text:p>am thanh bi méo</text:p>
          </table:table-cell>
          <table:table-cell table:number-columns-repeated="1023"/>
        </table:table-row>
        <table:table-row table:style-name="ro3">
          <table:table-cell office:value-type="string" calcext:value-type="string">
            <text:p>Hàng ko hài lòng lắm, màn hình bị lỗi, có trầy xước</text:p>
          </table:table-cell>
          <table:table-cell table:number-columns-repeated="1023"/>
        </table:table-row>
        <table:table-row table:style-name="ro3">
          <table:table-cell office:value-type="string" calcext:value-type="string">
            <text:p>Bàn phím ấn hơi sâu và khá delay. Thực sự chưa tốt bằng các sp khác ngang tầm giá !</text:p>
          </table:table-cell>
          <table:table-cell table:number-columns-repeated="1023"/>
        </table:table-row>
        <table:table-row table:style-name="ro3">
          <table:table-cell office:value-type="string" calcext:value-type="string">
            <text:p>Sản phẩm ổn trong tầm giá,có đèn led, bàn phím gõ cần hơi nhiều lực =)))</text:p>
          </table:table-cell>
          <table:table-cell table:number-columns-repeated="1023"/>
        </table:table-row>
        <table:table-row table:style-name="ro3">
          <table:table-cell office:value-type="string" calcext:value-type="string">
            <text:p>sản phẩm tốt so với tầm giá nhưng không được như mình kỳ vọng lắm</text:p>
          </table:table-cell>
          <table:table-cell table:number-columns-repeated="1023"/>
        </table:table-row>
        <table:table-row table:style-name="ro4">
          <table:table-cell office:value-type="string" calcext:value-type="string">
            <text:p>Nghe nhạc trên điện thoại đặc biệt nhạc chất lượng cao rất hay tuy nhiên nếu kết nối với máy tính hay laptop thì chế độ stereo nghe nhạc sẽ bị rè rè rất khó chịu. Vì vậy mình nghĩ kết nối bluetooth với các thiết bị khác ngoài điện thoại ra để nghe được chất lượng cao thì có vấn đề không tốt hầu như chỉ nghe được ngang với tai nghe rẻ tiền. Mình nghĩ sẽ phù hợp với các thiết bị có app sony, nếu bạn mua về để nghe nhạc trên lap thì nên suy nghĩ lại.</text:p>
          </table:table-cell>
          <table:table-cell table:number-columns-repeated="1023"/>
        </table:table-row>
        <table:table-row table:style-name="ro3">
          <table:table-cell office:value-type="string" calcext:value-type="string">
            <text:p>Kết nối không thật sự tốt. Rất hay bị ngắt kết nối, khựng lại mất 1 nhịp</text:p>
          </table:table-cell>
          <table:table-cell table:number-columns-repeated="1023"/>
        </table:table-row>
        <table:table-row table:style-name="ro3">
          <table:table-cell office:value-type="string" calcext:value-type="string">
            <text:p>Máy chạy hơi ồn, không biết do quạt gió hay ổ cứng</text:p>
          </table:table-cell>
          <table:table-cell table:number-columns-repeated="1023"/>
        </table:table-row>
        <table:table-row table:style-name="ro1">
          <table:table-cell office:value-type="string" calcext:value-type="string">
            <text:p>HDD mới tuy nhiên khâu đóng gói thì quá tệ mặc dù có rất nhiều người phản hồi vấn đề này nhưng Tiki không hề lắng nghe và khắc phục. Ổ cứng HDD là linh kiện rất dễ hư hại nếu bị sốc, va đập. Vui lòng đóng gói bao bọc cẩn thận, chèn xốp chắc chắn giúp</text:p>
          </table:table-cell>
          <table:table-cell table:number-columns-repeated="1023"/>
        </table:table-row>
        <table:table-row table:style-name="ro2">
          <table:table-cell office:value-type="string" calcext:value-type="string">
            <text:p>Mới nhận hàng trong ngày 17/06/2020, cắm máy chạy bình thường nhưng chép file rất chậm, treo. Mở kiểm tra thì báo 64 bad sector luôn. Tem Microstar thì ko biết có nên qua đó bảo hành hay đợi tiki đổi trả hàng đây.</text:p>
          </table:table-cell>
          <table:table-cell table:number-columns-repeated="1023"/>
        </table:table-row>
        <table:table-row table:style-name="ro1">
          <table:table-cell office:value-type="string" calcext:value-type="string">
            <text:p>Dat mua o cung HDD seagate Barracuda 1TB/64MB/3.5 nhung lai giao HDD Seagate SkyHawk.Da gui doi tra mot lan nhung gan tuan sau van nhan lai dung O dia cung HDD Seagate SkyHawk nhu luc ban dau.That vong voi cach lam an khong ra gi cua Tiki!</text:p>
          </table:table-cell>
          <table:table-cell table:number-columns-repeated="1023"/>
        </table:table-row>
        <table:table-row table:style-name="ro2">
          <table:table-cell office:value-type="string" calcext:value-type="string">
            <text:p>- Sản phẩm đúng hàng chính hãng - Đóng gói rất tệ, chỉ có ổn cứng bên trong bên ngoài là hộp đựng, ổn cứng không có miếng lót bảo vệ sản phẩm tránh bị va đập</text:p>
          </table:table-cell>
          <table:table-cell table:number-columns-repeated="1023"/>
        </table:table-row>
        <table:table-row table:style-name="ro3">
          <table:table-cell office:value-type="string" calcext:value-type="string">
            <text:p>giao hàng nhanh, chỉ có đóng gói quá tệ, ổ cứng đồ điện tử mà đóng gói như vậy</text:p>
          </table:table-cell>
          <table:table-cell table:number-columns-repeated="1023"/>
        </table:table-row>
        <table:table-row table:style-name="ro3">
          <table:table-cell office:value-type="string" calcext:value-type="string">
            <text:p>Tiki đóng gói sơ sài, ổ HHD mà cứ để không vậy</text:p>
          </table:table-cell>
          <table:table-cell table:number-columns-repeated="1023"/>
        </table:table-row>
        <table:table-row table:style-name="ro2">
          <table:table-cell office:value-type="string" calcext:value-type="string">
            <text:p>chất lượng loa thì rất tốt ,nhưg bên đóng gói giao hàng còn chậm trễ ko đủ phụ kiện của loa.mong ti ki sớm xem xét. vì t là khách hàng wen thuộc đây là lần đầu tiên t ko hài lòng .</text:p>
          </table:table-cell>
          <table:table-cell table:number-columns-repeated="1023"/>
        </table:table-row>
        <table:table-row table:style-name="ro2">
          <table:table-cell office:value-type="string" calcext:value-type="string">
            <text:p>Sản phẩm hoạt động tốt. Nhưng gửi sms activate bảo hảnh cho PGI không được dù check vẫn là chính hãng. Phía tiki bảo sẽ liên hệ bảo hành w tiki bằng hóa đơn điện tử..</text:p>
          </table:table-cell>
          <table:table-cell table:number-columns-repeated="1023"/>
        </table:table-row>
        <table:table-row table:style-name="ro3">
          <table:table-cell office:value-type="string" calcext:value-type="string">
            <text:p>sản phẩm giao thiếu dây sạc, đề nghị tiki giao bổ sung cho khách hàng</text:p>
          </table:table-cell>
          <table:table-cell table:number-columns-repeated="1023"/>
        </table:table-row>
        <table:table-row table:style-name="ro3">
          <table:table-cell office:value-type="string" calcext:value-type="string">
            <text:p>Loa ok .. nhưng không thể nào kích hoạt được bảo hành điện tử 😑😑</text:p>
          </table:table-cell>
          <table:table-cell table:number-columns-repeated="1023"/>
        </table:table-row>
        <table:table-row table:style-name="ro3">
          <table:table-cell office:value-type="string" calcext:value-type="string">
            <text:p>lúc đầu mình tưởng hết pin. nhưng kiểm tra thì còn đầy mà nó giựt giựt rồi tắt. kiểu gì ko hiểu luôn.</text:p>
          </table:table-cell>
          <table:table-cell table:number-columns-repeated="1023"/>
        </table:table-row>
        <table:table-row table:style-name="ro3">
          <table:table-cell office:value-type="string" calcext:value-type="string">
            <text:p>Giao hàng chậm, chờ khách liên hệ mới chịu giao.</text:p>
          </table:table-cell>
          <table:table-cell table:number-columns-repeated="1023"/>
        </table:table-row>
        <table:table-row table:style-name="ro3">
          <table:table-cell office:value-type="string" calcext:value-type="string">
            <text:p>Nắp có vết trầy là sao</text:p>
          </table:table-cell>
          <table:table-cell table:number-columns-repeated="1023"/>
        </table:table-row>
        <table:table-row table:style-name="ro3">
          <table:table-cell office:value-type="string" calcext:value-type="string">
            <text:p>Sao giao hàng cho mình nhưng không có dây sạt kèm theo?</text:p>
          </table:table-cell>
          <table:table-cell table:number-columns-repeated="1023"/>
        </table:table-row>
        <table:table-row table:style-name="ro1">
          <table:table-cell office:value-type="string" calcext:value-type="string">
            <text:p>Vì mua tai nghe ko dây mà máy tính ở công ty là win7 nên mua cái này. Sau khi cài đặt mệt mỏi và đc sự hướng dẫn của bên Tiki, cuối cùng mình cũng cài đc. Nhưng khi nghe nhạc thì ko đc hay lắm. Sau đó tai nghe bị hư (Nhưng ko xác định đc do tai nghe hay do xài usb này) Mình cũng mua để thử nghiệm thôi nên cũng ko yêu cầu nhiều.</text:p>
          </table:table-cell>
          <table:table-cell table:number-columns-repeated="1023"/>
        </table:table-row>
        <table:table-row table:style-name="ro6">
          <table:table-cell office:value-type="string" calcext:value-type="string">
            <text:p>Không cài driver thì xài cũng đc, chỉ là khoảng cách kết nối không đc xa và mỗi lần pair thì phải remove device rồi mới search rồi pair tai nghe lại. Cài driver thì khoảng cách xa hơn nhưng cũng nhiều lỗi quá. Ghim trước khi khởi động máy thì mới có icon bluetooth, không thì vào This computer. Đôi khi kết nối với tai nghe kg đc phải lặp lại thao tác mấy lần. Có lúc pause rồi play lại thì kết nối vẫn còn nhưng âm thanh lại không nghe nữa, phải ngắt xong kết nối lại, phiền chết đc. Hàng có thương hiệu, giá cũng kg rẻ mà lắm lỗi thế.</text:p>
          </table:table-cell>
          <table:table-cell table:number-columns-repeated="1023"/>
        </table:table-row>
        <table:table-row table:style-name="ro2">
          <table:table-cell office:value-type="string" calcext:value-type="string">
            <text:p>cắm vào cài driver đầy đủ trên win 10 kết nối tai nghe hoạt động bình thường nhưng khi gọi điện thì kon nghe đc người bên kia nói gì đã thử trên steam,messenger,LMHT mặc dù tai nghe hoạt động tốt</text:p>
          </table:table-cell>
          <table:table-cell table:number-columns-repeated="1023"/>
        </table:table-row>
        <table:table-row table:style-name="ro3">
          <table:table-cell office:value-type="string" calcext:value-type="string">
            <text:p>Mình mua sp loa mà sao không kèm theo dây sạc của hãng vậy shop?</text:p>
          </table:table-cell>
          <table:table-cell table:number-columns-repeated="1023"/>
        </table:table-row>
        <table:table-row table:style-name="ro3">
          <table:table-cell office:value-type="string" calcext:value-type="string">
            <text:p>toàn bass nhức hết cả đầu</text:p>
          </table:table-cell>
          <table:table-cell table:number-columns-repeated="1023"/>
        </table:table-row>
        <table:table-row table:style-name="ro3">
          <table:table-cell office:value-type="string" calcext:value-type="string">
            <text:p>Loa nghe ổn, không đặc sắc lắm</text:p>
          </table:table-cell>
          <table:table-cell table:number-columns-repeated="1023"/>
        </table:table-row>
        <table:table-row table:style-name="ro3">
          <table:table-cell office:value-type="string" calcext:value-type="string">
            <text:p>Đang đợi hàng về, nhưng vừa mua lúc sáng 3m9 giờ lại còn có 3m2 <text:s/></text:p>
          </table:table-cell>
          <table:table-cell table:number-columns-repeated="1023"/>
        </table:table-row>
        <table:table-row table:style-name="ro2">
          <table:table-cell office:value-type="string" calcext:value-type="string">
            <text:p>Xin lỗi shop,mình vừa nhờ bạn nhận đơn hàng 905394559 giúp thì thấy vỏ hộp có dấu bánh xe và móp méo như hình. Nếu mình bung hộp kiểm tra không sử dụng được có thể đổi lại sản phẩm được không ạ? Xin cảm ơn!</text:p>
          </table:table-cell>
          <table:table-cell table:number-columns-repeated="1023"/>
        </table:table-row>
        <table:table-row table:style-name="ro2">
          <table:table-cell office:value-type="string" calcext:value-type="string">
            <text:p>sản phẩm ghi 32gb nhưng thực tế được 29,7 gb .tốc độ nạp ghi chậm. chất lượng lâu dài thì không biết được. Tiki giao hàng Nhanh gọn</text:p>
          </table:table-cell>
          <table:table-cell table:number-columns-repeated="1023"/>
        </table:table-row>
        <table:table-row table:style-name="ro3">
          <table:table-cell office:value-type="string" calcext:value-type="string">
            <text:p>dung lượng thẻ không như mong đợi.giao hàng nhanh</text:p>
          </table:table-cell>
          <table:table-cell table:number-columns-repeated="1023"/>
        </table:table-row>
        <table:table-row table:style-name="ro2">
          <table:table-cell office:value-type="string" calcext:value-type="string">
            <text:p>Dùng thì thẻ vẫn nhận tốt ~30GB nhưng sp lại ko có tem bảo hành nên ko có cảm giác yên tâm và sẽ cần nhiều thời gian để kiểm định thực tế.</text:p>
          </table:table-cell>
          <table:table-cell table:number-columns-repeated="1023"/>
        </table:table-row>
        <table:table-row table:style-name="ro3">
          <table:table-cell office:value-type="string" calcext:value-type="string">
            <text:p>29,71gb là dung lượng của thẻ nhớ ?? Vậy là sao nhỉ..</text:p>
          </table:table-cell>
          <table:table-cell table:number-columns-repeated="1023"/>
        </table:table-row>
        <table:table-row table:style-name="ro1">
          <table:table-cell office:value-type="string" calcext:value-type="string">
            <text:p>Chuột click kêu, k có nút on/off để chủ động tắt pin, cầm chắc tay nhưng mặt lướt/độ lướt chuột k mượt mà, dễ bị trượt. Tạm đc với giá tiền này. <text:s/>TikiNow giao rất chậm, mình đã chủ động liên lạc Tổng đài nhưng... hàng giao chậm, giao k đúng mình hướng dẫn. Đang gấp, k chạy đi mua con chuột đc nên phải dùng TikiNow nhưng trải nghiệm k tốt lắm</text:p>
          </table:table-cell>
          <table:table-cell table:number-columns-repeated="1023"/>
        </table:table-row>
        <table:table-row table:style-name="ro3">
          <table:table-cell office:value-type="string" calcext:value-type="string">
            <text:p>tạm thời ok ..giao hàng nhanh</text:p>
          </table:table-cell>
          <table:table-cell table:number-columns-repeated="1023"/>
        </table:table-row>
        <table:table-row table:style-name="ro3">
          <table:table-cell office:value-type="string" calcext:value-type="string">
            <text:p>Sản phẩm dùng tốt, gần tết nên Giao hàng nhanh. Cám ơn Tiki nhiều</text:p>
          </table:table-cell>
          <table:table-cell table:number-columns-repeated="1023"/>
        </table:table-row>
        <table:table-row table:style-name="ro3">
          <table:table-cell office:value-type="string" calcext:value-type="string">
            <text:p>mua cho e trai xài..nên k biết thế nào..nhưng đóng gói thấy là dc mắt rồi</text:p>
          </table:table-cell>
          <table:table-cell table:number-columns-repeated="1023"/>
        </table:table-row>
        <table:table-row table:style-name="ro3">
          <table:table-cell office:value-type="string" calcext:value-type="string">
            <text:p>Mẫu mã đẹp. Tuy nhiên tiếng nhấp vào hơi to.</text:p>
          </table:table-cell>
          <table:table-cell table:number-columns-repeated="1023"/>
        </table:table-row>
        <table:table-row table:style-name="ro3">
          <table:table-cell office:value-type="string" calcext:value-type="string">
            <text:p>Trên sản phẩm không có tem bảo hành vậy khi lỗi làm thế nào bảo hành. Trân trọng</text:p>
          </table:table-cell>
          <table:table-cell table:number-columns-repeated="1023"/>
        </table:table-row>
        <table:table-row table:style-name="ro3">
          <table:table-cell office:value-type="string" calcext:value-type="string">
            <text:p>sản phẩm ổn</text:p>
          </table:table-cell>
          <table:table-cell table:number-columns-repeated="1023"/>
        </table:table-row>
        <table:table-row table:style-name="ro3">
          <table:table-cell office:value-type="string" calcext:value-type="string">
            <text:p>Mau hết mực quá dù in chế độ thấp nhất</text:p>
          </table:table-cell>
          <table:table-cell table:number-columns-repeated="1023"/>
        </table:table-row>
        <table:table-row table:style-name="ro3">
          <table:table-cell office:value-type="string" calcext:value-type="string">
            <text:p>Shop giao nhầm hàng cho m rồi! Mã hàng là ss 315 lại gửi cho mình loại này! Đổi cho mình nhé!</text:p>
          </table:table-cell>
          <table:table-cell table:number-columns-repeated="1023"/>
        </table:table-row>
        <table:table-row table:style-name="ro3">
          <table:table-cell office:value-type="string" calcext:value-type="string">
            <text:p>Hàng ngon, mua đợt giá rẻ. Ok tiếp tục ủng hộ tiki</text:p>
          </table:table-cell>
          <table:table-cell table:number-columns-repeated="1023"/>
        </table:table-row>
        <table:table-row table:style-name="ro3">
          <table:table-cell office:value-type="string" calcext:value-type="string">
            <text:p>Đóng gói cẩn thận, giao đúng sản phẩm nhưng mau hết pin quá, chất lượng với giá tiền như vậy cũng tạm ổn.</text:p>
          </table:table-cell>
          <table:table-cell table:number-columns-repeated="1023"/>
        </table:table-row>
        <table:table-row table:style-name="ro3">
          <table:table-cell office:value-type="string" calcext:value-type="string">
            <text:p>Tai nghe tốt nhưng ko giống như hình gọi đt thì hơi rì âm thanh, nói chuyện hơi nhỏ nói chung ở tầm giá này tạm đc</text:p>
          </table:table-cell>
          <table:table-cell table:number-columns-repeated="1023"/>
        </table:table-row>
        <table:table-row table:style-name="ro3">
          <table:table-cell office:value-type="string" calcext:value-type="string">
            <text:p>Nghe được nhưng cây cài vào tai quá mỏng manh và không chắc chắn khi đeo vào tai</text:p>
          </table:table-cell>
          <table:table-cell table:number-columns-repeated="1023"/>
        </table:table-row>
        <table:table-row table:style-name="ro3">
          <table:table-cell office:value-type="string" calcext:value-type="string">
            <text:p>Mới mua về cái chỗ sạc khi cấm vào bị bung cái nắp ra còn mọi chức nặng đều ổn</text:p>
          </table:table-cell>
          <table:table-cell table:number-columns-repeated="1023"/>
        </table:table-row>
        <table:table-row table:style-name="ro3">
          <table:table-cell office:value-type="string" calcext:value-type="string">
            <text:p>cái để mốc vào tai dễ bị gãy nên cho nó bằng cao su cứng sẽ dễ hơn</text:p>
          </table:table-cell>
          <table:table-cell table:number-columns-repeated="1023"/>
        </table:table-row>
        <table:table-row table:style-name="ro3">
          <table:table-cell office:value-type="string" calcext:value-type="string">
            <text:p>Nghe được, hơi nhỏ, xài chơi thì được. <text:s/>nên mua loại giá cao hơn.</text:p>
          </table:table-cell>
          <table:table-cell table:number-columns-repeated="1023"/>
        </table:table-row>
        <table:table-row table:style-name="ro3">
          <table:table-cell office:value-type="string" calcext:value-type="string">
            <text:p>cũng OK đấy mọi người ạ nhưng nút không giống như trong hình mấy</text:p>
          </table:table-cell>
          <table:table-cell table:number-columns-repeated="1023"/>
        </table:table-row>
        <table:table-row table:style-name="ro3">
          <table:table-cell office:value-type="string" calcext:value-type="string">
            <text:p>Chưa xài sao đánh giá được. Nhưng cảm thấy ổn</text:p>
          </table:table-cell>
          <table:table-cell table:number-columns-repeated="1023"/>
        </table:table-row>
        <table:table-row table:style-name="ro3">
          <table:table-cell office:value-type="string" calcext:value-type="string">
            <text:p>Lần nào xài không bao lâu thì không thấy đèn chóp chóp,</text:p>
          </table:table-cell>
          <table:table-cell table:number-columns-repeated="1023"/>
        </table:table-row>
        <table:table-row table:style-name="ro3">
          <table:table-cell office:value-type="string" calcext:value-type="string">
            <text:p>sao sản phẩm nghệ không được z tiki</text:p>
          </table:table-cell>
          <table:table-cell table:number-columns-repeated="1023"/>
        </table:table-row>
        <table:table-row table:style-name="ro3">
          <table:table-cell office:value-type="string" calcext:value-type="string">
            <text:p>với tầm giá này thì củng tạm được</text:p>
          </table:table-cell>
          <table:table-cell table:number-columns-repeated="1023"/>
        </table:table-row>
        <table:table-row table:style-name="ro3">
          <table:table-cell office:value-type="string" calcext:value-type="string">
            <text:p>mua chưa sài ko bt chất lượng như nào cho 3 *</text:p>
          </table:table-cell>
          <table:table-cell table:number-columns-repeated="1023"/>
        </table:table-row>
        <table:table-row table:style-name="ro3">
          <table:table-cell office:value-type="string" calcext:value-type="string">
            <text:p>Cap sạc hỏng, nút chỉnh âm bị lỗi</text:p>
          </table:table-cell>
          <table:table-cell table:number-columns-repeated="1023"/>
        </table:table-row>
        <table:table-row table:style-name="ro3">
          <table:table-cell office:value-type="string" calcext:value-type="string">
            <text:p>ghvbnkkgdcghhvvbnmkknebd <text:s/>d d fnmcmc</text:p>
          </table:table-cell>
          <table:table-cell table:number-columns-repeated="1023"/>
        </table:table-row>
        <table:table-row table:style-name="ro3">
          <table:table-cell office:value-type="string" calcext:value-type="string">
            <text:p>tai nghe minh mua nghe rat tot</text:p>
          </table:table-cell>
          <table:table-cell table:number-columns-repeated="1023"/>
        </table:table-row>
        <table:table-row table:style-name="ro3">
          <table:table-cell office:value-type="string" calcext:value-type="string">
            <text:p>sản này chưa dược ưng ý lâm</text:p>
          </table:table-cell>
          <table:table-cell table:number-columns-repeated="1023"/>
        </table:table-row>
        <table:table-row table:style-name="ro3">
          <table:table-cell office:value-type="string" calcext:value-type="string">
            <text:p>chất lượng nghe ko đx tốt lắm</text:p>
          </table:table-cell>
          <table:table-cell table:number-columns-repeated="1023"/>
        </table:table-row>
        <table:table-row table:style-name="ro3">
          <table:table-cell office:value-type="string" calcext:value-type="string">
            <text:p>giao hàng nhanh. nghe rõ. OK</text:p>
          </table:table-cell>
          <table:table-cell table:number-columns-repeated="1023"/>
        </table:table-row>
        <table:table-row table:style-name="ro3">
          <table:table-cell office:value-type="string" calcext:value-type="string">
            <text:p>Hàng hóa ok nhưng dạo gần đây tiki giao hàng siêu lâu</text:p>
          </table:table-cell>
          <table:table-cell table:number-columns-repeated="1023"/>
        </table:table-row>
        <table:table-row table:style-name="ro6">
          <table:table-cell office:value-type="string" calcext:value-type="string">
            <text:p>Mình đã order 1 cái HDD 500G của WD HÀNG CHÍNH HẢNG như vậy trên tiki với giá 899K và khi dùng phần mềm kiểm tra hàng thì thấy vỏ của WD nhưng ruột bên trong là của Toshiba và đã report hàng giả cho Tiki trả hàng lại và đang chờ câu trả lời của tiki. Giờ order lại cái khác mà không biết nhà cung cấp này có đảm bảo hàng chính hảng như công. Có ai gặp trường hợp này chưa. Hình ảnh ổ cứng trên web và trong hộp thì chữ WD Elements màu trắng nhưng hình thực tế mấy bác update lên là màu đen. Đây có phải là hàng chính hảng không?</text:p>
          </table:table-cell>
          <table:table-cell table:number-columns-repeated="1023"/>
        </table:table-row>
        <table:table-row table:style-name="ro1">
          <table:table-cell office:value-type="string" calcext:value-type="string">
            <text:p>Giao hàng nhanh chóng, cài đặt dễ, tuy nhiên Wifi phát không mạnh như mong đợi. <text:s/>Nhà mình ở chung cư, mình mua về để thay thế chức năng phát wifi của thiết bị TpLink <text:s/>nhà mạng cung cấp. Nhưng thực sự không mạnh hơn. Đang tính đến việc mua sản phẩm khác</text:p>
          </table:table-cell>
          <table:table-cell table:number-columns-repeated="1023"/>
        </table:table-row>
        <table:table-row table:style-name="ro3">
          <table:table-cell office:value-type="string" calcext:value-type="string">
            <text:p>không bằng modem wifi mạng, thất vọng, thua cục tplink mình đang xài mua 250k.</text:p>
          </table:table-cell>
          <table:table-cell table:number-columns-repeated="1023"/>
        </table:table-row>
        <table:table-row table:style-name="ro3">
          <table:table-cell office:value-type="string" calcext:value-type="string">
            <text:p>Ko thực sự như mong đợi. Có nhanh nhưng ko nhanh như PR của NSX</text:p>
          </table:table-cell>
          <table:table-cell table:number-columns-repeated="1023"/>
        </table:table-row>
        <table:table-row table:style-name="ro3">
          <table:table-cell office:value-type="string" calcext:value-type="string">
            <text:p>mic bị hư hát ko đc.</text:p>
          </table:table-cell>
          <table:table-cell table:number-columns-repeated="1023"/>
        </table:table-row>
        <table:table-row table:style-name="ro2">
          <table:table-cell office:value-type="string" calcext:value-type="string">
            <text:p>Chỉ không hài lòng ở chỗ tờ giấy hướng dẫn sử dụng kèm theo. Gì mà mờ ơi là mờ, và khó hiểu nữa. Cũng may là chỉ cần tạo được tài khoản MI là nó tự cài đặt. Sản phẩm mình chỉ sử dụng mới 2 ngày nên <text:s/>hiện tại là khá ok</text:p>
          </table:table-cell>
          <table:table-cell table:number-columns-repeated="1023"/>
        </table:table-row>
        <table:table-row table:style-name="ro2">
          <table:table-cell office:value-type="string" calcext:value-type="string">
            <text:p>Hiện tại mình không thể kết nối với thiết bị này được và cũng đã chuyển vùng thành china nhưng vẫn không kết nối được. Mong shop liên lạc để hỗ trợ kết nối sản phẩm</text:p>
          </table:table-cell>
          <table:table-cell table:number-columns-repeated="1023"/>
        </table:table-row>
        <table:table-row table:style-name="ro3">
          <table:table-cell office:value-type="string" calcext:value-type="string">
            <text:p>kết nối được rồi đèn đổi xanh rồi mà nó bảo ko thành công, tức á 0388899588</text:p>
          </table:table-cell>
          <table:table-cell table:number-columns-repeated="1023"/>
        </table:table-row>
        <table:table-row table:style-name="ro3">
          <table:table-cell office:value-type="string" calcext:value-type="string">
            <text:p>mình <text:s/>dùng được 2 tuần rồi, thấy cũng ổn, nhưng tốc độ chận, không như quảng cáo</text:p>
          </table:table-cell>
          <table:table-cell table:number-columns-repeated="1023"/>
        </table:table-row>
        <table:table-row table:style-name="ro3">
          <table:table-cell office:value-type="string" calcext:value-type="string">
            <text:p>sóng manh nhưng khó bắt. thấy cột sóng 5 vạch mà điện thoai cứ xoay vòng vòng tìm không ra sóng</text:p>
          </table:table-cell>
          <table:table-cell table:number-columns-repeated="1023"/>
        </table:table-row>
        <table:table-row table:style-name="ro3">
          <table:table-cell office:value-type="string" calcext:value-type="string">
            <text:p>Thiết bị bắt sóng ở mức tương đối, sóng ảo tín hiệu chưa tốt cho lắm</text:p>
          </table:table-cell>
          <table:table-cell table:number-columns-repeated="1023"/>
        </table:table-row>
        <table:table-row table:style-name="ro3">
          <table:table-cell office:value-type="string" calcext:value-type="string">
            <text:p>Sao em cài đặt mãi mà ko đc. <text:s/>Em dùng huawei. Ko tìm thấy thiết bị</text:p>
          </table:table-cell>
          <table:table-cell table:number-columns-repeated="1023"/>
        </table:table-row>
        <table:table-row table:style-name="ro3">
          <table:table-cell office:value-type="string" calcext:value-type="string">
            <text:p>bắt sóng kém</text:p>
          </table:table-cell>
          <table:table-cell table:number-columns-repeated="1023"/>
        </table:table-row>
        <table:table-row table:style-name="ro3">
          <table:table-cell office:value-type="string" calcext:value-type="string">
            <text:p>Thẻ tốt nhưng tiki không trả khách hoá đơn</text:p>
          </table:table-cell>
          <table:table-cell table:number-columns-repeated="1023"/>
        </table:table-row>
        <table:table-row table:style-name="ro1">
          <table:table-cell office:value-type="string" calcext:value-type="string">
            <text:p>Đã đặt mấy đơn hàng mực in 12A, nhưng đơn hàng đặt ngày 06/02/2020 tiki giao hàng kg đúng chủng loại. Tem ngoài vỏ ghi mực 12A dùng cho máy in canon 2900 nhưng kg lắp được vào để sử dụng. Ảnh chụp hai hộp mực đợt trước và đợt sau kg giống nhau</text:p>
          </table:table-cell>
          <table:table-cell table:number-columns-repeated="1023"/>
        </table:table-row>
        <table:table-row table:style-name="ro3">
          <table:table-cell office:value-type="string" calcext:value-type="string">
            <text:p>in được nhưng sao không có chỗ sạc mực. với hóa đơn khoảng bao ngày bên mua nhận được vậy shop</text:p>
          </table:table-cell>
          <table:table-cell table:number-columns-repeated="1023"/>
        </table:table-row>
        <table:table-row table:style-name="ro4">
          <table:table-cell office:value-type="string" calcext:value-type="string">
            <text:p>Sau thời gian dùng có chút đánh giá: - Thùng loa không phải gỗ mà là thùng giấy ép,dán decan ngoài thùng. - Bass không mạnh, Treble yếu. - Bật Micro lên nghe tiếng sôi xè xè. - Mạch công suất dùng 1 lúc có hiện tượng sụt áp,vặn to hết cỡ mà tiếng nhỏ nghe chán. Do shop tận trong Nam nên ngại bảo hành và đổi trả nên đang tìm mạch công suất loa kéo khác thay thế <text:s/>.</text:p>
          </table:table-cell>
          <table:table-cell table:number-columns-repeated="1023"/>
        </table:table-row>
        <table:table-row table:style-name="ro1">
          <table:table-cell office:value-type="string" calcext:value-type="string">
            <text:p>loa ko ổn định bị nhiểu nhiều..loa gì mic hàng xóm hát cũng thu vào luôn hay hú ..mic hát được lúc ko..yêu cầu đối nhân viên thu hồi có thái độ ko tốt..đi mua mà làm như dzay..đứng ngoài đường la ó biểu mình đóng lại tất cả mới chịu thu hồi ko chịu vào nhà nói chuyện trực tiếp..mất lịch sự..số xe 59 G1 ..01855</text:p>
          </table:table-cell>
          <table:table-cell table:number-columns-repeated="1023"/>
        </table:table-row>
        <table:table-row table:style-name="ro3">
          <table:table-cell office:value-type="string" calcext:value-type="string">
            <text:p>Mình nhận được hàng rồi nhưng chưa nhận được hoá đơn VAT. Làm cách nào liên lạc để lấy hoá đơn</text:p>
          </table:table-cell>
          <table:table-cell table:number-columns-repeated="1023"/>
        </table:table-row>
        <table:table-row table:style-name="ro2">
          <table:table-cell office:value-type="string" calcext:value-type="string">
            <text:p>sản phẩm ban đầu dùng ok <text:s/>sau gần 1 tháng sử dụng <text:s/>tgif loa có tình trạng <text:s/>sạc báo đầy pin <text:s/>sử dụng đk 1h thì lại hết <text:s/>và bh cắm sạc ko vào điện nữa <text:s/>mong shop bảo hành cho mk</text:p>
          </table:table-cell>
          <table:table-cell table:number-columns-repeated="1023"/>
        </table:table-row>
        <table:table-row table:style-name="ro3">
          <table:table-cell office:value-type="string" calcext:value-type="string">
            <text:p>Tạm ổn so với giá tiền bỏ ra</text:p>
          </table:table-cell>
          <table:table-cell table:number-columns-repeated="1023"/>
        </table:table-row>
        <table:table-row table:style-name="ro3">
          <table:table-cell office:value-type="string" calcext:value-type="string">
            <text:p>nay em nhận đc hàng khi kết nối với bluetooth thì không hiện thị để <text:s/>bluetooth của thiết bị loa cần Tiki phản hồi</text:p>
          </table:table-cell>
          <table:table-cell table:number-columns-repeated="1023"/>
        </table:table-row>
        <table:table-row table:style-name="ro3">
          <table:table-cell office:value-type="string" calcext:value-type="string">
            <text:p>In bìa không được <text:s text:c="11"/>.</text:p>
          </table:table-cell>
          <table:table-cell table:number-columns-repeated="1023"/>
        </table:table-row>
        <table:table-row table:style-name="ro3">
          <table:table-cell office:value-type="string" calcext:value-type="string">
            <text:p>Loa hát ok. Giao hàng bị thiếu 2 con óc trên và dưới thì giờ sao đây shop</text:p>
          </table:table-cell>
          <table:table-cell table:number-columns-repeated="1023"/>
        </table:table-row>
        <table:table-row table:style-name="ro3">
          <table:table-cell office:value-type="string" calcext:value-type="string">
            <text:p>1 mix không hoạt động .xin vui lòng đổi lại .xin cám ơn</text:p>
          </table:table-cell>
          <table:table-cell table:number-columns-repeated="1023"/>
        </table:table-row>
        <table:table-row table:style-name="ro3">
          <table:table-cell office:value-type="string" calcext:value-type="string">
            <text:p>mic bị rách tem bảo hành, lồng phía trc thì bị bung ốc</text:p>
          </table:table-cell>
          <table:table-cell table:number-columns-repeated="1023"/>
        </table:table-row>
        <table:table-row table:style-name="ro3">
          <table:table-cell office:value-type="string" calcext:value-type="string">
            <text:p>sao không có tờ hdsd cũng không có giấy bảo hành</text:p>
          </table:table-cell>
          <table:table-cell table:number-columns-repeated="1023"/>
        </table:table-row>
        <table:table-row table:style-name="ro3">
          <table:table-cell office:value-type="string" calcext:value-type="string">
            <text:p>loa hát cũng được mix hát hay bị hú</text:p>
          </table:table-cell>
          <table:table-cell table:number-columns-repeated="1023"/>
        </table:table-row>
        <table:table-row table:style-name="ro3">
          <table:table-cell office:value-type="string" calcext:value-type="string">
            <text:p>ko kết nối Bluetooth được</text:p>
          </table:table-cell>
          <table:table-cell table:number-columns-repeated="1023"/>
        </table:table-row>
        <table:table-row table:style-name="ro3">
          <table:table-cell office:value-type="string" calcext:value-type="string">
            <text:p>tạm đc</text:p>
          </table:table-cell>
          <table:table-cell table:number-columns-repeated="1023"/>
        </table:table-row>
        <table:table-row table:style-name="ro3">
          <table:table-cell office:value-type="string" calcext:value-type="string">
            <text:p>mic nặng</text:p>
          </table:table-cell>
          <table:table-cell table:number-columns-repeated="1023"/>
        </table:table-row>
        <table:table-row table:style-name="ro3">
          <table:table-cell office:value-type="string" calcext:value-type="string">
            <text:p>đóng gói bị rách khi nhận nhưng hộp sản phẩm vẫn còn nguyên vẹn chưa bị rạch mất shield</text:p>
          </table:table-cell>
          <table:table-cell table:number-columns-repeated="1023"/>
        </table:table-row>
        <table:table-row table:style-name="ro2">
          <table:table-cell office:value-type="string" calcext:value-type="string">
            <text:p>tiki ơi mình mới mua sim này dc 1 tháng. nhưng hiện tại đã không thể sử dụng tiếp tục. nhờ tiki kiểm tra giúp nhé. mình mua bằng tài khoản tiki này luôn</text:p>
          </table:table-cell>
          <table:table-cell table:number-columns-repeated="1023"/>
        </table:table-row>
        <table:table-row table:style-name="ro2">
          <table:table-cell office:value-type="string" calcext:value-type="string">
            <text:p>Mình mới mua sim hôm nay , giao hang nhanh trong ngày . Mình cũng dùng luôn và kiểm tra thì như thế này là sao mìn ko hiểu. Shop giải thích dùm mình</text:p>
          </table:table-cell>
          <table:table-cell table:number-columns-repeated="1023"/>
        </table:table-row>
        <table:table-row table:style-name="ro1">
          <table:table-cell office:value-type="string" calcext:value-type="string">
            <text:p>1. thời gian giao hàng lâu, đặt hàng 8/9 đến 12/9 mới giao hàng; 2. kiểm tra bảo hành trên máy chỉ còn 8 tháng, đến 19/5/2021??? nhờ tiki giải đáp; 3. định cập nhật bios cho máy thì kiểm tra thấy mục "device encryption support: failed" xử lý lỗi này thế nào?</text:p>
          </table:table-cell>
          <table:table-cell table:number-columns-repeated="1023"/>
        </table:table-row>
        <table:table-row table:style-name="ro2">
          <table:table-cell office:value-type="string" calcext:value-type="string">
            <text:p>Mua hàng 16/01/2019 đến nay 14/10/2019 hết hạn không dùng được nữa. Như vậy chưa được 10 tháng chứ không phải một năm. Thời gian qua dùng tốt. Đánh giá 3 sao.</text:p>
          </table:table-cell>
          <table:table-cell table:number-columns-repeated="1023"/>
        </table:table-row>
        <table:table-row table:style-name="ro3">
          <table:table-cell office:value-type="string" calcext:value-type="string">
            <text:p>mình vừa mua ngày 06/01/2019 bỏ vô điện thoại và tải my mobiphone thì thấy ghi là 03/02/2019 hết hạn. nghĩa là sao shop?</text:p>
          </table:table-cell>
          <table:table-cell table:number-columns-repeated="1023"/>
        </table:table-row>
        <table:table-row table:style-name="ro2">
          <table:table-cell office:value-type="string" calcext:value-type="string">
            <text:p>trong hnay nếu ko nhận dc sim e xin hủy nhé ....đi chổ khác mua vì mai đi VT chơi rùi ko.có rãnh mà đợi mấy anh ship hứng thì giao .....</text:p>
          </table:table-cell>
          <table:table-cell table:number-columns-repeated="1023"/>
        </table:table-row>
        <table:table-row table:style-name="ro3">
          <table:table-cell office:value-type="string" calcext:value-type="string">
            <text:p>mình cài app vào thấy báo nợ cước phải thanh toán trc 28/1 là ntn đây shop ơi?</text:p>
          </table:table-cell>
          <table:table-cell table:number-columns-repeated="1023"/>
        </table:table-row>
        <table:table-row table:style-name="ro3">
          <table:table-cell office:value-type="string" calcext:value-type="string">
            <text:p>Tháng đầu sim chạy rất mạnh, nhưng tháng sau đã rất chậm. Ko hiểu có đc tự động cộng vào thêm 4GB không</text:p>
          </table:table-cell>
          <table:table-cell table:number-columns-repeated="1023"/>
        </table:table-row>
        <table:table-row table:style-name="ro3">
          <table:table-cell office:value-type="string" calcext:value-type="string">
            <text:p>Mình mua hai sim, mà tốc độ yếu quá, vào đọc báo thôi mà chạy chậm cực kỳ, nhiều lúc tải chưa được</text:p>
          </table:table-cell>
          <table:table-cell table:number-columns-repeated="1023"/>
        </table:table-row>
        <table:table-row table:style-name="ro3">
          <table:table-cell office:value-type="string" calcext:value-type="string">
            <text:p>Đóng gói cẩn thận, giao hàng nhanh (mình dùng NOW) Gắn vào là sử dụng bình thường, chưa gặp sự cố gì</text:p>
          </table:table-cell>
          <table:table-cell table:number-columns-repeated="1023"/>
        </table:table-row>
        <table:table-row table:style-name="ro3">
          <table:table-cell office:value-type="string" calcext:value-type="string">
            <text:p>Dùng cũng được</text:p>
          </table:table-cell>
          <table:table-cell table:number-columns-repeated="1023"/>
        </table:table-row>
        <table:table-row table:style-name="ro3">
          <table:table-cell office:value-type="string" calcext:value-type="string">
            <text:p>Mình có bán và giá rẻ hơn nhiều so với tiki. Đặc biệt là còn có key lifetime nữa. Liên hệ 0372898112 để biết thêm chi tiết</text:p>
          </table:table-cell>
          <table:table-cell table:number-columns-repeated="1023"/>
        </table:table-row>
        <table:table-row table:style-name="ro3">
          <table:table-cell office:value-type="string" calcext:value-type="string">
            <text:p>Mấy bạn nào dùng tạm thì cứ dùng, chất lượng không tệ nhưng mà tốt nhất hãy mua coolermaster nha</text:p>
          </table:table-cell>
          <table:table-cell table:number-columns-repeated="1023"/>
        </table:table-row>
        <table:table-row table:style-name="ro2">
          <table:table-cell office:value-type="string" calcext:value-type="string">
            <text:p>Tôi ko hài lòng vì tôi đã đặt chiếc đồng hồ mà Tiki đã đưa ,hai chiếc ,bữa ni đưa hàng tôi sẽ ko nhận vì lúc đó đã lâu và tôi ko hủy đơn hangf đc giờ đưa đến tôi sẽ ko nhận chiếc đồng hồ tiki đưa</text:p>
          </table:table-cell>
          <table:table-cell table:number-columns-repeated="1023"/>
        </table:table-row>
        <table:table-row table:style-name="ro2">
          <table:table-cell office:value-type="string" calcext:value-type="string">
            <text:p>đã mua 3 sản phẩm smart watch, nhưng sản phẩm này k lên nguồn. cần liên hệ như thế nào để đc hỗ trợ ạ. nhờ shop phản hồi.</text:p>
          </table:table-cell>
          <table:table-cell table:number-columns-repeated="1023"/>
        </table:table-row>
        <table:table-row table:style-name="ro3">
          <table:table-cell office:value-type="string" calcext:value-type="string">
            <text:p>gắn sim vào ko có kết nối gì hết mỗi lần ra mỗi lần cái đặt lại. ko tự nhớ đc</text:p>
          </table:table-cell>
          <table:table-cell table:number-columns-repeated="1023"/>
        </table:table-row>
        <table:table-row table:style-name="ro3">
          <table:table-cell office:value-type="string" calcext:value-type="string">
            <text:p>moi dung chưa biết thế nào hình thức đẹp để thời gian trả lời mình sẽ đánh giá sau</text:p>
          </table:table-cell>
          <table:table-cell table:number-columns-repeated="1023"/>
        </table:table-row>
        <table:table-row table:style-name="ro3">
          <table:table-cell office:value-type="string" calcext:value-type="string">
            <text:p>Nhưng không có hộ chợ tiếng việt <text:s/>Nên vẫn chưa nắm rõ</text:p>
          </table:table-cell>
          <table:table-cell table:number-columns-repeated="1023"/>
        </table:table-row>
        <table:table-row table:style-name="ro3">
          <table:table-cell office:value-type="string" calcext:value-type="string">
            <text:p>Sao hết pin sạc không đc vậy. Shop xem đổi lại cho mình đi</text:p>
          </table:table-cell>
          <table:table-cell table:number-columns-repeated="1023"/>
        </table:table-row>
        <table:table-row table:style-name="ro3">
          <table:table-cell office:value-type="string" calcext:value-type="string">
            <text:p>gửi chậm quá <text:s/>nhưng xài cũng được</text:p>
          </table:table-cell>
          <table:table-cell table:number-columns-repeated="1023"/>
        </table:table-row>
        <table:table-row table:style-name="ro3">
          <table:table-cell office:value-type="string" calcext:value-type="string">
            <text:p>cũng đc</text:p>
          </table:table-cell>
          <table:table-cell table:number-columns-repeated="1023"/>
        </table:table-row>
        <table:table-row table:style-name="ro3">
          <table:table-cell office:value-type="string" calcext:value-type="string">
            <text:p>xài chuột hay bị mất tín hiệu, giật giật rất khó chịu dù để khoảng cách ngay cạnh máy</text:p>
          </table:table-cell>
          <table:table-cell table:number-columns-repeated="1023"/>
        </table:table-row>
        <table:table-row table:style-name="ro3">
          <table:table-cell office:value-type="string" calcext:value-type="string">
            <text:p>Sản phẩm tạm thời dùng OK, có điều Tiki giao hàng quá chậm</text:p>
          </table:table-cell>
          <table:table-cell table:number-columns-repeated="1023"/>
        </table:table-row>
        <table:table-row table:style-name="ro2">
          <table:table-cell office:value-type="string" calcext:value-type="string">
            <text:p>Gia công hơi ọp ẹp, nhìn mặt lưng giống như được sơn lại vậy, màn hình hở sáng nhẹ ở góc dưới, ngoài ra các vấn đề khác cũng tạm chấp nhận được đối với người dùng phổ thông</text:p>
          </table:table-cell>
          <table:table-cell table:number-columns-repeated="1023"/>
        </table:table-row>
        <table:table-row table:style-name="ro3">
          <table:table-cell office:value-type="string" calcext:value-type="string">
            <text:p>Màn hình cảm giác ọp ép</text:p>
          </table:table-cell>
          <table:table-cell table:number-columns-repeated="1023"/>
        </table:table-row>
        <table:table-row table:style-name="ro3">
          <table:table-cell office:value-type="string" calcext:value-type="string">
            <text:p>Sản phẩm truyền âm thanh hơi chậm.</text:p>
          </table:table-cell>
          <table:table-cell table:number-columns-repeated="1023"/>
        </table:table-row>
        <table:table-row table:style-name="ro3">
          <table:table-cell office:value-type="string" calcext:value-type="string">
            <text:p>cái màn hình quá bất tiện không thể nào cân chỉnh chân đế và màn hình , nó làm cố định , màn hình mình bị gục xún quá mức</text:p>
          </table:table-cell>
          <table:table-cell table:number-columns-repeated="1023"/>
        </table:table-row>
        <table:table-row table:style-name="ro4">
          <table:table-cell office:value-type="string" calcext:value-type="string">
            <text:p>Mình mới nhận hàng khi chiều, mở hộp và test ngay với tai nghe bluetooth thì ngồi ngay cạnh máy chỉ cần lắc đầu vài phát là thấy giật giật, rồi ổn định và nghe được. Đi ra xa tầm 3m thì giật giật và không nghe được nữa :D Mình mua về để sử dụng với bàn phím bluetooth mà bàn phím chưa về đầu USB bluetooth đã về rồi. Hy vọng bàn phím để gần và ít di chuyển thì sẽ xài được ổn định.</text:p>
          </table:table-cell>
          <table:table-cell table:number-columns-repeated="1023"/>
        </table:table-row>
        <table:table-row table:style-name="ro1">
          <table:table-cell office:value-type="string" calcext:value-type="string">
            <text:p>Rất khó kết nối với các loa bluetooth trong nhà, đôi lúc thấy báo đã kết nối vẫn không có âm thanh ra, một vài trường hợp khác thì không đọc được đúng tên của chiếc loa bluethooth. "Thỉnh thoảng" thì mới kết nối được. Không biết vấn đề nằm ở đâu, mình dùng win8</text:p>
          </table:table-cell>
          <table:table-cell table:number-columns-repeated="1023"/>
        </table:table-row>
        <table:table-row table:style-name="ro2">
          <table:table-cell office:value-type="string" calcext:value-type="string">
            <text:p>Xài tạm chơi chơi chứ truyền âm thanh tệ hại lắm. Mình xài loa blt Treblab Xịn xò mà nghe = blt laptop thì âm trong veo sướng hết lỗ tai, còn xài cục này để phát từ máy bàn thì trời ô đất hổi. chỉ một từ miêu tả là nghe âm thanh rất tởm <text:s/>)</text:p>
          </table:table-cell>
          <table:table-cell table:number-columns-repeated="1023"/>
        </table:table-row>
        <table:table-row table:style-name="ro2">
          <table:table-cell office:value-type="string" calcext:value-type="string">
            <text:p>thiết bị rất khó sử dụng cho người không rành về máy tính . thiết bị không có sẵn driver cho máy tính để bàn phải lên trang chủ dowload rất mất thời gian. kết nối với loa bluetooth không ổn định . nhìn chung sản phẩm này chưa hoàn thiện.</text:p>
          </table:table-cell>
          <table:table-cell table:number-columns-repeated="1023"/>
        </table:table-row>
        <table:table-row table:style-name="ro2">
          <table:table-cell office:value-type="string" calcext:value-type="string">
            <text:p>chỉ được 2 thiết bị, thêm cái thứ 03 là ngắt quãng. cụ thể là thêm chuột, phím bluetooth thì khi kết nối loa nữa loa nghe cà dựt, giật giật, nên muốn nghe loa bluetooth thì phải hi sinh chuột hoặc bàn phím.</text:p>
          </table:table-cell>
          <table:table-cell table:number-columns-repeated="1023"/>
        </table:table-row>
        <table:table-row table:style-name="ro2">
          <table:table-cell office:value-type="string" calcext:value-type="string">
            <text:p>Mình nhận hàng về sử dụng thì không kết nối được với tai nghe của mình, mặc dù đã cài driver và phần mềm hỗ trợ. Mang ra ngoài tiệm thì người ta bảo là mã số không khớp nên không kết nối được</text:p>
          </table:table-cell>
          <table:table-cell table:number-columns-repeated="1023"/>
        </table:table-row>
        <table:table-row table:style-name="ro2">
          <table:table-cell office:value-type="string" calcext:value-type="string">
            <text:p>Mình đã xài được 3 tháng dùng để kết nối PC và tai nghe bluetooth. Sản phẩm xài cũng ổn, nhưng đôi khi không kết nối được. Phải remove tai nghe bluetooth rồi add, hơi bất tiện.</text:p>
          </table:table-cell>
          <table:table-cell table:number-columns-repeated="1023"/>
        </table:table-row>
        <table:table-row table:style-name="ro2">
          <table:table-cell office:value-type="string" calcext:value-type="string">
            <text:p>Mình kết nối tai nghe JBL bluetooth với máy tính thì nghe rất chập chờn, khó chịu. Hiện tại đã ko nghe đc nữa. kết nối với đt thì vẫn bình thường. Vậy k biết là do tai phone hay do cái usb này nữa :|</text:p>
          </table:table-cell>
          <table:table-cell table:number-columns-repeated="1023"/>
        </table:table-row>
        <table:table-row table:style-name="ro2">
          <table:table-cell office:value-type="string" calcext:value-type="string">
            <text:p>Nhược điểm: - Tgian giao hàng khá chậm - Đóng gói không cẩn thận, ngoài lớp màng PE ở ngoài thì ko có gì - Nhân viên giao hàng k cẩn thận, làm rơi cả hàng khi lấy hàng - Máy kêu khá to <text:s/>Ưu điểm: - Tốc độ in nhanh - In mạng tốt, dễ cài đặt</text:p>
          </table:table-cell>
          <table:table-cell table:number-columns-repeated="1023"/>
        </table:table-row>
        <table:table-row table:style-name="ro2">
          <table:table-cell office:value-type="string" calcext:value-type="string">
            <text:p>Mình mua về để gắn vào máy bàn, kết nối vào tai nghe bluetooth. Tuy có thể kết nối được, nhưng không hề phát âm thanh theo tai nghe, tuy là đã tinh chỉnh rất nhiều thứ, nhưng vẫn không được.</text:p>
          </table:table-cell>
          <table:table-cell table:number-columns-repeated="1023"/>
        </table:table-row>
        <table:table-row table:style-name="ro2">
          <table:table-cell office:value-type="string" calcext:value-type="string">
            <text:p>Blutooth từ máy tính ra loa. Cách 2m không vật cản thì nghe bình thường. Nếu mình vô tình đứng chắn ngang ở giữa là mất âm thanh liền . Tín hiệu kém .</text:p>
          </table:table-cell>
          <table:table-cell table:number-columns-repeated="1023"/>
        </table:table-row>
        <table:table-row table:style-name="ro2">
          <table:table-cell office:value-type="string" calcext:value-type="string">
            <text:p>Hàng tốt, mới, nhưng không kết nối được bluetooth của điện thoại iphone...................................................................................................</text:p>
          </table:table-cell>
          <table:table-cell table:number-columns-repeated="1023"/>
        </table:table-row>
        <table:table-row table:style-name="ro3">
          <table:table-cell office:value-type="string" calcext:value-type="string">
            <text:p>Mình sử dụng cho PC Win7 kết nối với loa bluetooth và tai nghe airpod, tín hiệu ổn, nhưng không ổn định.</text:p>
          </table:table-cell>
          <table:table-cell table:number-columns-repeated="1023"/>
        </table:table-row>
        <table:table-row table:style-name="ro2">
          <table:table-cell office:value-type="string" calcext:value-type="string">
            <text:p>sản phẩm tốt nhưng ship quá lâu, hơn 1 tuần. delay so với dự kiến nhưng tiki không có nhân viên gọi điện thông báo. ngày cuối cùng hệ thống mới gửi tin nhắn thay đổi tgian giao hàng sang tuần tiếp theo</text:p>
          </table:table-cell>
          <table:table-cell table:number-columns-repeated="1023"/>
        </table:table-row>
        <table:table-row table:style-name="ro2">
          <table:table-cell office:value-type="string" calcext:value-type="string">
            <text:p>Mình cần mua máy cho công ty, nên chọn máy in được 2 mặt tự động, in qua wifi. Máy brother này đáp ứng được yêu cầu tuy nhiên cảm quan thấy mực in không đậm, nét mảnh, không đẹp bằng Canon.</text:p>
          </table:table-cell>
          <table:table-cell table:number-columns-repeated="1023"/>
        </table:table-row>
        <table:table-row table:style-name="ro3">
          <table:table-cell office:value-type="string" calcext:value-type="string">
            <text:p>Đã nhận được hàng nhanh chóng, gói cẩn thận, nhưng Không kết nối được với bluetooth</text:p>
          </table:table-cell>
          <table:table-cell table:number-columns-repeated="1023"/>
        </table:table-row>
        <table:table-row table:style-name="ro3">
          <table:table-cell office:value-type="string" calcext:value-type="string">
            <text:p>Thiết bị có khả năng kết nối với tai nghe nhưng làm giảm chất lượng âm thanh trên tai nghe rất nhiều, nghe cực dở.</text:p>
          </table:table-cell>
          <table:table-cell table:number-columns-repeated="1023"/>
        </table:table-row>
        <table:table-row table:style-name="ro3">
          <table:table-cell office:value-type="string" calcext:value-type="string">
            <text:p>Cá nhân mình thấy máy in canon 2900 in đẹp hơn, đồ bền của máy brother còn cần thời gian kiểm chứng</text:p>
          </table:table-cell>
          <table:table-cell table:number-columns-repeated="1023"/>
        </table:table-row>
        <table:table-row table:style-name="ro3">
          <table:table-cell office:value-type="string" calcext:value-type="string">
            <text:p>Mình mua về, dùng win7 ko kết nối được loa bluetooth với máy bàn. Ghi đây, để ai mua biế!</text:p>
          </table:table-cell>
          <table:table-cell table:number-columns-repeated="1023"/>
        </table:table-row>
        <table:table-row table:style-name="ro2">
          <table:table-cell office:value-type="string" calcext:value-type="string">
            <text:p>Giờ đã có model BTA-408 rồi, giá cũng không khác mấy. Model này cũ nên mình dùng với win 10 cài driver mãi mới được. Model mới có cả nắp đậy!</text:p>
          </table:table-cell>
          <table:table-cell table:number-columns-repeated="1023"/>
        </table:table-row>
        <table:table-row table:style-name="ro3">
          <table:table-cell office:value-type="string" calcext:value-type="string">
            <text:p>Cắm usb vô máy tính, bắt được tín hiệu bluetooth của loa nhưng lại ko có âm thanh</text:p>
          </table:table-cell>
          <table:table-cell table:number-columns-repeated="1023"/>
        </table:table-row>
        <table:table-row table:style-name="ro3">
          <table:table-cell office:value-type="string" calcext:value-type="string">
            <text:p>Dùng cho PC hơi chậm, thỉnh thoảng chuột không nhạy như dùng loại chuột có Receiver </text:p>
          </table:table-cell>
          <table:table-cell table:number-columns-repeated="1023"/>
        </table:table-row>
        <table:table-row table:style-name="ro3">
          <table:table-cell office:value-type="string" calcext:value-type="string">
            <text:p>Kết nối chậm, đèn chớp liên tục gây khó chịu, thực tế không dùng nhiều.</text:p>
          </table:table-cell>
          <table:table-cell table:number-columns-repeated="1023"/>
        </table:table-row>
        <table:table-row table:style-name="ro3">
          <table:table-cell office:value-type="string" calcext:value-type="string">
            <text:p>Mình mua nhầm sản phẩm.chưa dùng lần nào ai muốn mua mình để lại giá ưu đãi ạ</text:p>
          </table:table-cell>
          <table:table-cell table:number-columns-repeated="1023"/>
        </table:table-row>
        <table:table-row table:style-name="ro3">
          <table:table-cell office:value-type="string" calcext:value-type="string">
            <text:p>Chỉ dùng để truyền dữ liệu, tay cầm chơi game, không thể dùng nghe nhạc vì tín hiệu kém.</text:p>
          </table:table-cell>
          <table:table-cell table:number-columns-repeated="1023"/>
        </table:table-row>
        <table:table-row table:style-name="ro3">
          <table:table-cell office:value-type="string" calcext:value-type="string">
            <text:p>Sản phẩm ok. Nhưng thời gian vận chuyển quá lâu</text:p>
          </table:table-cell>
          <table:table-cell table:number-columns-repeated="1023"/>
        </table:table-row>
        <table:table-row table:style-name="ro3">
          <table:table-cell office:value-type="string" calcext:value-type="string">
            <text:p>Không hài lòng lắm. Không ổn định với windows 10. Tốc độ không cao. Dùng kết nối với máy nghe nhạc Bluetooth thấy ổn.</text:p>
          </table:table-cell>
          <table:table-cell table:number-columns-repeated="1023"/>
        </table:table-row>
        <table:table-row table:style-name="ro3">
          <table:table-cell office:value-type="string" calcext:value-type="string">
            <text:p>Kết nối loa bluetooth với thiết bị khác bị nhiễu âm thanh. Đôi lúc bị mất tín hiệu, phải tháo ra cắm lại.</text:p>
          </table:table-cell>
          <table:table-cell table:number-columns-repeated="1023"/>
        </table:table-row>
        <table:table-row table:style-name="ro2">
          <table:table-cell office:value-type="string" calcext:value-type="string">
            <text:p>Mình mới mua về nhưng khi cắm đầu USB vào để nhận tín hiệu nhưng chuột không thấy hoạt động mặc dù dùng bluetooth thì chạy, có khi nào giao nhầm đầu đọc tín hiệu không vậy?</text:p>
          </table:table-cell>
          <table:table-cell table:number-columns-repeated="1023"/>
        </table:table-row>
        <table:table-row table:style-name="ro3">
          <table:table-cell office:value-type="string" calcext:value-type="string">
            <text:p>Giao hàng ko đúng màu yêu cầu nhưng chất lượng ok.</text:p>
          </table:table-cell>
          <table:table-cell table:number-columns-repeated="1023"/>
        </table:table-row>
        <table:table-row table:style-name="ro3">
          <table:table-cell office:value-type="string" calcext:value-type="string">
            <text:p>Kết nối khá ổn. Tuy nhiên con lăn dùng hơi chán. Lăn không được thật cho lắm, mình so sánh với chuột sica nhé.</text:p>
          </table:table-cell>
          <table:table-cell table:number-columns-repeated="1023"/>
        </table:table-row>
        <table:table-row table:style-name="ro3">
          <table:table-cell office:value-type="string" calcext:value-type="string">
            <text:p>Kai nay cắm vào oto có nghe dc nhạc bluetooth phat ra từ điện thoại ko nhỉ</text:p>
          </table:table-cell>
          <table:table-cell table:number-columns-repeated="1023"/>
        </table:table-row>
        <table:table-row table:style-name="ro2">
          <table:table-cell office:value-type="string" calcext:value-type="string">
            <text:p>Chất lượng tạm được, sử dụng khi xài tay cầm PS4 thì chỉ xa được chừng 1-1m5 là tay báo yếu tín hiệu. Cấm vào có thể xài ngay không cần tải driver (windows 10 pro).</text:p>
          </table:table-cell>
          <table:table-cell table:number-columns-repeated="1023"/>
        </table:table-row>
        <table:table-row table:style-name="ro2">
          <table:table-cell office:value-type="string" calcext:value-type="string">
            <text:p>Đóng gói cẩn thận, giao hàng siêu nhanh nhưng đã bị rách tem hộp. Giờ 2020 rồi mà vẫn còn bản v2.0 thì cũng đến chịu rồi. <text:s text:c="2"/>Đã lắp đặt và chạy thử, sóng khỏe, tải nhanh.</text:p>
          </table:table-cell>
          <table:table-cell table:number-columns-repeated="1023"/>
        </table:table-row>
        <table:table-row table:style-name="ro2">
          <table:table-cell office:value-type="string" calcext:value-type="string">
            <text:p>Chất lượng ko cao. Sóng 2,4ghz cũng chỉ tương đương modem 2 râu tặng kèm của nhà mạng fpt, khả năng xuyên tường ko tốt. Sóng 5ghz thì rất ngắn, ko xuyên được tường</text:p>
          </table:table-cell>
          <table:table-cell table:number-columns-repeated="1023"/>
        </table:table-row>
        <table:table-row table:style-name="ro2">
          <table:table-cell office:value-type="string" calcext:value-type="string">
            <text:p>Mình vừa nhận sản phẩm xong, nhưng sử dụng ko được (chắc do lỗi nhà sản xuất), hy vọng tiki giúp mình giải quyết nhanh trường hợp này <text:s/>Thanks !!!</text:p>
          </table:table-cell>
          <table:table-cell table:number-columns-repeated="1023"/>
        </table:table-row>
        <table:table-row table:style-name="ro3">
          <table:table-cell office:value-type="string" calcext:value-type="string">
            <text:p>sạc vẫn đôi lúc bị nóng máy <text:s/>và nóng cục sạc nhưng may là vẫn có qc 3.0</text:p>
          </table:table-cell>
          <table:table-cell table:number-columns-repeated="1023"/>
        </table:table-row>
        <table:table-row table:style-name="ro2">
          <table:table-cell office:value-type="string" calcext:value-type="string">
            <text:p>Đặt hàng từ ngày 25 tháng 12 dự kiến giao hàng ngày 31/12/2018 nhưng đến ngày 12/01/2019 mới giao. Đó là còn phải gọi điện lên tổng đài phản ánh</text:p>
          </table:table-cell>
          <table:table-cell table:number-columns-repeated="1023"/>
        </table:table-row>
        <table:table-row table:style-name="ro3">
          <table:table-cell office:value-type="string" calcext:value-type="string">
            <text:p>sản phẩm dùng hơn hai tháng đã hỏng</text:p>
          </table:table-cell>
          <table:table-cell table:number-columns-repeated="1023"/>
        </table:table-row>
        <table:table-row table:style-name="ro3">
          <table:table-cell office:value-type="string" calcext:value-type="string">
            <text:p>Lúc mua có ghi chú xuất hoá đơn. Vậy nhận thế nào. Hoặc vui lòng gửi vào mail: trithuc ctec.vn</text:p>
          </table:table-cell>
          <table:table-cell table:number-columns-repeated="1023"/>
        </table:table-row>
        <table:table-row table:style-name="ro3">
          <table:table-cell office:value-type="string" calcext:value-type="string">
            <text:p>Đóng gói quá kém. Hàng dùng ổn.</text:p>
          </table:table-cell>
          <table:table-cell table:number-columns-repeated="1023"/>
        </table:table-row>
        <table:table-row table:style-name="ro3">
          <table:table-cell office:value-type="string" calcext:value-type="string">
            <text:p>sóng kém shop ạ .dùng lâu chưa pit sao</text:p>
          </table:table-cell>
          <table:table-cell table:number-columns-repeated="1023"/>
        </table:table-row>
        <table:table-row table:style-name="ro3">
          <table:table-cell office:value-type="string" calcext:value-type="string">
            <text:p>Sạc hơi nóng</text:p>
          </table:table-cell>
          <table:table-cell table:number-columns-repeated="1023"/>
        </table:table-row>
        <table:table-row table:style-name="ro6">
          <table:table-cell office:value-type="string" calcext:value-type="string">
            <text:p>Trước khi mua mình có đặt câu hỏi tư vấn về việc máy có hỗ trợ copy từ window xp hay không và nhận được trả lời là "Có" nên đã đặt mua vì trong phần mô tả chỉ ghi window xp sẽ không hõ trợ phần mềm bảo mật Samsung Portable SSD mà thôi. Mình thử copy dữ liệu từ laptop công ty ( có hỗ trợ cả type c và <text:s/>usb 3.1 nhưng tốc độ chỉ dao động <text:s/>60-90 mb. Còn khi về máy tính để bàn của mình (window xp) thì không hỗ trợ. Khi mở thì chỉ hiện thông báo: The disk is not formatted". Mong shop hỗ trợ cách thức khắc phục. Cảm ơn!</text:p>
          </table:table-cell>
          <table:table-cell table:number-columns-repeated="1023"/>
        </table:table-row>
        <table:table-row table:style-name="ro4">
          <table:table-cell office:value-type="string" calcext:value-type="string">
            <text:p>Sản phẩm mình đang dùng bình thường, mình cài phần mềm với macbook và mở quyền sercurity tuy nhiên phần mềm ssd portable của samsung vẫn không nhận diện được ổ cứng (chắc vấn đề do máy của mình, hoặc phần mềm bị chặn ở đâu đó). <text:s text:c="2"/>Khi các bạn yêu cầu suất hoá đơn mà không thấy gửi thì phải gửi lại ngay trong vòng 10 ngày kể từ khi nhận hàng nhé. Nếu không thì shop không suất đâu.</text:p>
          </table:table-cell>
          <table:table-cell table:number-columns-repeated="1023"/>
        </table:table-row>
        <table:table-row table:style-name="ro2">
          <table:table-cell office:value-type="string" calcext:value-type="string">
            <text:p>Thiết bị nhỏ gọn, dung lượng khả dụng 465 GB. Nhận dữ liệu chưa nhanh 40GB mất 20 phút dù máy mình là dùng Win 10/USB 3.0, thiết bị nóng lên khi làm việc. Chưa kích hoạt bảo hành điện tử được, nhờ nhà cung cấp kích hoạt giúp.</text:p>
          </table:table-cell>
          <table:table-cell table:number-columns-repeated="1023"/>
        </table:table-row>
        <table:table-row table:style-name="ro2">
          <table:table-cell office:value-type="string" calcext:value-type="string">
            <text:p>Không biết sản phẩm bị lỗi hay như thế nào mà tốc độ copy vào cùng file, cùng nguồn lại thấp hơn ổ cứng HDD. Đáng lẽ phải nhanh hơn mới đúng. Mình đã gửi lại Tiki kiểm tra.</text:p>
          </table:table-cell>
          <table:table-cell table:number-columns-repeated="1023"/>
        </table:table-row>
        <table:table-row table:style-name="ro3">
          <table:table-cell office:value-type="string" calcext:value-type="string">
            <text:p>Mình nhận sản phẩm thấy hộp bên trong bị cắt phần băng dính dán hộp với không có phiếu bảo hành. có vấn đề gì không ?</text:p>
          </table:table-cell>
          <table:table-cell table:number-columns-repeated="1023"/>
        </table:table-row>
        <table:table-row table:style-name="ro1">
          <table:table-cell office:value-type="string" calcext:value-type="string">
            <text:p>Sim tomato bình thường thôi nha mn, V120 là 1 gói đăng ký theo tháng của nhà mạng, thích xài thì đk (trừ ngay 120K), không thích thì cứ nạp tiền xài bt. Nhưng mà sim cũ đc renew, nên bị đăng ký các mạng XH tùm lum rồi, ko biết có bị đòi nợ ko nữa <text:s/>)) số KHÔNG đẹp nhé</text:p>
          </table:table-cell>
          <table:table-cell table:number-columns-repeated="1023"/>
        </table:table-row>
        <table:table-row table:style-name="ro3">
          <table:table-cell office:value-type="string" calcext:value-type="string">
            <text:p>san pham mua ve phai nap tien 120 ngan moi duoc dang ki dung hang thang</text:p>
          </table:table-cell>
          <table:table-cell table:number-columns-repeated="1023"/>
        </table:table-row>
        <table:table-row table:style-name="ro3">
          <table:table-cell office:value-type="string" calcext:value-type="string">
            <text:p>mua Sim mà trong tk kg có 1 xu gì hết</text:p>
          </table:table-cell>
          <table:table-cell table:number-columns-repeated="1023"/>
        </table:table-row>
        <table:table-row table:style-name="ro1">
          <table:table-cell office:value-type="string" calcext:value-type="string">
            <text:p>Mình vừa nhận sp, nhận xét: 1.tiki đóng gói cẩn thận. 2.sp vừa ý, chạy thử êm( tuổi thọ theo dõi tiếp). 3. Tuy nhiên hộp sp này không giống như hình trên Tiki đăng tải, sp cũng không giống như hình qc sản phẩm( phần chữ kí hiệu ngoài <text:s/>khay đĩa khrng có)--&gt;&gt;Tiki giải đáp giúp mình. Tạm thời cho 3*</text:p>
          </table:table-cell>
          <table:table-cell table:number-columns-repeated="1023"/>
        </table:table-row>
        <table:table-row table:style-name="ro2">
          <table:table-cell office:value-type="string" calcext:value-type="string">
            <text:p>giao hàng lúc sáng mình ko sd để sạc cho đầy mà sạc hơn 5 tiếng vẫn ko đầy 4 cục <text:s text:c="2"/>về phần giao hàng thì ok ko vđề gi.hiện tại mình vẫn chua sd</text:p>
          </table:table-cell>
          <table:table-cell table:number-columns-repeated="1023"/>
        </table:table-row>
        <table:table-row table:style-name="ro3">
          <table:table-cell office:value-type="string" calcext:value-type="string">
            <text:p>Sạc ổn</text:p>
          </table:table-cell>
          <table:table-cell table:number-columns-repeated="1023"/>
        </table:table-row>
        <table:table-row table:style-name="ro3">
          <table:table-cell office:value-type="string" calcext:value-type="string">
            <text:p>Tên nhà cung cấp trên tem bảo hành không giống như mình đặt hàng. Chân kim bị lệch dù mới nhận sạc chưa có máy để thử.</text:p>
          </table:table-cell>
          <table:table-cell table:number-columns-repeated="1023"/>
        </table:table-row>
        <table:table-row table:style-name="ro3">
          <table:table-cell office:value-type="string" calcext:value-type="string">
            <text:p>Ủa vậy là sao Shop, có gửi lộn không khi gửi về cái không có đèn thông báo...?</text:p>
          </table:table-cell>
          <table:table-cell table:number-columns-repeated="1023"/>
        </table:table-row>
        <table:table-row table:style-name="ro3">
          <table:table-cell office:value-type="string" calcext:value-type="string">
            <text:p>Đầu tiếp xúc với laptop hơi lỏng lẻo, nhưng cũng tạm chấp nhận dc</text:p>
          </table:table-cell>
          <table:table-cell table:number-columns-repeated="1023"/>
        </table:table-row>
        <table:table-row table:style-name="ro3">
          <table:table-cell office:value-type="string" calcext:value-type="string">
            <text:p>sp có phù hợp cho dell vostro 3550 không shop. Chân sạc là chân to đúng ko</text:p>
          </table:table-cell>
          <table:table-cell table:number-columns-repeated="1023"/>
        </table:table-row>
        <table:table-row table:style-name="ro4">
          <table:table-cell office:value-type="string" calcext:value-type="string">
            <text:p>Chất lượng hoàn thiện của sản phẩm rất tốt, các chi tiết được làm đẹp và chắc chắn. Cho 3 sao là vì sản phẩm ko đáp ứng dc nhu cầu sử dụng vì khác phần mô tả sản phẩm ở chỗ khung kẹp chỉ mở rộng dc tối đa 18cm chứ ko phải 20cm, nên ko thể kẹp dc ipad pro 12.9 inch hoặc surface pro 12.3 inch vốn cần mở rộng tới 20cm hoặc hơn, sản phẩm có lẽ chỉ phù hợp với màn hình từ 10 inch trở xuống. Nếu cần vươn dài hơn có thể mua 2 sản phẩm rồi tháo ra ghép lại.</text:p>
          </table:table-cell>
          <table:table-cell table:number-columns-repeated="1023"/>
        </table:table-row>
        <table:table-row table:style-name="ro2">
          <table:table-cell office:value-type="string" calcext:value-type="string">
            <text:p>Chất lượng sản phẩm trung bình, đủ để làm được thứ mình muốn nó làm nhưng vì kẹp bằng nhựa nên không biết giữ được bao lâu. Riêng chốt xoay cố định bị gãy không biết là từ trước hay trong quá trình vận chuyển do đóng gói không cẩn thận</text:p>
          </table:table-cell>
          <table:table-cell table:number-columns-repeated="1023"/>
        </table:table-row>
        <table:table-row table:style-name="ro2">
          <table:table-cell office:value-type="string" calcext:value-type="string">
            <text:p>Bạn nào mua cần lưu ý là tư thế kẹp đứng thì mới vững chắc nhé. Kẹp ngang qua đầu giường sẽ yếu vì chổ ghép nối với bộ kẹp không được chắc chắc lắm chỉ có 1 con vít để cố định. Ipad thì hơi nặng, phù hợp điện thoại hơn.</text:p>
          </table:table-cell>
          <table:table-cell table:number-columns-repeated="1023"/>
        </table:table-row>
        <table:table-row table:style-name="ro2">
          <table:table-cell office:value-type="string" calcext:value-type="string">
            <text:p>Phần thân tốt, cứn cáp, riêng phần kẹp với bàn thì vẫn chưa được chắc chắn. Khi bấm trên ipad thì nị rung. Riêng phần kẹp ipad quá dở, kèo dài ra rồi lúc tháo ipad ra thì bị kẹt lò xo phía trong. Tự sửa bằng cách tháo ốc ra r gắn lại.</text:p>
          </table:table-cell>
          <table:table-cell table:number-columns-repeated="1023"/>
        </table:table-row>
        <table:table-row table:style-name="ro3">
          <table:table-cell office:value-type="string" calcext:value-type="string">
            <text:p>Máy ko có Webcam như Tiki đã giới thiệu về sản phẩm. Tiki xem lại giúp!</text:p>
          </table:table-cell>
          <table:table-cell table:number-columns-repeated="1023"/>
        </table:table-row>
        <table:table-row table:style-name="ro2">
          <table:table-cell office:value-type="string" calcext:value-type="string">
            <text:p>khung kim loại cứng cáp rất tốt nhưng các <text:s text:c="2"/>chốt khoá cố định là vô dụng (2 chốt khoá đầu và giữa).sản phẩm không đáng sử dụng.</text:p>
          </table:table-cell>
          <table:table-cell table:number-columns-repeated="1023"/>
        </table:table-row>
        <table:table-row table:style-name="ro2">
          <table:table-cell office:value-type="string" calcext:value-type="string">
            <text:p>Chốt giữ đt lỏng. Hay bị xoay. K khít. Chốt hãm vào bàn, tủ đắc biệt là chốt t2 k giữ đc. Iphone 7p mà đã v r. Ipad chắc chắn k giữ đc</text:p>
          </table:table-cell>
          <table:table-cell table:number-columns-repeated="1023"/>
        </table:table-row>
        <table:table-row table:style-name="ro3">
          <table:table-cell office:value-type="string" calcext:value-type="string">
            <text:p>Giao hàng nhanh. Thanh nhôm cứng, nhưng mới sử dụng 1, 2 lần thì lò xo giữ điện thoại bị bung rồi.</text:p>
          </table:table-cell>
          <table:table-cell table:number-columns-repeated="1023"/>
        </table:table-row>
        <table:table-row table:style-name="ro3">
          <table:table-cell office:value-type="string" calcext:value-type="string">
            <text:p>Chỉ tiện lợi khi gắn trên bàn. Gắn trên giường rất khó. Có thể kẹp ipad nhưng xài 1 chút đầu ipad nặng sẽ bị kéo xuống.</text:p>
          </table:table-cell>
          <table:table-cell table:number-columns-repeated="1023"/>
        </table:table-row>
        <table:table-row table:style-name="ro2">
          <table:table-cell office:value-type="string" calcext:value-type="string">
            <text:p>Toi ko hai long voi san pham. Toi mat hon 10 ngay moi nhan duoc san pham nhung trong 24 gia do co 2 san pham khong du linh kien</text:p>
          </table:table-cell>
          <table:table-cell table:number-columns-repeated="1023"/>
        </table:table-row>
        <table:table-row table:style-name="ro3">
          <table:table-cell office:value-type="string" calcext:value-type="string">
            <text:p>sài cũng tạm ổn , phần tiếp xúc giữ gậy và cố định trên bàn còn lỏng lẻo</text:p>
          </table:table-cell>
          <table:table-cell table:number-columns-repeated="1023"/>
        </table:table-row>
        <table:table-row table:style-name="ro3">
          <table:table-cell office:value-type="string" calcext:value-type="string">
            <text:p>sp ko quay đc nhiều hướng như mình nghĩ, nói chung để xài tạm xem <text:s/>đỡ mỏi thì ok.</text:p>
          </table:table-cell>
          <table:table-cell table:number-columns-repeated="1023"/>
        </table:table-row>
        <table:table-row table:style-name="ro3">
          <table:table-cell office:value-type="string" calcext:value-type="string">
            <text:p>Sản phẩm cứng cáp, như hình nhưng tiếc là không xoay được. nhiều hướng</text:p>
          </table:table-cell>
          <table:table-cell table:number-columns-repeated="1023"/>
        </table:table-row>
        <table:table-row table:style-name="ro3">
          <table:table-cell office:value-type="string" calcext:value-type="string">
            <text:p>con lắc kê chưa tốt lắm giữ thanh cần chưa ổn hay bi xoay</text:p>
          </table:table-cell>
          <table:table-cell table:number-columns-repeated="1023"/>
        </table:table-row>
        <table:table-row table:style-name="ro3">
          <table:table-cell office:value-type="string" calcext:value-type="string">
            <text:p>Không xoay được 360 độ, nên không hài lòng</text:p>
          </table:table-cell>
          <table:table-cell table:number-columns-repeated="1023"/>
        </table:table-row>
        <table:table-row table:style-name="ro3">
          <table:table-cell office:value-type="string" calcext:value-type="string">
            <text:p>Chân và đế yếu, dễ gãy hoặc rơi...</text:p>
          </table:table-cell>
          <table:table-cell table:number-columns-repeated="1023"/>
        </table:table-row>
        <table:table-row table:style-name="ro3">
          <table:table-cell office:value-type="string" calcext:value-type="string">
            <text:p>Đẹp! Nhưng ốc vít chân mỏng quá</text:p>
          </table:table-cell>
          <table:table-cell table:number-columns-repeated="1023"/>
        </table:table-row>
        <table:table-row table:style-name="ro2">
          <table:table-cell office:value-type="string" calcext:value-type="string">
            <text:p>sản phẩm chỉ dùng được cho laptop nào không có các thiết kế bên dưới (khe tản nhiệt, đễ chống trượt, đường tháo lắp pin, ... nếu không thì khi sử dụng cứ bị trượt trượt rất khó chịu Nói thẳng ra thì chắc tiện nhất là cho macbook</text:p>
          </table:table-cell>
          <table:table-cell table:number-columns-repeated="1023"/>
        </table:table-row>
        <table:table-row table:style-name="ro2">
          <table:table-cell office:value-type="string" calcext:value-type="string">
            <text:p>Đế lót cân bằng, ổn định, <text:s/>thoáng mát cho laptop Nhưng tùy loại bề mặt mặt dưới của laptop, máy mình bề mặt nhựa nhám nên chân đế không bám, ko hít được. Mình đặt laptop lên mà phải căn chỉnh nên khá mất thời gian.</text:p>
          </table:table-cell>
          <table:table-cell table:number-columns-repeated="1023"/>
        </table:table-row>
        <table:table-row table:style-name="ro2">
          <table:table-cell office:value-type="string" calcext:value-type="string">
            <text:p>sản phẩm dạng silicon thiết kế như miếng hít giác hút chân không nhưng lại ko hít được vào mặt đế laptop nên chỉ làm chân kê tạm thôi, nếu di chuyển laptop thì phải kê lại, hơi phiền phức.</text:p>
          </table:table-cell>
          <table:table-cell table:number-columns-repeated="1023"/>
        </table:table-row>
        <table:table-row table:style-name="ro3">
          <table:table-cell office:value-type="string" calcext:value-type="string">
            <text:p>Đế mềm, hít không chặt. Tuy nhiên cũng khá hữu ích khi sử dụng máy có tản nhiệt dưới</text:p>
          </table:table-cell>
          <table:table-cell table:number-columns-repeated="1023"/>
        </table:table-row>
        <table:table-row table:style-name="ro3">
          <table:table-cell office:value-type="string" calcext:value-type="string">
            <text:p>Bao bì sản phẩm rách nát như đồ dùng rồi. Độ bám dính tệ, không giống như mấy cục hít trên tủ quần áo.</text:p>
          </table:table-cell>
          <table:table-cell table:number-columns-repeated="1023"/>
        </table:table-row>
        <table:table-row table:style-name="ro3">
          <table:table-cell office:value-type="string" calcext:value-type="string">
            <text:p>giá yếu</text:p>
          </table:table-cell>
          <table:table-cell table:number-columns-repeated="1023"/>
        </table:table-row>
        <table:table-row table:style-name="ro3">
          <table:table-cell office:value-type="string" calcext:value-type="string">
            <text:p>Ko hít lắm nhưng nói chung với giá tiền như vậy thì chấp nhận xài ổn</text:p>
          </table:table-cell>
          <table:table-cell table:number-columns-repeated="1023"/>
        </table:table-row>
        <table:table-row table:style-name="ro3">
          <table:table-cell office:value-type="string" calcext:value-type="string">
            <text:p>Khả năng hút dính hơi yếu. Phải dùng keo dán lại mới chắc được.</text:p>
          </table:table-cell>
          <table:table-cell table:number-columns-repeated="1023"/>
        </table:table-row>
        <table:table-row table:style-name="ro3">
          <table:table-cell office:value-type="string" calcext:value-type="string">
            <text:p>tiki ship hàng lâu quá 2 ngày rồi vẫn chưa vận chuyển gì</text:p>
          </table:table-cell>
          <table:table-cell table:number-columns-repeated="1023"/>
        </table:table-row>
        <table:table-row table:style-name="ro1">
          <table:table-cell office:value-type="string" calcext:value-type="string">
            <text:p>Sản phẩm dùng 1 tuần thì thấy ổn chưa có vấn đề gì, nhưng chậm hơn Bios star trước tôi mua trên TIKI. Tuy nhiên giao hàng trước mấy hôm mà không báo trước sẽ nhận hàng, đến lúc giao đên nơi rồi mới gọi ra nên ko kịp sắp xếp công việc. Hàng nhận được không hề có hoá đơn.</text:p>
          </table:table-cell>
          <table:table-cell table:number-columns-repeated="1023"/>
        </table:table-row>
        <table:table-row table:style-name="ro1">
          <table:table-cell office:value-type="string" calcext:value-type="string">
            <text:p>Hình ảnh quảng cáo khác thực tế. Không có tấm bảo vệ đầu SATA, có 4 lỗ vít thay vì 3 lỗ. Lên website kiểm tra S/N pin không đúng nhưng tải Apacer SSD Widget về kiểm tra thì có thông số ổ cứng? Tốc độ thấp hơn quảng cáo 1 chút nhưng điều này là bình thường. Phải sử dụng 1 thời gian nữa xem sao.</text:p>
          </table:table-cell>
          <table:table-cell table:number-columns-repeated="1023"/>
        </table:table-row>
        <table:table-row table:style-name="ro2">
          <table:table-cell office:value-type="string" calcext:value-type="string">
            <text:p>Hàng đẹp, giá rẻ do áp mã, gắn máy desktop không hỗ trợ sata 3 nhưng lên đc gần 300mb/250mb (r/w). tuy nhiên check serial trên trang chủ thì lại invalid</text:p>
          </table:table-cell>
          <table:table-cell table:number-columns-repeated="1023"/>
        </table:table-row>
        <table:table-row table:style-name="ro2">
          <table:table-cell office:value-type="string" calcext:value-type="string">
            <text:p>Chất lượng tổng thể ở mức trung bình, khá nhạy bà thấm hút mồ hôi tốt, nhưng rất dễ bị tưa vải, mình sài chưa được 1 ngày đã xảy ra dấu hiệu vãi tưa</text:p>
          </table:table-cell>
          <table:table-cell table:number-columns-repeated="1023"/>
        </table:table-row>
        <table:table-row table:style-name="ro3">
          <table:table-cell office:value-type="string" calcext:value-type="string">
            <text:p>E đặt hôm 20/2 mà ngày 26/2 mới được nhìn thấy mặt. Tốc độ đọc oke nhưng ghi thì e k hiểu do máy e hay ổ nữa</text:p>
          </table:table-cell>
          <table:table-cell table:number-columns-repeated="1023"/>
        </table:table-row>
        <table:table-row table:style-name="ro3">
          <table:table-cell office:value-type="string" calcext:value-type="string">
            <text:p>tốc độ đọc khá chậm . chất liệu nhựa cầm khá nhẹ độ bền ko rõ nhưng ssd mà tốc độ đọc 150.200mb</text:p>
          </table:table-cell>
          <table:table-cell table:number-columns-repeated="1023"/>
        </table:table-row>
        <table:table-row table:style-name="ro3">
          <table:table-cell office:value-type="string" calcext:value-type="string">
            <text:p>Rất rất nhẹ, k biết có bền k, tốc độ đọc ghi chỉ từ 300mb trở xuống, k hề cao như quảng cáo</text:p>
          </table:table-cell>
          <table:table-cell table:number-columns-repeated="1023"/>
        </table:table-row>
        <table:table-row table:style-name="ro3">
          <table:table-cell office:value-type="string" calcext:value-type="string">
            <text:p>Tiki giao hàng ok. Ổ giá rẻ, dùng 1 thời gian tốc độ write giảm rõ rệt.</text:p>
          </table:table-cell>
          <table:table-cell table:number-columns-repeated="1023"/>
        </table:table-row>
        <table:table-row table:style-name="ro3">
          <table:table-cell office:value-type="string" calcext:value-type="string">
            <text:p>Tốt, không biết có bền k</text:p>
          </table:table-cell>
          <table:table-cell table:number-columns-repeated="1023"/>
        </table:table-row>
        <table:table-row table:style-name="ro3">
          <table:table-cell office:value-type="string" calcext:value-type="string">
            <text:p>Hàng gắn vào box orico không nhân đang chờ tiki phản hồi</text:p>
          </table:table-cell>
          <table:table-cell table:number-columns-repeated="1023"/>
        </table:table-row>
        <table:table-row table:style-name="ro3">
          <table:table-cell office:value-type="string" calcext:value-type="string">
            <text:p>Hàng Tốt Tiki giao hàng quá chậm <text:s/>Ổ cứng sử dụng tốt.</text:p>
          </table:table-cell>
          <table:table-cell table:number-columns-repeated="1023"/>
        </table:table-row>
        <table:table-row table:style-name="ro3">
          <table:table-cell office:value-type="string" calcext:value-type="string">
            <text:p>Mới nhận hàng thì thấy vết cắt như thế này, không biết nên nghi ngờ bên nào đây???</text:p>
          </table:table-cell>
          <table:table-cell table:number-columns-repeated="1023"/>
        </table:table-row>
        <table:table-row table:style-name="ro3">
          <table:table-cell office:value-type="string" calcext:value-type="string">
            <text:p>Hài lòng với kiểu dáng, nhưng tốc độ ghi giống như trong hình có đúng không nhỉ?</text:p>
          </table:table-cell>
          <table:table-cell table:number-columns-repeated="1023"/>
        </table:table-row>
        <table:table-row table:style-name="ro3">
          <table:table-cell office:value-type="string" calcext:value-type="string">
            <text:p>tôi đăng ký mua cáp dài 2m nhưng lại nhận được cáp 1m, mong của hàng chú ý đơn của khách</text:p>
          </table:table-cell>
          <table:table-cell table:number-columns-repeated="1023"/>
        </table:table-row>
        <table:table-row table:style-name="ro3">
          <table:table-cell office:value-type="string" calcext:value-type="string">
            <text:p>Dây cáp dài, hình thức đúng miêu tả. Nhưng ko có sạc nhanh</text:p>
          </table:table-cell>
          <table:table-cell table:number-columns-repeated="1023"/>
        </table:table-row>
        <table:table-row table:style-name="ro3">
          <table:table-cell office:value-type="string" calcext:value-type="string">
            <text:p>Tôi không thấy hóa đơn, thông tin đơn vị cung cấp, bảo hành</text:p>
          </table:table-cell>
          <table:table-cell table:number-columns-repeated="1023"/>
        </table:table-row>
        <table:table-row table:style-name="ro3">
          <table:table-cell office:value-type="string" calcext:value-type="string">
            <text:p>Dây sạc mau nóng, chập chờn</text:p>
          </table:table-cell>
          <table:table-cell table:number-columns-repeated="1023"/>
        </table:table-row>
        <table:table-row table:style-name="ro3">
          <table:table-cell office:value-type="string" calcext:value-type="string">
            <text:p>Mình cứ tưởng lên được 10gbps chứ! Cuối cùng chỉ lên được bây nhiêu đây! Hơi thất vọng ạ</text:p>
          </table:table-cell>
          <table:table-cell table:number-columns-repeated="1023"/>
        </table:table-row>
        <table:table-row table:style-name="ro3">
          <table:table-cell office:value-type="string" calcext:value-type="string">
            <text:p>Kết nối dữ liệu thì ok hết nhưng ko dùng để xuất hình thông qua adapter được</text:p>
          </table:table-cell>
          <table:table-cell table:number-columns-repeated="1023"/>
        </table:table-row>
        <table:table-row table:style-name="ro3">
          <table:table-cell office:value-type="string" calcext:value-type="string">
            <text:p>Hàng tốt giao nhanh mỗi cái chưa xuất hoá đơn. Tiki hỗ trợ xuất hoá đơn VAT giúp mình.</text:p>
          </table:table-cell>
          <table:table-cell table:number-columns-repeated="1023"/>
        </table:table-row>
        <table:table-row table:style-name="ro2">
          <table:table-cell office:value-type="string" calcext:value-type="string">
            <text:p>cái sợi dây này rút ra như thế nào shop nhỉ. sao tôi lắp vào in mờ lắm. tôi nghĩ có khi phải rút cái dây đó ra mà ko tài nào rút ra dc</text:p>
          </table:table-cell>
          <table:table-cell table:number-columns-repeated="1023"/>
        </table:table-row>
        <table:table-row table:style-name="ro2">
          <table:table-cell office:value-type="string" calcext:value-type="string">
            <text:p>Anh ơi! Em hộp mực bên anh mã đơn hàng 428497163 em đặt nhầm hộp mực 3030 anh có thể hỗ trợ cho em đổi thành hộp mực cho canon 2900 dc không ạ</text:p>
          </table:table-cell>
          <table:table-cell table:number-columns-repeated="1023"/>
        </table:table-row>
        <table:table-row table:style-name="ro2">
          <table:table-cell office:value-type="string" calcext:value-type="string">
            <text:p>Mình có đặt mua hộp mực 6030w mà Shop giao lộn. Ox mình nhận hàng quên kiểm tra, tháo ra gắn vào máy mới biết shop giao lộn. Mình có thể đổi lại được ko ạ?</text:p>
          </table:table-cell>
          <table:table-cell table:number-columns-repeated="1023"/>
        </table:table-row>
        <table:table-row table:style-name="ro3">
          <table:table-cell office:value-type="string" calcext:value-type="string">
            <text:p>sản phẩm không giống với mô tả, khó sử dụng. không nên mua.</text:p>
          </table:table-cell>
          <table:table-cell table:number-columns-repeated="1023"/>
        </table:table-row>
        <table:table-row table:style-name="ro2">
          <table:table-cell office:value-type="string" calcext:value-type="string">
            <text:p>đóng gói cẩu thả. mở ra kiểm tra thì nguồn bị móp như hình. lần đầu trải nghiệm mua hàng ở tiki quá thất vọng. móp thế này ai bảo hành cho</text:p>
          </table:table-cell>
          <table:table-cell table:number-columns-repeated="1023"/>
        </table:table-row>
        <table:table-row table:style-name="ro3">
          <table:table-cell office:value-type="string" calcext:value-type="string">
            <text:p>Định vị sai.</text:p>
          </table:table-cell>
          <table:table-cell table:number-columns-repeated="1023"/>
        </table:table-row>
        <table:table-row table:style-name="ro3">
          <table:table-cell office:value-type="string" calcext:value-type="string">
            <text:p>nguồn hãng mà sao nhẹ vậy</text:p>
          </table:table-cell>
          <table:table-cell table:number-columns-repeated="1023"/>
        </table:table-row>
        <table:table-row table:style-name="ro1">
          <table:table-cell office:value-type="string" calcext:value-type="string">
            <text:p>Giao nhanh. Chọn vận chuyển thường nhưng 12h sau là nhận đc rồi. Đóng gói hơi ẩu, chỉ cho sản phẩm vào hộp rồi dán lại thôi. Về sản phẩm thì đẹp, nhẹ. Màn hình sáng rõ, Hiển thị tốt. Pin cũng ổn, mất hơn 10%/ngày. Tuy nhiên cảm ứng phản hồi tương đối chậm. Chức năng khá ít. Không đc như mong đợi. Cảm thấy giá hơi cao so với giá trị mang lại.</text:p>
          </table:table-cell>
          <table:table-cell table:number-columns-repeated="1023"/>
        </table:table-row>
        <table:table-row table:style-name="ro2">
          <table:table-cell office:value-type="string" calcext:value-type="string">
            <text:p>sản phẩm ok tuy pin hơi yếu . tốc độ xử lý khá chậm, khả năng tùy chỉnh mặt đồng hồ không cao. không phải hệ điều hành android wear nên chỉ dùng xem giờ. gps kém các cảm biến khác mức trung</text:p>
          </table:table-cell>
          <table:table-cell table:number-columns-repeated="1023"/>
        </table:table-row>
        <table:table-row table:style-name="ro3">
          <table:table-cell office:value-type="string" calcext:value-type="string">
            <text:p>mình đang dùng amazfit gts, sao mở app lên cập nhật mà trên điện thoại ko hiển thị nhiệt độ thời tiết nhỉ?</text:p>
          </table:table-cell>
          <table:table-cell table:number-columns-repeated="1023"/>
        </table:table-row>
        <table:table-row table:style-name="ro3">
          <table:table-cell office:value-type="string" calcext:value-type="string">
            <text:p>pin kém quá, quảng cáo 14 ngày mà mình xạc đầy chỉ dùng đc 5 ngày là cạn pin.</text:p>
          </table:table-cell>
          <table:table-cell table:number-columns-repeated="1023"/>
        </table:table-row>
        <table:table-row table:style-name="ro4">
          <table:table-cell office:value-type="string" calcext:value-type="string">
            <text:p>Nhìn chung thì màn hình này ổn trong tầm giá Cơ mà mình đặt hàng 11/2 tiki hẹn mình 15/2 nhận hàng tới ngày điện lên hỏi thì bảo chưa đóng gói Really nigga Tới 20/2 mới nhận được trễ tận 5 ngày Khoảng thời gian đó là một trải nghiệm cực kì tệ cực kì ức chế ăn ko ngon ngủ ko yên Mình ko yêu cầu phải giao nhanh hay gì nhưng phải đúng hẹn với mình Hẹn ngày nào là giao ngày đó</text:p>
          </table:table-cell>
          <table:table-cell table:number-columns-repeated="1023"/>
        </table:table-row>
        <table:table-row table:style-name="ro2">
          <table:table-cell office:value-type="string" calcext:value-type="string">
            <text:p>sản phẩm ok nhưng đóng gói hết sức sơ sài không có sốp bảo vệ gì cả rất thất vọng về tiki <text:s/>và thông tin tiki cung cấp rất kì lạ <text:s/>LG là hãn của trung quốc hả</text:p>
          </table:table-cell>
          <table:table-cell table:number-columns-repeated="1023"/>
        </table:table-row>
        <table:table-row table:style-name="ro3">
          <table:table-cell office:value-type="string" calcext:value-type="string">
            <text:p>Mình không thấy có hướng dẫn cài đặt và sử dụng của đồng hồ bằng tiếng việt</text:p>
          </table:table-cell>
          <table:table-cell table:number-columns-repeated="1023"/>
        </table:table-row>
        <table:table-row table:style-name="ro3">
          <table:table-cell office:value-type="string" calcext:value-type="string">
            <text:p>Màn hình thiếu mất chân VGA. lại phải mất công đi mua. chất lượng mới dùng thì thấy ok. đóng gói cẩn thận.</text:p>
          </table:table-cell>
          <table:table-cell table:number-columns-repeated="1023"/>
        </table:table-row>
        <table:table-row table:style-name="ro3">
          <table:table-cell office:value-type="string" calcext:value-type="string">
            <text:p>thiếu dây vga, trong giấy tờ sản xuất ghi thì có.nhưng trong hộp sản phẩm ko có.</text:p>
          </table:table-cell>
          <table:table-cell table:number-columns-repeated="1023"/>
        </table:table-row>
        <table:table-row table:style-name="ro3">
          <table:table-cell office:value-type="string" calcext:value-type="string">
            <text:p>Màn hình bị hở sáng cạnh phải màn hình và không có ốc cố định chân đế rất bất tiện</text:p>
          </table:table-cell>
          <table:table-cell table:number-columns-repeated="1023"/>
        </table:table-row>
        <table:table-row table:style-name="ro3">
          <table:table-cell office:value-type="string" calcext:value-type="string">
            <text:p>Sao thông báo lại đc vài ứng dụng thế này tiki?</text:p>
          </table:table-cell>
          <table:table-cell table:number-columns-repeated="1023"/>
        </table:table-row>
        <table:table-row table:style-name="ro3">
          <table:table-cell office:value-type="string" calcext:value-type="string">
            <text:p>Máy cần trang bị củ sạc riêng do, củ rạc 0.5a rẩt khó kiếm bây giờ</text:p>
          </table:table-cell>
          <table:table-cell table:number-columns-repeated="1023"/>
        </table:table-row>
        <table:table-row table:style-name="ro3">
          <table:table-cell office:value-type="string" calcext:value-type="string">
            <text:p>không kết nối music dược. nhíp tim đo kg chính xác khoảng 5 đơn vi</text:p>
          </table:table-cell>
          <table:table-cell table:number-columns-repeated="1023"/>
        </table:table-row>
        <table:table-row table:style-name="ro3">
          <table:table-cell office:value-type="string" calcext:value-type="string">
            <text:p>Không update firmware qua điện thoại được. Vui lòng hỗ trợ kiểm tra.</text:p>
          </table:table-cell>
          <table:table-cell table:number-columns-repeated="1023"/>
        </table:table-row>
        <table:table-row table:style-name="ro3">
          <table:table-cell office:value-type="string" calcext:value-type="string">
            <text:p>Không update được Firmware. Cần hỗ trợ!</text:p>
          </table:table-cell>
          <table:table-cell table:number-columns-repeated="1023"/>
        </table:table-row>
        <table:table-row table:style-name="ro3">
          <table:table-cell office:value-type="string" calcext:value-type="string">
            <text:p>cái đầu ok! <text:s/>mua cái thứ 2 hay sập nguồn</text:p>
          </table:table-cell>
          <table:table-cell table:number-columns-repeated="1023"/>
        </table:table-row>
        <table:table-row table:style-name="ro1">
          <table:table-cell office:value-type="string" calcext:value-type="string">
            <text:p>Màng hình ổn tầm giá. Loa hơi bé nhưng nghe cho vui không q trọng lắm. Riêng phần cổng cáp hdmi mình thấy khá chán đụng nhẹ là nó lỏng ngay mất tín hiệu, ban đầu mình nghĩ do cáp kèm theo không tốt, mua cáp khác tốt hơn cũng vậy. <text:s/>Giao hàng lẹ. Kết luận là đc nhưng hơi cà dựt vụ đó khá khó chịu.</text:p>
          </table:table-cell>
          <table:table-cell table:number-columns-repeated="1023"/>
        </table:table-row>
        <table:table-row table:style-name="ro3">
          <table:table-cell office:value-type="string" calcext:value-type="string">
            <text:p>Đã nhận được hàng, nhưng không giấy giấy bảo hành đâu, mong nhận được câu trả lời !</text:p>
          </table:table-cell>
          <table:table-cell table:number-columns-repeated="1023"/>
        </table:table-row>
        <table:table-row table:style-name="ro4">
          <table:table-cell office:value-type="string" calcext:value-type="string">
            <text:p>Sản phẩm của Anker thì lúc nào cũng chất lượng rồi. Đặt trên Tiki Trading lại càng an tâm hơn nữa. Check mã sản phẩm trên anker verify cũng đúng mặt hàng. Duy chỉ có điều là anh shipper chán thật sự. Gọi mình hôm t6 buổi sáng thì mình bảo bận không nhận được mình có hỏi lại là chiều hoặc mai(t7) thì ổng chẳng nói chẳng rằng cúp máy luôn. Cuối cùng là nhận vào trưa t7 may là mình rảnh chứ không lại gặp tình trạng như trước.</text:p>
          </table:table-cell>
          <table:table-cell table:number-columns-repeated="1023"/>
        </table:table-row>
        <table:table-row table:style-name="ro1">
          <table:table-cell office:value-type="string" calcext:value-type="string">
            <text:p>Mình mua sản phẩm từ năm trước, dùng gần 1 năm thì có vẻ như dây bên trong đã bị đứt. Cắm sạc thì vào pin nhưng khi di chuyển điện thoại hay dây cáp thì bị ngắt điện. Trong khi Tiki bảo là bảo hành 18 tháng nhưng tem của mình bị tróc rồi nên chỉ có thể vứt xó.</text:p>
          </table:table-cell>
          <table:table-cell table:number-columns-repeated="1023"/>
        </table:table-row>
        <table:table-row table:style-name="ro1">
          <table:table-cell office:value-type="string" calcext:value-type="string">
            <text:p>don hang 92,440 ngan, lam tron la 93ngan cho khach. Thang giao gang bao khong co tien thoi, xin 2ngan, ma nhin so qua trong gio co ca dong tien le. Bi thang nay giao hang may lan roi, luc thi noi dat don sao bu lai cho, ba no. de nghi tiki lam viec lai voi ben giao hang cho đon hang cua toi.</text:p>
          </table:table-cell>
          <table:table-cell table:number-columns-repeated="1023"/>
        </table:table-row>
        <table:table-row table:style-name="ro1">
          <table:table-cell office:value-type="string" calcext:value-type="string">
            <text:p>Mua về sử dụng với S6 Edge &amp; 1 số Android De với đã lâu (4-5 tháng), do đầu cắm khá rộng với con S6 (đôi khi ko ăn điện chân sạc) và không hỗ trợ sạc nhanh nên chỉ dùng để sạc thường. Chắc bắt chước Sam, dòng tầm thấp tệ hơn nhiều so với dòng cao cấp( Power Line +/ Plus mình đang dùng song song) :v</text:p>
          </table:table-cell>
          <table:table-cell table:number-columns-repeated="1023"/>
        </table:table-row>
        <table:table-row table:style-name="ro2">
          <table:table-cell office:value-type="string" calcext:value-type="string">
            <text:p>Đã mua hàng rất nhiều lần ở Tiki nhưng lần đầu tiên gặp phải trường hợp như này, sp bị bóc trước tem dán thì mờ cả rồi. Mong lần sau sẽ không gặp phải trường hợp này nữa</text:p>
          </table:table-cell>
          <table:table-cell table:number-columns-repeated="1023"/>
        </table:table-row>
        <table:table-row table:style-name="ro2">
          <table:table-cell office:value-type="string" calcext:value-type="string">
            <text:p>Đặt hàng cáp micro usb mà giao cáp lighning. Giá trị không cao nên mình nhận luôn không đổi trả. Đề nghị các bạn tiki soạn hàng cẩn thận hơn</text:p>
          </table:table-cell>
          <table:table-cell table:number-columns-repeated="1023"/>
        </table:table-row>
        <table:table-row table:style-name="ro3">
          <table:table-cell office:value-type="string" calcext:value-type="string">
            <text:p>Mình không hiểu tại sao mua hành về mà lại bị bóc trước sản phẩm thế này?</text:p>
          </table:table-cell>
          <table:table-cell table:number-columns-repeated="1023"/>
        </table:table-row>
        <table:table-row table:style-name="ro2">
          <table:table-cell office:value-type="string" calcext:value-type="string">
            <text:p>Dây mình dùng trước kia khá tốt, nhưng gần đây thì lúc vào điện lúc không. Dù mới mua 2 tháng. Nay mình muốn bảo hành, mong Tiki hỗ trợ.</text:p>
          </table:table-cell>
          <table:table-cell table:number-columns-repeated="1023"/>
        </table:table-row>
        <table:table-row table:style-name="ro2">
          <table:table-cell office:value-type="string" calcext:value-type="string">
            <text:p>Cáp nhìn thì cũng khá chắn chắc chắn. không có điểm gì nổi bật...Minh sử dụng được 1 tháng thì thấy cái nhựa để bọc bên ngoài hơi kém. Nhưng với giá 100k thì cũng tạm được</text:p>
          </table:table-cell>
          <table:table-cell table:number-columns-repeated="1023"/>
        </table:table-row>
        <table:table-row table:style-name="ro3">
          <table:table-cell office:value-type="string" calcext:value-type="string">
            <text:p>Chất lương bình thường , cắm máy hơi khó vì jack không chuẩn</text:p>
          </table:table-cell>
          <table:table-cell table:number-columns-repeated="1023"/>
        </table:table-row>
        <table:table-row table:style-name="ro3">
          <table:table-cell office:value-type="string" calcext:value-type="string">
            <text:p>Sản phẩm thời gian đầu dùng rất tốt. Sau 1 tháng thì sạc khi vào khi không? Giờ muốn bảo hành thì làm như thế nào?</text:p>
          </table:table-cell>
          <table:table-cell table:number-columns-repeated="1023"/>
        </table:table-row>
        <table:table-row table:style-name="ro3">
          <table:table-cell office:value-type="string" calcext:value-type="string">
            <text:p>Giao hàng đúng hen, nhưng mình đặt màu đen nhưng tiki lại giao màu đỏ</text:p>
          </table:table-cell>
          <table:table-cell table:number-columns-repeated="1023"/>
        </table:table-row>
        <table:table-row table:style-name="ro3">
          <table:table-cell office:value-type="string" calcext:value-type="string">
            <text:p>Cho mình hỏi máy mình mua về bơm mực k lên mực đen là sao vậy ạ</text:p>
          </table:table-cell>
          <table:table-cell table:number-columns-repeated="1023"/>
        </table:table-row>
        <table:table-row table:style-name="ro3">
          <table:table-cell office:value-type="string" calcext:value-type="string">
            <text:p>Mua nhầm dây nhưng giá tốt</text:p>
          </table:table-cell>
          <table:table-cell table:number-columns-repeated="1023"/>
        </table:table-row>
        <table:table-row table:style-name="ro3">
          <table:table-cell office:value-type="string" calcext:value-type="string">
            <text:p>lần sau phát huy hơn nữa nha</text:p>
          </table:table-cell>
          <table:table-cell table:number-columns-repeated="1023"/>
        </table:table-row>
        <table:table-row table:style-name="ro3">
          <table:table-cell office:value-type="string" calcext:value-type="string">
            <text:p>hộp đã bị mở và trông hơi cũ......không hài lòng lắm.</text:p>
          </table:table-cell>
          <table:table-cell table:number-columns-repeated="1023"/>
        </table:table-row>
        <table:table-row table:style-name="ro2">
          <table:table-cell office:value-type="string" calcext:value-type="string">
            <text:p>mua vì thích mẫu mã đẹp. có 2 tần sóng, giá mềm trong phân khúc. nhưng phát wifi không xa.nếu không nói là kém 1 nửa so <text:s/>với router cùi pắp của nhà mạng. ví dụ của vnpt phát xa 30 m vẫn ok.còn bộ này xài bán kính 8m đỗ lại</text:p>
          </table:table-cell>
          <table:table-cell table:number-columns-repeated="1023"/>
        </table:table-row>
        <table:table-row table:style-name="ro2">
          <table:table-cell office:value-type="string" calcext:value-type="string">
            <text:p>Sóng wifi ổn, qua 2 lớp tường vẫn đảm bảo 2 vạch với khoảng cách tầm 7m. Mình dùng để phục vụ riêng các thiết bị thông minh và camera thấy mọi thứ ổn định.</text:p>
          </table:table-cell>
          <table:table-cell table:number-columns-repeated="1023"/>
        </table:table-row>
        <table:table-row table:style-name="ro3">
          <table:table-cell office:value-type="string" calcext:value-type="string">
            <text:p>xài gần năm sạc k vô nữa. lâu lâu vô r lại không vô</text:p>
          </table:table-cell>
          <table:table-cell table:number-columns-repeated="1023"/>
        </table:table-row>
        <table:table-row table:style-name="ro3">
          <table:table-cell office:value-type="string" calcext:value-type="string">
            <text:p>dùng giao hàng 2h, báo nhận hàng lúc 8h sáng nhưng đến tận 12h mới có</text:p>
          </table:table-cell>
          <table:table-cell table:number-columns-repeated="1023"/>
        </table:table-row>
        <table:table-row table:style-name="ro1">
          <table:table-cell office:value-type="string" calcext:value-type="string">
            <text:p>0 biết có phải do tương thích, mà máy ASUS X407 nhận nó rất cực, cho mỗi lần setup win mà phải install nó lại vào thiết bị bluetooth phải cả 30min mới nhận trong danh sách bluetooth. Nhận xong thì lúc tắt máy tính, lần sau nó còn đó, mà phải nhấn nút bluetooth vài lần, nó mới chạy lại. Win mình đang dùng bản 1809 bản quyền ASUS....</text:p>
          </table:table-cell>
          <table:table-cell table:number-columns-repeated="1023"/>
        </table:table-row>
        <table:table-row table:style-name="ro2">
          <table:table-cell office:value-type="string" calcext:value-type="string">
            <text:p>Tại sao mình không kết nối 2.4 được? Chỉ kết nối được bluetooth thôi mặc dù đã làm theo sản phẩm chỉ dẫn rồi (tải app riêng). Hơi chập chờn và xài lâu sẽ mỏi tay. Chỉ thích hợp tay nhỏ thôi ạ</text:p>
          </table:table-cell>
          <table:table-cell table:number-columns-repeated="1023"/>
        </table:table-row>
        <table:table-row table:style-name="ro2">
          <table:table-cell office:value-type="string" calcext:value-type="string">
            <text:p>1. Màu sắc sản phẩm thực tế là màu hồng lòe loẹt chứ không phải màu hồng sang trọng như hình trên web <text:s/>2. Trên lưng cũng không có log <text:s/>KL: Không mua lại lần thứ 2, nhìn quá lởm!</text:p>
          </table:table-cell>
          <table:table-cell table:number-columns-repeated="1023"/>
        </table:table-row>
        <table:table-row table:style-name="ro3">
          <table:table-cell office:value-type="string" calcext:value-type="string">
            <text:p>Mình mua về thấy tiki nói có thể kết nối đc với ipad mã mình ngồi kết nối mãi vẫn không thể nào sử dụng được.</text:p>
          </table:table-cell>
          <table:table-cell table:number-columns-repeated="1023"/>
        </table:table-row>
        <table:table-row table:style-name="ro3">
          <table:table-cell office:value-type="string" calcext:value-type="string">
            <text:p>Chuột không tốt cho lắm, mỗi khi nhấc lên hạ xuống thì chuột bị dừng lại vài giây mới dùng tiếp được.</text:p>
          </table:table-cell>
          <table:table-cell table:number-columns-repeated="1023"/>
        </table:table-row>
        <table:table-row table:style-name="ro3">
          <table:table-cell office:value-type="string" calcext:value-type="string">
            <text:p>bật đèn chuột vẫn sáng, macbook báo có kết nối nhưng ko điều khiển được mình dùng bluetooth để kết nối</text:p>
          </table:table-cell>
          <table:table-cell table:number-columns-repeated="1023"/>
        </table:table-row>
        <table:table-row table:style-name="ro3">
          <table:table-cell office:value-type="string" calcext:value-type="string">
            <text:p>noi chug la tot nhug day bi can mop may cho giao hang nhah</text:p>
          </table:table-cell>
          <table:table-cell table:number-columns-repeated="1023"/>
        </table:table-row>
        <table:table-row table:style-name="ro3">
          <table:table-cell office:value-type="string" calcext:value-type="string">
            <text:p>Xao này khôg có tikinow vậy nhỉ? Tại vì mình cần hàng gấp</text:p>
          </table:table-cell>
          <table:table-cell table:number-columns-repeated="1023"/>
        </table:table-row>
        <table:table-row table:style-name="ro3">
          <table:table-cell office:value-type="string" calcext:value-type="string">
            <text:p>chưa tốt lắm ...bị lỗi vài chỗ</text:p>
          </table:table-cell>
          <table:table-cell table:number-columns-repeated="1023"/>
        </table:table-row>
        <table:table-row table:style-name="ro3">
          <table:table-cell office:value-type="string" calcext:value-type="string">
            <text:p>Sao t ko nhận đc voucher 50k giảm giá nhỉ?</text:p>
          </table:table-cell>
          <table:table-cell table:number-columns-repeated="1023"/>
        </table:table-row>
        <table:table-row table:style-name="ro1">
          <table:table-cell office:value-type="string" calcext:value-type="string">
            <text:p>ưu điểm: chất lượng âm thanh nghe ổn,chắc con này ngon nhất trong tầm giá. cách âm tốt, thích hợp với ai muốn tránh xa loài người. nhược điểm: đeo lâu bị đau tai, mình thường đeo khoảng 5 tiếng 1 ngày và 2-3h liên tục. cảm giác đeo thực sự đau do phần nhựa đè vào tai</text:p>
          </table:table-cell>
          <table:table-cell table:number-columns-repeated="1023"/>
        </table:table-row>
        <table:table-row table:style-name="ro1">
          <table:table-cell office:value-type="string" calcext:value-type="string">
            <text:p>với một mức giá như vậy thì không thể yêu cầu cao được,mình chỉ dùng để nghe nhạc chứ k hoạt động chạy nhảy hay nghe đt lúc đi xe nên chọn loại cắm vào đt để đỡ phải sạc. âm thanh nghe ổn,vừa phải,extrabass nhưng k như mình kỳ vọng,cách âm tốt.</text:p>
          </table:table-cell>
          <table:table-cell table:number-columns-repeated="1023"/>
        </table:table-row>
        <table:table-row table:style-name="ro1">
          <table:table-cell office:value-type="string" calcext:value-type="string">
            <text:p>Shipper khá thái độ. Sản phẩm có phiếu bảo hành nhưng không có ghi ngày bán, chỉ có ngày xuất kho. Ngày xuất kho cách ngày mua hàng hơn 1 tháng. Sản phẩm tốt, chất âm hay. Được tặng túi đeo chéo khá xịn xò, bằng da nhưng màu vàng không hợp với màu tai nghe đã đặt, cũng không hợp với mình. 4,5* cho sản phẩm, 1,5* cho shipper, lấy mức giữa đánh giá</text:p>
          </table:table-cell>
          <table:table-cell table:number-columns-repeated="1023"/>
        </table:table-row>
        <table:table-row table:style-name="ro2">
          <table:table-cell office:value-type="string" calcext:value-type="string">
            <text:p>hàng đóng gói kĩ, <text:s/>quà tặng chất lượng. <text:s/>hàng nguyên seal nhưng chất lượng sản phẩm lại không như mong đợi. <text:s/>âm nghe chát không thấy âm bass. <text:s/>không biết có sản phẩm bị lỗi khôg. <text:s/>shop xem hỗ trợ giùm mình</text:p>
          </table:table-cell>
          <table:table-cell table:number-columns-repeated="1023"/>
        </table:table-row>
        <table:table-row table:style-name="ro3">
          <table:table-cell office:value-type="string" calcext:value-type="string">
            <text:p>Hàng đóng gói cẩn thận. Nhưng khi nghe thử thì âm thanh không như mong đợi, nghe EDM âm thanh nghe rất khô khan.</text:p>
          </table:table-cell>
          <table:table-cell table:number-columns-repeated="1023"/>
        </table:table-row>
        <table:table-row table:style-name="ro3">
          <table:table-cell office:value-type="string" calcext:value-type="string">
            <text:p>Hàng xuất kho 10/2018 nên đã hết bảo hành dù còn mới &amp; có quà tặng rất đẹp.</text:p>
          </table:table-cell>
          <table:table-cell table:number-columns-repeated="1023"/>
        </table:table-row>
        <table:table-row table:style-name="ro2">
          <table:table-cell office:value-type="string" calcext:value-type="string">
            <text:p>Hàng nhỏ nhẹ nhưng làm hộp to bự luôn, nếu được có thể cho vào vài ba chục chiếc . TIKI nên tôn trọng khách hàng khi đóng hàng theo combo 5 đến 10 chiếc một. Như thế này mua nhiều chét tiền vận chuyển! Sản phẩm dùng được!</text:p>
          </table:table-cell>
          <table:table-cell table:number-columns-repeated="1023"/>
        </table:table-row>
        <table:table-row table:style-name="ro3">
          <table:table-cell office:value-type="string" calcext:value-type="string">
            <text:p>thấy sp chưa đc tốt lắm .. do sp km với tầm giá đây <text:s/></text:p>
          </table:table-cell>
          <table:table-cell table:number-columns-repeated="1023"/>
        </table:table-row>
        <table:table-row table:style-name="ro2">
          <table:table-cell office:value-type="string" calcext:value-type="string">
            <text:p>Máy hút bụi bị hỡ, hình như bị va chạm mạnh do thấy hộp đóng gói đến bị xẹp lép, ngoài ra máy còn gây tiếng ồn lớn, hút k được bụi gì cả.</text:p>
          </table:table-cell>
          <table:table-cell table:number-columns-repeated="1023"/>
        </table:table-row>
        <table:table-row table:style-name="ro3">
          <table:table-cell office:value-type="string" calcext:value-type="string">
            <text:p>cho em hỏi máy hút bụi xài thế nào ạ, em cắm vô lap rồi mà không thấy sáng đèn gì trơn.</text:p>
          </table:table-cell>
          <table:table-cell table:number-columns-repeated="1023"/>
        </table:table-row>
        <table:table-row table:style-name="ro3">
          <table:table-cell office:value-type="string" calcext:value-type="string">
            <text:p>Quạt chỉ thổi hướng ngang do mở nhiều lỗ ngang quá , lỗ thẳng ko có gió là mấy</text:p>
          </table:table-cell>
          <table:table-cell table:number-columns-repeated="1023"/>
        </table:table-row>
        <table:table-row table:style-name="ro3">
          <table:table-cell office:value-type="string" calcext:value-type="string">
            <text:p>Hơi thất vọng về sản phẩm, máy thổi gió quá yếu không thể làm sạch được</text:p>
          </table:table-cell>
          <table:table-cell table:number-columns-repeated="1023"/>
        </table:table-row>
        <table:table-row table:style-name="ro3">
          <table:table-cell office:value-type="string" calcext:value-type="string">
            <text:p>nhỏ nhắn cũng tiện nhưng thấy hơi phí vì cái mày chạy không như tượng tượng</text:p>
          </table:table-cell>
          <table:table-cell table:number-columns-repeated="1023"/>
        </table:table-row>
        <table:table-row table:style-name="ro3">
          <table:table-cell office:value-type="string" calcext:value-type="string">
            <text:p>Hút Bụi Mini như đồ chơi không hút nổi gì hết <text:s/>, còn lại xài cũng tạm được :v</text:p>
          </table:table-cell>
          <table:table-cell table:number-columns-repeated="1023"/>
        </table:table-row>
        <table:table-row table:style-name="ro3">
          <table:table-cell office:value-type="string" calcext:value-type="string">
            <text:p>Giao nhầm hàng rồi, mực in to quá gắn vào máy in HP 1102 ko vừa</text:p>
          </table:table-cell>
          <table:table-cell table:number-columns-repeated="1023"/>
        </table:table-row>
        <table:table-row table:style-name="ro3">
          <table:table-cell office:value-type="string" calcext:value-type="string">
            <text:p>Hộp bao bên ngoài không giống hình. Đóng gói cẩn thận</text:p>
          </table:table-cell>
          <table:table-cell table:number-columns-repeated="1023"/>
        </table:table-row>
        <table:table-row table:style-name="ro3">
          <table:table-cell office:value-type="string" calcext:value-type="string">
            <text:p>Mực in ra khá nhạt giống như sạc lại</text:p>
          </table:table-cell>
          <table:table-cell table:number-columns-repeated="1023"/>
        </table:table-row>
        <table:table-row table:style-name="ro3">
          <table:table-cell office:value-type="string" calcext:value-type="string">
            <text:p>Máy thổi bụi không có tác dụng gì. Chán</text:p>
          </table:table-cell>
          <table:table-cell table:number-columns-repeated="1023"/>
        </table:table-row>
        <table:table-row table:style-name="ro3">
          <table:table-cell office:value-type="string" calcext:value-type="string">
            <text:p>Không được khớp với watch seri5 44mm cho lắm. Lệch chừng 1mm, hơi thò ra ngoài như trong hình chụp</text:p>
          </table:table-cell>
          <table:table-cell table:number-columns-repeated="1023"/>
        </table:table-row>
        <table:table-row table:style-name="ro3">
          <table:table-cell office:value-type="string" calcext:value-type="string">
            <text:p>Dây giống hình nhưng khi gắn vào không được chắc chắn lỏng lẻo nhìn không dẹoo</text:p>
          </table:table-cell>
          <table:table-cell table:number-columns-repeated="1023"/>
        </table:table-row>
        <table:table-row table:style-name="ro2">
          <table:table-cell office:value-type="string" calcext:value-type="string">
            <text:p>Tôi vừa nhận sản phẩm hôm nay, mở ra thì 3 pack đều không dán tem bảo hành, vậy sản phẩm của tôi được bảo hành kiểu gì? Mong Tiki cho tôi câu trả lời thỏa đáng.</text:p>
          </table:table-cell>
          <table:table-cell table:number-columns-repeated="1023"/>
        </table:table-row>
        <table:table-row table:style-name="ro3">
          <table:table-cell office:value-type="string" calcext:value-type="string">
            <text:p>Trải nghiệm thực tế thì sau khoảng 1 tháng sài thì bắt đầu có hiện tượng rỉ sét</text:p>
          </table:table-cell>
          <table:table-cell table:number-columns-repeated="1023"/>
        </table:table-row>
        <table:table-row table:style-name="ro3">
          <table:table-cell office:value-type="string" calcext:value-type="string">
            <text:p>Dây dài, phù hợp với người tay to. Nhưng khớp nối với Apple W bị lỏng</text:p>
          </table:table-cell>
          <table:table-cell table:number-columns-repeated="1023"/>
        </table:table-row>
        <table:table-row table:style-name="ro3">
          <table:table-cell office:value-type="string" calcext:value-type="string">
            <text:p>đóng gói cẩn thận. Sóng không khoẻ lắm, nhà 3 tầng nhưng sóng thường chỉ được 2 vạch</text:p>
          </table:table-cell>
          <table:table-cell table:number-columns-repeated="1023"/>
        </table:table-row>
        <table:table-row table:style-name="ro3">
          <table:table-cell office:value-type="string" calcext:value-type="string">
            <text:p>Mới vừa nhận hàng chưa xài thấy dây hơi nhẹ so với mặt ĐH.</text:p>
          </table:table-cell>
          <table:table-cell table:number-columns-repeated="1023"/>
        </table:table-row>
        <table:table-row table:style-name="ro3">
          <table:table-cell office:value-type="string" calcext:value-type="string">
            <text:p>Sản phẩm ban đầu sài thì thấy ổn, tuy nhiên thời gian giao hành thì quá lâu đến mức bực mình.</text:p>
          </table:table-cell>
          <table:table-cell table:number-columns-repeated="1023"/>
        </table:table-row>
        <table:table-row table:style-name="ro3">
          <table:table-cell office:value-type="string" calcext:value-type="string">
            <text:p>Nói chung Sài cũng OK nhưng hơi hay bị vướng mắc vào áo</text:p>
          </table:table-cell>
          <table:table-cell table:number-columns-repeated="1023"/>
        </table:table-row>
        <table:table-row table:style-name="ro3">
          <table:table-cell office:value-type="string" calcext:value-type="string">
            <text:p>cảm giác hơi xót tay khi <text:s/>sd dây đeo. Tiền nào của nấy</text:p>
          </table:table-cell>
          <table:table-cell table:number-columns-repeated="1023"/>
        </table:table-row>
        <table:table-row table:style-name="ro3">
          <table:table-cell office:value-type="string" calcext:value-type="string">
            <text:p>Lỏng lẻo lắm k ổn, mua trốbg cháy thôi</text:p>
          </table:table-cell>
          <table:table-cell table:number-columns-repeated="1023"/>
        </table:table-row>
        <table:table-row table:style-name="ro3">
          <table:table-cell office:value-type="string" calcext:value-type="string">
            <text:p>Mau tróc lớp mạ. Nhưng xài rất tiện.</text:p>
          </table:table-cell>
          <table:table-cell table:number-columns-repeated="1023"/>
        </table:table-row>
        <table:table-row table:style-name="ro3">
          <table:table-cell office:value-type="string" calcext:value-type="string">
            <text:p>Tạm ổn, xài dây cao su vẫn thích hơn.</text:p>
          </table:table-cell>
          <table:table-cell table:number-columns-repeated="1023"/>
        </table:table-row>
        <table:table-row table:style-name="ro3">
          <table:table-cell office:value-type="string" calcext:value-type="string">
            <text:p>Sản phẩm bình thường với tôi</text:p>
          </table:table-cell>
          <table:table-cell table:number-columns-repeated="1023"/>
        </table:table-row>
        <table:table-row table:style-name="ro3">
          <table:table-cell office:value-type="string" calcext:value-type="string">
            <text:p>Tiền nào của nấy</text:p>
          </table:table-cell>
          <table:table-cell table:number-columns-repeated="1023"/>
        </table:table-row>
        <table:table-row table:style-name="ro2">
          <table:table-cell office:value-type="string" calcext:value-type="string">
            <text:p>Mình hỏi tại sao xử lý ở kho cần thơ thì bảo xử lý kho cần thơ sẽ nhanh hơn. Ok chấp nhận. Vài ngày sau kiểm tra đơn hàng thì đã chuyển lên sài gòn rồi mới chuyển về. Thôi thì chuyển từ kho sài gòn cho nhanh</text:p>
          </table:table-cell>
          <table:table-cell table:number-columns-repeated="1023"/>
        </table:table-row>
        <table:table-row table:style-name="ro2">
          <table:table-cell office:value-type="string" calcext:value-type="string">
            <text:p>Giao chậm 1 ngày, đặt buổi tối hôm trước, hôm sau thấy gói hàng luôn tưởng giao nhanh, ai ngờ chờ dài cổ đến 1 tuần, nếu biết trước đợi lâu thế thì tôi đã huỷ hàng r, hàng dùng tốt nhưng gói hàng hơi hoang mang</text:p>
          </table:table-cell>
          <table:table-cell table:number-columns-repeated="1023"/>
        </table:table-row>
        <table:table-row table:style-name="ro2">
          <table:table-cell office:value-type="string" calcext:value-type="string">
            <text:p>trên hình là tiếng anh nhưng mẫu mã logo bên trong đều là tiếng trung quốc Logo chữ V trên sản phẩm khác với <text:s/>logo trên hình,không biết có đúng của sam sung sản xuất không.</text:p>
          </table:table-cell>
          <table:table-cell table:number-columns-repeated="1023"/>
        </table:table-row>
        <table:table-row table:style-name="ro2">
          <table:table-cell office:value-type="string" calcext:value-type="string">
            <text:p>hàng trên hộp là chữ trung quốc chứ ko như hình, tem dán ngoài hộp, ssd không dán tem bảo hành, ko biết bảo hành thế nào nếu hư.</text:p>
          </table:table-cell>
          <table:table-cell table:number-columns-repeated="1023"/>
        </table:table-row>
        <table:table-row table:style-name="ro2">
          <table:table-cell office:value-type="string" calcext:value-type="string">
            <text:p>Mở lên test bằng samsung magican thì thấy là đã ghi 0.3TB nên không hài lòng lắm. Hàng xài tới nay vẫn ổn. Tiki giao hàng nhanh hơn dự kiến</text:p>
          </table:table-cell>
          <table:table-cell table:number-columns-repeated="1023"/>
        </table:table-row>
        <table:table-row table:style-name="ro3">
          <table:table-cell office:value-type="string" calcext:value-type="string">
            <text:p>Tốc độ chạy nhanh,thông số gần đúng như mô tả thời gian tới sẽ nhận xét lại sản phẩm</text:p>
          </table:table-cell>
          <table:table-cell table:number-columns-repeated="1023"/>
        </table:table-row>
        <table:table-row table:style-name="ro2">
          <table:table-cell office:value-type="string" calcext:value-type="string">
            <text:p>giao hàng nhanh nhưng sao mãi không kết nối được với điện thoại nhỉ màn hình thì bị xước như kiểu hàng đã qua sử dụng rồi chưa lần nào mua hàng </text:p>
          </table:table-cell>
          <table:table-cell table:number-columns-repeated="1023"/>
        </table:table-row>
        <table:table-row table:style-name="ro3">
          <table:table-cell office:value-type="string" calcext:value-type="string">
            <text:p>Có sạc được bằng dock sạc điện thoại k ạ ?</text:p>
          </table:table-cell>
          <table:table-cell table:number-columns-repeated="1023"/>
        </table:table-row>
        <table:table-row table:style-name="ro3">
          <table:table-cell office:value-type="string" calcext:value-type="string">
            <text:p>Cái chốt dùng mấy hôm đã gãy rồi</text:p>
          </table:table-cell>
          <table:table-cell table:number-columns-repeated="1023"/>
        </table:table-row>
        <table:table-row table:style-name="ro3">
          <table:table-cell office:value-type="string" calcext:value-type="string">
            <text:p>không chỉnh được dung giờ</text:p>
          </table:table-cell>
          <table:table-cell table:number-columns-repeated="1023"/>
        </table:table-row>
        <table:table-row table:style-name="ro3">
          <table:table-cell office:value-type="string" calcext:value-type="string">
            <text:p>Ket noi khong ổn đinh</text:p>
          </table:table-cell>
          <table:table-cell table:number-columns-repeated="1023"/>
        </table:table-row>
        <table:table-row table:style-name="ro2">
          <table:table-cell office:value-type="string" calcext:value-type="string">
            <text:p>Sau ba ngày sử dụng sản phẩm, tôi thấy tín hiệu cứ hay chập chờn, rớt mạng nhiều lúc đang xem phim tự nhiên bị rớt mạng, mong Tiki cho một vài lời khuyên để việc sử dụng <text:s/>sản phẩm được tốt và bền lâu. Rất chân thành cám ơn nếu tiki hồi đáp</text:p>
          </table:table-cell>
          <table:table-cell table:number-columns-repeated="1023"/>
        </table:table-row>
        <table:table-row table:style-name="ro2">
          <table:table-cell office:value-type="string" calcext:value-type="string">
            <text:p>Lúc đầu thì ngon, nhưng phải dùng cẩn thận cơ, lỡ đi chơi 1 tuần để nhà quên rút ra thế là từ đó dùng sida hẳn, băng thông còn có 1/7 so với gốc</text:p>
          </table:table-cell>
          <table:table-cell table:number-columns-repeated="1023"/>
        </table:table-row>
        <table:table-row table:style-name="ro3">
          <table:table-cell office:value-type="string" calcext:value-type="string">
            <text:p>nhà dạng ống mình đặt con này ở cầu thang giữa nhà. Cách 1 phòng ngủ nhỏ tới bếp thì sóng yếu.</text:p>
          </table:table-cell>
          <table:table-cell table:number-columns-repeated="1023"/>
        </table:table-row>
        <table:table-row table:style-name="ro3">
          <table:table-cell office:value-type="string" calcext:value-type="string">
            <text:p>Bộ kích sóng wifi này không mạnh như quảng cáo</text:p>
          </table:table-cell>
          <table:table-cell table:number-columns-repeated="1023"/>
        </table:table-row>
        <table:table-row table:style-name="ro3">
          <table:table-cell office:value-type="string" calcext:value-type="string">
            <text:p>Yếu lắm, dùng không ngon bằng mấy thiết bị AP chuyển đổi sang chế độ repeater</text:p>
          </table:table-cell>
          <table:table-cell table:number-columns-repeated="1023"/>
        </table:table-row>
        <table:table-row table:style-name="ro3">
          <table:table-cell office:value-type="string" calcext:value-type="string">
            <text:p>Ok ok ok ok ok ok ok ok ok ok</text:p>
          </table:table-cell>
          <table:table-cell table:number-columns-repeated="1023"/>
        </table:table-row>
        <table:table-row table:style-name="ro3">
          <table:table-cell office:value-type="string" calcext:value-type="string">
            <text:p>tạm ổn nhìn ngoài thực tế hơi nhạt màu</text:p>
          </table:table-cell>
          <table:table-cell table:number-columns-repeated="1023"/>
        </table:table-row>
        <table:table-row table:style-name="ro3">
          <table:table-cell office:value-type="string" calcext:value-type="string">
            <text:p>Mùi lắm, mãi không hết.</text:p>
          </table:table-cell>
          <table:table-cell table:number-columns-repeated="1023"/>
        </table:table-row>
        <table:table-row table:style-name="ro3">
          <table:table-cell office:value-type="string" calcext:value-type="string">
            <text:p>hàng thô quá không mịn</text:p>
          </table:table-cell>
          <table:table-cell table:number-columns-repeated="1023"/>
        </table:table-row>
        <table:table-row table:style-name="ro3">
          <table:table-cell office:value-type="string" calcext:value-type="string">
            <text:p>Hình in hơi mờ</text:p>
          </table:table-cell>
          <table:table-cell table:number-columns-repeated="1023"/>
        </table:table-row>
        <table:table-row table:style-name="ro3">
          <table:table-cell office:value-type="string" calcext:value-type="string">
            <text:p>Giao tận 10 ngày</text:p>
          </table:table-cell>
          <table:table-cell table:number-columns-repeated="1023"/>
        </table:table-row>
        <table:table-row table:style-name="ro3">
          <table:table-cell office:value-type="string" calcext:value-type="string">
            <text:p>hàng mới về đã như này , dây đứt , k có dây nối mong shop đổi trả</text:p>
          </table:table-cell>
          <table:table-cell table:number-columns-repeated="1023"/>
        </table:table-row>
        <table:table-row table:style-name="ro3">
          <table:table-cell office:value-type="string" calcext:value-type="string">
            <text:p>ko có gắn miccro nên khi chs game ko bật mic nói chuyện đc . còn âm thanh thì oke</text:p>
          </table:table-cell>
          <table:table-cell table:number-columns-repeated="1023"/>
        </table:table-row>
        <table:table-row table:style-name="ro3">
          <table:table-cell office:value-type="string" calcext:value-type="string">
            <text:p>tai nghe bị lỗi nghe tiếng game bị chậm rất mong tiki xem xét đổi hàng cho tôi</text:p>
          </table:table-cell>
          <table:table-cell table:number-columns-repeated="1023"/>
        </table:table-row>
        <table:table-row table:style-name="ro3">
          <table:table-cell office:value-type="string" calcext:value-type="string">
            <text:p>khi mình mở hộp chỉ có tai nghe dây sạc chứ kh có dây nối như bên trên</text:p>
          </table:table-cell>
          <table:table-cell table:number-columns-repeated="1023"/>
        </table:table-row>
        <table:table-row table:style-name="ro3">
          <table:table-cell office:value-type="string" calcext:value-type="string">
            <text:p>dùng khá tốt, nhưng hơi lỏng lẻo dễ gãy</text:p>
          </table:table-cell>
          <table:table-cell table:number-columns-repeated="1023"/>
        </table:table-row>
        <table:table-row table:style-name="ro3">
          <table:table-cell office:value-type="string" calcext:value-type="string">
            <text:p>K có dây cắm 3.5mm Tai nghe ổn thiếu mỗi dây cắm</text:p>
          </table:table-cell>
          <table:table-cell table:number-columns-repeated="1023"/>
        </table:table-row>
        <table:table-row table:style-name="ro3">
          <table:table-cell office:value-type="string" calcext:value-type="string">
            <text:p>đặt màu đen sao shop lại giao màu đỏ</text:p>
          </table:table-cell>
          <table:table-cell table:number-columns-repeated="1023"/>
        </table:table-row>
        <table:table-row table:style-name="ro3">
          <table:table-cell office:value-type="string" calcext:value-type="string">
            <text:p>Tai nge hơi nhỏ so <text:s/>với kích thước tay</text:p>
          </table:table-cell>
          <table:table-cell table:number-columns-repeated="1023"/>
        </table:table-row>
        <table:table-row table:style-name="ro3">
          <table:table-cell office:value-type="string" calcext:value-type="string">
            <text:p>khá ổn </text:p>
          </table:table-cell>
          <table:table-cell table:number-columns-repeated="1023"/>
        </table:table-row>
        <table:table-row table:style-name="ro3">
          <table:table-cell office:value-type="string" calcext:value-type="string">
            <text:p>cũng tạm đc</text:p>
          </table:table-cell>
          <table:table-cell table:number-columns-repeated="1023"/>
        </table:table-row>
        <table:table-row table:style-name="ro3">
          <table:table-cell office:value-type="string" calcext:value-type="string">
            <text:p>rất tốt</text:p>
          </table:table-cell>
          <table:table-cell table:number-columns-repeated="1023"/>
        </table:table-row>
        <table:table-row table:style-name="ro2">
          <table:table-cell office:value-type="string" calcext:value-type="string">
            <text:p>Nhà cung cấp: Tiki Trading - Giao hàng nhanh. - Chất lượng chấp nhận được trong tầm giá. - Mặt ngoài ốp hơi trơn nên cầm dễ tuột tay.</text:p>
          </table:table-cell>
          <table:table-cell table:number-columns-repeated="1023"/>
        </table:table-row>
        <table:table-row table:style-name="ro3">
          <table:table-cell office:value-type="string" calcext:value-type="string">
            <text:p>Tiki giao hàng trễ 1N. Màu và chất liệu cũng ổn. <text:s/>Chất lượng hoàn thiện lai ko cao nhiều ba-vía Chỉ dùng chống trầy xước thôi.</text:p>
          </table:table-cell>
          <table:table-cell table:number-columns-repeated="1023"/>
        </table:table-row>
        <table:table-row table:style-name="ro3">
          <table:table-cell office:value-type="string" calcext:value-type="string">
            <text:p>sp thì tốt nhưng màu giao ko giờ giống trên hình lắm hơi thất vọng</text:p>
          </table:table-cell>
          <table:table-cell table:number-columns-repeated="1023"/>
        </table:table-row>
        <table:table-row table:style-name="ro2">
          <table:table-cell office:value-type="string" calcext:value-type="string">
            <text:p>Sản phẩm nhận được đúng chủng loại, mẫu mã. Lắp vào máy nhận đủ dung lượng, bus. Tuy nhiên Tiki + cửa hàng đóng gói sơ sài, không chèn thêm xốp cố định sản phẩm. Vận chuyển xa rung lắc rất dễ gây hỏng, lỗi sản phẩm.</text:p>
          </table:table-cell>
          <table:table-cell table:number-columns-repeated="1023"/>
        </table:table-row>
        <table:table-row table:style-name="ro3">
          <table:table-cell office:value-type="string" calcext:value-type="string">
            <text:p>Sản phẩm ok, tiện dụng!</text:p>
          </table:table-cell>
          <table:table-cell table:number-columns-repeated="1023"/>
        </table:table-row>
        <table:table-row table:style-name="ro3">
          <table:table-cell office:value-type="string" calcext:value-type="string">
            <text:p>Gia phu hop</text:p>
          </table:table-cell>
          <table:table-cell table:number-columns-repeated="1023"/>
        </table:table-row>
        <table:table-row table:style-name="ro2">
          <table:table-cell office:value-type="string" calcext:value-type="string">
            <text:p>em vừa mới mua sản phẩm này, do không ở nhà nên nhờ người thân nhận hộ. khi về có lắp vào laptop nhưng có hiện tượng đơ máy, k nhận ổ cứng. Em có phải làm thao tác gì, hay caddy bay bị chết rồi ạ.</text:p>
          </table:table-cell>
          <table:table-cell table:number-columns-repeated="1023"/>
        </table:table-row>
        <table:table-row table:style-name="ro3">
          <table:table-cell office:value-type="string" calcext:value-type="string">
            <text:p>Ốp hơi to so với điện thoại của mình</text:p>
          </table:table-cell>
          <table:table-cell table:number-columns-repeated="1023"/>
        </table:table-row>
        <table:table-row table:style-name="ro3">
          <table:table-cell office:value-type="string" calcext:value-type="string">
            <text:p>mỏng quá. có loại dày hơn k shop</text:p>
          </table:table-cell>
          <table:table-cell table:number-columns-repeated="1023"/>
        </table:table-row>
        <table:table-row table:style-name="ro3">
          <table:table-cell office:value-type="string" calcext:value-type="string">
            <text:p>Lỗ hai bên không cho ốc vít vô để cố định ổ cứng được, không có công tắc gạt</text:p>
          </table:table-cell>
          <table:table-cell table:number-columns-repeated="1023"/>
        </table:table-row>
        <table:table-row table:style-name="ro3">
          <table:table-cell office:value-type="string" calcext:value-type="string">
            <text:p>oNhận hàng chỉ có mỗi caddy bay. Ko mặt nạ, cũng ko có đèn báo trạng thái</text:p>
          </table:table-cell>
          <table:table-cell table:number-columns-repeated="1023"/>
        </table:table-row>
        <table:table-row table:style-name="ro3">
          <table:table-cell office:value-type="string" calcext:value-type="string">
            <text:p>Sản phẩm dùng được, tovit đi kèm chất lượng kém quá, vặn mấy con vit đã mòn đầu</text:p>
          </table:table-cell>
          <table:table-cell table:number-columns-repeated="1023"/>
        </table:table-row>
        <table:table-row table:style-name="ro3">
          <table:table-cell office:value-type="string" calcext:value-type="string">
            <text:p>Vận chuyển hay chất lượng chưa tốt vì bị móp, méo.</text:p>
          </table:table-cell>
          <table:table-cell table:number-columns-repeated="1023"/>
        </table:table-row>
        <table:table-row table:style-name="ro1">
          <table:table-cell office:value-type="string" calcext:value-type="string">
            <text:p>Giao hàng nhanh, hàng chính hãng canon được sản xuất tại Việt Nam, máy nhỏ gọn. Tuy nhiên, hộp mực nhỏ, in hết không thay mực được, phải thay trống hoặc mua hộp mực khác (bất tiện). Khuyên các bạn nên mua dòng 2900 hoặc máy in của Brother (in 2 mặt) sẽ tốt hơn. Tôi muốn đổi sang dòng khác mà tiki không cho <text:s/></text:p>
          </table:table-cell>
          <table:table-cell table:number-columns-repeated="1023"/>
        </table:table-row>
        <table:table-row table:style-name="ro1">
          <table:table-cell office:value-type="string" calcext:value-type="string">
            <text:p>Tôi đã mua và cài đặt nhưng máy ko chạy,cảm giác phần cứng có vấn đề,cài 2,3 ngày liền đúng driver nhưng ko chạy.Yêu cầu hỗ trợ kỹ thuật,xác định xem lỗi phần cứng hay mềm.Nếu biết thế này,thật lòng tôi ra mua ngoài cửa hàng cho xong. 0988083781 Yêu cầu nhân viên kỹ thuật của hãng và đại lý hỗ trợ gấp vì công việc cần. </text:p>
          </table:table-cell>
          <table:table-cell table:number-columns-repeated="1023"/>
        </table:table-row>
        <table:table-row table:style-name="ro2">
          <table:table-cell office:value-type="string" calcext:value-type="string">
            <text:p>- Máy mới 100%. - Giao hàng tốt. - Mình gặp phải lỗi không kết nối USB, dù đã thử mọi cách, mong tiki hỗ trợ sớm, hoặc có chính sách đổi trả. Dùng 10 64bit</text:p>
          </table:table-cell>
          <table:table-cell table:number-columns-repeated="1023"/>
        </table:table-row>
        <table:table-row table:style-name="ro3">
          <table:table-cell office:value-type="string" calcext:value-type="string">
            <text:p>Cho mình hỏi sao sim lắp trong máy chỉ gọi đi được mà ko gọi đến được? HD giúp mình!</text:p>
          </table:table-cell>
          <table:table-cell table:number-columns-repeated="1023"/>
        </table:table-row>
        <table:table-row table:style-name="ro3">
          <table:table-cell office:value-type="string" calcext:value-type="string">
            <text:p>Hỏi shop lần đầu thì bảo xem video, hỏi lần sau thì không phản hồi!</text:p>
          </table:table-cell>
          <table:table-cell table:number-columns-repeated="1023"/>
        </table:table-row>
        <table:table-row table:style-name="ro3">
          <table:table-cell office:value-type="string" calcext:value-type="string">
            <text:p>Sản phẩm kén sim và lỗi vặt</text:p>
          </table:table-cell>
          <table:table-cell table:number-columns-repeated="1023"/>
        </table:table-row>
        <table:table-row table:style-name="ro3">
          <table:table-cell office:value-type="string" calcext:value-type="string">
            <text:p>Tuy nhien khi cài đặt máy cứ báo không nhận từ công USB. <text:s/>Cần liên hệ để bảo hành, không biết liên hệ ra sao</text:p>
          </table:table-cell>
          <table:table-cell table:number-columns-repeated="1023"/>
        </table:table-row>
        <table:table-row table:style-name="ro3">
          <table:table-cell office:value-type="string" calcext:value-type="string">
            <text:p>Tiki giao thiếu dây nguồn nên không thể xài được. Đề nghị giao gấp dây nguồn giùm.</text:p>
          </table:table-cell>
          <table:table-cell table:number-columns-repeated="1023"/>
        </table:table-row>
        <table:table-row table:style-name="ro3">
          <table:table-cell office:value-type="string" calcext:value-type="string">
            <text:p>Máy in mờ <text:s text:c="45"/>.</text:p>
          </table:table-cell>
          <table:table-cell table:number-columns-repeated="1023"/>
        </table:table-row>
        <table:table-row table:style-name="ro3">
          <table:table-cell office:value-type="string" calcext:value-type="string">
            <text:p>Dùng đc vài hôm máy đã in rất mờ, thất vọng</text:p>
          </table:table-cell>
          <table:table-cell table:number-columns-repeated="1023"/>
        </table:table-row>
        <table:table-row table:style-name="ro3">
          <table:table-cell office:value-type="string" calcext:value-type="string">
            <text:p>hàng như ảnh</text:p>
          </table:table-cell>
          <table:table-cell table:number-columns-repeated="1023"/>
        </table:table-row>
        <table:table-row table:style-name="ro2">
          <table:table-cell office:value-type="string" calcext:value-type="string">
            <text:p>Săn được sales giá 49k <text:s/>Giá quá tốt so với mực chính hãng ~500k và mực đổ (bơm) ~140k <text:s/>Tuy nhiên xuất xứ lại từ Đài Loan <text:s/>Chưa mở seal nên chưa biết chất lượng thế nào</text:p>
          </table:table-cell>
          <table:table-cell table:number-columns-repeated="1023"/>
        </table:table-row>
        <table:table-row table:style-name="ro2">
          <table:table-cell office:value-type="string" calcext:value-type="string">
            <text:p>Sản phẩm lắp vào chạy ok.. nhưng có điều mỗi lần in là có mùi hôi chịu không nỗi luôn.. cây mực chính hãng kèm theo đâu có hôi như vậy..</text:p>
          </table:table-cell>
          <table:table-cell table:number-columns-repeated="1023"/>
        </table:table-row>
        <table:table-row table:style-name="ro3">
          <table:table-cell office:value-type="string" calcext:value-type="string">
            <text:p>tại sao tôi lắp hộp mực mới vào và máy vẫn báo toner. cần trợ giúp ngay ạ</text:p>
          </table:table-cell>
          <table:table-cell table:number-columns-repeated="1023"/>
        </table:table-row>
        <table:table-row table:style-name="ro3">
          <table:table-cell office:value-type="string" calcext:value-type="string">
            <text:p>Dùng cũng ok so với giá tiền. <text:s/>Nhưng tên sp và miêu tả gây hiểu nhầm cho người mua.</text:p>
          </table:table-cell>
          <table:table-cell table:number-columns-repeated="1023"/>
        </table:table-row>
        <table:table-row table:style-name="ro3">
          <table:table-cell office:value-type="string" calcext:value-type="string">
            <text:p>loa nghe cũng đc nhưng khi tắt đi nó bị rè điếc cả tai sản phẩm này mình thẫy tạm đc</text:p>
          </table:table-cell>
          <table:table-cell table:number-columns-repeated="1023"/>
        </table:table-row>
        <table:table-row table:style-name="ro3">
          <table:table-cell office:value-type="string" calcext:value-type="string">
            <text:p>Ban đầu sài rất ok, nhưng về sau lo hát lớn thì bị rè, chỉ hát nhỏ đc thui</text:p>
          </table:table-cell>
          <table:table-cell table:number-columns-repeated="1023"/>
        </table:table-row>
        <table:table-row table:style-name="ro3">
          <table:table-cell office:value-type="string" calcext:value-type="string">
            <text:p>phát ra âm thanh lạ giống như tiếng đèn nhan xe</text:p>
          </table:table-cell>
          <table:table-cell table:number-columns-repeated="1023"/>
        </table:table-row>
        <table:table-row table:style-name="ro3">
          <table:table-cell office:value-type="string" calcext:value-type="string">
            <text:p>ko kết nối</text:p>
          </table:table-cell>
          <table:table-cell table:number-columns-repeated="1023"/>
        </table:table-row>
        <table:table-row table:style-name="ro1">
          <table:table-cell office:value-type="string" calcext:value-type="string">
            <text:p>màn 2K 27inch nên rất nét nhưng đế không vững, có phần bị rung khi gõ bàn phím, <text:s/>viền tuy mỏng nhưng thua đời 2014 (U2414H), 2 bên góc màn hình build chưa chắc (không biết dòng này vậy hay chiếc này thôi, đang contact tiki nhưng hơi chậm, bảo trong 48h contact lại nhưng ~72h mới contact lại, còn vào chủ nhật nữa)</text:p>
          </table:table-cell>
          <table:table-cell table:number-columns-repeated="1023"/>
        </table:table-row>
        <table:table-row table:style-name="ro3">
          <table:table-cell office:value-type="string" calcext:value-type="string">
            <text:p>giao hàng nhanh , đóng gói đẹp . nhưng sao 2 góc cạnh của màn hình tôi , có 1 bên nó bị bung phần trước với phần sau .</text:p>
          </table:table-cell>
          <table:table-cell table:number-columns-repeated="1023"/>
        </table:table-row>
        <table:table-row table:style-name="ro3">
          <table:table-cell office:value-type="string" calcext:value-type="string">
            <text:p>Màn bị 1 điểm chết màu đen mà không được đổi nên hơi buồn...</text:p>
          </table:table-cell>
          <table:table-cell table:number-columns-repeated="1023"/>
        </table:table-row>
        <table:table-row table:style-name="ro3">
          <table:table-cell office:value-type="string" calcext:value-type="string">
            <text:p>sản phẩm như hàng cũ, bao bì đã bị tháo ra dán lại bằng băng keo trong, hiện tại xài vẫn bình thường chưa thấy gì.</text:p>
          </table:table-cell>
          <table:table-cell table:number-columns-repeated="1023"/>
        </table:table-row>
        <table:table-row table:style-name="ro3">
          <table:table-cell office:value-type="string" calcext:value-type="string">
            <text:p>đã mua 3 sản phẩm M171 nhưng riêng sp này lỗi lăn chuột cứ re re...nghe khó chịu</text:p>
          </table:table-cell>
          <table:table-cell table:number-columns-repeated="1023"/>
        </table:table-row>
        <table:table-row table:style-name="ro3">
          <table:table-cell office:value-type="string" calcext:value-type="string">
            <text:p>Có lúc bình thường, có lúc bị đơ, nhất là chuột. Bàn phím gõ nhẹ, không bị ồn, ổn định hơn chuột một chút</text:p>
          </table:table-cell>
          <table:table-cell table:number-columns-repeated="1023"/>
        </table:table-row>
        <table:table-row table:style-name="ro6">
          <table:table-cell office:value-type="string" calcext:value-type="string">
            <text:p>Mình là fan sony và dùng đủ thứ từ máy ảnh đến tai nghe loa bluetooth nhưng đây là sản phẩm sony mà mình không hài lòng nhất: - Build cứng cáp: tạm ok - Âm thanh: công suất khá nhỏ phù hợp phòng dưới 25 mét vuông, chất âm chẳng có gì vượt trội so với cùng tầm giá chưa kể bass bị rè, không biết burn-in xong màng loa có mềm hơn và bớt rè không. Điểm mạnh nhất có lẽ là gọn nhẹ chống nước mang đi chơi được Điểm yếu là âm thanh quá bình thường nên đừng kì vọng, nghe chống điếc thôi. Giận nhất là vừa nhận hàng xong tiki giảm 50k</text:p>
          </table:table-cell>
          <table:table-cell table:number-columns-repeated="1023"/>
        </table:table-row>
        <table:table-row table:style-name="ro2">
          <table:table-cell office:value-type="string" calcext:value-type="string">
            <text:p>Mô tả pin dùng 6 tiếng nhưng loa mình mua dùng tầm 1 tiếng là đã nháy đèn pin yếu và 30 phút sau là hết pin. Có khi mình còn cắm sạc qua đêm nhưng thấy không khá hơn bao nhiêu. Mình cũng ít dùng nên tạm chấp nhận vậy.</text:p>
          </table:table-cell>
          <table:table-cell table:number-columns-repeated="1023"/>
        </table:table-row>
        <table:table-row table:style-name="ro2">
          <table:table-cell office:value-type="string" calcext:value-type="string">
            <text:p>Hàng chất lượng tốt, giao hàng nhanh tuy nhiên sản phẩm sản xuất năm 2018 nên đã hết hạn bảo hành. Nếu hỏng thì chấp nhận vì đã hết bảo hành nên tiki cần ghi rõ năm sản xuất và thời hạn bảo hành để khách biết.</text:p>
          </table:table-cell>
          <table:table-cell table:number-columns-repeated="1023"/>
        </table:table-row>
        <table:table-row table:style-name="ro2">
          <table:table-cell office:value-type="string" calcext:value-type="string">
            <text:p>sp mình nhận có dán dòng chữ " hàng trưng bày ", loa nghe hơi rè. đã mua hàng ở tiki nhiều mà lần này lại nhận đc sp cũ. mình đã đặt 1 sp khác ở shopee. haizz.</text:p>
          </table:table-cell>
          <table:table-cell table:number-columns-repeated="1023"/>
        </table:table-row>
        <table:table-row table:style-name="ro2">
          <table:table-cell office:value-type="string" calcext:value-type="string">
            <text:p>âm thanh quá nhỏ, nghe cùng 1 bài hát cùng mức âm lượng mà con sony lại nhỏ hơn hẳn con mi kế bên là sao vậy shop, bị lỗi hả</text:p>
          </table:table-cell>
          <table:table-cell table:number-columns-repeated="1023"/>
        </table:table-row>
        <table:table-row table:style-name="ro3">
          <table:table-cell office:value-type="string" calcext:value-type="string">
            <text:p>Hiện tại, lần đầu mình sạc loa hết 1 ngày rồi mà vẫn không đầy pin, trường hợp này có thể đến hãng kiểm tra được không tiki?</text:p>
          </table:table-cell>
          <table:table-cell table:number-columns-repeated="1023"/>
        </table:table-row>
        <table:table-row table:style-name="ro3">
          <table:table-cell office:value-type="string" calcext:value-type="string">
            <text:p>Chất lượng âm thanh không có gì đặc sắc, âm nhỏ, bass hơi kém. Được cái gọn vác đi đâu cũng được</text:p>
          </table:table-cell>
          <table:table-cell table:number-columns-repeated="1023"/>
        </table:table-row>
        <table:table-row table:style-name="ro3">
          <table:table-cell office:value-type="string" calcext:value-type="string">
            <text:p>Em đã mua 1 cái, ISO kết nối được còn androi k kết nối được. Cho em hỏi cách khắc phục với ạ. Em cảm ơn!</text:p>
          </table:table-cell>
          <table:table-cell table:number-columns-repeated="1023"/>
        </table:table-row>
        <table:table-row table:style-name="ro3">
          <table:table-cell office:value-type="string" calcext:value-type="string">
            <text:p>Sản phẩm sau khi đặt đã hẹn gửi sau 1 tuần đã thấy chậm rồi, thế mà thực tế còn giao chậm hơn dự kiến 03 ngày</text:p>
          </table:table-cell>
          <table:table-cell table:number-columns-repeated="1023"/>
        </table:table-row>
        <table:table-row table:style-name="ro3">
          <table:table-cell office:value-type="string" calcext:value-type="string">
            <text:p>3 sao vì đóng gói sản phẩm ko cẩn thận .</text:p>
          </table:table-cell>
          <table:table-cell table:number-columns-repeated="1023"/>
        </table:table-row>
        <table:table-row table:style-name="ro3">
          <table:table-cell office:value-type="string" calcext:value-type="string">
            <text:p>Âm thanh nhỏ quá chỉnh âm lượng xuống chưa thấp mà không nghe gì</text:p>
          </table:table-cell>
          <table:table-cell table:number-columns-repeated="1023"/>
        </table:table-row>
        <table:table-row table:style-name="ro3">
          <table:table-cell office:value-type="string" calcext:value-type="string">
            <text:p>Âm lượng nhỏ hơn mong đợi, chỉ sử dụng dc trong phòng nhỏ,</text:p>
          </table:table-cell>
          <table:table-cell table:number-columns-repeated="1023"/>
        </table:table-row>
        <table:table-row table:style-name="ro3">
          <table:table-cell office:value-type="string" calcext:value-type="string">
            <text:p>Loa nghe rất ổn, nhỏ gọn nhẹ có thể mang theo bên mình</text:p>
          </table:table-cell>
          <table:table-cell table:number-columns-repeated="1023"/>
        </table:table-row>
        <table:table-row table:style-name="ro3">
          <table:table-cell office:value-type="string" calcext:value-type="string">
            <text:p>Màu đẹp nhưng loa nghe nhỏ.</text:p>
          </table:table-cell>
          <table:table-cell table:number-columns-repeated="1023"/>
        </table:table-row>
        <table:table-row table:style-name="ro3">
          <table:table-cell office:value-type="string" calcext:value-type="string">
            <text:p>Làm chưa được đẹp lắm, có nhiều chỗ lồi ra. Có mùi hôi nhựa khó chịu. Nhìn chung xài tạm ổn</text:p>
          </table:table-cell>
          <table:table-cell table:number-columns-repeated="1023"/>
        </table:table-row>
        <table:table-row table:style-name="ro3">
          <table:table-cell office:value-type="string" calcext:value-type="string">
            <text:p>Ốp đẹp, chất liệu đẹp. Tuy nhiên rộng so với Airpods 2. Cầm có thể bị tuột vỏ</text:p>
          </table:table-cell>
          <table:table-cell table:number-columns-repeated="1023"/>
        </table:table-row>
        <table:table-row table:style-name="ro3">
          <table:table-cell office:value-type="string" calcext:value-type="string">
            <text:p>Xài tốt, tuy nhiên gia công chưa được sắc sảo lắm. 3 sao</text:p>
          </table:table-cell>
          <table:table-cell table:number-columns-repeated="1023"/>
        </table:table-row>
        <table:table-row table:style-name="ro3">
          <table:table-cell office:value-type="string" calcext:value-type="string">
            <text:p>Bình thường trong tầm giá</text:p>
          </table:table-cell>
          <table:table-cell table:number-columns-repeated="1023"/>
        </table:table-row>
        <table:table-row table:style-name="ro3">
          <table:table-cell office:value-type="string" calcext:value-type="string">
            <text:p>Quá bự và nắp quá nặng</text:p>
          </table:table-cell>
          <table:table-cell table:number-columns-repeated="1023"/>
        </table:table-row>
        <table:table-row table:style-name="ro3">
          <table:table-cell office:value-type="string" calcext:value-type="string">
            <text:p>Tạm hài lòng về chất lượng</text:p>
          </table:table-cell>
          <table:table-cell table:number-columns-repeated="1023"/>
        </table:table-row>
        <table:table-row table:style-name="ro2">
          <table:table-cell office:value-type="string" calcext:value-type="string">
            <text:p>Màn okay. Nhân viên giao hàng gọi lúc 10h hẹn 1-2h giao nhưng tới 4h lúc tôi ở ngoài thì mới giao và nói:”em hẹn từ 2h về sau mà”. Khách hàng rảnh lắm nên phải ngồi nhà chờ ah tiki. Trong điều lệ cơ ghi rõ là nhân viên sẽ gọi trước 15 phút đấy.</text:p>
          </table:table-cell>
          <table:table-cell table:number-columns-repeated="1023"/>
        </table:table-row>
        <table:table-row table:style-name="ro3">
          <table:table-cell office:value-type="string" calcext:value-type="string">
            <text:p>mới vừa bóc hộp xong bị lỗi ở viền, đang đợi bảo hành tạm thời chấm 3*</text:p>
          </table:table-cell>
          <table:table-cell table:number-columns-repeated="1023"/>
        </table:table-row>
        <table:table-row table:style-name="ro3">
          <table:table-cell office:value-type="string" calcext:value-type="string">
            <text:p>dễ lắp ráp, xài được 5 tháng thì cái hub usb của màn hình bị hư. Đang gọi lên tiki để bảo hành sản phẩm.</text:p>
          </table:table-cell>
          <table:table-cell table:number-columns-repeated="1023"/>
        </table:table-row>
        <table:table-row table:style-name="ro3">
          <table:table-cell office:value-type="string" calcext:value-type="string">
            <text:p>đóng gói kĩ, mới mua nhưng chưa biết sản phẩm như thế nào, tạm cho 3 sao để theo dõi</text:p>
          </table:table-cell>
          <table:table-cell table:number-columns-repeated="1023"/>
        </table:table-row>
        <table:table-row table:style-name="ro3">
          <table:table-cell office:value-type="string" calcext:value-type="string">
            <text:p>Màn bị hơi ám vàng, nhưng mình lười nên ngại mang đi bảo hành.</text:p>
          </table:table-cell>
          <table:table-cell table:number-columns-repeated="1023"/>
        </table:table-row>
        <table:table-row table:style-name="ro4">
          <table:table-cell office:value-type="string" calcext:value-type="string">
            <text:p>giao trễ hẹn 1 ngày. từ ngày mua tới ngày nhận là 7 ngày. quá lâu cho 1 cái loa giao về TP Cần Thơ. nhà cung cấp là vinet shop ko biết địa chỉ ở đâu mà vận chuyển lâu dữ. hàng hóa thì ổn. đọc hướng dẫn ghi là sạc pin cho đến khi đèn đỏ báo sạc tắt là pin đầy nhưng sạc mãi đèn vẫn ko tắt. nhưng tóm lại 1 trăm mấy chục ngàn thì ok . không vấn đề gì lớn. viết review cho mọi ng tham khảo</text:p>
          </table:table-cell>
          <table:table-cell table:number-columns-repeated="1023"/>
        </table:table-row>
        <table:table-row table:style-name="ro2">
          <table:table-cell office:value-type="string" calcext:value-type="string">
            <text:p>Theo nhà sản xuất thì pin có thể hiện thị đồng hồ được 3 ngày nhưng khi mua về thì chỉ hiển thị được 1 ngày rưỡi là đã báo pin yếu, chất lượng âm thanh thì cũng bình thường</text:p>
          </table:table-cell>
          <table:table-cell table:number-columns-repeated="1023"/>
        </table:table-row>
        <table:table-row table:style-name="ro3">
          <table:table-cell office:value-type="string" calcext:value-type="string">
            <text:p>Sao đồng hồ mình mua chỉnh giờ nó cứ ở cái giờ mình chỉnh hoài mà ko chạy ta, chỉnh 16g20 mà tới 16g40 nó vẫn 16g20 thôi</text:p>
          </table:table-cell>
          <table:table-cell table:number-columns-repeated="1023"/>
        </table:table-row>
        <table:table-row table:style-name="ro3">
          <table:table-cell office:value-type="string" calcext:value-type="string">
            <text:p>khá ổn... loa hơi nhỏ vì thế tiếng của loa không đc lơn lắm. <text:s/>nhưng khá chất lượng...</text:p>
          </table:table-cell>
          <table:table-cell table:number-columns-repeated="1023"/>
        </table:table-row>
        <table:table-row table:style-name="ro3">
          <table:table-cell office:value-type="string" calcext:value-type="string">
            <text:p>mấy hôm đầu mình thấy khá ok, nhưng được đến hôm thứ 4 thì không thấy có nhạc nữa, mình ko bt phải chỉnh ntn</text:p>
          </table:table-cell>
          <table:table-cell table:number-columns-repeated="1023"/>
        </table:table-row>
        <table:table-row table:style-name="ro3">
          <table:table-cell office:value-type="string" calcext:value-type="string">
            <text:p>pin rất kém. chỉ để xem giờ mà đc có 2 ngày. đài FM thì rất khó dò kênh.</text:p>
          </table:table-cell>
          <table:table-cell table:number-columns-repeated="1023"/>
        </table:table-row>
        <table:table-row table:style-name="ro3">
          <table:table-cell office:value-type="string" calcext:value-type="string">
            <text:p>Đúng sản phẩm ,nhưng nhanh hết pin dù không có nghe nhạc</text:p>
          </table:table-cell>
          <table:table-cell table:number-columns-repeated="1023"/>
        </table:table-row>
        <table:table-row table:style-name="ro3">
          <table:table-cell office:value-type="string" calcext:value-type="string">
            <text:p>Loa nghe hay nhưng chỉ kêu 1 bên thôi!!!1 bên hình như bị hỏng</text:p>
          </table:table-cell>
          <table:table-cell table:number-columns-repeated="1023"/>
        </table:table-row>
        <table:table-row table:style-name="ro3">
          <table:table-cell office:value-type="string" calcext:value-type="string">
            <text:p>mới mua nhưng sạc không nhận, đóng gói tốt giao hàng nhanh</text:p>
          </table:table-cell>
          <table:table-cell table:number-columns-repeated="1023"/>
        </table:table-row>
        <table:table-row table:style-name="ro3">
          <table:table-cell office:value-type="string" calcext:value-type="string">
            <text:p>Hàng đúng như hình nhưng mau hết bin</text:p>
          </table:table-cell>
          <table:table-cell table:number-columns-repeated="1023"/>
        </table:table-row>
        <table:table-row table:style-name="ro3">
          <table:table-cell office:value-type="string" calcext:value-type="string">
            <text:p>Loa tốt sài đc</text:p>
          </table:table-cell>
          <table:table-cell table:number-columns-repeated="1023"/>
        </table:table-row>
        <table:table-row table:style-name="ro3">
          <table:table-cell office:value-type="string" calcext:value-type="string">
            <text:p>tiki giao hàng nhanh. nhưng bên nhà bán ko có số để bảo hành. máy mới mua mà bị hở điện. rất nguy hiểm</text:p>
          </table:table-cell>
          <table:table-cell table:number-columns-repeated="1023"/>
        </table:table-row>
        <table:table-row table:style-name="ro2">
          <table:table-cell office:value-type="string" calcext:value-type="string">
            <text:p>có vẻ chắc chắn. <text:s/>nhưng các khớp chưa hoàn chỉnh, khi gắn vào xe khiến giá đỡ bị lệch, đt nhìn vào cũng bị lệch theo mặt khác, gia cộng hơi lỏng, nên khi đi đường phát ra âm thanh hơi khó chịu</text:p>
          </table:table-cell>
          <table:table-cell table:number-columns-repeated="1023"/>
        </table:table-row>
        <table:table-row table:style-name="ro3">
          <table:table-cell office:value-type="string" calcext:value-type="string">
            <text:p>hàng bình thường, đúng mẫu</text:p>
          </table:table-cell>
          <table:table-cell table:number-columns-repeated="1023"/>
        </table:table-row>
        <table:table-row table:style-name="ro3">
          <table:table-cell office:value-type="string" calcext:value-type="string">
            <text:p>Giao hàng chậm</text:p>
          </table:table-cell>
          <table:table-cell table:number-columns-repeated="1023"/>
        </table:table-row>
        <table:table-row table:style-name="ro4">
          <table:table-cell office:value-type="string" calcext:value-type="string">
            <text:p>PC đang chạy Windown 10 gắn vào thì vẫn báo là nhận Bluetooth như thường , nhưng khi bật Bluetooth ở thiết bị muốn ghép ( tay game Ps4 , điện thoại android , iphone và cả Ipad ) thì ở mục Manage Bluetooth Devices đã bật chế độ ON ở Mục Bluetooth nhưng vẫn không tìm thấy thiết bị muốn ghép đôi ( như hình ) <text:s/>Vẫn dò thiết bị hoài nhưng không tìm thấy thiết bị muốn ghép đôi nào hết <text:s/></text:p>
          </table:table-cell>
          <table:table-cell table:number-columns-repeated="1023"/>
        </table:table-row>
        <table:table-row table:style-name="ro1">
          <table:table-cell office:value-type="string" calcext:value-type="string">
            <text:p>Thiết bị sử dụng khá tốt, nhưng tầm thu sóng ổn định thì ko được xa lắm. Nếu lắp phía sau PC (để dưới bàn) thì khi kết nôi chuột/bàn phím bluetooth đôi khi không ổn định lắm, nhưng gắn nối phía trước lại ổn định hơn nhiều, qua một mặt bàn cường độ thu sóng đã giảm.</text:p>
          </table:table-cell>
          <table:table-cell table:number-columns-repeated="1023"/>
        </table:table-row>
        <table:table-row table:style-name="ro2">
          <table:table-cell office:value-type="string" calcext:value-type="string">
            <text:p>Dùng tạm thôi chứ chã hiểu BT4.0 kiểu gì, kết nối rất yếu, max chỉ được 2-3m là cùng. Mở tai nghe to quá sẽ bị rè, cùng lúc dùng nhiều thiết bị cũng bị delay tín hiệu.</text:p>
          </table:table-cell>
          <table:table-cell table:number-columns-repeated="1023"/>
        </table:table-row>
        <table:table-row table:style-name="ro2">
          <table:table-cell office:value-type="string" calcext:value-type="string">
            <text:p>Lúc đầu kết nối với tai nghe Sony WH CH510 vẫn được, nhưng giờ thì báo là không kết nối được. Ngoài ra cũng không nhận bluetooth từ chuột Logitech M590</text:p>
          </table:table-cell>
          <table:table-cell table:number-columns-repeated="1023"/>
        </table:table-row>
        <table:table-row table:style-name="ro2">
          <table:table-cell office:value-type="string" calcext:value-type="string">
            <text:p>USB tự nhận driver, cắm vào là chạy luôn. Mua 2 cái phần tem túi bóng dán hộp đều bị đứt, có dấu hiệu mở ra rồi. Loa mình cách máy tính tầm 2m, tín hiệu nhiều khi chập chờn.</text:p>
          </table:table-cell>
          <table:table-cell table:number-columns-repeated="1023"/>
        </table:table-row>
        <table:table-row table:style-name="ro3">
          <table:table-cell office:value-type="string" calcext:value-type="string">
            <text:p>kết nối 1 thiết bị thì ổn, nếu kết nối cả bàn phím cả tai nghe, thì tai nghe thường xuyên lỗi mất âm</text:p>
          </table:table-cell>
          <table:table-cell table:number-columns-repeated="1023"/>
        </table:table-row>
        <table:table-row table:style-name="ro3">
          <table:table-cell office:value-type="string" calcext:value-type="string">
            <text:p>Mình mua về loay hoay mãi chưa cài được trên win 7, ko biết phải tài drvier ở đâu bây giờ?</text:p>
          </table:table-cell>
          <table:table-cell table:number-columns-repeated="1023"/>
        </table:table-row>
        <table:table-row table:style-name="ro3">
          <table:table-cell office:value-type="string" calcext:value-type="string">
            <text:p>Tốc độ hơi chậm. Nghe nhạc xem phim thì được. Chơi game thì k ổn định.</text:p>
          </table:table-cell>
          <table:table-cell table:number-columns-repeated="1023"/>
        </table:table-row>
        <table:table-row table:style-name="ro3">
          <table:table-cell office:value-type="string" calcext:value-type="string">
            <text:p>Kén win quá ! Máy minh win 7 ko xài dc chuyển qua laptop win 10 thì xài dc ! Nói chung tạm ổn</text:p>
          </table:table-cell>
          <table:table-cell table:number-columns-repeated="1023"/>
        </table:table-row>
        <table:table-row table:style-name="ro3">
          <table:table-cell office:value-type="string" calcext:value-type="string">
            <text:p>Sao rất khó và không kết nối tới các thiết bị, tôi yêu cầu đổi cái khác.</text:p>
          </table:table-cell>
          <table:table-cell table:number-columns-repeated="1023"/>
        </table:table-row>
        <table:table-row table:style-name="ro3">
          <table:table-cell office:value-type="string" calcext:value-type="string">
            <text:p>Không thể kết nối được với tai nghe Bluetooth của tôi</text:p>
          </table:table-cell>
          <table:table-cell table:number-columns-repeated="1023"/>
        </table:table-row>
        <table:table-row table:style-name="ro3">
          <table:table-cell office:value-type="string" calcext:value-type="string">
            <text:p>Dùng tạm được, kết nối hơi nhiều lúc chầm chờn...</text:p>
          </table:table-cell>
          <table:table-cell table:number-columns-repeated="1023"/>
        </table:table-row>
        <table:table-row table:style-name="ro3">
          <table:table-cell office:value-type="string" calcext:value-type="string">
            <text:p>Không nối được với Airpods Apple</text:p>
          </table:table-cell>
          <table:table-cell table:number-columns-repeated="1023"/>
        </table:table-row>
        <table:table-row table:style-name="ro3">
          <table:table-cell office:value-type="string" calcext:value-type="string">
            <text:p>Xài tạm được, chỉ có điều con lăn xài không mượt</text:p>
          </table:table-cell>
          <table:table-cell table:number-columns-repeated="1023"/>
        </table:table-row>
        <table:table-row table:style-name="ro3">
          <table:table-cell office:value-type="string" calcext:value-type="string">
            <text:p>So far so good but the range still not far. Need to enhance</text:p>
          </table:table-cell>
          <table:table-cell table:number-columns-repeated="1023"/>
        </table:table-row>
        <table:table-row table:style-name="ro3">
          <table:table-cell office:value-type="string" calcext:value-type="string">
            <text:p>Giá rẻ nên chất lượng không tốt. Vỏ mỏng và đôi khi không nhận được mạng.</text:p>
          </table:table-cell>
          <table:table-cell table:number-columns-repeated="1023"/>
        </table:table-row>
        <table:table-row table:style-name="ro3">
          <table:table-cell office:value-type="string" calcext:value-type="string">
            <text:p>xài ok tuy nhiên vì hàng giá rẻ nên vỏ dây hơi mỏng</text:p>
          </table:table-cell>
          <table:table-cell table:number-columns-repeated="1023"/>
        </table:table-row>
        <table:table-row table:style-name="ro3">
          <table:table-cell office:value-type="string" calcext:value-type="string">
            <text:p>giao hàng nhanh hàng nghe cũng tạm ổn nhưng tai nghe dài ngắn lên không được thích cho lắm</text:p>
          </table:table-cell>
          <table:table-cell table:number-columns-repeated="1023"/>
        </table:table-row>
        <table:table-row table:style-name="ro3">
          <table:table-cell office:value-type="string" calcext:value-type="string">
            <text:p>1 tai nghe tốt, tai còn lại kêu bị rè nghe không được tốt bằng tai kia</text:p>
          </table:table-cell>
          <table:table-cell table:number-columns-repeated="1023"/>
        </table:table-row>
        <table:table-row table:style-name="ro3">
          <table:table-cell office:value-type="string" calcext:value-type="string">
            <text:p>usb khá gọn nhẹ, làm bằng nhôm chắc khá bền, <text:s/>mỗi tội cắm vào tầm 5 phút là thấy khá nóng r, tốc độ tốt</text:p>
          </table:table-cell>
          <table:table-cell table:number-columns-repeated="1023"/>
        </table:table-row>
        <table:table-row table:style-name="ro2">
          <table:table-cell office:value-type="string" calcext:value-type="string">
            <text:p>Sim giao rất nhanh nhưng sim bị khóa 2 chiều, gọi các số hỗ trợ của cửa hàng nhưng không bắt máy. Gọi tổng đài mobiphone nói là sim thường...nhờ Tiki hỗ trợ giúp mình nha.</text:p>
          </table:table-cell>
          <table:table-cell table:number-columns-repeated="1023"/>
        </table:table-row>
        <table:table-row table:style-name="ro3">
          <table:table-cell office:value-type="string" calcext:value-type="string">
            <text:p>Shop thì nhiệt tình, nhưng ở trung tâm phú nhuận mà sóng như vậy nè. chán phèo.</text:p>
          </table:table-cell>
          <table:table-cell table:number-columns-repeated="1023"/>
        </table:table-row>
        <table:table-row table:style-name="ro3">
          <table:table-cell office:value-type="string" calcext:value-type="string">
            <text:p>main như có dấu hiệu mở ra rồi và k có dây sata đi kèm.yêu cầu nhân viên hỗ trợ cho mình</text:p>
          </table:table-cell>
          <table:table-cell table:number-columns-repeated="1023"/>
        </table:table-row>
        <table:table-row table:style-name="ro3">
          <table:table-cell office:value-type="string" calcext:value-type="string">
            <text:p>Tải my MobiFone về dùng báo lên đủ 6gb. nhưng không thể dùng. Giao hàng nhanh, tư vấn nhiệt tình.</text:p>
          </table:table-cell>
          <table:table-cell table:number-columns-repeated="1023"/>
        </table:table-row>
        <table:table-row table:style-name="ro3">
          <table:table-cell office:value-type="string" calcext:value-type="string">
            <text:p>Vì mình nhận đc 1 sim đuôi 49 mình không thích, số bất kỳ đều đc trừ 49 và 53</text:p>
          </table:table-cell>
          <table:table-cell table:number-columns-repeated="1023"/>
        </table:table-row>
        <table:table-row table:style-name="ro3">
          <table:table-cell office:value-type="string" calcext:value-type="string">
            <text:p>sóng yếu mạng yếu chỉ có 4gb thôi nha 6gb là dịch nên dc 50% data</text:p>
          </table:table-cell>
          <table:table-cell table:number-columns-repeated="1023"/>
        </table:table-row>
        <table:table-row table:style-name="ro3">
          <table:table-cell office:value-type="string" calcext:value-type="string">
            <text:p>Sau thông tin báo 6gb mà mình có 4gb vậy ad</text:p>
          </table:table-cell>
          <table:table-cell table:number-columns-repeated="1023"/>
        </table:table-row>
        <table:table-row table:style-name="ro3">
          <table:table-cell office:value-type="string" calcext:value-type="string">
            <text:p>cú pháp đk sim này s vay. mình mua cho cn em mà lắp zô sài k dc</text:p>
          </table:table-cell>
          <table:table-cell table:number-columns-repeated="1023"/>
        </table:table-row>
        <table:table-row table:style-name="ro3">
          <table:table-cell office:value-type="string" calcext:value-type="string">
            <text:p>Làm cách nào để kích hoạt gói cước vậy</text:p>
          </table:table-cell>
          <table:table-cell table:number-columns-repeated="1023"/>
        </table:table-row>
        <table:table-row table:style-name="ro3">
          <table:table-cell office:value-type="string" calcext:value-type="string">
            <text:p>mạng hơi kém</text:p>
          </table:table-cell>
          <table:table-cell table:number-columns-repeated="1023"/>
        </table:table-row>
        <table:table-row table:style-name="ro3">
          <table:table-cell office:value-type="string" calcext:value-type="string">
            <text:p>sống yếu</text:p>
          </table:table-cell>
          <table:table-cell table:number-columns-repeated="1023"/>
        </table:table-row>
        <table:table-row table:style-name="ro3">
          <table:table-cell office:value-type="string" calcext:value-type="string">
            <text:p>có hơi bụi ở chỗ miếng dán</text:p>
          </table:table-cell>
          <table:table-cell table:number-columns-repeated="1023"/>
        </table:table-row>
        <table:table-row table:style-name="ro3">
          <table:table-cell office:value-type="string" calcext:value-type="string">
            <text:p>Nhầm màu, tuy nhiền không vấn đề gì với mặt hàng này.</text:p>
          </table:table-cell>
          <table:table-cell table:number-columns-repeated="1023"/>
        </table:table-row>
        <table:table-row table:style-name="ro3">
          <table:table-cell office:value-type="string" calcext:value-type="string">
            <text:p>Dây sạc rất đẹp, thuận tiện và có đèn thông báo và tự ngắt</text:p>
          </table:table-cell>
          <table:table-cell table:number-columns-repeated="1023"/>
        </table:table-row>
        <table:table-row table:style-name="ro3">
          <table:table-cell office:value-type="string" calcext:value-type="string">
            <text:p>Sạc được mà hay ngắt điện khi mới lên 97%</text:p>
          </table:table-cell>
          <table:table-cell table:number-columns-repeated="1023"/>
        </table:table-row>
        <table:table-row table:style-name="ro2">
          <table:table-cell office:value-type="string" calcext:value-type="string">
            <text:p>Giao hàng nhanh, mới lắp vô xài thử thấy dễ dàng, mua 16/5 mà kiểm tra thấy 18/5 hết hạn. Còn số tháng sử dụng không biết xem ở đâu luôn, anh em nào biết chỉ hộ với, liên hệ với shop rồi mà ko bắt máy, không trả lời tin nhắn luôn...</text:p>
          </table:table-cell>
          <table:table-cell table:number-columns-repeated="1023"/>
        </table:table-row>
        <table:table-row table:style-name="ro3">
          <table:table-cell office:value-type="string" calcext:value-type="string">
            <text:p>Tốc độ chưa tốt lắm so với các dòng ổ cứng SSD của các hãng khác. Đánh giá 3 sao</text:p>
          </table:table-cell>
          <table:table-cell table:number-columns-repeated="1023"/>
        </table:table-row>
        <table:table-row table:style-name="ro2">
          <table:table-cell office:value-type="string" calcext:value-type="string">
            <text:p>mình có mua 1 cái sim 4g ngày 26/8/2019 đến hôm nay 9/4/2020 không vô mạng được ra đại lý mobifone kiểm tra báo sim đã hết hạn sử dụngkeer từ ngày 5/4/2020. Thế là bị trôi hết gần 5 tháng chứ không phải mấy ngày shop ơi.</text:p>
          </table:table-cell>
          <table:table-cell table:number-columns-repeated="1023"/>
        </table:table-row>
        <table:table-row table:style-name="ro1">
          <table:table-cell office:value-type="string" calcext:value-type="string">
            <text:p>Mình dùng sim này cho cục phát wifi bằng 3G, không tận dụng được 4G. Xét ra tốc độ khá chậm so với Vinaphone (cùng thiết bị), nhiều lúc load web không nổi. Coi như dùng tạm khi ra ngoài đường. Shop hỗ trợ đăng ký bảo hành tốt, CSKH sau mua hàng nhiệt tình.</text:p>
          </table:table-cell>
          <table:table-cell table:number-columns-repeated="1023"/>
        </table:table-row>
        <table:table-row table:style-name="ro2">
          <table:table-cell office:value-type="string" calcext:value-type="string">
            <text:p>Tôi vừa nhận sim hôm nay (30/1), tra cứu thấy ghi nợ cước 220.000₫, hạn đến 4/2 là sao? Đề nghị shop giải thích và kiểm tra giúp để tôi có thể sử dụng như quảng cáo. Cảm ơn</text:p>
          </table:table-cell>
          <table:table-cell table:number-columns-repeated="1023"/>
        </table:table-row>
        <table:table-row table:style-name="ro2">
          <table:table-cell office:value-type="string" calcext:value-type="string">
            <text:p>Đã nhận sim, theo giới thiệu thì sim chỉ bị trôi vài ngày nhưng sim mình trôi đúng gần 1 tháng. Đối với mình không quan trọng khi sim rẻ, nhưng shop nên trung thực với người mua.</text:p>
          </table:table-cell>
          <table:table-cell table:number-columns-repeated="1023"/>
        </table:table-row>
        <table:table-row table:style-name="ro2">
          <table:table-cell office:value-type="string" calcext:value-type="string">
            <text:p>Chứ check kiểu này thấy ko ổn. Từ lúc mua đến lúc nhận là 5 ngày??? Trả tiền trước là nhận hàng trễ à ta? Đơn vị giao hàng có vấn đề gì chăng</text:p>
          </table:table-cell>
          <table:table-cell table:number-columns-repeated="1023"/>
        </table:table-row>
        <table:table-row table:style-name="ro2">
          <table:table-cell office:value-type="string" calcext:value-type="string">
            <text:p>Sim mình mua dùng từ tháng 10 năm ngoái đến tháng 3 năm nay thì tự nhiên một hôm không hiển thị nữa, có nghĩa là máy lắp 2 sim nhưng chỉ hiện mỗi sim Viettel.</text:p>
          </table:table-cell>
          <table:table-cell table:number-columns-repeated="1023"/>
        </table:table-row>
        <table:table-row table:style-name="ro2">
          <table:table-cell office:value-type="string" calcext:value-type="string">
            <text:p>Mất hết 1 tháng sử dụng nên cho 3* thôi, buôn bán nói thế nào phải làm thế ấy chứ, nói 12 tháng giờ chỉ còn có 11 tháng, vậy là ko đàng hoàng rồi</text:p>
          </table:table-cell>
          <table:table-cell table:number-columns-repeated="1023"/>
        </table:table-row>
        <table:table-row table:style-name="ro2">
          <table:table-cell office:value-type="string" calcext:value-type="string">
            <text:p>Mình đặt sim 19/01/2019- nhận hàng 23/01/2019 hạn sd 11/02/2019 là của 1 tháng đầu đúng không shop? Còn phần nợ cước -240k là sao vậy ah?</text:p>
          </table:table-cell>
          <table:table-cell table:number-columns-repeated="1023"/>
        </table:table-row>
        <table:table-row table:style-name="ro3">
          <table:table-cell office:value-type="string" calcext:value-type="string">
            <text:p>cho mình hỏi cước chưa thanh toán là sao vậy, có phải nạp card để thanh toán ko, quá hạn có bị khoá sim ko</text:p>
          </table:table-cell>
          <table:table-cell table:number-columns-repeated="1023"/>
        </table:table-row>
        <table:table-row table:style-name="ro3">
          <table:table-cell office:value-type="string" calcext:value-type="string">
            <text:p>Không hiểu mới mua mà thông báo nợ cước, không biết kiểm tra hạn dùng như thế nào, phiền shop giải thích dùm</text:p>
          </table:table-cell>
          <table:table-cell table:number-columns-repeated="1023"/>
        </table:table-row>
        <table:table-row table:style-name="ro3">
          <table:table-cell office:value-type="string" calcext:value-type="string">
            <text:p>Mình mới mua sim, c Kiểm tra thì hiện là nợ cước 25.000 là sao? Và hsd là đến 20/07/2019?</text:p>
          </table:table-cell>
          <table:table-cell table:number-columns-repeated="1023"/>
        </table:table-row>
        <table:table-row table:style-name="ro3">
          <table:table-cell office:value-type="string" calcext:value-type="string">
            <text:p>tốc độ ổn, cơ mà tại sao vừa mua lại sắp hết hạn nhỉ? giải thích kỹ giúp mình...</text:p>
          </table:table-cell>
          <table:table-cell table:number-columns-repeated="1023"/>
        </table:table-row>
        <table:table-row table:style-name="ro3">
          <table:table-cell office:value-type="string" calcext:value-type="string">
            <text:p>sao lại nợ 600k hả shop với đây kh phải là gói mdt250a, kh biết sử dụng được 1 năm kh</text:p>
          </table:table-cell>
          <table:table-cell table:number-columns-repeated="1023"/>
        </table:table-row>
        <table:table-row table:style-name="ro3">
          <table:table-cell office:value-type="string" calcext:value-type="string">
            <text:p>lắp vào không hiển thị dữ liệu di động. Không sử dụng được</text:p>
          </table:table-cell>
          <table:table-cell table:number-columns-repeated="1023"/>
        </table:table-row>
        <table:table-row table:style-name="ro3">
          <table:table-cell office:value-type="string" calcext:value-type="string">
            <text:p>Sim sài chưa dc 1 năm đã k kết nối dc.gio muốn nạp tiền cũng k nạp dc lun</text:p>
          </table:table-cell>
          <table:table-cell table:number-columns-repeated="1023"/>
        </table:table-row>
        <table:table-row table:style-name="ro3">
          <table:table-cell office:value-type="string" calcext:value-type="string">
            <text:p>Cho mình hỏi sao 4g mà load hong nổi tấm hình. Và làm sao để biết khi nào sim hết hạn ạ?</text:p>
          </table:table-cell>
          <table:table-cell table:number-columns-repeated="1023"/>
        </table:table-row>
        <table:table-row table:style-name="ro3">
          <table:table-cell office:value-type="string" calcext:value-type="string">
            <text:p>Minh mới mua mà đaz sắp hết hạn vayyj. <text:s/>Hhhhnmmnnbbb</text:p>
          </table:table-cell>
          <table:table-cell table:number-columns-repeated="1023"/>
        </table:table-row>
        <table:table-row table:style-name="ro3">
          <table:table-cell office:value-type="string" calcext:value-type="string">
            <text:p>Sim mua ngày 21/11, kiểm tra thông tin thì đã được kích hoạt ngày 28/9</text:p>
          </table:table-cell>
          <table:table-cell table:number-columns-repeated="1023"/>
        </table:table-row>
        <table:table-row table:style-name="ro3">
          <table:table-cell office:value-type="string" calcext:value-type="string">
            <text:p>sử dụng được 8 tháng kể từ ngày mua</text:p>
          </table:table-cell>
          <table:table-cell table:number-columns-repeated="1023"/>
        </table:table-row>
        <table:table-row table:style-name="ro3">
          <table:table-cell office:value-type="string" calcext:value-type="string">
            <text:p>do không đọc kỹ nên mua. giờ làm sao nghe gọi được</text:p>
          </table:table-cell>
          <table:table-cell table:number-columns-repeated="1023"/>
        </table:table-row>
        <table:table-row table:style-name="ro3">
          <table:table-cell office:value-type="string" calcext:value-type="string">
            <text:p>Đùng ok so với giá thành</text:p>
          </table:table-cell>
          <table:table-cell table:number-columns-repeated="1023"/>
        </table:table-row>
        <table:table-row table:style-name="ro3">
          <table:table-cell office:value-type="string" calcext:value-type="string">
            <text:p>mới mua về đã bị trôi hơn 1 tháng. không đủ 12 chu kì</text:p>
          </table:table-cell>
          <table:table-cell table:number-columns-repeated="1023"/>
        </table:table-row>
        <table:table-row table:style-name="ro2">
          <table:table-cell office:value-type="string" calcext:value-type="string">
            <text:p>SP ĐÓNG GÓI CỰC KÌ SƠ SÀI, KHÔNG CÓ LỚP LÓT, HỘP SP MÓP MÉO BIẾN DẠNG, <text:s/>THỜI GIAN GIAO HÀNG CỰC LÂU. TIKI CÀNG LÀM CÀNG CHÁN.</text:p>
          </table:table-cell>
          <table:table-cell table:number-columns-repeated="1023"/>
        </table:table-row>
        <table:table-row table:style-name="ro3">
          <table:table-cell office:value-type="string" calcext:value-type="string">
            <text:p>cũng được</text:p>
          </table:table-cell>
          <table:table-cell table:number-columns-repeated="1023"/>
        </table:table-row>
        <table:table-row table:style-name="ro1">
          <table:table-cell office:value-type="string" calcext:value-type="string">
            <text:p>Ban đầu mình mua phiên bản hình con công xài cũng được nên mua tiếp hình chuột để tặng. <text:s/>Nhưng lần này khá thất vọng vì lần này chuột không nhạy, hay bị nhảy lung tung. <text:s/>Sau đó chuột kia cũng có hiện tượng tương tự. <text:s/>Sau này rút kinh nghiệm không mua đồ rẻ nữa <text:s/></text:p>
          </table:table-cell>
          <table:table-cell table:number-columns-repeated="1023"/>
        </table:table-row>
        <table:table-row table:style-name="ro3">
          <table:table-cell office:value-type="string" calcext:value-type="string">
            <text:p>Mình chưa sử dụng thử nhưng khi vừa mở hộp thì thấy bao bì chuột bị rọc sẵn như có ai lấy ra nhét vào rồi vậy</text:p>
          </table:table-cell>
          <table:table-cell table:number-columns-repeated="1023"/>
        </table:table-row>
        <table:table-row table:style-name="ro2">
          <table:table-cell office:value-type="string" calcext:value-type="string">
            <text:p>mình vừa mua sản phẩm này về, nhưng chưa biết cách mở chuột để sử dụng trên máy tính. Mọi người sử dụng sản phẩm rồi, có thể hướng dẫn giúp mình</text:p>
          </table:table-cell>
          <table:table-cell table:number-columns-repeated="1023"/>
        </table:table-row>
        <table:table-row table:style-name="ro3">
          <table:table-cell office:value-type="string" calcext:value-type="string">
            <text:p>Khi nhận hàng thì chuột không còn nguyên seal, đã bị rạch. Cảm giáct thật sự khó chịu khi nhận hàng mà bị như vậy</text:p>
          </table:table-cell>
          <table:table-cell table:number-columns-repeated="1023"/>
        </table:table-row>
        <table:table-row table:style-name="ro3">
          <table:table-cell office:value-type="string" calcext:value-type="string">
            <text:p>Chuột sài <text:s/>nhạy, bấm không nghe tiếng click, nhưng rất nhanh bám dơ không chùi ra được</text:p>
          </table:table-cell>
          <table:table-cell table:number-columns-repeated="1023"/>
        </table:table-row>
        <table:table-row table:style-name="ro3">
          <table:table-cell office:value-type="string" calcext:value-type="string">
            <text:p>Chuột i như ảnh chỉ có điều đèn led dưới k sáng. Hy vọng dùng ngon nghẻ được lâu</text:p>
          </table:table-cell>
          <table:table-cell table:number-columns-repeated="1023"/>
        </table:table-row>
        <table:table-row table:style-name="ro3">
          <table:table-cell office:value-type="string" calcext:value-type="string">
            <text:p>Giờ chuột hư luôn rùi k xào đc nữa chắc chưa tới 6 tháng</text:p>
          </table:table-cell>
          <table:table-cell table:number-columns-repeated="1023"/>
        </table:table-row>
        <table:table-row table:style-name="ro3">
          <table:table-cell office:value-type="string" calcext:value-type="string">
            <text:p>Chuột màu hường nhã nhặn, thỉnh thoảng bị kích đúp đơ đơ màn hình.</text:p>
          </table:table-cell>
          <table:table-cell table:number-columns-repeated="1023"/>
        </table:table-row>
        <table:table-row table:style-name="ro2">
          <table:table-cell office:value-type="string" calcext:value-type="string">
            <text:p>Chuột nhỏ hơn tưởng tượng, dùng rất tốt. Tuy nhiên shipper của Tiki rất dở, không ship sau 18h vì lần 1 mình đặt lấy địa chỉ ở nhà, hơn 18h mới về, <text:s/>lại còn đòi thêm tiền để ship trong giờ hành chính nếu mình đổi địa chỉ. Bên Sendo không có vậy</text:p>
          </table:table-cell>
          <table:table-cell table:number-columns-repeated="1023"/>
        </table:table-row>
        <table:table-row table:style-name="ro2">
          <table:table-cell office:value-type="string" calcext:value-type="string">
            <text:p>Chuột cầm đầm tay, có nút back-forward tiện lợi, nút bấm chuột trái phải tiếng nhỏ, không ồn. Nhưng dùng được 1 tuần thì nút chuột trái không nhạy, phải bấm lực mạnh thì mới nhận tín hiệu.</text:p>
          </table:table-cell>
          <table:table-cell table:number-columns-repeated="1023"/>
        </table:table-row>
        <table:table-row table:style-name="ro2">
          <table:table-cell office:value-type="string" calcext:value-type="string">
            <text:p>Chuột xài thời gian đầu ổn, nhưng càng ngày càng lộ rõ cái dở. Cục pin vàng hãng cho dùng được tốt, nhưng khi thay pin khác vào dùng được 2-3 ngày là hết nhạy, dùng cực kì bực.</text:p>
          </table:table-cell>
          <table:table-cell table:number-columns-repeated="1023"/>
        </table:table-row>
        <table:table-row table:style-name="ro3">
          <table:table-cell office:value-type="string" calcext:value-type="string">
            <text:p>chuột giá rẻ nên khá ọp ẹp, các nút hoạt động bình thường còn độ bền thì không biết thế nào, sẽ cập nhật sau</text:p>
          </table:table-cell>
          <table:table-cell table:number-columns-repeated="1023"/>
        </table:table-row>
        <table:table-row table:style-name="ro3">
          <table:table-cell office:value-type="string" calcext:value-type="string">
            <text:p>form chuột hơi nhỏ, hơi lỏng lẽo, mình mua 2 sản phẩm của tech pc shop này bán đồ dùng khá ổn</text:p>
          </table:table-cell>
          <table:table-cell table:number-columns-repeated="1023"/>
        </table:table-row>
        <table:table-row table:style-name="ro3">
          <table:table-cell office:value-type="string" calcext:value-type="string">
            <text:p>Chân usb khá lỏng lẻo mình phải dùng 502 cố định lại, còn sử dụng tạm thời ok.</text:p>
          </table:table-cell>
          <table:table-cell table:number-columns-repeated="1023"/>
        </table:table-row>
        <table:table-row table:style-name="ro3">
          <table:table-cell office:value-type="string" calcext:value-type="string">
            <text:p>Chuột thay đổi DPI không được, các chức năng khác dùng tốt</text:p>
          </table:table-cell>
          <table:table-cell table:number-columns-repeated="1023"/>
        </table:table-row>
        <table:table-row table:style-name="ro3">
          <table:table-cell office:value-type="string" calcext:value-type="string">
            <text:p>Kết nối với macOS thì 2 rút tắt bên hông trái trở nên vô dụng. Chuột này chỉ sài được cho windows thôi hả shop ?</text:p>
          </table:table-cell>
          <table:table-cell table:number-columns-repeated="1023"/>
        </table:table-row>
        <table:table-row table:style-name="ro3">
          <table:table-cell office:value-type="string" calcext:value-type="string">
            <text:p>Lắp máy nhận đúng thông số, chạy tuần không thấy vấn đề gì. <text:s/>Thiếu thông tin về bảo hành.</text:p>
          </table:table-cell>
          <table:table-cell table:number-columns-repeated="1023"/>
        </table:table-row>
        <table:table-row table:style-name="ro3">
          <table:table-cell office:value-type="string" calcext:value-type="string">
            <text:p>chuột chưa dùng nhưng đặt hàg từ 8/8 tới 17/8 mới giao</text:p>
          </table:table-cell>
          <table:table-cell table:number-columns-repeated="1023"/>
        </table:table-row>
        <table:table-row table:style-name="ro3">
          <table:table-cell office:value-type="string" calcext:value-type="string">
            <text:p>Rất hài lòng lên yên tậm chọn tiki</text:p>
          </table:table-cell>
          <table:table-cell table:number-columns-repeated="1023"/>
        </table:table-row>
        <table:table-row table:style-name="ro3">
          <table:table-cell office:value-type="string" calcext:value-type="string">
            <text:p>Âm thanh hay nhưng sản phẩm có vết trầy, nhìn như hàng đã qua sử dụng</text:p>
          </table:table-cell>
          <table:table-cell table:number-columns-repeated="1023"/>
        </table:table-row>
        <table:table-row table:style-name="ro3">
          <table:table-cell office:value-type="string" calcext:value-type="string">
            <text:p>Tai nghe ổn nhưng có vết lõm khoảng 1cm bên trái</text:p>
          </table:table-cell>
          <table:table-cell table:number-columns-repeated="1023"/>
        </table:table-row>
        <table:table-row table:style-name="ro3">
          <table:table-cell office:value-type="string" calcext:value-type="string">
            <text:p>kết nối không ổn định. hay bi mất kết nối</text:p>
          </table:table-cell>
          <table:table-cell table:number-columns-repeated="1023"/>
        </table:table-row>
        <table:table-row table:style-name="ro3">
          <table:table-cell office:value-type="string" calcext:value-type="string">
            <text:p>đóng gói cẩn thận.....</text:p>
          </table:table-cell>
          <table:table-cell table:number-columns-repeated="1023"/>
        </table:table-row>
        <table:table-row table:style-name="ro1">
          <table:table-cell office:value-type="string" calcext:value-type="string">
            <text:p>Tiki thì giao hàng khỏi bàn đến rồi. Sp thì y chang như hình quảng cáo. Nhưng theo m chất lượng sạc có vẻ hơi chậm, có lẽ do m dùng quen Anker nên thấy vậy. Đánh giá chung là ok ổn, ko thể đòi hỏi chất lượng quá cao <text:s/>với sp <text:s/>với mức giá như vậy, nc chung tiền nào của đó</text:p>
          </table:table-cell>
          <table:table-cell table:number-columns-repeated="1023"/>
        </table:table-row>
        <table:table-row table:style-name="ro3">
          <table:table-cell office:value-type="string" calcext:value-type="string">
            <text:p>Cáp sạc chính hãng sao mà mình mới sạc được 2 tuần là hư rồi. Cắm vào còn tụt pin hơn so với ban đầu</text:p>
          </table:table-cell>
          <table:table-cell table:number-columns-repeated="1023"/>
        </table:table-row>
        <table:table-row table:style-name="ro2">
          <table:table-cell office:value-type="string" calcext:value-type="string">
            <text:p>Tôi mua dây sạc được khoảng 2 tháng nhưng rồi tự nhiên cũng bị lỗi không tương thích với thiết bị. Bảo hành cũng không thấy có. 3*</text:p>
          </table:table-cell>
          <table:table-cell table:number-columns-repeated="1023"/>
        </table:table-row>
        <table:table-row table:style-name="ro3">
          <table:table-cell office:value-type="string" calcext:value-type="string">
            <text:p>Chất lượng ok! Sản phẩm đẹp! Sau này tiki bớt bắt viết đánh giá dài dòng lại!</text:p>
          </table:table-cell>
          <table:table-cell table:number-columns-repeated="1023"/>
        </table:table-row>
        <table:table-row table:style-name="ro3">
          <table:table-cell office:value-type="string" calcext:value-type="string">
            <text:p>Vì giá rất rẻ nên nó đáng đc 3 sao, chắc thế! Giao hàng vào sáng hôm sau, rất nhanh</text:p>
          </table:table-cell>
          <table:table-cell table:number-columns-repeated="1023"/>
        </table:table-row>
        <table:table-row table:style-name="ro3">
          <table:table-cell office:value-type="string" calcext:value-type="string">
            <text:p>Chân cắm bé hơn so vỡi lỗ sạc dễ tuột nên sạc lúc được lúc không khá khó để sạc</text:p>
          </table:table-cell>
          <table:table-cell table:number-columns-repeated="1023"/>
        </table:table-row>
        <table:table-row table:style-name="ro3">
          <table:table-cell office:value-type="string" calcext:value-type="string">
            <text:p>chưa sử dụng <text:s/>đóng gói cẩn thận giao hàng thời gian hợp lý mất 7 ngày</text:p>
          </table:table-cell>
          <table:table-cell table:number-columns-repeated="1023"/>
        </table:table-row>
        <table:table-row table:style-name="ro3">
          <table:table-cell office:value-type="string" calcext:value-type="string">
            <text:p>Dây cáp đẹp, giao hàng nhanh. Vừa mua 40k, 3 ngày sau shop bán 30k, buồn ghê.</text:p>
          </table:table-cell>
          <table:table-cell table:number-columns-repeated="1023"/>
        </table:table-row>
        <table:table-row table:style-name="ro3">
          <table:table-cell office:value-type="string" calcext:value-type="string">
            <text:p>Dùng được 1 tháng đã có hiện tượng chập chờn khi cắm sạc.</text:p>
          </table:table-cell>
          <table:table-cell table:number-columns-repeated="1023"/>
        </table:table-row>
        <table:table-row table:style-name="ro3">
          <table:table-cell office:value-type="string" calcext:value-type="string">
            <text:p>Mua về cũng hí hửng lắm nhưng dùng đúng được 2 tuần thì hỏng <text:s/>(</text:p>
          </table:table-cell>
          <table:table-cell table:number-columns-repeated="1023"/>
        </table:table-row>
        <table:table-row table:style-name="ro3">
          <table:table-cell office:value-type="string" calcext:value-type="string">
            <text:p>Được một thời gian sau đó bị lỏng ko sạc đc dễ như trc</text:p>
          </table:table-cell>
          <table:table-cell table:number-columns-repeated="1023"/>
        </table:table-row>
        <table:table-row table:style-name="ro3">
          <table:table-cell office:value-type="string" calcext:value-type="string">
            <text:p>Cũng k bền lắm Thiết nghĩ tiền nào của đó mọi người ak</text:p>
          </table:table-cell>
          <table:table-cell table:number-columns-repeated="1023"/>
        </table:table-row>
        <table:table-row table:style-name="ro1">
          <table:table-cell office:value-type="string" calcext:value-type="string">
            <text:p>Lần này Tiki giao hàng khá chậm, trì hoãn 2 lần mới giao được. Cũng may không phải là mặt hàng cần sử dụng gấp. <text:s/>Sản phẩm USB có kiểu dáng độc đáo khỏe khoắn, nhìn năng động. Thử copy dữ liệu thì thấy chạy nhanh. <text:s/>Điểm Trừ của sản phẩm là đầu USB không có nắp đậy nên nguy cơ cao hơn khi liên quan đến tác động bên ngoài như nước, hơi ẩm.</text:p>
          </table:table-cell>
          <table:table-cell table:number-columns-repeated="1023"/>
        </table:table-row>
        <table:table-row table:style-name="ro1">
          <table:table-cell office:value-type="string" calcext:value-type="string">
            <text:p>Điểm mạnh: <text:s/>- Thiết kế tốt, cứng cáp và nắp dính liền nên không sợ bị mất nắp. - Giá tốt Điểm yếu: <text:s/>- Tốc độ đọc và ghi không ổn định. Dù là chuẩn USB 3.0 nhưng đôi khi tốc độ ghi chỉ tương đương 2.0, tốc độ đọc cũng khá hơn <text:s/>nhưng không xứng với chuẩn 3.0</text:p>
          </table:table-cell>
          <table:table-cell table:number-columns-repeated="1023"/>
        </table:table-row>
        <table:table-row table:style-name="ro3">
          <table:table-cell office:value-type="string" calcext:value-type="string">
            <text:p>Mình mua từ giữa tháng 1 đến bh thì bị gãy cổng sạc</text:p>
          </table:table-cell>
          <table:table-cell table:number-columns-repeated="1023"/>
        </table:table-row>
        <table:table-row table:style-name="ro10">
          <table:table-cell office:value-type="string" calcext:value-type="string">
            <text:p>Mình có một số nhận xét về Sản phẩm cũng như dịch vụ của Tiki: Về sản phẩm: Sản phẩm nhìn rất đẹp, bắt mắt, có tem của FPT. Mình khá thích cái thiết kế này khi không cần đến cái nắp đậy vì nhiều khi gấp mà quên cái nắp luôn. Về tốc độ thì mình không biết nó nhanh không do mình không rành về sản phẩm công nghệ. Mình chuyển 1 file 1.11GB từ laptop qua USB thì mắt khoảng 2 phút. Nói chung như vậy đã OK đối với mình rồi Về Dịch vụ: Mình không hài lòng tí nào về chất lượng dịch vụ của Tiki. Mình đặt hàng và nhận thông tin là 29/03 mình sẽ nhận hàng và mình đã ngồi đợi ở nhà. Tuy nhiên đến 30 thì nhân viên giao hàng gọi điện thoại cho mình. Nói như quát vào mặt mình, Mình chưa nói hết câu đã tắt máy hẹn giao lại. Chưa hết khi tắt máy xong thì còn nhá máy để mình điện thoại lại. Đây là lần thứ 2 mình đặt hàng trên tiki vì lần 1 khá OK. Mình nghĩ nếu đã hẹn KH vào ngày nào giao hàng thì nên giao đúng ngày đó. Nếu không giao hàng được vào ngày đã hẹn thì Tiki có thể báo với KH. Vừa tiện vừa không mất thời gian.</text:p>
          </table:table-cell>
          <table:table-cell table:number-columns-repeated="1023"/>
        </table:table-row>
        <table:table-row table:style-name="ro1">
          <table:table-cell office:value-type="string" calcext:value-type="string">
            <text:p>Chất lượng của sản phẩm thì khá ổn. Tuy nhiên mình không hiểu sao sản phẩm tới tay mình lại dùng rồi, trên thân USB có vài vết trầy xước và trong USB còn lưu 1 file Ghost.</text:p>
            <text:p>Ngoài ra nhân viên giao hàng ngày hôm đó cũng có thái độ không thoải mái với khách hàng.</text:p>
          </table:table-cell>
          <table:table-cell table:number-columns-repeated="1023"/>
        </table:table-row>
        <table:table-row table:style-name="ro2">
          <table:table-cell office:value-type="string" calcext:value-type="string">
            <text:p>Mình có đặt sản phẩm USB Kingston DT100G3 16GB, khi kiểm tra lại thì mình thấy bao bì bị rạch 1 phần khá lớn <text:s/>và được dán lại bằng băng keo (như hình). Mình thấy không hài lòng lắm, mong bên TIKI sẽ cẩn thẩn hơn trong vấn đề này!</text:p>
          </table:table-cell>
          <table:table-cell table:number-columns-repeated="1023"/>
        </table:table-row>
        <table:table-row table:style-name="ro1">
          <table:table-cell office:value-type="string" calcext:value-type="string">
            <text:p>Mình vừa đặt mua sản phẩm này sử dụng phiếu giảm giá chỉ còn 60k cả phí ship. Sản phẩm nhận được như hình có dán tem FPT. Điểm thất vọng ở sản phẩm là việc trang bị cổng 3.0 chỉ mang tính quảng cáo vì tốc độ đọc, ghi thấp - chỉ khoảng USB2.0. Bạn nào muốn mua lưu ý đọc thông số của nhà sản xuất nhé!</text:p>
          </table:table-cell>
          <table:table-cell table:number-columns-repeated="1023"/>
        </table:table-row>
        <table:table-row table:style-name="ro2">
          <table:table-cell office:value-type="string" calcext:value-type="string">
            <text:p>Mình mua 02 cái xài mới 5 tháng là hư hết 01 cái, máy tính vẫn nhận được nhưng chép dữ liệu không vô, nếu còn thời hạn bảo hành thì đổi cái mới giúp mình.</text:p>
          </table:table-cell>
          <table:table-cell table:number-columns-repeated="1023"/>
        </table:table-row>
        <table:table-row table:style-name="ro1">
          <table:table-cell office:value-type="string" calcext:value-type="string">
            <text:p>Đã sử dụng USB này đc 1 thời gian và bắt đầu thấy sự xuống cấp của em nó  </text:p>
            <text:p>Về tốc độ thì k phải bàn, nó khá nhanh (chứ k phải quá nhanh) tốc độ trung bình đọc khoảng 60M. Còn về thiết kế thì khá thất vọng, Nắp trượt của USB xuống cấp rất nhanh và dần mất đi độ bám. Giờ có cũng như không cái nắp =.=</text:p>
          </table:table-cell>
          <table:table-cell table:number-columns-repeated="1023"/>
        </table:table-row>
        <table:table-row table:style-name="ro4">
          <table:table-cell office:value-type="string" calcext:value-type="string">
            <text:p>Mình không rành đồ công nghệ lắm, nhưng khi đọc các diễn đàn thì họ khuyên không nên chỉ để ý đến dung lượng, mà phải nhìn thử xem nó là 2.0 hay 3.0. Và nên mua 3.0 để có tốc độ tải dữ liệu nhanh hơn.</text:p>
            <text:p/>
            <text:p>Tiki giao hàng nhanh gọn và bao bọc cẩn thận. Khỏi mắc công chạy ra tiệm mà xài một thời gian thấy rất ổn định.</text:p>
          </table:table-cell>
          <table:table-cell table:number-columns-repeated="1023"/>
        </table:table-row>
        <table:table-row table:style-name="ro5">
          <table:table-cell office:value-type="string" calcext:value-type="string">
            <text:p>Sản phẩm có body khá lạ mặt, thiết kế ấn tượng. vừa mới nhận USB hôm qua, đã test thử và có vài nhận xét:</text:p>
            <text:p>Máy khá cứng cáp, kết nối vào các cổng usb không sợ bị công, vênh. Tuy chuẩn 3.0 nhưng kết quả test không như mong đợi. Tốc độ đọc cao ( hơn 100mb/s cụ thể cao nhất của máy mình là 114 Mb/s với dữ liệu Seq, rất hài lòng với phần đọc) nhưng phần ghi lại không mấy ấn tượng. Làm việc nhiều với máy tính và usb, tốc độ chỉ đạt khoảng tầm 10Mb/s khi dùng tera, mức tương đương với của usb trancends 2.0. nhưng nhìn chung, sản phẩm rất đáng đồng tiền bát gạo, với chưa tới 200k đã giảm giá thì không thể đòi hỏi nhiều hơn.</text:p>
          </table:table-cell>
          <table:table-cell table:number-columns-repeated="1023"/>
        </table:table-row>
        <table:table-row table:style-name="ro3">
          <table:table-cell office:value-type="string" calcext:value-type="string">
            <text:p>Dùng được nhưng nhanh hư. Tầm 1 tháng</text:p>
          </table:table-cell>
          <table:table-cell table:number-columns-repeated="1023"/>
        </table:table-row>
        <table:table-row table:style-name="ro3">
          <table:table-cell office:value-type="string" calcext:value-type="string">
            <text:p>Mình mới mua không dùng được nữa. Muốn bảo hành cũng k biết phải làm ntn</text:p>
          </table:table-cell>
          <table:table-cell table:number-columns-repeated="1023"/>
        </table:table-row>
        <table:table-row table:style-name="ro3">
          <table:table-cell office:value-type="string" calcext:value-type="string">
            <text:p>Sạc pin lâu vô nhưng giá này thì cũng ok</text:p>
          </table:table-cell>
          <table:table-cell table:number-columns-repeated="1023"/>
        </table:table-row>
        <table:table-row table:style-name="ro3">
          <table:table-cell office:value-type="string" calcext:value-type="string">
            <text:p>Sử dụng k đc lâu là lỏng chân cắm</text:p>
          </table:table-cell>
          <table:table-cell table:number-columns-repeated="1023"/>
        </table:table-row>
        <table:table-row table:style-name="ro2">
          <table:table-cell office:value-type="string" calcext:value-type="string">
            <text:p>máy tính e cắm bị nv thì sao ạ <text:s text:c="2"/>máy tính của mn e cắm đều dùng đc nhưng máy e cắm vào thì k ah <text:s text:c="2"/>e mua đc gần 1 tháng nhưg k dùg đc trên máy e ạ <text:s/></text:p>
          </table:table-cell>
          <table:table-cell table:number-columns-repeated="1023"/>
        </table:table-row>
        <table:table-row table:style-name="ro5">
          <table:table-cell office:value-type="string" calcext:value-type="string">
            <text:p>mình dùng Usb này đã một thời gian nên có một số nhận xét sau:</text:p>
            <text:p>Tốc độ chép khá nhanh</text:p>
            <text:p>Độ bền thì khỏi chê, bữa làm rớt rồi có lần bị ướt mưa cũng xài ổn</text:p>
            <text:p>Màu sắc thì không được đẹp cho lắm</text:p>
            <text:p>Giá cả hợp lý đấy</text:p>
            <text:p>Nói chung mình khá tâm đắc với sản phẩm này</text:p>
          </table:table-cell>
          <table:table-cell table:number-columns-repeated="1023"/>
        </table:table-row>
        <table:table-row table:style-name="ro1">
          <table:table-cell office:value-type="string" calcext:value-type="string">
            <text:p>Thiết kế khá lạ mắt, giá rẻ nhưng khi cầm không có cảm giác rẻ tiền. Kết cấu khá chắc chắn, tốc độ đọc ghi các file dung lượng cao khá ổn. Tuy nhiên nhược điểm là rất hay bị lỗi mặc dù đã Safe Remove, nhưng sau khi dùng lệnh check disk để sửa thì khá ngon lành.</text:p>
          </table:table-cell>
          <table:table-cell table:number-columns-repeated="1023"/>
        </table:table-row>
        <table:table-row table:style-name="ro3">
          <table:table-cell office:value-type="string" calcext:value-type="string">
            <text:p>Ko bền cho lắm sạc chậm</text:p>
          </table:table-cell>
          <table:table-cell table:number-columns-repeated="1023"/>
        </table:table-row>
        <table:table-row table:style-name="ro3">
          <table:table-cell office:value-type="string" calcext:value-type="string">
            <text:p>Rẻ nhưng không có chứng nhận mfi</text:p>
          </table:table-cell>
          <table:table-cell table:number-columns-repeated="1023"/>
        </table:table-row>
        <table:table-row table:style-name="ro2">
          <table:table-cell office:value-type="string" calcext:value-type="string">
            <text:p>USB nhìn khá chắc chắn và đẹp , mặc dù mình chưa xài nhưng mình thắc mắc hàng mới nhưng sao lại bị rạch cắt ra như hình thế ạ. ngoài ra tiki giao hàng nhanh và thân thiện lắm</text:p>
          </table:table-cell>
          <table:table-cell table:number-columns-repeated="1023"/>
        </table:table-row>
        <table:table-row table:style-name="ro3">
          <table:table-cell office:value-type="string" calcext:value-type="string">
            <text:p>Dây này củ ấu gửi cái mới</text:p>
          </table:table-cell>
          <table:table-cell table:number-columns-repeated="1023"/>
        </table:table-row>
        <table:table-row table:style-name="ro3">
          <table:table-cell office:value-type="string" calcext:value-type="string">
            <text:p>Dùng được 2 tháng và hỏng rồi</text:p>
          </table:table-cell>
          <table:table-cell table:number-columns-repeated="1023"/>
        </table:table-row>
        <table:table-row table:style-name="ro3">
          <table:table-cell office:value-type="string" calcext:value-type="string">
            <text:p>rẻ, xài bình thường</text:p>
          </table:table-cell>
          <table:table-cell table:number-columns-repeated="1023"/>
        </table:table-row>
        <table:table-row table:style-name="ro2">
          <table:table-cell office:value-type="string" calcext:value-type="string">
            <text:p>hàng ngon trong tầm giá, có điều tốc độ không đúng với tốc độ thực của USB 3.0 mà tôi từng biết, cùng với các dòng Transcend thì con này thua một chút.</text:p>
          </table:table-cell>
          <table:table-cell table:number-columns-repeated="1023"/>
        </table:table-row>
        <table:table-row table:style-name="ro3">
          <table:table-cell office:value-type="string" calcext:value-type="string">
            <text:p>Tôi mua 2 dây, 1 dây bị hư ko xài dc bây giờ làm sao?</text:p>
          </table:table-cell>
          <table:table-cell table:number-columns-repeated="1023"/>
        </table:table-row>
        <table:table-row table:style-name="ro3">
          <table:table-cell office:value-type="string" calcext:value-type="string">
            <text:p>Giao hàng chậm.. trễ dự kiến nhiều ngày.. cần xem lại.</text:p>
          </table:table-cell>
          <table:table-cell table:number-columns-repeated="1023"/>
        </table:table-row>
        <table:table-row table:style-name="ro3">
          <table:table-cell office:value-type="string" calcext:value-type="string">
            <text:p>xài ok</text:p>
          </table:table-cell>
          <table:table-cell table:number-columns-repeated="1023"/>
        </table:table-row>
        <table:table-row table:style-name="ro1">
          <table:table-cell office:value-type="string" calcext:value-type="string">
            <text:p>Bề ngoài USB khá hay, màu đen đẹp, kéo ra khi không sử dụng, tuy nhiên, đôi khi cắm USB vào máy để sử dụng cũng bị trượt do cấu tạo sản phẩm. Sản phẩm này Tôi đang sử dụng, thấy ổn định, tốc độ không khác mấy với các USB khác. Nhờ có giá cả tốt, dáng tốt nên USB có thể cạnh tranh được với các USB nhỏ gọn hơn.</text:p>
          </table:table-cell>
          <table:table-cell table:number-columns-repeated="1023"/>
        </table:table-row>
        <table:table-row table:style-name="ro1">
          <table:table-cell office:value-type="string" calcext:value-type="string">
            <text:p>Đơn giản mình là sinh viên nên việc ghi chép , lưu trữ dữ liệu diễn ra khá thường xuyên. Thấy giảm giá, USB 3.0 lại 16Gb với giá như thế là hốt liền.</text:p>
            <text:p>Có lẽ giá gốc của sản phẩm khá cao so với thị trường nhưng được sale như thế này là quá ổn cho hàng có uy tín.</text:p>
          </table:table-cell>
          <table:table-cell table:number-columns-repeated="1023"/>
        </table:table-row>
        <table:table-row table:style-name="ro1">
          <table:table-cell office:value-type="string" calcext:value-type="string">
            <text:p>Mới nhận hàng xong. nhìn bên ngoài khá ổn. Usb màu đen, nắp dính thân máy luôn nên bảo quản đầu tiếp xúc tốt, hoạt động ổn định. Có tem của FPT nữa nên các bạn cứ an tâm hj. <text:s/>tốc độ đọc và ghi khá nhanh do dùng đầu 3.0 . tiki gói và giao hàng rât cẩn thận. ^^</text:p>
          </table:table-cell>
          <table:table-cell table:number-columns-repeated="1023"/>
        </table:table-row>
        <table:table-row table:style-name="ro1">
          <table:table-cell office:value-type="string" calcext:value-type="string">
            <text:p>Tốc độ đọc/ghi của USB không được như mình kỳ vọng, chỉ hơn USB 2.0 được có một chút. Tuy nhiên với mức giá như vậy thì cũng không thể đòi hỏi hơn được. Bù lại thì thiết kế khá sang trọng, dung lượng ổn, thương hiệu uy tín nên mình cũng khá an tâm khi sử dụng.</text:p>
          </table:table-cell>
          <table:table-cell table:number-columns-repeated="1023"/>
        </table:table-row>
        <table:table-row table:style-name="ro3">
          <table:table-cell office:value-type="string" calcext:value-type="string">
            <text:p>Mở hộp ra thấy y hệt kiểu như bị bóc ra. thay cái khác vào. Nhà cung cấp giải thích sao đây?</text:p>
          </table:table-cell>
          <table:table-cell table:number-columns-repeated="1023"/>
        </table:table-row>
        <table:table-row table:style-name="ro2">
          <table:table-cell office:value-type="string" calcext:value-type="string">
            <text:p>Sản phẩm đẹp, tốc độ chép cũng tạm ổn so với tầm giá, giao hành nhanh, đóng gói cẩn thận, <text:s/>nhưng ko thấy chi tiết bảo hành như thế nào <text:s/>. <text:s/>Nếu có thời gian cụ thể thì người tiêu dùng dễ biết thời gian hơn, ko có địa chỉ để bảo hành.</text:p>
          </table:table-cell>
          <table:table-cell table:number-columns-repeated="1023"/>
        </table:table-row>
        <table:table-row table:style-name="ro2">
          <table:table-cell office:value-type="string" calcext:value-type="string">
            <text:p>Nhận hàng hôm qua. USB nhìn khá chắc chắn. Dùng thử thấy nhanh hơn usb cũ của mình. sao lưu tốt. 1 điểm không thích là khi đổi tên USB trên máy tính thì lại bị hạn chế số lượng kí tự. Còn mọi vấn đề khác đều rất ổn, đáng đồng tiền bát gạo.</text:p>
          </table:table-cell>
          <table:table-cell table:number-columns-repeated="1023"/>
        </table:table-row>
        <table:table-row table:style-name="ro1">
          <table:table-cell office:value-type="string" calcext:value-type="string">
            <text:p>Sản phẩm có thiết kế độc đáo, không sợ bị mất nắp. Tốc độ đọc/ghi cũng khá ổn. Ghi: ~9MB/s, đọc: ~104MB/s. Mình mua bằng thẻ Visa nên được giảm 10% nữa, quá thích. Tiki giao hàng cũng đúng theo lịch hẹn. Nói tóm lại là mình hài lòng với sản phẩm này.</text:p>
          </table:table-cell>
          <table:table-cell table:number-columns-repeated="1023"/>
        </table:table-row>
        <table:table-row table:style-name="ro2">
          <table:table-cell office:value-type="string" calcext:value-type="string">
            <text:p>Ghi bảo hành 24 tháng. Mà Dán ở usb là bảo thành đến 2018 tức có 1 năm. Dán đè lên logo FPT. Dán lại không kỹ lúc bong ra mất cả tem FPT. Đến lúc bảo hành thì làm như nào ạ</text:p>
          </table:table-cell>
          <table:table-cell table:number-columns-repeated="1023"/>
        </table:table-row>
        <table:table-row table:style-name="ro2">
          <table:table-cell office:value-type="string" calcext:value-type="string">
            <text:p>Chất lượng chấp nhận với tầm giá. Dung lượng thực khá thấp: 14.4GB, tốc độ ghi khá thấp so với quảng cáo: chỉ ~6MB/s. Sử dụng ổn với tầm giá.</text:p>
          </table:table-cell>
          <table:table-cell table:number-columns-repeated="1023"/>
        </table:table-row>
        <table:table-row table:style-name="ro2">
          <table:table-cell office:value-type="string" calcext:value-type="string">
            <text:p>Sản phẩm dùng tốt, nhưng giao hàng chậm 1 ngày. Có phản ảnh lên tổng đài, nhân viên hứa sẽ phản hồi sau 15p nhưng lại mất hút. Tiki nên cải thiện dịch vụ tốt hơn.</text:p>
          </table:table-cell>
          <table:table-cell table:number-columns-repeated="1023"/>
        </table:table-row>
        <table:table-row table:style-name="ro3">
          <table:table-cell office:value-type="string" calcext:value-type="string">
            <text:p>Cho 3 sao vì hàng đã bị rạch từ trước rồi, không nguyên seal, tốc độ đúng như mô tả....</text:p>
          </table:table-cell>
          <table:table-cell table:number-columns-repeated="1023"/>
        </table:table-row>
        <table:table-row table:style-name="ro3">
          <table:table-cell office:value-type="string" calcext:value-type="string">
            <text:p>Mình xài được 4 tháng h nó đã hư, dây thì lúc nào cũng k thẳng đc lúc nào cũng xoán xoán lại, tiền nào của đấy là đúng</text:p>
          </table:table-cell>
          <table:table-cell table:number-columns-repeated="1023"/>
        </table:table-row>
        <table:table-row table:style-name="ro3">
          <table:table-cell office:value-type="string" calcext:value-type="string">
            <text:p>Usb mau nóng trong khi đó mới cắm vào chưa lam gì cả ở ngoài để 16gb cắm vào để 14.4 gb mong shop tra lời vụ này</text:p>
          </table:table-cell>
          <table:table-cell table:number-columns-repeated="1023"/>
        </table:table-row>
        <table:table-row table:style-name="ro2">
          <table:table-cell office:value-type="string" calcext:value-type="string">
            <text:p>USB này thiết kế nhỏ gọn, mang bên mình rất tiện lợi. Tốc độ truyền dữ liệu vừa phải, nhưng nhựa hơi mỏng, kiểu dáng không nổi bật lắm. Tuy nhiên usb 16G thương hiệu uy tín như Kingston thì với mức giá này mình thấy là phù hợp rồi.</text:p>
          </table:table-cell>
          <table:table-cell table:number-columns-repeated="1023"/>
        </table:table-row>
        <table:table-row table:style-name="ro2">
          <table:table-cell office:value-type="string" calcext:value-type="string">
            <text:p>Giao hàng lâu quá ạ. Em đặt từ ngày 17/3 mà ngày 25/2 mới nhận được. Đợi chờ mòn mỏi quá đi. Còn chất lượng thì chưa dùng nên chưa biết.</text:p>
          </table:table-cell>
          <table:table-cell table:number-columns-repeated="1023"/>
        </table:table-row>
        <table:table-row table:style-name="ro3">
          <table:table-cell office:value-type="string" calcext:value-type="string">
            <text:p>Mua về thấy tình trạng bị bóc ra (chắc do bên bán muốn dán tem bảo hành) nên nói rõ cho khách hàng biết thì tốt hơn.</text:p>
          </table:table-cell>
          <table:table-cell table:number-columns-repeated="1023"/>
        </table:table-row>
        <table:table-row table:style-name="ro3">
          <table:table-cell office:value-type="string" calcext:value-type="string">
            <text:p>Tốc độ đọc ok, ghi chậm. thích hợp làm usb boot. <text:s/>(đoạn này cho đủ 50 ký tự).</text:p>
          </table:table-cell>
          <table:table-cell table:number-columns-repeated="1023"/>
        </table:table-row>
        <table:table-row table:style-name="ro3">
          <table:table-cell office:value-type="string" calcext:value-type="string">
            <text:p>vỏ hộp bị cắt mở ra rồi. với giá như vậy thì mình thấy khá hợp lý rồi. chất lượng thì chưa biết thế nào</text:p>
          </table:table-cell>
          <table:table-cell table:number-columns-repeated="1023"/>
        </table:table-row>
        <table:table-row table:style-name="ro2">
          <table:table-cell office:value-type="string" calcext:value-type="string">
            <text:p>Mình làm công ty nên sử dụng nhiều usb. Thấy nhanh hơn usb 2.0 1 chút thôi. Còn usb 3.0 loại khác phải nhanh gấp 5 lần 2.0. Giá rẻ nên các bạn cần cân nhắc</text:p>
          </table:table-cell>
          <table:table-cell table:number-columns-repeated="1023"/>
        </table:table-row>
        <table:table-row table:style-name="ro2">
          <table:table-cell office:value-type="string" calcext:value-type="string">
            <text:p>usb sài tốt, <text:s/>nhưng kích thước to nên khi sử dụng cho laptop mà 2 ổ cắm (usb và chuột hay usb và máy in )gần nhau thì k cắm vào đc</text:p>
          </table:table-cell>
          <table:table-cell table:number-columns-repeated="1023"/>
        </table:table-row>
        <table:table-row table:style-name="ro3">
          <table:table-cell office:value-type="string" calcext:value-type="string">
            <text:p>Usb cắm vào máy tính lúc hoạt động, lúc lại ko cho phép kết nối <text:s/>với máy tính. Phải cắm lại nhiều lần mới kết nối thành công.</text:p>
          </table:table-cell>
          <table:table-cell table:number-columns-repeated="1023"/>
        </table:table-row>
        <table:table-row table:style-name="ro2">
          <table:table-cell office:value-type="string" calcext:value-type="string">
            <text:p>Tốc độ trung bình thôi, ghi dữ liệu vào USB có 6 - 6,5 mb/s khá chậm Tốc độ ghi từ usb vào máy tính thì nhanh hơn, Tạm ổn với usb được gọi là 3.0.</text:p>
          </table:table-cell>
          <table:table-cell table:number-columns-repeated="1023"/>
        </table:table-row>
        <table:table-row table:style-name="ro2">
          <table:table-cell office:value-type="string" calcext:value-type="string">
            <text:p>Usb phù hợp với giá tiền ko thể đòi hỏi nhiều với giá rẻ như vậy. giao hàng rất chậm mình đặt hôm 28/12 đến 08/01 mới nhận đc.</text:p>
          </table:table-cell>
          <table:table-cell table:number-columns-repeated="1023"/>
        </table:table-row>
        <table:table-row table:style-name="ro3">
          <table:table-cell office:value-type="string" calcext:value-type="string">
            <text:p>Đẹp gọn, xài tốt</text:p>
          </table:table-cell>
          <table:table-cell table:number-columns-repeated="1023"/>
        </table:table-row>
        <table:table-row table:style-name="ro1">
          <table:table-cell office:value-type="string" calcext:value-type="string">
            <text:p>Thiết kế theo mình là đẹp.</text:p>
            <text:p>Tốc độ đọc ghi khá chậm so với các dòng usb 3.0 khác. Review ở các trang nước ngoài đều chê vì tốc độ quá kém.</text:p>
            <text:p>Dù gì thì hàng Kingston rất bền nên mình tin tưởng. Nghe nói bảo hành chính hãng 5 năm??</text:p>
          </table:table-cell>
          <table:table-cell table:number-columns-repeated="1023"/>
        </table:table-row>
        <table:table-row table:style-name="ro3">
          <table:table-cell office:value-type="string" calcext:value-type="string">
            <text:p>bị khui trước rồi, k biết có bị tráo hàng k? mn nhớ kiểm tra kỹ. mới dùng thấy củng ok.</text:p>
          </table:table-cell>
          <table:table-cell table:number-columns-repeated="1023"/>
        </table:table-row>
        <table:table-row table:style-name="ro3">
          <table:table-cell office:value-type="string" calcext:value-type="string">
            <text:p>Sản phẩm rẻ Dung lượng cao Nhưng ai muốn tốc độ chuyển dữ liệu nhanh thì không nên mua đâu.</text:p>
          </table:table-cell>
          <table:table-cell table:number-columns-repeated="1023"/>
        </table:table-row>
        <table:table-row table:style-name="ro3">
          <table:table-cell office:value-type="string" calcext:value-type="string">
            <text:p>- Giao hàng nhanh, đúng hẹn. -Bao bì đúng yêu cầu. -Qua dùng thử, thấy tốc độ ghi ở cổng 3.0 chỉ đạt 6MB/s hơi thâp...</text:p>
          </table:table-cell>
          <table:table-cell table:number-columns-repeated="1023"/>
        </table:table-row>
        <table:table-row table:style-name="ro3">
          <table:table-cell office:value-type="string" calcext:value-type="string">
            <text:p>Chỉ được lúc đầu, còn lần thứ 2 thì truyền dữ liệu chậm lắm.</text:p>
          </table:table-cell>
          <table:table-cell table:number-columns-repeated="1023"/>
        </table:table-row>
        <table:table-row table:style-name="ro3">
          <table:table-cell office:value-type="string" calcext:value-type="string">
            <text:p>usb m bị lỗi. không nhận tất cả máy tính. fomat cũng không đc.giờ muốn bảo hành sao vậy</text:p>
          </table:table-cell>
          <table:table-cell table:number-columns-repeated="1023"/>
        </table:table-row>
        <table:table-row table:style-name="ro3">
          <table:table-cell office:value-type="string" calcext:value-type="string">
            <text:p>đóng gói ok hàng bị hở <text:s/>vẫn chưa xài nên chưa biết ra sao tạm cho 3 sao</text:p>
          </table:table-cell>
          <table:table-cell table:number-columns-repeated="1023"/>
        </table:table-row>
        <table:table-row table:style-name="ro3">
          <table:table-cell office:value-type="string" calcext:value-type="string">
            <text:p>sản phẩm không đúng như quảng cáo, chỉ có 14.2 GB mà thôi. Tuy nhiên đóng gói rất là kỹ</text:p>
          </table:table-cell>
          <table:table-cell table:number-columns-repeated="1023"/>
        </table:table-row>
        <table:table-row table:style-name="ro3">
          <table:table-cell office:value-type="string" calcext:value-type="string">
            <text:p>3.0 mà tốc độ ghi chỉ có 9MB/s. Tiền nào của nấy.</text:p>
          </table:table-cell>
          <table:table-cell table:number-columns-repeated="1023"/>
        </table:table-row>
        <table:table-row table:style-name="ro3">
          <table:table-cell office:value-type="string" calcext:value-type="string">
            <text:p>Sp bền sài ổn hợp giá tiền ( Đòng này viết thêm cho đủ)</text:p>
          </table:table-cell>
          <table:table-cell table:number-columns-repeated="1023"/>
        </table:table-row>
        <table:table-row table:style-name="ro3">
          <table:table-cell office:value-type="string" calcext:value-type="string">
            <text:p>Tốc độ ghi rất chậm! Tốc độ ghi rất chậm! Tốc độ ghi rất chậm! Tốc độ ghi rất chậm!</text:p>
          </table:table-cell>
          <table:table-cell table:number-columns-repeated="1023"/>
        </table:table-row>
        <table:table-row table:style-name="ro3">
          <table:table-cell office:value-type="string" calcext:value-type="string">
            <text:p>hàng rất ổn,cảm ơn tiki.vn,mong rằng tiki cố gắng phục vụ tốt hơn nữa</text:p>
          </table:table-cell>
          <table:table-cell table:number-columns-repeated="1023"/>
        </table:table-row>
        <table:table-row table:style-name="ro3">
          <table:table-cell office:value-type="string" calcext:value-type="string">
            <text:p>Giao hàng đúng hẹn, nhân viên thân thiện! Sản phẩm có tốc độ ghi dữ liệu hơi hạn chế so với tốc độ đọc!</text:p>
          </table:table-cell>
          <table:table-cell table:number-columns-repeated="1023"/>
        </table:table-row>
        <table:table-row table:style-name="ro3">
          <table:table-cell office:value-type="string" calcext:value-type="string">
            <text:p>16GB hơi ít, mình có lưu một số thông tin thì đã đầy. Còn lại thì không có vấn đề gì.</text:p>
          </table:table-cell>
          <table:table-cell table:number-columns-repeated="1023"/>
        </table:table-row>
        <table:table-row table:style-name="ro3">
          <table:table-cell office:value-type="string" calcext:value-type="string">
            <text:p>usb chất lượng ko bằng hàng của fpt chép tốc độ trung bình 5.5mb trong khi hàng của fpt chép tốc độ trung bình tầm 12mb</text:p>
          </table:table-cell>
          <table:table-cell table:number-columns-repeated="1023"/>
        </table:table-row>
        <table:table-row table:style-name="ro3">
          <table:table-cell office:value-type="string" calcext:value-type="string">
            <text:p>Tốc độ không như quảng cáo (đã cắm vào cổng 3.0). Nhưng chấp nhận được trong tầm giá</text:p>
          </table:table-cell>
          <table:table-cell table:number-columns-repeated="1023"/>
        </table:table-row>
        <table:table-row table:style-name="ro3">
          <table:table-cell office:value-type="string" calcext:value-type="string">
            <text:p>Hàng thấy cũng đk k có j để phàn nàn <text:s/>Mua về chưa thấy có j</text:p>
          </table:table-cell>
          <table:table-cell table:number-columns-repeated="1023"/>
        </table:table-row>
        <table:table-row table:style-name="ro3">
          <table:table-cell office:value-type="string" calcext:value-type="string">
            <text:p>Tốc độ đọc 40MB và tốc độ ghi 10MB. Thực tế copy, ghi cỡ khoảng 2.5MB</text:p>
          </table:table-cell>
          <table:table-cell table:number-columns-repeated="1023"/>
        </table:table-row>
        <table:table-row table:style-name="ro3">
          <table:table-cell office:value-type="string" calcext:value-type="string">
            <text:p>Tiền nào của đấy. Tốc độ thấp, ko cao như quảng cáo</text:p>
          </table:table-cell>
          <table:table-cell table:number-columns-repeated="1023"/>
        </table:table-row>
        <table:table-row table:style-name="ro3">
          <table:table-cell office:value-type="string" calcext:value-type="string">
            <text:p>tốc độ đọc ghi hơi chậm, nhưng phù hợp giá tiền. ns chung dùng cài win thì ok</text:p>
          </table:table-cell>
          <table:table-cell table:number-columns-repeated="1023"/>
        </table:table-row>
        <table:table-row table:style-name="ro3">
          <table:table-cell office:value-type="string" calcext:value-type="string">
            <text:p>Cũng bình thường, như vậy là đặt yêu cầu rồi</text:p>
          </table:table-cell>
          <table:table-cell table:number-columns-repeated="1023"/>
        </table:table-row>
        <table:table-row table:style-name="ro3">
          <table:table-cell office:value-type="string" calcext:value-type="string">
            <text:p>sản phẩm tốt, y như hình</text:p>
          </table:table-cell>
          <table:table-cell table:number-columns-repeated="1023"/>
        </table:table-row>
        <table:table-row table:style-name="ro3">
          <table:table-cell office:value-type="string" calcext:value-type="string">
            <text:p>Hàng dùng tốt, tôi mua 8 cái giờ hư 1 cái thì làm sao để gởi bảo hành đây????</text:p>
          </table:table-cell>
          <table:table-cell table:number-columns-repeated="1023"/>
        </table:table-row>
        <table:table-row table:style-name="ro3">
          <table:table-cell office:value-type="string" calcext:value-type="string">
            <text:p>Cái này sao tôi Mua lại bị bóc ra và có vết bẩn trên sản phẩm</text:p>
          </table:table-cell>
          <table:table-cell table:number-columns-repeated="1023"/>
        </table:table-row>
        <table:table-row table:style-name="ro3">
          <table:table-cell office:value-type="string" calcext:value-type="string">
            <text:p>Dung lượng trên thực tế không được 16G mà tối đa chỉ được 14,4G</text:p>
          </table:table-cell>
          <table:table-cell table:number-columns-repeated="1023"/>
        </table:table-row>
        <table:table-row table:style-name="ro3">
          <table:table-cell office:value-type="string" calcext:value-type="string">
            <text:p>tốc độ khá chậm là đúng hơn là 2.0 chứ k phải 3.0 hãy cải thảo tốc độ</text:p>
          </table:table-cell>
          <table:table-cell table:number-columns-repeated="1023"/>
        </table:table-row>
        <table:table-row table:style-name="ro3">
          <table:table-cell office:value-type="string" calcext:value-type="string">
            <text:p>Xài cũng được, giá rẻ. Nhưng vỏ hơi bị lỏng, cảm giác dễ bị sút ra giống như một số bạn đã đánh giá.</text:p>
          </table:table-cell>
          <table:table-cell table:number-columns-repeated="1023"/>
        </table:table-row>
        <table:table-row table:style-name="ro3">
          <table:table-cell office:value-type="string" calcext:value-type="string">
            <text:p>USB Dùng ổn,nhưng chậm hơn so <text:s/>với thông số đưa ra,chỉ nhỉnh hơn 2.0 ít</text:p>
          </table:table-cell>
          <table:table-cell table:number-columns-repeated="1023"/>
        </table:table-row>
        <table:table-row table:style-name="ro3">
          <table:table-cell office:value-type="string" calcext:value-type="string">
            <text:p>Vì mua với giá bình dân nên usb bị dín VR ms sợ chứ. đáng giá</text:p>
          </table:table-cell>
          <table:table-cell table:number-columns-repeated="1023"/>
        </table:table-row>
        <table:table-row table:style-name="ro3">
          <table:table-cell office:value-type="string" calcext:value-type="string">
            <text:p>vừa mua chiều 17/5, USB đẹp, copy file 2GB hơn 2 phút mới xong, chất lượng tạm</text:p>
          </table:table-cell>
          <table:table-cell table:number-columns-repeated="1023"/>
        </table:table-row>
        <table:table-row table:style-name="ro3">
          <table:table-cell office:value-type="string" calcext:value-type="string">
            <text:p>tại sao sản phẩm giao cho tôi, lại bị bóc tem sẵn rồi vậy ad</text:p>
          </table:table-cell>
          <table:table-cell table:number-columns-repeated="1023"/>
        </table:table-row>
        <table:table-row table:style-name="ro3">
          <table:table-cell office:value-type="string" calcext:value-type="string">
            <text:p>Xài cũng ok</text:p>
          </table:table-cell>
          <table:table-cell table:number-columns-repeated="1023"/>
        </table:table-row>
        <table:table-row table:style-name="ro3">
          <table:table-cell office:value-type="string" calcext:value-type="string">
            <text:p>Tốc độ chỉ nhỉnh hơn 2.0 chút, gói hàng đẹp, giao nhanh</text:p>
          </table:table-cell>
          <table:table-cell table:number-columns-repeated="1023"/>
        </table:table-row>
        <table:table-row table:style-name="ro3">
          <table:table-cell office:value-type="string" calcext:value-type="string">
            <text:p>Sản phẩm dùng được, đẹp,tốc độ bình thường so với giá tiền</text:p>
          </table:table-cell>
          <table:table-cell table:number-columns-repeated="1023"/>
        </table:table-row>
        <table:table-row table:style-name="ro3">
          <table:table-cell office:value-type="string" calcext:value-type="string">
            <text:p>Tốc độ quá thấp còn thấp hơn cả con 2.0 Adata của mình</text:p>
          </table:table-cell>
          <table:table-cell table:number-columns-repeated="1023"/>
        </table:table-row>
        <table:table-row table:style-name="ro3">
          <table:table-cell office:value-type="string" calcext:value-type="string">
            <text:p>thuc chat chi co 14.5 gb thoi, khong duoc 16 gb nhung nhin chung xai rat tot, toc do xu li nhanh ...</text:p>
          </table:table-cell>
          <table:table-cell table:number-columns-repeated="1023"/>
        </table:table-row>
        <table:table-row table:style-name="ro3">
          <table:table-cell office:value-type="string" calcext:value-type="string">
            <text:p>cái này hơi dài nhưng dùng cũng tạm , nhưng kiểu dáng rất đẹp tôi thích nó</text:p>
          </table:table-cell>
          <table:table-cell table:number-columns-repeated="1023"/>
        </table:table-row>
        <table:table-row table:style-name="ro3">
          <table:table-cell office:value-type="string" calcext:value-type="string">
            <text:p>bình thường không có gì đặc biệt lắm nắp đẩy khá dễ bị lỏng</text:p>
          </table:table-cell>
          <table:table-cell table:number-columns-repeated="1023"/>
        </table:table-row>
        <table:table-row table:style-name="ro3">
          <table:table-cell office:value-type="string" calcext:value-type="string">
            <text:p>tốc độ đọc ghi quá chậm so với tiêu chuẩn USB 3.0, khá thất vọng</text:p>
          </table:table-cell>
          <table:table-cell table:number-columns-repeated="1023"/>
        </table:table-row>
        <table:table-row table:style-name="ro3">
          <table:table-cell office:value-type="string" calcext:value-type="string">
            <text:p>Giá rẻ, thiết kế chắc chắn, tốc độ bình thường, chạy cũng ổn !</text:p>
          </table:table-cell>
          <table:table-cell table:number-columns-repeated="1023"/>
        </table:table-row>
        <table:table-row table:style-name="ro4">
          <table:table-cell office:value-type="string" calcext:value-type="string">
            <text:p>Mang danh 3.0 nhưng tốc độ không hơn 2.0 là mấy. Nhưng với mức giá như thế này, đúng là không thể trông mong gì hơn. Điểm yêu thích của USB này là thiết kế khá đẹp, đóng mở chân USB tiện lợi. Nhưng vì không có nắp nên nếu rơi vào nước thì khá rắc rối. Bạn nào muốn tốc độ 3.0 thực sự thì nên đầu tư mấy dòng USB cao cấp còn đối với mấy dòng giá rẻ như thế này thì 2.0 hay 3.0 cũng như nhau.</text:p>
          </table:table-cell>
          <table:table-cell table:number-columns-repeated="1023"/>
        </table:table-row>
        <table:table-row table:style-name="ro1">
          <table:table-cell office:value-type="string" calcext:value-type="string">
            <text:p>USB 16gb với tầm giá này rẻ so với thị trường. Thiết kế nhỏ gọn ko có nắp đập tránh tình trạng bị rớt hoặc mất nắp. Tốc độ truyền nhanh. Vỏ USB bằng nhựa nhám cầm ko dễ bị trơn. Tiện dụng có thể bỏ vào ví hay túi. Nói chung là ưng ý với sản phẩm này.</text:p>
          </table:table-cell>
          <table:table-cell table:number-columns-repeated="1023"/>
        </table:table-row>
        <table:table-row table:style-name="ro6">
          <table:table-cell office:value-type="string" calcext:value-type="string">
            <text:p>Mình đã dùng cả loại USB 3.0 này và loại 2.0 của Kingston. Sự thật là mình không thấy có khác biệt gì về tốc độ giữa loại 2.0 và 3.0. Ưu điểm của USB Kingston DT 100G3 là giá rẻ ngang với loại 2.0, và chứa được tới 16GB, do đó bạn có thể thoải mái lưu trữ bài hát, video, tài liệu mà ít phải quan tâm tới bộ nhớ.</text:p>
            <text:p>Nếu để trông chờ tốc độ đột phá từ chiếc USB này thì có thể sẽ làm bạn hơi thất vọng, Nhưng với dung lượng cao, giá rẻ, dùng ổn định thì mình nghĩ sẽ đáp ứng nhu cầu cơ bản của người dùng.</text:p>
          </table:table-cell>
          <table:table-cell table:number-columns-repeated="1023"/>
        </table:table-row>
        <table:table-row table:style-name="ro2">
          <table:table-cell office:value-type="string" calcext:value-type="string">
            <text:p>Tôi đã dùng nhiều usb, 3 trong số đó là của hãng Kingston và Kingston luôn làm tôi hài lòng về chất lượng. Tôi sẽ vẫn tiếp tục lựa chọn sản phẩm. Tuy nhiên tôi vẫn chưa ưng ý lắm về thiết kế của sản phẩm, cần trau chuốt và gọn nhẹ hơn.</text:p>
          </table:table-cell>
          <table:table-cell table:number-columns-repeated="1023"/>
        </table:table-row>
        <table:table-row table:style-name="ro3">
          <table:table-cell office:value-type="string" calcext:value-type="string">
            <text:p>lưu tài liệu thì đc chứ dùng lưu application, file rar , phim chuyển cực chậm...</text:p>
          </table:table-cell>
          <table:table-cell table:number-columns-repeated="1023"/>
        </table:table-row>
        <table:table-row table:style-name="ro3">
          <table:table-cell office:value-type="string" calcext:value-type="string">
            <text:p>Tôi tính đặt hàng nhưng phí giao hàng cao quá , 18.000 . Bên Akulaku giao hàng miễn phí .</text:p>
          </table:table-cell>
          <table:table-cell table:number-columns-repeated="1023"/>
        </table:table-row>
        <table:table-row table:style-name="ro3">
          <table:table-cell office:value-type="string" calcext:value-type="string">
            <text:p>Tốc độ đọc tầm 30Mb/s, ghi tầm 5MB/s quá chậm so với chuẩn 3.0</text:p>
          </table:table-cell>
          <table:table-cell table:number-columns-repeated="1023"/>
        </table:table-row>
        <table:table-row table:style-name="ro3">
          <table:table-cell office:value-type="string" calcext:value-type="string">
            <text:p>Mới hôm qua đặt hàng 117k hôm nay nó xuống 101k, ôi cuộc đời</text:p>
          </table:table-cell>
          <table:table-cell table:number-columns-repeated="1023"/>
        </table:table-row>
        <table:table-row table:style-name="ro3">
          <table:table-cell office:value-type="string" calcext:value-type="string">
            <text:p>ahihi đồ ngok. nói chung xài cũng dc. nhanh hơn bt nếu ổ cứng cũng 3.0</text:p>
          </table:table-cell>
          <table:table-cell table:number-columns-repeated="1023"/>
        </table:table-row>
        <table:table-row table:style-name="ro3">
          <table:table-cell office:value-type="string" calcext:value-type="string">
            <text:p>Hàng mới mua mà các vít bị oxy hoá cũ. Hơi thất vọng</text:p>
          </table:table-cell>
          <table:table-cell table:number-columns-repeated="1023"/>
        </table:table-row>
        <table:table-row table:style-name="ro2">
          <table:table-cell office:value-type="string" calcext:value-type="string">
            <text:p>Không hài lòng về việc sản phẩm đã bị mở ra trước đó. <text:s/>Tốc độ nhanh lúc đầu, nhưng lúc sau khá chậm, chắc tuỳ theo file. Ổn so với giá.</text:p>
          </table:table-cell>
          <table:table-cell table:number-columns-repeated="1023"/>
        </table:table-row>
        <table:table-row table:style-name="ro1">
          <table:table-cell office:value-type="string" calcext:value-type="string">
            <text:p>Mua dùng được một thời gian, sản phẩm đẹp. Những cái tem bảo hành tới 5 năm sợ sẽ bị mờ theo thời gian. Tốc độ đọc ghi cũng đủ dùng chứ không nhanh như thông số của nhà sản xuất. Dùng đến nay vẫn chưa bị lỗi, không biết sản phẩm có chống nước không. Chắc làm chuột bạch quá.</text:p>
          </table:table-cell>
          <table:table-cell table:number-columns-repeated="1023"/>
        </table:table-row>
        <table:table-row table:style-name="ro1">
          <table:table-cell office:value-type="string" calcext:value-type="string">
            <text:p>Nhận hàng cách đây vài hôm, hình thức cũng tạm được. Đợt hàng này tốc độ không được tốt lắm. Tốc độ ghi trên cổng USB 2.0 max là 20m/s, còn 3.0 mình thấy cũng không hơn 25m/s. Cảm thấy không được hài lòng so với USB 3.0 Team Group INC C143 32GB. Không biết chất lượng lâu dài ra sao thôi. Hàng do Diệp Khánh phân phối.............</text:p>
          </table:table-cell>
          <table:table-cell table:number-columns-repeated="1023"/>
        </table:table-row>
        <table:table-row table:style-name="ro6">
          <table:table-cell office:value-type="string" calcext:value-type="string">
            <text:p>Mình mua USB này vào đợt sale của Tiki nên giá 199k cho 1 USB 32GB chuẩn 3.0 cũng rất hợp lý.</text:p>
            <text:p>USB có thiết kế khá đẹp và hoàn thiện cũng rất tốt, phần nhựa nhám thì quá tuyệt, phần nhựa bóng thì hơi dễ trầy xước 1 chút.</text:p>
            <text:p>Về tốc độ thì mình thấy tốc độ đọc rất tốt, còn tốc độ ghi thì không ổn định lắm, lúc đầu có thể lên tới 50MB - 70MB/s, sau tuột xuống còn khoảng 12MB - 15MB/s (mình test bằng cổng USB 3.0 trên desktop).</text:p>
          </table:table-cell>
          <table:table-cell table:number-columns-repeated="1023"/>
        </table:table-row>
        <table:table-row table:style-name="ro5">
          <table:table-cell office:value-type="string" calcext:value-type="string">
            <text:p>Mình vừa nhận hàng chiều nay. Mẫu mã giống hình trên, sản phẩm thì còn rất mới, bên trên có tên của nhà phân phối ghi bảo hành 5 năm, tuy nhiên mình thắc mắc sau 5 năm nữa mình đi bảo hành thì mình sẽ gửi sản phẩm cho Tiki hay gửi vào scandisk?</text:p>
            <text:p>Thử đo tốc độ đọc/ghi của USB thì thấy ghi được trung bình tầm 35-37MB/s. Đọc tầm 128MB/s. Copy 1 file video 8GB vào mất gần 6 phút, copy xong thì đầu cắm USB nóng dã man, chắc cũng gần 60 độ C  </text:p>
            <text:p>Giờ hy vọng sản phẩm bền nữa là ok.</text:p>
          </table:table-cell>
          <table:table-cell table:number-columns-repeated="1023"/>
        </table:table-row>
        <table:table-row table:style-name="ro5">
          <table:table-cell office:value-type="string" calcext:value-type="string">
            <text:p>Vừa nhận được hàng,mở ra thì thấy đã có 1 vết rạch ở phần bìa sau của vỏ,dấu hiệu của việc lấy usb ra và làm gì đó :v không biết là ý định tốt hay xấu.Nhưng thôi bỏ qua.USB đẹp,thiết kế sang chảnh,dùng được làm móc chìa khóa.Cắm vào hơi hụt hẫng vì quảng cáo là 32gb,nhưng thực chất chỉ có 28.9GB (Mình biết là không có usb nào có thể đúng gb như quảng cáo được nhưng sự chênh lệch là hơi nhiều,và nó khiến mình hơi hụt hẫng một tí).Bù lại thì copy dữ liệu cũng tạm được,không đến mức 100mb/s như lời quảng cáo.Mình thử copy 1 file film 20gb thì hết 12 phút.Nói chung là so với usb 2.0 thì cũng hơn rất nhiều :D</text:p>
          </table:table-cell>
          <table:table-cell table:number-columns-repeated="1023"/>
        </table:table-row>
        <table:table-row table:style-name="ro2">
          <table:table-cell office:value-type="string" calcext:value-type="string">
            <text:p>dùng rất nóng phần jack cắm, dữ liệu gói dung lượng lớn ghi bị lỗi, ví dụ phim hay file .rar <text:s/>.iso....(mình thử đã test cùng với usb khác hãng), còn file kích thước nhỏ thì ko sao. Theo mình usb này tạm ổn chứ ko được tốt lắm...còn phần sơn chư</text:p>
          </table:table-cell>
          <table:table-cell table:number-columns-repeated="1023"/>
        </table:table-row>
        <table:table-row table:style-name="ro3">
          <table:table-cell office:value-type="string" calcext:value-type="string">
            <text:p>tôi đã nhận được hàng ..nhưng hôm nay mới sử dụng .nhưng. không được .tôi đề nghị bên tiki đổi trả cho <text:s/>toi. usb</text:p>
          </table:table-cell>
          <table:table-cell table:number-columns-repeated="1023"/>
        </table:table-row>
        <table:table-row table:style-name="ro2">
          <table:table-cell office:value-type="string" calcext:value-type="string">
            <text:p>Mình mua usb này nhân dịp khuyến mãi còn 199k, nhìn chung khá ổn nhưng tốc độ ghi khá chậm không như quảng cáo. À còn SucureAccess mình cài đặt không được, không biết có sai gì không hay do nó bị lỗi.</text:p>
          </table:table-cell>
          <table:table-cell table:number-columns-repeated="1023"/>
        </table:table-row>
        <table:table-row table:style-name="ro3">
          <table:table-cell office:value-type="string" calcext:value-type="string">
            <text:p>Sản phẩm dùng tốc độ hơi chậm. Mong cải tiến thêm <text:s/></text:p>
          </table:table-cell>
          <table:table-cell table:number-columns-repeated="1023"/>
        </table:table-row>
        <table:table-row table:style-name="ro2">
          <table:table-cell office:value-type="string" calcext:value-type="string">
            <text:p>Âm thay hay nhưng Shop ơi tai nghe mình mua bên trái tập tịt quá, đang nghe thì tự nhiên ngắt âm thanh xong lại kết nối lại cứ 5p lại bị lại mình muốn đổi cái khác đc ko?</text:p>
          </table:table-cell>
          <table:table-cell table:number-columns-repeated="1023"/>
        </table:table-row>
        <table:table-row table:style-name="ro2">
          <table:table-cell office:value-type="string" calcext:value-type="string">
            <text:p>Bao chụp tai nghe màu trắng không vừa với tai nghe không biết tặng làm gì nhở. Âm thanh thì tạm thôi chỉ được mỗi cái gói hàng đẹp và cẩn thận.</text:p>
          </table:table-cell>
          <table:table-cell table:number-columns-repeated="1023"/>
        </table:table-row>
        <table:table-row table:style-name="ro3">
          <table:table-cell office:value-type="string" calcext:value-type="string">
            <text:p>Sao tôi ghép đôi nhiều lần không thành công dù đã đôi nhiều điện thoại khác</text:p>
          </table:table-cell>
          <table:table-cell table:number-columns-repeated="1023"/>
        </table:table-row>
        <table:table-row table:style-name="ro3">
          <table:table-cell office:value-type="string" calcext:value-type="string">
            <text:p>Tốc độ write không nhanh lắm. Cái lỗ để móc khóa hơi nhỏ</text:p>
          </table:table-cell>
          <table:table-cell table:number-columns-repeated="1023"/>
        </table:table-row>
        <table:table-row table:style-name="ro1">
          <table:table-cell office:value-type="string" calcext:value-type="string">
            <text:p>Kiểu dáng bắt mắt, to và có chỗ móc khóa nên khá tiện lợi. Màu đỏ đen kết hợp hài hòa.</text:p>
            <text:p>Lưu trữ được lượng lớn dữ liệu bao gồm hình ảnh, game, film, word, pdf... trong 32Gb.</text:p>
            <text:p>Tuy đôi lúc có gặp trục trặc, không trơn tru khi kết nối và chép file nhưng với mức giá này thì hợp lí.</text:p>
          </table:table-cell>
          <table:table-cell table:number-columns-repeated="1023"/>
        </table:table-row>
        <table:table-row table:style-name="ro3">
          <table:table-cell office:value-type="string" calcext:value-type="string">
            <text:p>tai nghe đeo đẹp. ko dau tai, chắc chắn. tuy nhien mic nc nghe khá nhỏ và am thanh nghe tam dc. ok êm lắm.</text:p>
          </table:table-cell>
          <table:table-cell table:number-columns-repeated="1023"/>
        </table:table-row>
        <table:table-row table:style-name="ro3">
          <table:table-cell office:value-type="string" calcext:value-type="string">
            <text:p>Nghe hai tai đi lại hay bị mất sóng <text:s/>Nghe nhạc ổn nói chung tạm dc</text:p>
          </table:table-cell>
          <table:table-cell table:number-columns-repeated="1023"/>
        </table:table-row>
        <table:table-row table:style-name="ro3">
          <table:table-cell office:value-type="string" calcext:value-type="string">
            <text:p>giao hàng nhanh , đóng gói cẩn thận, tuy nhiên chất lượng âm thanh hơi kém</text:p>
          </table:table-cell>
          <table:table-cell table:number-columns-repeated="1023"/>
        </table:table-row>
        <table:table-row table:style-name="ro3">
          <table:table-cell office:value-type="string" calcext:value-type="string">
            <text:p>Ko như mong đợi</text:p>
          </table:table-cell>
          <table:table-cell table:number-columns-repeated="1023"/>
        </table:table-row>
        <table:table-row table:style-name="ro3">
          <table:table-cell office:value-type="string" calcext:value-type="string">
            <text:p>Giao rất nhanh, tuy nhiên đóng gói sơ sài. Usb bỏ trong 1 cái hộp lớn mà ko quấn chống sốc.</text:p>
          </table:table-cell>
          <table:table-cell table:number-columns-repeated="1023"/>
        </table:table-row>
        <table:table-row table:style-name="ro2">
          <table:table-cell office:value-type="string" calcext:value-type="string">
            <text:p>Chuột hơi nặng so với g102, bật đèn led cảm giác hơi ấm. Tiếng click chuột cũng to hơn. Nhìn chung chỉ ở mức ok so với giá mình mua là 265k</text:p>
          </table:table-cell>
          <table:table-cell table:number-columns-repeated="1023"/>
        </table:table-row>
        <table:table-row table:style-name="ro3">
          <table:table-cell office:value-type="string" calcext:value-type="string">
            <text:p>Chuột ok dây ko bọc dù nên hơi tệ , nếu df dây có dù sẽ ok</text:p>
          </table:table-cell>
          <table:table-cell table:number-columns-repeated="1023"/>
        </table:table-row>
        <table:table-row table:style-name="ro3">
          <table:table-cell office:value-type="string" calcext:value-type="string">
            <text:p>Chuột dùng tác nghiệp bình thườngg thì đc nhưng chơi game thì cảm giác bấm không tốt, led đẹp</text:p>
          </table:table-cell>
          <table:table-cell table:number-columns-repeated="1023"/>
        </table:table-row>
        <table:table-row table:style-name="ro3">
          <table:table-cell office:value-type="string" calcext:value-type="string">
            <text:p>- USB này kích thước nhỏ gọn. - Tốc độ đọc ghi nhanh. - Do kích thước quá nhỏ nên dễ rớt và hơi nóng khi đọc ghi.</text:p>
          </table:table-cell>
          <table:table-cell table:number-columns-repeated="1023"/>
        </table:table-row>
        <table:table-row table:style-name="ro3">
          <table:table-cell office:value-type="string" calcext:value-type="string">
            <text:p>chốt ko chắc. có thể bị trượt nếu ấn mạnh.</text:p>
          </table:table-cell>
          <table:table-cell table:number-columns-repeated="1023"/>
        </table:table-row>
        <table:table-row table:style-name="ro3">
          <table:table-cell office:value-type="string" calcext:value-type="string">
            <text:p>Hàng đúng chất lượng</text:p>
          </table:table-cell>
          <table:table-cell table:number-columns-repeated="1023"/>
        </table:table-row>
        <table:table-row table:style-name="ro4">
          <table:table-cell office:value-type="string" calcext:value-type="string">
            <text:p>Ngày đầu sử dụng đã bị lỗi khi nghe nhạc, tín hiệu không ổn định, hay mất hoặc nhiễu tiếng, mặc dù điện thoại luôn kề bên. Gởi lại tiki bảo hành, không biết bên bộ phận kỹ thuật kiểm tra ntn mà báo lại không có vấn đề gì xảy ra trong quá trình nghe nhạc. Khi nhận hành lại, vẫn bị như lúc trước mặc dù có làm theo lời chỉ dẫn của Tiki là reset lại tai nghe, thậm chí là điện thoại. Chán thiệt.</text:p>
          </table:table-cell>
          <table:table-cell table:number-columns-repeated="1023"/>
        </table:table-row>
        <table:table-row table:style-name="ro2">
          <table:table-cell office:value-type="string" calcext:value-type="string">
            <text:p>Chất lượng hoàn thiện hộp sạc ổn nhưng tai nghe chưa tốt lắm . Anh thanh thiếu bass mở lớn bị chói tai, phù hợp đàm thoại chứ nghe nhạc không hợp</text:p>
          </table:table-cell>
          <table:table-cell table:number-columns-repeated="1023"/>
        </table:table-row>
        <table:table-row table:style-name="ro2">
          <table:table-cell office:value-type="string" calcext:value-type="string">
            <text:p>mua về xài thử đc 2 ngày thi thấy ổn.nhưng đến ngày thứ 3 thì chỉ kết nối đc với tai trái.còn tai phải lại k kết nối đc.ai biết chỉ mình cách kết nối cả 2 tải cùng lúc <text:s/>với</text:p>
          </table:table-cell>
          <table:table-cell table:number-columns-repeated="1023"/>
        </table:table-row>
        <table:table-row table:style-name="ro2">
          <table:table-cell office:value-type="string" calcext:value-type="string">
            <text:p>tai nghe của mình sạc k vô pin. Mình đã sạc đầy dock sạc (full 4 đèn của dock sạc đều sáng) + tháo lớp bọc tai nghe + để tai nghe trong dock sạc 2 ngày nay rồi</text:p>
          </table:table-cell>
          <table:table-cell table:number-columns-repeated="1023"/>
        </table:table-row>
        <table:table-row table:style-name="ro2">
          <table:table-cell office:value-type="string" calcext:value-type="string">
            <text:p>Khả năng kết nối của tai nghe khá tệ, chi cần có một chút vật cản giữa dt đến tai nghe là sẽ có tình trạng mất tiếng thường xuyên.</text:p>
          </table:table-cell>
          <table:table-cell table:number-columns-repeated="1023"/>
        </table:table-row>
        <table:table-row table:style-name="ro3">
          <table:table-cell office:value-type="string" calcext:value-type="string">
            <text:p>Gia h nhanh . Đóng gói cẩn thận tai nghe hơi bị rè.</text:p>
          </table:table-cell>
          <table:table-cell table:number-columns-repeated="1023"/>
        </table:table-row>
        <table:table-row table:style-name="ro3">
          <table:table-cell office:value-type="string" calcext:value-type="string">
            <text:p>Sao em mua về cổng sạc là micro USB mà cáp type C là sao shop</text:p>
          </table:table-cell>
          <table:table-cell table:number-columns-repeated="1023"/>
        </table:table-row>
        <table:table-row table:style-name="ro3">
          <table:table-cell office:value-type="string" calcext:value-type="string">
            <text:p>loa nghe nhỏ, mng chú ý khi mua</text:p>
          </table:table-cell>
          <table:table-cell table:number-columns-repeated="1023"/>
        </table:table-row>
        <table:table-row table:style-name="ro1">
          <table:table-cell office:value-type="string" calcext:value-type="string">
            <text:p>So với HDD có cải thiện nhanh hơn, nhưng thời gian khởi động win ko như quảng cáo, dùng win 10 cài chương trình ít mà thời gian khởi động cả 30 s. Đặc biệt ngốn pin nhiều hơn HDD gần gấp đôi. Dùng HDD được 3 h chuyển qua dùng SSD dc chưa tới 2 giờ. Chương trình cài thì vẫn vậy. Nói chung giờ chỉ còn cách dùng win 7 cho nhẹ bớt. Có lẽ hàng hàng loại 2 nên vậy.</text:p>
          </table:table-cell>
          <table:table-cell table:number-columns-repeated="1023"/>
        </table:table-row>
        <table:table-row table:style-name="ro1">
          <table:table-cell office:value-type="string" calcext:value-type="string">
            <text:p>Mình mua hàng mấy hôm rồi mà không có thời gian kiểm tra, hôm nay cần đến mới đem ra thử thì máy không nhận ổ cứng, đèn của hộp đựng vẫn sáng nhưng trên máy không có dấu hiệu gì cả. Quá thời hạn 7 ngày đổi trả nữa, giờ mình phải làm sao ạ?</text:p>
          </table:table-cell>
          <table:table-cell table:number-columns-repeated="1023"/>
        </table:table-row>
        <table:table-row table:style-name="ro3">
          <table:table-cell office:value-type="string" calcext:value-type="string">
            <text:p>Mình đã nhận được ổ cứng nhưng tại sao copy file nó lại chậm như vậy nhỉ, tốc độ con thấp hơn cả so với hdd</text:p>
          </table:table-cell>
          <table:table-cell table:number-columns-repeated="1023"/>
        </table:table-row>
        <table:table-row table:style-name="ro2">
          <table:table-cell office:value-type="string" calcext:value-type="string">
            <text:p>mới nhận đc hàng. nhưng bị lỗi khi nâng cổ tay lên màn hình đồng hồ k sáng. mặc dù đã cài đặt nâng cổ tay là sáng, nên khi trời tối muốn xem giờ lại phải thao tác bằng tay ấn phím. bất tiện vãi. shop có thể đổi cho mình đc k. thanks!</text:p>
          </table:table-cell>
          <table:table-cell table:number-columns-repeated="1023"/>
        </table:table-row>
        <table:table-row table:style-name="ro3">
          <table:table-cell office:value-type="string" calcext:value-type="string">
            <text:p>Tôi muốn gọi bảo hành mak không biết làm cách nào.</text:p>
          </table:table-cell>
          <table:table-cell table:number-columns-repeated="1023"/>
        </table:table-row>
        <table:table-row table:style-name="ro4">
          <table:table-cell office:value-type="string" calcext:value-type="string">
            <text:p>Màn hình hiển thị không sắc nét cho lắm nên pin xài được lâu. kết nối với 1 số điện thoại thì khi có cuộc gọi đến không hiển thị được tên và số điện thoại trên đồng hồ, chức năng nhận và tắt cuộc gọi hầu như không sử dụng được. Tin nhắn hiển thị Tiếng Việt có dấu bị lỗi, không có chỗ chỉnh ngôn ngữ đồng hồ. Giá cả và chức năng hợp lý đáng mua, nhưng không đánh giá cao các ý kiến vừa nêu.</text:p>
          </table:table-cell>
          <table:table-cell table:number-columns-repeated="1023"/>
        </table:table-row>
        <table:table-row table:style-name="ro2">
          <table:table-cell office:value-type="string" calcext:value-type="string">
            <text:p>Ban đầu mua về thì pin khá trâu, nhưng xài được một thời gian thì cần phải sạc thường xuyên hơn. Đồng hồ này dành có thể được nói là có những chức năng cơ bản nhất của một chiếc smartwatch.. nhưng đôi khi nghi ngờ về số liệu mà nó thể hiện!</text:p>
          </table:table-cell>
          <table:table-cell table:number-columns-repeated="1023"/>
        </table:table-row>
        <table:table-row table:style-name="ro2">
          <table:table-cell office:value-type="string" calcext:value-type="string">
            <text:p>Hiện mình làm mất hoá đơn mua hàng của tiki vào ngày hôm qua . Mình mua đồng hồ xiaomi amazfit bip . Mình gọi lên xiaomi hỏi về chế độ bảo hành thì xiaomi yêu cầu hoá đơn mua hàng tại tiki . Như vậy mình nhờ in lại hoá đơn được không ạ ?</text:p>
          </table:table-cell>
          <table:table-cell table:number-columns-repeated="1023"/>
        </table:table-row>
        <table:table-row table:style-name="ro2">
          <table:table-cell office:value-type="string" calcext:value-type="string">
            <text:p>Đồng hồ đếm bước đi dựa trên sự chuyển động của tay nên nằm võng đu đưa một hồi bộ đếm tăng liên tục, nói chung nếu nhà ai ko nằm võng thì khá chính xác.</text:p>
          </table:table-cell>
          <table:table-cell table:number-columns-repeated="1023"/>
        </table:table-row>
        <table:table-row table:style-name="ro3">
          <table:table-cell office:value-type="string" calcext:value-type="string">
            <text:p>Tưởng có thể kết nối được với Samsung Health nên mới mua nào ngờ chẳng liên quan gì nhau nên về chả xài được</text:p>
          </table:table-cell>
          <table:table-cell table:number-columns-repeated="1023"/>
        </table:table-row>
        <table:table-row table:style-name="ro1">
          <table:table-cell office:value-type="string" calcext:value-type="string">
            <text:p>Bàn phím có kích thước nhỏ gọn, layout phím bố trí hợp lý, các phím media tiện lợi. <text:s/>Tuy nhiên có 1 điểm trừ là chất lượng phím chỉ ở mức trung bình, các phím bấm cảm giác khá yếu và độ nảy không cao, phím Enter sau vài ngày sử dụng đã có dấu hiệu bị dính, không nảy về như cũ.</text:p>
          </table:table-cell>
          <table:table-cell table:number-columns-repeated="1023"/>
        </table:table-row>
        <table:table-row table:style-name="ro3">
          <table:table-cell office:value-type="string" calcext:value-type="string">
            <text:p>Tiki xem lại giúp mình đơn hàng này. Mình chưa nhận được hàng nhưng tiki báo đơn hàng của mình đã nhận được</text:p>
          </table:table-cell>
          <table:table-cell table:number-columns-repeated="1023"/>
        </table:table-row>
        <table:table-row table:style-name="ro3">
          <table:table-cell office:value-type="string" calcext:value-type="string">
            <text:p>Sản phẩm được giao hàng nhanh, tuy nhiên một số nút bấm không ăn. Mình đang phản hồi bên hãng để bảo hành cho mình.</text:p>
          </table:table-cell>
          <table:table-cell table:number-columns-repeated="1023"/>
        </table:table-row>
        <table:table-row table:style-name="ro3">
          <table:table-cell office:value-type="string" calcext:value-type="string">
            <text:p>Sản phẩm k tốt lắm, màn hình độ phân giải xấu, như những đời đt trung quốc cũ, ít chức năng hơn miband 4</text:p>
          </table:table-cell>
          <table:table-cell table:number-columns-repeated="1023"/>
        </table:table-row>
        <table:table-row table:style-name="ro3">
          <table:table-cell office:value-type="string" calcext:value-type="string">
            <text:p>Bàn phím của em lỗi phim 'N' làm cách nào để đổi trả ạ</text:p>
          </table:table-cell>
          <table:table-cell table:number-columns-repeated="1023"/>
        </table:table-row>
        <table:table-row table:style-name="ro3">
          <table:table-cell office:value-type="string" calcext:value-type="string">
            <text:p>Mọi thứ ok. trừ 1 số phím khá cứng. giao hàng đúng lúc.</text:p>
          </table:table-cell>
          <table:table-cell table:number-columns-repeated="1023"/>
        </table:table-row>
        <table:table-row table:style-name="ro3">
          <table:table-cell office:value-type="string" calcext:value-type="string">
            <text:p>Bàn phim rít. Ấn mạnh mấy được. Nhiều khi ấn ko nhận</text:p>
          </table:table-cell>
          <table:table-cell table:number-columns-repeated="1023"/>
        </table:table-row>
        <table:table-row table:style-name="ro3">
          <table:table-cell office:value-type="string" calcext:value-type="string">
            <text:p>Tôi đặt màu cam sao thành màu đen rồi, mà sao Tiki giao lâu vậy</text:p>
          </table:table-cell>
          <table:table-cell table:number-columns-repeated="1023"/>
        </table:table-row>
        <table:table-row table:style-name="ro3">
          <table:table-cell office:value-type="string" calcext:value-type="string">
            <text:p>Đồng hồ bị lỗi đã hoàn trả Tiki, thủ tục cũng dễ dàng, mong lần sau mua hàng sẽ ko bị như vậy nữa</text:p>
          </table:table-cell>
          <table:table-cell table:number-columns-repeated="1023"/>
        </table:table-row>
        <table:table-row table:style-name="ro3">
          <table:table-cell office:value-type="string" calcext:value-type="string">
            <text:p>phím êm, bấm nhẹ tay, cảm giác hơi rẻ tiền, 1-2 phím bấm ko ăn lắm</text:p>
          </table:table-cell>
          <table:table-cell table:number-columns-repeated="1023"/>
        </table:table-row>
        <table:table-row table:style-name="ro3">
          <table:table-cell office:value-type="string" calcext:value-type="string">
            <text:p>Mình không thể kết nối qua ứng dụng Mifit, xin shop hỗ trợ.</text:p>
          </table:table-cell>
          <table:table-cell table:number-columns-repeated="1023"/>
        </table:table-row>
        <table:table-row table:style-name="ro3">
          <table:table-cell office:value-type="string" calcext:value-type="string">
            <text:p>Man hinh k dep lam , mau het pin <text:s/>, chat luong kem</text:p>
          </table:table-cell>
          <table:table-cell table:number-columns-repeated="1023"/>
        </table:table-row>
        <table:table-row table:style-name="ro3">
          <table:table-cell office:value-type="string" calcext:value-type="string">
            <text:p>Êm lắm luôn ạ.nào hue chưa bik</text:p>
          </table:table-cell>
          <table:table-cell table:number-columns-repeated="1023"/>
        </table:table-row>
        <table:table-row table:style-name="ro3">
          <table:table-cell office:value-type="string" calcext:value-type="string">
            <text:p>Giao hàng đúng hẹn. sản phẩm sử dụng mẫu mã tương đối phù hợp</text:p>
          </table:table-cell>
          <table:table-cell table:number-columns-repeated="1023"/>
        </table:table-row>
        <table:table-row table:style-name="ro3">
          <table:table-cell office:value-type="string" calcext:value-type="string">
            <text:p>sản phẩm bình thường . ...</text:p>
          </table:table-cell>
          <table:table-cell table:number-columns-repeated="1023"/>
        </table:table-row>
        <table:table-row table:style-name="ro2">
          <table:table-cell office:value-type="string" calcext:value-type="string">
            <text:p>Không biết mọi người dùng thấy pin của đồng hồ thật sự lâu không? Mình mới mua nhưng mình thấy pin sạc đầy chỉ dùng trong 1 tuần là hết (mình dùng chủ yếu xem giờ với báo thức mỗi sáng là chính)</text:p>
          </table:table-cell>
          <table:table-cell table:number-columns-repeated="1023"/>
        </table:table-row>
        <table:table-row table:style-name="ro3">
          <table:table-cell office:value-type="string" calcext:value-type="string">
            <text:p>xin hỏi đồng hồ này có đồng bộ trực tiếp với phần mềm Strava trên điện thoại được không?</text:p>
          </table:table-cell>
          <table:table-cell table:number-columns-repeated="1023"/>
        </table:table-row>
        <table:table-row table:style-name="ro3">
          <table:table-cell office:value-type="string" calcext:value-type="string">
            <text:p>Hết pin nhanh hơn mình nghĩ, ko biết có phải nguyên real ko</text:p>
          </table:table-cell>
          <table:table-cell table:number-columns-repeated="1023"/>
        </table:table-row>
        <table:table-row table:style-name="ro3">
          <table:table-cell office:value-type="string" calcext:value-type="string">
            <text:p>Nếu hổ trợ tiếng Việt nữa thì tuyệt vời. Hiện tại Tiếng Việt bị lỗi font.</text:p>
          </table:table-cell>
          <table:table-cell table:number-columns-repeated="1023"/>
        </table:table-row>
        <table:table-row table:style-name="ro3">
          <table:table-cell office:value-type="string" calcext:value-type="string">
            <text:p>giá như vậy mà giảm 50%.khuyến mãi kiểu việt nam.thật là ngư lừa người tiêu dùng</text:p>
          </table:table-cell>
          <table:table-cell table:number-columns-repeated="1023"/>
        </table:table-row>
        <table:table-row table:style-name="ro4">
          <table:table-cell office:value-type="string" calcext:value-type="string">
            <text:p>So với mức giá ~500k cho 1 bộ bàn phím-chuột không dây thì cũng tương đối Sau tầm 2 tháng mình sử dụng thì có 1 số nhận xét như: Phím Space khá là khó bấm, phải bấm giữa phím mới được, lệch là ko dính Các phím bấm càng lâu càng cứng, bấm ít không sao nhưng bấm tầm 4 tiếng là rã cả tay Độ kết nối không tốt lắm, nói về không dây nhwung khoảng cách chỉ được tầm nửa mét thì ok, xa hơn chút là cà giựt ngay, đố bạn dùng đc chuột với khoảng cách tầm 1 mét =))</text:p>
          </table:table-cell>
          <table:table-cell table:number-columns-repeated="1023"/>
        </table:table-row>
        <table:table-row table:style-name="ro1">
          <table:table-cell office:value-type="string" calcext:value-type="string">
            <text:p>kiểu bị cấn ý, xong rồi cái bàn phín nó bị cao ý, phải nói là siêu cao luôn. nhưng mà đồ thì cũng chắc chắn, mỗi tội là đồ mang đi nên con thuột bị nhẹ. cầm không thích. phím thì cũng sát nhau bấm cũng không được thoải mái. chắc bạn nào ngón tay ngắn thì bấm thích hơn.</text:p>
          </table:table-cell>
          <table:table-cell table:number-columns-repeated="1023"/>
        </table:table-row>
        <table:table-row table:style-name="ro2">
          <table:table-cell office:value-type="string" calcext:value-type="string">
            <text:p>bàn phím bị vênh nữa. khi gõ phím 1 bên bàn phím cứ gõ lạch cạch ko thoải mái. mình tưởng mặt bàn của mình có vấn đề dè đâu để bàn phím ở đâu cũng bị vậy.</text:p>
          </table:table-cell>
          <table:table-cell table:number-columns-repeated="1023"/>
        </table:table-row>
        <table:table-row table:style-name="ro2">
          <table:table-cell office:value-type="string" calcext:value-type="string">
            <text:p>Mình mua tháng 4/2019, đến nay đầu kết nối Bluetooth đã bị lỗi không nhận tín hiệu, không sử dụng được chuột lẫn bàn phím. Tiki có thể hỗ trợ bảo hành không?</text:p>
          </table:table-cell>
          <table:table-cell table:number-columns-repeated="1023"/>
        </table:table-row>
        <table:table-row table:style-name="ro2">
          <table:table-cell office:value-type="string" calcext:value-type="string">
            <text:p>bàn phím dùng khá ngon, chuột thì lâu lâu bị disconnect, nên cân nhắc mua riêng bàn phím và chuột, như mình k xài con chuột hơi phí</text:p>
          </table:table-cell>
          <table:table-cell table:number-columns-repeated="1023"/>
        </table:table-row>
        <table:table-row table:style-name="ro3">
          <table:table-cell office:value-type="string" calcext:value-type="string">
            <text:p>Màn hình to nên độ nét giảm. Ngồi gần nhìn chữ bì nhoè. Ngồi xa xem youtube thì ổn.</text:p>
          </table:table-cell>
          <table:table-cell table:number-columns-repeated="1023"/>
        </table:table-row>
        <table:table-row table:style-name="ro3">
          <table:table-cell office:value-type="string" calcext:value-type="string">
            <text:p>Ai cho biết e này chơi game thì có tốt k......... .</text:p>
          </table:table-cell>
          <table:table-cell table:number-columns-repeated="1023"/>
        </table:table-row>
        <table:table-row table:style-name="ro3">
          <table:table-cell office:value-type="string" calcext:value-type="string">
            <text:p>Cũng được nhưng nhìn hơi giống đồ chơi <text:s/></text:p>
          </table:table-cell>
          <table:table-cell table:number-columns-repeated="1023"/>
        </table:table-row>
        <table:table-row table:style-name="ro3">
          <table:table-cell office:value-type="string" calcext:value-type="string">
            <text:p>bàn phím tạm ổn, chuột bị giật cục thường xuyên nên tôi phải thay chuột mới.</text:p>
          </table:table-cell>
          <table:table-cell table:number-columns-repeated="1023"/>
        </table:table-row>
        <table:table-row table:style-name="ro3">
          <table:table-cell office:value-type="string" calcext:value-type="string">
            <text:p>Kết nối tệ</text:p>
          </table:table-cell>
          <table:table-cell table:number-columns-repeated="1023"/>
        </table:table-row>
        <table:table-row table:style-name="ro5">
          <table:table-cell office:value-type="string" calcext:value-type="string">
            <text:p>I. Mình mua 3 tấm và nhận được 1 gói vệ sinh màn hình đi kèm (như hình). Không biết là mua 3 tấm được tặng 1 gói, hay 1 tấm đi kèm với 1 gói? II. Nếu ai hay đọc hướng dẫn trước khi sử dụng thì mình khuyên không nên: <text:s text:c="3"/>1. Sai chính tả. <text:s text:c="3"/>2. Không khớp với sản phẩm. III. Dán không được khít viềng 2 bên màn hình: Đã trải qua 2 tấm dán đều như vậy. <text:s text:c="5"/>Tấm đầu tiên dán xong mình nghiên cứu và đã làm nứt. <text:s text:c="5"/>Tấm thứ 2 vẫn bị như vậy (hình) IV. Tấm kính này dễ nứt ở phần nút home (hình), vì ở dưới lớp kính này không có lớp silicon (Đây là nguyên nhân khi mình "nghiên cứu" tấm đầu tiên bị nứt). <text:s/>P/S: Hiện tại mình còn lại một tấm.</text:p>
          </table:table-cell>
          <table:table-cell table:number-columns-repeated="1023"/>
        </table:table-row>
        <table:table-row table:style-name="ro3">
          <table:table-cell office:value-type="string" calcext:value-type="string">
            <text:p>Hàng thì bé mà đóng vào hộp to, bên trong hộp lại không cho bông hay miếng lót chống sốc. Mở ra thấy bể 1 góc</text:p>
          </table:table-cell>
          <table:table-cell table:number-columns-repeated="1023"/>
        </table:table-row>
        <table:table-row table:style-name="ro3">
          <table:table-cell office:value-type="string" calcext:value-type="string">
            <text:p>Mình đặt màu đen mà sao lại giao cho mình màu trắng vậy ạ</text:p>
          </table:table-cell>
          <table:table-cell table:number-columns-repeated="1023"/>
        </table:table-row>
        <table:table-row table:style-name="ro3">
          <table:table-cell office:value-type="string" calcext:value-type="string">
            <text:p>Sao tiki giao hàng lâu vậy nhỉ. Đặt từ thứ 6 tuần trước. Tới nay mới nhận được</text:p>
          </table:table-cell>
          <table:table-cell table:number-columns-repeated="1023"/>
        </table:table-row>
        <table:table-row table:style-name="ro3">
          <table:table-cell office:value-type="string" calcext:value-type="string">
            <text:p>Dán lên máy cái màn hình mờ căm kkk quên là nhám sẻ mờ ko nên dùng loại này</text:p>
          </table:table-cell>
          <table:table-cell table:number-columns-repeated="1023"/>
        </table:table-row>
        <table:table-row table:style-name="ro3">
          <table:table-cell office:value-type="string" calcext:value-type="string">
            <text:p>Tạm được đóng gói không kĩ lắm và kính hơi đục</text:p>
          </table:table-cell>
          <table:table-cell table:number-columns-repeated="1023"/>
        </table:table-row>
        <table:table-row table:style-name="ro3">
          <table:table-cell office:value-type="string" calcext:value-type="string">
            <text:p>Tốt, nhưng lại dễ vỡ hơn cường lực bình thườngg, nhưng nói chung là ok....</text:p>
          </table:table-cell>
          <table:table-cell table:number-columns-repeated="1023"/>
        </table:table-row>
        <table:table-row table:style-name="ro3">
          <table:table-cell office:value-type="string" calcext:value-type="string">
            <text:p>Dùng mờ tối khó nhìn mới chung tiền nào của đấy bạn ah</text:p>
          </table:table-cell>
          <table:table-cell table:number-columns-repeated="1023"/>
        </table:table-row>
        <table:table-row table:style-name="ro3">
          <table:table-cell office:value-type="string" calcext:value-type="string">
            <text:p>Su dung được moi 10 ngày là mẻ cạnh roi.sản phẩm sai kh tốt lắm,</text:p>
          </table:table-cell>
          <table:table-cell table:number-columns-repeated="1023"/>
        </table:table-row>
        <table:table-row table:style-name="ro3">
          <table:table-cell office:value-type="string" calcext:value-type="string">
            <text:p>Không chống bám vân tay man hình bị mờ tối xấu chán tiki quá</text:p>
          </table:table-cell>
          <table:table-cell table:number-columns-repeated="1023"/>
        </table:table-row>
        <table:table-row table:style-name="ro3">
          <table:table-cell office:value-type="string" calcext:value-type="string">
            <text:p>Kính nhám dùng cũng ổn,chất lượng hiển thị hơi kém</text:p>
          </table:table-cell>
          <table:table-cell table:number-columns-repeated="1023"/>
        </table:table-row>
        <table:table-row table:style-name="ro3">
          <table:table-cell office:value-type="string" calcext:value-type="string">
            <text:p>Nói chung cx dc tầm mức giá mà dc vậy là ngon r</text:p>
          </table:table-cell>
          <table:table-cell table:number-columns-repeated="1023"/>
        </table:table-row>
        <table:table-row table:style-name="ro3">
          <table:table-cell office:value-type="string" calcext:value-type="string">
            <text:p>Dày quá cảm ứng k nhạy</text:p>
          </table:table-cell>
          <table:table-cell table:number-columns-repeated="1023"/>
        </table:table-row>
        <table:table-row table:style-name="ro3">
          <table:table-cell office:value-type="string" calcext:value-type="string">
            <text:p>thiếu miếng lau màn hình .</text:p>
          </table:table-cell>
          <table:table-cell table:number-columns-repeated="1023"/>
        </table:table-row>
        <table:table-row table:style-name="ro3">
          <table:table-cell office:value-type="string" calcext:value-type="string">
            <text:p>Hàng ok</text:p>
          </table:table-cell>
          <table:table-cell table:number-columns-repeated="1023"/>
        </table:table-row>
        <table:table-row table:style-name="ro3">
          <table:table-cell office:value-type="string" calcext:value-type="string">
            <text:p>Mẫu mã đẹp, cài đặt lần đầu quá lâu, 3 cổng USB trên lap đều phải cài đặt. Đèn nguồn không sáng. Không như mong đợi</text:p>
          </table:table-cell>
          <table:table-cell table:number-columns-repeated="1023"/>
        </table:table-row>
        <table:table-row table:style-name="ro3">
          <table:table-cell office:value-type="string" calcext:value-type="string">
            <text:p>Nhiều râu nhưng phát hơi kém, tốc độ mạng cũng bị hạn chế</text:p>
          </table:table-cell>
          <table:table-cell table:number-columns-repeated="1023"/>
        </table:table-row>
        <table:table-row table:style-name="ro3">
          <table:table-cell office:value-type="string" calcext:value-type="string">
            <text:p>Hàng đẹp, giao nhanh, giá hợp lý,... Chỉ tội chậm quá</text:p>
          </table:table-cell>
          <table:table-cell table:number-columns-repeated="1023"/>
        </table:table-row>
        <table:table-row table:style-name="ro3">
          <table:table-cell office:value-type="string" calcext:value-type="string">
            <text:p>tiền nào của nấy, tàm tàm</text:p>
          </table:table-cell>
          <table:table-cell table:number-columns-repeated="1023"/>
        </table:table-row>
        <table:table-row table:style-name="ro2">
          <table:table-cell office:value-type="string" calcext:value-type="string">
            <text:p>không có usb receiver mặc dù có khe đựng usb receiver, chỉ kết nối được bằng bluetooth nhưng ko dùng tầm 1 phút thì tự ngắt kết nối</text:p>
          </table:table-cell>
          <table:table-cell table:number-columns-repeated="1023"/>
        </table:table-row>
        <table:table-row table:style-name="ro2">
          <table:table-cell office:value-type="string" calcext:value-type="string">
            <text:p>Bàn phím mình mới nhận được hôm qua. Sử dụng rất ổn cho tới hôm nay, n tự động nhảy mấy phím luôn k bấm được. Mong tiki hỗ trợ</text:p>
          </table:table-cell>
          <table:table-cell table:number-columns-repeated="1023"/>
        </table:table-row>
        <table:table-row table:style-name="ro3">
          <table:table-cell office:value-type="string" calcext:value-type="string">
            <text:p>Tạm được. Mất kết nối nhanh nếu không dùng liên tục.</text:p>
          </table:table-cell>
          <table:table-cell table:number-columns-repeated="1023"/>
        </table:table-row>
        <table:table-row table:style-name="ro2">
          <table:table-cell office:value-type="string" calcext:value-type="string">
            <text:p>mình setup bằng web, rất dễ dàng, chỗ mình ngồi trong phòng cách cục phát khoảng 7-8m, thì thấy tín hiệu sóng có tăng lên 1 nấc thật, nhưng tốc độ còn một nửa thôi nhé, đo bằng speedtest cả đường 2.4 và 5G, nói chung ko hài lòng</text:p>
          </table:table-cell>
          <table:table-cell table:number-columns-repeated="1023"/>
        </table:table-row>
        <table:table-row table:style-name="ro2">
          <table:table-cell office:value-type="string" calcext:value-type="string">
            <text:p>Sản phẩm đẹp, cảm giác khá sang, tốc độ truyền tải rất tốt tuy nhiên không biết có phải do anten giấu bên trong không mà dùng 1 thời gian khi vào sờ vào rất nóng ( nóng chảy phần <text:s/>tem bảo hành dán bên cạnh hông sản phẩm )</text:p>
          </table:table-cell>
          <table:table-cell table:number-columns-repeated="1023"/>
        </table:table-row>
        <table:table-row table:style-name="ro2">
          <table:table-cell office:value-type="string" calcext:value-type="string">
            <text:p>Sp Dúng hình quảng cáo ok .tiếc không làm thế nào để cài đặt mạng gốc là 5G, chỉ chọn được 2,5G làm mạng gốc , trong khi đó mạng nhà tôi có cả 5G .nếu có thể tiki giúp tôi cài được không ? Cám ơn</text:p>
          </table:table-cell>
          <table:table-cell table:number-columns-repeated="1023"/>
        </table:table-row>
        <table:table-row table:style-name="ro3">
          <table:table-cell office:value-type="string" calcext:value-type="string">
            <text:p>Sử dụng khá tốt, đôi lúc chập chờn, tạm ổn, hi vọng shop có loại tốt hơn nữa.</text:p>
          </table:table-cell>
          <table:table-cell table:number-columns-repeated="1023"/>
        </table:table-row>
        <table:table-row table:style-name="ro3">
          <table:table-cell office:value-type="string" calcext:value-type="string">
            <text:p>Cũng được! Chắc do mình bắt wiff xa quá nên chập chờn</text:p>
          </table:table-cell>
          <table:table-cell table:number-columns-repeated="1023"/>
        </table:table-row>
        <table:table-row table:style-name="ro3">
          <table:table-cell office:value-type="string" calcext:value-type="string">
            <text:p>yếu hơn totolink . tiếp sóng nhưng tên khác. mỗi khu phải kết nối lại</text:p>
          </table:table-cell>
          <table:table-cell table:number-columns-repeated="1023"/>
        </table:table-row>
        <table:table-row table:style-name="ro3">
          <table:table-cell office:value-type="string" calcext:value-type="string">
            <text:p>em làm mọi cách như hướng dẫn nhưng nó vẫn k vào mạng extend được</text:p>
          </table:table-cell>
          <table:table-cell table:number-columns-repeated="1023"/>
        </table:table-row>
        <table:table-row table:style-name="ro3">
          <table:table-cell office:value-type="string" calcext:value-type="string">
            <text:p>Dễ lắp đặt, xài tạm ổn...</text:p>
          </table:table-cell>
          <table:table-cell table:number-columns-repeated="1023"/>
        </table:table-row>
        <table:table-row table:style-name="ro3">
          <table:table-cell office:value-type="string" calcext:value-type="string">
            <text:p>mình mua hai cái mà 1 cái bị lỗi , mình muốn đổi lại sản phẩm</text:p>
          </table:table-cell>
          <table:table-cell table:number-columns-repeated="1023"/>
        </table:table-row>
        <table:table-row table:style-name="ro3">
          <table:table-cell office:value-type="string" calcext:value-type="string">
            <text:p>Hàng chuyên nhanh, đóng gói cẩn thận. Lắp vào máy in bị lỗi vệt ngang như ảnh, đề nghị shop đổi hộp mực khác</text:p>
          </table:table-cell>
          <table:table-cell table:number-columns-repeated="1023"/>
        </table:table-row>
        <table:table-row table:style-name="ro3">
          <table:table-cell office:value-type="string" calcext:value-type="string">
            <text:p>Chưa sử dụng</text:p>
          </table:table-cell>
          <table:table-cell table:number-columns-repeated="1023"/>
        </table:table-row>
        <table:table-row table:style-name="ro3">
          <table:table-cell office:value-type="string" calcext:value-type="string">
            <text:p>trung bình</text:p>
          </table:table-cell>
          <table:table-cell table:number-columns-repeated="1023"/>
        </table:table-row>
        <table:table-row table:style-name="ro6">
          <table:table-cell office:value-type="string" calcext:value-type="string">
            <text:p>Giao hàng có trễ 1 chút nhưng vẫn gọi điện thoại xin phép khách hàng đồng ý cho giao trễ và hoàn thành trước đơn hàng (vấn đề này không quan trọng, chấp nhận được). <text:s/>Tuy nhiên sản phẩm chuột, ngoại quang thì nhìn mới. Nhưng 4 chân đế chuột giống như đã qua sử dụng 1 thời gian dài. bị trầy xướt do ma sát. Rất hay đặt hàng tiki now mà lần này thấy không hài lòng cho lắm. Đáng lẽ ra bên bộ phận chăm sóc khách hàng phải gọi cho khách để thông báo tình trạng sản phẩm của mình trước. Đợt vừa rồi đặt tới 2 đơn hàng. Những sản phẩm khác thì chưa thấy vấn đề gì.</text:p>
          </table:table-cell>
          <table:table-cell table:number-columns-repeated="1023"/>
        </table:table-row>
        <table:table-row table:style-name="ro2">
          <table:table-cell office:value-type="string" calcext:value-type="string">
            <text:p>Chuột đã được sử dụng 4 miếng đệm ko mới Mua đầu <text:s/>10/7 mà tem bảo hành đánh tháng 6 Bánh lanh không nhậy, trể khi lướt trang Giá 70k thì ổn chứ 259k thà mua logitech m331 xài sướng hơn</text:p>
          </table:table-cell>
          <table:table-cell table:number-columns-repeated="1023"/>
        </table:table-row>
        <table:table-row table:style-name="ro2">
          <table:table-cell office:value-type="string" calcext:value-type="string">
            <text:p>Sp mới mua vẫn còn thấy ok, thời gian sau thì vẫn chưa biết như thế nào, mà thấy con lăn ko dc nhạy cho lắm, phản hồi hơi delay..</text:p>
          </table:table-cell>
          <table:table-cell table:number-columns-repeated="1023"/>
        </table:table-row>
        <table:table-row table:style-name="ro15">
          <table:table-cell office:value-type="string" calcext:value-type="string">
            <text:p>- Giao hàng: Đặt 14/07 là chủ nhật mà tới thứ 5 mình gọi điện báo support thì tình trạng đơn hàng mới chuyển sang đang lấy hàng rồi thứ 2 là hôm nay mới giao. Mình đã nhờ support note lại giúp là nhờ shipper gọi điện trc 15p khi giao để mìnn chạy từ chỗ làm việc về nhà mà đùng cái shipper gọi trc 5p rồi hối. Chạy xe như đi đua về đến nhà cũng mất 15p thì shipper tỏ vẻ khó chịu, hỏi ra thì shipper bảo ko nhận đc note gì cả. Vậy mình cũng thua. <text:s/>- Sản phẩm: trc khi mua mình đã xem review trên này rồi mới mua, đến khi nhận đc hàng thì mở ra không có bao xốp đựng màn hình, seal cục sạc như các đơn khác. Giấy thông tin hướng dẫn sử dụng sản phẩm thì vàng vàng rồi nhăn nhó như là bị ẩm nước rồi khô. Dây hdmi thì nhiều bẩn trắng trắng dính vô mà ko biết là gì. Màn hình của mình bị thiếu 3 con ốc gắn chân đế vào màn, điện support bảo đợi 3-5 ngày mới có thì thua thật sự... Kiểm tra giấy hướng dẫn sử dụng thì nói trong hộp có thẻ bảo hành samsung nhưng mà mình không có. Check bảo hành samsung qua 6060 thì màn hình đã được active ngày 1/7/2019 rồi, ko biết có mua phải con màn cũ hay ko nữa, chưa có ốc nên chưa gắng vô xài.</text:p>
          </table:table-cell>
          <table:table-cell table:number-columns-repeated="1023"/>
        </table:table-row>
        <table:table-row table:style-name="ro1">
          <table:table-cell office:value-type="string" calcext:value-type="string">
            <text:p>Mua con 32inch nhưng lỗi đốm sáng đổi con khác nhưng tikitrading 2 tuần không nhập được hàng nên đổi qua con 27inch cảm nhận ban đầu ngoài 144hz ra thì màn hình nhìn không ngon bằng con 32 inch. Đã thế còn dính 3 điểm chết. ( 2 màu đen 1 điểm chết màu )</text:p>
          </table:table-cell>
          <table:table-cell table:number-columns-repeated="1023"/>
        </table:table-row>
        <table:table-row table:style-name="ro3">
          <table:table-cell office:value-type="string" calcext:value-type="string">
            <text:p>Nghe được 2 hôm <text:s/>Một tai nghe dk 1 tai k nghe dk</text:p>
          </table:table-cell>
          <table:table-cell table:number-columns-repeated="1023"/>
        </table:table-row>
        <table:table-row table:style-name="ro3">
          <table:table-cell office:value-type="string" calcext:value-type="string">
            <text:p>nó nhanh hết pin mong chỉnh sửa lại</text:p>
          </table:table-cell>
          <table:table-cell table:number-columns-repeated="1023"/>
        </table:table-row>
        <table:table-row table:style-name="ro3">
          <table:table-cell office:value-type="string" calcext:value-type="string">
            <text:p>tạm ổn ...nhưng nhanh hết pin quá</text:p>
          </table:table-cell>
          <table:table-cell table:number-columns-repeated="1023"/>
        </table:table-row>
        <table:table-row table:style-name="ro3">
          <table:table-cell office:value-type="string" calcext:value-type="string">
            <text:p>Sản phẩm ok Phì hợp giá cả</text:p>
          </table:table-cell>
          <table:table-cell table:number-columns-repeated="1023"/>
        </table:table-row>
        <table:table-row table:style-name="ro3">
          <table:table-cell office:value-type="string" calcext:value-type="string">
            <text:p>to quá chả giống j cả thật chán</text:p>
          </table:table-cell>
          <table:table-cell table:number-columns-repeated="1023"/>
        </table:table-row>
        <table:table-row table:style-name="ro3">
          <table:table-cell office:value-type="string" calcext:value-type="string">
            <text:p>chỉ nghe đc một bên thôi 😓</text:p>
          </table:table-cell>
          <table:table-cell table:number-columns-repeated="1023"/>
        </table:table-row>
        <table:table-row table:style-name="ro3">
          <table:table-cell office:value-type="string" calcext:value-type="string">
            <text:p>Chấp nhận đc với giá tiền</text:p>
          </table:table-cell>
          <table:table-cell table:number-columns-repeated="1023"/>
        </table:table-row>
        <table:table-row table:style-name="ro2">
          <table:table-cell office:value-type="string" calcext:value-type="string">
            <text:p>màn đặt tiki trading, hàng phân phối của synnex fpt. hình ảnh hiển thị tôt, giao khá nhanh tuy đang dịch. Tuy nhiên, màn hình bị hở sáng rất nhiều...</text:p>
          </table:table-cell>
          <table:table-cell table:number-columns-repeated="1023"/>
        </table:table-row>
        <table:table-row table:style-name="ro2">
          <table:table-cell office:value-type="string" calcext:value-type="string">
            <text:p>Để đt nằm ngang thì ổn mà để đt đứng thẳng thì yếu, dễ bị ngã ra phía đằng sau khi chạm vào, chơi candy crush mà phải dùng tay giữ luôn giá đỡ 😂😂</text:p>
          </table:table-cell>
          <table:table-cell table:number-columns-repeated="1023"/>
        </table:table-row>
        <table:table-row table:style-name="ro3">
          <table:table-cell office:value-type="string" calcext:value-type="string">
            <text:p>Không hiểu tiki bàn giao kiểu gì 4 ngày không xong</text:p>
          </table:table-cell>
          <table:table-cell table:number-columns-repeated="1023"/>
        </table:table-row>
        <table:table-row table:style-name="ro3">
          <table:table-cell office:value-type="string" calcext:value-type="string">
            <text:p>Giao hàng nhanh sp đẹp. Dùng rất ok</text:p>
          </table:table-cell>
          <table:table-cell table:number-columns-repeated="1023"/>
        </table:table-row>
        <table:table-row table:style-name="ro2">
          <table:table-cell office:value-type="string" calcext:value-type="string">
            <text:p>sản phẩm quảng cáo là 5Gb/ngày, mà nhận được lại là 3Gb/tháng. Điều này khiến tôi không hài lòng về tính chân thực của phần miêu tả về sản phẩm.</text:p>
          </table:table-cell>
          <table:table-cell table:number-columns-repeated="1023"/>
        </table:table-row>
        <table:table-row table:style-name="ro3">
          <table:table-cell office:value-type="string" calcext:value-type="string">
            <text:p>Dùng rất tốt và có cả tiền nộp trước gọi đc luôn sản phẩm tốt</text:p>
          </table:table-cell>
          <table:table-cell table:number-columns-repeated="1023"/>
        </table:table-row>
        <table:table-row table:style-name="ro3">
          <table:table-cell office:value-type="string" calcext:value-type="string">
            <text:p>Sim vnm thì xài 4gb ok. mỗi tội hay trừ tiền lung tung.</text:p>
          </table:table-cell>
          <table:table-cell table:number-columns-repeated="1023"/>
        </table:table-row>
        <table:table-row table:style-name="ro3">
          <table:table-cell office:value-type="string" calcext:value-type="string">
            <text:p>đúng là có 50k mà 5gb tốc độ cao dì mà lên Youtube xoay vòng vòng</text:p>
          </table:table-cell>
          <table:table-cell table:number-columns-repeated="1023"/>
        </table:table-row>
        <table:table-row table:style-name="ro3">
          <table:table-cell office:value-type="string" calcext:value-type="string">
            <text:p>4g chậm mà sóng cx yếu cho 4 sao vì rẻ</text:p>
          </table:table-cell>
          <table:table-cell table:number-columns-repeated="1023"/>
        </table:table-row>
        <table:table-row table:style-name="ro3">
          <table:table-cell office:value-type="string" calcext:value-type="string">
            <text:p>giao hàng nhanh sim quá yếu</text:p>
          </table:table-cell>
          <table:table-cell table:number-columns-repeated="1023"/>
        </table:table-row>
        <table:table-row table:style-name="ro3">
          <table:table-cell office:value-type="string" calcext:value-type="string">
            <text:p>cần nạp thẻ nào để đăng kí đc vậy ạ và sim này dùng đc mấy năm vậy ạ</text:p>
          </table:table-cell>
          <table:table-cell table:number-columns-repeated="1023"/>
        </table:table-row>
        <table:table-row table:style-name="ro1">
          <table:table-cell office:value-type="string" calcext:value-type="string">
            <text:p>Ban đầu tôi tính mua ổ 500Gb. Nhưng mà bên lưu trữ sài gòn chưa giao hàng cho tôi thì lại giảm giá nên tôi muốn huỷ để đặt lại. Lúc mà tôi đặt lại thì giảm giá tiếp nên tôi ghét tôi mua 1Tb. <text:s/>Sản phẩm ghi Product of CHINA. Check bằng Samsung Magican hiện Genuine nên OK. Benchmark tốc độ đọc và ghi trung bình OK như công bố.</text:p>
          </table:table-cell>
          <table:table-cell table:number-columns-repeated="1023"/>
        </table:table-row>
        <table:table-row table:style-name="ro1">
          <table:table-cell office:value-type="string" calcext:value-type="string">
            <text:p>Đặt mua từ hôm 12/12 nhưng lần này mới giao đúng hàng cho mình sau 2 lần đổi trả. Nhìn chung sản phẩm chất lượng tốt như quảng cáo, hàng chính hãng từ Samsung, tốc độ đọc ghi cao. Tuy nhiên chỉ có mỗi ổ cứng mà ko kèm theo dây sata hay ốc để gắn vào thùng máy. Các bạn có thể ra các của hàng chuyên bán linh kiện máy tính để mua dây và tự gắn vào máy.</text:p>
          </table:table-cell>
          <table:table-cell table:number-columns-repeated="1023"/>
        </table:table-row>
        <table:table-row table:style-name="ro2">
          <table:table-cell office:value-type="string" calcext:value-type="string">
            <text:p>Chuột gửi về mình là chuột Fuhlen L102 bình thường, còn quảng cáo thì L102 3 phím. Chuột dùng khá tốt nhưng chỉ không đồng ý với cách nhà cung ứng quảng cáo sản phẩm. Tạm cho 3 sao để cải thiện</text:p>
          </table:table-cell>
          <table:table-cell table:number-columns-repeated="1023"/>
        </table:table-row>
        <table:table-row table:style-name="ro3">
          <table:table-cell office:value-type="string" calcext:value-type="string">
            <text:p>Hàng mới tem đầy đủ. Tuy nhiên nút chuột trái nhạy quá chạm nhẹ là nảy. Đôi khi bị Double click</text:p>
          </table:table-cell>
          <table:table-cell table:number-columns-repeated="1023"/>
        </table:table-row>
        <table:table-row table:style-name="ro3">
          <table:table-cell office:value-type="string" calcext:value-type="string">
            <text:p>Nhận hàng lỗi , đổi trả hàng lâu quá giờ vẫn chưa nhận đc hàng đổi trả</text:p>
          </table:table-cell>
          <table:table-cell table:number-columns-repeated="1023"/>
        </table:table-row>
        <table:table-row table:style-name="ro3">
          <table:table-cell office:value-type="string" calcext:value-type="string">
            <text:p>Dây bị cứng, chuột hơi nhẹ quá. Nói chung là dùng được và khá ổn nhưng không thích lắm.</text:p>
          </table:table-cell>
          <table:table-cell table:number-columns-repeated="1023"/>
        </table:table-row>
        <table:table-row table:style-name="ro3">
          <table:table-cell office:value-type="string" calcext:value-type="string">
            <text:p>Chuột trái và phải nhấn không thích như con chuột cũ mặc dù mua mới cùng 1 loại</text:p>
          </table:table-cell>
          <table:table-cell table:number-columns-repeated="1023"/>
        </table:table-row>
        <table:table-row table:style-name="ro3">
          <table:table-cell office:value-type="string" calcext:value-type="string">
            <text:p>Chuột cầm rất đầm tay tuy nhiên 2 phím chuột hơi cứng và ko nhậy lắm. Nói chung ổn trong tầm giá</text:p>
          </table:table-cell>
          <table:table-cell table:number-columns-repeated="1023"/>
        </table:table-row>
        <table:table-row table:style-name="ro3">
          <table:table-cell office:value-type="string" calcext:value-type="string">
            <text:p>Sử dụng vi tính văn phòng thoi thì ok, tiếng kêu hơi to.</text:p>
          </table:table-cell>
          <table:table-cell table:number-columns-repeated="1023"/>
        </table:table-row>
        <table:table-row table:style-name="ro3">
          <table:table-cell office:value-type="string" calcext:value-type="string">
            <text:p>Lúc đầu sài phê sau thì nhấn hơi nặng tí nhưng ok , chuột dễ dính hòm do tay đổ mồ hôi</text:p>
          </table:table-cell>
          <table:table-cell table:number-columns-repeated="1023"/>
        </table:table-row>
        <table:table-row table:style-name="ro1">
          <table:table-cell office:value-type="string" calcext:value-type="string">
            <text:p>Mua một lúc 2 cái usb 32GB Sandisk 99.000, <text:s/>TeamGroup 105.000. Tốc độ chép từ usb vào PC của cả 2 tương đương nhau khoảng 100 MB/s. Nhưng tốc độ chép từ PC vào usb của TeamGroup từ 20 - 25 MB/s, còn Sandisk chỉ từ 15 MB/s trở xuống. Mình thử bằng 1 file video 600MB.</text:p>
          </table:table-cell>
          <table:table-cell table:number-columns-repeated="1023"/>
        </table:table-row>
        <table:table-row table:style-name="ro2">
          <table:table-cell office:value-type="string" calcext:value-type="string">
            <text:p>Khi sao chép file lớn, tốc độ ban đầu của USB là 30MB/s đúng chuẩn của 3.0 nhưng tốc độ chậm đi rất nhanh xuống chỉ tương đối 11MB/s. Tốc độ đọc thì đúng như dự tính là 100MB/s. Tuy vậy nhưng vẫn không hài lòng với tốc độ Write. USB dễ nóng</text:p>
          </table:table-cell>
          <table:table-cell table:number-columns-repeated="1023"/>
        </table:table-row>
        <table:table-row table:style-name="ro3">
          <table:table-cell office:value-type="string" calcext:value-type="string">
            <text:p>bạn ơi cho mình hỏi usb mình bị hư ko mở lên được. Mình có bảo hành lại ko ạ, nếu có bảo hành thì liên hệ đâu ?</text:p>
          </table:table-cell>
          <table:table-cell table:number-columns-repeated="1023"/>
        </table:table-row>
        <table:table-row table:style-name="ro3">
          <table:table-cell office:value-type="string" calcext:value-type="string">
            <text:p>thấy bình luận nhiều, mà lượng comment của khách hàng thì ít, mà của tiki thì nhiều ak.</text:p>
          </table:table-cell>
          <table:table-cell table:number-columns-repeated="1023"/>
        </table:table-row>
        <table:table-row table:style-name="ro2">
          <table:table-cell office:value-type="string" calcext:value-type="string">
            <text:p>Cảm giác cá nhân thấy hơi mỏi ngón tay do nút hơi cứng, cần hơn nhiều lực để nhấn. Có cảm giác có độ trễ khi nhấn nút với cử động khi chơi game. Không biết có ai thấy giống vậy không. Còn hình thức mẫu mã thì tạm được.</text:p>
          </table:table-cell>
          <table:table-cell table:number-columns-repeated="1023"/>
        </table:table-row>
        <table:table-row table:style-name="ro3">
          <table:table-cell office:value-type="string" calcext:value-type="string">
            <text:p>- Bàn phím khá chắc chắn, đầm tay, cảm giác gõ tốt ! Nhưng không đổi được chế độ led nên cho 3*</text:p>
          </table:table-cell>
          <table:table-cell table:number-columns-repeated="1023"/>
        </table:table-row>
        <table:table-row table:style-name="ro3">
          <table:table-cell office:value-type="string" calcext:value-type="string">
            <text:p>tạm thời cứ bình chọn cho shop 3 sao nào tui xem hàng ms sửa đc, h chưa khui hàng ra</text:p>
          </table:table-cell>
          <table:table-cell table:number-columns-repeated="1023"/>
        </table:table-row>
        <table:table-row table:style-name="ro3">
          <table:table-cell office:value-type="string" calcext:value-type="string">
            <text:p>Bàn phím thì có bản oke, nhưng không có cái đồ gỡ keycap nên cho 3 sao</text:p>
          </table:table-cell>
          <table:table-cell table:number-columns-repeated="1023"/>
        </table:table-row>
        <table:table-row table:style-name="ro2">
          <table:table-cell office:value-type="string" calcext:value-type="string">
            <text:p>nhìn trong ảnh thì khung có vẻ chắc chắn <text:s/>nhưng thực tế thì hai thanh rời rạc dù sao thì vẫn có thể sử dụng được trong tầm giá rẻ này</text:p>
          </table:table-cell>
          <table:table-cell table:number-columns-repeated="1023"/>
        </table:table-row>
        <table:table-row table:style-name="ro3">
          <table:table-cell office:value-type="string" calcext:value-type="string">
            <text:p>2 đầu ko ghép nối đc với nhau.</text:p>
          </table:table-cell>
          <table:table-cell table:number-columns-repeated="1023"/>
        </table:table-row>
        <table:table-row table:style-name="ro2">
          <table:table-cell office:value-type="string" calcext:value-type="string">
            <text:p>Thanh chống có vẻ hơi yếu. Nhìn chung sản phẩm ổn. <text:s/>Khá thất vọng về nhân viên giao hàng. Nhận được điện thoại mình xuống nhận khá nhanh. Nhưng vẫn bị càm ràm. Thái độ này của shiper dạo gần đây khá tệ.</text:p>
          </table:table-cell>
          <table:table-cell table:number-columns-repeated="1023"/>
        </table:table-row>
        <table:table-row table:style-name="ro4">
          <table:table-cell office:value-type="string" calcext:value-type="string">
            <text:p>Nói chung chỉ phát âm thanh để nghe, ko phải để thưởng thức. Nếu sử dụng cho mục đích chỉ để nghe âm thanh như học tiếng Anh, nghe Radio, tin tức...thì nên mua.</text:p>
            <text:p>Ưu điểm: thiết kế tốt, chức năng kẹp vào màn hình hay. Thậm chí kẹp vào màn hình lớn 27 Inch cũng được.</text:p>
            <text:p>Khuyết điểm: âm thanh tệ (dù cũng ko kỳ vọng nhiều vì giá quá rẻ).</text:p>
          </table:table-cell>
          <table:table-cell table:number-columns-repeated="1023"/>
        </table:table-row>
        <table:table-row table:style-name="ro3">
          <table:table-cell office:value-type="string" calcext:value-type="string">
            <text:p>tất cả mọi thứ đều ok. điểm trừ là quạt chạy quá yếu, tản nhiệt không đc bao nhiêu</text:p>
          </table:table-cell>
          <table:table-cell table:number-columns-repeated="1023"/>
        </table:table-row>
        <table:table-row table:style-name="ro3">
          <table:table-cell office:value-type="string" calcext:value-type="string">
            <text:p>Sp tốt, chạy êm, tuy nhiên khi nhận đc thì sp lại có vết gỉ sét 1 đầu usb, do đổi trả lâu nên thôi mình giữ dùng lun.</text:p>
          </table:table-cell>
          <table:table-cell table:number-columns-repeated="1023"/>
        </table:table-row>
        <table:table-row table:style-name="ro2">
          <table:table-cell office:value-type="string" calcext:value-type="string">
            <text:p>Với tiêu chí nghe cho có + rẻ + gọn + tiện thì 5 sao ⭐️⭐️⭐️⭐️⭐️ Nhưng m đánh giá 3 sao do: - M mất tiền giao hàng 2h nhưng nv báo do bận, thiếu người nên hôm sau mới giao hàng đc - K có tem bảo hành như sp của người khác</text:p>
          </table:table-cell>
          <table:table-cell table:number-columns-repeated="1023"/>
        </table:table-row>
        <table:table-row table:style-name="ro4">
          <table:table-cell office:value-type="string" calcext:value-type="string">
            <text:p>Mình mua vào dịp cái loa này đang chạy khuyến mãi gi ấy và mua được với giá là 239.000 đ cũng khá là OK trong tầm giá. Phong cách đóng gói tốt và giao hàng khá nhanh. Có anh giao ở Khu vực mình dễ thương lắm.</text:p>
            <text:p>Về chất lượng loa thì mình cũng không mong đợi gi lắm ở chiếc loa này, nghe ở thang điểm 10 thì em nó được khoảng 5. Tuy nhiên lại rất tiết kiệm điện năng tiêu thụ ở 4watts.</text:p>
          </table:table-cell>
          <table:table-cell table:number-columns-repeated="1023"/>
        </table:table-row>
        <table:table-row table:style-name="ro3">
          <table:table-cell office:value-type="string" calcext:value-type="string">
            <text:p>Bạn ơi sao mình thấy trong ảnh có giá chống bằng sắt mà hàng giao cho mình không có vậy ạ</text:p>
          </table:table-cell>
          <table:table-cell table:number-columns-repeated="1023"/>
        </table:table-row>
        <table:table-row table:style-name="ro1">
          <table:table-cell office:value-type="string" calcext:value-type="string">
            <text:p>Mình mua sản phẩm này và dùng được khoảng 1 năm. Nói chung âm thanh cũng tốt, thích cái thiết kế của nó, có thể kẹp được vào lap rất gọn, nhìn cũng cute nữa <text:s/>, nhưng mà khi dùng phải cẩn thận, không thì kẹp mạnh tay quá là nó gãy luôn cái chân kẹp, như mình đã từng bị <text:s/></text:p>
          </table:table-cell>
          <table:table-cell table:number-columns-repeated="1023"/>
        </table:table-row>
        <table:table-row table:style-name="ro3">
          <table:table-cell office:value-type="string" calcext:value-type="string">
            <text:p>Máy êm, k có tiếng ồn nhưng quạt gió nhẹ quá.</text:p>
          </table:table-cell>
          <table:table-cell table:number-columns-repeated="1023"/>
        </table:table-row>
        <table:table-row table:style-name="ro5">
          <table:table-cell office:value-type="string" calcext:value-type="string">
            <text:p>Tiki gói hàng rất cẩn thận nên mình rất thích cái khâu này.</text:p>
            <text:p>Sản phẩm có ghi là bảo hành 1 năm, có sách hướng dẫn sử dụng trong hộp.</text:p>
            <text:p>Âm thanh: tạm được, thích hợp trong phòng nhỏ, xem phim, học tiếng anh chứ nghe nhạc thì không hay, bass yếu, cảm giác mở lớn bị rè.</text:p>
            <text:p>Loa nhỏ gọn, dễ di chuyển. 1 đầu cắm vào Jack 3.5mm của laptop, điện thoại...đầu kia cắm vào nguồn USB của laptop hay sạc dự phòng để sử dụng trực tiếp.</text:p>
          </table:table-cell>
          <table:table-cell table:number-columns-repeated="1023"/>
        </table:table-row>
        <table:table-row table:style-name="ro6">
          <table:table-cell office:value-type="string" calcext:value-type="string">
            <text:p>- Kích thước: nhỏ gọn, tiện lợi khi di chuyển, thích hợp để trên bàn làm việc, bàn học nhỏ</text:p>
            <text:p>- Âm thanh: rõ ràng, khá to; tuy nhiên không được trong và ấm --&gt; Nghe nhạc không hay lắm</text:p>
            <text:p>- Thiết kế: đẹp</text:p>
            <text:p>- Giá cả: phải chăng</text:p>
            <text:p>Kết luận: đây là sản phẩm loa thích hợp cho không gian hẹp, phù hợp cho các bạn SV học ngoại ngữ</text:p>
          </table:table-cell>
          <table:table-cell table:number-columns-repeated="1023"/>
        </table:table-row>
        <table:table-row table:style-name="ro10">
          <table:table-cell office:value-type="string" calcext:value-type="string">
            <text:p>Loa Microlab tuy hoạt động qua cắm USB, nhưng rất tiện và gọn, nhẹ. Kích thước ko quá to và có thể kẹp và laptop khi mình cần làm việc và nói chuyện với khách hàng qua mạng. Đặc biệt là khe chừa ra từ kẹp cho phép hở webcam của laptop nên khi nói chuyện qua mạng, kẹp loa trước laptop nên tiếng phát ra trực diện giúp khả năng giao tiếp rất hoàn hảo.</text:p>
            <text:p/>
            <text:p>Tuy nhiên, nhược điểm lớn mà mình rất buồn là loa khá rè khi mình nghe nhạc, nhất là các âm bass và beat nhạc lớn thì rè kinh khủng. Nhạc country thì cũng ko thể vặn hết công suất vì độ rè khá lớn của loa.</text:p>
            <text:p/>
            <text:p>Thật sự loa Microlab rất đáng túi tiền mình, nhỏ và gọn, tiện lợi khi cần mang theo làm việc. Nhưng nếu mình cần nghe nhạc hay xem phim thì thật lòng mình ko thể dụng được loa này.</text:p>
          </table:table-cell>
          <table:table-cell table:number-columns-repeated="1023"/>
        </table:table-row>
        <table:table-row table:style-name="ro2">
          <table:table-cell office:value-type="string" calcext:value-type="string">
            <text:p>Loa này nghe tạm thôi, chứ bass cũng không hay. Nghe cũng còn hơi chát, nhưng với giá cả như vậy thì cũng ok.</text:p>
            <text:p>Và không cắm điện trực tiếp mà phải cắm thông qua máy tính nên nếu không có máy tính thì không sử dụng được nhe</text:p>
          </table:table-cell>
          <table:table-cell table:number-columns-repeated="1023"/>
        </table:table-row>
        <table:table-row table:style-name="ro3">
          <table:table-cell office:value-type="string" calcext:value-type="string">
            <text:p>Dùng ổn. Hợp giá tiền bỏ ra</text:p>
          </table:table-cell>
          <table:table-cell table:number-columns-repeated="1023"/>
        </table:table-row>
        <table:table-row table:style-name="ro3">
          <table:table-cell office:value-type="string" calcext:value-type="string">
            <text:p>quạt kể to, rung</text:p>
          </table:table-cell>
          <table:table-cell table:number-columns-repeated="1023"/>
        </table:table-row>
        <table:table-row table:style-name="ro1">
          <table:table-cell office:value-type="string" calcext:value-type="string">
            <text:p>Mình đã mua kha khá sản phẩm của Tiki. Đóng gói thi khỏi phải nói luôn, rất đảm bảo và an toàn. Mình nhận được sản phẩm thì cảm thấy nó hơi nhỏ. Khi dùng có hơi bất tiện khi không dùng được như loa di động. Nếu để âm thanh ở mức trung bình thì khá là chuẩn, không bị rè. Tiện nhất khi dùng với lap có thể kẹp nên rất gọn gàng .</text:p>
          </table:table-cell>
          <table:table-cell table:number-columns-repeated="1023"/>
        </table:table-row>
        <table:table-row table:style-name="ro2">
          <table:table-cell office:value-type="string" calcext:value-type="string">
            <text:p>Bật vừa phải thì nghe trong trẻo. Bật to quá nửa thì bị the thé và bắt đầu coa tiếng sôi nhiễu. Nói chung tầm tiền này thì chấp nhận đc. Hàng dùng ổn định.</text:p>
          </table:table-cell>
          <table:table-cell table:number-columns-repeated="1023"/>
        </table:table-row>
        <table:table-row table:style-name="ro3">
          <table:table-cell office:value-type="string" calcext:value-type="string">
            <text:p>Ngày đầu về nghe chán lắm có lẽ do màng giấy chưa giãn Tới ngày hôm sau thì nghe ổn Nói chung ko được như kỳ vọng</text:p>
          </table:table-cell>
          <table:table-cell table:number-columns-repeated="1023"/>
        </table:table-row>
        <table:table-row table:style-name="ro3">
          <table:table-cell office:value-type="string" calcext:value-type="string">
            <text:p>mấy ngày đầu vô được, mà sao sau đó toàn báo lỗi ai có thể hỗ trợ tôi ạ</text:p>
          </table:table-cell>
          <table:table-cell table:number-columns-repeated="1023"/>
        </table:table-row>
        <table:table-row table:style-name="ro3">
          <table:table-cell office:value-type="string" calcext:value-type="string">
            <text:p>giắc 3.5 ko dùng đc, chỉ dùng đc giắc usb nên chỉ dùng đc trên mt, đt ko dùng đc Khá thất vọng</text:p>
          </table:table-cell>
          <table:table-cell table:number-columns-repeated="1023"/>
        </table:table-row>
        <table:table-row table:style-name="ro3">
          <table:table-cell office:value-type="string" calcext:value-type="string">
            <text:p>nghe tệ lắm chống điếc thôi. thua xa con loa anker core của mình. với giá này thì k phải là best pp</text:p>
          </table:table-cell>
          <table:table-cell table:number-columns-repeated="1023"/>
        </table:table-row>
        <table:table-row table:style-name="ro3">
          <table:table-cell office:value-type="string" calcext:value-type="string">
            <text:p>Không sử dụng được, không hiểu lỗi như thế nào, mình đã làm y theo hướng dẫn.</text:p>
          </table:table-cell>
          <table:table-cell table:number-columns-repeated="1023"/>
        </table:table-row>
        <table:table-row table:style-name="ro2">
          <table:table-cell office:value-type="string" calcext:value-type="string">
            <text:p>Đường truyền kém hơn hẳn so với router gốc, tốc độ download và upload giảm đi 1 nửa. P/s: <text:s/>cục boost wifi cách router khoảng 9m, mình bắt wifi từ cục boost ở vị trí cách khoảng 15m</text:p>
          </table:table-cell>
          <table:table-cell table:number-columns-repeated="1023"/>
        </table:table-row>
        <table:table-row table:style-name="ro3">
          <table:table-cell office:value-type="string" calcext:value-type="string">
            <text:p>s e cắm dây kết nối <text:s/>với lap bật có nút đỏ luôn mà s ko kết nối <text:s/>với lap ko lên tiếng được v add ơi ?</text:p>
          </table:table-cell>
          <table:table-cell table:number-columns-repeated="1023"/>
        </table:table-row>
        <table:table-row table:style-name="ro3">
          <table:table-cell office:value-type="string" calcext:value-type="string">
            <text:p>Nhỏ gọn, mẫu mã đẹp. Mở to hơi bị rè, tiếng rè rè nghe khó chịu</text:p>
          </table:table-cell>
          <table:table-cell table:number-columns-repeated="1023"/>
        </table:table-row>
        <table:table-row table:style-name="ro3">
          <table:table-cell office:value-type="string" calcext:value-type="string">
            <text:p>Ko khuyến khích nghe nhạc, vì hem có bass còn lại thì ok trong tầm giá</text:p>
          </table:table-cell>
          <table:table-cell table:number-columns-repeated="1023"/>
        </table:table-row>
        <table:table-row table:style-name="ro3">
          <table:table-cell office:value-type="string" calcext:value-type="string">
            <text:p>ko cách nào cài đặt được, mặc dù đã làm theo hướng dẫn</text:p>
          </table:table-cell>
          <table:table-cell table:number-columns-repeated="1023"/>
        </table:table-row>
        <table:table-row table:style-name="ro3">
          <table:table-cell office:value-type="string" calcext:value-type="string">
            <text:p>Hoạt động không được ổn định</text:p>
          </table:table-cell>
          <table:table-cell table:number-columns-repeated="1023"/>
        </table:table-row>
        <table:table-row table:style-name="ro3">
          <table:table-cell office:value-type="string" calcext:value-type="string">
            <text:p>loa nghe tốt, mở âm thanh max hơi rè. dây loa mối hàn dây loa hình như kém chất lương hay sao mà lúc nghe to, nghe nhỏ :3</text:p>
          </table:table-cell>
          <table:table-cell table:number-columns-repeated="1023"/>
        </table:table-row>
        <table:table-row table:style-name="ro3">
          <table:table-cell office:value-type="string" calcext:value-type="string">
            <text:p>Loa không thích hợp để nghe nhạc, siêu rè, không nên mua nếu muốn nghe nhạc tốt</text:p>
          </table:table-cell>
          <table:table-cell table:number-columns-repeated="1023"/>
        </table:table-row>
        <table:table-row table:style-name="ro3">
          <table:table-cell office:value-type="string" calcext:value-type="string">
            <text:p>không tìm thấy modum</text:p>
          </table:table-cell>
          <table:table-cell table:number-columns-repeated="1023"/>
        </table:table-row>
        <table:table-row table:style-name="ro3">
          <table:table-cell office:value-type="string" calcext:value-type="string">
            <text:p>vừa ý, sản phẩm được gói cẩn thận, giao hàng nhanh</text:p>
          </table:table-cell>
          <table:table-cell table:number-columns-repeated="1023"/>
        </table:table-row>
        <table:table-row table:style-name="ro3">
          <table:table-cell office:value-type="string" calcext:value-type="string">
            <text:p>Ghi bảo hành 12 tháng mà tem bh đến ngày 7/4/2018 còn rách cả tem , khác gì ko dc bh</text:p>
          </table:table-cell>
          <table:table-cell table:number-columns-repeated="1023"/>
        </table:table-row>
        <table:table-row table:style-name="ro3">
          <table:table-cell office:value-type="string" calcext:value-type="string">
            <text:p>loa hơi rè chỉ bật đc ở mức 60% lên 70 80 90 rè quá</text:p>
          </table:table-cell>
          <table:table-cell table:number-columns-repeated="1023"/>
        </table:table-row>
        <table:table-row table:style-name="ro3">
          <table:table-cell office:value-type="string" calcext:value-type="string">
            <text:p>Loa hình dáng đẹp , thay thế loa LAPTOP thì OK , nghe nhạc khg hay lắm. Thiếu bass trầm trọng.</text:p>
          </table:table-cell>
          <table:table-cell table:number-columns-repeated="1023"/>
        </table:table-row>
        <table:table-row table:style-name="ro3">
          <table:table-cell office:value-type="string" calcext:value-type="string">
            <text:p>mới dùng, nút chỉnh âm lượng đã bị lờn. sp tệ hơn. cạch luôn</text:p>
          </table:table-cell>
          <table:table-cell table:number-columns-repeated="1023"/>
        </table:table-row>
        <table:table-row table:style-name="ro3">
          <table:table-cell office:value-type="string" calcext:value-type="string">
            <text:p>Ưu điểm lớn nhất là nhỏ, tiện dụng. Tuy nhiên bật to lên là rè, chất âm không tốt.</text:p>
          </table:table-cell>
          <table:table-cell table:number-columns-repeated="1023"/>
        </table:table-row>
        <table:table-row table:style-name="ro3">
          <table:table-cell office:value-type="string" calcext:value-type="string">
            <text:p>Loa kha be, van to thi bi re`. Noi chung neu mua de nghe nhac hoac xem phim thi ko nen mua loa nay.</text:p>
          </table:table-cell>
          <table:table-cell table:number-columns-repeated="1023"/>
        </table:table-row>
        <table:table-row table:style-name="ro3">
          <table:table-cell office:value-type="string" calcext:value-type="string">
            <text:p>Giao hàng quá chậm. 20 ngày mới nhận đc hàng</text:p>
          </table:table-cell>
          <table:table-cell table:number-columns-repeated="1023"/>
        </table:table-row>
        <table:table-row table:style-name="ro3">
          <table:table-cell office:value-type="string" calcext:value-type="string">
            <text:p>Thay thế loa laptop ok. Nghe max bị rè. ko trong lắm. <text:s text:c="2"/>Dùng tạm ổn với mức giá này.</text:p>
          </table:table-cell>
          <table:table-cell table:number-columns-repeated="1023"/>
        </table:table-row>
        <table:table-row table:style-name="ro3">
          <table:table-cell office:value-type="string" calcext:value-type="string">
            <text:p>Bình thường, tạm ổn</text:p>
          </table:table-cell>
          <table:table-cell table:number-columns-repeated="1023"/>
        </table:table-row>
        <table:table-row table:style-name="ro3">
          <table:table-cell office:value-type="string" calcext:value-type="string">
            <text:p>tam hai long voi san pham.dong goi ky</text:p>
          </table:table-cell>
          <table:table-cell table:number-columns-repeated="1023"/>
        </table:table-row>
        <table:table-row table:style-name="ro3">
          <table:table-cell office:value-type="string" calcext:value-type="string">
            <text:p>Loa Khi không mở nhạc mà vẫn để chế độ ON thì bị rè, kêu uuuuuu khá khó chịu.</text:p>
          </table:table-cell>
          <table:table-cell table:number-columns-repeated="1023"/>
        </table:table-row>
        <table:table-row table:style-name="ro3">
          <table:table-cell office:value-type="string" calcext:value-type="string">
            <text:p>Loa nghe ở mức dưới trung bình , bass gần như ko có , nghe max thì bị rè</text:p>
          </table:table-cell>
          <table:table-cell table:number-columns-repeated="1023"/>
        </table:table-row>
        <table:table-row table:style-name="ro3">
          <table:table-cell office:value-type="string" calcext:value-type="string">
            <text:p>dùng để chống cháy chống điếc ưu điểm gọn nhẹ kiểu giáng đẹp sang trọng</text:p>
          </table:table-cell>
          <table:table-cell table:number-columns-repeated="1023"/>
        </table:table-row>
        <table:table-row table:style-name="ro3">
          <table:table-cell office:value-type="string" calcext:value-type="string">
            <text:p>Hàng bọc cẩn thận nhưng mình không thấy phiếu bảo hành đâu cả , phải làm sao ạ ?</text:p>
          </table:table-cell>
          <table:table-cell table:number-columns-repeated="1023"/>
        </table:table-row>
        <table:table-row table:style-name="ro3">
          <table:table-cell office:value-type="string" calcext:value-type="string">
            <text:p>loa nhỏ chỉ dùng với mức am lượng thấp thì ok. tạm thay thế cho <text:s/>pc ko có loa vậy</text:p>
          </table:table-cell>
          <table:table-cell table:number-columns-repeated="1023"/>
        </table:table-row>
        <table:table-row table:style-name="ro2">
          <table:table-cell office:value-type="string" calcext:value-type="string">
            <text:p>Em cũng đa đặt 1 bàn từ tiki mà đọc đc mấy comment hàng cũ, hàng qua sử dụng hoang mang quá. Cái này đang nhẽ tiki phải check trc cho người mua. Nếu mua về thấy hàng cũ hàng qua sử dụng có đc đổi trả ko ạ?</text:p>
          </table:table-cell>
          <table:table-cell table:number-columns-repeated="1023"/>
        </table:table-row>
        <table:table-row table:style-name="ro3">
          <table:table-cell office:value-type="string" calcext:value-type="string">
            <text:p>Sao tai nghe mình gắn vào jack này khong nghe được, mong kĩ thuật vê sớm giúp mình</text:p>
          </table:table-cell>
          <table:table-cell table:number-columns-repeated="1023"/>
        </table:table-row>
        <table:table-row table:style-name="ro3">
          <table:table-cell office:value-type="string" calcext:value-type="string">
            <text:p>Trông như đồ cũ vậy bên trong thì ổn vỏ ngoài tệ quá</text:p>
          </table:table-cell>
          <table:table-cell table:number-columns-repeated="1023"/>
        </table:table-row>
        <table:table-row table:style-name="ro3">
          <table:table-cell office:value-type="string" calcext:value-type="string">
            <text:p>Phù hợp để thay thế cho loa laptop. Tiếng bass yếu.</text:p>
          </table:table-cell>
          <table:table-cell table:number-columns-repeated="1023"/>
        </table:table-row>
        <table:table-row table:style-name="ro6">
          <table:table-cell office:value-type="string" calcext:value-type="string">
            <text:p>Loa thiết kế đẹp, gọn nhẹ, dễ sử dụng, đầu kia là Jack cắm vào Jack 3.5mm của laptop, điện thoại, có nguồn là đầu USB, nên dùng cho laptop thì lợi, dùng cho điện thoại hay cái khác thì nên trang bị thêm cái cục sạc riêng hoặc sạc dự phòng.</text:p>
            <text:p>Âm thanh ổn, thích hợp cho học tiếng anh, xem phim,...chứ nghe nhạc thì không hay. Âm bass yếu, không rõ, vặn lớn cũng bị rè.</text:p>
            <text:p>Gói hàng cẩn thận.</text:p>
          </table:table-cell>
          <table:table-cell table:number-columns-repeated="1023"/>
        </table:table-row>
        <table:table-row table:style-name="ro3">
          <table:table-cell office:value-type="string" calcext:value-type="string">
            <text:p>chống mồ hôi đc nhưng vuốt trơn quá</text:p>
          </table:table-cell>
          <table:table-cell table:number-columns-repeated="1023"/>
        </table:table-row>
        <table:table-row table:style-name="ro3">
          <table:table-cell office:value-type="string" calcext:value-type="string">
            <text:p>dễ rách quá</text:p>
          </table:table-cell>
          <table:table-cell table:number-columns-repeated="1023"/>
        </table:table-row>
        <table:table-row table:style-name="ro1">
          <table:table-cell office:value-type="string" calcext:value-type="string">
            <text:p>Hàng có kèm theo dĩa cài đặt thì đương nhiên là để dùng cho các máy tính ko có internet do ko tải được bản mạng từ web về chứ. Ai mà ngờ cài vô máy nhập mã kích hoạt vào thì nó lại bắt kết nối internet mới kích được ? Kết nối mạng được thì còn cần mua dĩa làm gì nữa. Kaspersky nên xem lại và cải thiện đi nha. Mua hàng mà ko xài đc bực mình lắm.</text:p>
          </table:table-cell>
          <table:table-cell table:number-columns-repeated="1023"/>
        </table:table-row>
        <table:table-row table:style-name="ro3">
          <table:table-cell office:value-type="string" calcext:value-type="string">
            <text:p>Cài đặt quá lâu. Mình nằm chờ ra nước mắt nó mới cập nhật xong. Thôi kệ! Giá cũng chấp nhận được.</text:p>
          </table:table-cell>
          <table:table-cell table:number-columns-repeated="1023"/>
        </table:table-row>
        <table:table-row table:style-name="ro1">
          <table:table-cell office:value-type="string" calcext:value-type="string">
            <text:p>đóng gói và vận chuyển rất nhanh (tikinow) nhưng sản phẩm có vẻ bắt gps sai lệch hơi nhiều (lên đến 1km), ko rõ có phải do chiếc này lỗi không. Tôi ít khi thấy sản phẩm của Garmin có sai lệch lớn vậy, tôi có thể yêu cầu đổi hoặc bảo hành như thế nào?</text:p>
          </table:table-cell>
          <table:table-cell table:number-columns-repeated="1023"/>
        </table:table-row>
        <table:table-row table:style-name="ro2">
          <table:table-cell office:value-type="string" calcext:value-type="string">
            <text:p>Đồng hồ phục vụ chạy bộ và nghe nhạc tốt. Lúc đầu để đồng bộ nhạc với điện thoại khá khó khăng. Đi bơi biển nhấn nút bị lờn, lần sau nhấn khó ăn. Dây đeo dễ bị bám dơ.</text:p>
          </table:table-cell>
          <table:table-cell table:number-columns-repeated="1023"/>
        </table:table-row>
        <table:table-row table:style-name="ro3">
          <table:table-cell office:value-type="string" calcext:value-type="string">
            <text:p>Thời lượng pin không được 7 ngày chỉ tầm 4 ngày quá thấp so với 1 chiếc đồng hồ không cảm ứng</text:p>
          </table:table-cell>
          <table:table-cell table:number-columns-repeated="1023"/>
        </table:table-row>
        <table:table-row table:style-name="ro3">
          <table:table-cell office:value-type="string" calcext:value-type="string">
            <text:p>Nhưng ko biết nếu hỏng hóc bảo hành ở fpt đc ko thôi</text:p>
          </table:table-cell>
          <table:table-cell table:number-columns-repeated="1023"/>
        </table:table-row>
        <table:table-row table:style-name="ro3">
          <table:table-cell office:value-type="string" calcext:value-type="string">
            <text:p>Tạm được, không có km tai nghe</text:p>
          </table:table-cell>
          <table:table-cell table:number-columns-repeated="1023"/>
        </table:table-row>
        <table:table-row table:style-name="ro1">
          <table:table-cell office:value-type="string" calcext:value-type="string">
            <text:p>Sản phẩm ok, dùng 1 cục thì sóng hơi yếu (đặt 1 cục ở lầu 1, lên lầu 2 bắt sóng full, nhưng ở tầng trệt lại không có sóng? Lầu 2 và tầng trệt vị trí bắt sóng ngay trên và dưới cục phát). Hàng mình nhận là nội địa TQ hay sao mà toàn chữ TQ, ko thấy chữ nova như mấy chỗ khác...</text:p>
          </table:table-cell>
          <table:table-cell table:number-columns-repeated="1023"/>
        </table:table-row>
        <table:table-row table:style-name="ro3">
          <table:table-cell office:value-type="string" calcext:value-type="string">
            <text:p>Hàng toàn chữ tàu. Ko biết phải hàng nhập lậu ko. Không thấy có hướng dẫn tiếng anh hay tiếng việt</text:p>
          </table:table-cell>
          <table:table-cell table:number-columns-repeated="1023"/>
        </table:table-row>
        <table:table-row table:style-name="ro2">
          <table:table-cell office:value-type="string" calcext:value-type="string">
            <text:p>Ổ cứng mới, seal đầy đủ mà sao chép 3gb dữ liệu mà báo thời gian 19 giờ. Ko biết có lỗi lầm gì ko nữa, hay ổ giá rẻ chỉ đc như vậy?</text:p>
          </table:table-cell>
          <table:table-cell table:number-columns-repeated="1023"/>
        </table:table-row>
        <table:table-row table:style-name="ro2">
          <table:table-cell office:value-type="string" calcext:value-type="string">
            <text:p>Mới nhận hàng hồi sáng - ổ dư khoảng 4.5TB - tốc độ mình test copy và khoảng 40mb/s. Nhưng mình có thắc mắc là chế độ bảo hành như thế nào? Mình không thấy giấy tờ gì cả</text:p>
          </table:table-cell>
          <table:table-cell table:number-columns-repeated="1023"/>
        </table:table-row>
        <table:table-row table:style-name="ro1">
          <table:table-cell office:value-type="string" calcext:value-type="string">
            <text:p>Các phím chức năng lung tung, bấm không nhận phím ký tự. <text:s/>Tổ phím Fn + 7 8 9 0 và tổ hợp phím Shifl + 7 8 9 0 không hỗ trợ cho ký tự <text:s/>&amp; <text:s/>* <text:s/>( <text:s/>) <text:s/>để bấm các ký tự "u i o p" cần phải bấm tổ hợp Fn + u i o p <text:s/>tương tự như các ký tự <text:s/>j k l m : ? &gt; <text:s/>QUÁ THẤT VỌNG</text:p>
          </table:table-cell>
          <table:table-cell table:number-columns-repeated="1023"/>
        </table:table-row>
        <table:table-row table:style-name="ro3">
          <table:table-cell office:value-type="string" calcext:value-type="string">
            <text:p>tất ca diều ok . nhưng cpu hk giống hình</text:p>
          </table:table-cell>
          <table:table-cell table:number-columns-repeated="1023"/>
        </table:table-row>
        <table:table-row table:style-name="ro3">
          <table:table-cell office:value-type="string" calcext:value-type="string">
            <text:p>Hàng mới ký và đẹp OK như trong hình</text:p>
          </table:table-cell>
          <table:table-cell table:number-columns-repeated="1023"/>
        </table:table-row>
        <table:table-row table:style-name="ro1">
          <table:table-cell office:value-type="string" calcext:value-type="string">
            <text:p>Tiền nào của nấy, nên không đòi hỏi chất lượng âm thanh phải tốt, nhưng nhận xét cho mấy bạn có ý định mua để biết thêm thông tin, tất cả đều tốt, giao hàng, đóng gói sản phẩm kỹ càng, nhưng chất lượng ÂM THANH lại không tốt!!! không hài lòng về ÂM THANH của sản phẩm!!!</text:p>
          </table:table-cell>
          <table:table-cell table:number-columns-repeated="1023"/>
        </table:table-row>
        <table:table-row table:style-name="ro4">
          <table:table-cell office:value-type="string" calcext:value-type="string">
            <text:p>Tai nghe mẫu mã đẹp, cảm ứng, khi nhận hàng thì đóng gói đẹp. tuy nhiên khi sử dụng thì tai nghe bên phải chỉ sử dụng được khoản 5 phút là hết pin, tai nghe bên trái thì sử dụng được khoảng 2 giờ nhưng dễ bị chập chờn tín hiệu dù để cách đt hơn 1m, thoại nghe nhỏ, micro rất nhỏ khó nghe. dù biết hàng giá rẻ nhưng nhà cung cấp nên chú ý đến chất lượng hơn sao cho ít nhất cũng đồng đều 2 bên tai nghe và thời gian nghe khoảng 1.5 đến 2g là ok.</text:p>
          </table:table-cell>
          <table:table-cell table:number-columns-repeated="1023"/>
        </table:table-row>
        <table:table-row table:style-name="ro2">
          <table:table-cell office:value-type="string" calcext:value-type="string">
            <text:p>Âm lượng tai nghe quá nhỏ trong khi đã max volume. Ngoại hình Okie... how to khắc phục lỗi tai nghe nhỏ... mình kết nối với máy tính hay android cũng đều bị nhỏ</text:p>
          </table:table-cell>
          <table:table-cell table:number-columns-repeated="1023"/>
        </table:table-row>
        <table:table-row table:style-name="ro3">
          <table:table-cell office:value-type="string" calcext:value-type="string">
            <text:p>tạm được <text:s text:c="2"/>nghe nhac tốt <text:s text:c="2"/>.đàn thoại thì bên kia nghe nhỏ hay k nghe dc. nhưng nhanh het pin</text:p>
          </table:table-cell>
          <table:table-cell table:number-columns-repeated="1023"/>
        </table:table-row>
        <table:table-row table:style-name="ro3">
          <table:table-cell office:value-type="string" calcext:value-type="string">
            <text:p>Tai nghe mình dùng chưa được 1 tháng thì bên tai nghe bên phải sạc không vô pin nữa rồi. Hiện tại chỉ nghe được 1 bên</text:p>
          </table:table-cell>
          <table:table-cell table:number-columns-repeated="1023"/>
        </table:table-row>
        <table:table-row table:style-name="ro2">
          <table:table-cell office:value-type="string" calcext:value-type="string">
            <text:p>không hài lòng lắm vì khi mua về sạc 2 tiếng nhưng dùng thì được gần 1 tiếng còn chất lượng nghe thì bên nghe được bên không</text:p>
          </table:table-cell>
          <table:table-cell table:number-columns-repeated="1023"/>
        </table:table-row>
        <table:table-row table:style-name="ro2">
          <table:table-cell office:value-type="string" calcext:value-type="string">
            <text:p>sản phẩm sài cũng được nhưng sao sau vài tuần thì tai nghe. bên phải kết nối kh được nữa vậy shop,( đè vào vùng cảm ứng kh lên đèn)</text:p>
          </table:table-cell>
          <table:table-cell table:number-columns-repeated="1023"/>
        </table:table-row>
        <table:table-row table:style-name="ro3">
          <table:table-cell office:value-type="string" calcext:value-type="string">
            <text:p>Nghe được 1 bên tai, sạc được bên tai đó, tai còn lại không sạc được không nghe được. Shop có đổi lại cái khác không?</text:p>
          </table:table-cell>
          <table:table-cell table:number-columns-repeated="1023"/>
        </table:table-row>
        <table:table-row table:style-name="ro3">
          <table:table-cell office:value-type="string" calcext:value-type="string">
            <text:p>vừa nhận hàng chiều nay 23/8/2019 <text:s/>tai nghe nhỏ <text:s/>với lại tại sao tai trái ko thể kết nối dc .. xin shop ý kiến.</text:p>
          </table:table-cell>
          <table:table-cell table:number-columns-repeated="1023"/>
        </table:table-row>
        <table:table-row table:style-name="ro3">
          <table:table-cell office:value-type="string" calcext:value-type="string">
            <text:p>Bên trái xài may hết pin mà sạc lại mau vô . Cho xin cái ý kiến khắc phục thế nào đi ạ</text:p>
          </table:table-cell>
          <table:table-cell table:number-columns-repeated="1023"/>
        </table:table-row>
        <table:table-row table:style-name="ro3">
          <table:table-cell office:value-type="string" calcext:value-type="string">
            <text:p>Mình vừa nhận hàng nhưng tai bên phải lại ko dùng đc, thư trăm lần thì lên được 1 lần, ibx zalo ko thấy shop rep lại 😔</text:p>
          </table:table-cell>
          <table:table-cell table:number-columns-repeated="1023"/>
        </table:table-row>
        <table:table-row table:style-name="ro3">
          <table:table-cell office:value-type="string" calcext:value-type="string">
            <text:p>Không hiểu sao bên tai trái mình toàn tự động tắt, bật được khoảng 5s lại tắt, chỉ nghe được tai phải.</text:p>
          </table:table-cell>
          <table:table-cell table:number-columns-repeated="1023"/>
        </table:table-row>
        <table:table-row table:style-name="ro3">
          <table:table-cell office:value-type="string" calcext:value-type="string">
            <text:p>shop ơi shop cho em đổi lại được không ạ tai nghe chỉ nhận được 1 tai tai kia ko sạc vào ạ</text:p>
          </table:table-cell>
          <table:table-cell table:number-columns-repeated="1023"/>
        </table:table-row>
        <table:table-row table:style-name="ro3">
          <table:table-cell office:value-type="string" calcext:value-type="string">
            <text:p>tai nghe bi lỗi 1 bên k Co đèn báo không nghe dk nhạc ban xem lại</text:p>
          </table:table-cell>
          <table:table-cell table:number-columns-repeated="1023"/>
        </table:table-row>
        <table:table-row table:style-name="ro3">
          <table:table-cell office:value-type="string" calcext:value-type="string">
            <text:p>tai nghe bên phải tiếng nhỏ hơn so với bên trái và hay bị rè, nhanh hết pin hơn bên còn lại</text:p>
          </table:table-cell>
          <table:table-cell table:number-columns-repeated="1023"/>
        </table:table-row>
        <table:table-row table:style-name="ro3">
          <table:table-cell office:value-type="string" calcext:value-type="string">
            <text:p>tai nghe chỉ nghe đc có 1 bên trái còn bên phải thì ko nghe tôi ko hài lòng <text:s/>với sản phẩm</text:p>
          </table:table-cell>
          <table:table-cell table:number-columns-repeated="1023"/>
        </table:table-row>
        <table:table-row table:style-name="ro3">
          <table:table-cell office:value-type="string" calcext:value-type="string">
            <text:p>sản phẩm okej, có điều kết nói tất mở, hay next qua bài.. không dc tốt chập chờn khó dùng</text:p>
          </table:table-cell>
          <table:table-cell table:number-columns-repeated="1023"/>
        </table:table-row>
        <table:table-row table:style-name="ro3">
          <table:table-cell office:value-type="string" calcext:value-type="string">
            <text:p>vừa nhận đc hàng bóc hộp ra thì như thế nàybị súc hết 1 bên tai nghe</text:p>
          </table:table-cell>
          <table:table-cell table:number-columns-repeated="1023"/>
        </table:table-row>
        <table:table-row table:style-name="ro3">
          <table:table-cell office:value-type="string" calcext:value-type="string">
            <text:p>Mình mua 2 cái mới dùng dk một cái nc thì ních dè lắm đối phương chăng nghe được</text:p>
          </table:table-cell>
          <table:table-cell table:number-columns-repeated="1023"/>
        </table:table-row>
        <table:table-row table:style-name="ro3">
          <table:table-cell office:value-type="string" calcext:value-type="string">
            <text:p>cũng được nhưng sao khi Síp tới anh Síp đòi tới 160k mà trong khi đó hàng tính tổng lại có 125k</text:p>
          </table:table-cell>
          <table:table-cell table:number-columns-repeated="1023"/>
        </table:table-row>
        <table:table-row table:style-name="ro3">
          <table:table-cell office:value-type="string" calcext:value-type="string">
            <text:p>tai nghe cả hai kết nối thì nghe chập chờn lúc đc cả 2 bên lúc thì nghe đc mỗi bên phải</text:p>
          </table:table-cell>
          <table:table-cell table:number-columns-repeated="1023"/>
        </table:table-row>
        <table:table-row table:style-name="ro3">
          <table:table-cell office:value-type="string" calcext:value-type="string">
            <text:p>Với mức giá này thì k thể đòi hỏi gì nhiều hơn ở 1 tai nghe, nch là chấp nhận được</text:p>
          </table:table-cell>
          <table:table-cell table:number-columns-repeated="1023"/>
        </table:table-row>
        <table:table-row table:style-name="ro2">
          <table:table-cell office:value-type="string" calcext:value-type="string">
            <text:p>Mình dùng được từ chiều tới tối thì phát hiện ra 2 lỗi. Thứ nhất là có điểm chết ở giữa màn, thứ 2 là cổng DP bị lỗi, lúc nhận lúc không. Tiki xem hỗ trợ đổi cái khác cho mình nhé</text:p>
          </table:table-cell>
          <table:table-cell table:number-columns-repeated="1023"/>
        </table:table-row>
        <table:table-row table:style-name="ro3">
          <table:table-cell office:value-type="string" calcext:value-type="string">
            <text:p>tai nghe bị dè khi bật nhạc to. cảm ứng thì chập chờn, hình thức bên ngoài đẹp</text:p>
          </table:table-cell>
          <table:table-cell table:number-columns-repeated="1023"/>
        </table:table-row>
        <table:table-row table:style-name="ro3">
          <table:table-cell office:value-type="string" calcext:value-type="string">
            <text:p>sản phẩn tốt nhưng không có dây HDMI, nhà bán hàng cũng không ghi chú là không có</text:p>
          </table:table-cell>
          <table:table-cell table:number-columns-repeated="1023"/>
        </table:table-row>
        <table:table-row table:style-name="ro3">
          <table:table-cell office:value-type="string" calcext:value-type="string">
            <text:p>Từ lúc đăng ký đặt mua đã qua 7 ngày rồi nhưng chưa hàng ở đâu,</text:p>
          </table:table-cell>
          <table:table-cell table:number-columns-repeated="1023"/>
        </table:table-row>
        <table:table-row table:style-name="ro3">
          <table:table-cell office:value-type="string" calcext:value-type="string">
            <text:p>vừa mua đã hỏng 1 bên. chất lượng kém hay chạm vào là mất cuộc gọi</text:p>
          </table:table-cell>
          <table:table-cell table:number-columns-repeated="1023"/>
        </table:table-row>
        <table:table-row table:style-name="ro3">
          <table:table-cell office:value-type="string" calcext:value-type="string">
            <text:p>bị lỗi. 1 bên không nghe được <text:s/>đổi trả được không</text:p>
          </table:table-cell>
          <table:table-cell table:number-columns-repeated="1023"/>
        </table:table-row>
        <table:table-row table:style-name="ro3">
          <table:table-cell office:value-type="string" calcext:value-type="string">
            <text:p>Xài được vài tháng thì bị liệt 1 tai. Không tốt lắm</text:p>
          </table:table-cell>
          <table:table-cell table:number-columns-repeated="1023"/>
        </table:table-row>
        <table:table-row table:style-name="ro3">
          <table:table-cell office:value-type="string" calcext:value-type="string">
            <text:p>chỉ sử dụng được 1 bên là sao vậy</text:p>
          </table:table-cell>
          <table:table-cell table:number-columns-repeated="1023"/>
        </table:table-row>
        <table:table-row table:style-name="ro3">
          <table:table-cell office:value-type="string" calcext:value-type="string">
            <text:p>Mình thấy sp khá tốt nhưng chưa hài lòng lắm</text:p>
          </table:table-cell>
          <table:table-cell table:number-columns-repeated="1023"/>
        </table:table-row>
        <table:table-row table:style-name="ro3">
          <table:table-cell office:value-type="string" calcext:value-type="string">
            <text:p>Tai nghe này ko có dây sạc pin hả</text:p>
          </table:table-cell>
          <table:table-cell table:number-columns-repeated="1023"/>
        </table:table-row>
        <table:table-row table:style-name="ro3">
          <table:table-cell office:value-type="string" calcext:value-type="string">
            <text:p>kết nối Bluetooth hơi chán lúc đc lúc k</text:p>
          </table:table-cell>
          <table:table-cell table:number-columns-repeated="1023"/>
        </table:table-row>
        <table:table-row table:style-name="ro3">
          <table:table-cell office:value-type="string" calcext:value-type="string">
            <text:p>dùng 1 tiếng là hết pin rồi</text:p>
          </table:table-cell>
          <table:table-cell table:number-columns-repeated="1023"/>
        </table:table-row>
        <table:table-row table:style-name="ro3">
          <table:table-cell office:value-type="string" calcext:value-type="string">
            <text:p>nghe được có bên thôi</text:p>
          </table:table-cell>
          <table:table-cell table:number-columns-repeated="1023"/>
        </table:table-row>
        <table:table-row table:style-name="ro3">
          <table:table-cell office:value-type="string" calcext:value-type="string">
            <text:p>Toi cảm thấy rất ok ạ😀😀😀😀</text:p>
          </table:table-cell>
          <table:table-cell table:number-columns-repeated="1023"/>
        </table:table-row>
        <table:table-row table:style-name="ro3">
          <table:table-cell office:value-type="string" calcext:value-type="string">
            <text:p>Tai nghe một số cái bị sai hướng</text:p>
          </table:table-cell>
          <table:table-cell table:number-columns-repeated="1023"/>
        </table:table-row>
        <table:table-row table:style-name="ro3">
          <table:table-cell office:value-type="string" calcext:value-type="string">
            <text:p>sp sài tốt. đóng gói kỹ. đẹp</text:p>
          </table:table-cell>
          <table:table-cell table:number-columns-repeated="1023"/>
        </table:table-row>
        <table:table-row table:style-name="ro3">
          <table:table-cell office:value-type="string" calcext:value-type="string">
            <text:p>hao pin quá 😋😋😋</text:p>
          </table:table-cell>
          <table:table-cell table:number-columns-repeated="1023"/>
        </table:table-row>
        <table:table-row table:style-name="ro2">
          <table:table-cell office:value-type="string" calcext:value-type="string">
            <text:p>Mặc dụ Tiki giao hàng rất nhanh ( 2h ) sau khi đặt hàng, mình đánh giá cao về khoảng này, Tuy nhiên khi đem về để dùng thì: #1 - Màn hình hở sáng nhiều quá #2 - Màn hình thiếu ốc, khác với hướng dẫn sử dụng, nên vô cùng lỏng lẽo</text:p>
          </table:table-cell>
          <table:table-cell table:number-columns-repeated="1023"/>
        </table:table-row>
        <table:table-row table:style-name="ro1">
          <table:table-cell office:value-type="string" calcext:value-type="string">
            <text:p>Là màn hình ở phân khúc bình dân nên chất lượng hiển thị chỉ tạm được, màu sắc, độ phân giải, độ tương phản khi thể hiện text kém, chỉ phù hợp xem phim, giải trí chứ làm việc thì đau mắt lắm. Bạn nào hay làm việc với excel, email ... thì nên mua dòng cao cấp hơn. Mình so sánh trực quan với màn Dell Ultrasharp dòng P dùng 2 năm rồi</text:p>
          </table:table-cell>
          <table:table-cell table:number-columns-repeated="1023"/>
        </table:table-row>
        <table:table-row table:style-name="ro2">
          <table:table-cell office:value-type="string" calcext:value-type="string">
            <text:p>Màn hình sản phẩm hiển thị không đồng nhất, phía bên phải bị tối hơn những phần còn lại (các góc rõ hơn) khi hiển thị sáng, còn đưa về màu tối thì sẽ thấy hở sáng rất nhiều.</text:p>
          </table:table-cell>
          <table:table-cell table:number-columns-repeated="1023"/>
        </table:table-row>
        <table:table-row table:style-name="ro1">
          <table:table-cell office:value-type="string" calcext:value-type="string">
            <text:p>màn hở sáng nhiều mặc dù mua của tiki trading. giao hàng trễ hơn so dự kiến mặc dù bỏ 29k ra để giao hàng nhanh ^^. gọi hỗ trợ sẻ hoàn tiền giao nhanh nhưg giờ lại bảo tặng coupon thật sự quá đáng tốn tiền mà nhận lại đc cách phục vụ kiểu này sao ?</text:p>
          </table:table-cell>
          <table:table-cell table:number-columns-repeated="1023"/>
        </table:table-row>
        <table:table-row table:style-name="ro3">
          <table:table-cell office:value-type="string" calcext:value-type="string">
            <text:p>Nghe hơi rè</text:p>
          </table:table-cell>
          <table:table-cell table:number-columns-repeated="1023"/>
        </table:table-row>
        <table:table-row table:style-name="ro3">
          <table:table-cell office:value-type="string" calcext:value-type="string">
            <text:p>Sạc ko vô</text:p>
          </table:table-cell>
          <table:table-cell table:number-columns-repeated="1023"/>
        </table:table-row>
        <table:table-row table:style-name="ro3">
          <table:table-cell office:value-type="string" calcext:value-type="string">
            <text:p>tạm ok</text:p>
          </table:table-cell>
          <table:table-cell table:number-columns-repeated="1023"/>
        </table:table-row>
        <table:table-row table:style-name="ro3">
          <table:table-cell office:value-type="string" calcext:value-type="string">
            <text:p>Chất lượng hình ảnh thì rất tốt. Màn hình cong nên đem lại trải nghiệm tuyệt. Nhược điểm: màn hình hơi bị nghiêng xuống.</text:p>
          </table:table-cell>
          <table:table-cell table:number-columns-repeated="1023"/>
        </table:table-row>
        <table:table-row table:style-name="ro3">
          <table:table-cell office:value-type="string" calcext:value-type="string">
            <text:p>Hàng giá rẻ nên không tốt lắm, hở sáng, trể ảnh hơn 4. nhé, độ sáng ổn, xem phim khá đẹp</text:p>
          </table:table-cell>
          <table:table-cell table:number-columns-repeated="1023"/>
        </table:table-row>
        <table:table-row table:style-name="ro3">
          <table:table-cell office:value-type="string" calcext:value-type="string">
            <text:p>sản phẩm tốt nhưng k chỉnh đc độ nghiêng cứ cắm xuống phía trước</text:p>
          </table:table-cell>
          <table:table-cell table:number-columns-repeated="1023"/>
        </table:table-row>
        <table:table-row table:style-name="ro3">
          <table:table-cell office:value-type="string" calcext:value-type="string">
            <text:p>Cũng tạm, màn hình đen sẽ thấy hở sáng khá khó chịu</text:p>
          </table:table-cell>
          <table:table-cell table:number-columns-repeated="1023"/>
        </table:table-row>
        <table:table-row table:style-name="ro3">
          <table:table-cell office:value-type="string" calcext:value-type="string">
            <text:p>Hàng TQ màu sắc kém, mỏng manh. Tạm xài. Không như quảng cáo</text:p>
          </table:table-cell>
          <table:table-cell table:number-columns-repeated="1023"/>
        </table:table-row>
        <table:table-row table:style-name="ro3">
          <table:table-cell office:value-type="string" calcext:value-type="string">
            <text:p>Hài lòng với sản phẩm. Phù hợp với mức sử dụng trung binh</text:p>
          </table:table-cell>
          <table:table-cell table:number-columns-repeated="1023"/>
        </table:table-row>
        <table:table-row table:style-name="ro3">
          <table:table-cell office:value-type="string" calcext:value-type="string">
            <text:p>Đã nhận được sản phẩm. Nhưng tai nghe chỉ có tín hiệu 1 bên phải. Ko có tín hiệu bên Trái</text:p>
          </table:table-cell>
          <table:table-cell table:number-columns-repeated="1023"/>
        </table:table-row>
        <table:table-row table:style-name="ro2">
          <table:table-cell office:value-type="string" calcext:value-type="string">
            <text:p>Màn hình này hiện tại bên Phong Vũ co' mã giảm giá còn có 2tr9 thôi, Tiki nên cập nhật giá cả để phục vụ khách hàng tốt hơn nhé.</text:p>
          </table:table-cell>
          <table:table-cell table:number-columns-repeated="1023"/>
        </table:table-row>
        <table:table-row table:style-name="ro2">
          <table:table-cell office:value-type="string" calcext:value-type="string">
            <text:p>Chuột bấm rất nảy. Kêu to thật to. Tuy nhiên con lăn giữa kêu rào rào, lại kêu không đều. Không biết là lỗi hay cấu tạo như vậy. Chuột cực kì cứng cáp, xứng đáng với số tiền bỏ ra (hy vọng sẽ dùng được lâu)</text:p>
          </table:table-cell>
          <table:table-cell table:number-columns-repeated="1023"/>
        </table:table-row>
        <table:table-row table:style-name="ro1">
          <table:table-cell office:value-type="string" calcext:value-type="string">
            <text:p>Sử dụng tốt, tuy nhiên cái nắp tháo ra gắn vào hơi khó, phải cẩn thận khi tháo lắp không thì gãy chân đế (tôi mém bị). Tốt nhất là không nên tháo lắp cái nắp bên trên con chuột này nhiều vì không chắc chắn như loại chuột có nắp bên dưới. Các tính năng cũng bình thường, do mới dùng nên không biết có bền không.</text:p>
          </table:table-cell>
          <table:table-cell table:number-columns-repeated="1023"/>
        </table:table-row>
        <table:table-row table:style-name="ro2">
          <table:table-cell office:value-type="string" calcext:value-type="string">
            <text:p>Giao hàng nhanh. Nhưng mình cắm vào mới dc 3p thì nó bị lỗi gì á mà k được với lại ban đầu cắm usb vào thì nó sáng đèn xanh sau 3p thì nó bị mất đèn xanh ở usb và k vào dc wfi luôn. Đổi lại thì như thế nào ạ</text:p>
          </table:table-cell>
          <table:table-cell table:number-columns-repeated="1023"/>
        </table:table-row>
        <table:table-row table:style-name="ro2">
          <table:table-cell office:value-type="string" calcext:value-type="string">
            <text:p>Khi mình nhận được thì vỏ hộp có tình trạng đã bóc tem seal sau đó lấy băng dính dán đè lên. Bên trong chuột thì bám bụi. Đang dùng G102 cầm con này cảm giác cầm chuột hơi nặng. Dùng 1 thời gian sẽ quen.</text:p>
          </table:table-cell>
          <table:table-cell table:number-columns-repeated="1023"/>
        </table:table-row>
        <table:table-row table:style-name="ro3">
          <table:table-cell office:value-type="string" calcext:value-type="string">
            <text:p>máy tính mình không có ổ đĩa, mua usb xong, trong đây không có hướng dẫn cách down drive để dùng.</text:p>
          </table:table-cell>
          <table:table-cell table:number-columns-repeated="1023"/>
        </table:table-row>
        <table:table-row table:style-name="ro3">
          <table:table-cell office:value-type="string" calcext:value-type="string">
            <text:p>sản phẩm dùng tốt, ổn định. Nhưng do thòi gian giao hàng quá lâu( 5ngày) nên cho 3 sao</text:p>
          </table:table-cell>
          <table:table-cell table:number-columns-repeated="1023"/>
        </table:table-row>
        <table:table-row table:style-name="ro3">
          <table:table-cell office:value-type="string" calcext:value-type="string">
            <text:p>hơi chập chờn lúc đc lúc ko. tự nhận driver. chạy khá êm</text:p>
          </table:table-cell>
          <table:table-cell table:number-columns-repeated="1023"/>
        </table:table-row>
        <table:table-row table:style-name="ro2">
          <table:table-cell office:value-type="string" calcext:value-type="string">
            <text:p>Bắt sóng yếu quá. Tính ra là dởm hơn mấy cái có râu nhiều, chỉ được mỗi cái gọn thui</text:p>
            <text:p>Tóm lại là khá thất vọng khi sử dụng thực tế</text:p>
          </table:table-cell>
          <table:table-cell table:number-columns-repeated="1023"/>
        </table:table-row>
        <table:table-row table:style-name="ro3">
          <table:table-cell office:value-type="string" calcext:value-type="string">
            <text:p>Sử dụng tốt, sóng cũng ok, ổn định, hơi khó cài đặt</text:p>
          </table:table-cell>
          <table:table-cell table:number-columns-repeated="1023"/>
        </table:table-row>
        <table:table-row table:style-name="ro3">
          <table:table-cell office:value-type="string" calcext:value-type="string">
            <text:p>Thời gian đầu ổn. Sau vài tháng sử dụng bị chập chờn liên tục.</text:p>
          </table:table-cell>
          <table:table-cell table:number-columns-repeated="1023"/>
        </table:table-row>
        <table:table-row table:style-name="ro3">
          <table:table-cell office:value-type="string" calcext:value-type="string">
            <text:p>k có gì đặc biệt! Nên suy nghĩ kĩ trước khi mua!</text:p>
          </table:table-cell>
          <table:table-cell table:number-columns-repeated="1023"/>
        </table:table-row>
        <table:table-row table:style-name="ro3">
          <table:table-cell office:value-type="string" calcext:value-type="string">
            <text:p>Giao hàng khá nhanh. chuột biij 1 vết nhám bằng ngón tay trỏ giống bị va quyệt pad hơi bong mép viền</text:p>
          </table:table-cell>
          <table:table-cell table:number-columns-repeated="1023"/>
        </table:table-row>
        <table:table-row table:style-name="ro3">
          <table:table-cell office:value-type="string" calcext:value-type="string">
            <text:p>bắt sóng khá yếu, load phim trên các trang web khá lâu</text:p>
          </table:table-cell>
          <table:table-cell table:number-columns-repeated="1023"/>
        </table:table-row>
        <table:table-row table:style-name="ro3">
          <table:table-cell office:value-type="string" calcext:value-type="string">
            <text:p>Không hài lòng lắm! Dùng được vài tháng thì bị double click. 800k bay vèo.</text:p>
          </table:table-cell>
          <table:table-cell table:number-columns-repeated="1023"/>
        </table:table-row>
        <table:table-row table:style-name="ro3">
          <table:table-cell office:value-type="string" calcext:value-type="string">
            <text:p>Riêng cái thu này không tốt bằng đồ của TP-Link. Dùng cho máy windows 7 cài mãi mới hoạt động được.</text:p>
          </table:table-cell>
          <table:table-cell table:number-columns-repeated="1023"/>
        </table:table-row>
        <table:table-row table:style-name="ro3">
          <table:table-cell office:value-type="string" calcext:value-type="string">
            <text:p>Tốt nhất thì là Tiki - Riêng nhà cung cấp TotoLink N150USM nên cung cấp thêm dây USB nối dài như các hãng khác.</text:p>
          </table:table-cell>
          <table:table-cell table:number-columns-repeated="1023"/>
        </table:table-row>
        <table:table-row table:style-name="ro2">
          <table:table-cell office:value-type="string" calcext:value-type="string">
            <text:p>Thiết kế <text:s/>với cảm giác cầm nắm gần <text:s/>với G102 nhưng cảm giác lớp sơn + chất liệu hơi rẻ tiền, đáng tiếc là ko có led còn lại oke</text:p>
          </table:table-cell>
          <table:table-cell table:number-columns-repeated="1023"/>
        </table:table-row>
        <table:table-row table:style-name="ro3">
          <table:table-cell office:value-type="string" calcext:value-type="string">
            <text:p>Okay, thiết kế không đẹp, không thể sử dụng phần mềm chỉnh tốc, hơi trơn, nhẹ, không đầm tay.</text:p>
          </table:table-cell>
          <table:table-cell table:number-columns-repeated="1023"/>
        </table:table-row>
        <table:table-row table:style-name="ro3">
          <table:table-cell office:value-type="string" calcext:value-type="string">
            <text:p>Mình mua dc 2 ngày, dùng hay bị lag lắm. Đổi trả bảo hành ntn nhỉ ?</text:p>
          </table:table-cell>
          <table:table-cell table:number-columns-repeated="1023"/>
        </table:table-row>
        <table:table-row table:style-name="ro3">
          <table:table-cell office:value-type="string" calcext:value-type="string">
            <text:p>Nút cuộn giữa tiếng nhựa rất ồn :D Đây là tính năng hay là lỗi thế ạ :D</text:p>
          </table:table-cell>
          <table:table-cell table:number-columns-repeated="1023"/>
        </table:table-row>
        <table:table-row table:style-name="ro3">
          <table:table-cell office:value-type="string" calcext:value-type="string">
            <text:p>Bắt sóng yếu. Cấp phát ip chậm, phát sóng yếu! Chưa tương xứng với tầm tiền bỏ ra. Không hơn được bộ phát sóng của vnpt</text:p>
          </table:table-cell>
          <table:table-cell table:number-columns-repeated="1023"/>
        </table:table-row>
        <table:table-row table:style-name="ro3">
          <table:table-cell office:value-type="string" calcext:value-type="string">
            <text:p>Mong shop gửi thêm cho mình cái dây nguồn để mình sử dụng được</text:p>
          </table:table-cell>
          <table:table-cell table:number-columns-repeated="1023"/>
        </table:table-row>
        <table:table-row table:style-name="ro2">
          <table:table-cell office:value-type="string" calcext:value-type="string">
            <text:p>hàng giao ko đúng với sp đã đăng ký kms1, mà lại giao kms2. tg mở nhạc chỉ hơn 60'là hết pin rồi. giao hàng trước tg nhận.nói chung là sp tạm ổn.nhưng khách hàng đăng ký sp nào thì giao cho đúng nha shop, như vậy mới uy tín.........!</text:p>
          </table:table-cell>
          <table:table-cell table:number-columns-repeated="1023"/>
        </table:table-row>
        <table:table-row table:style-name="ro2">
          <table:table-cell office:value-type="string" calcext:value-type="string">
            <text:p>Mới nhận dc hàng lúc chiều, dùng được 1h thì tiếng mic bị rè ko khắc phục dc, hình như phíc mic lỏng, âm thanh loa ko phàn nàn phải sử dụng thêm vài hôm mới biết.</text:p>
          </table:table-cell>
          <table:table-cell table:number-columns-repeated="1023"/>
        </table:table-row>
        <table:table-row table:style-name="ro3">
          <table:table-cell office:value-type="string" calcext:value-type="string">
            <text:p>loa có lúc rè lúc không, pin tệ, có vài nút ko sử dụng được điển hình là nút EQ...ko biết liên lạc shop cách nào</text:p>
          </table:table-cell>
          <table:table-cell table:number-columns-repeated="1023"/>
        </table:table-row>
        <table:table-row table:style-name="ro3">
          <table:table-cell office:value-type="string" calcext:value-type="string">
            <text:p>Loa nghe ok nhưng hát hông nge đc nhạc và loa thì lớn nhạc thì nhỏ</text:p>
          </table:table-cell>
          <table:table-cell table:number-columns-repeated="1023"/>
        </table:table-row>
        <table:table-row table:style-name="ro3">
          <table:table-cell office:value-type="string" calcext:value-type="string">
            <text:p>míc hát quá nhanh hư..về bỏ để nghe nhạc chẳng hát hò j đc</text:p>
          </table:table-cell>
          <table:table-cell table:number-columns-repeated="1023"/>
        </table:table-row>
        <table:table-row table:style-name="ro3">
          <table:table-cell office:value-type="string" calcext:value-type="string">
            <text:p>loa ổn so với số tiền như vậy</text:p>
          </table:table-cell>
          <table:table-cell table:number-columns-repeated="1023"/>
        </table:table-row>
        <table:table-row table:style-name="ro3">
          <table:table-cell office:value-type="string" calcext:value-type="string">
            <text:p>sao k có micro vậy shop</text:p>
          </table:table-cell>
          <table:table-cell table:number-columns-repeated="1023"/>
        </table:table-row>
        <table:table-row table:style-name="ro3">
          <table:table-cell office:value-type="string" calcext:value-type="string">
            <text:p>Thời gian giao hàng lâu... nhân viên giao hàng giao ko đúng thời gian đã hẹn.</text:p>
          </table:table-cell>
          <table:table-cell table:number-columns-repeated="1023"/>
        </table:table-row>
        <table:table-row table:style-name="ro3">
          <table:table-cell office:value-type="string" calcext:value-type="string">
            <text:p>Sac Lúc vô lúc ko</text:p>
          </table:table-cell>
          <table:table-cell table:number-columns-repeated="1023"/>
        </table:table-row>
        <table:table-row table:style-name="ro1">
          <table:table-cell office:value-type="string" calcext:value-type="string">
            <text:p>Đặt hàng hôm 14/12 thì 16/12 nhận được sản phẩm. Đánh giá chung sản phẩm đúng như shop review, data 5.6gb mỗi tháng, sử dụng trong 12 tháng. Nhưng khi kiểm tra data sim thì hạn sử dụng chỉ đến 28/11/2020 nghĩa là trôi cả hơn 2 tuần chứ ko phải vài ngày như shop đề cập. Dù sao sản phẩm sử dụng vẫn rất ok. 3 sao nhé!!!</text:p>
          </table:table-cell>
          <table:table-cell table:number-columns-repeated="1023"/>
        </table:table-row>
        <table:table-row table:style-name="ro1">
          <table:table-cell office:value-type="string" calcext:value-type="string">
            <text:p>Mình mua dùng mạng Ok nhưng các bạn lưu ý dung lượng 5GB/ tháng mà bạn xài hết thì phải đợi đến ngày tiếp theo của tháng mới đc dùng tiếp chứ không như bên Mobi soạn tin nhắn để gia hạn tháng tiếp theo Hơi bực mình vì thông tin thẻ không nói rõ từ đầu</text:p>
          </table:table-cell>
          <table:table-cell table:number-columns-repeated="1023"/>
        </table:table-row>
        <table:table-row table:style-name="ro2">
          <table:table-cell office:value-type="string" calcext:value-type="string">
            <text:p>Nhận được hàng vào ngày 16/3 và sản phẩm đã được kích hoạt 22/1, đã vậy chỉ xài tới 16/1/21 vậy là mất toi 2 tháng 😐. Cho 2 sao vì sự hài lòng với người giao hàng.</text:p>
          </table:table-cell>
          <table:table-cell table:number-columns-repeated="1023"/>
        </table:table-row>
        <table:table-row table:style-name="ro2">
          <table:table-cell office:value-type="string" calcext:value-type="string">
            <text:p>em mới nhận được sim ngày 22/12/2019 làm theo hướng dẫn nhắn tin cho shop nhưng chưa thấy trả lời <text:s/>shop ơi xem zalo kích hoạt sim dùm em với nhé em cảm ơn thanks ad</text:p>
          </table:table-cell>
          <table:table-cell table:number-columns-repeated="1023"/>
        </table:table-row>
        <table:table-row table:style-name="ro2">
          <table:table-cell office:value-type="string" calcext:value-type="string">
            <text:p>đã nhận hàng. mà k đc như ý muốn lắm. sim chập chờn lúc đc lúc k. đc cái giao hàng đúng hẹn và đóng gói cẩn thận. nhưng kiểm tra dữ liệu thì làm cách nào</text:p>
          </table:table-cell>
          <table:table-cell table:number-columns-repeated="1023"/>
        </table:table-row>
        <table:table-row table:style-name="ro2">
          <table:table-cell office:value-type="string" calcext:value-type="string">
            <text:p>Tín hiệu hơi chập chờn, ngay trong trung tâm sài gòn mà lúc được lúc không, có lúc chỉ còn H+, cảm thấy không được như trước đây mình sử dụng cùng loại.</text:p>
          </table:table-cell>
          <table:table-cell table:number-columns-repeated="1023"/>
        </table:table-row>
        <table:table-row table:style-name="ro3">
          <table:table-cell office:value-type="string" calcext:value-type="string">
            <text:p>sim bị trôi 3 tháng khi kiểm tra thời hạn sử dụng sim là 24/9/2020 1 năm sử dụng là 9 tháng ah</text:p>
          </table:table-cell>
          <table:table-cell table:number-columns-repeated="1023"/>
        </table:table-row>
        <table:table-row table:style-name="ro2">
          <table:table-cell office:value-type="string" calcext:value-type="string">
            <text:p>tốc độ mới sài thấy cũng nhanh. Giao hàng ngày 6 tháng 3 mà ngày kích hoạt <text:s/>ngày 22 tháng 1. Hạn sử dụng đến ngày 16 tháng 1 năm sau</text:p>
          </table:table-cell>
          <table:table-cell table:number-columns-repeated="1023"/>
        </table:table-row>
        <table:table-row table:style-name="ro2">
          <table:table-cell office:value-type="string" calcext:value-type="string">
            <text:p>sim 4g nhưng mạng lúc nào cũng chỉ nhận dc 3g. lướt fb ko thôi đôi khi cũng load mất một lúc. Mua sim xong về kt lại tài khoản thì thấy Data=0</text:p>
          </table:table-cell>
          <table:table-cell table:number-columns-repeated="1023"/>
        </table:table-row>
        <table:table-row table:style-name="ro2">
          <table:table-cell office:value-type="string" calcext:value-type="string">
            <text:p>Hàng đóng gói kỹ, ok tuy nhiên, shop cho mình hỏi, tại sao sau khi kich hoạt sim thì dung lượng data chỉ có 500mb. chứ ko phải là 5GB/ tháng. ?</text:p>
          </table:table-cell>
          <table:table-cell table:number-columns-repeated="1023"/>
        </table:table-row>
        <table:table-row table:style-name="ro3">
          <table:table-cell office:value-type="string" calcext:value-type="string">
            <text:p>cho mình hỏi làm s để kích hoạt đi ạ . làm theo hướng dẫn trên sim thì nó bảo là không được đăng ký .</text:p>
          </table:table-cell>
          <table:table-cell table:number-columns-repeated="1023"/>
        </table:table-row>
        <table:table-row table:style-name="ro3">
          <table:table-cell office:value-type="string" calcext:value-type="string">
            <text:p>hi shop.. mình mua sim tháng 12/2019, sim xai rat ok nhưng sao mới 3 tháng mak ko dô mạng dc nữa r,nhờ shop hỗ trợ <text:s/>với ạ</text:p>
          </table:table-cell>
          <table:table-cell table:number-columns-repeated="1023"/>
        </table:table-row>
        <table:table-row table:style-name="ro3">
          <table:table-cell office:value-type="string" calcext:value-type="string">
            <text:p>cho hỏi <text:s/>tại Sao khi nắp sim vào mấy lại k có dịch vu là Sao mong trả lời <text:s/>sớm</text:p>
          </table:table-cell>
          <table:table-cell table:number-columns-repeated="1023"/>
        </table:table-row>
        <table:table-row table:style-name="ro3">
          <table:table-cell office:value-type="string" calcext:value-type="string">
            <text:p>Đã mua tốc độ khá thấp không phù hợp với chơi game</text:p>
          </table:table-cell>
          <table:table-cell table:number-columns-repeated="1023"/>
        </table:table-row>
        <table:table-row table:style-name="ro3">
          <table:table-cell office:value-type="string" calcext:value-type="string">
            <text:p>Sao gửi tn KH D500 gửi 888 ko dc vậy shop,với ktra dung lượng là 0mb à</text:p>
          </table:table-cell>
          <table:table-cell table:number-columns-repeated="1023"/>
        </table:table-row>
        <table:table-row table:style-name="ro3">
          <table:table-cell office:value-type="string" calcext:value-type="string">
            <text:p>Tốc độ vào mạng hơi chậm. So với Viettel thì chậm hơn</text:p>
          </table:table-cell>
          <table:table-cell table:number-columns-repeated="1023"/>
        </table:table-row>
        <table:table-row table:style-name="ro3">
          <table:table-cell office:value-type="string" calcext:value-type="string">
            <text:p>sim mới mua kt data 0mb đã kích hoạt 1 tháng rồi???</text:p>
          </table:table-cell>
          <table:table-cell table:number-columns-repeated="1023"/>
        </table:table-row>
        <table:table-row table:style-name="ro3">
          <table:table-cell office:value-type="string" calcext:value-type="string">
            <text:p>đã kích trước hơn 1 tháng</text:p>
          </table:table-cell>
          <table:table-cell table:number-columns-repeated="1023"/>
        </table:table-row>
        <table:table-row table:style-name="ro3">
          <table:table-cell office:value-type="string" calcext:value-type="string">
            <text:p>hgghgghhu8iuiiitgyhhuhyyyyyy</text:p>
          </table:table-cell>
          <table:table-cell table:number-columns-repeated="1023"/>
        </table:table-row>
        <table:table-row table:style-name="ro3">
          <table:table-cell office:value-type="string" calcext:value-type="string">
            <text:p>ổn định</text:p>
          </table:table-cell>
          <table:table-cell table:number-columns-repeated="1023"/>
        </table:table-row>
        <table:table-row table:style-name="ro3">
          <table:table-cell office:value-type="string" calcext:value-type="string">
            <text:p>Mua sim ngày 13/11/2019, mở ra đã kích hoạt sẵn, thời hạn đến 24/10/2019, tính ra trôi hết gần 1 tháng rồi. Shop có xử lý ?</text:p>
          </table:table-cell>
          <table:table-cell table:number-columns-repeated="1023"/>
        </table:table-row>
        <table:table-row table:style-name="ro2">
          <table:table-cell office:value-type="string" calcext:value-type="string">
            <text:p>mã giảm giá ghi trên mặt hàng PHUKIENMP10 không còn hiệu lực khi nhập vào để đặt hang. Tôi thử đặt hàng ngày hôm nay 6/9</text:p>
          </table:table-cell>
          <table:table-cell table:number-columns-repeated="1023"/>
        </table:table-row>
        <table:table-row table:style-name="ro3">
          <table:table-cell office:value-type="string" calcext:value-type="string">
            <text:p>Cho minh hoi 1 ngay cho duoc bao nhieu GB toc do vay</text:p>
          </table:table-cell>
          <table:table-cell table:number-columns-repeated="1023"/>
        </table:table-row>
        <table:table-row table:style-name="ro3">
          <table:table-cell office:value-type="string" calcext:value-type="string">
            <text:p>Dùng ok, nhưng chưa kích hoạt bảo hành được, nhờ shop support.</text:p>
          </table:table-cell>
          <table:table-cell table:number-columns-repeated="1023"/>
        </table:table-row>
        <table:table-row table:style-name="ro1">
          <table:table-cell office:value-type="string" calcext:value-type="string">
            <text:p>Dây chuyển sử dụng tốt, tuy nhiên phần thân dây không giống như hình ảnh mô tả, thân dây trên ảnh mô tả nhìn giống dây bọc bằng cao su hơn, còn sản phẩm nhận được thì phần thân dây được bọc bằng chất liệu giống như vải dù. Phần đầu jack rất dễ bị giật điện tê tê, khi chạm tay vào phần đầu jack sẽ bị rồ mỗi khi muốn rút tai nghe ra...</text:p>
          </table:table-cell>
          <table:table-cell table:number-columns-repeated="1023"/>
        </table:table-row>
        <table:table-row table:style-name="ro4">
          <table:table-cell office:value-type="string" calcext:value-type="string">
            <text:p>Mẫu mã thì ok nhưng để đàm thoại thì có vấn đề do cáp hấp thụ nhiễu điện gây nhiễu mic khá khó chịu. Các đầu có phần vỏ kim loại đáng lẽ ra phải hoạt động như lớp chống nhiễu thì đằng này lại gây nhiễu vì ko được cách điện với phần lõi. Hoặc trong trường hợp tệ nhất là cả dây ko có lớp chống nhiễu. Nhiễu mic rõ ràng nhất nếu vừa cắm sạc máy tính vừa dùng do dòng sạc của máy tính khá cao.</text:p>
          </table:table-cell>
          <table:table-cell table:number-columns-repeated="1023"/>
        </table:table-row>
        <table:table-row table:style-name="ro2">
          <table:table-cell office:value-type="string" calcext:value-type="string">
            <text:p>sản phẩm k ổn vì cổng gắn 3.5 vào tai nghe k đụng gì thì thu âm tốt . nhưng đặt xuống bàn hay đụng vào vật khác thì bị rè kinh khủng. bắt buộc phải k đụng gì thì mới k bị rè mic nên rất khó chịu khi sử dụng. cần được hỗ trợ</text:p>
          </table:table-cell>
          <table:table-cell table:number-columns-repeated="1023"/>
        </table:table-row>
        <table:table-row table:style-name="ro3">
          <table:table-cell office:value-type="string" calcext:value-type="string">
            <text:p>Dây dùng dc 1 thời gian bị lỏng chân, cắm tai nghe vào phải chỉnh ms nghe rõ tiếng được và mic bị bé tiếng</text:p>
          </table:table-cell>
          <table:table-cell table:number-columns-repeated="1023"/>
        </table:table-row>
        <table:table-row table:style-name="ro3">
          <table:table-cell office:value-type="string" calcext:value-type="string">
            <text:p>Xài khá ổn nhưng độ bền không cao. Rút ra cắm vào tầm 10 lần là vị đứt.</text:p>
          </table:table-cell>
          <table:table-cell table:number-columns-repeated="1023"/>
        </table:table-row>
        <table:table-row table:style-name="ro3">
          <table:table-cell office:value-type="string" calcext:value-type="string">
            <text:p>cho mình hỏi dây này tương thích với những dòng tai nghe nào vậy</text:p>
          </table:table-cell>
          <table:table-cell table:number-columns-repeated="1023"/>
        </table:table-row>
        <table:table-row table:style-name="ro3">
          <table:table-cell office:value-type="string" calcext:value-type="string">
            <text:p>Chất lượng tương đối, tốc độ không ổn định lắm. Dùng lâu khá nóng. Kiểu dáng hơi to. Tốt trong tầm giá</text:p>
          </table:table-cell>
          <table:table-cell table:number-columns-repeated="1023"/>
        </table:table-row>
        <table:table-row table:style-name="ro3">
          <table:table-cell office:value-type="string" calcext:value-type="string">
            <text:p>USP tốc độ đọc cực chậm. chép file 16gb tầm hơn 2 giờ, tệ</text:p>
          </table:table-cell>
          <table:table-cell table:number-columns-repeated="1023"/>
        </table:table-row>
        <table:table-row table:style-name="ro3">
          <table:table-cell office:value-type="string" calcext:value-type="string">
            <text:p>Sản phẩm nói chung là tốt</text:p>
          </table:table-cell>
          <table:table-cell table:number-columns-repeated="1023"/>
        </table:table-row>
        <table:table-row table:style-name="ro3">
          <table:table-cell office:value-type="string" calcext:value-type="string">
            <text:p>Tạm ổn, chất lượng nước vệ sinh k như mong muốn. Bình hơi hơi yếu chưa xịt hết bụi.</text:p>
          </table:table-cell>
          <table:table-cell table:number-columns-repeated="1023"/>
        </table:table-row>
        <table:table-row table:style-name="ro1">
          <table:table-cell office:value-type="string" calcext:value-type="string">
            <text:p>Sản phẩm fullbox nguyên seal sử dụng bình thường nhưng nhà cung cấp không gửi kèm phiếu bảo hành hay bất cứ thông tin liên hệ nào. Mình đăng ký tài khoản trên trang chủ Wacom nhưng không thể active được để download 2 phần mềm miễn phí. Tiki giao hàng nhanh.</text:p>
          </table:table-cell>
          <table:table-cell table:number-columns-repeated="1023"/>
        </table:table-row>
        <table:table-row table:style-name="ro2">
          <table:table-cell office:value-type="string" calcext:value-type="string">
            <text:p>Sản phẩm chính hãng, giao hàng nhanh, bao bì đẹp Khi sử dụng rất hay bị mất kết nối với máy tính, phải khởi động lại mới kết nối được</text:p>
          </table:table-cell>
          <table:table-cell table:number-columns-repeated="1023"/>
        </table:table-row>
        <table:table-row table:style-name="ro1">
          <table:table-cell office:value-type="string" calcext:value-type="string">
            <text:p>Chất lượng của camera thì t chưa kiểm tra dc nhưng đối với thời gian giao hàng thì đợi từ đầu tuần đến cuối tuần mới nhận được. Các bạn hãy rút kinh nhiệm cho lần sao. Vì tôi thấy giao hàng mà được nhanh, khi người khác đang cần sp đó nó quan trọng hơn các bạn ạ. Thanks</text:p>
          </table:table-cell>
          <table:table-cell table:number-columns-repeated="1023"/>
        </table:table-row>
        <table:table-row table:style-name="ro2">
          <table:table-cell office:value-type="string" calcext:value-type="string">
            <text:p>Sản phẩm giao khác mẫu đăng nhưng có vẻ vẫn là hàng chuẩn, thời gian giao hàng quá tệ...từ HCM tới HN mà những 8 ngày mới nhận được trong khi sp bé con con. Chất lượng thì phải dùng xem mới biết được.</text:p>
          </table:table-cell>
          <table:table-cell table:number-columns-repeated="1023"/>
        </table:table-row>
        <table:table-row table:style-name="ro3">
          <table:table-cell office:value-type="string" calcext:value-type="string">
            <text:p>Sản phẩm có dấu hiệu sử dụng rồi, nhưng vẫn còn sử dụng được, nên đánh giá 3 sao</text:p>
          </table:table-cell>
          <table:table-cell table:number-columns-repeated="1023"/>
        </table:table-row>
        <table:table-row table:style-name="ro2">
          <table:table-cell office:value-type="string" calcext:value-type="string">
            <text:p>giao hàng nhanh , nhận sản phẩm bóc hộp xong thấy cái hộp và cái cam không giống như trên app , k rõ về độ chính xác có đúng k , dùng thì mới biết chất lượng thế nào</text:p>
          </table:table-cell>
          <table:table-cell table:number-columns-repeated="1023"/>
        </table:table-row>
        <table:table-row table:style-name="ro2">
          <table:table-cell office:value-type="string" calcext:value-type="string">
            <text:p>Mình quay clip đến khi nói chuyện nó có hiện tượng nhiễu và rè khi nói xuyên suốt quá trình nhận âm thanh.Shop giúp mình được ko?</text:p>
          </table:table-cell>
          <table:table-cell table:number-columns-repeated="1023"/>
        </table:table-row>
        <table:table-row table:style-name="ro3">
          <table:table-cell office:value-type="string" calcext:value-type="string">
            <text:p>vừa đủ dùng, chất lượng hình ảnh ko được tốt như mong đợi, thua cam sẵn của mac</text:p>
          </table:table-cell>
          <table:table-cell table:number-columns-repeated="1023"/>
        </table:table-row>
        <table:table-row table:style-name="ro3">
          <table:table-cell office:value-type="string" calcext:value-type="string">
            <text:p>Sản phẩm tốt, chất lượng đảm bảo. Tuy nhiên giao hàng quá lâu</text:p>
          </table:table-cell>
          <table:table-cell table:number-columns-repeated="1023"/>
        </table:table-row>
        <table:table-row table:style-name="ro3">
          <table:table-cell office:value-type="string" calcext:value-type="string">
            <text:p>Vì mới sử dụng do đó phải kiểm chứng</text:p>
          </table:table-cell>
          <table:table-cell table:number-columns-repeated="1023"/>
        </table:table-row>
        <table:table-row table:style-name="ro3">
          <table:table-cell office:value-type="string" calcext:value-type="string">
            <text:p>sao webcam của mình chỉ có chữ logi in lên mà k có chữ tech vậy ??</text:p>
          </table:table-cell>
          <table:table-cell table:number-columns-repeated="1023"/>
        </table:table-row>
        <table:table-row table:style-name="ro3">
          <table:table-cell office:value-type="string" calcext:value-type="string">
            <text:p>Sản phẩm này mua và sử dụng hơn một năm, thấy rất hay có cả micro để gọi thoại!</text:p>
          </table:table-cell>
          <table:table-cell table:number-columns-repeated="1023"/>
        </table:table-row>
        <table:table-row table:style-name="ro3">
          <table:table-cell office:value-type="string" calcext:value-type="string">
            <text:p>Ko có đĩa cài hay hướng dẫn cài</text:p>
          </table:table-cell>
          <table:table-cell table:number-columns-repeated="1023"/>
        </table:table-row>
        <table:table-row table:style-name="ro3">
          <table:table-cell office:value-type="string" calcext:value-type="string">
            <text:p>Chất lượng ổn, mới dùng nên chưa gặp vấn đề. Giao hàng đúng hạn.</text:p>
          </table:table-cell>
          <table:table-cell table:number-columns-repeated="1023"/>
        </table:table-row>
        <table:table-row table:style-name="ro3">
          <table:table-cell office:value-type="string" calcext:value-type="string">
            <text:p>Hình ảnh chưa tốt lắm! Âm thanh tạm ổn. Giá ok hơn cửa hàng khác. Giao hàng nhanh.</text:p>
          </table:table-cell>
          <table:table-cell table:number-columns-repeated="1023"/>
        </table:table-row>
        <table:table-row table:style-name="ro3">
          <table:table-cell office:value-type="string" calcext:value-type="string">
            <text:p>Có dùng cho tvbox Kiwi S3plus được không,mình muốn dùng mà ko biết có tương thích không!)</text:p>
          </table:table-cell>
          <table:table-cell table:number-columns-repeated="1023"/>
        </table:table-row>
        <table:table-row table:style-name="ro3">
          <table:table-cell office:value-type="string" calcext:value-type="string">
            <text:p>Da su dung duoc gan 2 nam, man hinh loi mau trang . Sp ko ben !?</text:p>
          </table:table-cell>
          <table:table-cell table:number-columns-repeated="1023"/>
        </table:table-row>
        <table:table-row table:style-name="ro3">
          <table:table-cell office:value-type="string" calcext:value-type="string">
            <text:p>hướng dẫn cài đặt giúp ko có sách hướng dẫn cài đặt</text:p>
          </table:table-cell>
          <table:table-cell table:number-columns-repeated="1023"/>
        </table:table-row>
        <table:table-row table:style-name="ro3">
          <table:table-cell office:value-type="string" calcext:value-type="string">
            <text:p>sao không được miễn phí 30' gọi ngoại mạng vậy?</text:p>
          </table:table-cell>
          <table:table-cell table:number-columns-repeated="1023"/>
        </table:table-row>
        <table:table-row table:style-name="ro2">
          <table:table-cell office:value-type="string" calcext:value-type="string">
            <text:p>Đây là dòng wireless 4.0 chứ không phải 4.2 hay 5.0 nên tốc độ rất kém, âm thanh kết nối với tai nghe bluetooth bị chập chờn ngắt quãng nghe rất ức chế. tốt nhất nên mua dòng wireless đời cao hơn để trải nghiệm tốt hơn.</text:p>
          </table:table-cell>
          <table:table-cell table:number-columns-repeated="1023"/>
        </table:table-row>
        <table:table-row table:style-name="ro2">
          <table:table-cell office:value-type="string" calcext:value-type="string">
            <text:p>Sản phẩm toàn tiếng TQ,bên bán nên có 1 tờ giấy hsd tiếng việt dán vào sản phẩm. Sản phẩm cũng tạm ổn với tầm giá. Chứ không nhanh và nghe thì nó cứ rè rè,ko êm.</text:p>
          </table:table-cell>
          <table:table-cell table:number-columns-repeated="1023"/>
        </table:table-row>
        <table:table-row table:style-name="ro3">
          <table:table-cell office:value-type="string" calcext:value-type="string">
            <text:p>gắn usb vào laptop và bị thông báo Driver Error, remove rồi gắn lại mà vẫn bị ah, k tự động update driver hay sao đó.</text:p>
          </table:table-cell>
          <table:table-cell table:number-columns-repeated="1023"/>
        </table:table-row>
        <table:table-row table:style-name="ro3">
          <table:table-cell office:value-type="string" calcext:value-type="string">
            <text:p>gửi ko đúng hàng. Shop kiểm tra lại hàng giúp ........................................</text:p>
          </table:table-cell>
          <table:table-cell table:number-columns-repeated="1023"/>
        </table:table-row>
        <table:table-row table:style-name="ro3">
          <table:table-cell office:value-type="string" calcext:value-type="string">
            <text:p>Ổn đinh tốt , đúng hàng, đúng thời gian giao hàng.</text:p>
          </table:table-cell>
          <table:table-cell table:number-columns-repeated="1023"/>
        </table:table-row>
        <table:table-row table:style-name="ro1">
          <table:table-cell office:value-type="string" calcext:value-type="string">
            <text:p>Sản phẩm có màu sắc giống trong ảnh và đúng ý mình, kết nối bluetooth tự động, nhanh chóng, đi lại trong tầm cho phép thì không mất kết nối. Hôm mình xem phim thì sài liên tục được 4 tiếng gì đó là phải sạc lại. Tai nghe âm tốt, rõ ràng, bass mạnh, nghe edm sướng. Chung lại thì mình hài lòng về sản phẩm nhưng đợi giao hơi lâu</text:p>
          </table:table-cell>
          <table:table-cell table:number-columns-repeated="1023"/>
        </table:table-row>
        <table:table-row table:style-name="ro1">
          <table:table-cell office:value-type="string" calcext:value-type="string">
            <text:p>Tai nghe nhạc cũng được, đàm thoại ok nhưng mà để chơi game pubg dù nghe, định hướng đc tiếng địch di chuyển nhưng độ trễ cao quá. Đang dùng sony WH-CH510 chuyển sang cái này chán hẳn mặc dù là Bluetooth 5.0. Cái này chỉ phù hợp cho nghe nhạc, gọi điện thì ok</text:p>
          </table:table-cell>
          <table:table-cell table:number-columns-repeated="1023"/>
        </table:table-row>
        <table:table-row table:style-name="ro5">
          <table:table-cell office:value-type="string" calcext:value-type="string">
            <text:p>Sản phẩm bị lỗi nhẹ. Cụ thể khi phát sóng 5GHz thì khá OK, tuy nhiên sóng 2.4GHz lại chập chờn, thỉnh thoảng drop mạng rồi có ngay, nếu xem live thì sẽ mất kết nối rất không dễ chịu. Tốc độ mạng 5GHz ổn nhưng mạng 2.4GHz thì kém, khả năng phát sóng xuyên tường cũng bình thường (hơi đuối). Sản phẩm dùng cũng hơi nóng nữa. Với chất lượng thế này thì giá khoảng 400K hợp lý hơn, không ngờ bỏ ra hơn 600K mà cũng không được dùng hàng hoàn hảo. Nếu chỉ đánh giá riêng cho tần số phát 5GHz thì cho 4 ? còn tổng thể chỉ cho 3 ? thôi, ai chỉ dùng mạng 5GHz phát trong phòng không qua vách ngăn thì cũng tạm chấp nhận được.</text:p>
          </table:table-cell>
          <table:table-cell table:number-columns-repeated="1023"/>
        </table:table-row>
        <table:table-row table:style-name="ro2">
          <table:table-cell office:value-type="string" calcext:value-type="string">
            <text:p>Nhà mình xài cục phát wifi của Viettel, không hiểu sao cứ bật cục phát sóng sau 1 ngày là mạng bị chậm nhiều lúc mất kết nối, tắt cục phát sóng lại bình thường.</text:p>
          </table:table-cell>
          <table:table-cell table:number-columns-repeated="1023"/>
        </table:table-row>
        <table:table-row table:style-name="ro2">
          <table:table-cell office:value-type="string" calcext:value-type="string">
            <text:p>Shop ơi, hôm nay mình nhận được hàng bên shop gửi, mà cái chui sạc hình như chả liên quan gì với cái tai nghe, vì nó chẳng cấm vào sạc được. Bên mình có hỗ trợ đổi trả hàng không ạ Chui sạc to nên không cấm vào được</text:p>
          </table:table-cell>
          <table:table-cell table:number-columns-repeated="1023"/>
        </table:table-row>
        <table:table-row table:style-name="ro2">
          <table:table-cell office:value-type="string" calcext:value-type="string">
            <text:p>Bình thường, nói chung nghe ổn. Cảm ứng nhạy. Nhưng mà ai nghe tai nghe iphone riết thi vừa chuyển qua thì chênh lệch chất lượng quá lớn, cảm giác hơi khó chịu nhưng từ từ sẽ quen. Kiểu hơi rè.</text:p>
          </table:table-cell>
          <table:table-cell table:number-columns-repeated="1023"/>
        </table:table-row>
        <table:table-row table:style-name="ro2">
          <table:table-cell office:value-type="string" calcext:value-type="string">
            <text:p>3 sao vì sự nhanh chóng cho tiki. Còn về chất lượng của sản phẩm thì tốt nhưng pin thì không được như thông tin. Đầy pin mà nghe đc tầm 1,5 tiếng đã báo yếu rồi. Mong khắc phục sớm</text:p>
          </table:table-cell>
          <table:table-cell table:number-columns-repeated="1023"/>
        </table:table-row>
        <table:table-row table:style-name="ro2">
          <table:table-cell office:value-type="string" calcext:value-type="string">
            <text:p>Nghe nhạc bình thường. Tầm kết nối ổn, kết nối tương đối ổn định. Tuy nhiên tai phải nghe nhỏ hơn tai trái. Không biết do sản phẩm bị lỗi hay thiết kế bẩm sinh đã như vậy</text:p>
          </table:table-cell>
          <table:table-cell table:number-columns-repeated="1023"/>
        </table:table-row>
        <table:table-row table:style-name="ro3">
          <table:table-cell office:value-type="string" calcext:value-type="string">
            <text:p>chưa thực sự hài lòng về cách đồng gói sản phẩm cho hỏi cách thay đổi mật khẩu wifi <text:s/>mình kính</text:p>
          </table:table-cell>
          <table:table-cell table:number-columns-repeated="1023"/>
        </table:table-row>
        <table:table-row table:style-name="ro3">
          <table:table-cell office:value-type="string" calcext:value-type="string">
            <text:p>Bfbfvdbdserfbd fbtentdncc</text:p>
          </table:table-cell>
          <table:table-cell table:number-columns-repeated="1023"/>
        </table:table-row>
        <table:table-row table:style-name="ro3">
          <table:table-cell office:value-type="string" calcext:value-type="string">
            <text:p>san pham co thu song wifi va phat ra duoc khong <text:s text:c="2"/>......</text:p>
          </table:table-cell>
          <table:table-cell table:number-columns-repeated="1023"/>
        </table:table-row>
        <table:table-row table:style-name="ro1">
          <table:table-cell office:value-type="string" calcext:value-type="string">
            <text:p>Con này ngoài băng tần kép ra thì còn lại khá tệ, ăn ten 5dbi nhưng bắt sóng còn thua cả con Tenda dùng 3.5dbi, driver đi kèm thì ko cho tùy chỉnh gì nhiều, nói chung nếu ai ko có nhu cầu băng tầng kép thì mua con usb của Tenda, giá rẻ hơn, bắt sóng tốt hơn và support cả Linux.</text:p>
          </table:table-cell>
          <table:table-cell table:number-columns-repeated="1023"/>
        </table:table-row>
        <table:table-row table:style-name="ro3">
          <table:table-cell office:value-type="string" calcext:value-type="string">
            <text:p>Sóng wifi ok nhưng hay bị lỗi màn hình xanh khi tắt máy hoặc rút usb wifi ra khỏi máy laptop.</text:p>
          </table:table-cell>
          <table:table-cell table:number-columns-repeated="1023"/>
        </table:table-row>
        <table:table-row table:style-name="ro3">
          <table:table-cell office:value-type="string" calcext:value-type="string">
            <text:p>Không có tác dụng mấy. Vẫn phụ thuộc nguồn phát. Mua phí tiền</text:p>
          </table:table-cell>
          <table:table-cell table:number-columns-repeated="1023"/>
        </table:table-row>
        <table:table-row table:style-name="ro3">
          <table:table-cell office:value-type="string" calcext:value-type="string">
            <text:p>Uu diem: - bat song kha la manh Nhuoc diem: - chi hoat dong duoc tren windown</text:p>
          </table:table-cell>
          <table:table-cell table:number-columns-repeated="1023"/>
        </table:table-row>
        <table:table-row table:style-name="ro3">
          <table:table-cell office:value-type="string" calcext:value-type="string">
            <text:p>Anh chọn nhk bị hkk hjj hjk jkk jkkk njk jkk ko em có đi đâu rồi anh ạ ạ em ạ</text:p>
          </table:table-cell>
          <table:table-cell table:number-columns-repeated="1023"/>
        </table:table-row>
        <table:table-row table:style-name="ro3">
          <table:table-cell office:value-type="string" calcext:value-type="string">
            <text:p>tốc độ sao chép chậm</text:p>
          </table:table-cell>
          <table:table-cell table:number-columns-repeated="1023"/>
        </table:table-row>
        <table:table-row table:style-name="ro2">
          <table:table-cell office:value-type="string" calcext:value-type="string">
            <text:p>Vận chuyển rất chậm cho gói giao tiêu chuẩn, cụ thể hoãn đổi lịch vận chuyển 2 lần, chậm 2-3 ngày so với dự kiến ban đầu. Sản phẩm dễ dùng, chất lượng tốt</text:p>
          </table:table-cell>
          <table:table-cell table:number-columns-repeated="1023"/>
        </table:table-row>
        <table:table-row table:style-name="ro3">
          <table:table-cell office:value-type="string" calcext:value-type="string">
            <text:p>Phiên bản EU, firmware v5. Hiện đang giao đúng sản phẩm</text:p>
          </table:table-cell>
          <table:table-cell table:number-columns-repeated="1023"/>
        </table:table-row>
        <table:table-row table:style-name="ro3">
          <table:table-cell office:value-type="string" calcext:value-type="string">
            <text:p>Sản phẩm sài ok Có 1 đơn hàng đặt mà 10 ngày chưa giao Nên phải Đặt lại sản phẩm Thu Wifi <text:s/>đó là lần 2</text:p>
          </table:table-cell>
          <table:table-cell table:number-columns-repeated="1023"/>
        </table:table-row>
        <table:table-row table:style-name="ro3">
          <table:table-cell office:value-type="string" calcext:value-type="string">
            <text:p>Dây quá dài</text:p>
          </table:table-cell>
          <table:table-cell table:number-columns-repeated="1023"/>
        </table:table-row>
        <table:table-row table:style-name="ro3">
          <table:table-cell office:value-type="string" calcext:value-type="string">
            <text:p>tiki giao hàng zất nhanh nhưng hàng lại ko dc mong đợi vì tai nghe to và thô nhìn như đồ chơi trẻ con ý</text:p>
          </table:table-cell>
          <table:table-cell table:number-columns-repeated="1023"/>
        </table:table-row>
        <table:table-row table:style-name="ro3">
          <table:table-cell office:value-type="string" calcext:value-type="string">
            <text:p>bị chậm tiếng mất rồi, nghe nó không khớp khẩu hình trên máy nhưng tạm ổn rồi.....</text:p>
          </table:table-cell>
          <table:table-cell table:number-columns-repeated="1023"/>
        </table:table-row>
        <table:table-row table:style-name="ro3">
          <table:table-cell office:value-type="string" calcext:value-type="string">
            <text:p>đc giá rẻ hàng vẫn Sài đc nhug có một iu cầu là mau hết pin nên cho 3 sao thoi</text:p>
          </table:table-cell>
          <table:table-cell table:number-columns-repeated="1023"/>
        </table:table-row>
        <table:table-row table:style-name="ro3">
          <table:table-cell office:value-type="string" calcext:value-type="string">
            <text:p>Một bên nghe lớn bên còn lại rất nhỏ và bị rè không nghe đượ</text:p>
          </table:table-cell>
          <table:table-cell table:number-columns-repeated="1023"/>
        </table:table-row>
        <table:table-row table:style-name="ro3">
          <table:table-cell office:value-type="string" calcext:value-type="string">
            <text:p>Sạc nhanh hết pin cũng nhanh nghe tầm 20-30 là đã hết pin r</text:p>
          </table:table-cell>
          <table:table-cell table:number-columns-repeated="1023"/>
        </table:table-row>
        <table:table-row table:style-name="ro3">
          <table:table-cell office:value-type="string" calcext:value-type="string">
            <text:p>tốt nhưng tresble va bass không OK lắm</text:p>
          </table:table-cell>
          <table:table-cell table:number-columns-repeated="1023"/>
        </table:table-row>
        <table:table-row table:style-name="ro3">
          <table:table-cell office:value-type="string" calcext:value-type="string">
            <text:p>mic cua sp không được tốt</text:p>
          </table:table-cell>
          <table:table-cell table:number-columns-repeated="1023"/>
        </table:table-row>
        <table:table-row table:style-name="ro2">
          <table:table-cell office:value-type="string" calcext:value-type="string">
            <text:p>Ram mới mua về, lắp vào laptop không lên. Sau khi tháo ram ra, bật lại laptop cũng không lên. Đưa đi ra sửa chữa thì bị xung pin. Đã yêu cầu đổi trả lại hàng. Yêu cầu shop kiểm tra sản phẩm trước khi giao</text:p>
          </table:table-cell>
          <table:table-cell table:number-columns-repeated="1023"/>
        </table:table-row>
        <table:table-row table:style-name="ro3">
          <table:table-cell office:value-type="string" calcext:value-type="string">
            <text:p>Hàng đổi BH lâu quá nhỉ? Gần 10 ngày rồi mà vẫn chưa xong :-(</text:p>
          </table:table-cell>
          <table:table-cell table:number-columns-repeated="1023"/>
        </table:table-row>
        <table:table-row table:style-name="ro2">
          <table:table-cell office:value-type="string" calcext:value-type="string">
            <text:p>Mình mua mới xài được 1 tuần thì cảm ứng tai trái không hoạt động, chỉnh âm lượng mãi không được ạ. Lúc mới dùng thì vẫn ổn mà mới 1 tuần đã bị vầy rồi <text:s/></text:p>
          </table:table-cell>
          <table:table-cell table:number-columns-repeated="1023"/>
        </table:table-row>
        <table:table-row table:style-name="ro3">
          <table:table-cell office:value-type="string" calcext:value-type="string">
            <text:p>tai nghe hơi rè mặc dù mới 50% âm lượng. Ko có bảo hành hả shop?</text:p>
          </table:table-cell>
          <table:table-cell table:number-columns-repeated="1023"/>
        </table:table-row>
        <table:table-row table:style-name="ro3">
          <table:table-cell office:value-type="string" calcext:value-type="string">
            <text:p>khó cai dat bạn có thể gửi cho mình cách sử dụng tiếng Việt không</text:p>
          </table:table-cell>
          <table:table-cell table:number-columns-repeated="1023"/>
        </table:table-row>
        <table:table-row table:style-name="ro3">
          <table:table-cell office:value-type="string" calcext:value-type="string">
            <text:p>mới dùng khá ổn, sau kb thế nào</text:p>
          </table:table-cell>
          <table:table-cell table:number-columns-repeated="1023"/>
        </table:table-row>
        <table:table-row table:style-name="ro2">
          <table:table-cell office:value-type="string" calcext:value-type="string">
            <text:p>Mình mua cũng được tháng mấy rui. Tính xài lâu rui mới review z mà chưa j nó đã hư. Mình mua rất nhiều loại sạc dự phòng but không loại nào nhanh hư như nó</text:p>
          </table:table-cell>
          <table:table-cell table:number-columns-repeated="1023"/>
        </table:table-row>
        <table:table-row table:style-name="ro3">
          <table:table-cell office:value-type="string" calcext:value-type="string">
            <text:p>không mong muốn nhận hàng lôi nhé trước khi giao hàng mong sộp tet trước nhé</text:p>
          </table:table-cell>
          <table:table-cell table:number-columns-repeated="1023"/>
        </table:table-row>
        <table:table-row table:style-name="ro3">
          <table:table-cell office:value-type="string" calcext:value-type="string">
            <text:p>Dùng 1 thời gian thấy pin giảm đáng kể. Có dấu hiệu bị chai pin</text:p>
          </table:table-cell>
          <table:table-cell table:number-columns-repeated="1023"/>
        </table:table-row>
        <table:table-row table:style-name="ro2">
          <table:table-cell office:value-type="string" calcext:value-type="string">
            <text:p>Mình có nhờ người ở quê nhận hàng ngày 8-10 hôm nay về quê mới mang sản phẩm ra kiểm tra thấy tốc độ không ổn định liên tục từ 0-&gt;22MB/s trong suốt quá trình. Bây giờ mình muốn bảo hành thì bảo hành ở đâu?</text:p>
          </table:table-cell>
          <table:table-cell table:number-columns-repeated="1023"/>
        </table:table-row>
        <table:table-row table:style-name="ro1">
          <table:table-cell office:value-type="string" calcext:value-type="string">
            <text:p>USB 3.1 nên tốc độ ghi chép nhanh, nó phù hợp cho những ai hay lưu trữ tài liệu số lượng lớn, thích nhanh chóng. Nhưng có điều vì làm bằng hơp <text:s/>chất kim loại nên không cẩn thận dễ bị tê tay do giật điện, nên tốt nhất là bạn nên cầm đuôi nhựa khi sử dụng.</text:p>
          </table:table-cell>
          <table:table-cell table:number-columns-repeated="1023"/>
        </table:table-row>
        <table:table-row table:style-name="ro2">
          <table:table-cell office:value-type="string" calcext:value-type="string">
            <text:p>Usb 32Gb nhưng khi kiểm tra thì chỉ có 28,8Gb ! Như vậy đâu có phải usb32gb như quảng cáo !!! Mẫu mã thì đúng như sản phẩm</text:p>
          </table:table-cell>
          <table:table-cell table:number-columns-repeated="1023"/>
        </table:table-row>
        <table:table-row table:style-name="ro3">
          <table:table-cell office:value-type="string" calcext:value-type="string">
            <text:p>Hàng bị xước một chút, cho 3 sao, mong cửa hàng check kỹ trước khi xuất hàng</text:p>
          </table:table-cell>
          <table:table-cell table:number-columns-repeated="1023"/>
        </table:table-row>
        <table:table-row table:style-name="ro3">
          <table:table-cell office:value-type="string" calcext:value-type="string">
            <text:p>Thoi gian xạc vào rât châm, nhanh chai pin</text:p>
          </table:table-cell>
          <table:table-cell table:number-columns-repeated="1023"/>
        </table:table-row>
        <table:table-row table:style-name="ro3">
          <table:table-cell office:value-type="string" calcext:value-type="string">
            <text:p>Sp <text:s/>dùng khá tốt okokokok</text:p>
          </table:table-cell>
          <table:table-cell table:number-columns-repeated="1023"/>
        </table:table-row>
        <table:table-row table:style-name="ro3">
          <table:table-cell office:value-type="string" calcext:value-type="string">
            <text:p>-Sóng tốt -Pin lâu -Bị hố, khi <text:s/>nhiều nơi khác bán rẻ hơn gần 700.000 đ</text:p>
          </table:table-cell>
          <table:table-cell table:number-columns-repeated="1023"/>
        </table:table-row>
        <table:table-row table:style-name="ro3">
          <table:table-cell office:value-type="string" calcext:value-type="string">
            <text:p>Mới mua ra đã bị gãy chốt nâng bàn phím. haiz</text:p>
          </table:table-cell>
          <table:table-cell table:number-columns-repeated="1023"/>
        </table:table-row>
        <table:table-row table:style-name="ro3">
          <table:table-cell office:value-type="string" calcext:value-type="string">
            <text:p>vó phím bị cứng nên làm ảnh hưởng đến việc chơi game cũng như là làm việc</text:p>
          </table:table-cell>
          <table:table-cell table:number-columns-repeated="1023"/>
        </table:table-row>
        <table:table-row table:style-name="ro3">
          <table:table-cell office:value-type="string" calcext:value-type="string">
            <text:p>sản phẩm mua hỏng</text:p>
          </table:table-cell>
          <table:table-cell table:number-columns-repeated="1023"/>
        </table:table-row>
        <table:table-row table:style-name="ro4">
          <table:table-cell office:value-type="string" calcext:value-type="string">
            <text:p>Không ngờ tiki bần dữ vậy. Muốn giảm chi phí ko kèm pin cũng được đây đưa cục pin dỏm. Làm mất công nguyên buổi chiều hỳ hục update cài drivers các kiểu tưởng win 10 mới update ko Sài được. Buồn buồn thay pin xịn vô nhận cái một. Gây rắc rối cho khách hàng quá. Còn phím chuột thì Sài cơ bản Ok, mình mua cho ba mình dùng. Thương hiệu Logitech thì mình cũng dùng nhiều trong thời gian dài.</text:p>
          </table:table-cell>
          <table:table-cell table:number-columns-repeated="1023"/>
        </table:table-row>
        <table:table-row table:style-name="ro1">
          <table:table-cell office:value-type="string" calcext:value-type="string">
            <text:p>Tạm ổn, CHuột nhỏ, Phím nhỏ so với người tay lớn. Nhỏ hơn con chuột dây B100 (56k) rất nhiều. Cầm rất mỏi. Ko hài lòng lắm so với mức giá. Chuột mua về là M170 nha anh em. nói chung ae gamer hoặc coder thì ko nên mua. =&gt; nhỏ = mõi tay. có vậy thôi.</text:p>
          </table:table-cell>
          <table:table-cell table:number-columns-repeated="1023"/>
        </table:table-row>
        <table:table-row table:style-name="ro2">
          <table:table-cell office:value-type="string" calcext:value-type="string">
            <text:p>Sản phẩm đẹp, vừa tay, dễ sử dụng, đóng gói kĩ. Bàn phím mềm dễ gõ, tuy nhiên khi đặt chuột khoảng cách xa ti vi khoảng 5m thì chuột không nhạy nữa, dù thông tin sản phẩm là cách xa 10m</text:p>
          </table:table-cell>
          <table:table-cell table:number-columns-repeated="1023"/>
        </table:table-row>
        <table:table-row table:style-name="ro2">
          <table:table-cell office:value-type="string" calcext:value-type="string">
            <text:p>Bàn phím phản hồi tốt, không có độ trễ, đánh chữ thoải mái nhưng chuột thì quá tệ. Chuột phải hồi không tốt, con chỏ trên máy tính bị giựt liên tục.</text:p>
          </table:table-cell>
          <table:table-cell table:number-columns-repeated="1023"/>
        </table:table-row>
        <table:table-row table:style-name="ro3">
          <table:table-cell office:value-type="string" calcext:value-type="string">
            <text:p>Sản phẩm đang dùng chưa thấy vấn đề gì, mỗi tội mình nhận hàng đổi trả của người khác, còn nguyên hóa đơn cũ ở sp</text:p>
          </table:table-cell>
          <table:table-cell table:number-columns-repeated="1023"/>
        </table:table-row>
        <table:table-row table:style-name="ro3">
          <table:table-cell office:value-type="string" calcext:value-type="string">
            <text:p>Mình mới gắn thì rất nhanh nhạy; nhưng khi bắt đầu vào làm việc. Gõ máy lại bị chậm; lag; chữ đi theo sau.</text:p>
          </table:table-cell>
          <table:table-cell table:number-columns-repeated="1023"/>
        </table:table-row>
        <table:table-row table:style-name="ro3">
          <table:table-cell office:value-type="string" calcext:value-type="string">
            <text:p>Bàn phím hơi nhẹ và kít quá đánh nhanh bị dính phím và chữ. Nếu có điều kiện mua phím cơ có lẽ sẽ tốt hơn</text:p>
          </table:table-cell>
          <table:table-cell table:number-columns-repeated="1023"/>
        </table:table-row>
        <table:table-row table:style-name="ro2">
          <table:table-cell office:value-type="string" calcext:value-type="string">
            <text:p>Chất lượng dùng ổn, màu sắc thực tế là ghi xám. Tuy nhiên Tiki giao hàng so với các nơi khác còn quá chậm, thường mất <text:s/>hơn 1 tuần mới nhận đc SP.</text:p>
          </table:table-cell>
          <table:table-cell table:number-columns-repeated="1023"/>
        </table:table-row>
        <table:table-row table:style-name="ro3">
          <table:table-cell office:value-type="string" calcext:value-type="string">
            <text:p>- Bàn phím khá ổn trong tầm giá - Chuột bị lag và giật, chuột hơi nhỏ Dùng một thời gian sẽ đánh giá thêm</text:p>
          </table:table-cell>
          <table:table-cell table:number-columns-repeated="1023"/>
        </table:table-row>
        <table:table-row table:style-name="ro3">
          <table:table-cell office:value-type="string" calcext:value-type="string">
            <text:p>sản phẩm tốt, chỉ riêng con chuột hơi lõm, đang trong quá trình xử dụng nên chờ độ bền của sản phẩm</text:p>
          </table:table-cell>
          <table:table-cell table:number-columns-repeated="1023"/>
        </table:table-row>
        <table:table-row table:style-name="ro3">
          <table:table-cell office:value-type="string" calcext:value-type="string">
            <text:p>Giao thiếu Receiver , đang chờ tiki đổi <text:s text:c="2"/>Mong shop và tiki rút kinh nghiệm</text:p>
          </table:table-cell>
          <table:table-cell table:number-columns-repeated="1023"/>
        </table:table-row>
        <table:table-row table:style-name="ro3">
          <table:table-cell office:value-type="string" calcext:value-type="string">
            <text:p>Dùng đc 2 ngày có tình trạng chuột giật giật, phím bị trễ chữ <text:s text:c="2"/></text:p>
          </table:table-cell>
          <table:table-cell table:number-columns-repeated="1023"/>
        </table:table-row>
        <table:table-row table:style-name="ro3">
          <table:table-cell office:value-type="string" calcext:value-type="string">
            <text:p>nhận hàng không có đầu USB , đã được hoàn tiền. lại đặt cái nữa xem sao</text:p>
          </table:table-cell>
          <table:table-cell table:number-columns-repeated="1023"/>
        </table:table-row>
        <table:table-row table:style-name="ro3">
          <table:table-cell office:value-type="string" calcext:value-type="string">
            <text:p>Kết nối với máy tính không nhạy</text:p>
          </table:table-cell>
          <table:table-cell table:number-columns-repeated="1023"/>
        </table:table-row>
        <table:table-row table:style-name="ro3">
          <table:table-cell office:value-type="string" calcext:value-type="string">
            <text:p>Sản phẩn các phím bấm còn nông và cứng, không quen lắm với các hoạt động văn phòng hàng ngày,</text:p>
          </table:table-cell>
          <table:table-cell table:number-columns-repeated="1023"/>
        </table:table-row>
        <table:table-row table:style-name="ro3">
          <table:table-cell office:value-type="string" calcext:value-type="string">
            <text:p>Bàn phím ngon, còn chuột thì quá bé. Anh em nào mua nhớ chọn loại chuột to cầm nó ko mõi tay.</text:p>
          </table:table-cell>
          <table:table-cell table:number-columns-repeated="1023"/>
        </table:table-row>
        <table:table-row table:style-name="ro1">
          <table:table-cell office:value-type="string" calcext:value-type="string">
            <text:p>Đánh giá tốt về quy trình giao hàng của Tiki. Nhưng bù lại chưa hài lòng về sản phẩm. Không biết sản phẩm này có seal hay không, sản phẩm mình nhận được không còn seal. Bao bì sản phẩm thì bụi bám rất nhiều, trông giống như hàng tồn kho lâu ngày không quét dọn.</text:p>
          </table:table-cell>
          <table:table-cell table:number-columns-repeated="1023"/>
        </table:table-row>
        <table:table-row table:style-name="ro2">
          <table:table-cell office:value-type="string" calcext:value-type="string">
            <text:p>sử dụng cơ chế trượt và giữ bằng ma sát trượt, hộp không đóng chặt. đó là chưa kể phần nhựa không được chắc chắn, dẫn đến mặt ốp vào ổ cứng khá lỏng lẻo. <text:s/>so với phiên bản nhựa trong thì hộp này không bằng.</text:p>
          </table:table-cell>
          <table:table-cell table:number-columns-repeated="1023"/>
        </table:table-row>
        <table:table-row table:style-name="ro3">
          <table:table-cell office:value-type="string" calcext:value-type="string">
            <text:p>sản phẩm đẹp mẫu mã ok, nhưng khi lắp ổ cứng vào thì lỏng ổ cứng phía trong xộc xệch k yên, lắp dễ mở</text:p>
          </table:table-cell>
          <table:table-cell table:number-columns-repeated="1023"/>
        </table:table-row>
        <table:table-row table:style-name="ro3">
          <table:table-cell office:value-type="string" calcext:value-type="string">
            <text:p>Sản phẩm kết nối tốt, tuy nhiên độ sắc nét không được như trên hình ảnh. Cầm cảm thấy rất dễ vỡ.</text:p>
          </table:table-cell>
          <table:table-cell table:number-columns-repeated="1023"/>
        </table:table-row>
        <table:table-row table:style-name="ro2">
          <table:table-cell office:value-type="string" calcext:value-type="string">
            <text:p>không cố định ổ cứng thực sự tốt, tuy nhiên chức năng ổn. Dịch vụ giao hàng 2h của tiki quá tệ, hẹn 11h mà 1h mới tới, quá gấp đôi thời gian</text:p>
          </table:table-cell>
          <table:table-cell table:number-columns-repeated="1023"/>
        </table:table-row>
        <table:table-row table:style-name="ro3">
          <table:table-cell office:value-type="string" calcext:value-type="string">
            <text:p>Chất lượng đảm bảo, màu sắc chưa như hình ảnh (màu đỏ bầm thay vì đỏ tươi như hình quảng cáo).</text:p>
          </table:table-cell>
          <table:table-cell table:number-columns-repeated="1023"/>
        </table:table-row>
        <table:table-row table:style-name="ro3">
          <table:table-cell office:value-type="string" calcext:value-type="string">
            <text:p>Hàng đóng gói cẩn thận. Giao hàng trễ hơn dự kiến 2 ngày.</text:p>
          </table:table-cell>
          <table:table-cell table:number-columns-repeated="1023"/>
        </table:table-row>
        <table:table-row table:style-name="ro3">
          <table:table-cell office:value-type="string" calcext:value-type="string">
            <text:p>đóng gói bảo quản trong quá trình vận chuyển tốt nhưng dây chuột không có tụ lọc nhiễu như hình trên</text:p>
          </table:table-cell>
          <table:table-cell table:number-columns-repeated="1023"/>
        </table:table-row>
        <table:table-row table:style-name="ro3">
          <table:table-cell office:value-type="string" calcext:value-type="string">
            <text:p>Vẻ ngoài đẹp thật. nhưng mà di chuyển không mượt. Tầm tiền này thì vậy là phải rồi.</text:p>
          </table:table-cell>
          <table:table-cell table:number-columns-repeated="1023"/>
        </table:table-row>
        <table:table-row table:style-name="ro3">
          <table:table-cell office:value-type="string" calcext:value-type="string">
            <text:p>chuột không nhận tín hiệu, mình có thể đổi trả lại được không ạ</text:p>
          </table:table-cell>
          <table:table-cell table:number-columns-repeated="1023"/>
        </table:table-row>
        <table:table-row table:style-name="ro3">
          <table:table-cell office:value-type="string" calcext:value-type="string">
            <text:p>Nhìn kĩ tên, mấy đứa bên dưới sp nào cũng vào khen ? ? ?</text:p>
          </table:table-cell>
          <table:table-cell table:number-columns-repeated="1023"/>
        </table:table-row>
        <table:table-row table:style-name="ro5">
          <table:table-cell office:value-type="string" calcext:value-type="string">
            <text:p>Tai nghe giống 99% với tai nghe đi theo máy Iphone chính hãng. Chất lượng âm thanh ở mức vừa phải, còn hơi rè, hoặc do nhận đúng sản phẩm có chất lượng âm thanh như vậy. Ip nhận tai nghe luôn. Nhưng chắc cần sử dụng một thời gian nữa mới nhuần nhuyễn thao tác được. <text:s/>Hình thức: đẹp. 9/10 Chất lượng: 6/10 Hàng gia công Trung Quốc, không có địa chỉ nơi sản xuất. <text:s/>Cay cái là mới nhận hàng hôm nay thì nhìn giá đã giảm thêm 50k. Tiki nên xem xét vấn đề post giá ngay từ đầu để người tiêu dùng không bị hoang mang “giá nào cũng có”. <text:s/>Hàng do shop phụ kiện ở Hà Nội nhập và bán nên phần bảo hành hơi khó. Nên sử dụng nâng niu và cái chính là để biết thế nào là Ảipod. Với mục đích này thì với giá 289k không mong gì hơn.</text:p>
          </table:table-cell>
          <table:table-cell table:number-columns-repeated="1023"/>
        </table:table-row>
        <table:table-row table:style-name="ro1">
          <table:table-cell office:value-type="string" calcext:value-type="string">
            <text:p>Lúc mới đầu mua thì dùng rất ok, nhưng sau hơn 1 tháng dùng thì đến hôm nay lúc bật để sạc ở dock và tai nghe thì ko hiện đèn báo đỏ đang sạc 2 tai nghe nữa và khi cắm sạc dock thì cũng ko hiện đèn báo sạc tai nghe Lúc lấy 2 tai nghe ra khỏi dock sạc thì ko có đèn nháy đã kết nối Yêu cầu tiki đổi lại sản phẩm mới</text:p>
          </table:table-cell>
          <table:table-cell table:number-columns-repeated="1023"/>
        </table:table-row>
        <table:table-row table:style-name="ro1">
          <table:table-cell office:value-type="string" calcext:value-type="string">
            <text:p>Chất lượng âm thanh kém, tiếng bass hầu như không có, việc điều khiển tăng chỉnh âm lượng bằng cách gõ 2 lần liên tiếp lên tai nghe hầu như không thực hiện được vì nó sẽ chuyển bài hoặc bật siry. Nói chung là không trông mong gì chất lượng tốt ở cái tai nghe giá ret, chắc để làm tai nghe khi lái xe là ok.</text:p>
          </table:table-cell>
          <table:table-cell table:number-columns-repeated="1023"/>
        </table:table-row>
        <table:table-row table:style-name="ro4">
          <table:table-cell office:value-type="string" calcext:value-type="string">
            <text:p>Ưu: Mức giá phù hơp với chất lượng, các phím cảm ứng xài ok, kiểu dáng như hàng thật, giao hàng nhanh. Nhược: âm thanh bass, treble nghe k hay, âm thanh rè khi chơi âm bổng hoăc trầm, k đúng như mô tả sản phẩm về chất âm, kết nối nhiều khi bị mất một bên. tuy nhiên như đã nói với giá trên k thể yêu cầu chất lượng cao hơn dc. Kết luận: phù hợp đàm thoại điện thoại, hoặc nghe điện thoại khi đi ngoài đường. K phù hợp để nghe nhạc. <text:s/>Chấm 3* - Bình Thường</text:p>
          </table:table-cell>
          <table:table-cell table:number-columns-repeated="1023"/>
        </table:table-row>
        <table:table-row table:style-name="ro2">
          <table:table-cell office:value-type="string" calcext:value-type="string">
            <text:p>mình đăng ký mua màu đen giao màu trắng tiki rất làm hài lòng mình nhưng xem lại như thế này thì hơi buồn lúc đầu tin tưởng sau lại làm buồn, mình sẽ không đổi lại hàng chỉ nói thế để tiki xem lại nha. Cảm ơn</text:p>
          </table:table-cell>
          <table:table-cell table:number-columns-repeated="1023"/>
        </table:table-row>
        <table:table-row table:style-name="ro2">
          <table:table-cell office:value-type="string" calcext:value-type="string">
            <text:p>Sản phẩm như hình, pin yếu mau hết, tại sao mic không hoạt động -.- , âm thanh tạm được, nói chung chất lượng thua xa con i7 mình mua hồi trc. tiền nào của nấy. mong shop xử lí chung mình vụ mic đàm thoại <text:s/></text:p>
          </table:table-cell>
          <table:table-cell table:number-columns-repeated="1023"/>
        </table:table-row>
        <table:table-row table:style-name="ro2">
          <table:table-cell office:value-type="string" calcext:value-type="string">
            <text:p>Cho em hỏi tai nghe này chỉ cảm ứng đc một bên thôi ạ, cái em đang cầm trên tay nó ko mở phát hay là chuyển bài đc ạ. Em ko hiểu sao mọi thứ thì vẫn bt mà chỉ có mỗi cái đấy. Em mong nhận đc câu trả lời</text:p>
          </table:table-cell>
          <table:table-cell table:number-columns-repeated="1023"/>
        </table:table-row>
        <table:table-row table:style-name="ro2">
          <table:table-cell office:value-type="string" calcext:value-type="string">
            <text:p>Nếu bạn nào muốn trải nghiệm xem tàu khựa copy tốt ntn thì nên mua sp này, âm thanh nghe ổn, nhưng nhạy quá, dễ bị chuyển sang “call siri”, sp bị trầy xước nhiều, dock sạc không có đèn báo pin</text:p>
          </table:table-cell>
          <table:table-cell table:number-columns-repeated="1023"/>
        </table:table-row>
        <table:table-row table:style-name="ro2">
          <table:table-cell office:value-type="string" calcext:value-type="string">
            <text:p>Tai nghe thì tạm ổn với tầm giá nhưng dock sạc , sac không báo hiển thị pin sạc không vào pin được , mong tiki sớm phản hồi và hổ trợ chính sách đổi trả sớm nhất có thể, cảm ơn</text:p>
          </table:table-cell>
          <table:table-cell table:number-columns-repeated="1023"/>
        </table:table-row>
        <table:table-row table:style-name="ro2">
          <table:table-cell office:value-type="string" calcext:value-type="string">
            <text:p>Tai nghe có vấn đề về cảm ứng chạm 1 lần là chuyển bài còn chạm 2 lần ko có tăng hay giảm âm luong cham 3 lần thì gọi Siri khác với huong dẫn của shop</text:p>
          </table:table-cell>
          <table:table-cell table:number-columns-repeated="1023"/>
        </table:table-row>
        <table:table-row table:style-name="ro2">
          <table:table-cell office:value-type="string" calcext:value-type="string">
            <text:p>Mình cũng làm mọi cách rồi mà chỉ 1 tai nghe dc, tai nghe bên phải không nhấp nháy đèn và cũng k nghe được, shop có cách gì hỗ trợ đổi sản phẩm k?</text:p>
          </table:table-cell>
          <table:table-cell table:number-columns-repeated="1023"/>
        </table:table-row>
        <table:table-row table:style-name="ro2">
          <table:table-cell office:value-type="string" calcext:value-type="string">
            <text:p>tai phone nghe thì ok nhưng sạc ko vào được pin là sao hả shop mh có thể đổi lại ko shop và làm thế nào để đổi lại sản phẩm hả shop</text:p>
          </table:table-cell>
          <table:table-cell table:number-columns-repeated="1023"/>
        </table:table-row>
        <table:table-row table:style-name="ro2">
          <table:table-cell office:value-type="string" calcext:value-type="string">
            <text:p>Đặt màu đen mà ra chỉ có cái vỏ là màu đen còn tai nghe thì nghe chút xíu thì gần hết pin còn nhấn nút âm lượng thì tự nhiên đi dt cho ng ta ko hiểu nổi</text:p>
          </table:table-cell>
          <table:table-cell table:number-columns-repeated="1023"/>
        </table:table-row>
        <table:table-row table:style-name="ro2">
          <table:table-cell office:value-type="string" calcext:value-type="string">
            <text:p>Lúc nhận hàng tin tưởng ko kiểm tra hàng khi mang về nhà kiển tra thì 1 bên ko nghe và ko sạc pin dc,đề nghị tiki đổi hàng giúp mình</text:p>
          </table:table-cell>
          <table:table-cell table:number-columns-repeated="1023"/>
        </table:table-row>
        <table:table-row table:style-name="ro2">
          <table:table-cell office:value-type="string" calcext:value-type="string">
            <text:p>sản phẩm ổn trong tầm giá. mà sao mình không điều khiển âm thanh trên tai nghe được vậy ạ. điện thoại mình là HUAWEI NOVA 2I á. mong shop trả lời ạ</text:p>
          </table:table-cell>
          <table:table-cell table:number-columns-repeated="1023"/>
        </table:table-row>
        <table:table-row table:style-name="ro3">
          <table:table-cell office:value-type="string" calcext:value-type="string">
            <text:p>sản phẩm tốt nhưng màu đen rất khó thấy đèn led nhé nhiều khi mình tưởng chưa sao nx</text:p>
          </table:table-cell>
          <table:table-cell table:number-columns-repeated="1023"/>
        </table:table-row>
        <table:table-row table:style-name="ro2">
          <table:table-cell office:value-type="string" calcext:value-type="string">
            <text:p>tại sao sản phẩm của em khi nghe nhạc thì ổn nhưng khi call thì âm thanh rất nhỏ, đôi khi lại không nghe được gì cả, cần được hỗ trợ</text:p>
          </table:table-cell>
          <table:table-cell table:number-columns-repeated="1023"/>
        </table:table-row>
        <table:table-row table:style-name="ro3">
          <table:table-cell office:value-type="string" calcext:value-type="string">
            <text:p>Hàng tốt nhưng nhận và sử dụng được một 1 tháng là có dấu hiệu kết nối chập chờn thêm vài ngày là liệt một bên luôn</text:p>
          </table:table-cell>
          <table:table-cell table:number-columns-repeated="1023"/>
        </table:table-row>
        <table:table-row table:style-name="ro3">
          <table:table-cell office:value-type="string" calcext:value-type="string">
            <text:p>Mình đặt mua màu đen. Nhưng nhận là màu trắng. Giá của màu đen cao hơn nên như vậy là mình bị thiệt.</text:p>
          </table:table-cell>
          <table:table-cell table:number-columns-repeated="1023"/>
        </table:table-row>
        <table:table-row table:style-name="ro3">
          <table:table-cell office:value-type="string" calcext:value-type="string">
            <text:p>Giao đúng ngày, đặt đen lại giao trắng, kết nối hơi bất tiện, nghe 2 người mỗi cái Kh đc nhưng sản phẩm bên khác thì đc.</text:p>
          </table:table-cell>
          <table:table-cell table:number-columns-repeated="1023"/>
        </table:table-row>
        <table:table-row table:style-name="ro3">
          <table:table-cell office:value-type="string" calcext:value-type="string">
            <text:p>Tai nghe nhận về chỉ nghe đc 1 bên phải,lúc đổi trả nhận hàng lần 2 vẫn nghe đc 1 bên phải..Tiki làm quá thất vọng</text:p>
          </table:table-cell>
          <table:table-cell table:number-columns-repeated="1023"/>
        </table:table-row>
        <table:table-row table:style-name="ro3">
          <table:table-cell office:value-type="string" calcext:value-type="string">
            <text:p>Đặt mua là i12, nhận đc i11, đt chỉ nhận đc từng bên 1, muốn kết nối tai phải thì phải tắt bên trái và ngược lại</text:p>
          </table:table-cell>
          <table:table-cell table:number-columns-repeated="1023"/>
        </table:table-row>
        <table:table-row table:style-name="ro3">
          <table:table-cell office:value-type="string" calcext:value-type="string">
            <text:p>Chất lượng hoàn thiện sản phẩm kém, nhựa lòi nhiều nắp rơ lỏng, nhận hàng thì bị bóp hộp mất nắp hộp <text:s text:c="2"/>haizzz</text:p>
          </table:table-cell>
          <table:table-cell table:number-columns-repeated="1023"/>
        </table:table-row>
        <table:table-row table:style-name="ro3">
          <table:table-cell office:value-type="string" calcext:value-type="string">
            <text:p>Hàng giao tới là hàng cũ, hộp bị dơ, nghe cũng đc, hay bị rè. nói chung là tiền nào của nấy, vậy thôi cũng đc</text:p>
          </table:table-cell>
          <table:table-cell table:number-columns-repeated="1023"/>
        </table:table-row>
        <table:table-row table:style-name="ro2">
          <table:table-cell office:value-type="string" calcext:value-type="string">
            <text:p>Shop ơi tai nghe chỉ nghe đc 1 bên và nghe nhạc hay xem YouTube bình thường . Nhung lúc nhận cuộc gọi thi không nghe đc ai</text:p>
          </table:table-cell>
          <table:table-cell table:number-columns-repeated="1023"/>
        </table:table-row>
        <table:table-row table:style-name="ro3">
          <table:table-cell office:value-type="string" calcext:value-type="string">
            <text:p>Hàng bị dơ kiểu như có người mở hộp r đấy, tai nghe thì bị trầy sơ sơ nhưng âm thanh thì nghe khá ồn k rè</text:p>
          </table:table-cell>
          <table:table-cell table:number-columns-repeated="1023"/>
        </table:table-row>
        <table:table-row table:style-name="ro3">
          <table:table-cell office:value-type="string" calcext:value-type="string">
            <text:p>sao ghi dock sạc được 4 lần mà mình có sạc được lần nào đâu.. còn âm thanh thì rất ok</text:p>
          </table:table-cell>
          <table:table-cell table:number-columns-repeated="1023"/>
        </table:table-row>
        <table:table-row table:style-name="ro3">
          <table:table-cell office:value-type="string" calcext:value-type="string">
            <text:p>Sao mình đặt màu trắng gửi về lại màu xanh nhỉ Mà cảm ứng trên tai có vẻ chưa ok lắm</text:p>
          </table:table-cell>
          <table:table-cell table:number-columns-repeated="1023"/>
        </table:table-row>
        <table:table-row table:style-name="ro3">
          <table:table-cell office:value-type="string" calcext:value-type="string">
            <text:p>sản phẩm quá lỗi. mình cần được đổi cái khác có thể sử dụng được <text:s/></text:p>
          </table:table-cell>
          <table:table-cell table:number-columns-repeated="1023"/>
        </table:table-row>
        <table:table-row table:style-name="ro3">
          <table:table-cell office:value-type="string" calcext:value-type="string">
            <text:p>Nhưng dây sạc v là ko vui r . Còn lại ok . May là dùng ip nên cáp sạc đc nên mình ko rip</text:p>
          </table:table-cell>
          <table:table-cell table:number-columns-repeated="1023"/>
        </table:table-row>
        <table:table-row table:style-name="ro3">
          <table:table-cell office:value-type="string" calcext:value-type="string">
            <text:p>Giao chậm 2h tiếng dù trả cước tikinow</text:p>
          </table:table-cell>
          <table:table-cell table:number-columns-repeated="1023"/>
        </table:table-row>
        <table:table-row table:style-name="ro3">
          <table:table-cell office:value-type="string" calcext:value-type="string">
            <text:p>Một bên tai nghe hơi rè !!! Tiki đóng gói cẩn thận, giao hàng khá nhanh ! Nói chung ổn, đủ sài đủ dùng :o</text:p>
          </table:table-cell>
          <table:table-cell table:number-columns-repeated="1023"/>
        </table:table-row>
        <table:table-row table:style-name="ro3">
          <table:table-cell office:value-type="string" calcext:value-type="string">
            <text:p>Mình kết nối tai nghe nhưng k nghe cùng lúc được 2 bên, bật bên phải không nghe được bên trái và ngược lại.</text:p>
          </table:table-cell>
          <table:table-cell table:number-columns-repeated="1023"/>
        </table:table-row>
        <table:table-row table:style-name="ro3">
          <table:table-cell office:value-type="string" calcext:value-type="string">
            <text:p>Vừa nhận hàng chiều nay, chỉ nghe được có 1 bên. Tiki cho đổi được k? Nhờ Tiki tư vấn giúp!.....</text:p>
          </table:table-cell>
          <table:table-cell table:number-columns-repeated="1023"/>
        </table:table-row>
        <table:table-row table:style-name="ro3">
          <table:table-cell office:value-type="string" calcext:value-type="string">
            <text:p>tay nghe dỡ lắm nghe đc 2 ngày à là kết nối bluetooth ko đc nữa shop <text:s/>lm ăn j kì ghê khuyên mn ko nên mua</text:p>
          </table:table-cell>
          <table:table-cell table:number-columns-repeated="1023"/>
        </table:table-row>
        <table:table-row table:style-name="ro3">
          <table:table-cell office:value-type="string" calcext:value-type="string">
            <text:p>Bình thường thôi chứ nó đâu có gì Đặc biệt gì Tik ki là số một</text:p>
          </table:table-cell>
          <table:table-cell table:number-columns-repeated="1023"/>
        </table:table-row>
        <table:table-row table:style-name="ro3">
          <table:table-cell office:value-type="string" calcext:value-type="string">
            <text:p>Tốt nhưg sao tai nghe shop giao nhầm hay sao ấy nghe đk có đk 1 tay nghe còn tay nghe kia thì khác</text:p>
          </table:table-cell>
          <table:table-cell table:number-columns-repeated="1023"/>
        </table:table-row>
        <table:table-row table:style-name="ro3">
          <table:table-cell office:value-type="string" calcext:value-type="string">
            <text:p>Đàm thoại ngừoi bên kia o nghe đc,chi nghe nhạc đc thôi haizzzz.....</text:p>
          </table:table-cell>
          <table:table-cell table:number-columns-repeated="1023"/>
        </table:table-row>
        <table:table-row table:style-name="ro3">
          <table:table-cell office:value-type="string" calcext:value-type="string">
            <text:p>Hàng giao nhanh, nhưng bên tai này k nghe đc shop ơi, shop xử lý với ạ</text:p>
          </table:table-cell>
          <table:table-cell table:number-columns-repeated="1023"/>
        </table:table-row>
        <table:table-row table:style-name="ro3">
          <table:table-cell office:value-type="string" calcext:value-type="string">
            <text:p>Không cảm ứng tăng giảm âm lượng cũng như ngưng hoặc phát được.... hy vọng shop xem lại</text:p>
          </table:table-cell>
          <table:table-cell table:number-columns-repeated="1023"/>
        </table:table-row>
        <table:table-row table:style-name="ro3">
          <table:table-cell office:value-type="string" calcext:value-type="string">
            <text:p>nghe cũng được nhưng kết nối chập chờn không tốt lắm</text:p>
          </table:table-cell>
          <table:table-cell table:number-columns-repeated="1023"/>
        </table:table-row>
        <table:table-row table:style-name="ro3">
          <table:table-cell office:value-type="string" calcext:value-type="string">
            <text:p>Nói chung củng chưa có gọi là ok cho lắm so với tầm giá</text:p>
          </table:table-cell>
          <table:table-cell table:number-columns-repeated="1023"/>
        </table:table-row>
        <table:table-row table:style-name="ro3">
          <table:table-cell office:value-type="string" calcext:value-type="string">
            <text:p>đừng cũng được nhưng ko bền pin mới nghe tốt nấu rồi pin kém</text:p>
          </table:table-cell>
          <table:table-cell table:number-columns-repeated="1023"/>
        </table:table-row>
        <table:table-row table:style-name="ro3">
          <table:table-cell office:value-type="string" calcext:value-type="string">
            <text:p>sp loi một bên không sạc được phải ấn chặt vào cốc sạc mới sạc được</text:p>
          </table:table-cell>
          <table:table-cell table:number-columns-repeated="1023"/>
        </table:table-row>
        <table:table-row table:style-name="ro3">
          <table:table-cell office:value-type="string" calcext:value-type="string">
            <text:p>Mình mới mua cái i12 màu đen mà sao chỉ kết nối đc có 1 bên tai còn 1 bên ko nghe đc</text:p>
          </table:table-cell>
          <table:table-cell table:number-columns-repeated="1023"/>
        </table:table-row>
        <table:table-row table:style-name="ro3">
          <table:table-cell office:value-type="string" calcext:value-type="string">
            <text:p>Sản phẩm màu đen sạc không lên đèn..nhưng xài được.. tạm chấp nhận được.</text:p>
          </table:table-cell>
          <table:table-cell table:number-columns-repeated="1023"/>
        </table:table-row>
        <table:table-row table:style-name="ro3">
          <table:table-cell office:value-type="string" calcext:value-type="string">
            <text:p>sài đc mấy ngày lỗi k nghe đc chỉ nghe đc 1 bên thui bên còn lại lỗi k sữa đc</text:p>
          </table:table-cell>
          <table:table-cell table:number-columns-repeated="1023"/>
        </table:table-row>
        <table:table-row table:style-name="ro3">
          <table:table-cell office:value-type="string" calcext:value-type="string">
            <text:p>đã mua về dùng thử nhưng không thể tăng giảm âm lượng được khá là buồn</text:p>
          </table:table-cell>
          <table:table-cell table:number-columns-repeated="1023"/>
        </table:table-row>
        <table:table-row table:style-name="ro3">
          <table:table-cell office:value-type="string" calcext:value-type="string">
            <text:p>Đóng gói kỹ , nhưng tăng giảm dung lượng lớn nhỏ không thấy hoạt động</text:p>
          </table:table-cell>
          <table:table-cell table:number-columns-repeated="1023"/>
        </table:table-row>
        <table:table-row table:style-name="ro3">
          <table:table-cell office:value-type="string" calcext:value-type="string">
            <text:p>nói chung là fu hợp <text:s/>với mức giá. mình dùng 2 tuần hỏng mất 1 bên</text:p>
          </table:table-cell>
          <table:table-cell table:number-columns-repeated="1023"/>
        </table:table-row>
        <table:table-row table:style-name="ro3">
          <table:table-cell office:value-type="string" calcext:value-type="string">
            <text:p>hết pin nhanh nghe đc 1h cảm ứng không ổn đinh hoi cham vào đã ngừng</text:p>
          </table:table-cell>
          <table:table-cell table:number-columns-repeated="1023"/>
        </table:table-row>
        <table:table-row table:style-name="ro3">
          <table:table-cell office:value-type="string" calcext:value-type="string">
            <text:p>âm thanh nghe ok, không chắc chắn cho lắm rớt nhẹ xuống đất bung hết ra</text:p>
          </table:table-cell>
          <table:table-cell table:number-columns-repeated="1023"/>
        </table:table-row>
        <table:table-row table:style-name="ro3">
          <table:table-cell office:value-type="string" calcext:value-type="string">
            <text:p>K như mong đợi...k chỉnh đc âm lượng.hy vọng kiểm tra kỹ khi giao hàng</text:p>
          </table:table-cell>
          <table:table-cell table:number-columns-repeated="1023"/>
        </table:table-row>
        <table:table-row table:style-name="ro3">
          <table:table-cell office:value-type="string" calcext:value-type="string">
            <text:p>Dùng cũng ok, nói chung là được nên mua mn nhá tiền nào của ý....</text:p>
          </table:table-cell>
          <table:table-cell table:number-columns-repeated="1023"/>
        </table:table-row>
        <table:table-row table:style-name="ro3">
          <table:table-cell office:value-type="string" calcext:value-type="string">
            <text:p>tai nghe kết nối kém lại bị dè hình thức ok bảo hành ở đâu z ad</text:p>
          </table:table-cell>
          <table:table-cell table:number-columns-repeated="1023"/>
        </table:table-row>
        <table:table-row table:style-name="ro3">
          <table:table-cell office:value-type="string" calcext:value-type="string">
            <text:p>Mua để trải nghiệm công nghệ thôi. Âm sắc không có gì đặc biệt.</text:p>
          </table:table-cell>
          <table:table-cell table:number-columns-repeated="1023"/>
        </table:table-row>
        <table:table-row table:style-name="ro3">
          <table:table-cell office:value-type="string" calcext:value-type="string">
            <text:p>Tai nghe âm thânh ko dk to và có chút rè. Ko hài lòng cho lắm</text:p>
          </table:table-cell>
          <table:table-cell table:number-columns-repeated="1023"/>
        </table:table-row>
        <table:table-row table:style-name="ro3">
          <table:table-cell office:value-type="string" calcext:value-type="string">
            <text:p>Tai nghe sử dụng cũng tạm được chỉ có điều kết nối chậm</text:p>
          </table:table-cell>
          <table:table-cell table:number-columns-repeated="1023"/>
        </table:table-row>
        <table:table-row table:style-name="ro3">
          <table:table-cell office:value-type="string" calcext:value-type="string">
            <text:p>Tai bên phải lỏng sạch nên phải ấn tay giữ mới sạc đc</text:p>
          </table:table-cell>
          <table:table-cell table:number-columns-repeated="1023"/>
        </table:table-row>
        <table:table-row table:style-name="ro3">
          <table:table-cell office:value-type="string" calcext:value-type="string">
            <text:p>nhanh hết pin dùng đc 1,2 lần cái để đó luôn ,đóng gói kĩ</text:p>
          </table:table-cell>
          <table:table-cell table:number-columns-repeated="1023"/>
        </table:table-row>
        <table:table-row table:style-name="ro3">
          <table:table-cell office:value-type="string" calcext:value-type="string">
            <text:p>Kết nối với đt rất lâu. Mãi k kết nối được tai nghe</text:p>
          </table:table-cell>
          <table:table-cell table:number-columns-repeated="1023"/>
        </table:table-row>
        <table:table-row table:style-name="ro3">
          <table:table-cell office:value-type="string" calcext:value-type="string">
            <text:p>giao hàng đã lâu mà 1 bên tai nghe k nghe dc rất thất vọng về shop</text:p>
          </table:table-cell>
          <table:table-cell table:number-columns-repeated="1023"/>
        </table:table-row>
        <table:table-row table:style-name="ro3">
          <table:table-cell office:value-type="string" calcext:value-type="string">
            <text:p>tai nghe thì hơi nhỏ... bên kia đầu dây thì nghe hơi rè...</text:p>
          </table:table-cell>
          <table:table-cell table:number-columns-repeated="1023"/>
        </table:table-row>
        <table:table-row table:style-name="ro3">
          <table:table-cell office:value-type="string" calcext:value-type="string">
            <text:p>thật sự dùng vài ngày thì bị mất 1 bên tai nghe ko nghe đc</text:p>
          </table:table-cell>
          <table:table-cell table:number-columns-repeated="1023"/>
        </table:table-row>
        <table:table-row table:style-name="ro3">
          <table:table-cell office:value-type="string" calcext:value-type="string">
            <text:p>cần hỗ trợ đổi sản phẩm vì nghe chỉ 1 bên 0945.010.236 tks</text:p>
          </table:table-cell>
          <table:table-cell table:number-columns-repeated="1023"/>
        </table:table-row>
        <table:table-row table:style-name="ro3">
          <table:table-cell office:value-type="string" calcext:value-type="string">
            <text:p>Mình đặt màu đen mà shop ơi, sao lại giao màu trắng😳😳😳</text:p>
          </table:table-cell>
          <table:table-cell table:number-columns-repeated="1023"/>
        </table:table-row>
        <table:table-row table:style-name="ro3">
          <table:table-cell office:value-type="string" calcext:value-type="string">
            <text:p>Tai nghe tiếng nhỏ.ít bass.Nói chung nghe đc chứ ko hay..!</text:p>
          </table:table-cell>
          <table:table-cell table:number-columns-repeated="1023"/>
        </table:table-row>
        <table:table-row table:style-name="ro3">
          <table:table-cell office:value-type="string" calcext:value-type="string">
            <text:p>Sản phẩm nghe ổn nhưng âm bas không rõ và sâu</text:p>
          </table:table-cell>
          <table:table-cell table:number-columns-repeated="1023"/>
        </table:table-row>
        <table:table-row table:style-name="ro3">
          <table:table-cell office:value-type="string" calcext:value-type="string">
            <text:p>Mình k có xài nên chua biết, cho con gái dùng để xem sao</text:p>
          </table:table-cell>
          <table:table-cell table:number-columns-repeated="1023"/>
        </table:table-row>
        <table:table-row table:style-name="ro3">
          <table:table-cell office:value-type="string" calcext:value-type="string">
            <text:p>Tai thì nghe ok, nhưng mic rè nói ngta ko nghe đc gì ạ</text:p>
          </table:table-cell>
          <table:table-cell table:number-columns-repeated="1023"/>
        </table:table-row>
        <table:table-row table:style-name="ro3">
          <table:table-cell office:value-type="string" calcext:value-type="string">
            <text:p>tại sao mình mới mua mà chỉ nghe được 1 bên</text:p>
          </table:table-cell>
          <table:table-cell table:number-columns-repeated="1023"/>
        </table:table-row>
        <table:table-row table:style-name="ro3">
          <table:table-cell office:value-type="string" calcext:value-type="string">
            <text:p>nghe nhạc được nhưng mau hết pin</text:p>
          </table:table-cell>
          <table:table-cell table:number-columns-repeated="1023"/>
        </table:table-row>
        <table:table-row table:style-name="ro3">
          <table:table-cell office:value-type="string" calcext:value-type="string">
            <text:p>Nghe vẫn còn chán Bảo giao con i12 lại giao con i11</text:p>
          </table:table-cell>
          <table:table-cell table:number-columns-repeated="1023"/>
        </table:table-row>
        <table:table-row table:style-name="ro3">
          <table:table-cell office:value-type="string" calcext:value-type="string">
            <text:p>Pin ngắn hạn, âm khá ổn</text:p>
          </table:table-cell>
          <table:table-cell table:number-columns-repeated="1023"/>
        </table:table-row>
        <table:table-row table:style-name="ro3">
          <table:table-cell office:value-type="string" calcext:value-type="string">
            <text:p>cai nay dung hay bi rơi quá</text:p>
          </table:table-cell>
          <table:table-cell table:number-columns-repeated="1023"/>
        </table:table-row>
        <table:table-row table:style-name="ro3">
          <table:table-cell office:value-type="string" calcext:value-type="string">
            <text:p>Sản phẩm bình thường ko có gi</text:p>
          </table:table-cell>
          <table:table-cell table:number-columns-repeated="1023"/>
        </table:table-row>
        <table:table-row table:style-name="ro3">
          <table:table-cell office:value-type="string" calcext:value-type="string">
            <text:p>Hhgihibiviuvyvyvyvivigigigigug</text:p>
          </table:table-cell>
          <table:table-cell table:number-columns-repeated="1023"/>
        </table:table-row>
        <table:table-row table:style-name="ro2">
          <table:table-cell office:value-type="string" calcext:value-type="string">
            <text:p>vỏ hộp không giống như hình, tốc độ không khác mấy cái box 2.5 khác mình đang sử dụng. <text:s/>Mình sử dụng HDD chỉ chép đc có 35mb</text:p>
          </table:table-cell>
          <table:table-cell table:number-columns-repeated="1023"/>
        </table:table-row>
        <table:table-row table:style-name="ro4">
          <table:table-cell office:value-type="string" calcext:value-type="string">
            <text:p>Đã nhận hàng vào chiều nay nhưng sp chỉ nghe được 1 bên trái còn bên phải thì k sd đc. Mình cũng đã lên mạng tham khảo cách sd cả 2 bên tai của sp i12 rồi nhưng cũng k thay đổi đc gì mới. Trước khi mình complant sp thì cũng đã đọc và làm theo cách mngười chỉ nhưng mà vẫn k đc, và khi mình bỏ cả 2 tai phone vô dock thì nó cũng chỉ sáng đèn tai trái và tai phải vẫn k sáng như lúc đầu mình vừa bóc hộp. Mong tiki phản hồi lại cho mình sớm nhất ạ</text:p>
          </table:table-cell>
          <table:table-cell table:number-columns-repeated="1023"/>
        </table:table-row>
        <table:table-row table:style-name="ro3">
          <table:table-cell office:value-type="string" calcext:value-type="string">
            <text:p>Có hàng nguyên seal ko shop? Đọc bình luận thấy toàn bảo bóc ra thấy hộp mất seal rồi!</text:p>
          </table:table-cell>
          <table:table-cell table:number-columns-repeated="1023"/>
        </table:table-row>
        <table:table-row table:style-name="ro3">
          <table:table-cell office:value-type="string" calcext:value-type="string">
            <text:p>Có kết nối được với điện thoại dòng Android không vậy shop ?</text:p>
          </table:table-cell>
          <table:table-cell table:number-columns-repeated="1023"/>
        </table:table-row>
        <table:table-row table:style-name="ro3">
          <table:table-cell office:value-type="string" calcext:value-type="string">
            <text:p>tai nghe mua còn bảo hành mà sạc không vô, nhờ Tiki hỗ trợ,</text:p>
          </table:table-cell>
          <table:table-cell table:number-columns-repeated="1023"/>
        </table:table-row>
        <table:table-row table:style-name="ro1">
          <table:table-cell office:value-type="string" calcext:value-type="string">
            <text:p>- tai nghe ngoại hình ổn, nhưng không được trau chuốt lắm, nhựa nom hơi ọp ẹp - các miếng xốp chụp tai dễ dính bụi và nhớp, và bị bám mồ hôi rít rít, đeo lâu có vẻ không ổn - chất lượng âm thanh tạm được, không có chống tiếng ồn bên ngoài tốt, âm lượng nhỏ, phải chỉnh max volume trên máy mới nghe được to - nói chung tiền nào thì của đó, nên tạm chấp nhận</text:p>
          </table:table-cell>
          <table:table-cell table:number-columns-repeated="1023"/>
        </table:table-row>
        <table:table-row table:style-name="ro1">
          <table:table-cell office:value-type="string" calcext:value-type="string">
            <text:p>Cũng chả phải hàng kém chât lượng hay gì đâu ạ, nma chắc tại em hơi kì vọng quá với mức giá này. tai ôm không sát nên cách âm kém, chất liệu toàn bằng nhựa nên em thấy hơi lỏng lẻo (cầm chỉ sợ mạnh tay quá làm gẫy mất em nó). Lúc đầu phân vân em này <text:s/>với senn 180, song cuối cùng lại chọn sony ,chả biết senn có tốt hơn k.</text:p>
          </table:table-cell>
          <table:table-cell table:number-columns-repeated="1023"/>
        </table:table-row>
        <table:table-row table:style-name="ro2">
          <table:table-cell office:value-type="string" calcext:value-type="string">
            <text:p>Sau một thời gian sử dụng cẩn thận thì mình lại thấy dấu hiệu các khớp với loa tai nghe lỏng lẻo, nhận thấy hàng vẫn chưa chất lượng về các khớp nối. Nên mình cho hỏi cửa hàng có bảo hành hay đổi mới sản phẩm cho người dùng hay không?</text:p>
          </table:table-cell>
          <table:table-cell table:number-columns-repeated="1023"/>
        </table:table-row>
        <table:table-row table:style-name="ro2">
          <table:table-cell office:value-type="string" calcext:value-type="string">
            <text:p>Tầm giá này mấy bạn nên ráng thêm ít tiền mua XB55AP hoặc XB550AP, không nên vì tiết kiệm chi phí mà mua con này, không đáng với số tiền bỏ ra đâu. Mình khuyên thật lòng vì mình đã trải nghiệm hết rồi</text:p>
          </table:table-cell>
          <table:table-cell table:number-columns-repeated="1023"/>
        </table:table-row>
        <table:table-row table:style-name="ro4">
          <table:table-cell office:value-type="string" calcext:value-type="string">
            <text:p>Nào giờ mình xài đt và tai nghe của sony thôi. Thấy cái này dạng Headphone thì giá khá rẻ nên cũng mua. Vì mình nhà cũng có loai In ear nghe rất hay. Nên mua thử và nghe vào thì thấy khá thất vọng. <text:s/>Kiểu như nó không như không như mình kì vọng. <text:s/>Cách âm khá tệ. âm lượng hơi nhỏ so với mấy loại in ear nữa, <text:s/>bass ko đc mạnh và ấm. Kiểu như là vẫn ok nhưng làm mình ko đc như suy nghĩ</text:p>
          </table:table-cell>
          <table:table-cell table:number-columns-repeated="1023"/>
        </table:table-row>
        <table:table-row table:style-name="ro5">
          <table:table-cell office:value-type="string" calcext:value-type="string">
            <text:p>Mình mới mua tai nghe này không lâu, đây là ý kiến riêng của mình:</text:p>
            <text:p>- Về giao hàng thì tốt, tiki giao hàng nhanh.</text:p>
            <text:p>- Về sản phẩm, tai nghe chỉ nghe hay ở mấy thể loại nhạc êm dịu thôi, mình điểu max số hết rồi mà mình nghe với thấy nhỏ, vừa đủ nghe thôi, nghe nhạc mạnh như rock dance là thua, ko đã được, mức độ hoàn thiện của sản phẩm cũng ở mức trung bình, chụp tai hơi nóng, đeo nhiều nóng tai lắm, kết cấu phần nhựa ko khớp nhau lắm, điển hình là phát ra tiếng kêu khi nghe nhạc nếu bạn cử động.</text:p>
          </table:table-cell>
          <table:table-cell table:number-columns-repeated="1023"/>
        </table:table-row>
        <table:table-row table:style-name="ro1">
          <table:table-cell office:value-type="string" calcext:value-type="string">
            <text:p>Máy này được cái wifi phạm vi khá rộng, đối với nhà có 3 tầng thì mạng sóng khá tốt, lắp thêm cái repeater nữa mạng nhanh vèo vèo luôn không có gì bàn cãi. Tuy nhiên thi thoảng không biết do nhà mang hay do router mà nó hay bị dừng kết nối, làm mình phải rút nguồn rồi cắm lại thì mạng mới dùng tiếp được.</text:p>
          </table:table-cell>
          <table:table-cell table:number-columns-repeated="1023"/>
        </table:table-row>
        <table:table-row table:style-name="ro2">
          <table:table-cell office:value-type="string" calcext:value-type="string">
            <text:p>Âm thanh cực tệ, nhưng giờ biết sao giờ, tiền nào của đó. Rút kinh nghiệm lần sau mua ngoài cửa hàng, nghe thử kỹ lưỡng. <text:s/>Hàng Sony mà âm thanh hệt như tai nghe 20k của tàu.</text:p>
          </table:table-cell>
          <table:table-cell table:number-columns-repeated="1023"/>
        </table:table-row>
        <table:table-row table:style-name="ro2">
          <table:table-cell office:value-type="string" calcext:value-type="string">
            <text:p>Giá với mức này thì có thể chấp nhận được với dòng tai nghe sony này, không quá đắt. Tai nghe đeo vào rất êm, rất thoải mái. Dễ dàng chỉnh nó để phù hợp với tai của từng người. Âm thanh thì khá tốt, với mức giá này thì như thế là đã quá tốt.</text:p>
          </table:table-cell>
          <table:table-cell table:number-columns-repeated="1023"/>
        </table:table-row>
        <table:table-row table:style-name="ro1">
          <table:table-cell office:value-type="string" calcext:value-type="string">
            <text:p>Sản phẩm tốt, giá hợp lý và hoạt động ổn định nhất là được làm hoặc lắp ráp tại Việt Nam. Tuy nhiên hạn chế trong các cấu hình quản lý nâng cao và đặc biệt là vẫn chưa sửa lỗi không truy cập được cấu hình qua Chrome. Nếu có nhu cầu quản trị nâng cao (băng thông cho phép, cấm truy cập) cho trên 10 thiết bị truy cập thì không nên sử dụng sản phẩm này.</text:p>
          </table:table-cell>
          <table:table-cell table:number-columns-repeated="1023"/>
        </table:table-row>
        <table:table-row table:style-name="ro4">
          <table:table-cell office:value-type="string" calcext:value-type="string">
            <text:p>Tiki giao hàng nhanh, hộp kín, ko có gì để chê. <text:s/>Router này tiền nào của đó: ko có wifi ac, kết nối với các thiết bị rất chập chờn, lúc có lúc ko, đã up lại firmware của vn nhưng ko cải thiện được vấn đề. <text:s/>Nếu bạn muốn wifi xuyên tường thì mình khuyên nên mua dòng mắc tiền hơn (nhớ so sánh các hãng với nhau). Còn nếu bạn muốn làm repeater câu wifi cho pc qua cổng Lan thì con này hợp lí vì hiện mình câu thấy khá ổn.</text:p>
          </table:table-cell>
          <table:table-cell table:number-columns-repeated="1023"/>
        </table:table-row>
        <table:table-row table:style-name="ro1">
          <table:table-cell office:value-type="string" calcext:value-type="string">
            <text:p>Mình xem các review thấy khả năng phát sóng mạnh, xuyên lầu tốt thế như qua sử dụng lại thấy khả năng xuyên lầu kém. Mình lắp ở lầu 3, đã bật chế độ Turbo tốc độ download tại đây đạt khoảng 34 mbs, vậy mà lên 1 lầu chỉ đạt dc khoảng 8 mbs. Tầng 3 load phim phà phà mà tầng 4 coi giật, phải dừng load liên tục.</text:p>
          </table:table-cell>
          <table:table-cell table:number-columns-repeated="1023"/>
        </table:table-row>
        <table:table-row table:style-name="ro2">
          <table:table-cell office:value-type="string" calcext:value-type="string">
            <text:p>Quảng cáo là mic dùng tốt nhưng mic rất chán. Nói nhưng bên kia ko nghe rõ. Âm thanh rất nhỏ và lạo xạo. Ko biết vì sao nữa. Tai nghe thì nghe được bình thường.</text:p>
          </table:table-cell>
          <table:table-cell table:number-columns-repeated="1023"/>
        </table:table-row>
        <table:table-row table:style-name="ro2">
          <table:table-cell office:value-type="string" calcext:value-type="string">
            <text:p>Sao các hình minh họa không giống nhau và có hình k giống hàng giao: nhiều hình minh họa là chụp tai phồng, trong khi một số hình khác và hàng giao là chụp tai dẹp?</text:p>
          </table:table-cell>
          <table:table-cell table:number-columns-repeated="1023"/>
        </table:table-row>
        <table:table-row table:style-name="ro2">
          <table:table-cell office:value-type="string" calcext:value-type="string">
            <text:p>chưa nhận hàng nên chưa biết chất lượng. n time đặt hàng lâu quá. từ thứ 5 tuần trước tới thứ 6 tuần sau mới dc nhận. e ở nam định</text:p>
          </table:table-cell>
          <table:table-cell table:number-columns-repeated="1023"/>
        </table:table-row>
        <table:table-row table:style-name="ro2">
          <table:table-cell office:value-type="string" calcext:value-type="string">
            <text:p>Hàng hoá nguyên niêm phong, sóng khoẻ. Nhưng khi sử dụng nhiều khi không ổn định, không vào được internet dù sóng wifi vẫn mạnh.</text:p>
          </table:table-cell>
          <table:table-cell table:number-columns-repeated="1023"/>
        </table:table-row>
        <table:table-row table:style-name="ro3">
          <table:table-cell office:value-type="string" calcext:value-type="string">
            <text:p><text:s text:c="2"/>mặc dù chạy được nhưng không vào trang chủ để đặt password được? shop có thể cài lại chương trình giúp mình không?</text:p>
          </table:table-cell>
          <table:table-cell table:number-columns-repeated="1023"/>
        </table:table-row>
        <table:table-row table:style-name="ro2">
          <table:table-cell office:value-type="string" calcext:value-type="string">
            <text:p>tại sao mình lại không đăng nhập vào 192.168.1.1 để đổi tên được nhỉ điền user <text:s/>với password xong bấm đăng nhập thì nó ghi liên kết thất bại</text:p>
          </table:table-cell>
          <table:table-cell table:number-columns-repeated="1023"/>
        </table:table-row>
        <table:table-row table:style-name="ro3">
          <table:table-cell office:value-type="string" calcext:value-type="string">
            <text:p>tem chính háng rach...khong thay hoa don. tiki lam an riet khong can hóa đơn lun</text:p>
          </table:table-cell>
          <table:table-cell table:number-columns-repeated="1023"/>
        </table:table-row>
        <table:table-row table:style-name="ro3">
          <table:table-cell office:value-type="string" calcext:value-type="string">
            <text:p>Hình thức Nhìn chung tạm được, âm thanh tiếng treble nghe không được tốt , âm trầm nghe không được rõ</text:p>
          </table:table-cell>
          <table:table-cell table:number-columns-repeated="1023"/>
        </table:table-row>
        <table:table-row table:style-name="ro3">
          <table:table-cell office:value-type="string" calcext:value-type="string">
            <text:p>Dùng tạm tạm thôi. Nếu bảo mua lại chắc chọn con khác. Rẻ 4 râu mà yếu như 2 râu ý vậy. K ăn thua</text:p>
          </table:table-cell>
          <table:table-cell table:number-columns-repeated="1023"/>
        </table:table-row>
        <table:table-row table:style-name="ro3">
          <table:table-cell office:value-type="string" calcext:value-type="string">
            <text:p>Máy thi thoảng chập chờn, ngắt kết nối không hiểu li do. Phòng toàn con gái nên ngại đi sửa chữa, xem xét.</text:p>
          </table:table-cell>
          <table:table-cell table:number-columns-repeated="1023"/>
        </table:table-row>
        <table:table-row table:style-name="ro3">
          <table:table-cell office:value-type="string" calcext:value-type="string">
            <text:p>Tai nghe của mình khi nghe beat mạnh có tiếng rè rè nhỏ bên tai phải <text:s/>( không biết có được đổi không .</text:p>
          </table:table-cell>
          <table:table-cell table:number-columns-repeated="1023"/>
        </table:table-row>
        <table:table-row table:style-name="ro3">
          <table:table-cell office:value-type="string" calcext:value-type="string">
            <text:p>Mình dùng đc ít ngày thì thấy nó bị rè, cho mình hỏi sản phẩm này mình bảo như thế nào?</text:p>
          </table:table-cell>
          <table:table-cell table:number-columns-repeated="1023"/>
        </table:table-row>
        <table:table-row table:style-name="ro2">
          <table:table-cell office:value-type="string" calcext:value-type="string">
            <text:p>Chất lượng build ko như kỳ vọng, sài tương đối ổn định với ít kết nối. Hài lòng với dịch vụ giao hàng của tiki. Sẻ ủng hộ tiki những lần sau</text:p>
          </table:table-cell>
          <table:table-cell table:number-columns-repeated="1023"/>
        </table:table-row>
        <table:table-row table:style-name="ro3">
          <table:table-cell office:value-type="string" calcext:value-type="string">
            <text:p>Lúc mới mua đã có những vết trầy như hình, có vẻ ko phải tai phone mới hoàn toàn</text:p>
          </table:table-cell>
          <table:table-cell table:number-columns-repeated="1023"/>
        </table:table-row>
        <table:table-row table:style-name="ro3">
          <table:table-cell office:value-type="string" calcext:value-type="string">
            <text:p>Không thấy giao hóa đơn VAT như đã đề cập trong trang bán hàng</text:p>
          </table:table-cell>
          <table:table-cell table:number-columns-repeated="1023"/>
        </table:table-row>
        <table:table-row table:style-name="ro3">
          <table:table-cell office:value-type="string" calcext:value-type="string">
            <text:p>Tưởng được 4 cổng LAN giga. Hóa ra Wifi thì 600Mbps chứ 4 port LAN thì cùi. Ko đáng mua</text:p>
          </table:table-cell>
          <table:table-cell table:number-columns-repeated="1023"/>
        </table:table-row>
        <table:table-row table:style-name="ro3">
          <table:table-cell office:value-type="string" calcext:value-type="string">
            <text:p>Hàng ổn, nghe rảnh được . Chất liệu chắc chắn. Đcghg</text:p>
          </table:table-cell>
          <table:table-cell table:number-columns-repeated="1023"/>
        </table:table-row>
        <table:table-row table:style-name="ro3">
          <table:table-cell office:value-type="string" calcext:value-type="string">
            <text:p>bình thường sóng wifi cũng k mạnh chỉ hơn của nhà mạng chút xíu</text:p>
          </table:table-cell>
          <table:table-cell table:number-columns-repeated="1023"/>
        </table:table-row>
        <table:table-row table:style-name="ro3">
          <table:table-cell office:value-type="string" calcext:value-type="string">
            <text:p>Sóng tốt. Xuyên tường ổn ngay cả khi chưa bật turbo.</text:p>
          </table:table-cell>
          <table:table-cell table:number-columns-repeated="1023"/>
        </table:table-row>
        <table:table-row table:style-name="ro3">
          <table:table-cell office:value-type="string" calcext:value-type="string">
            <text:p>Khong su dung cho iphone vi dau cam tron</text:p>
          </table:table-cell>
          <table:table-cell table:number-columns-repeated="1023"/>
        </table:table-row>
        <table:table-row table:style-name="ro3">
          <table:table-cell office:value-type="string" calcext:value-type="string">
            <text:p>Ko có gì đặc biệt, nhựa nhìn dỏm, loa nhỏ, mua về xong vứt ở 1 góc ko thèm xài luôn</text:p>
          </table:table-cell>
          <table:table-cell table:number-columns-repeated="1023"/>
        </table:table-row>
        <table:table-row table:style-name="ro3">
          <table:table-cell office:value-type="string" calcext:value-type="string">
            <text:p>xài tạm ổn, hơi kén nếu nhà nhiều tầng quá. nên để khu vực trung tâm nha để ổn định</text:p>
          </table:table-cell>
          <table:table-cell table:number-columns-repeated="1023"/>
        </table:table-row>
        <table:table-row table:style-name="ro3">
          <table:table-cell office:value-type="string" calcext:value-type="string">
            <text:p>phần nhựa có vẻ yếu . và dây căm tai nghe dễ bị đứt</text:p>
          </table:table-cell>
          <table:table-cell table:number-columns-repeated="1023"/>
        </table:table-row>
        <table:table-row table:style-name="ro3">
          <table:table-cell office:value-type="string" calcext:value-type="string">
            <text:p>nghe âm không to, nói chung <text:s/>với tầm giá thì tạm ổn.. Không ngon</text:p>
          </table:table-cell>
          <table:table-cell table:number-columns-repeated="1023"/>
        </table:table-row>
        <table:table-row table:style-name="ro3">
          <table:table-cell office:value-type="string" calcext:value-type="string">
            <text:p>âm thanh khá là nhỏ, không cách âm tốt, âm bass quá bình thường</text:p>
          </table:table-cell>
          <table:table-cell table:number-columns-repeated="1023"/>
        </table:table-row>
        <table:table-row table:style-name="ro3">
          <table:table-cell office:value-type="string" calcext:value-type="string">
            <text:p>Nói chung dùng đươc. Sao cứ phải ít nhất 50 kí tự nhỉ?</text:p>
          </table:table-cell>
          <table:table-cell table:number-columns-repeated="1023"/>
        </table:table-row>
        <table:table-row table:style-name="ro14">
          <table:table-cell office:value-type="string" calcext:value-type="string">
            <text:p>Mình đang sở hữu 1 em này, bạn mình mua giúp tại sư kiện ra mắt sản phẩm Sony tháng 6 vừa rồi tại vivocity. Theo mình thấy thì về chất âm khá rõ ràng, giống như nhiều bạn vẫn khen tai nghe này. mình ko nhận xét nữa. Sau đây mình chỉ nói về một số điểm chưa thật sư tốt để những bạn có ý định so sánh chọn lựa có được lựa chọn tốt nhất.</text:p>
            <text:p>Mình không phải là người sành sỏi về âm thanh, nhưng dưới góc độ người dùng phổ thông thì khi nghe bằng sản phẩm này ko cho mình cảm giác ấn tượng. Nguyên nhân là do khả năng cách âm, Nhiều khi đang nghe với âm lượng lớn nhất (100%) trong đêm tầm 12h đêm, mà tiếng phát ra từ latop của thằng bạn xem phim gần đó (mức âm lượng khoảng 50%) vẫn lọt vào. Rất là khó chịu.</text:p>
            <text:p>Khả năng tạo âm thanh nổi 3D chỉ có được khi mở âm lượng lớn nhất và dùng 2 tay ép nhẹ 2 bên tai nghe đủ để kín âm. Còn bình thường có cảm giác âm thanh được phát ra từ 2 bên như có 2 cái loa, ko cho được cảm giác âm thanh trần ngập "đầu" và phát ra từ nhiều hướng kể cả từ đỉnh đầu.</text:p>
            <text:p>Với mình khả năng cách âm rất là cần thiết. Hi vọng có thể giúp cho các bạn có được lựa chọn đúng đắn.</text:p>
          </table:table-cell>
          <table:table-cell table:number-columns-repeated="1023"/>
        </table:table-row>
        <table:table-row table:style-name="ro3">
          <table:table-cell office:value-type="string" calcext:value-type="string">
            <text:p>Tai nge rất hay nhưng sài dc vài tháng thì chụp tai nge bông ra kinh lắm mà ko có phụ kiện thây thế</text:p>
          </table:table-cell>
          <table:table-cell table:number-columns-repeated="1023"/>
        </table:table-row>
        <table:table-row table:style-name="ro3">
          <table:table-cell office:value-type="string" calcext:value-type="string">
            <text:p>Mình thấy đẹp nên mua về thay cho chuột đanh sử dụng nhưng thật sự độ nhạy không bằng.</text:p>
          </table:table-cell>
          <table:table-cell table:number-columns-repeated="1023"/>
        </table:table-row>
        <table:table-row table:style-name="ro2">
          <table:table-cell office:value-type="string" calcext:value-type="string">
            <text:p>mua xài từ ngày 29/6 đến giờ là 29/7, đúng 1 tháng xài rất ngon. Nhưng cả 2 ngày nay thì k xài đc, đèn vẫn sáng, vẫn hiển thị vạch wifi nhưng lại k vào đc, vạch wifi hiện dấu chấm than, dù reset hay chỉnh dây, chỉnh giắc cắm vẫn k vào đc</text:p>
          </table:table-cell>
          <table:table-cell table:number-columns-repeated="1023"/>
        </table:table-row>
        <table:table-row table:style-name="ro2">
          <table:table-cell office:value-type="string" calcext:value-type="string">
            <text:p>Sóng xuyên tường không được tốt cho lắm. Chỉ được tầm <text:s/>6-7m trở lại thì tín hiệu tốt. Xa hơn hoặc cỡ 2 bức tường giữa tầng 1 và tầng 2 là tín hiệu yếu (1-2 vạch). <text:s/>Nói chung là chấp nhận được, tuy nhiên k được như kì vọng.</text:p>
          </table:table-cell>
          <table:table-cell table:number-columns-repeated="1023"/>
        </table:table-row>
        <table:table-row table:style-name="ro2">
          <table:table-cell office:value-type="string" calcext:value-type="string">
            <text:p>Chào Tiki. Tôi đã <text:s/>mua sản phẩm này 9/2019 .Tuy nhiên đang gặp tình trạng mất mạng liên tục <text:s/>với tần suất 5 phút 1 lần. Nhờ Tiki hướng dẫn tôi gửi bảo hành sản phẩm này.</text:p>
          </table:table-cell>
          <table:table-cell table:number-columns-repeated="1023"/>
        </table:table-row>
        <table:table-row table:style-name="ro2">
          <table:table-cell office:value-type="string" calcext:value-type="string">
            <text:p>Nếu tính ra thì giá hơi cao so với các trang khác nhưng giao hàng nhanh đóng gòi chắc chắn. Nhưng tại sao không có phiếu hay tem bào hành vậy bạn. nếu có vấn đề thì phải làm sao???</text:p>
          </table:table-cell>
          <table:table-cell table:number-columns-repeated="1023"/>
        </table:table-row>
        <table:table-row table:style-name="ro2">
          <table:table-cell office:value-type="string" calcext:value-type="string">
            <text:p>Dùng cũng tạm được, giá rẻ, chỉ có điều thiết lập hơi phức tạp, đụng độ mạng ở nhà nên phải nhờ Tiki hỗ trợ. Đội ngũ hỗ trợ của tiki rất nhiệt tình.</text:p>
          </table:table-cell>
          <table:table-cell table:number-columns-repeated="1023"/>
        </table:table-row>
        <table:table-row table:style-name="ro3">
          <table:table-cell office:value-type="string" calcext:value-type="string">
            <text:p>Giá rẻ. Sóng &amp; tốc đô phù hợp cho hộ gia đình nhỏ.</text:p>
          </table:table-cell>
          <table:table-cell table:number-columns-repeated="1023"/>
        </table:table-row>
        <table:table-row table:style-name="ro4">
          <table:table-cell office:value-type="string" calcext:value-type="string">
            <text:p>Router phát wifi tương đối rộng, tuy nhiên xuyên tường kém.Mình để tầng 1, lên tầng 2 dùng thì được 2 cọc wifi nhưng tốc độ chỉ bằng 1/3 và khá chập chờn. Còn kết nối điện thoại với tivi thì bị lỗi(kết nối qua youtube và phần mềm để điều khiển tivi LG) ko hiểu sao vì mình cắm cái tenda cũ vào thì vẫn dùng đc. Với tầm giá này thì tốt, nhưng bạn nào nhà 2-3 tầng thì dùng của TP-Link loại &gt;400k <text:s/>thì tốt hơn.</text:p>
          </table:table-cell>
          <table:table-cell table:number-columns-repeated="1023"/>
        </table:table-row>
        <table:table-row table:style-name="ro3">
          <table:table-cell office:value-type="string" calcext:value-type="string">
            <text:p>Rất nhiều sp như thế này được bán mà chỉ dùng được tiếng Trung</text:p>
          </table:table-cell>
          <table:table-cell table:number-columns-repeated="1023"/>
        </table:table-row>
        <table:table-row table:style-name="ro3">
          <table:table-cell office:value-type="string" calcext:value-type="string">
            <text:p>Cai nay co tieng viet k. Phát song khoản bao nhieu mét.</text:p>
          </table:table-cell>
          <table:table-cell table:number-columns-repeated="1023"/>
        </table:table-row>
        <table:table-row table:style-name="ro3">
          <table:table-cell office:value-type="string" calcext:value-type="string">
            <text:p>Ngoại hình đẹp, nhưng sp bị lỗi, đang yêu cầu đổi trả</text:p>
          </table:table-cell>
          <table:table-cell table:number-columns-repeated="1023"/>
        </table:table-row>
        <table:table-row table:style-name="ro3">
          <table:table-cell office:value-type="string" calcext:value-type="string">
            <text:p>nút wsad với các dấu lên xuống qua lại bị đảo</text:p>
          </table:table-cell>
          <table:table-cell table:number-columns-repeated="1023"/>
        </table:table-row>
        <table:table-row table:style-name="ro3">
          <table:table-cell office:value-type="string" calcext:value-type="string">
            <text:p>Giao hàng nhanh, hàng chính hãng, có điều chơi game temp toàn 78-80 độ, case atx , 5 fan aigo, phòng điều hoà</text:p>
          </table:table-cell>
          <table:table-cell table:number-columns-repeated="1023"/>
        </table:table-row>
        <table:table-row table:style-name="ro1">
          <table:table-cell office:value-type="string" calcext:value-type="string">
            <text:p>Loại này không có định vị GPS, tiêu đề sản phẩm ghi là định vị gây hiểu nhầm, thực chất là định vị cột sóng di động, loại định vị lởm nhất. Kích thước to, đeo hơi bất tiện. Sim đi kèm là vina, loại sóng yếu nhất trong các nhà mạng. Mua xong bỏ thì tiếc, dùng thì <text:s/>không có tác dụng gì. Ngoài nghe gọi, hẹn giờ thì chả có tính năng gì.</text:p>
          </table:table-cell>
          <table:table-cell table:number-columns-repeated="1023"/>
        </table:table-row>
        <table:table-row table:style-name="ro2">
          <table:table-cell office:value-type="string" calcext:value-type="string">
            <text:p>Cũng bình thường thôi mà. Pin ko bền như mọi người đánh giá cho lắm. Đc cái shop nhiệt tình hướng dẫn chu đáo. Nói chung phù hợp với ví tiền, mọi người nên tham khảo ạ.</text:p>
          </table:table-cell>
          <table:table-cell table:number-columns-repeated="1023"/>
        </table:table-row>
        <table:table-row table:style-name="ro3">
          <table:table-cell office:value-type="string" calcext:value-type="string">
            <text:p>Toi mua khong de y size, gio nhan gang moi biet size L , Lon qua, co doi lai size nho duoc ko ah?</text:p>
          </table:table-cell>
          <table:table-cell table:number-columns-repeated="1023"/>
        </table:table-row>
        <table:table-row table:style-name="ro4">
          <table:table-cell office:value-type="string" calcext:value-type="string">
            <text:p>Mình đã nhận được sản phẩm, có một số nhận xét như sau: - Sản phẩm giao hàng nhanh, sớm hơn kỳ vọng rất nhiều. - Hình thức sản phẩm: bề ngoài sản phẩm như mô tả, đầy đủ các phụ kiện đi kèm. Chất lượng sản phẩm: Tai nghe trái nghe ổn, kết nối tốt và rõ ràng. Tai nghe phải không sáng đèn, không kết nối được. ĐỀ NGHỊ: - Đổi lại sản phẩm hoạt động bình thường bao gồm Hộp sạc và 2 tai nghe. - Nhà bán hàng cần kiểm tra kỹ hàng trước khi giao hàng cho khách. Trân trọng!</text:p>
          </table:table-cell>
          <table:table-cell table:number-columns-repeated="1023"/>
        </table:table-row>
        <table:table-row table:style-name="ro1">
          <table:table-cell office:value-type="string" calcext:value-type="string">
            <text:p>tai nghe của tôi chỉ nghe được bên phải còn bên trái thử bằng mọi cách đều không nghe được mong shop chỉ tận tình cho khách hàng hơn giúp tôi có trải nghiệp tốt hơn về âm thanh mà tai nghe mang lại có thể hướng dẫn tôi sử dụng được cả 2 bên luôn đc không chứ nghe có 1 bên này thấy rất khó chiệu</text:p>
          </table:table-cell>
          <table:table-cell table:number-columns-repeated="1023"/>
        </table:table-row>
        <table:table-row table:style-name="ro4">
          <table:table-cell office:value-type="string" calcext:value-type="string">
            <text:p>Anh chị cho mình hỏi. Cái ổ của mình. Lúc ghi từ máy tính vào ổ thì không sao. Tốc độ từ 50MB/s đến 90MB/s. <text:s/>Nhưng đến lúc cắm 1 usb khác vào, copy từ Usb rồi ghi vào ổ cứng. Thì nghe tiếc cạch cạch. Và tốc độ chỉ từ 17kb/s đến 2mb/s là tại vì sao nhỉ? <text:s/>Lúc mình cắm nhiều usb vào máy, k làm gì ổ cứng cũng kêu cạch cạch và mình k mở đc thư mục trong ổ cứng. <text:s/>Mình dùng surface pro 7.</text:p>
          </table:table-cell>
          <table:table-cell table:number-columns-repeated="1023"/>
        </table:table-row>
        <table:table-row table:style-name="ro2">
          <table:table-cell office:value-type="string" calcext:value-type="string">
            <text:p>Tôi mới nhận hàng. Nhưng ổ cứng này không nhận được với Điện thoại Android. Khi kết nối bắt định dạng sửa lỗi. Không biết có phải ổ cứng bị lỗi không ?</text:p>
          </table:table-cell>
          <table:table-cell table:number-columns-repeated="1023"/>
        </table:table-row>
        <table:table-row table:style-name="ro2">
          <table:table-cell office:value-type="string" calcext:value-type="string">
            <text:p>mình đặt hàng thì trong vòng 5 ngày nhận được, mình rất hài lòng với tốc độ gửi hàng của shop, bao bọc cx rất đẹp. nhưng mình chỉ kết nối được 1 tai, tai phải nghe được nhưng tai trái lại không nghe được. mong shop phản hồi</text:p>
          </table:table-cell>
          <table:table-cell table:number-columns-repeated="1023"/>
        </table:table-row>
        <table:table-row table:style-name="ro2">
          <table:table-cell office:value-type="string" calcext:value-type="string">
            <text:p>mình đã nhận được hàng. <text:s/>nhân viên giao hàng thân thiện. tai nghe đóng gói cẩn thận. lỗi: tai bên phải không nghe được nhưng chạm vào vẫn tạm dừng được. giờ xử lý thế nào shop.</text:p>
          </table:table-cell>
          <table:table-cell table:number-columns-repeated="1023"/>
        </table:table-row>
        <table:table-row table:style-name="ro2">
          <table:table-cell office:value-type="string" calcext:value-type="string">
            <text:p>Shop ơi tai nghe i11 tws này bị lỗi rồi nó chỉ nghe được một bên tai, tai còn lại không lên đèn không nghe không cảm biến vân tay được sạc cũng không lên đèn luôn shop giuap em với ạ </text:p>
          </table:table-cell>
          <table:table-cell table:number-columns-repeated="1023"/>
        </table:table-row>
        <table:table-row table:style-name="ro2">
          <table:table-cell office:value-type="string" calcext:value-type="string">
            <text:p>mình đã thử hết nối lại nhiều lần nhưng đều không nhận micro. vào chế độ ghi âm thì dùng micro của điện thoại. khi gọi điện thì câm luôn. bên kia không nghe tiếng gì cả</text:p>
          </table:table-cell>
          <table:table-cell table:number-columns-repeated="1023"/>
        </table:table-row>
        <table:table-row table:style-name="ro2">
          <table:table-cell office:value-type="string" calcext:value-type="string">
            <text:p>- Hàng đẹp, giống hình. - Tự động kết nối. - Âm thanh to nhưng không có bass - Thực hiện cuộc gọi thu yếu, người nghe không nghe được 3 sao</text:p>
          </table:table-cell>
          <table:table-cell table:number-columns-repeated="1023"/>
        </table:table-row>
        <table:table-row table:style-name="ro2">
          <table:table-cell office:value-type="string" calcext:value-type="string">
            <text:p>hàng giao nhanh. phụ kiện đầy đủ. <text:s/>nhưng có 1 lỗi là vừa mới kích hoạt nghe chưa được hết bản nhạc là đã thấy nóng 2 bên lổ tai. mong tiki đổi sản phẩm khác.</text:p>
          </table:table-cell>
          <table:table-cell table:number-columns-repeated="1023"/>
        </table:table-row>
        <table:table-row table:style-name="ro3">
          <table:table-cell office:value-type="string" calcext:value-type="string">
            <text:p>Tầm giá k đòi hỏi đc! Nhưng mới nhận mà đã dính vài lỗi thì thật sự cũng thấy hơi phí tiền! Mua về chắc cũng k dùng đến </text:p>
          </table:table-cell>
          <table:table-cell table:number-columns-repeated="1023"/>
        </table:table-row>
        <table:table-row table:style-name="ro2">
          <table:table-cell office:value-type="string" calcext:value-type="string">
            <text:p>Tai nghe mình mới nhận lúc nãy. Cảm ứng tăng giảm âm lượng k đc. Cảm ứng thì nó nhảy qua cuộc gọi gần nhất. Mong shop xem xét đỗi dùm mình với.</text:p>
          </table:table-cell>
          <table:table-cell table:number-columns-repeated="1023"/>
        </table:table-row>
        <table:table-row table:style-name="ro3">
          <table:table-cell office:value-type="string" calcext:value-type="string">
            <text:p>sản phẩm ok nghe đc kết nối hơi chậm một tí đóng gói tốt</text:p>
          </table:table-cell>
          <table:table-cell table:number-columns-repeated="1023"/>
        </table:table-row>
        <table:table-row table:style-name="ro3">
          <table:table-cell office:value-type="string" calcext:value-type="string">
            <text:p>mình mới nhận hàng hôm qua, hôm nay đang dùng thì mất tiếng, cắm sạc thì không vào. mong shop giúp mình bảo hành</text:p>
          </table:table-cell>
          <table:table-cell table:number-columns-repeated="1023"/>
        </table:table-row>
        <table:table-row table:style-name="ro3">
          <table:table-cell office:value-type="string" calcext:value-type="string">
            <text:p>Tai nghe phải kết nối ổn, tai nghe trái hầu như ko kết nối dc rất tậm tịt , đề nghị Tiki bảo hành cho khách hàng</text:p>
          </table:table-cell>
          <table:table-cell table:number-columns-repeated="1023"/>
        </table:table-row>
        <table:table-row table:style-name="ro3">
          <table:table-cell office:value-type="string" calcext:value-type="string">
            <text:p>nghe tạm được khi chơi game có dấu hiệu tải chậm khi vừa kết nối tai nghe vừa chơi nói chung cũng tạm ổn</text:p>
          </table:table-cell>
          <table:table-cell table:number-columns-repeated="1023"/>
        </table:table-row>
        <table:table-row table:style-name="ro3">
          <table:table-cell office:value-type="string" calcext:value-type="string">
            <text:p>Lần đầu mua về text nge dược 2 bên lần sau nhe được 1 bên trái , mình cần hổ trợ bảo hàmh cám ơn</text:p>
          </table:table-cell>
          <table:table-cell table:number-columns-repeated="1023"/>
        </table:table-row>
        <table:table-row table:style-name="ro3">
          <table:table-cell office:value-type="string" calcext:value-type="string">
            <text:p>Sản phẩm lúc mới mua tạm ổn nhưng khi xài pin đi dưới 60% thì không thể kết nối với tai nghe.. khá buồn...</text:p>
          </table:table-cell>
          <table:table-cell table:number-columns-repeated="1023"/>
        </table:table-row>
        <table:table-row table:style-name="ro3">
          <table:table-cell office:value-type="string" calcext:value-type="string">
            <text:p>Cho mình hỏi tại sao tai nghe của mình gọi hay thu âm đều không đc. Phải chăng tai nghe không có mic</text:p>
          </table:table-cell>
          <table:table-cell table:number-columns-repeated="1023"/>
        </table:table-row>
        <table:table-row table:style-name="ro3">
          <table:table-cell office:value-type="string" calcext:value-type="string">
            <text:p>đây là tóc đúng không ạ ?? tai nghe không kết nối được. một bên sáng đèn 1 bên không</text:p>
          </table:table-cell>
          <table:table-cell table:number-columns-repeated="1023"/>
        </table:table-row>
        <table:table-row table:style-name="ro3">
          <table:table-cell office:value-type="string" calcext:value-type="string">
            <text:p>hộp sạc có khi sạc được 1 tai, tai còn lại không thấy sáng đèn, vậy có được bảo hành không banh</text:p>
          </table:table-cell>
          <table:table-cell table:number-columns-repeated="1023"/>
        </table:table-row>
        <table:table-row table:style-name="ro3">
          <table:table-cell office:value-type="string" calcext:value-type="string">
            <text:p>Nghe được nhưng tai nghe bên trái hay bị chục chặc , mong tiki xem xét kĩ rồi hãng giao hàng cho khách hàng</text:p>
          </table:table-cell>
          <table:table-cell table:number-columns-repeated="1023"/>
        </table:table-row>
        <table:table-row table:style-name="ro3">
          <table:table-cell office:value-type="string" calcext:value-type="string">
            <text:p>Âm thanh tốt, kết nối ổn nhưng quá nhanh hết pin sạc đầy nhưng dùng 15p là báo hết pin rồi tự tắt</text:p>
          </table:table-cell>
          <table:table-cell table:number-columns-repeated="1023"/>
        </table:table-row>
        <table:table-row table:style-name="ro3">
          <table:table-cell office:value-type="string" calcext:value-type="string">
            <text:p>Chất lượng tương ứng với giá tiền , không thể đòi hỏi được gì ? Âm thanh tệ và mic rất chán!</text:p>
          </table:table-cell>
          <table:table-cell table:number-columns-repeated="1023"/>
        </table:table-row>
        <table:table-row table:style-name="ro3">
          <table:table-cell office:value-type="string" calcext:value-type="string">
            <text:p>Hàng mới nguyên mẫu âm thanh lớn nhưng kết nối phạm hay chập chờn pin sử mau hết</text:p>
          </table:table-cell>
          <table:table-cell table:number-columns-repeated="1023"/>
        </table:table-row>
        <table:table-row table:style-name="ro3">
          <table:table-cell office:value-type="string" calcext:value-type="string">
            <text:p>nghe có vẽ hơi rồ shop ạ <text:s/>cho mình hỏi sạt là bao nhiêu tiếng đầy pin vậy</text:p>
          </table:table-cell>
          <table:table-cell table:number-columns-repeated="1023"/>
        </table:table-row>
        <table:table-row table:style-name="ro3">
          <table:table-cell office:value-type="string" calcext:value-type="string">
            <text:p>mua về nghe thử mà chỉ nghe dc 1 bên tai còn bên kia không nghe đc. Bị lỗi tai nghe rồi</text:p>
          </table:table-cell>
          <table:table-cell table:number-columns-repeated="1023"/>
        </table:table-row>
        <table:table-row table:style-name="ro3">
          <table:table-cell office:value-type="string" calcext:value-type="string">
            <text:p>Giao hàng nhanh sớm hơn dự kiến và bọc hàng cẩn thận nhưng tai nghe bên phải ko nghe được</text:p>
          </table:table-cell>
          <table:table-cell table:number-columns-repeated="1023"/>
        </table:table-row>
        <table:table-row table:style-name="ro3">
          <table:table-cell office:value-type="string" calcext:value-type="string">
            <text:p>Tiền nừo của đó <text:s text:c="2"/>ae đừng trông chờ qá nhiều sẽ nghe hay như airpod của apple nha</text:p>
          </table:table-cell>
          <table:table-cell table:number-columns-repeated="1023"/>
        </table:table-row>
        <table:table-row table:style-name="ro3">
          <table:table-cell office:value-type="string" calcext:value-type="string">
            <text:p>âm thanh trong. nhưng sạc k vào điện. cắm sạc cả đêm, báo nhận sạc nhueng k vào điện</text:p>
          </table:table-cell>
          <table:table-cell table:number-columns-repeated="1023"/>
        </table:table-row>
        <table:table-row table:style-name="ro3">
          <table:table-cell office:value-type="string" calcext:value-type="string">
            <text:p>Có vẻ như chỉ có một chỗ để nói là pin tai nghe chỉ hoạt động đc 1 tiếng</text:p>
          </table:table-cell>
          <table:table-cell table:number-columns-repeated="1023"/>
        </table:table-row>
        <table:table-row table:style-name="ro3">
          <table:table-cell office:value-type="string" calcext:value-type="string">
            <text:p>bên em chỉ có mở đèn 1 bên thoi ạ giúp e với em phải làm gì ạ</text:p>
          </table:table-cell>
          <table:table-cell table:number-columns-repeated="1023"/>
        </table:table-row>
        <table:table-row table:style-name="ro3">
          <table:table-cell office:value-type="string" calcext:value-type="string">
            <text:p>Chỉ 1 bên tai nghe được thôi, có thể gửi bảo hành được hay không vậy tiki?</text:p>
          </table:table-cell>
          <table:table-cell table:number-columns-repeated="1023"/>
        </table:table-row>
        <table:table-row table:style-name="ro3">
          <table:table-cell office:value-type="string" calcext:value-type="string">
            <text:p>tai nghe chỉ nghe và kết nối đc 1 bên, mình yêu cầu đc đổi lại sản phẩm khác, mình cảm ơn.</text:p>
          </table:table-cell>
          <table:table-cell table:number-columns-repeated="1023"/>
        </table:table-row>
        <table:table-row table:style-name="ro3">
          <table:table-cell office:value-type="string" calcext:value-type="string">
            <text:p>Một tai nghe đã bị trục trặc không nghe được có đổi lại được không shop</text:p>
          </table:table-cell>
          <table:table-cell table:number-columns-repeated="1023"/>
        </table:table-row>
        <table:table-row table:style-name="ro3">
          <table:table-cell office:value-type="string" calcext:value-type="string">
            <text:p>Đã mua và sử dụng, mọi thứ tương đối ok, nhưng pin mau tuột, xài còn 50% là tuột hết lun.</text:p>
          </table:table-cell>
          <table:table-cell table:number-columns-repeated="1023"/>
        </table:table-row>
        <table:table-row table:style-name="ro3">
          <table:table-cell office:value-type="string" calcext:value-type="string">
            <text:p>lúc nghe đc lúc kh nghe được, nghe được 2 tiếng thì tự động tắt.</text:p>
          </table:table-cell>
          <table:table-cell table:number-columns-repeated="1023"/>
        </table:table-row>
        <table:table-row table:style-name="ro3">
          <table:table-cell office:value-type="string" calcext:value-type="string">
            <text:p>tai nghe độ sống yếu hay bị ngắt quãng lúc nhanh lúc chậm được cái âm lớn</text:p>
          </table:table-cell>
          <table:table-cell table:number-columns-repeated="1023"/>
        </table:table-row>
        <table:table-row table:style-name="ro3">
          <table:table-cell office:value-type="string" calcext:value-type="string">
            <text:p>Tôi đã nhận bộ tai nghe sao không có cáp sạc vậy shop</text:p>
          </table:table-cell>
          <table:table-cell table:number-columns-repeated="1023"/>
        </table:table-row>
        <table:table-row table:style-name="ro3">
          <table:table-cell office:value-type="string" calcext:value-type="string">
            <text:p>hàng đc đóng gói cẩn thận nhưng loo lỗi cái là Oppo kết nối k đc</text:p>
          </table:table-cell>
          <table:table-cell table:number-columns-repeated="1023"/>
        </table:table-row>
        <table:table-row table:style-name="ro3">
          <table:table-cell office:value-type="string" calcext:value-type="string">
            <text:p>Cụng tạm nhưng ko hiển thị đúng %pin. Dù hết hay còn cũng hiện 100% pin</text:p>
          </table:table-cell>
          <table:table-cell table:number-columns-repeated="1023"/>
        </table:table-row>
        <table:table-row table:style-name="ro3">
          <table:table-cell office:value-type="string" calcext:value-type="string">
            <text:p>Thỉnh thoảng không kết nối được và hết pin nhanh</text:p>
          </table:table-cell>
          <table:table-cell table:number-columns-repeated="1023"/>
        </table:table-row>
        <table:table-row table:style-name="ro3">
          <table:table-cell office:value-type="string" calcext:value-type="string">
            <text:p>ghe ra rất bé dù đã tăng lên max volume nhưng chỉ nghe thấy bé</text:p>
          </table:table-cell>
          <table:table-cell table:number-columns-repeated="1023"/>
        </table:table-row>
        <table:table-row table:style-name="ro3">
          <table:table-cell office:value-type="string" calcext:value-type="string">
            <text:p>ối đang nghe thì tự ngắn kết nối.. nói chung k hài lòng</text:p>
          </table:table-cell>
          <table:table-cell table:number-columns-repeated="1023"/>
        </table:table-row>
        <table:table-row table:style-name="ro3">
          <table:table-cell office:value-type="string" calcext:value-type="string">
            <text:p>i 11 tai nghe bên trái nhấn hoài cũng k hoạt động là sao vậy ạ</text:p>
          </table:table-cell>
          <table:table-cell table:number-columns-repeated="1023"/>
        </table:table-row>
        <table:table-row table:style-name="ro3">
          <table:table-cell office:value-type="string" calcext:value-type="string">
            <text:p>Mới sử dụng được vài hôm thấy ổn. Hy vọng lần ủng hộ.</text:p>
          </table:table-cell>
          <table:table-cell table:number-columns-repeated="1023"/>
        </table:table-row>
        <table:table-row table:style-name="ro3">
          <table:table-cell office:value-type="string" calcext:value-type="string">
            <text:p>Tai nghe nhỏ gọn đúng hình , nhưng có vẻ thiếu hơi nhiều bass</text:p>
          </table:table-cell>
          <table:table-cell table:number-columns-repeated="1023"/>
        </table:table-row>
        <table:table-row table:style-name="ro3">
          <table:table-cell office:value-type="string" calcext:value-type="string">
            <text:p>Mình <text:s/>chỉ kết nối đc 1 tai thôi , không sử dụng song song 2 tai .</text:p>
          </table:table-cell>
          <table:table-cell table:number-columns-repeated="1023"/>
        </table:table-row>
        <table:table-row table:style-name="ro3">
          <table:table-cell office:value-type="string" calcext:value-type="string">
            <text:p>Mua về nghe được 1 bên còn 1 bên ko nghe được chán quá.</text:p>
          </table:table-cell>
          <table:table-cell table:number-columns-repeated="1023"/>
        </table:table-row>
        <table:table-row table:style-name="ro2">
          <table:table-cell office:value-type="string" calcext:value-type="string">
            <text:p>Chất lượng sản phẩm tốt bao bọc khá cẩn thận Tuy nhiên Tiki giao hàng quá lâu mọi hôm đặt hàng 1-2 ngày là có nhưng lần này đúng y một tuần TIKI mới giao đến. Khá thất vọng về TIKI lần này.</text:p>
          </table:table-cell>
          <table:table-cell table:number-columns-repeated="1023"/>
        </table:table-row>
        <table:table-row table:style-name="ro3">
          <table:table-cell office:value-type="string" calcext:value-type="string">
            <text:p>loa rè quá. <text:s/>với cả cảm ứng hay chạm vào tai. rất khó sd</text:p>
          </table:table-cell>
          <table:table-cell table:number-columns-repeated="1023"/>
        </table:table-row>
        <table:table-row table:style-name="ro3">
          <table:table-cell office:value-type="string" calcext:value-type="string">
            <text:p>nge đc vài lần thì tai trái ko nge đc nữa</text:p>
          </table:table-cell>
          <table:table-cell table:number-columns-repeated="1023"/>
        </table:table-row>
        <table:table-row table:style-name="ro3">
          <table:table-cell office:value-type="string" calcext:value-type="string">
            <text:p>cho mình hỏi là dòng khác iphone có sài được không ạ</text:p>
          </table:table-cell>
          <table:table-cell table:number-columns-repeated="1023"/>
        </table:table-row>
        <table:table-row table:style-name="ro3">
          <table:table-cell office:value-type="string" calcext:value-type="string">
            <text:p>Nghe cũng ổn nhwng pin nhanh hết quá</text:p>
          </table:table-cell>
          <table:table-cell table:number-columns-repeated="1023"/>
        </table:table-row>
        <table:table-row table:style-name="ro3">
          <table:table-cell office:value-type="string" calcext:value-type="string">
            <text:p>Nghe tạm tiếng nhạc chậm hơn hình</text:p>
          </table:table-cell>
          <table:table-cell table:number-columns-repeated="1023"/>
        </table:table-row>
        <table:table-row table:style-name="ro3">
          <table:table-cell office:value-type="string" calcext:value-type="string">
            <text:p>Tiếng hơi nhỏ</text:p>
          </table:table-cell>
          <table:table-cell table:number-columns-repeated="1023"/>
        </table:table-row>
        <table:table-row table:style-name="ro3">
          <table:table-cell office:value-type="string" calcext:value-type="string">
            <text:p>Tai nghe âm lượng không chỉnh được âm lượng đôi lúc nghe to quá.còn pin với âm thabh thì cũng ok mong tiki phản hồi lại</text:p>
          </table:table-cell>
          <table:table-cell table:number-columns-repeated="1023"/>
        </table:table-row>
        <table:table-row table:style-name="ro3">
          <table:table-cell office:value-type="string" calcext:value-type="string">
            <text:p>Có dùng đc với iphone ko vậy các bác Chờ phản hồi ạ</text:p>
          </table:table-cell>
          <table:table-cell table:number-columns-repeated="1023"/>
        </table:table-row>
        <table:table-row table:style-name="ro3">
          <table:table-cell office:value-type="string" calcext:value-type="string">
            <text:p>tem ngoài của sản phẩm như đã bị bóc, cây chổi quét bui khác trong hình.</text:p>
          </table:table-cell>
          <table:table-cell table:number-columns-repeated="1023"/>
        </table:table-row>
        <table:table-row table:style-name="ro3">
          <table:table-cell office:value-type="string" calcext:value-type="string">
            <text:p>của mình sao ko hỗ trợ sạc nhanh</text:p>
          </table:table-cell>
          <table:table-cell table:number-columns-repeated="1023"/>
        </table:table-row>
        <table:table-row table:style-name="ro3">
          <table:table-cell office:value-type="string" calcext:value-type="string">
            <text:p>đồng hồ ko nhận sim xin ad hổ trợ hay là trả hàng gọi điện thoại ko đươc ad ơi</text:p>
          </table:table-cell>
          <table:table-cell table:number-columns-repeated="1023"/>
        </table:table-row>
        <table:table-row table:style-name="ro3">
          <table:table-cell office:value-type="string" calcext:value-type="string">
            <text:p>Sử dụng được về công nghệ nhưng vỏ ngoài mau hỏng hay sứt rớt dây đeo</text:p>
          </table:table-cell>
          <table:table-cell table:number-columns-repeated="1023"/>
        </table:table-row>
        <table:table-row table:style-name="ro3">
          <table:table-cell office:value-type="string" calcext:value-type="string">
            <text:p>Mình mua mà k biết cài đặt thế nào hỗ trợ mình với</text:p>
          </table:table-cell>
          <table:table-cell table:number-columns-repeated="1023"/>
        </table:table-row>
        <table:table-row table:style-name="ro3">
          <table:table-cell office:value-type="string" calcext:value-type="string">
            <text:p>Cái này có mấy màu ạ? Hay chỉ có 1 màu</text:p>
          </table:table-cell>
          <table:table-cell table:number-columns-repeated="1023"/>
        </table:table-row>
        <table:table-row table:style-name="ro3">
          <table:table-cell office:value-type="string" calcext:value-type="string">
            <text:p>định vị không đúng .</text:p>
          </table:table-cell>
          <table:table-cell table:number-columns-repeated="1023"/>
        </table:table-row>
        <table:table-row table:style-name="ro3">
          <table:table-cell office:value-type="string" calcext:value-type="string">
            <text:p>sản phẩm mỏng và không khớp với đồng hồ nên có vẻ lỏng lẻo,nói chung kg hài lòng,nhân viên giao hàng vui vẻ nhiệt tình.</text:p>
          </table:table-cell>
          <table:table-cell table:number-columns-repeated="1023"/>
        </table:table-row>
        <table:table-row table:style-name="ro3">
          <table:table-cell office:value-type="string" calcext:value-type="string">
            <text:p>Thất vọng. Dây cứng và đầy mùi sơn. Cài vào lỗ rất khó, cảm giác đeo khó chịu</text:p>
          </table:table-cell>
          <table:table-cell table:number-columns-repeated="1023"/>
        </table:table-row>
        <table:table-row table:style-name="ro3">
          <table:table-cell office:value-type="string" calcext:value-type="string">
            <text:p>Nhìn sơ thì đẹp nhưng độ hoàn thiện kém so với tầm giá</text:p>
          </table:table-cell>
          <table:table-cell table:number-columns-repeated="1023"/>
        </table:table-row>
        <table:table-row table:style-name="ro3">
          <table:table-cell office:value-type="string" calcext:value-type="string">
            <text:p>dây cứng hơn dây gốc của máy nhiều</text:p>
          </table:table-cell>
          <table:table-cell table:number-columns-repeated="1023"/>
        </table:table-row>
        <table:table-row table:style-name="ro3">
          <table:table-cell office:value-type="string" calcext:value-type="string">
            <text:p>Hàng mới mua chưa dùng. Giao đúng hình, đúng sản phẩm.</text:p>
          </table:table-cell>
          <table:table-cell table:number-columns-repeated="1023"/>
        </table:table-row>
        <table:table-row table:style-name="ro1">
          <table:table-cell office:value-type="string" calcext:value-type="string">
            <text:p>Mình sử dụng máy Dell Latitude 14 inch. Nhược điểm: - Có thể do phần lõm xuống 2 bên nên khi đặt laptop lên đánh máy thì màn hình rung laptop với mình rất khó chịu. - Giá không phải là rẻ. Ưu điểm: - Quạt kêu êm. Vì ảnh hưởng tới trải nghiệm của mình nên mình đánh giá 3*.</text:p>
          </table:table-cell>
          <table:table-cell table:number-columns-repeated="1023"/>
        </table:table-row>
        <table:table-row table:style-name="ro2">
          <table:table-cell office:value-type="string" calcext:value-type="string">
            <text:p>Mình đã nhận được hàng của tiki. Đóng gói ok. Tuy nhiên đế này to hơn so với lap của mình quá (mình máy 14”). Muốn hỏi shop xem có thể đổi lại cho mình loại nhỏ hơn vừa với máy của mình ko? Cảm ơn shop</text:p>
          </table:table-cell>
          <table:table-cell table:number-columns-repeated="1023"/>
        </table:table-row>
        <table:table-row table:style-name="ro2">
          <table:table-cell office:value-type="string" calcext:value-type="string">
            <text:p>Đế tản nhiệt được cái hộp bọc khá cẩn thận nhưng nặng và vướng, mình nghĩ không cần thiết cho lắm. Nhưng quạt thì yếu và tản nhiệt rất kém. Mình dùng quạt từ lúc hơn 7h đến 11h máy nóng vẫn hoàn nóng, không thấy giảm nhiệt hơn.</text:p>
          </table:table-cell>
          <table:table-cell table:number-columns-repeated="1023"/>
        </table:table-row>
        <table:table-row table:style-name="ro14">
          <table:table-cell office:value-type="string" calcext:value-type="string">
            <text:p>Mình mua đế tản nhiệt này từ tháng 7 cho máy laptop mới, chủ yếu dùng khi chơi game, trong quá trình dùng có test thử thấy giảm được khoảng 1-2°c, có khi lên tới 3°c. Nói chung cũng có tham khảo bên trang web nước ngoài mấy bạn bên đó cũng nói cỡ $15-$20 thì đế tản nhiệt cũng chỉ có thể giảm nhiệt cở này thôi. Vì vậy mình xem như hài lòng với sản phẩm về khả năng giảm nhiệt với mức giá vừa phải, không có kê lên cao nhiều. Bên cạnh, tản nhiệt quạt lúc đầu êm, sau có lúc kêu không rõ lí do, tuy nhiên để ngưng hoặc chỉnh xíu vị trí nó hết. Ngoài ra ngoại mình đế tản nhiệt này mình thích, ít đi đèn màu không cần thiết lại lòe lẹt, đơn giản, nhưng trông bền bỉ lại không quá sừng sộ. Để dùng cho máy laptop nhôm nguyên khối loại mỏng trông rất hợp. Mình xài với laptop lên tới 15.4 inch, nhưng dư góc, chắc đúng thông tin thì 17 inch cũng xài được.</text:p>
            <text:p>Chốt lại:</text:p>
            <text:p>Là một lựa chọn ổn cho laptop xài học tập, văn phòng và chơi ít game nhẹ giải trí. Đặc biệt cho máy lớn từ 15.4 inch trở lên thì trong các đế tản nhiệt có trên tiki hàng này giá thành rẻ, chất tốt, ngoại hình ổn có thể phục vụ mấy mục đích trê. Tuy nhiên để chơi game khá nặng thì loại này không giúp giảm tác hại nhiệt lên phần cứng nhiều đâu.</text:p>
          </table:table-cell>
          <table:table-cell table:number-columns-repeated="1023"/>
        </table:table-row>
        <table:table-row table:style-name="ro2">
          <table:table-cell office:value-type="string" calcext:value-type="string">
            <text:p>Trên mặt đế có vết rỉ sét khá lớn, không biết hàng xài rồi hay để lâu ngày rỉ sét nhưng do ngại đổi trả với thấy sử dụng cũng khá ổn nên để vậy luôn.</text:p>
          </table:table-cell>
          <table:table-cell table:number-columns-repeated="1023"/>
        </table:table-row>
        <table:table-row table:style-name="ro2">
          <table:table-cell office:value-type="string" calcext:value-type="string">
            <text:p>Mình mua em này được tầm 2 tuần thì giờ đặt máy của mình lên có tiếng kêu nhẹ nhẹ phát ra nhưng cũng không ảnh hưởng gì mấy!</text:p>
          </table:table-cell>
          <table:table-cell table:number-columns-repeated="1023"/>
        </table:table-row>
        <table:table-row table:style-name="ro3">
          <table:table-cell office:value-type="string" calcext:value-type="string">
            <text:p>xử lý chậm</text:p>
          </table:table-cell>
          <table:table-cell table:number-columns-repeated="1023"/>
        </table:table-row>
        <table:table-row table:style-name="ro3">
          <table:table-cell office:value-type="string" calcext:value-type="string">
            <text:p>Hàng Ok nhưng Tiki giao hàng quá lâu. Order 8 ngày sau giao mà k có update thông tin cho khách hàng</text:p>
          </table:table-cell>
          <table:table-cell table:number-columns-repeated="1023"/>
        </table:table-row>
        <table:table-row table:style-name="ro3">
          <table:table-cell office:value-type="string" calcext:value-type="string">
            <text:p>Xài bền, chỉ hơi ồn khi chạy. Bạn nào cần sự tập trung thì cân nhắc khi mua.</text:p>
          </table:table-cell>
          <table:table-cell table:number-columns-repeated="1023"/>
        </table:table-row>
        <table:table-row table:style-name="ro3">
          <table:table-cell office:value-type="string" calcext:value-type="string">
            <text:p>ồn dữ luôn... xài một thời gian thấy kg cải thiện nên mình kg xài nữa</text:p>
          </table:table-cell>
          <table:table-cell table:number-columns-repeated="1023"/>
        </table:table-row>
        <table:table-row table:style-name="ro3">
          <table:table-cell office:value-type="string" calcext:value-type="string">
            <text:p>Quạt hút chứ không phải quạt thổi. Hiệu quả không cao.</text:p>
          </table:table-cell>
          <table:table-cell table:number-columns-repeated="1023"/>
        </table:table-row>
        <table:table-row table:style-name="ro3">
          <table:table-cell office:value-type="string" calcext:value-type="string">
            <text:p>Mình mới nhận hàng nhưng cắm vào laptop quạt không quay <text:s/>(</text:p>
          </table:table-cell>
          <table:table-cell table:number-columns-repeated="1023"/>
        </table:table-row>
        <table:table-row table:style-name="ro3">
          <table:table-cell office:value-type="string" calcext:value-type="string">
            <text:p>giao hàng nhanh nhưng quạt hơi nhẹ, dùng được khi làm việc thôi</text:p>
          </table:table-cell>
          <table:table-cell table:number-columns-repeated="1023"/>
        </table:table-row>
        <table:table-row table:style-name="ro3">
          <table:table-cell office:value-type="string" calcext:value-type="string">
            <text:p>Quạt không mạnh như các nhãn hiệu khác và cũng k mát lắm</text:p>
          </table:table-cell>
          <table:table-cell table:number-columns-repeated="1023"/>
        </table:table-row>
        <table:table-row table:style-name="ro3">
          <table:table-cell office:value-type="string" calcext:value-type="string">
            <text:p>Máy chạy êm, ít ồn. Điểm trừ là thiết kế hơi chiếm diện diện tích</text:p>
          </table:table-cell>
          <table:table-cell table:number-columns-repeated="1023"/>
        </table:table-row>
        <table:table-row table:style-name="ro3">
          <table:table-cell office:value-type="string" calcext:value-type="string">
            <text:p>Đóng gói đẹp tốt. Quạt ko tản được nhiệt độ là bao nhiêu. Máy nào cao ko nên phụ thuộc vào đế tản nhiệt.</text:p>
          </table:table-cell>
          <table:table-cell table:number-columns-repeated="1023"/>
        </table:table-row>
        <table:table-row table:style-name="ro3">
          <table:table-cell office:value-type="string" calcext:value-type="string">
            <text:p>sản phẩm thử sử dụng lần đầu bị rè khi đưa âm lượng trung bình cao</text:p>
          </table:table-cell>
          <table:table-cell table:number-columns-repeated="1023"/>
        </table:table-row>
        <table:table-row table:style-name="ro3">
          <table:table-cell office:value-type="string" calcext:value-type="string">
            <text:p>thấy cũng ổn nhưng không biết sau này thế nào</text:p>
          </table:table-cell>
          <table:table-cell table:number-columns-repeated="1023"/>
        </table:table-row>
        <table:table-row table:style-name="ro3">
          <table:table-cell office:value-type="string" calcext:value-type="string">
            <text:p>mất 1 tai ko nghe dc đồ kêu lủng củng nghe ko rõ</text:p>
          </table:table-cell>
          <table:table-cell table:number-columns-repeated="1023"/>
        </table:table-row>
        <table:table-row table:style-name="ro3">
          <table:table-cell office:value-type="string" calcext:value-type="string">
            <text:p>Độ dài 2 dây không bằng nhau</text:p>
          </table:table-cell>
          <table:table-cell table:number-columns-repeated="1023"/>
        </table:table-row>
        <table:table-row table:style-name="ro3">
          <table:table-cell office:value-type="string" calcext:value-type="string">
            <text:p>rat tot</text:p>
          </table:table-cell>
          <table:table-cell table:number-columns-repeated="1023"/>
        </table:table-row>
        <table:table-row table:style-name="ro3">
          <table:table-cell office:value-type="string" calcext:value-type="string">
            <text:p>khá ổn. chưa biết lâu dài ra sao</text:p>
          </table:table-cell>
          <table:table-cell table:number-columns-repeated="1023"/>
        </table:table-row>
        <table:table-row table:style-name="ro3">
          <table:table-cell office:value-type="string" calcext:value-type="string">
            <text:p>Tốc độ ngơi chậm</text:p>
          </table:table-cell>
          <table:table-cell table:number-columns-repeated="1023"/>
        </table:table-row>
        <table:table-row table:style-name="ro1">
          <table:table-cell office:value-type="string" calcext:value-type="string">
            <text:p>Độ phân giải của máy chiếu là 1080 nhưng khi xem các clip, video có độ phân giải từ 720-1080 vẫn bị giật, lag. Ánh sáng và độ sắc nét dù cho lên max 100 vẫn tối và bị out net. Máy dùng được khoảng 15-20p đã thấy nóng máy nên chắc phải xem và kiểm tra thêm.</text:p>
          </table:table-cell>
          <table:table-cell table:number-columns-repeated="1023"/>
        </table:table-row>
        <table:table-row table:style-name="ro1">
          <table:table-cell office:value-type="string" calcext:value-type="string">
            <text:p>- Tính năng nghiêng bánh xe qua trái/phải không hoạt động được trên Macbook Pro.</text:p>
            <text:p>- Lắp 2 viên pin AA cho cảm giác di chuột nặng nề, chỉ nền bỏ 1 cục để dùng thôi.</text:p>
            <text:p>- Chuột dẹt, hơi nhỏ nên không phù hợp với người có bàn tay to bản.</text:p>
          </table:table-cell>
          <table:table-cell table:number-columns-repeated="1023"/>
        </table:table-row>
        <table:table-row table:style-name="ro2">
          <table:table-cell office:value-type="string" calcext:value-type="string">
            <text:p>Logo in trên sp ko giống với hình trên web. Ko có biểu tượng bluetooth và logo của logitech? . Các nơi khác bảo hành 36 tháng. Tiki bảo hành 24 tháng?</text:p>
          </table:table-cell>
          <table:table-cell table:number-columns-repeated="1023"/>
        </table:table-row>
        <table:table-row table:style-name="ro2">
          <table:table-cell office:value-type="string" calcext:value-type="string">
            <text:p>Chuột thỉnh thoảng mất kết nối, phải khởi động lại mới chạy được. Nhìn chung chưa xứng đáng với giá tiền, chuột không nhạy bằng 1 số chuột longitech khác có giá rẻ hơn</text:p>
          </table:table-cell>
          <table:table-cell table:number-columns-repeated="1023"/>
        </table:table-row>
        <table:table-row table:style-name="ro2">
          <table:table-cell office:value-type="string" calcext:value-type="string">
            <text:p>Hộp có dấu hiệu bị cạy ra trước đó Không biết có bị đổi hàng ko <text:s/>Hàng xài tốt Khi bật bluetooth kết nối chuột thì tốc độ wifi chậm hẵn</text:p>
          </table:table-cell>
          <table:table-cell table:number-columns-repeated="1023"/>
        </table:table-row>
        <table:table-row table:style-name="ro2">
          <table:table-cell office:value-type="string" calcext:value-type="string">
            <text:p>Sản phẩm nhìn chung ổn, để một chỗ ở cty nên chưa gặp issue gì. Không giống với hình lắm. Miếng bọc chân đế chưa gì đã bung rồi.</text:p>
          </table:table-cell>
          <table:table-cell table:number-columns-repeated="1023"/>
        </table:table-row>
        <table:table-row table:style-name="ro3">
          <table:table-cell office:value-type="string" calcext:value-type="string">
            <text:p>Hàng tốt chỉ có điều bị nứt bao cứng bao nứt. Đang đợi trả hàng lại.............</text:p>
          </table:table-cell>
          <table:table-cell table:number-columns-repeated="1023"/>
        </table:table-row>
        <table:table-row table:style-name="ro3">
          <table:table-cell office:value-type="string" calcext:value-type="string">
            <text:p>giá của mình chưa khớp lắm nhưng dùng cũng khá chắc chắn.tổng thể thì mình thấy 7/10</text:p>
          </table:table-cell>
          <table:table-cell table:number-columns-repeated="1023"/>
        </table:table-row>
        <table:table-row table:style-name="ro3">
          <table:table-cell office:value-type="string" calcext:value-type="string">
            <text:p>Tạm ổn. Hàng thực tế sơn không đẹp như hình</text:p>
          </table:table-cell>
          <table:table-cell table:number-columns-repeated="1023"/>
        </table:table-row>
        <table:table-row table:style-name="ro1">
          <table:table-cell office:value-type="string" calcext:value-type="string">
            <text:p>Mình chưa sử dụng nhiều sản phầm hộp mực nhưng không biết chỉ có mình mình hay không nhưng mỗi lần in mình phải lắc hộp mực mới in đều và không mất chữ. Điều này khá bất tiện và sau mỗi lần in, đều có nhiều phần mực khô rớt ra ảnh hường đến lần in sau. Mong nhận được phản hồi và đóng góp của shop cũng như mn.</text:p>
          </table:table-cell>
          <table:table-cell table:number-columns-repeated="1023"/>
        </table:table-row>
        <table:table-row table:style-name="ro2">
          <table:table-cell office:value-type="string" calcext:value-type="string">
            <text:p>Mình dùng macbook pro 2018 phiên bản macOS Catalina 10.15.2 khi cắm thiết bị vào máy và kết nối với USB thì máy mình bị ngắt kết nối wifi và không thể kết nối lại cho đến khi tháo thiết bị ra, mình đã thử với nhiều USB khác nhau và đều bị như vậy.</text:p>
          </table:table-cell>
          <table:table-cell table:number-columns-repeated="1023"/>
        </table:table-row>
        <table:table-row table:style-name="ro3">
          <table:table-cell office:value-type="string" calcext:value-type="string">
            <text:p>Sài tạm cũng OK. Lâu lâu đầu cấm vào máy tính bị lỏng</text:p>
          </table:table-cell>
          <table:table-cell table:number-columns-repeated="1023"/>
        </table:table-row>
        <table:table-row table:style-name="ro3">
          <table:table-cell office:value-type="string" calcext:value-type="string">
            <text:p>Tạm ổn dùng dc !</text:p>
          </table:table-cell>
          <table:table-cell table:number-columns-repeated="1023"/>
        </table:table-row>
        <table:table-row table:style-name="ro3">
          <table:table-cell office:value-type="string" calcext:value-type="string">
            <text:p>Cũng được nhưng thua xa Kingston, có tiền thì thêm chút mua Kingston</text:p>
          </table:table-cell>
          <table:table-cell table:number-columns-repeated="1023"/>
        </table:table-row>
        <table:table-row table:style-name="ro2">
          <table:table-cell office:value-type="string" calcext:value-type="string">
            <text:p>hàng thì cũng ok ... nhưng tiền ship mình đã tính trên hóa đơn rồi mà shipper khi giao hàng <text:s/>cho khách còn đòi thêm tiền.. số tiền tuy không đáng nên có chút không hài lòng về phục vụ giao nhận .. đề nghị Tiki xem lại cách phục vụ của đội ngũ shipper</text:p>
          </table:table-cell>
          <table:table-cell table:number-columns-repeated="1023"/>
        </table:table-row>
        <table:table-row table:style-name="ro2">
          <table:table-cell office:value-type="string" calcext:value-type="string">
            <text:p>Màu và chất liệu không đẹp như hình. Trong hình vòng tròn và ngôi sao màu trắng .Mà hàng giao tới trắng xanh xám.Nhìn dỏm dỏm <text:s text:c="2"/></text:p>
          </table:table-cell>
          <table:table-cell table:number-columns-repeated="1023"/>
        </table:table-row>
        <table:table-row table:style-name="ro3">
          <table:table-cell office:value-type="string" calcext:value-type="string">
            <text:p>Miếng lót dày, dùng tạm ổn nhưng màu sắc không đẹp như hình, hơi cũ và bị dính 1 vết mực nên ko hài lòng lắm.</text:p>
          </table:table-cell>
          <table:table-cell table:number-columns-repeated="1023"/>
        </table:table-row>
        <table:table-row table:style-name="ro3">
          <table:table-cell office:value-type="string" calcext:value-type="string">
            <text:p>Màu không đc tươi và rõ như trong hình, nhìn cũ cũ, dùng tạm thôi chứ k ưng lắm</text:p>
          </table:table-cell>
          <table:table-cell table:number-columns-repeated="1023"/>
        </table:table-row>
        <table:table-row table:style-name="ro3">
          <table:table-cell office:value-type="string" calcext:value-type="string">
            <text:p>Thất vọng vì sản phẩm không đẹp, hình tròn không đều !</text:p>
          </table:table-cell>
          <table:table-cell table:number-columns-repeated="1023"/>
        </table:table-row>
        <table:table-row table:style-name="ro3">
          <table:table-cell office:value-type="string" calcext:value-type="string">
            <text:p>cũng tạm được thiết bị kích sóng xa hơn nhưng vẫn còn nhiều nhược điểm bất cập</text:p>
          </table:table-cell>
          <table:table-cell table:number-columns-repeated="1023"/>
        </table:table-row>
        <table:table-row table:style-name="ro3">
          <table:table-cell office:value-type="string" calcext:value-type="string">
            <text:p>Tạm được .................</text:p>
          </table:table-cell>
          <table:table-cell table:number-columns-repeated="1023"/>
        </table:table-row>
        <table:table-row table:style-name="ro2">
          <table:table-cell office:value-type="string" calcext:value-type="string">
            <text:p>Tiki Giao hàng rất đúng hẹn . Hài lòng . Tuy nhiên Chất luong hàng rat kg chắc chắn để Dt lên bị rớt xuống bàn . Nếu để máy tính bảng lên nặng hơn DT giá đở sẽ kg chịu nổi đâu</text:p>
          </table:table-cell>
          <table:table-cell table:number-columns-repeated="1023"/>
        </table:table-row>
        <table:table-row table:style-name="ro2">
          <table:table-cell office:value-type="string" calcext:value-type="string">
            <text:p>hàng cũng được, nhưng shop phải đánh số từng mẫu. chứ ko dễ lộn. nhận hàng rồi hiểu nhầm. Mọi người mua hàng nhớ chỉ vij trí hình thứ mấy đế shop gởi cho đúng.</text:p>
          </table:table-cell>
          <table:table-cell table:number-columns-repeated="1023"/>
        </table:table-row>
        <table:table-row table:style-name="ro3">
          <table:table-cell office:value-type="string" calcext:value-type="string">
            <text:p>Ko điều chỉnh đc độ cao, chỉ điều chỉnh độ nghiêng !</text:p>
          </table:table-cell>
          <table:table-cell table:number-columns-repeated="1023"/>
        </table:table-row>
        <table:table-row table:style-name="ro3">
          <table:table-cell office:value-type="string" calcext:value-type="string">
            <text:p>Cũng tạm. Ko phải hành cao cấp nhưng xài ổn.</text:p>
          </table:table-cell>
          <table:table-cell table:number-columns-repeated="1023"/>
        </table:table-row>
        <table:table-row table:style-name="ro2">
          <table:table-cell office:value-type="string" calcext:value-type="string">
            <text:p>Đầu Mini Displayport bị lỏng, phải cắm ra cắm vô liên tục để không bị mất kết nối. Giờ không dám rút khỏi Mac, mất công tốn thời gian setup lại.</text:p>
          </table:table-cell>
          <table:table-cell table:number-columns-repeated="1023"/>
        </table:table-row>
        <table:table-row table:style-name="ro3">
          <table:table-cell office:value-type="string" calcext:value-type="string">
            <text:p>Chỉ tối đa full HD thôi, các bạn mua dùng cho màn hình độ phân giải lớn hơn lưu ý</text:p>
          </table:table-cell>
          <table:table-cell table:number-columns-repeated="1023"/>
        </table:table-row>
        <table:table-row table:style-name="ro1">
          <table:table-cell office:value-type="string" calcext:value-type="string">
            <text:p>Hàng đóng gói sơ Sài, cẩu thả. Hộp Sản phẩm đã bị xé tem niêm phong và phủ bụi, không biết căn cứ vào đâu để khẳng định hàng còn zin - trừ * vì điểm này. Cài đặt dễ dàng (V5, có tiếng Việt) , sóng 2.4G bắt tốt, nhưng 5.0G thì yêu, chậm mặc dù đứng cách wifi khoảng 4m.</text:p>
          </table:table-cell>
          <table:table-cell table:number-columns-repeated="1023"/>
        </table:table-row>
        <table:table-row table:style-name="ro1">
          <table:table-cell office:value-type="string" calcext:value-type="string">
            <text:p>Mình mua trên TIKI sản phẩm này, phiên bản V2. Sản phẩm chưa tốt như giá tiền: mạng 5 Ghz lúc có lúc không, điều này được xác nhận bởi nhiều người dùng trên thế giới, nhưng TP-LINK vẫn chưa ra bản cập nhật. Tầm phủ sóng 2.4 Ghz thấp. Firmware thiếu chức năng Auto Reboot (thường đây là tính năng sẵn có của các sp TP-Link).</text:p>
          </table:table-cell>
          <table:table-cell table:number-columns-repeated="1023"/>
        </table:table-row>
        <table:table-row table:style-name="ro3">
          <table:table-cell office:value-type="string" calcext:value-type="string">
            <text:p>Mình đăng ki nhận hoá đơn nhưng ko thấy tiki bao hay gửi gì cả</text:p>
          </table:table-cell>
          <table:table-cell table:number-columns-repeated="1023"/>
        </table:table-row>
        <table:table-row table:style-name="ro3">
          <table:table-cell office:value-type="string" calcext:value-type="string">
            <text:p>Sản phẩm tốt, dùng chắc chắn,gọn nhẹ,giao hàng nhanh chóng</text:p>
          </table:table-cell>
          <table:table-cell table:number-columns-repeated="1023"/>
        </table:table-row>
        <table:table-row table:style-name="ro3">
          <table:table-cell office:value-type="string" calcext:value-type="string">
            <text:p>ổ cắm lỏng, kết nối không ổn định</text:p>
          </table:table-cell>
          <table:table-cell table:number-columns-repeated="1023"/>
        </table:table-row>
        <table:table-row table:style-name="ro3">
          <table:table-cell office:value-type="string" calcext:value-type="string">
            <text:p>Kết nối từ Surface lên tv 4k không được</text:p>
          </table:table-cell>
          <table:table-cell table:number-columns-repeated="1023"/>
        </table:table-row>
        <table:table-row table:style-name="ro2">
          <table:table-cell office:value-type="string" calcext:value-type="string">
            <text:p>Độ phủ rộng chưa test nhưng wifi xuyên tường thua mấy cái modem của Viettel nữa, mua về định thay mà xuyên tường yếu quá. Để ở cầu thang mà vô phòng đóng cửa là mất sóng luôn. để tầng lầu thì bó tay!</text:p>
          </table:table-cell>
          <table:table-cell table:number-columns-repeated="1023"/>
        </table:table-row>
        <table:table-row table:style-name="ro2">
          <table:table-cell office:value-type="string" calcext:value-type="string">
            <text:p>Nhận được sản phẩm hàng mới, tuy nhiên dòng này có khuyết điểm làm sóng 2.4G thì antenna đặt bên trong, 3 antenna ngoài là antenna 5G.</text:p>
          </table:table-cell>
          <table:table-cell table:number-columns-repeated="1023"/>
        </table:table-row>
        <table:table-row table:style-name="ro3">
          <table:table-cell office:value-type="string" calcext:value-type="string">
            <text:p>Rất nhanh gọn, chất lượng tốt nhưng giá như có tư vấn lăp đặt nữa thì tuyệt!!</text:p>
          </table:table-cell>
          <table:table-cell table:number-columns-repeated="1023"/>
        </table:table-row>
        <table:table-row table:style-name="ro3">
          <table:table-cell office:value-type="string" calcext:value-type="string">
            <text:p>mua về sóng qua tường ko mạnh như quảng cái , xài cách có 4,5m qua 1 bức tường mà có có 2 vạch hoặc 1 vạch</text:p>
          </table:table-cell>
          <table:table-cell table:number-columns-repeated="1023"/>
        </table:table-row>
        <table:table-row table:style-name="ro3">
          <table:table-cell office:value-type="string" calcext:value-type="string">
            <text:p>Lắp thay thế cho cùng hiện là TP Link <text:s/>WR740N . Tốc độ truy cập nhanh hơn, nhưng sóng yếu hơn 740</text:p>
          </table:table-cell>
          <table:table-cell table:number-columns-repeated="1023"/>
        </table:table-row>
        <table:table-row table:style-name="ro2">
          <table:table-cell office:value-type="string" calcext:value-type="string">
            <text:p>Giao hàng nhanh (sau 2 ngày) Dùng tương đối ổn định, nhưng không thấy có dán tem bảo hành mà phần thông tin sản phẩm có ghi hình thức bảo hành là tem???</text:p>
          </table:table-cell>
          <table:table-cell table:number-columns-repeated="1023"/>
        </table:table-row>
        <table:table-row table:style-name="ro1">
          <table:table-cell office:value-type="string" calcext:value-type="string">
            <text:p>Tôi mua và nhận hàng ngay 18.11.2019, tuy nhiên khi sạc đầy và lấy ra xài, hai tai nghe không kết nối với nhau. Chỉ nghe 1 bên tai nghe. Hoặc bên trái hoặc bên phải không nghe cùng hai bên. Đã đọc hướng dẫn và vẫn không kết nối được hai tai nghe. Vui lòng hướng dẫn cách hoặc đổi lại hàng khác giúp</text:p>
          </table:table-cell>
          <table:table-cell table:number-columns-repeated="1023"/>
        </table:table-row>
        <table:table-row table:style-name="ro6">
          <table:table-cell office:value-type="string" calcext:value-type="string">
            <text:p>thật sự thất vọng vì cảm giác bị lừa bởi quảng cáo. nói là bluetooth v5 nhưng khi kết nối với điện thoại của mình (cũng là bluetooth v5) nhưng vẫn bị độ trễ. nghe nhạc không hình thì k sao, nhưng xem youtube rất bực vì độ trễ. Thậm chí là khi chơi game pubg, âm thanh bị delay hẵn 1 giây... <text:s/>Tóm lại với mức giá này mình cũng k khắc khe với chất lượng âm thanh. Nhưng nếu có quảng cáo thì quảng cáo vừa vừa thôi, đừng lừa gạt khách hàng vì thông số kỹ thuật.. bluetooth v5 mà giống như v3 vậy.</text:p>
          </table:table-cell>
          <table:table-cell table:number-columns-repeated="1023"/>
        </table:table-row>
        <table:table-row table:style-name="ro3">
          <table:table-cell office:value-type="string" calcext:value-type="string">
            <text:p>Có vẻ là hàng đã sản xuất lâu rồi nên bị hơi cứng, và bị tụt hơn so với lượng</text:p>
          </table:table-cell>
          <table:table-cell table:number-columns-repeated="1023"/>
        </table:table-row>
        <table:table-row table:style-name="ro1">
          <table:table-cell office:value-type="string" calcext:value-type="string">
            <text:p>nhận xét: KHI KẾT NỐI VỚI LAPTOP, tai nghe ko tự động ngắt kết nối khi bỏ vô hộp, thậm chí bỏ cả 2 vô đóng nắp hộp lại mà nhạc vẫn chạy chèng chèng. Nút trên tay nghe ko phải cảm ứng mà là nút bấm vật lý, mỗi lần bấm chuyển bài là nghe nghe tiếng bấm tạch tạch rất ư là cùi bắp. Good: âm thanh ổn, âm bass bụp bụp, nghe trong trẻo.</text:p>
          </table:table-cell>
          <table:table-cell table:number-columns-repeated="1023"/>
        </table:table-row>
        <table:table-row table:style-name="ro2">
          <table:table-cell office:value-type="string" calcext:value-type="string">
            <text:p>Cảm ơn Tiki đã hỗ trợ tôi mua sản phẩm. Bộ tai nghe này, tôi kiểm tra thấy thiếu dây cáp sạc. Tôi không biết là không có cáp sạc hay là giao thiếu cáp sạc. Nhờ Tiki kiểm tra với nhà bán hàng giúp tôi. Tôi xin chân thành cảm ơn !</text:p>
          </table:table-cell>
          <table:table-cell table:number-columns-repeated="1023"/>
        </table:table-row>
        <table:table-row table:style-name="ro2">
          <table:table-cell office:value-type="string" calcext:value-type="string">
            <text:p>với các bạn không có kinh tế thì nên mua sp này. âm thanh bị bé hơn so với các tai nghe khác, tiếng cũng bị bẹt hơn. bật tắt không nhạy lắm. nhưng nhìn chung là ổn so với giá tiền. đeo hay bị rơi ra (mình đeo đúng nhé).</text:p>
          </table:table-cell>
          <table:table-cell table:number-columns-repeated="1023"/>
        </table:table-row>
        <table:table-row table:style-name="ro2">
          <table:table-cell office:value-type="string" calcext:value-type="string">
            <text:p>Sản phẩm có kết nối không ổn định, để sử dụng bình thường thì khoảng cách giữa điện thoại và tai nghe phải thật gần nhau (không vật cản lớn như tường, cửa). Ngoài ra, âm thanh và thời lượng pin trung bình.</text:p>
          </table:table-cell>
          <table:table-cell table:number-columns-repeated="1023"/>
        </table:table-row>
        <table:table-row table:style-name="ro3">
          <table:table-cell office:value-type="string" calcext:value-type="string">
            <text:p>Tai nghe tạm ổn trong tầm giá, nhìn chung chất âm tạm được, kết nối chưa mạnh lắm, dễ bị nhiễu, pin tạm để xài..</text:p>
          </table:table-cell>
          <table:table-cell table:number-columns-repeated="1023"/>
        </table:table-row>
        <table:table-row table:style-name="ro2">
          <table:table-cell office:value-type="string" calcext:value-type="string">
            <text:p>Tôi mua sản phẩm tại sao lại ko có dây sạc đi kèm. Bh tất cả đồ điện tử trong nhà đều dùng cổng lightning hoặc usb type - c. Tôi đào đâu ra 1 dây micro usb vậy lại phải đi mua 1 dây nữa à ??????</text:p>
          </table:table-cell>
          <table:table-cell table:number-columns-repeated="1023"/>
        </table:table-row>
        <table:table-row table:style-name="ro2">
          <table:table-cell office:value-type="string" calcext:value-type="string">
            <text:p>Tại sao tai nghe bên phải nghe âm lượng bình thường nhưng bên tai trái lại rất nhỏ, thậm chí không nghe được luôn? Mình vừa đươc tiki giao tối hôm qua. Có phải tai nghe có vấn đề đúng không ạ?</text:p>
          </table:table-cell>
          <table:table-cell table:number-columns-repeated="1023"/>
        </table:table-row>
        <table:table-row table:style-name="ro2">
          <table:table-cell office:value-type="string" calcext:value-type="string">
            <text:p>Sản phẩm chỉ có chức năng play/stop bằng cách nhấn vào tai 1 lần, nhấn 2 lần gọi trọ lí ảo ko xài nhiều lắm. Có chức năng chuyển bài nữa thì ngon, Mới mua xong thi tiki giảm giá sale</text:p>
          </table:table-cell>
          <table:table-cell table:number-columns-repeated="1023"/>
        </table:table-row>
        <table:table-row table:style-name="ro2">
          <table:table-cell office:value-type="string" calcext:value-type="string">
            <text:p>Âm thanh thì ok, nhưng sử dụng chưa bao lâu thì 2 tai nghe không còn pair được với nhau (dù đã reset các kiểu). Mình mua tháng 11/2019 không biết còn bảo hành hay không.</text:p>
          </table:table-cell>
          <table:table-cell table:number-columns-repeated="1023"/>
        </table:table-row>
        <table:table-row table:style-name="ro2">
          <table:table-cell office:value-type="string" calcext:value-type="string">
            <text:p>Sản phẩm đăng hình là hàng nhập khẩu có chữ MI trên dock sạc nhưng khi nhận hàng thì là hàng nội địa dock sạc chữ redmi. Nói chung cửa hàng nên chú ý trung thực</text:p>
          </table:table-cell>
          <table:table-cell table:number-columns-repeated="1023"/>
        </table:table-row>
        <table:table-row table:style-name="ro2">
          <table:table-cell office:value-type="string" calcext:value-type="string">
            <text:p>tai nghe ok nhưng vỏ 1 lần đầu k sạc đc 1 tai. lần 2 đổi mới thì vỏ gập đóng nắp có vấn đề. Hàng kém chất lượng phần hộp sạc còn tai nghe thì ok</text:p>
          </table:table-cell>
          <table:table-cell table:number-columns-repeated="1023"/>
        </table:table-row>
        <table:table-row table:style-name="ro2">
          <table:table-cell office:value-type="string" calcext:value-type="string">
            <text:p>Cho mình hỏi bộ tai nghe này có kèm theo dây sạc ko ạ? Minh kết nối với samsung A50 thì đc. Nhưng ko kết nối được với iphone 6.</text:p>
          </table:table-cell>
          <table:table-cell table:number-columns-repeated="1023"/>
        </table:table-row>
        <table:table-row table:style-name="ro2">
          <table:table-cell office:value-type="string" calcext:value-type="string">
            <text:p>tôi nhận được hàng ngày 14/4/2020, đã sạc đầy pin cho hộp rồi nhưng không thể sạc pin đc cho tai nghe. xin cửa hàng hướng dẫn cách sạc đc ko</text:p>
          </table:table-cell>
          <table:table-cell table:number-columns-repeated="1023"/>
        </table:table-row>
        <table:table-row table:style-name="ro2">
          <table:table-cell office:value-type="string" calcext:value-type="string">
            <text:p>em gọi tổng đài mà không được.. sản phầm này của em hôm qua vẫn sạc được nhưng hôm nay sạc đủ kiểu sạc không vào là sao ạ?</text:p>
          </table:table-cell>
          <table:table-cell table:number-columns-repeated="1023"/>
        </table:table-row>
        <table:table-row table:style-name="ro3">
          <table:table-cell office:value-type="string" calcext:value-type="string">
            <text:p>Tai nghe e chưa nghe, nhưng shop nào dán quả bảo hành này thì e chịu rồi đấy. Rách ra thì đòi bảo hành sao đây ạ???</text:p>
          </table:table-cell>
          <table:table-cell table:number-columns-repeated="1023"/>
        </table:table-row>
        <table:table-row table:style-name="ro2">
          <table:table-cell office:value-type="string" calcext:value-type="string">
            <text:p>tai nghe ko tự kết nói với đt. <text:s/>bị rè. <text:s/>ko chuyển bài đc. <text:s/>đề nghị nhãn hàng xem xét. <text:s/>đổi mẫu khác vì sản phẩm quá kém so với dự tính</text:p>
          </table:table-cell>
          <table:table-cell table:number-columns-repeated="1023"/>
        </table:table-row>
        <table:table-row table:style-name="ro2">
          <table:table-cell office:value-type="string" calcext:value-type="string">
            <text:p>Tôi đã nhận hàng. Kết nối OK. Nhưng tai nghe bên phải nghe nhỏ +không ổn định. Ko biết là do đặc tính vậy hay có lỗi gì không.</text:p>
          </table:table-cell>
          <table:table-cell table:number-columns-repeated="1023"/>
        </table:table-row>
        <table:table-row table:style-name="ro3">
          <table:table-cell office:value-type="string" calcext:value-type="string">
            <text:p>Tai nghe bị trầy trước khi bóc seal; có vẻ hộp đã được mở ra trước khi giao cho khách hàng. Chất lượng ổn</text:p>
          </table:table-cell>
          <table:table-cell table:number-columns-repeated="1023"/>
        </table:table-row>
        <table:table-row table:style-name="ro2">
          <table:table-cell office:value-type="string" calcext:value-type="string">
            <text:p>Tai nghe không tăng giảm âm lượng đươc,không next bài được, chất lượng âmthanh bình thường. Chỉ được môic cái bảo hành dài</text:p>
          </table:table-cell>
          <table:table-cell table:number-columns-repeated="1023"/>
        </table:table-row>
        <table:table-row table:style-name="ro3">
          <table:table-cell office:value-type="string" calcext:value-type="string">
            <text:p>mọi vấn đề đều ổn nhưng kết nối bluetooth có vấn đề , đt bỏ trong túi quần nhạc bị chập chờn và tự động ngưng nhạc</text:p>
          </table:table-cell>
          <table:table-cell table:number-columns-repeated="1023"/>
        </table:table-row>
        <table:table-row table:style-name="ro3">
          <table:table-cell office:value-type="string" calcext:value-type="string">
            <text:p>xin chào. tôi vừa mua một con,bjo hết pin mà tôi cho vào sạc nó lại không lên điện. không hiểu là do gì vậy ad</text:p>
          </table:table-cell>
          <table:table-cell table:number-columns-repeated="1023"/>
        </table:table-row>
        <table:table-row table:style-name="ro3">
          <table:table-cell office:value-type="string" calcext:value-type="string">
            <text:p>sao mình ko thấy dây sạc tiki ơi. trên hộp mình thấy có ghi có dây sạc mà mở ra thì ko thấy.</text:p>
          </table:table-cell>
          <table:table-cell table:number-columns-repeated="1023"/>
        </table:table-row>
        <table:table-row table:style-name="ro3">
          <table:table-cell office:value-type="string" calcext:value-type="string">
            <text:p>bên ngoài để có day sạc mà bên trong ko có</text:p>
          </table:table-cell>
          <table:table-cell table:number-columns-repeated="1023"/>
        </table:table-row>
        <table:table-row table:style-name="ro3">
          <table:table-cell office:value-type="string" calcext:value-type="string">
            <text:p>mình kết nối được cả 2 tai nghe, nghe âm thông báo nhưng mở nhạc hoặc video hoàn toàn không nghe j được?</text:p>
          </table:table-cell>
          <table:table-cell table:number-columns-repeated="1023"/>
        </table:table-row>
        <table:table-row table:style-name="ro3">
          <table:table-cell office:value-type="string" calcext:value-type="string">
            <text:p>Vỏ hộp ghi có dây cáp sạc mà bóc ra k có cho dù hộp vẫn nguyên tem</text:p>
          </table:table-cell>
          <table:table-cell table:number-columns-repeated="1023"/>
        </table:table-row>
        <table:table-row table:style-name="ro3">
          <table:table-cell office:value-type="string" calcext:value-type="string">
            <text:p>Tai nghe bên phải hay chập chờn , lúc được lúc không !</text:p>
          </table:table-cell>
          <table:table-cell table:number-columns-repeated="1023"/>
        </table:table-row>
        <table:table-row table:style-name="ro3">
          <table:table-cell office:value-type="string" calcext:value-type="string">
            <text:p>tai nghe hay mất kết nối khi đừng phát nhạc. thinh thoảng chỉ nghe được 1 tai</text:p>
          </table:table-cell>
          <table:table-cell table:number-columns-repeated="1023"/>
        </table:table-row>
        <table:table-row table:style-name="ro3">
          <table:table-cell office:value-type="string" calcext:value-type="string">
            <text:p>SẢn phẩm chỉ nghe được một tai. Không kết nối được hai tai với nhau.</text:p>
          </table:table-cell>
          <table:table-cell table:number-columns-repeated="1023"/>
        </table:table-row>
        <table:table-row table:style-name="ro3">
          <table:table-cell office:value-type="string" calcext:value-type="string">
            <text:p>Sản phẩm về đanh giá tạm thới ổn, nhưng thiếu 1 nút tai dự phòng có 3 cái à</text:p>
          </table:table-cell>
          <table:table-cell table:number-columns-repeated="1023"/>
        </table:table-row>
        <table:table-row table:style-name="ro3">
          <table:table-cell office:value-type="string" calcext:value-type="string">
            <text:p>em bị hư bên tai trái ạ, em cần đổi ạ. Làm ăn vậy chết mất</text:p>
          </table:table-cell>
          <table:table-cell table:number-columns-repeated="1023"/>
        </table:table-row>
        <table:table-row table:style-name="ro3">
          <table:table-cell office:value-type="string" calcext:value-type="string">
            <text:p>Cho mình hỏi là sao không có cáp sạc vậy ạ? khu vực để cáp sạc hoàn toàn rỗng?</text:p>
          </table:table-cell>
          <table:table-cell table:number-columns-repeated="1023"/>
        </table:table-row>
        <table:table-row table:style-name="ro3">
          <table:table-cell office:value-type="string" calcext:value-type="string">
            <text:p>Cho mình hỏi Không cục xạc kenm theo à shop</text:p>
          </table:table-cell>
          <table:table-cell table:number-columns-repeated="1023"/>
        </table:table-row>
        <table:table-row table:style-name="ro3">
          <table:table-cell office:value-type="string" calcext:value-type="string">
            <text:p>Lỗi nghe nhạc được 1 tai Thao tác thì vẫn dc 2 tai. Xin hỏi bảo hành ntn</text:p>
          </table:table-cell>
          <table:table-cell table:number-columns-repeated="1023"/>
        </table:table-row>
        <table:table-row table:style-name="ro3">
          <table:table-cell office:value-type="string" calcext:value-type="string">
            <text:p>nam châm trong case giữ tai nghe quá yếu, làm hao pin khi bị lỏng hay dao động</text:p>
          </table:table-cell>
          <table:table-cell table:number-columns-repeated="1023"/>
        </table:table-row>
        <table:table-row table:style-name="ro3">
          <table:table-cell office:value-type="string" calcext:value-type="string">
            <text:p>Nghe lâu không bị đau tai nhưng âm thanh không được hay, tai nghe dễ rơi</text:p>
          </table:table-cell>
          <table:table-cell table:number-columns-repeated="1023"/>
        </table:table-row>
        <table:table-row table:style-name="ro3">
          <table:table-cell office:value-type="string" calcext:value-type="string">
            <text:p>Mình đã thực hiện kết nối như sách hướng dẫn nhưng chỉ nghe đc 1 tai =((</text:p>
          </table:table-cell>
          <table:table-cell table:number-columns-repeated="1023"/>
        </table:table-row>
        <table:table-row table:style-name="ro3">
          <table:table-cell office:value-type="string" calcext:value-type="string">
            <text:p>Nghe thử loa có vẻ rè rè không biết có phải bị lỗi không để đổi</text:p>
          </table:table-cell>
          <table:table-cell table:number-columns-repeated="1023"/>
        </table:table-row>
        <table:table-row table:style-name="ro3">
          <table:table-cell office:value-type="string" calcext:value-type="string">
            <text:p>Giá cao so với mặt bằng chung khá nhiều. 549/300. Tiki nên bán giá hợp lý hơn</text:p>
          </table:table-cell>
          <table:table-cell table:number-columns-repeated="1023"/>
        </table:table-row>
        <table:table-row table:style-name="ro3">
          <table:table-cell office:value-type="string" calcext:value-type="string">
            <text:p>nhiễu sóng, đôi khi không kết nối được cả hai bên.</text:p>
          </table:table-cell>
          <table:table-cell table:number-columns-repeated="1023"/>
        </table:table-row>
        <table:table-row table:style-name="ro3">
          <table:table-cell office:value-type="string" calcext:value-type="string">
            <text:p>sp này nói có cảm ứng bên hông sao mình nhận hàng lại là nút vật lý</text:p>
          </table:table-cell>
          <table:table-cell table:number-columns-repeated="1023"/>
        </table:table-row>
        <table:table-row table:style-name="ro3">
          <table:table-cell office:value-type="string" calcext:value-type="string">
            <text:p>Hàng bình thường nên chất lượng vậy là dc. Âm bass Ko dc hay cho lắm</text:p>
          </table:table-cell>
          <table:table-cell table:number-columns-repeated="1023"/>
        </table:table-row>
        <table:table-row table:style-name="ro3">
          <table:table-cell office:value-type="string" calcext:value-type="string">
            <text:p>sao thông tin sản phẩm là màu trắng .mà hìn ảnh là màu đên nhit</text:p>
          </table:table-cell>
          <table:table-cell table:number-columns-repeated="1023"/>
        </table:table-row>
        <table:table-row table:style-name="ro3">
          <table:table-cell office:value-type="string" calcext:value-type="string">
            <text:p>Nói chung là ok Thấy trên hộp tai nghe khác <text:s/>với cái mình đặt</text:p>
          </table:table-cell>
          <table:table-cell table:number-columns-repeated="1023"/>
        </table:table-row>
        <table:table-row table:style-name="ro3">
          <table:table-cell office:value-type="string" calcext:value-type="string">
            <text:p>Tai nghe am thanh manh , nhac tam tam , thieu USB de sac pin</text:p>
          </table:table-cell>
          <table:table-cell table:number-columns-repeated="1023"/>
        </table:table-row>
        <table:table-row table:style-name="ro3">
          <table:table-cell office:value-type="string" calcext:value-type="string">
            <text:p>tai trái hay chậm chờn quá, nghe rất khó chịu</text:p>
          </table:table-cell>
          <table:table-cell table:number-columns-repeated="1023"/>
        </table:table-row>
        <table:table-row table:style-name="ro3">
          <table:table-cell office:value-type="string" calcext:value-type="string">
            <text:p>sản phẩm khôg kèm sạc à???</text:p>
          </table:table-cell>
          <table:table-cell table:number-columns-repeated="1023"/>
        </table:table-row>
        <table:table-row table:style-name="ro3">
          <table:table-cell office:value-type="string" calcext:value-type="string">
            <text:p>nghe chuẩn tốt mà không có vay sạc là sao</text:p>
          </table:table-cell>
          <table:table-cell table:number-columns-repeated="1023"/>
        </table:table-row>
        <table:table-row table:style-name="ro3">
          <table:table-cell office:value-type="string" calcext:value-type="string">
            <text:p>Tai nghe hơi to so với tai của mình</text:p>
          </table:table-cell>
          <table:table-cell table:number-columns-repeated="1023"/>
        </table:table-row>
        <table:table-row table:style-name="ro2">
          <table:table-cell office:value-type="string" calcext:value-type="string">
            <text:p>Vì toàn bộ phần cài đặt đều là tiếng trung, các bạn cần làm 1 bộ hướng dẫn bằng hình ảnh và chú thích để người dùng dễ dàng cài đặt sử dụng hơn. Với mình mọi thứ rất ok chỉ thiếu vậy thôi!</text:p>
          </table:table-cell>
          <table:table-cell table:number-columns-repeated="1023"/>
        </table:table-row>
        <table:table-row table:style-name="ro3">
          <table:table-cell office:value-type="string" calcext:value-type="string">
            <text:p>Khả năng phát sóng ổn, nhưng khả năng xuyên tường cần cải thiện. Xuyên qua 1 tường đã giảm sóng</text:p>
          </table:table-cell>
          <table:table-cell table:number-columns-repeated="1023"/>
        </table:table-row>
        <table:table-row table:style-name="ro3">
          <table:table-cell office:value-type="string" calcext:value-type="string">
            <text:p>Chuẩn ko phù hợp với một số thiết bị của Việt Nam. Giao diện tiếng TQ khó sử dụng</text:p>
          </table:table-cell>
          <table:table-cell table:number-columns-repeated="1023"/>
        </table:table-row>
        <table:table-row table:style-name="ro3">
          <table:table-cell office:value-type="string" calcext:value-type="string">
            <text:p>Mình thấy sp có để 1 bộ có đầy đủ phụ kiện như hình chụp nhưng khi mở ra lại thiếu cáp sạc. Khá thất vọng.</text:p>
          </table:table-cell>
          <table:table-cell table:number-columns-repeated="1023"/>
        </table:table-row>
        <table:table-row table:style-name="ro3">
          <table:table-cell office:value-type="string" calcext:value-type="string">
            <text:p>hay bị nhiễu sóng gấy khó chịu , còn lại mọi thứ ổn, âm nghe tốt.</text:p>
          </table:table-cell>
          <table:table-cell table:number-columns-repeated="1023"/>
        </table:table-row>
        <table:table-row table:style-name="ro1">
          <table:table-cell office:value-type="string" calcext:value-type="string">
            <text:p>Lịch giao hàng 27 nhưng 28 mới nhận được hàng do lần 1 giao hàng sớm cuối tuần không thể nhận được. Độ phân giải full hd trên màn 27inch nên chất lượng không được mịn, nhưng với mình cũng được. Tuy nhiên phía trên bị hở giữa tấm nền và khung như hình. Mong tiki hỗ trợ xử lý</text:p>
          </table:table-cell>
          <table:table-cell table:number-columns-repeated="1023"/>
        </table:table-row>
        <table:table-row table:style-name="ro4">
          <table:table-cell office:value-type="string" calcext:value-type="string">
            <text:p>Mình vừa mới nhận được hàng. <text:s/>Có thể trả hàng không, tất cả mọi thứ đều ổn, nhưng nó k phải bàn phím. Phím nào cũng phải nhấp giữ mới nhận. Đánh bằng bàn phím này k chịu nhận gì cả. Mình k biết thế nào, nhưng đây là thứ tệ hại nhất mình từng thấy. <text:s/>Đánh 1 phần bài hát 1 cách bình thường nhưng thứ nhận được là 0. Quá buồn cho 1 sp đẹp. <text:s/>Chấp nhận là giá rẻ, nhưng ít nhất cũng phải đánh văn bản bình thường chứ. Nếu bạn k tin, mình có thể đưa clip cho b xem.</text:p>
          </table:table-cell>
          <table:table-cell table:number-columns-repeated="1023"/>
        </table:table-row>
        <table:table-row table:style-name="ro2">
          <table:table-cell office:value-type="string" calcext:value-type="string">
            <text:p>gaio hàng trễ 2 ngày đặt hồi thứ 3 kêu thứ 7 giao mà đến thứ 2 mới giao mới sài đc một ngày thấy cũng ok ko bt có bề k nên tạm thời cho 3 sao vì giao trễ 2 ngày</text:p>
          </table:table-cell>
          <table:table-cell table:number-columns-repeated="1023"/>
        </table:table-row>
        <table:table-row table:style-name="ro2">
          <table:table-cell office:value-type="string" calcext:value-type="string">
            <text:p>Chuột mua về xài gần 2 tuần hết bấm được nữa, còn bàn phím xài bình thường mà nơm nớp lo sợ ko biết khi nào hư theo con chuột.</text:p>
          </table:table-cell>
          <table:table-cell table:number-columns-repeated="1023"/>
        </table:table-row>
        <table:table-row table:style-name="ro3">
          <table:table-cell office:value-type="string" calcext:value-type="string">
            <text:p>Mình mới mua bộ này cách đây mấy hôm, nhưng xài được vài bữa thì chuột trái không hoạt động nữa, giờ xài rất bất tiện.</text:p>
          </table:table-cell>
          <table:table-cell table:number-columns-repeated="1023"/>
        </table:table-row>
        <table:table-row table:style-name="ro3">
          <table:table-cell office:value-type="string" calcext:value-type="string">
            <text:p>Giao hàng nhanh, hàng huẩn xài tốt. Tuy nhiên đèn led không phải 7 màu mà là 7 led với mỗi led 1 màu. <text:s/>Ngon trong tầm giá.</text:p>
          </table:table-cell>
          <table:table-cell table:number-columns-repeated="1023"/>
        </table:table-row>
        <table:table-row table:style-name="ro3">
          <table:table-cell office:value-type="string" calcext:value-type="string">
            <text:p>Sao bàn phím k lên đèn led vậy shop</text:p>
          </table:table-cell>
          <table:table-cell table:number-columns-repeated="1023"/>
        </table:table-row>
        <table:table-row table:style-name="ro3">
          <table:table-cell office:value-type="string" calcext:value-type="string">
            <text:p>Bàn phím không có đèn led</text:p>
          </table:table-cell>
          <table:table-cell table:number-columns-repeated="1023"/>
        </table:table-row>
        <table:table-row table:style-name="ro3">
          <table:table-cell office:value-type="string" calcext:value-type="string">
            <text:p>đặt màu trắng về màu đen ??</text:p>
          </table:table-cell>
          <table:table-cell table:number-columns-repeated="1023"/>
        </table:table-row>
        <table:table-row table:style-name="ro3">
          <table:table-cell office:value-type="string" calcext:value-type="string">
            <text:p>đặt hàng 10 ngày rồi chưa nhận được. ghi là giao hôm 3/1 mà giờ vẫn chưa có</text:p>
          </table:table-cell>
          <table:table-cell table:number-columns-repeated="1023"/>
        </table:table-row>
        <table:table-row table:style-name="ro2">
          <table:table-cell office:value-type="string" calcext:value-type="string">
            <text:p>Tôi đã liên lạc tổng đài nhờ hỗ trợ, nhưng khi hết giờ làm việc thì tổng đài gọi hỗ trợ, khi đó đang chạy ngoài đường thì làm sao trả lời ĐT duoc. Shop vui lòng hỗ trợ cho Tôi cài lại máy để sử dụng giờ sáng từ 9 h đến 16 h nhé ( 0903354978)</text:p>
          </table:table-cell>
          <table:table-cell table:number-columns-repeated="1023"/>
        </table:table-row>
        <table:table-row table:style-name="ro2">
          <table:table-cell office:value-type="string" calcext:value-type="string">
            <text:p>Màn hình thì đẹp. Có cả các bộ dây kèm theo ổn. Tuy nhiên nếu có hầu bao lớn hơn thì nên mua màn hình mắc hơn xíu. Cái này chân đỡ của nó không chắc chắn lắm.</text:p>
          </table:table-cell>
          <table:table-cell table:number-columns-repeated="1023"/>
        </table:table-row>
        <table:table-row table:style-name="ro2">
          <table:table-cell office:value-type="string" calcext:value-type="string">
            <text:p>Sau khi sử dụng một tháng thì giờ loa chỉ còn nghe được một bên thôi, loa phụ không còn phát ra tiếng nữa, muốn mở ra sửa cũng không có đường mở!!! Bó tay!!!</text:p>
          </table:table-cell>
          <table:table-cell table:number-columns-repeated="1023"/>
        </table:table-row>
        <table:table-row table:style-name="ro2">
          <table:table-cell office:value-type="string" calcext:value-type="string">
            <text:p>Loa mình mới mua thì không sao! dùng được một hai ngày thì bị có vấn đề bên loa phải lúc mất tiếng lúc không mất, rất là khó chịu!</text:p>
          </table:table-cell>
          <table:table-cell table:number-columns-repeated="1023"/>
        </table:table-row>
        <table:table-row table:style-name="ro3">
          <table:table-cell office:value-type="string" calcext:value-type="string">
            <text:p>Loa thiết kế chắc chắn, âm thanh bass rất tốt những dây loa hơi dài nên rất rối mình không thích. Bên cạnh đó loa hơn bị nặng</text:p>
          </table:table-cell>
          <table:table-cell table:number-columns-repeated="1023"/>
        </table:table-row>
        <table:table-row table:style-name="ro2">
          <table:table-cell office:value-type="string" calcext:value-type="string">
            <text:p>Ban đầu mua về sử dụng rất Ok về cả hình thức âm thanh cungz như dịch vụ giao hàng , nhưng hai hnay dùng lại thấy có dấu hiệu nghe to bị rè rất nhiều <text:s text:c="2"/>chẳng hiểu sao</text:p>
          </table:table-cell>
          <table:table-cell table:number-columns-repeated="1023"/>
        </table:table-row>
        <table:table-row table:style-name="ro3">
          <table:table-cell office:value-type="string" calcext:value-type="string">
            <text:p>Loa bật max hơi rè, nghe nhạc không hay, thiếu bass, dùng để xem phim thì ổn.</text:p>
          </table:table-cell>
          <table:table-cell table:number-columns-repeated="1023"/>
        </table:table-row>
        <table:table-row table:style-name="ro3">
          <table:table-cell office:value-type="string" calcext:value-type="string">
            <text:p>Mình cảm thấy không ưng ý lắm với sp này vìì màu trắng hơi dơ; nghe to âm thanh bị rè; Giá thành hơi cao so với chất lượng</text:p>
          </table:table-cell>
          <table:table-cell table:number-columns-repeated="1023"/>
        </table:table-row>
        <table:table-row table:style-name="ro3">
          <table:table-cell office:value-type="string" calcext:value-type="string">
            <text:p>Sản phẩm tạm ổn.... chất lượng được, đóng gói kỹ cẩn thận</text:p>
          </table:table-cell>
          <table:table-cell table:number-columns-repeated="1023"/>
        </table:table-row>
        <table:table-row table:style-name="ro3">
          <table:table-cell office:value-type="string" calcext:value-type="string">
            <text:p>giao hàng sớm hơn dự kiến 1 tuần. cơ mà loa nghe 1 bên to 1 bên nhỏ</text:p>
          </table:table-cell>
          <table:table-cell table:number-columns-repeated="1023"/>
        </table:table-row>
        <table:table-row table:style-name="ro3">
          <table:table-cell office:value-type="string" calcext:value-type="string">
            <text:p>Loa khi nghe với âm lượng lớn thường bị rè, bass khá ít. Phù hợp nghe các thể loại pop nhẹ nhàng</text:p>
          </table:table-cell>
          <table:table-cell table:number-columns-repeated="1023"/>
        </table:table-row>
        <table:table-row table:style-name="ro3">
          <table:table-cell office:value-type="string" calcext:value-type="string">
            <text:p>dịch vụ giao hàng của tiki tốt, nhưng loa này âm thanh hơi nhỏ, mình phải vặn hết cỡ mới nghe được</text:p>
          </table:table-cell>
          <table:table-cell table:number-columns-repeated="1023"/>
        </table:table-row>
        <table:table-row table:style-name="ro3">
          <table:table-cell office:value-type="string" calcext:value-type="string">
            <text:p>Âm lương hơi nhỏ</text:p>
          </table:table-cell>
          <table:table-cell table:number-columns-repeated="1023"/>
        </table:table-row>
        <table:table-row table:style-name="ro3">
          <table:table-cell office:value-type="string" calcext:value-type="string">
            <text:p>đóng gói tốt, nhưng mở máy xài máy nóng, nhanh hết pin</text:p>
          </table:table-cell>
          <table:table-cell table:number-columns-repeated="1023"/>
        </table:table-row>
        <table:table-row table:style-name="ro3">
          <table:table-cell office:value-type="string" calcext:value-type="string">
            <text:p>âm lượng hơi bé</text:p>
          </table:table-cell>
          <table:table-cell table:number-columns-repeated="1023"/>
        </table:table-row>
        <table:table-row table:style-name="ro3">
          <table:table-cell office:value-type="string" calcext:value-type="string">
            <text:p>Loa nhỏ , gọn , đẹp , âm thanh tốt nhưng hơi nhỏ . Nếu dùng trong phòng kín thì rất tuyệt .</text:p>
          </table:table-cell>
          <table:table-cell table:number-columns-repeated="1023"/>
        </table:table-row>
        <table:table-row table:style-name="ro2">
          <table:table-cell office:value-type="string" calcext:value-type="string">
            <text:p>Vừa nhận hàng hôm nay, lúc cắm vào PC test thì âm thanh nghe ổn định nhưng 1 bên sáng đèn 1 bên không là sao vậy ? Shop bán hàng không tes trước hay sao thế ?</text:p>
          </table:table-cell>
          <table:table-cell table:number-columns-repeated="1023"/>
        </table:table-row>
        <table:table-row table:style-name="ro2">
          <table:table-cell office:value-type="string" calcext:value-type="string">
            <text:p>Chất lượng âm thanh khá bình thường. Chơi game có lẽ ổn nhưng nghe nhạc thì âm thanh hơi choé không hay gây khó chịu. Nhìn chung ổn tầm giá</text:p>
          </table:table-cell>
          <table:table-cell table:number-columns-repeated="1023"/>
        </table:table-row>
        <table:table-row table:style-name="ro3">
          <table:table-cell office:value-type="string" calcext:value-type="string">
            <text:p>tai nghe một bên đèn sáng 1 bến k. có dc đổi cái khác k ạ</text:p>
          </table:table-cell>
          <table:table-cell table:number-columns-repeated="1023"/>
        </table:table-row>
        <table:table-row table:style-name="ro3">
          <table:table-cell office:value-type="string" calcext:value-type="string">
            <text:p>cũng bình thường, led ko chỉnh được theo phần mềm, nhiều khi chơi đêm bị chói quá</text:p>
          </table:table-cell>
          <table:table-cell table:number-columns-repeated="1023"/>
        </table:table-row>
        <table:table-row table:style-name="ro3">
          <table:table-cell office:value-type="string" calcext:value-type="string">
            <text:p>sao 1 bên trải tai nghe ko nghe đc nữa, mà đầu usb nó rỉ rồi, mua về đã rỉ</text:p>
          </table:table-cell>
          <table:table-cell table:number-columns-repeated="1023"/>
        </table:table-row>
        <table:table-row table:style-name="ro3">
          <table:table-cell office:value-type="string" calcext:value-type="string">
            <text:p>Xài cũng được k bị tạp âm</text:p>
          </table:table-cell>
          <table:table-cell table:number-columns-repeated="1023"/>
        </table:table-row>
        <table:table-row table:style-name="ro3">
          <table:table-cell office:value-type="string" calcext:value-type="string">
            <text:p>Tai nghe dùng cũng tàm tạm</text:p>
          </table:table-cell>
          <table:table-cell table:number-columns-repeated="1023"/>
        </table:table-row>
        <table:table-row table:style-name="ro3">
          <table:table-cell office:value-type="string" calcext:value-type="string">
            <text:p>Hàng không điều chỉnh được độ cao như shop nói nhé, shop nên điều chỉnh lại thông tin bán hàng cho đúng</text:p>
          </table:table-cell>
          <table:table-cell table:number-columns-repeated="1023"/>
        </table:table-row>
        <table:table-row table:style-name="ro3">
          <table:table-cell office:value-type="string" calcext:value-type="string">
            <text:p>Sản phẩm ọp ẹp, keo thì xài vài ngày đã bung keo, các bạn cân nhắc trước khi mua!</text:p>
          </table:table-cell>
          <table:table-cell table:number-columns-repeated="1023"/>
        </table:table-row>
        <table:table-row table:style-name="ro3">
          <table:table-cell office:value-type="string" calcext:value-type="string">
            <text:p>Miếng dán được cắt thủ công không đều lắm. Giá cho sản phẩm hơi cao quá, chất lượng tản nhiệt bình thường</text:p>
          </table:table-cell>
          <table:table-cell table:number-columns-repeated="1023"/>
        </table:table-row>
        <table:table-row table:style-name="ro2">
          <table:table-cell office:value-type="string" calcext:value-type="string">
            <text:p>Chất liệu để lướt chuột thì khá tốt, nhưng mà mùi cao su khá nồng dù phòng mình là phòng lạnh. Hy vọng vài ngày sau mùi sẽ bay bớt đi.</text:p>
          </table:table-cell>
          <table:table-cell table:number-columns-repeated="1023"/>
        </table:table-row>
        <table:table-row table:style-name="ro3">
          <table:table-cell office:value-type="string" calcext:value-type="string">
            <text:p>Đơn hàng xử lý lâu hơn kỳ vọng</text:p>
          </table:table-cell>
          <table:table-cell table:number-columns-repeated="1023"/>
        </table:table-row>
        <table:table-row table:style-name="ro3">
          <table:table-cell office:value-type="string" calcext:value-type="string">
            <text:p>Sản phẩm lắp sim vào không nhận sim. Máy bị khởi động lại liên tục</text:p>
          </table:table-cell>
          <table:table-cell table:number-columns-repeated="1023"/>
        </table:table-row>
        <table:table-row table:style-name="ro3">
          <table:table-cell office:value-type="string" calcext:value-type="string">
            <text:p>Đã mua hàng nhưng về lắp k nhận sim. Nhờ tiki hỗ trợ đổi hàng.</text:p>
          </table:table-cell>
          <table:table-cell table:number-columns-repeated="1023"/>
        </table:table-row>
        <table:table-row table:style-name="ro3">
          <table:table-cell office:value-type="string" calcext:value-type="string">
            <text:p>dùng tốt nhưng vải mau rách bik lòi silicon lớp đệm, dính bẩn</text:p>
          </table:table-cell>
          <table:table-cell table:number-columns-repeated="1023"/>
        </table:table-row>
        <table:table-row table:style-name="ro2">
          <table:table-cell office:value-type="string" calcext:value-type="string">
            <text:p>Đặt hàng nhanh giao, thanh toán thuận tiện. Nhưng tới khi nhận được hàng, máy bị lỗi đợi xử lý rất tốn thời gian. Về sản phẩm thì ok máy đẹp, hiện thị ổn trong tầm giá, nhưng chính sách hỗ trợ khách hàng chưa tối ưu về mặt thời gian lắm.</text:p>
          </table:table-cell>
          <table:table-cell table:number-columns-repeated="1023"/>
        </table:table-row>
        <table:table-row table:style-name="ro1">
          <table:table-cell office:value-type="string" calcext:value-type="string">
            <text:p>Mình mới nhận được hàng vào hôm qua. Tai nghe thiết kế được, của mình là màu đỏ, màu metal nên nhìn khá sành điệu. Nhưng điểm trừ là chất lượng âm thanh loa nghe hơi nhỏ, mình phải chỉnh volume lên gần cao nhất mới nghe bình thường.</text:p>
            <text:p>Điểm cộng là Tiki giao hàng đúng hẹn.</text:p>
          </table:table-cell>
          <table:table-cell table:number-columns-repeated="1023"/>
        </table:table-row>
        <table:table-row table:style-name="ro2">
          <table:table-cell office:value-type="string" calcext:value-type="string">
            <text:p>Sản phẩm giao rất nhanh mình đặt chiều hôm trước thì hôm sau giao Giá cả ở mức chấp nhận được Sản phẩm nhỏ gọn nhẹ nhàng Mình cắm vào máy tính mới biết nó là 931 gb Có lẽ nên ghi rõ để khách hàng hiểu</text:p>
          </table:table-cell>
          <table:table-cell table:number-columns-repeated="1023"/>
        </table:table-row>
        <table:table-row table:style-name="ro1">
          <table:table-cell office:value-type="string" calcext:value-type="string">
            <text:p>- Hàng đẹp, đóng gói cẩn thận, chưa dùng thử nên chưa đánh giá được chất lượng nhưng mình không nhận được hộp đựng bảo vệ ổ cứng như những người mua trước - Giao hàng 2h mà ngày thứ 3 mới nhận được - Gọi complain thì đang nói nhân viên cúp máy</text:p>
          </table:table-cell>
          <table:table-cell table:number-columns-repeated="1023"/>
        </table:table-row>
        <table:table-row table:style-name="ro15">
          <table:table-cell office:value-type="string" calcext:value-type="string">
            <text:p>1. Tai nghe này là On-ear chứ không (ko) phải Over-ear hjx. Vậy là category ghi là over-ear. Mình ghét xài on-ear vì nó cấn vào tai gay đau sau khoảng 30 phút sử dụng.</text:p>
            <text:p/>
            <text:p>2. Tai nghe có vẻ lỏng lẻo ko chắc chắn nhìn như đồ rẻ tiền (mặc dù cũng 750k)...</text:p>
            <text:p/>
            <text:p>3. Chất lượng âm thanh có cũng ổn, đặc biệt là bass.</text:p>
            <text:p/>
            <text:p>Điểm cộng: được tặng cái hộp đựng khá chất, và cả cây selfie :D</text:p>
            <text:p/>
            <text:p>thôi thì xài đại vậy</text:p>
          </table:table-cell>
          <table:table-cell table:number-columns-repeated="1023"/>
        </table:table-row>
        <table:table-row table:style-name="ro4">
          <table:table-cell office:value-type="string" calcext:value-type="string">
            <text:p>Mình mua Tai Nghe Sony MDR-ZX310AP hôm Black Friday vừa rồi, giá chỉ còn 605K thôi. Chất lượng khỏi bàn,nghe nhạc quá tuyệt vời, hình dáng cũng đẹp nữa, phần tai nghe màu đỏ ánh lên hơi bị chất. Tiki giao hàng 24h cũng rất đúng hẹn. Mọi thứ đều quá ổn. Tuy nhiên lý do mình cho 3 sao vì giá gốc trên trang chủ sony ghi 890K, có nghĩa là giá Tiki ghi giá giảm thực sự chính là giá gốc nhà sản xuất đưa ra</text:p>
          </table:table-cell>
          <table:table-cell table:number-columns-repeated="1023"/>
        </table:table-row>
        <table:table-row table:style-name="ro14">
          <table:table-cell office:value-type="string" calcext:value-type="string">
            <text:p>Theo tầm giá và chất lượng thì cũng tạm được chứ không hay !</text:p>
            <text:p/>
            <text:p>Bên ngoài rất đẹp kiểu dáng rất đẹp, 2 mặt bên nhìn rất chuyên nghiệp và kiểu dáng đẹp nhưng pad da tai nghe của mình thấy may và hở nên hơi xấu rất tiếc về phần này. Bên trong chất lượng nghe ổn, dễ chịu, không bị đau tai, nặng đầu như các tai nghe loại khác.</text:p>
            <text:p/>
            <text:p>Về việc giao hàng 24h thì mình không thích lắm vì mình làm văn phòng nên giao hàng vào lúc 10h45 đến 11h30 để tiện lấy hàng TIKI nên lưu ý việc này vì nhân viên văn phòng không có thời gian lấy hàng trong khoảng thời gian khác vì đang trong công việc nên có dịch vụ về thời gian giao hàng dành riêng cho giới văn phòng. Gói hàng thì đa phần người quen của mình thường comlain thì hay bị biến dạng và móc méo làm mất thẩm mỹ bên ngoài và có thể ảnh hưởng chất lượng sản phẩm bên trong hàng nhận về dễ bị trả lại thiệt thòi cho TIKI và làm ảnh hưởng đến sự tin tưởng của khác hàng !</text:p>
          </table:table-cell>
          <table:table-cell table:number-columns-repeated="1023"/>
        </table:table-row>
        <table:table-row table:style-name="ro1">
          <table:table-cell office:value-type="string" calcext:value-type="string">
            <text:p>mình mua sản phẩm lúc giảm giá tiki, theo mình nghĩ giá giảm phù hợp với chất lượng, tai nghe nhẹ nên đeo khá thoải mái,đệm tai hơi cứng nhưng đeo thời gian ngắn không gây nhức,khoảng 1h ,âm thanh theo mình là ổn nhưng thấy hơi lệch sang một bên không biết tất cả tai nghe dòng này đều v hay chỉ có của mình bị</text:p>
          </table:table-cell>
          <table:table-cell table:number-columns-repeated="1023"/>
        </table:table-row>
        <table:table-row table:style-name="ro1">
          <table:table-cell office:value-type="string" calcext:value-type="string">
            <text:p>mua vì dòng ổ cứng WD nổi tiếng bền chứ ngoại hình của ổ cứng thì thua xa so với những hãng khác. Nhìn có vẻ giống đồ chơi khối vuông logo bằng nhựa và teen hơn là 1 ổ cứng. Nói chung với tầm giá thấp hơn có thể lựa chọn được mẫu mã đẹp hơn rất nhiều và thậm chí nhỏ gọn hơn. Còn nếu chú trọng chất lượng thì nên mua WD.</text:p>
          </table:table-cell>
          <table:table-cell table:number-columns-repeated="1023"/>
        </table:table-row>
        <table:table-row table:style-name="ro1">
          <table:table-cell office:value-type="string" calcext:value-type="string">
            <text:p>Đã mua và dc nhiều đồng nghiệp cùng trải nghiệm, mọi người đều nhận xét là chất lượng khá tốt, tuy nhiên ai cũng sợ phần bịch tai nghe sẽ bị bông tróc sau khi xài 1 thời gian dài. Cùng ý kiến <text:s/>với bạn Diep Le về việc Tiki đưa thông tin sản phẩm không chính xác.</text:p>
          </table:table-cell>
          <table:table-cell table:number-columns-repeated="1023"/>
        </table:table-row>
        <table:table-row table:style-name="ro2">
          <table:table-cell office:value-type="string" calcext:value-type="string">
            <text:p>nghe lâu dễ bị đau tai do loa chụ bé, nghe lớn xíu dễ ảnh hửng tới người xung quanh, không cách âm=&gt; với khoản tiền này thì chất lượng chấp nhận được</text:p>
          </table:table-cell>
          <table:table-cell table:number-columns-repeated="1023"/>
        </table:table-row>
        <table:table-row table:style-name="ro2">
          <table:table-cell office:value-type="string" calcext:value-type="string">
            <text:p>sản phẩm giao hàng nhanh, có thể mở hàng ra kiểm tra. Tai nghe xài tạm được. tuy nhiên bass chưa dc mạnh. âm thanh ở mức bình thường!</text:p>
          </table:table-cell>
          <table:table-cell table:number-columns-repeated="1023"/>
        </table:table-row>
        <table:table-row table:style-name="ro1">
          <table:table-cell office:value-type="string" calcext:value-type="string">
            <text:p>Mình đã dùng tai nghe được hơn tháng.</text:p>
            <text:p>Nhận xét chung là ổn với giá. Chụp tai không ôm cho lắm.</text:p>
            <text:p>Nói chung là tạm ổn</text:p>
          </table:table-cell>
          <table:table-cell table:number-columns-repeated="1023"/>
        </table:table-row>
        <table:table-row table:style-name="ro2">
          <table:table-cell office:value-type="string" calcext:value-type="string">
            <text:p>Mình nhân hàng 2 ngày, tình cờ hôm nay khi nghe nhạc thì bấm pause/ next không được. Thử nhận cuộc gọi thì cũng bấm nút không tác dụng.</text:p>
          </table:table-cell>
          <table:table-cell table:number-columns-repeated="1023"/>
        </table:table-row>
        <table:table-row table:style-name="ro2">
          <table:table-cell office:value-type="string" calcext:value-type="string">
            <text:p>Mình nhận hàng hôm nay nhưng không thấy phiếu bảo hành trong hộp sản phẩm. Tiki phản hồi giúp làm sao để kích hoạt bảo hành?</text:p>
          </table:table-cell>
          <table:table-cell table:number-columns-repeated="1023"/>
        </table:table-row>
        <table:table-row table:style-name="ro3">
          <table:table-cell office:value-type="string" calcext:value-type="string">
            <text:p>Sản phẩm đẹp, nghe hay nhưng thấy nó mong manh do làm bằng nhựa với dây nhỏ</text:p>
          </table:table-cell>
          <table:table-cell table:number-columns-repeated="1023"/>
        </table:table-row>
        <table:table-row table:style-name="ro3">
          <table:table-cell office:value-type="string" calcext:value-type="string">
            <text:p>Nhận hàng rồi mà sao thiếu túi đựng ỏi cứng vậy Tiki. Có check lại dùm với</text:p>
          </table:table-cell>
          <table:table-cell table:number-columns-repeated="1023"/>
        </table:table-row>
        <table:table-row table:style-name="ro3">
          <table:table-cell office:value-type="string" calcext:value-type="string">
            <text:p>mới dùng đc thág mà phần mic và nút bấm đã bị hỏng lâu vẫn đau tai nhẹ</text:p>
          </table:table-cell>
          <table:table-cell table:number-columns-repeated="1023"/>
        </table:table-row>
        <table:table-row table:style-name="ro3">
          <table:table-cell office:value-type="string" calcext:value-type="string">
            <text:p>Sao mình mua không có túi đựng kèm nhỉ ? các bạn trước mua vẫn có túi mà ??? </text:p>
          </table:table-cell>
          <table:table-cell table:number-columns-repeated="1023"/>
        </table:table-row>
        <table:table-row table:style-name="ro3">
          <table:table-cell office:value-type="string" calcext:value-type="string">
            <text:p>Thất vọng, giao hàng 2 giờ mà thủ tục hoàn trả/đổi lại quá lâu, 1 tuần rồi vẫn chưa xong</text:p>
          </table:table-cell>
          <table:table-cell table:number-columns-repeated="1023"/>
        </table:table-row>
        <table:table-row table:style-name="ro3">
          <table:table-cell office:value-type="string" calcext:value-type="string">
            <text:p>SP nhận không đúng màu đã đặt mua (màu đen), nhưng tôi nhận màu xanh</text:p>
          </table:table-cell>
          <table:table-cell table:number-columns-repeated="1023"/>
        </table:table-row>
        <table:table-row table:style-name="ro1">
          <table:table-cell office:value-type="string" calcext:value-type="string">
            <text:p>Tai nghe có ưu điểm đeo khá chắc chắn, nhỏ gọn, dễ mang theo, nghe được nhiều thể loại. Tuy nhiên âm thanh chưa được tốt. Nếu sử dụng phổ thông như chat video hay nghe tiếng anh, nghe nhạc thông thường thì sản phẩm này cũng ổn. Âm thanh không thực sự đặc biệt, nếu nhu cầu không cao thì cũng nên mua.</text:p>
          </table:table-cell>
          <table:table-cell table:number-columns-repeated="1023"/>
        </table:table-row>
        <table:table-row table:style-name="ro2">
          <table:table-cell office:value-type="string" calcext:value-type="string">
            <text:p>bởi vì sản phẩm này bị hư và sạt 3 lần mà lần thứ ba nó không lên nguồn tôi muốn đổi cái mới mà có ứng dụng google và không cần kết nối với wifi mà vẫn có kết nối bình thường</text:p>
          </table:table-cell>
          <table:table-cell table:number-columns-repeated="1023"/>
        </table:table-row>
        <table:table-row table:style-name="ro3">
          <table:table-cell office:value-type="string" calcext:value-type="string">
            <text:p>Về hình thức và mẫu mã OK, cảm ứng tốt, cần cải tiến về sóng vì nghe gọi bị chập trờn, nhiều trường hợp bị mất sóng.</text:p>
          </table:table-cell>
          <table:table-cell table:number-columns-repeated="1023"/>
        </table:table-row>
        <table:table-row table:style-name="ro3">
          <table:table-cell office:value-type="string" calcext:value-type="string">
            <text:p>Mua màu trắng gửi màu đen.. sim gắn vào thì nó không hoạt động.. chán shop</text:p>
          </table:table-cell>
          <table:table-cell table:number-columns-repeated="1023"/>
        </table:table-row>
        <table:table-row table:style-name="ro3">
          <table:table-cell office:value-type="string" calcext:value-type="string">
            <text:p>Đặt màu đen cho nam đeo mà lại gửi về màu trắng. Lần sau xin đừng có nhầm lẫn như vậy nữa.</text:p>
          </table:table-cell>
          <table:table-cell table:number-columns-repeated="1023"/>
        </table:table-row>
        <table:table-row table:style-name="ro3">
          <table:table-cell office:value-type="string" calcext:value-type="string">
            <text:p>Nghe dc nhưng gọi nói bên kia rất khó nghe. Mua về cũng chỉ để xem giờ. Coa lẽ vậy</text:p>
          </table:table-cell>
          <table:table-cell table:number-columns-repeated="1023"/>
        </table:table-row>
        <table:table-row table:style-name="ro3">
          <table:table-cell office:value-type="string" calcext:value-type="string">
            <text:p>nhìn hình tưởng nhỏ mà thực ra to quá <text:s/></text:p>
          </table:table-cell>
          <table:table-cell table:number-columns-repeated="1023"/>
        </table:table-row>
        <table:table-row table:style-name="ro3">
          <table:table-cell office:value-type="string" calcext:value-type="string">
            <text:p>sao thấy bảo có tiếng việt mà tìm mãi không thấy vậy sop</text:p>
          </table:table-cell>
          <table:table-cell table:number-columns-repeated="1023"/>
        </table:table-row>
        <table:table-row table:style-name="ro3">
          <table:table-cell office:value-type="string" calcext:value-type="string">
            <text:p>Loa rè, nói giọng vang, pin bị phồng</text:p>
          </table:table-cell>
          <table:table-cell table:number-columns-repeated="1023"/>
        </table:table-row>
        <table:table-row table:style-name="ro3">
          <table:table-cell office:value-type="string" calcext:value-type="string">
            <text:p>san pham ve lau qua 8đat den thu7 nhan xin anh chi cho em nhan som</text:p>
          </table:table-cell>
          <table:table-cell table:number-columns-repeated="1023"/>
        </table:table-row>
        <table:table-row table:style-name="ro3">
          <table:table-cell office:value-type="string" calcext:value-type="string">
            <text:p>được 3 tháng</text:p>
          </table:table-cell>
          <table:table-cell table:number-columns-repeated="1023"/>
        </table:table-row>
        <table:table-row table:style-name="ro3">
          <table:table-cell office:value-type="string" calcext:value-type="string">
            <text:p>Thấy mọi người nói ko ổn lắm.ko biết nên mua hay ko</text:p>
          </table:table-cell>
          <table:table-cell table:number-columns-repeated="1023"/>
        </table:table-row>
        <table:table-row table:style-name="ro3">
          <table:table-cell office:value-type="string" calcext:value-type="string">
            <text:p>Tốt nhưung mà hàng cực kì dễ hư sài mói có 1 hai tháng à mà có bên phải nóng ơi là nóng rồi hư luôn tiki tính sao</text:p>
          </table:table-cell>
          <table:table-cell table:number-columns-repeated="1023"/>
        </table:table-row>
        <table:table-row table:style-name="ro3">
          <table:table-cell office:value-type="string" calcext:value-type="string">
            <text:p>Máy trôi bảo hành. Tiki giúp đỡ cập nhật đúng ngày bảo hành nhé</text:p>
          </table:table-cell>
          <table:table-cell table:number-columns-repeated="1023"/>
        </table:table-row>
        <table:table-row table:style-name="ro3">
          <table:table-cell office:value-type="string" calcext:value-type="string">
            <text:p>Sản phẩm khá tốt, giao hàng nhanh. Tuy nhiên cách đóng gói sơ sài quá. Hi vọng shop có cách đóng gói chuyên nghiệp hơn!</text:p>
          </table:table-cell>
          <table:table-cell table:number-columns-repeated="1023"/>
        </table:table-row>
        <table:table-row table:style-name="ro2">
          <table:table-cell office:value-type="string" calcext:value-type="string">
            <text:p>Hay bị báo lỗi ko nhận hộp mực. Vì chíp mực ko chính hãng. Chất lượng mực tạm vì in ko đậm so với các dòng 2900. Nhưng nói chung tạm ổn trong giá tiền. Tiếp tục ủng hộ vì giá cả tốt so với bơm mực ngoài</text:p>
          </table:table-cell>
          <table:table-cell table:number-columns-repeated="1023"/>
        </table:table-row>
        <table:table-row table:style-name="ro2">
          <table:table-cell office:value-type="string" calcext:value-type="string">
            <text:p>Mình đặt 1 sản phẩm với số lương là 2 mà khi giao đến có bao bì khác nhau. Còn chất lượng thì hộp mực in cũ vẫn còn chưa thử <text:s/>nên chưa biết.</text:p>
          </table:table-cell>
          <table:table-cell table:number-columns-repeated="1023"/>
        </table:table-row>
        <table:table-row table:style-name="ro3">
          <table:table-cell office:value-type="string" calcext:value-type="string">
            <text:p>San phẩm cung tam dc. Nghe nhạc cung ổn, nhưng ve chất lượng phải de sai r xem sao đã</text:p>
          </table:table-cell>
          <table:table-cell table:number-columns-repeated="1023"/>
        </table:table-row>
        <table:table-row table:style-name="ro3">
          <table:table-cell office:value-type="string" calcext:value-type="string">
            <text:p>Nghe nhạc thì khá là ok nhưng mà chơi game thì nghe rè rè rất tệ</text:p>
          </table:table-cell>
          <table:table-cell table:number-columns-repeated="1023"/>
        </table:table-row>
        <table:table-row table:style-name="ro3">
          <table:table-cell office:value-type="string" calcext:value-type="string">
            <text:p>Khi vừa cắm vừa chơi thì k có tiếng</text:p>
          </table:table-cell>
          <table:table-cell table:number-columns-repeated="1023"/>
        </table:table-row>
        <table:table-row table:style-name="ro3">
          <table:table-cell office:value-type="string" calcext:value-type="string">
            <text:p>chập chờn kết nối kém</text:p>
          </table:table-cell>
          <table:table-cell table:number-columns-repeated="1023"/>
        </table:table-row>
        <table:table-row table:style-name="ro3">
          <table:table-cell office:value-type="string" calcext:value-type="string">
            <text:p>Ko dùng đc</text:p>
          </table:table-cell>
          <table:table-cell table:number-columns-repeated="1023"/>
        </table:table-row>
        <table:table-row table:style-name="ro3">
          <table:table-cell office:value-type="string" calcext:value-type="string">
            <text:p>ko có chặng main lên vỏ case ạ.kiểm tra ko có</text:p>
          </table:table-cell>
          <table:table-cell table:number-columns-repeated="1023"/>
        </table:table-row>
        <table:table-row table:style-name="ro1">
          <table:table-cell office:value-type="string" calcext:value-type="string">
            <text:p>- Chất lượng dây cáp phù hợp với giá tiền - Cố ý đặt mua nhiều món để tiết kiệm tiền ship, nào ngờ đơn hàng bị chia làm 3 đợt giao hàng =&gt; tổng tiền hàng chỉ có 356.000đ mà tổng tiền ship lên đến 96.000đ (27%) =&gt; quá vô lý, mà hàng chỉ toàn loại nhẹ, tổng trọng lượng chưa được 1/2 ký!</text:p>
          </table:table-cell>
          <table:table-cell table:number-columns-repeated="1023"/>
        </table:table-row>
        <table:table-row table:style-name="ro2">
          <table:table-cell office:value-type="string" calcext:value-type="string">
            <text:p>cắm thử thì sạc được chất lượng thì xài thời gian mới biết dc nhưng mà sao giao sản phẩm ko có hộp mà chỉ bỏ trong cái bọc ko vậy shop?</text:p>
          </table:table-cell>
          <table:table-cell table:number-columns-repeated="1023"/>
        </table:table-row>
        <table:table-row table:style-name="ro1">
          <table:table-cell office:value-type="string" calcext:value-type="string">
            <text:p>- Hàng mới nhận, nhìn chung hình thức ok, tuy nhiên sóng wf xuyên tường rất yếu, lắp lầu 1 xuống tầng trệt còn 2 vạch truy cập web chậm cực kỳ còn thua cả con modem nhà mạng - Ai cần phát rộng thì cân nhắc lại nhé - wf 5GHz good chỉ 2GHz thì chán.</text:p>
          </table:table-cell>
          <table:table-cell table:number-columns-repeated="1023"/>
        </table:table-row>
        <table:table-row table:style-name="ro3">
          <table:table-cell office:value-type="string" calcext:value-type="string">
            <text:p>Hộp đã bị bốc seal, hộp móp méo như đã qua sử dụng</text:p>
          </table:table-cell>
          <table:table-cell table:number-columns-repeated="1023"/>
        </table:table-row>
        <table:table-row table:style-name="ro3">
          <table:table-cell office:value-type="string" calcext:value-type="string">
            <text:p>Cáp dây sạc bình thường, giờ giá ở cửa hàng DTDD có khi chỉ có 20k/1dây như vậy</text:p>
          </table:table-cell>
          <table:table-cell table:number-columns-repeated="1023"/>
        </table:table-row>
        <table:table-row table:style-name="ro3">
          <table:table-cell office:value-type="string" calcext:value-type="string">
            <text:p>cho hỏi so minh mua cáp sat ma sao k co hop hết vậy bạn</text:p>
          </table:table-cell>
          <table:table-cell table:number-columns-repeated="1023"/>
        </table:table-row>
        <table:table-row table:style-name="ro3">
          <table:table-cell office:value-type="string" calcext:value-type="string">
            <text:p>3 đầu thì 1 đầu k sài đc</text:p>
          </table:table-cell>
          <table:table-cell table:number-columns-repeated="1023"/>
        </table:table-row>
        <table:table-row table:style-name="ro1">
          <table:table-cell office:value-type="string" calcext:value-type="string">
            <text:p>Không thấy tốt hơn so với sản phẩm MB cùng loại tốc độ truyền tải không thấy tăng hơn mà giá đắt gấp ba so với SWITCH TP-LINK 8 PORT. Nên nói rõ tính năng vượt trội của sản phẩm hơn. Chúc tiki năm mới có nhiều đơn hàng và ngày càng phát triển hơn</text:p>
          </table:table-cell>
          <table:table-cell table:number-columns-repeated="1023"/>
        </table:table-row>
        <table:table-row table:style-name="ro3">
          <table:table-cell office:value-type="string" calcext:value-type="string">
            <text:p>Cũng chập chờn. <text:s/>Xài 3-4 tuần. Hay bị mất sóng. Reset lại thì ok ổn. 3 sao cho shop</text:p>
          </table:table-cell>
          <table:table-cell table:number-columns-repeated="1023"/>
        </table:table-row>
        <table:table-row table:style-name="ro2">
          <table:table-cell office:value-type="string" calcext:value-type="string">
            <text:p>Cáp anker chỉ nhận sạc 1 mặt, mặt còn lại ko nhận sạc ip 11. Cái này là lỗi hay thiết kế của cáp như vậy? Nhiều khi vội ko để ý sạc sẽ không vào. Đề nghị Tiki giải quyết cho mình.</text:p>
          </table:table-cell>
          <table:table-cell table:number-columns-repeated="1023"/>
        </table:table-row>
        <table:table-row table:style-name="ro3">
          <table:table-cell office:value-type="string" calcext:value-type="string">
            <text:p>mua cái dây này về sao xạc được. phải mua thêm cái củ xạc nữa hả. có bạn nào biết giải thích giúp mình với.</text:p>
          </table:table-cell>
          <table:table-cell table:number-columns-repeated="1023"/>
        </table:table-row>
        <table:table-row table:style-name="ro3">
          <table:table-cell office:value-type="string" calcext:value-type="string">
            <text:p>Tiki giao hàng trễ 4 ngày mà không có lí do gì, mặc dù người mua đã gọi điện 2 lần, nhắc mail 2 lần</text:p>
          </table:table-cell>
          <table:table-cell table:number-columns-repeated="1023"/>
        </table:table-row>
        <table:table-row table:style-name="ro3">
          <table:table-cell office:value-type="string" calcext:value-type="string">
            <text:p>sản phẩm tốt.</text:p>
          </table:table-cell>
          <table:table-cell table:number-columns-repeated="1023"/>
        </table:table-row>
        <table:table-row table:style-name="ro3">
          <table:table-cell office:value-type="string" calcext:value-type="string">
            <text:p>Nhìn trên tiki thì to ,nhưng ở ngoài nhìn bé quá</text:p>
          </table:table-cell>
          <table:table-cell table:number-columns-repeated="1023"/>
        </table:table-row>
        <table:table-row table:style-name="ro4">
          <table:table-cell office:value-type="string" calcext:value-type="string">
            <text:p>Sản phẩm phù hợp với giá sale, chứ nếu mua nguyên giá thì không chấp nhận dc. Chất lượng sản phẩm thì bình thường, chỗ kẹp điện thoại nhỏ nên mấy cái điện thoại dạng plus là khó kẹp vào lắm. Còn mấy cái chốt thì làm bằng nhựa rất dễ vỡ, vặn hơi mạnh tay một tí là hỏng ngay. Được mỗi cái tiki giao hàng nhanh, đặt hàng hôm chủ nhật mà trưa thứ 2 đã nhận được hàng.</text:p>
          </table:table-cell>
          <table:table-cell table:number-columns-repeated="1023"/>
        </table:table-row>
        <table:table-row table:style-name="ro2">
          <table:table-cell office:value-type="string" calcext:value-type="string">
            <text:p>TiKi kiểm tra đơn hàng của mình giúp..mình đặt "Giao Nhanh 24h", mà tính tới thời điểm bây giờ đã 28tiếng rồi kg thấy thông báo gì trong khi cước phí lại cao hơn "Giao hàng tiêu chuẩn"</text:p>
          </table:table-cell>
          <table:table-cell table:number-columns-repeated="1023"/>
        </table:table-row>
        <table:table-row table:style-name="ro3">
          <table:table-cell office:value-type="string" calcext:value-type="string">
            <text:p>hàng nhận được hơi lỗi, kém chất lượng, chỉ phù hợp với giá khuyến mại. So với giá ban đầu thì hàng không chấp nhận được.</text:p>
          </table:table-cell>
          <table:table-cell table:number-columns-repeated="1023"/>
        </table:table-row>
        <table:table-row table:style-name="ro3">
          <table:table-cell office:value-type="string" calcext:value-type="string">
            <text:p>ok cũng đc không thất vọng mới dùng chưa đầy một giờ mà đã gãy rồi thôi dùng cũng đc</text:p>
          </table:table-cell>
          <table:table-cell table:number-columns-repeated="1023"/>
        </table:table-row>
        <table:table-row table:style-name="ro3">
          <table:table-cell office:value-type="string" calcext:value-type="string">
            <text:p>Tạm được, phù hợp giá tiền. Cho ba sao Tạm được, phù hợp giá tiền. Cho ba sao</text:p>
          </table:table-cell>
          <table:table-cell table:number-columns-repeated="1023"/>
        </table:table-row>
        <table:table-row table:style-name="ro3">
          <table:table-cell office:value-type="string" calcext:value-type="string">
            <text:p>hàng nhận được rùi hơi lỗi</text:p>
          </table:table-cell>
          <table:table-cell table:number-columns-repeated="1023"/>
        </table:table-row>
        <table:table-row table:style-name="ro3">
          <table:table-cell office:value-type="string" calcext:value-type="string">
            <text:p>mới mua về mấy hôm một chân bị vỡ thanh kẹp rồi</text:p>
          </table:table-cell>
          <table:table-cell table:number-columns-repeated="1023"/>
        </table:table-row>
        <table:table-row table:style-name="ro3">
          <table:table-cell office:value-type="string" calcext:value-type="string">
            <text:p>không được như mong đợi . tàm tạm thôi</text:p>
          </table:table-cell>
          <table:table-cell table:number-columns-repeated="1023"/>
        </table:table-row>
        <table:table-row table:style-name="ro3">
          <table:table-cell office:value-type="string" calcext:value-type="string">
            <text:p>dùng tạm, các ốc không chặt, dễ tuột</text:p>
          </table:table-cell>
          <table:table-cell table:number-columns-repeated="1023"/>
        </table:table-row>
        <table:table-row table:style-name="ro3">
          <table:table-cell office:value-type="string" calcext:value-type="string">
            <text:p>Sản phẩm xài bình thường. Hơi lỏng không chắc chắn</text:p>
          </table:table-cell>
          <table:table-cell table:number-columns-repeated="1023"/>
        </table:table-row>
        <table:table-row table:style-name="ro3">
          <table:table-cell office:value-type="string" calcext:value-type="string">
            <text:p>Cũng tạm được so với giá tiền</text:p>
          </table:table-cell>
          <table:table-cell table:number-columns-repeated="1023"/>
        </table:table-row>
        <table:table-row table:style-name="ro3">
          <table:table-cell office:value-type="string" calcext:value-type="string">
            <text:p>Tiền nào của nấy...mỏng manh dễ gãy</text:p>
          </table:table-cell>
          <table:table-cell table:number-columns-repeated="1023"/>
        </table:table-row>
        <table:table-row table:style-name="ro3">
          <table:table-cell office:value-type="string" calcext:value-type="string">
            <text:p>yếu quá, mỏng manh dễ vỡ</text:p>
          </table:table-cell>
          <table:table-cell table:number-columns-repeated="1023"/>
        </table:table-row>
        <table:table-row table:style-name="ro1">
          <table:table-cell office:value-type="string" calcext:value-type="string">
            <text:p>hàng xịn sò. dùng cực ngon nhé. mà đây là phiên bản cache 256mb chứ ko phải 64m. rất ngon. trừ việc đóng gói sản phẩm rất tệ. Đồ điện tử mà không bọc chống sốc. rất chán. may ko hỏng chứ không bị hỏng mà phải đổi trả cũng rất mất thời gian. tiki nên xem xét lại việc đóng gói sản phẩm <text:s/>!!</text:p>
          </table:table-cell>
          <table:table-cell table:number-columns-repeated="1023"/>
        </table:table-row>
        <table:table-row table:style-name="ro2">
          <table:table-cell office:value-type="string" calcext:value-type="string">
            <text:p>Hàng kiểm tra chính hãng, tốc độ truy xuất dữ liệu khá nhanh, tầm 130MB. Có điều đặt 2 đơn hàng, 1 đơn bị tiki hủy, mà cả tuần rồi chưa thấy hoàn tiền để mua đồ gì cả.</text:p>
          </table:table-cell>
          <table:table-cell table:number-columns-repeated="1023"/>
        </table:table-row>
        <table:table-row table:style-name="ro3">
          <table:table-cell office:value-type="string" calcext:value-type="string">
            <text:p>check bảo hành trên trang chủ Seagate thì chỉ đến 7/2022, tem chính hãng của microstar thì lại là 5 năm ??.</text:p>
          </table:table-cell>
          <table:table-cell table:number-columns-repeated="1023"/>
        </table:table-row>
        <table:table-row table:style-name="ro3">
          <table:table-cell office:value-type="string" calcext:value-type="string">
            <text:p>Khi mình cấu hình ổ cứng bị thế này! nghĩa là sao vậy, có thể chỉ mình được không! Thắng 0961660100</text:p>
          </table:table-cell>
          <table:table-cell table:number-columns-repeated="1023"/>
        </table:table-row>
        <table:table-row table:style-name="ro3">
          <table:table-cell office:value-type="string" calcext:value-type="string">
            <text:p>thấy ổn ngoại hình, xài thêm vài tuần sẽ đánh giá lại</text:p>
          </table:table-cell>
          <table:table-cell table:number-columns-repeated="1023"/>
        </table:table-row>
        <table:table-row table:style-name="ro4">
          <table:table-cell office:value-type="string" calcext:value-type="string">
            <text:p>Không phải lần đầu mình complain về vấn đề xuất hóa đơn đỏ của tiki. <text:s/>Đồng ý shop là hộ kinh doanh không thể xuất hóa đơn thì vui lòng tiki rà soát lại hoặc có các biện pháp phù hợp (Vd: tiki xuất hóa đơn), chứ cứ để mình mua hàng xong yêu cầu xuất hóa đơn thì lại bảo seller không xuất hóa đơn đỏ được. <text:s/>Thế khác nào tiki lừa thầy dối bạn không ạ? <text:s/>: ) <text:s/>Thật sự rất không hài lòng về tiki.</text:p>
          </table:table-cell>
          <table:table-cell table:number-columns-repeated="1023"/>
        </table:table-row>
        <table:table-row table:style-name="ro4">
          <table:table-cell office:value-type="string" calcext:value-type="string">
            <text:p>Mua từ 11/7/2019. Chạy rất ổn, sóng mạnh. Nhưng tới gần đây thì hay bị rớt mạng, có lúc vào google thì lại nhảy sang giao diện của router, phải reset lại mới vào được. Mỗi lần thay đổi cấu hình gì lại phải chờ mấy giây mới tiếp tục được. Không sửa đổi được cấu hình port sau khi đã thêm, phải xoá rồi mới thay đổi được, những lúc như vậy lại phải chờ mấy giây mới thao tác tiếp được.</text:p>
          </table:table-cell>
          <table:table-cell table:number-columns-repeated="1023"/>
        </table:table-row>
        <table:table-row table:style-name="ro1">
          <table:table-cell office:value-type="string" calcext:value-type="string">
            <text:p>không biết thời gian này vnpt với viettell đang điều chỉnh hệ thống lên dùng hay lag khi chơi game còn mình thấy để 5g dùng thấy báo 866 mbs nhưng dùng kém lên mình chuyển về 400mbs thì dùng tạm còn 2.4g thấy ổn định chơi game thì không lên mua</text:p>
          </table:table-cell>
          <table:table-cell table:number-columns-repeated="1023"/>
        </table:table-row>
        <table:table-row table:style-name="ro3">
          <table:table-cell office:value-type="string" calcext:value-type="string">
            <text:p>Khả năng chịu tải cho thiết bị này kém, đang có 2 điện thoại chơi game online thì thiết bị khác vào youtube sẽ khá chậm.</text:p>
          </table:table-cell>
          <table:table-cell table:number-columns-repeated="1023"/>
        </table:table-row>
        <table:table-row table:style-name="ro3">
          <table:table-cell office:value-type="string" calcext:value-type="string">
            <text:p>Tiki làm rõ lại giúp mình trong box không có dây sạc và dây kết nối <text:s/>với thiết bị, nguyên hình ảnh như đính kèm!!!</text:p>
          </table:table-cell>
          <table:table-cell table:number-columns-repeated="1023"/>
        </table:table-row>
        <table:table-row table:style-name="ro3">
          <table:table-cell office:value-type="string" calcext:value-type="string">
            <text:p>Hàng mua bị lỗi, Nhờ Tiki hỗ trợ bảo hành</text:p>
          </table:table-cell>
          <table:table-cell table:number-columns-repeated="1023"/>
        </table:table-row>
        <table:table-row table:style-name="ro3">
          <table:table-cell office:value-type="string" calcext:value-type="string">
            <text:p>loa nghe bình thường, tên loa là super bass mà bass hơi bị yếu, ko ăn thua gì với con tronsmart element t2 xưa cũ</text:p>
          </table:table-cell>
          <table:table-cell table:number-columns-repeated="1023"/>
        </table:table-row>
        <table:table-row table:style-name="ro3">
          <table:table-cell office:value-type="string" calcext:value-type="string">
            <text:p>Nhờ tiki kiểm tra lại giúp mình về phụ kiện của loa nhé. Mình ko nhận được dây sạc đi kèm.</text:p>
          </table:table-cell>
          <table:table-cell table:number-columns-repeated="1023"/>
        </table:table-row>
        <table:table-row table:style-name="ro3">
          <table:table-cell office:value-type="string" calcext:value-type="string">
            <text:p>Chậm</text:p>
          </table:table-cell>
          <table:table-cell table:number-columns-repeated="1023"/>
        </table:table-row>
        <table:table-row table:style-name="ro3">
          <table:table-cell office:value-type="string" calcext:value-type="string">
            <text:p>loa nghe ổn. hay bị lag bluetooth. lag ko tắt được loa</text:p>
          </table:table-cell>
          <table:table-cell table:number-columns-repeated="1023"/>
        </table:table-row>
        <table:table-row table:style-name="ro3">
          <table:table-cell office:value-type="string" calcext:value-type="string">
            <text:p>Cũng Tạm đc. Nghe lớn loa ko chuẩn gì mấy</text:p>
          </table:table-cell>
          <table:table-cell table:number-columns-repeated="1023"/>
        </table:table-row>
        <table:table-row table:style-name="ro3">
          <table:table-cell office:value-type="string" calcext:value-type="string">
            <text:p>Âm thanh tạm, không ấm.. pin khá tốt.</text:p>
          </table:table-cell>
          <table:table-cell table:number-columns-repeated="1023"/>
        </table:table-row>
        <table:table-row table:style-name="ro3">
          <table:table-cell office:value-type="string" calcext:value-type="string">
            <text:p>Nghe cũng oke, thik hợp không gian nhỏ</text:p>
          </table:table-cell>
          <table:table-cell table:number-columns-repeated="1023"/>
        </table:table-row>
        <table:table-row table:style-name="ro3">
          <table:table-cell office:value-type="string" calcext:value-type="string">
            <text:p>Máy tính không phải là mới như quảng cáo. Không có tem nhãn gì trên vỏ máy tinh</text:p>
          </table:table-cell>
          <table:table-cell table:number-columns-repeated="1023"/>
        </table:table-row>
        <table:table-row table:style-name="ro3">
          <table:table-cell office:value-type="string" calcext:value-type="string">
            <text:p>sản phẩm khi dùng máy <text:s/>thỉnh thoảng bị đóng băng là sao shop ơi?</text:p>
          </table:table-cell>
          <table:table-cell table:number-columns-repeated="1023"/>
        </table:table-row>
        <table:table-row table:style-name="ro1">
          <table:table-cell office:value-type="string" calcext:value-type="string">
            <text:p>cá nhân rất ít khi mua hàng trên của nhà phân phối ngoài tiki trading lần này mua thử của NPP <text:s/>IT Chính Hãng, dù đã thấy những người mua trước kêu về vấn đề seria trên chuột và trên hộp khác nhau, tiki nên xem lại NPP này, ngoài ra thì vỏ hộp móp méo, tem bảo hành trên chuột tích tháng 7 dù mình đặt hàng và nhận được hàng đều trong tháng 8 cả.</text:p>
          </table:table-cell>
          <table:table-cell table:number-columns-repeated="1023"/>
        </table:table-row>
        <table:table-row table:style-name="ro1">
          <table:table-cell office:value-type="string" calcext:value-type="string">
            <text:p>sản phẩm khỏi chê rồi. lúc đầu thấy dây chuột bằng cao su k thích lắm vì sợ nó cứng, nhưng sau khi nhận hàng thì sờ thấy mềm di chuột cũng không bị cản trở bởi dây.. dùng được 4 5 ngày thì phát hiện ra số seri trên chuột và vỏ hộp k trùng nhau. được dán đè lên ở ngoài hộp còn vết rạch cuối hộp dán tem bảo hành thì k nói. #Tiki ????</text:p>
          </table:table-cell>
          <table:table-cell table:number-columns-repeated="1023"/>
        </table:table-row>
        <table:table-row table:style-name="ro5">
          <table:table-cell office:value-type="string" calcext:value-type="string">
            <text:p>Giá gấp 3-4 lần nhưng chưa thấy rõ được sự vượt trội trong trải nghiệm sử dụng so với Fuhlen L102. Chuột nhẹ hơn và cầm lâu mỏi tay hơn do to hơn. Về dịch vụ của tiki, mặc dù đây là lần đầu mua hàng, lại thanh toán luôn bằng thẻ, nhưng thời gian giao hàng sai dự kiến. Dự kiến giao vào ngày 09/03 nhưng đến trưa 12/03 hàng mới về đến kho. Mình ko đến lấy chắc phải 13/03 mới giao hàng mất. Cũng ko có cuộc gọi thông báo nào. (Nếu mình chọn thanh toán Cash On Delivery thì còn chấp nhận được). Trước toàn mua Shopee và Lazada, những điều vừa kể trên làm cho mình đắn đo khi mua hàng ở tiki ở lần tiếp theo.</text:p>
          </table:table-cell>
          <table:table-cell table:number-columns-repeated="1023"/>
        </table:table-row>
        <table:table-row table:style-name="ro4">
          <table:table-cell office:value-type="string" calcext:value-type="string">
            <text:p>Lúc mở hàng thì thấy sản phẩm đã bị khui hộp, thậm chí hộp đóng lại còn không kín, mình nghĩ là đã bị thay sản phẩm khác vào. Số seri trên chuột và trên hộp không giống nhau, seri trên hộp còn bị dán seri khác đè lên mà vẫn không giống trên chuột <text:s/>. Tiki nên xem lại vấn đề này. Tuy nhiên thì xài được một thời gian vẫn chưa thấy hư hại gì, nói chung là cũng tạm chấp nhận được nhưng chắc lần sau sẽ không mua chuột trên tiki nữa <text:s/>.</text:p>
          </table:table-cell>
          <table:table-cell table:number-columns-repeated="1023"/>
        </table:table-row>
        <table:table-row table:style-name="ro2">
          <table:table-cell office:value-type="string" calcext:value-type="string">
            <text:p>Tôi mới mua máy hôm nay ! lên kiểm tra trên trang chủ HP với Serial và Product No thì ra trạng thái bảo hành chỉ còn 1 tháng. Xin cho hỏi là Bảo hành của HP còn 1 tháng nhưng Tiki có bảo hành 1 năm đúng cam kết sản phẩm không ?</text:p>
          </table:table-cell>
          <table:table-cell table:number-columns-repeated="1023"/>
        </table:table-row>
        <table:table-row table:style-name="ro2">
          <table:table-cell office:value-type="string" calcext:value-type="string">
            <text:p>Chuột mình mua dùng được tầm hơn 5 tháng đã bị double click chuột trái, nhưng tình trạng này diễn ra ko thường xuyên, lâu lâu lại bị 1 phát, nhưng rất khó chịu? Vậy làm sao để bảo hành đây ạ? <text:s/>Ngoài double click ra thì mọi thứ khá oke</text:p>
          </table:table-cell>
          <table:table-cell table:number-columns-repeated="1023"/>
        </table:table-row>
        <table:table-row table:style-name="ro2">
          <table:table-cell office:value-type="string" calcext:value-type="string">
            <text:p>Chuột sử dụng lâu gây đau tay, có thể sử dụng đc trên bàn học mà cần lót chuột, những ng có bàn tay lớn giống tui ko nên mua, cảm giác sẽ khá khó chịu, giao hàng đúng với ngày dự kiến, nhân viên giao hàng vui vẻ, nhiệt tình</text:p>
          </table:table-cell>
          <table:table-cell table:number-columns-repeated="1023"/>
        </table:table-row>
        <table:table-row table:style-name="ro4">
          <table:table-cell office:value-type="string" calcext:value-type="string">
            <text:p>Đã thấy nhiều comment không tốt về tốc độ giao hàng, cũng là lần đầu mua hàng từ tiki, đặt hàng từ thứ 3 báo là thứ 6 giao hàng, mà hơn 3h chiều thứ 3 tuần sau mới giao (đủ 7 ngày), điện thoại tổng đài thì nói bên giao hàng báo t7 gọi khách hàng không được, trong khi đợi hàng mòn mỏi không thấy gọi nhận hàng, đề nghị tiki làm việc lại với bên chuyển phát, ảnh hưởng đến uy tín với khách hàng như vậy thì đổi công ty chuyển phát khác đi.</text:p>
          </table:table-cell>
          <table:table-cell table:number-columns-repeated="1023"/>
        </table:table-row>
        <table:table-row table:style-name="ro2">
          <table:table-cell office:value-type="string" calcext:value-type="string">
            <text:p>Chuột dùng khá ổn. nhẹ nhưng đầm tay. chỉ có dây hơi cứng và đặc biệt là không nhận thiết bị với phần mềm LGS. Hy vọng được hỗ trợ về vấn đề này</text:p>
          </table:table-cell>
          <table:table-cell table:number-columns-repeated="1023"/>
        </table:table-row>
        <table:table-row table:style-name="ro2">
          <table:table-cell office:value-type="string" calcext:value-type="string">
            <text:p>Đã nhận sản phẩm. Chất lượng ổn trong tầm giá. Nhưng bị một vấn đề nhỏ nhưng khá khó chịu là phát ra tiếng kêu giống với tiếng lò xo rung. Nếu không bị lỗi này thì đã được 5 sao.</text:p>
          </table:table-cell>
          <table:table-cell table:number-columns-repeated="1023"/>
        </table:table-row>
        <table:table-row table:style-name="ro2">
          <table:table-cell office:value-type="string" calcext:value-type="string">
            <text:p>Sau 1 năm sử dụng với tần suất cực thấp thì chuột đã bị double click cực nặng. Nhiều khi bấm chuột trái không có phản hồi. Một chú chuột gần 400 ngàn mà chỉ dùng được vậy quả là hơi phí. Các bạn nên cân nhắc trước khi mua</text:p>
          </table:table-cell>
          <table:table-cell table:number-columns-repeated="1023"/>
        </table:table-row>
        <table:table-row table:style-name="ro2">
          <table:table-cell office:value-type="string" calcext:value-type="string">
            <text:p>Mình so sánh số seri của chuột và hộp không trùng nhau. Chuột xài hiện tại cũng khá ok với tầm giá. Rất hài lòng với dịch vụ của Tiki giao hàng và gói hàng rất tốt, nhưng cần phải báo với bên cung cấp hàng những trường hợp như thế này.</text:p>
          </table:table-cell>
          <table:table-cell table:number-columns-repeated="1023"/>
        </table:table-row>
        <table:table-row table:style-name="ro2">
          <table:table-cell office:value-type="string" calcext:value-type="string">
            <text:p>Mình không thấy dán tem không biết gửi bảo hành sẽ thế nào. nữa là phần mềm Logitech cho chuột phải cài bản tiếng Trung mới nhận ra chuột. còn bản tiếng Anh báo ko nhận ra thiết bị.</text:p>
          </table:table-cell>
          <table:table-cell table:number-columns-repeated="1023"/>
        </table:table-row>
        <table:table-row table:style-name="ro2">
          <table:table-cell office:value-type="string" calcext:value-type="string">
            <text:p>Hình như lâu lâu vẫn lỗi nhẹ giật giật sao ấy, mình phải rút ra cắm lại mới dùng bình thườnguong lại đc, tay nhỏ thì dùng khá ok, nhưng ai tay to cần chuột to thì nên mua loại khác <text:s/></text:p>
          </table:table-cell>
          <table:table-cell table:number-columns-repeated="1023"/>
        </table:table-row>
        <table:table-row table:style-name="ro2">
          <table:table-cell office:value-type="string" calcext:value-type="string">
            <text:p>Khi mua chuột, Tiki có đăng là có quà tặng là bộ kèn và sticker bóng đá. Nhưng khi nhận hàng thì không có. Đến hôm nay thì nhận đc tin nhắn từ Tiki là sắp giao đơn hàng ( quà tặng ) với giá 100k ???</text:p>
          </table:table-cell>
          <table:table-cell table:number-columns-repeated="1023"/>
        </table:table-row>
        <table:table-row table:style-name="ro3">
          <table:table-cell office:value-type="string" calcext:value-type="string">
            <text:p>Đã thử các thiết bị laptop, tivi, androi box vẫn k kết nối dc thiết bị nào. Nhờ tiki hỗ trợ</text:p>
          </table:table-cell>
          <table:table-cell table:number-columns-repeated="1023"/>
        </table:table-row>
        <table:table-row table:style-name="ro3">
          <table:table-cell office:value-type="string" calcext:value-type="string">
            <text:p>mua về mới biết k xài được cho TV SAMSUNG QLED các đời gần nhất vì k có cổng USB..</text:p>
          </table:table-cell>
          <table:table-cell table:number-columns-repeated="1023"/>
        </table:table-row>
        <table:table-row table:style-name="ro3">
          <table:table-cell office:value-type="string" calcext:value-type="string">
            <text:p>Chuột bị double click sau thời gian ngắn sử dụng. Yêu cầu nhận được sự hỗ trợ về bảo hành từ phía Tiki. Mình cảm ơn!</text:p>
          </table:table-cell>
          <table:table-cell table:number-columns-repeated="1023"/>
        </table:table-row>
        <table:table-row table:style-name="ro2">
          <table:table-cell office:value-type="string" calcext:value-type="string">
            <text:p>Vừa nhận dc hàng, số S/N trên hộp và chuột ko trùng nhau, túi bọc ngoài bị bóc ra từ trước, seal dưới đáy hộp hình như bị cắt từ trc để thay cái khác vào</text:p>
          </table:table-cell>
          <table:table-cell table:number-columns-repeated="1023"/>
        </table:table-row>
        <table:table-row table:style-name="ro3">
          <table:table-cell office:value-type="string" calcext:value-type="string">
            <text:p>Tích hợp tiệm dụng nhưng sử dụng không bằng bàn phím riêng lẻ</text:p>
          </table:table-cell>
          <table:table-cell table:number-columns-repeated="1023"/>
        </table:table-row>
        <table:table-row table:style-name="ro2">
          <table:table-cell office:value-type="string" calcext:value-type="string">
            <text:p>Chào shop mình đã nhận chuột và nay mình mới có cơ hội sử dụng chuột và phát hiện chuột bị kẹt click trái. Cho mình hỏi là hổ trợ bảo hành như thế nào ạ ???</text:p>
          </table:table-cell>
          <table:table-cell table:number-columns-repeated="1023"/>
        </table:table-row>
        <table:table-row table:style-name="ro3">
          <table:table-cell office:value-type="string" calcext:value-type="string">
            <text:p>Sản phấm sử dụng rất ok hy vọng đc mn biết tới sp tuyệt</text:p>
          </table:table-cell>
          <table:table-cell table:number-columns-repeated="1023"/>
        </table:table-row>
        <table:table-row table:style-name="ro2">
          <table:table-cell office:value-type="string" calcext:value-type="string">
            <text:p>sản phẩm kg nhạy, kg mượt đã thế còn có cảm giác các nút bấm bị cấn khi thực hiện các thao tác, mong tiki giải quyết giúp mình ạ</text:p>
          </table:table-cell>
          <table:table-cell table:number-columns-repeated="1023"/>
        </table:table-row>
        <table:table-row table:style-name="ro3">
          <table:table-cell office:value-type="string" calcext:value-type="string">
            <text:p>chuột thì ok nhưng mã trên hộp và trên sp ko giống nhau? giải thích hộ mình.</text:p>
          </table:table-cell>
          <table:table-cell table:number-columns-repeated="1023"/>
        </table:table-row>
        <table:table-row table:style-name="ro3">
          <table:table-cell office:value-type="string" calcext:value-type="string">
            <text:p>nhà mình tivi sony kdl 42w 700b c9s dùng được bàn phím này không ?</text:p>
          </table:table-cell>
          <table:table-cell table:number-columns-repeated="1023"/>
        </table:table-row>
        <table:table-row table:style-name="ro3">
          <table:table-cell office:value-type="string" calcext:value-type="string">
            <text:p>Hộp ngoài lẫn trong đều bị móp méo. Đề nghị coi lại cách đóng gói sản phẩm. Lần sau sẽ không nhận.</text:p>
          </table:table-cell>
          <table:table-cell table:number-columns-repeated="1023"/>
        </table:table-row>
        <table:table-row table:style-name="ro2">
          <table:table-cell office:value-type="string" calcext:value-type="string">
            <text:p>Giao hàng quá chậm, không có hàng thì báo là không có hàng, chứ cứ nhận đơn rồi để giao chậm quá, mong cửa hàng rút kinh nghiệm</text:p>
          </table:table-cell>
          <table:table-cell table:number-columns-repeated="1023"/>
        </table:table-row>
        <table:table-row table:style-name="ro2">
          <table:table-cell office:value-type="string" calcext:value-type="string">
            <text:p>chuột vừa khui hộp, đèn led vẫn sáng nhưng đèn ở phần cảm biến k sáng, con trỏ chuột không di chuyển có phải bị lỗi k, có đc đổi trả k ạ</text:p>
          </table:table-cell>
          <table:table-cell table:number-columns-repeated="1023"/>
        </table:table-row>
        <table:table-row table:style-name="ro2">
          <table:table-cell office:value-type="string" calcext:value-type="string">
            <text:p>Seri không khớp nhau, tra thì ra g103 O_o. Hàng có dấu hiệu unseal, mong là xài mượt mà, chứ thấy là trả hàng/bảo hành là sai sai rồi đó.</text:p>
          </table:table-cell>
          <table:table-cell table:number-columns-repeated="1023"/>
        </table:table-row>
        <table:table-row table:style-name="ro1">
          <table:table-cell office:value-type="string" calcext:value-type="string">
            <text:p>Đóng gói sơ sài, ngoài thùng màn hình ra thì bọc thêm 1 lớp ni lông mỏng, cũ kỹ, rách te tua Trước có mua cái tivi thì bọc lớp xốp giảm va đập rất kỹ Ở thành phố thì bọc kiểu nào cũng đc, đơn hàng ship xa thì nên bọc kỹ hơn Nên khui phải coi ngó đủ chỗ, mất thời gian</text:p>
          </table:table-cell>
          <table:table-cell table:number-columns-repeated="1023"/>
        </table:table-row>
        <table:table-row table:style-name="ro2">
          <table:table-cell office:value-type="string" calcext:value-type="string">
            <text:p>thông báo giao hàng ngày mùng 5/9 mà 11/9 mới nhận dc hàng. chẳng hiểu giao hàng kiểu gì nữa, màn hình thì mới dùng trông cũng ok nhưng rất bực chuyện giao hàng, mua ở tiki trading mà giao hàng còn muộn hơn shop lẻ.</text:p>
          </table:table-cell>
          <table:table-cell table:number-columns-repeated="1023"/>
        </table:table-row>
        <table:table-row table:style-name="ro2">
          <table:table-cell office:value-type="string" calcext:value-type="string">
            <text:p>Màn khá ổn, thấy mã ghi sản xuất tháng 07/2018, bàn khá chắc nên cổ cũng ko bị yếu như các bạn đã comment, nhưng Tiki nên chỉnh lại cách thức giao hàng, hẹn ngày giao hàng mà cả ngày không thấy đâu</text:p>
          </table:table-cell>
          <table:table-cell table:number-columns-repeated="1023"/>
        </table:table-row>
        <table:table-row table:style-name="ro3">
          <table:table-cell office:value-type="string" calcext:value-type="string">
            <text:p>Chân đế yếu <text:s/>Hở sáng quá nhiều <text:s/>Khoảng cách từ viền đến màn hiển thị cách 1 khoảng khá to rất khó chịu</text:p>
          </table:table-cell>
          <table:table-cell table:number-columns-repeated="1023"/>
        </table:table-row>
        <table:table-row table:style-name="ro3">
          <table:table-cell office:value-type="string" calcext:value-type="string">
            <text:p>Chuột xài ngon, nhưng sau 6 tháng đã bị double click, mình ở Sài Gòn giờ đi đâu bảo hành nhir?</text:p>
          </table:table-cell>
          <table:table-cell table:number-columns-repeated="1023"/>
        </table:table-row>
        <table:table-row table:style-name="ro2">
          <table:table-cell office:value-type="string" calcext:value-type="string">
            <text:p>bị hở sáng góc màn bên trái xem phim khá khó chịu, nhưng chấp nhận đc vì đây là bệnh chung của panel ips, gói hang cẩn thận.</text:p>
          </table:table-cell>
          <table:table-cell table:number-columns-repeated="1023"/>
        </table:table-row>
        <table:table-row table:style-name="ro2">
          <table:table-cell office:value-type="string" calcext:value-type="string">
            <text:p>không biết do mắt hay do màn bị lỗi màu hay ko mà nhìn thấy màn ám xanh xanh mau mỏi mắt quá. Lúc mới mua là thế, giờ nhìn riết cũng quen rôu</text:p>
          </table:table-cell>
          <table:table-cell table:number-columns-repeated="1023"/>
        </table:table-row>
        <table:table-row table:style-name="ro3">
          <table:table-cell office:value-type="string" calcext:value-type="string">
            <text:p>Màn hình hiển thị tốt, đẹp. Nhưng chân đế khá yếu, bàn rung nhẹ là màn hình sẽ lắc lắc, khá khó chịu</text:p>
          </table:table-cell>
          <table:table-cell table:number-columns-repeated="1023"/>
        </table:table-row>
        <table:table-row table:style-name="ro3">
          <table:table-cell office:value-type="string" calcext:value-type="string">
            <text:p>lúc nào cái màn hiển thị màu trắng cũng màu hồng phai. hay là mình không biết chỉnh. còn lại thì ok. chơi game đừng đập bàn.</text:p>
          </table:table-cell>
          <table:table-cell table:number-columns-repeated="1023"/>
        </table:table-row>
        <table:table-row table:style-name="ro3">
          <table:table-cell office:value-type="string" calcext:value-type="string">
            <text:p>Sau cỡ 6 tháng thì double click mua thêm G103 một tuần sau cũng bị lỗi đấy</text:p>
          </table:table-cell>
          <table:table-cell table:number-columns-repeated="1023"/>
        </table:table-row>
        <table:table-row table:style-name="ro3">
          <table:table-cell office:value-type="string" calcext:value-type="string">
            <text:p>Sau 1 năm sử dụng thì chuột bị lỗi double click, vẫn còn bảo hành. Vậy thì tôi sẽ gửi bảo hành ở đâu?</text:p>
          </table:table-cell>
          <table:table-cell table:number-columns-repeated="1023"/>
        </table:table-row>
        <table:table-row table:style-name="ro3">
          <table:table-cell office:value-type="string" calcext:value-type="string">
            <text:p>Số serial trên chuột và hộp không khớp, đáy hộp đã bị bóc trước. Chuột dùng ổn</text:p>
          </table:table-cell>
          <table:table-cell table:number-columns-repeated="1023"/>
        </table:table-row>
        <table:table-row table:style-name="ro3">
          <table:table-cell office:value-type="string" calcext:value-type="string">
            <text:p>Màn hình bị hở sáng, k biết tiki hỗ trợ mình kiểu gì?</text:p>
          </table:table-cell>
          <table:table-cell table:number-columns-repeated="1023"/>
        </table:table-row>
        <table:table-row table:style-name="ro3">
          <table:table-cell office:value-type="string" calcext:value-type="string">
            <text:p>Cầm chuột khá oce , vuốt vòng bi ở trên khá bực khi sử dụng file pdf</text:p>
          </table:table-cell>
          <table:table-cell table:number-columns-repeated="1023"/>
        </table:table-row>
        <table:table-row table:style-name="ro3">
          <table:table-cell office:value-type="string" calcext:value-type="string">
            <text:p>Mới xài chưa rõ chất lượng nhưng số serial không đồng nhất</text:p>
          </table:table-cell>
          <table:table-cell table:number-columns-repeated="1023"/>
        </table:table-row>
        <table:table-row table:style-name="ro3">
          <table:table-cell office:value-type="string" calcext:value-type="string">
            <text:p>Màn 27 không đạt độ phân giải 2k không phù hợp để làm việc.</text:p>
          </table:table-cell>
          <table:table-cell table:number-columns-repeated="1023"/>
        </table:table-row>
        <table:table-row table:style-name="ro3">
          <table:table-cell office:value-type="string" calcext:value-type="string">
            <text:p>Độ nhạy bình thường, ko đc quá chuẩn như quảng cáo</text:p>
          </table:table-cell>
          <table:table-cell table:number-columns-repeated="1023"/>
        </table:table-row>
        <table:table-row table:style-name="ro3">
          <table:table-cell office:value-type="string" calcext:value-type="string">
            <text:p>Thi thoảng hay tự động click vào chuột giữa(chức năng mặc định khi bấm là mở tab mới ) hơi gây khó chịu.</text:p>
          </table:table-cell>
          <table:table-cell table:number-columns-repeated="1023"/>
        </table:table-row>
        <table:table-row table:style-name="ro3">
          <table:table-cell office:value-type="string" calcext:value-type="string">
            <text:p>chuột nhìn qua còn mới, nhưng có 1 điều lạ là số serial (s/n) <text:s/>trên chuột khác trên hộp, thế là sao, mong bên tiki giải đáp</text:p>
          </table:table-cell>
          <table:table-cell table:number-columns-repeated="1023"/>
        </table:table-row>
        <table:table-row table:style-name="ro3">
          <table:table-cell office:value-type="string" calcext:value-type="string">
            <text:p>Màn nhìn tạm được, vẫn còn phản quang trắng ,màn có 1 điểm chết</text:p>
          </table:table-cell>
          <table:table-cell table:number-columns-repeated="1023"/>
        </table:table-row>
        <table:table-row table:style-name="ro3">
          <table:table-cell office:value-type="string" calcext:value-type="string">
            <text:p>Sản phẩm Ok. Nhưng giao hàng chậm quá. Gần 1 tuần.</text:p>
          </table:table-cell>
          <table:table-cell table:number-columns-repeated="1023"/>
        </table:table-row>
        <table:table-row table:style-name="ro2">
          <table:table-cell office:value-type="string" calcext:value-type="string">
            <text:p>8 năm chưa vệ sinh, kiểm tra nhiệt độ chip thường 83 độ, sau khi tra keo này nhiệt độ lúc hoạt động thường xuyên ở mức 53 độ (giao động khoảng 48-62 độ) ko biết vậy là hiệu quả chưa? mong được tư vấn</text:p>
          </table:table-cell>
          <table:table-cell table:number-columns-repeated="1023"/>
        </table:table-row>
        <table:table-row table:style-name="ro3">
          <table:table-cell office:value-type="string" calcext:value-type="string">
            <text:p>bây giờ mình sẽ để 3 sao nhưng mình sẽ sửa xuống 1 nếu không nhận được câu trả lời thích đáng !</text:p>
          </table:table-cell>
          <table:table-cell table:number-columns-repeated="1023"/>
        </table:table-row>
        <table:table-row table:style-name="ro3">
          <table:table-cell office:value-type="string" calcext:value-type="string">
            <text:p>sau khi dùng 1 thời gian (4 tháng) thì chuột bị double click cả 2 bên</text:p>
          </table:table-cell>
          <table:table-cell table:number-columns-repeated="1023"/>
        </table:table-row>
        <table:table-row table:style-name="ro3">
          <table:table-cell office:value-type="string" calcext:value-type="string">
            <text:p>t chưa hài lòng về cách đóng gói sản phầm hộp đã bị cũ</text:p>
          </table:table-cell>
          <table:table-cell table:number-columns-repeated="1023"/>
        </table:table-row>
        <table:table-row table:style-name="ro3">
          <table:table-cell office:value-type="string" calcext:value-type="string">
            <text:p>chuột dùng tốt nhưng <text:s/>tiki vẫn chưa ship quà tặng áo mưa cho mình?</text:p>
          </table:table-cell>
          <table:table-cell table:number-columns-repeated="1023"/>
        </table:table-row>
        <table:table-row table:style-name="ro3">
          <table:table-cell office:value-type="string" calcext:value-type="string">
            <text:p>Sử dụng chuột một thời gian chuột bị lỗi double click</text:p>
          </table:table-cell>
          <table:table-cell table:number-columns-repeated="1023"/>
        </table:table-row>
        <table:table-row table:style-name="ro3">
          <table:table-cell office:value-type="string" calcext:value-type="string">
            <text:p>Thời gian đầu dùng khá tốt, nhưng bị lỗi double click chuột trái sau vài tháng sử dụng.</text:p>
          </table:table-cell>
          <table:table-cell table:number-columns-repeated="1023"/>
        </table:table-row>
        <table:table-row table:style-name="ro3">
          <table:table-cell office:value-type="string" calcext:value-type="string">
            <text:p>Sao mới mua xài đc hơn tháng bị lỗi double click rồi. Bảo hành ở đâu vậy ad??</text:p>
          </table:table-cell>
          <table:table-cell table:number-columns-repeated="1023"/>
        </table:table-row>
        <table:table-row table:style-name="ro3">
          <table:table-cell office:value-type="string" calcext:value-type="string">
            <text:p>chuột dùng chơi game tốt,</text:p>
          </table:table-cell>
          <table:table-cell table:number-columns-repeated="1023"/>
        </table:table-row>
        <table:table-row table:style-name="ro3">
          <table:table-cell office:value-type="string" calcext:value-type="string">
            <text:p>Sử dụng được khoảng gần 1 năm thì bị DouleClick nút trái -_-</text:p>
          </table:table-cell>
          <table:table-cell table:number-columns-repeated="1023"/>
        </table:table-row>
        <table:table-row table:style-name="ro3">
          <table:table-cell office:value-type="string" calcext:value-type="string">
            <text:p>Chuột không trùng seri <text:s/>với hộp mà chắc cũng ko thành vấn đề, sài oke là được òy</text:p>
          </table:table-cell>
          <table:table-cell table:number-columns-repeated="1023"/>
        </table:table-row>
        <table:table-row table:style-name="ro3">
          <table:table-cell office:value-type="string" calcext:value-type="string">
            <text:p>Dùng tạm ổn trong tầm giá</text:p>
          </table:table-cell>
          <table:table-cell table:number-columns-repeated="1023"/>
        </table:table-row>
        <table:table-row table:style-name="ro3">
          <table:table-cell office:value-type="string" calcext:value-type="string">
            <text:p>khá vừa ý với tầm giá, tuy nhiên còn 1 số điểm chưa hài lnfg</text:p>
          </table:table-cell>
          <table:table-cell table:number-columns-repeated="1023"/>
        </table:table-row>
        <table:table-row table:style-name="ro3">
          <table:table-cell office:value-type="string" calcext:value-type="string">
            <text:p>Mọi thứ khá ổn nhưng xảy ra hiện tượng dính chuột khi chơi game, rất ức chế!</text:p>
          </table:table-cell>
          <table:table-cell table:number-columns-repeated="1023"/>
        </table:table-row>
        <table:table-row table:style-name="ro1">
          <table:table-cell office:value-type="string" calcext:value-type="string">
            <text:p>Hàng giao chậm, đóng gói rất tệ, không hề có lót hay đệm. Không rõ ổ cứng bên trong có bị ảnh hưởng không. <text:s/>Lần đầu tiên thấy Tiki đóng gói như vậy. Ổ cứng đã bị bóc ra (để dán tem BH?). Sản phẩm đúng mô tả, cắm vô máy tính check thấy báo tình trạng Good.</text:p>
          </table:table-cell>
          <table:table-cell table:number-columns-repeated="1023"/>
        </table:table-row>
        <table:table-row table:style-name="ro2">
          <table:table-cell office:value-type="string" calcext:value-type="string">
            <text:p>đóng gói sản phẩm k đc tốt..chỉ có 1 họp đựng ngoài và ổ cứg bên trog.k có túi chốg sốc..sản phẩm có biểu hiện đã bị mở ra xem (có ai trao đổi k thì k biết) và có chút trầy xướt...</text:p>
          </table:table-cell>
          <table:table-cell table:number-columns-repeated="1023"/>
        </table:table-row>
        <table:table-row table:style-name="ro3">
          <table:table-cell office:value-type="string" calcext:value-type="string">
            <text:p>Đã nhận hàng và đang trong quá trình sử dụng.... giao hàng đúng hẹn</text:p>
          </table:table-cell>
          <table:table-cell table:number-columns-repeated="1023"/>
        </table:table-row>
        <table:table-row table:style-name="ro5">
          <table:table-cell office:value-type="string" calcext:value-type="string">
            <text:p>Hôm 13/08 tôi có đặt 1 Router Wifi Asus RT-AC1300UHP, 14 tây đã nhận được hàng của Tiki giao. Trước đó tôi cũng đã mua 1 thiết bị của 1 công ty bên ngoài nên mới có thể so sánh 2 thiết bị. Về tổng quan bên ngoài , chỉ có vấn đề ở tem của Asus.. Như hình đính kèm, bạn sẽ thấy tem của bên Tiki giao chỉ là photo &amp; dán bằng băng keo, còn hộp kia lại tem in đàng hoàng.. Về nội thất bên trong, cả 2 thiết bị đều có tem xanh lá của VISCOM.. Tem dán trong giấy bảo hành thì trùng khớp số SN trên vỏ hộp lẫn trên sản phẩm.. Mình nhận xét chỉ để tham khảo thêm về sản phẩm, mong Tiki lẫn bên cung cấp có thể giải đáp giúp mình. cám ơn</text:p>
          </table:table-cell>
          <table:table-cell table:number-columns-repeated="1023"/>
        </table:table-row>
        <table:table-row table:style-name="ro3">
          <table:table-cell office:value-type="string" calcext:value-type="string">
            <text:p>Led đẹp, nhưng chuột thấp quá, cầm hụt tay ko hợp nên trử 2 sao.</text:p>
          </table:table-cell>
          <table:table-cell table:number-columns-repeated="1023"/>
        </table:table-row>
        <table:table-row table:style-name="ro2">
          <table:table-cell office:value-type="string" calcext:value-type="string">
            <text:p>Mình dùng rất ít mà cũng bị double click sau 1 năm sử dụng, chất lượng không bằng cả chuột fuhlen, thất vọng với Logitech quá.</text:p>
          </table:table-cell>
          <table:table-cell table:number-columns-repeated="1023"/>
        </table:table-row>
        <table:table-row table:style-name="ro2">
          <table:table-cell office:value-type="string" calcext:value-type="string">
            <text:p>mình mới nhận con này mà sao cắm dây lan vào con modem viettel thì ko lên mạng được còn cắm vào con router khác thì lên mạng bình thường. mình đã đổi ip rồi nhưng vẫn ko được. bạn nào biết cách chỉ mình với. cảm ơn.</text:p>
          </table:table-cell>
          <table:table-cell table:number-columns-repeated="1023"/>
        </table:table-row>
        <table:table-row table:style-name="ro2">
          <table:table-cell office:value-type="string" calcext:value-type="string">
            <text:p>Chuột hơi nhỏ, mới dùng không quen sẽ mỏi. <text:s/>Sau 1 thời gian sử dụng Chuột bị lỗi double click rất khó chịu, mình thử sửa thì hết nhưng vài hôm lại bị lại.</text:p>
          </table:table-cell>
          <table:table-cell table:number-columns-repeated="1023"/>
        </table:table-row>
        <table:table-row table:style-name="ro2">
          <table:table-cell office:value-type="string" calcext:value-type="string">
            <text:p>Ghi rõ ràng ngoài sản phẩm là nhập mã LOGIGAME10 được giảm 10% vậy mà nhập vào thì báo mã ko hợp lệ tiki bán hàng vui quá nhỉ</text:p>
          </table:table-cell>
          <table:table-cell table:number-columns-repeated="1023"/>
        </table:table-row>
        <table:table-row table:style-name="ro3">
          <table:table-cell office:value-type="string" calcext:value-type="string">
            <text:p>Con này có vẻ ổn nhưng ai xài gần 1 năm mới thấy có hiện tượng double click</text:p>
          </table:table-cell>
          <table:table-cell table:number-columns-repeated="1023"/>
        </table:table-row>
        <table:table-row table:style-name="ro2">
          <table:table-cell office:value-type="string" calcext:value-type="string">
            <text:p>Morden đặt tầng 2, nhưng tầng 1 không bắt được. Không hiểu cái morden bị gì mà đêm đang sài wifi asus sáng dậy thấy nó bắt cái wifi của totolink tầng 1. Không phủ sóng mạnh và rộng như review.</text:p>
          </table:table-cell>
          <table:table-cell table:number-columns-repeated="1023"/>
        </table:table-row>
        <table:table-row table:style-name="ro2">
          <table:table-cell office:value-type="string" calcext:value-type="string">
            <text:p>hàng đúng, đóng gói tốt. Tuy nhiên nhân viên giao hàng của Tiki là thượng đế, giao hàng ko gọi trước, đến thì yêu cầu người khác nhận hộ chứ dứt khoát không chờ. Thái độ khó chịu! Bye Tiki</text:p>
          </table:table-cell>
          <table:table-cell table:number-columns-repeated="1023"/>
        </table:table-row>
        <table:table-row table:style-name="ro3">
          <table:table-cell office:value-type="string" calcext:value-type="string">
            <text:p>Đến bây giờ tôi vẫn chưa nhận được hoá đơn vậy Shop</text:p>
          </table:table-cell>
          <table:table-cell table:number-columns-repeated="1023"/>
        </table:table-row>
        <table:table-row table:style-name="ro3">
          <table:table-cell office:value-type="string" calcext:value-type="string">
            <text:p>Sản phẩm chưa xứng đáng với giá tiền, nếu lựa chọn lại tôi sẽ chọn thử cisco</text:p>
          </table:table-cell>
          <table:table-cell table:number-columns-repeated="1023"/>
        </table:table-row>
        <table:table-row table:style-name="ro3">
          <table:table-cell office:value-type="string" calcext:value-type="string">
            <text:p>Sản phẩm đóng gói tốt, giao hàng nhanh, nhưng dịch vụ hậu mãi chưa tốt</text:p>
          </table:table-cell>
          <table:table-cell table:number-columns-repeated="1023"/>
        </table:table-row>
        <table:table-row table:style-name="ro3">
          <table:table-cell office:value-type="string" calcext:value-type="string">
            <text:p>ko rgb hơi chán</text:p>
          </table:table-cell>
          <table:table-cell table:number-columns-repeated="1023"/>
        </table:table-row>
        <table:table-row table:style-name="ro3">
          <table:table-cell office:value-type="string" calcext:value-type="string">
            <text:p>lỗi nhiệt toàn 45-60 độ</text:p>
          </table:table-cell>
          <table:table-cell table:number-columns-repeated="1023"/>
        </table:table-row>
        <table:table-row table:style-name="ro3">
          <table:table-cell office:value-type="string" calcext:value-type="string">
            <text:p>giao hàng tiki now rất nhanh trong vòng 1 tiếng, mọi thứ ok, nhưng đèn led không sáng, yêu cầu bảo hành</text:p>
          </table:table-cell>
          <table:table-cell table:number-columns-repeated="1023"/>
        </table:table-row>
        <table:table-row table:style-name="ro3">
          <table:table-cell office:value-type="string" calcext:value-type="string">
            <text:p>quạt bị lệch, Tiếng kêu hơi ồn... ko ưng ý lắm</text:p>
          </table:table-cell>
          <table:table-cell table:number-columns-repeated="1023"/>
        </table:table-row>
        <table:table-row table:style-name="ro1">
          <table:table-cell office:value-type="string" calcext:value-type="string">
            <text:p>Sản phẩm đóng gói kỹ càng, giao hàng nhanh, mẫu mã sản phẩm giống với hình đã chụp. Đang dùng thử, thấy cũng tốt, còn về độ bền thì phải chờ thời gian mới biết được. Có điều không trung thực là giới thiệu hàng xuất xứ từ indonexia nhưng bán hàng xuất xứ từ trung quốc. Vậy nên tạm cho 3 sao thôi.</text:p>
          </table:table-cell>
          <table:table-cell table:number-columns-repeated="1023"/>
        </table:table-row>
        <table:table-row table:style-name="ro3">
          <table:table-cell office:value-type="string" calcext:value-type="string">
            <text:p>dùng đc</text:p>
          </table:table-cell>
          <table:table-cell table:number-columns-repeated="1023"/>
        </table:table-row>
        <table:table-row table:style-name="ro2">
          <table:table-cell office:value-type="string" calcext:value-type="string">
            <text:p>Mới nhận hàng luôn. Hình thức thì theo mình . Nặng so với các hãng khác. Còn bền thì để xài rồi mới đánh giá được. Cho 3 sao.</text:p>
          </table:table-cell>
          <table:table-cell table:number-columns-repeated="1023"/>
        </table:table-row>
        <table:table-row table:style-name="ro3">
          <table:table-cell office:value-type="string" calcext:value-type="string">
            <text:p>san pham giong mo ta nhung chat luong thi ko tot nhu quang cao hoi that vong</text:p>
          </table:table-cell>
          <table:table-cell table:number-columns-repeated="1023"/>
        </table:table-row>
        <table:table-row table:style-name="ro3">
          <table:table-cell office:value-type="string" calcext:value-type="string">
            <text:p>Trưa sai .mơi mua về mở lên là 72% pin mà sạc cả đểm kg dc 100%</text:p>
          </table:table-cell>
          <table:table-cell table:number-columns-repeated="1023"/>
        </table:table-row>
        <table:table-row table:style-name="ro3">
          <table:table-cell office:value-type="string" calcext:value-type="string">
            <text:p>nhiều lúc sạc không vào pin, hơi thất vọng</text:p>
          </table:table-cell>
          <table:table-cell table:number-columns-repeated="1023"/>
        </table:table-row>
        <table:table-row table:style-name="ro3">
          <table:table-cell office:value-type="string" calcext:value-type="string">
            <text:p>chất lượng đầu bằng với loại 25k, nên mua loại 25k vẫn ok ngan con này, chứ ko phải loại tốt cựa trắng giày</text:p>
          </table:table-cell>
          <table:table-cell table:number-columns-repeated="1023"/>
        </table:table-row>
        <table:table-row table:style-name="ro3">
          <table:table-cell office:value-type="string" calcext:value-type="string">
            <text:p>sao ảnh một đàng giao hàng cho em 1 nẻo vậy ạ Trước em đặt vẫn giống hàng giờ lại không giống</text:p>
          </table:table-cell>
          <table:table-cell table:number-columns-repeated="1023"/>
        </table:table-row>
        <table:table-row table:style-name="ro3">
          <table:table-cell office:value-type="string" calcext:value-type="string">
            <text:p>Hàng chơi cũng ổn nhưng mới nên hơi khó dùng dùng nhiều chắc cũng quen</text:p>
          </table:table-cell>
          <table:table-cell table:number-columns-repeated="1023"/>
        </table:table-row>
        <table:table-row table:style-name="ro3">
          <table:table-cell office:value-type="string" calcext:value-type="string">
            <text:p>Hơi trơn tay, nút hơi lỏng, chơi game tạm được</text:p>
          </table:table-cell>
          <table:table-cell table:number-columns-repeated="1023"/>
        </table:table-row>
        <table:table-row table:style-name="ro3">
          <table:table-cell office:value-type="string" calcext:value-type="string">
            <text:p>Mình xài đt A71 đưa vào lấy ra hay gặp khó khăn do thiềt kế của tay cầm</text:p>
          </table:table-cell>
          <table:table-cell table:number-columns-repeated="1023"/>
        </table:table-row>
        <table:table-row table:style-name="ro3">
          <table:table-cell office:value-type="string" calcext:value-type="string">
            <text:p>sả phẩm lóc cóc lắm lại k có quạt tản nhiệt chơi lúc nóg hết máy</text:p>
          </table:table-cell>
          <table:table-cell table:number-columns-repeated="1023"/>
        </table:table-row>
        <table:table-row table:style-name="ro1">
          <table:table-cell office:value-type="string" calcext:value-type="string">
            <text:p>Có ai xài adapter anker mà bị giống mình kg? Thời gian đầu xài rất ok, sạc vô rất nhanh luôn, nhưng được 1 thời gian thì đầu cắm bị lỏng, kg tiếp điện và cứ bị xẹt điện, giống như rò rỉ điện vậy! Ai biết cách xử lí thế nào giúp mình với! Đây là cục thứ 3 mình mua rồi, 2 cục trc xài 1 thời gian đều gặp trường hợp như vậy hết....</text:p>
          </table:table-cell>
          <table:table-cell table:number-columns-repeated="1023"/>
        </table:table-row>
        <table:table-row table:style-name="ro2">
          <table:table-cell office:value-type="string" calcext:value-type="string">
            <text:p>Shop kiểm tra xem sao mình check quét mã code lần đầu thì nó hiện ra dấu chấm phẩy xanh và chữ authentic gì đó, sau đó mình quét lại và nhập lại code 20 số kia thì ko đc nữa hiện ra như trên ảnh ko biết có phải hàng ngoài ko ạ</text:p>
          </table:table-cell>
          <table:table-cell table:number-columns-repeated="1023"/>
        </table:table-row>
        <table:table-row table:style-name="ro1">
          <table:table-cell office:value-type="string" calcext:value-type="string">
            <text:p>Tôi mua củ sạc cung cấp bởi tiki traiding tháng 9/2018. Đến ngày 1/5/2019 gửi bảo hành vì sạc qua đêm cũng ko đầy pin nhưng đến nay vẫn chưa nhận được lại sản phẩm, mail thì hẹn dự kiến bảo hành 22/5/2019. <text:s/>Thời gian bảo hành quá lâu, cả tháng trời. <text:s/>Bạn nào mua hàng anker nếu bảo hành nên đến trực tiếp trung tâm bảo hành anker 1 đổi 1 cho nhanh.</text:p>
          </table:table-cell>
          <table:table-cell table:number-columns-repeated="1023"/>
        </table:table-row>
        <table:table-row table:style-name="ro4">
          <table:table-cell office:value-type="string" calcext:value-type="string">
            <text:p>Mua về dòm cái hộp, cái tem ở đuôi đã bị cắt ra, mở ra được lấy được sản phẩm ra. Nhìn kỹ mới thấy tem đó bị cắt rồi. Mà nói chung tem đó dán lại mấy hồi. Có cái để check thì in trên hộp, mà check lại chỉ báo đúng SP. Nhưng chẳng có gì để biết hộp và SP bên trong có liên quan tới nhau, nhìn thấy số sẻri trên SP mà kiếm hoài ko thấy trên hộp hay trên web <text:s/>=&gt; thực sự ko rõ mình có bị bán cho đồ giả hay không.</text:p>
          </table:table-cell>
          <table:table-cell table:number-columns-repeated="1023"/>
        </table:table-row>
        <table:table-row table:style-name="ro2">
          <table:table-cell office:value-type="string" calcext:value-type="string">
            <text:p>Tôi mua cục sạc này 26/4/2018, đến nay gần tròn 18 tháng. Hơn 1 tháng nay cục sạc chập chờn, cứ nghĩ do dây sạc hư, mua dây mới về, ai dè do cục sạc bị hư ( cả 2 đầu sạc đều lỗi). Không nghĩ rằng cục sạc anker mau hỏng vậy</text:p>
          </table:table-cell>
          <table:table-cell table:number-columns-repeated="1023"/>
        </table:table-row>
        <table:table-row table:style-name="ro2">
          <table:table-cell office:value-type="string" calcext:value-type="string">
            <text:p>Mình đã mua sạc từ hồi 28/11/2018 và giờ sạc rất nóng và chập chờn, lúc sạc được lúc không. Mình vẫn còn giữ đầy đủ vỏ hộp. Cho hỏi TIKI có bảo hành sản phẩm này không? Cám ơn.</text:p>
          </table:table-cell>
          <table:table-cell table:number-columns-repeated="1023"/>
        </table:table-row>
        <table:table-row table:style-name="ro3">
          <table:table-cell office:value-type="string" calcext:value-type="string">
            <text:p>Minh mua dock này dc 6 tháng giờ sạc không vào điện nữa thì đổi trả hay bao hành thế nào shop oi</text:p>
          </table:table-cell>
          <table:table-cell table:number-columns-repeated="1023"/>
        </table:table-row>
        <table:table-row table:style-name="ro2">
          <table:table-cell office:value-type="string" calcext:value-type="string">
            <text:p>Sạc đẹp, nhỏ gọn tuy nhiên ko có đèn báo sạc sạc đầy cho thiết bị hay chưa. Với công suất sạc này chỉ sạc đảm bảo ổn định cho 1 điện thoại thôi.</text:p>
          </table:table-cell>
          <table:table-cell table:number-columns-repeated="1023"/>
        </table:table-row>
        <table:table-row table:style-name="ro2">
          <table:table-cell office:value-type="string" calcext:value-type="string">
            <text:p>Sản phẩm đẹp, giống hình. Thấy có ghi sạc nhanh mà cắm sạc vô SS Galaxy A5 với A7 thì báo là sạc thường, chưa hài lòng lắm.</text:p>
          </table:table-cell>
          <table:table-cell table:number-columns-repeated="1023"/>
        </table:table-row>
        <table:table-row table:style-name="ro3">
          <table:table-cell office:value-type="string" calcext:value-type="string">
            <text:p>Dùng được 9 tháng thì 2 cổng sạc đều bị chập chờn. Lúc được lúc không. Tiki bảo hành như thế nào vậy.</text:p>
          </table:table-cell>
          <table:table-cell table:number-columns-repeated="1023"/>
        </table:table-row>
        <table:table-row table:style-name="ro3">
          <table:table-cell office:value-type="string" calcext:value-type="string">
            <text:p>Mình mua vào ngày 22/11/2018. Giờ ko sạc được nữa. Tiki còn bảo hành không?</text:p>
          </table:table-cell>
          <table:table-cell table:number-columns-repeated="1023"/>
        </table:table-row>
        <table:table-row table:style-name="ro3">
          <table:table-cell office:value-type="string" calcext:value-type="string">
            <text:p>Không được bền cho lắm nhà Tiki. Rơi xuống cái là vỡ tan ra</text:p>
          </table:table-cell>
          <table:table-cell table:number-columns-repeated="1023"/>
        </table:table-row>
        <table:table-row table:style-name="ro3">
          <table:table-cell office:value-type="string" calcext:value-type="string">
            <text:p>Xài được 6 tháng thì mất điện 1 cổng, chất lượng tạm ổn với giá.</text:p>
          </table:table-cell>
          <table:table-cell table:number-columns-repeated="1023"/>
        </table:table-row>
        <table:table-row table:style-name="ro3">
          <table:table-cell office:value-type="string" calcext:value-type="string">
            <text:p>Chọn giao hàng nhanh. Đề thứ 7 giao cuối cùng phải họi điện thì thứ 3 tuần sau mí giao. Buồn</text:p>
          </table:table-cell>
          <table:table-cell table:number-columns-repeated="1023"/>
        </table:table-row>
        <table:table-row table:style-name="ro3">
          <table:table-cell office:value-type="string" calcext:value-type="string">
            <text:p>Sạc không nhanh lắm. Tiện mỗi chỗ là có 2 cổng thôi</text:p>
          </table:table-cell>
          <table:table-cell table:number-columns-repeated="1023"/>
        </table:table-row>
        <table:table-row table:style-name="ro3">
          <table:table-cell office:value-type="string" calcext:value-type="string">
            <text:p>Giao hàng chậm <text:s/>1 ngày so với hệ thống báo . <text:s/>chất lượng sản phẩm khá tốt</text:p>
          </table:table-cell>
          <table:table-cell table:number-columns-repeated="1023"/>
        </table:table-row>
        <table:table-row table:style-name="ro3">
          <table:table-cell office:value-type="string" calcext:value-type="string">
            <text:p>Đã nhận hàng, gói hàng cẩn thận. các bác cho hỏi đây là hàng MADE IN CHINA AH?</text:p>
          </table:table-cell>
          <table:table-cell table:number-columns-repeated="1023"/>
        </table:table-row>
        <table:table-row table:style-name="ro3">
          <table:table-cell office:value-type="string" calcext:value-type="string">
            <text:p>đã chuyển qua TQ cho ma ma dùng. Chưa thấy có vấn đề gì.</text:p>
          </table:table-cell>
          <table:table-cell table:number-columns-repeated="1023"/>
        </table:table-row>
        <table:table-row table:style-name="ro3">
          <table:table-cell office:value-type="string" calcext:value-type="string">
            <text:p>Kết nối wifi bị out liên tục</text:p>
          </table:table-cell>
          <table:table-cell table:number-columns-repeated="1023"/>
        </table:table-row>
        <table:table-row table:style-name="ro2">
          <table:table-cell office:value-type="string" calcext:value-type="string">
            <text:p>Khi chuyển từ loa tivi sang cổng quang học phải chờ lâu mà không âm thanh mạc dù loa trên tivi đã tắt, phải rút dây ra cắm lại mới có âm thanh. Chất lượng âm thanh cũng bình thường như cổng 3.5 không có gì khác biệt.</text:p>
          </table:table-cell>
          <table:table-cell table:number-columns-repeated="1023"/>
        </table:table-row>
        <table:table-row table:style-name="ro3">
          <table:table-cell office:value-type="string" calcext:value-type="string">
            <text:p>Hàng này mới hoàn toàn hay cũ mới lẫn lộn z bạn? Có thể mua thêm ổ cứng SSD để gắn thêm vào MainBoard ko bạn</text:p>
          </table:table-cell>
          <table:table-cell table:number-columns-repeated="1023"/>
        </table:table-row>
        <table:table-row table:style-name="ro3">
          <table:table-cell office:value-type="string" calcext:value-type="string">
            <text:p>Hàng dùng tạm ổndây cáp có vẻ hơi nhỏ, nhìn rất mỏng manh, ko cứng cáp như cáp AV</text:p>
          </table:table-cell>
          <table:table-cell table:number-columns-repeated="1023"/>
        </table:table-row>
        <table:table-row table:style-name="ro3">
          <table:table-cell office:value-type="string" calcext:value-type="string">
            <text:p>Sao ko có cục nguồn 5v của thiết bị này vậy shop</text:p>
          </table:table-cell>
          <table:table-cell table:number-columns-repeated="1023"/>
        </table:table-row>
        <table:table-row table:style-name="ro3">
          <table:table-cell office:value-type="string" calcext:value-type="string">
            <text:p>Mình mua sản phẩm về dc 2 ngày thì bị hỏng. Mình có thể đổi trả dc không??</text:p>
          </table:table-cell>
          <table:table-cell table:number-columns-repeated="1023"/>
        </table:table-row>
        <table:table-row table:style-name="ro3">
          <table:table-cell office:value-type="string" calcext:value-type="string">
            <text:p>Sản phẩm không được, muốn đổi lại cái khác được không?</text:p>
          </table:table-cell>
          <table:table-cell table:number-columns-repeated="1023"/>
        </table:table-row>
        <table:table-row table:style-name="ro3">
          <table:table-cell office:value-type="string" calcext:value-type="string">
            <text:p>lúc được lúc bị u u. gửi bh thì lỗ tiền ship</text:p>
          </table:table-cell>
          <table:table-cell table:number-columns-repeated="1023"/>
        </table:table-row>
        <table:table-row table:style-name="ro3">
          <table:table-cell office:value-type="string" calcext:value-type="string">
            <text:p>hàng giao nguyên đai nguyên kiên .nhưng in vẫn mờ.mất nét</text:p>
          </table:table-cell>
          <table:table-cell table:number-columns-repeated="1023"/>
        </table:table-row>
        <table:table-row table:style-name="ro3">
          <table:table-cell office:value-type="string" calcext:value-type="string">
            <text:p>giao không giống như hình, shop không uy tín</text:p>
          </table:table-cell>
          <table:table-cell table:number-columns-repeated="1023"/>
        </table:table-row>
        <table:table-row table:style-name="ro1">
          <table:table-cell office:value-type="string" calcext:value-type="string">
            <text:p>Vẻ ngoài dễ thương, ấn tượng. Nghe tạm ổn, âm thanh truyền qua tai nghe có phần không tốt, không hay bằng nghe trực tiếp qua laptop, nhưng với tầm giá này thì chấp nhận được. Với những ai không yêu cầu quá cao về mặt chất lượng âm thanh thì có thể mua loại này</text:p>
          </table:table-cell>
          <table:table-cell table:number-columns-repeated="1023"/>
        </table:table-row>
        <table:table-row table:style-name="ro3">
          <table:table-cell office:value-type="string" calcext:value-type="string">
            <text:p>hàng nhận về k giống ảnh? Nhưng mà cũng tạm chấp nhận đc-.-</text:p>
          </table:table-cell>
          <table:table-cell table:number-columns-repeated="1023"/>
        </table:table-row>
        <table:table-row table:style-name="ro3">
          <table:table-cell office:value-type="string" calcext:value-type="string">
            <text:p>tôi chưa nhận được hàng mà để nhận hàng thành công là sao</text:p>
          </table:table-cell>
          <table:table-cell table:number-columns-repeated="1023"/>
        </table:table-row>
        <table:table-row table:style-name="ro3">
          <table:table-cell office:value-type="string" calcext:value-type="string">
            <text:p>sẩn phẩm đúng với giá nhìn qua thông số thì biết đây ko phải sản phẩm tốt lắm</text:p>
          </table:table-cell>
          <table:table-cell table:number-columns-repeated="1023"/>
        </table:table-row>
        <table:table-row table:style-name="ro3">
          <table:table-cell office:value-type="string" calcext:value-type="string">
            <text:p>hơi đau tai</text:p>
          </table:table-cell>
          <table:table-cell table:number-columns-repeated="1023"/>
        </table:table-row>
        <table:table-row table:style-name="ro3">
          <table:table-cell office:value-type="string" calcext:value-type="string">
            <text:p>Phần đồng trên ram không còn sáng.</text:p>
          </table:table-cell>
          <table:table-cell table:number-columns-repeated="1023"/>
        </table:table-row>
        <table:table-row table:style-name="ro3">
          <table:table-cell office:value-type="string" calcext:value-type="string">
            <text:p>Mua thêm 1 cái để thay cái usb của HP đã dùng 5 năm nghệ nhạc khi lái xe. Copy dữ liệu lâu như 2.0. Dùng tạm</text:p>
          </table:table-cell>
          <table:table-cell table:number-columns-repeated="1023"/>
        </table:table-row>
        <table:table-row table:style-name="ro5">
          <table:table-cell office:value-type="string" calcext:value-type="string">
            <text:p>Mình thấy top 1 loa bán chạy của tháng với review cũng khá nên mua theo. Nhưng ngay lần đầu tiên sử dụng mình đã thấy không ổn lắm rồi. - Thứ nhất là, volume rất nhỏ. Mình không ngờ là 3 cái loa mà âm thanh lại bé vậy. Mk để ở phòng làm việc khá nhỏ khoảng 15m2 mà âm thanh của nó chỉ lớn hơn loa ngoài con iPhone của mk một chút. Như vậy thì khá là kém. - Thứ 2, bass của loa nghe khá là khó chịu. Nó kiểu ồm ồm trong loa để rồi nghe bị lẫn âm ấy. - Thứ 3 là, dây nó ngắn thực sự. Công tắc tắt bật và bass ở mặt sau nên lại thêm 1 điểm trừ khó thao tác. —— Nói chung là mk thất vọng về chất âm thôi. Còn giá nó rẻ đành chịu. Yêu cầu gì hơn đc. Chỉ là nghe ae review nên tưởng vớ đc hàng ngon. Nên có chút hụt hẫng.</text:p>
          </table:table-cell>
          <table:table-cell table:number-columns-repeated="1023"/>
        </table:table-row>
        <table:table-row table:style-name="ro1">
          <table:table-cell office:value-type="string" calcext:value-type="string">
            <text:p>-Mẫu mã trông khá đẹp, thiết kế nút <text:s/>với bật tắt A/C khá là bất tiện. - Âm thanh nghe tạm đc đòi hỏi chỉnh vol và bass đôi chút, bass thì mik khá là k thích. - Có điều mình hơi bực là loa của mình khi bật lên ko xài thì có tiếng bụp bụp <text:s text:c="2"/>Mình hay xài mấy loa rẻ tiền nên cảm thấy con này k đc như kì vọng lắm, thấy ae react nhiều nên cứ tưởng hàng ngon haizzz!</text:p>
          </table:table-cell>
          <table:table-cell table:number-columns-repeated="1023"/>
        </table:table-row>
        <table:table-row table:style-name="ro2">
          <table:table-cell office:value-type="string" calcext:value-type="string">
            <text:p>mình không biết do loa hay gì, nhưng cắm loa vào máy tính âm thanh cứ bị giật, kiểu như đang nghe thì nó mất tiếng và hiện thông báo như là zắc lỏng, mình đã mua zắc khác, cài lại win các kiểu vẫn k được</text:p>
          </table:table-cell>
          <table:table-cell table:number-columns-repeated="1023"/>
        </table:table-row>
        <table:table-row table:style-name="ro6">
          <table:table-cell office:value-type="string" calcext:value-type="string">
            <text:p>Tiki giao hàng rất nhanh. Mình order 2 ngày đã thấy giao hàng nhanh gọi giao hàng. Bọc gói rất kỹ càng. Mình rất ấn tượng với tiki cái này !</text:p>
            <text:p>Về loa thì nghe tạm được thôi. Âm treb khá chi tiết, trong trẻo. Âm bass thì hơi kém, nghe mỏng tèo, không có sức.</text:p>
            <text:p>Nói chung là với ai không khắt khe về thẩm âm thì dùng tạm được.</text:p>
            <text:p>3 * thôi !</text:p>
          </table:table-cell>
          <table:table-cell table:number-columns-repeated="1023"/>
        </table:table-row>
        <table:table-row table:style-name="ro2">
          <table:table-cell office:value-type="string" calcext:value-type="string">
            <text:p>Loa nghe tạm ổn trong tầm giá, không thể đòi hỏi hơn. Phần jack cắm kết nối giữa loa Sub và 2 loa vệ tinh rất lỏng lẻo, nghe được tầm 15-20p là thấy rè rè phải cắm sát vô thì mới nghe lại dc mặc dù mới sử dụng sản phẩm dc có 01 ngày.</text:p>
          </table:table-cell>
          <table:table-cell table:number-columns-repeated="1023"/>
        </table:table-row>
        <table:table-row table:style-name="ro2">
          <table:table-cell office:value-type="string" calcext:value-type="string">
            <text:p>shop ơi tôi chiều nay vào lúc 14 giờ 30 có nhận loa microlab M 108 lắp loa thử thì chỉ 1 loa vệ tinh nghe được và loa còn lại ko kêu. vây mong shop sẽ đổi cho tôi bộ khác, nhờ shop thử trước khi gửi để tránh mất thời gian nhé. thanks</text:p>
          </table:table-cell>
          <table:table-cell table:number-columns-repeated="1023"/>
        </table:table-row>
        <table:table-row table:style-name="ro2">
          <table:table-cell office:value-type="string" calcext:value-type="string">
            <text:p>Khi mở volum lên 50% bắt đầu có hiện tượng rè. Loa chỉ thích hợp nghe những loại nhạc như bolero hoặc tương tự. Các bạn trẻ muốn nghe âm bass thì nên chọn loại khác sẽ tốt hơn.</text:p>
          </table:table-cell>
          <table:table-cell table:number-columns-repeated="1023"/>
        </table:table-row>
        <table:table-row table:style-name="ro2">
          <table:table-cell office:value-type="string" calcext:value-type="string">
            <text:p>Âm thanh nghe ổn nhưng cái của mình bị sôi loa lúc chờ rất khó chịu cứ phải tắt hoặc rút điện khi không sử dụng. Cái trước có vẻ ko ntn !</text:p>
          </table:table-cell>
          <table:table-cell table:number-columns-repeated="1023"/>
        </table:table-row>
        <table:table-row table:style-name="ro2">
          <table:table-cell office:value-type="string" calcext:value-type="string">
            <text:p>Loa giá rẻ nên cũng ko mong đợi được nhiều.Tressble thì trong nhưng Bass không được hay và sâu. Phù hợp với sinh viên. Có lẽ nên đầu tư mua bộ cao cấp hơn.</text:p>
          </table:table-cell>
          <table:table-cell table:number-columns-repeated="1023"/>
        </table:table-row>
        <table:table-row table:style-name="ro2">
          <table:table-cell office:value-type="string" calcext:value-type="string">
            <text:p>Sản phẩm khi không sử dụng (nhưng vẫn cấp điện) bị các tiếng tít tít giống như bị nhiễu mặc dù không kết nối với bất kỳ đầu vào hay đầu ra nào</text:p>
          </table:table-cell>
          <table:table-cell table:number-columns-repeated="1023"/>
        </table:table-row>
        <table:table-row table:style-name="ro2">
          <table:table-cell office:value-type="string" calcext:value-type="string">
            <text:p>e mới mua hôm qua, đóng gói thì ok giao hàng nhanh nhưng bass rè e để 50% bass và âm lượng cũng nhỏ nhưng nghe bass rất rè không biết có đổi được không :D</text:p>
          </table:table-cell>
          <table:table-cell table:number-columns-repeated="1023"/>
        </table:table-row>
        <table:table-row table:style-name="ro4">
          <table:table-cell office:value-type="string" calcext:value-type="string">
            <text:p>Bass tạm nhưng tuỳ vào nguồn nhạc, còn lại yếu.</text:p>
            <text:p>Xem phim thì ok, nghe nhạc với tầm tiền này thì gắng làm cái tai nghe (HD180 chẳng hạn) nghe tốt hơn nhiều.</text:p>
            <text:p>Có bass controller.</text:p>
            <text:p>Đòi hỏi gì hơn với mức giá này!?</text:p>
          </table:table-cell>
          <table:table-cell table:number-columns-repeated="1023"/>
        </table:table-row>
        <table:table-row table:style-name="ro3">
          <table:table-cell office:value-type="string" calcext:value-type="string">
            <text:p>Loa bị lỗi loa bên phải bị hỏng, phải chuyển hết âm thanh về bên trái để nghe tạm. đợi bảo hành</text:p>
          </table:table-cell>
          <table:table-cell table:number-columns-repeated="1023"/>
        </table:table-row>
        <table:table-row table:style-name="ro3">
          <table:table-cell office:value-type="string" calcext:value-type="string">
            <text:p>Đang trả hàng vì nhận được hàng lỗi</text:p>
          </table:table-cell>
          <table:table-cell table:number-columns-repeated="1023"/>
        </table:table-row>
        <table:table-row table:style-name="ro3">
          <table:table-cell office:value-type="string" calcext:value-type="string">
            <text:p>Bass của loa này không tốt. bị bẹt nhiều quá. nhưng với 350k thì không thể đòi hỏi quá nhiều. mọi người cân nhắc khi mua</text:p>
          </table:table-cell>
          <table:table-cell table:number-columns-repeated="1023"/>
        </table:table-row>
        <table:table-row table:style-name="ro3">
          <table:table-cell office:value-type="string" calcext:value-type="string">
            <text:p>Đúng là loa vi tính nên âm thanh chỉ giới hạn vi tính thôi. Ko ổn lắm</text:p>
          </table:table-cell>
          <table:table-cell table:number-columns-repeated="1023"/>
        </table:table-row>
        <table:table-row table:style-name="ro3">
          <table:table-cell office:value-type="string" calcext:value-type="string">
            <text:p>mình mới đặt về mà 1 giắc cắm bị hỏng thì đổi trả như nào vậy shop</text:p>
          </table:table-cell>
          <table:table-cell table:number-columns-repeated="1023"/>
        </table:table-row>
        <table:table-row table:style-name="ro3">
          <table:table-cell office:value-type="string" calcext:value-type="string">
            <text:p>Gọi là nghe được thôi chứ bass hơi ù quá, dây cắm 2 loa thì dùng 1 tuần đã chập chờn =.= Được mỗi cái giá rẻ</text:p>
          </table:table-cell>
          <table:table-cell table:number-columns-repeated="1023"/>
        </table:table-row>
        <table:table-row table:style-name="ro3">
          <table:table-cell office:value-type="string" calcext:value-type="string">
            <text:p>Tiki Giao hàng ok đóng gói cẩn thận, chất lượng loa không ổn. Mua được vài tháng loa có vấn đề</text:p>
          </table:table-cell>
          <table:table-cell table:number-columns-repeated="1023"/>
        </table:table-row>
        <table:table-row table:style-name="ro3">
          <table:table-cell office:value-type="string" calcext:value-type="string">
            <text:p>Loa nghe thì đc mà bật to thì lại bị dè nói chung tiền nào của đấy</text:p>
          </table:table-cell>
          <table:table-cell table:number-columns-repeated="1023"/>
        </table:table-row>
        <table:table-row table:style-name="ro3">
          <table:table-cell office:value-type="string" calcext:value-type="string">
            <text:p>nghe bị rè và méo tiếng. không rõ tại sao.</text:p>
          </table:table-cell>
          <table:table-cell table:number-columns-repeated="1023"/>
        </table:table-row>
        <table:table-row table:style-name="ro3">
          <table:table-cell office:value-type="string" calcext:value-type="string">
            <text:p>Tiền nào của nấy <text:s/>) bass hơi yếu,, nghe đục đục thế nào ấy</text:p>
          </table:table-cell>
          <table:table-cell table:number-columns-repeated="1023"/>
        </table:table-row>
        <table:table-row table:style-name="ro3">
          <table:table-cell office:value-type="string" calcext:value-type="string">
            <text:p>đến ngày giao hàng tiêu chuẩn rôi nhưng mình vẫn chưa nhận đc hàng</text:p>
          </table:table-cell>
          <table:table-cell table:number-columns-repeated="1023"/>
        </table:table-row>
        <table:table-row table:style-name="ro3">
          <table:table-cell office:value-type="string" calcext:value-type="string">
            <text:p>Tao đã đánh giá rồi bắt đánh giá mãi tao cho tụt sao giờ</text:p>
          </table:table-cell>
          <table:table-cell table:number-columns-repeated="1023"/>
        </table:table-row>
        <table:table-row table:style-name="ro3">
          <table:table-cell office:value-type="string" calcext:value-type="string">
            <text:p>sau một thời gian dùng. mình thấy chỉ ở mức tạm ổn</text:p>
          </table:table-cell>
          <table:table-cell table:number-columns-repeated="1023"/>
        </table:table-row>
        <table:table-row table:style-name="ro3">
          <table:table-cell office:value-type="string" calcext:value-type="string">
            <text:p>Bass làm hơi lố, lấn át Treble. Bộ phận hỗ trợ Tiki rất tuyệt vời!</text:p>
          </table:table-cell>
          <table:table-cell table:number-columns-repeated="1023"/>
        </table:table-row>
        <table:table-row table:style-name="ro3">
          <table:table-cell office:value-type="string" calcext:value-type="string">
            <text:p>bình thường không có gì đặc biệt. nghe ổn</text:p>
          </table:table-cell>
          <table:table-cell table:number-columns-repeated="1023"/>
        </table:table-row>
        <table:table-row table:style-name="ro3">
          <table:table-cell office:value-type="string" calcext:value-type="string">
            <text:p>Hàng chất lượng bình thường, nhân viên thân thiện,</text:p>
          </table:table-cell>
          <table:table-cell table:number-columns-repeated="1023"/>
        </table:table-row>
        <table:table-row table:style-name="ro3">
          <table:table-cell office:value-type="string" calcext:value-type="string">
            <text:p>Hàng đúng như mẫu, thời gian vận chuyển hơi lâu,</text:p>
          </table:table-cell>
          <table:table-cell table:number-columns-repeated="1023"/>
        </table:table-row>
        <table:table-row table:style-name="ro3">
          <table:table-cell office:value-type="string" calcext:value-type="string">
            <text:p>san pham sao khong cam truc tiep vao tivi duoc vay</text:p>
          </table:table-cell>
          <table:table-cell table:number-columns-repeated="1023"/>
        </table:table-row>
        <table:table-row table:style-name="ro3">
          <table:table-cell office:value-type="string" calcext:value-type="string">
            <text:p>Hàng giao chậm mặc dù có tikinow</text:p>
          </table:table-cell>
          <table:table-cell table:number-columns-repeated="1023"/>
        </table:table-row>
        <table:table-row table:style-name="ro3">
          <table:table-cell office:value-type="string" calcext:value-type="string">
            <text:p>Loa trầm nghe lớn hơi kém</text:p>
          </table:table-cell>
          <table:table-cell table:number-columns-repeated="1023"/>
        </table:table-row>
        <table:table-row table:style-name="ro3">
          <table:table-cell office:value-type="string" calcext:value-type="string">
            <text:p>tạm ổn, chuyển phát nhanh</text:p>
          </table:table-cell>
          <table:table-cell table:number-columns-repeated="1023"/>
        </table:table-row>
        <table:table-row table:style-name="ro3">
          <table:table-cell office:value-type="string" calcext:value-type="string">
            <text:p>giao hàng nhanh, chất lượng sp tạm được. đánh giá 3 sao</text:p>
          </table:table-cell>
          <table:table-cell table:number-columns-repeated="1023"/>
        </table:table-row>
        <table:table-row table:style-name="ro3">
          <table:table-cell office:value-type="string" calcext:value-type="string">
            <text:p>Mấy rắc cắm dễ bị hỏng, chỗ đầu chốt phần cắm vào thiết bị cảm giác hơi yếu</text:p>
          </table:table-cell>
          <table:table-cell table:number-columns-repeated="1023"/>
        </table:table-row>
        <table:table-row table:style-name="ro3">
          <table:table-cell office:value-type="string" calcext:value-type="string">
            <text:p>Bé quá</text:p>
          </table:table-cell>
          <table:table-cell table:number-columns-repeated="1023"/>
        </table:table-row>
        <table:table-row table:style-name="ro3">
          <table:table-cell office:value-type="string" calcext:value-type="string">
            <text:p>loa cũng nghe êm nhưng cái dắt cắm phía sau loa hơi lỏng</text:p>
          </table:table-cell>
          <table:table-cell table:number-columns-repeated="1023"/>
        </table:table-row>
        <table:table-row table:style-name="ro16" table:number-rows-repeated="1043685">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Liberation Sans2" svg:font-family="'Liberation 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Liberation Sans1" fo:font-family="'Liberation Sans'" fo:font-size="11pt" style:font-size-asian="11pt" style:font-name-complex="Liberation Sans1" style:font-family-complex="'Liberation 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5" style:display-name="Accent 1 5"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Accent_20_2_20_6" style:display-name="Accent 2 6"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Accent_20_3_20_7" style:display-name="Accent 3 7"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Accent_20_4" style:display-name="Accent 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Error_20_8" style:display-name="Error 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Excel_20_Built-in_20_Bad" style:display-name="Excel Built-in Bad" style:family="table-cell" style:parent-style-name="Default">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Excel_20_Built-in_20_Good" style:display-name="Excel Built-in Good" style:family="table-cell" style:parent-style-name="Default">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Excel_20_Built-in_20_Heading_20_1" style:display-name="Excel Built-in Heading 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fo:font-size="18pt" fo:font-style="normal" fo:text-shadow="none" style:text-underline-style="none" fo:font-weight="normal" style:font-size-asian="18pt" style:font-style-asian="normal" style:font-weight-asian="normal" style:font-name-complex="Liberation Sans1" style:font-family-complex="'Liberation Sans'" style:font-size-complex="18pt" style:font-style-complex="normal" style:font-weight-complex="normal"/>
    </style:style>
    <style:style style:name="Excel_20_Built-in_20_Heading_20_2" style:display-name="Excel Built-in Heading 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fo:font-size="12pt" fo:font-style="normal" fo:text-shadow="none" style:text-underline-style="none" fo:font-weight="normal" style:font-size-asian="12pt" style:font-style-asian="normal" style:font-weight-asian="normal" style:font-name-complex="Liberation Sans1" style:font-family-complex="'Liberation Sans'" style:font-size-complex="12pt" style:font-style-complex="normal" style:font-weight-complex="normal"/>
    </style:style>
    <style:style style:name="Excel_20_Built-in_20_Neutral" style:display-name="Excel Built-in Neutral" style:family="table-cell" style:parent-style-name="Default">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Footnote_20_9" style:display-name="Footnote 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Liberation Sans1" fo:font-family="'Liberation Sans'" fo:font-size="10pt" fo:font-style="italic" fo:text-shadow="none" style:text-underline-style="none" fo:font-weight="normal" style:font-size-asian="10pt" style:font-style-asian="italic" style:font-weight-asian="normal" style:font-name-complex="Liberation Sans1" style:font-family-complex="'Liberation Sans'" style:font-size-complex="10pt" style:font-style-complex="italic" style:font-weight-complex="normal"/>
    </style:style>
    <style:style style:name="Heading_20_10" style:display-name="Heading 1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fo:font-size="24pt" fo:font-style="normal" fo:text-shadow="none" style:text-underline-style="none" fo:font-weight="bold" style:font-size-asian="24pt" style:font-style-asian="normal" style:font-weight-asian="bold" style:font-name-complex="Liberation Sans1" style:font-family-complex="'Liberation Sans'" style:font-size-complex="24pt" style:font-style-complex="normal" style:font-weight-complex="bold"/>
    </style:style>
    <style:style style:name="Hyperlink_20_11" style:display-name="Hyperlink 1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Liberation Sans1" fo:font-family="'Liberation Sans'" fo:font-size="10pt" fo:font-style="normal" fo:text-shadow="none" style:text-underline-style="solid" style:text-underline-width="auto" style:text-underline-color="font-color"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Status_20_12" style:display-name="Status 1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Text_20_13" style:display-name="Text 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Warning_20_14" style:display-name="Warning 1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landscape" fo:margin-top="0.75in" fo:margin-bottom="0.75in" fo:margin-left="0.7in" fo:margin-right="0.7in" style:print-page-order="ttb" style:first-page-number="continue" style:scale-to-pages="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in" fo:margin-bottom="0in" fo:margin-left="0in" fo:margin-right="0in" style:print-page-order="ttb" style:first-page-number="continue" style:scale-to="100%" style:writing-mode="lr-tb" style:print="charts drawings objects zero-values"/>
      <style:header-style>
        <style:header-footer-properties fo:min-height="0.3937in" fo:margin-left="0in" fo:margin-right="0in" fo:margin-bottom="0.2409in"/>
      </style:header-style>
      <style:footer-style>
        <style:header-footer-properties fo:min-height="0.3937in" fo:margin-left="0in" fo:margin-right="0in" fo:margin-top="0.2409in"/>
      </style:footer-style>
    </style:page-layout>
    <style:style style:name="MT1" style:family="text">
      <style:text-properties fo:color="#000000" style:text-outline="false" style:text-line-through-style="none" style:text-line-through-type="none" style:text-position="0% 100%" style:font-name="Liberation Sans2" fo:font-size="11pt" fo:font-style="normal" fo:text-shadow="none" style:text-underline-style="none" fo:font-weight="normal" style:font-size-asian="11pt" style:font-style-asian="normal" style:font-weight-asian="normal" style:font-name-complex="Liberation Sans2"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rt3" style:display-name="PageStyle_Chart3" style:page-layout-name="Mpm3">
      <style:header style:display="false"/>
      <style:header-left style:display="false"/>
      <style:footer style:display="false"/>
      <style:footer-left style:display="false"/>
    </style:master-page>
    <style:master-page style:name="PageStyle_5f_Chart4" style:display-name="PageStyle_Chart4" style:page-layout-name="Mpm3">
      <style:header style:display="false"/>
      <style:header-left style:display="false"/>
      <style:footer style:display="false"/>
      <style:footer-left style:display="false"/>
    </style:master-page>
    <style:master-page style:name="PageStyle_5f_Chart1" style:display-name="PageStyle_Chart1" style:page-layout-name="Mpm3">
      <style:header style:display="false"/>
      <style:header-left style:display="false"/>
      <style:footer style:display="false"/>
      <style:footer-left style:display="false"/>
    </style:master-page>
    <style:master-page style:name="PageStyle_5f_Chart2" style:display-name="PageStyle_Chart2" style:page-layout-name="Mpm3">
      <style:header style:display="false"/>
      <style:header-left style:display="false"/>
      <style:footer style:display="false"/>
      <style:footer-left style:display="false"/>
    </style:master-page>
    <style:master-page style:name="PageStyle_5f_2" style:display-name="PageStyle_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 style:display-name="PageStyle_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3</meta:editing-cycles>
    <meta:creation-date>2020-09-27T10:39:19</meta:creation-date>
    <dc:date>2020-09-27T15:12:12.233933440</dc:date>
    <meta:editing-duration>PT10M4S</meta:editing-duration>
    <meta:generator>LibreOffice/6.4.5.2$Linux_X86_64 LibreOffice_project/40$Build-2</meta:generator>
    <meta:document-statistic meta:table-count="1" meta:cell-count="489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